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024cm"/>
    </style:style>
    <style:style style:name="co2" style:family="table-column">
      <style:table-column-properties fo:break-before="auto" style:column-width="15.531cm"/>
    </style:style>
    <style:style style:name="co3" style:family="table-column">
      <style:table-column-properties fo:break-before="auto" style:column-width="14.66cm"/>
    </style:style>
    <style:style style:name="co4" style:family="table-column">
      <style:table-column-properties fo:break-before="auto" style:column-width="16.32cm"/>
    </style:style>
    <style:style style:name="co5" style:family="table-column">
      <style:table-column-properties fo:break-before="auto" style:column-width="39.686cm"/>
    </style:style>
    <style:style style:name="co6" style:family="table-column">
      <style:table-column-properties fo:break-before="auto" style:column-width="19.262cm"/>
    </style:style>
    <style:style style:name="co7" style:family="table-column">
      <style:table-column-properties fo:break-before="auto" style:column-width="20.35cm"/>
    </style:style>
    <style:style style:name="co8" style:family="table-column">
      <style:table-column-properties fo:break-before="auto" style:column-width="4.221cm"/>
    </style:style>
    <style:style style:name="co9" style:family="table-column">
      <style:table-column-properties fo:break-before="auto" style:column-width="2.258cm"/>
    </style:style>
    <style:style style:name="co10" style:family="table-column">
      <style:table-column-properties fo:break-before="auto" style:column-width="3.621cm"/>
    </style:style>
    <style:style style:name="co11" style:family="table-column">
      <style:table-column-properties fo:break-before="auto" style:column-width="4.329cm"/>
    </style:style>
    <style:style style:name="co12" style:family="table-column">
      <style:table-column-properties fo:break-before="auto" style:column-width="8.87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age_data_comparis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default-cell-style-name="Default"/>
        <table:table-column table:style-name="co8" table:default-cell-style-name="Default"/>
        <table:table-column table:style-name="co3" table:default-cell-style-name="Default"/>
        <table:table-column table:style-name="co9" table:default-cell-style-name="Default"/>
        <table:table-column table:style-name="co4" table:default-cell-style-name="Default"/>
        <table:table-column table:style-name="co10" table:default-cell-style-name="Default"/>
        <table:table-column table:style-name="co5" table:default-cell-style-name="Default"/>
        <table:table-column table:style-name="co11" table:default-cell-style-name="Default"/>
        <table:table-column table:style-name="co6" table:default-cell-style-name="Default"/>
        <table:table-column table:style-name="co12" table:default-cell-style-name="Default"/>
        <table:table-row table:style-name="ro1">
          <table:table-cell office:value-type="string" calcext:value-type="string">
            <text:p>full_url</text:p>
          </table:table-cell>
          <table:table-cell office:value-type="string" calcext:value-type="string">
            <text:p>relative_url</text:p>
          </table:table-cell>
          <table:table-cell office:value-type="string" calcext:value-type="string">
            <text:p>slug</text:p>
          </table:table-cell>
          <table:table-cell office:value-type="string" calcext:value-type="string">
            <text:p>meta_title</text:p>
          </table:table-cell>
          <table:table-cell office:value-type="string" calcext:value-type="string">
            <text:p>meta_description</text:p>
          </table:table-cell>
          <table:table-cell office:value-type="string" calcext:value-type="string">
            <text:p>canonical_url</text:p>
          </table:table-cell>
          <table:table-cell office:value-type="string" calcext:value-type="string">
            <text:p>site2_full_url</text:p>
          </table:table-cell>
          <table:table-cell office:value-type="string" calcext:value-type="string">
            <text:p>site2_relative_url</text:p>
          </table:table-cell>
          <table:table-cell office:value-type="string" calcext:value-type="string">
            <text:p>relative_urls_match</text:p>
          </table:table-cell>
          <table:table-cell office:value-type="string" calcext:value-type="string">
            <text:p>site2_slug</text:p>
          </table:table-cell>
          <table:table-cell office:value-type="string" calcext:value-type="string">
            <text:p>slugs_match</text:p>
          </table:table-cell>
          <table:table-cell office:value-type="string" calcext:value-type="string">
            <text:p>site2_meta_title</text:p>
          </table:table-cell>
          <table:table-cell office:value-type="string" calcext:value-type="string">
            <text:p>meta_titles_match</text:p>
          </table:table-cell>
          <table:table-cell office:value-type="string" calcext:value-type="string">
            <text:p>site2_meta_description</text:p>
          </table:table-cell>
          <table:table-cell office:value-type="string" calcext:value-type="string">
            <text:p>meta_descriptions_match</text:p>
          </table:table-cell>
          <table:table-cell office:value-type="string" calcext:value-type="string">
            <text:p>site2_canonical_url</text:p>
          </table:table-cell>
          <table:table-cell office:value-type="string" calcext:value-type="string">
            <text:p>canicol_urls_match</text:p>
          </table:table-cell>
        </table:table-row>
        <table:table-row table:style-name="ro1">
          <table:table-cell office:value-type="string" calcext:value-type="string">
            <text:p>https://blog.thelowdown.com/</text:p>
          </table:table-cell>
          <table:table-cell office:value-type="string" calcext:value-type="string">
            <text:p>/</text:p>
          </table:table-cell>
          <table:table-cell/>
          <table:table-cell office:value-type="string" calcext:value-type="string">
            <text:p>Home - The Lowdown</text:p>
          </table:table-cell>
          <table:table-cell office:value-type="string" calcext:value-type="string">
            <text:p>The Lowdown's library of knowledge on every method, side effect and women's health issues</text:p>
          </table:table-cell>
          <table:table-cell office:value-type="string" calcext:value-type="string">
            <text:p>https://blog.thelowdown.com</text:p>
          </table:table-cell>
          <table:table-cell office:value-type="string" calcext:value-type="string">
            <text:p>http://localhost/thelowdown/wp/</text:p>
          </table:table-cell>
          <table:table-cell office:value-type="string" calcext:value-type="string">
            <text:p>/</text:p>
          </table:table-cell>
          <table:table-cell table:formula="of:=IF([.B2] = [.H2]; &quot;TRUE&quot;; &quot;FALSE&quot;)" office:value-type="string" office:string-value="TRUE" calcext:value-type="string">
            <text:p>TRUE</text:p>
          </table:table-cell>
          <table:table-cell/>
          <table:table-cell table:formula="of:=IF([.C2] = [.J2]; &quot;TRUE&quot;; &quot;FALSE&quot;)" office:value-type="string" office:string-value="TRUE" calcext:value-type="string">
            <text:p>TRUE</text:p>
          </table:table-cell>
          <table:table-cell office:value-type="string" calcext:value-type="string">
            <text:p>Home - The Lowdown</text:p>
          </table:table-cell>
          <table:table-cell table:formula="of:=IF([.D2] = [.L2]; &quot;TRUE&quot;; &quot;FALSE&quot;)" office:value-type="string" office:string-value="TRUE" calcext:value-type="string">
            <text:p>TRUE</text:p>
          </table:table-cell>
          <table:table-cell office:value-type="string" calcext:value-type="string">
            <text:p>The Lowdown's library of knowledge on every method, side effect and women's health issues</text:p>
          </table:table-cell>
          <table:table-cell table:formula="of:=IF([.E2] = [.N2]; &quot;TRUE&quot;; &quot;FALSE&quot;)" office:value-type="string" office:string-value="TRUE" calcext:value-type="string">
            <text:p>TRUE</text:p>
          </table:table-cell>
          <table:table-cell office:value-type="string" calcext:value-type="string">
            <text:p>https://blog.thelowdown.com</text:p>
          </table:table-cell>
          <table:table-cell table:formula="of:=IF([.F2] = [.P2]; &quot;TRUE&quot;; &quot;FALSE&quot;)" office:value-type="string" office:string-value="TRUE" calcext:value-type="string">
            <text:p>TRUE</text:p>
          </table:table-cell>
        </table:table-row>
        <table:table-row table:style-name="ro1">
          <table:table-cell office:value-type="string" calcext:value-type="string">
            <text:p>https://blog.thelowdown.com/blog/the-combined-pill-brands</text:p>
          </table:table-cell>
          <table:table-cell office:value-type="string" calcext:value-type="string">
            <text:p>/blog/the-combined-pill-brands</text:p>
          </table:table-cell>
          <table:table-cell office:value-type="string" calcext:value-type="string">
            <text:p>the-combined-pill-brands</text:p>
          </table:table-cell>
          <table:table-cell office:value-type="string" calcext:value-type="string">
            <text:p>Combined Pill Brands Explained - The Lowdown</text:p>
          </table:table-cell>
          <table:table-cell office:value-type="string" calcext:value-type="string">
            <text:p>A detailed guide to the different brands of combined pill in the UK; from Cilest to Yasmin, and everything in-between.</text:p>
          </table:table-cell>
          <table:table-cell office:value-type="string" calcext:value-type="string">
            <text:p>https://thelowdown.com/blog/the-combined-pill-brands</text:p>
          </table:table-cell>
          <table:table-cell office:value-type="string" calcext:value-type="string">
            <text:p>http://localhost/thelowdown/wp/blog/the-combined-pill-brands</text:p>
          </table:table-cell>
          <table:table-cell office:value-type="string" calcext:value-type="string">
            <text:p>/blog/the-combined-pill-brands</text:p>
          </table:table-cell>
          <table:table-cell table:formula="of:=IF([.B3] = [.H3]; &quot;TRUE&quot;; &quot;FALSE&quot;)" office:value-type="string" office:string-value="TRUE" calcext:value-type="string">
            <text:p>TRUE</text:p>
          </table:table-cell>
          <table:table-cell office:value-type="string" calcext:value-type="string">
            <text:p>the-combined-pill-brands</text:p>
          </table:table-cell>
          <table:table-cell table:formula="of:=IF([.C3] = [.J3]; &quot;TRUE&quot;; &quot;FALSE&quot;)" office:value-type="string" office:string-value="TRUE" calcext:value-type="string">
            <text:p>TRUE</text:p>
          </table:table-cell>
          <table:table-cell office:value-type="string" calcext:value-type="string">
            <text:p>Combined Pill Brands Explained - The Lowdown</text:p>
          </table:table-cell>
          <table:table-cell table:formula="of:=IF([.D3] = [.L3]; &quot;TRUE&quot;; &quot;FALSE&quot;)" office:value-type="string" office:string-value="TRUE" calcext:value-type="string">
            <text:p>TRUE</text:p>
          </table:table-cell>
          <table:table-cell office:value-type="string" calcext:value-type="string">
            <text:p>A detailed guide to the different brands of combined pill in the UK; from Cilest to Yasmin, and everything in-between.</text:p>
          </table:table-cell>
          <table:table-cell table:formula="of:=IF([.E3] = [.N3]; &quot;TRUE&quot;; &quot;FALSE&quot;)" office:value-type="string" office:string-value="TRUE" calcext:value-type="string">
            <text:p>TRUE</text:p>
          </table:table-cell>
          <table:table-cell office:value-type="string" calcext:value-type="string">
            <text:p>https://thelowdown.com/blog/the-combined-pill-brands</text:p>
          </table:table-cell>
          <table:table-cell table:formula="of:=IF([.F3] = [.P3]; &quot;TRUE&quot;; &quot;FALSE&quot;)" office:value-type="string" office:string-value="TRUE" calcext:value-type="string">
            <text:p>TRUE</text:p>
          </table:table-cell>
        </table:table-row>
        <table:table-row table:style-name="ro1">
          <table:table-cell office:value-type="string" calcext:value-type="string">
            <text:p>https://blog.thelowdown.com/blog/how-to-inject-sayana-press-at-home</text:p>
          </table:table-cell>
          <table:table-cell office:value-type="string" calcext:value-type="string">
            <text:p>/blog/how-to-inject-sayana-press-at-home</text:p>
          </table:table-cell>
          <table:table-cell office:value-type="string" calcext:value-type="string">
            <text:p>how-to-inject-sayana-press-at-home</text:p>
          </table:table-cell>
          <table:table-cell office:value-type="string" calcext:value-type="string">
            <text:p>How To Use Sayana Press Contraceptive Injection | The Lowdown</text:p>
          </table:table-cell>
          <table:table-cell office:value-type="string" calcext:value-type="string">
            <text:p>In this video, Dr Becky explains how to inject yourself with the Sayana Press contraceptive injection at home.</text:p>
          </table:table-cell>
          <table:table-cell office:value-type="string" calcext:value-type="string">
            <text:p>https://thelowdown.com/blog/how-to-inject-sayana-press-at-home</text:p>
          </table:table-cell>
          <table:table-cell office:value-type="string" calcext:value-type="string">
            <text:p>http://localhost/thelowdown/wp/blog/how-to-inject-sayana-press-at-home</text:p>
          </table:table-cell>
          <table:table-cell office:value-type="string" calcext:value-type="string">
            <text:p>/blog/how-to-inject-sayana-press-at-home</text:p>
          </table:table-cell>
          <table:table-cell table:formula="of:=IF([.B4] = [.H4]; &quot;TRUE&quot;; &quot;FALSE&quot;)" office:value-type="string" office:string-value="TRUE" calcext:value-type="string">
            <text:p>TRUE</text:p>
          </table:table-cell>
          <table:table-cell office:value-type="string" calcext:value-type="string">
            <text:p>how-to-inject-sayana-press-at-home</text:p>
          </table:table-cell>
          <table:table-cell table:formula="of:=IF([.C4] = [.J4]; &quot;TRUE&quot;; &quot;FALSE&quot;)" office:value-type="string" office:string-value="TRUE" calcext:value-type="string">
            <text:p>TRUE</text:p>
          </table:table-cell>
          <table:table-cell office:value-type="string" calcext:value-type="string">
            <text:p>How To Use Sayana Press Contraceptive Injection | The Lowdown</text:p>
          </table:table-cell>
          <table:table-cell table:formula="of:=IF([.D4] = [.L4]; &quot;TRUE&quot;; &quot;FALSE&quot;)" office:value-type="string" office:string-value="TRUE" calcext:value-type="string">
            <text:p>TRUE</text:p>
          </table:table-cell>
          <table:table-cell office:value-type="string" calcext:value-type="string">
            <text:p>In this video, Dr Becky explains how to inject yourself with the Sayana Press contraceptive injection at home.</text:p>
          </table:table-cell>
          <table:table-cell table:formula="of:=IF([.E4] = [.N4]; &quot;TRUE&quot;; &quot;FALSE&quot;)" office:value-type="string" office:string-value="TRUE" calcext:value-type="string">
            <text:p>TRUE</text:p>
          </table:table-cell>
          <table:table-cell office:value-type="string" calcext:value-type="string">
            <text:p>https://thelowdown.com/blog/how-to-inject-sayana-press-at-home</text:p>
          </table:table-cell>
          <table:table-cell table:formula="of:=IF([.F4] = [.P4]; &quot;TRUE&quot;; &quot;FALSE&quot;)" office:value-type="string" office:string-value="TRUE" calcext:value-type="string">
            <text:p>TRUE</text:p>
          </table:table-cell>
        </table:table-row>
        <table:table-row table:style-name="ro1">
          <table:table-cell office:value-type="string" calcext:value-type="string">
            <text:p>https://blog.thelowdown.com/blog/our-most-popular-contraceptives-ius-v-combination-pill</text:p>
          </table:table-cell>
          <table:table-cell office:value-type="string" calcext:value-type="string">
            <text:p>/blog/our-most-popular-contraceptives-ius-v-combination-pill</text:p>
          </table:table-cell>
          <table:table-cell office:value-type="string" calcext:value-type="string">
            <text:p>our-most-popular-contraceptives-ius-v-combination-pill</text:p>
          </table:table-cell>
          <table:table-cell office:value-type="string" calcext:value-type="string">
            <text:p>The IUS vs Combined Pill; Which is Better? | The Lowdown</text:p>
          </table:table-cell>
          <table:table-cell office:value-type="string" calcext:value-type="string">
            <text:p>How do the top two rated contraceptives by The Lowdown users compare side by side? A guide to the IUS vs the combined pill.</text:p>
          </table:table-cell>
          <table:table-cell office:value-type="string" calcext:value-type="string">
            <text:p>https://thelowdown.com/blog/our-most-popular-contraceptives-ius-v-combination-pill</text:p>
          </table:table-cell>
          <table:table-cell office:value-type="string" calcext:value-type="string">
            <text:p>http://localhost/thelowdown/wp/blog/our-most-popular-contraceptives-ius-v-combination-pill</text:p>
          </table:table-cell>
          <table:table-cell office:value-type="string" calcext:value-type="string">
            <text:p>/blog/our-most-popular-contraceptives-ius-v-combination-pill</text:p>
          </table:table-cell>
          <table:table-cell table:formula="of:=IF([.B5] = [.H5]; &quot;TRUE&quot;; &quot;FALSE&quot;)" office:value-type="string" office:string-value="TRUE" calcext:value-type="string">
            <text:p>TRUE</text:p>
          </table:table-cell>
          <table:table-cell office:value-type="string" calcext:value-type="string">
            <text:p>our-most-popular-contraceptives-ius-v-combination-pill</text:p>
          </table:table-cell>
          <table:table-cell table:formula="of:=IF([.C5] = [.J5]; &quot;TRUE&quot;; &quot;FALSE&quot;)" office:value-type="string" office:string-value="TRUE" calcext:value-type="string">
            <text:p>TRUE</text:p>
          </table:table-cell>
          <table:table-cell office:value-type="string" calcext:value-type="string">
            <text:p>The IUS vs Combined Pill; Which is Better? | The Lowdown</text:p>
          </table:table-cell>
          <table:table-cell table:formula="of:=IF([.D5] = [.L5]; &quot;TRUE&quot;; &quot;FALSE&quot;)" office:value-type="string" office:string-value="TRUE" calcext:value-type="string">
            <text:p>TRUE</text:p>
          </table:table-cell>
          <table:table-cell office:value-type="string" calcext:value-type="string">
            <text:p>How do the top two rated contraceptives by The Lowdown users compare side by side? A guide to the IUS vs the combined pill.</text:p>
          </table:table-cell>
          <table:table-cell table:formula="of:=IF([.E5] = [.N5]; &quot;TRUE&quot;; &quot;FALSE&quot;)" office:value-type="string" office:string-value="TRUE" calcext:value-type="string">
            <text:p>TRUE</text:p>
          </table:table-cell>
          <table:table-cell office:value-type="string" calcext:value-type="string">
            <text:p>https://thelowdown.com/blog/our-most-popular-contraceptives-ius-v-combination-pill</text:p>
          </table:table-cell>
          <table:table-cell table:formula="of:=IF([.F5] = [.P5]; &quot;TRUE&quot;; &quot;FALSE&quot;)" office:value-type="string" office:string-value="TRUE" calcext:value-type="string">
            <text:p>TRUE</text:p>
          </table:table-cell>
        </table:table-row>
        <table:table-row table:style-name="ro1">
          <table:table-cell office:value-type="string" calcext:value-type="string">
            <text:p>https://blog.thelowdown.com/blog/blood-clots-and-contraception-what-are-the-risks</text:p>
          </table:table-cell>
          <table:table-cell office:value-type="string" calcext:value-type="string">
            <text:p>/blog/blood-clots-and-contraception-what-are-the-risks</text:p>
          </table:table-cell>
          <table:table-cell office:value-type="string" calcext:value-type="string">
            <text:p>blood-clots-and-contraception-what-are-the-risks</text:p>
          </table:table-cell>
          <table:table-cell office:value-type="string" calcext:value-type="string">
            <text:p>Blood Clots &amp; The Pill - What Are The Risks? | The Lowdown</text:p>
          </table:table-cell>
          <table:table-cell office:value-type="string" calcext:value-type="string">
            <text:p>Different birth control methods have different risks for blood clots, and those taking the combined pill have a higher risk. Read more.</text:p>
          </table:table-cell>
          <table:table-cell office:value-type="string" calcext:value-type="string">
            <text:p>https://thelowdown.com/blog/blood-clots-and-contraception-what-are-the-risks</text:p>
          </table:table-cell>
          <table:table-cell office:value-type="string" calcext:value-type="string">
            <text:p>http://localhost/thelowdown/wp/blog/blood-clots-and-contraception-what-are-the-risks</text:p>
          </table:table-cell>
          <table:table-cell office:value-type="string" calcext:value-type="string">
            <text:p>/blog/blood-clots-and-contraception-what-are-the-risks</text:p>
          </table:table-cell>
          <table:table-cell table:formula="of:=IF([.B6] = [.H6]; &quot;TRUE&quot;; &quot;FALSE&quot;)" office:value-type="string" office:string-value="TRUE" calcext:value-type="string">
            <text:p>TRUE</text:p>
          </table:table-cell>
          <table:table-cell office:value-type="string" calcext:value-type="string">
            <text:p>blood-clots-and-contraception-what-are-the-risks</text:p>
          </table:table-cell>
          <table:table-cell table:formula="of:=IF([.C6] = [.J6]; &quot;TRUE&quot;; &quot;FALSE&quot;)" office:value-type="string" office:string-value="TRUE" calcext:value-type="string">
            <text:p>TRUE</text:p>
          </table:table-cell>
          <table:table-cell office:value-type="string" calcext:value-type="string">
            <text:p>Blood Clots &amp; The Pill - What Are The Risks? | The Lowdown</text:p>
          </table:table-cell>
          <table:table-cell table:formula="of:=IF([.D6] = [.L6]; &quot;TRUE&quot;; &quot;FALSE&quot;)" office:value-type="string" office:string-value="TRUE" calcext:value-type="string">
            <text:p>TRUE</text:p>
          </table:table-cell>
          <table:table-cell office:value-type="string" calcext:value-type="string">
            <text:p>Different birth control methods have different risks for blood clots, and those taking the combined pill have a higher risk. Read more.</text:p>
          </table:table-cell>
          <table:table-cell table:formula="of:=IF([.E6] = [.N6]; &quot;TRUE&quot;; &quot;FALSE&quot;)" office:value-type="string" office:string-value="TRUE" calcext:value-type="string">
            <text:p>TRUE</text:p>
          </table:table-cell>
          <table:table-cell office:value-type="string" calcext:value-type="string">
            <text:p>https://thelowdown.com/blog/blood-clots-and-contraception-what-are-the-risks</text:p>
          </table:table-cell>
          <table:table-cell table:formula="of:=IF([.F6] = [.P6]; &quot;TRUE&quot;; &quot;FALSE&quot;)" office:value-type="string" office:string-value="TRUE" calcext:value-type="string">
            <text:p>TRUE</text:p>
          </table:table-cell>
        </table:table-row>
        <table:table-row table:style-name="ro1">
          <table:table-cell office:value-type="string" calcext:value-type="string">
            <text:p>https://blog.thelowdown.com/blog/morning-after-pill-guide</text:p>
          </table:table-cell>
          <table:table-cell office:value-type="string" calcext:value-type="string">
            <text:p>/blog/morning-after-pill-guide</text:p>
          </table:table-cell>
          <table:table-cell office:value-type="string" calcext:value-type="string">
            <text:p>morning-after-pill-guide</text:p>
          </table:table-cell>
          <table:table-cell office:value-type="string" calcext:value-type="string">
            <text:p>A Complete Guide To The Morning After Pill | The Lowdown</text:p>
          </table:table-cell>
          <table:table-cell office:value-type="string" calcext:value-type="string">
            <text:p>What is the morning after pill and how does it work? Get the lowdown in this complete guide to emergency contraception.</text:p>
          </table:table-cell>
          <table:table-cell office:value-type="string" calcext:value-type="string">
            <text:p>https://thelowdown.com/blog/morning-after-pill-guide</text:p>
          </table:table-cell>
          <table:table-cell office:value-type="string" calcext:value-type="string">
            <text:p>http://localhost/thelowdown/wp/blog/morning-after-pill-guide</text:p>
          </table:table-cell>
          <table:table-cell office:value-type="string" calcext:value-type="string">
            <text:p>/blog/morning-after-pill-guide</text:p>
          </table:table-cell>
          <table:table-cell table:formula="of:=IF([.B7] = [.H7]; &quot;TRUE&quot;; &quot;FALSE&quot;)" office:value-type="string" office:string-value="TRUE" calcext:value-type="string">
            <text:p>TRUE</text:p>
          </table:table-cell>
          <table:table-cell office:value-type="string" calcext:value-type="string">
            <text:p>morning-after-pill-guide</text:p>
          </table:table-cell>
          <table:table-cell table:formula="of:=IF([.C7] = [.J7]; &quot;TRUE&quot;; &quot;FALSE&quot;)" office:value-type="string" office:string-value="TRUE" calcext:value-type="string">
            <text:p>TRUE</text:p>
          </table:table-cell>
          <table:table-cell office:value-type="string" calcext:value-type="string">
            <text:p>A Complete Guide To The Morning After Pill | The Lowdown</text:p>
          </table:table-cell>
          <table:table-cell table:formula="of:=IF([.D7] = [.L7]; &quot;TRUE&quot;; &quot;FALSE&quot;)" office:value-type="string" office:string-value="TRUE" calcext:value-type="string">
            <text:p>TRUE</text:p>
          </table:table-cell>
          <table:table-cell office:value-type="string" calcext:value-type="string">
            <text:p>What is the morning after pill and how does it work? Get the lowdown in this complete guide to emergency contraception.</text:p>
          </table:table-cell>
          <table:table-cell table:formula="of:=IF([.E7] = [.N7]; &quot;TRUE&quot;; &quot;FALSE&quot;)" office:value-type="string" office:string-value="TRUE" calcext:value-type="string">
            <text:p>TRUE</text:p>
          </table:table-cell>
          <table:table-cell office:value-type="string" calcext:value-type="string">
            <text:p>https://thelowdown.com/blog/morning-after-pill-guide</text:p>
          </table:table-cell>
          <table:table-cell table:formula="of:=IF([.F7] = [.P7]; &quot;TRUE&quot;; &quot;FALSE&quot;)" office:value-type="string" office:string-value="TRUE" calcext:value-type="string">
            <text:p>TRUE</text:p>
          </table:table-cell>
        </table:table-row>
        <table:table-row table:style-name="ro1">
          <table:table-cell office:value-type="string" calcext:value-type="string">
            <text:p>https://blog.thelowdown.com/blog/mirena-coil-menopause</text:p>
          </table:table-cell>
          <table:table-cell office:value-type="string" calcext:value-type="string">
            <text:p>/blog/mirena-coil-menopause</text:p>
          </table:table-cell>
          <table:table-cell office:value-type="string" calcext:value-type="string">
            <text:p>mirena-coil-menopause</text:p>
          </table:table-cell>
          <table:table-cell office:value-type="string" calcext:value-type="string">
            <text:p>Mirena Coil and Menopause Facts - The Lowdown</text:p>
          </table:table-cell>
          <table:table-cell office:value-type="string" calcext:value-type="string">
            <text:p>What happens when you hit menopause with a Mirena coil in place? Your questions answered by the contraceptive experts at The Lowdown.</text:p>
          </table:table-cell>
          <table:table-cell office:value-type="string" calcext:value-type="string">
            <text:p>https://thelowdown.com/blog/mirena-coil-menopause</text:p>
          </table:table-cell>
          <table:table-cell office:value-type="string" calcext:value-type="string">
            <text:p>http://localhost/thelowdown/wp/blog/mirena-coil-menopause</text:p>
          </table:table-cell>
          <table:table-cell office:value-type="string" calcext:value-type="string">
            <text:p>/blog/mirena-coil-menopause</text:p>
          </table:table-cell>
          <table:table-cell table:formula="of:=IF([.B8] = [.H8]; &quot;TRUE&quot;; &quot;FALSE&quot;)" office:value-type="string" office:string-value="TRUE" calcext:value-type="string">
            <text:p>TRUE</text:p>
          </table:table-cell>
          <table:table-cell office:value-type="string" calcext:value-type="string">
            <text:p>mirena-coil-menopause</text:p>
          </table:table-cell>
          <table:table-cell table:formula="of:=IF([.C8] = [.J8]; &quot;TRUE&quot;; &quot;FALSE&quot;)" office:value-type="string" office:string-value="TRUE" calcext:value-type="string">
            <text:p>TRUE</text:p>
          </table:table-cell>
          <table:table-cell office:value-type="string" calcext:value-type="string">
            <text:p>Mirena Coil and Menopause Facts - The Lowdown</text:p>
          </table:table-cell>
          <table:table-cell table:formula="of:=IF([.D8] = [.L8]; &quot;TRUE&quot;; &quot;FALSE&quot;)" office:value-type="string" office:string-value="TRUE" calcext:value-type="string">
            <text:p>TRUE</text:p>
          </table:table-cell>
          <table:table-cell office:value-type="string" calcext:value-type="string">
            <text:p>What happens when you hit menopause with a Mirena coil in place? Your questions answered by the contraceptive experts at The Lowdown.</text:p>
          </table:table-cell>
          <table:table-cell table:formula="of:=IF([.E8] = [.N8]; &quot;TRUE&quot;; &quot;FALSE&quot;)" office:value-type="string" office:string-value="TRUE" calcext:value-type="string">
            <text:p>TRUE</text:p>
          </table:table-cell>
          <table:table-cell office:value-type="string" calcext:value-type="string">
            <text:p>https://thelowdown.com/blog/mirena-coil-menopause</text:p>
          </table:table-cell>
          <table:table-cell table:formula="of:=IF([.F8] = [.P8]; &quot;TRUE&quot;; &quot;FALSE&quot;)" office:value-type="string" office:string-value="TRUE" calcext:value-type="string">
            <text:p>TRUE</text:p>
          </table:table-cell>
        </table:table-row>
        <table:table-row table:style-name="ro1">
          <table:table-cell office:value-type="string" calcext:value-type="string">
            <text:p>https://blog.thelowdown.com/blog/the-lowdowns-january-newsletter</text:p>
          </table:table-cell>
          <table:table-cell office:value-type="string" calcext:value-type="string">
            <text:p>/blog/the-lowdowns-january-newsletter</text:p>
          </table:table-cell>
          <table:table-cell office:value-type="string" calcext:value-type="string">
            <text:p>the-lowdowns-january-newsletter</text:p>
          </table:table-cell>
          <table:table-cell office:value-type="string" calcext:value-type="string">
            <text:p>The Lowdown's January newsletter - The Lowdown</text:p>
          </table:table-cell>
          <table:table-cell office:value-type="string" calcext:value-type="string">
            <text:p>Sign up to the best women’s health newsletter on the internet, to get more juicy insights such as new PCOS symptoms and new postnatal depression research</text:p>
          </table:table-cell>
          <table:table-cell office:value-type="string" calcext:value-type="string">
            <text:p>https://thelowdown.com/blog/the-lowdowns-january-newsletter</text:p>
          </table:table-cell>
          <table:table-cell office:value-type="string" calcext:value-type="string">
            <text:p>http://localhost/thelowdown/wp/blog/the-lowdowns-january-newsletter</text:p>
          </table:table-cell>
          <table:table-cell office:value-type="string" calcext:value-type="string">
            <text:p>/blog/the-lowdowns-january-newsletter</text:p>
          </table:table-cell>
          <table:table-cell table:formula="of:=IF([.B9] = [.H9]; &quot;TRUE&quot;; &quot;FALSE&quot;)" office:value-type="string" office:string-value="TRUE" calcext:value-type="string">
            <text:p>TRUE</text:p>
          </table:table-cell>
          <table:table-cell office:value-type="string" calcext:value-type="string">
            <text:p>the-lowdowns-january-newsletter</text:p>
          </table:table-cell>
          <table:table-cell table:formula="of:=IF([.C9] = [.J9]; &quot;TRUE&quot;; &quot;FALSE&quot;)" office:value-type="string" office:string-value="TRUE" calcext:value-type="string">
            <text:p>TRUE</text:p>
          </table:table-cell>
          <table:table-cell office:value-type="string" calcext:value-type="string">
            <text:p>The Lowdown's January newsletter - The Lowdown</text:p>
          </table:table-cell>
          <table:table-cell table:formula="of:=IF([.D9] = [.L9]; &quot;TRUE&quot;; &quot;FALSE&quot;)" office:value-type="string" office:string-value="TRUE" calcext:value-type="string">
            <text:p>TRUE</text:p>
          </table:table-cell>
          <table:table-cell office:value-type="string" calcext:value-type="string">
            <text:p>Sign up to the best women’s health newsletter on the internet, to get more juicy insights such as new PCOS symptoms and new postnatal depression research</text:p>
          </table:table-cell>
          <table:table-cell table:formula="of:=IF([.E9] = [.N9]; &quot;TRUE&quot;; &quot;FALSE&quot;)" office:value-type="string" office:string-value="TRUE" calcext:value-type="string">
            <text:p>TRUE</text:p>
          </table:table-cell>
          <table:table-cell office:value-type="string" calcext:value-type="string">
            <text:p>https://thelowdown.com/blog/the-lowdowns-january-newsletter</text:p>
          </table:table-cell>
          <table:table-cell table:formula="of:=IF([.F9] = [.P9]; &quot;TRUE&quot;; &quot;FALSE&quot;)" office:value-type="string" office:string-value="TRUE" calcext:value-type="string">
            <text:p>TRUE</text:p>
          </table:table-cell>
        </table:table-row>
        <table:table-row table:style-name="ro1">
          <table:table-cell office:value-type="string" calcext:value-type="string">
            <text:p>https://blog.thelowdown.com/blog/breastfeeding-contraception</text:p>
          </table:table-cell>
          <table:table-cell office:value-type="string" calcext:value-type="string">
            <text:p>/blog/breastfeeding-contraception</text:p>
          </table:table-cell>
          <table:table-cell office:value-type="string" calcext:value-type="string">
            <text:p>breastfeeding-contraception</text:p>
          </table:table-cell>
          <table:table-cell office:value-type="string" calcext:value-type="string">
            <text:p>Breastfeeding And Contraception: Your Options | The Lowdown</text:p>
          </table:table-cell>
          <table:table-cell office:value-type="string" calcext:value-type="string">
            <text:p>Breastfeeding is 98% effective as a method of contraception if done correctly. Get the lowdown on the Lactational Amenorrhoea Method (LAM).</text:p>
          </table:table-cell>
          <table:table-cell office:value-type="string" calcext:value-type="string">
            <text:p>https://thelowdown.com/blog/breastfeeding-contraception</text:p>
          </table:table-cell>
          <table:table-cell office:value-type="string" calcext:value-type="string">
            <text:p>http://localhost/thelowdown/wp/blog/breastfeeding-contraception</text:p>
          </table:table-cell>
          <table:table-cell office:value-type="string" calcext:value-type="string">
            <text:p>/blog/breastfeeding-contraception</text:p>
          </table:table-cell>
          <table:table-cell table:formula="of:=IF([.B10] = [.H10]; &quot;TRUE&quot;; &quot;FALSE&quot;)" office:value-type="string" office:string-value="TRUE" calcext:value-type="string">
            <text:p>TRUE</text:p>
          </table:table-cell>
          <table:table-cell office:value-type="string" calcext:value-type="string">
            <text:p>breastfeeding-contraception</text:p>
          </table:table-cell>
          <table:table-cell table:formula="of:=IF([.C10] = [.J10]; &quot;TRUE&quot;; &quot;FALSE&quot;)" office:value-type="string" office:string-value="TRUE" calcext:value-type="string">
            <text:p>TRUE</text:p>
          </table:table-cell>
          <table:table-cell office:value-type="string" calcext:value-type="string">
            <text:p>Breastfeeding And Contraception: Your Options | The Lowdown</text:p>
          </table:table-cell>
          <table:table-cell table:formula="of:=IF([.D10] = [.L10]; &quot;TRUE&quot;; &quot;FALSE&quot;)" office:value-type="string" office:string-value="TRUE" calcext:value-type="string">
            <text:p>TRUE</text:p>
          </table:table-cell>
          <table:table-cell office:value-type="string" calcext:value-type="string">
            <text:p>Breastfeeding is 98% effective as a method of contraception if done correctly. Get the lowdown on the Lactational Amenorrhoea Method (LAM).</text:p>
          </table:table-cell>
          <table:table-cell table:formula="of:=IF([.E10] = [.N10]; &quot;TRUE&quot;; &quot;FALSE&quot;)" office:value-type="string" office:string-value="TRUE" calcext:value-type="string">
            <text:p>TRUE</text:p>
          </table:table-cell>
          <table:table-cell office:value-type="string" calcext:value-type="string">
            <text:p>https://thelowdown.com/blog/breastfeeding-contraception</text:p>
          </table:table-cell>
          <table:table-cell table:formula="of:=IF([.F10] = [.P10]; &quot;TRUE&quot;; &quot;FALSE&quot;)" office:value-type="string" office:string-value="TRUE" calcext:value-type="string">
            <text:p>TRUE</text:p>
          </table:table-cell>
        </table:table-row>
        <table:table-row table:style-name="ro1">
          <table:table-cell office:value-type="string" calcext:value-type="string">
            <text:p>https://blog.thelowdown.com/blog/tag/injection</text:p>
          </table:table-cell>
          <table:table-cell office:value-type="string" calcext:value-type="string">
            <text:p>/blog/tag/injection</text:p>
          </table:table-cell>
          <table:table-cell office:value-type="string" calcext:value-type="string">
            <text:p>injection</text:p>
          </table:table-cell>
          <table:table-cell office:value-type="string" calcext:value-type="string">
            <text:p>injection Archives - The Lowdown</text:p>
          </table:table-cell>
          <table:table-cell office:value-type="string" calcext:value-type="string">
            <text:p>N/A</text:p>
          </table:table-cell>
          <table:table-cell office:value-type="string" calcext:value-type="string">
            <text:p>/blog/tag/injection</text:p>
          </table:table-cell>
          <table:table-cell office:value-type="string" calcext:value-type="string">
            <text:p>http://localhost/thelowdown/wp/blog/tag/injection</text:p>
          </table:table-cell>
          <table:table-cell office:value-type="string" calcext:value-type="string">
            <text:p>/blog/tag/injection</text:p>
          </table:table-cell>
          <table:table-cell table:formula="of:=IF([.B11] = [.H11]; &quot;TRUE&quot;; &quot;FALSE&quot;)" office:value-type="string" office:string-value="TRUE" calcext:value-type="string">
            <text:p>TRUE</text:p>
          </table:table-cell>
          <table:table-cell office:value-type="string" calcext:value-type="string">
            <text:p>injection</text:p>
          </table:table-cell>
          <table:table-cell table:formula="of:=IF([.C11] = [.J11]; &quot;TRUE&quot;; &quot;FALSE&quot;)" office:value-type="string" office:string-value="TRUE" calcext:value-type="string">
            <text:p>TRUE</text:p>
          </table:table-cell>
          <table:table-cell office:value-type="string" calcext:value-type="string">
            <text:p>injection Archives - The Lowdown</text:p>
          </table:table-cell>
          <table:table-cell table:formula="of:=IF([.D11] = [.L11]; &quot;TRUE&quot;; &quot;FALSE&quot;)" office:value-type="string" office:string-value="TRUE" calcext:value-type="string">
            <text:p>TRUE</text:p>
          </table:table-cell>
          <table:table-cell office:value-type="string" calcext:value-type="string">
            <text:p>N/A</text:p>
          </table:table-cell>
          <table:table-cell table:formula="of:=IF([.E11] = [.N11]; &quot;TRUE&quot;; &quot;FALSE&quot;)" office:value-type="string" office:string-value="TRUE" calcext:value-type="string">
            <text:p>TRUE</text:p>
          </table:table-cell>
          <table:table-cell office:value-type="string" calcext:value-type="string">
            <text:p>/blog/tag/injection</text:p>
          </table:table-cell>
          <table:table-cell table:formula="of:=IF([.F11] = [.P11]; &quot;TRUE&quot;; &quot;FALSE&quot;)" office:value-type="string" office:string-value="TRUE" calcext:value-type="string">
            <text:p>TRUE</text:p>
          </table:table-cell>
        </table:table-row>
        <table:table-row table:style-name="ro1">
          <table:table-cell office:value-type="string" calcext:value-type="string">
            <text:p>https://blog.thelowdown.com/blog/hana-pill-cost</text:p>
          </table:table-cell>
          <table:table-cell office:value-type="string" calcext:value-type="string">
            <text:p>/blog/hana-pill-cost</text:p>
          </table:table-cell>
          <table:table-cell office:value-type="string" calcext:value-type="string">
            <text:p>hana-pill-cost</text:p>
          </table:table-cell>
          <table:table-cell office:value-type="string" calcext:value-type="string">
            <text:p>How Much Does the Hana Contraceptive Pill Cost? | The Lowdown</text:p>
          </table:table-cell>
          <table:table-cell office:value-type="string" calcext:value-type="string">
            <text:p>Hana is a contraceptive pill that can be purchased over the counter or online for as little as £16.80. You can also get it on subscription...</text:p>
          </table:table-cell>
          <table:table-cell office:value-type="string" calcext:value-type="string">
            <text:p>https://thelowdown.com/blog/hana-pill-cost</text:p>
          </table:table-cell>
          <table:table-cell office:value-type="string" calcext:value-type="string">
            <text:p>http://localhost/thelowdown/wp/blog/hana-pill-cost</text:p>
          </table:table-cell>
          <table:table-cell office:value-type="string" calcext:value-type="string">
            <text:p>/blog/hana-pill-cost</text:p>
          </table:table-cell>
          <table:table-cell table:formula="of:=IF([.B12] = [.H12]; &quot;TRUE&quot;; &quot;FALSE&quot;)" office:value-type="string" office:string-value="TRUE" calcext:value-type="string">
            <text:p>TRUE</text:p>
          </table:table-cell>
          <table:table-cell office:value-type="string" calcext:value-type="string">
            <text:p>hana-pill-cost</text:p>
          </table:table-cell>
          <table:table-cell table:formula="of:=IF([.C12] = [.J12]; &quot;TRUE&quot;; &quot;FALSE&quot;)" office:value-type="string" office:string-value="TRUE" calcext:value-type="string">
            <text:p>TRUE</text:p>
          </table:table-cell>
          <table:table-cell office:value-type="string" calcext:value-type="string">
            <text:p>How Much Does the Hana Contraceptive Pill Cost? | The Lowdown</text:p>
          </table:table-cell>
          <table:table-cell table:formula="of:=IF([.D12] = [.L12]; &quot;TRUE&quot;; &quot;FALSE&quot;)" office:value-type="string" office:string-value="TRUE" calcext:value-type="string">
            <text:p>TRUE</text:p>
          </table:table-cell>
          <table:table-cell office:value-type="string" calcext:value-type="string">
            <text:p>Hana is a contraceptive pill that can be purchased over the counter or online for as little as £16.80. You can also get it on subscription...</text:p>
          </table:table-cell>
          <table:table-cell table:formula="of:=IF([.E12] = [.N12]; &quot;TRUE&quot;; &quot;FALSE&quot;)" office:value-type="string" office:string-value="TRUE" calcext:value-type="string">
            <text:p>TRUE</text:p>
          </table:table-cell>
          <table:table-cell office:value-type="string" calcext:value-type="string">
            <text:p>https://thelowdown.com/blog/hana-pill-cost</text:p>
          </table:table-cell>
          <table:table-cell table:formula="of:=IF([.F12] = [.P12]; &quot;TRUE&quot;; &quot;FALSE&quot;)" office:value-type="string" office:string-value="TRUE" calcext:value-type="string">
            <text:p>TRUE</text:p>
          </table:table-cell>
        </table:table-row>
        <table:table-row table:style-name="ro1">
          <table:table-cell office:value-type="string" calcext:value-type="string">
            <text:p>https://blog.thelowdown.com/blog/my-contraceptive-journey-no-this-pill-isnt-the-same-as-the-one-before-2</text:p>
          </table:table-cell>
          <table:table-cell office:value-type="string" calcext:value-type="string">
            <text:p>/blog/my-contraceptive-journey-no-this-pill-isnt-the-same-as-the-one-before-2</text:p>
          </table:table-cell>
          <table:table-cell office:value-type="string" calcext:value-type="string">
            <text:p>my-contraceptive-journey-no-this-pill-isnt-the-same-as-the-one-before-2</text:p>
          </table:table-cell>
          <table:table-cell office:value-type="string" calcext:value-type="string">
            <text:p>Contraceptive Journey: Microgynon to Rigevidon | The Lowdown</text:p>
          </table:table-cell>
          <table:table-cell office:value-type="string" calcext:value-type="string">
            <text:p>Despite being promised that the second pill she was prescribed was the same as before, Leah experienced some extreme changes.</text:p>
          </table:table-cell>
          <table:table-cell office:value-type="string" calcext:value-type="string">
            <text:p>https://thelowdown.com/blog/my-contraceptive-journey-no-this-pill-isnt-the-same-as-the-one-before-2</text:p>
          </table:table-cell>
          <table:table-cell office:value-type="string" calcext:value-type="string">
            <text:p>http://localhost/thelowdown/wp/blog/my-contraceptive-journey-no-this-pill-isnt-the-same-as-the-one-before-2</text:p>
          </table:table-cell>
          <table:table-cell office:value-type="string" calcext:value-type="string">
            <text:p>/blog/my-contraceptive-journey-no-this-pill-isnt-the-same-as-the-one-before-2</text:p>
          </table:table-cell>
          <table:table-cell table:formula="of:=IF([.B13] = [.H13]; &quot;TRUE&quot;; &quot;FALSE&quot;)" office:value-type="string" office:string-value="TRUE" calcext:value-type="string">
            <text:p>TRUE</text:p>
          </table:table-cell>
          <table:table-cell office:value-type="string" calcext:value-type="string">
            <text:p>my-contraceptive-journey-no-this-pill-isnt-the-same-as-the-one-before-2</text:p>
          </table:table-cell>
          <table:table-cell table:formula="of:=IF([.C13] = [.J13]; &quot;TRUE&quot;; &quot;FALSE&quot;)" office:value-type="string" office:string-value="TRUE" calcext:value-type="string">
            <text:p>TRUE</text:p>
          </table:table-cell>
          <table:table-cell office:value-type="string" calcext:value-type="string">
            <text:p>Contraceptive Journey: Microgynon to Rigevidon | The Lowdown</text:p>
          </table:table-cell>
          <table:table-cell table:formula="of:=IF([.D13] = [.L13]; &quot;TRUE&quot;; &quot;FALSE&quot;)" office:value-type="string" office:string-value="TRUE" calcext:value-type="string">
            <text:p>TRUE</text:p>
          </table:table-cell>
          <table:table-cell office:value-type="string" calcext:value-type="string">
            <text:p>Despite being promised that the second pill she was prescribed was the same as before, Leah experienced some extreme changes.</text:p>
          </table:table-cell>
          <table:table-cell table:formula="of:=IF([.E13] = [.N13]; &quot;TRUE&quot;; &quot;FALSE&quot;)" office:value-type="string" office:string-value="TRUE" calcext:value-type="string">
            <text:p>TRUE</text:p>
          </table:table-cell>
          <table:table-cell office:value-type="string" calcext:value-type="string">
            <text:p>https://thelowdown.com/blog/my-contraceptive-journey-no-this-pill-isnt-the-same-as-the-one-before-2</text:p>
          </table:table-cell>
          <table:table-cell table:formula="of:=IF([.F13] = [.P13]; &quot;TRUE&quot;; &quot;FALSE&quot;)" office:value-type="string" office:string-value="TRUE" calcext:value-type="string">
            <text:p>TRUE</text:p>
          </table:table-cell>
        </table:table-row>
        <table:table-row table:style-name="ro1">
          <table:table-cell office:value-type="string" calcext:value-type="string">
            <text:p>https://blog.thelowdown.com/blog/tag/becky-mawson</text:p>
          </table:table-cell>
          <table:table-cell office:value-type="string" calcext:value-type="string">
            <text:p>/blog/tag/becky-mawson</text:p>
          </table:table-cell>
          <table:table-cell office:value-type="string" calcext:value-type="string">
            <text:p>becky-mawson</text:p>
          </table:table-cell>
          <table:table-cell office:value-type="string" calcext:value-type="string">
            <text:p>Becky Mawson Archives - The Lowdown</text:p>
          </table:table-cell>
          <table:table-cell office:value-type="string" calcext:value-type="string">
            <text:p>N/A</text:p>
          </table:table-cell>
          <table:table-cell office:value-type="string" calcext:value-type="string">
            <text:p>/blog/tag/becky-mawson</text:p>
          </table:table-cell>
          <table:table-cell office:value-type="string" calcext:value-type="string">
            <text:p>http://localhost/thelowdown/wp/blog/tag/becky-mawson</text:p>
          </table:table-cell>
          <table:table-cell office:value-type="string" calcext:value-type="string">
            <text:p>/blog/tag/becky-mawson</text:p>
          </table:table-cell>
          <table:table-cell table:formula="of:=IF([.B14] = [.H14]; &quot;TRUE&quot;; &quot;FALSE&quot;)" office:value-type="string" office:string-value="TRUE" calcext:value-type="string">
            <text:p>TRUE</text:p>
          </table:table-cell>
          <table:table-cell office:value-type="string" calcext:value-type="string">
            <text:p>becky-mawson</text:p>
          </table:table-cell>
          <table:table-cell table:formula="of:=IF([.C14] = [.J14]; &quot;TRUE&quot;; &quot;FALSE&quot;)" office:value-type="string" office:string-value="TRUE" calcext:value-type="string">
            <text:p>TRUE</text:p>
          </table:table-cell>
          <table:table-cell office:value-type="string" calcext:value-type="string">
            <text:p>Becky Mawson Archives - The Lowdown</text:p>
          </table:table-cell>
          <table:table-cell table:formula="of:=IF([.D14] = [.L14]; &quot;TRUE&quot;; &quot;FALSE&quot;)" office:value-type="string" office:string-value="TRUE" calcext:value-type="string">
            <text:p>TRUE</text:p>
          </table:table-cell>
          <table:table-cell office:value-type="string" calcext:value-type="string">
            <text:p>N/A</text:p>
          </table:table-cell>
          <table:table-cell table:formula="of:=IF([.E14] = [.N14]; &quot;TRUE&quot;; &quot;FALSE&quot;)" office:value-type="string" office:string-value="TRUE" calcext:value-type="string">
            <text:p>TRUE</text:p>
          </table:table-cell>
          <table:table-cell office:value-type="string" calcext:value-type="string">
            <text:p>/blog/tag/becky-mawson</text:p>
          </table:table-cell>
          <table:table-cell table:formula="of:=IF([.F14] = [.P14]; &quot;TRUE&quot;; &quot;FALSE&quot;)" office:value-type="string" office:string-value="TRUE" calcext:value-type="string">
            <text:p>TRUE</text:p>
          </table:table-cell>
        </table:table-row>
        <table:table-row table:style-name="ro1">
          <table:table-cell office:value-type="string" calcext:value-type="string">
            <text:p>https://blog.thelowdown.com/blog/why-we-need-a-blood-pressure-reading-when-ordering-the-combined-pill</text:p>
          </table:table-cell>
          <table:table-cell office:value-type="string" calcext:value-type="string">
            <text:p>/blog/why-we-need-a-blood-pressure-reading-when-ordering-the-combined-pill</text:p>
          </table:table-cell>
          <table:table-cell office:value-type="string" calcext:value-type="string">
            <text:p>why-we-need-a-blood-pressure-reading-when-ordering-the-combined-pill</text:p>
          </table:table-cell>
          <table:table-cell office:value-type="string" calcext:value-type="string">
            <text:p>Blood Pressure Readings for the Combined Pill, Patch or Ring | The Lowdown</text:p>
          </table:table-cell>
          <table:table-cell office:value-type="string" calcext:value-type="string">
            <text:p>Why is it important? Where you can have it taken? How often do you need it done? What does a healthy reading look like? Get the lowdown here.</text:p>
          </table:table-cell>
          <table:table-cell office:value-type="string" calcext:value-type="string">
            <text:p>https://thelowdown.com/blog/why-we-need-a-blood-pressure-reading-when-ordering-the-combined-pill</text:p>
          </table:table-cell>
          <table:table-cell office:value-type="string" calcext:value-type="string">
            <text:p>http://localhost/thelowdown/wp/blog/why-we-need-a-blood-pressure-reading-when-ordering-the-combined-pill</text:p>
          </table:table-cell>
          <table:table-cell office:value-type="string" calcext:value-type="string">
            <text:p>/blog/why-we-need-a-blood-pressure-reading-when-ordering-the-combined-pill</text:p>
          </table:table-cell>
          <table:table-cell table:formula="of:=IF([.B15] = [.H15]; &quot;TRUE&quot;; &quot;FALSE&quot;)" office:value-type="string" office:string-value="TRUE" calcext:value-type="string">
            <text:p>TRUE</text:p>
          </table:table-cell>
          <table:table-cell office:value-type="string" calcext:value-type="string">
            <text:p>why-we-need-a-blood-pressure-reading-when-ordering-the-combined-pill</text:p>
          </table:table-cell>
          <table:table-cell table:formula="of:=IF([.C15] = [.J15]; &quot;TRUE&quot;; &quot;FALSE&quot;)" office:value-type="string" office:string-value="TRUE" calcext:value-type="string">
            <text:p>TRUE</text:p>
          </table:table-cell>
          <table:table-cell office:value-type="string" calcext:value-type="string">
            <text:p>Blood Pressure Readings for the Combined Pill, Patch or Ring | The Lowdown</text:p>
          </table:table-cell>
          <table:table-cell table:formula="of:=IF([.D15] = [.L15]; &quot;TRUE&quot;; &quot;FALSE&quot;)" office:value-type="string" office:string-value="TRUE" calcext:value-type="string">
            <text:p>TRUE</text:p>
          </table:table-cell>
          <table:table-cell office:value-type="string" calcext:value-type="string">
            <text:p>Why is it important? Where you can have it taken? How often do you need it done? What does a healthy reading look like? Get the lowdown here.</text:p>
          </table:table-cell>
          <table:table-cell table:formula="of:=IF([.E15] = [.N15]; &quot;TRUE&quot;; &quot;FALSE&quot;)" office:value-type="string" office:string-value="TRUE" calcext:value-type="string">
            <text:p>TRUE</text:p>
          </table:table-cell>
          <table:table-cell office:value-type="string" calcext:value-type="string">
            <text:p>https://thelowdown.com/blog/why-we-need-a-blood-pressure-reading-when-ordering-the-combined-pill</text:p>
          </table:table-cell>
          <table:table-cell table:formula="of:=IF([.F15] = [.P15]; &quot;TRUE&quot;; &quot;FALSE&quot;)" office:value-type="string" office:string-value="TRUE" calcext:value-type="string">
            <text:p>TRUE</text:p>
          </table:table-cell>
        </table:table-row>
        <table:table-row table:style-name="ro1">
          <table:table-cell office:value-type="string" calcext:value-type="string">
            <text:p>https://blog.thelowdown.com/blog/the-pill-and-boobs</text:p>
          </table:table-cell>
          <table:table-cell office:value-type="string" calcext:value-type="string">
            <text:p>/blog/the-pill-and-boobs</text:p>
          </table:table-cell>
          <table:table-cell office:value-type="string" calcext:value-type="string">
            <text:p>the-pill-and-boobs</text:p>
          </table:table-cell>
          <table:table-cell office:value-type="string" calcext:value-type="string">
            <text:p>The Pill and Boobs | The Lowdown</text:p>
          </table:table-cell>
          <table:table-cell office:value-type="string" calcext:value-type="string">
            <text:p>One of the most common side effects The Lowdown users report for all contraception methods are tender breasts and enlarged breasts. Get the lowdown on how hormonal contraception can cause boob changes.</text:p>
          </table:table-cell>
          <table:table-cell office:value-type="string" calcext:value-type="string">
            <text:p>https://thelowdown.com/blog/the-pill-and-boobs</text:p>
          </table:table-cell>
          <table:table-cell office:value-type="string" calcext:value-type="string">
            <text:p>http://localhost/thelowdown/wp/blog/the-pill-and-boobs</text:p>
          </table:table-cell>
          <table:table-cell office:value-type="string" calcext:value-type="string">
            <text:p>/blog/the-pill-and-boobs</text:p>
          </table:table-cell>
          <table:table-cell table:formula="of:=IF([.B16] = [.H16]; &quot;TRUE&quot;; &quot;FALSE&quot;)" office:value-type="string" office:string-value="TRUE" calcext:value-type="string">
            <text:p>TRUE</text:p>
          </table:table-cell>
          <table:table-cell office:value-type="string" calcext:value-type="string">
            <text:p>the-pill-and-boobs</text:p>
          </table:table-cell>
          <table:table-cell table:formula="of:=IF([.C16] = [.J16]; &quot;TRUE&quot;; &quot;FALSE&quot;)" office:value-type="string" office:string-value="TRUE" calcext:value-type="string">
            <text:p>TRUE</text:p>
          </table:table-cell>
          <table:table-cell office:value-type="string" calcext:value-type="string">
            <text:p>The Pill and Boobs | The Lowdown</text:p>
          </table:table-cell>
          <table:table-cell table:formula="of:=IF([.D16] = [.L16]; &quot;TRUE&quot;; &quot;FALSE&quot;)" office:value-type="string" office:string-value="TRUE" calcext:value-type="string">
            <text:p>TRUE</text:p>
          </table:table-cell>
          <table:table-cell office:value-type="string" calcext:value-type="string">
            <text:p>One of the most common side effects The Lowdown users report for all contraception methods are tender breasts and enlarged breasts. Get the lowdown on how hormonal contraception can cause boob changes.</text:p>
          </table:table-cell>
          <table:table-cell table:formula="of:=IF([.E16] = [.N16]; &quot;TRUE&quot;; &quot;FALSE&quot;)" office:value-type="string" office:string-value="TRUE" calcext:value-type="string">
            <text:p>TRUE</text:p>
          </table:table-cell>
          <table:table-cell office:value-type="string" calcext:value-type="string">
            <text:p>https://thelowdown.com/blog/the-pill-and-boobs</text:p>
          </table:table-cell>
          <table:table-cell table:formula="of:=IF([.F16] = [.P16]; &quot;TRUE&quot;; &quot;FALSE&quot;)" office:value-type="string" office:string-value="TRUE" calcext:value-type="string">
            <text:p>TRUE</text:p>
          </table:table-cell>
        </table:table-row>
        <table:table-row table:style-name="ro1">
          <table:table-cell office:value-type="string" calcext:value-type="string">
            <text:p>https://blog.thelowdown.com/blog/crohns-and-my-mirena-coil</text:p>
          </table:table-cell>
          <table:table-cell office:value-type="string" calcext:value-type="string">
            <text:p>/blog/crohns-and-my-mirena-coil</text:p>
          </table:table-cell>
          <table:table-cell office:value-type="string" calcext:value-type="string">
            <text:p>crohns-and-my-mirena-coil</text:p>
          </table:table-cell>
          <table:table-cell office:value-type="string" calcext:value-type="string">
            <text:p>Contraceptive Journey: Crohn's &amp; Mirena Coil | The Lowdown</text:p>
          </table:table-cell>
          <table:table-cell office:value-type="string" calcext:value-type="string">
            <text:p>Alysia shares her journey with Crohn's disease, coming off the pill and finding the Mirena coil to be the best contraception for her.</text:p>
          </table:table-cell>
          <table:table-cell office:value-type="string" calcext:value-type="string">
            <text:p>https://thelowdown.com/blog/crohns-and-my-mirena-coil</text:p>
          </table:table-cell>
          <table:table-cell office:value-type="string" calcext:value-type="string">
            <text:p>http://localhost/thelowdown/wp/blog/crohns-and-my-mirena-coil</text:p>
          </table:table-cell>
          <table:table-cell office:value-type="string" calcext:value-type="string">
            <text:p>/blog/crohns-and-my-mirena-coil</text:p>
          </table:table-cell>
          <table:table-cell table:formula="of:=IF([.B17] = [.H17]; &quot;TRUE&quot;; &quot;FALSE&quot;)" office:value-type="string" office:string-value="TRUE" calcext:value-type="string">
            <text:p>TRUE</text:p>
          </table:table-cell>
          <table:table-cell office:value-type="string" calcext:value-type="string">
            <text:p>crohns-and-my-mirena-coil</text:p>
          </table:table-cell>
          <table:table-cell table:formula="of:=IF([.C17] = [.J17]; &quot;TRUE&quot;; &quot;FALSE&quot;)" office:value-type="string" office:string-value="TRUE" calcext:value-type="string">
            <text:p>TRUE</text:p>
          </table:table-cell>
          <table:table-cell office:value-type="string" calcext:value-type="string">
            <text:p>Contraceptive Journey: Crohn's &amp; Mirena Coil | The Lowdown</text:p>
          </table:table-cell>
          <table:table-cell table:formula="of:=IF([.D17] = [.L17]; &quot;TRUE&quot;; &quot;FALSE&quot;)" office:value-type="string" office:string-value="TRUE" calcext:value-type="string">
            <text:p>TRUE</text:p>
          </table:table-cell>
          <table:table-cell office:value-type="string" calcext:value-type="string">
            <text:p>Alysia shares her journey with Crohn's disease, coming off the pill and finding the Mirena coil to be the best contraception for her.</text:p>
          </table:table-cell>
          <table:table-cell table:formula="of:=IF([.E17] = [.N17]; &quot;TRUE&quot;; &quot;FALSE&quot;)" office:value-type="string" office:string-value="TRUE" calcext:value-type="string">
            <text:p>TRUE</text:p>
          </table:table-cell>
          <table:table-cell office:value-type="string" calcext:value-type="string">
            <text:p>https://thelowdown.com/blog/crohns-and-my-mirena-coil</text:p>
          </table:table-cell>
          <table:table-cell table:formula="of:=IF([.F17] = [.P17]; &quot;TRUE&quot;; &quot;FALSE&quot;)" office:value-type="string" office:string-value="TRUE" calcext:value-type="string">
            <text:p>TRUE</text:p>
          </table:table-cell>
        </table:table-row>
        <table:table-row table:style-name="ro1">
          <table:table-cell office:value-type="string" calcext:value-type="string">
            <text:p>https://blog.thelowdown.com/blog/tesh-contraceptive-story</text:p>
          </table:table-cell>
          <table:table-cell office:value-type="string" calcext:value-type="string">
            <text:p>/blog/tesh-contraceptive-story</text:p>
          </table:table-cell>
          <table:table-cell office:value-type="string" calcext:value-type="string">
            <text:p>tesh-contraceptive-story</text:p>
          </table:table-cell>
          <table:table-cell office:value-type="string" calcext:value-type="string">
            <text:p>Cerazette &amp; Endometriosis: My Experience | The Lowdown</text:p>
          </table:table-cell>
          <table:table-cell office:value-type="string" calcext:value-type="string">
            <text:p>From PCOS to endometriosis, it took three scans, three pills and five years until Tesh knew why she had been living in so much pain.</text:p>
          </table:table-cell>
          <table:table-cell office:value-type="string" calcext:value-type="string">
            <text:p>https://thelowdown.com/blog/tesh-contraceptive-story</text:p>
          </table:table-cell>
          <table:table-cell office:value-type="string" calcext:value-type="string">
            <text:p>http://localhost/thelowdown/wp/blog/tesh-contraceptive-story</text:p>
          </table:table-cell>
          <table:table-cell office:value-type="string" calcext:value-type="string">
            <text:p>/blog/tesh-contraceptive-story</text:p>
          </table:table-cell>
          <table:table-cell table:formula="of:=IF([.B18] = [.H18]; &quot;TRUE&quot;; &quot;FALSE&quot;)" office:value-type="string" office:string-value="TRUE" calcext:value-type="string">
            <text:p>TRUE</text:p>
          </table:table-cell>
          <table:table-cell office:value-type="string" calcext:value-type="string">
            <text:p>tesh-contraceptive-story</text:p>
          </table:table-cell>
          <table:table-cell table:formula="of:=IF([.C18] = [.J18]; &quot;TRUE&quot;; &quot;FALSE&quot;)" office:value-type="string" office:string-value="TRUE" calcext:value-type="string">
            <text:p>TRUE</text:p>
          </table:table-cell>
          <table:table-cell office:value-type="string" calcext:value-type="string">
            <text:p>Cerazette &amp; Endometriosis: My Experience | The Lowdown</text:p>
          </table:table-cell>
          <table:table-cell table:formula="of:=IF([.D18] = [.L18]; &quot;TRUE&quot;; &quot;FALSE&quot;)" office:value-type="string" office:string-value="TRUE" calcext:value-type="string">
            <text:p>TRUE</text:p>
          </table:table-cell>
          <table:table-cell office:value-type="string" calcext:value-type="string">
            <text:p>From PCOS to endometriosis, it took three scans, three pills and five years until Tesh knew why she had been living in so much pain.</text:p>
          </table:table-cell>
          <table:table-cell table:formula="of:=IF([.E18] = [.N18]; &quot;TRUE&quot;; &quot;FALSE&quot;)" office:value-type="string" office:string-value="TRUE" calcext:value-type="string">
            <text:p>TRUE</text:p>
          </table:table-cell>
          <table:table-cell office:value-type="string" calcext:value-type="string">
            <text:p>https://thelowdown.com/blog/tesh-contraceptive-story</text:p>
          </table:table-cell>
          <table:table-cell table:formula="of:=IF([.F18] = [.P18]; &quot;TRUE&quot;; &quot;FALSE&quot;)" office:value-type="string" office:string-value="TRUE" calcext:value-type="string">
            <text:p>TRUE</text:p>
          </table:table-cell>
        </table:table-row>
        <table:table-row table:style-name="ro1">
          <table:table-cell office:value-type="string" calcext:value-type="string">
            <text:p>https://blog.thelowdown.com/blog/pcos-faqs</text:p>
          </table:table-cell>
          <table:table-cell office:value-type="string" calcext:value-type="string">
            <text:p>/blog/pcos-faqs</text:p>
          </table:table-cell>
          <table:table-cell office:value-type="string" calcext:value-type="string">
            <text:p>pcos-faqs</text:p>
          </table:table-cell>
          <table:table-cell office:value-type="string" calcext:value-type="string">
            <text:p>Everything You Need to Know About PCOS | FAQs | The Lowdown</text:p>
          </table:table-cell>
          <table:table-cell office:value-type="string" calcext:value-type="string">
            <text:p>You asked, Dr Fran answered! Everything you need to know about PCOS. From the basics to different symptoms and treatment options.</text:p>
          </table:table-cell>
          <table:table-cell office:value-type="string" calcext:value-type="string">
            <text:p>https://thelowdown.com/blog/pcos-faqs</text:p>
          </table:table-cell>
          <table:table-cell office:value-type="string" calcext:value-type="string">
            <text:p>http://localhost/thelowdown/wp/blog/pcos-faqs</text:p>
          </table:table-cell>
          <table:table-cell office:value-type="string" calcext:value-type="string">
            <text:p>/blog/pcos-faqs</text:p>
          </table:table-cell>
          <table:table-cell table:formula="of:=IF([.B19] = [.H19]; &quot;TRUE&quot;; &quot;FALSE&quot;)" office:value-type="string" office:string-value="TRUE" calcext:value-type="string">
            <text:p>TRUE</text:p>
          </table:table-cell>
          <table:table-cell office:value-type="string" calcext:value-type="string">
            <text:p>pcos-faqs</text:p>
          </table:table-cell>
          <table:table-cell table:formula="of:=IF([.C19] = [.J19]; &quot;TRUE&quot;; &quot;FALSE&quot;)" office:value-type="string" office:string-value="TRUE" calcext:value-type="string">
            <text:p>TRUE</text:p>
          </table:table-cell>
          <table:table-cell office:value-type="string" calcext:value-type="string">
            <text:p>Everything You Need to Know About PCOS | FAQs | The Lowdown</text:p>
          </table:table-cell>
          <table:table-cell table:formula="of:=IF([.D19] = [.L19]; &quot;TRUE&quot;; &quot;FALSE&quot;)" office:value-type="string" office:string-value="TRUE" calcext:value-type="string">
            <text:p>TRUE</text:p>
          </table:table-cell>
          <table:table-cell office:value-type="string" calcext:value-type="string">
            <text:p>You asked, Dr Fran answered! Everything you need to know about PCOS. From the basics to different symptoms and treatment options.</text:p>
          </table:table-cell>
          <table:table-cell table:formula="of:=IF([.E19] = [.N19]; &quot;TRUE&quot;; &quot;FALSE&quot;)" office:value-type="string" office:string-value="TRUE" calcext:value-type="string">
            <text:p>TRUE</text:p>
          </table:table-cell>
          <table:table-cell office:value-type="string" calcext:value-type="string">
            <text:p>https://thelowdown.com/blog/pcos-faqs</text:p>
          </table:table-cell>
          <table:table-cell table:formula="of:=IF([.F19] = [.P19]; &quot;TRUE&quot;; &quot;FALSE&quot;)" office:value-type="string" office:string-value="TRUE" calcext:value-type="string">
            <text:p>TRUE</text:p>
          </table:table-cell>
        </table:table-row>
        <table:table-row table:style-name="ro1">
          <table:table-cell office:value-type="string" calcext:value-type="string">
            <text:p>https://blog.thelowdown.com/blog/tag/oestrogen</text:p>
          </table:table-cell>
          <table:table-cell office:value-type="string" calcext:value-type="string">
            <text:p>/blog/tag/oestrogen</text:p>
          </table:table-cell>
          <table:table-cell office:value-type="string" calcext:value-type="string">
            <text:p>oestrogen</text:p>
          </table:table-cell>
          <table:table-cell office:value-type="string" calcext:value-type="string">
            <text:p>oestrogen Archives - The Lowdown</text:p>
          </table:table-cell>
          <table:table-cell office:value-type="string" calcext:value-type="string">
            <text:p>N/A</text:p>
          </table:table-cell>
          <table:table-cell office:value-type="string" calcext:value-type="string">
            <text:p>/blog/tag/oestrogen</text:p>
          </table:table-cell>
          <table:table-cell office:value-type="string" calcext:value-type="string">
            <text:p>http://localhost/thelowdown/wp/blog/tag/oestrogen</text:p>
          </table:table-cell>
          <table:table-cell office:value-type="string" calcext:value-type="string">
            <text:p>/blog/tag/oestrogen</text:p>
          </table:table-cell>
          <table:table-cell table:formula="of:=IF([.B20] = [.H20]; &quot;TRUE&quot;; &quot;FALSE&quot;)" office:value-type="string" office:string-value="TRUE" calcext:value-type="string">
            <text:p>TRUE</text:p>
          </table:table-cell>
          <table:table-cell office:value-type="string" calcext:value-type="string">
            <text:p>oestrogen</text:p>
          </table:table-cell>
          <table:table-cell table:formula="of:=IF([.C20] = [.J20]; &quot;TRUE&quot;; &quot;FALSE&quot;)" office:value-type="string" office:string-value="TRUE" calcext:value-type="string">
            <text:p>TRUE</text:p>
          </table:table-cell>
          <table:table-cell office:value-type="string" calcext:value-type="string">
            <text:p>oestrogen Archives - The Lowdown</text:p>
          </table:table-cell>
          <table:table-cell table:formula="of:=IF([.D20] = [.L20]; &quot;TRUE&quot;; &quot;FALSE&quot;)" office:value-type="string" office:string-value="TRUE" calcext:value-type="string">
            <text:p>TRUE</text:p>
          </table:table-cell>
          <table:table-cell office:value-type="string" calcext:value-type="string">
            <text:p>N/A</text:p>
          </table:table-cell>
          <table:table-cell table:formula="of:=IF([.E20] = [.N20]; &quot;TRUE&quot;; &quot;FALSE&quot;)" office:value-type="string" office:string-value="TRUE" calcext:value-type="string">
            <text:p>TRUE</text:p>
          </table:table-cell>
          <table:table-cell office:value-type="string" calcext:value-type="string">
            <text:p>/blog/tag/oestrogen</text:p>
          </table:table-cell>
          <table:table-cell table:formula="of:=IF([.F20] = [.P20]; &quot;TRUE&quot;; &quot;FALSE&quot;)" office:value-type="string" office:string-value="TRUE" calcext:value-type="string">
            <text:p>TRUE</text:p>
          </table:table-cell>
        </table:table-row>
        <table:table-row table:style-name="ro1">
          <table:table-cell office:value-type="string" calcext:value-type="string">
            <text:p>https://blog.thelowdown.com/blog/medroxyprogesterone-acetate</text:p>
          </table:table-cell>
          <table:table-cell office:value-type="string" calcext:value-type="string">
            <text:p>/blog/medroxyprogesterone-acetate</text:p>
          </table:table-cell>
          <table:table-cell office:value-type="string" calcext:value-type="string">
            <text:p>medroxyprogesterone-acetate</text:p>
          </table:table-cell>
          <table:table-cell office:value-type="string" calcext:value-type="string">
            <text:p>What is Medroxyprogesterone Acetate? | The Lowdown</text:p>
          </table:table-cell>
          <table:table-cell office:value-type="string" calcext:value-type="string">
            <text:p>As an original, first-generation synthetic progestin, medroxyprogesterone acetate has a long and varied history.</text:p>
          </table:table-cell>
          <table:table-cell office:value-type="string" calcext:value-type="string">
            <text:p>https://thelowdown.com/blog/medroxyprogesterone-acetate</text:p>
          </table:table-cell>
          <table:table-cell office:value-type="string" calcext:value-type="string">
            <text:p>http://localhost/thelowdown/wp/blog/medroxyprogesterone-acetate</text:p>
          </table:table-cell>
          <table:table-cell office:value-type="string" calcext:value-type="string">
            <text:p>/blog/medroxyprogesterone-acetate</text:p>
          </table:table-cell>
          <table:table-cell table:formula="of:=IF([.B21] = [.H21]; &quot;TRUE&quot;; &quot;FALSE&quot;)" office:value-type="string" office:string-value="TRUE" calcext:value-type="string">
            <text:p>TRUE</text:p>
          </table:table-cell>
          <table:table-cell office:value-type="string" calcext:value-type="string">
            <text:p>medroxyprogesterone-acetate</text:p>
          </table:table-cell>
          <table:table-cell table:formula="of:=IF([.C21] = [.J21]; &quot;TRUE&quot;; &quot;FALSE&quot;)" office:value-type="string" office:string-value="TRUE" calcext:value-type="string">
            <text:p>TRUE</text:p>
          </table:table-cell>
          <table:table-cell office:value-type="string" calcext:value-type="string">
            <text:p>What is Medroxyprogesterone Acetate? | The Lowdown</text:p>
          </table:table-cell>
          <table:table-cell table:formula="of:=IF([.D21] = [.L21]; &quot;TRUE&quot;; &quot;FALSE&quot;)" office:value-type="string" office:string-value="TRUE" calcext:value-type="string">
            <text:p>TRUE</text:p>
          </table:table-cell>
          <table:table-cell office:value-type="string" calcext:value-type="string">
            <text:p>As an original, first-generation synthetic progestin, medroxyprogesterone acetate has a long and varied history.</text:p>
          </table:table-cell>
          <table:table-cell table:formula="of:=IF([.E21] = [.N21]; &quot;TRUE&quot;; &quot;FALSE&quot;)" office:value-type="string" office:string-value="TRUE" calcext:value-type="string">
            <text:p>TRUE</text:p>
          </table:table-cell>
          <table:table-cell office:value-type="string" calcext:value-type="string">
            <text:p>https://thelowdown.com/blog/medroxyprogesterone-acetate</text:p>
          </table:table-cell>
          <table:table-cell table:formula="of:=IF([.F21] = [.P21]; &quot;TRUE&quot;; &quot;FALSE&quot;)" office:value-type="string" office:string-value="TRUE" calcext:value-type="string">
            <text:p>TRUE</text:p>
          </table:table-cell>
        </table:table-row>
        <table:table-row table:style-name="ro1">
          <table:table-cell office:value-type="string" calcext:value-type="string">
            <text:p>https://blog.thelowdown.com/blog/can-you-get-pregnant-on-the-pill</text:p>
          </table:table-cell>
          <table:table-cell office:value-type="string" calcext:value-type="string">
            <text:p>/blog/can-you-get-pregnant-on-the-pill</text:p>
          </table:table-cell>
          <table:table-cell office:value-type="string" calcext:value-type="string">
            <text:p>can-you-get-pregnant-on-the-pill</text:p>
          </table:table-cell>
          <table:table-cell office:value-type="string" calcext:value-type="string">
            <text:p>Can You Get Pregnant On The Pill? | The Lowdown</text:p>
          </table:table-cell>
          <table:table-cell office:value-type="string" calcext:value-type="string">
            <text:p>Although the pill has a high success rate, there are various factors that can disrupt this and put you at risk of unplanned pregnancy.</text:p>
          </table:table-cell>
          <table:table-cell office:value-type="string" calcext:value-type="string">
            <text:p>https://thelowdown.com/blog/can-you-get-pregnant-on-the-pill</text:p>
          </table:table-cell>
          <table:table-cell office:value-type="string" calcext:value-type="string">
            <text:p>http://localhost/thelowdown/wp/blog/can-you-get-pregnant-on-the-pill</text:p>
          </table:table-cell>
          <table:table-cell office:value-type="string" calcext:value-type="string">
            <text:p>/blog/can-you-get-pregnant-on-the-pill</text:p>
          </table:table-cell>
          <table:table-cell table:formula="of:=IF([.B22] = [.H22]; &quot;TRUE&quot;; &quot;FALSE&quot;)" office:value-type="string" office:string-value="TRUE" calcext:value-type="string">
            <text:p>TRUE</text:p>
          </table:table-cell>
          <table:table-cell office:value-type="string" calcext:value-type="string">
            <text:p>can-you-get-pregnant-on-the-pill</text:p>
          </table:table-cell>
          <table:table-cell table:formula="of:=IF([.C22] = [.J22]; &quot;TRUE&quot;; &quot;FALSE&quot;)" office:value-type="string" office:string-value="TRUE" calcext:value-type="string">
            <text:p>TRUE</text:p>
          </table:table-cell>
          <table:table-cell office:value-type="string" calcext:value-type="string">
            <text:p>Can You Get Pregnant On The Pill? | The Lowdown</text:p>
          </table:table-cell>
          <table:table-cell table:formula="of:=IF([.D22] = [.L22]; &quot;TRUE&quot;; &quot;FALSE&quot;)" office:value-type="string" office:string-value="TRUE" calcext:value-type="string">
            <text:p>TRUE</text:p>
          </table:table-cell>
          <table:table-cell office:value-type="string" calcext:value-type="string">
            <text:p>Although the pill has a high success rate, there are various factors that can disrupt this and put you at risk of unplanned pregnancy.</text:p>
          </table:table-cell>
          <table:table-cell table:formula="of:=IF([.E22] = [.N22]; &quot;TRUE&quot;; &quot;FALSE&quot;)" office:value-type="string" office:string-value="TRUE" calcext:value-type="string">
            <text:p>TRUE</text:p>
          </table:table-cell>
          <table:table-cell office:value-type="string" calcext:value-type="string">
            <text:p>https://thelowdown.com/blog/can-you-get-pregnant-on-the-pill</text:p>
          </table:table-cell>
          <table:table-cell table:formula="of:=IF([.F22] = [.P22]; &quot;TRUE&quot;; &quot;FALSE&quot;)" office:value-type="string" office:string-value="TRUE" calcext:value-type="string">
            <text:p>TRUE</text:p>
          </table:table-cell>
        </table:table-row>
        <table:table-row table:style-name="ro1">
          <table:table-cell office:value-type="string" calcext:value-type="string">
            <text:p>https://blog.thelowdown.com/blog/removing-iud-pandemic</text:p>
          </table:table-cell>
          <table:table-cell office:value-type="string" calcext:value-type="string">
            <text:p>/blog/removing-iud-pandemic</text:p>
          </table:table-cell>
          <table:table-cell office:value-type="string" calcext:value-type="string">
            <text:p>removing-iud-pandemic</text:p>
          </table:table-cell>
          <table:table-cell office:value-type="string" calcext:value-type="string">
            <text:p>Removing My Coil (IUD) During A Pandemic | The Lowdown</text:p>
          </table:table-cell>
          <table:table-cell office:value-type="string" calcext:value-type="string">
            <text:p>One woman's honest experience of getting her IUD coil removed during Covid-19.</text:p>
          </table:table-cell>
          <table:table-cell office:value-type="string" calcext:value-type="string">
            <text:p>https://thelowdown.com/blog/removing-iud-pandemic</text:p>
          </table:table-cell>
          <table:table-cell office:value-type="string" calcext:value-type="string">
            <text:p>http://localhost/thelowdown/wp/blog/removing-iud-pandemic</text:p>
          </table:table-cell>
          <table:table-cell office:value-type="string" calcext:value-type="string">
            <text:p>/blog/removing-iud-pandemic</text:p>
          </table:table-cell>
          <table:table-cell table:formula="of:=IF([.B23] = [.H23]; &quot;TRUE&quot;; &quot;FALSE&quot;)" office:value-type="string" office:string-value="TRUE" calcext:value-type="string">
            <text:p>TRUE</text:p>
          </table:table-cell>
          <table:table-cell office:value-type="string" calcext:value-type="string">
            <text:p>removing-iud-pandemic</text:p>
          </table:table-cell>
          <table:table-cell table:formula="of:=IF([.C23] = [.J23]; &quot;TRUE&quot;; &quot;FALSE&quot;)" office:value-type="string" office:string-value="TRUE" calcext:value-type="string">
            <text:p>TRUE</text:p>
          </table:table-cell>
          <table:table-cell office:value-type="string" calcext:value-type="string">
            <text:p>Removing My Coil (IUD) During A Pandemic | The Lowdown</text:p>
          </table:table-cell>
          <table:table-cell table:formula="of:=IF([.D23] = [.L23]; &quot;TRUE&quot;; &quot;FALSE&quot;)" office:value-type="string" office:string-value="TRUE" calcext:value-type="string">
            <text:p>TRUE</text:p>
          </table:table-cell>
          <table:table-cell office:value-type="string" calcext:value-type="string">
            <text:p>One woman's honest experience of getting her IUD coil removed during Covid-19.</text:p>
          </table:table-cell>
          <table:table-cell table:formula="of:=IF([.E23] = [.N23]; &quot;TRUE&quot;; &quot;FALSE&quot;)" office:value-type="string" office:string-value="TRUE" calcext:value-type="string">
            <text:p>TRUE</text:p>
          </table:table-cell>
          <table:table-cell office:value-type="string" calcext:value-type="string">
            <text:p>https://thelowdown.com/blog/removing-iud-pandemic</text:p>
          </table:table-cell>
          <table:table-cell table:formula="of:=IF([.F23] = [.P23]; &quot;TRUE&quot;; &quot;FALSE&quot;)" office:value-type="string" office:string-value="TRUE" calcext:value-type="string">
            <text:p>TRUE</text:p>
          </table:table-cell>
        </table:table-row>
        <table:table-row table:style-name="ro1">
          <table:table-cell office:value-type="string" calcext:value-type="string">
            <text:p>https://blog.thelowdown.com/blog/painful-sex-during-pregnancy</text:p>
          </table:table-cell>
          <table:table-cell office:value-type="string" calcext:value-type="string">
            <text:p>/blog/painful-sex-during-pregnancy</text:p>
          </table:table-cell>
          <table:table-cell office:value-type="string" calcext:value-type="string">
            <text:p>painful-sex-during-pregnancy</text:p>
          </table:table-cell>
          <table:table-cell office:value-type="string" calcext:value-type="string">
            <text:p>Reasons for Painful Sex During Pregnancy | The Lowdown</text:p>
          </table:table-cell>
          <table:table-cell office:value-type="string" calcext:value-type="string">
            <text:p>Pregnancy causes multiple changes to your body, some of which might make sex painful. Here’s why sex can hurt whilst pregnant and things you can do to help.</text:p>
          </table:table-cell>
          <table:table-cell office:value-type="string" calcext:value-type="string">
            <text:p>https://thelowdown.com/blog/painful-sex-during-pregnancy</text:p>
          </table:table-cell>
          <table:table-cell office:value-type="string" calcext:value-type="string">
            <text:p>http://localhost/thelowdown/wp/blog/painful-sex-during-pregnancy</text:p>
          </table:table-cell>
          <table:table-cell office:value-type="string" calcext:value-type="string">
            <text:p>/blog/painful-sex-during-pregnancy</text:p>
          </table:table-cell>
          <table:table-cell table:formula="of:=IF([.B24] = [.H24]; &quot;TRUE&quot;; &quot;FALSE&quot;)" office:value-type="string" office:string-value="TRUE" calcext:value-type="string">
            <text:p>TRUE</text:p>
          </table:table-cell>
          <table:table-cell office:value-type="string" calcext:value-type="string">
            <text:p>painful-sex-during-pregnancy</text:p>
          </table:table-cell>
          <table:table-cell table:formula="of:=IF([.C24] = [.J24]; &quot;TRUE&quot;; &quot;FALSE&quot;)" office:value-type="string" office:string-value="TRUE" calcext:value-type="string">
            <text:p>TRUE</text:p>
          </table:table-cell>
          <table:table-cell office:value-type="string" calcext:value-type="string">
            <text:p>Reasons for Painful Sex During Pregnancy | The Lowdown</text:p>
          </table:table-cell>
          <table:table-cell table:formula="of:=IF([.D24] = [.L24]; &quot;TRUE&quot;; &quot;FALSE&quot;)" office:value-type="string" office:string-value="TRUE" calcext:value-type="string">
            <text:p>TRUE</text:p>
          </table:table-cell>
          <table:table-cell office:value-type="string" calcext:value-type="string">
            <text:p>Pregnancy causes multiple changes to your body, some of which might make sex painful. Here’s why sex can hurt whilst pregnant and things you can do to help.</text:p>
          </table:table-cell>
          <table:table-cell table:formula="of:=IF([.E24] = [.N24]; &quot;TRUE&quot;; &quot;FALSE&quot;)" office:value-type="string" office:string-value="TRUE" calcext:value-type="string">
            <text:p>TRUE</text:p>
          </table:table-cell>
          <table:table-cell office:value-type="string" calcext:value-type="string">
            <text:p>https://thelowdown.com/blog/painful-sex-during-pregnancy</text:p>
          </table:table-cell>
          <table:table-cell table:formula="of:=IF([.F24] = [.P24]; &quot;TRUE&quot;; &quot;FALSE&quot;)" office:value-type="string" office:string-value="TRUE" calcext:value-type="string">
            <text:p>TRUE</text:p>
          </table:table-cell>
        </table:table-row>
        <table:table-row table:style-name="ro1">
          <table:table-cell office:value-type="string" calcext:value-type="string">
            <text:p>https://blog.thelowdown.com/blog/intimate-washes</text:p>
          </table:table-cell>
          <table:table-cell office:value-type="string" calcext:value-type="string">
            <text:p>/blog/intimate-washes</text:p>
          </table:table-cell>
          <table:table-cell office:value-type="string" calcext:value-type="string">
            <text:p>intimate-washes</text:p>
          </table:table-cell>
          <table:table-cell office:value-type="string" calcext:value-type="string">
            <text:p>Feminine Washes - Should We Use Them? | The Lowdown</text:p>
          </table:table-cell>
          <table:table-cell office:value-type="string" calcext:value-type="string">
            <text:p>As appealing as they may sound, using intimate washes could actually cause more harm than good by disrupting your vaginal pH.</text:p>
          </table:table-cell>
          <table:table-cell office:value-type="string" calcext:value-type="string">
            <text:p>https://thelowdown.com/blog/intimate-washes</text:p>
          </table:table-cell>
          <table:table-cell office:value-type="string" calcext:value-type="string">
            <text:p>http://localhost/thelowdown/wp/blog/intimate-washes</text:p>
          </table:table-cell>
          <table:table-cell office:value-type="string" calcext:value-type="string">
            <text:p>/blog/intimate-washes</text:p>
          </table:table-cell>
          <table:table-cell table:formula="of:=IF([.B25] = [.H25]; &quot;TRUE&quot;; &quot;FALSE&quot;)" office:value-type="string" office:string-value="TRUE" calcext:value-type="string">
            <text:p>TRUE</text:p>
          </table:table-cell>
          <table:table-cell office:value-type="string" calcext:value-type="string">
            <text:p>intimate-washes</text:p>
          </table:table-cell>
          <table:table-cell table:formula="of:=IF([.C25] = [.J25]; &quot;TRUE&quot;; &quot;FALSE&quot;)" office:value-type="string" office:string-value="TRUE" calcext:value-type="string">
            <text:p>TRUE</text:p>
          </table:table-cell>
          <table:table-cell office:value-type="string" calcext:value-type="string">
            <text:p>Feminine Washes - Should We Use Them? | The Lowdown</text:p>
          </table:table-cell>
          <table:table-cell table:formula="of:=IF([.D25] = [.L25]; &quot;TRUE&quot;; &quot;FALSE&quot;)" office:value-type="string" office:string-value="TRUE" calcext:value-type="string">
            <text:p>TRUE</text:p>
          </table:table-cell>
          <table:table-cell office:value-type="string" calcext:value-type="string">
            <text:p>As appealing as they may sound, using intimate washes could actually cause more harm than good by disrupting your vaginal pH.</text:p>
          </table:table-cell>
          <table:table-cell table:formula="of:=IF([.E25] = [.N25]; &quot;TRUE&quot;; &quot;FALSE&quot;)" office:value-type="string" office:string-value="TRUE" calcext:value-type="string">
            <text:p>TRUE</text:p>
          </table:table-cell>
          <table:table-cell office:value-type="string" calcext:value-type="string">
            <text:p>https://thelowdown.com/blog/intimate-washes</text:p>
          </table:table-cell>
          <table:table-cell table:formula="of:=IF([.F25] = [.P25]; &quot;TRUE&quot;; &quot;FALSE&quot;)" office:value-type="string" office:string-value="TRUE" calcext:value-type="string">
            <text:p>TRUE</text:p>
          </table:table-cell>
        </table:table-row>
        <table:table-row table:style-name="ro1">
          <table:table-cell office:value-type="string" calcext:value-type="string">
            <text:p>https://blog.thelowdown.com/blog/iud-brands</text:p>
          </table:table-cell>
          <table:table-cell office:value-type="string" calcext:value-type="string">
            <text:p>/blog/iud-brands</text:p>
          </table:table-cell>
          <table:table-cell office:value-type="string" calcext:value-type="string">
            <text:p>iud-brands</text:p>
          </table:table-cell>
          <table:table-cell office:value-type="string" calcext:value-type="string">
            <text:p>IUD brands - The Lowdown</text:p>
          </table:table-cell>
          <table:table-cell office:value-type="string" calcext:value-type="string">
            <text:p>Learn about what an IUD is, how it works, as well as the benefits and the side effects</text:p>
          </table:table-cell>
          <table:table-cell office:value-type="string" calcext:value-type="string">
            <text:p>https://thelowdown.com/blog/iud-brands</text:p>
          </table:table-cell>
          <table:table-cell office:value-type="string" calcext:value-type="string">
            <text:p>http://localhost/thelowdown/wp/blog/iud-brands</text:p>
          </table:table-cell>
          <table:table-cell office:value-type="string" calcext:value-type="string">
            <text:p>/blog/iud-brands</text:p>
          </table:table-cell>
          <table:table-cell table:formula="of:=IF([.B26] = [.H26]; &quot;TRUE&quot;; &quot;FALSE&quot;)" office:value-type="string" office:string-value="TRUE" calcext:value-type="string">
            <text:p>TRUE</text:p>
          </table:table-cell>
          <table:table-cell office:value-type="string" calcext:value-type="string">
            <text:p>iud-brands</text:p>
          </table:table-cell>
          <table:table-cell table:formula="of:=IF([.C26] = [.J26]; &quot;TRUE&quot;; &quot;FALSE&quot;)" office:value-type="string" office:string-value="TRUE" calcext:value-type="string">
            <text:p>TRUE</text:p>
          </table:table-cell>
          <table:table-cell office:value-type="string" calcext:value-type="string">
            <text:p>IUD brands - The Lowdown</text:p>
          </table:table-cell>
          <table:table-cell table:formula="of:=IF([.D26] = [.L26]; &quot;TRUE&quot;; &quot;FALSE&quot;)" office:value-type="string" office:string-value="TRUE" calcext:value-type="string">
            <text:p>TRUE</text:p>
          </table:table-cell>
          <table:table-cell office:value-type="string" calcext:value-type="string">
            <text:p>Learn about what an IUD is, how it works, as well as the benefits and the side effects</text:p>
          </table:table-cell>
          <table:table-cell table:formula="of:=IF([.E26] = [.N26]; &quot;TRUE&quot;; &quot;FALSE&quot;)" office:value-type="string" office:string-value="TRUE" calcext:value-type="string">
            <text:p>TRUE</text:p>
          </table:table-cell>
          <table:table-cell office:value-type="string" calcext:value-type="string">
            <text:p>https://thelowdown.com/blog/iud-brands</text:p>
          </table:table-cell>
          <table:table-cell table:formula="of:=IF([.F26] = [.P26]; &quot;TRUE&quot;; &quot;FALSE&quot;)" office:value-type="string" office:string-value="TRUE" calcext:value-type="string">
            <text:p>TRUE</text:p>
          </table:table-cell>
        </table:table-row>
        <table:table-row table:style-name="ro1">
          <table:table-cell office:value-type="string" calcext:value-type="string">
            <text:p>https://blog.thelowdown.com/blog/the-hormonal-coil-all-your-questions-answered</text:p>
          </table:table-cell>
          <table:table-cell office:value-type="string" calcext:value-type="string">
            <text:p>/blog/the-hormonal-coil-all-your-questions-answered</text:p>
          </table:table-cell>
          <table:table-cell office:value-type="string" calcext:value-type="string">
            <text:p>the-hormonal-coil-all-your-questions-answered</text:p>
          </table:table-cell>
          <table:table-cell office:value-type="string" calcext:value-type="string">
            <text:p>The Hormonal Coil (Mirena) - FAQ Guide | The Lowdown</text:p>
          </table:table-cell>
          <table:table-cell office:value-type="string" calcext:value-type="string">
            <text:p>The Hormonal coil (IUS) is women’s favourite method of contraception. The Hormonal IUS (brands include Mirena, Levosert and Jaydess) tops our overall satisfaction ratings - with an average 3.5 out of 5.</text:p>
          </table:table-cell>
          <table:table-cell office:value-type="string" calcext:value-type="string">
            <text:p>https://thelowdown.com/blog/the-hormonal-coil-all-your-questions-answered</text:p>
          </table:table-cell>
          <table:table-cell office:value-type="string" calcext:value-type="string">
            <text:p>http://localhost/thelowdown/wp/blog/the-hormonal-coil-all-your-questions-answered</text:p>
          </table:table-cell>
          <table:table-cell office:value-type="string" calcext:value-type="string">
            <text:p>/blog/the-hormonal-coil-all-your-questions-answered</text:p>
          </table:table-cell>
          <table:table-cell table:formula="of:=IF([.B27] = [.H27]; &quot;TRUE&quot;; &quot;FALSE&quot;)" office:value-type="string" office:string-value="TRUE" calcext:value-type="string">
            <text:p>TRUE</text:p>
          </table:table-cell>
          <table:table-cell office:value-type="string" calcext:value-type="string">
            <text:p>the-hormonal-coil-all-your-questions-answered</text:p>
          </table:table-cell>
          <table:table-cell table:formula="of:=IF([.C27] = [.J27]; &quot;TRUE&quot;; &quot;FALSE&quot;)" office:value-type="string" office:string-value="TRUE" calcext:value-type="string">
            <text:p>TRUE</text:p>
          </table:table-cell>
          <table:table-cell office:value-type="string" calcext:value-type="string">
            <text:p>The Hormonal Coil (Mirena) - FAQ Guide | The Lowdown</text:p>
          </table:table-cell>
          <table:table-cell table:formula="of:=IF([.D27] = [.L27]; &quot;TRUE&quot;; &quot;FALSE&quot;)" office:value-type="string" office:string-value="TRUE" calcext:value-type="string">
            <text:p>TRUE</text:p>
          </table:table-cell>
          <table:table-cell office:value-type="string" calcext:value-type="string">
            <text:p>The Hormonal coil (IUS) is women’s favourite method of contraception. The Hormonal IUS (brands include Mirena, Levosert and Jaydess) tops our overall satisfaction ratings - with an average 3.5 out of 5.</text:p>
          </table:table-cell>
          <table:table-cell table:formula="of:=IF([.E27] = [.N27]; &quot;TRUE&quot;; &quot;FALSE&quot;)" office:value-type="string" office:string-value="TRUE" calcext:value-type="string">
            <text:p>TRUE</text:p>
          </table:table-cell>
          <table:table-cell office:value-type="string" calcext:value-type="string">
            <text:p>https://thelowdown.com/blog/the-hormonal-coil-all-your-questions-answered</text:p>
          </table:table-cell>
          <table:table-cell table:formula="of:=IF([.F27] = [.P27]; &quot;TRUE&quot;; &quot;FALSE&quot;)" office:value-type="string" office:string-value="TRUE" calcext:value-type="string">
            <text:p>TRUE</text:p>
          </table:table-cell>
        </table:table-row>
        <table:table-row table:style-name="ro1">
          <table:table-cell office:value-type="string" calcext:value-type="string">
            <text:p>https://blog.thelowdown.com/blog/drospirenone</text:p>
          </table:table-cell>
          <table:table-cell office:value-type="string" calcext:value-type="string">
            <text:p>/blog/drospirenone</text:p>
          </table:table-cell>
          <table:table-cell office:value-type="string" calcext:value-type="string">
            <text:p>drospirenone</text:p>
          </table:table-cell>
          <table:table-cell office:value-type="string" calcext:value-type="string">
            <text:p>What Is Drospirenone &amp; How Does It Work? | The Lowdown</text:p>
          </table:table-cell>
          <table:table-cell office:value-type="string" calcext:value-type="string">
            <text:p>Drospirenone is a synthetic progestin used alongside synthetic oestrogens in the combined pill. Read more about what it is, how it works. Read more.</text:p>
          </table:table-cell>
          <table:table-cell office:value-type="string" calcext:value-type="string">
            <text:p>https://thelowdown.com/blog/drospirenone</text:p>
          </table:table-cell>
          <table:table-cell office:value-type="string" calcext:value-type="string">
            <text:p>http://localhost/thelowdown/wp/blog/drospirenone</text:p>
          </table:table-cell>
          <table:table-cell office:value-type="string" calcext:value-type="string">
            <text:p>/blog/drospirenone</text:p>
          </table:table-cell>
          <table:table-cell table:formula="of:=IF([.B28] = [.H28]; &quot;TRUE&quot;; &quot;FALSE&quot;)" office:value-type="string" office:string-value="TRUE" calcext:value-type="string">
            <text:p>TRUE</text:p>
          </table:table-cell>
          <table:table-cell office:value-type="string" calcext:value-type="string">
            <text:p>drospirenone</text:p>
          </table:table-cell>
          <table:table-cell table:formula="of:=IF([.C28] = [.J28]; &quot;TRUE&quot;; &quot;FALSE&quot;)" office:value-type="string" office:string-value="TRUE" calcext:value-type="string">
            <text:p>TRUE</text:p>
          </table:table-cell>
          <table:table-cell office:value-type="string" calcext:value-type="string">
            <text:p>What Is Drospirenone &amp; How Does It Work? | The Lowdown</text:p>
          </table:table-cell>
          <table:table-cell table:formula="of:=IF([.D28] = [.L28]; &quot;TRUE&quot;; &quot;FALSE&quot;)" office:value-type="string" office:string-value="TRUE" calcext:value-type="string">
            <text:p>TRUE</text:p>
          </table:table-cell>
          <table:table-cell office:value-type="string" calcext:value-type="string">
            <text:p>Drospirenone is a synthetic progestin used alongside synthetic oestrogens in the combined pill. Read more about what it is, how it works. Read more.</text:p>
          </table:table-cell>
          <table:table-cell table:formula="of:=IF([.E28] = [.N28]; &quot;TRUE&quot;; &quot;FALSE&quot;)" office:value-type="string" office:string-value="TRUE" calcext:value-type="string">
            <text:p>TRUE</text:p>
          </table:table-cell>
          <table:table-cell office:value-type="string" calcext:value-type="string">
            <text:p>https://thelowdown.com/blog/drospirenone</text:p>
          </table:table-cell>
          <table:table-cell table:formula="of:=IF([.F28] = [.P28]; &quot;TRUE&quot;; &quot;FALSE&quot;)" office:value-type="string" office:string-value="TRUE" calcext:value-type="string">
            <text:p>TRUE</text:p>
          </table:table-cell>
        </table:table-row>
        <table:table-row table:style-name="ro1">
          <table:table-cell office:value-type="string" calcext:value-type="string">
            <text:p>https://blog.thelowdown.com/blog/tag/dr-becky-mawson</text:p>
          </table:table-cell>
          <table:table-cell office:value-type="string" calcext:value-type="string">
            <text:p>/blog/tag/dr-becky-mawson</text:p>
          </table:table-cell>
          <table:table-cell office:value-type="string" calcext:value-type="string">
            <text:p>dr-becky-mawson</text:p>
          </table:table-cell>
          <table:table-cell office:value-type="string" calcext:value-type="string">
            <text:p>Dr Becky Mawson Archives - The Lowdown</text:p>
          </table:table-cell>
          <table:table-cell office:value-type="string" calcext:value-type="string">
            <text:p>N/A</text:p>
          </table:table-cell>
          <table:table-cell office:value-type="string" calcext:value-type="string">
            <text:p>/blog/tag/dr-becky-mawson</text:p>
          </table:table-cell>
          <table:table-cell office:value-type="string" calcext:value-type="string">
            <text:p>http://localhost/thelowdown/wp/blog/tag/dr-becky-mawson</text:p>
          </table:table-cell>
          <table:table-cell office:value-type="string" calcext:value-type="string">
            <text:p>/blog/tag/dr-becky-mawson</text:p>
          </table:table-cell>
          <table:table-cell table:formula="of:=IF([.B29] = [.H29]; &quot;TRUE&quot;; &quot;FALSE&quot;)" office:value-type="string" office:string-value="TRUE" calcext:value-type="string">
            <text:p>TRUE</text:p>
          </table:table-cell>
          <table:table-cell office:value-type="string" calcext:value-type="string">
            <text:p>dr-becky-mawson</text:p>
          </table:table-cell>
          <table:table-cell table:formula="of:=IF([.C29] = [.J29]; &quot;TRUE&quot;; &quot;FALSE&quot;)" office:value-type="string" office:string-value="TRUE" calcext:value-type="string">
            <text:p>TRUE</text:p>
          </table:table-cell>
          <table:table-cell office:value-type="string" calcext:value-type="string">
            <text:p>Dr Becky Mawson Archives - The Lowdown</text:p>
          </table:table-cell>
          <table:table-cell table:formula="of:=IF([.D29] = [.L29]; &quot;TRUE&quot;; &quot;FALSE&quot;)" office:value-type="string" office:string-value="TRUE" calcext:value-type="string">
            <text:p>TRUE</text:p>
          </table:table-cell>
          <table:table-cell office:value-type="string" calcext:value-type="string">
            <text:p>N/A</text:p>
          </table:table-cell>
          <table:table-cell table:formula="of:=IF([.E29] = [.N29]; &quot;TRUE&quot;; &quot;FALSE&quot;)" office:value-type="string" office:string-value="TRUE" calcext:value-type="string">
            <text:p>TRUE</text:p>
          </table:table-cell>
          <table:table-cell office:value-type="string" calcext:value-type="string">
            <text:p>/blog/tag/dr-becky-mawson</text:p>
          </table:table-cell>
          <table:table-cell table:formula="of:=IF([.F29] = [.P29]; &quot;TRUE&quot;; &quot;FALSE&quot;)" office:value-type="string" office:string-value="TRUE" calcext:value-type="string">
            <text:p>TRUE</text:p>
          </table:table-cell>
        </table:table-row>
        <table:table-row table:style-name="ro1">
          <table:table-cell office:value-type="string" calcext:value-type="string">
            <text:p>https://blog.thelowdown.com/blog/ovulation-bleeding</text:p>
          </table:table-cell>
          <table:table-cell office:value-type="string" calcext:value-type="string">
            <text:p>/blog/ovulation-bleeding</text:p>
          </table:table-cell>
          <table:table-cell office:value-type="string" calcext:value-type="string">
            <text:p>ovulation-bleeding</text:p>
          </table:table-cell>
          <table:table-cell office:value-type="string" calcext:value-type="string">
            <text:p>Ovulation Bleeding &amp; Spotting - FAQ Guide | The Lowdown</text:p>
          </table:table-cell>
          <table:table-cell office:value-type="string" calcext:value-type="string">
            <text:p>A complete guide to bodily fluids including ovulation bleeding. Signs to watch out for, what the different symptoms could mean, and when to call the GP.</text:p>
          </table:table-cell>
          <table:table-cell office:value-type="string" calcext:value-type="string">
            <text:p>https://thelowdown.com/blog/ovulation-bleeding</text:p>
          </table:table-cell>
          <table:table-cell office:value-type="string" calcext:value-type="string">
            <text:p>http://localhost/thelowdown/wp/blog/ovulation-bleeding</text:p>
          </table:table-cell>
          <table:table-cell office:value-type="string" calcext:value-type="string">
            <text:p>/blog/ovulation-bleeding</text:p>
          </table:table-cell>
          <table:table-cell table:formula="of:=IF([.B30] = [.H30]; &quot;TRUE&quot;; &quot;FALSE&quot;)" office:value-type="string" office:string-value="TRUE" calcext:value-type="string">
            <text:p>TRUE</text:p>
          </table:table-cell>
          <table:table-cell office:value-type="string" calcext:value-type="string">
            <text:p>ovulation-bleeding</text:p>
          </table:table-cell>
          <table:table-cell table:formula="of:=IF([.C30] = [.J30]; &quot;TRUE&quot;; &quot;FALSE&quot;)" office:value-type="string" office:string-value="TRUE" calcext:value-type="string">
            <text:p>TRUE</text:p>
          </table:table-cell>
          <table:table-cell office:value-type="string" calcext:value-type="string">
            <text:p>Ovulation Bleeding &amp; Spotting - FAQ Guide | The Lowdown</text:p>
          </table:table-cell>
          <table:table-cell table:formula="of:=IF([.D30] = [.L30]; &quot;TRUE&quot;; &quot;FALSE&quot;)" office:value-type="string" office:string-value="TRUE" calcext:value-type="string">
            <text:p>TRUE</text:p>
          </table:table-cell>
          <table:table-cell office:value-type="string" calcext:value-type="string">
            <text:p>A complete guide to bodily fluids including ovulation bleeding. Signs to watch out for, what the different symptoms could mean, and when to call the GP.</text:p>
          </table:table-cell>
          <table:table-cell table:formula="of:=IF([.E30] = [.N30]; &quot;TRUE&quot;; &quot;FALSE&quot;)" office:value-type="string" office:string-value="TRUE" calcext:value-type="string">
            <text:p>TRUE</text:p>
          </table:table-cell>
          <table:table-cell office:value-type="string" calcext:value-type="string">
            <text:p>https://thelowdown.com/blog/ovulation-bleeding</text:p>
          </table:table-cell>
          <table:table-cell table:formula="of:=IF([.F30] = [.P30]; &quot;TRUE&quot;; &quot;FALSE&quot;)" office:value-type="string" office:string-value="TRUE" calcext:value-type="string">
            <text:p>TRUE</text:p>
          </table:table-cell>
        </table:table-row>
        <table:table-row table:style-name="ro1">
          <table:table-cell office:value-type="string" calcext:value-type="string">
            <text:p>https://blog.thelowdown.com/blog/tag/dr-becky</text:p>
          </table:table-cell>
          <table:table-cell office:value-type="string" calcext:value-type="string">
            <text:p>/blog/tag/dr-becky</text:p>
          </table:table-cell>
          <table:table-cell office:value-type="string" calcext:value-type="string">
            <text:p>dr-becky</text:p>
          </table:table-cell>
          <table:table-cell office:value-type="string" calcext:value-type="string">
            <text:p>Dr Becky Archives - The Lowdown</text:p>
          </table:table-cell>
          <table:table-cell office:value-type="string" calcext:value-type="string">
            <text:p>N/A</text:p>
          </table:table-cell>
          <table:table-cell office:value-type="string" calcext:value-type="string">
            <text:p>/blog/tag/dr-becky</text:p>
          </table:table-cell>
          <table:table-cell office:value-type="string" calcext:value-type="string">
            <text:p>http://localhost/thelowdown/wp/blog/tag/dr-becky</text:p>
          </table:table-cell>
          <table:table-cell office:value-type="string" calcext:value-type="string">
            <text:p>/blog/tag/dr-becky</text:p>
          </table:table-cell>
          <table:table-cell table:formula="of:=IF([.B31] = [.H31]; &quot;TRUE&quot;; &quot;FALSE&quot;)" office:value-type="string" office:string-value="TRUE" calcext:value-type="string">
            <text:p>TRUE</text:p>
          </table:table-cell>
          <table:table-cell office:value-type="string" calcext:value-type="string">
            <text:p>dr-becky</text:p>
          </table:table-cell>
          <table:table-cell table:formula="of:=IF([.C31] = [.J31]; &quot;TRUE&quot;; &quot;FALSE&quot;)" office:value-type="string" office:string-value="TRUE" calcext:value-type="string">
            <text:p>TRUE</text:p>
          </table:table-cell>
          <table:table-cell office:value-type="string" calcext:value-type="string">
            <text:p>Dr Becky Archives - The Lowdown</text:p>
          </table:table-cell>
          <table:table-cell table:formula="of:=IF([.D31] = [.L31]; &quot;TRUE&quot;; &quot;FALSE&quot;)" office:value-type="string" office:string-value="TRUE" calcext:value-type="string">
            <text:p>TRUE</text:p>
          </table:table-cell>
          <table:table-cell office:value-type="string" calcext:value-type="string">
            <text:p>N/A</text:p>
          </table:table-cell>
          <table:table-cell table:formula="of:=IF([.E31] = [.N31]; &quot;TRUE&quot;; &quot;FALSE&quot;)" office:value-type="string" office:string-value="TRUE" calcext:value-type="string">
            <text:p>TRUE</text:p>
          </table:table-cell>
          <table:table-cell office:value-type="string" calcext:value-type="string">
            <text:p>/blog/tag/dr-becky</text:p>
          </table:table-cell>
          <table:table-cell table:formula="of:=IF([.F31] = [.P31]; &quot;TRUE&quot;; &quot;FALSE&quot;)" office:value-type="string" office:string-value="TRUE" calcext:value-type="string">
            <text:p>TRUE</text:p>
          </table:table-cell>
        </table:table-row>
        <table:table-row table:style-name="ro1">
          <table:table-cell office:value-type="string" calcext:value-type="string">
            <text:p>https://blog.thelowdown.com/blog/norethisterone-enanthate</text:p>
          </table:table-cell>
          <table:table-cell office:value-type="string" calcext:value-type="string">
            <text:p>/blog/norethisterone-enanthate</text:p>
          </table:table-cell>
          <table:table-cell office:value-type="string" calcext:value-type="string">
            <text:p>norethisterone-enanthate</text:p>
          </table:table-cell>
          <table:table-cell office:value-type="string" calcext:value-type="string">
            <text:p>Norethisterone Enanthate | The Lowdown</text:p>
          </table:table-cell>
          <table:table-cell office:value-type="string" calcext:value-type="string">
            <text:p>Norethisterone enanthate flies solo; a synthetic progestin, it’s used on its own in the contraceptive injection called Noristerat.</text:p>
          </table:table-cell>
          <table:table-cell office:value-type="string" calcext:value-type="string">
            <text:p>https://thelowdown.com/blog/norethisterone-enanthate</text:p>
          </table:table-cell>
          <table:table-cell office:value-type="string" calcext:value-type="string">
            <text:p>http://localhost/thelowdown/wp/blog/norethisterone-enanthate</text:p>
          </table:table-cell>
          <table:table-cell office:value-type="string" calcext:value-type="string">
            <text:p>/blog/norethisterone-enanthate</text:p>
          </table:table-cell>
          <table:table-cell table:formula="of:=IF([.B32] = [.H32]; &quot;TRUE&quot;; &quot;FALSE&quot;)" office:value-type="string" office:string-value="TRUE" calcext:value-type="string">
            <text:p>TRUE</text:p>
          </table:table-cell>
          <table:table-cell office:value-type="string" calcext:value-type="string">
            <text:p>norethisterone-enanthate</text:p>
          </table:table-cell>
          <table:table-cell table:formula="of:=IF([.C32] = [.J32]; &quot;TRUE&quot;; &quot;FALSE&quot;)" office:value-type="string" office:string-value="TRUE" calcext:value-type="string">
            <text:p>TRUE</text:p>
          </table:table-cell>
          <table:table-cell office:value-type="string" calcext:value-type="string">
            <text:p>Norethisterone Enanthate | The Lowdown</text:p>
          </table:table-cell>
          <table:table-cell table:formula="of:=IF([.D32] = [.L32]; &quot;TRUE&quot;; &quot;FALSE&quot;)" office:value-type="string" office:string-value="TRUE" calcext:value-type="string">
            <text:p>TRUE</text:p>
          </table:table-cell>
          <table:table-cell office:value-type="string" calcext:value-type="string">
            <text:p>Norethisterone enanthate flies solo; a synthetic progestin, it’s used on its own in the contraceptive injection called Noristerat.</text:p>
          </table:table-cell>
          <table:table-cell table:formula="of:=IF([.E32] = [.N32]; &quot;TRUE&quot;; &quot;FALSE&quot;)" office:value-type="string" office:string-value="TRUE" calcext:value-type="string">
            <text:p>TRUE</text:p>
          </table:table-cell>
          <table:table-cell office:value-type="string" calcext:value-type="string">
            <text:p>https://thelowdown.com/blog/norethisterone-enanthate</text:p>
          </table:table-cell>
          <table:table-cell table:formula="of:=IF([.F32] = [.P32]; &quot;TRUE&quot;; &quot;FALSE&quot;)" office:value-type="string" office:string-value="TRUE" calcext:value-type="string">
            <text:p>TRUE</text:p>
          </table:table-cell>
        </table:table-row>
        <table:table-row table:style-name="ro1">
          <table:table-cell office:value-type="string" calcext:value-type="string">
            <text:p>https://blog.thelowdown.com/blog/microgynon-breastfeeding</text:p>
          </table:table-cell>
          <table:table-cell office:value-type="string" calcext:value-type="string">
            <text:p>/blog/microgynon-breastfeeding</text:p>
          </table:table-cell>
          <table:table-cell office:value-type="string" calcext:value-type="string">
            <text:p>microgynon-breastfeeding</text:p>
          </table:table-cell>
          <table:table-cell office:value-type="string" calcext:value-type="string">
            <text:p>Microgynon and Breastfeeding - Is It Safe? | The Lowdown</text:p>
          </table:table-cell>
          <table:table-cell office:value-type="string" calcext:value-type="string">
            <text:p>Can you take the Microgynon contraceptive pill while breastfeeding? Here our doctors share if Microgynon is safe to take while breastfeeding.</text:p>
          </table:table-cell>
          <table:table-cell office:value-type="string" calcext:value-type="string">
            <text:p>/blog/microgynon-breastfeeding</text:p>
          </table:table-cell>
          <table:table-cell office:value-type="string" calcext:value-type="string">
            <text:p>http://localhost/thelowdown/wp/blog/microgynon-breastfeeding</text:p>
          </table:table-cell>
          <table:table-cell office:value-type="string" calcext:value-type="string">
            <text:p>/blog/microgynon-breastfeeding</text:p>
          </table:table-cell>
          <table:table-cell table:formula="of:=IF([.B33] = [.H33]; &quot;TRUE&quot;; &quot;FALSE&quot;)" office:value-type="string" office:string-value="TRUE" calcext:value-type="string">
            <text:p>TRUE</text:p>
          </table:table-cell>
          <table:table-cell office:value-type="string" calcext:value-type="string">
            <text:p>microgynon-breastfeeding</text:p>
          </table:table-cell>
          <table:table-cell table:formula="of:=IF([.C33] = [.J33]; &quot;TRUE&quot;; &quot;FALSE&quot;)" office:value-type="string" office:string-value="TRUE" calcext:value-type="string">
            <text:p>TRUE</text:p>
          </table:table-cell>
          <table:table-cell office:value-type="string" calcext:value-type="string">
            <text:p>Microgynon and Breastfeeding - Is It Safe? | The Lowdown</text:p>
          </table:table-cell>
          <table:table-cell table:formula="of:=IF([.D33] = [.L33]; &quot;TRUE&quot;; &quot;FALSE&quot;)" office:value-type="string" office:string-value="TRUE" calcext:value-type="string">
            <text:p>TRUE</text:p>
          </table:table-cell>
          <table:table-cell office:value-type="string" calcext:value-type="string">
            <text:p>Can you take the Microgynon contraceptive pill while breastfeeding? Here our doctors share if Microgynon is safe to take while breastfeeding.</text:p>
          </table:table-cell>
          <table:table-cell table:formula="of:=IF([.E33] = [.N33]; &quot;TRUE&quot;; &quot;FALSE&quot;)" office:value-type="string" office:string-value="TRUE" calcext:value-type="string">
            <text:p>TRUE</text:p>
          </table:table-cell>
          <table:table-cell office:value-type="string" calcext:value-type="string">
            <text:p>/blog/microgynon-breastfeeding</text:p>
          </table:table-cell>
          <table:table-cell table:formula="of:=IF([.F33] = [.P33]; &quot;TRUE&quot;; &quot;FALSE&quot;)" office:value-type="string" office:string-value="TRUE" calcext:value-type="string">
            <text:p>TRUE</text:p>
          </table:table-cell>
        </table:table-row>
        <table:table-row table:style-name="ro1">
          <table:table-cell office:value-type="string" calcext:value-type="string">
            <text:p>https://blog.thelowdown.com/blog/covid-19-vaccine-fertility-periods</text:p>
          </table:table-cell>
          <table:table-cell office:value-type="string" calcext:value-type="string">
            <text:p>/blog/covid-19-vaccine-fertility-periods</text:p>
          </table:table-cell>
          <table:table-cell office:value-type="string" calcext:value-type="string">
            <text:p>covid-19-vaccine-fertility-periods</text:p>
          </table:table-cell>
          <table:table-cell office:value-type="string" calcext:value-type="string">
            <text:p>Covid-19 Vaccine and Fertility / Periods FAQs | The Lowdown</text:p>
          </table:table-cell>
          <table:table-cell office:value-type="string" calcext:value-type="string">
            <text:p>This guide debunks the 'theories' and presents the FACTS to your questions about Covid-19 and the vaccine, and their effect on women's fertility and periods.</text:p>
          </table:table-cell>
          <table:table-cell office:value-type="string" calcext:value-type="string">
            <text:p>https://thelowdown.com/blog/covid-19-vaccine-fertility-periods</text:p>
          </table:table-cell>
          <table:table-cell office:value-type="string" calcext:value-type="string">
            <text:p>http://localhost/thelowdown/wp/blog/covid-19-vaccine-fertility-periods</text:p>
          </table:table-cell>
          <table:table-cell office:value-type="string" calcext:value-type="string">
            <text:p>/blog/covid-19-vaccine-fertility-periods</text:p>
          </table:table-cell>
          <table:table-cell table:formula="of:=IF([.B34] = [.H34]; &quot;TRUE&quot;; &quot;FALSE&quot;)" office:value-type="string" office:string-value="TRUE" calcext:value-type="string">
            <text:p>TRUE</text:p>
          </table:table-cell>
          <table:table-cell office:value-type="string" calcext:value-type="string">
            <text:p>covid-19-vaccine-fertility-periods</text:p>
          </table:table-cell>
          <table:table-cell table:formula="of:=IF([.C34] = [.J34]; &quot;TRUE&quot;; &quot;FALSE&quot;)" office:value-type="string" office:string-value="TRUE" calcext:value-type="string">
            <text:p>TRUE</text:p>
          </table:table-cell>
          <table:table-cell office:value-type="string" calcext:value-type="string">
            <text:p>Covid-19 Vaccine and Fertility / Periods FAQs | The Lowdown</text:p>
          </table:table-cell>
          <table:table-cell table:formula="of:=IF([.D34] = [.L34]; &quot;TRUE&quot;; &quot;FALSE&quot;)" office:value-type="string" office:string-value="TRUE" calcext:value-type="string">
            <text:p>TRUE</text:p>
          </table:table-cell>
          <table:table-cell office:value-type="string" calcext:value-type="string">
            <text:p>This guide debunks the 'theories' and presents the FACTS to your questions about Covid-19 and the vaccine, and their effect on women's fertility and periods.</text:p>
          </table:table-cell>
          <table:table-cell table:formula="of:=IF([.E34] = [.N34]; &quot;TRUE&quot;; &quot;FALSE&quot;)" office:value-type="string" office:string-value="TRUE" calcext:value-type="string">
            <text:p>TRUE</text:p>
          </table:table-cell>
          <table:table-cell office:value-type="string" calcext:value-type="string">
            <text:p>https://thelowdown.com/blog/covid-19-vaccine-fertility-periods</text:p>
          </table:table-cell>
          <table:table-cell table:formula="of:=IF([.F34] = [.P34]; &quot;TRUE&quot;; &quot;FALSE&quot;)" office:value-type="string" office:string-value="TRUE" calcext:value-type="string">
            <text:p>TRUE</text:p>
          </table:table-cell>
        </table:table-row>
        <table:table-row table:style-name="ro1">
          <table:table-cell office:value-type="string" calcext:value-type="string">
            <text:p>https://blog.thelowdown.com/blog/tag/mini-pill</text:p>
          </table:table-cell>
          <table:table-cell office:value-type="string" calcext:value-type="string">
            <text:p>/blog/tag/mini-pill</text:p>
          </table:table-cell>
          <table:table-cell office:value-type="string" calcext:value-type="string">
            <text:p>mini-pill</text:p>
          </table:table-cell>
          <table:table-cell office:value-type="string" calcext:value-type="string">
            <text:p>mini pill Archives - The Lowdown</text:p>
          </table:table-cell>
          <table:table-cell office:value-type="string" calcext:value-type="string">
            <text:p>N/A</text:p>
          </table:table-cell>
          <table:table-cell office:value-type="string" calcext:value-type="string">
            <text:p>/blog/tag/mini-pill</text:p>
          </table:table-cell>
          <table:table-cell office:value-type="string" calcext:value-type="string">
            <text:p>http://localhost/thelowdown/wp/blog/tag/mini-pill</text:p>
          </table:table-cell>
          <table:table-cell office:value-type="string" calcext:value-type="string">
            <text:p>/blog/tag/mini-pill</text:p>
          </table:table-cell>
          <table:table-cell table:formula="of:=IF([.B35] = [.H35]; &quot;TRUE&quot;; &quot;FALSE&quot;)" office:value-type="string" office:string-value="TRUE" calcext:value-type="string">
            <text:p>TRUE</text:p>
          </table:table-cell>
          <table:table-cell office:value-type="string" calcext:value-type="string">
            <text:p>mini-pill</text:p>
          </table:table-cell>
          <table:table-cell table:formula="of:=IF([.C35] = [.J35]; &quot;TRUE&quot;; &quot;FALSE&quot;)" office:value-type="string" office:string-value="TRUE" calcext:value-type="string">
            <text:p>TRUE</text:p>
          </table:table-cell>
          <table:table-cell office:value-type="string" calcext:value-type="string">
            <text:p>mini pill Archives - The Lowdown</text:p>
          </table:table-cell>
          <table:table-cell table:formula="of:=IF([.D35] = [.L35]; &quot;TRUE&quot;; &quot;FALSE&quot;)" office:value-type="string" office:string-value="TRUE" calcext:value-type="string">
            <text:p>TRUE</text:p>
          </table:table-cell>
          <table:table-cell office:value-type="string" calcext:value-type="string">
            <text:p>N/A</text:p>
          </table:table-cell>
          <table:table-cell table:formula="of:=IF([.E35] = [.N35]; &quot;TRUE&quot;; &quot;FALSE&quot;)" office:value-type="string" office:string-value="TRUE" calcext:value-type="string">
            <text:p>TRUE</text:p>
          </table:table-cell>
          <table:table-cell office:value-type="string" calcext:value-type="string">
            <text:p>/blog/tag/mini-pill</text:p>
          </table:table-cell>
          <table:table-cell table:formula="of:=IF([.F35] = [.P35]; &quot;TRUE&quot;; &quot;FALSE&quot;)" office:value-type="string" office:string-value="TRUE" calcext:value-type="string">
            <text:p>TRUE</text:p>
          </table:table-cell>
        </table:table-row>
        <table:table-row table:style-name="ro1">
          <table:table-cell office:value-type="string" calcext:value-type="string">
            <text:p>https://blog.thelowdown.com/blog/best-contraceptives-rated-by-you</text:p>
          </table:table-cell>
          <table:table-cell office:value-type="string" calcext:value-type="string">
            <text:p>/blog/best-contraceptives-rated-by-you</text:p>
          </table:table-cell>
          <table:table-cell office:value-type="string" calcext:value-type="string">
            <text:p>best-contraceptives-rated-by-you</text:p>
          </table:table-cell>
          <table:table-cell office:value-type="string" calcext:value-type="string">
            <text:p>We’ve announced our best contraceptives - as rated by you! The Lowdown</text:p>
          </table:table-cell>
          <table:table-cell office:value-type="string" calcext:value-type="string">
            <text:p>We worked out the best contraceptives for each category by taking all of the contraceptives with over 100 reviews on our site</text:p>
          </table:table-cell>
          <table:table-cell office:value-type="string" calcext:value-type="string">
            <text:p>https://thelowdown.com/blog/best-contraceptives-rated-by-you</text:p>
          </table:table-cell>
          <table:table-cell office:value-type="string" calcext:value-type="string">
            <text:p>http://localhost/thelowdown/wp/blog/best-contraceptives-rated-by-you</text:p>
          </table:table-cell>
          <table:table-cell office:value-type="string" calcext:value-type="string">
            <text:p>/blog/best-contraceptives-rated-by-you</text:p>
          </table:table-cell>
          <table:table-cell table:formula="of:=IF([.B36] = [.H36]; &quot;TRUE&quot;; &quot;FALSE&quot;)" office:value-type="string" office:string-value="TRUE" calcext:value-type="string">
            <text:p>TRUE</text:p>
          </table:table-cell>
          <table:table-cell office:value-type="string" calcext:value-type="string">
            <text:p>best-contraceptives-rated-by-you</text:p>
          </table:table-cell>
          <table:table-cell table:formula="of:=IF([.C36] = [.J36]; &quot;TRUE&quot;; &quot;FALSE&quot;)" office:value-type="string" office:string-value="TRUE" calcext:value-type="string">
            <text:p>TRUE</text:p>
          </table:table-cell>
          <table:table-cell office:value-type="string" calcext:value-type="string">
            <text:p>We’ve announced our best contraceptives - as rated by you! The Lowdown</text:p>
          </table:table-cell>
          <table:table-cell table:formula="of:=IF([.D36] = [.L36]; &quot;TRUE&quot;; &quot;FALSE&quot;)" office:value-type="string" office:string-value="TRUE" calcext:value-type="string">
            <text:p>TRUE</text:p>
          </table:table-cell>
          <table:table-cell office:value-type="string" calcext:value-type="string">
            <text:p>We worked out the best contraceptives for each category by taking all of the contraceptives with over 100 reviews on our site</text:p>
          </table:table-cell>
          <table:table-cell table:formula="of:=IF([.E36] = [.N36]; &quot;TRUE&quot;; &quot;FALSE&quot;)" office:value-type="string" office:string-value="TRUE" calcext:value-type="string">
            <text:p>TRUE</text:p>
          </table:table-cell>
          <table:table-cell office:value-type="string" calcext:value-type="string">
            <text:p>https://thelowdown.com/blog/best-contraceptives-rated-by-you</text:p>
          </table:table-cell>
          <table:table-cell table:formula="of:=IF([.F36] = [.P36]; &quot;TRUE&quot;; &quot;FALSE&quot;)" office:value-type="string" office:string-value="TRUE" calcext:value-type="string">
            <text:p>TRUE</text:p>
          </table:table-cell>
        </table:table-row>
        <table:table-row table:style-name="ro1">
          <table:table-cell office:value-type="string" calcext:value-type="string">
            <text:p>https://blog.thelowdown.com/blog/morning-after-pill-while-breastfeeding</text:p>
          </table:table-cell>
          <table:table-cell office:value-type="string" calcext:value-type="string">
            <text:p>/blog/morning-after-pill-while-breastfeeding</text:p>
          </table:table-cell>
          <table:table-cell office:value-type="string" calcext:value-type="string">
            <text:p>morning-after-pill-while-breastfeeding</text:p>
          </table:table-cell>
          <table:table-cell office:value-type="string" calcext:value-type="string">
            <text:p>Can you take the morning-after pill while breastfeeding? | The Lowdown</text:p>
          </table:table-cell>
          <table:table-cell office:value-type="string" calcext:value-type="string">
            <text:p>Here's the Lowdown on what you really need to know, including how it will affect your breast milk and other hormone-free options.</text:p>
          </table:table-cell>
          <table:table-cell office:value-type="string" calcext:value-type="string">
            <text:p>https://thelowdown.com/blog/can-you-take-the-morning-after-pill-while-breastfeeding</text:p>
          </table:table-cell>
          <table:table-cell office:value-type="string" calcext:value-type="string">
            <text:p>http://localhost/thelowdown/wp/blog/morning-after-pill-while-breastfeeding</text:p>
          </table:table-cell>
          <table:table-cell office:value-type="string" calcext:value-type="string">
            <text:p>/blog/morning-after-pill-while-breastfeeding</text:p>
          </table:table-cell>
          <table:table-cell table:formula="of:=IF([.B37] = [.H37]; &quot;TRUE&quot;; &quot;FALSE&quot;)" office:value-type="string" office:string-value="TRUE" calcext:value-type="string">
            <text:p>TRUE</text:p>
          </table:table-cell>
          <table:table-cell office:value-type="string" calcext:value-type="string">
            <text:p>morning-after-pill-while-breastfeeding</text:p>
          </table:table-cell>
          <table:table-cell table:formula="of:=IF([.C37] = [.J37]; &quot;TRUE&quot;; &quot;FALSE&quot;)" office:value-type="string" office:string-value="TRUE" calcext:value-type="string">
            <text:p>TRUE</text:p>
          </table:table-cell>
          <table:table-cell office:value-type="string" calcext:value-type="string">
            <text:p>Can you take the morning-after pill while breastfeeding? | The Lowdown</text:p>
          </table:table-cell>
          <table:table-cell table:formula="of:=IF([.D37] = [.L37]; &quot;TRUE&quot;; &quot;FALSE&quot;)" office:value-type="string" office:string-value="TRUE" calcext:value-type="string">
            <text:p>TRUE</text:p>
          </table:table-cell>
          <table:table-cell office:value-type="string" calcext:value-type="string">
            <text:p>Here's the Lowdown on what you really need to know, including how it will affect your breast milk and other hormone-free options.</text:p>
          </table:table-cell>
          <table:table-cell table:formula="of:=IF([.E37] = [.N37]; &quot;TRUE&quot;; &quot;FALSE&quot;)" office:value-type="string" office:string-value="TRUE" calcext:value-type="string">
            <text:p>TRUE</text:p>
          </table:table-cell>
          <table:table-cell office:value-type="string" calcext:value-type="string">
            <text:p>https://thelowdown.com/blog/can-you-take-the-morning-after-pill-while-breastfeeding</text:p>
          </table:table-cell>
          <table:table-cell table:formula="of:=IF([.F37] = [.P37]; &quot;TRUE&quot;; &quot;FALSE&quot;)" office:value-type="string" office:string-value="TRUE" calcext:value-type="string">
            <text:p>TRUE</text:p>
          </table:table-cell>
        </table:table-row>
        <table:table-row table:style-name="ro1">
          <table:table-cell office:value-type="string" calcext:value-type="string">
            <text:p>https://blog.thelowdown.com/blog/why-are-my-breasts-sore</text:p>
          </table:table-cell>
          <table:table-cell office:value-type="string" calcext:value-type="string">
            <text:p>/blog/why-are-my-breasts-sore</text:p>
          </table:table-cell>
          <table:table-cell office:value-type="string" calcext:value-type="string">
            <text:p>why-are-my-breasts-sore</text:p>
          </table:table-cell>
          <table:table-cell office:value-type="string" calcext:value-type="string">
            <text:p>Why Are My Breasts Sore? | Expert Advice | The Lowdown</text:p>
          </table:table-cell>
          <table:table-cell office:value-type="string" calcext:value-type="string">
            <text:p>Sore breasts can be due to a number of causes but is often not something to worry about. Let's look at the reasons why you may have sore breasts...</text:p>
          </table:table-cell>
          <table:table-cell office:value-type="string" calcext:value-type="string">
            <text:p>https://thelowdown.com/blog/why-are-my-breasts-sore</text:p>
          </table:table-cell>
          <table:table-cell office:value-type="string" calcext:value-type="string">
            <text:p>http://localhost/thelowdown/wp/blog/why-are-my-breasts-sore</text:p>
          </table:table-cell>
          <table:table-cell office:value-type="string" calcext:value-type="string">
            <text:p>/blog/why-are-my-breasts-sore</text:p>
          </table:table-cell>
          <table:table-cell table:formula="of:=IF([.B38] = [.H38]; &quot;TRUE&quot;; &quot;FALSE&quot;)" office:value-type="string" office:string-value="TRUE" calcext:value-type="string">
            <text:p>TRUE</text:p>
          </table:table-cell>
          <table:table-cell office:value-type="string" calcext:value-type="string">
            <text:p>why-are-my-breasts-sore</text:p>
          </table:table-cell>
          <table:table-cell table:formula="of:=IF([.C38] = [.J38]; &quot;TRUE&quot;; &quot;FALSE&quot;)" office:value-type="string" office:string-value="TRUE" calcext:value-type="string">
            <text:p>TRUE</text:p>
          </table:table-cell>
          <table:table-cell office:value-type="string" calcext:value-type="string">
            <text:p>Why Are My Breasts Sore? | Expert Advice | The Lowdown</text:p>
          </table:table-cell>
          <table:table-cell table:formula="of:=IF([.D38] = [.L38]; &quot;TRUE&quot;; &quot;FALSE&quot;)" office:value-type="string" office:string-value="TRUE" calcext:value-type="string">
            <text:p>TRUE</text:p>
          </table:table-cell>
          <table:table-cell office:value-type="string" calcext:value-type="string">
            <text:p>Sore breasts can be due to a number of causes but is often not something to worry about. Let's look at the reasons why you may have sore breasts...</text:p>
          </table:table-cell>
          <table:table-cell table:formula="of:=IF([.E38] = [.N38]; &quot;TRUE&quot;; &quot;FALSE&quot;)" office:value-type="string" office:string-value="TRUE" calcext:value-type="string">
            <text:p>TRUE</text:p>
          </table:table-cell>
          <table:table-cell office:value-type="string" calcext:value-type="string">
            <text:p>https://thelowdown.com/blog/why-are-my-breasts-sore</text:p>
          </table:table-cell>
          <table:table-cell table:formula="of:=IF([.F38] = [.P38]; &quot;TRUE&quot;; &quot;FALSE&quot;)" office:value-type="string" office:string-value="TRUE" calcext:value-type="string">
            <text:p>TRUE</text:p>
          </table:table-cell>
        </table:table-row>
        <table:table-row table:style-name="ro1">
          <table:table-cell office:value-type="string" calcext:value-type="string">
            <text:p>https://blog.thelowdown.com/blog/is-the-morning-after-pill-safe</text:p>
          </table:table-cell>
          <table:table-cell office:value-type="string" calcext:value-type="string">
            <text:p>/blog/is-the-morning-after-pill-safe</text:p>
          </table:table-cell>
          <table:table-cell office:value-type="string" calcext:value-type="string">
            <text:p>is-the-morning-after-pill-safe</text:p>
          </table:table-cell>
          <table:table-cell office:value-type="string" calcext:value-type="string">
            <text:p>Is the Morning After Pill Safe? | The Lowdown</text:p>
          </table:table-cell>
          <table:table-cell office:value-type="string" calcext:value-type="string">
            <text:p>Is the morning after pill safe to use? The short answer is yes, but here's the lowdown on why it's not bad for you, and how to take it effectively.</text:p>
          </table:table-cell>
          <table:table-cell office:value-type="string" calcext:value-type="string">
            <text:p>https://thelowdown.com/blog/is-the-morning-after-pill-safe</text:p>
          </table:table-cell>
          <table:table-cell office:value-type="string" calcext:value-type="string">
            <text:p>http://localhost/thelowdown/wp/blog/is-the-morning-after-pill-safe</text:p>
          </table:table-cell>
          <table:table-cell office:value-type="string" calcext:value-type="string">
            <text:p>/blog/is-the-morning-after-pill-safe</text:p>
          </table:table-cell>
          <table:table-cell table:formula="of:=IF([.B39] = [.H39]; &quot;TRUE&quot;; &quot;FALSE&quot;)" office:value-type="string" office:string-value="TRUE" calcext:value-type="string">
            <text:p>TRUE</text:p>
          </table:table-cell>
          <table:table-cell office:value-type="string" calcext:value-type="string">
            <text:p>is-the-morning-after-pill-safe</text:p>
          </table:table-cell>
          <table:table-cell table:formula="of:=IF([.C39] = [.J39]; &quot;TRUE&quot;; &quot;FALSE&quot;)" office:value-type="string" office:string-value="TRUE" calcext:value-type="string">
            <text:p>TRUE</text:p>
          </table:table-cell>
          <table:table-cell office:value-type="string" calcext:value-type="string">
            <text:p>Is the Morning After Pill Safe? | The Lowdown</text:p>
          </table:table-cell>
          <table:table-cell table:formula="of:=IF([.D39] = [.L39]; &quot;TRUE&quot;; &quot;FALSE&quot;)" office:value-type="string" office:string-value="TRUE" calcext:value-type="string">
            <text:p>TRUE</text:p>
          </table:table-cell>
          <table:table-cell office:value-type="string" calcext:value-type="string">
            <text:p>Is the morning after pill safe to use? The short answer is yes, but here's the lowdown on why it's not bad for you, and how to take it effectively.</text:p>
          </table:table-cell>
          <table:table-cell table:formula="of:=IF([.E39] = [.N39]; &quot;TRUE&quot;; &quot;FALSE&quot;)" office:value-type="string" office:string-value="TRUE" calcext:value-type="string">
            <text:p>TRUE</text:p>
          </table:table-cell>
          <table:table-cell office:value-type="string" calcext:value-type="string">
            <text:p>https://thelowdown.com/blog/is-the-morning-after-pill-safe</text:p>
          </table:table-cell>
          <table:table-cell table:formula="of:=IF([.F39] = [.P39]; &quot;TRUE&quot;; &quot;FALSE&quot;)" office:value-type="string" office:string-value="TRUE" calcext:value-type="string">
            <text:p>TRUE</text:p>
          </table:table-cell>
        </table:table-row>
        <table:table-row table:style-name="ro1">
          <table:table-cell office:value-type="string" calcext:value-type="string">
            <text:p>https://blog.thelowdown.com/blog/the-dos-and-donts-of-using-lubricant</text:p>
          </table:table-cell>
          <table:table-cell office:value-type="string" calcext:value-type="string">
            <text:p>/blog/the-dos-and-donts-of-using-lubricant</text:p>
          </table:table-cell>
          <table:table-cell office:value-type="string" calcext:value-type="string">
            <text:p>the-dos-and-donts-of-using-lubricant</text:p>
          </table:table-cell>
          <table:table-cell office:value-type="string" calcext:value-type="string">
            <text:p>The Dos and Don'ts of Using Lubricant | The Lowdown</text:p>
          </table:table-cell>
          <table:table-cell office:value-type="string" calcext:value-type="string">
            <text:p>Lubricant can seem like a good idea for those who need or want to use it, but there are certain do’s and don’ts for using it safely. Here's the lowdown...</text:p>
          </table:table-cell>
          <table:table-cell office:value-type="string" calcext:value-type="string">
            <text:p>https://thelowdown.com/blog/the-dos-and-donts-of-using-lubricant</text:p>
          </table:table-cell>
          <table:table-cell office:value-type="string" calcext:value-type="string">
            <text:p>http://localhost/thelowdown/wp/blog/the-dos-and-donts-of-using-lubricant</text:p>
          </table:table-cell>
          <table:table-cell office:value-type="string" calcext:value-type="string">
            <text:p>/blog/the-dos-and-donts-of-using-lubricant</text:p>
          </table:table-cell>
          <table:table-cell table:formula="of:=IF([.B40] = [.H40]; &quot;TRUE&quot;; &quot;FALSE&quot;)" office:value-type="string" office:string-value="TRUE" calcext:value-type="string">
            <text:p>TRUE</text:p>
          </table:table-cell>
          <table:table-cell office:value-type="string" calcext:value-type="string">
            <text:p>the-dos-and-donts-of-using-lubricant</text:p>
          </table:table-cell>
          <table:table-cell table:formula="of:=IF([.C40] = [.J40]; &quot;TRUE&quot;; &quot;FALSE&quot;)" office:value-type="string" office:string-value="TRUE" calcext:value-type="string">
            <text:p>TRUE</text:p>
          </table:table-cell>
          <table:table-cell office:value-type="string" calcext:value-type="string">
            <text:p>The Dos and Don'ts of Using Lubricant | The Lowdown</text:p>
          </table:table-cell>
          <table:table-cell table:formula="of:=IF([.D40] = [.L40]; &quot;TRUE&quot;; &quot;FALSE&quot;)" office:value-type="string" office:string-value="TRUE" calcext:value-type="string">
            <text:p>TRUE</text:p>
          </table:table-cell>
          <table:table-cell office:value-type="string" calcext:value-type="string">
            <text:p>Lubricant can seem like a good idea for those who need or want to use it, but there are certain do’s and don’ts for using it safely. Here's the lowdown...</text:p>
          </table:table-cell>
          <table:table-cell table:formula="of:=IF([.E40] = [.N40]; &quot;TRUE&quot;; &quot;FALSE&quot;)" office:value-type="string" office:string-value="TRUE" calcext:value-type="string">
            <text:p>TRUE</text:p>
          </table:table-cell>
          <table:table-cell office:value-type="string" calcext:value-type="string">
            <text:p>https://thelowdown.com/blog/the-dos-and-donts-of-using-lubricant</text:p>
          </table:table-cell>
          <table:table-cell table:formula="of:=IF([.F40] = [.P40]; &quot;TRUE&quot;; &quot;FALSE&quot;)" office:value-type="string" office:string-value="TRUE" calcext:value-type="string">
            <text:p>TRUE</text:p>
          </table:table-cell>
        </table:table-row>
        <table:table-row table:style-name="ro1">
          <table:table-cell office:value-type="string" calcext:value-type="string">
            <text:p>https://blog.thelowdown.com/blog/contraception-itchy-vagina</text:p>
          </table:table-cell>
          <table:table-cell office:value-type="string" calcext:value-type="string">
            <text:p>/blog/contraception-itchy-vagina</text:p>
          </table:table-cell>
          <table:table-cell office:value-type="string" calcext:value-type="string">
            <text:p>contraception-itchy-vagina</text:p>
          </table:table-cell>
          <table:table-cell office:value-type="string" calcext:value-type="string">
            <text:p>Can Birth Control Give You An Itchy Vagina? | The Lowdown</text:p>
          </table:table-cell>
          <table:table-cell office:value-type="string" calcext:value-type="string">
            <text:p>There are many causes of vaginal itching, including thrush, bacterial vaginosis, and irritating spermicides, could contraception be one too?</text:p>
          </table:table-cell>
          <table:table-cell office:value-type="string" calcext:value-type="string">
            <text:p>https://thelowdown.com/blog/contraception-itchy-vagina</text:p>
          </table:table-cell>
          <table:table-cell office:value-type="string" calcext:value-type="string">
            <text:p>http://localhost/thelowdown/wp/blog/contraception-itchy-vagina</text:p>
          </table:table-cell>
          <table:table-cell office:value-type="string" calcext:value-type="string">
            <text:p>/blog/contraception-itchy-vagina</text:p>
          </table:table-cell>
          <table:table-cell table:formula="of:=IF([.B41] = [.H41]; &quot;TRUE&quot;; &quot;FALSE&quot;)" office:value-type="string" office:string-value="TRUE" calcext:value-type="string">
            <text:p>TRUE</text:p>
          </table:table-cell>
          <table:table-cell office:value-type="string" calcext:value-type="string">
            <text:p>contraception-itchy-vagina</text:p>
          </table:table-cell>
          <table:table-cell table:formula="of:=IF([.C41] = [.J41]; &quot;TRUE&quot;; &quot;FALSE&quot;)" office:value-type="string" office:string-value="TRUE" calcext:value-type="string">
            <text:p>TRUE</text:p>
          </table:table-cell>
          <table:table-cell office:value-type="string" calcext:value-type="string">
            <text:p>Can Birth Control Give You An Itchy Vagina? | The Lowdown</text:p>
          </table:table-cell>
          <table:table-cell table:formula="of:=IF([.D41] = [.L41]; &quot;TRUE&quot;; &quot;FALSE&quot;)" office:value-type="string" office:string-value="TRUE" calcext:value-type="string">
            <text:p>TRUE</text:p>
          </table:table-cell>
          <table:table-cell office:value-type="string" calcext:value-type="string">
            <text:p>There are many causes of vaginal itching, including thrush, bacterial vaginosis, and irritating spermicides, could contraception be one too?</text:p>
          </table:table-cell>
          <table:table-cell table:formula="of:=IF([.E41] = [.N41]; &quot;TRUE&quot;; &quot;FALSE&quot;)" office:value-type="string" office:string-value="TRUE" calcext:value-type="string">
            <text:p>TRUE</text:p>
          </table:table-cell>
          <table:table-cell office:value-type="string" calcext:value-type="string">
            <text:p>https://thelowdown.com/blog/contraception-itchy-vagina</text:p>
          </table:table-cell>
          <table:table-cell table:formula="of:=IF([.F41] = [.P41]; &quot;TRUE&quot;; &quot;FALSE&quot;)" office:value-type="string" office:string-value="TRUE" calcext:value-type="string">
            <text:p>TRUE</text:p>
          </table:table-cell>
        </table:table-row>
        <table:table-row table:style-name="ro1">
          <table:table-cell office:value-type="string" calcext:value-type="string">
            <text:p>https://blog.thelowdown.com/blog/tag/endometriosis</text:p>
          </table:table-cell>
          <table:table-cell office:value-type="string" calcext:value-type="string">
            <text:p>/blog/tag/endometriosis</text:p>
          </table:table-cell>
          <table:table-cell office:value-type="string" calcext:value-type="string">
            <text:p>endometriosis</text:p>
          </table:table-cell>
          <table:table-cell office:value-type="string" calcext:value-type="string">
            <text:p>endometriosis Archives - The Lowdown</text:p>
          </table:table-cell>
          <table:table-cell office:value-type="string" calcext:value-type="string">
            <text:p>N/A</text:p>
          </table:table-cell>
          <table:table-cell office:value-type="string" calcext:value-type="string">
            <text:p>/blog/tag/endometriosis</text:p>
          </table:table-cell>
          <table:table-cell office:value-type="string" calcext:value-type="string">
            <text:p>http://localhost/thelowdown/wp/blog/tag/endometriosis</text:p>
          </table:table-cell>
          <table:table-cell office:value-type="string" calcext:value-type="string">
            <text:p>/blog/tag/endometriosis</text:p>
          </table:table-cell>
          <table:table-cell table:formula="of:=IF([.B42] = [.H42]; &quot;TRUE&quot;; &quot;FALSE&quot;)" office:value-type="string" office:string-value="TRUE" calcext:value-type="string">
            <text:p>TRUE</text:p>
          </table:table-cell>
          <table:table-cell office:value-type="string" calcext:value-type="string">
            <text:p>endometriosis</text:p>
          </table:table-cell>
          <table:table-cell table:formula="of:=IF([.C42] = [.J42]; &quot;TRUE&quot;; &quot;FALSE&quot;)" office:value-type="string" office:string-value="TRUE" calcext:value-type="string">
            <text:p>TRUE</text:p>
          </table:table-cell>
          <table:table-cell office:value-type="string" calcext:value-type="string">
            <text:p>endometriosis Archives - The Lowdown</text:p>
          </table:table-cell>
          <table:table-cell table:formula="of:=IF([.D42] = [.L42]; &quot;TRUE&quot;; &quot;FALSE&quot;)" office:value-type="string" office:string-value="TRUE" calcext:value-type="string">
            <text:p>TRUE</text:p>
          </table:table-cell>
          <table:table-cell office:value-type="string" calcext:value-type="string">
            <text:p>N/A</text:p>
          </table:table-cell>
          <table:table-cell table:formula="of:=IF([.E42] = [.N42]; &quot;TRUE&quot;; &quot;FALSE&quot;)" office:value-type="string" office:string-value="TRUE" calcext:value-type="string">
            <text:p>TRUE</text:p>
          </table:table-cell>
          <table:table-cell office:value-type="string" calcext:value-type="string">
            <text:p>/blog/tag/endometriosis</text:p>
          </table:table-cell>
          <table:table-cell table:formula="of:=IF([.F42] = [.P42]; &quot;TRUE&quot;; &quot;FALSE&quot;)" office:value-type="string" office:string-value="TRUE" calcext:value-type="string">
            <text:p>TRUE</text:p>
          </table:table-cell>
        </table:table-row>
        <table:table-row table:style-name="ro1">
          <table:table-cell office:value-type="string" calcext:value-type="string">
            <text:p>https://blog.thelowdown.com/blog/tag/periods</text:p>
          </table:table-cell>
          <table:table-cell office:value-type="string" calcext:value-type="string">
            <text:p>/blog/tag/periods</text:p>
          </table:table-cell>
          <table:table-cell office:value-type="string" calcext:value-type="string">
            <text:p>periods</text:p>
          </table:table-cell>
          <table:table-cell office:value-type="string" calcext:value-type="string">
            <text:p>periods Archives - The Lowdown</text:p>
          </table:table-cell>
          <table:table-cell office:value-type="string" calcext:value-type="string">
            <text:p>N/A</text:p>
          </table:table-cell>
          <table:table-cell office:value-type="string" calcext:value-type="string">
            <text:p>/blog/tag/periods</text:p>
          </table:table-cell>
          <table:table-cell office:value-type="string" calcext:value-type="string">
            <text:p>http://localhost/thelowdown/wp/blog/tag/periods</text:p>
          </table:table-cell>
          <table:table-cell office:value-type="string" calcext:value-type="string">
            <text:p>/blog/tag/periods</text:p>
          </table:table-cell>
          <table:table-cell table:formula="of:=IF([.B43] = [.H43]; &quot;TRUE&quot;; &quot;FALSE&quot;)" office:value-type="string" office:string-value="TRUE" calcext:value-type="string">
            <text:p>TRUE</text:p>
          </table:table-cell>
          <table:table-cell office:value-type="string" calcext:value-type="string">
            <text:p>periods</text:p>
          </table:table-cell>
          <table:table-cell table:formula="of:=IF([.C43] = [.J43]; &quot;TRUE&quot;; &quot;FALSE&quot;)" office:value-type="string" office:string-value="TRUE" calcext:value-type="string">
            <text:p>TRUE</text:p>
          </table:table-cell>
          <table:table-cell office:value-type="string" calcext:value-type="string">
            <text:p>periods Archives - The Lowdown</text:p>
          </table:table-cell>
          <table:table-cell table:formula="of:=IF([.D43] = [.L43]; &quot;TRUE&quot;; &quot;FALSE&quot;)" office:value-type="string" office:string-value="TRUE" calcext:value-type="string">
            <text:p>TRUE</text:p>
          </table:table-cell>
          <table:table-cell office:value-type="string" calcext:value-type="string">
            <text:p>N/A</text:p>
          </table:table-cell>
          <table:table-cell table:formula="of:=IF([.E43] = [.N43]; &quot;TRUE&quot;; &quot;FALSE&quot;)" office:value-type="string" office:string-value="TRUE" calcext:value-type="string">
            <text:p>TRUE</text:p>
          </table:table-cell>
          <table:table-cell office:value-type="string" calcext:value-type="string">
            <text:p>/blog/tag/periods</text:p>
          </table:table-cell>
          <table:table-cell table:formula="of:=IF([.F43] = [.P43]; &quot;TRUE&quot;; &quot;FALSE&quot;)" office:value-type="string" office:string-value="TRUE" calcext:value-type="string">
            <text:p>TRUE</text:p>
          </table:table-cell>
        </table:table-row>
        <table:table-row table:style-name="ro1">
          <table:table-cell office:value-type="string" calcext:value-type="string">
            <text:p>https://blog.thelowdown.com/blog/tag/ibs</text:p>
          </table:table-cell>
          <table:table-cell office:value-type="string" calcext:value-type="string">
            <text:p>/blog/tag/ibs</text:p>
          </table:table-cell>
          <table:table-cell office:value-type="string" calcext:value-type="string">
            <text:p>ibs</text:p>
          </table:table-cell>
          <table:table-cell office:value-type="string" calcext:value-type="string">
            <text:p>IBS Archives - The Lowdown</text:p>
          </table:table-cell>
          <table:table-cell office:value-type="string" calcext:value-type="string">
            <text:p>N/A</text:p>
          </table:table-cell>
          <table:table-cell office:value-type="string" calcext:value-type="string">
            <text:p>/blog/tag/ibs</text:p>
          </table:table-cell>
          <table:table-cell office:value-type="string" calcext:value-type="string">
            <text:p>http://localhost/thelowdown/wp/blog/tag/ibs</text:p>
          </table:table-cell>
          <table:table-cell office:value-type="string" calcext:value-type="string">
            <text:p>/blog/tag/ibs</text:p>
          </table:table-cell>
          <table:table-cell table:formula="of:=IF([.B44] = [.H44]; &quot;TRUE&quot;; &quot;FALSE&quot;)" office:value-type="string" office:string-value="TRUE" calcext:value-type="string">
            <text:p>TRUE</text:p>
          </table:table-cell>
          <table:table-cell office:value-type="string" calcext:value-type="string">
            <text:p>ibs</text:p>
          </table:table-cell>
          <table:table-cell table:formula="of:=IF([.C44] = [.J44]; &quot;TRUE&quot;; &quot;FALSE&quot;)" office:value-type="string" office:string-value="TRUE" calcext:value-type="string">
            <text:p>TRUE</text:p>
          </table:table-cell>
          <table:table-cell office:value-type="string" calcext:value-type="string">
            <text:p>IBS Archives - The Lowdown</text:p>
          </table:table-cell>
          <table:table-cell table:formula="of:=IF([.D44] = [.L44]; &quot;TRUE&quot;; &quot;FALSE&quot;)" office:value-type="string" office:string-value="TRUE" calcext:value-type="string">
            <text:p>TRUE</text:p>
          </table:table-cell>
          <table:table-cell office:value-type="string" calcext:value-type="string">
            <text:p>N/A</text:p>
          </table:table-cell>
          <table:table-cell table:formula="of:=IF([.E44] = [.N44]; &quot;TRUE&quot;; &quot;FALSE&quot;)" office:value-type="string" office:string-value="TRUE" calcext:value-type="string">
            <text:p>TRUE</text:p>
          </table:table-cell>
          <table:table-cell office:value-type="string" calcext:value-type="string">
            <text:p>/blog/tag/ibs</text:p>
          </table:table-cell>
          <table:table-cell table:formula="of:=IF([.F44] = [.P44]; &quot;TRUE&quot;; &quot;FALSE&quot;)" office:value-type="string" office:string-value="TRUE" calcext:value-type="string">
            <text:p>TRUE</text:p>
          </table:table-cell>
        </table:table-row>
        <table:table-row table:style-name="ro1">
          <table:table-cell office:value-type="string" calcext:value-type="string">
            <text:p>https://blog.thelowdown.com/blog/levonorgestrel</text:p>
          </table:table-cell>
          <table:table-cell office:value-type="string" calcext:value-type="string">
            <text:p>/blog/levonorgestrel</text:p>
          </table:table-cell>
          <table:table-cell office:value-type="string" calcext:value-type="string">
            <text:p>levonorgestrel</text:p>
          </table:table-cell>
          <table:table-cell office:value-type="string" calcext:value-type="string">
            <text:p>Levonorgestrel | The Lowdown</text:p>
          </table:table-cell>
          <table:table-cell office:value-type="string" calcext:value-type="string">
            <text:p>Levonorgestrel is of the most commonly-used progestogens in contraception; found in pills, the hormonal coil and the morning after pill.</text:p>
          </table:table-cell>
          <table:table-cell office:value-type="string" calcext:value-type="string">
            <text:p>https://thelowdown.com/blog/levonorgestrel</text:p>
          </table:table-cell>
          <table:table-cell office:value-type="string" calcext:value-type="string">
            <text:p>http://localhost/thelowdown/wp/blog/levonorgestrel</text:p>
          </table:table-cell>
          <table:table-cell office:value-type="string" calcext:value-type="string">
            <text:p>/blog/levonorgestrel</text:p>
          </table:table-cell>
          <table:table-cell table:formula="of:=IF([.B45] = [.H45]; &quot;TRUE&quot;; &quot;FALSE&quot;)" office:value-type="string" office:string-value="TRUE" calcext:value-type="string">
            <text:p>TRUE</text:p>
          </table:table-cell>
          <table:table-cell office:value-type="string" calcext:value-type="string">
            <text:p>levonorgestrel</text:p>
          </table:table-cell>
          <table:table-cell table:formula="of:=IF([.C45] = [.J45]; &quot;TRUE&quot;; &quot;FALSE&quot;)" office:value-type="string" office:string-value="TRUE" calcext:value-type="string">
            <text:p>TRUE</text:p>
          </table:table-cell>
          <table:table-cell office:value-type="string" calcext:value-type="string">
            <text:p>Levonorgestrel | The Lowdown</text:p>
          </table:table-cell>
          <table:table-cell table:formula="of:=IF([.D45] = [.L45]; &quot;TRUE&quot;; &quot;FALSE&quot;)" office:value-type="string" office:string-value="TRUE" calcext:value-type="string">
            <text:p>TRUE</text:p>
          </table:table-cell>
          <table:table-cell office:value-type="string" calcext:value-type="string">
            <text:p>Levonorgestrel is of the most commonly-used progestogens in contraception; found in pills, the hormonal coil and the morning after pill.</text:p>
          </table:table-cell>
          <table:table-cell table:formula="of:=IF([.E45] = [.N45]; &quot;TRUE&quot;; &quot;FALSE&quot;)" office:value-type="string" office:string-value="TRUE" calcext:value-type="string">
            <text:p>TRUE</text:p>
          </table:table-cell>
          <table:table-cell office:value-type="string" calcext:value-type="string">
            <text:p>https://thelowdown.com/blog/levonorgestrel</text:p>
          </table:table-cell>
          <table:table-cell table:formula="of:=IF([.F45] = [.P45]; &quot;TRUE&quot;; &quot;FALSE&quot;)" office:value-type="string" office:string-value="TRUE" calcext:value-type="string">
            <text:p>TRUE</text:p>
          </table:table-cell>
        </table:table-row>
        <table:table-row table:style-name="ro1">
          <table:table-cell office:value-type="string" calcext:value-type="string">
            <text:p>https://blog.thelowdown.com/blog/where-can-i-buy-contraception</text:p>
          </table:table-cell>
          <table:table-cell office:value-type="string" calcext:value-type="string">
            <text:p>/blog/where-can-i-buy-contraception</text:p>
          </table:table-cell>
          <table:table-cell office:value-type="string" calcext:value-type="string">
            <text:p>where-can-i-buy-contraception</text:p>
          </table:table-cell>
          <table:table-cell office:value-type="string" calcext:value-type="string">
            <text:p>Where Can I Buy Contraception? | The Lowdown</text:p>
          </table:table-cell>
          <table:table-cell office:value-type="string" calcext:value-type="string">
            <text:p>If you can't get an appointment with your GP or make it to a pharmacy, there are many ways to buy contraception. Find out more here...</text:p>
          </table:table-cell>
          <table:table-cell office:value-type="string" calcext:value-type="string">
            <text:p>/blog/where-can-i-buy-contraception</text:p>
          </table:table-cell>
          <table:table-cell office:value-type="string" calcext:value-type="string">
            <text:p>http://localhost/thelowdown/wp/blog/where-can-i-buy-contraception</text:p>
          </table:table-cell>
          <table:table-cell office:value-type="string" calcext:value-type="string">
            <text:p>/blog/where-can-i-buy-contraception</text:p>
          </table:table-cell>
          <table:table-cell table:formula="of:=IF([.B46] = [.H46]; &quot;TRUE&quot;; &quot;FALSE&quot;)" office:value-type="string" office:string-value="TRUE" calcext:value-type="string">
            <text:p>TRUE</text:p>
          </table:table-cell>
          <table:table-cell office:value-type="string" calcext:value-type="string">
            <text:p>where-can-i-buy-contraception</text:p>
          </table:table-cell>
          <table:table-cell table:formula="of:=IF([.C46] = [.J46]; &quot;TRUE&quot;; &quot;FALSE&quot;)" office:value-type="string" office:string-value="TRUE" calcext:value-type="string">
            <text:p>TRUE</text:p>
          </table:table-cell>
          <table:table-cell office:value-type="string" calcext:value-type="string">
            <text:p>Where Can I Buy Contraception? | The Lowdown</text:p>
          </table:table-cell>
          <table:table-cell table:formula="of:=IF([.D46] = [.L46]; &quot;TRUE&quot;; &quot;FALSE&quot;)" office:value-type="string" office:string-value="TRUE" calcext:value-type="string">
            <text:p>TRUE</text:p>
          </table:table-cell>
          <table:table-cell office:value-type="string" calcext:value-type="string">
            <text:p>If you can't get an appointment with your GP or make it to a pharmacy, there are many ways to buy contraception. Find out more here...</text:p>
          </table:table-cell>
          <table:table-cell table:formula="of:=IF([.E46] = [.N46]; &quot;TRUE&quot;; &quot;FALSE&quot;)" office:value-type="string" office:string-value="TRUE" calcext:value-type="string">
            <text:p>TRUE</text:p>
          </table:table-cell>
          <table:table-cell office:value-type="string" calcext:value-type="string">
            <text:p>/blog/where-can-i-buy-contraception</text:p>
          </table:table-cell>
          <table:table-cell table:formula="of:=IF([.F46] = [.P46]; &quot;TRUE&quot;; &quot;FALSE&quot;)" office:value-type="string" office:string-value="TRUE" calcext:value-type="string">
            <text:p>TRUE</text:p>
          </table:table-cell>
        </table:table-row>
        <table:table-row table:style-name="ro1">
          <table:table-cell office:value-type="string" calcext:value-type="string">
            <text:p>https://blog.thelowdown.com/blog/tag/risks</text:p>
          </table:table-cell>
          <table:table-cell office:value-type="string" calcext:value-type="string">
            <text:p>/blog/tag/risks</text:p>
          </table:table-cell>
          <table:table-cell office:value-type="string" calcext:value-type="string">
            <text:p>risks</text:p>
          </table:table-cell>
          <table:table-cell office:value-type="string" calcext:value-type="string">
            <text:p>risks Archives - The Lowdown</text:p>
          </table:table-cell>
          <table:table-cell office:value-type="string" calcext:value-type="string">
            <text:p>N/A</text:p>
          </table:table-cell>
          <table:table-cell office:value-type="string" calcext:value-type="string">
            <text:p>/blog/tag/risks</text:p>
          </table:table-cell>
          <table:table-cell office:value-type="string" calcext:value-type="string">
            <text:p>http://localhost/thelowdown/wp/blog/tag/risks</text:p>
          </table:table-cell>
          <table:table-cell office:value-type="string" calcext:value-type="string">
            <text:p>/blog/tag/risks</text:p>
          </table:table-cell>
          <table:table-cell table:formula="of:=IF([.B47] = [.H47]; &quot;TRUE&quot;; &quot;FALSE&quot;)" office:value-type="string" office:string-value="TRUE" calcext:value-type="string">
            <text:p>TRUE</text:p>
          </table:table-cell>
          <table:table-cell office:value-type="string" calcext:value-type="string">
            <text:p>risks</text:p>
          </table:table-cell>
          <table:table-cell table:formula="of:=IF([.C47] = [.J47]; &quot;TRUE&quot;; &quot;FALSE&quot;)" office:value-type="string" office:string-value="TRUE" calcext:value-type="string">
            <text:p>TRUE</text:p>
          </table:table-cell>
          <table:table-cell office:value-type="string" calcext:value-type="string">
            <text:p>risks Archives - The Lowdown</text:p>
          </table:table-cell>
          <table:table-cell table:formula="of:=IF([.D47] = [.L47]; &quot;TRUE&quot;; &quot;FALSE&quot;)" office:value-type="string" office:string-value="TRUE" calcext:value-type="string">
            <text:p>TRUE</text:p>
          </table:table-cell>
          <table:table-cell office:value-type="string" calcext:value-type="string">
            <text:p>N/A</text:p>
          </table:table-cell>
          <table:table-cell table:formula="of:=IF([.E47] = [.N47]; &quot;TRUE&quot;; &quot;FALSE&quot;)" office:value-type="string" office:string-value="TRUE" calcext:value-type="string">
            <text:p>TRUE</text:p>
          </table:table-cell>
          <table:table-cell office:value-type="string" calcext:value-type="string">
            <text:p>/blog/tag/risks</text:p>
          </table:table-cell>
          <table:table-cell table:formula="of:=IF([.F47] = [.P47]; &quot;TRUE&quot;; &quot;FALSE&quot;)" office:value-type="string" office:string-value="TRUE" calcext:value-type="string">
            <text:p>TRUE</text:p>
          </table:table-cell>
        </table:table-row>
        <table:table-row table:style-name="ro1">
          <table:table-cell office:value-type="string" calcext:value-type="string">
            <text:p>https://blog.thelowdown.com/blog/asking-gp-contraception</text:p>
          </table:table-cell>
          <table:table-cell office:value-type="string" calcext:value-type="string">
            <text:p>/blog/asking-gp-contraception</text:p>
          </table:table-cell>
          <table:table-cell office:value-type="string" calcext:value-type="string">
            <text:p>asking-gp-contraception</text:p>
          </table:table-cell>
          <table:table-cell office:value-type="string" calcext:value-type="string">
            <text:p>Questions To Ask Your GP About Contraception | The Lowdown</text:p>
          </table:table-cell>
          <table:table-cell office:value-type="string" calcext:value-type="string">
            <text:p>When asking your GP for contraception, it's a great idea to come prepared with questions to ask and information on which contraceptives you want to explore.</text:p>
          </table:table-cell>
          <table:table-cell office:value-type="string" calcext:value-type="string">
            <text:p>https://thelowdown.com/blog/asking-gp-contraception</text:p>
          </table:table-cell>
          <table:table-cell office:value-type="string" calcext:value-type="string">
            <text:p>http://localhost/thelowdown/wp/blog/asking-gp-contraception</text:p>
          </table:table-cell>
          <table:table-cell office:value-type="string" calcext:value-type="string">
            <text:p>/blog/asking-gp-contraception</text:p>
          </table:table-cell>
          <table:table-cell table:formula="of:=IF([.B48] = [.H48]; &quot;TRUE&quot;; &quot;FALSE&quot;)" office:value-type="string" office:string-value="TRUE" calcext:value-type="string">
            <text:p>TRUE</text:p>
          </table:table-cell>
          <table:table-cell office:value-type="string" calcext:value-type="string">
            <text:p>asking-gp-contraception</text:p>
          </table:table-cell>
          <table:table-cell table:formula="of:=IF([.C48] = [.J48]; &quot;TRUE&quot;; &quot;FALSE&quot;)" office:value-type="string" office:string-value="TRUE" calcext:value-type="string">
            <text:p>TRUE</text:p>
          </table:table-cell>
          <table:table-cell office:value-type="string" calcext:value-type="string">
            <text:p>Questions To Ask Your GP About Contraception | The Lowdown</text:p>
          </table:table-cell>
          <table:table-cell table:formula="of:=IF([.D48] = [.L48]; &quot;TRUE&quot;; &quot;FALSE&quot;)" office:value-type="string" office:string-value="TRUE" calcext:value-type="string">
            <text:p>TRUE</text:p>
          </table:table-cell>
          <table:table-cell office:value-type="string" calcext:value-type="string">
            <text:p>When asking your GP for contraception, it's a great idea to come prepared with questions to ask and information on which contraceptives you want to explore.</text:p>
          </table:table-cell>
          <table:table-cell table:formula="of:=IF([.E48] = [.N48]; &quot;TRUE&quot;; &quot;FALSE&quot;)" office:value-type="string" office:string-value="TRUE" calcext:value-type="string">
            <text:p>TRUE</text:p>
          </table:table-cell>
          <table:table-cell office:value-type="string" calcext:value-type="string">
            <text:p>https://thelowdown.com/blog/asking-gp-contraception</text:p>
          </table:table-cell>
          <table:table-cell table:formula="of:=IF([.F48] = [.P48]; &quot;TRUE&quot;; &quot;FALSE&quot;)" office:value-type="string" office:string-value="TRUE" calcext:value-type="string">
            <text:p>TRUE</text:p>
          </table:table-cell>
        </table:table-row>
        <table:table-row table:style-name="ro1">
          <table:table-cell office:value-type="string" calcext:value-type="string">
            <text:p>https://blog.thelowdown.com/blog/tag/sophie-king</text:p>
          </table:table-cell>
          <table:table-cell office:value-type="string" calcext:value-type="string">
            <text:p>/blog/tag/sophie-king</text:p>
          </table:table-cell>
          <table:table-cell office:value-type="string" calcext:value-type="string">
            <text:p>sophie-king</text:p>
          </table:table-cell>
          <table:table-cell office:value-type="string" calcext:value-type="string">
            <text:p>Sophie King Archives - The Lowdown</text:p>
          </table:table-cell>
          <table:table-cell office:value-type="string" calcext:value-type="string">
            <text:p>N/A</text:p>
          </table:table-cell>
          <table:table-cell office:value-type="string" calcext:value-type="string">
            <text:p>/blog/tag/sophie-king</text:p>
          </table:table-cell>
          <table:table-cell office:value-type="string" calcext:value-type="string">
            <text:p>http://localhost/thelowdown/wp/blog/tag/sophie-king</text:p>
          </table:table-cell>
          <table:table-cell office:value-type="string" calcext:value-type="string">
            <text:p>/blog/tag/sophie-king</text:p>
          </table:table-cell>
          <table:table-cell table:formula="of:=IF([.B49] = [.H49]; &quot;TRUE&quot;; &quot;FALSE&quot;)" office:value-type="string" office:string-value="TRUE" calcext:value-type="string">
            <text:p>TRUE</text:p>
          </table:table-cell>
          <table:table-cell office:value-type="string" calcext:value-type="string">
            <text:p>sophie-king</text:p>
          </table:table-cell>
          <table:table-cell table:formula="of:=IF([.C49] = [.J49]; &quot;TRUE&quot;; &quot;FALSE&quot;)" office:value-type="string" office:string-value="TRUE" calcext:value-type="string">
            <text:p>TRUE</text:p>
          </table:table-cell>
          <table:table-cell office:value-type="string" calcext:value-type="string">
            <text:p>Sophie King Archives - The Lowdown</text:p>
          </table:table-cell>
          <table:table-cell table:formula="of:=IF([.D49] = [.L49]; &quot;TRUE&quot;; &quot;FALSE&quot;)" office:value-type="string" office:string-value="TRUE" calcext:value-type="string">
            <text:p>TRUE</text:p>
          </table:table-cell>
          <table:table-cell office:value-type="string" calcext:value-type="string">
            <text:p>N/A</text:p>
          </table:table-cell>
          <table:table-cell table:formula="of:=IF([.E49] = [.N49]; &quot;TRUE&quot;; &quot;FALSE&quot;)" office:value-type="string" office:string-value="TRUE" calcext:value-type="string">
            <text:p>TRUE</text:p>
          </table:table-cell>
          <table:table-cell office:value-type="string" calcext:value-type="string">
            <text:p>/blog/tag/sophie-king</text:p>
          </table:table-cell>
          <table:table-cell table:formula="of:=IF([.F49] = [.P49]; &quot;TRUE&quot;; &quot;FALSE&quot;)" office:value-type="string" office:string-value="TRUE" calcext:value-type="string">
            <text:p>TRUE</text:p>
          </table:table-cell>
        </table:table-row>
        <table:table-row table:style-name="ro1">
          <table:table-cell office:value-type="string" calcext:value-type="string">
            <text:p>https://blog.thelowdown.com/blog/first-moon-period-parties</text:p>
          </table:table-cell>
          <table:table-cell office:value-type="string" calcext:value-type="string">
            <text:p>/blog/first-moon-period-parties</text:p>
          </table:table-cell>
          <table:table-cell office:value-type="string" calcext:value-type="string">
            <text:p>first-moon-period-parties</text:p>
          </table:table-cell>
          <table:table-cell office:value-type="string" calcext:value-type="string">
            <text:p>First Moon Period Party Ideas - Food To Decor | The Lowdown</text:p>
          </table:table-cell>
          <table:table-cell office:value-type="string" calcext:value-type="string">
            <text:p>Period parties are setting a new trend for celebrating your first menstruation - and we love it! Here's how to throw your own.</text:p>
          </table:table-cell>
          <table:table-cell office:value-type="string" calcext:value-type="string">
            <text:p>https://thelowdown.com/blog/first-moon-period-parties</text:p>
          </table:table-cell>
          <table:table-cell office:value-type="string" calcext:value-type="string">
            <text:p>http://localhost/thelowdown/wp/blog/first-moon-period-parties</text:p>
          </table:table-cell>
          <table:table-cell office:value-type="string" calcext:value-type="string">
            <text:p>/blog/first-moon-period-parties</text:p>
          </table:table-cell>
          <table:table-cell table:formula="of:=IF([.B50] = [.H50]; &quot;TRUE&quot;; &quot;FALSE&quot;)" office:value-type="string" office:string-value="TRUE" calcext:value-type="string">
            <text:p>TRUE</text:p>
          </table:table-cell>
          <table:table-cell office:value-type="string" calcext:value-type="string">
            <text:p>first-moon-period-parties</text:p>
          </table:table-cell>
          <table:table-cell table:formula="of:=IF([.C50] = [.J50]; &quot;TRUE&quot;; &quot;FALSE&quot;)" office:value-type="string" office:string-value="TRUE" calcext:value-type="string">
            <text:p>TRUE</text:p>
          </table:table-cell>
          <table:table-cell office:value-type="string" calcext:value-type="string">
            <text:p>First Moon Period Party Ideas - Food To Decor | The Lowdown</text:p>
          </table:table-cell>
          <table:table-cell table:formula="of:=IF([.D50] = [.L50]; &quot;TRUE&quot;; &quot;FALSE&quot;)" office:value-type="string" office:string-value="TRUE" calcext:value-type="string">
            <text:p>TRUE</text:p>
          </table:table-cell>
          <table:table-cell office:value-type="string" calcext:value-type="string">
            <text:p>Period parties are setting a new trend for celebrating your first menstruation - and we love it! Here's how to throw your own.</text:p>
          </table:table-cell>
          <table:table-cell table:formula="of:=IF([.E50] = [.N50]; &quot;TRUE&quot;; &quot;FALSE&quot;)" office:value-type="string" office:string-value="TRUE" calcext:value-type="string">
            <text:p>TRUE</text:p>
          </table:table-cell>
          <table:table-cell office:value-type="string" calcext:value-type="string">
            <text:p>https://thelowdown.com/blog/first-moon-period-parties</text:p>
          </table:table-cell>
          <table:table-cell table:formula="of:=IF([.F50] = [.P50]; &quot;TRUE&quot;; &quot;FALSE&quot;)" office:value-type="string" office:string-value="TRUE" calcext:value-type="string">
            <text:p>TRUE</text:p>
          </table:table-cell>
        </table:table-row>
        <table:table-row table:style-name="ro1">
          <table:table-cell office:value-type="string" calcext:value-type="string">
            <text:p>https://blog.thelowdown.com/blog/my-contraceptive-journey-its-not-you-its-m-y-implant</text:p>
          </table:table-cell>
          <table:table-cell office:value-type="string" calcext:value-type="string">
            <text:p>/blog/my-contraceptive-journey-its-not-you-its-m-y-implant</text:p>
          </table:table-cell>
          <table:table-cell office:value-type="string" calcext:value-type="string">
            <text:p>my-contraceptive-journey-its-not-you-its-m-y-implant</text:p>
          </table:table-cell>
          <table:table-cell office:value-type="string" calcext:value-type="string">
            <text:p>Contraceptive Experience: It's My Implant | The Lowdown</text:p>
          </table:table-cell>
          <table:table-cell office:value-type="string" calcext:value-type="string">
            <text:p>From being over the moon to being betrayed by her hormones, Danielle Conlon shares her ups and downs with the contraceptive implant.</text:p>
          </table:table-cell>
          <table:table-cell office:value-type="string" calcext:value-type="string">
            <text:p>https://thelowdown.com/blog/my-contraceptive-journey-its-not-you-its-m-y-implant</text:p>
          </table:table-cell>
          <table:table-cell office:value-type="string" calcext:value-type="string">
            <text:p>http://localhost/thelowdown/wp/blog/my-contraceptive-journey-its-not-you-its-m-y-implant</text:p>
          </table:table-cell>
          <table:table-cell office:value-type="string" calcext:value-type="string">
            <text:p>/blog/my-contraceptive-journey-its-not-you-its-m-y-implant</text:p>
          </table:table-cell>
          <table:table-cell table:formula="of:=IF([.B51] = [.H51]; &quot;TRUE&quot;; &quot;FALSE&quot;)" office:value-type="string" office:string-value="TRUE" calcext:value-type="string">
            <text:p>TRUE</text:p>
          </table:table-cell>
          <table:table-cell office:value-type="string" calcext:value-type="string">
            <text:p>my-contraceptive-journey-its-not-you-its-m-y-implant</text:p>
          </table:table-cell>
          <table:table-cell table:formula="of:=IF([.C51] = [.J51]; &quot;TRUE&quot;; &quot;FALSE&quot;)" office:value-type="string" office:string-value="TRUE" calcext:value-type="string">
            <text:p>TRUE</text:p>
          </table:table-cell>
          <table:table-cell office:value-type="string" calcext:value-type="string">
            <text:p>Contraceptive Experience: It's My Implant | The Lowdown</text:p>
          </table:table-cell>
          <table:table-cell table:formula="of:=IF([.D51] = [.L51]; &quot;TRUE&quot;; &quot;FALSE&quot;)" office:value-type="string" office:string-value="TRUE" calcext:value-type="string">
            <text:p>TRUE</text:p>
          </table:table-cell>
          <table:table-cell office:value-type="string" calcext:value-type="string">
            <text:p>From being over the moon to being betrayed by her hormones, Danielle Conlon shares her ups and downs with the contraceptive implant.</text:p>
          </table:table-cell>
          <table:table-cell table:formula="of:=IF([.E51] = [.N51]; &quot;TRUE&quot;; &quot;FALSE&quot;)" office:value-type="string" office:string-value="TRUE" calcext:value-type="string">
            <text:p>TRUE</text:p>
          </table:table-cell>
          <table:table-cell office:value-type="string" calcext:value-type="string">
            <text:p>https://thelowdown.com/blog/my-contraceptive-journey-its-not-you-its-m-y-implant</text:p>
          </table:table-cell>
          <table:table-cell table:formula="of:=IF([.F51] = [.P51]; &quot;TRUE&quot;; &quot;FALSE&quot;)" office:value-type="string" office:string-value="TRUE" calcext:value-type="string">
            <text:p>TRUE</text:p>
          </table:table-cell>
        </table:table-row>
        <table:table-row table:style-name="ro1">
          <table:table-cell office:value-type="string" calcext:value-type="string">
            <text:p>https://blog.thelowdown.com/blog/contraception-side-effects</text:p>
          </table:table-cell>
          <table:table-cell office:value-type="string" calcext:value-type="string">
            <text:p>/blog/contraception-side-effects</text:p>
          </table:table-cell>
          <table:table-cell office:value-type="string" calcext:value-type="string">
            <text:p>contraception-side-effects</text:p>
          </table:table-cell>
          <table:table-cell office:value-type="string" calcext:value-type="string">
            <text:p>5 Most Common Side Effects of Contraceptives | The Lowdown</text:p>
          </table:table-cell>
          <table:table-cell office:value-type="string" calcext:value-type="string">
            <text:p>Here we share the most common side effects of contraception to help you understand which method might be best for you.</text:p>
          </table:table-cell>
          <table:table-cell office:value-type="string" calcext:value-type="string">
            <text:p>https://thelowdown.com/blog/how-many-times-can-you-take-morning-after-pill</text:p>
          </table:table-cell>
          <table:table-cell office:value-type="string" calcext:value-type="string">
            <text:p>http://localhost/thelowdown/wp/blog/contraception-side-effects</text:p>
          </table:table-cell>
          <table:table-cell office:value-type="string" calcext:value-type="string">
            <text:p>/blog/contraception-side-effects</text:p>
          </table:table-cell>
          <table:table-cell table:formula="of:=IF([.B52] = [.H52]; &quot;TRUE&quot;; &quot;FALSE&quot;)" office:value-type="string" office:string-value="TRUE" calcext:value-type="string">
            <text:p>TRUE</text:p>
          </table:table-cell>
          <table:table-cell office:value-type="string" calcext:value-type="string">
            <text:p>contraception-side-effects</text:p>
          </table:table-cell>
          <table:table-cell table:formula="of:=IF([.C52] = [.J52]; &quot;TRUE&quot;; &quot;FALSE&quot;)" office:value-type="string" office:string-value="TRUE" calcext:value-type="string">
            <text:p>TRUE</text:p>
          </table:table-cell>
          <table:table-cell office:value-type="string" calcext:value-type="string">
            <text:p>5 Most Common Side Effects of Contraceptives | The Lowdown</text:p>
          </table:table-cell>
          <table:table-cell table:formula="of:=IF([.D52] = [.L52]; &quot;TRUE&quot;; &quot;FALSE&quot;)" office:value-type="string" office:string-value="TRUE" calcext:value-type="string">
            <text:p>TRUE</text:p>
          </table:table-cell>
          <table:table-cell office:value-type="string" calcext:value-type="string">
            <text:p>Here we share the most common side effects of contraception to help you understand which method might be best for you.</text:p>
          </table:table-cell>
          <table:table-cell table:formula="of:=IF([.E52] = [.N52]; &quot;TRUE&quot;; &quot;FALSE&quot;)" office:value-type="string" office:string-value="TRUE" calcext:value-type="string">
            <text:p>TRUE</text:p>
          </table:table-cell>
          <table:table-cell office:value-type="string" calcext:value-type="string">
            <text:p>https://thelowdown.com/blog/how-many-times-can-you-take-morning-after-pill</text:p>
          </table:table-cell>
          <table:table-cell table:formula="of:=IF([.F52] = [.P52]; &quot;TRUE&quot;; &quot;FALSE&quot;)" office:value-type="string" office:string-value="TRUE" calcext:value-type="string">
            <text:p>TRUE</text:p>
          </table:table-cell>
        </table:table-row>
        <table:table-row table:style-name="ro1">
          <table:table-cell office:value-type="string" calcext:value-type="string">
            <text:p>https://blog.thelowdown.com/blog/the-lowdown-on-the-covid-19-vaccine-and-fertility-the-menstrual-cycle-and-pregnancy</text:p>
          </table:table-cell>
          <table:table-cell office:value-type="string" calcext:value-type="string">
            <text:p>/blog/the-lowdown-on-the-covid-19-vaccine-and-fertility-the-menstrual-cycle-and-pregnancy</text:p>
          </table:table-cell>
          <table:table-cell office:value-type="string" calcext:value-type="string">
            <text:p>the-lowdown-on-the-covid-19-vaccine-and-fertility-the-menstrual-cycle-and-pregnancy</text:p>
          </table:table-cell>
          <table:table-cell office:value-type="string" calcext:value-type="string">
            <text:p>Dr Victoria Male on COVID-19 &amp; Periods | The Lowdown</text:p>
          </table:table-cell>
          <table:table-cell office:value-type="string" calcext:value-type="string">
            <text:p>World leading expert, Dr Victoria Male, explains there is no evidence that the COVID-19 vaccine causes infertility in a webinar with The Lowdown.</text:p>
          </table:table-cell>
          <table:table-cell office:value-type="string" calcext:value-type="string">
            <text:p>https://thelowdown.com/blog/the-lowdown-on-the-covid-19-vaccine-and-fertility-the-menstrual-cycle-and-pregnancy</text:p>
          </table:table-cell>
          <table:table-cell office:value-type="string" calcext:value-type="string">
            <text:p>http://localhost/thelowdown/wp/blog/the-lowdown-on-the-covid-19-vaccine-and-fertility-the-menstrual-cycle-and-pregnancy</text:p>
          </table:table-cell>
          <table:table-cell office:value-type="string" calcext:value-type="string">
            <text:p>/blog/the-lowdown-on-the-covid-19-vaccine-and-fertility-the-menstrual-cycle-and-pregnancy</text:p>
          </table:table-cell>
          <table:table-cell table:formula="of:=IF([.B53] = [.H53]; &quot;TRUE&quot;; &quot;FALSE&quot;)" office:value-type="string" office:string-value="TRUE" calcext:value-type="string">
            <text:p>TRUE</text:p>
          </table:table-cell>
          <table:table-cell office:value-type="string" calcext:value-type="string">
            <text:p>the-lowdown-on-the-covid-19-vaccine-and-fertility-the-menstrual-cycle-and-pregnancy</text:p>
          </table:table-cell>
          <table:table-cell table:formula="of:=IF([.C53] = [.J53]; &quot;TRUE&quot;; &quot;FALSE&quot;)" office:value-type="string" office:string-value="TRUE" calcext:value-type="string">
            <text:p>TRUE</text:p>
          </table:table-cell>
          <table:table-cell office:value-type="string" calcext:value-type="string">
            <text:p>Dr Victoria Male on COVID-19 &amp; Periods | The Lowdown</text:p>
          </table:table-cell>
          <table:table-cell table:formula="of:=IF([.D53] = [.L53]; &quot;TRUE&quot;; &quot;FALSE&quot;)" office:value-type="string" office:string-value="TRUE" calcext:value-type="string">
            <text:p>TRUE</text:p>
          </table:table-cell>
          <table:table-cell office:value-type="string" calcext:value-type="string">
            <text:p>World leading expert, Dr Victoria Male, explains there is no evidence that the COVID-19 vaccine causes infertility in a webinar with The Lowdown.</text:p>
          </table:table-cell>
          <table:table-cell table:formula="of:=IF([.E53] = [.N53]; &quot;TRUE&quot;; &quot;FALSE&quot;)" office:value-type="string" office:string-value="TRUE" calcext:value-type="string">
            <text:p>TRUE</text:p>
          </table:table-cell>
          <table:table-cell office:value-type="string" calcext:value-type="string">
            <text:p>https://thelowdown.com/blog/the-lowdown-on-the-covid-19-vaccine-and-fertility-the-menstrual-cycle-and-pregnancy</text:p>
          </table:table-cell>
          <table:table-cell table:formula="of:=IF([.F53] = [.P53]; &quot;TRUE&quot;; &quot;FALSE&quot;)" office:value-type="string" office:string-value="TRUE" calcext:value-type="string">
            <text:p>TRUE</text:p>
          </table:table-cell>
        </table:table-row>
        <table:table-row table:style-name="ro1">
          <table:table-cell office:value-type="string" calcext:value-type="string">
            <text:p>https://blog.thelowdown.com/blog/no-sex-drive-ruining-relationship</text:p>
          </table:table-cell>
          <table:table-cell office:value-type="string" calcext:value-type="string">
            <text:p>/blog/no-sex-drive-ruining-relationship</text:p>
          </table:table-cell>
          <table:table-cell office:value-type="string" calcext:value-type="string">
            <text:p>no-sex-drive-ruining-relationship</text:p>
          </table:table-cell>
          <table:table-cell office:value-type="string" calcext:value-type="string">
            <text:p>Having No Sex Drive Is Ruining My Relationship | The Lowdown</text:p>
          </table:table-cell>
          <table:table-cell office:value-type="string" calcext:value-type="string">
            <text:p>Lost your libido? Our clinical sexologist shares how a lack of sex drive can impact your relationship, plus top tips for getting your sex life back on track.</text:p>
          </table:table-cell>
          <table:table-cell office:value-type="string" calcext:value-type="string">
            <text:p>https://thelowdown.com/blog/no-sex-drive-ruining-relationship</text:p>
          </table:table-cell>
          <table:table-cell office:value-type="string" calcext:value-type="string">
            <text:p>http://localhost/thelowdown/wp/blog/no-sex-drive-ruining-relationship</text:p>
          </table:table-cell>
          <table:table-cell office:value-type="string" calcext:value-type="string">
            <text:p>/blog/no-sex-drive-ruining-relationship</text:p>
          </table:table-cell>
          <table:table-cell table:formula="of:=IF([.B54] = [.H54]; &quot;TRUE&quot;; &quot;FALSE&quot;)" office:value-type="string" office:string-value="TRUE" calcext:value-type="string">
            <text:p>TRUE</text:p>
          </table:table-cell>
          <table:table-cell office:value-type="string" calcext:value-type="string">
            <text:p>no-sex-drive-ruining-relationship</text:p>
          </table:table-cell>
          <table:table-cell table:formula="of:=IF([.C54] = [.J54]; &quot;TRUE&quot;; &quot;FALSE&quot;)" office:value-type="string" office:string-value="TRUE" calcext:value-type="string">
            <text:p>TRUE</text:p>
          </table:table-cell>
          <table:table-cell office:value-type="string" calcext:value-type="string">
            <text:p>Having No Sex Drive Is Ruining My Relationship | The Lowdown</text:p>
          </table:table-cell>
          <table:table-cell table:formula="of:=IF([.D54] = [.L54]; &quot;TRUE&quot;; &quot;FALSE&quot;)" office:value-type="string" office:string-value="TRUE" calcext:value-type="string">
            <text:p>TRUE</text:p>
          </table:table-cell>
          <table:table-cell office:value-type="string" calcext:value-type="string">
            <text:p>Lost your libido? Our clinical sexologist shares how a lack of sex drive can impact your relationship, plus top tips for getting your sex life back on track.</text:p>
          </table:table-cell>
          <table:table-cell table:formula="of:=IF([.E54] = [.N54]; &quot;TRUE&quot;; &quot;FALSE&quot;)" office:value-type="string" office:string-value="TRUE" calcext:value-type="string">
            <text:p>TRUE</text:p>
          </table:table-cell>
          <table:table-cell office:value-type="string" calcext:value-type="string">
            <text:p>https://thelowdown.com/blog/no-sex-drive-ruining-relationship</text:p>
          </table:table-cell>
          <table:table-cell table:formula="of:=IF([.F54] = [.P54]; &quot;TRUE&quot;; &quot;FALSE&quot;)" office:value-type="string" office:string-value="TRUE" calcext:value-type="string">
            <text:p>TRUE</text:p>
          </table:table-cell>
        </table:table-row>
        <table:table-row table:style-name="ro1">
          <table:table-cell office:value-type="string" calcext:value-type="string">
            <text:p>https://blog.thelowdown.com/blog/can-you-get-pregnant-on-the-implant</text:p>
          </table:table-cell>
          <table:table-cell office:value-type="string" calcext:value-type="string">
            <text:p>/blog/can-you-get-pregnant-on-the-implant</text:p>
          </table:table-cell>
          <table:table-cell office:value-type="string" calcext:value-type="string">
            <text:p>can-you-get-pregnant-on-the-implant</text:p>
          </table:table-cell>
          <table:table-cell office:value-type="string" calcext:value-type="string">
            <text:p>Can You Get Pregnant on The Implant (Nexplanon)? | The Lowdown</text:p>
          </table:table-cell>
          <table:table-cell office:value-type="string" calcext:value-type="string">
            <text:p>The implant is more than 99% effective. Find out what happens to your periods, when it expires and all about implant removal.</text:p>
          </table:table-cell>
          <table:table-cell office:value-type="string" calcext:value-type="string">
            <text:p>https://thelowdown.com/blog/can-you-get-pregnant-on-the-implant</text:p>
          </table:table-cell>
          <table:table-cell office:value-type="string" calcext:value-type="string">
            <text:p>http://localhost/thelowdown/wp/blog/can-you-get-pregnant-on-the-implant</text:p>
          </table:table-cell>
          <table:table-cell office:value-type="string" calcext:value-type="string">
            <text:p>/blog/can-you-get-pregnant-on-the-implant</text:p>
          </table:table-cell>
          <table:table-cell table:formula="of:=IF([.B55] = [.H55]; &quot;TRUE&quot;; &quot;FALSE&quot;)" office:value-type="string" office:string-value="TRUE" calcext:value-type="string">
            <text:p>TRUE</text:p>
          </table:table-cell>
          <table:table-cell office:value-type="string" calcext:value-type="string">
            <text:p>can-you-get-pregnant-on-the-implant</text:p>
          </table:table-cell>
          <table:table-cell table:formula="of:=IF([.C55] = [.J55]; &quot;TRUE&quot;; &quot;FALSE&quot;)" office:value-type="string" office:string-value="TRUE" calcext:value-type="string">
            <text:p>TRUE</text:p>
          </table:table-cell>
          <table:table-cell office:value-type="string" calcext:value-type="string">
            <text:p>Can You Get Pregnant on The Implant (Nexplanon)? | The Lowdown</text:p>
          </table:table-cell>
          <table:table-cell table:formula="of:=IF([.D55] = [.L55]; &quot;TRUE&quot;; &quot;FALSE&quot;)" office:value-type="string" office:string-value="TRUE" calcext:value-type="string">
            <text:p>TRUE</text:p>
          </table:table-cell>
          <table:table-cell office:value-type="string" calcext:value-type="string">
            <text:p>The implant is more than 99% effective. Find out what happens to your periods, when it expires and all about implant removal.</text:p>
          </table:table-cell>
          <table:table-cell table:formula="of:=IF([.E55] = [.N55]; &quot;TRUE&quot;; &quot;FALSE&quot;)" office:value-type="string" office:string-value="TRUE" calcext:value-type="string">
            <text:p>TRUE</text:p>
          </table:table-cell>
          <table:table-cell office:value-type="string" calcext:value-type="string">
            <text:p>https://thelowdown.com/blog/can-you-get-pregnant-on-the-implant</text:p>
          </table:table-cell>
          <table:table-cell table:formula="of:=IF([.F55] = [.P55]; &quot;TRUE&quot;; &quot;FALSE&quot;)" office:value-type="string" office:string-value="TRUE" calcext:value-type="string">
            <text:p>TRUE</text:p>
          </table:table-cell>
        </table:table-row>
        <table:table-row table:style-name="ro1">
          <table:table-cell office:value-type="string" calcext:value-type="string">
            <text:p>https://blog.thelowdown.com/blog/tag/pregnant</text:p>
          </table:table-cell>
          <table:table-cell office:value-type="string" calcext:value-type="string">
            <text:p>/blog/tag/pregnant</text:p>
          </table:table-cell>
          <table:table-cell office:value-type="string" calcext:value-type="string">
            <text:p>pregnant</text:p>
          </table:table-cell>
          <table:table-cell office:value-type="string" calcext:value-type="string">
            <text:p>pregnant Archives - The Lowdown</text:p>
          </table:table-cell>
          <table:table-cell office:value-type="string" calcext:value-type="string">
            <text:p>N/A</text:p>
          </table:table-cell>
          <table:table-cell office:value-type="string" calcext:value-type="string">
            <text:p>/blog/tag/pregnant</text:p>
          </table:table-cell>
          <table:table-cell office:value-type="string" calcext:value-type="string">
            <text:p>http://localhost/thelowdown/wp/blog/tag/pregnant</text:p>
          </table:table-cell>
          <table:table-cell office:value-type="string" calcext:value-type="string">
            <text:p>/blog/tag/pregnant</text:p>
          </table:table-cell>
          <table:table-cell table:formula="of:=IF([.B56] = [.H56]; &quot;TRUE&quot;; &quot;FALSE&quot;)" office:value-type="string" office:string-value="TRUE" calcext:value-type="string">
            <text:p>TRUE</text:p>
          </table:table-cell>
          <table:table-cell office:value-type="string" calcext:value-type="string">
            <text:p>pregnant</text:p>
          </table:table-cell>
          <table:table-cell table:formula="of:=IF([.C56] = [.J56]; &quot;TRUE&quot;; &quot;FALSE&quot;)" office:value-type="string" office:string-value="TRUE" calcext:value-type="string">
            <text:p>TRUE</text:p>
          </table:table-cell>
          <table:table-cell office:value-type="string" calcext:value-type="string">
            <text:p>pregnant Archives - The Lowdown</text:p>
          </table:table-cell>
          <table:table-cell table:formula="of:=IF([.D56] = [.L56]; &quot;TRUE&quot;; &quot;FALSE&quot;)" office:value-type="string" office:string-value="TRUE" calcext:value-type="string">
            <text:p>TRUE</text:p>
          </table:table-cell>
          <table:table-cell office:value-type="string" calcext:value-type="string">
            <text:p>N/A</text:p>
          </table:table-cell>
          <table:table-cell table:formula="of:=IF([.E56] = [.N56]; &quot;TRUE&quot;; &quot;FALSE&quot;)" office:value-type="string" office:string-value="TRUE" calcext:value-type="string">
            <text:p>TRUE</text:p>
          </table:table-cell>
          <table:table-cell office:value-type="string" calcext:value-type="string">
            <text:p>/blog/tag/pregnant</text:p>
          </table:table-cell>
          <table:table-cell table:formula="of:=IF([.F56] = [.P56]; &quot;TRUE&quot;; &quot;FALSE&quot;)" office:value-type="string" office:string-value="TRUE" calcext:value-type="string">
            <text:p>TRUE</text:p>
          </table:table-cell>
        </table:table-row>
        <table:table-row table:style-name="ro1">
          <table:table-cell office:value-type="string" calcext:value-type="string">
            <text:p>https://blog.thelowdown.com/blog/excess-hair-growth</text:p>
          </table:table-cell>
          <table:table-cell office:value-type="string" calcext:value-type="string">
            <text:p>/blog/excess-hair-growth</text:p>
          </table:table-cell>
          <table:table-cell office:value-type="string" calcext:value-type="string">
            <text:p>excess-hair-growth</text:p>
          </table:table-cell>
          <table:table-cell office:value-type="string" calcext:value-type="string">
            <text:p>PCOS &amp; Hair Growth - How Contraceptives Help | The Lowdown</text:p>
          </table:table-cell>
          <table:table-cell office:value-type="string" calcext:value-type="string">
            <text:p>Hirsutism (excess hair) is a common symptom of PCOS. Find out how to prevent hair growth with contraceptives and natural treatments.</text:p>
          </table:table-cell>
          <table:table-cell office:value-type="string" calcext:value-type="string">
            <text:p>https://thelowdown.com/blog/excess-hair-growth</text:p>
          </table:table-cell>
          <table:table-cell office:value-type="string" calcext:value-type="string">
            <text:p>http://localhost/thelowdown/wp/blog/excess-hair-growth</text:p>
          </table:table-cell>
          <table:table-cell office:value-type="string" calcext:value-type="string">
            <text:p>/blog/excess-hair-growth</text:p>
          </table:table-cell>
          <table:table-cell table:formula="of:=IF([.B57] = [.H57]; &quot;TRUE&quot;; &quot;FALSE&quot;)" office:value-type="string" office:string-value="TRUE" calcext:value-type="string">
            <text:p>TRUE</text:p>
          </table:table-cell>
          <table:table-cell office:value-type="string" calcext:value-type="string">
            <text:p>excess-hair-growth</text:p>
          </table:table-cell>
          <table:table-cell table:formula="of:=IF([.C57] = [.J57]; &quot;TRUE&quot;; &quot;FALSE&quot;)" office:value-type="string" office:string-value="TRUE" calcext:value-type="string">
            <text:p>TRUE</text:p>
          </table:table-cell>
          <table:table-cell office:value-type="string" calcext:value-type="string">
            <text:p>PCOS &amp; Hair Growth - How Contraceptives Help | The Lowdown</text:p>
          </table:table-cell>
          <table:table-cell table:formula="of:=IF([.D57] = [.L57]; &quot;TRUE&quot;; &quot;FALSE&quot;)" office:value-type="string" office:string-value="TRUE" calcext:value-type="string">
            <text:p>TRUE</text:p>
          </table:table-cell>
          <table:table-cell office:value-type="string" calcext:value-type="string">
            <text:p>Hirsutism (excess hair) is a common symptom of PCOS. Find out how to prevent hair growth with contraceptives and natural treatments.</text:p>
          </table:table-cell>
          <table:table-cell table:formula="of:=IF([.E57] = [.N57]; &quot;TRUE&quot;; &quot;FALSE&quot;)" office:value-type="string" office:string-value="TRUE" calcext:value-type="string">
            <text:p>TRUE</text:p>
          </table:table-cell>
          <table:table-cell office:value-type="string" calcext:value-type="string">
            <text:p>https://thelowdown.com/blog/excess-hair-growth</text:p>
          </table:table-cell>
          <table:table-cell table:formula="of:=IF([.F57] = [.P57]; &quot;TRUE&quot;; &quot;FALSE&quot;)" office:value-type="string" office:string-value="TRUE" calcext:value-type="string">
            <text:p>TRUE</text:p>
          </table:table-cell>
        </table:table-row>
        <table:table-row table:style-name="ro1">
          <table:table-cell office:value-type="string" calcext:value-type="string">
            <text:p>https://blog.thelowdown.com/blog/endometriosis-and-fertility</text:p>
          </table:table-cell>
          <table:table-cell office:value-type="string" calcext:value-type="string">
            <text:p>/blog/endometriosis-and-fertility</text:p>
          </table:table-cell>
          <table:table-cell office:value-type="string" calcext:value-type="string">
            <text:p>endometriosis-and-fertility</text:p>
          </table:table-cell>
          <table:table-cell office:value-type="string" calcext:value-type="string">
            <text:p>Endometriosis and Fertility: Can You Get Pregnant with Endometriosis?</text:p>
          </table:table-cell>
          <table:table-cell office:value-type="string" calcext:value-type="string">
            <text:p>Get the lowdown from our doctors on endometriosis fertility and real experience stories of trying to conceive with endometriosis.</text:p>
          </table:table-cell>
          <table:table-cell office:value-type="string" calcext:value-type="string">
            <text:p>/blog/endometriosis-and-fertility</text:p>
          </table:table-cell>
          <table:table-cell office:value-type="string" calcext:value-type="string">
            <text:p>http://localhost/thelowdown/wp/blog/endometriosis-and-fertility</text:p>
          </table:table-cell>
          <table:table-cell office:value-type="string" calcext:value-type="string">
            <text:p>/blog/endometriosis-and-fertility</text:p>
          </table:table-cell>
          <table:table-cell table:formula="of:=IF([.B58] = [.H58]; &quot;TRUE&quot;; &quot;FALSE&quot;)" office:value-type="string" office:string-value="TRUE" calcext:value-type="string">
            <text:p>TRUE</text:p>
          </table:table-cell>
          <table:table-cell office:value-type="string" calcext:value-type="string">
            <text:p>endometriosis-and-fertility</text:p>
          </table:table-cell>
          <table:table-cell table:formula="of:=IF([.C58] = [.J58]; &quot;TRUE&quot;; &quot;FALSE&quot;)" office:value-type="string" office:string-value="TRUE" calcext:value-type="string">
            <text:p>TRUE</text:p>
          </table:table-cell>
          <table:table-cell office:value-type="string" calcext:value-type="string">
            <text:p>Endometriosis and Fertility: Can You Get Pregnant with Endometriosis?</text:p>
          </table:table-cell>
          <table:table-cell table:formula="of:=IF([.D58] = [.L58]; &quot;TRUE&quot;; &quot;FALSE&quot;)" office:value-type="string" office:string-value="TRUE" calcext:value-type="string">
            <text:p>TRUE</text:p>
          </table:table-cell>
          <table:table-cell office:value-type="string" calcext:value-type="string">
            <text:p>Get the lowdown from our doctors on endometriosis fertility and real experience stories of trying to conceive with endometriosis.</text:p>
          </table:table-cell>
          <table:table-cell table:formula="of:=IF([.E58] = [.N58]; &quot;TRUE&quot;; &quot;FALSE&quot;)" office:value-type="string" office:string-value="TRUE" calcext:value-type="string">
            <text:p>TRUE</text:p>
          </table:table-cell>
          <table:table-cell office:value-type="string" calcext:value-type="string">
            <text:p>/blog/endometriosis-and-fertility</text:p>
          </table:table-cell>
          <table:table-cell table:formula="of:=IF([.F58] = [.P58]; &quot;TRUE&quot;; &quot;FALSE&quot;)" office:value-type="string" office:string-value="TRUE" calcext:value-type="string">
            <text:p>TRUE</text:p>
          </table:table-cell>
        </table:table-row>
        <table:table-row table:style-name="ro1">
          <table:table-cell office:value-type="string" calcext:value-type="string">
            <text:p>https://blog.thelowdown.com/blog/tag/itchy-vagina</text:p>
          </table:table-cell>
          <table:table-cell office:value-type="string" calcext:value-type="string">
            <text:p>/blog/tag/itchy-vagina</text:p>
          </table:table-cell>
          <table:table-cell office:value-type="string" calcext:value-type="string">
            <text:p>itchy-vagina</text:p>
          </table:table-cell>
          <table:table-cell office:value-type="string" calcext:value-type="string">
            <text:p>itchy vagina Archives - The Lowdown</text:p>
          </table:table-cell>
          <table:table-cell office:value-type="string" calcext:value-type="string">
            <text:p>N/A</text:p>
          </table:table-cell>
          <table:table-cell office:value-type="string" calcext:value-type="string">
            <text:p>/blog/tag/itchy-vagina</text:p>
          </table:table-cell>
          <table:table-cell office:value-type="string" calcext:value-type="string">
            <text:p>http://localhost/thelowdown/wp/blog/tag/itchy-vagina</text:p>
          </table:table-cell>
          <table:table-cell office:value-type="string" calcext:value-type="string">
            <text:p>/blog/tag/itchy-vagina</text:p>
          </table:table-cell>
          <table:table-cell table:formula="of:=IF([.B59] = [.H59]; &quot;TRUE&quot;; &quot;FALSE&quot;)" office:value-type="string" office:string-value="TRUE" calcext:value-type="string">
            <text:p>TRUE</text:p>
          </table:table-cell>
          <table:table-cell office:value-type="string" calcext:value-type="string">
            <text:p>itchy-vagina</text:p>
          </table:table-cell>
          <table:table-cell table:formula="of:=IF([.C59] = [.J59]; &quot;TRUE&quot;; &quot;FALSE&quot;)" office:value-type="string" office:string-value="TRUE" calcext:value-type="string">
            <text:p>TRUE</text:p>
          </table:table-cell>
          <table:table-cell office:value-type="string" calcext:value-type="string">
            <text:p>itchy vagina Archives - The Lowdown</text:p>
          </table:table-cell>
          <table:table-cell table:formula="of:=IF([.D59] = [.L59]; &quot;TRUE&quot;; &quot;FALSE&quot;)" office:value-type="string" office:string-value="TRUE" calcext:value-type="string">
            <text:p>TRUE</text:p>
          </table:table-cell>
          <table:table-cell office:value-type="string" calcext:value-type="string">
            <text:p>N/A</text:p>
          </table:table-cell>
          <table:table-cell table:formula="of:=IF([.E59] = [.N59]; &quot;TRUE&quot;; &quot;FALSE&quot;)" office:value-type="string" office:string-value="TRUE" calcext:value-type="string">
            <text:p>TRUE</text:p>
          </table:table-cell>
          <table:table-cell office:value-type="string" calcext:value-type="string">
            <text:p>/blog/tag/itchy-vagina</text:p>
          </table:table-cell>
          <table:table-cell table:formula="of:=IF([.F59] = [.P59]; &quot;TRUE&quot;; &quot;FALSE&quot;)" office:value-type="string" office:string-value="TRUE" calcext:value-type="string">
            <text:p>TRUE</text:p>
          </table:table-cell>
        </table:table-row>
        <table:table-row table:style-name="ro1">
          <table:table-cell office:value-type="string" calcext:value-type="string">
            <text:p>https://blog.thelowdown.com/blog/tag/contraceptive-pill</text:p>
          </table:table-cell>
          <table:table-cell office:value-type="string" calcext:value-type="string">
            <text:p>/blog/tag/contraceptive-pill</text:p>
          </table:table-cell>
          <table:table-cell office:value-type="string" calcext:value-type="string">
            <text:p>contraceptive-pill</text:p>
          </table:table-cell>
          <table:table-cell office:value-type="string" calcext:value-type="string">
            <text:p>contraceptive pill Archives - The Lowdown</text:p>
          </table:table-cell>
          <table:table-cell office:value-type="string" calcext:value-type="string">
            <text:p>N/A</text:p>
          </table:table-cell>
          <table:table-cell office:value-type="string" calcext:value-type="string">
            <text:p>/blog/tag/contraceptive-pill</text:p>
          </table:table-cell>
          <table:table-cell office:value-type="string" calcext:value-type="string">
            <text:p>http://localhost/thelowdown/wp/blog/tag/contraceptive-pill</text:p>
          </table:table-cell>
          <table:table-cell office:value-type="string" calcext:value-type="string">
            <text:p>/blog/tag/contraceptive-pill</text:p>
          </table:table-cell>
          <table:table-cell table:formula="of:=IF([.B60] = [.H60]; &quot;TRUE&quot;; &quot;FALSE&quot;)" office:value-type="string" office:string-value="TRUE" calcext:value-type="string">
            <text:p>TRUE</text:p>
          </table:table-cell>
          <table:table-cell office:value-type="string" calcext:value-type="string">
            <text:p>contraceptive-pill</text:p>
          </table:table-cell>
          <table:table-cell table:formula="of:=IF([.C60] = [.J60]; &quot;TRUE&quot;; &quot;FALSE&quot;)" office:value-type="string" office:string-value="TRUE" calcext:value-type="string">
            <text:p>TRUE</text:p>
          </table:table-cell>
          <table:table-cell office:value-type="string" calcext:value-type="string">
            <text:p>contraceptive pill Archives - The Lowdown</text:p>
          </table:table-cell>
          <table:table-cell table:formula="of:=IF([.D60] = [.L60]; &quot;TRUE&quot;; &quot;FALSE&quot;)" office:value-type="string" office:string-value="TRUE" calcext:value-type="string">
            <text:p>TRUE</text:p>
          </table:table-cell>
          <table:table-cell office:value-type="string" calcext:value-type="string">
            <text:p>N/A</text:p>
          </table:table-cell>
          <table:table-cell table:formula="of:=IF([.E60] = [.N60]; &quot;TRUE&quot;; &quot;FALSE&quot;)" office:value-type="string" office:string-value="TRUE" calcext:value-type="string">
            <text:p>TRUE</text:p>
          </table:table-cell>
          <table:table-cell office:value-type="string" calcext:value-type="string">
            <text:p>/blog/tag/contraceptive-pill</text:p>
          </table:table-cell>
          <table:table-cell table:formula="of:=IF([.F60] = [.P60]; &quot;TRUE&quot;; &quot;FALSE&quot;)" office:value-type="string" office:string-value="TRUE" calcext:value-type="string">
            <text:p>TRUE</text:p>
          </table:table-cell>
        </table:table-row>
        <table:table-row table:style-name="ro1">
          <table:table-cell office:value-type="string" calcext:value-type="string">
            <text:p>https://blog.thelowdown.com/blog/ovulation-pain</text:p>
          </table:table-cell>
          <table:table-cell office:value-type="string" calcext:value-type="string">
            <text:p>/blog/ovulation-pain</text:p>
          </table:table-cell>
          <table:table-cell office:value-type="string" calcext:value-type="string">
            <text:p>ovulation-pain</text:p>
          </table:table-cell>
          <table:table-cell office:value-type="string" calcext:value-type="string">
            <text:p>Ovulation Pain: What's Normal And What's Not | The Lowdown</text:p>
          </table:table-cell>
          <table:table-cell office:value-type="string" calcext:value-type="string">
            <text:p>Ovulation pain can be short-lived, but for some it may be a longer-lasting discomfort. What's normal and when should you speak to a doctor?</text:p>
          </table:table-cell>
          <table:table-cell office:value-type="string" calcext:value-type="string">
            <text:p>https://thelowdown.com/blog/ovulation-pain</text:p>
          </table:table-cell>
          <table:table-cell office:value-type="string" calcext:value-type="string">
            <text:p>http://localhost/thelowdown/wp/blog/ovulation-pain</text:p>
          </table:table-cell>
          <table:table-cell office:value-type="string" calcext:value-type="string">
            <text:p>/blog/ovulation-pain</text:p>
          </table:table-cell>
          <table:table-cell table:formula="of:=IF([.B61] = [.H61]; &quot;TRUE&quot;; &quot;FALSE&quot;)" office:value-type="string" office:string-value="TRUE" calcext:value-type="string">
            <text:p>TRUE</text:p>
          </table:table-cell>
          <table:table-cell office:value-type="string" calcext:value-type="string">
            <text:p>ovulation-pain</text:p>
          </table:table-cell>
          <table:table-cell table:formula="of:=IF([.C61] = [.J61]; &quot;TRUE&quot;; &quot;FALSE&quot;)" office:value-type="string" office:string-value="TRUE" calcext:value-type="string">
            <text:p>TRUE</text:p>
          </table:table-cell>
          <table:table-cell office:value-type="string" calcext:value-type="string">
            <text:p>Ovulation Pain: What's Normal And What's Not | The Lowdown</text:p>
          </table:table-cell>
          <table:table-cell table:formula="of:=IF([.D61] = [.L61]; &quot;TRUE&quot;; &quot;FALSE&quot;)" office:value-type="string" office:string-value="TRUE" calcext:value-type="string">
            <text:p>TRUE</text:p>
          </table:table-cell>
          <table:table-cell office:value-type="string" calcext:value-type="string">
            <text:p>Ovulation pain can be short-lived, but for some it may be a longer-lasting discomfort. What's normal and when should you speak to a doctor?</text:p>
          </table:table-cell>
          <table:table-cell table:formula="of:=IF([.E61] = [.N61]; &quot;TRUE&quot;; &quot;FALSE&quot;)" office:value-type="string" office:string-value="TRUE" calcext:value-type="string">
            <text:p>TRUE</text:p>
          </table:table-cell>
          <table:table-cell office:value-type="string" calcext:value-type="string">
            <text:p>https://thelowdown.com/blog/ovulation-pain</text:p>
          </table:table-cell>
          <table:table-cell table:formula="of:=IF([.F61] = [.P61]; &quot;TRUE&quot;; &quot;FALSE&quot;)" office:value-type="string" office:string-value="TRUE" calcext:value-type="string">
            <text:p>TRUE</text:p>
          </table:table-cell>
        </table:table-row>
        <table:table-row table:style-name="ro1">
          <table:table-cell office:value-type="string" calcext:value-type="string">
            <text:p>https://blog.thelowdown.com/blog/tag/non-hormonal</text:p>
          </table:table-cell>
          <table:table-cell office:value-type="string" calcext:value-type="string">
            <text:p>/blog/tag/non-hormonal</text:p>
          </table:table-cell>
          <table:table-cell office:value-type="string" calcext:value-type="string">
            <text:p>non-hormonal</text:p>
          </table:table-cell>
          <table:table-cell office:value-type="string" calcext:value-type="string">
            <text:p>non-hormonal Archives - The Lowdown</text:p>
          </table:table-cell>
          <table:table-cell office:value-type="string" calcext:value-type="string">
            <text:p>N/A</text:p>
          </table:table-cell>
          <table:table-cell office:value-type="string" calcext:value-type="string">
            <text:p>/blog/tag/non-hormonal</text:p>
          </table:table-cell>
          <table:table-cell office:value-type="string" calcext:value-type="string">
            <text:p>http://localhost/thelowdown/wp/blog/tag/non-hormonal</text:p>
          </table:table-cell>
          <table:table-cell office:value-type="string" calcext:value-type="string">
            <text:p>/blog/tag/non-hormonal</text:p>
          </table:table-cell>
          <table:table-cell table:formula="of:=IF([.B62] = [.H62]; &quot;TRUE&quot;; &quot;FALSE&quot;)" office:value-type="string" office:string-value="TRUE" calcext:value-type="string">
            <text:p>TRUE</text:p>
          </table:table-cell>
          <table:table-cell office:value-type="string" calcext:value-type="string">
            <text:p>non-hormonal</text:p>
          </table:table-cell>
          <table:table-cell table:formula="of:=IF([.C62] = [.J62]; &quot;TRUE&quot;; &quot;FALSE&quot;)" office:value-type="string" office:string-value="TRUE" calcext:value-type="string">
            <text:p>TRUE</text:p>
          </table:table-cell>
          <table:table-cell office:value-type="string" calcext:value-type="string">
            <text:p>non-hormonal Archives - The Lowdown</text:p>
          </table:table-cell>
          <table:table-cell table:formula="of:=IF([.D62] = [.L62]; &quot;TRUE&quot;; &quot;FALSE&quot;)" office:value-type="string" office:string-value="TRUE" calcext:value-type="string">
            <text:p>TRUE</text:p>
          </table:table-cell>
          <table:table-cell office:value-type="string" calcext:value-type="string">
            <text:p>N/A</text:p>
          </table:table-cell>
          <table:table-cell table:formula="of:=IF([.E62] = [.N62]; &quot;TRUE&quot;; &quot;FALSE&quot;)" office:value-type="string" office:string-value="TRUE" calcext:value-type="string">
            <text:p>TRUE</text:p>
          </table:table-cell>
          <table:table-cell office:value-type="string" calcext:value-type="string">
            <text:p>/blog/tag/non-hormonal</text:p>
          </table:table-cell>
          <table:table-cell table:formula="of:=IF([.F62] = [.P62]; &quot;TRUE&quot;; &quot;FALSE&quot;)" office:value-type="string" office:string-value="TRUE" calcext:value-type="string">
            <text:p>TRUE</text:p>
          </table:table-cell>
        </table:table-row>
        <table:table-row table:style-name="ro1">
          <table:table-cell office:value-type="string" calcext:value-type="string">
            <text:p>https://blog.thelowdown.com/blog/tag/reviews</text:p>
          </table:table-cell>
          <table:table-cell office:value-type="string" calcext:value-type="string">
            <text:p>/blog/tag/reviews</text:p>
          </table:table-cell>
          <table:table-cell office:value-type="string" calcext:value-type="string">
            <text:p>reviews</text:p>
          </table:table-cell>
          <table:table-cell office:value-type="string" calcext:value-type="string">
            <text:p>reviews Archives - The Lowdown</text:p>
          </table:table-cell>
          <table:table-cell office:value-type="string" calcext:value-type="string">
            <text:p>N/A</text:p>
          </table:table-cell>
          <table:table-cell office:value-type="string" calcext:value-type="string">
            <text:p>/blog/tag/reviews</text:p>
          </table:table-cell>
          <table:table-cell office:value-type="string" calcext:value-type="string">
            <text:p>http://localhost/thelowdown/wp/blog/tag/reviews</text:p>
          </table:table-cell>
          <table:table-cell office:value-type="string" calcext:value-type="string">
            <text:p>/blog/tag/reviews</text:p>
          </table:table-cell>
          <table:table-cell table:formula="of:=IF([.B63] = [.H63]; &quot;TRUE&quot;; &quot;FALSE&quot;)" office:value-type="string" office:string-value="TRUE" calcext:value-type="string">
            <text:p>TRUE</text:p>
          </table:table-cell>
          <table:table-cell office:value-type="string" calcext:value-type="string">
            <text:p>reviews</text:p>
          </table:table-cell>
          <table:table-cell table:formula="of:=IF([.C63] = [.J63]; &quot;TRUE&quot;; &quot;FALSE&quot;)" office:value-type="string" office:string-value="TRUE" calcext:value-type="string">
            <text:p>TRUE</text:p>
          </table:table-cell>
          <table:table-cell office:value-type="string" calcext:value-type="string">
            <text:p>reviews Archives - The Lowdown</text:p>
          </table:table-cell>
          <table:table-cell table:formula="of:=IF([.D63] = [.L63]; &quot;TRUE&quot;; &quot;FALSE&quot;)" office:value-type="string" office:string-value="TRUE" calcext:value-type="string">
            <text:p>TRUE</text:p>
          </table:table-cell>
          <table:table-cell office:value-type="string" calcext:value-type="string">
            <text:p>N/A</text:p>
          </table:table-cell>
          <table:table-cell table:formula="of:=IF([.E63] = [.N63]; &quot;TRUE&quot;; &quot;FALSE&quot;)" office:value-type="string" office:string-value="TRUE" calcext:value-type="string">
            <text:p>TRUE</text:p>
          </table:table-cell>
          <table:table-cell office:value-type="string" calcext:value-type="string">
            <text:p>/blog/tag/reviews</text:p>
          </table:table-cell>
          <table:table-cell table:formula="of:=IF([.F63] = [.P63]; &quot;TRUE&quot;; &quot;FALSE&quot;)" office:value-type="string" office:string-value="TRUE" calcext:value-type="string">
            <text:p>TRUE</text:p>
          </table:table-cell>
        </table:table-row>
        <table:table-row table:style-name="ro1">
          <table:table-cell office:value-type="string" calcext:value-type="string">
            <text:p>https://blog.thelowdown.com/blog/endometriosis-faqs</text:p>
          </table:table-cell>
          <table:table-cell office:value-type="string" calcext:value-type="string">
            <text:p>/blog/endometriosis-faqs</text:p>
          </table:table-cell>
          <table:table-cell office:value-type="string" calcext:value-type="string">
            <text:p>endometriosis-faqs</text:p>
          </table:table-cell>
          <table:table-cell office:value-type="string" calcext:value-type="string">
            <text:p>Everything You Need to Know About Endometriosis | FAQs | The Lowdown</text:p>
          </table:table-cell>
          <table:table-cell office:value-type="string" calcext:value-type="string">
            <text:p>You asked, Dr Fran answered! Everything you need to know about endometriosis. From the basics to different symptoms and treatment options.</text:p>
          </table:table-cell>
          <table:table-cell office:value-type="string" calcext:value-type="string">
            <text:p>https://thelowdown.com/blog/endometriosis-faqs</text:p>
          </table:table-cell>
          <table:table-cell office:value-type="string" calcext:value-type="string">
            <text:p>http://localhost/thelowdown/wp/blog/endometriosis-faqs</text:p>
          </table:table-cell>
          <table:table-cell office:value-type="string" calcext:value-type="string">
            <text:p>/blog/endometriosis-faqs</text:p>
          </table:table-cell>
          <table:table-cell table:formula="of:=IF([.B64] = [.H64]; &quot;TRUE&quot;; &quot;FALSE&quot;)" office:value-type="string" office:string-value="TRUE" calcext:value-type="string">
            <text:p>TRUE</text:p>
          </table:table-cell>
          <table:table-cell office:value-type="string" calcext:value-type="string">
            <text:p>endometriosis-faqs</text:p>
          </table:table-cell>
          <table:table-cell table:formula="of:=IF([.C64] = [.J64]; &quot;TRUE&quot;; &quot;FALSE&quot;)" office:value-type="string" office:string-value="TRUE" calcext:value-type="string">
            <text:p>TRUE</text:p>
          </table:table-cell>
          <table:table-cell office:value-type="string" calcext:value-type="string">
            <text:p>Everything You Need to Know About Endometriosis | FAQs | The Lowdown</text:p>
          </table:table-cell>
          <table:table-cell table:formula="of:=IF([.D64] = [.L64]; &quot;TRUE&quot;; &quot;FALSE&quot;)" office:value-type="string" office:string-value="TRUE" calcext:value-type="string">
            <text:p>TRUE</text:p>
          </table:table-cell>
          <table:table-cell office:value-type="string" calcext:value-type="string">
            <text:p>You asked, Dr Fran answered! Everything you need to know about endometriosis. From the basics to different symptoms and treatment options.</text:p>
          </table:table-cell>
          <table:table-cell table:formula="of:=IF([.E64] = [.N64]; &quot;TRUE&quot;; &quot;FALSE&quot;)" office:value-type="string" office:string-value="TRUE" calcext:value-type="string">
            <text:p>TRUE</text:p>
          </table:table-cell>
          <table:table-cell office:value-type="string" calcext:value-type="string">
            <text:p>https://thelowdown.com/blog/endometriosis-faqs</text:p>
          </table:table-cell>
          <table:table-cell table:formula="of:=IF([.F64] = [.P64]; &quot;TRUE&quot;; &quot;FALSE&quot;)" office:value-type="string" office:string-value="TRUE" calcext:value-type="string">
            <text:p>TRUE</text:p>
          </table:table-cell>
        </table:table-row>
        <table:table-row table:style-name="ro1">
          <table:table-cell office:value-type="string" calcext:value-type="string">
            <text:p>https://blog.thelowdown.com/blog/common-contraceptive-implant-side-effects</text:p>
          </table:table-cell>
          <table:table-cell office:value-type="string" calcext:value-type="string">
            <text:p>/blog/common-contraceptive-implant-side-effects</text:p>
          </table:table-cell>
          <table:table-cell office:value-type="string" calcext:value-type="string">
            <text:p>common-contraceptive-implant-side-effects</text:p>
          </table:table-cell>
          <table:table-cell office:value-type="string" calcext:value-type="string">
            <text:p>Common Contraceptive Implant Side Effects | The Lowdown</text:p>
          </table:table-cell>
          <table:table-cell office:value-type="string" calcext:value-type="string">
            <text:p>The contraceptive implant (Nexplanon implant) is made from a small soft flexible rod made out of ethylene vinylacetate copolymer (plastic) that goes under the female’s skin.</text:p>
          </table:table-cell>
          <table:table-cell office:value-type="string" calcext:value-type="string">
            <text:p>https://thelowdown.com/blog/common-contraceptive-implant-side-effects</text:p>
          </table:table-cell>
          <table:table-cell office:value-type="string" calcext:value-type="string">
            <text:p>http://localhost/thelowdown/wp/blog/common-contraceptive-implant-side-effects</text:p>
          </table:table-cell>
          <table:table-cell office:value-type="string" calcext:value-type="string">
            <text:p>/blog/common-contraceptive-implant-side-effects</text:p>
          </table:table-cell>
          <table:table-cell table:formula="of:=IF([.B65] = [.H65]; &quot;TRUE&quot;; &quot;FALSE&quot;)" office:value-type="string" office:string-value="TRUE" calcext:value-type="string">
            <text:p>TRUE</text:p>
          </table:table-cell>
          <table:table-cell office:value-type="string" calcext:value-type="string">
            <text:p>common-contraceptive-implant-side-effects</text:p>
          </table:table-cell>
          <table:table-cell table:formula="of:=IF([.C65] = [.J65]; &quot;TRUE&quot;; &quot;FALSE&quot;)" office:value-type="string" office:string-value="TRUE" calcext:value-type="string">
            <text:p>TRUE</text:p>
          </table:table-cell>
          <table:table-cell office:value-type="string" calcext:value-type="string">
            <text:p>Common Contraceptive Implant Side Effects | The Lowdown</text:p>
          </table:table-cell>
          <table:table-cell table:formula="of:=IF([.D65] = [.L65]; &quot;TRUE&quot;; &quot;FALSE&quot;)" office:value-type="string" office:string-value="TRUE" calcext:value-type="string">
            <text:p>TRUE</text:p>
          </table:table-cell>
          <table:table-cell office:value-type="string" calcext:value-type="string">
            <text:p>The contraceptive implant (Nexplanon implant) is made from a small soft flexible rod made out of ethylene vinylacetate copolymer (plastic) that goes under the female’s skin.</text:p>
          </table:table-cell>
          <table:table-cell table:formula="of:=IF([.E65] = [.N65]; &quot;TRUE&quot;; &quot;FALSE&quot;)" office:value-type="string" office:string-value="TRUE" calcext:value-type="string">
            <text:p>TRUE</text:p>
          </table:table-cell>
          <table:table-cell office:value-type="string" calcext:value-type="string">
            <text:p>https://thelowdown.com/blog/common-contraceptive-implant-side-effects</text:p>
          </table:table-cell>
          <table:table-cell table:formula="of:=IF([.F65] = [.P65]; &quot;TRUE&quot;; &quot;FALSE&quot;)" office:value-type="string" office:string-value="TRUE" calcext:value-type="string">
            <text:p>TRUE</text:p>
          </table:table-cell>
        </table:table-row>
        <table:table-row table:style-name="ro1">
          <table:table-cell office:value-type="string" calcext:value-type="string">
            <text:p>https://blog.thelowdown.com/blog/tag/vulva</text:p>
          </table:table-cell>
          <table:table-cell office:value-type="string" calcext:value-type="string">
            <text:p>/blog/tag/vulva</text:p>
          </table:table-cell>
          <table:table-cell office:value-type="string" calcext:value-type="string">
            <text:p>vulva</text:p>
          </table:table-cell>
          <table:table-cell office:value-type="string" calcext:value-type="string">
            <text:p>vulva Archives - The Lowdown</text:p>
          </table:table-cell>
          <table:table-cell office:value-type="string" calcext:value-type="string">
            <text:p>N/A</text:p>
          </table:table-cell>
          <table:table-cell office:value-type="string" calcext:value-type="string">
            <text:p>/blog/tag/vulva</text:p>
          </table:table-cell>
          <table:table-cell office:value-type="string" calcext:value-type="string">
            <text:p>http://localhost/thelowdown/wp/blog/tag/vulva</text:p>
          </table:table-cell>
          <table:table-cell office:value-type="string" calcext:value-type="string">
            <text:p>/blog/tag/vulva</text:p>
          </table:table-cell>
          <table:table-cell table:formula="of:=IF([.B66] = [.H66]; &quot;TRUE&quot;; &quot;FALSE&quot;)" office:value-type="string" office:string-value="TRUE" calcext:value-type="string">
            <text:p>TRUE</text:p>
          </table:table-cell>
          <table:table-cell office:value-type="string" calcext:value-type="string">
            <text:p>vulva</text:p>
          </table:table-cell>
          <table:table-cell table:formula="of:=IF([.C66] = [.J66]; &quot;TRUE&quot;; &quot;FALSE&quot;)" office:value-type="string" office:string-value="TRUE" calcext:value-type="string">
            <text:p>TRUE</text:p>
          </table:table-cell>
          <table:table-cell office:value-type="string" calcext:value-type="string">
            <text:p>vulva Archives - The Lowdown</text:p>
          </table:table-cell>
          <table:table-cell table:formula="of:=IF([.D66] = [.L66]; &quot;TRUE&quot;; &quot;FALSE&quot;)" office:value-type="string" office:string-value="TRUE" calcext:value-type="string">
            <text:p>TRUE</text:p>
          </table:table-cell>
          <table:table-cell office:value-type="string" calcext:value-type="string">
            <text:p>N/A</text:p>
          </table:table-cell>
          <table:table-cell table:formula="of:=IF([.E66] = [.N66]; &quot;TRUE&quot;; &quot;FALSE&quot;)" office:value-type="string" office:string-value="TRUE" calcext:value-type="string">
            <text:p>TRUE</text:p>
          </table:table-cell>
          <table:table-cell office:value-type="string" calcext:value-type="string">
            <text:p>/blog/tag/vulva</text:p>
          </table:table-cell>
          <table:table-cell table:formula="of:=IF([.F66] = [.P66]; &quot;TRUE&quot;; &quot;FALSE&quot;)" office:value-type="string" office:string-value="TRUE" calcext:value-type="string">
            <text:p>TRUE</text:p>
          </table:table-cell>
        </table:table-row>
        <table:table-row table:style-name="ro1">
          <table:table-cell office:value-type="string" calcext:value-type="string">
            <text:p>https://blog.thelowdown.com/blog/tag/maddie-braidwood</text:p>
          </table:table-cell>
          <table:table-cell office:value-type="string" calcext:value-type="string">
            <text:p>/blog/tag/maddie-braidwood</text:p>
          </table:table-cell>
          <table:table-cell office:value-type="string" calcext:value-type="string">
            <text:p>maddie-braidwood</text:p>
          </table:table-cell>
          <table:table-cell office:value-type="string" calcext:value-type="string">
            <text:p>Maddie Braidwood Archives - The Lowdown</text:p>
          </table:table-cell>
          <table:table-cell office:value-type="string" calcext:value-type="string">
            <text:p>N/A</text:p>
          </table:table-cell>
          <table:table-cell office:value-type="string" calcext:value-type="string">
            <text:p>/blog/tag/maddie-braidwood</text:p>
          </table:table-cell>
          <table:table-cell office:value-type="string" calcext:value-type="string">
            <text:p>http://localhost/thelowdown/wp/blog/tag/maddie-braidwood</text:p>
          </table:table-cell>
          <table:table-cell office:value-type="string" calcext:value-type="string">
            <text:p>/blog/tag/maddie-braidwood</text:p>
          </table:table-cell>
          <table:table-cell table:formula="of:=IF([.B67] = [.H67]; &quot;TRUE&quot;; &quot;FALSE&quot;)" office:value-type="string" office:string-value="TRUE" calcext:value-type="string">
            <text:p>TRUE</text:p>
          </table:table-cell>
          <table:table-cell office:value-type="string" calcext:value-type="string">
            <text:p>maddie-braidwood</text:p>
          </table:table-cell>
          <table:table-cell table:formula="of:=IF([.C67] = [.J67]; &quot;TRUE&quot;; &quot;FALSE&quot;)" office:value-type="string" office:string-value="TRUE" calcext:value-type="string">
            <text:p>TRUE</text:p>
          </table:table-cell>
          <table:table-cell office:value-type="string" calcext:value-type="string">
            <text:p>Maddie Braidwood Archives - The Lowdown</text:p>
          </table:table-cell>
          <table:table-cell table:formula="of:=IF([.D67] = [.L67]; &quot;TRUE&quot;; &quot;FALSE&quot;)" office:value-type="string" office:string-value="TRUE" calcext:value-type="string">
            <text:p>TRUE</text:p>
          </table:table-cell>
          <table:table-cell office:value-type="string" calcext:value-type="string">
            <text:p>N/A</text:p>
          </table:table-cell>
          <table:table-cell table:formula="of:=IF([.E67] = [.N67]; &quot;TRUE&quot;; &quot;FALSE&quot;)" office:value-type="string" office:string-value="TRUE" calcext:value-type="string">
            <text:p>TRUE</text:p>
          </table:table-cell>
          <table:table-cell office:value-type="string" calcext:value-type="string">
            <text:p>/blog/tag/maddie-braidwood</text:p>
          </table:table-cell>
          <table:table-cell table:formula="of:=IF([.F67] = [.P67]; &quot;TRUE&quot;; &quot;FALSE&quot;)" office:value-type="string" office:string-value="TRUE" calcext:value-type="string">
            <text:p>TRUE</text:p>
          </table:table-cell>
        </table:table-row>
        <table:table-row table:style-name="ro1">
          <table:table-cell office:value-type="string" calcext:value-type="string">
            <text:p>https://blog.thelowdown.com/blog/choosing-the-best-contraceptive-pill</text:p>
          </table:table-cell>
          <table:table-cell office:value-type="string" calcext:value-type="string">
            <text:p>/blog/choosing-the-best-contraceptive-pill</text:p>
          </table:table-cell>
          <table:table-cell office:value-type="string" calcext:value-type="string">
            <text:p>choosing-the-best-contraceptive-pill</text:p>
          </table:table-cell>
          <table:table-cell office:value-type="string" calcext:value-type="string">
            <text:p>Which Is The Best Contraceptive Pill For Me? | The Lowdown</text:p>
          </table:table-cell>
          <table:table-cell office:value-type="string" calcext:value-type="string">
            <text:p>A step by step guide to finding the best birth control pill for you. Get the lowdown on symptoms &amp; side effects like mood, skin, libido &amp; headaches.</text:p>
          </table:table-cell>
          <table:table-cell office:value-type="string" calcext:value-type="string">
            <text:p>https://thelowdown.com/blog/choosing-the-best-contraceptive-pill</text:p>
          </table:table-cell>
          <table:table-cell office:value-type="string" calcext:value-type="string">
            <text:p>http://localhost/thelowdown/wp/blog/choosing-the-best-contraceptive-pill</text:p>
          </table:table-cell>
          <table:table-cell office:value-type="string" calcext:value-type="string">
            <text:p>/blog/choosing-the-best-contraceptive-pill</text:p>
          </table:table-cell>
          <table:table-cell table:formula="of:=IF([.B68] = [.H68]; &quot;TRUE&quot;; &quot;FALSE&quot;)" office:value-type="string" office:string-value="TRUE" calcext:value-type="string">
            <text:p>TRUE</text:p>
          </table:table-cell>
          <table:table-cell office:value-type="string" calcext:value-type="string">
            <text:p>choosing-the-best-contraceptive-pill</text:p>
          </table:table-cell>
          <table:table-cell table:formula="of:=IF([.C68] = [.J68]; &quot;TRUE&quot;; &quot;FALSE&quot;)" office:value-type="string" office:string-value="TRUE" calcext:value-type="string">
            <text:p>TRUE</text:p>
          </table:table-cell>
          <table:table-cell office:value-type="string" calcext:value-type="string">
            <text:p>Which Is The Best Contraceptive Pill For Me? | The Lowdown</text:p>
          </table:table-cell>
          <table:table-cell table:formula="of:=IF([.D68] = [.L68]; &quot;TRUE&quot;; &quot;FALSE&quot;)" office:value-type="string" office:string-value="TRUE" calcext:value-type="string">
            <text:p>TRUE</text:p>
          </table:table-cell>
          <table:table-cell office:value-type="string" calcext:value-type="string">
            <text:p>A step by step guide to finding the best birth control pill for you. Get the lowdown on symptoms &amp; side effects like mood, skin, libido &amp; headaches.</text:p>
          </table:table-cell>
          <table:table-cell table:formula="of:=IF([.E68] = [.N68]; &quot;TRUE&quot;; &quot;FALSE&quot;)" office:value-type="string" office:string-value="TRUE" calcext:value-type="string">
            <text:p>TRUE</text:p>
          </table:table-cell>
          <table:table-cell office:value-type="string" calcext:value-type="string">
            <text:p>https://thelowdown.com/blog/choosing-the-best-contraceptive-pill</text:p>
          </table:table-cell>
          <table:table-cell table:formula="of:=IF([.F68] = [.P68]; &quot;TRUE&quot;; &quot;FALSE&quot;)" office:value-type="string" office:string-value="TRUE" calcext:value-type="string">
            <text:p>TRUE</text:p>
          </table:table-cell>
        </table:table-row>
        <table:table-row table:style-name="ro1">
          <table:table-cell office:value-type="string" calcext:value-type="string">
            <text:p>https://blog.thelowdown.com/blog/what-you-always-wanted-to-know-about-cervical-screening</text:p>
          </table:table-cell>
          <table:table-cell office:value-type="string" calcext:value-type="string">
            <text:p>/blog/what-you-always-wanted-to-know-about-cervical-screening</text:p>
          </table:table-cell>
          <table:table-cell office:value-type="string" calcext:value-type="string">
            <text:p>what-you-always-wanted-to-know-about-cervical-screening</text:p>
          </table:table-cell>
          <table:table-cell office:value-type="string" calcext:value-type="string">
            <text:p>What You Always Wanted To Know About Cervical Screening | The Lowdown</text:p>
          </table:table-cell>
          <table:table-cell office:value-type="string" calcext:value-type="string">
            <text:p>A myth busting guide to cervical screening, complete with the questions you might be too embarrassed to ask before your appointment.</text:p>
          </table:table-cell>
          <table:table-cell office:value-type="string" calcext:value-type="string">
            <text:p>https://thelowdown.com/blog/what-you-always-wanted-to-know-about-cervical-screening</text:p>
          </table:table-cell>
          <table:table-cell office:value-type="string" calcext:value-type="string">
            <text:p>http://localhost/thelowdown/wp/blog/what-you-always-wanted-to-know-about-cervical-screening</text:p>
          </table:table-cell>
          <table:table-cell office:value-type="string" calcext:value-type="string">
            <text:p>/blog/what-you-always-wanted-to-know-about-cervical-screening</text:p>
          </table:table-cell>
          <table:table-cell table:formula="of:=IF([.B69] = [.H69]; &quot;TRUE&quot;; &quot;FALSE&quot;)" office:value-type="string" office:string-value="TRUE" calcext:value-type="string">
            <text:p>TRUE</text:p>
          </table:table-cell>
          <table:table-cell office:value-type="string" calcext:value-type="string">
            <text:p>what-you-always-wanted-to-know-about-cervical-screening</text:p>
          </table:table-cell>
          <table:table-cell table:formula="of:=IF([.C69] = [.J69]; &quot;TRUE&quot;; &quot;FALSE&quot;)" office:value-type="string" office:string-value="TRUE" calcext:value-type="string">
            <text:p>TRUE</text:p>
          </table:table-cell>
          <table:table-cell office:value-type="string" calcext:value-type="string">
            <text:p>What You Always Wanted To Know About Cervical Screening | The Lowdown</text:p>
          </table:table-cell>
          <table:table-cell table:formula="of:=IF([.D69] = [.L69]; &quot;TRUE&quot;; &quot;FALSE&quot;)" office:value-type="string" office:string-value="TRUE" calcext:value-type="string">
            <text:p>TRUE</text:p>
          </table:table-cell>
          <table:table-cell office:value-type="string" calcext:value-type="string">
            <text:p>A myth busting guide to cervical screening, complete with the questions you might be too embarrassed to ask before your appointment.</text:p>
          </table:table-cell>
          <table:table-cell table:formula="of:=IF([.E69] = [.N69]; &quot;TRUE&quot;; &quot;FALSE&quot;)" office:value-type="string" office:string-value="TRUE" calcext:value-type="string">
            <text:p>TRUE</text:p>
          </table:table-cell>
          <table:table-cell office:value-type="string" calcext:value-type="string">
            <text:p>https://thelowdown.com/blog/what-you-always-wanted-to-know-about-cervical-screening</text:p>
          </table:table-cell>
          <table:table-cell table:formula="of:=IF([.F69] = [.P69]; &quot;TRUE&quot;; &quot;FALSE&quot;)" office:value-type="string" office:string-value="TRUE" calcext:value-type="string">
            <text:p>TRUE</text:p>
          </table:table-cell>
        </table:table-row>
        <table:table-row table:style-name="ro1">
          <table:table-cell office:value-type="string" calcext:value-type="string">
            <text:p>https://blog.thelowdown.com/blog/the-lowdown-on-hpv</text:p>
          </table:table-cell>
          <table:table-cell office:value-type="string" calcext:value-type="string">
            <text:p>/blog/the-lowdown-on-hpv</text:p>
          </table:table-cell>
          <table:table-cell office:value-type="string" calcext:value-type="string">
            <text:p>the-lowdown-on-hpv</text:p>
          </table:table-cell>
          <table:table-cell office:value-type="string" calcext:value-type="string">
            <text:p>The Lowdown On HPV | The Lowdown</text:p>
          </table:table-cell>
          <table:table-cell office:value-type="string" calcext:value-type="string">
            <text:p>Cervical Cancer Charity, Jo's Cervical Cancer Trust, sit down with The Lowdown for an insightful chat about all things HPV prevention.</text:p>
          </table:table-cell>
          <table:table-cell office:value-type="string" calcext:value-type="string">
            <text:p>https://thelowdown.com/blog/the-lowdown-on-hpv</text:p>
          </table:table-cell>
          <table:table-cell office:value-type="string" calcext:value-type="string">
            <text:p>http://localhost/thelowdown/wp/blog/the-lowdown-on-hpv</text:p>
          </table:table-cell>
          <table:table-cell office:value-type="string" calcext:value-type="string">
            <text:p>/blog/the-lowdown-on-hpv</text:p>
          </table:table-cell>
          <table:table-cell table:formula="of:=IF([.B70] = [.H70]; &quot;TRUE&quot;; &quot;FALSE&quot;)" office:value-type="string" office:string-value="TRUE" calcext:value-type="string">
            <text:p>TRUE</text:p>
          </table:table-cell>
          <table:table-cell office:value-type="string" calcext:value-type="string">
            <text:p>the-lowdown-on-hpv</text:p>
          </table:table-cell>
          <table:table-cell table:formula="of:=IF([.C70] = [.J70]; &quot;TRUE&quot;; &quot;FALSE&quot;)" office:value-type="string" office:string-value="TRUE" calcext:value-type="string">
            <text:p>TRUE</text:p>
          </table:table-cell>
          <table:table-cell office:value-type="string" calcext:value-type="string">
            <text:p>The Lowdown On HPV | The Lowdown</text:p>
          </table:table-cell>
          <table:table-cell table:formula="of:=IF([.D70] = [.L70]; &quot;TRUE&quot;; &quot;FALSE&quot;)" office:value-type="string" office:string-value="TRUE" calcext:value-type="string">
            <text:p>TRUE</text:p>
          </table:table-cell>
          <table:table-cell office:value-type="string" calcext:value-type="string">
            <text:p>Cervical Cancer Charity, Jo's Cervical Cancer Trust, sit down with The Lowdown for an insightful chat about all things HPV prevention.</text:p>
          </table:table-cell>
          <table:table-cell table:formula="of:=IF([.E70] = [.N70]; &quot;TRUE&quot;; &quot;FALSE&quot;)" office:value-type="string" office:string-value="TRUE" calcext:value-type="string">
            <text:p>TRUE</text:p>
          </table:table-cell>
          <table:table-cell office:value-type="string" calcext:value-type="string">
            <text:p>https://thelowdown.com/blog/the-lowdown-on-hpv</text:p>
          </table:table-cell>
          <table:table-cell table:formula="of:=IF([.F70] = [.P70]; &quot;TRUE&quot;; &quot;FALSE&quot;)" office:value-type="string" office:string-value="TRUE" calcext:value-type="string">
            <text:p>TRUE</text:p>
          </table:table-cell>
        </table:table-row>
        <table:table-row table:style-name="ro1">
          <table:table-cell office:value-type="string" calcext:value-type="string">
            <text:p>https://blog.thelowdown.com/blog/gynefix-everything-to-know</text:p>
          </table:table-cell>
          <table:table-cell office:value-type="string" calcext:value-type="string">
            <text:p>/blog/gynefix-everything-to-know</text:p>
          </table:table-cell>
          <table:table-cell office:value-type="string" calcext:value-type="string">
            <text:p>gynefix-everything-to-know</text:p>
          </table:table-cell>
          <table:table-cell office:value-type="string" calcext:value-type="string">
            <text:p>GyneFix: Everything you need to know - The Lowdown</text:p>
          </table:table-cell>
          <table:table-cell office:value-type="string" calcext:value-type="string">
            <text:p>The GyneFix is a slightly different type of Copper IUD. It is different from the normal 'T-shape' as it’s frameless with 6 tubes of copper on a thread. Read on to find out more...</text:p>
          </table:table-cell>
          <table:table-cell office:value-type="string" calcext:value-type="string">
            <text:p>https://thelowdown.com/blog/gynefix-everything-to-know</text:p>
          </table:table-cell>
          <table:table-cell office:value-type="string" calcext:value-type="string">
            <text:p>http://localhost/thelowdown/wp/blog/gynefix-everything-to-know</text:p>
          </table:table-cell>
          <table:table-cell office:value-type="string" calcext:value-type="string">
            <text:p>/blog/gynefix-everything-to-know</text:p>
          </table:table-cell>
          <table:table-cell table:formula="of:=IF([.B71] = [.H71]; &quot;TRUE&quot;; &quot;FALSE&quot;)" office:value-type="string" office:string-value="TRUE" calcext:value-type="string">
            <text:p>TRUE</text:p>
          </table:table-cell>
          <table:table-cell office:value-type="string" calcext:value-type="string">
            <text:p>gynefix-everything-to-know</text:p>
          </table:table-cell>
          <table:table-cell table:formula="of:=IF([.C71] = [.J71]; &quot;TRUE&quot;; &quot;FALSE&quot;)" office:value-type="string" office:string-value="TRUE" calcext:value-type="string">
            <text:p>TRUE</text:p>
          </table:table-cell>
          <table:table-cell office:value-type="string" calcext:value-type="string">
            <text:p>GyneFix: Everything you need to know - The Lowdown</text:p>
          </table:table-cell>
          <table:table-cell table:formula="of:=IF([.D71] = [.L71]; &quot;TRUE&quot;; &quot;FALSE&quot;)" office:value-type="string" office:string-value="TRUE" calcext:value-type="string">
            <text:p>TRUE</text:p>
          </table:table-cell>
          <table:table-cell office:value-type="string" calcext:value-type="string">
            <text:p>The GyneFix is a slightly different type of Copper IUD. It is different from the normal 'T-shape' as it’s frameless with 6 tubes of copper on a thread. Read on to find out more...</text:p>
          </table:table-cell>
          <table:table-cell table:formula="of:=IF([.E71] = [.N71]; &quot;TRUE&quot;; &quot;FALSE&quot;)" office:value-type="string" office:string-value="TRUE" calcext:value-type="string">
            <text:p>TRUE</text:p>
          </table:table-cell>
          <table:table-cell office:value-type="string" calcext:value-type="string">
            <text:p>https://thelowdown.com/blog/gynefix-everything-to-know</text:p>
          </table:table-cell>
          <table:table-cell table:formula="of:=IF([.F71] = [.P71]; &quot;TRUE&quot;; &quot;FALSE&quot;)" office:value-type="string" office:string-value="TRUE" calcext:value-type="string">
            <text:p>TRUE</text:p>
          </table:table-cell>
        </table:table-row>
        <table:table-row table:style-name="ro1">
          <table:table-cell office:value-type="string" calcext:value-type="string">
            <text:p>https://blog.thelowdown.com/blog/d-mannose-vs-cranberry</text:p>
          </table:table-cell>
          <table:table-cell office:value-type="string" calcext:value-type="string">
            <text:p>/blog/d-mannose-vs-cranberry</text:p>
          </table:table-cell>
          <table:table-cell office:value-type="string" calcext:value-type="string">
            <text:p>d-mannose-vs-cranberry</text:p>
          </table:table-cell>
          <table:table-cell office:value-type="string" calcext:value-type="string">
            <text:p>D-Mannose vs Cranberry for UTIs - Which is best? | The Lowdown</text:p>
          </table:table-cell>
          <table:table-cell office:value-type="string" calcext:value-type="string">
            <text:p>UTIs can be incredibly uncomfortable, painful and irritating, but what's the difference between D-Mannose and Cranberry treatment?</text:p>
          </table:table-cell>
          <table:table-cell office:value-type="string" calcext:value-type="string">
            <text:p>https://thelowdown.com/blog/d-mannose-vs-cranberry</text:p>
          </table:table-cell>
          <table:table-cell office:value-type="string" calcext:value-type="string">
            <text:p>http://localhost/thelowdown/wp/blog/d-mannose-vs-cranberry</text:p>
          </table:table-cell>
          <table:table-cell office:value-type="string" calcext:value-type="string">
            <text:p>/blog/d-mannose-vs-cranberry</text:p>
          </table:table-cell>
          <table:table-cell table:formula="of:=IF([.B72] = [.H72]; &quot;TRUE&quot;; &quot;FALSE&quot;)" office:value-type="string" office:string-value="TRUE" calcext:value-type="string">
            <text:p>TRUE</text:p>
          </table:table-cell>
          <table:table-cell office:value-type="string" calcext:value-type="string">
            <text:p>d-mannose-vs-cranberry</text:p>
          </table:table-cell>
          <table:table-cell table:formula="of:=IF([.C72] = [.J72]; &quot;TRUE&quot;; &quot;FALSE&quot;)" office:value-type="string" office:string-value="TRUE" calcext:value-type="string">
            <text:p>TRUE</text:p>
          </table:table-cell>
          <table:table-cell office:value-type="string" calcext:value-type="string">
            <text:p>D-Mannose vs Cranberry for UTIs - Which is best? | The Lowdown</text:p>
          </table:table-cell>
          <table:table-cell table:formula="of:=IF([.D72] = [.L72]; &quot;TRUE&quot;; &quot;FALSE&quot;)" office:value-type="string" office:string-value="TRUE" calcext:value-type="string">
            <text:p>TRUE</text:p>
          </table:table-cell>
          <table:table-cell office:value-type="string" calcext:value-type="string">
            <text:p>UTIs can be incredibly uncomfortable, painful and irritating, but what's the difference between D-Mannose and Cranberry treatment?</text:p>
          </table:table-cell>
          <table:table-cell table:formula="of:=IF([.E72] = [.N72]; &quot;TRUE&quot;; &quot;FALSE&quot;)" office:value-type="string" office:string-value="TRUE" calcext:value-type="string">
            <text:p>TRUE</text:p>
          </table:table-cell>
          <table:table-cell office:value-type="string" calcext:value-type="string">
            <text:p>https://thelowdown.com/blog/d-mannose-vs-cranberry</text:p>
          </table:table-cell>
          <table:table-cell table:formula="of:=IF([.F72] = [.P72]; &quot;TRUE&quot;; &quot;FALSE&quot;)" office:value-type="string" office:string-value="TRUE" calcext:value-type="string">
            <text:p>TRUE</text:p>
          </table:table-cell>
        </table:table-row>
        <table:table-row table:style-name="ro1">
          <table:table-cell office:value-type="string" calcext:value-type="string">
            <text:p>https://blog.thelowdown.com/blog/tag/hormones</text:p>
          </table:table-cell>
          <table:table-cell office:value-type="string" calcext:value-type="string">
            <text:p>/blog/tag/hormones</text:p>
          </table:table-cell>
          <table:table-cell office:value-type="string" calcext:value-type="string">
            <text:p>hormones</text:p>
          </table:table-cell>
          <table:table-cell office:value-type="string" calcext:value-type="string">
            <text:p>Hormones Archives - The Lowdown</text:p>
          </table:table-cell>
          <table:table-cell office:value-type="string" calcext:value-type="string">
            <text:p>N/A</text:p>
          </table:table-cell>
          <table:table-cell office:value-type="string" calcext:value-type="string">
            <text:p>/blog/tag/hormones</text:p>
          </table:table-cell>
          <table:table-cell office:value-type="string" calcext:value-type="string">
            <text:p>http://localhost/thelowdown/wp/blog/tag/hormones</text:p>
          </table:table-cell>
          <table:table-cell office:value-type="string" calcext:value-type="string">
            <text:p>/blog/tag/hormones</text:p>
          </table:table-cell>
          <table:table-cell table:formula="of:=IF([.B73] = [.H73]; &quot;TRUE&quot;; &quot;FALSE&quot;)" office:value-type="string" office:string-value="TRUE" calcext:value-type="string">
            <text:p>TRUE</text:p>
          </table:table-cell>
          <table:table-cell office:value-type="string" calcext:value-type="string">
            <text:p>hormones</text:p>
          </table:table-cell>
          <table:table-cell table:formula="of:=IF([.C73] = [.J73]; &quot;TRUE&quot;; &quot;FALSE&quot;)" office:value-type="string" office:string-value="TRUE" calcext:value-type="string">
            <text:p>TRUE</text:p>
          </table:table-cell>
          <table:table-cell office:value-type="string" calcext:value-type="string">
            <text:p>Hormones Archives - The Lowdown</text:p>
          </table:table-cell>
          <table:table-cell table:formula="of:=IF([.D73] = [.L73]; &quot;TRUE&quot;; &quot;FALSE&quot;)" office:value-type="string" office:string-value="TRUE" calcext:value-type="string">
            <text:p>TRUE</text:p>
          </table:table-cell>
          <table:table-cell office:value-type="string" calcext:value-type="string">
            <text:p>N/A</text:p>
          </table:table-cell>
          <table:table-cell table:formula="of:=IF([.E73] = [.N73]; &quot;TRUE&quot;; &quot;FALSE&quot;)" office:value-type="string" office:string-value="TRUE" calcext:value-type="string">
            <text:p>TRUE</text:p>
          </table:table-cell>
          <table:table-cell office:value-type="string" calcext:value-type="string">
            <text:p>/blog/tag/hormones</text:p>
          </table:table-cell>
          <table:table-cell table:formula="of:=IF([.F73] = [.P73]; &quot;TRUE&quot;; &quot;FALSE&quot;)" office:value-type="string" office:string-value="TRUE" calcext:value-type="string">
            <text:p>TRUE</text:p>
          </table:table-cell>
        </table:table-row>
        <table:table-row table:style-name="ro1">
          <table:table-cell office:value-type="string" calcext:value-type="string">
            <text:p>https://blog.thelowdown.com/blog/tag/covid-19</text:p>
          </table:table-cell>
          <table:table-cell office:value-type="string" calcext:value-type="string">
            <text:p>/blog/tag/covid-19</text:p>
          </table:table-cell>
          <table:table-cell office:value-type="string" calcext:value-type="string">
            <text:p>covid-19</text:p>
          </table:table-cell>
          <table:table-cell office:value-type="string" calcext:value-type="string">
            <text:p>covid-19 Archives - The Lowdown</text:p>
          </table:table-cell>
          <table:table-cell office:value-type="string" calcext:value-type="string">
            <text:p>N/A</text:p>
          </table:table-cell>
          <table:table-cell office:value-type="string" calcext:value-type="string">
            <text:p>/blog/tag/covid-19</text:p>
          </table:table-cell>
          <table:table-cell office:value-type="string" calcext:value-type="string">
            <text:p>http://localhost/thelowdown/wp/blog/tag/covid-19</text:p>
          </table:table-cell>
          <table:table-cell office:value-type="string" calcext:value-type="string">
            <text:p>/blog/tag/covid-19</text:p>
          </table:table-cell>
          <table:table-cell table:formula="of:=IF([.B74] = [.H74]; &quot;TRUE&quot;; &quot;FALSE&quot;)" office:value-type="string" office:string-value="TRUE" calcext:value-type="string">
            <text:p>TRUE</text:p>
          </table:table-cell>
          <table:table-cell office:value-type="string" calcext:value-type="string">
            <text:p>covid-19</text:p>
          </table:table-cell>
          <table:table-cell table:formula="of:=IF([.C74] = [.J74]; &quot;TRUE&quot;; &quot;FALSE&quot;)" office:value-type="string" office:string-value="TRUE" calcext:value-type="string">
            <text:p>TRUE</text:p>
          </table:table-cell>
          <table:table-cell office:value-type="string" calcext:value-type="string">
            <text:p>covid-19 Archives - The Lowdown</text:p>
          </table:table-cell>
          <table:table-cell table:formula="of:=IF([.D74] = [.L74]; &quot;TRUE&quot;; &quot;FALSE&quot;)" office:value-type="string" office:string-value="TRUE" calcext:value-type="string">
            <text:p>TRUE</text:p>
          </table:table-cell>
          <table:table-cell office:value-type="string" calcext:value-type="string">
            <text:p>N/A</text:p>
          </table:table-cell>
          <table:table-cell table:formula="of:=IF([.E74] = [.N74]; &quot;TRUE&quot;; &quot;FALSE&quot;)" office:value-type="string" office:string-value="TRUE" calcext:value-type="string">
            <text:p>TRUE</text:p>
          </table:table-cell>
          <table:table-cell office:value-type="string" calcext:value-type="string">
            <text:p>/blog/tag/covid-19</text:p>
          </table:table-cell>
          <table:table-cell table:formula="of:=IF([.F74] = [.P74]; &quot;TRUE&quot;; &quot;FALSE&quot;)" office:value-type="string" office:string-value="TRUE" calcext:value-type="string">
            <text:p>TRUE</text:p>
          </table:table-cell>
        </table:table-row>
        <table:table-row table:style-name="ro1">
          <table:table-cell office:value-type="string" calcext:value-type="string">
            <text:p>https://blog.thelowdown.com/blog/sti-explained</text:p>
          </table:table-cell>
          <table:table-cell office:value-type="string" calcext:value-type="string">
            <text:p>/blog/sti-explained</text:p>
          </table:table-cell>
          <table:table-cell office:value-type="string" calcext:value-type="string">
            <text:p>sti-explained</text:p>
          </table:table-cell>
          <table:table-cell office:value-type="string" calcext:value-type="string">
            <text:p>STIs Explained | The Lowdown</text:p>
          </table:table-cell>
          <table:table-cell office:value-type="string" calcext:value-type="string">
            <text:p>Any sexually active person can contract an STI, so it's good to know the facts in order to look after your sexual health.</text:p>
          </table:table-cell>
          <table:table-cell office:value-type="string" calcext:value-type="string">
            <text:p>https://thelowdown.com/blog/sti-explained</text:p>
          </table:table-cell>
          <table:table-cell office:value-type="string" calcext:value-type="string">
            <text:p>http://localhost/thelowdown/wp/blog/sti-explained</text:p>
          </table:table-cell>
          <table:table-cell office:value-type="string" calcext:value-type="string">
            <text:p>/blog/sti-explained</text:p>
          </table:table-cell>
          <table:table-cell table:formula="of:=IF([.B75] = [.H75]; &quot;TRUE&quot;; &quot;FALSE&quot;)" office:value-type="string" office:string-value="TRUE" calcext:value-type="string">
            <text:p>TRUE</text:p>
          </table:table-cell>
          <table:table-cell office:value-type="string" calcext:value-type="string">
            <text:p>sti-explained</text:p>
          </table:table-cell>
          <table:table-cell table:formula="of:=IF([.C75] = [.J75]; &quot;TRUE&quot;; &quot;FALSE&quot;)" office:value-type="string" office:string-value="TRUE" calcext:value-type="string">
            <text:p>TRUE</text:p>
          </table:table-cell>
          <table:table-cell office:value-type="string" calcext:value-type="string">
            <text:p>STIs Explained | The Lowdown</text:p>
          </table:table-cell>
          <table:table-cell table:formula="of:=IF([.D75] = [.L75]; &quot;TRUE&quot;; &quot;FALSE&quot;)" office:value-type="string" office:string-value="TRUE" calcext:value-type="string">
            <text:p>TRUE</text:p>
          </table:table-cell>
          <table:table-cell office:value-type="string" calcext:value-type="string">
            <text:p>Any sexually active person can contract an STI, so it's good to know the facts in order to look after your sexual health.</text:p>
          </table:table-cell>
          <table:table-cell table:formula="of:=IF([.E75] = [.N75]; &quot;TRUE&quot;; &quot;FALSE&quot;)" office:value-type="string" office:string-value="TRUE" calcext:value-type="string">
            <text:p>TRUE</text:p>
          </table:table-cell>
          <table:table-cell office:value-type="string" calcext:value-type="string">
            <text:p>https://thelowdown.com/blog/sti-explained</text:p>
          </table:table-cell>
          <table:table-cell table:formula="of:=IF([.F75] = [.P75]; &quot;TRUE&quot;; &quot;FALSE&quot;)" office:value-type="string" office:string-value="TRUE" calcext:value-type="string">
            <text:p>TRUE</text:p>
          </table:table-cell>
        </table:table-row>
        <table:table-row table:style-name="ro1">
          <table:table-cell office:value-type="string" calcext:value-type="string">
            <text:p>https://blog.thelowdown.com/blog/can-you-go-swimming-on-your-period</text:p>
          </table:table-cell>
          <table:table-cell office:value-type="string" calcext:value-type="string">
            <text:p>/blog/can-you-go-swimming-on-your-period</text:p>
          </table:table-cell>
          <table:table-cell office:value-type="string" calcext:value-type="string">
            <text:p>can-you-go-swimming-on-your-period</text:p>
          </table:table-cell>
          <table:table-cell office:value-type="string" calcext:value-type="string">
            <text:p>Can You Go Swimming on Your Period? The Lowdown</text:p>
          </table:table-cell>
          <table:table-cell office:value-type="string" calcext:value-type="string">
            <text:p>It’s a myth that you can’t go swimming on your period. Here's the lowdown on what actually happens with your period when you're swimming</text:p>
          </table:table-cell>
          <table:table-cell office:value-type="string" calcext:value-type="string">
            <text:p>https://thelowdown.com/blog/can-you-go-swimming-on-your-period</text:p>
          </table:table-cell>
          <table:table-cell office:value-type="string" calcext:value-type="string">
            <text:p>http://localhost/thelowdown/wp/blog/can-you-go-swimming-on-your-period</text:p>
          </table:table-cell>
          <table:table-cell office:value-type="string" calcext:value-type="string">
            <text:p>/blog/can-you-go-swimming-on-your-period</text:p>
          </table:table-cell>
          <table:table-cell table:formula="of:=IF([.B76] = [.H76]; &quot;TRUE&quot;; &quot;FALSE&quot;)" office:value-type="string" office:string-value="TRUE" calcext:value-type="string">
            <text:p>TRUE</text:p>
          </table:table-cell>
          <table:table-cell office:value-type="string" calcext:value-type="string">
            <text:p>can-you-go-swimming-on-your-period</text:p>
          </table:table-cell>
          <table:table-cell table:formula="of:=IF([.C76] = [.J76]; &quot;TRUE&quot;; &quot;FALSE&quot;)" office:value-type="string" office:string-value="TRUE" calcext:value-type="string">
            <text:p>TRUE</text:p>
          </table:table-cell>
          <table:table-cell office:value-type="string" calcext:value-type="string">
            <text:p>Can You Go Swimming on Your Period? The Lowdown</text:p>
          </table:table-cell>
          <table:table-cell table:formula="of:=IF([.D76] = [.L76]; &quot;TRUE&quot;; &quot;FALSE&quot;)" office:value-type="string" office:string-value="TRUE" calcext:value-type="string">
            <text:p>TRUE</text:p>
          </table:table-cell>
          <table:table-cell office:value-type="string" calcext:value-type="string">
            <text:p>It’s a myth that you can’t go swimming on your period. Here's the lowdown on what actually happens with your period when you're swimming</text:p>
          </table:table-cell>
          <table:table-cell table:formula="of:=IF([.E76] = [.N76]; &quot;TRUE&quot;; &quot;FALSE&quot;)" office:value-type="string" office:string-value="TRUE" calcext:value-type="string">
            <text:p>TRUE</text:p>
          </table:table-cell>
          <table:table-cell office:value-type="string" calcext:value-type="string">
            <text:p>https://thelowdown.com/blog/can-you-go-swimming-on-your-period</text:p>
          </table:table-cell>
          <table:table-cell table:formula="of:=IF([.F76] = [.P76]; &quot;TRUE&quot;; &quot;FALSE&quot;)" office:value-type="string" office:string-value="TRUE" calcext:value-type="string">
            <text:p>TRUE</text:p>
          </table:table-cell>
        </table:table-row>
        <table:table-row table:style-name="ro1">
          <table:table-cell office:value-type="string" calcext:value-type="string">
            <text:p>https://blog.thelowdown.com/blog/tag/testing</text:p>
          </table:table-cell>
          <table:table-cell office:value-type="string" calcext:value-type="string">
            <text:p>/blog/tag/testing</text:p>
          </table:table-cell>
          <table:table-cell office:value-type="string" calcext:value-type="string">
            <text:p>testing</text:p>
          </table:table-cell>
          <table:table-cell office:value-type="string" calcext:value-type="string">
            <text:p>testing Archives - The Lowdown</text:p>
          </table:table-cell>
          <table:table-cell office:value-type="string" calcext:value-type="string">
            <text:p>N/A</text:p>
          </table:table-cell>
          <table:table-cell office:value-type="string" calcext:value-type="string">
            <text:p>/blog/tag/testing</text:p>
          </table:table-cell>
          <table:table-cell office:value-type="string" calcext:value-type="string">
            <text:p>http://localhost/thelowdown/wp/blog/tag/testing</text:p>
          </table:table-cell>
          <table:table-cell office:value-type="string" calcext:value-type="string">
            <text:p>/blog/tag/testing</text:p>
          </table:table-cell>
          <table:table-cell table:formula="of:=IF([.B77] = [.H77]; &quot;TRUE&quot;; &quot;FALSE&quot;)" office:value-type="string" office:string-value="TRUE" calcext:value-type="string">
            <text:p>TRUE</text:p>
          </table:table-cell>
          <table:table-cell office:value-type="string" calcext:value-type="string">
            <text:p>testing</text:p>
          </table:table-cell>
          <table:table-cell table:formula="of:=IF([.C77] = [.J77]; &quot;TRUE&quot;; &quot;FALSE&quot;)" office:value-type="string" office:string-value="TRUE" calcext:value-type="string">
            <text:p>TRUE</text:p>
          </table:table-cell>
          <table:table-cell office:value-type="string" calcext:value-type="string">
            <text:p>testing Archives - The Lowdown</text:p>
          </table:table-cell>
          <table:table-cell table:formula="of:=IF([.D77] = [.L77]; &quot;TRUE&quot;; &quot;FALSE&quot;)" office:value-type="string" office:string-value="TRUE" calcext:value-type="string">
            <text:p>TRUE</text:p>
          </table:table-cell>
          <table:table-cell office:value-type="string" calcext:value-type="string">
            <text:p>N/A</text:p>
          </table:table-cell>
          <table:table-cell table:formula="of:=IF([.E77] = [.N77]; &quot;TRUE&quot;; &quot;FALSE&quot;)" office:value-type="string" office:string-value="TRUE" calcext:value-type="string">
            <text:p>TRUE</text:p>
          </table:table-cell>
          <table:table-cell office:value-type="string" calcext:value-type="string">
            <text:p>/blog/tag/testing</text:p>
          </table:table-cell>
          <table:table-cell table:formula="of:=IF([.F77] = [.P77]; &quot;TRUE&quot;; &quot;FALSE&quot;)" office:value-type="string" office:string-value="TRUE" calcext:value-type="string">
            <text:p>TRUE</text:p>
          </table:table-cell>
        </table:table-row>
        <table:table-row table:style-name="ro1">
          <table:table-cell office:value-type="string" calcext:value-type="string">
            <text:p>https://blog.thelowdown.com/blog/tag/period</text:p>
          </table:table-cell>
          <table:table-cell office:value-type="string" calcext:value-type="string">
            <text:p>/blog/tag/period</text:p>
          </table:table-cell>
          <table:table-cell office:value-type="string" calcext:value-type="string">
            <text:p>period</text:p>
          </table:table-cell>
          <table:table-cell office:value-type="string" calcext:value-type="string">
            <text:p>period Archives - The Lowdown</text:p>
          </table:table-cell>
          <table:table-cell office:value-type="string" calcext:value-type="string">
            <text:p>N/A</text:p>
          </table:table-cell>
          <table:table-cell office:value-type="string" calcext:value-type="string">
            <text:p>/blog/tag/period</text:p>
          </table:table-cell>
          <table:table-cell office:value-type="string" calcext:value-type="string">
            <text:p>http://localhost/thelowdown/wp/blog/tag/period</text:p>
          </table:table-cell>
          <table:table-cell office:value-type="string" calcext:value-type="string">
            <text:p>/blog/tag/period</text:p>
          </table:table-cell>
          <table:table-cell table:formula="of:=IF([.B78] = [.H78]; &quot;TRUE&quot;; &quot;FALSE&quot;)" office:value-type="string" office:string-value="TRUE" calcext:value-type="string">
            <text:p>TRUE</text:p>
          </table:table-cell>
          <table:table-cell office:value-type="string" calcext:value-type="string">
            <text:p>period</text:p>
          </table:table-cell>
          <table:table-cell table:formula="of:=IF([.C78] = [.J78]; &quot;TRUE&quot;; &quot;FALSE&quot;)" office:value-type="string" office:string-value="TRUE" calcext:value-type="string">
            <text:p>TRUE</text:p>
          </table:table-cell>
          <table:table-cell office:value-type="string" calcext:value-type="string">
            <text:p>period Archives - The Lowdown</text:p>
          </table:table-cell>
          <table:table-cell table:formula="of:=IF([.D78] = [.L78]; &quot;TRUE&quot;; &quot;FALSE&quot;)" office:value-type="string" office:string-value="TRUE" calcext:value-type="string">
            <text:p>TRUE</text:p>
          </table:table-cell>
          <table:table-cell office:value-type="string" calcext:value-type="string">
            <text:p>N/A</text:p>
          </table:table-cell>
          <table:table-cell table:formula="of:=IF([.E78] = [.N78]; &quot;TRUE&quot;; &quot;FALSE&quot;)" office:value-type="string" office:string-value="TRUE" calcext:value-type="string">
            <text:p>TRUE</text:p>
          </table:table-cell>
          <table:table-cell office:value-type="string" calcext:value-type="string">
            <text:p>/blog/tag/period</text:p>
          </table:table-cell>
          <table:table-cell table:formula="of:=IF([.F78] = [.P78]; &quot;TRUE&quot;; &quot;FALSE&quot;)" office:value-type="string" office:string-value="TRUE" calcext:value-type="string">
            <text:p>TRUE</text:p>
          </table:table-cell>
        </table:table-row>
        <table:table-row table:style-name="ro1">
          <table:table-cell office:value-type="string" calcext:value-type="string">
            <text:p>https://blog.thelowdown.com/blog/tag/coil</text:p>
          </table:table-cell>
          <table:table-cell office:value-type="string" calcext:value-type="string">
            <text:p>/blog/tag/coil</text:p>
          </table:table-cell>
          <table:table-cell office:value-type="string" calcext:value-type="string">
            <text:p>coil</text:p>
          </table:table-cell>
          <table:table-cell office:value-type="string" calcext:value-type="string">
            <text:p>coil Archives - The Lowdown</text:p>
          </table:table-cell>
          <table:table-cell office:value-type="string" calcext:value-type="string">
            <text:p>N/A</text:p>
          </table:table-cell>
          <table:table-cell office:value-type="string" calcext:value-type="string">
            <text:p>/blog/tag/coil</text:p>
          </table:table-cell>
          <table:table-cell office:value-type="string" calcext:value-type="string">
            <text:p>http://localhost/thelowdown/wp/blog/tag/coil</text:p>
          </table:table-cell>
          <table:table-cell office:value-type="string" calcext:value-type="string">
            <text:p>/blog/tag/coil</text:p>
          </table:table-cell>
          <table:table-cell table:formula="of:=IF([.B79] = [.H79]; &quot;TRUE&quot;; &quot;FALSE&quot;)" office:value-type="string" office:string-value="TRUE" calcext:value-type="string">
            <text:p>TRUE</text:p>
          </table:table-cell>
          <table:table-cell office:value-type="string" calcext:value-type="string">
            <text:p>coil</text:p>
          </table:table-cell>
          <table:table-cell table:formula="of:=IF([.C79] = [.J79]; &quot;TRUE&quot;; &quot;FALSE&quot;)" office:value-type="string" office:string-value="TRUE" calcext:value-type="string">
            <text:p>TRUE</text:p>
          </table:table-cell>
          <table:table-cell office:value-type="string" calcext:value-type="string">
            <text:p>coil Archives - The Lowdown</text:p>
          </table:table-cell>
          <table:table-cell table:formula="of:=IF([.D79] = [.L79]; &quot;TRUE&quot;; &quot;FALSE&quot;)" office:value-type="string" office:string-value="TRUE" calcext:value-type="string">
            <text:p>TRUE</text:p>
          </table:table-cell>
          <table:table-cell office:value-type="string" calcext:value-type="string">
            <text:p>N/A</text:p>
          </table:table-cell>
          <table:table-cell table:formula="of:=IF([.E79] = [.N79]; &quot;TRUE&quot;; &quot;FALSE&quot;)" office:value-type="string" office:string-value="TRUE" calcext:value-type="string">
            <text:p>TRUE</text:p>
          </table:table-cell>
          <table:table-cell office:value-type="string" calcext:value-type="string">
            <text:p>/blog/tag/coil</text:p>
          </table:table-cell>
          <table:table-cell table:formula="of:=IF([.F79] = [.P79]; &quot;TRUE&quot;; &quot;FALSE&quot;)" office:value-type="string" office:string-value="TRUE" calcext:value-type="string">
            <text:p>TRUE</text:p>
          </table:table-cell>
        </table:table-row>
        <table:table-row table:style-name="ro1">
          <table:table-cell office:value-type="string" calcext:value-type="string">
            <text:p>https://blog.thelowdown.com/blog/tag/personal-story</text:p>
          </table:table-cell>
          <table:table-cell office:value-type="string" calcext:value-type="string">
            <text:p>/blog/tag/personal-story</text:p>
          </table:table-cell>
          <table:table-cell office:value-type="string" calcext:value-type="string">
            <text:p>personal-story</text:p>
          </table:table-cell>
          <table:table-cell office:value-type="string" calcext:value-type="string">
            <text:p>personal story Archives - The Lowdown</text:p>
          </table:table-cell>
          <table:table-cell office:value-type="string" calcext:value-type="string">
            <text:p>N/A</text:p>
          </table:table-cell>
          <table:table-cell office:value-type="string" calcext:value-type="string">
            <text:p>/blog/tag/personal-story</text:p>
          </table:table-cell>
          <table:table-cell office:value-type="string" calcext:value-type="string">
            <text:p>http://localhost/thelowdown/wp/blog/tag/personal-story</text:p>
          </table:table-cell>
          <table:table-cell office:value-type="string" calcext:value-type="string">
            <text:p>/blog/tag/personal-story</text:p>
          </table:table-cell>
          <table:table-cell table:formula="of:=IF([.B80] = [.H80]; &quot;TRUE&quot;; &quot;FALSE&quot;)" office:value-type="string" office:string-value="TRUE" calcext:value-type="string">
            <text:p>TRUE</text:p>
          </table:table-cell>
          <table:table-cell office:value-type="string" calcext:value-type="string">
            <text:p>personal-story</text:p>
          </table:table-cell>
          <table:table-cell table:formula="of:=IF([.C80] = [.J80]; &quot;TRUE&quot;; &quot;FALSE&quot;)" office:value-type="string" office:string-value="TRUE" calcext:value-type="string">
            <text:p>TRUE</text:p>
          </table:table-cell>
          <table:table-cell office:value-type="string" calcext:value-type="string">
            <text:p>personal story Archives - The Lowdown</text:p>
          </table:table-cell>
          <table:table-cell table:formula="of:=IF([.D80] = [.L80]; &quot;TRUE&quot;; &quot;FALSE&quot;)" office:value-type="string" office:string-value="TRUE" calcext:value-type="string">
            <text:p>TRUE</text:p>
          </table:table-cell>
          <table:table-cell office:value-type="string" calcext:value-type="string">
            <text:p>N/A</text:p>
          </table:table-cell>
          <table:table-cell table:formula="of:=IF([.E80] = [.N80]; &quot;TRUE&quot;; &quot;FALSE&quot;)" office:value-type="string" office:string-value="TRUE" calcext:value-type="string">
            <text:p>TRUE</text:p>
          </table:table-cell>
          <table:table-cell office:value-type="string" calcext:value-type="string">
            <text:p>/blog/tag/personal-story</text:p>
          </table:table-cell>
          <table:table-cell table:formula="of:=IF([.F80] = [.P80]; &quot;TRUE&quot;; &quot;FALSE&quot;)" office:value-type="string" office:string-value="TRUE" calcext:value-type="string">
            <text:p>TRUE</text:p>
          </table:table-cell>
        </table:table-row>
        <table:table-row table:style-name="ro1">
          <table:table-cell office:value-type="string" calcext:value-type="string">
            <text:p>https://blog.thelowdown.com/blog/hana-missed-pill-guide</text:p>
          </table:table-cell>
          <table:table-cell office:value-type="string" calcext:value-type="string">
            <text:p>/blog/hana-missed-pill-guide</text:p>
          </table:table-cell>
          <table:table-cell office:value-type="string" calcext:value-type="string">
            <text:p>hana-missed-pill-guide</text:p>
          </table:table-cell>
          <table:table-cell office:value-type="string" calcext:value-type="string">
            <text:p>Hana Missed Pill Guide: Forgetting Your Pill | The Lowdown</text:p>
          </table:table-cell>
          <table:table-cell office:value-type="string" calcext:value-type="string">
            <text:p>In our Hana Missed Pill Guide, our doctors share what to do if you forget one or more Hana contraceptive pills.</text:p>
          </table:table-cell>
          <table:table-cell office:value-type="string" calcext:value-type="string">
            <text:p>https://thelowdown.com/blog/hana-missed-pill-guide</text:p>
          </table:table-cell>
          <table:table-cell office:value-type="string" calcext:value-type="string">
            <text:p>http://localhost/thelowdown/wp/blog/hana-missed-pill-guide</text:p>
          </table:table-cell>
          <table:table-cell office:value-type="string" calcext:value-type="string">
            <text:p>/blog/hana-missed-pill-guide</text:p>
          </table:table-cell>
          <table:table-cell table:formula="of:=IF([.B81] = [.H81]; &quot;TRUE&quot;; &quot;FALSE&quot;)" office:value-type="string" office:string-value="TRUE" calcext:value-type="string">
            <text:p>TRUE</text:p>
          </table:table-cell>
          <table:table-cell office:value-type="string" calcext:value-type="string">
            <text:p>hana-missed-pill-guide</text:p>
          </table:table-cell>
          <table:table-cell table:formula="of:=IF([.C81] = [.J81]; &quot;TRUE&quot;; &quot;FALSE&quot;)" office:value-type="string" office:string-value="TRUE" calcext:value-type="string">
            <text:p>TRUE</text:p>
          </table:table-cell>
          <table:table-cell office:value-type="string" calcext:value-type="string">
            <text:p>Hana Missed Pill Guide: Forgetting Your Pill | The Lowdown</text:p>
          </table:table-cell>
          <table:table-cell table:formula="of:=IF([.D81] = [.L81]; &quot;TRUE&quot;; &quot;FALSE&quot;)" office:value-type="string" office:string-value="TRUE" calcext:value-type="string">
            <text:p>TRUE</text:p>
          </table:table-cell>
          <table:table-cell office:value-type="string" calcext:value-type="string">
            <text:p>In our Hana Missed Pill Guide, our doctors share what to do if you forget one or more Hana contraceptive pills.</text:p>
          </table:table-cell>
          <table:table-cell table:formula="of:=IF([.E81] = [.N81]; &quot;TRUE&quot;; &quot;FALSE&quot;)" office:value-type="string" office:string-value="TRUE" calcext:value-type="string">
            <text:p>TRUE</text:p>
          </table:table-cell>
          <table:table-cell office:value-type="string" calcext:value-type="string">
            <text:p>https://thelowdown.com/blog/hana-missed-pill-guide</text:p>
          </table:table-cell>
          <table:table-cell table:formula="of:=IF([.F81] = [.P81]; &quot;TRUE&quot;; &quot;FALSE&quot;)" office:value-type="string" office:string-value="TRUE" calcext:value-type="string">
            <text:p>TRUE</text:p>
          </table:table-cell>
        </table:table-row>
        <table:table-row table:style-name="ro1">
          <table:table-cell office:value-type="string" calcext:value-type="string">
            <text:p>https://blog.thelowdown.com/blog/contraceptive-pill-hair-loss</text:p>
          </table:table-cell>
          <table:table-cell office:value-type="string" calcext:value-type="string">
            <text:p>/blog/contraceptive-pill-hair-loss</text:p>
          </table:table-cell>
          <table:table-cell office:value-type="string" calcext:value-type="string">
            <text:p>contraceptive-pill-hair-loss</text:p>
          </table:table-cell>
          <table:table-cell office:value-type="string" calcext:value-type="string">
            <text:p>Can the Pill Cause Hair Loss? - The Lowdown</text:p>
          </table:table-cell>
          <table:table-cell office:value-type="string" calcext:value-type="string">
            <text:p>Is there a link between hair loss and the pill? We take a look at the evidence for oral contraceptives as well as other methods.</text:p>
          </table:table-cell>
          <table:table-cell office:value-type="string" calcext:value-type="string">
            <text:p>https://thelowdown.com/blog/contraceptive-pill-hair-loss</text:p>
          </table:table-cell>
          <table:table-cell office:value-type="string" calcext:value-type="string">
            <text:p>http://localhost/thelowdown/wp/blog/contraceptive-pill-hair-loss</text:p>
          </table:table-cell>
          <table:table-cell office:value-type="string" calcext:value-type="string">
            <text:p>/blog/contraceptive-pill-hair-loss</text:p>
          </table:table-cell>
          <table:table-cell table:formula="of:=IF([.B82] = [.H82]; &quot;TRUE&quot;; &quot;FALSE&quot;)" office:value-type="string" office:string-value="TRUE" calcext:value-type="string">
            <text:p>TRUE</text:p>
          </table:table-cell>
          <table:table-cell office:value-type="string" calcext:value-type="string">
            <text:p>contraceptive-pill-hair-loss</text:p>
          </table:table-cell>
          <table:table-cell table:formula="of:=IF([.C82] = [.J82]; &quot;TRUE&quot;; &quot;FALSE&quot;)" office:value-type="string" office:string-value="TRUE" calcext:value-type="string">
            <text:p>TRUE</text:p>
          </table:table-cell>
          <table:table-cell office:value-type="string" calcext:value-type="string">
            <text:p>Can the Pill Cause Hair Loss? - The Lowdown</text:p>
          </table:table-cell>
          <table:table-cell table:formula="of:=IF([.D82] = [.L82]; &quot;TRUE&quot;; &quot;FALSE&quot;)" office:value-type="string" office:string-value="TRUE" calcext:value-type="string">
            <text:p>TRUE</text:p>
          </table:table-cell>
          <table:table-cell office:value-type="string" calcext:value-type="string">
            <text:p>Is there a link between hair loss and the pill? We take a look at the evidence for oral contraceptives as well as other methods.</text:p>
          </table:table-cell>
          <table:table-cell table:formula="of:=IF([.E82] = [.N82]; &quot;TRUE&quot;; &quot;FALSE&quot;)" office:value-type="string" office:string-value="TRUE" calcext:value-type="string">
            <text:p>TRUE</text:p>
          </table:table-cell>
          <table:table-cell office:value-type="string" calcext:value-type="string">
            <text:p>https://thelowdown.com/blog/contraceptive-pill-hair-loss</text:p>
          </table:table-cell>
          <table:table-cell table:formula="of:=IF([.F82] = [.P82]; &quot;TRUE&quot;; &quot;FALSE&quot;)" office:value-type="string" office:string-value="TRUE" calcext:value-type="string">
            <text:p>TRUE</text:p>
          </table:table-cell>
        </table:table-row>
        <table:table-row table:style-name="ro1">
          <table:table-cell office:value-type="string" calcext:value-type="string">
            <text:p>https://blog.thelowdown.com/blog/why-use-lubricant</text:p>
          </table:table-cell>
          <table:table-cell office:value-type="string" calcext:value-type="string">
            <text:p>/blog/why-use-lubricant</text:p>
          </table:table-cell>
          <table:table-cell office:value-type="string" calcext:value-type="string">
            <text:p>why-use-lubricant</text:p>
          </table:table-cell>
          <table:table-cell office:value-type="string" calcext:value-type="string">
            <text:p>Top Reasons To Use Lubricant | The Lowdown</text:p>
          </table:table-cell>
          <table:table-cell office:value-type="string" calcext:value-type="string">
            <text:p>For those who haven’t tried it, using lubricant can have a number of benefits. We provide expert insights and advice on the reasons for using lubricants...</text:p>
          </table:table-cell>
          <table:table-cell office:value-type="string" calcext:value-type="string">
            <text:p>https://thelowdown.com/blog/why-use-lubricant</text:p>
          </table:table-cell>
          <table:table-cell office:value-type="string" calcext:value-type="string">
            <text:p>http://localhost/thelowdown/wp/blog/why-use-lubricant</text:p>
          </table:table-cell>
          <table:table-cell office:value-type="string" calcext:value-type="string">
            <text:p>/blog/why-use-lubricant</text:p>
          </table:table-cell>
          <table:table-cell table:formula="of:=IF([.B83] = [.H83]; &quot;TRUE&quot;; &quot;FALSE&quot;)" office:value-type="string" office:string-value="TRUE" calcext:value-type="string">
            <text:p>TRUE</text:p>
          </table:table-cell>
          <table:table-cell office:value-type="string" calcext:value-type="string">
            <text:p>why-use-lubricant</text:p>
          </table:table-cell>
          <table:table-cell table:formula="of:=IF([.C83] = [.J83]; &quot;TRUE&quot;; &quot;FALSE&quot;)" office:value-type="string" office:string-value="TRUE" calcext:value-type="string">
            <text:p>TRUE</text:p>
          </table:table-cell>
          <table:table-cell office:value-type="string" calcext:value-type="string">
            <text:p>Top Reasons To Use Lubricant | The Lowdown</text:p>
          </table:table-cell>
          <table:table-cell table:formula="of:=IF([.D83] = [.L83]; &quot;TRUE&quot;; &quot;FALSE&quot;)" office:value-type="string" office:string-value="TRUE" calcext:value-type="string">
            <text:p>TRUE</text:p>
          </table:table-cell>
          <table:table-cell office:value-type="string" calcext:value-type="string">
            <text:p>For those who haven’t tried it, using lubricant can have a number of benefits. We provide expert insights and advice on the reasons for using lubricants...</text:p>
          </table:table-cell>
          <table:table-cell table:formula="of:=IF([.E83] = [.N83]; &quot;TRUE&quot;; &quot;FALSE&quot;)" office:value-type="string" office:string-value="TRUE" calcext:value-type="string">
            <text:p>TRUE</text:p>
          </table:table-cell>
          <table:table-cell office:value-type="string" calcext:value-type="string">
            <text:p>https://thelowdown.com/blog/why-use-lubricant</text:p>
          </table:table-cell>
          <table:table-cell table:formula="of:=IF([.F83] = [.P83]; &quot;TRUE&quot;; &quot;FALSE&quot;)" office:value-type="string" office:string-value="TRUE" calcext:value-type="string">
            <text:p>TRUE</text:p>
          </table:table-cell>
        </table:table-row>
        <table:table-row table:style-name="ro1">
          <table:table-cell office:value-type="string" calcext:value-type="string">
            <text:p>https://blog.thelowdown.com/blog/menopause-exercise</text:p>
          </table:table-cell>
          <table:table-cell office:value-type="string" calcext:value-type="string">
            <text:p>/blog/menopause-exercise</text:p>
          </table:table-cell>
          <table:table-cell office:value-type="string" calcext:value-type="string">
            <text:p>menopause-exercise</text:p>
          </table:table-cell>
          <table:table-cell office:value-type="string" calcext:value-type="string">
            <text:p>Menopause &amp; Exercise | The Lowdown</text:p>
          </table:table-cell>
          <table:table-cell office:value-type="string" calcext:value-type="string">
            <text:p>Get the lowdown on how exercise can help with menopause and the best exercises to help with your menopausal symptoms</text:p>
          </table:table-cell>
          <table:table-cell office:value-type="string" calcext:value-type="string">
            <text:p>https://thelowdown.com/blog/menopause-exercise</text:p>
          </table:table-cell>
          <table:table-cell office:value-type="string" calcext:value-type="string">
            <text:p>http://localhost/thelowdown/wp/blog/menopause-exercise</text:p>
          </table:table-cell>
          <table:table-cell office:value-type="string" calcext:value-type="string">
            <text:p>/blog/menopause-exercise</text:p>
          </table:table-cell>
          <table:table-cell table:formula="of:=IF([.B84] = [.H84]; &quot;TRUE&quot;; &quot;FALSE&quot;)" office:value-type="string" office:string-value="TRUE" calcext:value-type="string">
            <text:p>TRUE</text:p>
          </table:table-cell>
          <table:table-cell office:value-type="string" calcext:value-type="string">
            <text:p>menopause-exercise</text:p>
          </table:table-cell>
          <table:table-cell table:formula="of:=IF([.C84] = [.J84]; &quot;TRUE&quot;; &quot;FALSE&quot;)" office:value-type="string" office:string-value="TRUE" calcext:value-type="string">
            <text:p>TRUE</text:p>
          </table:table-cell>
          <table:table-cell office:value-type="string" calcext:value-type="string">
            <text:p>Menopause &amp; Exercise | The Lowdown</text:p>
          </table:table-cell>
          <table:table-cell table:formula="of:=IF([.D84] = [.L84]; &quot;TRUE&quot;; &quot;FALSE&quot;)" office:value-type="string" office:string-value="TRUE" calcext:value-type="string">
            <text:p>TRUE</text:p>
          </table:table-cell>
          <table:table-cell office:value-type="string" calcext:value-type="string">
            <text:p>Get the lowdown on how exercise can help with menopause and the best exercises to help with your menopausal symptoms</text:p>
          </table:table-cell>
          <table:table-cell table:formula="of:=IF([.E84] = [.N84]; &quot;TRUE&quot;; &quot;FALSE&quot;)" office:value-type="string" office:string-value="TRUE" calcext:value-type="string">
            <text:p>TRUE</text:p>
          </table:table-cell>
          <table:table-cell office:value-type="string" calcext:value-type="string">
            <text:p>https://thelowdown.com/blog/menopause-exercise</text:p>
          </table:table-cell>
          <table:table-cell table:formula="of:=IF([.F84] = [.P84]; &quot;TRUE&quot;; &quot;FALSE&quot;)" office:value-type="string" office:string-value="TRUE" calcext:value-type="string">
            <text:p>TRUE</text:p>
          </table:table-cell>
        </table:table-row>
        <table:table-row table:style-name="ro1">
          <table:table-cell office:value-type="string" calcext:value-type="string">
            <text:p>https://blog.thelowdown.com/blog/tag/blood-clots</text:p>
          </table:table-cell>
          <table:table-cell office:value-type="string" calcext:value-type="string">
            <text:p>/blog/tag/blood-clots</text:p>
          </table:table-cell>
          <table:table-cell office:value-type="string" calcext:value-type="string">
            <text:p>blood-clots</text:p>
          </table:table-cell>
          <table:table-cell office:value-type="string" calcext:value-type="string">
            <text:p>blood clots Archives - The Lowdown</text:p>
          </table:table-cell>
          <table:table-cell office:value-type="string" calcext:value-type="string">
            <text:p>N/A</text:p>
          </table:table-cell>
          <table:table-cell office:value-type="string" calcext:value-type="string">
            <text:p>/blog/tag/blood-clots</text:p>
          </table:table-cell>
          <table:table-cell office:value-type="string" calcext:value-type="string">
            <text:p>http://localhost/thelowdown/wp/blog/tag/blood-clots</text:p>
          </table:table-cell>
          <table:table-cell office:value-type="string" calcext:value-type="string">
            <text:p>/blog/tag/blood-clots</text:p>
          </table:table-cell>
          <table:table-cell table:formula="of:=IF([.B85] = [.H85]; &quot;TRUE&quot;; &quot;FALSE&quot;)" office:value-type="string" office:string-value="TRUE" calcext:value-type="string">
            <text:p>TRUE</text:p>
          </table:table-cell>
          <table:table-cell office:value-type="string" calcext:value-type="string">
            <text:p>blood-clots</text:p>
          </table:table-cell>
          <table:table-cell table:formula="of:=IF([.C85] = [.J85]; &quot;TRUE&quot;; &quot;FALSE&quot;)" office:value-type="string" office:string-value="TRUE" calcext:value-type="string">
            <text:p>TRUE</text:p>
          </table:table-cell>
          <table:table-cell office:value-type="string" calcext:value-type="string">
            <text:p>blood clots Archives - The Lowdown</text:p>
          </table:table-cell>
          <table:table-cell table:formula="of:=IF([.D85] = [.L85]; &quot;TRUE&quot;; &quot;FALSE&quot;)" office:value-type="string" office:string-value="TRUE" calcext:value-type="string">
            <text:p>TRUE</text:p>
          </table:table-cell>
          <table:table-cell office:value-type="string" calcext:value-type="string">
            <text:p>N/A</text:p>
          </table:table-cell>
          <table:table-cell table:formula="of:=IF([.E85] = [.N85]; &quot;TRUE&quot;; &quot;FALSE&quot;)" office:value-type="string" office:string-value="TRUE" calcext:value-type="string">
            <text:p>TRUE</text:p>
          </table:table-cell>
          <table:table-cell office:value-type="string" calcext:value-type="string">
            <text:p>/blog/tag/blood-clots</text:p>
          </table:table-cell>
          <table:table-cell table:formula="of:=IF([.F85] = [.P85]; &quot;TRUE&quot;; &quot;FALSE&quot;)" office:value-type="string" office:string-value="TRUE" calcext:value-type="string">
            <text:p>TRUE</text:p>
          </table:table-cell>
        </table:table-row>
        <table:table-row table:style-name="ro1">
          <table:table-cell office:value-type="string" calcext:value-type="string">
            <text:p>https://blog.thelowdown.com/blog/what-is-pms</text:p>
          </table:table-cell>
          <table:table-cell office:value-type="string" calcext:value-type="string">
            <text:p>/blog/what-is-pms</text:p>
          </table:table-cell>
          <table:table-cell office:value-type="string" calcext:value-type="string">
            <text:p>what-is-pms</text:p>
          </table:table-cell>
          <table:table-cell office:value-type="string" calcext:value-type="string">
            <text:p>What is PMS? - The Lowdown</text:p>
          </table:table-cell>
          <table:table-cell office:value-type="string" calcext:value-type="string">
            <text:p>Learn about what PMS is, how long PMS lasts for and the natural and medical remedies to help you</text:p>
          </table:table-cell>
          <table:table-cell office:value-type="string" calcext:value-type="string">
            <text:p>https://thelowdown.com/blog/what-is-pms</text:p>
          </table:table-cell>
          <table:table-cell office:value-type="string" calcext:value-type="string">
            <text:p>http://localhost/thelowdown/wp/blog/what-is-pms</text:p>
          </table:table-cell>
          <table:table-cell office:value-type="string" calcext:value-type="string">
            <text:p>/blog/what-is-pms</text:p>
          </table:table-cell>
          <table:table-cell table:formula="of:=IF([.B86] = [.H86]; &quot;TRUE&quot;; &quot;FALSE&quot;)" office:value-type="string" office:string-value="TRUE" calcext:value-type="string">
            <text:p>TRUE</text:p>
          </table:table-cell>
          <table:table-cell office:value-type="string" calcext:value-type="string">
            <text:p>what-is-pms</text:p>
          </table:table-cell>
          <table:table-cell table:formula="of:=IF([.C86] = [.J86]; &quot;TRUE&quot;; &quot;FALSE&quot;)" office:value-type="string" office:string-value="TRUE" calcext:value-type="string">
            <text:p>TRUE</text:p>
          </table:table-cell>
          <table:table-cell office:value-type="string" calcext:value-type="string">
            <text:p>What is PMS? - The Lowdown</text:p>
          </table:table-cell>
          <table:table-cell table:formula="of:=IF([.D86] = [.L86]; &quot;TRUE&quot;; &quot;FALSE&quot;)" office:value-type="string" office:string-value="TRUE" calcext:value-type="string">
            <text:p>TRUE</text:p>
          </table:table-cell>
          <table:table-cell office:value-type="string" calcext:value-type="string">
            <text:p>Learn about what PMS is, how long PMS lasts for and the natural and medical remedies to help you</text:p>
          </table:table-cell>
          <table:table-cell table:formula="of:=IF([.E86] = [.N86]; &quot;TRUE&quot;; &quot;FALSE&quot;)" office:value-type="string" office:string-value="TRUE" calcext:value-type="string">
            <text:p>TRUE</text:p>
          </table:table-cell>
          <table:table-cell office:value-type="string" calcext:value-type="string">
            <text:p>https://thelowdown.com/blog/what-is-pms</text:p>
          </table:table-cell>
          <table:table-cell table:formula="of:=IF([.F86] = [.P86]; &quot;TRUE&quot;; &quot;FALSE&quot;)" office:value-type="string" office:string-value="TRUE" calcext:value-type="string">
            <text:p>TRUE</text:p>
          </table:table-cell>
        </table:table-row>
        <table:table-row table:style-name="ro1">
          <table:table-cell office:value-type="string" calcext:value-type="string">
            <text:p>https://blog.thelowdown.com/blog/tag/morning-after-pill</text:p>
          </table:table-cell>
          <table:table-cell office:value-type="string" calcext:value-type="string">
            <text:p>/blog/tag/morning-after-pill</text:p>
          </table:table-cell>
          <table:table-cell office:value-type="string" calcext:value-type="string">
            <text:p>morning-after-pill</text:p>
          </table:table-cell>
          <table:table-cell office:value-type="string" calcext:value-type="string">
            <text:p>morning after pill Archives - The Lowdown</text:p>
          </table:table-cell>
          <table:table-cell office:value-type="string" calcext:value-type="string">
            <text:p>N/A</text:p>
          </table:table-cell>
          <table:table-cell office:value-type="string" calcext:value-type="string">
            <text:p>/blog/tag/morning-after-pill</text:p>
          </table:table-cell>
          <table:table-cell office:value-type="string" calcext:value-type="string">
            <text:p>http://localhost/thelowdown/wp/blog/tag/morning-after-pill</text:p>
          </table:table-cell>
          <table:table-cell office:value-type="string" calcext:value-type="string">
            <text:p>/blog/tag/morning-after-pill</text:p>
          </table:table-cell>
          <table:table-cell table:formula="of:=IF([.B87] = [.H87]; &quot;TRUE&quot;; &quot;FALSE&quot;)" office:value-type="string" office:string-value="TRUE" calcext:value-type="string">
            <text:p>TRUE</text:p>
          </table:table-cell>
          <table:table-cell office:value-type="string" calcext:value-type="string">
            <text:p>morning-after-pill</text:p>
          </table:table-cell>
          <table:table-cell table:formula="of:=IF([.C87] = [.J87]; &quot;TRUE&quot;; &quot;FALSE&quot;)" office:value-type="string" office:string-value="TRUE" calcext:value-type="string">
            <text:p>TRUE</text:p>
          </table:table-cell>
          <table:table-cell office:value-type="string" calcext:value-type="string">
            <text:p>morning after pill Archives - The Lowdown</text:p>
          </table:table-cell>
          <table:table-cell table:formula="of:=IF([.D87] = [.L87]; &quot;TRUE&quot;; &quot;FALSE&quot;)" office:value-type="string" office:string-value="TRUE" calcext:value-type="string">
            <text:p>TRUE</text:p>
          </table:table-cell>
          <table:table-cell office:value-type="string" calcext:value-type="string">
            <text:p>N/A</text:p>
          </table:table-cell>
          <table:table-cell table:formula="of:=IF([.E87] = [.N87]; &quot;TRUE&quot;; &quot;FALSE&quot;)" office:value-type="string" office:string-value="TRUE" calcext:value-type="string">
            <text:p>TRUE</text:p>
          </table:table-cell>
          <table:table-cell office:value-type="string" calcext:value-type="string">
            <text:p>/blog/tag/morning-after-pill</text:p>
          </table:table-cell>
          <table:table-cell table:formula="of:=IF([.F87] = [.P87]; &quot;TRUE&quot;; &quot;FALSE&quot;)" office:value-type="string" office:string-value="TRUE" calcext:value-type="string">
            <text:p>TRUE</text:p>
          </table:table-cell>
        </table:table-row>
        <table:table-row table:style-name="ro1">
          <table:table-cell office:value-type="string" calcext:value-type="string">
            <text:p>https://blog.thelowdown.com/blog/tag/combined-pill</text:p>
          </table:table-cell>
          <table:table-cell office:value-type="string" calcext:value-type="string">
            <text:p>/blog/tag/combined-pill</text:p>
          </table:table-cell>
          <table:table-cell office:value-type="string" calcext:value-type="string">
            <text:p>combined-pill</text:p>
          </table:table-cell>
          <table:table-cell office:value-type="string" calcext:value-type="string">
            <text:p>combined pill Archives - The Lowdown</text:p>
          </table:table-cell>
          <table:table-cell office:value-type="string" calcext:value-type="string">
            <text:p>N/A</text:p>
          </table:table-cell>
          <table:table-cell office:value-type="string" calcext:value-type="string">
            <text:p>/blog/tag/combined-pill</text:p>
          </table:table-cell>
          <table:table-cell office:value-type="string" calcext:value-type="string">
            <text:p>http://localhost/thelowdown/wp/blog/tag/combined-pill</text:p>
          </table:table-cell>
          <table:table-cell office:value-type="string" calcext:value-type="string">
            <text:p>/blog/tag/combined-pill</text:p>
          </table:table-cell>
          <table:table-cell table:formula="of:=IF([.B88] = [.H88]; &quot;TRUE&quot;; &quot;FALSE&quot;)" office:value-type="string" office:string-value="TRUE" calcext:value-type="string">
            <text:p>TRUE</text:p>
          </table:table-cell>
          <table:table-cell office:value-type="string" calcext:value-type="string">
            <text:p>combined-pill</text:p>
          </table:table-cell>
          <table:table-cell table:formula="of:=IF([.C88] = [.J88]; &quot;TRUE&quot;; &quot;FALSE&quot;)" office:value-type="string" office:string-value="TRUE" calcext:value-type="string">
            <text:p>TRUE</text:p>
          </table:table-cell>
          <table:table-cell office:value-type="string" calcext:value-type="string">
            <text:p>combined pill Archives - The Lowdown</text:p>
          </table:table-cell>
          <table:table-cell table:formula="of:=IF([.D88] = [.L88]; &quot;TRUE&quot;; &quot;FALSE&quot;)" office:value-type="string" office:string-value="TRUE" calcext:value-type="string">
            <text:p>TRUE</text:p>
          </table:table-cell>
          <table:table-cell office:value-type="string" calcext:value-type="string">
            <text:p>N/A</text:p>
          </table:table-cell>
          <table:table-cell table:formula="of:=IF([.E88] = [.N88]; &quot;TRUE&quot;; &quot;FALSE&quot;)" office:value-type="string" office:string-value="TRUE" calcext:value-type="string">
            <text:p>TRUE</text:p>
          </table:table-cell>
          <table:table-cell office:value-type="string" calcext:value-type="string">
            <text:p>/blog/tag/combined-pill</text:p>
          </table:table-cell>
          <table:table-cell table:formula="of:=IF([.F88] = [.P88]; &quot;TRUE&quot;; &quot;FALSE&quot;)" office:value-type="string" office:string-value="TRUE" calcext:value-type="string">
            <text:p>TRUE</text:p>
          </table:table-cell>
        </table:table-row>
        <table:table-row table:style-name="ro1">
          <table:table-cell office:value-type="string" calcext:value-type="string">
            <text:p>https://blog.thelowdown.com/blog/mestranol</text:p>
          </table:table-cell>
          <table:table-cell office:value-type="string" calcext:value-type="string">
            <text:p>/blog/mestranol</text:p>
          </table:table-cell>
          <table:table-cell office:value-type="string" calcext:value-type="string">
            <text:p>mestranol</text:p>
          </table:table-cell>
          <table:table-cell office:value-type="string" calcext:value-type="string">
            <text:p>Mestranol | The Lowdown</text:p>
          </table:table-cell>
          <table:table-cell office:value-type="string" calcext:value-type="string">
            <text:p>Mestranol is a synthetic form of oestrogen (like the hormone oestrogen naturally found in your body, but made in a lab).</text:p>
          </table:table-cell>
          <table:table-cell office:value-type="string" calcext:value-type="string">
            <text:p>https://thelowdown.com/blog/mestranol</text:p>
          </table:table-cell>
          <table:table-cell office:value-type="string" calcext:value-type="string">
            <text:p>http://localhost/thelowdown/wp/blog/mestranol</text:p>
          </table:table-cell>
          <table:table-cell office:value-type="string" calcext:value-type="string">
            <text:p>/blog/mestranol</text:p>
          </table:table-cell>
          <table:table-cell table:formula="of:=IF([.B89] = [.H89]; &quot;TRUE&quot;; &quot;FALSE&quot;)" office:value-type="string" office:string-value="TRUE" calcext:value-type="string">
            <text:p>TRUE</text:p>
          </table:table-cell>
          <table:table-cell office:value-type="string" calcext:value-type="string">
            <text:p>mestranol</text:p>
          </table:table-cell>
          <table:table-cell table:formula="of:=IF([.C89] = [.J89]; &quot;TRUE&quot;; &quot;FALSE&quot;)" office:value-type="string" office:string-value="TRUE" calcext:value-type="string">
            <text:p>TRUE</text:p>
          </table:table-cell>
          <table:table-cell office:value-type="string" calcext:value-type="string">
            <text:p>Mestranol | The Lowdown</text:p>
          </table:table-cell>
          <table:table-cell table:formula="of:=IF([.D89] = [.L89]; &quot;TRUE&quot;; &quot;FALSE&quot;)" office:value-type="string" office:string-value="TRUE" calcext:value-type="string">
            <text:p>TRUE</text:p>
          </table:table-cell>
          <table:table-cell office:value-type="string" calcext:value-type="string">
            <text:p>Mestranol is a synthetic form of oestrogen (like the hormone oestrogen naturally found in your body, but made in a lab).</text:p>
          </table:table-cell>
          <table:table-cell table:formula="of:=IF([.E89] = [.N89]; &quot;TRUE&quot;; &quot;FALSE&quot;)" office:value-type="string" office:string-value="TRUE" calcext:value-type="string">
            <text:p>TRUE</text:p>
          </table:table-cell>
          <table:table-cell office:value-type="string" calcext:value-type="string">
            <text:p>https://thelowdown.com/blog/mestranol</text:p>
          </table:table-cell>
          <table:table-cell table:formula="of:=IF([.F89] = [.P89]; &quot;TRUE&quot;; &quot;FALSE&quot;)" office:value-type="string" office:string-value="TRUE" calcext:value-type="string">
            <text:p>TRUE</text:p>
          </table:table-cell>
        </table:table-row>
        <table:table-row table:style-name="ro1">
          <table:table-cell office:value-type="string" calcext:value-type="string">
            <text:p>https://blog.thelowdown.com/blog/should-i-worry-about-heavy-periods</text:p>
          </table:table-cell>
          <table:table-cell office:value-type="string" calcext:value-type="string">
            <text:p>/blog/should-i-worry-about-heavy-periods</text:p>
          </table:table-cell>
          <table:table-cell office:value-type="string" calcext:value-type="string">
            <text:p>should-i-worry-about-heavy-periods</text:p>
          </table:table-cell>
          <table:table-cell office:value-type="string" calcext:value-type="string">
            <text:p>Should I Worry About Heavy Periods? | The Lowdown</text:p>
          </table:table-cell>
          <table:table-cell office:value-type="string" calcext:value-type="string">
            <text:p>Heavy periods can feel like a burden to deal with, but do you need to worry? Get the lowdown on the whats, whys and treatment how-tos of heavy periods.</text:p>
          </table:table-cell>
          <table:table-cell office:value-type="string" calcext:value-type="string">
            <text:p>https://thelowdown.com/blog/should-i-worry-about-heavy-periods</text:p>
          </table:table-cell>
          <table:table-cell office:value-type="string" calcext:value-type="string">
            <text:p>http://localhost/thelowdown/wp/blog/should-i-worry-about-heavy-periods</text:p>
          </table:table-cell>
          <table:table-cell office:value-type="string" calcext:value-type="string">
            <text:p>/blog/should-i-worry-about-heavy-periods</text:p>
          </table:table-cell>
          <table:table-cell table:formula="of:=IF([.B90] = [.H90]; &quot;TRUE&quot;; &quot;FALSE&quot;)" office:value-type="string" office:string-value="TRUE" calcext:value-type="string">
            <text:p>TRUE</text:p>
          </table:table-cell>
          <table:table-cell office:value-type="string" calcext:value-type="string">
            <text:p>should-i-worry-about-heavy-periods</text:p>
          </table:table-cell>
          <table:table-cell table:formula="of:=IF([.C90] = [.J90]; &quot;TRUE&quot;; &quot;FALSE&quot;)" office:value-type="string" office:string-value="TRUE" calcext:value-type="string">
            <text:p>TRUE</text:p>
          </table:table-cell>
          <table:table-cell office:value-type="string" calcext:value-type="string">
            <text:p>Should I Worry About Heavy Periods? | The Lowdown</text:p>
          </table:table-cell>
          <table:table-cell table:formula="of:=IF([.D90] = [.L90]; &quot;TRUE&quot;; &quot;FALSE&quot;)" office:value-type="string" office:string-value="TRUE" calcext:value-type="string">
            <text:p>TRUE</text:p>
          </table:table-cell>
          <table:table-cell office:value-type="string" calcext:value-type="string">
            <text:p>Heavy periods can feel like a burden to deal with, but do you need to worry? Get the lowdown on the whats, whys and treatment how-tos of heavy periods.</text:p>
          </table:table-cell>
          <table:table-cell table:formula="of:=IF([.E90] = [.N90]; &quot;TRUE&quot;; &quot;FALSE&quot;)" office:value-type="string" office:string-value="TRUE" calcext:value-type="string">
            <text:p>TRUE</text:p>
          </table:table-cell>
          <table:table-cell office:value-type="string" calcext:value-type="string">
            <text:p>https://thelowdown.com/blog/should-i-worry-about-heavy-periods</text:p>
          </table:table-cell>
          <table:table-cell table:formula="of:=IF([.F90] = [.P90]; &quot;TRUE&quot;; &quot;FALSE&quot;)" office:value-type="string" office:string-value="TRUE" calcext:value-type="string">
            <text:p>TRUE</text:p>
          </table:table-cell>
        </table:table-row>
        <table:table-row table:style-name="ro1">
          <table:table-cell office:value-type="string" calcext:value-type="string">
            <text:p>https://blog.thelowdown.com/blog/getting-used-to-new-contraception-is-the-3-month-rule-real</text:p>
          </table:table-cell>
          <table:table-cell office:value-type="string" calcext:value-type="string">
            <text:p>/blog/getting-used-to-new-contraception-is-the-3-month-rule-real</text:p>
          </table:table-cell>
          <table:table-cell office:value-type="string" calcext:value-type="string">
            <text:p>getting-used-to-new-contraception-is-the-3-month-rule-real</text:p>
          </table:table-cell>
          <table:table-cell office:value-type="string" calcext:value-type="string">
            <text:p>New Contraception - Is The 3 Month Rule Real? | The Lowdown</text:p>
          </table:table-cell>
          <table:table-cell office:value-type="string" calcext:value-type="string">
            <text:p>Is waiting three months the golden rule when deciding whether a contraception is right for you? We take a look at the facts.</text:p>
          </table:table-cell>
          <table:table-cell office:value-type="string" calcext:value-type="string">
            <text:p>https://thelowdown.com/blog/getting-used-to-new-contraception-is-the-3-month-rule-real</text:p>
          </table:table-cell>
          <table:table-cell office:value-type="string" calcext:value-type="string">
            <text:p>http://localhost/thelowdown/wp/blog/getting-used-to-new-contraception-is-the-3-month-rule-real</text:p>
          </table:table-cell>
          <table:table-cell office:value-type="string" calcext:value-type="string">
            <text:p>/blog/getting-used-to-new-contraception-is-the-3-month-rule-real</text:p>
          </table:table-cell>
          <table:table-cell table:formula="of:=IF([.B91] = [.H91]; &quot;TRUE&quot;; &quot;FALSE&quot;)" office:value-type="string" office:string-value="TRUE" calcext:value-type="string">
            <text:p>TRUE</text:p>
          </table:table-cell>
          <table:table-cell office:value-type="string" calcext:value-type="string">
            <text:p>getting-used-to-new-contraception-is-the-3-month-rule-real</text:p>
          </table:table-cell>
          <table:table-cell table:formula="of:=IF([.C91] = [.J91]; &quot;TRUE&quot;; &quot;FALSE&quot;)" office:value-type="string" office:string-value="TRUE" calcext:value-type="string">
            <text:p>TRUE</text:p>
          </table:table-cell>
          <table:table-cell office:value-type="string" calcext:value-type="string">
            <text:p>New Contraception - Is The 3 Month Rule Real? | The Lowdown</text:p>
          </table:table-cell>
          <table:table-cell table:formula="of:=IF([.D91] = [.L91]; &quot;TRUE&quot;; &quot;FALSE&quot;)" office:value-type="string" office:string-value="TRUE" calcext:value-type="string">
            <text:p>TRUE</text:p>
          </table:table-cell>
          <table:table-cell office:value-type="string" calcext:value-type="string">
            <text:p>Is waiting three months the golden rule when deciding whether a contraception is right for you? We take a look at the facts.</text:p>
          </table:table-cell>
          <table:table-cell table:formula="of:=IF([.E91] = [.N91]; &quot;TRUE&quot;; &quot;FALSE&quot;)" office:value-type="string" office:string-value="TRUE" calcext:value-type="string">
            <text:p>TRUE</text:p>
          </table:table-cell>
          <table:table-cell office:value-type="string" calcext:value-type="string">
            <text:p>https://thelowdown.com/blog/getting-used-to-new-contraception-is-the-3-month-rule-real</text:p>
          </table:table-cell>
          <table:table-cell table:formula="of:=IF([.F91] = [.P91]; &quot;TRUE&quot;; &quot;FALSE&quot;)" office:value-type="string" office:string-value="TRUE" calcext:value-type="string">
            <text:p>TRUE</text:p>
          </table:table-cell>
        </table:table-row>
        <table:table-row table:style-name="ro1">
          <table:table-cell office:value-type="string" calcext:value-type="string">
            <text:p>https://blog.thelowdown.com/blog/tag/mood</text:p>
          </table:table-cell>
          <table:table-cell office:value-type="string" calcext:value-type="string">
            <text:p>/blog/tag/mood</text:p>
          </table:table-cell>
          <table:table-cell office:value-type="string" calcext:value-type="string">
            <text:p>mood</text:p>
          </table:table-cell>
          <table:table-cell office:value-type="string" calcext:value-type="string">
            <text:p>mood Archives - The Lowdown</text:p>
          </table:table-cell>
          <table:table-cell office:value-type="string" calcext:value-type="string">
            <text:p>N/A</text:p>
          </table:table-cell>
          <table:table-cell office:value-type="string" calcext:value-type="string">
            <text:p>/blog/tag/mood</text:p>
          </table:table-cell>
          <table:table-cell office:value-type="string" calcext:value-type="string">
            <text:p>http://localhost/thelowdown/wp/blog/tag/mood</text:p>
          </table:table-cell>
          <table:table-cell office:value-type="string" calcext:value-type="string">
            <text:p>/blog/tag/mood</text:p>
          </table:table-cell>
          <table:table-cell table:formula="of:=IF([.B92] = [.H92]; &quot;TRUE&quot;; &quot;FALSE&quot;)" office:value-type="string" office:string-value="TRUE" calcext:value-type="string">
            <text:p>TRUE</text:p>
          </table:table-cell>
          <table:table-cell office:value-type="string" calcext:value-type="string">
            <text:p>mood</text:p>
          </table:table-cell>
          <table:table-cell table:formula="of:=IF([.C92] = [.J92]; &quot;TRUE&quot;; &quot;FALSE&quot;)" office:value-type="string" office:string-value="TRUE" calcext:value-type="string">
            <text:p>TRUE</text:p>
          </table:table-cell>
          <table:table-cell office:value-type="string" calcext:value-type="string">
            <text:p>mood Archives - The Lowdown</text:p>
          </table:table-cell>
          <table:table-cell table:formula="of:=IF([.D92] = [.L92]; &quot;TRUE&quot;; &quot;FALSE&quot;)" office:value-type="string" office:string-value="TRUE" calcext:value-type="string">
            <text:p>TRUE</text:p>
          </table:table-cell>
          <table:table-cell office:value-type="string" calcext:value-type="string">
            <text:p>N/A</text:p>
          </table:table-cell>
          <table:table-cell table:formula="of:=IF([.E92] = [.N92]; &quot;TRUE&quot;; &quot;FALSE&quot;)" office:value-type="string" office:string-value="TRUE" calcext:value-type="string">
            <text:p>TRUE</text:p>
          </table:table-cell>
          <table:table-cell office:value-type="string" calcext:value-type="string">
            <text:p>/blog/tag/mood</text:p>
          </table:table-cell>
          <table:table-cell table:formula="of:=IF([.F92] = [.P92]; &quot;TRUE&quot;; &quot;FALSE&quot;)" office:value-type="string" office:string-value="TRUE" calcext:value-type="string">
            <text:p>TRUE</text:p>
          </table:table-cell>
        </table:table-row>
        <table:table-row table:style-name="ro1">
          <table:table-cell office:value-type="string" calcext:value-type="string">
            <text:p>https://blog.thelowdown.com/blog/the-nuvaring</text:p>
          </table:table-cell>
          <table:table-cell office:value-type="string" calcext:value-type="string">
            <text:p>/blog/the-nuvaring</text:p>
          </table:table-cell>
          <table:table-cell office:value-type="string" calcext:value-type="string">
            <text:p>the-nuvaring</text:p>
          </table:table-cell>
          <table:table-cell office:value-type="string" calcext:value-type="string">
            <text:p>So You Want To Talk About... The Vaginal Ring | The Lowdown</text:p>
          </table:table-cell>
          <table:table-cell office:value-type="string" calcext:value-type="string">
            <text:p>The vaginal ring is a combined hormonal contraception method made of soft plastic that is placed inside the vagina.</text:p>
          </table:table-cell>
          <table:table-cell office:value-type="string" calcext:value-type="string">
            <text:p>https://thelowdown.com/blog/the-nuvaring</text:p>
          </table:table-cell>
          <table:table-cell office:value-type="string" calcext:value-type="string">
            <text:p>http://localhost/thelowdown/wp/blog/the-nuvaring</text:p>
          </table:table-cell>
          <table:table-cell office:value-type="string" calcext:value-type="string">
            <text:p>/blog/the-nuvaring</text:p>
          </table:table-cell>
          <table:table-cell table:formula="of:=IF([.B93] = [.H93]; &quot;TRUE&quot;; &quot;FALSE&quot;)" office:value-type="string" office:string-value="TRUE" calcext:value-type="string">
            <text:p>TRUE</text:p>
          </table:table-cell>
          <table:table-cell office:value-type="string" calcext:value-type="string">
            <text:p>the-nuvaring</text:p>
          </table:table-cell>
          <table:table-cell table:formula="of:=IF([.C93] = [.J93]; &quot;TRUE&quot;; &quot;FALSE&quot;)" office:value-type="string" office:string-value="TRUE" calcext:value-type="string">
            <text:p>TRUE</text:p>
          </table:table-cell>
          <table:table-cell office:value-type="string" calcext:value-type="string">
            <text:p>So You Want To Talk About... The Vaginal Ring | The Lowdown</text:p>
          </table:table-cell>
          <table:table-cell table:formula="of:=IF([.D93] = [.L93]; &quot;TRUE&quot;; &quot;FALSE&quot;)" office:value-type="string" office:string-value="TRUE" calcext:value-type="string">
            <text:p>TRUE</text:p>
          </table:table-cell>
          <table:table-cell office:value-type="string" calcext:value-type="string">
            <text:p>The vaginal ring is a combined hormonal contraception method made of soft plastic that is placed inside the vagina.</text:p>
          </table:table-cell>
          <table:table-cell table:formula="of:=IF([.E93] = [.N93]; &quot;TRUE&quot;; &quot;FALSE&quot;)" office:value-type="string" office:string-value="TRUE" calcext:value-type="string">
            <text:p>TRUE</text:p>
          </table:table-cell>
          <table:table-cell office:value-type="string" calcext:value-type="string">
            <text:p>https://thelowdown.com/blog/the-nuvaring</text:p>
          </table:table-cell>
          <table:table-cell table:formula="of:=IF([.F93] = [.P93]; &quot;TRUE&quot;; &quot;FALSE&quot;)" office:value-type="string" office:string-value="TRUE" calcext:value-type="string">
            <text:p>TRUE</text:p>
          </table:table-cell>
        </table:table-row>
        <table:table-row table:style-name="ro1">
          <table:table-cell office:value-type="string" calcext:value-type="string">
            <text:p>https://blog.thelowdown.com/blog/tag/fatema-mustansir-dawoodbhoy</text:p>
          </table:table-cell>
          <table:table-cell office:value-type="string" calcext:value-type="string">
            <text:p>/blog/tag/fatema-mustansir-dawoodbhoy</text:p>
          </table:table-cell>
          <table:table-cell office:value-type="string" calcext:value-type="string">
            <text:p>fatema-mustansir-dawoodbhoy</text:p>
          </table:table-cell>
          <table:table-cell office:value-type="string" calcext:value-type="string">
            <text:p>Fatema Mustansir Dawoodbhoy Archives - The Lowdown</text:p>
          </table:table-cell>
          <table:table-cell office:value-type="string" calcext:value-type="string">
            <text:p>N/A</text:p>
          </table:table-cell>
          <table:table-cell office:value-type="string" calcext:value-type="string">
            <text:p>/blog/tag/fatema-mustansir-dawoodbhoy</text:p>
          </table:table-cell>
          <table:table-cell office:value-type="string" calcext:value-type="string">
            <text:p>http://localhost/thelowdown/wp/blog/tag/fatema-mustansir-dawoodbhoy</text:p>
          </table:table-cell>
          <table:table-cell office:value-type="string" calcext:value-type="string">
            <text:p>/blog/tag/fatema-mustansir-dawoodbhoy</text:p>
          </table:table-cell>
          <table:table-cell table:formula="of:=IF([.B94] = [.H94]; &quot;TRUE&quot;; &quot;FALSE&quot;)" office:value-type="string" office:string-value="TRUE" calcext:value-type="string">
            <text:p>TRUE</text:p>
          </table:table-cell>
          <table:table-cell office:value-type="string" calcext:value-type="string">
            <text:p>fatema-mustansir-dawoodbhoy</text:p>
          </table:table-cell>
          <table:table-cell table:formula="of:=IF([.C94] = [.J94]; &quot;TRUE&quot;; &quot;FALSE&quot;)" office:value-type="string" office:string-value="TRUE" calcext:value-type="string">
            <text:p>TRUE</text:p>
          </table:table-cell>
          <table:table-cell office:value-type="string" calcext:value-type="string">
            <text:p>Fatema Mustansir Dawoodbhoy Archives - The Lowdown</text:p>
          </table:table-cell>
          <table:table-cell table:formula="of:=IF([.D94] = [.L94]; &quot;TRUE&quot;; &quot;FALSE&quot;)" office:value-type="string" office:string-value="TRUE" calcext:value-type="string">
            <text:p>TRUE</text:p>
          </table:table-cell>
          <table:table-cell office:value-type="string" calcext:value-type="string">
            <text:p>N/A</text:p>
          </table:table-cell>
          <table:table-cell table:formula="of:=IF([.E94] = [.N94]; &quot;TRUE&quot;; &quot;FALSE&quot;)" office:value-type="string" office:string-value="TRUE" calcext:value-type="string">
            <text:p>TRUE</text:p>
          </table:table-cell>
          <table:table-cell office:value-type="string" calcext:value-type="string">
            <text:p>/blog/tag/fatema-mustansir-dawoodbhoy</text:p>
          </table:table-cell>
          <table:table-cell table:formula="of:=IF([.F94] = [.P94]; &quot;TRUE&quot;; &quot;FALSE&quot;)" office:value-type="string" office:string-value="TRUE" calcext:value-type="string">
            <text:p>TRUE</text:p>
          </table:table-cell>
        </table:table-row>
        <table:table-row table:style-name="ro1">
          <table:table-cell office:value-type="string" calcext:value-type="string">
            <text:p>https://blog.thelowdown.com/blog/talking-to-your-partner-about-contraception</text:p>
          </table:table-cell>
          <table:table-cell office:value-type="string" calcext:value-type="string">
            <text:p>/blog/talking-to-your-partner-about-contraception</text:p>
          </table:table-cell>
          <table:table-cell office:value-type="string" calcext:value-type="string">
            <text:p>talking-to-your-partner-about-contraception</text:p>
          </table:table-cell>
          <table:table-cell office:value-type="string" calcext:value-type="string">
            <text:p>Talking To Your Partner About Contraception | The Lowdown</text:p>
          </table:table-cell>
          <table:table-cell office:value-type="string" calcext:value-type="string">
            <text:p>Preventing unplanned pregnancy is a shared responsibility between partners - long term or otherwise. Here's what they need to know about contraception, how it can affect you, and when you're most likely to get pregnant.</text:p>
          </table:table-cell>
          <table:table-cell office:value-type="string" calcext:value-type="string">
            <text:p>https://thelowdown.com/blog/talking-to-your-partner-about-contraception</text:p>
          </table:table-cell>
          <table:table-cell office:value-type="string" calcext:value-type="string">
            <text:p>http://localhost/thelowdown/wp/blog/talking-to-your-partner-about-contraception</text:p>
          </table:table-cell>
          <table:table-cell office:value-type="string" calcext:value-type="string">
            <text:p>/blog/talking-to-your-partner-about-contraception</text:p>
          </table:table-cell>
          <table:table-cell table:formula="of:=IF([.B95] = [.H95]; &quot;TRUE&quot;; &quot;FALSE&quot;)" office:value-type="string" office:string-value="TRUE" calcext:value-type="string">
            <text:p>TRUE</text:p>
          </table:table-cell>
          <table:table-cell office:value-type="string" calcext:value-type="string">
            <text:p>talking-to-your-partner-about-contraception</text:p>
          </table:table-cell>
          <table:table-cell table:formula="of:=IF([.C95] = [.J95]; &quot;TRUE&quot;; &quot;FALSE&quot;)" office:value-type="string" office:string-value="TRUE" calcext:value-type="string">
            <text:p>TRUE</text:p>
          </table:table-cell>
          <table:table-cell office:value-type="string" calcext:value-type="string">
            <text:p>Talking To Your Partner About Contraception | The Lowdown</text:p>
          </table:table-cell>
          <table:table-cell table:formula="of:=IF([.D95] = [.L95]; &quot;TRUE&quot;; &quot;FALSE&quot;)" office:value-type="string" office:string-value="TRUE" calcext:value-type="string">
            <text:p>TRUE</text:p>
          </table:table-cell>
          <table:table-cell office:value-type="string" calcext:value-type="string">
            <text:p>Preventing unplanned pregnancy is a shared responsibility between partners - long term or otherwise. Here's what they need to know about contraception, how it can affect you, and when you're most likely to get pregnant.</text:p>
          </table:table-cell>
          <table:table-cell table:formula="of:=IF([.E95] = [.N95]; &quot;TRUE&quot;; &quot;FALSE&quot;)" office:value-type="string" office:string-value="TRUE" calcext:value-type="string">
            <text:p>TRUE</text:p>
          </table:table-cell>
          <table:table-cell office:value-type="string" calcext:value-type="string">
            <text:p>https://thelowdown.com/blog/talking-to-your-partner-about-contraception</text:p>
          </table:table-cell>
          <table:table-cell table:formula="of:=IF([.F95] = [.P95]; &quot;TRUE&quot;; &quot;FALSE&quot;)" office:value-type="string" office:string-value="TRUE" calcext:value-type="string">
            <text:p>TRUE</text:p>
          </table:table-cell>
        </table:table-row>
        <table:table-row table:style-name="ro1">
          <table:table-cell office:value-type="string" calcext:value-type="string">
            <text:p>https://blog.thelowdown.com/blog/tag/hirsuism</text:p>
          </table:table-cell>
          <table:table-cell office:value-type="string" calcext:value-type="string">
            <text:p>/blog/tag/hirsuism</text:p>
          </table:table-cell>
          <table:table-cell office:value-type="string" calcext:value-type="string">
            <text:p>hirsuism</text:p>
          </table:table-cell>
          <table:table-cell office:value-type="string" calcext:value-type="string">
            <text:p>hirsuism Archives - The Lowdown</text:p>
          </table:table-cell>
          <table:table-cell office:value-type="string" calcext:value-type="string">
            <text:p>N/A</text:p>
          </table:table-cell>
          <table:table-cell office:value-type="string" calcext:value-type="string">
            <text:p>/blog/tag/hirsuism</text:p>
          </table:table-cell>
          <table:table-cell office:value-type="string" calcext:value-type="string">
            <text:p>http://localhost/thelowdown/wp/blog/tag/hirsuism</text:p>
          </table:table-cell>
          <table:table-cell office:value-type="string" calcext:value-type="string">
            <text:p>/blog/tag/hirsuism</text:p>
          </table:table-cell>
          <table:table-cell table:formula="of:=IF([.B96] = [.H96]; &quot;TRUE&quot;; &quot;FALSE&quot;)" office:value-type="string" office:string-value="TRUE" calcext:value-type="string">
            <text:p>TRUE</text:p>
          </table:table-cell>
          <table:table-cell office:value-type="string" calcext:value-type="string">
            <text:p>hirsuism</text:p>
          </table:table-cell>
          <table:table-cell table:formula="of:=IF([.C96] = [.J96]; &quot;TRUE&quot;; &quot;FALSE&quot;)" office:value-type="string" office:string-value="TRUE" calcext:value-type="string">
            <text:p>TRUE</text:p>
          </table:table-cell>
          <table:table-cell office:value-type="string" calcext:value-type="string">
            <text:p>hirsuism Archives - The Lowdown</text:p>
          </table:table-cell>
          <table:table-cell table:formula="of:=IF([.D96] = [.L96]; &quot;TRUE&quot;; &quot;FALSE&quot;)" office:value-type="string" office:string-value="TRUE" calcext:value-type="string">
            <text:p>TRUE</text:p>
          </table:table-cell>
          <table:table-cell office:value-type="string" calcext:value-type="string">
            <text:p>N/A</text:p>
          </table:table-cell>
          <table:table-cell table:formula="of:=IF([.E96] = [.N96]; &quot;TRUE&quot;; &quot;FALSE&quot;)" office:value-type="string" office:string-value="TRUE" calcext:value-type="string">
            <text:p>TRUE</text:p>
          </table:table-cell>
          <table:table-cell office:value-type="string" calcext:value-type="string">
            <text:p>/blog/tag/hirsuism</text:p>
          </table:table-cell>
          <table:table-cell table:formula="of:=IF([.F96] = [.P96]; &quot;TRUE&quot;; &quot;FALSE&quot;)" office:value-type="string" office:string-value="TRUE" calcext:value-type="string">
            <text:p>TRUE</text:p>
          </table:table-cell>
        </table:table-row>
        <table:table-row table:style-name="ro1">
          <table:table-cell office:value-type="string" calcext:value-type="string">
            <text:p>https://blog.thelowdown.com/blog/the-uk-governments-womens-health-strategy-the-lowdowns-response</text:p>
          </table:table-cell>
          <table:table-cell office:value-type="string" calcext:value-type="string">
            <text:p>/blog/the-uk-governments-womens-health-strategy-the-lowdowns-response</text:p>
          </table:table-cell>
          <table:table-cell office:value-type="string" calcext:value-type="string">
            <text:p>the-uk-governments-womens-health-strategy-the-lowdowns-response</text:p>
          </table:table-cell>
          <table:table-cell office:value-type="string" calcext:value-type="string">
            <text:p>UK Gov's Women's Health Strategy: Our Response | The Lowdown</text:p>
          </table:table-cell>
          <table:table-cell office:value-type="string" calcext:value-type="string">
            <text:p>As part of the UK Government's call for evidence into Women's Health, The Lowdown created a survey to get feedback on women's experiences with reproductive and sexual healthcare.</text:p>
          </table:table-cell>
          <table:table-cell office:value-type="string" calcext:value-type="string">
            <text:p>https://thelowdown.com/blog/the-uk-governments-womens-health-strategy-the-lowdowns-response</text:p>
          </table:table-cell>
          <table:table-cell office:value-type="string" calcext:value-type="string">
            <text:p>http://localhost/thelowdown/wp/blog/the-uk-governments-womens-health-strategy-the-lowdowns-response</text:p>
          </table:table-cell>
          <table:table-cell office:value-type="string" calcext:value-type="string">
            <text:p>/blog/the-uk-governments-womens-health-strategy-the-lowdowns-response</text:p>
          </table:table-cell>
          <table:table-cell table:formula="of:=IF([.B97] = [.H97]; &quot;TRUE&quot;; &quot;FALSE&quot;)" office:value-type="string" office:string-value="TRUE" calcext:value-type="string">
            <text:p>TRUE</text:p>
          </table:table-cell>
          <table:table-cell office:value-type="string" calcext:value-type="string">
            <text:p>the-uk-governments-womens-health-strategy-the-lowdowns-response</text:p>
          </table:table-cell>
          <table:table-cell table:formula="of:=IF([.C97] = [.J97]; &quot;TRUE&quot;; &quot;FALSE&quot;)" office:value-type="string" office:string-value="TRUE" calcext:value-type="string">
            <text:p>TRUE</text:p>
          </table:table-cell>
          <table:table-cell office:value-type="string" calcext:value-type="string">
            <text:p>UK Gov's Women's Health Strategy: Our Response | The Lowdown</text:p>
          </table:table-cell>
          <table:table-cell table:formula="of:=IF([.D97] = [.L97]; &quot;TRUE&quot;; &quot;FALSE&quot;)" office:value-type="string" office:string-value="TRUE" calcext:value-type="string">
            <text:p>TRUE</text:p>
          </table:table-cell>
          <table:table-cell office:value-type="string" calcext:value-type="string">
            <text:p>As part of the UK Government's call for evidence into Women's Health, The Lowdown created a survey to get feedback on women's experiences with reproductive and sexual healthcare.</text:p>
          </table:table-cell>
          <table:table-cell table:formula="of:=IF([.E97] = [.N97]; &quot;TRUE&quot;; &quot;FALSE&quot;)" office:value-type="string" office:string-value="TRUE" calcext:value-type="string">
            <text:p>TRUE</text:p>
          </table:table-cell>
          <table:table-cell office:value-type="string" calcext:value-type="string">
            <text:p>https://thelowdown.com/blog/the-uk-governments-womens-health-strategy-the-lowdowns-response</text:p>
          </table:table-cell>
          <table:table-cell table:formula="of:=IF([.F97] = [.P97]; &quot;TRUE&quot;; &quot;FALSE&quot;)" office:value-type="string" office:string-value="TRUE" calcext:value-type="string">
            <text:p>TRUE</text:p>
          </table:table-cell>
        </table:table-row>
        <table:table-row table:style-name="ro1">
          <table:table-cell office:value-type="string" calcext:value-type="string">
            <text:p>https://blog.thelowdown.com/blog/types-of-pcos</text:p>
          </table:table-cell>
          <table:table-cell office:value-type="string" calcext:value-type="string">
            <text:p>/blog/types-of-pcos</text:p>
          </table:table-cell>
          <table:table-cell office:value-type="string" calcext:value-type="string">
            <text:p>types-of-pcos</text:p>
          </table:table-cell>
          <table:table-cell office:value-type="string" calcext:value-type="string">
            <text:p>Types of PCOS Explained by Doctors - The Lowdown</text:p>
          </table:table-cell>
          <table:table-cell office:value-type="string" calcext:value-type="string">
            <text:p>Get the lowdown on the different types of PCOS from our medical experts to help you identify which type of PCOS you may have.</text:p>
          </table:table-cell>
          <table:table-cell office:value-type="string" calcext:value-type="string">
            <text:p>https://thelowdown.com/blog/types-of-pcos</text:p>
          </table:table-cell>
          <table:table-cell office:value-type="string" calcext:value-type="string">
            <text:p>http://localhost/thelowdown/wp/blog/types-of-pcos</text:p>
          </table:table-cell>
          <table:table-cell office:value-type="string" calcext:value-type="string">
            <text:p>/blog/types-of-pcos</text:p>
          </table:table-cell>
          <table:table-cell table:formula="of:=IF([.B98] = [.H98]; &quot;TRUE&quot;; &quot;FALSE&quot;)" office:value-type="string" office:string-value="TRUE" calcext:value-type="string">
            <text:p>TRUE</text:p>
          </table:table-cell>
          <table:table-cell office:value-type="string" calcext:value-type="string">
            <text:p>types-of-pcos</text:p>
          </table:table-cell>
          <table:table-cell table:formula="of:=IF([.C98] = [.J98]; &quot;TRUE&quot;; &quot;FALSE&quot;)" office:value-type="string" office:string-value="TRUE" calcext:value-type="string">
            <text:p>TRUE</text:p>
          </table:table-cell>
          <table:table-cell office:value-type="string" calcext:value-type="string">
            <text:p>Types of PCOS Explained by Doctors - The Lowdown</text:p>
          </table:table-cell>
          <table:table-cell table:formula="of:=IF([.D98] = [.L98]; &quot;TRUE&quot;; &quot;FALSE&quot;)" office:value-type="string" office:string-value="TRUE" calcext:value-type="string">
            <text:p>TRUE</text:p>
          </table:table-cell>
          <table:table-cell office:value-type="string" calcext:value-type="string">
            <text:p>Get the lowdown on the different types of PCOS from our medical experts to help you identify which type of PCOS you may have.</text:p>
          </table:table-cell>
          <table:table-cell table:formula="of:=IF([.E98] = [.N98]; &quot;TRUE&quot;; &quot;FALSE&quot;)" office:value-type="string" office:string-value="TRUE" calcext:value-type="string">
            <text:p>TRUE</text:p>
          </table:table-cell>
          <table:table-cell office:value-type="string" calcext:value-type="string">
            <text:p>https://thelowdown.com/blog/types-of-pcos</text:p>
          </table:table-cell>
          <table:table-cell table:formula="of:=IF([.F98] = [.P98]; &quot;TRUE&quot;; &quot;FALSE&quot;)" office:value-type="string" office:string-value="TRUE" calcext:value-type="string">
            <text:p>TRUE</text:p>
          </table:table-cell>
        </table:table-row>
        <table:table-row table:style-name="ro1">
          <table:table-cell office:value-type="string" calcext:value-type="string">
            <text:p>https://blog.thelowdown.com/blog/tag/pcso</text:p>
          </table:table-cell>
          <table:table-cell office:value-type="string" calcext:value-type="string">
            <text:p>/blog/tag/pcso</text:p>
          </table:table-cell>
          <table:table-cell office:value-type="string" calcext:value-type="string">
            <text:p>pcso</text:p>
          </table:table-cell>
          <table:table-cell office:value-type="string" calcext:value-type="string">
            <text:p>PCSO Archives - The Lowdown</text:p>
          </table:table-cell>
          <table:table-cell office:value-type="string" calcext:value-type="string">
            <text:p>N/A</text:p>
          </table:table-cell>
          <table:table-cell office:value-type="string" calcext:value-type="string">
            <text:p>/blog/tag/pcso</text:p>
          </table:table-cell>
          <table:table-cell office:value-type="string" calcext:value-type="string">
            <text:p>http://localhost/thelowdown/wp/blog/tag/pcso</text:p>
          </table:table-cell>
          <table:table-cell office:value-type="string" calcext:value-type="string">
            <text:p>/blog/tag/pcso</text:p>
          </table:table-cell>
          <table:table-cell table:formula="of:=IF([.B99] = [.H99]; &quot;TRUE&quot;; &quot;FALSE&quot;)" office:value-type="string" office:string-value="TRUE" calcext:value-type="string">
            <text:p>TRUE</text:p>
          </table:table-cell>
          <table:table-cell office:value-type="string" calcext:value-type="string">
            <text:p>pcso</text:p>
          </table:table-cell>
          <table:table-cell table:formula="of:=IF([.C99] = [.J99]; &quot;TRUE&quot;; &quot;FALSE&quot;)" office:value-type="string" office:string-value="TRUE" calcext:value-type="string">
            <text:p>TRUE</text:p>
          </table:table-cell>
          <table:table-cell office:value-type="string" calcext:value-type="string">
            <text:p>PCSO Archives - The Lowdown</text:p>
          </table:table-cell>
          <table:table-cell table:formula="of:=IF([.D99] = [.L99]; &quot;TRUE&quot;; &quot;FALSE&quot;)" office:value-type="string" office:string-value="TRUE" calcext:value-type="string">
            <text:p>TRUE</text:p>
          </table:table-cell>
          <table:table-cell office:value-type="string" calcext:value-type="string">
            <text:p>N/A</text:p>
          </table:table-cell>
          <table:table-cell table:formula="of:=IF([.E99] = [.N99]; &quot;TRUE&quot;; &quot;FALSE&quot;)" office:value-type="string" office:string-value="TRUE" calcext:value-type="string">
            <text:p>TRUE</text:p>
          </table:table-cell>
          <table:table-cell office:value-type="string" calcext:value-type="string">
            <text:p>/blog/tag/pcso</text:p>
          </table:table-cell>
          <table:table-cell table:formula="of:=IF([.F99] = [.P99]; &quot;TRUE&quot;; &quot;FALSE&quot;)" office:value-type="string" office:string-value="TRUE" calcext:value-type="string">
            <text:p>TRUE</text:p>
          </table:table-cell>
        </table:table-row>
        <table:table-row table:style-name="ro1">
          <table:table-cell office:value-type="string" calcext:value-type="string">
            <text:p>https://blog.thelowdown.com/blog/tag/contraception-online</text:p>
          </table:table-cell>
          <table:table-cell office:value-type="string" calcext:value-type="string">
            <text:p>/blog/tag/contraception-online</text:p>
          </table:table-cell>
          <table:table-cell office:value-type="string" calcext:value-type="string">
            <text:p>contraception-online</text:p>
          </table:table-cell>
          <table:table-cell office:value-type="string" calcext:value-type="string">
            <text:p>contraception online Archives - The Lowdown</text:p>
          </table:table-cell>
          <table:table-cell office:value-type="string" calcext:value-type="string">
            <text:p>N/A</text:p>
          </table:table-cell>
          <table:table-cell office:value-type="string" calcext:value-type="string">
            <text:p>/blog/tag/contraception-online</text:p>
          </table:table-cell>
          <table:table-cell office:value-type="string" calcext:value-type="string">
            <text:p>http://localhost/thelowdown/wp/blog/tag/contraception-online</text:p>
          </table:table-cell>
          <table:table-cell office:value-type="string" calcext:value-type="string">
            <text:p>/blog/tag/contraception-online</text:p>
          </table:table-cell>
          <table:table-cell table:formula="of:=IF([.B100] = [.H100]; &quot;TRUE&quot;; &quot;FALSE&quot;)" office:value-type="string" office:string-value="TRUE" calcext:value-type="string">
            <text:p>TRUE</text:p>
          </table:table-cell>
          <table:table-cell office:value-type="string" calcext:value-type="string">
            <text:p>contraception-online</text:p>
          </table:table-cell>
          <table:table-cell table:formula="of:=IF([.C100] = [.J100]; &quot;TRUE&quot;; &quot;FALSE&quot;)" office:value-type="string" office:string-value="TRUE" calcext:value-type="string">
            <text:p>TRUE</text:p>
          </table:table-cell>
          <table:table-cell office:value-type="string" calcext:value-type="string">
            <text:p>contraception online Archives - The Lowdown</text:p>
          </table:table-cell>
          <table:table-cell table:formula="of:=IF([.D100] = [.L100]; &quot;TRUE&quot;; &quot;FALSE&quot;)" office:value-type="string" office:string-value="TRUE" calcext:value-type="string">
            <text:p>TRUE</text:p>
          </table:table-cell>
          <table:table-cell office:value-type="string" calcext:value-type="string">
            <text:p>N/A</text:p>
          </table:table-cell>
          <table:table-cell table:formula="of:=IF([.E100] = [.N100]; &quot;TRUE&quot;; &quot;FALSE&quot;)" office:value-type="string" office:string-value="TRUE" calcext:value-type="string">
            <text:p>TRUE</text:p>
          </table:table-cell>
          <table:table-cell office:value-type="string" calcext:value-type="string">
            <text:p>/blog/tag/contraception-online</text:p>
          </table:table-cell>
          <table:table-cell table:formula="of:=IF([.F100] = [.P100]; &quot;TRUE&quot;; &quot;FALSE&quot;)" office:value-type="string" office:string-value="TRUE" calcext:value-type="string">
            <text:p>TRUE</text:p>
          </table:table-cell>
        </table:table-row>
        <table:table-row table:style-name="ro1">
          <table:table-cell office:value-type="string" calcext:value-type="string">
            <text:p>https://blog.thelowdown.com/blog/changing-contraception</text:p>
          </table:table-cell>
          <table:table-cell office:value-type="string" calcext:value-type="string">
            <text:p>/blog/changing-contraception</text:p>
          </table:table-cell>
          <table:table-cell office:value-type="string" calcext:value-type="string">
            <text:p>changing-contraception</text:p>
          </table:table-cell>
          <table:table-cell office:value-type="string" calcext:value-type="string">
            <text:p>Changing Contraception: How To Switch Methods | The Lowdown</text:p>
          </table:table-cell>
          <table:table-cell office:value-type="string" calcext:value-type="string">
            <text:p>Timing is a key factor when switching your method of contraception, and the reality is it may take some time to actually make the switch.</text:p>
          </table:table-cell>
          <table:table-cell office:value-type="string" calcext:value-type="string">
            <text:p>https://thelowdown.com/blog/changing-contraception</text:p>
          </table:table-cell>
          <table:table-cell office:value-type="string" calcext:value-type="string">
            <text:p>http://localhost/thelowdown/wp/blog/changing-contraception</text:p>
          </table:table-cell>
          <table:table-cell office:value-type="string" calcext:value-type="string">
            <text:p>/blog/changing-contraception</text:p>
          </table:table-cell>
          <table:table-cell table:formula="of:=IF([.B101] = [.H101]; &quot;TRUE&quot;; &quot;FALSE&quot;)" office:value-type="string" office:string-value="TRUE" calcext:value-type="string">
            <text:p>TRUE</text:p>
          </table:table-cell>
          <table:table-cell office:value-type="string" calcext:value-type="string">
            <text:p>changing-contraception</text:p>
          </table:table-cell>
          <table:table-cell table:formula="of:=IF([.C101] = [.J101]; &quot;TRUE&quot;; &quot;FALSE&quot;)" office:value-type="string" office:string-value="TRUE" calcext:value-type="string">
            <text:p>TRUE</text:p>
          </table:table-cell>
          <table:table-cell office:value-type="string" calcext:value-type="string">
            <text:p>Changing Contraception: How To Switch Methods | The Lowdown</text:p>
          </table:table-cell>
          <table:table-cell table:formula="of:=IF([.D101] = [.L101]; &quot;TRUE&quot;; &quot;FALSE&quot;)" office:value-type="string" office:string-value="TRUE" calcext:value-type="string">
            <text:p>TRUE</text:p>
          </table:table-cell>
          <table:table-cell office:value-type="string" calcext:value-type="string">
            <text:p>Timing is a key factor when switching your method of contraception, and the reality is it may take some time to actually make the switch.</text:p>
          </table:table-cell>
          <table:table-cell table:formula="of:=IF([.E101] = [.N101]; &quot;TRUE&quot;; &quot;FALSE&quot;)" office:value-type="string" office:string-value="TRUE" calcext:value-type="string">
            <text:p>TRUE</text:p>
          </table:table-cell>
          <table:table-cell office:value-type="string" calcext:value-type="string">
            <text:p>https://thelowdown.com/blog/changing-contraception</text:p>
          </table:table-cell>
          <table:table-cell table:formula="of:=IF([.F101] = [.P101]; &quot;TRUE&quot;; &quot;FALSE&quot;)" office:value-type="string" office:string-value="TRUE" calcext:value-type="string">
            <text:p>TRUE</text:p>
          </table:table-cell>
        </table:table-row>
        <table:table-row table:style-name="ro1">
          <table:table-cell office:value-type="string" calcext:value-type="string">
            <text:p>https://blog.thelowdown.com/blog/coming-off-the-pill</text:p>
          </table:table-cell>
          <table:table-cell office:value-type="string" calcext:value-type="string">
            <text:p>/blog/coming-off-the-pill</text:p>
          </table:table-cell>
          <table:table-cell office:value-type="string" calcext:value-type="string">
            <text:p>coming-off-the-pill</text:p>
          </table:table-cell>
          <table:table-cell office:value-type="string" calcext:value-type="string">
            <text:p>Coming Off The Pill - Side Effects To Expect | The Lowdown</text:p>
          </table:table-cell>
          <table:table-cell office:value-type="string" calcext:value-type="string">
            <text:p>Everything you need to know about coming off the birth control pill from side effects to periods, brought to you by contraceptive experts. Read more.</text:p>
          </table:table-cell>
          <table:table-cell office:value-type="string" calcext:value-type="string">
            <text:p>https://thelowdown.com/blog/coming-off-the-pill</text:p>
          </table:table-cell>
          <table:table-cell office:value-type="string" calcext:value-type="string">
            <text:p>http://localhost/thelowdown/wp/blog/coming-off-the-pill</text:p>
          </table:table-cell>
          <table:table-cell office:value-type="string" calcext:value-type="string">
            <text:p>/blog/coming-off-the-pill</text:p>
          </table:table-cell>
          <table:table-cell table:formula="of:=IF([.B102] = [.H102]; &quot;TRUE&quot;; &quot;FALSE&quot;)" office:value-type="string" office:string-value="TRUE" calcext:value-type="string">
            <text:p>TRUE</text:p>
          </table:table-cell>
          <table:table-cell office:value-type="string" calcext:value-type="string">
            <text:p>coming-off-the-pill</text:p>
          </table:table-cell>
          <table:table-cell table:formula="of:=IF([.C102] = [.J102]; &quot;TRUE&quot;; &quot;FALSE&quot;)" office:value-type="string" office:string-value="TRUE" calcext:value-type="string">
            <text:p>TRUE</text:p>
          </table:table-cell>
          <table:table-cell office:value-type="string" calcext:value-type="string">
            <text:p>Coming Off The Pill - Side Effects To Expect | The Lowdown</text:p>
          </table:table-cell>
          <table:table-cell table:formula="of:=IF([.D102] = [.L102]; &quot;TRUE&quot;; &quot;FALSE&quot;)" office:value-type="string" office:string-value="TRUE" calcext:value-type="string">
            <text:p>TRUE</text:p>
          </table:table-cell>
          <table:table-cell office:value-type="string" calcext:value-type="string">
            <text:p>Everything you need to know about coming off the birth control pill from side effects to periods, brought to you by contraceptive experts. Read more.</text:p>
          </table:table-cell>
          <table:table-cell table:formula="of:=IF([.E102] = [.N102]; &quot;TRUE&quot;; &quot;FALSE&quot;)" office:value-type="string" office:string-value="TRUE" calcext:value-type="string">
            <text:p>TRUE</text:p>
          </table:table-cell>
          <table:table-cell office:value-type="string" calcext:value-type="string">
            <text:p>https://thelowdown.com/blog/coming-off-the-pill</text:p>
          </table:table-cell>
          <table:table-cell table:formula="of:=IF([.F102] = [.P102]; &quot;TRUE&quot;; &quot;FALSE&quot;)" office:value-type="string" office:string-value="TRUE" calcext:value-type="string">
            <text:p>TRUE</text:p>
          </table:table-cell>
        </table:table-row>
        <table:table-row table:style-name="ro1">
          <table:table-cell office:value-type="string" calcext:value-type="string">
            <text:p>https://blog.thelowdown.com/blog/tag/heavy-periods</text:p>
          </table:table-cell>
          <table:table-cell office:value-type="string" calcext:value-type="string">
            <text:p>/blog/tag/heavy-periods</text:p>
          </table:table-cell>
          <table:table-cell office:value-type="string" calcext:value-type="string">
            <text:p>heavy-periods</text:p>
          </table:table-cell>
          <table:table-cell office:value-type="string" calcext:value-type="string">
            <text:p>heavy periods Archives - The Lowdown</text:p>
          </table:table-cell>
          <table:table-cell office:value-type="string" calcext:value-type="string">
            <text:p>N/A</text:p>
          </table:table-cell>
          <table:table-cell office:value-type="string" calcext:value-type="string">
            <text:p>/blog/tag/heavy-periods</text:p>
          </table:table-cell>
          <table:table-cell office:value-type="string" calcext:value-type="string">
            <text:p>http://localhost/thelowdown/wp/blog/tag/heavy-periods</text:p>
          </table:table-cell>
          <table:table-cell office:value-type="string" calcext:value-type="string">
            <text:p>/blog/tag/heavy-periods</text:p>
          </table:table-cell>
          <table:table-cell table:formula="of:=IF([.B103] = [.H103]; &quot;TRUE&quot;; &quot;FALSE&quot;)" office:value-type="string" office:string-value="TRUE" calcext:value-type="string">
            <text:p>TRUE</text:p>
          </table:table-cell>
          <table:table-cell office:value-type="string" calcext:value-type="string">
            <text:p>heavy-periods</text:p>
          </table:table-cell>
          <table:table-cell table:formula="of:=IF([.C103] = [.J103]; &quot;TRUE&quot;; &quot;FALSE&quot;)" office:value-type="string" office:string-value="TRUE" calcext:value-type="string">
            <text:p>TRUE</text:p>
          </table:table-cell>
          <table:table-cell office:value-type="string" calcext:value-type="string">
            <text:p>heavy periods Archives - The Lowdown</text:p>
          </table:table-cell>
          <table:table-cell table:formula="of:=IF([.D103] = [.L103]; &quot;TRUE&quot;; &quot;FALSE&quot;)" office:value-type="string" office:string-value="TRUE" calcext:value-type="string">
            <text:p>TRUE</text:p>
          </table:table-cell>
          <table:table-cell office:value-type="string" calcext:value-type="string">
            <text:p>N/A</text:p>
          </table:table-cell>
          <table:table-cell table:formula="of:=IF([.E103] = [.N103]; &quot;TRUE&quot;; &quot;FALSE&quot;)" office:value-type="string" office:string-value="TRUE" calcext:value-type="string">
            <text:p>TRUE</text:p>
          </table:table-cell>
          <table:table-cell office:value-type="string" calcext:value-type="string">
            <text:p>/blog/tag/heavy-periods</text:p>
          </table:table-cell>
          <table:table-cell table:formula="of:=IF([.F103] = [.P103]; &quot;TRUE&quot;; &quot;FALSE&quot;)" office:value-type="string" office:string-value="TRUE" calcext:value-type="string">
            <text:p>TRUE</text:p>
          </table:table-cell>
        </table:table-row>
        <table:table-row table:style-name="ro1">
          <table:table-cell office:value-type="string" calcext:value-type="string">
            <text:p>https://blog.thelowdown.com/blog/tag/libido</text:p>
          </table:table-cell>
          <table:table-cell office:value-type="string" calcext:value-type="string">
            <text:p>/blog/tag/libido</text:p>
          </table:table-cell>
          <table:table-cell office:value-type="string" calcext:value-type="string">
            <text:p>libido</text:p>
          </table:table-cell>
          <table:table-cell office:value-type="string" calcext:value-type="string">
            <text:p>libido Archives - The Lowdown</text:p>
          </table:table-cell>
          <table:table-cell office:value-type="string" calcext:value-type="string">
            <text:p>N/A</text:p>
          </table:table-cell>
          <table:table-cell office:value-type="string" calcext:value-type="string">
            <text:p>/blog/tag/libido</text:p>
          </table:table-cell>
          <table:table-cell office:value-type="string" calcext:value-type="string">
            <text:p>http://localhost/thelowdown/wp/blog/tag/libido</text:p>
          </table:table-cell>
          <table:table-cell office:value-type="string" calcext:value-type="string">
            <text:p>/blog/tag/libido</text:p>
          </table:table-cell>
          <table:table-cell table:formula="of:=IF([.B104] = [.H104]; &quot;TRUE&quot;; &quot;FALSE&quot;)" office:value-type="string" office:string-value="TRUE" calcext:value-type="string">
            <text:p>TRUE</text:p>
          </table:table-cell>
          <table:table-cell office:value-type="string" calcext:value-type="string">
            <text:p>libido</text:p>
          </table:table-cell>
          <table:table-cell table:formula="of:=IF([.C104] = [.J104]; &quot;TRUE&quot;; &quot;FALSE&quot;)" office:value-type="string" office:string-value="TRUE" calcext:value-type="string">
            <text:p>TRUE</text:p>
          </table:table-cell>
          <table:table-cell office:value-type="string" calcext:value-type="string">
            <text:p>libido Archives - The Lowdown</text:p>
          </table:table-cell>
          <table:table-cell table:formula="of:=IF([.D104] = [.L104]; &quot;TRUE&quot;; &quot;FALSE&quot;)" office:value-type="string" office:string-value="TRUE" calcext:value-type="string">
            <text:p>TRUE</text:p>
          </table:table-cell>
          <table:table-cell office:value-type="string" calcext:value-type="string">
            <text:p>N/A</text:p>
          </table:table-cell>
          <table:table-cell table:formula="of:=IF([.E104] = [.N104]; &quot;TRUE&quot;; &quot;FALSE&quot;)" office:value-type="string" office:string-value="TRUE" calcext:value-type="string">
            <text:p>TRUE</text:p>
          </table:table-cell>
          <table:table-cell office:value-type="string" calcext:value-type="string">
            <text:p>/blog/tag/libido</text:p>
          </table:table-cell>
          <table:table-cell table:formula="of:=IF([.F104] = [.P104]; &quot;TRUE&quot;; &quot;FALSE&quot;)" office:value-type="string" office:string-value="TRUE" calcext:value-type="string">
            <text:p>TRUE</text:p>
          </table:table-cell>
        </table:table-row>
        <table:table-row table:style-name="ro1">
          <table:table-cell office:value-type="string" calcext:value-type="string">
            <text:p>https://blog.thelowdown.com/blog/tag/nexplanon</text:p>
          </table:table-cell>
          <table:table-cell office:value-type="string" calcext:value-type="string">
            <text:p>/blog/tag/nexplanon</text:p>
          </table:table-cell>
          <table:table-cell office:value-type="string" calcext:value-type="string">
            <text:p>nexplanon</text:p>
          </table:table-cell>
          <table:table-cell office:value-type="string" calcext:value-type="string">
            <text:p>nexplanon Archives - The Lowdown</text:p>
          </table:table-cell>
          <table:table-cell office:value-type="string" calcext:value-type="string">
            <text:p>N/A</text:p>
          </table:table-cell>
          <table:table-cell office:value-type="string" calcext:value-type="string">
            <text:p>/blog/tag/nexplanon</text:p>
          </table:table-cell>
          <table:table-cell office:value-type="string" calcext:value-type="string">
            <text:p>http://localhost/thelowdown/wp/blog/tag/nexplanon</text:p>
          </table:table-cell>
          <table:table-cell office:value-type="string" calcext:value-type="string">
            <text:p>/blog/tag/nexplanon</text:p>
          </table:table-cell>
          <table:table-cell table:formula="of:=IF([.B105] = [.H105]; &quot;TRUE&quot;; &quot;FALSE&quot;)" office:value-type="string" office:string-value="TRUE" calcext:value-type="string">
            <text:p>TRUE</text:p>
          </table:table-cell>
          <table:table-cell office:value-type="string" calcext:value-type="string">
            <text:p>nexplanon</text:p>
          </table:table-cell>
          <table:table-cell table:formula="of:=IF([.C105] = [.J105]; &quot;TRUE&quot;; &quot;FALSE&quot;)" office:value-type="string" office:string-value="TRUE" calcext:value-type="string">
            <text:p>TRUE</text:p>
          </table:table-cell>
          <table:table-cell office:value-type="string" calcext:value-type="string">
            <text:p>nexplanon Archives - The Lowdown</text:p>
          </table:table-cell>
          <table:table-cell table:formula="of:=IF([.D105] = [.L105]; &quot;TRUE&quot;; &quot;FALSE&quot;)" office:value-type="string" office:string-value="TRUE" calcext:value-type="string">
            <text:p>TRUE</text:p>
          </table:table-cell>
          <table:table-cell office:value-type="string" calcext:value-type="string">
            <text:p>N/A</text:p>
          </table:table-cell>
          <table:table-cell table:formula="of:=IF([.E105] = [.N105]; &quot;TRUE&quot;; &quot;FALSE&quot;)" office:value-type="string" office:string-value="TRUE" calcext:value-type="string">
            <text:p>TRUE</text:p>
          </table:table-cell>
          <table:table-cell office:value-type="string" calcext:value-type="string">
            <text:p>/blog/tag/nexplanon</text:p>
          </table:table-cell>
          <table:table-cell table:formula="of:=IF([.F105] = [.P105]; &quot;TRUE&quot;; &quot;FALSE&quot;)" office:value-type="string" office:string-value="TRUE" calcext:value-type="string">
            <text:p>TRUE</text:p>
          </table:table-cell>
        </table:table-row>
        <table:table-row table:style-name="ro1">
          <table:table-cell office:value-type="string" calcext:value-type="string">
            <text:p>https://blog.thelowdown.com/wp-content/uploads/2021/12/The-Lowdowns-Womens-Health-Strategy-response-1-1.pdf</text:p>
          </table:table-cell>
          <table:table-cell office:value-type="string" calcext:value-type="string">
            <text:p>/wp-content/uploads/2021/12/The-Lowdowns-Womens-Health-Strategy-response-1-1.pdf</text:p>
          </table:table-cell>
          <table:table-cell office:value-type="string" calcext:value-type="string">
            <text:p>The-Lowdowns-Womens-Health-Strategy-response-1-1.pdf</text:p>
          </table:table-cell>
          <table:table-cell table:number-columns-repeated="3" office:value-type="string" calcext:value-type="string">
            <text:p>N/A</text:p>
          </table:table-cell>
          <table:table-cell office:value-type="string" calcext:value-type="string">
            <text:p>http://localhost/thelowdown/wp/wp-content/uploads/2021/12/The-Lowdowns-Womens-Health-Strategy-response-1-1.pdf</text:p>
          </table:table-cell>
          <table:table-cell office:value-type="string" calcext:value-type="string">
            <text:p>/wp-content/uploads/2021/12/The-Lowdowns-Womens-Health-Strategy-response-1-1.pdf</text:p>
          </table:table-cell>
          <table:table-cell table:formula="of:=IF([.B106] = [.H106]; &quot;TRUE&quot;; &quot;FALSE&quot;)" office:value-type="string" office:string-value="TRUE" calcext:value-type="string">
            <text:p>TRUE</text:p>
          </table:table-cell>
          <table:table-cell office:value-type="string" calcext:value-type="string">
            <text:p>The-Lowdowns-Womens-Health-Strategy-response-1-1.pdf</text:p>
          </table:table-cell>
          <table:table-cell table:formula="of:=IF([.C106] = [.J106]; &quot;TRUE&quot;; &quot;FALSE&quot;)" office:value-type="string" office:string-value="TRUE" calcext:value-type="string">
            <text:p>TRUE</text:p>
          </table:table-cell>
          <table:table-cell office:value-type="string" calcext:value-type="string">
            <text:p>N/A</text:p>
          </table:table-cell>
          <table:table-cell table:formula="of:=IF([.D106] = [.L106]; &quot;TRUE&quot;; &quot;FALSE&quot;)" office:value-type="string" office:string-value="TRUE" calcext:value-type="string">
            <text:p>TRUE</text:p>
          </table:table-cell>
          <table:table-cell office:value-type="string" calcext:value-type="string">
            <text:p>N/A</text:p>
          </table:table-cell>
          <table:table-cell table:formula="of:=IF([.E106] = [.N106]; &quot;TRUE&quot;; &quot;FALSE&quot;)" office:value-type="string" office:string-value="TRUE" calcext:value-type="string">
            <text:p>TRUE</text:p>
          </table:table-cell>
          <table:table-cell office:value-type="string" calcext:value-type="string">
            <text:p>N/A</text:p>
          </table:table-cell>
          <table:table-cell table:formula="of:=IF([.F106] = [.P106]; &quot;TRUE&quot;; &quot;FALSE&quot;)" office:value-type="string" office:string-value="TRUE" calcext:value-type="string">
            <text:p>TRUE</text:p>
          </table:table-cell>
        </table:table-row>
        <table:table-row table:style-name="ro1">
          <table:table-cell office:value-type="string" calcext:value-type="string">
            <text:p>https://blog.thelowdown.com/blog/tag/alice-pelton</text:p>
          </table:table-cell>
          <table:table-cell office:value-type="string" calcext:value-type="string">
            <text:p>/blog/tag/alice-pelton</text:p>
          </table:table-cell>
          <table:table-cell office:value-type="string" calcext:value-type="string">
            <text:p>alice-pelton</text:p>
          </table:table-cell>
          <table:table-cell office:value-type="string" calcext:value-type="string">
            <text:p>Alice Pelton Archives - The Lowdown</text:p>
          </table:table-cell>
          <table:table-cell office:value-type="string" calcext:value-type="string">
            <text:p>N/A</text:p>
          </table:table-cell>
          <table:table-cell office:value-type="string" calcext:value-type="string">
            <text:p>/blog/tag/alice-pelton</text:p>
          </table:table-cell>
          <table:table-cell office:value-type="string" calcext:value-type="string">
            <text:p>http://localhost/thelowdown/wp/blog/tag/alice-pelton</text:p>
          </table:table-cell>
          <table:table-cell office:value-type="string" calcext:value-type="string">
            <text:p>/blog/tag/alice-pelton</text:p>
          </table:table-cell>
          <table:table-cell table:formula="of:=IF([.B107] = [.H107]; &quot;TRUE&quot;; &quot;FALSE&quot;)" office:value-type="string" office:string-value="TRUE" calcext:value-type="string">
            <text:p>TRUE</text:p>
          </table:table-cell>
          <table:table-cell office:value-type="string" calcext:value-type="string">
            <text:p>alice-pelton</text:p>
          </table:table-cell>
          <table:table-cell table:formula="of:=IF([.C107] = [.J107]; &quot;TRUE&quot;; &quot;FALSE&quot;)" office:value-type="string" office:string-value="TRUE" calcext:value-type="string">
            <text:p>TRUE</text:p>
          </table:table-cell>
          <table:table-cell office:value-type="string" calcext:value-type="string">
            <text:p>Alice Pelton Archives - The Lowdown</text:p>
          </table:table-cell>
          <table:table-cell table:formula="of:=IF([.D107] = [.L107]; &quot;TRUE&quot;; &quot;FALSE&quot;)" office:value-type="string" office:string-value="TRUE" calcext:value-type="string">
            <text:p>TRUE</text:p>
          </table:table-cell>
          <table:table-cell office:value-type="string" calcext:value-type="string">
            <text:p>N/A</text:p>
          </table:table-cell>
          <table:table-cell table:formula="of:=IF([.E107] = [.N107]; &quot;TRUE&quot;; &quot;FALSE&quot;)" office:value-type="string" office:string-value="TRUE" calcext:value-type="string">
            <text:p>TRUE</text:p>
          </table:table-cell>
          <table:table-cell office:value-type="string" calcext:value-type="string">
            <text:p>/blog/tag/alice-pelton</text:p>
          </table:table-cell>
          <table:table-cell table:formula="of:=IF([.F107] = [.P107]; &quot;TRUE&quot;; &quot;FALSE&quot;)" office:value-type="string" office:string-value="TRUE" calcext:value-type="string">
            <text:p>TRUE</text:p>
          </table:table-cell>
        </table:table-row>
        <table:table-row table:style-name="ro1">
          <table:table-cell office:value-type="string" calcext:value-type="string">
            <text:p>https://blog.thelowdown.com/blog/thrush-and-your-period</text:p>
          </table:table-cell>
          <table:table-cell office:value-type="string" calcext:value-type="string">
            <text:p>/blog/thrush-and-your-period</text:p>
          </table:table-cell>
          <table:table-cell office:value-type="string" calcext:value-type="string">
            <text:p>thrush-and-your-period</text:p>
          </table:table-cell>
          <table:table-cell office:value-type="string" calcext:value-type="string">
            <text:p>Thrush and your Period | Facts &amp; Advice | The Lowdown</text:p>
          </table:table-cell>
          <table:table-cell office:value-type="string" calcext:value-type="string">
            <text:p>Many women often experience thrush before, during and after their period. Get the lowdown on why this is and how you can alleviate the symptoms.</text:p>
          </table:table-cell>
          <table:table-cell office:value-type="string" calcext:value-type="string">
            <text:p>https://thelowdown.com/blog/thrush-and-your-period</text:p>
          </table:table-cell>
          <table:table-cell office:value-type="string" calcext:value-type="string">
            <text:p>http://localhost/thelowdown/wp/blog/thrush-and-your-period</text:p>
          </table:table-cell>
          <table:table-cell office:value-type="string" calcext:value-type="string">
            <text:p>/blog/thrush-and-your-period</text:p>
          </table:table-cell>
          <table:table-cell table:formula="of:=IF([.B108] = [.H108]; &quot;TRUE&quot;; &quot;FALSE&quot;)" office:value-type="string" office:string-value="TRUE" calcext:value-type="string">
            <text:p>TRUE</text:p>
          </table:table-cell>
          <table:table-cell office:value-type="string" calcext:value-type="string">
            <text:p>thrush-and-your-period</text:p>
          </table:table-cell>
          <table:table-cell table:formula="of:=IF([.C108] = [.J108]; &quot;TRUE&quot;; &quot;FALSE&quot;)" office:value-type="string" office:string-value="TRUE" calcext:value-type="string">
            <text:p>TRUE</text:p>
          </table:table-cell>
          <table:table-cell office:value-type="string" calcext:value-type="string">
            <text:p>Thrush and your Period | Facts &amp; Advice | The Lowdown</text:p>
          </table:table-cell>
          <table:table-cell table:formula="of:=IF([.D108] = [.L108]; &quot;TRUE&quot;; &quot;FALSE&quot;)" office:value-type="string" office:string-value="TRUE" calcext:value-type="string">
            <text:p>TRUE</text:p>
          </table:table-cell>
          <table:table-cell office:value-type="string" calcext:value-type="string">
            <text:p>Many women often experience thrush before, during and after their period. Get the lowdown on why this is and how you can alleviate the symptoms.</text:p>
          </table:table-cell>
          <table:table-cell table:formula="of:=IF([.E108] = [.N108]; &quot;TRUE&quot;; &quot;FALSE&quot;)" office:value-type="string" office:string-value="TRUE" calcext:value-type="string">
            <text:p>TRUE</text:p>
          </table:table-cell>
          <table:table-cell office:value-type="string" calcext:value-type="string">
            <text:p>https://thelowdown.com/blog/thrush-and-your-period</text:p>
          </table:table-cell>
          <table:table-cell table:formula="of:=IF([.F108] = [.P108]; &quot;TRUE&quot;; &quot;FALSE&quot;)" office:value-type="string" office:string-value="TRUE" calcext:value-type="string">
            <text:p>TRUE</text:p>
          </table:table-cell>
        </table:table-row>
        <table:table-row table:style-name="ro1">
          <table:table-cell office:value-type="string" calcext:value-type="string">
            <text:p>https://blog.thelowdown.com/author/sophie-king</text:p>
          </table:table-cell>
          <table:table-cell office:value-type="string" calcext:value-type="string">
            <text:p>/author/sophie-king</text:p>
          </table:table-cell>
          <table:table-cell office:value-type="string" calcext:value-type="string">
            <text:p>sophie-king</text:p>
          </table:table-cell>
          <table:table-cell office:value-type="string" calcext:value-type="string">
            <text:p>Sophie King - The Lowdown</text:p>
          </table:table-cell>
          <table:table-cell office:value-type="string" calcext:value-type="string">
            <text:p>Sophie is a Cardiff University- trained journalist who is passionate about sharing womens’ contraception stories.</text:p>
          </table:table-cell>
          <table:table-cell office:value-type="string" calcext:value-type="string">
            <text:p>https://thelowdown.com/author/sophie-king</text:p>
          </table:table-cell>
          <table:table-cell office:value-type="string" calcext:value-type="string">
            <text:p>http://localhost/thelowdown/wp/author/sophie-king</text:p>
          </table:table-cell>
          <table:table-cell office:value-type="string" calcext:value-type="string">
            <text:p>/author/sophie-king</text:p>
          </table:table-cell>
          <table:table-cell table:formula="of:=IF([.B109] = [.H109]; &quot;TRUE&quot;; &quot;FALSE&quot;)" office:value-type="string" office:string-value="TRUE" calcext:value-type="string">
            <text:p>TRUE</text:p>
          </table:table-cell>
          <table:table-cell office:value-type="string" calcext:value-type="string">
            <text:p>sophie-king</text:p>
          </table:table-cell>
          <table:table-cell table:formula="of:=IF([.C109] = [.J109]; &quot;TRUE&quot;; &quot;FALSE&quot;)" office:value-type="string" office:string-value="TRUE" calcext:value-type="string">
            <text:p>TRUE</text:p>
          </table:table-cell>
          <table:table-cell office:value-type="string" calcext:value-type="string">
            <text:p>Sophie King - The Lowdown</text:p>
          </table:table-cell>
          <table:table-cell table:formula="of:=IF([.D109] = [.L109]; &quot;TRUE&quot;; &quot;FALSE&quot;)" office:value-type="string" office:string-value="TRUE" calcext:value-type="string">
            <text:p>TRUE</text:p>
          </table:table-cell>
          <table:table-cell office:value-type="string" calcext:value-type="string">
            <text:p>Sophie is a Cardiff University- trained journalist who is passionate about sharing womens’ contraception stories.</text:p>
          </table:table-cell>
          <table:table-cell table:formula="of:=IF([.E109] = [.N109]; &quot;TRUE&quot;; &quot;FALSE&quot;)" office:value-type="string" office:string-value="TRUE" calcext:value-type="string">
            <text:p>TRUE</text:p>
          </table:table-cell>
          <table:table-cell office:value-type="string" calcext:value-type="string">
            <text:p><text:a xlink:href="https://thelowdown.com/author/sophie-king" xlink:type="simple">https://thelowdown.com/author/sophie-king</text:a></text:p>
          </table:table-cell>
          <table:table-cell table:formula="of:=IF([.F109] = [.P109]; &quot;TRUE&quot;; &quot;FALSE&quot;)" office:value-type="string" office:string-value="TRUE" calcext:value-type="string">
            <text:p>TRUE</text:p>
          </table:table-cell>
        </table:table-row>
        <table:table-row table:style-name="ro1">
          <table:table-cell office:value-type="string" calcext:value-type="string">
            <text:p>https://blog.thelowdown.com/blog/tag/norethisterone-enanthate</text:p>
          </table:table-cell>
          <table:table-cell office:value-type="string" calcext:value-type="string">
            <text:p>/blog/tag/norethisterone-enanthate</text:p>
          </table:table-cell>
          <table:table-cell office:value-type="string" calcext:value-type="string">
            <text:p>norethisterone-enanthate</text:p>
          </table:table-cell>
          <table:table-cell office:value-type="string" calcext:value-type="string">
            <text:p>Norethisterone Enanthate Archives - The Lowdown</text:p>
          </table:table-cell>
          <table:table-cell office:value-type="string" calcext:value-type="string">
            <text:p>N/A</text:p>
          </table:table-cell>
          <table:table-cell office:value-type="string" calcext:value-type="string">
            <text:p>/blog/tag/norethisterone-enanthate</text:p>
          </table:table-cell>
          <table:table-cell office:value-type="string" calcext:value-type="string">
            <text:p>http://localhost/thelowdown/wp/blog/tag/norethisterone-enanthate</text:p>
          </table:table-cell>
          <table:table-cell office:value-type="string" calcext:value-type="string">
            <text:p>/blog/tag/norethisterone-enanthate</text:p>
          </table:table-cell>
          <table:table-cell table:formula="of:=IF([.B110] = [.H110]; &quot;TRUE&quot;; &quot;FALSE&quot;)" office:value-type="string" office:string-value="TRUE" calcext:value-type="string">
            <text:p>TRUE</text:p>
          </table:table-cell>
          <table:table-cell office:value-type="string" calcext:value-type="string">
            <text:p>norethisterone-enanthate</text:p>
          </table:table-cell>
          <table:table-cell table:formula="of:=IF([.C110] = [.J110]; &quot;TRUE&quot;; &quot;FALSE&quot;)" office:value-type="string" office:string-value="TRUE" calcext:value-type="string">
            <text:p>TRUE</text:p>
          </table:table-cell>
          <table:table-cell office:value-type="string" calcext:value-type="string">
            <text:p>Norethisterone Enanthate Archives - The Lowdown</text:p>
          </table:table-cell>
          <table:table-cell table:formula="of:=IF([.D110] = [.L110]; &quot;TRUE&quot;; &quot;FALSE&quot;)" office:value-type="string" office:string-value="TRUE" calcext:value-type="string">
            <text:p>TRUE</text:p>
          </table:table-cell>
          <table:table-cell office:value-type="string" calcext:value-type="string">
            <text:p>N/A</text:p>
          </table:table-cell>
          <table:table-cell table:formula="of:=IF([.E110] = [.N110]; &quot;TRUE&quot;; &quot;FALSE&quot;)" office:value-type="string" office:string-value="TRUE" calcext:value-type="string">
            <text:p>TRUE</text:p>
          </table:table-cell>
          <table:table-cell office:value-type="string" calcext:value-type="string">
            <text:p>/blog/tag/norethisterone-enanthate</text:p>
          </table:table-cell>
          <table:table-cell table:formula="of:=IF([.F110] = [.P110]; &quot;TRUE&quot;; &quot;FALSE&quot;)" office:value-type="string" office:string-value="TRUE" calcext:value-type="string">
            <text:p>TRUE</text:p>
          </table:table-cell>
        </table:table-row>
        <table:table-row table:style-name="ro1">
          <table:table-cell office:value-type="string" calcext:value-type="string">
            <text:p>https://blog.thelowdown.com/blog/tag/progestogen-only-pill</text:p>
          </table:table-cell>
          <table:table-cell office:value-type="string" calcext:value-type="string">
            <text:p>/blog/tag/progestogen-only-pill</text:p>
          </table:table-cell>
          <table:table-cell office:value-type="string" calcext:value-type="string">
            <text:p>progestogen-only-pill</text:p>
          </table:table-cell>
          <table:table-cell office:value-type="string" calcext:value-type="string">
            <text:p>progestogen-only pill Archives - The Lowdown</text:p>
          </table:table-cell>
          <table:table-cell office:value-type="string" calcext:value-type="string">
            <text:p>N/A</text:p>
          </table:table-cell>
          <table:table-cell office:value-type="string" calcext:value-type="string">
            <text:p>/blog/tag/progestogen-only-pill</text:p>
          </table:table-cell>
          <table:table-cell office:value-type="string" calcext:value-type="string">
            <text:p>http://localhost/thelowdown/wp/blog/tag/progestogen-only-pill</text:p>
          </table:table-cell>
          <table:table-cell office:value-type="string" calcext:value-type="string">
            <text:p>/blog/tag/progestogen-only-pill</text:p>
          </table:table-cell>
          <table:table-cell table:formula="of:=IF([.B111] = [.H111]; &quot;TRUE&quot;; &quot;FALSE&quot;)" office:value-type="string" office:string-value="TRUE" calcext:value-type="string">
            <text:p>TRUE</text:p>
          </table:table-cell>
          <table:table-cell office:value-type="string" calcext:value-type="string">
            <text:p>progestogen-only-pill</text:p>
          </table:table-cell>
          <table:table-cell table:formula="of:=IF([.C111] = [.J111]; &quot;TRUE&quot;; &quot;FALSE&quot;)" office:value-type="string" office:string-value="TRUE" calcext:value-type="string">
            <text:p>TRUE</text:p>
          </table:table-cell>
          <table:table-cell office:value-type="string" calcext:value-type="string">
            <text:p>progestogen-only pill Archives - The Lowdown</text:p>
          </table:table-cell>
          <table:table-cell table:formula="of:=IF([.D111] = [.L111]; &quot;TRUE&quot;; &quot;FALSE&quot;)" office:value-type="string" office:string-value="TRUE" calcext:value-type="string">
            <text:p>TRUE</text:p>
          </table:table-cell>
          <table:table-cell office:value-type="string" calcext:value-type="string">
            <text:p>N/A</text:p>
          </table:table-cell>
          <table:table-cell table:formula="of:=IF([.E111] = [.N111]; &quot;TRUE&quot;; &quot;FALSE&quot;)" office:value-type="string" office:string-value="TRUE" calcext:value-type="string">
            <text:p>TRUE</text:p>
          </table:table-cell>
          <table:table-cell office:value-type="string" calcext:value-type="string">
            <text:p>/blog/tag/progestogen-only-pill</text:p>
          </table:table-cell>
          <table:table-cell table:formula="of:=IF([.F111] = [.P111]; &quot;TRUE&quot;; &quot;FALSE&quot;)" office:value-type="string" office:string-value="TRUE" calcext:value-type="string">
            <text:p>TRUE</text:p>
          </table:table-cell>
        </table:table-row>
        <table:table-row table:style-name="ro1">
          <table:table-cell office:value-type="string" calcext:value-type="string">
            <text:p>https://blog.thelowdown.com/blog/tag/cervical-screening</text:p>
          </table:table-cell>
          <table:table-cell office:value-type="string" calcext:value-type="string">
            <text:p>/blog/tag/cervical-screening</text:p>
          </table:table-cell>
          <table:table-cell office:value-type="string" calcext:value-type="string">
            <text:p>cervical-screening</text:p>
          </table:table-cell>
          <table:table-cell office:value-type="string" calcext:value-type="string">
            <text:p>cervical screening Archives - The Lowdown</text:p>
          </table:table-cell>
          <table:table-cell office:value-type="string" calcext:value-type="string">
            <text:p>N/A</text:p>
          </table:table-cell>
          <table:table-cell office:value-type="string" calcext:value-type="string">
            <text:p>/blog/tag/cervical-screening</text:p>
          </table:table-cell>
          <table:table-cell office:value-type="string" calcext:value-type="string">
            <text:p>http://localhost/thelowdown/wp/blog/tag/cervical-screening</text:p>
          </table:table-cell>
          <table:table-cell office:value-type="string" calcext:value-type="string">
            <text:p>/blog/tag/cervical-screening</text:p>
          </table:table-cell>
          <table:table-cell table:formula="of:=IF([.B112] = [.H112]; &quot;TRUE&quot;; &quot;FALSE&quot;)" office:value-type="string" office:string-value="TRUE" calcext:value-type="string">
            <text:p>TRUE</text:p>
          </table:table-cell>
          <table:table-cell office:value-type="string" calcext:value-type="string">
            <text:p>cervical-screening</text:p>
          </table:table-cell>
          <table:table-cell table:formula="of:=IF([.C112] = [.J112]; &quot;TRUE&quot;; &quot;FALSE&quot;)" office:value-type="string" office:string-value="TRUE" calcext:value-type="string">
            <text:p>TRUE</text:p>
          </table:table-cell>
          <table:table-cell office:value-type="string" calcext:value-type="string">
            <text:p>cervical screening Archives - The Lowdown</text:p>
          </table:table-cell>
          <table:table-cell table:formula="of:=IF([.D112] = [.L112]; &quot;TRUE&quot;; &quot;FALSE&quot;)" office:value-type="string" office:string-value="TRUE" calcext:value-type="string">
            <text:p>TRUE</text:p>
          </table:table-cell>
          <table:table-cell office:value-type="string" calcext:value-type="string">
            <text:p>N/A</text:p>
          </table:table-cell>
          <table:table-cell table:formula="of:=IF([.E112] = [.N112]; &quot;TRUE&quot;; &quot;FALSE&quot;)" office:value-type="string" office:string-value="TRUE" calcext:value-type="string">
            <text:p>TRUE</text:p>
          </table:table-cell>
          <table:table-cell office:value-type="string" calcext:value-type="string">
            <text:p>/blog/tag/cervical-screening</text:p>
          </table:table-cell>
          <table:table-cell table:formula="of:=IF([.F112] = [.P112]; &quot;TRUE&quot;; &quot;FALSE&quot;)" office:value-type="string" office:string-value="TRUE" calcext:value-type="string">
            <text:p>TRUE</text:p>
          </table:table-cell>
        </table:table-row>
        <table:table-row table:style-name="ro1">
          <table:table-cell office:value-type="string" calcext:value-type="string">
            <text:p>https://blog.thelowdown.com/blog/my-contraceptive-journey-from-implant-to-eating-disorder</text:p>
          </table:table-cell>
          <table:table-cell office:value-type="string" calcext:value-type="string">
            <text:p>/blog/my-contraceptive-journey-from-implant-to-eating-disorder</text:p>
          </table:table-cell>
          <table:table-cell office:value-type="string" calcext:value-type="string">
            <text:p>my-contraceptive-journey-from-implant-to-eating-disorder</text:p>
          </table:table-cell>
          <table:table-cell office:value-type="string" calcext:value-type="string">
            <text:p>My Contraceptive Implant &amp; My Eating Disorder | The Lowdown</text:p>
          </table:table-cell>
          <table:table-cell office:value-type="string" calcext:value-type="string">
            <text:p>One woman's journey to finding the right contraception for her after a hormonal method triggered an eating disorder and depression.</text:p>
          </table:table-cell>
          <table:table-cell office:value-type="string" calcext:value-type="string">
            <text:p>https://thelowdown.com/blog/my-contraceptive-journey-from-implant-to-eating-disorder</text:p>
          </table:table-cell>
          <table:table-cell office:value-type="string" calcext:value-type="string">
            <text:p>http://localhost/thelowdown/wp/blog/my-contraceptive-journey-from-implant-to-eating-disorder</text:p>
          </table:table-cell>
          <table:table-cell office:value-type="string" calcext:value-type="string">
            <text:p>/blog/my-contraceptive-journey-from-implant-to-eating-disorder</text:p>
          </table:table-cell>
          <table:table-cell table:formula="of:=IF([.B113] = [.H113]; &quot;TRUE&quot;; &quot;FALSE&quot;)" office:value-type="string" office:string-value="TRUE" calcext:value-type="string">
            <text:p>TRUE</text:p>
          </table:table-cell>
          <table:table-cell office:value-type="string" calcext:value-type="string">
            <text:p>my-contraceptive-journey-from-implant-to-eating-disorder</text:p>
          </table:table-cell>
          <table:table-cell table:formula="of:=IF([.C113] = [.J113]; &quot;TRUE&quot;; &quot;FALSE&quot;)" office:value-type="string" office:string-value="TRUE" calcext:value-type="string">
            <text:p>TRUE</text:p>
          </table:table-cell>
          <table:table-cell office:value-type="string" calcext:value-type="string">
            <text:p>My Contraceptive Implant &amp; My Eating Disorder | The Lowdown</text:p>
          </table:table-cell>
          <table:table-cell table:formula="of:=IF([.D113] = [.L113]; &quot;TRUE&quot;; &quot;FALSE&quot;)" office:value-type="string" office:string-value="TRUE" calcext:value-type="string">
            <text:p>TRUE</text:p>
          </table:table-cell>
          <table:table-cell office:value-type="string" calcext:value-type="string">
            <text:p>One woman's journey to finding the right contraception for her after a hormonal method triggered an eating disorder and depression.</text:p>
          </table:table-cell>
          <table:table-cell table:formula="of:=IF([.E113] = [.N113]; &quot;TRUE&quot;; &quot;FALSE&quot;)" office:value-type="string" office:string-value="TRUE" calcext:value-type="string">
            <text:p>TRUE</text:p>
          </table:table-cell>
          <table:table-cell office:value-type="string" calcext:value-type="string">
            <text:p>https://thelowdown.com/blog/my-contraceptive-journey-from-implant-to-eating-disorder</text:p>
          </table:table-cell>
          <table:table-cell table:formula="of:=IF([.F113] = [.P113]; &quot;TRUE&quot;; &quot;FALSE&quot;)" office:value-type="string" office:string-value="TRUE" calcext:value-type="string">
            <text:p>TRUE</text:p>
          </table:table-cell>
        </table:table-row>
        <table:table-row table:style-name="ro1">
          <table:table-cell office:value-type="string" calcext:value-type="string">
            <text:p>https://blog.thelowdown.com/blog/yasmin-emergency-contraception</text:p>
          </table:table-cell>
          <table:table-cell office:value-type="string" calcext:value-type="string">
            <text:p>/blog/yasmin-emergency-contraception</text:p>
          </table:table-cell>
          <table:table-cell office:value-type="string" calcext:value-type="string">
            <text:p>yasmin-emergency-contraception</text:p>
          </table:table-cell>
          <table:table-cell office:value-type="string" calcext:value-type="string">
            <text:p>Can You Use Yasmin as Emergency Contraception? | The Lowdown</text:p>
          </table:table-cell>
          <table:table-cell office:value-type="string" calcext:value-type="string">
            <text:p>Can the Yasmin pill be used as emergency contraception? Here our doctors answer this commonly asked question.</text:p>
          </table:table-cell>
          <table:table-cell office:value-type="string" calcext:value-type="string">
            <text:p>https://thelowdown.com/blog/yasmin-emergency-contraception</text:p>
          </table:table-cell>
          <table:table-cell office:value-type="string" calcext:value-type="string">
            <text:p>http://localhost/thelowdown/wp/blog/yasmin-emergency-contraception</text:p>
          </table:table-cell>
          <table:table-cell office:value-type="string" calcext:value-type="string">
            <text:p>/blog/yasmin-emergency-contraception</text:p>
          </table:table-cell>
          <table:table-cell table:formula="of:=IF([.B114] = [.H114]; &quot;TRUE&quot;; &quot;FALSE&quot;)" office:value-type="string" office:string-value="TRUE" calcext:value-type="string">
            <text:p>TRUE</text:p>
          </table:table-cell>
          <table:table-cell office:value-type="string" calcext:value-type="string">
            <text:p>yasmin-emergency-contraception</text:p>
          </table:table-cell>
          <table:table-cell table:formula="of:=IF([.C114] = [.J114]; &quot;TRUE&quot;; &quot;FALSE&quot;)" office:value-type="string" office:string-value="TRUE" calcext:value-type="string">
            <text:p>TRUE</text:p>
          </table:table-cell>
          <table:table-cell office:value-type="string" calcext:value-type="string">
            <text:p>Can You Use Yasmin as Emergency Contraception? | The Lowdown</text:p>
          </table:table-cell>
          <table:table-cell table:formula="of:=IF([.D114] = [.L114]; &quot;TRUE&quot;; &quot;FALSE&quot;)" office:value-type="string" office:string-value="TRUE" calcext:value-type="string">
            <text:p>TRUE</text:p>
          </table:table-cell>
          <table:table-cell office:value-type="string" calcext:value-type="string">
            <text:p>Can the Yasmin pill be used as emergency contraception? Here our doctors answer this commonly asked question.</text:p>
          </table:table-cell>
          <table:table-cell table:formula="of:=IF([.E114] = [.N114]; &quot;TRUE&quot;; &quot;FALSE&quot;)" office:value-type="string" office:string-value="TRUE" calcext:value-type="string">
            <text:p>TRUE</text:p>
          </table:table-cell>
          <table:table-cell office:value-type="string" calcext:value-type="string">
            <text:p>https://thelowdown.com/blog/yasmin-emergency-contraception</text:p>
          </table:table-cell>
          <table:table-cell table:formula="of:=IF([.F114] = [.P114]; &quot;TRUE&quot;; &quot;FALSE&quot;)" office:value-type="string" office:string-value="TRUE" calcext:value-type="string">
            <text:p>TRUE</text:p>
          </table:table-cell>
        </table:table-row>
        <table:table-row table:style-name="ro2">
          <table:table-cell office:value-type="string" calcext:value-type="string">
            <text:p>https://blog.thelowdown.com/blog/everything-you-need-to-know-about-the-combined-pill</text:p>
          </table:table-cell>
          <table:table-cell office:value-type="string" calcext:value-type="string">
            <text:p>/blog/everything-you-need-to-know-about-the-combined-pill</text:p>
          </table:table-cell>
          <table:table-cell office:value-type="string" calcext:value-type="string">
            <text:p>everything-you-need-to-know-about-the-combined-pill</text:p>
          </table:table-cell>
          <table:table-cell office:value-type="string" calcext:value-type="string">
            <text:p>A Complete Guide To The Combined Pill | ﻿The Lowdown</text:p>
          </table:table-cell>
          <table:table-cell office:value-type="string" calcext:value-type="string">
            <text:p>Everything you need to know about the combined pill. Read honest reviews and get the facts from the world’s only contraceptive review platform.</text:p>
          </table:table-cell>
          <table:table-cell office:value-type="string" calcext:value-type="string">
            <text:p>https://thelowdown.com/blog/everything-you-need-to-know-about-the-combined-pill</text:p>
          </table:table-cell>
          <table:table-cell office:value-type="string" calcext:value-type="string">
            <text:p>http://localhost/thelowdown/wp/blog/everything-you-need-to-know-about-the-combined-pill</text:p>
          </table:table-cell>
          <table:table-cell office:value-type="string" calcext:value-type="string">
            <text:p>/blog/everything-you-need-to-know-about-the-combined-pill</text:p>
          </table:table-cell>
          <table:table-cell table:formula="of:=IF([.B115] = [.H115]; &quot;TRUE&quot;; &quot;FALSE&quot;)" office:value-type="string" office:string-value="TRUE" calcext:value-type="string">
            <text:p>TRUE</text:p>
          </table:table-cell>
          <table:table-cell office:value-type="string" calcext:value-type="string">
            <text:p>everything-you-need-to-know-about-the-combined-pill</text:p>
          </table:table-cell>
          <table:table-cell table:formula="of:=IF([.C115] = [.J115]; &quot;TRUE&quot;; &quot;FALSE&quot;)" office:value-type="string" office:string-value="TRUE" calcext:value-type="string">
            <text:p>TRUE</text:p>
          </table:table-cell>
          <table:table-cell office:value-type="string" calcext:value-type="string">
            <text:p>A Complete Guide To The Combined Pill | ﻿The Lowdown</text:p>
          </table:table-cell>
          <table:table-cell table:formula="of:=IF([.D115] = [.L115]; &quot;TRUE&quot;; &quot;FALSE&quot;)" office:value-type="string" office:string-value="TRUE" calcext:value-type="string">
            <text:p>TRUE</text:p>
          </table:table-cell>
          <table:table-cell office:value-type="string" calcext:value-type="string">
            <text:p>Everything you need to know about the combined pill. Read honest reviews and get the facts from the world’s only contraceptive review platform.</text:p>
          </table:table-cell>
          <table:table-cell table:formula="of:=IF([.E115] = [.N115]; &quot;TRUE&quot;; &quot;FALSE&quot;)" office:value-type="string" office:string-value="TRUE" calcext:value-type="string">
            <text:p>TRUE</text:p>
          </table:table-cell>
          <table:table-cell office:value-type="string" calcext:value-type="string">
            <text:p>https://thelowdown.com/blog/everything-you-need-to-know-about-the-combined-pill</text:p>
          </table:table-cell>
          <table:table-cell table:formula="of:=IF([.F115] = [.P115]; &quot;TRUE&quot;; &quot;FALSE&quot;)" office:value-type="string" office:string-value="TRUE" calcext:value-type="string">
            <text:p>TRUE</text:p>
          </table:table-cell>
        </table:table-row>
        <table:table-row table:style-name="ro1">
          <table:table-cell office:value-type="string" calcext:value-type="string">
            <text:p>https://blog.thelowdown.com/blog/fibroids-after-menopause</text:p>
          </table:table-cell>
          <table:table-cell office:value-type="string" calcext:value-type="string">
            <text:p>/blog/fibroids-after-menopause</text:p>
          </table:table-cell>
          <table:table-cell office:value-type="string" calcext:value-type="string">
            <text:p>fibroids-after-menopause</text:p>
          </table:table-cell>
          <table:table-cell office:value-type="string" calcext:value-type="string">
            <text:p>Fibroids after Menopause - The Lowdown</text:p>
          </table:table-cell>
          <table:table-cell office:value-type="string" calcext:value-type="string">
            <text:p>The size of fibroids and the symptoms they cause tend to slowly reduce during menopause as your hormones change.</text:p>
          </table:table-cell>
          <table:table-cell office:value-type="string" calcext:value-type="string">
            <text:p>https://thelowdown.com/blog/fibroids-after-menopause</text:p>
          </table:table-cell>
          <table:table-cell office:value-type="string" calcext:value-type="string">
            <text:p>http://localhost/thelowdown/wp/blog/fibroids-after-menopause</text:p>
          </table:table-cell>
          <table:table-cell office:value-type="string" calcext:value-type="string">
            <text:p>/blog/fibroids-after-menopause</text:p>
          </table:table-cell>
          <table:table-cell table:formula="of:=IF([.B116] = [.H116]; &quot;TRUE&quot;; &quot;FALSE&quot;)" office:value-type="string" office:string-value="TRUE" calcext:value-type="string">
            <text:p>TRUE</text:p>
          </table:table-cell>
          <table:table-cell office:value-type="string" calcext:value-type="string">
            <text:p>fibroids-after-menopause</text:p>
          </table:table-cell>
          <table:table-cell table:formula="of:=IF([.C116] = [.J116]; &quot;TRUE&quot;; &quot;FALSE&quot;)" office:value-type="string" office:string-value="TRUE" calcext:value-type="string">
            <text:p>TRUE</text:p>
          </table:table-cell>
          <table:table-cell office:value-type="string" calcext:value-type="string">
            <text:p>Fibroids after Menopause - The Lowdown</text:p>
          </table:table-cell>
          <table:table-cell table:formula="of:=IF([.D116] = [.L116]; &quot;TRUE&quot;; &quot;FALSE&quot;)" office:value-type="string" office:string-value="TRUE" calcext:value-type="string">
            <text:p>TRUE</text:p>
          </table:table-cell>
          <table:table-cell office:value-type="string" calcext:value-type="string">
            <text:p>The size of fibroids and the symptoms they cause tend to slowly reduce during menopause as your hormones change.</text:p>
          </table:table-cell>
          <table:table-cell table:formula="of:=IF([.E116] = [.N116]; &quot;TRUE&quot;; &quot;FALSE&quot;)" office:value-type="string" office:string-value="TRUE" calcext:value-type="string">
            <text:p>TRUE</text:p>
          </table:table-cell>
          <table:table-cell office:value-type="string" calcext:value-type="string">
            <text:p>https://thelowdown.com/blog/fibroids-after-menopause</text:p>
          </table:table-cell>
          <table:table-cell table:formula="of:=IF([.F116] = [.P116]; &quot;TRUE&quot;; &quot;FALSE&quot;)" office:value-type="string" office:string-value="TRUE" calcext:value-type="string">
            <text:p>TRUE</text:p>
          </table:table-cell>
        </table:table-row>
        <table:table-row table:style-name="ro1">
          <table:table-cell office:value-type="string" calcext:value-type="string">
            <text:p>https://blog.thelowdown.com/blog/contraception-sex-drive</text:p>
          </table:table-cell>
          <table:table-cell office:value-type="string" calcext:value-type="string">
            <text:p>/blog/contraception-sex-drive</text:p>
          </table:table-cell>
          <table:table-cell office:value-type="string" calcext:value-type="string">
            <text:p>contraception-sex-drive</text:p>
          </table:table-cell>
          <table:table-cell office:value-type="string" calcext:value-type="string">
            <text:p>Can Birth Control Lower or Increase Sex Drive? | The Lowdown</text:p>
          </table:table-cell>
          <table:table-cell office:value-type="string" calcext:value-type="string">
            <text:p>Aroused, libidinous, turned on or just plain horny: sex drive has a million names, but does birth control like the pill have an impact on it?</text:p>
          </table:table-cell>
          <table:table-cell office:value-type="string" calcext:value-type="string">
            <text:p>https://thelowdown.com/blog/contraception-sex-drive</text:p>
          </table:table-cell>
          <table:table-cell office:value-type="string" calcext:value-type="string">
            <text:p>http://localhost/thelowdown/wp/blog/contraception-sex-drive</text:p>
          </table:table-cell>
          <table:table-cell office:value-type="string" calcext:value-type="string">
            <text:p>/blog/contraception-sex-drive</text:p>
          </table:table-cell>
          <table:table-cell table:formula="of:=IF([.B117] = [.H117]; &quot;TRUE&quot;; &quot;FALSE&quot;)" office:value-type="string" office:string-value="TRUE" calcext:value-type="string">
            <text:p>TRUE</text:p>
          </table:table-cell>
          <table:table-cell office:value-type="string" calcext:value-type="string">
            <text:p>contraception-sex-drive</text:p>
          </table:table-cell>
          <table:table-cell table:formula="of:=IF([.C117] = [.J117]; &quot;TRUE&quot;; &quot;FALSE&quot;)" office:value-type="string" office:string-value="TRUE" calcext:value-type="string">
            <text:p>TRUE</text:p>
          </table:table-cell>
          <table:table-cell office:value-type="string" calcext:value-type="string">
            <text:p>Can Birth Control Lower or Increase Sex Drive? | The Lowdown</text:p>
          </table:table-cell>
          <table:table-cell table:formula="of:=IF([.D117] = [.L117]; &quot;TRUE&quot;; &quot;FALSE&quot;)" office:value-type="string" office:string-value="TRUE" calcext:value-type="string">
            <text:p>TRUE</text:p>
          </table:table-cell>
          <table:table-cell office:value-type="string" calcext:value-type="string">
            <text:p>Aroused, libidinous, turned on or just plain horny: sex drive has a million names, but does birth control like the pill have an impact on it?</text:p>
          </table:table-cell>
          <table:table-cell table:formula="of:=IF([.E117] = [.N117]; &quot;TRUE&quot;; &quot;FALSE&quot;)" office:value-type="string" office:string-value="TRUE" calcext:value-type="string">
            <text:p>TRUE</text:p>
          </table:table-cell>
          <table:table-cell office:value-type="string" calcext:value-type="string">
            <text:p>https://thelowdown.com/blog/contraception-sex-drive</text:p>
          </table:table-cell>
          <table:table-cell table:formula="of:=IF([.F117] = [.P117]; &quot;TRUE&quot;; &quot;FALSE&quot;)" office:value-type="string" office:string-value="TRUE" calcext:value-type="string">
            <text:p>TRUE</text:p>
          </table:table-cell>
        </table:table-row>
        <table:table-row table:style-name="ro1">
          <table:table-cell office:value-type="string" calcext:value-type="string">
            <text:p>https://blog.thelowdown.com/blog/alice-ectopic-pregnancy</text:p>
          </table:table-cell>
          <table:table-cell office:value-type="string" calcext:value-type="string">
            <text:p>/blog/alice-ectopic-pregnancy</text:p>
          </table:table-cell>
          <table:table-cell office:value-type="string" calcext:value-type="string">
            <text:p>alice-ectopic-pregnancy</text:p>
          </table:table-cell>
          <table:table-cell office:value-type="string" calcext:value-type="string">
            <text:p>Alice's Ectopic Pregnancy Journey | The Lowdown</text:p>
          </table:table-cell>
          <table:table-cell office:value-type="string" calcext:value-type="string">
            <text:p>The Lowdown's Founder, Alice, shares her experience of ectopic pregnancy</text:p>
          </table:table-cell>
          <table:table-cell office:value-type="string" calcext:value-type="string">
            <text:p>https://thelowdown.com/blog/alice-ectopic-pregnancy</text:p>
          </table:table-cell>
          <table:table-cell office:value-type="string" calcext:value-type="string">
            <text:p>http://localhost/thelowdown/wp/blog/alice-ectopic-pregnancy</text:p>
          </table:table-cell>
          <table:table-cell office:value-type="string" calcext:value-type="string">
            <text:p>/blog/alice-ectopic-pregnancy</text:p>
          </table:table-cell>
          <table:table-cell table:formula="of:=IF([.B118] = [.H118]; &quot;TRUE&quot;; &quot;FALSE&quot;)" office:value-type="string" office:string-value="TRUE" calcext:value-type="string">
            <text:p>TRUE</text:p>
          </table:table-cell>
          <table:table-cell office:value-type="string" calcext:value-type="string">
            <text:p>alice-ectopic-pregnancy</text:p>
          </table:table-cell>
          <table:table-cell table:formula="of:=IF([.C118] = [.J118]; &quot;TRUE&quot;; &quot;FALSE&quot;)" office:value-type="string" office:string-value="TRUE" calcext:value-type="string">
            <text:p>TRUE</text:p>
          </table:table-cell>
          <table:table-cell office:value-type="string" calcext:value-type="string">
            <text:p>Alice's Ectopic Pregnancy Journey | The Lowdown</text:p>
          </table:table-cell>
          <table:table-cell table:formula="of:=IF([.D118] = [.L118]; &quot;TRUE&quot;; &quot;FALSE&quot;)" office:value-type="string" office:string-value="TRUE" calcext:value-type="string">
            <text:p>TRUE</text:p>
          </table:table-cell>
          <table:table-cell office:value-type="string" calcext:value-type="string">
            <text:p>The Lowdown's Founder, Alice, shares her experience of ectopic pregnancy</text:p>
          </table:table-cell>
          <table:table-cell table:formula="of:=IF([.E118] = [.N118]; &quot;TRUE&quot;; &quot;FALSE&quot;)" office:value-type="string" office:string-value="TRUE" calcext:value-type="string">
            <text:p>TRUE</text:p>
          </table:table-cell>
          <table:table-cell office:value-type="string" calcext:value-type="string">
            <text:p>https://thelowdown.com/blog/alice-ectopic-pregnancy</text:p>
          </table:table-cell>
          <table:table-cell table:formula="of:=IF([.F118] = [.P118]; &quot;TRUE&quot;; &quot;FALSE&quot;)" office:value-type="string" office:string-value="TRUE" calcext:value-type="string">
            <text:p>TRUE</text:p>
          </table:table-cell>
        </table:table-row>
        <table:table-row table:style-name="ro1">
          <table:table-cell office:value-type="string" calcext:value-type="string">
            <text:p>https://blog.thelowdown.com/blog/tag/silvia-anie-akwetey</text:p>
          </table:table-cell>
          <table:table-cell office:value-type="string" calcext:value-type="string">
            <text:p>/blog/tag/silvia-anie-akwetey</text:p>
          </table:table-cell>
          <table:table-cell office:value-type="string" calcext:value-type="string">
            <text:p>silvia-anie-akwetey</text:p>
          </table:table-cell>
          <table:table-cell office:value-type="string" calcext:value-type="string">
            <text:p>Silvia Anie-Akwetey Archives - The Lowdown</text:p>
          </table:table-cell>
          <table:table-cell office:value-type="string" calcext:value-type="string">
            <text:p>N/A</text:p>
          </table:table-cell>
          <table:table-cell office:value-type="string" calcext:value-type="string">
            <text:p>/blog/tag/silvia-anie-akwetey</text:p>
          </table:table-cell>
          <table:table-cell office:value-type="string" calcext:value-type="string">
            <text:p>http://localhost/thelowdown/wp/blog/tag/silvia-anie-akwetey</text:p>
          </table:table-cell>
          <table:table-cell office:value-type="string" calcext:value-type="string">
            <text:p>/blog/tag/silvia-anie-akwetey</text:p>
          </table:table-cell>
          <table:table-cell table:formula="of:=IF([.B119] = [.H119]; &quot;TRUE&quot;; &quot;FALSE&quot;)" office:value-type="string" office:string-value="TRUE" calcext:value-type="string">
            <text:p>TRUE</text:p>
          </table:table-cell>
          <table:table-cell office:value-type="string" calcext:value-type="string">
            <text:p>silvia-anie-akwetey</text:p>
          </table:table-cell>
          <table:table-cell table:formula="of:=IF([.C119] = [.J119]; &quot;TRUE&quot;; &quot;FALSE&quot;)" office:value-type="string" office:string-value="TRUE" calcext:value-type="string">
            <text:p>TRUE</text:p>
          </table:table-cell>
          <table:table-cell office:value-type="string" calcext:value-type="string">
            <text:p>Silvia Anie-Akwetey Archives - The Lowdown</text:p>
          </table:table-cell>
          <table:table-cell table:formula="of:=IF([.D119] = [.L119]; &quot;TRUE&quot;; &quot;FALSE&quot;)" office:value-type="string" office:string-value="TRUE" calcext:value-type="string">
            <text:p>TRUE</text:p>
          </table:table-cell>
          <table:table-cell office:value-type="string" calcext:value-type="string">
            <text:p>N/A</text:p>
          </table:table-cell>
          <table:table-cell table:formula="of:=IF([.E119] = [.N119]; &quot;TRUE&quot;; &quot;FALSE&quot;)" office:value-type="string" office:string-value="TRUE" calcext:value-type="string">
            <text:p>TRUE</text:p>
          </table:table-cell>
          <table:table-cell office:value-type="string" calcext:value-type="string">
            <text:p>/blog/tag/silvia-anie-akwetey</text:p>
          </table:table-cell>
          <table:table-cell table:formula="of:=IF([.F119] = [.P119]; &quot;TRUE&quot;; &quot;FALSE&quot;)" office:value-type="string" office:string-value="TRUE" calcext:value-type="string">
            <text:p>TRUE</text:p>
          </table:table-cell>
        </table:table-row>
        <table:table-row table:style-name="ro1">
          <table:table-cell office:value-type="string" calcext:value-type="string">
            <text:p>https://blog.thelowdown.com/blog/tag/mary-hargreaves</text:p>
          </table:table-cell>
          <table:table-cell office:value-type="string" calcext:value-type="string">
            <text:p>/blog/tag/mary-hargreaves</text:p>
          </table:table-cell>
          <table:table-cell office:value-type="string" calcext:value-type="string">
            <text:p>mary-hargreaves</text:p>
          </table:table-cell>
          <table:table-cell office:value-type="string" calcext:value-type="string">
            <text:p>Mary Hargreaves Archives - The Lowdown</text:p>
          </table:table-cell>
          <table:table-cell office:value-type="string" calcext:value-type="string">
            <text:p>N/A</text:p>
          </table:table-cell>
          <table:table-cell office:value-type="string" calcext:value-type="string">
            <text:p>/blog/tag/mary-hargreaves</text:p>
          </table:table-cell>
          <table:table-cell office:value-type="string" calcext:value-type="string">
            <text:p>http://localhost/thelowdown/wp/blog/tag/mary-hargreaves</text:p>
          </table:table-cell>
          <table:table-cell office:value-type="string" calcext:value-type="string">
            <text:p>/blog/tag/mary-hargreaves</text:p>
          </table:table-cell>
          <table:table-cell table:formula="of:=IF([.B120] = [.H120]; &quot;TRUE&quot;; &quot;FALSE&quot;)" office:value-type="string" office:string-value="TRUE" calcext:value-type="string">
            <text:p>TRUE</text:p>
          </table:table-cell>
          <table:table-cell office:value-type="string" calcext:value-type="string">
            <text:p>mary-hargreaves</text:p>
          </table:table-cell>
          <table:table-cell table:formula="of:=IF([.C120] = [.J120]; &quot;TRUE&quot;; &quot;FALSE&quot;)" office:value-type="string" office:string-value="TRUE" calcext:value-type="string">
            <text:p>TRUE</text:p>
          </table:table-cell>
          <table:table-cell office:value-type="string" calcext:value-type="string">
            <text:p>Mary Hargreaves Archives - The Lowdown</text:p>
          </table:table-cell>
          <table:table-cell table:formula="of:=IF([.D120] = [.L120]; &quot;TRUE&quot;; &quot;FALSE&quot;)" office:value-type="string" office:string-value="TRUE" calcext:value-type="string">
            <text:p>TRUE</text:p>
          </table:table-cell>
          <table:table-cell office:value-type="string" calcext:value-type="string">
            <text:p>N/A</text:p>
          </table:table-cell>
          <table:table-cell table:formula="of:=IF([.E120] = [.N120]; &quot;TRUE&quot;; &quot;FALSE&quot;)" office:value-type="string" office:string-value="TRUE" calcext:value-type="string">
            <text:p>TRUE</text:p>
          </table:table-cell>
          <table:table-cell office:value-type="string" calcext:value-type="string">
            <text:p>/blog/tag/mary-hargreaves</text:p>
          </table:table-cell>
          <table:table-cell table:formula="of:=IF([.F120] = [.P120]; &quot;TRUE&quot;; &quot;FALSE&quot;)" office:value-type="string" office:string-value="TRUE" calcext:value-type="string">
            <text:p>TRUE</text:p>
          </table:table-cell>
        </table:table-row>
        <table:table-row table:style-name="ro1">
          <table:table-cell office:value-type="string" calcext:value-type="string">
            <text:p>https://blog.thelowdown.com/blog/sore-after-sex-vagina-hurts</text:p>
          </table:table-cell>
          <table:table-cell office:value-type="string" calcext:value-type="string">
            <text:p>/blog/sore-after-sex-vagina-hurts</text:p>
          </table:table-cell>
          <table:table-cell office:value-type="string" calcext:value-type="string">
            <text:p>sore-after-sex-vagina-hurts</text:p>
          </table:table-cell>
          <table:table-cell office:value-type="string" calcext:value-type="string">
            <text:p>Sore vagina after sex: Why does my vagina hurt? - The Lowdown</text:p>
          </table:table-cell>
          <table:table-cell office:value-type="string" calcext:value-type="string">
            <text:p>Find out the most common causes of vaginal pain after sex and what treatments are available so you can go back to enjoying pleasure!</text:p>
          </table:table-cell>
          <table:table-cell office:value-type="string" calcext:value-type="string">
            <text:p>https://thelowdown.com/blog/sore-after-sex-vagina-hurts</text:p>
          </table:table-cell>
          <table:table-cell office:value-type="string" calcext:value-type="string">
            <text:p>http://localhost/thelowdown/wp/blog/sore-after-sex-vagina-hurts</text:p>
          </table:table-cell>
          <table:table-cell office:value-type="string" calcext:value-type="string">
            <text:p>/blog/sore-after-sex-vagina-hurts</text:p>
          </table:table-cell>
          <table:table-cell table:formula="of:=IF([.B121] = [.H121]; &quot;TRUE&quot;; &quot;FALSE&quot;)" office:value-type="string" office:string-value="TRUE" calcext:value-type="string">
            <text:p>TRUE</text:p>
          </table:table-cell>
          <table:table-cell office:value-type="string" calcext:value-type="string">
            <text:p>sore-after-sex-vagina-hurts</text:p>
          </table:table-cell>
          <table:table-cell table:formula="of:=IF([.C121] = [.J121]; &quot;TRUE&quot;; &quot;FALSE&quot;)" office:value-type="string" office:string-value="TRUE" calcext:value-type="string">
            <text:p>TRUE</text:p>
          </table:table-cell>
          <table:table-cell office:value-type="string" calcext:value-type="string">
            <text:p>Sore vagina after sex: Why does my vagina hurt? - The Lowdown</text:p>
          </table:table-cell>
          <table:table-cell table:formula="of:=IF([.D121] = [.L121]; &quot;TRUE&quot;; &quot;FALSE&quot;)" office:value-type="string" office:string-value="TRUE" calcext:value-type="string">
            <text:p>TRUE</text:p>
          </table:table-cell>
          <table:table-cell office:value-type="string" calcext:value-type="string">
            <text:p>Find out the most common causes of vaginal pain after sex and what treatments are available so you can go back to enjoying pleasure!</text:p>
          </table:table-cell>
          <table:table-cell table:formula="of:=IF([.E121] = [.N121]; &quot;TRUE&quot;; &quot;FALSE&quot;)" office:value-type="string" office:string-value="TRUE" calcext:value-type="string">
            <text:p>TRUE</text:p>
          </table:table-cell>
          <table:table-cell office:value-type="string" calcext:value-type="string">
            <text:p>https://thelowdown.com/blog/sore-after-sex-vagina-hurts</text:p>
          </table:table-cell>
          <table:table-cell table:formula="of:=IF([.F121] = [.P121]; &quot;TRUE&quot;; &quot;FALSE&quot;)" office:value-type="string" office:string-value="TRUE" calcext:value-type="string">
            <text:p>TRUE</text:p>
          </table:table-cell>
        </table:table-row>
        <table:table-row table:style-name="ro1">
          <table:table-cell office:value-type="string" calcext:value-type="string">
            <text:p>https://blog.thelowdown.com/blog/progestogen-only-contraception-and-breast-cancer</text:p>
          </table:table-cell>
          <table:table-cell office:value-type="string" calcext:value-type="string">
            <text:p>/blog/progestogen-only-contraception-and-breast-cancer</text:p>
          </table:table-cell>
          <table:table-cell office:value-type="string" calcext:value-type="string">
            <text:p>progestogen-only-contraception-and-breast-cancer</text:p>
          </table:table-cell>
          <table:table-cell office:value-type="string" calcext:value-type="string">
            <text:p>Progestogen-only contraception and breast cancer - what’s the risk?</text:p>
          </table:table-cell>
          <table:table-cell office:value-type="string" calcext:value-type="string">
            <text:p>Does progestogen-only contraception cause breast cancer? Here's what you need to know!</text:p>
          </table:table-cell>
          <table:table-cell office:value-type="string" calcext:value-type="string">
            <text:p>/blog/progestogen-only-contraception-and-breast-cancer</text:p>
          </table:table-cell>
          <table:table-cell office:value-type="string" calcext:value-type="string">
            <text:p>http://localhost/thelowdown/wp/blog/progestogen-only-contraception-and-breast-cancer</text:p>
          </table:table-cell>
          <table:table-cell office:value-type="string" calcext:value-type="string">
            <text:p>/blog/progestogen-only-contraception-and-breast-cancer</text:p>
          </table:table-cell>
          <table:table-cell table:formula="of:=IF([.B122] = [.H122]; &quot;TRUE&quot;; &quot;FALSE&quot;)" office:value-type="string" office:string-value="TRUE" calcext:value-type="string">
            <text:p>TRUE</text:p>
          </table:table-cell>
          <table:table-cell office:value-type="string" calcext:value-type="string">
            <text:p>progestogen-only-contraception-and-breast-cancer</text:p>
          </table:table-cell>
          <table:table-cell table:formula="of:=IF([.C122] = [.J122]; &quot;TRUE&quot;; &quot;FALSE&quot;)" office:value-type="string" office:string-value="TRUE" calcext:value-type="string">
            <text:p>TRUE</text:p>
          </table:table-cell>
          <table:table-cell office:value-type="string" calcext:value-type="string">
            <text:p>Progestogen-only contraception and breast cancer - what’s the risk?</text:p>
          </table:table-cell>
          <table:table-cell table:formula="of:=IF([.D122] = [.L122]; &quot;TRUE&quot;; &quot;FALSE&quot;)" office:value-type="string" office:string-value="TRUE" calcext:value-type="string">
            <text:p>TRUE</text:p>
          </table:table-cell>
          <table:table-cell office:value-type="string" calcext:value-type="string">
            <text:p>Does progestogen-only contraception cause breast cancer? Here's what you need to know!</text:p>
          </table:table-cell>
          <table:table-cell table:formula="of:=IF([.E122] = [.N122]; &quot;TRUE&quot;; &quot;FALSE&quot;)" office:value-type="string" office:string-value="TRUE" calcext:value-type="string">
            <text:p>TRUE</text:p>
          </table:table-cell>
          <table:table-cell office:value-type="string" calcext:value-type="string">
            <text:p>/blog/progestogen-only-contraception-and-breast-cancer</text:p>
          </table:table-cell>
          <table:table-cell table:formula="of:=IF([.F122] = [.P122]; &quot;TRUE&quot;; &quot;FALSE&quot;)" office:value-type="string" office:string-value="TRUE" calcext:value-type="string">
            <text:p>TRUE</text:p>
          </table:table-cell>
        </table:table-row>
        <table:table-row table:style-name="ro1">
          <table:table-cell office:value-type="string" calcext:value-type="string">
            <text:p>https://blog.thelowdown.com/blog/how-do-i-delay-my-period</text:p>
          </table:table-cell>
          <table:table-cell office:value-type="string" calcext:value-type="string">
            <text:p>/blog/how-do-i-delay-my-period</text:p>
          </table:table-cell>
          <table:table-cell office:value-type="string" calcext:value-type="string">
            <text:p>how-do-i-delay-my-period</text:p>
          </table:table-cell>
          <table:table-cell office:value-type="string" calcext:value-type="string">
            <text:p>How Do I Delay My Period? | The Lowdown</text:p>
          </table:table-cell>
          <table:table-cell office:value-type="string" calcext:value-type="string">
            <text:p>Whether you're off on holiday or you just can't face the cramps that month sometimes you need to delay your period - here's how.</text:p>
          </table:table-cell>
          <table:table-cell office:value-type="string" calcext:value-type="string">
            <text:p>https://thelowdown.com/blog/how-do-i-delay-my-period</text:p>
          </table:table-cell>
          <table:table-cell office:value-type="string" calcext:value-type="string">
            <text:p>http://localhost/thelowdown/wp/blog/how-do-i-delay-my-period</text:p>
          </table:table-cell>
          <table:table-cell office:value-type="string" calcext:value-type="string">
            <text:p>/blog/how-do-i-delay-my-period</text:p>
          </table:table-cell>
          <table:table-cell table:formula="of:=IF([.B123] = [.H123]; &quot;TRUE&quot;; &quot;FALSE&quot;)" office:value-type="string" office:string-value="TRUE" calcext:value-type="string">
            <text:p>TRUE</text:p>
          </table:table-cell>
          <table:table-cell office:value-type="string" calcext:value-type="string">
            <text:p>how-do-i-delay-my-period</text:p>
          </table:table-cell>
          <table:table-cell table:formula="of:=IF([.C123] = [.J123]; &quot;TRUE&quot;; &quot;FALSE&quot;)" office:value-type="string" office:string-value="TRUE" calcext:value-type="string">
            <text:p>TRUE</text:p>
          </table:table-cell>
          <table:table-cell office:value-type="string" calcext:value-type="string">
            <text:p>How Do I Delay My Period? | The Lowdown</text:p>
          </table:table-cell>
          <table:table-cell table:formula="of:=IF([.D123] = [.L123]; &quot;TRUE&quot;; &quot;FALSE&quot;)" office:value-type="string" office:string-value="TRUE" calcext:value-type="string">
            <text:p>TRUE</text:p>
          </table:table-cell>
          <table:table-cell office:value-type="string" calcext:value-type="string">
            <text:p>Whether you're off on holiday or you just can't face the cramps that month sometimes you need to delay your period - here's how.</text:p>
          </table:table-cell>
          <table:table-cell table:formula="of:=IF([.E123] = [.N123]; &quot;TRUE&quot;; &quot;FALSE&quot;)" office:value-type="string" office:string-value="TRUE" calcext:value-type="string">
            <text:p>TRUE</text:p>
          </table:table-cell>
          <table:table-cell office:value-type="string" calcext:value-type="string">
            <text:p>https://thelowdown.com/blog/how-do-i-delay-my-period</text:p>
          </table:table-cell>
          <table:table-cell table:formula="of:=IF([.F123] = [.P123]; &quot;TRUE&quot;; &quot;FALSE&quot;)" office:value-type="string" office:string-value="TRUE" calcext:value-type="string">
            <text:p>TRUE</text:p>
          </table:table-cell>
        </table:table-row>
        <table:table-row table:style-name="ro1">
          <table:table-cell office:value-type="string" calcext:value-type="string">
            <text:p>https://blog.thelowdown.com/blog/can-your-contraceptive-affect-your-mood</text:p>
          </table:table-cell>
          <table:table-cell office:value-type="string" calcext:value-type="string">
            <text:p>/blog/can-your-contraceptive-affect-your-mood</text:p>
          </table:table-cell>
          <table:table-cell office:value-type="string" calcext:value-type="string">
            <text:p>can-your-contraceptive-affect-your-mood</text:p>
          </table:table-cell>
          <table:table-cell office:value-type="string" calcext:value-type="string">
            <text:p>Is Your Contraceptive Affecting Your Mood? | The Lowdown</text:p>
          </table:table-cell>
          <table:table-cell office:value-type="string" calcext:value-type="string">
            <text:p>From the pill to the coil, we compare each hormonal contraceptive and the effects they have on women's mood swings.</text:p>
          </table:table-cell>
          <table:table-cell office:value-type="string" calcext:value-type="string">
            <text:p>https://thelowdown.com/blog/can-your-contraceptive-affect-your-mood</text:p>
          </table:table-cell>
          <table:table-cell office:value-type="string" calcext:value-type="string">
            <text:p>http://localhost/thelowdown/wp/blog/can-your-contraceptive-affect-your-mood</text:p>
          </table:table-cell>
          <table:table-cell office:value-type="string" calcext:value-type="string">
            <text:p>/blog/can-your-contraceptive-affect-your-mood</text:p>
          </table:table-cell>
          <table:table-cell table:formula="of:=IF([.B124] = [.H124]; &quot;TRUE&quot;; &quot;FALSE&quot;)" office:value-type="string" office:string-value="TRUE" calcext:value-type="string">
            <text:p>TRUE</text:p>
          </table:table-cell>
          <table:table-cell office:value-type="string" calcext:value-type="string">
            <text:p>can-your-contraceptive-affect-your-mood</text:p>
          </table:table-cell>
          <table:table-cell table:formula="of:=IF([.C124] = [.J124]; &quot;TRUE&quot;; &quot;FALSE&quot;)" office:value-type="string" office:string-value="TRUE" calcext:value-type="string">
            <text:p>TRUE</text:p>
          </table:table-cell>
          <table:table-cell office:value-type="string" calcext:value-type="string">
            <text:p>Is Your Contraceptive Affecting Your Mood? | The Lowdown</text:p>
          </table:table-cell>
          <table:table-cell table:formula="of:=IF([.D124] = [.L124]; &quot;TRUE&quot;; &quot;FALSE&quot;)" office:value-type="string" office:string-value="TRUE" calcext:value-type="string">
            <text:p>TRUE</text:p>
          </table:table-cell>
          <table:table-cell office:value-type="string" calcext:value-type="string">
            <text:p>From the pill to the coil, we compare each hormonal contraceptive and the effects they have on women's mood swings.</text:p>
          </table:table-cell>
          <table:table-cell table:formula="of:=IF([.E124] = [.N124]; &quot;TRUE&quot;; &quot;FALSE&quot;)" office:value-type="string" office:string-value="TRUE" calcext:value-type="string">
            <text:p>TRUE</text:p>
          </table:table-cell>
          <table:table-cell office:value-type="string" calcext:value-type="string">
            <text:p>https://thelowdown.com/blog/can-your-contraceptive-affect-your-mood</text:p>
          </table:table-cell>
          <table:table-cell table:formula="of:=IF([.F124] = [.P124]; &quot;TRUE&quot;; &quot;FALSE&quot;)" office:value-type="string" office:string-value="TRUE" calcext:value-type="string">
            <text:p>TRUE</text:p>
          </table:table-cell>
        </table:table-row>
        <table:table-row table:style-name="ro1">
          <table:table-cell office:value-type="string" calcext:value-type="string">
            <text:p>https://blog.thelowdown.com/blog/blood-clots-in-period</text:p>
          </table:table-cell>
          <table:table-cell office:value-type="string" calcext:value-type="string">
            <text:p>/blog/blood-clots-in-period</text:p>
          </table:table-cell>
          <table:table-cell office:value-type="string" calcext:value-type="string">
            <text:p>blood-clots-in-period</text:p>
          </table:table-cell>
          <table:table-cell office:value-type="string" calcext:value-type="string">
            <text:p>Blood Clots in Periods: What’s normal? - The Lowdown</text:p>
          </table:table-cell>
          <table:table-cell office:value-type="string" calcext:value-type="string">
            <text:p>Get the lowdown on whether blood clots in your period are normal, types of blood clots on your period and what they mean, and when to see your GP</text:p>
          </table:table-cell>
          <table:table-cell office:value-type="string" calcext:value-type="string">
            <text:p>https://thelowdown.com/blog/blood-clots-in-period</text:p>
          </table:table-cell>
          <table:table-cell office:value-type="string" calcext:value-type="string">
            <text:p>http://localhost/thelowdown/wp/blog/blood-clots-in-period</text:p>
          </table:table-cell>
          <table:table-cell office:value-type="string" calcext:value-type="string">
            <text:p>/blog/blood-clots-in-period</text:p>
          </table:table-cell>
          <table:table-cell table:formula="of:=IF([.B125] = [.H125]; &quot;TRUE&quot;; &quot;FALSE&quot;)" office:value-type="string" office:string-value="TRUE" calcext:value-type="string">
            <text:p>TRUE</text:p>
          </table:table-cell>
          <table:table-cell office:value-type="string" calcext:value-type="string">
            <text:p>blood-clots-in-period</text:p>
          </table:table-cell>
          <table:table-cell table:formula="of:=IF([.C125] = [.J125]; &quot;TRUE&quot;; &quot;FALSE&quot;)" office:value-type="string" office:string-value="TRUE" calcext:value-type="string">
            <text:p>TRUE</text:p>
          </table:table-cell>
          <table:table-cell office:value-type="string" calcext:value-type="string">
            <text:p>Blood Clots in Periods: What’s normal? - The Lowdown</text:p>
          </table:table-cell>
          <table:table-cell table:formula="of:=IF([.D125] = [.L125]; &quot;TRUE&quot;; &quot;FALSE&quot;)" office:value-type="string" office:string-value="TRUE" calcext:value-type="string">
            <text:p>TRUE</text:p>
          </table:table-cell>
          <table:table-cell office:value-type="string" calcext:value-type="string">
            <text:p>Get the lowdown on whether blood clots in your period are normal, types of blood clots on your period and what they mean, and when to see your GP</text:p>
          </table:table-cell>
          <table:table-cell table:formula="of:=IF([.E125] = [.N125]; &quot;TRUE&quot;; &quot;FALSE&quot;)" office:value-type="string" office:string-value="TRUE" calcext:value-type="string">
            <text:p>TRUE</text:p>
          </table:table-cell>
          <table:table-cell office:value-type="string" calcext:value-type="string">
            <text:p>https://thelowdown.com/blog/blood-clots-in-period</text:p>
          </table:table-cell>
          <table:table-cell table:formula="of:=IF([.F125] = [.P125]; &quot;TRUE&quot;; &quot;FALSE&quot;)" office:value-type="string" office:string-value="TRUE" calcext:value-type="string">
            <text:p>TRUE</text:p>
          </table:table-cell>
        </table:table-row>
        <table:table-row table:style-name="ro1">
          <table:table-cell office:value-type="string" calcext:value-type="string">
            <text:p>https://blog.thelowdown.com/blog/tag/the-pill</text:p>
          </table:table-cell>
          <table:table-cell office:value-type="string" calcext:value-type="string">
            <text:p>/blog/tag/the-pill</text:p>
          </table:table-cell>
          <table:table-cell office:value-type="string" calcext:value-type="string">
            <text:p>the-pill</text:p>
          </table:table-cell>
          <table:table-cell office:value-type="string" calcext:value-type="string">
            <text:p>the pill Archives - The Lowdown</text:p>
          </table:table-cell>
          <table:table-cell office:value-type="string" calcext:value-type="string">
            <text:p>N/A</text:p>
          </table:table-cell>
          <table:table-cell office:value-type="string" calcext:value-type="string">
            <text:p>/blog/tag/the-pill</text:p>
          </table:table-cell>
          <table:table-cell office:value-type="string" calcext:value-type="string">
            <text:p>http://localhost/thelowdown/wp/blog/tag/the-pill</text:p>
          </table:table-cell>
          <table:table-cell office:value-type="string" calcext:value-type="string">
            <text:p>/blog/tag/the-pill</text:p>
          </table:table-cell>
          <table:table-cell table:formula="of:=IF([.B126] = [.H126]; &quot;TRUE&quot;; &quot;FALSE&quot;)" office:value-type="string" office:string-value="TRUE" calcext:value-type="string">
            <text:p>TRUE</text:p>
          </table:table-cell>
          <table:table-cell office:value-type="string" calcext:value-type="string">
            <text:p>the-pill</text:p>
          </table:table-cell>
          <table:table-cell table:formula="of:=IF([.C126] = [.J126]; &quot;TRUE&quot;; &quot;FALSE&quot;)" office:value-type="string" office:string-value="TRUE" calcext:value-type="string">
            <text:p>TRUE</text:p>
          </table:table-cell>
          <table:table-cell office:value-type="string" calcext:value-type="string">
            <text:p>the pill Archives - The Lowdown</text:p>
          </table:table-cell>
          <table:table-cell table:formula="of:=IF([.D126] = [.L126]; &quot;TRUE&quot;; &quot;FALSE&quot;)" office:value-type="string" office:string-value="TRUE" calcext:value-type="string">
            <text:p>TRUE</text:p>
          </table:table-cell>
          <table:table-cell office:value-type="string" calcext:value-type="string">
            <text:p>N/A</text:p>
          </table:table-cell>
          <table:table-cell table:formula="of:=IF([.E126] = [.N126]; &quot;TRUE&quot;; &quot;FALSE&quot;)" office:value-type="string" office:string-value="TRUE" calcext:value-type="string">
            <text:p>TRUE</text:p>
          </table:table-cell>
          <table:table-cell office:value-type="string" calcext:value-type="string">
            <text:p>/blog/tag/the-pill</text:p>
          </table:table-cell>
          <table:table-cell table:formula="of:=IF([.F126] = [.P126]; &quot;TRUE&quot;; &quot;FALSE&quot;)" office:value-type="string" office:string-value="TRUE" calcext:value-type="string">
            <text:p>TRUE</text:p>
          </table:table-cell>
        </table:table-row>
        <table:table-row table:style-name="ro1">
          <table:table-cell office:value-type="string" calcext:value-type="string">
            <text:p>https://blog.thelowdown.com/blog/tag/side-effects</text:p>
          </table:table-cell>
          <table:table-cell office:value-type="string" calcext:value-type="string">
            <text:p>/blog/tag/side-effects</text:p>
          </table:table-cell>
          <table:table-cell office:value-type="string" calcext:value-type="string">
            <text:p>side-effects</text:p>
          </table:table-cell>
          <table:table-cell office:value-type="string" calcext:value-type="string">
            <text:p>side effects Archives - The Lowdown</text:p>
          </table:table-cell>
          <table:table-cell office:value-type="string" calcext:value-type="string">
            <text:p>N/A</text:p>
          </table:table-cell>
          <table:table-cell office:value-type="string" calcext:value-type="string">
            <text:p>/blog/tag/side-effects</text:p>
          </table:table-cell>
          <table:table-cell office:value-type="string" calcext:value-type="string">
            <text:p>http://localhost/thelowdown/wp/blog/tag/side-effects</text:p>
          </table:table-cell>
          <table:table-cell office:value-type="string" calcext:value-type="string">
            <text:p>/blog/tag/side-effects</text:p>
          </table:table-cell>
          <table:table-cell table:formula="of:=IF([.B127] = [.H127]; &quot;TRUE&quot;; &quot;FALSE&quot;)" office:value-type="string" office:string-value="TRUE" calcext:value-type="string">
            <text:p>TRUE</text:p>
          </table:table-cell>
          <table:table-cell office:value-type="string" calcext:value-type="string">
            <text:p>side-effects</text:p>
          </table:table-cell>
          <table:table-cell table:formula="of:=IF([.C127] = [.J127]; &quot;TRUE&quot;; &quot;FALSE&quot;)" office:value-type="string" office:string-value="TRUE" calcext:value-type="string">
            <text:p>TRUE</text:p>
          </table:table-cell>
          <table:table-cell office:value-type="string" calcext:value-type="string">
            <text:p>side effects Archives - The Lowdown</text:p>
          </table:table-cell>
          <table:table-cell table:formula="of:=IF([.D127] = [.L127]; &quot;TRUE&quot;; &quot;FALSE&quot;)" office:value-type="string" office:string-value="TRUE" calcext:value-type="string">
            <text:p>TRUE</text:p>
          </table:table-cell>
          <table:table-cell office:value-type="string" calcext:value-type="string">
            <text:p>N/A</text:p>
          </table:table-cell>
          <table:table-cell table:formula="of:=IF([.E127] = [.N127]; &quot;TRUE&quot;; &quot;FALSE&quot;)" office:value-type="string" office:string-value="TRUE" calcext:value-type="string">
            <text:p>TRUE</text:p>
          </table:table-cell>
          <table:table-cell office:value-type="string" calcext:value-type="string">
            <text:p>/blog/tag/side-effects</text:p>
          </table:table-cell>
          <table:table-cell table:formula="of:=IF([.F127] = [.P127]; &quot;TRUE&quot;; &quot;FALSE&quot;)" office:value-type="string" office:string-value="TRUE" calcext:value-type="string">
            <text:p>TRUE</text:p>
          </table:table-cell>
        </table:table-row>
        <table:table-row table:style-name="ro1">
          <table:table-cell office:value-type="string" calcext:value-type="string">
            <text:p>https://blog.thelowdown.com/blog/hormonal-contraceptives-explained</text:p>
          </table:table-cell>
          <table:table-cell office:value-type="string" calcext:value-type="string">
            <text:p>/blog/hormonal-contraceptives-explained</text:p>
          </table:table-cell>
          <table:table-cell office:value-type="string" calcext:value-type="string">
            <text:p>hormonal-contraceptives-explained</text:p>
          </table:table-cell>
          <table:table-cell office:value-type="string" calcext:value-type="string">
            <text:p>Hormonal Contraceptives Explained | The Lowdown</text:p>
          </table:table-cell>
          <table:table-cell office:value-type="string" calcext:value-type="string">
            <text:p>Hormonal contraceptives explained by contraceptive experts, The Lowdown.</text:p>
          </table:table-cell>
          <table:table-cell office:value-type="string" calcext:value-type="string">
            <text:p>https://thelowdown.com/blog/hormonal-contraceptives-explained</text:p>
          </table:table-cell>
          <table:table-cell office:value-type="string" calcext:value-type="string">
            <text:p>http://localhost/thelowdown/wp/blog/hormonal-contraceptives-explained</text:p>
          </table:table-cell>
          <table:table-cell office:value-type="string" calcext:value-type="string">
            <text:p>/blog/hormonal-contraceptives-explained</text:p>
          </table:table-cell>
          <table:table-cell table:formula="of:=IF([.B128] = [.H128]; &quot;TRUE&quot;; &quot;FALSE&quot;)" office:value-type="string" office:string-value="TRUE" calcext:value-type="string">
            <text:p>TRUE</text:p>
          </table:table-cell>
          <table:table-cell office:value-type="string" calcext:value-type="string">
            <text:p>hormonal-contraceptives-explained</text:p>
          </table:table-cell>
          <table:table-cell table:formula="of:=IF([.C128] = [.J128]; &quot;TRUE&quot;; &quot;FALSE&quot;)" office:value-type="string" office:string-value="TRUE" calcext:value-type="string">
            <text:p>TRUE</text:p>
          </table:table-cell>
          <table:table-cell office:value-type="string" calcext:value-type="string">
            <text:p>Hormonal Contraceptives Explained | The Lowdown</text:p>
          </table:table-cell>
          <table:table-cell table:formula="of:=IF([.D128] = [.L128]; &quot;TRUE&quot;; &quot;FALSE&quot;)" office:value-type="string" office:string-value="TRUE" calcext:value-type="string">
            <text:p>TRUE</text:p>
          </table:table-cell>
          <table:table-cell office:value-type="string" calcext:value-type="string">
            <text:p>Hormonal contraceptives explained by contraceptive experts, The Lowdown.</text:p>
          </table:table-cell>
          <table:table-cell table:formula="of:=IF([.E128] = [.N128]; &quot;TRUE&quot;; &quot;FALSE&quot;)" office:value-type="string" office:string-value="TRUE" calcext:value-type="string">
            <text:p>TRUE</text:p>
          </table:table-cell>
          <table:table-cell office:value-type="string" calcext:value-type="string">
            <text:p>https://thelowdown.com/blog/hormonal-contraceptives-explained</text:p>
          </table:table-cell>
          <table:table-cell table:formula="of:=IF([.F128] = [.P128]; &quot;TRUE&quot;; &quot;FALSE&quot;)" office:value-type="string" office:string-value="TRUE" calcext:value-type="string">
            <text:p>TRUE</text:p>
          </table:table-cell>
        </table:table-row>
        <table:table-row table:style-name="ro1">
          <table:table-cell office:value-type="string" calcext:value-type="string">
            <text:p>https://blog.thelowdown.com/blog/contraceptive-implant-fitting-removal</text:p>
          </table:table-cell>
          <table:table-cell office:value-type="string" calcext:value-type="string">
            <text:p>/blog/contraceptive-implant-fitting-removal</text:p>
          </table:table-cell>
          <table:table-cell office:value-type="string" calcext:value-type="string">
            <text:p>contraceptive-implant-fitting-removal</text:p>
          </table:table-cell>
          <table:table-cell office:value-type="string" calcext:value-type="string">
            <text:p>Contraceptive Implant Removal &amp; Fitting Guide | The Lowdown</text:p>
          </table:table-cell>
          <table:table-cell office:value-type="string" calcext:value-type="string">
            <text:p>Is it painful to remove? Can it be fitted on the NHS? Everything you need to know about the fitting and removal of the contraceptive implant (Nexplanon).</text:p>
          </table:table-cell>
          <table:table-cell office:value-type="string" calcext:value-type="string">
            <text:p>https://thelowdown.com/blog/contraceptive-implant-fitting-removal</text:p>
          </table:table-cell>
          <table:table-cell office:value-type="string" calcext:value-type="string">
            <text:p>http://localhost/thelowdown/wp/blog/contraceptive-implant-fitting-removal</text:p>
          </table:table-cell>
          <table:table-cell office:value-type="string" calcext:value-type="string">
            <text:p>/blog/contraceptive-implant-fitting-removal</text:p>
          </table:table-cell>
          <table:table-cell table:formula="of:=IF([.B129] = [.H129]; &quot;TRUE&quot;; &quot;FALSE&quot;)" office:value-type="string" office:string-value="TRUE" calcext:value-type="string">
            <text:p>TRUE</text:p>
          </table:table-cell>
          <table:table-cell office:value-type="string" calcext:value-type="string">
            <text:p>contraceptive-implant-fitting-removal</text:p>
          </table:table-cell>
          <table:table-cell table:formula="of:=IF([.C129] = [.J129]; &quot;TRUE&quot;; &quot;FALSE&quot;)" office:value-type="string" office:string-value="TRUE" calcext:value-type="string">
            <text:p>TRUE</text:p>
          </table:table-cell>
          <table:table-cell office:value-type="string" calcext:value-type="string">
            <text:p>Contraceptive Implant Removal &amp; Fitting Guide | The Lowdown</text:p>
          </table:table-cell>
          <table:table-cell table:formula="of:=IF([.D129] = [.L129]; &quot;TRUE&quot;; &quot;FALSE&quot;)" office:value-type="string" office:string-value="TRUE" calcext:value-type="string">
            <text:p>TRUE</text:p>
          </table:table-cell>
          <table:table-cell office:value-type="string" calcext:value-type="string">
            <text:p>Is it painful to remove? Can it be fitted on the NHS? Everything you need to know about the fitting and removal of the contraceptive implant (Nexplanon).</text:p>
          </table:table-cell>
          <table:table-cell table:formula="of:=IF([.E129] = [.N129]; &quot;TRUE&quot;; &quot;FALSE&quot;)" office:value-type="string" office:string-value="TRUE" calcext:value-type="string">
            <text:p>TRUE</text:p>
          </table:table-cell>
          <table:table-cell office:value-type="string" calcext:value-type="string">
            <text:p>https://thelowdown.com/blog/contraceptive-implant-fitting-removal</text:p>
          </table:table-cell>
          <table:table-cell table:formula="of:=IF([.F129] = [.P129]; &quot;TRUE&quot;; &quot;FALSE&quot;)" office:value-type="string" office:string-value="TRUE" calcext:value-type="string">
            <text:p>TRUE</text:p>
          </table:table-cell>
        </table:table-row>
        <table:table-row table:style-name="ro1">
          <table:table-cell office:value-type="string" calcext:value-type="string">
            <text:p>https://blog.thelowdown.com/blog/best-contraceptive-pill-perimenopause</text:p>
          </table:table-cell>
          <table:table-cell office:value-type="string" calcext:value-type="string">
            <text:p>/blog/best-contraceptive-pill-perimenopause</text:p>
          </table:table-cell>
          <table:table-cell office:value-type="string" calcext:value-type="string">
            <text:p>best-contraceptive-pill-perimenopause</text:p>
          </table:table-cell>
          <table:table-cell office:value-type="string" calcext:value-type="string">
            <text:p>What's the best contraceptive pill for perimenopause? | The Lowdown</text:p>
          </table:table-cell>
          <table:table-cell office:value-type="string" calcext:value-type="string">
            <text:p>The combined pill can be used to treat perimenopause symptoms. The progestogen only pill may help perimenopause symptoms in some, and is occasionally used as part of HRT</text:p>
          </table:table-cell>
          <table:table-cell office:value-type="string" calcext:value-type="string">
            <text:p>https://thelowdown.com/blog/best-contraceptive-pill-perimenopause</text:p>
          </table:table-cell>
          <table:table-cell office:value-type="string" calcext:value-type="string">
            <text:p>http://localhost/thelowdown/wp/blog/best-contraceptive-pill-perimenopause</text:p>
          </table:table-cell>
          <table:table-cell office:value-type="string" calcext:value-type="string">
            <text:p>/blog/best-contraceptive-pill-perimenopause</text:p>
          </table:table-cell>
          <table:table-cell table:formula="of:=IF([.B130] = [.H130]; &quot;TRUE&quot;; &quot;FALSE&quot;)" office:value-type="string" office:string-value="TRUE" calcext:value-type="string">
            <text:p>TRUE</text:p>
          </table:table-cell>
          <table:table-cell office:value-type="string" calcext:value-type="string">
            <text:p>best-contraceptive-pill-perimenopause</text:p>
          </table:table-cell>
          <table:table-cell table:formula="of:=IF([.C130] = [.J130]; &quot;TRUE&quot;; &quot;FALSE&quot;)" office:value-type="string" office:string-value="TRUE" calcext:value-type="string">
            <text:p>TRUE</text:p>
          </table:table-cell>
          <table:table-cell office:value-type="string" calcext:value-type="string">
            <text:p>What's the best contraceptive pill for perimenopause? | The Lowdown</text:p>
          </table:table-cell>
          <table:table-cell table:formula="of:=IF([.D130] = [.L130]; &quot;TRUE&quot;; &quot;FALSE&quot;)" office:value-type="string" office:string-value="TRUE" calcext:value-type="string">
            <text:p>TRUE</text:p>
          </table:table-cell>
          <table:table-cell office:value-type="string" calcext:value-type="string">
            <text:p>The combined pill can be used to treat perimenopause symptoms. The progestogen only pill may help perimenopause symptoms in some, and is occasionally used as part of HRT</text:p>
          </table:table-cell>
          <table:table-cell table:formula="of:=IF([.E130] = [.N130]; &quot;TRUE&quot;; &quot;FALSE&quot;)" office:value-type="string" office:string-value="TRUE" calcext:value-type="string">
            <text:p>TRUE</text:p>
          </table:table-cell>
          <table:table-cell office:value-type="string" calcext:value-type="string">
            <text:p>https://thelowdown.com/blog/best-contraceptive-pill-perimenopause</text:p>
          </table:table-cell>
          <table:table-cell table:formula="of:=IF([.F130] = [.P130]; &quot;TRUE&quot;; &quot;FALSE&quot;)" office:value-type="string" office:string-value="TRUE" calcext:value-type="string">
            <text:p>TRUE</text:p>
          </table:table-cell>
        </table:table-row>
        <table:table-row table:style-name="ro1">
          <table:table-cell office:value-type="string" calcext:value-type="string">
            <text:p>https://blog.thelowdown.com/blog/tag/sex-drive</text:p>
          </table:table-cell>
          <table:table-cell office:value-type="string" calcext:value-type="string">
            <text:p>/blog/tag/sex-drive</text:p>
          </table:table-cell>
          <table:table-cell office:value-type="string" calcext:value-type="string">
            <text:p>sex-drive</text:p>
          </table:table-cell>
          <table:table-cell office:value-type="string" calcext:value-type="string">
            <text:p>sex drive Archives - The Lowdown</text:p>
          </table:table-cell>
          <table:table-cell office:value-type="string" calcext:value-type="string">
            <text:p>N/A</text:p>
          </table:table-cell>
          <table:table-cell office:value-type="string" calcext:value-type="string">
            <text:p>/blog/tag/sex-drive</text:p>
          </table:table-cell>
          <table:table-cell office:value-type="string" calcext:value-type="string">
            <text:p>http://localhost/thelowdown/wp/blog/tag/sex-drive</text:p>
          </table:table-cell>
          <table:table-cell office:value-type="string" calcext:value-type="string">
            <text:p>/blog/tag/sex-drive</text:p>
          </table:table-cell>
          <table:table-cell table:formula="of:=IF([.B131] = [.H131]; &quot;TRUE&quot;; &quot;FALSE&quot;)" office:value-type="string" office:string-value="TRUE" calcext:value-type="string">
            <text:p>TRUE</text:p>
          </table:table-cell>
          <table:table-cell office:value-type="string" calcext:value-type="string">
            <text:p>sex-drive</text:p>
          </table:table-cell>
          <table:table-cell table:formula="of:=IF([.C131] = [.J131]; &quot;TRUE&quot;; &quot;FALSE&quot;)" office:value-type="string" office:string-value="TRUE" calcext:value-type="string">
            <text:p>TRUE</text:p>
          </table:table-cell>
          <table:table-cell office:value-type="string" calcext:value-type="string">
            <text:p>sex drive Archives - The Lowdown</text:p>
          </table:table-cell>
          <table:table-cell table:formula="of:=IF([.D131] = [.L131]; &quot;TRUE&quot;; &quot;FALSE&quot;)" office:value-type="string" office:string-value="TRUE" calcext:value-type="string">
            <text:p>TRUE</text:p>
          </table:table-cell>
          <table:table-cell office:value-type="string" calcext:value-type="string">
            <text:p>N/A</text:p>
          </table:table-cell>
          <table:table-cell table:formula="of:=IF([.E131] = [.N131]; &quot;TRUE&quot;; &quot;FALSE&quot;)" office:value-type="string" office:string-value="TRUE" calcext:value-type="string">
            <text:p>TRUE</text:p>
          </table:table-cell>
          <table:table-cell office:value-type="string" calcext:value-type="string">
            <text:p>/blog/tag/sex-drive</text:p>
          </table:table-cell>
          <table:table-cell table:formula="of:=IF([.F131] = [.P131]; &quot;TRUE&quot;; &quot;FALSE&quot;)" office:value-type="string" office:string-value="TRUE" calcext:value-type="string">
            <text:p>TRUE</text:p>
          </table:table-cell>
        </table:table-row>
        <table:table-row table:style-name="ro1">
          <table:table-cell office:value-type="string" calcext:value-type="string">
            <text:p>https://blog.thelowdown.com/blog/how-the-current-healthcare-system-is-failing-women</text:p>
          </table:table-cell>
          <table:table-cell office:value-type="string" calcext:value-type="string">
            <text:p>/blog/how-the-current-healthcare-system-is-failing-women</text:p>
          </table:table-cell>
          <table:table-cell office:value-type="string" calcext:value-type="string">
            <text:p>how-the-current-healthcare-system-is-failing-women</text:p>
          </table:table-cell>
          <table:table-cell office:value-type="string" calcext:value-type="string">
            <text:p>The Current Healthcare System is Failing Women | The Lowdown</text:p>
          </table:table-cell>
          <table:table-cell office:value-type="string" calcext:value-type="string">
            <text:p>Around 80% of women get unwanted side effects from contraception, yet the pharmaceutical industry only funnels 2% of annual revenue from contraceptives back into research and development.</text:p>
          </table:table-cell>
          <table:table-cell office:value-type="string" calcext:value-type="string">
            <text:p>N/A</text:p>
          </table:table-cell>
          <table:table-cell office:value-type="string" calcext:value-type="string">
            <text:p>http://localhost/thelowdown/wp/blog/how-the-current-healthcare-system-is-failing-women</text:p>
          </table:table-cell>
          <table:table-cell office:value-type="string" calcext:value-type="string">
            <text:p>/blog/how-the-current-healthcare-system-is-failing-women</text:p>
          </table:table-cell>
          <table:table-cell table:formula="of:=IF([.B132] = [.H132]; &quot;TRUE&quot;; &quot;FALSE&quot;)" office:value-type="string" office:string-value="TRUE" calcext:value-type="string">
            <text:p>TRUE</text:p>
          </table:table-cell>
          <table:table-cell office:value-type="string" calcext:value-type="string">
            <text:p>how-the-current-healthcare-system-is-failing-women</text:p>
          </table:table-cell>
          <table:table-cell table:formula="of:=IF([.C132] = [.J132]; &quot;TRUE&quot;; &quot;FALSE&quot;)" office:value-type="string" office:string-value="TRUE" calcext:value-type="string">
            <text:p>TRUE</text:p>
          </table:table-cell>
          <table:table-cell office:value-type="string" calcext:value-type="string">
            <text:p>The Current Healthcare System is Failing Women | The Lowdown</text:p>
          </table:table-cell>
          <table:table-cell table:formula="of:=IF([.D132] = [.L132]; &quot;TRUE&quot;; &quot;FALSE&quot;)" office:value-type="string" office:string-value="TRUE" calcext:value-type="string">
            <text:p>TRUE</text:p>
          </table:table-cell>
          <table:table-cell office:value-type="string" calcext:value-type="string">
            <text:p>Around 80% of women get unwanted side effects from contraception, yet the pharmaceutical industry only funnels 2% of annual revenue from contraceptives back into research and development.</text:p>
          </table:table-cell>
          <table:table-cell table:formula="of:=IF([.E132] = [.N132]; &quot;TRUE&quot;; &quot;FALSE&quot;)" office:value-type="string" office:string-value="TRUE" calcext:value-type="string">
            <text:p>TRUE</text:p>
          </table:table-cell>
          <table:table-cell office:value-type="string" calcext:value-type="string">
            <text:p>N/A</text:p>
          </table:table-cell>
          <table:table-cell table:formula="of:=IF([.F132] = [.P132]; &quot;TRUE&quot;; &quot;FALSE&quot;)" office:value-type="string" office:string-value="TRUE" calcext:value-type="string">
            <text:p>TRUE</text:p>
          </table:table-cell>
        </table:table-row>
        <table:table-row table:style-name="ro1">
          <table:table-cell office:value-type="string" calcext:value-type="string">
            <text:p>https://blog.thelowdown.com/blog/tag/fran-yarlett</text:p>
          </table:table-cell>
          <table:table-cell office:value-type="string" calcext:value-type="string">
            <text:p>/blog/tag/fran-yarlett</text:p>
          </table:table-cell>
          <table:table-cell office:value-type="string" calcext:value-type="string">
            <text:p>fran-yarlett</text:p>
          </table:table-cell>
          <table:table-cell office:value-type="string" calcext:value-type="string">
            <text:p>Fran Yarlett Archives - The Lowdown</text:p>
          </table:table-cell>
          <table:table-cell office:value-type="string" calcext:value-type="string">
            <text:p>N/A</text:p>
          </table:table-cell>
          <table:table-cell office:value-type="string" calcext:value-type="string">
            <text:p>/blog/tag/fran-yarlett</text:p>
          </table:table-cell>
          <table:table-cell office:value-type="string" calcext:value-type="string">
            <text:p>http://localhost/thelowdown/wp/blog/tag/fran-yarlett</text:p>
          </table:table-cell>
          <table:table-cell office:value-type="string" calcext:value-type="string">
            <text:p>/blog/tag/fran-yarlett</text:p>
          </table:table-cell>
          <table:table-cell table:formula="of:=IF([.B133] = [.H133]; &quot;TRUE&quot;; &quot;FALSE&quot;)" office:value-type="string" office:string-value="TRUE" calcext:value-type="string">
            <text:p>TRUE</text:p>
          </table:table-cell>
          <table:table-cell office:value-type="string" calcext:value-type="string">
            <text:p>fran-yarlett</text:p>
          </table:table-cell>
          <table:table-cell table:formula="of:=IF([.C133] = [.J133]; &quot;TRUE&quot;; &quot;FALSE&quot;)" office:value-type="string" office:string-value="TRUE" calcext:value-type="string">
            <text:p>TRUE</text:p>
          </table:table-cell>
          <table:table-cell office:value-type="string" calcext:value-type="string">
            <text:p>Fran Yarlett Archives - The Lowdown</text:p>
          </table:table-cell>
          <table:table-cell table:formula="of:=IF([.D133] = [.L133]; &quot;TRUE&quot;; &quot;FALSE&quot;)" office:value-type="string" office:string-value="TRUE" calcext:value-type="string">
            <text:p>TRUE</text:p>
          </table:table-cell>
          <table:table-cell office:value-type="string" calcext:value-type="string">
            <text:p>N/A</text:p>
          </table:table-cell>
          <table:table-cell table:formula="of:=IF([.E133] = [.N133]; &quot;TRUE&quot;; &quot;FALSE&quot;)" office:value-type="string" office:string-value="TRUE" calcext:value-type="string">
            <text:p>TRUE</text:p>
          </table:table-cell>
          <table:table-cell office:value-type="string" calcext:value-type="string">
            <text:p>/blog/tag/fran-yarlett</text:p>
          </table:table-cell>
          <table:table-cell table:formula="of:=IF([.F133] = [.P133]; &quot;TRUE&quot;; &quot;FALSE&quot;)" office:value-type="string" office:string-value="TRUE" calcext:value-type="string">
            <text:p>TRUE</text:p>
          </table:table-cell>
        </table:table-row>
        <table:table-row table:style-name="ro1">
          <table:table-cell office:value-type="string" calcext:value-type="string">
            <text:p>https://blog.thelowdown.com/blog/tag/treatment</text:p>
          </table:table-cell>
          <table:table-cell office:value-type="string" calcext:value-type="string">
            <text:p>/blog/tag/treatment</text:p>
          </table:table-cell>
          <table:table-cell office:value-type="string" calcext:value-type="string">
            <text:p>treatment</text:p>
          </table:table-cell>
          <table:table-cell office:value-type="string" calcext:value-type="string">
            <text:p>treatment Archives - The Lowdown</text:p>
          </table:table-cell>
          <table:table-cell office:value-type="string" calcext:value-type="string">
            <text:p>N/A</text:p>
          </table:table-cell>
          <table:table-cell office:value-type="string" calcext:value-type="string">
            <text:p>/blog/tag/treatment</text:p>
          </table:table-cell>
          <table:table-cell office:value-type="string" calcext:value-type="string">
            <text:p>http://localhost/thelowdown/wp/blog/tag/treatment</text:p>
          </table:table-cell>
          <table:table-cell office:value-type="string" calcext:value-type="string">
            <text:p>/blog/tag/treatment</text:p>
          </table:table-cell>
          <table:table-cell table:formula="of:=IF([.B134] = [.H134]; &quot;TRUE&quot;; &quot;FALSE&quot;)" office:value-type="string" office:string-value="TRUE" calcext:value-type="string">
            <text:p>TRUE</text:p>
          </table:table-cell>
          <table:table-cell office:value-type="string" calcext:value-type="string">
            <text:p>treatment</text:p>
          </table:table-cell>
          <table:table-cell table:formula="of:=IF([.C134] = [.J134]; &quot;TRUE&quot;; &quot;FALSE&quot;)" office:value-type="string" office:string-value="TRUE" calcext:value-type="string">
            <text:p>TRUE</text:p>
          </table:table-cell>
          <table:table-cell office:value-type="string" calcext:value-type="string">
            <text:p>treatment Archives - The Lowdown</text:p>
          </table:table-cell>
          <table:table-cell table:formula="of:=IF([.D134] = [.L134]; &quot;TRUE&quot;; &quot;FALSE&quot;)" office:value-type="string" office:string-value="TRUE" calcext:value-type="string">
            <text:p>TRUE</text:p>
          </table:table-cell>
          <table:table-cell office:value-type="string" calcext:value-type="string">
            <text:p>N/A</text:p>
          </table:table-cell>
          <table:table-cell table:formula="of:=IF([.E134] = [.N134]; &quot;TRUE&quot;; &quot;FALSE&quot;)" office:value-type="string" office:string-value="TRUE" calcext:value-type="string">
            <text:p>TRUE</text:p>
          </table:table-cell>
          <table:table-cell office:value-type="string" calcext:value-type="string">
            <text:p>/blog/tag/treatment</text:p>
          </table:table-cell>
          <table:table-cell table:formula="of:=IF([.F134] = [.P134]; &quot;TRUE&quot;; &quot;FALSE&quot;)" office:value-type="string" office:string-value="TRUE" calcext:value-type="string">
            <text:p>TRUE</text:p>
          </table:table-cell>
        </table:table-row>
        <table:table-row table:style-name="ro1">
          <table:table-cell office:value-type="string" calcext:value-type="string">
            <text:p>https://blog.thelowdown.com/blog/tag/sore-breasts</text:p>
          </table:table-cell>
          <table:table-cell office:value-type="string" calcext:value-type="string">
            <text:p>/blog/tag/sore-breasts</text:p>
          </table:table-cell>
          <table:table-cell office:value-type="string" calcext:value-type="string">
            <text:p>sore-breasts</text:p>
          </table:table-cell>
          <table:table-cell office:value-type="string" calcext:value-type="string">
            <text:p>sore breasts Archives - The Lowdown</text:p>
          </table:table-cell>
          <table:table-cell office:value-type="string" calcext:value-type="string">
            <text:p>N/A</text:p>
          </table:table-cell>
          <table:table-cell office:value-type="string" calcext:value-type="string">
            <text:p>/blog/tag/sore-breasts</text:p>
          </table:table-cell>
          <table:table-cell office:value-type="string" calcext:value-type="string">
            <text:p>http://localhost/thelowdown/wp/blog/tag/sore-breasts</text:p>
          </table:table-cell>
          <table:table-cell office:value-type="string" calcext:value-type="string">
            <text:p>/blog/tag/sore-breasts</text:p>
          </table:table-cell>
          <table:table-cell table:formula="of:=IF([.B135] = [.H135]; &quot;TRUE&quot;; &quot;FALSE&quot;)" office:value-type="string" office:string-value="TRUE" calcext:value-type="string">
            <text:p>TRUE</text:p>
          </table:table-cell>
          <table:table-cell office:value-type="string" calcext:value-type="string">
            <text:p>sore-breasts</text:p>
          </table:table-cell>
          <table:table-cell table:formula="of:=IF([.C135] = [.J135]; &quot;TRUE&quot;; &quot;FALSE&quot;)" office:value-type="string" office:string-value="TRUE" calcext:value-type="string">
            <text:p>TRUE</text:p>
          </table:table-cell>
          <table:table-cell office:value-type="string" calcext:value-type="string">
            <text:p>sore breasts Archives - The Lowdown</text:p>
          </table:table-cell>
          <table:table-cell table:formula="of:=IF([.D135] = [.L135]; &quot;TRUE&quot;; &quot;FALSE&quot;)" office:value-type="string" office:string-value="TRUE" calcext:value-type="string">
            <text:p>TRUE</text:p>
          </table:table-cell>
          <table:table-cell office:value-type="string" calcext:value-type="string">
            <text:p>N/A</text:p>
          </table:table-cell>
          <table:table-cell table:formula="of:=IF([.E135] = [.N135]; &quot;TRUE&quot;; &quot;FALSE&quot;)" office:value-type="string" office:string-value="TRUE" calcext:value-type="string">
            <text:p>TRUE</text:p>
          </table:table-cell>
          <table:table-cell office:value-type="string" calcext:value-type="string">
            <text:p>/blog/tag/sore-breasts</text:p>
          </table:table-cell>
          <table:table-cell table:formula="of:=IF([.F135] = [.P135]; &quot;TRUE&quot;; &quot;FALSE&quot;)" office:value-type="string" office:string-value="TRUE" calcext:value-type="string">
            <text:p>TRUE</text:p>
          </table:table-cell>
        </table:table-row>
        <table:table-row table:style-name="ro1">
          <table:table-cell office:value-type="string" calcext:value-type="string">
            <text:p>https://blog.thelowdown.com/blog/tag/acne</text:p>
          </table:table-cell>
          <table:table-cell office:value-type="string" calcext:value-type="string">
            <text:p>/blog/tag/acne</text:p>
          </table:table-cell>
          <table:table-cell office:value-type="string" calcext:value-type="string">
            <text:p>acne</text:p>
          </table:table-cell>
          <table:table-cell office:value-type="string" calcext:value-type="string">
            <text:p>acne Archives - The Lowdown</text:p>
          </table:table-cell>
          <table:table-cell office:value-type="string" calcext:value-type="string">
            <text:p>N/A</text:p>
          </table:table-cell>
          <table:table-cell office:value-type="string" calcext:value-type="string">
            <text:p>/blog/tag/acne</text:p>
          </table:table-cell>
          <table:table-cell office:value-type="string" calcext:value-type="string">
            <text:p>http://localhost/thelowdown/wp/blog/tag/acne</text:p>
          </table:table-cell>
          <table:table-cell office:value-type="string" calcext:value-type="string">
            <text:p>/blog/tag/acne</text:p>
          </table:table-cell>
          <table:table-cell table:formula="of:=IF([.B136] = [.H136]; &quot;TRUE&quot;; &quot;FALSE&quot;)" office:value-type="string" office:string-value="TRUE" calcext:value-type="string">
            <text:p>TRUE</text:p>
          </table:table-cell>
          <table:table-cell office:value-type="string" calcext:value-type="string">
            <text:p>acne</text:p>
          </table:table-cell>
          <table:table-cell table:formula="of:=IF([.C136] = [.J136]; &quot;TRUE&quot;; &quot;FALSE&quot;)" office:value-type="string" office:string-value="TRUE" calcext:value-type="string">
            <text:p>TRUE</text:p>
          </table:table-cell>
          <table:table-cell office:value-type="string" calcext:value-type="string">
            <text:p>acne Archives - The Lowdown</text:p>
          </table:table-cell>
          <table:table-cell table:formula="of:=IF([.D136] = [.L136]; &quot;TRUE&quot;; &quot;FALSE&quot;)" office:value-type="string" office:string-value="TRUE" calcext:value-type="string">
            <text:p>TRUE</text:p>
          </table:table-cell>
          <table:table-cell office:value-type="string" calcext:value-type="string">
            <text:p>N/A</text:p>
          </table:table-cell>
          <table:table-cell table:formula="of:=IF([.E136] = [.N136]; &quot;TRUE&quot;; &quot;FALSE&quot;)" office:value-type="string" office:string-value="TRUE" calcext:value-type="string">
            <text:p>TRUE</text:p>
          </table:table-cell>
          <table:table-cell office:value-type="string" calcext:value-type="string">
            <text:p>/blog/tag/acne</text:p>
          </table:table-cell>
          <table:table-cell table:formula="of:=IF([.F136] = [.P136]; &quot;TRUE&quot;; &quot;FALSE&quot;)" office:value-type="string" office:string-value="TRUE" calcext:value-type="string">
            <text:p>TRUE</text:p>
          </table:table-cell>
        </table:table-row>
        <table:table-row table:style-name="ro1">
          <table:table-cell office:value-type="string" calcext:value-type="string">
            <text:p>https://blog.thelowdown.com/blog/tag/painful-sex</text:p>
          </table:table-cell>
          <table:table-cell office:value-type="string" calcext:value-type="string">
            <text:p>/blog/tag/painful-sex</text:p>
          </table:table-cell>
          <table:table-cell office:value-type="string" calcext:value-type="string">
            <text:p>painful-sex</text:p>
          </table:table-cell>
          <table:table-cell office:value-type="string" calcext:value-type="string">
            <text:p>painful sex Archives - The Lowdown</text:p>
          </table:table-cell>
          <table:table-cell office:value-type="string" calcext:value-type="string">
            <text:p>N/A</text:p>
          </table:table-cell>
          <table:table-cell office:value-type="string" calcext:value-type="string">
            <text:p>/blog/tag/painful-sex</text:p>
          </table:table-cell>
          <table:table-cell office:value-type="string" calcext:value-type="string">
            <text:p>http://localhost/thelowdown/wp/blog/tag/painful-sex</text:p>
          </table:table-cell>
          <table:table-cell office:value-type="string" calcext:value-type="string">
            <text:p>/blog/tag/painful-sex</text:p>
          </table:table-cell>
          <table:table-cell table:formula="of:=IF([.B137] = [.H137]; &quot;TRUE&quot;; &quot;FALSE&quot;)" office:value-type="string" office:string-value="TRUE" calcext:value-type="string">
            <text:p>TRUE</text:p>
          </table:table-cell>
          <table:table-cell office:value-type="string" calcext:value-type="string">
            <text:p>painful-sex</text:p>
          </table:table-cell>
          <table:table-cell table:formula="of:=IF([.C137] = [.J137]; &quot;TRUE&quot;; &quot;FALSE&quot;)" office:value-type="string" office:string-value="TRUE" calcext:value-type="string">
            <text:p>TRUE</text:p>
          </table:table-cell>
          <table:table-cell office:value-type="string" calcext:value-type="string">
            <text:p>painful sex Archives - The Lowdown</text:p>
          </table:table-cell>
          <table:table-cell table:formula="of:=IF([.D137] = [.L137]; &quot;TRUE&quot;; &quot;FALSE&quot;)" office:value-type="string" office:string-value="TRUE" calcext:value-type="string">
            <text:p>TRUE</text:p>
          </table:table-cell>
          <table:table-cell office:value-type="string" calcext:value-type="string">
            <text:p>N/A</text:p>
          </table:table-cell>
          <table:table-cell table:formula="of:=IF([.E137] = [.N137]; &quot;TRUE&quot;; &quot;FALSE&quot;)" office:value-type="string" office:string-value="TRUE" calcext:value-type="string">
            <text:p>TRUE</text:p>
          </table:table-cell>
          <table:table-cell office:value-type="string" calcext:value-type="string">
            <text:p>/blog/tag/painful-sex</text:p>
          </table:table-cell>
          <table:table-cell table:formula="of:=IF([.F137] = [.P137]; &quot;TRUE&quot;; &quot;FALSE&quot;)" office:value-type="string" office:string-value="TRUE" calcext:value-type="string">
            <text:p>TRUE</text:p>
          </table:table-cell>
        </table:table-row>
        <table:table-row table:style-name="ro1">
          <table:table-cell office:value-type="string" calcext:value-type="string">
            <text:p>https://blog.thelowdown.com/blog/tag/breastfeeding</text:p>
          </table:table-cell>
          <table:table-cell office:value-type="string" calcext:value-type="string">
            <text:p>/blog/tag/breastfeeding</text:p>
          </table:table-cell>
          <table:table-cell office:value-type="string" calcext:value-type="string">
            <text:p>breastfeeding</text:p>
          </table:table-cell>
          <table:table-cell office:value-type="string" calcext:value-type="string">
            <text:p>breastfeeding Archives - The Lowdown</text:p>
          </table:table-cell>
          <table:table-cell office:value-type="string" calcext:value-type="string">
            <text:p>N/A</text:p>
          </table:table-cell>
          <table:table-cell office:value-type="string" calcext:value-type="string">
            <text:p>/blog/tag/breastfeeding</text:p>
          </table:table-cell>
          <table:table-cell office:value-type="string" calcext:value-type="string">
            <text:p>http://localhost/thelowdown/wp/blog/tag/breastfeeding</text:p>
          </table:table-cell>
          <table:table-cell office:value-type="string" calcext:value-type="string">
            <text:p>/blog/tag/breastfeeding</text:p>
          </table:table-cell>
          <table:table-cell table:formula="of:=IF([.B138] = [.H138]; &quot;TRUE&quot;; &quot;FALSE&quot;)" office:value-type="string" office:string-value="TRUE" calcext:value-type="string">
            <text:p>TRUE</text:p>
          </table:table-cell>
          <table:table-cell office:value-type="string" calcext:value-type="string">
            <text:p>breastfeeding</text:p>
          </table:table-cell>
          <table:table-cell table:formula="of:=IF([.C138] = [.J138]; &quot;TRUE&quot;; &quot;FALSE&quot;)" office:value-type="string" office:string-value="TRUE" calcext:value-type="string">
            <text:p>TRUE</text:p>
          </table:table-cell>
          <table:table-cell office:value-type="string" calcext:value-type="string">
            <text:p>breastfeeding Archives - The Lowdown</text:p>
          </table:table-cell>
          <table:table-cell table:formula="of:=IF([.D138] = [.L138]; &quot;TRUE&quot;; &quot;FALSE&quot;)" office:value-type="string" office:string-value="TRUE" calcext:value-type="string">
            <text:p>TRUE</text:p>
          </table:table-cell>
          <table:table-cell office:value-type="string" calcext:value-type="string">
            <text:p>N/A</text:p>
          </table:table-cell>
          <table:table-cell table:formula="of:=IF([.E138] = [.N138]; &quot;TRUE&quot;; &quot;FALSE&quot;)" office:value-type="string" office:string-value="TRUE" calcext:value-type="string">
            <text:p>TRUE</text:p>
          </table:table-cell>
          <table:table-cell office:value-type="string" calcext:value-type="string">
            <text:p>/blog/tag/breastfeeding</text:p>
          </table:table-cell>
          <table:table-cell table:formula="of:=IF([.F138] = [.P138]; &quot;TRUE&quot;; &quot;FALSE&quot;)" office:value-type="string" office:string-value="TRUE" calcext:value-type="string">
            <text:p>TRUE</text:p>
          </table:table-cell>
        </table:table-row>
        <table:table-row table:style-name="ro1">
          <table:table-cell office:value-type="string" calcext:value-type="string">
            <text:p>https://blog.thelowdown.com/blog/smoking-weed-the-pill</text:p>
          </table:table-cell>
          <table:table-cell office:value-type="string" calcext:value-type="string">
            <text:p>/blog/smoking-weed-the-pill</text:p>
          </table:table-cell>
          <table:table-cell office:value-type="string" calcext:value-type="string">
            <text:p>smoking-weed-the-pill</text:p>
          </table:table-cell>
          <table:table-cell office:value-type="string" calcext:value-type="string">
            <text:p>Does Smoking Weed Affect Birth Control Pills? | The Lowdown</text:p>
          </table:table-cell>
          <table:table-cell office:value-type="string" calcext:value-type="string">
            <text:p>Does smoking weed impact the effectiveness of the contraceptive pill? Get the lowdown in our guide to cannabis and contraception.</text:p>
          </table:table-cell>
          <table:table-cell office:value-type="string" calcext:value-type="string">
            <text:p>https://thelowdown.com/blog/smoking-weed-the-pill</text:p>
          </table:table-cell>
          <table:table-cell office:value-type="string" calcext:value-type="string">
            <text:p>http://localhost/thelowdown/wp/blog/smoking-weed-the-pill</text:p>
          </table:table-cell>
          <table:table-cell office:value-type="string" calcext:value-type="string">
            <text:p>/blog/smoking-weed-the-pill</text:p>
          </table:table-cell>
          <table:table-cell table:formula="of:=IF([.B139] = [.H139]; &quot;TRUE&quot;; &quot;FALSE&quot;)" office:value-type="string" office:string-value="TRUE" calcext:value-type="string">
            <text:p>TRUE</text:p>
          </table:table-cell>
          <table:table-cell office:value-type="string" calcext:value-type="string">
            <text:p>smoking-weed-the-pill</text:p>
          </table:table-cell>
          <table:table-cell table:formula="of:=IF([.C139] = [.J139]; &quot;TRUE&quot;; &quot;FALSE&quot;)" office:value-type="string" office:string-value="TRUE" calcext:value-type="string">
            <text:p>TRUE</text:p>
          </table:table-cell>
          <table:table-cell office:value-type="string" calcext:value-type="string">
            <text:p>Does Smoking Weed Affect Birth Control Pills? | The Lowdown</text:p>
          </table:table-cell>
          <table:table-cell table:formula="of:=IF([.D139] = [.L139]; &quot;TRUE&quot;; &quot;FALSE&quot;)" office:value-type="string" office:string-value="TRUE" calcext:value-type="string">
            <text:p>TRUE</text:p>
          </table:table-cell>
          <table:table-cell office:value-type="string" calcext:value-type="string">
            <text:p>Does smoking weed impact the effectiveness of the contraceptive pill? Get the lowdown in our guide to cannabis and contraception.</text:p>
          </table:table-cell>
          <table:table-cell table:formula="of:=IF([.E139] = [.N139]; &quot;TRUE&quot;; &quot;FALSE&quot;)" office:value-type="string" office:string-value="TRUE" calcext:value-type="string">
            <text:p>TRUE</text:p>
          </table:table-cell>
          <table:table-cell office:value-type="string" calcext:value-type="string">
            <text:p>https://thelowdown.com/blog/smoking-weed-the-pill</text:p>
          </table:table-cell>
          <table:table-cell table:formula="of:=IF([.F139] = [.P139]; &quot;TRUE&quot;; &quot;FALSE&quot;)" office:value-type="string" office:string-value="TRUE" calcext:value-type="string">
            <text:p>TRUE</text:p>
          </table:table-cell>
        </table:table-row>
        <table:table-row table:style-name="ro1">
          <table:table-cell office:value-type="string" calcext:value-type="string">
            <text:p>https://blog.thelowdown.com/blog/tag/hair</text:p>
          </table:table-cell>
          <table:table-cell office:value-type="string" calcext:value-type="string">
            <text:p>/blog/tag/hair</text:p>
          </table:table-cell>
          <table:table-cell office:value-type="string" calcext:value-type="string">
            <text:p>hair</text:p>
          </table:table-cell>
          <table:table-cell office:value-type="string" calcext:value-type="string">
            <text:p>hair Archives - The Lowdown</text:p>
          </table:table-cell>
          <table:table-cell office:value-type="string" calcext:value-type="string">
            <text:p>N/A</text:p>
          </table:table-cell>
          <table:table-cell office:value-type="string" calcext:value-type="string">
            <text:p>/blog/tag/hair</text:p>
          </table:table-cell>
          <table:table-cell office:value-type="string" calcext:value-type="string">
            <text:p>http://localhost/thelowdown/wp/blog/tag/hair</text:p>
          </table:table-cell>
          <table:table-cell office:value-type="string" calcext:value-type="string">
            <text:p>/blog/tag/hair</text:p>
          </table:table-cell>
          <table:table-cell table:formula="of:=IF([.B140] = [.H140]; &quot;TRUE&quot;; &quot;FALSE&quot;)" office:value-type="string" office:string-value="TRUE" calcext:value-type="string">
            <text:p>TRUE</text:p>
          </table:table-cell>
          <table:table-cell office:value-type="string" calcext:value-type="string">
            <text:p>hair</text:p>
          </table:table-cell>
          <table:table-cell table:formula="of:=IF([.C140] = [.J140]; &quot;TRUE&quot;; &quot;FALSE&quot;)" office:value-type="string" office:string-value="TRUE" calcext:value-type="string">
            <text:p>TRUE</text:p>
          </table:table-cell>
          <table:table-cell office:value-type="string" calcext:value-type="string">
            <text:p>hair Archives - The Lowdown</text:p>
          </table:table-cell>
          <table:table-cell table:formula="of:=IF([.D140] = [.L140]; &quot;TRUE&quot;; &quot;FALSE&quot;)" office:value-type="string" office:string-value="TRUE" calcext:value-type="string">
            <text:p>TRUE</text:p>
          </table:table-cell>
          <table:table-cell office:value-type="string" calcext:value-type="string">
            <text:p>N/A</text:p>
          </table:table-cell>
          <table:table-cell table:formula="of:=IF([.E140] = [.N140]; &quot;TRUE&quot;; &quot;FALSE&quot;)" office:value-type="string" office:string-value="TRUE" calcext:value-type="string">
            <text:p>TRUE</text:p>
          </table:table-cell>
          <table:table-cell office:value-type="string" calcext:value-type="string">
            <text:p>/blog/tag/hair</text:p>
          </table:table-cell>
          <table:table-cell table:formula="of:=IF([.F140] = [.P140]; &quot;TRUE&quot;; &quot;FALSE&quot;)" office:value-type="string" office:string-value="TRUE" calcext:value-type="string">
            <text:p>TRUE</text:p>
          </table:table-cell>
        </table:table-row>
        <table:table-row table:style-name="ro1">
          <table:table-cell office:value-type="string" calcext:value-type="string">
            <text:p>https://blog.thelowdown.com/blog/how-long-does-it-take-for-birth-control-to-work</text:p>
          </table:table-cell>
          <table:table-cell office:value-type="string" calcext:value-type="string">
            <text:p>/blog/how-long-does-it-take-for-birth-control-to-work</text:p>
          </table:table-cell>
          <table:table-cell office:value-type="string" calcext:value-type="string">
            <text:p>how-long-does-it-take-for-birth-control-to-work</text:p>
          </table:table-cell>
          <table:table-cell office:value-type="string" calcext:value-type="string">
            <text:p>How Long Does It Take For Birth Control To Work? | The Lowdown</text:p>
          </table:table-cell>
          <table:table-cell office:value-type="string" calcext:value-type="string">
            <text:p>Get the lowdown on how soon your contraception is effective, and when you need to use extra protection such as condoms.</text:p>
          </table:table-cell>
          <table:table-cell office:value-type="string" calcext:value-type="string">
            <text:p>https://thelowdown.com/blog/how-long-does-it-take-for-birth-control-to-work</text:p>
          </table:table-cell>
          <table:table-cell office:value-type="string" calcext:value-type="string">
            <text:p>http://localhost/thelowdown/wp/blog/how-long-does-it-take-for-birth-control-to-work</text:p>
          </table:table-cell>
          <table:table-cell office:value-type="string" calcext:value-type="string">
            <text:p>/blog/how-long-does-it-take-for-birth-control-to-work</text:p>
          </table:table-cell>
          <table:table-cell table:formula="of:=IF([.B141] = [.H141]; &quot;TRUE&quot;; &quot;FALSE&quot;)" office:value-type="string" office:string-value="TRUE" calcext:value-type="string">
            <text:p>TRUE</text:p>
          </table:table-cell>
          <table:table-cell office:value-type="string" calcext:value-type="string">
            <text:p>how-long-does-it-take-for-birth-control-to-work</text:p>
          </table:table-cell>
          <table:table-cell table:formula="of:=IF([.C141] = [.J141]; &quot;TRUE&quot;; &quot;FALSE&quot;)" office:value-type="string" office:string-value="TRUE" calcext:value-type="string">
            <text:p>TRUE</text:p>
          </table:table-cell>
          <table:table-cell office:value-type="string" calcext:value-type="string">
            <text:p>How Long Does It Take For Birth Control To Work? | The Lowdown</text:p>
          </table:table-cell>
          <table:table-cell table:formula="of:=IF([.D141] = [.L141]; &quot;TRUE&quot;; &quot;FALSE&quot;)" office:value-type="string" office:string-value="TRUE" calcext:value-type="string">
            <text:p>TRUE</text:p>
          </table:table-cell>
          <table:table-cell office:value-type="string" calcext:value-type="string">
            <text:p>Get the lowdown on how soon your contraception is effective, and when you need to use extra protection such as condoms.</text:p>
          </table:table-cell>
          <table:table-cell table:formula="of:=IF([.E141] = [.N141]; &quot;TRUE&quot;; &quot;FALSE&quot;)" office:value-type="string" office:string-value="TRUE" calcext:value-type="string">
            <text:p>TRUE</text:p>
          </table:table-cell>
          <table:table-cell office:value-type="string" calcext:value-type="string">
            <text:p>https://thelowdown.com/blog/how-long-does-it-take-for-birth-control-to-work</text:p>
          </table:table-cell>
          <table:table-cell table:formula="of:=IF([.F141] = [.P141]; &quot;TRUE&quot;; &quot;FALSE&quot;)" office:value-type="string" office:string-value="TRUE" calcext:value-type="string">
            <text:p>TRUE</text:p>
          </table:table-cell>
        </table:table-row>
        <table:table-row table:style-name="ro1">
          <table:table-cell office:value-type="string" calcext:value-type="string">
            <text:p>https://blog.thelowdown.com/blog/tag/frances-yarlett</text:p>
          </table:table-cell>
          <table:table-cell office:value-type="string" calcext:value-type="string">
            <text:p>/blog/tag/frances-yarlett</text:p>
          </table:table-cell>
          <table:table-cell office:value-type="string" calcext:value-type="string">
            <text:p>frances-yarlett</text:p>
          </table:table-cell>
          <table:table-cell office:value-type="string" calcext:value-type="string">
            <text:p>Frances Yarlett Archives - The Lowdown</text:p>
          </table:table-cell>
          <table:table-cell office:value-type="string" calcext:value-type="string">
            <text:p>N/A</text:p>
          </table:table-cell>
          <table:table-cell office:value-type="string" calcext:value-type="string">
            <text:p>/blog/tag/frances-yarlett</text:p>
          </table:table-cell>
          <table:table-cell office:value-type="string" calcext:value-type="string">
            <text:p>http://localhost/thelowdown/wp/blog/tag/frances-yarlett</text:p>
          </table:table-cell>
          <table:table-cell office:value-type="string" calcext:value-type="string">
            <text:p>/blog/tag/frances-yarlett</text:p>
          </table:table-cell>
          <table:table-cell table:formula="of:=IF([.B142] = [.H142]; &quot;TRUE&quot;; &quot;FALSE&quot;)" office:value-type="string" office:string-value="TRUE" calcext:value-type="string">
            <text:p>TRUE</text:p>
          </table:table-cell>
          <table:table-cell office:value-type="string" calcext:value-type="string">
            <text:p>frances-yarlett</text:p>
          </table:table-cell>
          <table:table-cell table:formula="of:=IF([.C142] = [.J142]; &quot;TRUE&quot;; &quot;FALSE&quot;)" office:value-type="string" office:string-value="TRUE" calcext:value-type="string">
            <text:p>TRUE</text:p>
          </table:table-cell>
          <table:table-cell office:value-type="string" calcext:value-type="string">
            <text:p>Frances Yarlett Archives - The Lowdown</text:p>
          </table:table-cell>
          <table:table-cell table:formula="of:=IF([.D142] = [.L142]; &quot;TRUE&quot;; &quot;FALSE&quot;)" office:value-type="string" office:string-value="TRUE" calcext:value-type="string">
            <text:p>TRUE</text:p>
          </table:table-cell>
          <table:table-cell office:value-type="string" calcext:value-type="string">
            <text:p>N/A</text:p>
          </table:table-cell>
          <table:table-cell table:formula="of:=IF([.E142] = [.N142]; &quot;TRUE&quot;; &quot;FALSE&quot;)" office:value-type="string" office:string-value="TRUE" calcext:value-type="string">
            <text:p>TRUE</text:p>
          </table:table-cell>
          <table:table-cell office:value-type="string" calcext:value-type="string">
            <text:p>/blog/tag/frances-yarlett</text:p>
          </table:table-cell>
          <table:table-cell table:formula="of:=IF([.F142] = [.P142]; &quot;TRUE&quot;; &quot;FALSE&quot;)" office:value-type="string" office:string-value="TRUE" calcext:value-type="string">
            <text:p>TRUE</text:p>
          </table:table-cell>
        </table:table-row>
        <table:table-row table:style-name="ro1">
          <table:table-cell office:value-type="string" calcext:value-type="string">
            <text:p>https://blog.thelowdown.com/blog/tag/period-poo</text:p>
          </table:table-cell>
          <table:table-cell office:value-type="string" calcext:value-type="string">
            <text:p>/blog/tag/period-poo</text:p>
          </table:table-cell>
          <table:table-cell office:value-type="string" calcext:value-type="string">
            <text:p>period-poo</text:p>
          </table:table-cell>
          <table:table-cell office:value-type="string" calcext:value-type="string">
            <text:p>period poo Archives - The Lowdown</text:p>
          </table:table-cell>
          <table:table-cell office:value-type="string" calcext:value-type="string">
            <text:p>N/A</text:p>
          </table:table-cell>
          <table:table-cell office:value-type="string" calcext:value-type="string">
            <text:p>/blog/tag/period-poo</text:p>
          </table:table-cell>
          <table:table-cell office:value-type="string" calcext:value-type="string">
            <text:p>http://localhost/thelowdown/wp/blog/tag/period-poo</text:p>
          </table:table-cell>
          <table:table-cell office:value-type="string" calcext:value-type="string">
            <text:p>/blog/tag/period-poo</text:p>
          </table:table-cell>
          <table:table-cell table:formula="of:=IF([.B143] = [.H143]; &quot;TRUE&quot;; &quot;FALSE&quot;)" office:value-type="string" office:string-value="TRUE" calcext:value-type="string">
            <text:p>TRUE</text:p>
          </table:table-cell>
          <table:table-cell office:value-type="string" calcext:value-type="string">
            <text:p>period-poo</text:p>
          </table:table-cell>
          <table:table-cell table:formula="of:=IF([.C143] = [.J143]; &quot;TRUE&quot;; &quot;FALSE&quot;)" office:value-type="string" office:string-value="TRUE" calcext:value-type="string">
            <text:p>TRUE</text:p>
          </table:table-cell>
          <table:table-cell office:value-type="string" calcext:value-type="string">
            <text:p>period poo Archives - The Lowdown</text:p>
          </table:table-cell>
          <table:table-cell table:formula="of:=IF([.D143] = [.L143]; &quot;TRUE&quot;; &quot;FALSE&quot;)" office:value-type="string" office:string-value="TRUE" calcext:value-type="string">
            <text:p>TRUE</text:p>
          </table:table-cell>
          <table:table-cell office:value-type="string" calcext:value-type="string">
            <text:p>N/A</text:p>
          </table:table-cell>
          <table:table-cell table:formula="of:=IF([.E143] = [.N143]; &quot;TRUE&quot;; &quot;FALSE&quot;)" office:value-type="string" office:string-value="TRUE" calcext:value-type="string">
            <text:p>TRUE</text:p>
          </table:table-cell>
          <table:table-cell office:value-type="string" calcext:value-type="string">
            <text:p>/blog/tag/period-poo</text:p>
          </table:table-cell>
          <table:table-cell table:formula="of:=IF([.F143] = [.P143]; &quot;TRUE&quot;; &quot;FALSE&quot;)" office:value-type="string" office:string-value="TRUE" calcext:value-type="string">
            <text:p>TRUE</text:p>
          </table:table-cell>
        </table:table-row>
        <table:table-row table:style-name="ro1">
          <table:table-cell office:value-type="string" calcext:value-type="string">
            <text:p>https://blog.thelowdown.com/blog/bleeding-spotting-morning-after-pill</text:p>
          </table:table-cell>
          <table:table-cell office:value-type="string" calcext:value-type="string">
            <text:p>/blog/bleeding-spotting-morning-after-pill</text:p>
          </table:table-cell>
          <table:table-cell office:value-type="string" calcext:value-type="string">
            <text:p>bleeding-spotting-morning-after-pill</text:p>
          </table:table-cell>
          <table:table-cell office:value-type="string" calcext:value-type="string">
            <text:p>Bleeding and Spotting on the Morning After Pill | The Lowdown</text:p>
          </table:table-cell>
          <table:table-cell office:value-type="string" calcext:value-type="string">
            <text:p>Bleeding or spotting after taking the morning after pill is listed as a side effect, but what else do you need to know? Here's the lowdown...</text:p>
          </table:table-cell>
          <table:table-cell office:value-type="string" calcext:value-type="string">
            <text:p>https://thelowdown.com/blog/bleeding-spotting-morning-after-pill</text:p>
          </table:table-cell>
          <table:table-cell office:value-type="string" calcext:value-type="string">
            <text:p>http://localhost/thelowdown/wp/blog/bleeding-spotting-morning-after-pill</text:p>
          </table:table-cell>
          <table:table-cell office:value-type="string" calcext:value-type="string">
            <text:p>/blog/bleeding-spotting-morning-after-pill</text:p>
          </table:table-cell>
          <table:table-cell table:formula="of:=IF([.B144] = [.H144]; &quot;TRUE&quot;; &quot;FALSE&quot;)" office:value-type="string" office:string-value="TRUE" calcext:value-type="string">
            <text:p>TRUE</text:p>
          </table:table-cell>
          <table:table-cell office:value-type="string" calcext:value-type="string">
            <text:p>bleeding-spotting-morning-after-pill</text:p>
          </table:table-cell>
          <table:table-cell table:formula="of:=IF([.C144] = [.J144]; &quot;TRUE&quot;; &quot;FALSE&quot;)" office:value-type="string" office:string-value="TRUE" calcext:value-type="string">
            <text:p>TRUE</text:p>
          </table:table-cell>
          <table:table-cell office:value-type="string" calcext:value-type="string">
            <text:p>Bleeding and Spotting on the Morning After Pill | The Lowdown</text:p>
          </table:table-cell>
          <table:table-cell table:formula="of:=IF([.D144] = [.L144]; &quot;TRUE&quot;; &quot;FALSE&quot;)" office:value-type="string" office:string-value="TRUE" calcext:value-type="string">
            <text:p>TRUE</text:p>
          </table:table-cell>
          <table:table-cell office:value-type="string" calcext:value-type="string">
            <text:p>Bleeding or spotting after taking the morning after pill is listed as a side effect, but what else do you need to know? Here's the lowdown...</text:p>
          </table:table-cell>
          <table:table-cell table:formula="of:=IF([.E144] = [.N144]; &quot;TRUE&quot;; &quot;FALSE&quot;)" office:value-type="string" office:string-value="TRUE" calcext:value-type="string">
            <text:p>TRUE</text:p>
          </table:table-cell>
          <table:table-cell office:value-type="string" calcext:value-type="string">
            <text:p>https://thelowdown.com/blog/bleeding-spotting-morning-after-pill</text:p>
          </table:table-cell>
          <table:table-cell table:formula="of:=IF([.F144] = [.P144]; &quot;TRUE&quot;; &quot;FALSE&quot;)" office:value-type="string" office:string-value="TRUE" calcext:value-type="string">
            <text:p>TRUE</text:p>
          </table:table-cell>
        </table:table-row>
        <table:table-row table:style-name="ro1">
          <table:table-cell office:value-type="string" calcext:value-type="string">
            <text:p>https://blog.thelowdown.com/what-is-synthetic-progestin-the-ingredient-in-your-hormonal-contraception</text:p>
          </table:table-cell>
          <table:table-cell office:value-type="string" calcext:value-type="string">
            <text:p>/what-is-synthetic-progestin-the-ingredient-in-your-hormonal-contraception</text:p>
          </table:table-cell>
          <table:table-cell office:value-type="string" calcext:value-type="string">
            <text:p>what-is-synthetic-progestin-the-ingredient-in-your-hormonal-contraception</text:p>
          </table:table-cell>
          <table:table-cell office:value-type="string" calcext:value-type="string">
            <text:p>What Is Synthetic Progestin? | The Lowdown</text:p>
          </table:table-cell>
          <table:table-cell office:value-type="string" calcext:value-type="string">
            <text:p>Every method of hormonal contraception contains a type of synthetic (man-made) progestin. Each work in various ways to stop pregnancy.</text:p>
          </table:table-cell>
          <table:table-cell office:value-type="string" calcext:value-type="string">
            <text:p>https://thelowdown.com/blog/what-is-synthetic-progestin-the-ingredient-in-your-hormonal-contraception</text:p>
          </table:table-cell>
          <table:table-cell office:value-type="string" calcext:value-type="string">
            <text:p>http://localhost/thelowdown/wp/what-is-synthetic-progestin-the-ingredient-in-your-hormonal-contraception</text:p>
          </table:table-cell>
          <table:table-cell office:value-type="string" calcext:value-type="string">
            <text:p>/what-is-synthetic-progestin-the-ingredient-in-your-hormonal-contraception</text:p>
          </table:table-cell>
          <table:table-cell table:formula="of:=IF([.B145] = [.H145]; &quot;TRUE&quot;; &quot;FALSE&quot;)" office:value-type="string" office:string-value="TRUE" calcext:value-type="string">
            <text:p>TRUE</text:p>
          </table:table-cell>
          <table:table-cell office:value-type="string" calcext:value-type="string">
            <text:p>what-is-synthetic-progestin-the-ingredient-in-your-hormonal-contraception</text:p>
          </table:table-cell>
          <table:table-cell table:formula="of:=IF([.C145] = [.J145]; &quot;TRUE&quot;; &quot;FALSE&quot;)" office:value-type="string" office:string-value="TRUE" calcext:value-type="string">
            <text:p>TRUE</text:p>
          </table:table-cell>
          <table:table-cell office:value-type="string" calcext:value-type="string">
            <text:p>What Is Synthetic Progestin? | The Lowdown</text:p>
          </table:table-cell>
          <table:table-cell table:formula="of:=IF([.D145] = [.L145]; &quot;TRUE&quot;; &quot;FALSE&quot;)" office:value-type="string" office:string-value="TRUE" calcext:value-type="string">
            <text:p>TRUE</text:p>
          </table:table-cell>
          <table:table-cell office:value-type="string" calcext:value-type="string">
            <text:p>Every method of hormonal contraception contains a type of synthetic (man-made) progestin. Each work in various ways to stop pregnancy.</text:p>
          </table:table-cell>
          <table:table-cell table:formula="of:=IF([.E145] = [.N145]; &quot;TRUE&quot;; &quot;FALSE&quot;)" office:value-type="string" office:string-value="TRUE" calcext:value-type="string">
            <text:p>TRUE</text:p>
          </table:table-cell>
          <table:table-cell office:value-type="string" calcext:value-type="string">
            <text:p>https://thelowdown.com/blog/what-is-synthetic-progestin-the-ingredient-in-your-hormonal-contraception</text:p>
          </table:table-cell>
          <table:table-cell table:formula="of:=IF([.F145] = [.P145]; &quot;TRUE&quot;; &quot;FALSE&quot;)" office:value-type="string" office:string-value="TRUE" calcext:value-type="string">
            <text:p>TRUE</text:p>
          </table:table-cell>
        </table:table-row>
        <table:table-row table:style-name="ro1">
          <table:table-cell office:value-type="string" calcext:value-type="string">
            <text:p>https://blog.thelowdown.com/blog/norelgestromin</text:p>
          </table:table-cell>
          <table:table-cell office:value-type="string" calcext:value-type="string">
            <text:p>/blog/norelgestromin</text:p>
          </table:table-cell>
          <table:table-cell office:value-type="string" calcext:value-type="string">
            <text:p>norelgestromin</text:p>
          </table:table-cell>
          <table:table-cell office:value-type="string" calcext:value-type="string">
            <text:p>Norelgestromin | The Lowdown</text:p>
          </table:table-cell>
          <table:table-cell office:value-type="string" calcext:value-type="string">
            <text:p>Norelgestromin is a third-generation synthetic progestin, making it a pretty recent addition to the collection of contraceptive hormones.</text:p>
          </table:table-cell>
          <table:table-cell office:value-type="string" calcext:value-type="string">
            <text:p>https://thelowdown.com/blog/norelgestromin</text:p>
          </table:table-cell>
          <table:table-cell office:value-type="string" calcext:value-type="string">
            <text:p>http://localhost/thelowdown/wp/blog/norelgestromin</text:p>
          </table:table-cell>
          <table:table-cell office:value-type="string" calcext:value-type="string">
            <text:p>/blog/norelgestromin</text:p>
          </table:table-cell>
          <table:table-cell table:formula="of:=IF([.B146] = [.H146]; &quot;TRUE&quot;; &quot;FALSE&quot;)" office:value-type="string" office:string-value="TRUE" calcext:value-type="string">
            <text:p>TRUE</text:p>
          </table:table-cell>
          <table:table-cell office:value-type="string" calcext:value-type="string">
            <text:p>norelgestromin</text:p>
          </table:table-cell>
          <table:table-cell table:formula="of:=IF([.C146] = [.J146]; &quot;TRUE&quot;; &quot;FALSE&quot;)" office:value-type="string" office:string-value="TRUE" calcext:value-type="string">
            <text:p>TRUE</text:p>
          </table:table-cell>
          <table:table-cell office:value-type="string" calcext:value-type="string">
            <text:p>Norelgestromin | The Lowdown</text:p>
          </table:table-cell>
          <table:table-cell table:formula="of:=IF([.D146] = [.L146]; &quot;TRUE&quot;; &quot;FALSE&quot;)" office:value-type="string" office:string-value="TRUE" calcext:value-type="string">
            <text:p>TRUE</text:p>
          </table:table-cell>
          <table:table-cell office:value-type="string" calcext:value-type="string">
            <text:p>Norelgestromin is a third-generation synthetic progestin, making it a pretty recent addition to the collection of contraceptive hormones.</text:p>
          </table:table-cell>
          <table:table-cell table:formula="of:=IF([.E146] = [.N146]; &quot;TRUE&quot;; &quot;FALSE&quot;)" office:value-type="string" office:string-value="TRUE" calcext:value-type="string">
            <text:p>TRUE</text:p>
          </table:table-cell>
          <table:table-cell office:value-type="string" calcext:value-type="string">
            <text:p>https://thelowdown.com/blog/norelgestromin</text:p>
          </table:table-cell>
          <table:table-cell table:formula="of:=IF([.F146] = [.P146]; &quot;TRUE&quot;; &quot;FALSE&quot;)" office:value-type="string" office:string-value="TRUE" calcext:value-type="string">
            <text:p>TRUE</text:p>
          </table:table-cell>
        </table:table-row>
        <table:table-row table:style-name="ro1">
          <table:table-cell office:value-type="string" calcext:value-type="string">
            <text:p>https://blog.thelowdown.com/blog/tag/depo-provera</text:p>
          </table:table-cell>
          <table:table-cell office:value-type="string" calcext:value-type="string">
            <text:p>/blog/tag/depo-provera</text:p>
          </table:table-cell>
          <table:table-cell office:value-type="string" calcext:value-type="string">
            <text:p>depo-provera</text:p>
          </table:table-cell>
          <table:table-cell office:value-type="string" calcext:value-type="string">
            <text:p>depo-provera Archives - The Lowdown</text:p>
          </table:table-cell>
          <table:table-cell office:value-type="string" calcext:value-type="string">
            <text:p>N/A</text:p>
          </table:table-cell>
          <table:table-cell office:value-type="string" calcext:value-type="string">
            <text:p>/blog/tag/depo-provera</text:p>
          </table:table-cell>
          <table:table-cell office:value-type="string" calcext:value-type="string">
            <text:p>http://localhost/thelowdown/wp/blog/tag/depo-provera</text:p>
          </table:table-cell>
          <table:table-cell office:value-type="string" calcext:value-type="string">
            <text:p>/blog/tag/depo-provera</text:p>
          </table:table-cell>
          <table:table-cell table:formula="of:=IF([.B147] = [.H147]; &quot;TRUE&quot;; &quot;FALSE&quot;)" office:value-type="string" office:string-value="TRUE" calcext:value-type="string">
            <text:p>TRUE</text:p>
          </table:table-cell>
          <table:table-cell office:value-type="string" calcext:value-type="string">
            <text:p>depo-provera</text:p>
          </table:table-cell>
          <table:table-cell table:formula="of:=IF([.C147] = [.J147]; &quot;TRUE&quot;; &quot;FALSE&quot;)" office:value-type="string" office:string-value="TRUE" calcext:value-type="string">
            <text:p>TRUE</text:p>
          </table:table-cell>
          <table:table-cell office:value-type="string" calcext:value-type="string">
            <text:p>depo-provera Archives - The Lowdown</text:p>
          </table:table-cell>
          <table:table-cell table:formula="of:=IF([.D147] = [.L147]; &quot;TRUE&quot;; &quot;FALSE&quot;)" office:value-type="string" office:string-value="TRUE" calcext:value-type="string">
            <text:p>TRUE</text:p>
          </table:table-cell>
          <table:table-cell office:value-type="string" calcext:value-type="string">
            <text:p>N/A</text:p>
          </table:table-cell>
          <table:table-cell table:formula="of:=IF([.E147] = [.N147]; &quot;TRUE&quot;; &quot;FALSE&quot;)" office:value-type="string" office:string-value="TRUE" calcext:value-type="string">
            <text:p>TRUE</text:p>
          </table:table-cell>
          <table:table-cell office:value-type="string" calcext:value-type="string">
            <text:p>/blog/tag/depo-provera</text:p>
          </table:table-cell>
          <table:table-cell table:formula="of:=IF([.F147] = [.P147]; &quot;TRUE&quot;; &quot;FALSE&quot;)" office:value-type="string" office:string-value="TRUE" calcext:value-type="string">
            <text:p>TRUE</text:p>
          </table:table-cell>
        </table:table-row>
        <table:table-row table:style-name="ro1">
          <table:table-cell office:value-type="string" calcext:value-type="string">
            <text:p>https://blog.thelowdown.com/blog/when-does-perimenopause-start</text:p>
          </table:table-cell>
          <table:table-cell office:value-type="string" calcext:value-type="string">
            <text:p>/blog/when-does-perimenopause-start</text:p>
          </table:table-cell>
          <table:table-cell office:value-type="string" calcext:value-type="string">
            <text:p>when-does-perimenopause-start</text:p>
          </table:table-cell>
          <table:table-cell office:value-type="string" calcext:value-type="string">
            <text:p>When Does Perimenopause Start? - The Lowdown</text:p>
          </table:table-cell>
          <table:table-cell office:value-type="string" calcext:value-type="string">
            <text:p>Every person will start their perimenopause at a different age with over 34 recognised symptoms of menopause to be aware of</text:p>
          </table:table-cell>
          <table:table-cell office:value-type="string" calcext:value-type="string">
            <text:p>https://thelowdown.com/blog/when-does-perimenopause-start</text:p>
          </table:table-cell>
          <table:table-cell office:value-type="string" calcext:value-type="string">
            <text:p>http://localhost/thelowdown/wp/blog/when-does-perimenopause-start</text:p>
          </table:table-cell>
          <table:table-cell office:value-type="string" calcext:value-type="string">
            <text:p>/blog/when-does-perimenopause-start</text:p>
          </table:table-cell>
          <table:table-cell table:formula="of:=IF([.B148] = [.H148]; &quot;TRUE&quot;; &quot;FALSE&quot;)" office:value-type="string" office:string-value="TRUE" calcext:value-type="string">
            <text:p>TRUE</text:p>
          </table:table-cell>
          <table:table-cell office:value-type="string" calcext:value-type="string">
            <text:p>when-does-perimenopause-start</text:p>
          </table:table-cell>
          <table:table-cell table:formula="of:=IF([.C148] = [.J148]; &quot;TRUE&quot;; &quot;FALSE&quot;)" office:value-type="string" office:string-value="TRUE" calcext:value-type="string">
            <text:p>TRUE</text:p>
          </table:table-cell>
          <table:table-cell office:value-type="string" calcext:value-type="string">
            <text:p>When Does Perimenopause Start? - The Lowdown</text:p>
          </table:table-cell>
          <table:table-cell table:formula="of:=IF([.D148] = [.L148]; &quot;TRUE&quot;; &quot;FALSE&quot;)" office:value-type="string" office:string-value="TRUE" calcext:value-type="string">
            <text:p>TRUE</text:p>
          </table:table-cell>
          <table:table-cell office:value-type="string" calcext:value-type="string">
            <text:p>Every person will start their perimenopause at a different age with over 34 recognised symptoms of menopause to be aware of</text:p>
          </table:table-cell>
          <table:table-cell table:formula="of:=IF([.E148] = [.N148]; &quot;TRUE&quot;; &quot;FALSE&quot;)" office:value-type="string" office:string-value="TRUE" calcext:value-type="string">
            <text:p>TRUE</text:p>
          </table:table-cell>
          <table:table-cell office:value-type="string" calcext:value-type="string">
            <text:p>https://thelowdown.com/blog/when-does-perimenopause-start</text:p>
          </table:table-cell>
          <table:table-cell table:formula="of:=IF([.F148] = [.P148]; &quot;TRUE&quot;; &quot;FALSE&quot;)" office:value-type="string" office:string-value="TRUE" calcext:value-type="string">
            <text:p>TRUE</text:p>
          </table:table-cell>
        </table:table-row>
        <table:table-row table:style-name="ro1">
          <table:table-cell office:value-type="string" calcext:value-type="string">
            <text:p>https://blog.thelowdown.com/blog/norethisterone</text:p>
          </table:table-cell>
          <table:table-cell office:value-type="string" calcext:value-type="string">
            <text:p>/blog/norethisterone</text:p>
          </table:table-cell>
          <table:table-cell office:value-type="string" calcext:value-type="string">
            <text:p>norethisterone</text:p>
          </table:table-cell>
          <table:table-cell office:value-type="string" calcext:value-type="string">
            <text:p>What Is Norethisterone &amp; How Does It Work? | The Lowdown</text:p>
          </table:table-cell>
          <table:table-cell office:value-type="string" calcext:value-type="string">
            <text:p>Norethisterone is a progestin used for hormonal therapy in menopausal women and can be used to delay a period, or reduce endometriosis pain. Read more.</text:p>
          </table:table-cell>
          <table:table-cell office:value-type="string" calcext:value-type="string">
            <text:p>https://thelowdown.com/blog/norethisterone</text:p>
          </table:table-cell>
          <table:table-cell office:value-type="string" calcext:value-type="string">
            <text:p>http://localhost/thelowdown/wp/blog/norethisterone</text:p>
          </table:table-cell>
          <table:table-cell office:value-type="string" calcext:value-type="string">
            <text:p>/blog/norethisterone</text:p>
          </table:table-cell>
          <table:table-cell table:formula="of:=IF([.B149] = [.H149]; &quot;TRUE&quot;; &quot;FALSE&quot;)" office:value-type="string" office:string-value="TRUE" calcext:value-type="string">
            <text:p>TRUE</text:p>
          </table:table-cell>
          <table:table-cell office:value-type="string" calcext:value-type="string">
            <text:p>norethisterone</text:p>
          </table:table-cell>
          <table:table-cell table:formula="of:=IF([.C149] = [.J149]; &quot;TRUE&quot;; &quot;FALSE&quot;)" office:value-type="string" office:string-value="TRUE" calcext:value-type="string">
            <text:p>TRUE</text:p>
          </table:table-cell>
          <table:table-cell office:value-type="string" calcext:value-type="string">
            <text:p>What Is Norethisterone &amp; How Does It Work? | The Lowdown</text:p>
          </table:table-cell>
          <table:table-cell table:formula="of:=IF([.D149] = [.L149]; &quot;TRUE&quot;; &quot;FALSE&quot;)" office:value-type="string" office:string-value="TRUE" calcext:value-type="string">
            <text:p>TRUE</text:p>
          </table:table-cell>
          <table:table-cell office:value-type="string" calcext:value-type="string">
            <text:p>Norethisterone is a progestin used for hormonal therapy in menopausal women and can be used to delay a period, or reduce endometriosis pain. Read more.</text:p>
          </table:table-cell>
          <table:table-cell table:formula="of:=IF([.E149] = [.N149]; &quot;TRUE&quot;; &quot;FALSE&quot;)" office:value-type="string" office:string-value="TRUE" calcext:value-type="string">
            <text:p>TRUE</text:p>
          </table:table-cell>
          <table:table-cell office:value-type="string" calcext:value-type="string">
            <text:p>https://thelowdown.com/blog/norethisterone</text:p>
          </table:table-cell>
          <table:table-cell table:formula="of:=IF([.F149] = [.P149]; &quot;TRUE&quot;; &quot;FALSE&quot;)" office:value-type="string" office:string-value="TRUE" calcext:value-type="string">
            <text:p>TRUE</text:p>
          </table:table-cell>
        </table:table-row>
        <table:table-row table:style-name="ro1">
          <table:table-cell office:value-type="string" calcext:value-type="string">
            <text:p>https://blog.thelowdown.com/blog/tag/nhs</text:p>
          </table:table-cell>
          <table:table-cell office:value-type="string" calcext:value-type="string">
            <text:p>/blog/tag/nhs</text:p>
          </table:table-cell>
          <table:table-cell office:value-type="string" calcext:value-type="string">
            <text:p>nhs</text:p>
          </table:table-cell>
          <table:table-cell office:value-type="string" calcext:value-type="string">
            <text:p>NHS Archives - The Lowdown</text:p>
          </table:table-cell>
          <table:table-cell office:value-type="string" calcext:value-type="string">
            <text:p>N/A</text:p>
          </table:table-cell>
          <table:table-cell office:value-type="string" calcext:value-type="string">
            <text:p>/blog/tag/nhs</text:p>
          </table:table-cell>
          <table:table-cell office:value-type="string" calcext:value-type="string">
            <text:p>http://localhost/thelowdown/wp/blog/tag/nhs</text:p>
          </table:table-cell>
          <table:table-cell office:value-type="string" calcext:value-type="string">
            <text:p>/blog/tag/nhs</text:p>
          </table:table-cell>
          <table:table-cell table:formula="of:=IF([.B150] = [.H150]; &quot;TRUE&quot;; &quot;FALSE&quot;)" office:value-type="string" office:string-value="TRUE" calcext:value-type="string">
            <text:p>TRUE</text:p>
          </table:table-cell>
          <table:table-cell office:value-type="string" calcext:value-type="string">
            <text:p>nhs</text:p>
          </table:table-cell>
          <table:table-cell table:formula="of:=IF([.C150] = [.J150]; &quot;TRUE&quot;; &quot;FALSE&quot;)" office:value-type="string" office:string-value="TRUE" calcext:value-type="string">
            <text:p>TRUE</text:p>
          </table:table-cell>
          <table:table-cell office:value-type="string" calcext:value-type="string">
            <text:p>NHS Archives - The Lowdown</text:p>
          </table:table-cell>
          <table:table-cell table:formula="of:=IF([.D150] = [.L150]; &quot;TRUE&quot;; &quot;FALSE&quot;)" office:value-type="string" office:string-value="TRUE" calcext:value-type="string">
            <text:p>TRUE</text:p>
          </table:table-cell>
          <table:table-cell office:value-type="string" calcext:value-type="string">
            <text:p>N/A</text:p>
          </table:table-cell>
          <table:table-cell table:formula="of:=IF([.E150] = [.N150]; &quot;TRUE&quot;; &quot;FALSE&quot;)" office:value-type="string" office:string-value="TRUE" calcext:value-type="string">
            <text:p>TRUE</text:p>
          </table:table-cell>
          <table:table-cell office:value-type="string" calcext:value-type="string">
            <text:p>/blog/tag/nhs</text:p>
          </table:table-cell>
          <table:table-cell table:formula="of:=IF([.F150] = [.P150]; &quot;TRUE&quot;; &quot;FALSE&quot;)" office:value-type="string" office:string-value="TRUE" calcext:value-type="string">
            <text:p>TRUE</text:p>
          </table:table-cell>
        </table:table-row>
        <table:table-row table:style-name="ro1">
          <table:table-cell office:value-type="string" calcext:value-type="string">
            <text:p>https://blog.thelowdown.com/blog/contraception-and-cancer</text:p>
          </table:table-cell>
          <table:table-cell office:value-type="string" calcext:value-type="string">
            <text:p>/blog/contraception-and-cancer</text:p>
          </table:table-cell>
          <table:table-cell office:value-type="string" calcext:value-type="string">
            <text:p>contraception-and-cancer</text:p>
          </table:table-cell>
          <table:table-cell office:value-type="string" calcext:value-type="string">
            <text:p>Contraception and Cancer | The Lowdown</text:p>
          </table:table-cell>
          <table:table-cell office:value-type="string" calcext:value-type="string">
            <text:p>Get the lowdown on different types of contraception and their risks for certain types of cancer. It’s something nobody likes to think about, but cancer can’t be ignored, and it’s important that we’re clued up about our individual risks.</text:p>
          </table:table-cell>
          <table:table-cell office:value-type="string" calcext:value-type="string">
            <text:p>https://thelowdown.com/blog/contraception-and-cancer</text:p>
          </table:table-cell>
          <table:table-cell office:value-type="string" calcext:value-type="string">
            <text:p>http://localhost/thelowdown/wp/blog/contraception-and-cancer</text:p>
          </table:table-cell>
          <table:table-cell office:value-type="string" calcext:value-type="string">
            <text:p>/blog/contraception-and-cancer</text:p>
          </table:table-cell>
          <table:table-cell table:formula="of:=IF([.B151] = [.H151]; &quot;TRUE&quot;; &quot;FALSE&quot;)" office:value-type="string" office:string-value="TRUE" calcext:value-type="string">
            <text:p>TRUE</text:p>
          </table:table-cell>
          <table:table-cell office:value-type="string" calcext:value-type="string">
            <text:p>contraception-and-cancer</text:p>
          </table:table-cell>
          <table:table-cell table:formula="of:=IF([.C151] = [.J151]; &quot;TRUE&quot;; &quot;FALSE&quot;)" office:value-type="string" office:string-value="TRUE" calcext:value-type="string">
            <text:p>TRUE</text:p>
          </table:table-cell>
          <table:table-cell office:value-type="string" calcext:value-type="string">
            <text:p>Contraception and Cancer | The Lowdown</text:p>
          </table:table-cell>
          <table:table-cell table:formula="of:=IF([.D151] = [.L151]; &quot;TRUE&quot;; &quot;FALSE&quot;)" office:value-type="string" office:string-value="TRUE" calcext:value-type="string">
            <text:p>TRUE</text:p>
          </table:table-cell>
          <table:table-cell office:value-type="string" calcext:value-type="string">
            <text:p>Get the lowdown on different types of contraception and their risks for certain types of cancer. It’s something nobody likes to think about, but cancer can’t be ignored, and it’s important that we’re clued up about our individual risks.</text:p>
          </table:table-cell>
          <table:table-cell table:formula="of:=IF([.E151] = [.N151]; &quot;TRUE&quot;; &quot;FALSE&quot;)" office:value-type="string" office:string-value="TRUE" calcext:value-type="string">
            <text:p>TRUE</text:p>
          </table:table-cell>
          <table:table-cell office:value-type="string" calcext:value-type="string">
            <text:p>https://thelowdown.com/blog/contraception-and-cancer</text:p>
          </table:table-cell>
          <table:table-cell table:formula="of:=IF([.F151] = [.P151]; &quot;TRUE&quot;; &quot;FALSE&quot;)" office:value-type="string" office:string-value="TRUE" calcext:value-type="string">
            <text:p>TRUE</text:p>
          </table:table-cell>
        </table:table-row>
        <table:table-row table:style-name="ro1">
          <table:table-cell office:value-type="string" calcext:value-type="string">
            <text:p>https://blog.thelowdown.com/blog/morning-after-pill-menstrual-cycle</text:p>
          </table:table-cell>
          <table:table-cell office:value-type="string" calcext:value-type="string">
            <text:p>/blog/morning-after-pill-menstrual-cycle</text:p>
          </table:table-cell>
          <table:table-cell office:value-type="string" calcext:value-type="string">
            <text:p>morning-after-pill-menstrual-cycle</text:p>
          </table:table-cell>
          <table:table-cell office:value-type="string" calcext:value-type="string">
            <text:p>Does the Morning After Pill Affect Your Menstrual Cycle? | The Lowdown</text:p>
          </table:table-cell>
          <table:table-cell office:value-type="string" calcext:value-type="string">
            <text:p>Does the morning after pill affect your menstrual cycle? If you're worried about the side effects on your period after taking the morning after pill, here's the lowdown...</text:p>
          </table:table-cell>
          <table:table-cell office:value-type="string" calcext:value-type="string">
            <text:p>https://thelowdown.com/blog/morning-after-pill-menstrual-cycle</text:p>
          </table:table-cell>
          <table:table-cell office:value-type="string" calcext:value-type="string">
            <text:p>http://localhost/thelowdown/wp/blog/morning-after-pill-menstrual-cycle</text:p>
          </table:table-cell>
          <table:table-cell office:value-type="string" calcext:value-type="string">
            <text:p>/blog/morning-after-pill-menstrual-cycle</text:p>
          </table:table-cell>
          <table:table-cell table:formula="of:=IF([.B152] = [.H152]; &quot;TRUE&quot;; &quot;FALSE&quot;)" office:value-type="string" office:string-value="TRUE" calcext:value-type="string">
            <text:p>TRUE</text:p>
          </table:table-cell>
          <table:table-cell office:value-type="string" calcext:value-type="string">
            <text:p>morning-after-pill-menstrual-cycle</text:p>
          </table:table-cell>
          <table:table-cell table:formula="of:=IF([.C152] = [.J152]; &quot;TRUE&quot;; &quot;FALSE&quot;)" office:value-type="string" office:string-value="TRUE" calcext:value-type="string">
            <text:p>TRUE</text:p>
          </table:table-cell>
          <table:table-cell office:value-type="string" calcext:value-type="string">
            <text:p>Does the Morning After Pill Affect Your Menstrual Cycle? | The Lowdown</text:p>
          </table:table-cell>
          <table:table-cell table:formula="of:=IF([.D152] = [.L152]; &quot;TRUE&quot;; &quot;FALSE&quot;)" office:value-type="string" office:string-value="TRUE" calcext:value-type="string">
            <text:p>TRUE</text:p>
          </table:table-cell>
          <table:table-cell office:value-type="string" calcext:value-type="string">
            <text:p>Does the morning after pill affect your menstrual cycle? If you're worried about the side effects on your period after taking the morning after pill, here's the lowdown...</text:p>
          </table:table-cell>
          <table:table-cell table:formula="of:=IF([.E152] = [.N152]; &quot;TRUE&quot;; &quot;FALSE&quot;)" office:value-type="string" office:string-value="TRUE" calcext:value-type="string">
            <text:p>TRUE</text:p>
          </table:table-cell>
          <table:table-cell office:value-type="string" calcext:value-type="string">
            <text:p>https://thelowdown.com/blog/morning-after-pill-menstrual-cycle</text:p>
          </table:table-cell>
          <table:table-cell table:formula="of:=IF([.F152] = [.P152]; &quot;TRUE&quot;; &quot;FALSE&quot;)" office:value-type="string" office:string-value="TRUE" calcext:value-type="string">
            <text:p>TRUE</text:p>
          </table:table-cell>
        </table:table-row>
        <table:table-row table:style-name="ro1">
          <table:table-cell office:value-type="string" calcext:value-type="string">
            <text:p>https://blog.thelowdown.com/author/melanie-davis-hall</text:p>
          </table:table-cell>
          <table:table-cell office:value-type="string" calcext:value-type="string">
            <text:p>/author/melanie-davis-hall</text:p>
          </table:table-cell>
          <table:table-cell office:value-type="string" calcext:value-type="string">
            <text:p>melanie-davis-hall</text:p>
          </table:table-cell>
          <table:table-cell office:value-type="string" calcext:value-type="string">
            <text:p>Dr Melanie Davis-Hall | The Lowdown</text:p>
          </table:table-cell>
          <table:table-cell office:value-type="string" calcext:value-type="string">
            <text:p>Dr Melanie Davis-Hall BMBS (Hons) BMedSci (Hons) DSFRH MRCGP is The Lowdown's Clinical Director, reviewing all clinical content.</text:p>
          </table:table-cell>
          <table:table-cell office:value-type="string" calcext:value-type="string">
            <text:p>https://thelowdown.com/author/melanie-davis-hall</text:p>
          </table:table-cell>
          <table:table-cell office:value-type="string" calcext:value-type="string">
            <text:p>http://localhost/thelowdown/wp/author/melanie-davis-hall</text:p>
          </table:table-cell>
          <table:table-cell office:value-type="string" calcext:value-type="string">
            <text:p>/author/melanie-davis-hall</text:p>
          </table:table-cell>
          <table:table-cell table:formula="of:=IF([.B153] = [.H153]; &quot;TRUE&quot;; &quot;FALSE&quot;)" office:value-type="string" office:string-value="TRUE" calcext:value-type="string">
            <text:p>TRUE</text:p>
          </table:table-cell>
          <table:table-cell office:value-type="string" calcext:value-type="string">
            <text:p>melanie-davis-hall</text:p>
          </table:table-cell>
          <table:table-cell table:formula="of:=IF([.C153] = [.J153]; &quot;TRUE&quot;; &quot;FALSE&quot;)" office:value-type="string" office:string-value="TRUE" calcext:value-type="string">
            <text:p>TRUE</text:p>
          </table:table-cell>
          <table:table-cell office:value-type="string" calcext:value-type="string">
            <text:p>Dr Melanie Davis-Hall | The Lowdown</text:p>
          </table:table-cell>
          <table:table-cell table:formula="of:=IF([.D153] = [.L153]; &quot;TRUE&quot;; &quot;FALSE&quot;)" office:value-type="string" office:string-value="TRUE" calcext:value-type="string">
            <text:p>TRUE</text:p>
          </table:table-cell>
          <table:table-cell office:value-type="string" calcext:value-type="string">
            <text:p>Dr Melanie Davis-Hall BMBS (Hons) BMedSci (Hons) DSFRH MRCGP is The Lowdown's Clinical Director, reviewing all clinical content.</text:p>
          </table:table-cell>
          <table:table-cell table:formula="of:=IF([.E153] = [.N153]; &quot;TRUE&quot;; &quot;FALSE&quot;)" office:value-type="string" office:string-value="TRUE" calcext:value-type="string">
            <text:p>TRUE</text:p>
          </table:table-cell>
          <table:table-cell office:value-type="string" calcext:value-type="string">
            <text:p><text:a xlink:href="https://thelowdown.com/author/melanie-davis-hall" xlink:type="simple">https://thelowdown.com/author/melanie-davis-hall</text:a></text:p>
          </table:table-cell>
          <table:table-cell table:formula="of:=IF([.F153] = [.P153]; &quot;TRUE&quot;; &quot;FALSE&quot;)" office:value-type="string" office:string-value="TRUE" calcext:value-type="string">
            <text:p>TRUE</text:p>
          </table:table-cell>
        </table:table-row>
        <table:table-row table:style-name="ro1">
          <table:table-cell office:value-type="string" calcext:value-type="string">
            <text:p>https://blog.thelowdown.com/blog/tag/androgens</text:p>
          </table:table-cell>
          <table:table-cell office:value-type="string" calcext:value-type="string">
            <text:p>/blog/tag/androgens</text:p>
          </table:table-cell>
          <table:table-cell office:value-type="string" calcext:value-type="string">
            <text:p>androgens</text:p>
          </table:table-cell>
          <table:table-cell office:value-type="string" calcext:value-type="string">
            <text:p>androgens Archives - The Lowdown</text:p>
          </table:table-cell>
          <table:table-cell office:value-type="string" calcext:value-type="string">
            <text:p>N/A</text:p>
          </table:table-cell>
          <table:table-cell office:value-type="string" calcext:value-type="string">
            <text:p>/blog/tag/androgens</text:p>
          </table:table-cell>
          <table:table-cell office:value-type="string" calcext:value-type="string">
            <text:p>http://localhost/thelowdown/wp/blog/tag/androgens</text:p>
          </table:table-cell>
          <table:table-cell office:value-type="string" calcext:value-type="string">
            <text:p>/blog/tag/androgens</text:p>
          </table:table-cell>
          <table:table-cell table:formula="of:=IF([.B154] = [.H154]; &quot;TRUE&quot;; &quot;FALSE&quot;)" office:value-type="string" office:string-value="TRUE" calcext:value-type="string">
            <text:p>TRUE</text:p>
          </table:table-cell>
          <table:table-cell office:value-type="string" calcext:value-type="string">
            <text:p>androgens</text:p>
          </table:table-cell>
          <table:table-cell table:formula="of:=IF([.C154] = [.J154]; &quot;TRUE&quot;; &quot;FALSE&quot;)" office:value-type="string" office:string-value="TRUE" calcext:value-type="string">
            <text:p>TRUE</text:p>
          </table:table-cell>
          <table:table-cell office:value-type="string" calcext:value-type="string">
            <text:p>androgens Archives - The Lowdown</text:p>
          </table:table-cell>
          <table:table-cell table:formula="of:=IF([.D154] = [.L154]; &quot;TRUE&quot;; &quot;FALSE&quot;)" office:value-type="string" office:string-value="TRUE" calcext:value-type="string">
            <text:p>TRUE</text:p>
          </table:table-cell>
          <table:table-cell office:value-type="string" calcext:value-type="string">
            <text:p>N/A</text:p>
          </table:table-cell>
          <table:table-cell table:formula="of:=IF([.E154] = [.N154]; &quot;TRUE&quot;; &quot;FALSE&quot;)" office:value-type="string" office:string-value="TRUE" calcext:value-type="string">
            <text:p>TRUE</text:p>
          </table:table-cell>
          <table:table-cell office:value-type="string" calcext:value-type="string">
            <text:p>/blog/tag/androgens</text:p>
          </table:table-cell>
          <table:table-cell table:formula="of:=IF([.F154] = [.P154]; &quot;TRUE&quot;; &quot;FALSE&quot;)" office:value-type="string" office:string-value="TRUE" calcext:value-type="string">
            <text:p>TRUE</text:p>
          </table:table-cell>
        </table:table-row>
        <table:table-row table:style-name="ro1">
          <table:table-cell office:value-type="string" calcext:value-type="string">
            <text:p>https://blog.thelowdown.com/blog/tag/chlamydia</text:p>
          </table:table-cell>
          <table:table-cell office:value-type="string" calcext:value-type="string">
            <text:p>/blog/tag/chlamydia</text:p>
          </table:table-cell>
          <table:table-cell office:value-type="string" calcext:value-type="string">
            <text:p>chlamydia</text:p>
          </table:table-cell>
          <table:table-cell office:value-type="string" calcext:value-type="string">
            <text:p>chlamydia Archives - The Lowdown</text:p>
          </table:table-cell>
          <table:table-cell office:value-type="string" calcext:value-type="string">
            <text:p>N/A</text:p>
          </table:table-cell>
          <table:table-cell office:value-type="string" calcext:value-type="string">
            <text:p>/blog/tag/chlamydia</text:p>
          </table:table-cell>
          <table:table-cell office:value-type="string" calcext:value-type="string">
            <text:p>http://localhost/thelowdown/wp/blog/tag/chlamydia</text:p>
          </table:table-cell>
          <table:table-cell office:value-type="string" calcext:value-type="string">
            <text:p>/blog/tag/chlamydia</text:p>
          </table:table-cell>
          <table:table-cell table:formula="of:=IF([.B155] = [.H155]; &quot;TRUE&quot;; &quot;FALSE&quot;)" office:value-type="string" office:string-value="TRUE" calcext:value-type="string">
            <text:p>TRUE</text:p>
          </table:table-cell>
          <table:table-cell office:value-type="string" calcext:value-type="string">
            <text:p>chlamydia</text:p>
          </table:table-cell>
          <table:table-cell table:formula="of:=IF([.C155] = [.J155]; &quot;TRUE&quot;; &quot;FALSE&quot;)" office:value-type="string" office:string-value="TRUE" calcext:value-type="string">
            <text:p>TRUE</text:p>
          </table:table-cell>
          <table:table-cell office:value-type="string" calcext:value-type="string">
            <text:p>chlamydia Archives - The Lowdown</text:p>
          </table:table-cell>
          <table:table-cell table:formula="of:=IF([.D155] = [.L155]; &quot;TRUE&quot;; &quot;FALSE&quot;)" office:value-type="string" office:string-value="TRUE" calcext:value-type="string">
            <text:p>TRUE</text:p>
          </table:table-cell>
          <table:table-cell office:value-type="string" calcext:value-type="string">
            <text:p>N/A</text:p>
          </table:table-cell>
          <table:table-cell table:formula="of:=IF([.E155] = [.N155]; &quot;TRUE&quot;; &quot;FALSE&quot;)" office:value-type="string" office:string-value="TRUE" calcext:value-type="string">
            <text:p>TRUE</text:p>
          </table:table-cell>
          <table:table-cell office:value-type="string" calcext:value-type="string">
            <text:p>/blog/tag/chlamydia</text:p>
          </table:table-cell>
          <table:table-cell table:formula="of:=IF([.F155] = [.P155]; &quot;TRUE&quot;; &quot;FALSE&quot;)" office:value-type="string" office:string-value="TRUE" calcext:value-type="string">
            <text:p>TRUE</text:p>
          </table:table-cell>
        </table:table-row>
        <table:table-row table:style-name="ro1">
          <table:table-cell office:value-type="string" calcext:value-type="string">
            <text:p>https://blog.thelowdown.com/blog/tag/hatty-wilmoth</text:p>
          </table:table-cell>
          <table:table-cell office:value-type="string" calcext:value-type="string">
            <text:p>/blog/tag/hatty-wilmoth</text:p>
          </table:table-cell>
          <table:table-cell office:value-type="string" calcext:value-type="string">
            <text:p>hatty-wilmoth</text:p>
          </table:table-cell>
          <table:table-cell office:value-type="string" calcext:value-type="string">
            <text:p>Hatty Wilmoth Archives - The Lowdown</text:p>
          </table:table-cell>
          <table:table-cell office:value-type="string" calcext:value-type="string">
            <text:p>N/A</text:p>
          </table:table-cell>
          <table:table-cell office:value-type="string" calcext:value-type="string">
            <text:p>/blog/tag/hatty-wilmoth</text:p>
          </table:table-cell>
          <table:table-cell office:value-type="string" calcext:value-type="string">
            <text:p>http://localhost/thelowdown/wp/blog/tag/hatty-wilmoth</text:p>
          </table:table-cell>
          <table:table-cell office:value-type="string" calcext:value-type="string">
            <text:p>/blog/tag/hatty-wilmoth</text:p>
          </table:table-cell>
          <table:table-cell table:formula="of:=IF([.B156] = [.H156]; &quot;TRUE&quot;; &quot;FALSE&quot;)" office:value-type="string" office:string-value="TRUE" calcext:value-type="string">
            <text:p>TRUE</text:p>
          </table:table-cell>
          <table:table-cell office:value-type="string" calcext:value-type="string">
            <text:p>hatty-wilmoth</text:p>
          </table:table-cell>
          <table:table-cell table:formula="of:=IF([.C156] = [.J156]; &quot;TRUE&quot;; &quot;FALSE&quot;)" office:value-type="string" office:string-value="TRUE" calcext:value-type="string">
            <text:p>TRUE</text:p>
          </table:table-cell>
          <table:table-cell office:value-type="string" calcext:value-type="string">
            <text:p>Hatty Wilmoth Archives - The Lowdown</text:p>
          </table:table-cell>
          <table:table-cell table:formula="of:=IF([.D156] = [.L156]; &quot;TRUE&quot;; &quot;FALSE&quot;)" office:value-type="string" office:string-value="TRUE" calcext:value-type="string">
            <text:p>TRUE</text:p>
          </table:table-cell>
          <table:table-cell office:value-type="string" calcext:value-type="string">
            <text:p>N/A</text:p>
          </table:table-cell>
          <table:table-cell table:formula="of:=IF([.E156] = [.N156]; &quot;TRUE&quot;; &quot;FALSE&quot;)" office:value-type="string" office:string-value="TRUE" calcext:value-type="string">
            <text:p>TRUE</text:p>
          </table:table-cell>
          <table:table-cell office:value-type="string" calcext:value-type="string">
            <text:p>/blog/tag/hatty-wilmoth</text:p>
          </table:table-cell>
          <table:table-cell table:formula="of:=IF([.F156] = [.P156]; &quot;TRUE&quot;; &quot;FALSE&quot;)" office:value-type="string" office:string-value="TRUE" calcext:value-type="string">
            <text:p>TRUE</text:p>
          </table:table-cell>
        </table:table-row>
        <table:table-row table:style-name="ro1">
          <table:table-cell office:value-type="string" calcext:value-type="string">
            <text:p>https://blog.thelowdown.com/blog/tag/coil/</text:p>
          </table:table-cell>
          <table:table-cell office:value-type="string" calcext:value-type="string">
            <text:p>/blog/tag/coil/</text:p>
          </table:table-cell>
          <table:table-cell office:value-type="string" calcext:value-type="string">
            <text:p>coil</text:p>
          </table:table-cell>
          <table:table-cell office:value-type="string" calcext:value-type="string">
            <text:p>coil Archives - The Lowdown</text:p>
          </table:table-cell>
          <table:table-cell office:value-type="string" calcext:value-type="string">
            <text:p>N/A</text:p>
          </table:table-cell>
          <table:table-cell office:value-type="string" calcext:value-type="string">
            <text:p>/blog/tag/coil</text:p>
          </table:table-cell>
          <table:table-cell office:value-type="string" calcext:value-type="string">
            <text:p>http://localhost/thelowdown/wp/blog/tag/coil/</text:p>
          </table:table-cell>
          <table:table-cell office:value-type="string" calcext:value-type="string">
            <text:p>/blog/tag/coil/</text:p>
          </table:table-cell>
          <table:table-cell table:formula="of:=IF([.B157] = [.H157]; &quot;TRUE&quot;; &quot;FALSE&quot;)" office:value-type="string" office:string-value="TRUE" calcext:value-type="string">
            <text:p>TRUE</text:p>
          </table:table-cell>
          <table:table-cell office:value-type="string" calcext:value-type="string">
            <text:p>coil</text:p>
          </table:table-cell>
          <table:table-cell table:formula="of:=IF([.C157] = [.J157]; &quot;TRUE&quot;; &quot;FALSE&quot;)" office:value-type="string" office:string-value="TRUE" calcext:value-type="string">
            <text:p>TRUE</text:p>
          </table:table-cell>
          <table:table-cell office:value-type="string" calcext:value-type="string">
            <text:p>coil Archives - The Lowdown</text:p>
          </table:table-cell>
          <table:table-cell table:formula="of:=IF([.D157] = [.L157]; &quot;TRUE&quot;; &quot;FALSE&quot;)" office:value-type="string" office:string-value="TRUE" calcext:value-type="string">
            <text:p>TRUE</text:p>
          </table:table-cell>
          <table:table-cell office:value-type="string" calcext:value-type="string">
            <text:p>N/A</text:p>
          </table:table-cell>
          <table:table-cell table:formula="of:=IF([.E157] = [.N157]; &quot;TRUE&quot;; &quot;FALSE&quot;)" office:value-type="string" office:string-value="TRUE" calcext:value-type="string">
            <text:p>TRUE</text:p>
          </table:table-cell>
          <table:table-cell office:value-type="string" calcext:value-type="string">
            <text:p>/blog/tag/coil</text:p>
          </table:table-cell>
          <table:table-cell table:formula="of:=IF([.F157] = [.P157]; &quot;TRUE&quot;; &quot;FALSE&quot;)" office:value-type="string" office:string-value="TRUE" calcext:value-type="string">
            <text:p>TRUE</text:p>
          </table:table-cell>
        </table:table-row>
        <table:table-row table:style-name="ro1">
          <table:table-cell office:value-type="string" calcext:value-type="string">
            <text:p>https://blog.thelowdown.com/blog/the-contraceptive-implant-everything-you-need-to-know-the-lowdown</text:p>
          </table:table-cell>
          <table:table-cell office:value-type="string" calcext:value-type="string">
            <text:p>/blog/the-contraceptive-implant-everything-you-need-to-know-the-lowdown</text:p>
          </table:table-cell>
          <table:table-cell office:value-type="string" calcext:value-type="string">
            <text:p>the-contraceptive-implant-everything-you-need-to-know-the-lowdown</text:p>
          </table:table-cell>
          <table:table-cell office:value-type="string" calcext:value-type="string">
            <text:p>A Complete Guide To The Contraceptive Implant | The Lowdown The Lowdown</text:p>
          </table:table-cell>
          <table:table-cell office:value-type="string" calcext:value-type="string">
            <text:p>Everything you need to know about the contraceptive implant. Read honest reviews and get the facts from the world’s only contraceptive review platform.</text:p>
          </table:table-cell>
          <table:table-cell office:value-type="string" calcext:value-type="string">
            <text:p>https://thelowdown.com/blog/the-contraceptive-implant-everything-you-need-to-know-the-lowdown</text:p>
          </table:table-cell>
          <table:table-cell office:value-type="string" calcext:value-type="string">
            <text:p>http://localhost/thelowdown/wp/blog/the-contraceptive-implant-everything-you-need-to-know-the-lowdown</text:p>
          </table:table-cell>
          <table:table-cell office:value-type="string" calcext:value-type="string">
            <text:p>/blog/the-contraceptive-implant-everything-you-need-to-know-the-lowdown</text:p>
          </table:table-cell>
          <table:table-cell table:formula="of:=IF([.B158] = [.H158]; &quot;TRUE&quot;; &quot;FALSE&quot;)" office:value-type="string" office:string-value="TRUE" calcext:value-type="string">
            <text:p>TRUE</text:p>
          </table:table-cell>
          <table:table-cell office:value-type="string" calcext:value-type="string">
            <text:p>the-contraceptive-implant-everything-you-need-to-know-the-lowdown</text:p>
          </table:table-cell>
          <table:table-cell table:formula="of:=IF([.C158] = [.J158]; &quot;TRUE&quot;; &quot;FALSE&quot;)" office:value-type="string" office:string-value="TRUE" calcext:value-type="string">
            <text:p>TRUE</text:p>
          </table:table-cell>
          <table:table-cell office:value-type="string" calcext:value-type="string">
            <text:p>A Complete Guide To The Contraceptive Implant | The Lowdown The Lowdown</text:p>
          </table:table-cell>
          <table:table-cell table:formula="of:=IF([.D158] = [.L158]; &quot;TRUE&quot;; &quot;FALSE&quot;)" office:value-type="string" office:string-value="TRUE" calcext:value-type="string">
            <text:p>TRUE</text:p>
          </table:table-cell>
          <table:table-cell office:value-type="string" calcext:value-type="string">
            <text:p>Everything you need to know about the contraceptive implant. Read honest reviews and get the facts from the world’s only contraceptive review platform.</text:p>
          </table:table-cell>
          <table:table-cell table:formula="of:=IF([.E158] = [.N158]; &quot;TRUE&quot;; &quot;FALSE&quot;)" office:value-type="string" office:string-value="TRUE" calcext:value-type="string">
            <text:p>TRUE</text:p>
          </table:table-cell>
          <table:table-cell office:value-type="string" calcext:value-type="string">
            <text:p>https://thelowdown.com/blog/the-contraceptive-implant-everything-you-need-to-know-the-lowdown</text:p>
          </table:table-cell>
          <table:table-cell table:formula="of:=IF([.F158] = [.P158]; &quot;TRUE&quot;; &quot;FALSE&quot;)" office:value-type="string" office:string-value="TRUE" calcext:value-type="string">
            <text:p>TRUE</text:p>
          </table:table-cell>
        </table:table-row>
        <table:table-row table:style-name="ro1">
          <table:table-cell office:value-type="string" calcext:value-type="string">
            <text:p>https://blog.thelowdown.com/author/maddie-braidwood</text:p>
          </table:table-cell>
          <table:table-cell office:value-type="string" calcext:value-type="string">
            <text:p>/author/maddie-braidwood</text:p>
          </table:table-cell>
          <table:table-cell office:value-type="string" calcext:value-type="string">
            <text:p>maddie-braidwood</text:p>
          </table:table-cell>
          <table:table-cell office:value-type="string" calcext:value-type="string">
            <text:p>Maddie Braidwood - The Lowdown</text:p>
          </table:table-cell>
          <table:table-cell office:value-type="string" calcext:value-type="string">
            <text:p>Maddie is an English Language and Linguistics graduate who is passionate about writing.</text:p>
          </table:table-cell>
          <table:table-cell office:value-type="string" calcext:value-type="string">
            <text:p>https://thelowdown.com/author/maddie-braidwood</text:p>
          </table:table-cell>
          <table:table-cell office:value-type="string" calcext:value-type="string">
            <text:p>http://localhost/thelowdown/wp/author/maddie-braidwood</text:p>
          </table:table-cell>
          <table:table-cell office:value-type="string" calcext:value-type="string">
            <text:p>/author/maddie-braidwood</text:p>
          </table:table-cell>
          <table:table-cell table:formula="of:=IF([.B159] = [.H159]; &quot;TRUE&quot;; &quot;FALSE&quot;)" office:value-type="string" office:string-value="TRUE" calcext:value-type="string">
            <text:p>TRUE</text:p>
          </table:table-cell>
          <table:table-cell office:value-type="string" calcext:value-type="string">
            <text:p>maddie-braidwood</text:p>
          </table:table-cell>
          <table:table-cell table:formula="of:=IF([.C159] = [.J159]; &quot;TRUE&quot;; &quot;FALSE&quot;)" office:value-type="string" office:string-value="TRUE" calcext:value-type="string">
            <text:p>TRUE</text:p>
          </table:table-cell>
          <table:table-cell office:value-type="string" calcext:value-type="string">
            <text:p>Maddie Braidwood - The Lowdown</text:p>
          </table:table-cell>
          <table:table-cell table:formula="of:=IF([.D159] = [.L159]; &quot;TRUE&quot;; &quot;FALSE&quot;)" office:value-type="string" office:string-value="TRUE" calcext:value-type="string">
            <text:p>TRUE</text:p>
          </table:table-cell>
          <table:table-cell office:value-type="string" calcext:value-type="string">
            <text:p>Maddie is an English Language and Linguistics graduate who is passionate about writing.</text:p>
          </table:table-cell>
          <table:table-cell table:formula="of:=IF([.E159] = [.N159]; &quot;TRUE&quot;; &quot;FALSE&quot;)" office:value-type="string" office:string-value="TRUE" calcext:value-type="string">
            <text:p>TRUE</text:p>
          </table:table-cell>
          <table:table-cell office:value-type="string" calcext:value-type="string">
            <text:p><text:a xlink:href="https://thelowdown.com/author/maddie-braidwood" xlink:type="simple">https://thelowdown.com/author/maddie-braidwood</text:a></text:p>
          </table:table-cell>
          <table:table-cell table:formula="of:=IF([.F159] = [.P159]; &quot;TRUE&quot;; &quot;FALSE&quot;)" office:value-type="string" office:string-value="TRUE" calcext:value-type="string">
            <text:p>TRUE</text:p>
          </table:table-cell>
        </table:table-row>
        <table:table-row table:style-name="ro1">
          <table:table-cell office:value-type="string" calcext:value-type="string">
            <text:p>https://blog.thelowdown.com/author/personal-story</text:p>
          </table:table-cell>
          <table:table-cell office:value-type="string" calcext:value-type="string">
            <text:p>/author/personal-story</text:p>
          </table:table-cell>
          <table:table-cell office:value-type="string" calcext:value-type="string">
            <text:p>personal-story</text:p>
          </table:table-cell>
          <table:table-cell office:value-type="string" calcext:value-type="string">
            <text:p>Personal Stories - The Lowdown</text:p>
          </table:table-cell>
          <table:table-cell office:value-type="string" calcext:value-type="string">
            <text:p>These blogs are part of The Lowdown’s My Contraceptive Journey series.</text:p>
          </table:table-cell>
          <table:table-cell office:value-type="string" calcext:value-type="string">
            <text:p>https://thelowdown.com/author/personal-story</text:p>
          </table:table-cell>
          <table:table-cell office:value-type="string" calcext:value-type="string">
            <text:p>http://localhost/thelowdown/wp/author/personal-story</text:p>
          </table:table-cell>
          <table:table-cell office:value-type="string" calcext:value-type="string">
            <text:p>/author/personal-story</text:p>
          </table:table-cell>
          <table:table-cell table:formula="of:=IF([.B160] = [.H160]; &quot;TRUE&quot;; &quot;FALSE&quot;)" office:value-type="string" office:string-value="TRUE" calcext:value-type="string">
            <text:p>TRUE</text:p>
          </table:table-cell>
          <table:table-cell office:value-type="string" calcext:value-type="string">
            <text:p>personal-story</text:p>
          </table:table-cell>
          <table:table-cell table:formula="of:=IF([.C160] = [.J160]; &quot;TRUE&quot;; &quot;FALSE&quot;)" office:value-type="string" office:string-value="TRUE" calcext:value-type="string">
            <text:p>TRUE</text:p>
          </table:table-cell>
          <table:table-cell office:value-type="string" calcext:value-type="string">
            <text:p>Personal Stories - The Lowdown</text:p>
          </table:table-cell>
          <table:table-cell table:formula="of:=IF([.D160] = [.L160]; &quot;TRUE&quot;; &quot;FALSE&quot;)" office:value-type="string" office:string-value="TRUE" calcext:value-type="string">
            <text:p>TRUE</text:p>
          </table:table-cell>
          <table:table-cell office:value-type="string" calcext:value-type="string">
            <text:p>These blogs are part of The Lowdown’s My Contraceptive Journey series.</text:p>
          </table:table-cell>
          <table:table-cell table:formula="of:=IF([.E160] = [.N160]; &quot;TRUE&quot;; &quot;FALSE&quot;)" office:value-type="string" office:string-value="TRUE" calcext:value-type="string">
            <text:p>TRUE</text:p>
          </table:table-cell>
          <table:table-cell office:value-type="string" calcext:value-type="string">
            <text:p>https://thelowdown.com/author/personal-story</text:p>
          </table:table-cell>
          <table:table-cell table:formula="of:=IF([.F160] = [.P160]; &quot;TRUE&quot;; &quot;FALSE&quot;)" office:value-type="string" office:string-value="TRUE" calcext:value-type="string">
            <text:p>TRUE</text:p>
          </table:table-cell>
        </table:table-row>
        <table:table-row table:style-name="ro1">
          <table:table-cell office:value-type="string" calcext:value-type="string">
            <text:p>https://blog.thelowdown.com/blog/a-first-5s-foray-into-femtech</text:p>
          </table:table-cell>
          <table:table-cell office:value-type="string" calcext:value-type="string">
            <text:p>/blog/a-first-5s-foray-into-femtech</text:p>
          </table:table-cell>
          <table:table-cell office:value-type="string" calcext:value-type="string">
            <text:p>a-first-5s-foray-into-femtech</text:p>
          </table:table-cell>
          <table:table-cell office:value-type="string" calcext:value-type="string">
            <text:p>A GP's Foray Into FemTech: Medical Director | The Lowdown</text:p>
          </table:table-cell>
          <table:table-cell office:value-type="string" calcext:value-type="string">
            <text:p>The Lowdown's Medical Director, Dr Fran, shares her experience of being a GP doing something different and exploring FemTech.</text:p>
          </table:table-cell>
          <table:table-cell office:value-type="string" calcext:value-type="string">
            <text:p>https://thelowdown.com/blog/a-first-5s-foray-into-femtech</text:p>
          </table:table-cell>
          <table:table-cell office:value-type="string" calcext:value-type="string">
            <text:p>http://localhost/thelowdown/wp/blog/a-first-5s-foray-into-femtech</text:p>
          </table:table-cell>
          <table:table-cell office:value-type="string" calcext:value-type="string">
            <text:p>/blog/a-first-5s-foray-into-femtech</text:p>
          </table:table-cell>
          <table:table-cell table:formula="of:=IF([.B161] = [.H161]; &quot;TRUE&quot;; &quot;FALSE&quot;)" office:value-type="string" office:string-value="TRUE" calcext:value-type="string">
            <text:p>TRUE</text:p>
          </table:table-cell>
          <table:table-cell office:value-type="string" calcext:value-type="string">
            <text:p>a-first-5s-foray-into-femtech</text:p>
          </table:table-cell>
          <table:table-cell table:formula="of:=IF([.C161] = [.J161]; &quot;TRUE&quot;; &quot;FALSE&quot;)" office:value-type="string" office:string-value="TRUE" calcext:value-type="string">
            <text:p>TRUE</text:p>
          </table:table-cell>
          <table:table-cell office:value-type="string" calcext:value-type="string">
            <text:p>A GP's Foray Into FemTech: Medical Director | The Lowdown</text:p>
          </table:table-cell>
          <table:table-cell table:formula="of:=IF([.D161] = [.L161]; &quot;TRUE&quot;; &quot;FALSE&quot;)" office:value-type="string" office:string-value="TRUE" calcext:value-type="string">
            <text:p>TRUE</text:p>
          </table:table-cell>
          <table:table-cell office:value-type="string" calcext:value-type="string">
            <text:p>The Lowdown's Medical Director, Dr Fran, shares her experience of being a GP doing something different and exploring FemTech.</text:p>
          </table:table-cell>
          <table:table-cell table:formula="of:=IF([.E161] = [.N161]; &quot;TRUE&quot;; &quot;FALSE&quot;)" office:value-type="string" office:string-value="TRUE" calcext:value-type="string">
            <text:p>TRUE</text:p>
          </table:table-cell>
          <table:table-cell office:value-type="string" calcext:value-type="string">
            <text:p>https://thelowdown.com/blog/a-first-5s-foray-into-femtech</text:p>
          </table:table-cell>
          <table:table-cell table:formula="of:=IF([.F161] = [.P161]; &quot;TRUE&quot;; &quot;FALSE&quot;)" office:value-type="string" office:string-value="TRUE" calcext:value-type="string">
            <text:p>TRUE</text:p>
          </table:table-cell>
        </table:table-row>
        <table:table-row table:style-name="ro1">
          <table:table-cell office:value-type="string" calcext:value-type="string">
            <text:p>https://blog.thelowdown.com/blog/tag/gp</text:p>
          </table:table-cell>
          <table:table-cell office:value-type="string" calcext:value-type="string">
            <text:p>/blog/tag/gp</text:p>
          </table:table-cell>
          <table:table-cell office:value-type="string" calcext:value-type="string">
            <text:p>gp</text:p>
          </table:table-cell>
          <table:table-cell office:value-type="string" calcext:value-type="string">
            <text:p>GP Archives - The Lowdown</text:p>
          </table:table-cell>
          <table:table-cell office:value-type="string" calcext:value-type="string">
            <text:p>N/A</text:p>
          </table:table-cell>
          <table:table-cell office:value-type="string" calcext:value-type="string">
            <text:p>/blog/tag/gp</text:p>
          </table:table-cell>
          <table:table-cell office:value-type="string" calcext:value-type="string">
            <text:p>http://localhost/thelowdown/wp/blog/tag/gp</text:p>
          </table:table-cell>
          <table:table-cell office:value-type="string" calcext:value-type="string">
            <text:p>/blog/tag/gp</text:p>
          </table:table-cell>
          <table:table-cell table:formula="of:=IF([.B162] = [.H162]; &quot;TRUE&quot;; &quot;FALSE&quot;)" office:value-type="string" office:string-value="TRUE" calcext:value-type="string">
            <text:p>TRUE</text:p>
          </table:table-cell>
          <table:table-cell office:value-type="string" calcext:value-type="string">
            <text:p>gp</text:p>
          </table:table-cell>
          <table:table-cell table:formula="of:=IF([.C162] = [.J162]; &quot;TRUE&quot;; &quot;FALSE&quot;)" office:value-type="string" office:string-value="TRUE" calcext:value-type="string">
            <text:p>TRUE</text:p>
          </table:table-cell>
          <table:table-cell office:value-type="string" calcext:value-type="string">
            <text:p>GP Archives - The Lowdown</text:p>
          </table:table-cell>
          <table:table-cell table:formula="of:=IF([.D162] = [.L162]; &quot;TRUE&quot;; &quot;FALSE&quot;)" office:value-type="string" office:string-value="TRUE" calcext:value-type="string">
            <text:p>TRUE</text:p>
          </table:table-cell>
          <table:table-cell office:value-type="string" calcext:value-type="string">
            <text:p>N/A</text:p>
          </table:table-cell>
          <table:table-cell table:formula="of:=IF([.E162] = [.N162]; &quot;TRUE&quot;; &quot;FALSE&quot;)" office:value-type="string" office:string-value="TRUE" calcext:value-type="string">
            <text:p>TRUE</text:p>
          </table:table-cell>
          <table:table-cell office:value-type="string" calcext:value-type="string">
            <text:p>/blog/tag/gp</text:p>
          </table:table-cell>
          <table:table-cell table:formula="of:=IF([.F162] = [.P162]; &quot;TRUE&quot;; &quot;FALSE&quot;)" office:value-type="string" office:string-value="TRUE" calcext:value-type="string">
            <text:p>TRUE</text:p>
          </table:table-cell>
        </table:table-row>
        <table:table-row table:style-name="ro1">
          <table:table-cell office:value-type="string" calcext:value-type="string">
            <text:p>https://blog.thelowdown.com/blog/ethinylestradiol</text:p>
          </table:table-cell>
          <table:table-cell office:value-type="string" calcext:value-type="string">
            <text:p>/blog/ethinylestradiol</text:p>
          </table:table-cell>
          <table:table-cell office:value-type="string" calcext:value-type="string">
            <text:p>ethinylestradiol</text:p>
          </table:table-cell>
          <table:table-cell office:value-type="string" calcext:value-type="string">
            <text:p>What is Ethinylestradiol and How does it Work? | The Lowdown</text:p>
          </table:table-cell>
          <table:table-cell office:value-type="string" calcext:value-type="string">
            <text:p>Ethinylestradiol is a synthetic form of oestrogen (like the hormone oestrogen naturally found in your body but made in a lab).</text:p>
          </table:table-cell>
          <table:table-cell office:value-type="string" calcext:value-type="string">
            <text:p>https://thelowdown.com/blog/ethinylestradiol</text:p>
          </table:table-cell>
          <table:table-cell office:value-type="string" calcext:value-type="string">
            <text:p>http://localhost/thelowdown/wp/blog/ethinylestradiol</text:p>
          </table:table-cell>
          <table:table-cell office:value-type="string" calcext:value-type="string">
            <text:p>/blog/ethinylestradiol</text:p>
          </table:table-cell>
          <table:table-cell table:formula="of:=IF([.B163] = [.H163]; &quot;TRUE&quot;; &quot;FALSE&quot;)" office:value-type="string" office:string-value="TRUE" calcext:value-type="string">
            <text:p>TRUE</text:p>
          </table:table-cell>
          <table:table-cell office:value-type="string" calcext:value-type="string">
            <text:p>ethinylestradiol</text:p>
          </table:table-cell>
          <table:table-cell table:formula="of:=IF([.C163] = [.J163]; &quot;TRUE&quot;; &quot;FALSE&quot;)" office:value-type="string" office:string-value="TRUE" calcext:value-type="string">
            <text:p>TRUE</text:p>
          </table:table-cell>
          <table:table-cell office:value-type="string" calcext:value-type="string">
            <text:p>What is Ethinylestradiol and How does it Work? | The Lowdown</text:p>
          </table:table-cell>
          <table:table-cell table:formula="of:=IF([.D163] = [.L163]; &quot;TRUE&quot;; &quot;FALSE&quot;)" office:value-type="string" office:string-value="TRUE" calcext:value-type="string">
            <text:p>TRUE</text:p>
          </table:table-cell>
          <table:table-cell office:value-type="string" calcext:value-type="string">
            <text:p>Ethinylestradiol is a synthetic form of oestrogen (like the hormone oestrogen naturally found in your body but made in a lab).</text:p>
          </table:table-cell>
          <table:table-cell table:formula="of:=IF([.E163] = [.N163]; &quot;TRUE&quot;; &quot;FALSE&quot;)" office:value-type="string" office:string-value="TRUE" calcext:value-type="string">
            <text:p>TRUE</text:p>
          </table:table-cell>
          <table:table-cell office:value-type="string" calcext:value-type="string">
            <text:p>https://thelowdown.com/blog/ethinylestradiol</text:p>
          </table:table-cell>
          <table:table-cell table:formula="of:=IF([.F163] = [.P163]; &quot;TRUE&quot;; &quot;FALSE&quot;)" office:value-type="string" office:string-value="TRUE" calcext:value-type="string">
            <text:p>TRUE</text:p>
          </table:table-cell>
        </table:table-row>
        <table:table-row table:style-name="ro1">
          <table:table-cell office:value-type="string" calcext:value-type="string">
            <text:p>https://blog.thelowdown.com/blog/the-pill-panic-attacks-anxiety</text:p>
          </table:table-cell>
          <table:table-cell office:value-type="string" calcext:value-type="string">
            <text:p>/blog/the-pill-panic-attacks-anxiety</text:p>
          </table:table-cell>
          <table:table-cell office:value-type="string" calcext:value-type="string">
            <text:p>the-pill-panic-attacks-anxiety</text:p>
          </table:table-cell>
          <table:table-cell office:value-type="string" calcext:value-type="string">
            <text:p>Does The Contraceptive Pill Cause Anxiety? | The Lowdown</text:p>
          </table:table-cell>
          <table:table-cell office:value-type="string" calcext:value-type="string">
            <text:p>Some people who use the contraceptive pill report feeling anxious or depressed - but is the pill actually responsible or could there be more going on?</text:p>
          </table:table-cell>
          <table:table-cell office:value-type="string" calcext:value-type="string">
            <text:p>https://thelowdown.com/blog/the-pill-panic-attacks-anxiety</text:p>
          </table:table-cell>
          <table:table-cell office:value-type="string" calcext:value-type="string">
            <text:p>http://localhost/thelowdown/wp/blog/the-pill-panic-attacks-anxiety</text:p>
          </table:table-cell>
          <table:table-cell office:value-type="string" calcext:value-type="string">
            <text:p>/blog/the-pill-panic-attacks-anxiety</text:p>
          </table:table-cell>
          <table:table-cell table:formula="of:=IF([.B164] = [.H164]; &quot;TRUE&quot;; &quot;FALSE&quot;)" office:value-type="string" office:string-value="TRUE" calcext:value-type="string">
            <text:p>TRUE</text:p>
          </table:table-cell>
          <table:table-cell office:value-type="string" calcext:value-type="string">
            <text:p>the-pill-panic-attacks-anxiety</text:p>
          </table:table-cell>
          <table:table-cell table:formula="of:=IF([.C164] = [.J164]; &quot;TRUE&quot;; &quot;FALSE&quot;)" office:value-type="string" office:string-value="TRUE" calcext:value-type="string">
            <text:p>TRUE</text:p>
          </table:table-cell>
          <table:table-cell office:value-type="string" calcext:value-type="string">
            <text:p>Does The Contraceptive Pill Cause Anxiety? | The Lowdown</text:p>
          </table:table-cell>
          <table:table-cell table:formula="of:=IF([.D164] = [.L164]; &quot;TRUE&quot;; &quot;FALSE&quot;)" office:value-type="string" office:string-value="TRUE" calcext:value-type="string">
            <text:p>TRUE</text:p>
          </table:table-cell>
          <table:table-cell office:value-type="string" calcext:value-type="string">
            <text:p>Some people who use the contraceptive pill report feeling anxious or depressed - but is the pill actually responsible or could there be more going on?</text:p>
          </table:table-cell>
          <table:table-cell table:formula="of:=IF([.E164] = [.N164]; &quot;TRUE&quot;; &quot;FALSE&quot;)" office:value-type="string" office:string-value="TRUE" calcext:value-type="string">
            <text:p>TRUE</text:p>
          </table:table-cell>
          <table:table-cell office:value-type="string" calcext:value-type="string">
            <text:p>https://thelowdown.com/blog/the-pill-panic-attacks-anxiety</text:p>
          </table:table-cell>
          <table:table-cell table:formula="of:=IF([.F164] = [.P164]; &quot;TRUE&quot;; &quot;FALSE&quot;)" office:value-type="string" office:string-value="TRUE" calcext:value-type="string">
            <text:p>TRUE</text:p>
          </table:table-cell>
        </table:table-row>
        <table:table-row table:style-name="ro1">
          <table:table-cell office:value-type="string" calcext:value-type="string">
            <text:p>https://blog.thelowdown.com/blog/tag/sayana-press</text:p>
          </table:table-cell>
          <table:table-cell office:value-type="string" calcext:value-type="string">
            <text:p>/blog/tag/sayana-press</text:p>
          </table:table-cell>
          <table:table-cell office:value-type="string" calcext:value-type="string">
            <text:p>sayana-press</text:p>
          </table:table-cell>
          <table:table-cell office:value-type="string" calcext:value-type="string">
            <text:p>sayana press Archives - The Lowdown</text:p>
          </table:table-cell>
          <table:table-cell office:value-type="string" calcext:value-type="string">
            <text:p>N/A</text:p>
          </table:table-cell>
          <table:table-cell office:value-type="string" calcext:value-type="string">
            <text:p>/blog/tag/sayana-press</text:p>
          </table:table-cell>
          <table:table-cell office:value-type="string" calcext:value-type="string">
            <text:p>http://localhost/thelowdown/wp/blog/tag/sayana-press</text:p>
          </table:table-cell>
          <table:table-cell office:value-type="string" calcext:value-type="string">
            <text:p>/blog/tag/sayana-press</text:p>
          </table:table-cell>
          <table:table-cell table:formula="of:=IF([.B165] = [.H165]; &quot;TRUE&quot;; &quot;FALSE&quot;)" office:value-type="string" office:string-value="TRUE" calcext:value-type="string">
            <text:p>TRUE</text:p>
          </table:table-cell>
          <table:table-cell office:value-type="string" calcext:value-type="string">
            <text:p>sayana-press</text:p>
          </table:table-cell>
          <table:table-cell table:formula="of:=IF([.C165] = [.J165]; &quot;TRUE&quot;; &quot;FALSE&quot;)" office:value-type="string" office:string-value="TRUE" calcext:value-type="string">
            <text:p>TRUE</text:p>
          </table:table-cell>
          <table:table-cell office:value-type="string" calcext:value-type="string">
            <text:p>sayana press Archives - The Lowdown</text:p>
          </table:table-cell>
          <table:table-cell table:formula="of:=IF([.D165] = [.L165]; &quot;TRUE&quot;; &quot;FALSE&quot;)" office:value-type="string" office:string-value="TRUE" calcext:value-type="string">
            <text:p>TRUE</text:p>
          </table:table-cell>
          <table:table-cell office:value-type="string" calcext:value-type="string">
            <text:p>N/A</text:p>
          </table:table-cell>
          <table:table-cell table:formula="of:=IF([.E165] = [.N165]; &quot;TRUE&quot;; &quot;FALSE&quot;)" office:value-type="string" office:string-value="TRUE" calcext:value-type="string">
            <text:p>TRUE</text:p>
          </table:table-cell>
          <table:table-cell office:value-type="string" calcext:value-type="string">
            <text:p>/blog/tag/sayana-press</text:p>
          </table:table-cell>
          <table:table-cell table:formula="of:=IF([.F165] = [.P165]; &quot;TRUE&quot;; &quot;FALSE&quot;)" office:value-type="string" office:string-value="TRUE" calcext:value-type="string">
            <text:p>TRUE</text:p>
          </table:table-cell>
        </table:table-row>
        <table:table-row table:style-name="ro1">
          <table:table-cell office:value-type="string" calcext:value-type="string">
            <text:p>https://blog.thelowdown.com/blog/female-sterilization-fact-vs-fiction</text:p>
          </table:table-cell>
          <table:table-cell office:value-type="string" calcext:value-type="string">
            <text:p>/blog/female-sterilization-fact-vs-fiction</text:p>
          </table:table-cell>
          <table:table-cell office:value-type="string" calcext:value-type="string">
            <text:p>female-sterilization-fact-vs-fiction</text:p>
          </table:table-cell>
          <table:table-cell office:value-type="string" calcext:value-type="string">
            <text:p>Female Sterilisation - Fact Vs Fiction | The Lowdown</text:p>
          </table:table-cell>
          <table:table-cell office:value-type="string" calcext:value-type="string">
            <text:p>Female sterilisation, which is also known as 'having your tubes tied', is a permanent surgical procedure to block or seal the fallopian tubes.</text:p>
          </table:table-cell>
          <table:table-cell office:value-type="string" calcext:value-type="string">
            <text:p>https://thelowdown.com/blog/female-sterilization-fact-vs-fiction</text:p>
          </table:table-cell>
          <table:table-cell office:value-type="string" calcext:value-type="string">
            <text:p>http://localhost/thelowdown/wp/blog/female-sterilization-fact-vs-fiction</text:p>
          </table:table-cell>
          <table:table-cell office:value-type="string" calcext:value-type="string">
            <text:p>/blog/female-sterilization-fact-vs-fiction</text:p>
          </table:table-cell>
          <table:table-cell table:formula="of:=IF([.B166] = [.H166]; &quot;TRUE&quot;; &quot;FALSE&quot;)" office:value-type="string" office:string-value="TRUE" calcext:value-type="string">
            <text:p>TRUE</text:p>
          </table:table-cell>
          <table:table-cell office:value-type="string" calcext:value-type="string">
            <text:p>female-sterilization-fact-vs-fiction</text:p>
          </table:table-cell>
          <table:table-cell table:formula="of:=IF([.C166] = [.J166]; &quot;TRUE&quot;; &quot;FALSE&quot;)" office:value-type="string" office:string-value="TRUE" calcext:value-type="string">
            <text:p>TRUE</text:p>
          </table:table-cell>
          <table:table-cell office:value-type="string" calcext:value-type="string">
            <text:p>Female Sterilisation - Fact Vs Fiction | The Lowdown</text:p>
          </table:table-cell>
          <table:table-cell table:formula="of:=IF([.D166] = [.L166]; &quot;TRUE&quot;; &quot;FALSE&quot;)" office:value-type="string" office:string-value="TRUE" calcext:value-type="string">
            <text:p>TRUE</text:p>
          </table:table-cell>
          <table:table-cell office:value-type="string" calcext:value-type="string">
            <text:p>Female sterilisation, which is also known as 'having your tubes tied', is a permanent surgical procedure to block or seal the fallopian tubes.</text:p>
          </table:table-cell>
          <table:table-cell table:formula="of:=IF([.E166] = [.N166]; &quot;TRUE&quot;; &quot;FALSE&quot;)" office:value-type="string" office:string-value="TRUE" calcext:value-type="string">
            <text:p>TRUE</text:p>
          </table:table-cell>
          <table:table-cell office:value-type="string" calcext:value-type="string">
            <text:p>https://thelowdown.com/blog/female-sterilization-fact-vs-fiction</text:p>
          </table:table-cell>
          <table:table-cell table:formula="of:=IF([.F166] = [.P166]; &quot;TRUE&quot;; &quot;FALSE&quot;)" office:value-type="string" office:string-value="TRUE" calcext:value-type="string">
            <text:p>TRUE</text:p>
          </table:table-cell>
        </table:table-row>
        <table:table-row table:style-name="ro1">
          <table:table-cell office:value-type="string" calcext:value-type="string">
            <text:p>https://blog.thelowdown.com/blog/my-pill-journey</text:p>
          </table:table-cell>
          <table:table-cell office:value-type="string" calcext:value-type="string">
            <text:p>/blog/my-pill-journey</text:p>
          </table:table-cell>
          <table:table-cell office:value-type="string" calcext:value-type="string">
            <text:p>my-pill-journey</text:p>
          </table:table-cell>
          <table:table-cell office:value-type="string" calcext:value-type="string">
            <text:p>My Contraceptive Journey: Have I Been On The Same One For Too Long?</text:p>
          </table:table-cell>
          <table:table-cell office:value-type="string" calcext:value-type="string">
            <text:p>Most women choose the contraceptive pill as their first method, but Amy wanted the implant. However, she was told this wasn't an option.</text:p>
          </table:table-cell>
          <table:table-cell office:value-type="string" calcext:value-type="string">
            <text:p>/blog/my-pill-journey</text:p>
          </table:table-cell>
          <table:table-cell office:value-type="string" calcext:value-type="string">
            <text:p>http://localhost/thelowdown/wp/blog/my-pill-journey</text:p>
          </table:table-cell>
          <table:table-cell office:value-type="string" calcext:value-type="string">
            <text:p>/blog/my-pill-journey</text:p>
          </table:table-cell>
          <table:table-cell table:formula="of:=IF([.B167] = [.H167]; &quot;TRUE&quot;; &quot;FALSE&quot;)" office:value-type="string" office:string-value="TRUE" calcext:value-type="string">
            <text:p>TRUE</text:p>
          </table:table-cell>
          <table:table-cell office:value-type="string" calcext:value-type="string">
            <text:p>my-pill-journey</text:p>
          </table:table-cell>
          <table:table-cell table:formula="of:=IF([.C167] = [.J167]; &quot;TRUE&quot;; &quot;FALSE&quot;)" office:value-type="string" office:string-value="TRUE" calcext:value-type="string">
            <text:p>TRUE</text:p>
          </table:table-cell>
          <table:table-cell office:value-type="string" calcext:value-type="string">
            <text:p>My Contraceptive Journey: Have I Been On The Same One For Too Long?</text:p>
          </table:table-cell>
          <table:table-cell table:formula="of:=IF([.D167] = [.L167]; &quot;TRUE&quot;; &quot;FALSE&quot;)" office:value-type="string" office:string-value="TRUE" calcext:value-type="string">
            <text:p>TRUE</text:p>
          </table:table-cell>
          <table:table-cell office:value-type="string" calcext:value-type="string">
            <text:p>Most women choose the contraceptive pill as their first method, but Amy wanted the implant. However, she was told this wasn't an option.</text:p>
          </table:table-cell>
          <table:table-cell table:formula="of:=IF([.E167] = [.N167]; &quot;TRUE&quot;; &quot;FALSE&quot;)" office:value-type="string" office:string-value="TRUE" calcext:value-type="string">
            <text:p>TRUE</text:p>
          </table:table-cell>
          <table:table-cell office:value-type="string" calcext:value-type="string">
            <text:p>/blog/my-pill-journey</text:p>
          </table:table-cell>
          <table:table-cell table:formula="of:=IF([.F167] = [.P167]; &quot;TRUE&quot;; &quot;FALSE&quot;)" office:value-type="string" office:string-value="TRUE" calcext:value-type="string">
            <text:p>TRUE</text:p>
          </table:table-cell>
        </table:table-row>
        <table:table-row table:style-name="ro1">
          <table:table-cell office:value-type="string" calcext:value-type="string">
            <text:p>https://blog.thelowdown.com/blog/birth-control-pioneer-mary-kenner-and-why-we-should-stan</text:p>
          </table:table-cell>
          <table:table-cell office:value-type="string" calcext:value-type="string">
            <text:p>/blog/birth-control-pioneer-mary-kenner-and-why-we-should-stan</text:p>
          </table:table-cell>
          <table:table-cell office:value-type="string" calcext:value-type="string">
            <text:p>birth-control-pioneer-mary-kenner-and-why-we-should-stan</text:p>
          </table:table-cell>
          <table:table-cell office:value-type="string" calcext:value-type="string">
            <text:p>Menstrual Product Pioneer:: Mary Kenner | The Lowdown</text:p>
          </table:table-cell>
          <table:table-cell office:value-type="string" calcext:value-type="string">
            <text:p>Mary Kenner is the Black woman responsible for inventing the sanitary belt, a device which paved the way for female menstrual health products.</text:p>
          </table:table-cell>
          <table:table-cell office:value-type="string" calcext:value-type="string">
            <text:p>https://thelowdown.com/blog/birth-control-pioneer-mary-kenner-and-why-we-should-stan</text:p>
          </table:table-cell>
          <table:table-cell office:value-type="string" calcext:value-type="string">
            <text:p>http://localhost/thelowdown/wp/blog/birth-control-pioneer-mary-kenner-and-why-we-should-stan</text:p>
          </table:table-cell>
          <table:table-cell office:value-type="string" calcext:value-type="string">
            <text:p>/blog/birth-control-pioneer-mary-kenner-and-why-we-should-stan</text:p>
          </table:table-cell>
          <table:table-cell table:formula="of:=IF([.B168] = [.H168]; &quot;TRUE&quot;; &quot;FALSE&quot;)" office:value-type="string" office:string-value="TRUE" calcext:value-type="string">
            <text:p>TRUE</text:p>
          </table:table-cell>
          <table:table-cell office:value-type="string" calcext:value-type="string">
            <text:p>birth-control-pioneer-mary-kenner-and-why-we-should-stan</text:p>
          </table:table-cell>
          <table:table-cell table:formula="of:=IF([.C168] = [.J168]; &quot;TRUE&quot;; &quot;FALSE&quot;)" office:value-type="string" office:string-value="TRUE" calcext:value-type="string">
            <text:p>TRUE</text:p>
          </table:table-cell>
          <table:table-cell office:value-type="string" calcext:value-type="string">
            <text:p>Menstrual Product Pioneer:: Mary Kenner | The Lowdown</text:p>
          </table:table-cell>
          <table:table-cell table:formula="of:=IF([.D168] = [.L168]; &quot;TRUE&quot;; &quot;FALSE&quot;)" office:value-type="string" office:string-value="TRUE" calcext:value-type="string">
            <text:p>TRUE</text:p>
          </table:table-cell>
          <table:table-cell office:value-type="string" calcext:value-type="string">
            <text:p>Mary Kenner is the Black woman responsible for inventing the sanitary belt, a device which paved the way for female menstrual health products.</text:p>
          </table:table-cell>
          <table:table-cell table:formula="of:=IF([.E168] = [.N168]; &quot;TRUE&quot;; &quot;FALSE&quot;)" office:value-type="string" office:string-value="TRUE" calcext:value-type="string">
            <text:p>TRUE</text:p>
          </table:table-cell>
          <table:table-cell office:value-type="string" calcext:value-type="string">
            <text:p>https://thelowdown.com/blog/birth-control-pioneer-mary-kenner-and-why-we-should-stan</text:p>
          </table:table-cell>
          <table:table-cell table:formula="of:=IF([.F168] = [.P168]; &quot;TRUE&quot;; &quot;FALSE&quot;)" office:value-type="string" office:string-value="TRUE" calcext:value-type="string">
            <text:p>TRUE</text:p>
          </table:table-cell>
        </table:table-row>
        <table:table-row table:style-name="ro1">
          <table:table-cell office:value-type="string" calcext:value-type="string">
            <text:p>https://blog.thelowdown.com/blog/the-contraceptive-patch-everything-you-need-to-know</text:p>
          </table:table-cell>
          <table:table-cell office:value-type="string" calcext:value-type="string">
            <text:p>/blog/the-contraceptive-patch-everything-you-need-to-know</text:p>
          </table:table-cell>
          <table:table-cell office:value-type="string" calcext:value-type="string">
            <text:p>the-contraceptive-patch-everything-you-need-to-know</text:p>
          </table:table-cell>
          <table:table-cell office:value-type="string" calcext:value-type="string">
            <text:p>The Contraceptive Patch (Evra) - Complete Guide | The Lowdown</text:p>
          </table:table-cell>
          <table:table-cell office:value-type="string" calcext:value-type="string">
            <text:p>Facts, reviews and your FAQs for the contraceptive patch as brought to you by contraceptive experts, The Lowdown.</text:p>
          </table:table-cell>
          <table:table-cell office:value-type="string" calcext:value-type="string">
            <text:p>https://thelowdown.com/blog/the-contraceptive-patch-everything-you-need-to-know</text:p>
          </table:table-cell>
          <table:table-cell office:value-type="string" calcext:value-type="string">
            <text:p>http://localhost/thelowdown/wp/blog/the-contraceptive-patch-everything-you-need-to-know</text:p>
          </table:table-cell>
          <table:table-cell office:value-type="string" calcext:value-type="string">
            <text:p>/blog/the-contraceptive-patch-everything-you-need-to-know</text:p>
          </table:table-cell>
          <table:table-cell table:formula="of:=IF([.B169] = [.H169]; &quot;TRUE&quot;; &quot;FALSE&quot;)" office:value-type="string" office:string-value="TRUE" calcext:value-type="string">
            <text:p>TRUE</text:p>
          </table:table-cell>
          <table:table-cell office:value-type="string" calcext:value-type="string">
            <text:p>the-contraceptive-patch-everything-you-need-to-know</text:p>
          </table:table-cell>
          <table:table-cell table:formula="of:=IF([.C169] = [.J169]; &quot;TRUE&quot;; &quot;FALSE&quot;)" office:value-type="string" office:string-value="TRUE" calcext:value-type="string">
            <text:p>TRUE</text:p>
          </table:table-cell>
          <table:table-cell office:value-type="string" calcext:value-type="string">
            <text:p>The Contraceptive Patch (Evra) - Complete Guide | The Lowdown</text:p>
          </table:table-cell>
          <table:table-cell table:formula="of:=IF([.D169] = [.L169]; &quot;TRUE&quot;; &quot;FALSE&quot;)" office:value-type="string" office:string-value="TRUE" calcext:value-type="string">
            <text:p>TRUE</text:p>
          </table:table-cell>
          <table:table-cell office:value-type="string" calcext:value-type="string">
            <text:p>Facts, reviews and your FAQs for the contraceptive patch as brought to you by contraceptive experts, The Lowdown.</text:p>
          </table:table-cell>
          <table:table-cell table:formula="of:=IF([.E169] = [.N169]; &quot;TRUE&quot;; &quot;FALSE&quot;)" office:value-type="string" office:string-value="TRUE" calcext:value-type="string">
            <text:p>TRUE</text:p>
          </table:table-cell>
          <table:table-cell office:value-type="string" calcext:value-type="string">
            <text:p>https://thelowdown.com/blog/the-contraceptive-patch-everything-you-need-to-know</text:p>
          </table:table-cell>
          <table:table-cell table:formula="of:=IF([.F169] = [.P169]; &quot;TRUE&quot;; &quot;FALSE&quot;)" office:value-type="string" office:string-value="TRUE" calcext:value-type="string">
            <text:p>TRUE</text:p>
          </table:table-cell>
        </table:table-row>
        <table:table-row table:style-name="ro1">
          <table:table-cell office:value-type="string" calcext:value-type="string">
            <text:p>https://blog.thelowdown.com/blog/an-introduction-to-your-hormones-and-menstrual-cycle</text:p>
          </table:table-cell>
          <table:table-cell office:value-type="string" calcext:value-type="string">
            <text:p>/blog/an-introduction-to-your-hormones-and-menstrual-cycle</text:p>
          </table:table-cell>
          <table:table-cell office:value-type="string" calcext:value-type="string">
            <text:p>an-introduction-to-your-hormones-and-menstrual-cycle</text:p>
          </table:table-cell>
          <table:table-cell office:value-type="string" calcext:value-type="string">
            <text:p>Your Hormones &amp; Menstrual Cycle Explained | The Lowdown</text:p>
          </table:table-cell>
          <table:table-cell office:value-type="string" calcext:value-type="string">
            <text:p>To understand how contraception affects our bodies, we first need to understand how natural hormones play a part in the menstrual cycle.</text:p>
          </table:table-cell>
          <table:table-cell office:value-type="string" calcext:value-type="string">
            <text:p>https://thelowdown.com/blog/an-introduction-to-your-hormones-and-menstrual-cycle</text:p>
          </table:table-cell>
          <table:table-cell office:value-type="string" calcext:value-type="string">
            <text:p>http://localhost/thelowdown/wp/blog/an-introduction-to-your-hormones-and-menstrual-cycle</text:p>
          </table:table-cell>
          <table:table-cell office:value-type="string" calcext:value-type="string">
            <text:p>/blog/an-introduction-to-your-hormones-and-menstrual-cycle</text:p>
          </table:table-cell>
          <table:table-cell table:formula="of:=IF([.B170] = [.H170]; &quot;TRUE&quot;; &quot;FALSE&quot;)" office:value-type="string" office:string-value="TRUE" calcext:value-type="string">
            <text:p>TRUE</text:p>
          </table:table-cell>
          <table:table-cell office:value-type="string" calcext:value-type="string">
            <text:p>an-introduction-to-your-hormones-and-menstrual-cycle</text:p>
          </table:table-cell>
          <table:table-cell table:formula="of:=IF([.C170] = [.J170]; &quot;TRUE&quot;; &quot;FALSE&quot;)" office:value-type="string" office:string-value="TRUE" calcext:value-type="string">
            <text:p>TRUE</text:p>
          </table:table-cell>
          <table:table-cell office:value-type="string" calcext:value-type="string">
            <text:p>Your Hormones &amp; Menstrual Cycle Explained | The Lowdown</text:p>
          </table:table-cell>
          <table:table-cell table:formula="of:=IF([.D170] = [.L170]; &quot;TRUE&quot;; &quot;FALSE&quot;)" office:value-type="string" office:string-value="TRUE" calcext:value-type="string">
            <text:p>TRUE</text:p>
          </table:table-cell>
          <table:table-cell office:value-type="string" calcext:value-type="string">
            <text:p>To understand how contraception affects our bodies, we first need to understand how natural hormones play a part in the menstrual cycle.</text:p>
          </table:table-cell>
          <table:table-cell table:formula="of:=IF([.E170] = [.N170]; &quot;TRUE&quot;; &quot;FALSE&quot;)" office:value-type="string" office:string-value="TRUE" calcext:value-type="string">
            <text:p>TRUE</text:p>
          </table:table-cell>
          <table:table-cell office:value-type="string" calcext:value-type="string">
            <text:p>https://thelowdown.com/blog/an-introduction-to-your-hormones-and-menstrual-cycle</text:p>
          </table:table-cell>
          <table:table-cell table:formula="of:=IF([.F170] = [.P170]; &quot;TRUE&quot;; &quot;FALSE&quot;)" office:value-type="string" office:string-value="TRUE" calcext:value-type="string">
            <text:p>TRUE</text:p>
          </table:table-cell>
        </table:table-row>
        <table:table-row table:style-name="ro1">
          <table:table-cell office:value-type="string" calcext:value-type="string">
            <text:p>https://blog.thelowdown.com/blog/pregnant-from-precum</text:p>
          </table:table-cell>
          <table:table-cell office:value-type="string" calcext:value-type="string">
            <text:p>/blog/pregnant-from-precum</text:p>
          </table:table-cell>
          <table:table-cell office:value-type="string" calcext:value-type="string">
            <text:p>pregnant-from-precum</text:p>
          </table:table-cell>
          <table:table-cell office:value-type="string" calcext:value-type="string">
            <text:p>Can You Get Pregnant from Precum? | The Lowdown</text:p>
          </table:table-cell>
          <table:table-cell office:value-type="string" calcext:value-type="string">
            <text:p>Technically, precum doesn't contain sperm but that doesn't mean you won't get pregnant. Read more about precum pregnancy chances and the pull-out method.</text:p>
          </table:table-cell>
          <table:table-cell office:value-type="string" calcext:value-type="string">
            <text:p>https://thelowdown.com/blog/pregnant-from-precum</text:p>
          </table:table-cell>
          <table:table-cell office:value-type="string" calcext:value-type="string">
            <text:p>http://localhost/thelowdown/wp/blog/pregnant-from-precum</text:p>
          </table:table-cell>
          <table:table-cell office:value-type="string" calcext:value-type="string">
            <text:p>/blog/pregnant-from-precum</text:p>
          </table:table-cell>
          <table:table-cell table:formula="of:=IF([.B171] = [.H171]; &quot;TRUE&quot;; &quot;FALSE&quot;)" office:value-type="string" office:string-value="TRUE" calcext:value-type="string">
            <text:p>TRUE</text:p>
          </table:table-cell>
          <table:table-cell office:value-type="string" calcext:value-type="string">
            <text:p>pregnant-from-precum</text:p>
          </table:table-cell>
          <table:table-cell table:formula="of:=IF([.C171] = [.J171]; &quot;TRUE&quot;; &quot;FALSE&quot;)" office:value-type="string" office:string-value="TRUE" calcext:value-type="string">
            <text:p>TRUE</text:p>
          </table:table-cell>
          <table:table-cell office:value-type="string" calcext:value-type="string">
            <text:p>Can You Get Pregnant from Precum? | The Lowdown</text:p>
          </table:table-cell>
          <table:table-cell table:formula="of:=IF([.D171] = [.L171]; &quot;TRUE&quot;; &quot;FALSE&quot;)" office:value-type="string" office:string-value="TRUE" calcext:value-type="string">
            <text:p>TRUE</text:p>
          </table:table-cell>
          <table:table-cell office:value-type="string" calcext:value-type="string">
            <text:p>Technically, precum doesn't contain sperm but that doesn't mean you won't get pregnant. Read more about precum pregnancy chances and the pull-out method.</text:p>
          </table:table-cell>
          <table:table-cell table:formula="of:=IF([.E171] = [.N171]; &quot;TRUE&quot;; &quot;FALSE&quot;)" office:value-type="string" office:string-value="TRUE" calcext:value-type="string">
            <text:p>TRUE</text:p>
          </table:table-cell>
          <table:table-cell office:value-type="string" calcext:value-type="string">
            <text:p>https://thelowdown.com/blog/pregnant-from-precum</text:p>
          </table:table-cell>
          <table:table-cell table:formula="of:=IF([.F171] = [.P171]; &quot;TRUE&quot;; &quot;FALSE&quot;)" office:value-type="string" office:string-value="TRUE" calcext:value-type="string">
            <text:p>TRUE</text:p>
          </table:table-cell>
        </table:table-row>
        <table:table-row table:style-name="ro1">
          <table:table-cell office:value-type="string" calcext:value-type="string">
            <text:p>https://blog.thelowdown.com/blog/the-lowdowns-february-newsletter</text:p>
          </table:table-cell>
          <table:table-cell office:value-type="string" calcext:value-type="string">
            <text:p>/blog/the-lowdowns-february-newsletter</text:p>
          </table:table-cell>
          <table:table-cell office:value-type="string" calcext:value-type="string">
            <text:p>the-lowdowns-february-newsletter</text:p>
          </table:table-cell>
          <table:table-cell office:value-type="string" calcext:value-type="string">
            <text:p>The Lowdown's February newsletter - The Lowdown</text:p>
          </table:table-cell>
          <table:table-cell office:value-type="string" calcext:value-type="string">
            <text:p>Sign up to the best women’s health newsletter on the internet to get insights such as Dr Fran taking on Elon Musk and the launch of our perimenopause site</text:p>
          </table:table-cell>
          <table:table-cell office:value-type="string" calcext:value-type="string">
            <text:p>https://thelowdown.com/blog/the-lowdowns-february-newsletter</text:p>
          </table:table-cell>
          <table:table-cell office:value-type="string" calcext:value-type="string">
            <text:p>http://localhost/thelowdown/wp/blog/the-lowdowns-february-newsletter</text:p>
          </table:table-cell>
          <table:table-cell office:value-type="string" calcext:value-type="string">
            <text:p>/blog/the-lowdowns-february-newsletter</text:p>
          </table:table-cell>
          <table:table-cell table:formula="of:=IF([.B172] = [.H172]; &quot;TRUE&quot;; &quot;FALSE&quot;)" office:value-type="string" office:string-value="TRUE" calcext:value-type="string">
            <text:p>TRUE</text:p>
          </table:table-cell>
          <table:table-cell office:value-type="string" calcext:value-type="string">
            <text:p>the-lowdowns-february-newsletter</text:p>
          </table:table-cell>
          <table:table-cell table:formula="of:=IF([.C172] = [.J172]; &quot;TRUE&quot;; &quot;FALSE&quot;)" office:value-type="string" office:string-value="TRUE" calcext:value-type="string">
            <text:p>TRUE</text:p>
          </table:table-cell>
          <table:table-cell office:value-type="string" calcext:value-type="string">
            <text:p>The Lowdown's February newsletter - The Lowdown</text:p>
          </table:table-cell>
          <table:table-cell table:formula="of:=IF([.D172] = [.L172]; &quot;TRUE&quot;; &quot;FALSE&quot;)" office:value-type="string" office:string-value="TRUE" calcext:value-type="string">
            <text:p>TRUE</text:p>
          </table:table-cell>
          <table:table-cell office:value-type="string" calcext:value-type="string">
            <text:p>Sign up to the best women’s health newsletter on the internet to get insights such as Dr Fran taking on Elon Musk and the launch of our perimenopause site</text:p>
          </table:table-cell>
          <table:table-cell table:formula="of:=IF([.E172] = [.N172]; &quot;TRUE&quot;; &quot;FALSE&quot;)" office:value-type="string" office:string-value="TRUE" calcext:value-type="string">
            <text:p>TRUE</text:p>
          </table:table-cell>
          <table:table-cell office:value-type="string" calcext:value-type="string">
            <text:p>https://thelowdown.com/blog/the-lowdowns-february-newsletter</text:p>
          </table:table-cell>
          <table:table-cell table:formula="of:=IF([.F172] = [.P172]; &quot;TRUE&quot;; &quot;FALSE&quot;)" office:value-type="string" office:string-value="TRUE" calcext:value-type="string">
            <text:p>TRUE</text:p>
          </table:table-cell>
        </table:table-row>
        <table:table-row table:style-name="ro1">
          <table:table-cell office:value-type="string" calcext:value-type="string">
            <text:p>https://blog.thelowdown.com/blog/tag/fertility</text:p>
          </table:table-cell>
          <table:table-cell office:value-type="string" calcext:value-type="string">
            <text:p>/blog/tag/fertility</text:p>
          </table:table-cell>
          <table:table-cell office:value-type="string" calcext:value-type="string">
            <text:p>fertility</text:p>
          </table:table-cell>
          <table:table-cell office:value-type="string" calcext:value-type="string">
            <text:p>fertility Archives - The Lowdown</text:p>
          </table:table-cell>
          <table:table-cell office:value-type="string" calcext:value-type="string">
            <text:p>N/A</text:p>
          </table:table-cell>
          <table:table-cell office:value-type="string" calcext:value-type="string">
            <text:p>/blog/tag/fertility</text:p>
          </table:table-cell>
          <table:table-cell office:value-type="string" calcext:value-type="string">
            <text:p>http://localhost/thelowdown/wp/blog/tag/fertility</text:p>
          </table:table-cell>
          <table:table-cell office:value-type="string" calcext:value-type="string">
            <text:p>/blog/tag/fertility</text:p>
          </table:table-cell>
          <table:table-cell table:formula="of:=IF([.B173] = [.H173]; &quot;TRUE&quot;; &quot;FALSE&quot;)" office:value-type="string" office:string-value="TRUE" calcext:value-type="string">
            <text:p>TRUE</text:p>
          </table:table-cell>
          <table:table-cell office:value-type="string" calcext:value-type="string">
            <text:p>fertility</text:p>
          </table:table-cell>
          <table:table-cell table:formula="of:=IF([.C173] = [.J173]; &quot;TRUE&quot;; &quot;FALSE&quot;)" office:value-type="string" office:string-value="TRUE" calcext:value-type="string">
            <text:p>TRUE</text:p>
          </table:table-cell>
          <table:table-cell office:value-type="string" calcext:value-type="string">
            <text:p>fertility Archives - The Lowdown</text:p>
          </table:table-cell>
          <table:table-cell table:formula="of:=IF([.D173] = [.L173]; &quot;TRUE&quot;; &quot;FALSE&quot;)" office:value-type="string" office:string-value="TRUE" calcext:value-type="string">
            <text:p>TRUE</text:p>
          </table:table-cell>
          <table:table-cell office:value-type="string" calcext:value-type="string">
            <text:p>N/A</text:p>
          </table:table-cell>
          <table:table-cell table:formula="of:=IF([.E173] = [.N173]; &quot;TRUE&quot;; &quot;FALSE&quot;)" office:value-type="string" office:string-value="TRUE" calcext:value-type="string">
            <text:p>TRUE</text:p>
          </table:table-cell>
          <table:table-cell office:value-type="string" calcext:value-type="string">
            <text:p>/blog/tag/fertility</text:p>
          </table:table-cell>
          <table:table-cell table:formula="of:=IF([.F173] = [.P173]; &quot;TRUE&quot;; &quot;FALSE&quot;)" office:value-type="string" office:string-value="TRUE" calcext:value-type="string">
            <text:p>TRUE</text:p>
          </table:table-cell>
        </table:table-row>
        <table:table-row table:style-name="ro1">
          <table:table-cell office:value-type="string" calcext:value-type="string">
            <text:p>https://blog.thelowdown.com/blog/tag/endometriosis/</text:p>
          </table:table-cell>
          <table:table-cell office:value-type="string" calcext:value-type="string">
            <text:p>/blog/tag/endometriosis/</text:p>
          </table:table-cell>
          <table:table-cell office:value-type="string" calcext:value-type="string">
            <text:p>endometriosis</text:p>
          </table:table-cell>
          <table:table-cell office:value-type="string" calcext:value-type="string">
            <text:p>endometriosis Archives - The Lowdown</text:p>
          </table:table-cell>
          <table:table-cell office:value-type="string" calcext:value-type="string">
            <text:p>N/A</text:p>
          </table:table-cell>
          <table:table-cell office:value-type="string" calcext:value-type="string">
            <text:p>/blog/tag/endometriosis</text:p>
          </table:table-cell>
          <table:table-cell office:value-type="string" calcext:value-type="string">
            <text:p>http://localhost/thelowdown/wp/blog/tag/endometriosis/</text:p>
          </table:table-cell>
          <table:table-cell office:value-type="string" calcext:value-type="string">
            <text:p>/blog/tag/endometriosis/</text:p>
          </table:table-cell>
          <table:table-cell table:formula="of:=IF([.B174] = [.H174]; &quot;TRUE&quot;; &quot;FALSE&quot;)" office:value-type="string" office:string-value="TRUE" calcext:value-type="string">
            <text:p>TRUE</text:p>
          </table:table-cell>
          <table:table-cell office:value-type="string" calcext:value-type="string">
            <text:p>endometriosis</text:p>
          </table:table-cell>
          <table:table-cell table:formula="of:=IF([.C174] = [.J174]; &quot;TRUE&quot;; &quot;FALSE&quot;)" office:value-type="string" office:string-value="TRUE" calcext:value-type="string">
            <text:p>TRUE</text:p>
          </table:table-cell>
          <table:table-cell office:value-type="string" calcext:value-type="string">
            <text:p>endometriosis Archives - The Lowdown</text:p>
          </table:table-cell>
          <table:table-cell table:formula="of:=IF([.D174] = [.L174]; &quot;TRUE&quot;; &quot;FALSE&quot;)" office:value-type="string" office:string-value="TRUE" calcext:value-type="string">
            <text:p>TRUE</text:p>
          </table:table-cell>
          <table:table-cell office:value-type="string" calcext:value-type="string">
            <text:p>N/A</text:p>
          </table:table-cell>
          <table:table-cell table:formula="of:=IF([.E174] = [.N174]; &quot;TRUE&quot;; &quot;FALSE&quot;)" office:value-type="string" office:string-value="TRUE" calcext:value-type="string">
            <text:p>TRUE</text:p>
          </table:table-cell>
          <table:table-cell office:value-type="string" calcext:value-type="string">
            <text:p>/blog/tag/endometriosis</text:p>
          </table:table-cell>
          <table:table-cell table:formula="of:=IF([.F174] = [.P174]; &quot;TRUE&quot;; &quot;FALSE&quot;)" office:value-type="string" office:string-value="TRUE" calcext:value-type="string">
            <text:p>TRUE</text:p>
          </table:table-cell>
        </table:table-row>
        <table:table-row table:style-name="ro1">
          <table:table-cell office:value-type="string" calcext:value-type="string">
            <text:p>https://blog.thelowdown.com/blog/tag/erin-damico</text:p>
          </table:table-cell>
          <table:table-cell office:value-type="string" calcext:value-type="string">
            <text:p>/blog/tag/erin-damico</text:p>
          </table:table-cell>
          <table:table-cell office:value-type="string" calcext:value-type="string">
            <text:p>erin-damico</text:p>
          </table:table-cell>
          <table:table-cell office:value-type="string" calcext:value-type="string">
            <text:p>Erin Damico Archives - The Lowdown</text:p>
          </table:table-cell>
          <table:table-cell office:value-type="string" calcext:value-type="string">
            <text:p>N/A</text:p>
          </table:table-cell>
          <table:table-cell office:value-type="string" calcext:value-type="string">
            <text:p>/blog/tag/erin-damico</text:p>
          </table:table-cell>
          <table:table-cell office:value-type="string" calcext:value-type="string">
            <text:p>http://localhost/thelowdown/wp/blog/tag/erin-damico</text:p>
          </table:table-cell>
          <table:table-cell office:value-type="string" calcext:value-type="string">
            <text:p>/blog/tag/erin-damico</text:p>
          </table:table-cell>
          <table:table-cell table:formula="of:=IF([.B175] = [.H175]; &quot;TRUE&quot;; &quot;FALSE&quot;)" office:value-type="string" office:string-value="TRUE" calcext:value-type="string">
            <text:p>TRUE</text:p>
          </table:table-cell>
          <table:table-cell office:value-type="string" calcext:value-type="string">
            <text:p>erin-damico</text:p>
          </table:table-cell>
          <table:table-cell table:formula="of:=IF([.C175] = [.J175]; &quot;TRUE&quot;; &quot;FALSE&quot;)" office:value-type="string" office:string-value="TRUE" calcext:value-type="string">
            <text:p>TRUE</text:p>
          </table:table-cell>
          <table:table-cell office:value-type="string" calcext:value-type="string">
            <text:p>Erin Damico Archives - The Lowdown</text:p>
          </table:table-cell>
          <table:table-cell table:formula="of:=IF([.D175] = [.L175]; &quot;TRUE&quot;; &quot;FALSE&quot;)" office:value-type="string" office:string-value="TRUE" calcext:value-type="string">
            <text:p>TRUE</text:p>
          </table:table-cell>
          <table:table-cell office:value-type="string" calcext:value-type="string">
            <text:p>N/A</text:p>
          </table:table-cell>
          <table:table-cell table:formula="of:=IF([.E175] = [.N175]; &quot;TRUE&quot;; &quot;FALSE&quot;)" office:value-type="string" office:string-value="TRUE" calcext:value-type="string">
            <text:p>TRUE</text:p>
          </table:table-cell>
          <table:table-cell office:value-type="string" calcext:value-type="string">
            <text:p>/blog/tag/erin-damico</text:p>
          </table:table-cell>
          <table:table-cell table:formula="of:=IF([.F175] = [.P175]; &quot;TRUE&quot;; &quot;FALSE&quot;)" office:value-type="string" office:string-value="TRUE" calcext:value-type="string">
            <text:p>TRUE</text:p>
          </table:table-cell>
        </table:table-row>
        <table:table-row table:style-name="ro1">
          <table:table-cell office:value-type="string" calcext:value-type="string">
            <text:p>https://blog.thelowdown.com/blog/clinical-effectiveness-explained</text:p>
          </table:table-cell>
          <table:table-cell office:value-type="string" calcext:value-type="string">
            <text:p>/blog/clinical-effectiveness-explained</text:p>
          </table:table-cell>
          <table:table-cell office:value-type="string" calcext:value-type="string">
            <text:p>clinical-effectiveness-explained</text:p>
          </table:table-cell>
          <table:table-cell office:value-type="string" calcext:value-type="string">
            <text:p>Contraceptive Effectiveness Explained | The Lowdown</text:p>
          </table:table-cell>
          <table:table-cell office:value-type="string" calcext:value-type="string">
            <text:p>What does 'typical use' vs 'perfect use' even mean? Get the lowdown on contraceptive effectiveness.</text:p>
          </table:table-cell>
          <table:table-cell office:value-type="string" calcext:value-type="string">
            <text:p>https://thelowdown.com/blog/clinical-effectiveness-explained</text:p>
          </table:table-cell>
          <table:table-cell office:value-type="string" calcext:value-type="string">
            <text:p>http://localhost/thelowdown/wp/blog/clinical-effectiveness-explained</text:p>
          </table:table-cell>
          <table:table-cell office:value-type="string" calcext:value-type="string">
            <text:p>/blog/clinical-effectiveness-explained</text:p>
          </table:table-cell>
          <table:table-cell table:formula="of:=IF([.B176] = [.H176]; &quot;TRUE&quot;; &quot;FALSE&quot;)" office:value-type="string" office:string-value="TRUE" calcext:value-type="string">
            <text:p>TRUE</text:p>
          </table:table-cell>
          <table:table-cell office:value-type="string" calcext:value-type="string">
            <text:p>clinical-effectiveness-explained</text:p>
          </table:table-cell>
          <table:table-cell table:formula="of:=IF([.C176] = [.J176]; &quot;TRUE&quot;; &quot;FALSE&quot;)" office:value-type="string" office:string-value="TRUE" calcext:value-type="string">
            <text:p>TRUE</text:p>
          </table:table-cell>
          <table:table-cell office:value-type="string" calcext:value-type="string">
            <text:p>Contraceptive Effectiveness Explained | The Lowdown</text:p>
          </table:table-cell>
          <table:table-cell table:formula="of:=IF([.D176] = [.L176]; &quot;TRUE&quot;; &quot;FALSE&quot;)" office:value-type="string" office:string-value="TRUE" calcext:value-type="string">
            <text:p>TRUE</text:p>
          </table:table-cell>
          <table:table-cell office:value-type="string" calcext:value-type="string">
            <text:p>What does 'typical use' vs 'perfect use' even mean? Get the lowdown on contraceptive effectiveness.</text:p>
          </table:table-cell>
          <table:table-cell table:formula="of:=IF([.E176] = [.N176]; &quot;TRUE&quot;; &quot;FALSE&quot;)" office:value-type="string" office:string-value="TRUE" calcext:value-type="string">
            <text:p>TRUE</text:p>
          </table:table-cell>
          <table:table-cell office:value-type="string" calcext:value-type="string">
            <text:p>https://thelowdown.com/blog/clinical-effectiveness-explained</text:p>
          </table:table-cell>
          <table:table-cell table:formula="of:=IF([.F176] = [.P176]; &quot;TRUE&quot;; &quot;FALSE&quot;)" office:value-type="string" office:string-value="TRUE" calcext:value-type="string">
            <text:p>TRUE</text:p>
          </table:table-cell>
        </table:table-row>
        <table:table-row table:style-name="ro1">
          <table:table-cell office:value-type="string" calcext:value-type="string">
            <text:p>https://blog.thelowdown.com/blog/tag/coming-off-the-pill</text:p>
          </table:table-cell>
          <table:table-cell office:value-type="string" calcext:value-type="string">
            <text:p>/blog/tag/coming-off-the-pill</text:p>
          </table:table-cell>
          <table:table-cell office:value-type="string" calcext:value-type="string">
            <text:p>coming-off-the-pill</text:p>
          </table:table-cell>
          <table:table-cell office:value-type="string" calcext:value-type="string">
            <text:p>coming off the pill Archives - The Lowdown</text:p>
          </table:table-cell>
          <table:table-cell office:value-type="string" calcext:value-type="string">
            <text:p>N/A</text:p>
          </table:table-cell>
          <table:table-cell office:value-type="string" calcext:value-type="string">
            <text:p>/blog/tag/coming-off-the-pill</text:p>
          </table:table-cell>
          <table:table-cell office:value-type="string" calcext:value-type="string">
            <text:p>http://localhost/thelowdown/wp/blog/tag/coming-off-the-pill</text:p>
          </table:table-cell>
          <table:table-cell office:value-type="string" calcext:value-type="string">
            <text:p>/blog/tag/coming-off-the-pill</text:p>
          </table:table-cell>
          <table:table-cell table:formula="of:=IF([.B177] = [.H177]; &quot;TRUE&quot;; &quot;FALSE&quot;)" office:value-type="string" office:string-value="TRUE" calcext:value-type="string">
            <text:p>TRUE</text:p>
          </table:table-cell>
          <table:table-cell office:value-type="string" calcext:value-type="string">
            <text:p>coming-off-the-pill</text:p>
          </table:table-cell>
          <table:table-cell table:formula="of:=IF([.C177] = [.J177]; &quot;TRUE&quot;; &quot;FALSE&quot;)" office:value-type="string" office:string-value="TRUE" calcext:value-type="string">
            <text:p>TRUE</text:p>
          </table:table-cell>
          <table:table-cell office:value-type="string" calcext:value-type="string">
            <text:p>coming off the pill Archives - The Lowdown</text:p>
          </table:table-cell>
          <table:table-cell table:formula="of:=IF([.D177] = [.L177]; &quot;TRUE&quot;; &quot;FALSE&quot;)" office:value-type="string" office:string-value="TRUE" calcext:value-type="string">
            <text:p>TRUE</text:p>
          </table:table-cell>
          <table:table-cell office:value-type="string" calcext:value-type="string">
            <text:p>N/A</text:p>
          </table:table-cell>
          <table:table-cell table:formula="of:=IF([.E177] = [.N177]; &quot;TRUE&quot;; &quot;FALSE&quot;)" office:value-type="string" office:string-value="TRUE" calcext:value-type="string">
            <text:p>TRUE</text:p>
          </table:table-cell>
          <table:table-cell office:value-type="string" calcext:value-type="string">
            <text:p>/blog/tag/coming-off-the-pill</text:p>
          </table:table-cell>
          <table:table-cell table:formula="of:=IF([.F177] = [.P177]; &quot;TRUE&quot;; &quot;FALSE&quot;)" office:value-type="string" office:string-value="TRUE" calcext:value-type="string">
            <text:p>TRUE</text:p>
          </table:table-cell>
        </table:table-row>
        <table:table-row table:style-name="ro1">
          <table:table-cell office:value-type="string" calcext:value-type="string">
            <text:p>https://blog.thelowdown.com/blog/check-coil-threads</text:p>
          </table:table-cell>
          <table:table-cell office:value-type="string" calcext:value-type="string">
            <text:p>/blog/check-coil-threads</text:p>
          </table:table-cell>
          <table:table-cell office:value-type="string" calcext:value-type="string">
            <text:p>check-coil-threads</text:p>
          </table:table-cell>
          <table:table-cell office:value-type="string" calcext:value-type="string">
            <text:p>How To Check Your Coil Threads | The Lowdown</text:p>
          </table:table-cell>
          <table:table-cell office:value-type="string" calcext:value-type="string">
            <text:p>Feeling your coil threads is an important way to check in with your coil. Find out when and how to find your threads in our guide.</text:p>
          </table:table-cell>
          <table:table-cell office:value-type="string" calcext:value-type="string">
            <text:p>https://thelowdown.com/blog/check-coil-threads</text:p>
          </table:table-cell>
          <table:table-cell office:value-type="string" calcext:value-type="string">
            <text:p>http://localhost/thelowdown/wp/blog/check-coil-threads</text:p>
          </table:table-cell>
          <table:table-cell office:value-type="string" calcext:value-type="string">
            <text:p>/blog/check-coil-threads</text:p>
          </table:table-cell>
          <table:table-cell table:formula="of:=IF([.B178] = [.H178]; &quot;TRUE&quot;; &quot;FALSE&quot;)" office:value-type="string" office:string-value="TRUE" calcext:value-type="string">
            <text:p>TRUE</text:p>
          </table:table-cell>
          <table:table-cell office:value-type="string" calcext:value-type="string">
            <text:p>check-coil-threads</text:p>
          </table:table-cell>
          <table:table-cell table:formula="of:=IF([.C178] = [.J178]; &quot;TRUE&quot;; &quot;FALSE&quot;)" office:value-type="string" office:string-value="TRUE" calcext:value-type="string">
            <text:p>TRUE</text:p>
          </table:table-cell>
          <table:table-cell office:value-type="string" calcext:value-type="string">
            <text:p>How To Check Your Coil Threads | The Lowdown</text:p>
          </table:table-cell>
          <table:table-cell table:formula="of:=IF([.D178] = [.L178]; &quot;TRUE&quot;; &quot;FALSE&quot;)" office:value-type="string" office:string-value="TRUE" calcext:value-type="string">
            <text:p>TRUE</text:p>
          </table:table-cell>
          <table:table-cell office:value-type="string" calcext:value-type="string">
            <text:p>Feeling your coil threads is an important way to check in with your coil. Find out when and how to find your threads in our guide.</text:p>
          </table:table-cell>
          <table:table-cell table:formula="of:=IF([.E178] = [.N178]; &quot;TRUE&quot;; &quot;FALSE&quot;)" office:value-type="string" office:string-value="TRUE" calcext:value-type="string">
            <text:p>TRUE</text:p>
          </table:table-cell>
          <table:table-cell office:value-type="string" calcext:value-type="string">
            <text:p>https://thelowdown.com/blog/check-coil-threads</text:p>
          </table:table-cell>
          <table:table-cell table:formula="of:=IF([.F178] = [.P178]; &quot;TRUE&quot;; &quot;FALSE&quot;)" office:value-type="string" office:string-value="TRUE" calcext:value-type="string">
            <text:p>TRUE</text:p>
          </table:table-cell>
        </table:table-row>
        <table:table-row table:style-name="ro1">
          <table:table-cell office:value-type="string" calcext:value-type="string">
            <text:p>https://blog.thelowdown.com/blog/tag/natural-cycles</text:p>
          </table:table-cell>
          <table:table-cell office:value-type="string" calcext:value-type="string">
            <text:p>/blog/tag/natural-cycles</text:p>
          </table:table-cell>
          <table:table-cell office:value-type="string" calcext:value-type="string">
            <text:p>natural-cycles</text:p>
          </table:table-cell>
          <table:table-cell office:value-type="string" calcext:value-type="string">
            <text:p>Natural Cycles Archives - The Lowdown</text:p>
          </table:table-cell>
          <table:table-cell office:value-type="string" calcext:value-type="string">
            <text:p>N/A</text:p>
          </table:table-cell>
          <table:table-cell office:value-type="string" calcext:value-type="string">
            <text:p>/blog/tag/natural-cycles</text:p>
          </table:table-cell>
          <table:table-cell office:value-type="string" calcext:value-type="string">
            <text:p>http://localhost/thelowdown/wp/blog/tag/natural-cycles</text:p>
          </table:table-cell>
          <table:table-cell office:value-type="string" calcext:value-type="string">
            <text:p>/blog/tag/natural-cycles</text:p>
          </table:table-cell>
          <table:table-cell table:formula="of:=IF([.B179] = [.H179]; &quot;TRUE&quot;; &quot;FALSE&quot;)" office:value-type="string" office:string-value="TRUE" calcext:value-type="string">
            <text:p>TRUE</text:p>
          </table:table-cell>
          <table:table-cell office:value-type="string" calcext:value-type="string">
            <text:p>natural-cycles</text:p>
          </table:table-cell>
          <table:table-cell table:formula="of:=IF([.C179] = [.J179]; &quot;TRUE&quot;; &quot;FALSE&quot;)" office:value-type="string" office:string-value="TRUE" calcext:value-type="string">
            <text:p>TRUE</text:p>
          </table:table-cell>
          <table:table-cell office:value-type="string" calcext:value-type="string">
            <text:p>Natural Cycles Archives - The Lowdown</text:p>
          </table:table-cell>
          <table:table-cell table:formula="of:=IF([.D179] = [.L179]; &quot;TRUE&quot;; &quot;FALSE&quot;)" office:value-type="string" office:string-value="TRUE" calcext:value-type="string">
            <text:p>TRUE</text:p>
          </table:table-cell>
          <table:table-cell office:value-type="string" calcext:value-type="string">
            <text:p>N/A</text:p>
          </table:table-cell>
          <table:table-cell table:formula="of:=IF([.E179] = [.N179]; &quot;TRUE&quot;; &quot;FALSE&quot;)" office:value-type="string" office:string-value="TRUE" calcext:value-type="string">
            <text:p>TRUE</text:p>
          </table:table-cell>
          <table:table-cell office:value-type="string" calcext:value-type="string">
            <text:p>/blog/tag/natural-cycles</text:p>
          </table:table-cell>
          <table:table-cell table:formula="of:=IF([.F179] = [.P179]; &quot;TRUE&quot;; &quot;FALSE&quot;)" office:value-type="string" office:string-value="TRUE" calcext:value-type="string">
            <text:p>TRUE</text:p>
          </table:table-cell>
        </table:table-row>
        <table:table-row table:style-name="ro1">
          <table:table-cell office:value-type="string" calcext:value-type="string">
            <text:p>https://blog.thelowdown.com/blog/early-symptoms-menopause</text:p>
          </table:table-cell>
          <table:table-cell office:value-type="string" calcext:value-type="string">
            <text:p>/blog/early-symptoms-menopause</text:p>
          </table:table-cell>
          <table:table-cell office:value-type="string" calcext:value-type="string">
            <text:p>early-symptoms-menopause</text:p>
          </table:table-cell>
          <table:table-cell office:value-type="string" calcext:value-type="string">
            <text:p>What are the early symptoms of Menopause? | The Lowdown</text:p>
          </table:table-cell>
          <table:table-cell office:value-type="string" calcext:value-type="string">
            <text:p>The early symptoms of menopause can sometimes be difficult to recognise. Read here to learn about what these early symptoms could be…</text:p>
          </table:table-cell>
          <table:table-cell office:value-type="string" calcext:value-type="string">
            <text:p>https://thelowdown.com/blog/early-symptoms-menopause</text:p>
          </table:table-cell>
          <table:table-cell office:value-type="string" calcext:value-type="string">
            <text:p>http://localhost/thelowdown/wp/blog/early-symptoms-menopause</text:p>
          </table:table-cell>
          <table:table-cell office:value-type="string" calcext:value-type="string">
            <text:p>/blog/early-symptoms-menopause</text:p>
          </table:table-cell>
          <table:table-cell table:formula="of:=IF([.B180] = [.H180]; &quot;TRUE&quot;; &quot;FALSE&quot;)" office:value-type="string" office:string-value="TRUE" calcext:value-type="string">
            <text:p>TRUE</text:p>
          </table:table-cell>
          <table:table-cell office:value-type="string" calcext:value-type="string">
            <text:p>early-symptoms-menopause</text:p>
          </table:table-cell>
          <table:table-cell table:formula="of:=IF([.C180] = [.J180]; &quot;TRUE&quot;; &quot;FALSE&quot;)" office:value-type="string" office:string-value="TRUE" calcext:value-type="string">
            <text:p>TRUE</text:p>
          </table:table-cell>
          <table:table-cell office:value-type="string" calcext:value-type="string">
            <text:p>What are the early symptoms of Menopause? | The Lowdown</text:p>
          </table:table-cell>
          <table:table-cell table:formula="of:=IF([.D180] = [.L180]; &quot;TRUE&quot;; &quot;FALSE&quot;)" office:value-type="string" office:string-value="TRUE" calcext:value-type="string">
            <text:p>TRUE</text:p>
          </table:table-cell>
          <table:table-cell office:value-type="string" calcext:value-type="string">
            <text:p>The early symptoms of menopause can sometimes be difficult to recognise. Read here to learn about what these early symptoms could be…</text:p>
          </table:table-cell>
          <table:table-cell table:formula="of:=IF([.E180] = [.N180]; &quot;TRUE&quot;; &quot;FALSE&quot;)" office:value-type="string" office:string-value="TRUE" calcext:value-type="string">
            <text:p>TRUE</text:p>
          </table:table-cell>
          <table:table-cell office:value-type="string" calcext:value-type="string">
            <text:p>https://thelowdown.com/blog/early-symptoms-menopause</text:p>
          </table:table-cell>
          <table:table-cell table:formula="of:=IF([.F180] = [.P180]; &quot;TRUE&quot;; &quot;FALSE&quot;)" office:value-type="string" office:string-value="TRUE" calcext:value-type="string">
            <text:p>TRUE</text:p>
          </table:table-cell>
        </table:table-row>
        <table:table-row table:style-name="ro1">
          <table:table-cell office:value-type="string" calcext:value-type="string">
            <text:p>https://blog.thelowdown.com/blog/thrush-or-sti</text:p>
          </table:table-cell>
          <table:table-cell office:value-type="string" calcext:value-type="string">
            <text:p>/blog/thrush-or-sti</text:p>
          </table:table-cell>
          <table:table-cell office:value-type="string" calcext:value-type="string">
            <text:p>thrush-or-sti</text:p>
          </table:table-cell>
          <table:table-cell office:value-type="string" calcext:value-type="string">
            <text:p>Do I have Thrush or an STI? | Signs &amp; Symptoms | The Lowdown</text:p>
          </table:table-cell>
          <table:table-cell office:value-type="string" calcext:value-type="string">
            <text:p>Sometimes it’s difficult to tell whether itchy symptoms down there are a sign of an STI or thrush. Here's the lowdown on the differences between the two...</text:p>
          </table:table-cell>
          <table:table-cell office:value-type="string" calcext:value-type="string">
            <text:p>https://thelowdown.com/blog/thrush-or-sti</text:p>
          </table:table-cell>
          <table:table-cell office:value-type="string" calcext:value-type="string">
            <text:p>http://localhost/thelowdown/wp/blog/thrush-or-sti</text:p>
          </table:table-cell>
          <table:table-cell office:value-type="string" calcext:value-type="string">
            <text:p>/blog/thrush-or-sti</text:p>
          </table:table-cell>
          <table:table-cell table:formula="of:=IF([.B181] = [.H181]; &quot;TRUE&quot;; &quot;FALSE&quot;)" office:value-type="string" office:string-value="TRUE" calcext:value-type="string">
            <text:p>TRUE</text:p>
          </table:table-cell>
          <table:table-cell office:value-type="string" calcext:value-type="string">
            <text:p>thrush-or-sti</text:p>
          </table:table-cell>
          <table:table-cell table:formula="of:=IF([.C181] = [.J181]; &quot;TRUE&quot;; &quot;FALSE&quot;)" office:value-type="string" office:string-value="TRUE" calcext:value-type="string">
            <text:p>TRUE</text:p>
          </table:table-cell>
          <table:table-cell office:value-type="string" calcext:value-type="string">
            <text:p>Do I have Thrush or an STI? | Signs &amp; Symptoms | The Lowdown</text:p>
          </table:table-cell>
          <table:table-cell table:formula="of:=IF([.D181] = [.L181]; &quot;TRUE&quot;; &quot;FALSE&quot;)" office:value-type="string" office:string-value="TRUE" calcext:value-type="string">
            <text:p>TRUE</text:p>
          </table:table-cell>
          <table:table-cell office:value-type="string" calcext:value-type="string">
            <text:p>Sometimes it’s difficult to tell whether itchy symptoms down there are a sign of an STI or thrush. Here's the lowdown on the differences between the two...</text:p>
          </table:table-cell>
          <table:table-cell table:formula="of:=IF([.E181] = [.N181]; &quot;TRUE&quot;; &quot;FALSE&quot;)" office:value-type="string" office:string-value="TRUE" calcext:value-type="string">
            <text:p>TRUE</text:p>
          </table:table-cell>
          <table:table-cell office:value-type="string" calcext:value-type="string">
            <text:p>https://thelowdown.com/blog/thrush-or-sti</text:p>
          </table:table-cell>
          <table:table-cell table:formula="of:=IF([.F181] = [.P181]; &quot;TRUE&quot;; &quot;FALSE&quot;)" office:value-type="string" office:string-value="TRUE" calcext:value-type="string">
            <text:p>TRUE</text:p>
          </table:table-cell>
        </table:table-row>
        <table:table-row table:style-name="ro1">
          <table:table-cell office:value-type="string" calcext:value-type="string">
            <text:p>https://blog.thelowdown.com/blog/tag/mirena</text:p>
          </table:table-cell>
          <table:table-cell office:value-type="string" calcext:value-type="string">
            <text:p>/blog/tag/mirena</text:p>
          </table:table-cell>
          <table:table-cell office:value-type="string" calcext:value-type="string">
            <text:p>mirena</text:p>
          </table:table-cell>
          <table:table-cell office:value-type="string" calcext:value-type="string">
            <text:p>mirena Archives - The Lowdown</text:p>
          </table:table-cell>
          <table:table-cell office:value-type="string" calcext:value-type="string">
            <text:p>N/A</text:p>
          </table:table-cell>
          <table:table-cell office:value-type="string" calcext:value-type="string">
            <text:p>/blog/tag/mirena</text:p>
          </table:table-cell>
          <table:table-cell office:value-type="string" calcext:value-type="string">
            <text:p>http://localhost/thelowdown/wp/blog/tag/mirena</text:p>
          </table:table-cell>
          <table:table-cell office:value-type="string" calcext:value-type="string">
            <text:p>/blog/tag/mirena</text:p>
          </table:table-cell>
          <table:table-cell table:formula="of:=IF([.B182] = [.H182]; &quot;TRUE&quot;; &quot;FALSE&quot;)" office:value-type="string" office:string-value="TRUE" calcext:value-type="string">
            <text:p>TRUE</text:p>
          </table:table-cell>
          <table:table-cell office:value-type="string" calcext:value-type="string">
            <text:p>mirena</text:p>
          </table:table-cell>
          <table:table-cell table:formula="of:=IF([.C182] = [.J182]; &quot;TRUE&quot;; &quot;FALSE&quot;)" office:value-type="string" office:string-value="TRUE" calcext:value-type="string">
            <text:p>TRUE</text:p>
          </table:table-cell>
          <table:table-cell office:value-type="string" calcext:value-type="string">
            <text:p>mirena Archives - The Lowdown</text:p>
          </table:table-cell>
          <table:table-cell table:formula="of:=IF([.D182] = [.L182]; &quot;TRUE&quot;; &quot;FALSE&quot;)" office:value-type="string" office:string-value="TRUE" calcext:value-type="string">
            <text:p>TRUE</text:p>
          </table:table-cell>
          <table:table-cell office:value-type="string" calcext:value-type="string">
            <text:p>N/A</text:p>
          </table:table-cell>
          <table:table-cell table:formula="of:=IF([.E182] = [.N182]; &quot;TRUE&quot;; &quot;FALSE&quot;)" office:value-type="string" office:string-value="TRUE" calcext:value-type="string">
            <text:p>TRUE</text:p>
          </table:table-cell>
          <table:table-cell office:value-type="string" calcext:value-type="string">
            <text:p>/blog/tag/mirena</text:p>
          </table:table-cell>
          <table:table-cell table:formula="of:=IF([.F182] = [.P182]; &quot;TRUE&quot;; &quot;FALSE&quot;)" office:value-type="string" office:string-value="TRUE" calcext:value-type="string">
            <text:p>TRUE</text:p>
          </table:table-cell>
        </table:table-row>
        <table:table-row table:style-name="ro1">
          <table:table-cell office:value-type="string" calcext:value-type="string">
            <text:p>https://blog.thelowdown.com/blog/types-of-fibroids</text:p>
          </table:table-cell>
          <table:table-cell office:value-type="string" calcext:value-type="string">
            <text:p>/blog/types-of-fibroids</text:p>
          </table:table-cell>
          <table:table-cell office:value-type="string" calcext:value-type="string">
            <text:p>types-of-fibroids</text:p>
          </table:table-cell>
          <table:table-cell office:value-type="string" calcext:value-type="string">
            <text:p>Types of Fibroids Explained by a Doctor - The Lowdown</text:p>
          </table:table-cell>
          <table:table-cell office:value-type="string" calcext:value-type="string">
            <text:p>The 3 main types of fibroids are intramural, subserosal and submucosal. There are also pedunculated and cervical fibroids which are less common</text:p>
          </table:table-cell>
          <table:table-cell office:value-type="string" calcext:value-type="string">
            <text:p>https://thelowdown.com/blog/types-of-fibroids</text:p>
          </table:table-cell>
          <table:table-cell office:value-type="string" calcext:value-type="string">
            <text:p>http://localhost/thelowdown/wp/blog/types-of-fibroids</text:p>
          </table:table-cell>
          <table:table-cell office:value-type="string" calcext:value-type="string">
            <text:p>/blog/types-of-fibroids</text:p>
          </table:table-cell>
          <table:table-cell table:formula="of:=IF([.B183] = [.H183]; &quot;TRUE&quot;; &quot;FALSE&quot;)" office:value-type="string" office:string-value="TRUE" calcext:value-type="string">
            <text:p>TRUE</text:p>
          </table:table-cell>
          <table:table-cell office:value-type="string" calcext:value-type="string">
            <text:p>types-of-fibroids</text:p>
          </table:table-cell>
          <table:table-cell table:formula="of:=IF([.C183] = [.J183]; &quot;TRUE&quot;; &quot;FALSE&quot;)" office:value-type="string" office:string-value="TRUE" calcext:value-type="string">
            <text:p>TRUE</text:p>
          </table:table-cell>
          <table:table-cell office:value-type="string" calcext:value-type="string">
            <text:p>Types of Fibroids Explained by a Doctor - The Lowdown</text:p>
          </table:table-cell>
          <table:table-cell table:formula="of:=IF([.D183] = [.L183]; &quot;TRUE&quot;; &quot;FALSE&quot;)" office:value-type="string" office:string-value="TRUE" calcext:value-type="string">
            <text:p>TRUE</text:p>
          </table:table-cell>
          <table:table-cell office:value-type="string" calcext:value-type="string">
            <text:p>The 3 main types of fibroids are intramural, subserosal and submucosal. There are also pedunculated and cervical fibroids which are less common</text:p>
          </table:table-cell>
          <table:table-cell table:formula="of:=IF([.E183] = [.N183]; &quot;TRUE&quot;; &quot;FALSE&quot;)" office:value-type="string" office:string-value="TRUE" calcext:value-type="string">
            <text:p>TRUE</text:p>
          </table:table-cell>
          <table:table-cell office:value-type="string" calcext:value-type="string">
            <text:p>https://thelowdown.com/blog/types-of-fibroids</text:p>
          </table:table-cell>
          <table:table-cell table:formula="of:=IF([.F183] = [.P183]; &quot;TRUE&quot;; &quot;FALSE&quot;)" office:value-type="string" office:string-value="TRUE" calcext:value-type="string">
            <text:p>TRUE</text:p>
          </table:table-cell>
        </table:table-row>
        <table:table-row table:style-name="ro1">
          <table:table-cell office:value-type="string" calcext:value-type="string">
            <text:p>https://blog.thelowdown.com/blog/migraines-and-the-pill</text:p>
          </table:table-cell>
          <table:table-cell office:value-type="string" calcext:value-type="string">
            <text:p>/blog/migraines-and-the-pill</text:p>
          </table:table-cell>
          <table:table-cell office:value-type="string" calcext:value-type="string">
            <text:p>migraines-and-the-pill</text:p>
          </table:table-cell>
          <table:table-cell office:value-type="string" calcext:value-type="string">
            <text:p>Headaches, Migraines and The Pill - Your FAQs | The Lowdown</text:p>
          </table:table-cell>
          <table:table-cell office:value-type="string" calcext:value-type="string">
            <text:p>Can the pill give you headaches or migraines? Is it safe to take? What alternative contraceptive methods are there? Get the lowdown in this guide.</text:p>
          </table:table-cell>
          <table:table-cell office:value-type="string" calcext:value-type="string">
            <text:p>https://thelowdown.com/blog/migraines-and-the-pill</text:p>
          </table:table-cell>
          <table:table-cell office:value-type="string" calcext:value-type="string">
            <text:p>http://localhost/thelowdown/wp/blog/migraines-and-the-pill</text:p>
          </table:table-cell>
          <table:table-cell office:value-type="string" calcext:value-type="string">
            <text:p>/blog/migraines-and-the-pill</text:p>
          </table:table-cell>
          <table:table-cell table:formula="of:=IF([.B184] = [.H184]; &quot;TRUE&quot;; &quot;FALSE&quot;)" office:value-type="string" office:string-value="TRUE" calcext:value-type="string">
            <text:p>TRUE</text:p>
          </table:table-cell>
          <table:table-cell office:value-type="string" calcext:value-type="string">
            <text:p>migraines-and-the-pill</text:p>
          </table:table-cell>
          <table:table-cell table:formula="of:=IF([.C184] = [.J184]; &quot;TRUE&quot;; &quot;FALSE&quot;)" office:value-type="string" office:string-value="TRUE" calcext:value-type="string">
            <text:p>TRUE</text:p>
          </table:table-cell>
          <table:table-cell office:value-type="string" calcext:value-type="string">
            <text:p>Headaches, Migraines and The Pill - Your FAQs | The Lowdown</text:p>
          </table:table-cell>
          <table:table-cell table:formula="of:=IF([.D184] = [.L184]; &quot;TRUE&quot;; &quot;FALSE&quot;)" office:value-type="string" office:string-value="TRUE" calcext:value-type="string">
            <text:p>TRUE</text:p>
          </table:table-cell>
          <table:table-cell office:value-type="string" calcext:value-type="string">
            <text:p>Can the pill give you headaches or migraines? Is it safe to take? What alternative contraceptive methods are there? Get the lowdown in this guide.</text:p>
          </table:table-cell>
          <table:table-cell table:formula="of:=IF([.E184] = [.N184]; &quot;TRUE&quot;; &quot;FALSE&quot;)" office:value-type="string" office:string-value="TRUE" calcext:value-type="string">
            <text:p>TRUE</text:p>
          </table:table-cell>
          <table:table-cell office:value-type="string" calcext:value-type="string">
            <text:p>https://thelowdown.com/blog/migraines-and-the-pill</text:p>
          </table:table-cell>
          <table:table-cell table:formula="of:=IF([.F184] = [.P184]; &quot;TRUE&quot;; &quot;FALSE&quot;)" office:value-type="string" office:string-value="TRUE" calcext:value-type="string">
            <text:p>TRUE</text:p>
          </table:table-cell>
        </table:table-row>
        <table:table-row table:style-name="ro1">
          <table:table-cell office:value-type="string" calcext:value-type="string">
            <text:p>https://blog.thelowdown.com/blog/tag/tranexamic-acid</text:p>
          </table:table-cell>
          <table:table-cell office:value-type="string" calcext:value-type="string">
            <text:p>/blog/tag/tranexamic-acid</text:p>
          </table:table-cell>
          <table:table-cell office:value-type="string" calcext:value-type="string">
            <text:p>tranexamic-acid</text:p>
          </table:table-cell>
          <table:table-cell office:value-type="string" calcext:value-type="string">
            <text:p>tranexamic acid Archives - The Lowdown</text:p>
          </table:table-cell>
          <table:table-cell office:value-type="string" calcext:value-type="string">
            <text:p>N/A</text:p>
          </table:table-cell>
          <table:table-cell office:value-type="string" calcext:value-type="string">
            <text:p>/blog/tag/tranexamic-acid</text:p>
          </table:table-cell>
          <table:table-cell office:value-type="string" calcext:value-type="string">
            <text:p>http://localhost/thelowdown/wp/blog/tag/tranexamic-acid</text:p>
          </table:table-cell>
          <table:table-cell office:value-type="string" calcext:value-type="string">
            <text:p>/blog/tag/tranexamic-acid</text:p>
          </table:table-cell>
          <table:table-cell table:formula="of:=IF([.B185] = [.H185]; &quot;TRUE&quot;; &quot;FALSE&quot;)" office:value-type="string" office:string-value="TRUE" calcext:value-type="string">
            <text:p>TRUE</text:p>
          </table:table-cell>
          <table:table-cell office:value-type="string" calcext:value-type="string">
            <text:p>tranexamic-acid</text:p>
          </table:table-cell>
          <table:table-cell table:formula="of:=IF([.C185] = [.J185]; &quot;TRUE&quot;; &quot;FALSE&quot;)" office:value-type="string" office:string-value="TRUE" calcext:value-type="string">
            <text:p>TRUE</text:p>
          </table:table-cell>
          <table:table-cell office:value-type="string" calcext:value-type="string">
            <text:p>tranexamic acid Archives - The Lowdown</text:p>
          </table:table-cell>
          <table:table-cell table:formula="of:=IF([.D185] = [.L185]; &quot;TRUE&quot;; &quot;FALSE&quot;)" office:value-type="string" office:string-value="TRUE" calcext:value-type="string">
            <text:p>TRUE</text:p>
          </table:table-cell>
          <table:table-cell office:value-type="string" calcext:value-type="string">
            <text:p>N/A</text:p>
          </table:table-cell>
          <table:table-cell table:formula="of:=IF([.E185] = [.N185]; &quot;TRUE&quot;; &quot;FALSE&quot;)" office:value-type="string" office:string-value="TRUE" calcext:value-type="string">
            <text:p>TRUE</text:p>
          </table:table-cell>
          <table:table-cell office:value-type="string" calcext:value-type="string">
            <text:p>/blog/tag/tranexamic-acid</text:p>
          </table:table-cell>
          <table:table-cell table:formula="of:=IF([.F185] = [.P185]; &quot;TRUE&quot;; &quot;FALSE&quot;)" office:value-type="string" office:string-value="TRUE" calcext:value-type="string">
            <text:p>TRUE</text:p>
          </table:table-cell>
        </table:table-row>
        <table:table-row table:style-name="ro1">
          <table:table-cell office:value-type="string" calcext:value-type="string">
            <text:p>https://blog.thelowdown.com/blog/can-you-feel-the-coil-during-sex</text:p>
          </table:table-cell>
          <table:table-cell office:value-type="string" calcext:value-type="string">
            <text:p>/blog/can-you-feel-the-coil-during-sex</text:p>
          </table:table-cell>
          <table:table-cell office:value-type="string" calcext:value-type="string">
            <text:p>can-you-feel-the-coil-during-sex</text:p>
          </table:table-cell>
          <table:table-cell office:value-type="string" calcext:value-type="string">
            <text:p>Can You Feel The Coil During Sex?! | The Lowdown</text:p>
          </table:table-cell>
          <table:table-cell office:value-type="string" calcext:value-type="string">
            <text:p>So your partner claims they can feel your coil during sex. Find out how common this is and whether or not your coil will affect your sex life.</text:p>
          </table:table-cell>
          <table:table-cell office:value-type="string" calcext:value-type="string">
            <text:p>https://thelowdown.com/blog/can-you-feel-the-coil-during-sex</text:p>
          </table:table-cell>
          <table:table-cell office:value-type="string" calcext:value-type="string">
            <text:p>http://localhost/thelowdown/wp/blog/can-you-feel-the-coil-during-sex</text:p>
          </table:table-cell>
          <table:table-cell office:value-type="string" calcext:value-type="string">
            <text:p>/blog/can-you-feel-the-coil-during-sex</text:p>
          </table:table-cell>
          <table:table-cell table:formula="of:=IF([.B186] = [.H186]; &quot;TRUE&quot;; &quot;FALSE&quot;)" office:value-type="string" office:string-value="TRUE" calcext:value-type="string">
            <text:p>TRUE</text:p>
          </table:table-cell>
          <table:table-cell office:value-type="string" calcext:value-type="string">
            <text:p>can-you-feel-the-coil-during-sex</text:p>
          </table:table-cell>
          <table:table-cell table:formula="of:=IF([.C186] = [.J186]; &quot;TRUE&quot;; &quot;FALSE&quot;)" office:value-type="string" office:string-value="TRUE" calcext:value-type="string">
            <text:p>TRUE</text:p>
          </table:table-cell>
          <table:table-cell office:value-type="string" calcext:value-type="string">
            <text:p>Can You Feel The Coil During Sex?! | The Lowdown</text:p>
          </table:table-cell>
          <table:table-cell table:formula="of:=IF([.D186] = [.L186]; &quot;TRUE&quot;; &quot;FALSE&quot;)" office:value-type="string" office:string-value="TRUE" calcext:value-type="string">
            <text:p>TRUE</text:p>
          </table:table-cell>
          <table:table-cell office:value-type="string" calcext:value-type="string">
            <text:p>So your partner claims they can feel your coil during sex. Find out how common this is and whether or not your coil will affect your sex life.</text:p>
          </table:table-cell>
          <table:table-cell table:formula="of:=IF([.E186] = [.N186]; &quot;TRUE&quot;; &quot;FALSE&quot;)" office:value-type="string" office:string-value="TRUE" calcext:value-type="string">
            <text:p>TRUE</text:p>
          </table:table-cell>
          <table:table-cell office:value-type="string" calcext:value-type="string">
            <text:p>https://thelowdown.com/blog/can-you-feel-the-coil-during-sex</text:p>
          </table:table-cell>
          <table:table-cell table:formula="of:=IF([.F186] = [.P186]; &quot;TRUE&quot;; &quot;FALSE&quot;)" office:value-type="string" office:string-value="TRUE" calcext:value-type="string">
            <text:p>TRUE</text:p>
          </table:table-cell>
        </table:table-row>
        <table:table-row table:style-name="ro1">
          <table:table-cell office:value-type="string" calcext:value-type="string">
            <text:p>https://blog.thelowdown.com/blog/tag/dr-fran</text:p>
          </table:table-cell>
          <table:table-cell office:value-type="string" calcext:value-type="string">
            <text:p>/blog/tag/dr-fran</text:p>
          </table:table-cell>
          <table:table-cell office:value-type="string" calcext:value-type="string">
            <text:p>dr-fran</text:p>
          </table:table-cell>
          <table:table-cell office:value-type="string" calcext:value-type="string">
            <text:p>Dr Fran Archives - The Lowdown</text:p>
          </table:table-cell>
          <table:table-cell office:value-type="string" calcext:value-type="string">
            <text:p>N/A</text:p>
          </table:table-cell>
          <table:table-cell office:value-type="string" calcext:value-type="string">
            <text:p>/blog/tag/dr-fran</text:p>
          </table:table-cell>
          <table:table-cell office:value-type="string" calcext:value-type="string">
            <text:p>http://localhost/thelowdown/wp/blog/tag/dr-fran</text:p>
          </table:table-cell>
          <table:table-cell office:value-type="string" calcext:value-type="string">
            <text:p>/blog/tag/dr-fran</text:p>
          </table:table-cell>
          <table:table-cell table:formula="of:=IF([.B187] = [.H187]; &quot;TRUE&quot;; &quot;FALSE&quot;)" office:value-type="string" office:string-value="TRUE" calcext:value-type="string">
            <text:p>TRUE</text:p>
          </table:table-cell>
          <table:table-cell office:value-type="string" calcext:value-type="string">
            <text:p>dr-fran</text:p>
          </table:table-cell>
          <table:table-cell table:formula="of:=IF([.C187] = [.J187]; &quot;TRUE&quot;; &quot;FALSE&quot;)" office:value-type="string" office:string-value="TRUE" calcext:value-type="string">
            <text:p>TRUE</text:p>
          </table:table-cell>
          <table:table-cell office:value-type="string" calcext:value-type="string">
            <text:p>Dr Fran Archives - The Lowdown</text:p>
          </table:table-cell>
          <table:table-cell table:formula="of:=IF([.D187] = [.L187]; &quot;TRUE&quot;; &quot;FALSE&quot;)" office:value-type="string" office:string-value="TRUE" calcext:value-type="string">
            <text:p>TRUE</text:p>
          </table:table-cell>
          <table:table-cell office:value-type="string" calcext:value-type="string">
            <text:p>N/A</text:p>
          </table:table-cell>
          <table:table-cell table:formula="of:=IF([.E187] = [.N187]; &quot;TRUE&quot;; &quot;FALSE&quot;)" office:value-type="string" office:string-value="TRUE" calcext:value-type="string">
            <text:p>TRUE</text:p>
          </table:table-cell>
          <table:table-cell office:value-type="string" calcext:value-type="string">
            <text:p>/blog/tag/dr-fran</text:p>
          </table:table-cell>
          <table:table-cell table:formula="of:=IF([.F187] = [.P187]; &quot;TRUE&quot;; &quot;FALSE&quot;)" office:value-type="string" office:string-value="TRUE" calcext:value-type="string">
            <text:p>TRUE</text:p>
          </table:table-cell>
        </table:table-row>
        <table:table-row table:style-name="ro1">
          <table:table-cell office:value-type="string" calcext:value-type="string">
            <text:p>https://blog.thelowdown.com/blog/tag/pcos</text:p>
          </table:table-cell>
          <table:table-cell office:value-type="string" calcext:value-type="string">
            <text:p>/blog/tag/pcos</text:p>
          </table:table-cell>
          <table:table-cell office:value-type="string" calcext:value-type="string">
            <text:p>pcos</text:p>
          </table:table-cell>
          <table:table-cell office:value-type="string" calcext:value-type="string">
            <text:p>PCOS Archives - The Lowdown</text:p>
          </table:table-cell>
          <table:table-cell office:value-type="string" calcext:value-type="string">
            <text:p>N/A</text:p>
          </table:table-cell>
          <table:table-cell office:value-type="string" calcext:value-type="string">
            <text:p>/blog/tag/pcos</text:p>
          </table:table-cell>
          <table:table-cell office:value-type="string" calcext:value-type="string">
            <text:p>http://localhost/thelowdown/wp/blog/tag/pcos</text:p>
          </table:table-cell>
          <table:table-cell office:value-type="string" calcext:value-type="string">
            <text:p>/blog/tag/pcos</text:p>
          </table:table-cell>
          <table:table-cell table:formula="of:=IF([.B188] = [.H188]; &quot;TRUE&quot;; &quot;FALSE&quot;)" office:value-type="string" office:string-value="TRUE" calcext:value-type="string">
            <text:p>TRUE</text:p>
          </table:table-cell>
          <table:table-cell office:value-type="string" calcext:value-type="string">
            <text:p>pcos</text:p>
          </table:table-cell>
          <table:table-cell table:formula="of:=IF([.C188] = [.J188]; &quot;TRUE&quot;; &quot;FALSE&quot;)" office:value-type="string" office:string-value="TRUE" calcext:value-type="string">
            <text:p>TRUE</text:p>
          </table:table-cell>
          <table:table-cell office:value-type="string" calcext:value-type="string">
            <text:p>PCOS Archives - The Lowdown</text:p>
          </table:table-cell>
          <table:table-cell table:formula="of:=IF([.D188] = [.L188]; &quot;TRUE&quot;; &quot;FALSE&quot;)" office:value-type="string" office:string-value="TRUE" calcext:value-type="string">
            <text:p>TRUE</text:p>
          </table:table-cell>
          <table:table-cell office:value-type="string" calcext:value-type="string">
            <text:p>N/A</text:p>
          </table:table-cell>
          <table:table-cell table:formula="of:=IF([.E188] = [.N188]; &quot;TRUE&quot;; &quot;FALSE&quot;)" office:value-type="string" office:string-value="TRUE" calcext:value-type="string">
            <text:p>TRUE</text:p>
          </table:table-cell>
          <table:table-cell office:value-type="string" calcext:value-type="string">
            <text:p>/blog/tag/pcos</text:p>
          </table:table-cell>
          <table:table-cell table:formula="of:=IF([.F188] = [.P188]; &quot;TRUE&quot;; &quot;FALSE&quot;)" office:value-type="string" office:string-value="TRUE" calcext:value-type="string">
            <text:p>TRUE</text:p>
          </table:table-cell>
        </table:table-row>
        <table:table-row table:style-name="ro1">
          <table:table-cell office:value-type="string" calcext:value-type="string">
            <text:p>https://blog.thelowdown.com/blog/tag/lucy-rowett</text:p>
          </table:table-cell>
          <table:table-cell office:value-type="string" calcext:value-type="string">
            <text:p>/blog/tag/lucy-rowett</text:p>
          </table:table-cell>
          <table:table-cell office:value-type="string" calcext:value-type="string">
            <text:p>lucy-rowett</text:p>
          </table:table-cell>
          <table:table-cell office:value-type="string" calcext:value-type="string">
            <text:p>Lucy Rowett Archives - The Lowdown</text:p>
          </table:table-cell>
          <table:table-cell office:value-type="string" calcext:value-type="string">
            <text:p>N/A</text:p>
          </table:table-cell>
          <table:table-cell office:value-type="string" calcext:value-type="string">
            <text:p>/blog/tag/lucy-rowett</text:p>
          </table:table-cell>
          <table:table-cell office:value-type="string" calcext:value-type="string">
            <text:p>http://localhost/thelowdown/wp/blog/tag/lucy-rowett</text:p>
          </table:table-cell>
          <table:table-cell office:value-type="string" calcext:value-type="string">
            <text:p>/blog/tag/lucy-rowett</text:p>
          </table:table-cell>
          <table:table-cell table:formula="of:=IF([.B189] = [.H189]; &quot;TRUE&quot;; &quot;FALSE&quot;)" office:value-type="string" office:string-value="TRUE" calcext:value-type="string">
            <text:p>TRUE</text:p>
          </table:table-cell>
          <table:table-cell office:value-type="string" calcext:value-type="string">
            <text:p>lucy-rowett</text:p>
          </table:table-cell>
          <table:table-cell table:formula="of:=IF([.C189] = [.J189]; &quot;TRUE&quot;; &quot;FALSE&quot;)" office:value-type="string" office:string-value="TRUE" calcext:value-type="string">
            <text:p>TRUE</text:p>
          </table:table-cell>
          <table:table-cell office:value-type="string" calcext:value-type="string">
            <text:p>Lucy Rowett Archives - The Lowdown</text:p>
          </table:table-cell>
          <table:table-cell table:formula="of:=IF([.D189] = [.L189]; &quot;TRUE&quot;; &quot;FALSE&quot;)" office:value-type="string" office:string-value="TRUE" calcext:value-type="string">
            <text:p>TRUE</text:p>
          </table:table-cell>
          <table:table-cell office:value-type="string" calcext:value-type="string">
            <text:p>N/A</text:p>
          </table:table-cell>
          <table:table-cell table:formula="of:=IF([.E189] = [.N189]; &quot;TRUE&quot;; &quot;FALSE&quot;)" office:value-type="string" office:string-value="TRUE" calcext:value-type="string">
            <text:p>TRUE</text:p>
          </table:table-cell>
          <table:table-cell office:value-type="string" calcext:value-type="string">
            <text:p>/blog/tag/lucy-rowett</text:p>
          </table:table-cell>
          <table:table-cell table:formula="of:=IF([.F189] = [.P189]; &quot;TRUE&quot;; &quot;FALSE&quot;)" office:value-type="string" office:string-value="TRUE" calcext:value-type="string">
            <text:p>TRUE</text:p>
          </table:table-cell>
        </table:table-row>
        <table:table-row table:style-name="ro1">
          <table:table-cell office:value-type="string" calcext:value-type="string">
            <text:p>https://blog.thelowdown.com/blog/signs-youre-losing-too-much-blood-during-period</text:p>
          </table:table-cell>
          <table:table-cell office:value-type="string" calcext:value-type="string">
            <text:p>/blog/signs-youre-losing-too-much-blood-during-period</text:p>
          </table:table-cell>
          <table:table-cell office:value-type="string" calcext:value-type="string">
            <text:p>signs-youre-losing-too-much-blood-during-period</text:p>
          </table:table-cell>
          <table:table-cell office:value-type="string" calcext:value-type="string">
            <text:p>Signs You're Losing Too Much Blood During Your Period - The Lowdown</text:p>
          </table:table-cell>
          <table:table-cell office:value-type="string" calcext:value-type="string">
            <text:p>Have you ever wondered how much blood you lose on your period? Get the lowdown on the causes of heavy periods and treatments</text:p>
          </table:table-cell>
          <table:table-cell office:value-type="string" calcext:value-type="string">
            <text:p>https://thelowdown.com/blog/signs-youre-losing-too-much-blood-during-period</text:p>
          </table:table-cell>
          <table:table-cell office:value-type="string" calcext:value-type="string">
            <text:p>http://localhost/thelowdown/wp/blog/signs-youre-losing-too-much-blood-during-period</text:p>
          </table:table-cell>
          <table:table-cell office:value-type="string" calcext:value-type="string">
            <text:p>/blog/signs-youre-losing-too-much-blood-during-period</text:p>
          </table:table-cell>
          <table:table-cell table:formula="of:=IF([.B190] = [.H190]; &quot;TRUE&quot;; &quot;FALSE&quot;)" office:value-type="string" office:string-value="TRUE" calcext:value-type="string">
            <text:p>TRUE</text:p>
          </table:table-cell>
          <table:table-cell office:value-type="string" calcext:value-type="string">
            <text:p>signs-youre-losing-too-much-blood-during-period</text:p>
          </table:table-cell>
          <table:table-cell table:formula="of:=IF([.C190] = [.J190]; &quot;TRUE&quot;; &quot;FALSE&quot;)" office:value-type="string" office:string-value="TRUE" calcext:value-type="string">
            <text:p>TRUE</text:p>
          </table:table-cell>
          <table:table-cell office:value-type="string" calcext:value-type="string">
            <text:p>Signs You're Losing Too Much Blood During Your Period - The Lowdown</text:p>
          </table:table-cell>
          <table:table-cell table:formula="of:=IF([.D190] = [.L190]; &quot;TRUE&quot;; &quot;FALSE&quot;)" office:value-type="string" office:string-value="TRUE" calcext:value-type="string">
            <text:p>TRUE</text:p>
          </table:table-cell>
          <table:table-cell office:value-type="string" calcext:value-type="string">
            <text:p>Have you ever wondered how much blood you lose on your period? Get the lowdown on the causes of heavy periods and treatments</text:p>
          </table:table-cell>
          <table:table-cell table:formula="of:=IF([.E190] = [.N190]; &quot;TRUE&quot;; &quot;FALSE&quot;)" office:value-type="string" office:string-value="TRUE" calcext:value-type="string">
            <text:p>TRUE</text:p>
          </table:table-cell>
          <table:table-cell office:value-type="string" calcext:value-type="string">
            <text:p>https://thelowdown.com/blog/signs-youre-losing-too-much-blood-during-period</text:p>
          </table:table-cell>
          <table:table-cell table:formula="of:=IF([.F190] = [.P190]; &quot;TRUE&quot;; &quot;FALSE&quot;)" office:value-type="string" office:string-value="TRUE" calcext:value-type="string">
            <text:p>TRUE</text:p>
          </table:table-cell>
        </table:table-row>
        <table:table-row table:style-name="ro1">
          <table:table-cell office:value-type="string" calcext:value-type="string">
            <text:p>https://blog.thelowdown.com/blog/pcos-fertility</text:p>
          </table:table-cell>
          <table:table-cell office:value-type="string" calcext:value-type="string">
            <text:p>/blog/pcos-fertility</text:p>
          </table:table-cell>
          <table:table-cell office:value-type="string" calcext:value-type="string">
            <text:p>pcos-fertility</text:p>
          </table:table-cell>
          <table:table-cell office:value-type="string" calcext:value-type="string">
            <text:p>PCOS &amp; Fertility: Can You Get Pregnant with PCOS?</text:p>
          </table:table-cell>
          <table:table-cell office:value-type="string" calcext:value-type="string">
            <text:p>Get the lowdown from our doctors on PCOS fertility and real experience stories of trying to conceive with PCOS.</text:p>
          </table:table-cell>
          <table:table-cell office:value-type="string" calcext:value-type="string">
            <text:p>https://thelowdown.com/blog/pcos-fertility</text:p>
          </table:table-cell>
          <table:table-cell office:value-type="string" calcext:value-type="string">
            <text:p>http://localhost/thelowdown/wp/blog/pcos-fertility</text:p>
          </table:table-cell>
          <table:table-cell office:value-type="string" calcext:value-type="string">
            <text:p>/blog/pcos-fertility</text:p>
          </table:table-cell>
          <table:table-cell table:formula="of:=IF([.B191] = [.H191]; &quot;TRUE&quot;; &quot;FALSE&quot;)" office:value-type="string" office:string-value="TRUE" calcext:value-type="string">
            <text:p>TRUE</text:p>
          </table:table-cell>
          <table:table-cell office:value-type="string" calcext:value-type="string">
            <text:p>pcos-fertility</text:p>
          </table:table-cell>
          <table:table-cell table:formula="of:=IF([.C191] = [.J191]; &quot;TRUE&quot;; &quot;FALSE&quot;)" office:value-type="string" office:string-value="TRUE" calcext:value-type="string">
            <text:p>TRUE</text:p>
          </table:table-cell>
          <table:table-cell office:value-type="string" calcext:value-type="string">
            <text:p>PCOS &amp; Fertility: Can You Get Pregnant with PCOS?</text:p>
          </table:table-cell>
          <table:table-cell table:formula="of:=IF([.D191] = [.L191]; &quot;TRUE&quot;; &quot;FALSE&quot;)" office:value-type="string" office:string-value="TRUE" calcext:value-type="string">
            <text:p>TRUE</text:p>
          </table:table-cell>
          <table:table-cell office:value-type="string" calcext:value-type="string">
            <text:p>Get the lowdown from our doctors on PCOS fertility and real experience stories of trying to conceive with PCOS.</text:p>
          </table:table-cell>
          <table:table-cell table:formula="of:=IF([.E191] = [.N191]; &quot;TRUE&quot;; &quot;FALSE&quot;)" office:value-type="string" office:string-value="TRUE" calcext:value-type="string">
            <text:p>TRUE</text:p>
          </table:table-cell>
          <table:table-cell office:value-type="string" calcext:value-type="string">
            <text:p>https://thelowdown.com/blog/pcos-fertility</text:p>
          </table:table-cell>
          <table:table-cell table:formula="of:=IF([.F191] = [.P191]; &quot;TRUE&quot;; &quot;FALSE&quot;)" office:value-type="string" office:string-value="TRUE" calcext:value-type="string">
            <text:p>TRUE</text:p>
          </table:table-cell>
        </table:table-row>
        <table:table-row table:style-name="ro1">
          <table:table-cell office:value-type="string" calcext:value-type="string">
            <text:p>https://blog.thelowdown.com/blog/norgestimate</text:p>
          </table:table-cell>
          <table:table-cell office:value-type="string" calcext:value-type="string">
            <text:p>/blog/norgestimate</text:p>
          </table:table-cell>
          <table:table-cell office:value-type="string" calcext:value-type="string">
            <text:p>norgestimate</text:p>
          </table:table-cell>
          <table:table-cell office:value-type="string" calcext:value-type="string">
            <text:p>Norgestimate | The Lowdwon</text:p>
          </table:table-cell>
          <table:table-cell office:value-type="string" calcext:value-type="string">
            <text:p>Norgestimate is a third-generation synthetic progestin used in the combined pill, along with synthetic oestrogen ethinyl estradiol.</text:p>
          </table:table-cell>
          <table:table-cell office:value-type="string" calcext:value-type="string">
            <text:p>https://thelowdown.com/blog/norgestimate</text:p>
          </table:table-cell>
          <table:table-cell office:value-type="string" calcext:value-type="string">
            <text:p>http://localhost/thelowdown/wp/blog/norgestimate</text:p>
          </table:table-cell>
          <table:table-cell office:value-type="string" calcext:value-type="string">
            <text:p>/blog/norgestimate</text:p>
          </table:table-cell>
          <table:table-cell table:formula="of:=IF([.B192] = [.H192]; &quot;TRUE&quot;; &quot;FALSE&quot;)" office:value-type="string" office:string-value="TRUE" calcext:value-type="string">
            <text:p>TRUE</text:p>
          </table:table-cell>
          <table:table-cell office:value-type="string" calcext:value-type="string">
            <text:p>norgestimate</text:p>
          </table:table-cell>
          <table:table-cell table:formula="of:=IF([.C192] = [.J192]; &quot;TRUE&quot;; &quot;FALSE&quot;)" office:value-type="string" office:string-value="TRUE" calcext:value-type="string">
            <text:p>TRUE</text:p>
          </table:table-cell>
          <table:table-cell office:value-type="string" calcext:value-type="string">
            <text:p>Norgestimate | The Lowdwon</text:p>
          </table:table-cell>
          <table:table-cell table:formula="of:=IF([.D192] = [.L192]; &quot;TRUE&quot;; &quot;FALSE&quot;)" office:value-type="string" office:string-value="TRUE" calcext:value-type="string">
            <text:p>TRUE</text:p>
          </table:table-cell>
          <table:table-cell office:value-type="string" calcext:value-type="string">
            <text:p>Norgestimate is a third-generation synthetic progestin used in the combined pill, along with synthetic oestrogen ethinyl estradiol.</text:p>
          </table:table-cell>
          <table:table-cell table:formula="of:=IF([.E192] = [.N192]; &quot;TRUE&quot;; &quot;FALSE&quot;)" office:value-type="string" office:string-value="TRUE" calcext:value-type="string">
            <text:p>TRUE</text:p>
          </table:table-cell>
          <table:table-cell office:value-type="string" calcext:value-type="string">
            <text:p>https://thelowdown.com/blog/norgestimate</text:p>
          </table:table-cell>
          <table:table-cell table:formula="of:=IF([.F192] = [.P192]; &quot;TRUE&quot;; &quot;FALSE&quot;)" office:value-type="string" office:string-value="TRUE" calcext:value-type="string">
            <text:p>TRUE</text:p>
          </table:table-cell>
        </table:table-row>
        <table:table-row table:style-name="ro1">
          <table:table-cell office:value-type="string" calcext:value-type="string">
            <text:p>https://blog.thelowdown.com/blog/best-treatments-endometriosis</text:p>
          </table:table-cell>
          <table:table-cell office:value-type="string" calcext:value-type="string">
            <text:p>/blog/best-treatments-endometriosis</text:p>
          </table:table-cell>
          <table:table-cell office:value-type="string" calcext:value-type="string">
            <text:p>best-treatments-endometriosis</text:p>
          </table:table-cell>
          <table:table-cell office:value-type="string" calcext:value-type="string">
            <text:p>What Are the Best Treatments for Endometriosis | The Lowdown</text:p>
          </table:table-cell>
          <table:table-cell office:value-type="string" calcext:value-type="string">
            <text:p>What are the best endometriosis treatments? Get the lowdown on everything from diet and lifestyle, to pain killers and surgery</text:p>
          </table:table-cell>
          <table:table-cell office:value-type="string" calcext:value-type="string">
            <text:p>https://thelowdown.com/blog/best-treatments-endometriosis</text:p>
          </table:table-cell>
          <table:table-cell office:value-type="string" calcext:value-type="string">
            <text:p>http://localhost/thelowdown/wp/blog/best-treatments-endometriosis</text:p>
          </table:table-cell>
          <table:table-cell office:value-type="string" calcext:value-type="string">
            <text:p>/blog/best-treatments-endometriosis</text:p>
          </table:table-cell>
          <table:table-cell table:formula="of:=IF([.B193] = [.H193]; &quot;TRUE&quot;; &quot;FALSE&quot;)" office:value-type="string" office:string-value="TRUE" calcext:value-type="string">
            <text:p>TRUE</text:p>
          </table:table-cell>
          <table:table-cell office:value-type="string" calcext:value-type="string">
            <text:p>best-treatments-endometriosis</text:p>
          </table:table-cell>
          <table:table-cell table:formula="of:=IF([.C193] = [.J193]; &quot;TRUE&quot;; &quot;FALSE&quot;)" office:value-type="string" office:string-value="TRUE" calcext:value-type="string">
            <text:p>TRUE</text:p>
          </table:table-cell>
          <table:table-cell office:value-type="string" calcext:value-type="string">
            <text:p>What Are the Best Treatments for Endometriosis | The Lowdown</text:p>
          </table:table-cell>
          <table:table-cell table:formula="of:=IF([.D193] = [.L193]; &quot;TRUE&quot;; &quot;FALSE&quot;)" office:value-type="string" office:string-value="TRUE" calcext:value-type="string">
            <text:p>TRUE</text:p>
          </table:table-cell>
          <table:table-cell office:value-type="string" calcext:value-type="string">
            <text:p>What are the best endometriosis treatments? Get the lowdown on everything from diet and lifestyle, to pain killers and surgery</text:p>
          </table:table-cell>
          <table:table-cell table:formula="of:=IF([.E193] = [.N193]; &quot;TRUE&quot;; &quot;FALSE&quot;)" office:value-type="string" office:string-value="TRUE" calcext:value-type="string">
            <text:p>TRUE</text:p>
          </table:table-cell>
          <table:table-cell office:value-type="string" calcext:value-type="string">
            <text:p>https://thelowdown.com/blog/best-treatments-endometriosis</text:p>
          </table:table-cell>
          <table:table-cell table:formula="of:=IF([.F193] = [.P193]; &quot;TRUE&quot;; &quot;FALSE&quot;)" office:value-type="string" office:string-value="TRUE" calcext:value-type="string">
            <text:p>TRUE</text:p>
          </table:table-cell>
        </table:table-row>
        <table:table-row table:style-name="ro1">
          <table:table-cell office:value-type="string" calcext:value-type="string">
            <text:p>https://blog.thelowdown.com/blog/tag/ellaone</text:p>
          </table:table-cell>
          <table:table-cell office:value-type="string" calcext:value-type="string">
            <text:p>/blog/tag/ellaone</text:p>
          </table:table-cell>
          <table:table-cell office:value-type="string" calcext:value-type="string">
            <text:p>ellaone</text:p>
          </table:table-cell>
          <table:table-cell office:value-type="string" calcext:value-type="string">
            <text:p>EllaOne Archives - The Lowdown</text:p>
          </table:table-cell>
          <table:table-cell office:value-type="string" calcext:value-type="string">
            <text:p>N/A</text:p>
          </table:table-cell>
          <table:table-cell office:value-type="string" calcext:value-type="string">
            <text:p>/blog/tag/ellaone</text:p>
          </table:table-cell>
          <table:table-cell office:value-type="string" calcext:value-type="string">
            <text:p>http://localhost/thelowdown/wp/blog/tag/ellaone</text:p>
          </table:table-cell>
          <table:table-cell office:value-type="string" calcext:value-type="string">
            <text:p>/blog/tag/ellaone</text:p>
          </table:table-cell>
          <table:table-cell table:formula="of:=IF([.B194] = [.H194]; &quot;TRUE&quot;; &quot;FALSE&quot;)" office:value-type="string" office:string-value="TRUE" calcext:value-type="string">
            <text:p>TRUE</text:p>
          </table:table-cell>
          <table:table-cell office:value-type="string" calcext:value-type="string">
            <text:p>ellaone</text:p>
          </table:table-cell>
          <table:table-cell table:formula="of:=IF([.C194] = [.J194]; &quot;TRUE&quot;; &quot;FALSE&quot;)" office:value-type="string" office:string-value="TRUE" calcext:value-type="string">
            <text:p>TRUE</text:p>
          </table:table-cell>
          <table:table-cell office:value-type="string" calcext:value-type="string">
            <text:p>EllaOne Archives - The Lowdown</text:p>
          </table:table-cell>
          <table:table-cell table:formula="of:=IF([.D194] = [.L194]; &quot;TRUE&quot;; &quot;FALSE&quot;)" office:value-type="string" office:string-value="TRUE" calcext:value-type="string">
            <text:p>TRUE</text:p>
          </table:table-cell>
          <table:table-cell office:value-type="string" calcext:value-type="string">
            <text:p>N/A</text:p>
          </table:table-cell>
          <table:table-cell table:formula="of:=IF([.E194] = [.N194]; &quot;TRUE&quot;; &quot;FALSE&quot;)" office:value-type="string" office:string-value="TRUE" calcext:value-type="string">
            <text:p>TRUE</text:p>
          </table:table-cell>
          <table:table-cell office:value-type="string" calcext:value-type="string">
            <text:p>/blog/tag/ellaone</text:p>
          </table:table-cell>
          <table:table-cell table:formula="of:=IF([.F194] = [.P194]; &quot;TRUE&quot;; &quot;FALSE&quot;)" office:value-type="string" office:string-value="TRUE" calcext:value-type="string">
            <text:p>TRUE</text:p>
          </table:table-cell>
        </table:table-row>
        <table:table-row table:style-name="ro1">
          <table:table-cell office:value-type="string" calcext:value-type="string">
            <text:p>https://blog.thelowdown.com/blog/tag/sore</text:p>
          </table:table-cell>
          <table:table-cell office:value-type="string" calcext:value-type="string">
            <text:p>/blog/tag/sore</text:p>
          </table:table-cell>
          <table:table-cell office:value-type="string" calcext:value-type="string">
            <text:p>sore</text:p>
          </table:table-cell>
          <table:table-cell office:value-type="string" calcext:value-type="string">
            <text:p>sore Archives - The Lowdown</text:p>
          </table:table-cell>
          <table:table-cell office:value-type="string" calcext:value-type="string">
            <text:p>N/A</text:p>
          </table:table-cell>
          <table:table-cell office:value-type="string" calcext:value-type="string">
            <text:p>/blog/tag/sore</text:p>
          </table:table-cell>
          <table:table-cell office:value-type="string" calcext:value-type="string">
            <text:p>http://localhost/thelowdown/wp/blog/tag/sore</text:p>
          </table:table-cell>
          <table:table-cell office:value-type="string" calcext:value-type="string">
            <text:p>/blog/tag/sore</text:p>
          </table:table-cell>
          <table:table-cell table:formula="of:=IF([.B195] = [.H195]; &quot;TRUE&quot;; &quot;FALSE&quot;)" office:value-type="string" office:string-value="TRUE" calcext:value-type="string">
            <text:p>TRUE</text:p>
          </table:table-cell>
          <table:table-cell office:value-type="string" calcext:value-type="string">
            <text:p>sore</text:p>
          </table:table-cell>
          <table:table-cell table:formula="of:=IF([.C195] = [.J195]; &quot;TRUE&quot;; &quot;FALSE&quot;)" office:value-type="string" office:string-value="TRUE" calcext:value-type="string">
            <text:p>TRUE</text:p>
          </table:table-cell>
          <table:table-cell office:value-type="string" calcext:value-type="string">
            <text:p>sore Archives - The Lowdown</text:p>
          </table:table-cell>
          <table:table-cell table:formula="of:=IF([.D195] = [.L195]; &quot;TRUE&quot;; &quot;FALSE&quot;)" office:value-type="string" office:string-value="TRUE" calcext:value-type="string">
            <text:p>TRUE</text:p>
          </table:table-cell>
          <table:table-cell office:value-type="string" calcext:value-type="string">
            <text:p>N/A</text:p>
          </table:table-cell>
          <table:table-cell table:formula="of:=IF([.E195] = [.N195]; &quot;TRUE&quot;; &quot;FALSE&quot;)" office:value-type="string" office:string-value="TRUE" calcext:value-type="string">
            <text:p>TRUE</text:p>
          </table:table-cell>
          <table:table-cell office:value-type="string" calcext:value-type="string">
            <text:p>/blog/tag/sore</text:p>
          </table:table-cell>
          <table:table-cell table:formula="of:=IF([.F195] = [.P195]; &quot;TRUE&quot;; &quot;FALSE&quot;)" office:value-type="string" office:string-value="TRUE" calcext:value-type="string">
            <text:p>TRUE</text:p>
          </table:table-cell>
        </table:table-row>
        <table:table-row table:style-name="ro1">
          <table:table-cell office:value-type="string" calcext:value-type="string">
            <text:p>https://blog.thelowdown.com/blog/racial-disparity-endometriosis-diagnosis</text:p>
          </table:table-cell>
          <table:table-cell office:value-type="string" calcext:value-type="string">
            <text:p>/blog/racial-disparity-endometriosis-diagnosis</text:p>
          </table:table-cell>
          <table:table-cell office:value-type="string" calcext:value-type="string">
            <text:p>racial-disparity-endometriosis-diagnosis</text:p>
          </table:table-cell>
          <table:table-cell office:value-type="string" calcext:value-type="string">
            <text:p>Racial disparities in endometriosis diagnosis for Black Women</text:p>
          </table:table-cell>
          <table:table-cell office:value-type="string" calcext:value-type="string">
            <text:p>Everything you need to know about the systemic barriers faced by Black women when seeking a diagnosis for endometriosis. Plus the current research and practical advice to help you advocate for yourself.</text:p>
          </table:table-cell>
          <table:table-cell office:value-type="string" calcext:value-type="string">
            <text:p>https://thelowdown.com/blog/racial-disparity-endometriosis-diagnosis</text:p>
          </table:table-cell>
          <table:table-cell office:value-type="string" calcext:value-type="string">
            <text:p>http://localhost/thelowdown/wp/blog/racial-disparity-endometriosis-diagnosis</text:p>
          </table:table-cell>
          <table:table-cell office:value-type="string" calcext:value-type="string">
            <text:p>/blog/racial-disparity-endometriosis-diagnosis</text:p>
          </table:table-cell>
          <table:table-cell table:formula="of:=IF([.B196] = [.H196]; &quot;TRUE&quot;; &quot;FALSE&quot;)" office:value-type="string" office:string-value="TRUE" calcext:value-type="string">
            <text:p>TRUE</text:p>
          </table:table-cell>
          <table:table-cell office:value-type="string" calcext:value-type="string">
            <text:p>racial-disparity-endometriosis-diagnosis</text:p>
          </table:table-cell>
          <table:table-cell table:formula="of:=IF([.C196] = [.J196]; &quot;TRUE&quot;; &quot;FALSE&quot;)" office:value-type="string" office:string-value="TRUE" calcext:value-type="string">
            <text:p>TRUE</text:p>
          </table:table-cell>
          <table:table-cell office:value-type="string" calcext:value-type="string">
            <text:p>Racial disparities in endometriosis diagnosis for Black Women</text:p>
          </table:table-cell>
          <table:table-cell table:formula="of:=IF([.D196] = [.L196]; &quot;TRUE&quot;; &quot;FALSE&quot;)" office:value-type="string" office:string-value="TRUE" calcext:value-type="string">
            <text:p>TRUE</text:p>
          </table:table-cell>
          <table:table-cell office:value-type="string" calcext:value-type="string">
            <text:p>Everything you need to know about the systemic barriers faced by Black women when seeking a diagnosis for endometriosis. Plus the current research and practical advice to help you advocate for yourself.</text:p>
          </table:table-cell>
          <table:table-cell table:formula="of:=IF([.E196] = [.N196]; &quot;TRUE&quot;; &quot;FALSE&quot;)" office:value-type="string" office:string-value="TRUE" calcext:value-type="string">
            <text:p>TRUE</text:p>
          </table:table-cell>
          <table:table-cell office:value-type="string" calcext:value-type="string">
            <text:p>https://thelowdown.com/blog/racial-disparity-endometriosis-diagnosis</text:p>
          </table:table-cell>
          <table:table-cell table:formula="of:=IF([.F196] = [.P196]; &quot;TRUE&quot;; &quot;FALSE&quot;)" office:value-type="string" office:string-value="TRUE" calcext:value-type="string">
            <text:p>TRUE</text:p>
          </table:table-cell>
        </table:table-row>
        <table:table-row table:style-name="ro1">
          <table:table-cell office:value-type="string" calcext:value-type="string">
            <text:p>https://blog.thelowdown.com/blog/stopping-hrt</text:p>
          </table:table-cell>
          <table:table-cell office:value-type="string" calcext:value-type="string">
            <text:p>/blog/stopping-hrt</text:p>
          </table:table-cell>
          <table:table-cell office:value-type="string" calcext:value-type="string">
            <text:p>stopping-hrt</text:p>
          </table:table-cell>
          <table:table-cell office:value-type="string" calcext:value-type="string">
            <text:p>Stopping HRT Safely - The Lowdown</text:p>
          </table:table-cell>
          <table:table-cell office:value-type="string" calcext:value-type="string">
            <text:p>A guide on stopping HRT for those considering coming off including the when, why and how to stop HRT as well as what to expect while coming off HRT</text:p>
          </table:table-cell>
          <table:table-cell office:value-type="string" calcext:value-type="string">
            <text:p>https://thelowdown.com/blog/stopping-hrt</text:p>
          </table:table-cell>
          <table:table-cell office:value-type="string" calcext:value-type="string">
            <text:p>http://localhost/thelowdown/wp/blog/stopping-hrt</text:p>
          </table:table-cell>
          <table:table-cell office:value-type="string" calcext:value-type="string">
            <text:p>/blog/stopping-hrt</text:p>
          </table:table-cell>
          <table:table-cell table:formula="of:=IF([.B197] = [.H197]; &quot;TRUE&quot;; &quot;FALSE&quot;)" office:value-type="string" office:string-value="TRUE" calcext:value-type="string">
            <text:p>TRUE</text:p>
          </table:table-cell>
          <table:table-cell office:value-type="string" calcext:value-type="string">
            <text:p>stopping-hrt</text:p>
          </table:table-cell>
          <table:table-cell table:formula="of:=IF([.C197] = [.J197]; &quot;TRUE&quot;; &quot;FALSE&quot;)" office:value-type="string" office:string-value="TRUE" calcext:value-type="string">
            <text:p>TRUE</text:p>
          </table:table-cell>
          <table:table-cell office:value-type="string" calcext:value-type="string">
            <text:p>Stopping HRT Safely - The Lowdown</text:p>
          </table:table-cell>
          <table:table-cell table:formula="of:=IF([.D197] = [.L197]; &quot;TRUE&quot;; &quot;FALSE&quot;)" office:value-type="string" office:string-value="TRUE" calcext:value-type="string">
            <text:p>TRUE</text:p>
          </table:table-cell>
          <table:table-cell office:value-type="string" calcext:value-type="string">
            <text:p>A guide on stopping HRT for those considering coming off including the when, why and how to stop HRT as well as what to expect while coming off HRT</text:p>
          </table:table-cell>
          <table:table-cell table:formula="of:=IF([.E197] = [.N197]; &quot;TRUE&quot;; &quot;FALSE&quot;)" office:value-type="string" office:string-value="TRUE" calcext:value-type="string">
            <text:p>TRUE</text:p>
          </table:table-cell>
          <table:table-cell office:value-type="string" calcext:value-type="string">
            <text:p>https://thelowdown.com/blog/stopping-hrt</text:p>
          </table:table-cell>
          <table:table-cell table:formula="of:=IF([.F197] = [.P197]; &quot;TRUE&quot;; &quot;FALSE&quot;)" office:value-type="string" office:string-value="TRUE" calcext:value-type="string">
            <text:p>TRUE</text:p>
          </table:table-cell>
        </table:table-row>
        <table:table-row table:style-name="ro1">
          <table:table-cell office:value-type="string" calcext:value-type="string">
            <text:p>https://blog.thelowdown.com/blog/tag/best-contraception</text:p>
          </table:table-cell>
          <table:table-cell office:value-type="string" calcext:value-type="string">
            <text:p>/blog/tag/best-contraception</text:p>
          </table:table-cell>
          <table:table-cell office:value-type="string" calcext:value-type="string">
            <text:p>best-contraception</text:p>
          </table:table-cell>
          <table:table-cell office:value-type="string" calcext:value-type="string">
            <text:p>best contraception Archives - The Lowdown</text:p>
          </table:table-cell>
          <table:table-cell office:value-type="string" calcext:value-type="string">
            <text:p>N/A</text:p>
          </table:table-cell>
          <table:table-cell office:value-type="string" calcext:value-type="string">
            <text:p>/blog/tag/best-contraception</text:p>
          </table:table-cell>
          <table:table-cell office:value-type="string" calcext:value-type="string">
            <text:p>http://localhost/thelowdown/wp/blog/tag/best-contraception</text:p>
          </table:table-cell>
          <table:table-cell office:value-type="string" calcext:value-type="string">
            <text:p>/blog/tag/best-contraception</text:p>
          </table:table-cell>
          <table:table-cell table:formula="of:=IF([.B198] = [.H198]; &quot;TRUE&quot;; &quot;FALSE&quot;)" office:value-type="string" office:string-value="TRUE" calcext:value-type="string">
            <text:p>TRUE</text:p>
          </table:table-cell>
          <table:table-cell office:value-type="string" calcext:value-type="string">
            <text:p>best-contraception</text:p>
          </table:table-cell>
          <table:table-cell table:formula="of:=IF([.C198] = [.J198]; &quot;TRUE&quot;; &quot;FALSE&quot;)" office:value-type="string" office:string-value="TRUE" calcext:value-type="string">
            <text:p>TRUE</text:p>
          </table:table-cell>
          <table:table-cell office:value-type="string" calcext:value-type="string">
            <text:p>best contraception Archives - The Lowdown</text:p>
          </table:table-cell>
          <table:table-cell table:formula="of:=IF([.D198] = [.L198]; &quot;TRUE&quot;; &quot;FALSE&quot;)" office:value-type="string" office:string-value="TRUE" calcext:value-type="string">
            <text:p>TRUE</text:p>
          </table:table-cell>
          <table:table-cell office:value-type="string" calcext:value-type="string">
            <text:p>N/A</text:p>
          </table:table-cell>
          <table:table-cell table:formula="of:=IF([.E198] = [.N198]; &quot;TRUE&quot;; &quot;FALSE&quot;)" office:value-type="string" office:string-value="TRUE" calcext:value-type="string">
            <text:p>TRUE</text:p>
          </table:table-cell>
          <table:table-cell office:value-type="string" calcext:value-type="string">
            <text:p>/blog/tag/best-contraception</text:p>
          </table:table-cell>
          <table:table-cell table:formula="of:=IF([.F198] = [.P198]; &quot;TRUE&quot;; &quot;FALSE&quot;)" office:value-type="string" office:string-value="TRUE" calcext:value-type="string">
            <text:p>TRUE</text:p>
          </table:table-cell>
        </table:table-row>
        <table:table-row table:style-name="ro1">
          <table:table-cell office:value-type="string" calcext:value-type="string">
            <text:p>https://blog.thelowdown.com/blog/tag/laura-keyes</text:p>
          </table:table-cell>
          <table:table-cell office:value-type="string" calcext:value-type="string">
            <text:p>/blog/tag/laura-keyes</text:p>
          </table:table-cell>
          <table:table-cell office:value-type="string" calcext:value-type="string">
            <text:p>laura-keyes</text:p>
          </table:table-cell>
          <table:table-cell office:value-type="string" calcext:value-type="string">
            <text:p>Laura Keyes Archives - The Lowdown</text:p>
          </table:table-cell>
          <table:table-cell office:value-type="string" calcext:value-type="string">
            <text:p>N/A</text:p>
          </table:table-cell>
          <table:table-cell office:value-type="string" calcext:value-type="string">
            <text:p>/blog/tag/laura-keyes</text:p>
          </table:table-cell>
          <table:table-cell office:value-type="string" calcext:value-type="string">
            <text:p>http://localhost/thelowdown/wp/blog/tag/laura-keyes</text:p>
          </table:table-cell>
          <table:table-cell office:value-type="string" calcext:value-type="string">
            <text:p>/blog/tag/laura-keyes</text:p>
          </table:table-cell>
          <table:table-cell table:formula="of:=IF([.B199] = [.H199]; &quot;TRUE&quot;; &quot;FALSE&quot;)" office:value-type="string" office:string-value="TRUE" calcext:value-type="string">
            <text:p>TRUE</text:p>
          </table:table-cell>
          <table:table-cell office:value-type="string" calcext:value-type="string">
            <text:p>laura-keyes</text:p>
          </table:table-cell>
          <table:table-cell table:formula="of:=IF([.C199] = [.J199]; &quot;TRUE&quot;; &quot;FALSE&quot;)" office:value-type="string" office:string-value="TRUE" calcext:value-type="string">
            <text:p>TRUE</text:p>
          </table:table-cell>
          <table:table-cell office:value-type="string" calcext:value-type="string">
            <text:p>Laura Keyes Archives - The Lowdown</text:p>
          </table:table-cell>
          <table:table-cell table:formula="of:=IF([.D199] = [.L199]; &quot;TRUE&quot;; &quot;FALSE&quot;)" office:value-type="string" office:string-value="TRUE" calcext:value-type="string">
            <text:p>TRUE</text:p>
          </table:table-cell>
          <table:table-cell office:value-type="string" calcext:value-type="string">
            <text:p>N/A</text:p>
          </table:table-cell>
          <table:table-cell table:formula="of:=IF([.E199] = [.N199]; &quot;TRUE&quot;; &quot;FALSE&quot;)" office:value-type="string" office:string-value="TRUE" calcext:value-type="string">
            <text:p>TRUE</text:p>
          </table:table-cell>
          <table:table-cell office:value-type="string" calcext:value-type="string">
            <text:p>/blog/tag/laura-keyes</text:p>
          </table:table-cell>
          <table:table-cell table:formula="of:=IF([.F199] = [.P199]; &quot;TRUE&quot;; &quot;FALSE&quot;)" office:value-type="string" office:string-value="TRUE" calcext:value-type="string">
            <text:p>TRUE</text:p>
          </table:table-cell>
        </table:table-row>
        <table:table-row table:style-name="ro1">
          <table:table-cell office:value-type="string" calcext:value-type="string">
            <text:p>https://blog.thelowdown.com/author/laura-keyes</text:p>
          </table:table-cell>
          <table:table-cell office:value-type="string" calcext:value-type="string">
            <text:p>/author/laura-keyes</text:p>
          </table:table-cell>
          <table:table-cell office:value-type="string" calcext:value-type="string">
            <text:p>laura-keyes</text:p>
          </table:table-cell>
          <table:table-cell office:value-type="string" calcext:value-type="string">
            <text:p>Laura Keyes - The Lowdown</text:p>
          </table:table-cell>
          <table:table-cell office:value-type="string" calcext:value-type="string">
            <text:p>Laura Keyes is a freelance content writer living in Cornwall with a background in pharmacy.</text:p>
          </table:table-cell>
          <table:table-cell office:value-type="string" calcext:value-type="string">
            <text:p>https://thelowdown.com/author/laura-keyes</text:p>
          </table:table-cell>
          <table:table-cell office:value-type="string" calcext:value-type="string">
            <text:p>http://localhost/thelowdown/wp/author/laura-keyes</text:p>
          </table:table-cell>
          <table:table-cell office:value-type="string" calcext:value-type="string">
            <text:p>/author/laura-keyes</text:p>
          </table:table-cell>
          <table:table-cell table:formula="of:=IF([.B200] = [.H200]; &quot;TRUE&quot;; &quot;FALSE&quot;)" office:value-type="string" office:string-value="TRUE" calcext:value-type="string">
            <text:p>TRUE</text:p>
          </table:table-cell>
          <table:table-cell office:value-type="string" calcext:value-type="string">
            <text:p>laura-keyes</text:p>
          </table:table-cell>
          <table:table-cell table:formula="of:=IF([.C200] = [.J200]; &quot;TRUE&quot;; &quot;FALSE&quot;)" office:value-type="string" office:string-value="TRUE" calcext:value-type="string">
            <text:p>TRUE</text:p>
          </table:table-cell>
          <table:table-cell office:value-type="string" calcext:value-type="string">
            <text:p>Laura Keyes - The Lowdown</text:p>
          </table:table-cell>
          <table:table-cell table:formula="of:=IF([.D200] = [.L200]; &quot;TRUE&quot;; &quot;FALSE&quot;)" office:value-type="string" office:string-value="TRUE" calcext:value-type="string">
            <text:p>TRUE</text:p>
          </table:table-cell>
          <table:table-cell office:value-type="string" calcext:value-type="string">
            <text:p>Laura Keyes is a freelance content writer living in Cornwall with a background in pharmacy.</text:p>
          </table:table-cell>
          <table:table-cell table:formula="of:=IF([.E200] = [.N200]; &quot;TRUE&quot;; &quot;FALSE&quot;)" office:value-type="string" office:string-value="TRUE" calcext:value-type="string">
            <text:p>TRUE</text:p>
          </table:table-cell>
          <table:table-cell office:value-type="string" calcext:value-type="string">
            <text:p><text:a xlink:href="https://thelowdown.com/author/laura-keyes" xlink:type="simple">https://thelowdown.com/author/laura-keyes</text:a></text:p>
          </table:table-cell>
          <table:table-cell table:formula="of:=IF([.F200] = [.P200]; &quot;TRUE&quot;; &quot;FALSE&quot;)" office:value-type="string" office:string-value="TRUE" calcext:value-type="string">
            <text:p>TRUE</text:p>
          </table:table-cell>
        </table:table-row>
        <table:table-row table:style-name="ro1">
          <table:table-cell office:value-type="string" calcext:value-type="string">
            <text:p>https://blog.thelowdown.com/blog/tag/levonorgestrel</text:p>
          </table:table-cell>
          <table:table-cell office:value-type="string" calcext:value-type="string">
            <text:p>/blog/tag/levonorgestrel</text:p>
          </table:table-cell>
          <table:table-cell office:value-type="string" calcext:value-type="string">
            <text:p>levonorgestrel</text:p>
          </table:table-cell>
          <table:table-cell office:value-type="string" calcext:value-type="string">
            <text:p>levonorgestrel Archives - The Lowdown</text:p>
          </table:table-cell>
          <table:table-cell office:value-type="string" calcext:value-type="string">
            <text:p>N/A</text:p>
          </table:table-cell>
          <table:table-cell office:value-type="string" calcext:value-type="string">
            <text:p>/blog/tag/levonorgestrel</text:p>
          </table:table-cell>
          <table:table-cell office:value-type="string" calcext:value-type="string">
            <text:p>http://localhost/thelowdown/wp/blog/tag/levonorgestrel</text:p>
          </table:table-cell>
          <table:table-cell office:value-type="string" calcext:value-type="string">
            <text:p>/blog/tag/levonorgestrel</text:p>
          </table:table-cell>
          <table:table-cell table:formula="of:=IF([.B201] = [.H201]; &quot;TRUE&quot;; &quot;FALSE&quot;)" office:value-type="string" office:string-value="TRUE" calcext:value-type="string">
            <text:p>TRUE</text:p>
          </table:table-cell>
          <table:table-cell office:value-type="string" calcext:value-type="string">
            <text:p>levonorgestrel</text:p>
          </table:table-cell>
          <table:table-cell table:formula="of:=IF([.C201] = [.J201]; &quot;TRUE&quot;; &quot;FALSE&quot;)" office:value-type="string" office:string-value="TRUE" calcext:value-type="string">
            <text:p>TRUE</text:p>
          </table:table-cell>
          <table:table-cell office:value-type="string" calcext:value-type="string">
            <text:p>levonorgestrel Archives - The Lowdown</text:p>
          </table:table-cell>
          <table:table-cell table:formula="of:=IF([.D201] = [.L201]; &quot;TRUE&quot;; &quot;FALSE&quot;)" office:value-type="string" office:string-value="TRUE" calcext:value-type="string">
            <text:p>TRUE</text:p>
          </table:table-cell>
          <table:table-cell office:value-type="string" calcext:value-type="string">
            <text:p>N/A</text:p>
          </table:table-cell>
          <table:table-cell table:formula="of:=IF([.E201] = [.N201]; &quot;TRUE&quot;; &quot;FALSE&quot;)" office:value-type="string" office:string-value="TRUE" calcext:value-type="string">
            <text:p>TRUE</text:p>
          </table:table-cell>
          <table:table-cell office:value-type="string" calcext:value-type="string">
            <text:p>/blog/tag/levonorgestrel</text:p>
          </table:table-cell>
          <table:table-cell table:formula="of:=IF([.F201] = [.P201]; &quot;TRUE&quot;; &quot;FALSE&quot;)" office:value-type="string" office:string-value="TRUE" calcext:value-type="string">
            <text:p>TRUE</text:p>
          </table:table-cell>
        </table:table-row>
        <table:table-row table:style-name="ro1">
          <table:table-cell office:value-type="string" calcext:value-type="string">
            <text:p>https://blog.thelowdown.com/blog/okorite-ephraim</text:p>
          </table:table-cell>
          <table:table-cell office:value-type="string" calcext:value-type="string">
            <text:p>/blog/okorite-ephraim</text:p>
          </table:table-cell>
          <table:table-cell office:value-type="string" calcext:value-type="string">
            <text:p>okorite-ephraim</text:p>
          </table:table-cell>
          <table:table-cell office:value-type="string" calcext:value-type="string">
            <text:p>Okorite Ephraim | The Lowdown</text:p>
          </table:table-cell>
          <table:table-cell office:value-type="string" calcext:value-type="string">
            <text:p>Okorite Ephraim is a content writer for The Lowdown, who has a passionate for addressing racial and gender bias within women's healthcare</text:p>
          </table:table-cell>
          <table:table-cell office:value-type="string" calcext:value-type="string">
            <text:p>https://thelowdown.com/author/okorite-ephraim</text:p>
          </table:table-cell>
          <table:table-cell office:value-type="string" calcext:value-type="string">
            <text:p>http://localhost/thelowdown/wp/blog/okorite-ephraim</text:p>
          </table:table-cell>
          <table:table-cell office:value-type="string" calcext:value-type="string">
            <text:p>/blog/okorite-ephraim</text:p>
          </table:table-cell>
          <table:table-cell table:formula="of:=IF([.B202] = [.H202]; &quot;TRUE&quot;; &quot;FALSE&quot;)" office:value-type="string" office:string-value="TRUE" calcext:value-type="string">
            <text:p>TRUE</text:p>
          </table:table-cell>
          <table:table-cell office:value-type="string" calcext:value-type="string">
            <text:p>okorite-ephraim</text:p>
          </table:table-cell>
          <table:table-cell table:formula="of:=IF([.C202] = [.J202]; &quot;TRUE&quot;; &quot;FALSE&quot;)" office:value-type="string" office:string-value="TRUE" calcext:value-type="string">
            <text:p>TRUE</text:p>
          </table:table-cell>
          <table:table-cell office:value-type="string" calcext:value-type="string">
            <text:p>Okorite Ephraim | The Lowdown</text:p>
          </table:table-cell>
          <table:table-cell table:formula="of:=IF([.D202] = [.L202]; &quot;TRUE&quot;; &quot;FALSE&quot;)" office:value-type="string" office:string-value="TRUE" calcext:value-type="string">
            <text:p>TRUE</text:p>
          </table:table-cell>
          <table:table-cell office:value-type="string" calcext:value-type="string">
            <text:p>Okorite Ephraim is a content writer for The Lowdown, who has a passionate for addressing racial and gender bias within women's healthcare</text:p>
          </table:table-cell>
          <table:table-cell table:formula="of:=IF([.E202] = [.N202]; &quot;TRUE&quot;; &quot;FALSE&quot;)" office:value-type="string" office:string-value="TRUE" calcext:value-type="string">
            <text:p>TRUE</text:p>
          </table:table-cell>
          <table:table-cell office:value-type="string" calcext:value-type="string">
            <text:p><text:a xlink:href="https://thelowdown.com/author/okorite-ephraim" xlink:type="simple">https://thelowdown.com/author/okorite-ephraim</text:a></text:p>
          </table:table-cell>
          <table:table-cell table:formula="of:=IF([.F202] = [.P202]; &quot;TRUE&quot;; &quot;FALSE&quot;)" office:value-type="string" office:string-value="TRUE" calcext:value-type="string">
            <text:p>TRUE</text:p>
          </table:table-cell>
        </table:table-row>
        <table:table-row table:style-name="ro1">
          <table:table-cell office:value-type="string" calcext:value-type="string">
            <text:p>https://blog.thelowdown.com/blog/what-are-fibroids</text:p>
          </table:table-cell>
          <table:table-cell office:value-type="string" calcext:value-type="string">
            <text:p>/blog/what-are-fibroids</text:p>
          </table:table-cell>
          <table:table-cell office:value-type="string" calcext:value-type="string">
            <text:p>what-are-fibroids</text:p>
          </table:table-cell>
          <table:table-cell office:value-type="string" calcext:value-type="string">
            <text:p>What are Fibroids? Explained by a Doctor - The Lowdown</text:p>
          </table:table-cell>
          <table:table-cell office:value-type="string" calcext:value-type="string">
            <text:p>Learn about the types of fibroids, symptoms, causes &amp; treatments from medically-reviewed sources.</text:p>
          </table:table-cell>
          <table:table-cell office:value-type="string" calcext:value-type="string">
            <text:p>https://thelowdown.com/blog/what-are-fibroids</text:p>
          </table:table-cell>
          <table:table-cell office:value-type="string" calcext:value-type="string">
            <text:p>http://localhost/thelowdown/wp/blog/what-are-fibroids</text:p>
          </table:table-cell>
          <table:table-cell office:value-type="string" calcext:value-type="string">
            <text:p>/blog/what-are-fibroids</text:p>
          </table:table-cell>
          <table:table-cell table:formula="of:=IF([.B203] = [.H203]; &quot;TRUE&quot;; &quot;FALSE&quot;)" office:value-type="string" office:string-value="TRUE" calcext:value-type="string">
            <text:p>TRUE</text:p>
          </table:table-cell>
          <table:table-cell office:value-type="string" calcext:value-type="string">
            <text:p>what-are-fibroids</text:p>
          </table:table-cell>
          <table:table-cell table:formula="of:=IF([.C203] = [.J203]; &quot;TRUE&quot;; &quot;FALSE&quot;)" office:value-type="string" office:string-value="TRUE" calcext:value-type="string">
            <text:p>TRUE</text:p>
          </table:table-cell>
          <table:table-cell office:value-type="string" calcext:value-type="string">
            <text:p>What are Fibroids? Explained by a Doctor - The Lowdown</text:p>
          </table:table-cell>
          <table:table-cell table:formula="of:=IF([.D203] = [.L203]; &quot;TRUE&quot;; &quot;FALSE&quot;)" office:value-type="string" office:string-value="TRUE" calcext:value-type="string">
            <text:p>TRUE</text:p>
          </table:table-cell>
          <table:table-cell office:value-type="string" calcext:value-type="string">
            <text:p>Learn about the types of fibroids, symptoms, causes &amp; treatments from medically-reviewed sources.</text:p>
          </table:table-cell>
          <table:table-cell table:formula="of:=IF([.E203] = [.N203]; &quot;TRUE&quot;; &quot;FALSE&quot;)" office:value-type="string" office:string-value="TRUE" calcext:value-type="string">
            <text:p>TRUE</text:p>
          </table:table-cell>
          <table:table-cell office:value-type="string" calcext:value-type="string">
            <text:p>https://thelowdown.com/blog/what-are-fibroids</text:p>
          </table:table-cell>
          <table:table-cell table:formula="of:=IF([.F203] = [.P203]; &quot;TRUE&quot;; &quot;FALSE&quot;)" office:value-type="string" office:string-value="TRUE" calcext:value-type="string">
            <text:p>TRUE</text:p>
          </table:table-cell>
        </table:table-row>
        <table:table-row table:style-name="ro1">
          <table:table-cell office:value-type="string" calcext:value-type="string">
            <text:p>https://blog.thelowdown.com/blog/tag/maddie-braidwood/</text:p>
          </table:table-cell>
          <table:table-cell office:value-type="string" calcext:value-type="string">
            <text:p>/blog/tag/maddie-braidwood/</text:p>
          </table:table-cell>
          <table:table-cell office:value-type="string" calcext:value-type="string">
            <text:p>maddie-braidwood</text:p>
          </table:table-cell>
          <table:table-cell office:value-type="string" calcext:value-type="string">
            <text:p>Maddie Braidwood Archives - The Lowdown</text:p>
          </table:table-cell>
          <table:table-cell office:value-type="string" calcext:value-type="string">
            <text:p>N/A</text:p>
          </table:table-cell>
          <table:table-cell office:value-type="string" calcext:value-type="string">
            <text:p>/blog/tag/maddie-braidwood</text:p>
          </table:table-cell>
          <table:table-cell office:value-type="string" calcext:value-type="string">
            <text:p>http://localhost/thelowdown/wp/blog/tag/maddie-braidwood/</text:p>
          </table:table-cell>
          <table:table-cell office:value-type="string" calcext:value-type="string">
            <text:p>/blog/tag/maddie-braidwood/</text:p>
          </table:table-cell>
          <table:table-cell table:formula="of:=IF([.B204] = [.H204]; &quot;TRUE&quot;; &quot;FALSE&quot;)" office:value-type="string" office:string-value="TRUE" calcext:value-type="string">
            <text:p>TRUE</text:p>
          </table:table-cell>
          <table:table-cell office:value-type="string" calcext:value-type="string">
            <text:p>maddie-braidwood</text:p>
          </table:table-cell>
          <table:table-cell table:formula="of:=IF([.C204] = [.J204]; &quot;TRUE&quot;; &quot;FALSE&quot;)" office:value-type="string" office:string-value="TRUE" calcext:value-type="string">
            <text:p>TRUE</text:p>
          </table:table-cell>
          <table:table-cell office:value-type="string" calcext:value-type="string">
            <text:p>Maddie Braidwood Archives - The Lowdown</text:p>
          </table:table-cell>
          <table:table-cell table:formula="of:=IF([.D204] = [.L204]; &quot;TRUE&quot;; &quot;FALSE&quot;)" office:value-type="string" office:string-value="TRUE" calcext:value-type="string">
            <text:p>TRUE</text:p>
          </table:table-cell>
          <table:table-cell office:value-type="string" calcext:value-type="string">
            <text:p>N/A</text:p>
          </table:table-cell>
          <table:table-cell table:formula="of:=IF([.E204] = [.N204]; &quot;TRUE&quot;; &quot;FALSE&quot;)" office:value-type="string" office:string-value="TRUE" calcext:value-type="string">
            <text:p>TRUE</text:p>
          </table:table-cell>
          <table:table-cell office:value-type="string" calcext:value-type="string">
            <text:p>/blog/tag/maddie-braidwood</text:p>
          </table:table-cell>
          <table:table-cell table:formula="of:=IF([.F204] = [.P204]; &quot;TRUE&quot;; &quot;FALSE&quot;)" office:value-type="string" office:string-value="TRUE" calcext:value-type="string">
            <text:p>TRUE</text:p>
          </table:table-cell>
        </table:table-row>
        <table:table-row table:style-name="ro1">
          <table:table-cell office:value-type="string" calcext:value-type="string">
            <text:p>https://blog.thelowdown.com/blog/everything-you-need-to-know-about-ballerine-iub</text:p>
          </table:table-cell>
          <table:table-cell office:value-type="string" calcext:value-type="string">
            <text:p>/blog/everything-you-need-to-know-about-ballerine-iub</text:p>
          </table:table-cell>
          <table:table-cell office:value-type="string" calcext:value-type="string">
            <text:p>everything-you-need-to-know-about-ballerine-iub</text:p>
          </table:table-cell>
          <table:table-cell office:value-type="string" calcext:value-type="string">
            <text:p>IUB Ballerine - The New Contraceptive Coil | The Lowdown</text:p>
          </table:table-cell>
          <table:table-cell office:value-type="string" calcext:value-type="string">
            <text:p>Everything you need to know about the Ballerine IUB contraceptive coil. Including what it is and where to get it in the US and UK.</text:p>
          </table:table-cell>
          <table:table-cell office:value-type="string" calcext:value-type="string">
            <text:p>https://thelowdown.com/blog/everything-you-need-to-know-about-ballerine-iub</text:p>
          </table:table-cell>
          <table:table-cell office:value-type="string" calcext:value-type="string">
            <text:p>http://localhost/thelowdown/wp/blog/everything-you-need-to-know-about-ballerine-iub</text:p>
          </table:table-cell>
          <table:table-cell office:value-type="string" calcext:value-type="string">
            <text:p>/blog/everything-you-need-to-know-about-ballerine-iub</text:p>
          </table:table-cell>
          <table:table-cell table:formula="of:=IF([.B205] = [.H205]; &quot;TRUE&quot;; &quot;FALSE&quot;)" office:value-type="string" office:string-value="TRUE" calcext:value-type="string">
            <text:p>TRUE</text:p>
          </table:table-cell>
          <table:table-cell office:value-type="string" calcext:value-type="string">
            <text:p>everything-you-need-to-know-about-ballerine-iub</text:p>
          </table:table-cell>
          <table:table-cell table:formula="of:=IF([.C205] = [.J205]; &quot;TRUE&quot;; &quot;FALSE&quot;)" office:value-type="string" office:string-value="TRUE" calcext:value-type="string">
            <text:p>TRUE</text:p>
          </table:table-cell>
          <table:table-cell office:value-type="string" calcext:value-type="string">
            <text:p>IUB Ballerine - The New Contraceptive Coil | The Lowdown</text:p>
          </table:table-cell>
          <table:table-cell table:formula="of:=IF([.D205] = [.L205]; &quot;TRUE&quot;; &quot;FALSE&quot;)" office:value-type="string" office:string-value="TRUE" calcext:value-type="string">
            <text:p>TRUE</text:p>
          </table:table-cell>
          <table:table-cell office:value-type="string" calcext:value-type="string">
            <text:p>Everything you need to know about the Ballerine IUB contraceptive coil. Including what it is and where to get it in the US and UK.</text:p>
          </table:table-cell>
          <table:table-cell table:formula="of:=IF([.E205] = [.N205]; &quot;TRUE&quot;; &quot;FALSE&quot;)" office:value-type="string" office:string-value="TRUE" calcext:value-type="string">
            <text:p>TRUE</text:p>
          </table:table-cell>
          <table:table-cell office:value-type="string" calcext:value-type="string">
            <text:p>https://thelowdown.com/blog/everything-you-need-to-know-about-ballerine-iub</text:p>
          </table:table-cell>
          <table:table-cell table:formula="of:=IF([.F205] = [.P205]; &quot;TRUE&quot;; &quot;FALSE&quot;)" office:value-type="string" office:string-value="TRUE" calcext:value-type="string">
            <text:p>TRUE</text:p>
          </table:table-cell>
        </table:table-row>
        <table:table-row table:style-name="ro1">
          <table:table-cell office:value-type="string" calcext:value-type="string">
            <text:p>https://blog.thelowdown.com/blog/what-is-endometriosis</text:p>
          </table:table-cell>
          <table:table-cell office:value-type="string" calcext:value-type="string">
            <text:p>/blog/what-is-endometriosis</text:p>
          </table:table-cell>
          <table:table-cell office:value-type="string" calcext:value-type="string">
            <text:p>what-is-endometriosis</text:p>
          </table:table-cell>
          <table:table-cell office:value-type="string" calcext:value-type="string">
            <text:p>What is Endometriosis? Explained by Doctors - The Lowdown</text:p>
          </table:table-cell>
          <table:table-cell office:value-type="string" calcext:value-type="string">
            <text:p>Get the lowdown on what endometriosis is and what the main symptoms are, from our medical experts and self-reported community reviews.</text:p>
          </table:table-cell>
          <table:table-cell office:value-type="string" calcext:value-type="string">
            <text:p>https://thelowdown.com/blog/what-is-endometriosis</text:p>
          </table:table-cell>
          <table:table-cell office:value-type="string" calcext:value-type="string">
            <text:p>http://localhost/thelowdown/wp/blog/what-is-endometriosis</text:p>
          </table:table-cell>
          <table:table-cell office:value-type="string" calcext:value-type="string">
            <text:p>/blog/what-is-endometriosis</text:p>
          </table:table-cell>
          <table:table-cell table:formula="of:=IF([.B206] = [.H206]; &quot;TRUE&quot;; &quot;FALSE&quot;)" office:value-type="string" office:string-value="TRUE" calcext:value-type="string">
            <text:p>TRUE</text:p>
          </table:table-cell>
          <table:table-cell office:value-type="string" calcext:value-type="string">
            <text:p>what-is-endometriosis</text:p>
          </table:table-cell>
          <table:table-cell table:formula="of:=IF([.C206] = [.J206]; &quot;TRUE&quot;; &quot;FALSE&quot;)" office:value-type="string" office:string-value="TRUE" calcext:value-type="string">
            <text:p>TRUE</text:p>
          </table:table-cell>
          <table:table-cell office:value-type="string" calcext:value-type="string">
            <text:p>What is Endometriosis? Explained by Doctors - The Lowdown</text:p>
          </table:table-cell>
          <table:table-cell table:formula="of:=IF([.D206] = [.L206]; &quot;TRUE&quot;; &quot;FALSE&quot;)" office:value-type="string" office:string-value="TRUE" calcext:value-type="string">
            <text:p>TRUE</text:p>
          </table:table-cell>
          <table:table-cell office:value-type="string" calcext:value-type="string">
            <text:p>Get the lowdown on what endometriosis is and what the main symptoms are, from our medical experts and self-reported community reviews.</text:p>
          </table:table-cell>
          <table:table-cell table:formula="of:=IF([.E206] = [.N206]; &quot;TRUE&quot;; &quot;FALSE&quot;)" office:value-type="string" office:string-value="TRUE" calcext:value-type="string">
            <text:p>TRUE</text:p>
          </table:table-cell>
          <table:table-cell office:value-type="string" calcext:value-type="string">
            <text:p>https://thelowdown.com/blog/what-is-endometriosis</text:p>
          </table:table-cell>
          <table:table-cell table:formula="of:=IF([.F206] = [.P206]; &quot;TRUE&quot;; &quot;FALSE&quot;)" office:value-type="string" office:string-value="TRUE" calcext:value-type="string">
            <text:p>TRUE</text:p>
          </table:table-cell>
        </table:table-row>
        <table:table-row table:style-name="ro1">
          <table:table-cell office:value-type="string" calcext:value-type="string">
            <text:p>https://blog.thelowdown.com/blog/the-progestogen-only-pill-is-being-made-available-over-the-counter-your-questions-answered</text:p>
          </table:table-cell>
          <table:table-cell office:value-type="string" calcext:value-type="string">
            <text:p>/blog/the-progestogen-only-pill-is-being-made-available-over-the-counter-your-questions-answered</text:p>
          </table:table-cell>
          <table:table-cell office:value-type="string" calcext:value-type="string">
            <text:p>the-progestogen-only-pill-is-being-made-available-over-the-counter-your-questions-answered</text:p>
          </table:table-cell>
          <table:table-cell office:value-type="string" calcext:value-type="string">
            <text:p>Getting Progesteron-Only Pill Over The Counter | The Lowdown</text:p>
          </table:table-cell>
          <table:table-cell office:value-type="string" calcext:value-type="string">
            <text:p>The UK’s drug regulatory body has announced that the progestogen-only pill is to be made available without a prescription for a small fee.</text:p>
          </table:table-cell>
          <table:table-cell office:value-type="string" calcext:value-type="string">
            <text:p>https://thelowdown.com/blog/the-progestogen-only-pill-is-being-made-available-over-the-counter-your-questions-answered</text:p>
          </table:table-cell>
          <table:table-cell office:value-type="string" calcext:value-type="string">
            <text:p>http://localhost/thelowdown/wp/blog/the-progestogen-only-pill-is-being-made-available-over-the-counter-your-questions-answered</text:p>
          </table:table-cell>
          <table:table-cell office:value-type="string" calcext:value-type="string">
            <text:p>/blog/the-progestogen-only-pill-is-being-made-available-over-the-counter-your-questions-answered</text:p>
          </table:table-cell>
          <table:table-cell table:formula="of:=IF([.B207] = [.H207]; &quot;TRUE&quot;; &quot;FALSE&quot;)" office:value-type="string" office:string-value="TRUE" calcext:value-type="string">
            <text:p>TRUE</text:p>
          </table:table-cell>
          <table:table-cell office:value-type="string" calcext:value-type="string">
            <text:p>the-progestogen-only-pill-is-being-made-available-over-the-counter-your-questions-answered</text:p>
          </table:table-cell>
          <table:table-cell table:formula="of:=IF([.C207] = [.J207]; &quot;TRUE&quot;; &quot;FALSE&quot;)" office:value-type="string" office:string-value="TRUE" calcext:value-type="string">
            <text:p>TRUE</text:p>
          </table:table-cell>
          <table:table-cell office:value-type="string" calcext:value-type="string">
            <text:p>Getting Progesteron-Only Pill Over The Counter | The Lowdown</text:p>
          </table:table-cell>
          <table:table-cell table:formula="of:=IF([.D207] = [.L207]; &quot;TRUE&quot;; &quot;FALSE&quot;)" office:value-type="string" office:string-value="TRUE" calcext:value-type="string">
            <text:p>TRUE</text:p>
          </table:table-cell>
          <table:table-cell office:value-type="string" calcext:value-type="string">
            <text:p>The UK’s drug regulatory body has announced that the progestogen-only pill is to be made available without a prescription for a small fee.</text:p>
          </table:table-cell>
          <table:table-cell table:formula="of:=IF([.E207] = [.N207]; &quot;TRUE&quot;; &quot;FALSE&quot;)" office:value-type="string" office:string-value="TRUE" calcext:value-type="string">
            <text:p>TRUE</text:p>
          </table:table-cell>
          <table:table-cell office:value-type="string" calcext:value-type="string">
            <text:p>https://thelowdown.com/blog/the-progestogen-only-pill-is-being-made-available-over-the-counter-your-questions-answered</text:p>
          </table:table-cell>
          <table:table-cell table:formula="of:=IF([.F207] = [.P207]; &quot;TRUE&quot;; &quot;FALSE&quot;)" office:value-type="string" office:string-value="TRUE" calcext:value-type="string">
            <text:p>TRUE</text:p>
          </table:table-cell>
        </table:table-row>
        <table:table-row table:style-name="ro1">
          <table:table-cell office:value-type="string" calcext:value-type="string">
            <text:p>https://blog.thelowdown.com/blog/tag/okorite-ephraim</text:p>
          </table:table-cell>
          <table:table-cell office:value-type="string" calcext:value-type="string">
            <text:p>/blog/tag/okorite-ephraim</text:p>
          </table:table-cell>
          <table:table-cell office:value-type="string" calcext:value-type="string">
            <text:p>okorite-ephraim</text:p>
          </table:table-cell>
          <table:table-cell office:value-type="string" calcext:value-type="string">
            <text:p>Okorite Ephraim Archives - The Lowdown</text:p>
          </table:table-cell>
          <table:table-cell office:value-type="string" calcext:value-type="string">
            <text:p>N/A</text:p>
          </table:table-cell>
          <table:table-cell office:value-type="string" calcext:value-type="string">
            <text:p>/blog/tag/okorite-ephraim</text:p>
          </table:table-cell>
          <table:table-cell office:value-type="string" calcext:value-type="string">
            <text:p>http://localhost/thelowdown/wp/blog/tag/okorite-ephraim</text:p>
          </table:table-cell>
          <table:table-cell office:value-type="string" calcext:value-type="string">
            <text:p>/blog/tag/okorite-ephraim</text:p>
          </table:table-cell>
          <table:table-cell table:formula="of:=IF([.B208] = [.H208]; &quot;TRUE&quot;; &quot;FALSE&quot;)" office:value-type="string" office:string-value="TRUE" calcext:value-type="string">
            <text:p>TRUE</text:p>
          </table:table-cell>
          <table:table-cell office:value-type="string" calcext:value-type="string">
            <text:p>okorite-ephraim</text:p>
          </table:table-cell>
          <table:table-cell table:formula="of:=IF([.C208] = [.J208]; &quot;TRUE&quot;; &quot;FALSE&quot;)" office:value-type="string" office:string-value="TRUE" calcext:value-type="string">
            <text:p>TRUE</text:p>
          </table:table-cell>
          <table:table-cell office:value-type="string" calcext:value-type="string">
            <text:p>Okorite Ephraim Archives - The Lowdown</text:p>
          </table:table-cell>
          <table:table-cell table:formula="of:=IF([.D208] = [.L208]; &quot;TRUE&quot;; &quot;FALSE&quot;)" office:value-type="string" office:string-value="TRUE" calcext:value-type="string">
            <text:p>TRUE</text:p>
          </table:table-cell>
          <table:table-cell office:value-type="string" calcext:value-type="string">
            <text:p>N/A</text:p>
          </table:table-cell>
          <table:table-cell table:formula="of:=IF([.E208] = [.N208]; &quot;TRUE&quot;; &quot;FALSE&quot;)" office:value-type="string" office:string-value="TRUE" calcext:value-type="string">
            <text:p>TRUE</text:p>
          </table:table-cell>
          <table:table-cell office:value-type="string" calcext:value-type="string">
            <text:p>/blog/tag/okorite-ephraim</text:p>
          </table:table-cell>
          <table:table-cell table:formula="of:=IF([.F208] = [.P208]; &quot;TRUE&quot;; &quot;FALSE&quot;)" office:value-type="string" office:string-value="TRUE" calcext:value-type="string">
            <text:p>TRUE</text:p>
          </table:table-cell>
        </table:table-row>
        <table:table-row table:style-name="ro1">
          <table:table-cell office:value-type="string" calcext:value-type="string">
            <text:p>https://blog.thelowdown.com/blog/the-lowdown-on-covid-19-vaccine-periods-fertility</text:p>
          </table:table-cell>
          <table:table-cell office:value-type="string" calcext:value-type="string">
            <text:p>/blog/the-lowdown-on-covid-19-vaccine-periods-fertility</text:p>
          </table:table-cell>
          <table:table-cell office:value-type="string" calcext:value-type="string">
            <text:p>the-lowdown-on-covid-19-vaccine-periods-fertility</text:p>
          </table:table-cell>
          <table:table-cell office:value-type="string" calcext:value-type="string">
            <text:p>The Lowdown on the COVID-19 Vaccine: Periods &amp; Fertility | The Lowdown</text:p>
          </table:table-cell>
          <table:table-cell office:value-type="string" calcext:value-type="string">
            <text:p>In partnership with the NHS, The Lowdown speaks to Dr Victoria Male and Dr Fatima Husain to discuss the latest research on the COVID-19 vaccine, fertility and periods</text:p>
          </table:table-cell>
          <table:table-cell office:value-type="string" calcext:value-type="string">
            <text:p>https://thelowdown.com/blog/the-lowdown-on-COVID-19-vaccine-periods-fertility</text:p>
          </table:table-cell>
          <table:table-cell office:value-type="string" calcext:value-type="string">
            <text:p>http://localhost/thelowdown/wp/blog/the-lowdown-on-covid-19-vaccine-periods-fertility</text:p>
          </table:table-cell>
          <table:table-cell office:value-type="string" calcext:value-type="string">
            <text:p>/blog/the-lowdown-on-covid-19-vaccine-periods-fertility</text:p>
          </table:table-cell>
          <table:table-cell table:formula="of:=IF([.B209] = [.H209]; &quot;TRUE&quot;; &quot;FALSE&quot;)" office:value-type="string" office:string-value="TRUE" calcext:value-type="string">
            <text:p>TRUE</text:p>
          </table:table-cell>
          <table:table-cell office:value-type="string" calcext:value-type="string">
            <text:p>the-lowdown-on-covid-19-vaccine-periods-fertility</text:p>
          </table:table-cell>
          <table:table-cell table:formula="of:=IF([.C209] = [.J209]; &quot;TRUE&quot;; &quot;FALSE&quot;)" office:value-type="string" office:string-value="TRUE" calcext:value-type="string">
            <text:p>TRUE</text:p>
          </table:table-cell>
          <table:table-cell office:value-type="string" calcext:value-type="string">
            <text:p>The Lowdown on the COVID-19 Vaccine: Periods &amp; Fertility | The Lowdown</text:p>
          </table:table-cell>
          <table:table-cell table:formula="of:=IF([.D209] = [.L209]; &quot;TRUE&quot;; &quot;FALSE&quot;)" office:value-type="string" office:string-value="TRUE" calcext:value-type="string">
            <text:p>TRUE</text:p>
          </table:table-cell>
          <table:table-cell office:value-type="string" calcext:value-type="string">
            <text:p>In partnership with the NHS, The Lowdown speaks to Dr Victoria Male and Dr Fatima Husain to discuss the latest research on the COVID-19 vaccine, fertility and periods</text:p>
          </table:table-cell>
          <table:table-cell table:formula="of:=IF([.E209] = [.N209]; &quot;TRUE&quot;; &quot;FALSE&quot;)" office:value-type="string" office:string-value="TRUE" calcext:value-type="string">
            <text:p>TRUE</text:p>
          </table:table-cell>
          <table:table-cell office:value-type="string" calcext:value-type="string">
            <text:p>https://thelowdown.com/blog/the-lowdown-on-COVID-19-vaccine-periods-fertility</text:p>
          </table:table-cell>
          <table:table-cell table:formula="of:=IF([.F209] = [.P209]; &quot;TRUE&quot;; &quot;FALSE&quot;)" office:value-type="string" office:string-value="TRUE" calcext:value-type="string">
            <text:p>TRUE</text:p>
          </table:table-cell>
        </table:table-row>
        <table:table-row table:style-name="ro1">
          <table:table-cell office:value-type="string" calcext:value-type="string">
            <text:p>https://blog.thelowdown.com/blog/tag/smoking</text:p>
          </table:table-cell>
          <table:table-cell office:value-type="string" calcext:value-type="string">
            <text:p>/blog/tag/smoking</text:p>
          </table:table-cell>
          <table:table-cell office:value-type="string" calcext:value-type="string">
            <text:p>smoking</text:p>
          </table:table-cell>
          <table:table-cell office:value-type="string" calcext:value-type="string">
            <text:p>smoking Archives - The Lowdown</text:p>
          </table:table-cell>
          <table:table-cell office:value-type="string" calcext:value-type="string">
            <text:p>N/A</text:p>
          </table:table-cell>
          <table:table-cell office:value-type="string" calcext:value-type="string">
            <text:p>/blog/tag/smoking</text:p>
          </table:table-cell>
          <table:table-cell office:value-type="string" calcext:value-type="string">
            <text:p>http://localhost/thelowdown/wp/blog/tag/smoking</text:p>
          </table:table-cell>
          <table:table-cell office:value-type="string" calcext:value-type="string">
            <text:p>/blog/tag/smoking</text:p>
          </table:table-cell>
          <table:table-cell table:formula="of:=IF([.B210] = [.H210]; &quot;TRUE&quot;; &quot;FALSE&quot;)" office:value-type="string" office:string-value="TRUE" calcext:value-type="string">
            <text:p>TRUE</text:p>
          </table:table-cell>
          <table:table-cell office:value-type="string" calcext:value-type="string">
            <text:p>smoking</text:p>
          </table:table-cell>
          <table:table-cell table:formula="of:=IF([.C210] = [.J210]; &quot;TRUE&quot;; &quot;FALSE&quot;)" office:value-type="string" office:string-value="TRUE" calcext:value-type="string">
            <text:p>TRUE</text:p>
          </table:table-cell>
          <table:table-cell office:value-type="string" calcext:value-type="string">
            <text:p>smoking Archives - The Lowdown</text:p>
          </table:table-cell>
          <table:table-cell table:formula="of:=IF([.D210] = [.L210]; &quot;TRUE&quot;; &quot;FALSE&quot;)" office:value-type="string" office:string-value="TRUE" calcext:value-type="string">
            <text:p>TRUE</text:p>
          </table:table-cell>
          <table:table-cell office:value-type="string" calcext:value-type="string">
            <text:p>N/A</text:p>
          </table:table-cell>
          <table:table-cell table:formula="of:=IF([.E210] = [.N210]; &quot;TRUE&quot;; &quot;FALSE&quot;)" office:value-type="string" office:string-value="TRUE" calcext:value-type="string">
            <text:p>TRUE</text:p>
          </table:table-cell>
          <table:table-cell office:value-type="string" calcext:value-type="string">
            <text:p>/blog/tag/smoking</text:p>
          </table:table-cell>
          <table:table-cell table:formula="of:=IF([.F210] = [.P210]; &quot;TRUE&quot;; &quot;FALSE&quot;)" office:value-type="string" office:string-value="TRUE" calcext:value-type="string">
            <text:p>TRUE</text:p>
          </table:table-cell>
        </table:table-row>
        <table:table-row table:style-name="ro1">
          <table:table-cell office:value-type="string" calcext:value-type="string">
            <text:p>https://blog.thelowdown.com/blog/does-alcohol-affect-the-pill</text:p>
          </table:table-cell>
          <table:table-cell office:value-type="string" calcext:value-type="string">
            <text:p>/blog/does-alcohol-affect-the-pill</text:p>
          </table:table-cell>
          <table:table-cell office:value-type="string" calcext:value-type="string">
            <text:p>does-alcohol-affect-the-pill</text:p>
          </table:table-cell>
          <table:table-cell office:value-type="string" calcext:value-type="string">
            <text:p>Does Alcohol Affect The Pill? | The Lowdown</text:p>
          </table:table-cell>
          <table:table-cell office:value-type="string" calcext:value-type="string">
            <text:p>Can consuming alcohol effect the contraceptive pill? While it may not directly cause it to fail, there are factors which could mean you're not fully protected against pregnancy.</text:p>
          </table:table-cell>
          <table:table-cell office:value-type="string" calcext:value-type="string">
            <text:p>https://thelowdown.com/blog/does-alcohol-affect-the-pill</text:p>
          </table:table-cell>
          <table:table-cell office:value-type="string" calcext:value-type="string">
            <text:p>http://localhost/thelowdown/wp/blog/does-alcohol-affect-the-pill</text:p>
          </table:table-cell>
          <table:table-cell office:value-type="string" calcext:value-type="string">
            <text:p>/blog/does-alcohol-affect-the-pill</text:p>
          </table:table-cell>
          <table:table-cell table:formula="of:=IF([.B211] = [.H211]; &quot;TRUE&quot;; &quot;FALSE&quot;)" office:value-type="string" office:string-value="TRUE" calcext:value-type="string">
            <text:p>TRUE</text:p>
          </table:table-cell>
          <table:table-cell office:value-type="string" calcext:value-type="string">
            <text:p>does-alcohol-affect-the-pill</text:p>
          </table:table-cell>
          <table:table-cell table:formula="of:=IF([.C211] = [.J211]; &quot;TRUE&quot;; &quot;FALSE&quot;)" office:value-type="string" office:string-value="TRUE" calcext:value-type="string">
            <text:p>TRUE</text:p>
          </table:table-cell>
          <table:table-cell office:value-type="string" calcext:value-type="string">
            <text:p>Does Alcohol Affect The Pill? | The Lowdown</text:p>
          </table:table-cell>
          <table:table-cell table:formula="of:=IF([.D211] = [.L211]; &quot;TRUE&quot;; &quot;FALSE&quot;)" office:value-type="string" office:string-value="TRUE" calcext:value-type="string">
            <text:p>TRUE</text:p>
          </table:table-cell>
          <table:table-cell office:value-type="string" calcext:value-type="string">
            <text:p>Can consuming alcohol effect the contraceptive pill? While it may not directly cause it to fail, there are factors which could mean you're not fully protected against pregnancy.</text:p>
          </table:table-cell>
          <table:table-cell table:formula="of:=IF([.E211] = [.N211]; &quot;TRUE&quot;; &quot;FALSE&quot;)" office:value-type="string" office:string-value="TRUE" calcext:value-type="string">
            <text:p>TRUE</text:p>
          </table:table-cell>
          <table:table-cell office:value-type="string" calcext:value-type="string">
            <text:p>https://thelowdown.com/blog/does-alcohol-affect-the-pill</text:p>
          </table:table-cell>
          <table:table-cell table:formula="of:=IF([.F211] = [.P211]; &quot;TRUE&quot;; &quot;FALSE&quot;)" office:value-type="string" office:string-value="TRUE" calcext:value-type="string">
            <text:p>TRUE</text:p>
          </table:table-cell>
        </table:table-row>
        <table:table-row table:style-name="ro1">
          <table:table-cell office:value-type="string" calcext:value-type="string">
            <text:p>https://blog.thelowdown.com/blog/tag/periods/</text:p>
          </table:table-cell>
          <table:table-cell office:value-type="string" calcext:value-type="string">
            <text:p>/blog/tag/periods/</text:p>
          </table:table-cell>
          <table:table-cell office:value-type="string" calcext:value-type="string">
            <text:p>periods</text:p>
          </table:table-cell>
          <table:table-cell office:value-type="string" calcext:value-type="string">
            <text:p>periods Archives - The Lowdown</text:p>
          </table:table-cell>
          <table:table-cell office:value-type="string" calcext:value-type="string">
            <text:p>N/A</text:p>
          </table:table-cell>
          <table:table-cell office:value-type="string" calcext:value-type="string">
            <text:p>/blog/tag/periods</text:p>
          </table:table-cell>
          <table:table-cell office:value-type="string" calcext:value-type="string">
            <text:p>http://localhost/thelowdown/wp/blog/tag/periods/</text:p>
          </table:table-cell>
          <table:table-cell office:value-type="string" calcext:value-type="string">
            <text:p>/blog/tag/periods/</text:p>
          </table:table-cell>
          <table:table-cell table:formula="of:=IF([.B212] = [.H212]; &quot;TRUE&quot;; &quot;FALSE&quot;)" office:value-type="string" office:string-value="TRUE" calcext:value-type="string">
            <text:p>TRUE</text:p>
          </table:table-cell>
          <table:table-cell office:value-type="string" calcext:value-type="string">
            <text:p>periods</text:p>
          </table:table-cell>
          <table:table-cell table:formula="of:=IF([.C212] = [.J212]; &quot;TRUE&quot;; &quot;FALSE&quot;)" office:value-type="string" office:string-value="TRUE" calcext:value-type="string">
            <text:p>TRUE</text:p>
          </table:table-cell>
          <table:table-cell office:value-type="string" calcext:value-type="string">
            <text:p>periods Archives - The Lowdown</text:p>
          </table:table-cell>
          <table:table-cell table:formula="of:=IF([.D212] = [.L212]; &quot;TRUE&quot;; &quot;FALSE&quot;)" office:value-type="string" office:string-value="TRUE" calcext:value-type="string">
            <text:p>TRUE</text:p>
          </table:table-cell>
          <table:table-cell office:value-type="string" calcext:value-type="string">
            <text:p>N/A</text:p>
          </table:table-cell>
          <table:table-cell table:formula="of:=IF([.E212] = [.N212]; &quot;TRUE&quot;; &quot;FALSE&quot;)" office:value-type="string" office:string-value="TRUE" calcext:value-type="string">
            <text:p>TRUE</text:p>
          </table:table-cell>
          <table:table-cell office:value-type="string" calcext:value-type="string">
            <text:p>/blog/tag/periods</text:p>
          </table:table-cell>
          <table:table-cell table:formula="of:=IF([.F212] = [.P212]; &quot;TRUE&quot;; &quot;FALSE&quot;)" office:value-type="string" office:string-value="TRUE" calcext:value-type="string">
            <text:p>TRUE</text:p>
          </table:table-cell>
        </table:table-row>
        <table:table-row table:style-name="ro1">
          <table:table-cell office:value-type="string" calcext:value-type="string">
            <text:p>https://blog.thelowdown.com/blog/drovelis-combined-pill-explained</text:p>
          </table:table-cell>
          <table:table-cell office:value-type="string" calcext:value-type="string">
            <text:p>/blog/drovelis-combined-pill-explained</text:p>
          </table:table-cell>
          <table:table-cell office:value-type="string" calcext:value-type="string">
            <text:p>drovelis-combined-pill-explained</text:p>
          </table:table-cell>
          <table:table-cell office:value-type="string" calcext:value-type="string">
            <text:p>Drovelis Explained: The Lowdown on the New Combined Pill | The Lowdown</text:p>
          </table:table-cell>
          <table:table-cell office:value-type="string" calcext:value-type="string">
            <text:p>Drovelis, a new combined pill, has launched in the UK! Here's everything you need to know about this new contraceptive pill...</text:p>
          </table:table-cell>
          <table:table-cell office:value-type="string" calcext:value-type="string">
            <text:p>https://thelowdown.com/blog/drovelis-combined-pill-explained</text:p>
          </table:table-cell>
          <table:table-cell office:value-type="string" calcext:value-type="string">
            <text:p>http://localhost/thelowdown/wp/blog/drovelis-combined-pill-explained</text:p>
          </table:table-cell>
          <table:table-cell office:value-type="string" calcext:value-type="string">
            <text:p>/blog/drovelis-combined-pill-explained</text:p>
          </table:table-cell>
          <table:table-cell table:formula="of:=IF([.B213] = [.H213]; &quot;TRUE&quot;; &quot;FALSE&quot;)" office:value-type="string" office:string-value="TRUE" calcext:value-type="string">
            <text:p>TRUE</text:p>
          </table:table-cell>
          <table:table-cell office:value-type="string" calcext:value-type="string">
            <text:p>drovelis-combined-pill-explained</text:p>
          </table:table-cell>
          <table:table-cell table:formula="of:=IF([.C213] = [.J213]; &quot;TRUE&quot;; &quot;FALSE&quot;)" office:value-type="string" office:string-value="TRUE" calcext:value-type="string">
            <text:p>TRUE</text:p>
          </table:table-cell>
          <table:table-cell office:value-type="string" calcext:value-type="string">
            <text:p>Drovelis Explained: The Lowdown on the New Combined Pill | The Lowdown</text:p>
          </table:table-cell>
          <table:table-cell table:formula="of:=IF([.D213] = [.L213]; &quot;TRUE&quot;; &quot;FALSE&quot;)" office:value-type="string" office:string-value="TRUE" calcext:value-type="string">
            <text:p>TRUE</text:p>
          </table:table-cell>
          <table:table-cell office:value-type="string" calcext:value-type="string">
            <text:p>Drovelis, a new combined pill, has launched in the UK! Here's everything you need to know about this new contraceptive pill...</text:p>
          </table:table-cell>
          <table:table-cell table:formula="of:=IF([.E213] = [.N213]; &quot;TRUE&quot;; &quot;FALSE&quot;)" office:value-type="string" office:string-value="TRUE" calcext:value-type="string">
            <text:p>TRUE</text:p>
          </table:table-cell>
          <table:table-cell office:value-type="string" calcext:value-type="string">
            <text:p>https://thelowdown.com/blog/drovelis-combined-pill-explained</text:p>
          </table:table-cell>
          <table:table-cell table:formula="of:=IF([.F213] = [.P213]; &quot;TRUE&quot;; &quot;FALSE&quot;)" office:value-type="string" office:string-value="TRUE" calcext:value-type="string">
            <text:p>TRUE</text:p>
          </table:table-cell>
        </table:table-row>
        <table:table-row table:style-name="ro1">
          <table:table-cell office:value-type="string" calcext:value-type="string">
            <text:p>https://blog.thelowdown.com/blog/tag/angela-wipperman</text:p>
          </table:table-cell>
          <table:table-cell office:value-type="string" calcext:value-type="string">
            <text:p>/blog/tag/angela-wipperman</text:p>
          </table:table-cell>
          <table:table-cell office:value-type="string" calcext:value-type="string">
            <text:p>angela-wipperman</text:p>
          </table:table-cell>
          <table:table-cell office:value-type="string" calcext:value-type="string">
            <text:p>Angela Wipperman Archives - The Lowdown</text:p>
          </table:table-cell>
          <table:table-cell office:value-type="string" calcext:value-type="string">
            <text:p>N/A</text:p>
          </table:table-cell>
          <table:table-cell office:value-type="string" calcext:value-type="string">
            <text:p>/blog/tag/angela-wipperman</text:p>
          </table:table-cell>
          <table:table-cell office:value-type="string" calcext:value-type="string">
            <text:p>http://localhost/thelowdown/wp/blog/tag/angela-wipperman</text:p>
          </table:table-cell>
          <table:table-cell office:value-type="string" calcext:value-type="string">
            <text:p>/blog/tag/angela-wipperman</text:p>
          </table:table-cell>
          <table:table-cell table:formula="of:=IF([.B214] = [.H214]; &quot;TRUE&quot;; &quot;FALSE&quot;)" office:value-type="string" office:string-value="TRUE" calcext:value-type="string">
            <text:p>TRUE</text:p>
          </table:table-cell>
          <table:table-cell office:value-type="string" calcext:value-type="string">
            <text:p>angela-wipperman</text:p>
          </table:table-cell>
          <table:table-cell table:formula="of:=IF([.C214] = [.J214]; &quot;TRUE&quot;; &quot;FALSE&quot;)" office:value-type="string" office:string-value="TRUE" calcext:value-type="string">
            <text:p>TRUE</text:p>
          </table:table-cell>
          <table:table-cell office:value-type="string" calcext:value-type="string">
            <text:p>Angela Wipperman Archives - The Lowdown</text:p>
          </table:table-cell>
          <table:table-cell table:formula="of:=IF([.D214] = [.L214]; &quot;TRUE&quot;; &quot;FALSE&quot;)" office:value-type="string" office:string-value="TRUE" calcext:value-type="string">
            <text:p>TRUE</text:p>
          </table:table-cell>
          <table:table-cell office:value-type="string" calcext:value-type="string">
            <text:p>N/A</text:p>
          </table:table-cell>
          <table:table-cell table:formula="of:=IF([.E214] = [.N214]; &quot;TRUE&quot;; &quot;FALSE&quot;)" office:value-type="string" office:string-value="TRUE" calcext:value-type="string">
            <text:p>TRUE</text:p>
          </table:table-cell>
          <table:table-cell office:value-type="string" calcext:value-type="string">
            <text:p>/blog/tag/angela-wipperman</text:p>
          </table:table-cell>
          <table:table-cell table:formula="of:=IF([.F214] = [.P214]; &quot;TRUE&quot;; &quot;FALSE&quot;)" office:value-type="string" office:string-value="TRUE" calcext:value-type="string">
            <text:p>TRUE</text:p>
          </table:table-cell>
        </table:table-row>
        <table:table-row table:style-name="ro1">
          <table:table-cell office:value-type="string" calcext:value-type="string">
            <text:p>https://blog.thelowdown.com/blog/the-future-of-male-contraceptives</text:p>
          </table:table-cell>
          <table:table-cell office:value-type="string" calcext:value-type="string">
            <text:p>/blog/the-future-of-male-contraceptives</text:p>
          </table:table-cell>
          <table:table-cell office:value-type="string" calcext:value-type="string">
            <text:p>the-future-of-male-contraceptives</text:p>
          </table:table-cell>
          <table:table-cell office:value-type="string" calcext:value-type="string">
            <text:p>The Future of Male Contraceptives | The Lowdown</text:p>
          </table:table-cell>
          <table:table-cell office:value-type="string" calcext:value-type="string">
            <text:p>What are the options for male birth control? We give you the lowdown on new developments being made for male contraceptives.</text:p>
          </table:table-cell>
          <table:table-cell office:value-type="string" calcext:value-type="string">
            <text:p>https://thelowdown.com/blog/the-future-of-male-contraceptives</text:p>
          </table:table-cell>
          <table:table-cell office:value-type="string" calcext:value-type="string">
            <text:p>http://localhost/thelowdown/wp/blog/the-future-of-male-contraceptives</text:p>
          </table:table-cell>
          <table:table-cell office:value-type="string" calcext:value-type="string">
            <text:p>/blog/the-future-of-male-contraceptives</text:p>
          </table:table-cell>
          <table:table-cell table:formula="of:=IF([.B215] = [.H215]; &quot;TRUE&quot;; &quot;FALSE&quot;)" office:value-type="string" office:string-value="TRUE" calcext:value-type="string">
            <text:p>TRUE</text:p>
          </table:table-cell>
          <table:table-cell office:value-type="string" calcext:value-type="string">
            <text:p>the-future-of-male-contraceptives</text:p>
          </table:table-cell>
          <table:table-cell table:formula="of:=IF([.C215] = [.J215]; &quot;TRUE&quot;; &quot;FALSE&quot;)" office:value-type="string" office:string-value="TRUE" calcext:value-type="string">
            <text:p>TRUE</text:p>
          </table:table-cell>
          <table:table-cell office:value-type="string" calcext:value-type="string">
            <text:p>The Future of Male Contraceptives | The Lowdown</text:p>
          </table:table-cell>
          <table:table-cell table:formula="of:=IF([.D215] = [.L215]; &quot;TRUE&quot;; &quot;FALSE&quot;)" office:value-type="string" office:string-value="TRUE" calcext:value-type="string">
            <text:p>TRUE</text:p>
          </table:table-cell>
          <table:table-cell office:value-type="string" calcext:value-type="string">
            <text:p>What are the options for male birth control? We give you the lowdown on new developments being made for male contraceptives.</text:p>
          </table:table-cell>
          <table:table-cell table:formula="of:=IF([.E215] = [.N215]; &quot;TRUE&quot;; &quot;FALSE&quot;)" office:value-type="string" office:string-value="TRUE" calcext:value-type="string">
            <text:p>TRUE</text:p>
          </table:table-cell>
          <table:table-cell office:value-type="string" calcext:value-type="string">
            <text:p>https://thelowdown.com/blog/the-future-of-male-contraceptives</text:p>
          </table:table-cell>
          <table:table-cell table:formula="of:=IF([.F215] = [.P215]; &quot;TRUE&quot;; &quot;FALSE&quot;)" office:value-type="string" office:string-value="TRUE" calcext:value-type="string">
            <text:p>TRUE</text:p>
          </table:table-cell>
        </table:table-row>
        <table:table-row table:style-name="ro1">
          <table:table-cell office:value-type="string" calcext:value-type="string">
            <text:p>https://blog.thelowdown.com/blog/tag/milly-evans</text:p>
          </table:table-cell>
          <table:table-cell office:value-type="string" calcext:value-type="string">
            <text:p>/blog/tag/milly-evans</text:p>
          </table:table-cell>
          <table:table-cell office:value-type="string" calcext:value-type="string">
            <text:p>milly-evans</text:p>
          </table:table-cell>
          <table:table-cell office:value-type="string" calcext:value-type="string">
            <text:p>Milly Evans Archives - The Lowdown</text:p>
          </table:table-cell>
          <table:table-cell office:value-type="string" calcext:value-type="string">
            <text:p>N/A</text:p>
          </table:table-cell>
          <table:table-cell office:value-type="string" calcext:value-type="string">
            <text:p>/blog/tag/milly-evans</text:p>
          </table:table-cell>
          <table:table-cell office:value-type="string" calcext:value-type="string">
            <text:p>http://localhost/thelowdown/wp/blog/tag/milly-evans</text:p>
          </table:table-cell>
          <table:table-cell office:value-type="string" calcext:value-type="string">
            <text:p>/blog/tag/milly-evans</text:p>
          </table:table-cell>
          <table:table-cell table:formula="of:=IF([.B216] = [.H216]; &quot;TRUE&quot;; &quot;FALSE&quot;)" office:value-type="string" office:string-value="TRUE" calcext:value-type="string">
            <text:p>TRUE</text:p>
          </table:table-cell>
          <table:table-cell office:value-type="string" calcext:value-type="string">
            <text:p>milly-evans</text:p>
          </table:table-cell>
          <table:table-cell table:formula="of:=IF([.C216] = [.J216]; &quot;TRUE&quot;; &quot;FALSE&quot;)" office:value-type="string" office:string-value="TRUE" calcext:value-type="string">
            <text:p>TRUE</text:p>
          </table:table-cell>
          <table:table-cell office:value-type="string" calcext:value-type="string">
            <text:p>Milly Evans Archives - The Lowdown</text:p>
          </table:table-cell>
          <table:table-cell table:formula="of:=IF([.D216] = [.L216]; &quot;TRUE&quot;; &quot;FALSE&quot;)" office:value-type="string" office:string-value="TRUE" calcext:value-type="string">
            <text:p>TRUE</text:p>
          </table:table-cell>
          <table:table-cell office:value-type="string" calcext:value-type="string">
            <text:p>N/A</text:p>
          </table:table-cell>
          <table:table-cell table:formula="of:=IF([.E216] = [.N216]; &quot;TRUE&quot;; &quot;FALSE&quot;)" office:value-type="string" office:string-value="TRUE" calcext:value-type="string">
            <text:p>TRUE</text:p>
          </table:table-cell>
          <table:table-cell office:value-type="string" calcext:value-type="string">
            <text:p>/blog/tag/milly-evans</text:p>
          </table:table-cell>
          <table:table-cell table:formula="of:=IF([.F216] = [.P216]; &quot;TRUE&quot;; &quot;FALSE&quot;)" office:value-type="string" office:string-value="TRUE" calcext:value-type="string">
            <text:p>TRUE</text:p>
          </table:table-cell>
        </table:table-row>
        <table:table-row table:style-name="ro1">
          <table:table-cell office:value-type="string" calcext:value-type="string">
            <text:p>https://blog.thelowdown.com/blog/menopause-and-contraception</text:p>
          </table:table-cell>
          <table:table-cell office:value-type="string" calcext:value-type="string">
            <text:p>/blog/menopause-and-contraception</text:p>
          </table:table-cell>
          <table:table-cell office:value-type="string" calcext:value-type="string">
            <text:p>menopause-and-contraception</text:p>
          </table:table-cell>
          <table:table-cell office:value-type="string" calcext:value-type="string">
            <text:p>Menopause and Contraception In Your 40s and 50s | The Lowdown</text:p>
          </table:table-cell>
          <table:table-cell office:value-type="string" calcext:value-type="string">
            <text:p>Contraception can be used alongside or as an alternative to hormone replacement therapy (HRT) to help with the symptoms of menopause.</text:p>
          </table:table-cell>
          <table:table-cell office:value-type="string" calcext:value-type="string">
            <text:p>https://thelowdown.com/blog/menopause-and-contraception</text:p>
          </table:table-cell>
          <table:table-cell office:value-type="string" calcext:value-type="string">
            <text:p>http://localhost/thelowdown/wp/blog/menopause-and-contraception</text:p>
          </table:table-cell>
          <table:table-cell office:value-type="string" calcext:value-type="string">
            <text:p>/blog/menopause-and-contraception</text:p>
          </table:table-cell>
          <table:table-cell table:formula="of:=IF([.B217] = [.H217]; &quot;TRUE&quot;; &quot;FALSE&quot;)" office:value-type="string" office:string-value="TRUE" calcext:value-type="string">
            <text:p>TRUE</text:p>
          </table:table-cell>
          <table:table-cell office:value-type="string" calcext:value-type="string">
            <text:p>menopause-and-contraception</text:p>
          </table:table-cell>
          <table:table-cell table:formula="of:=IF([.C217] = [.J217]; &quot;TRUE&quot;; &quot;FALSE&quot;)" office:value-type="string" office:string-value="TRUE" calcext:value-type="string">
            <text:p>TRUE</text:p>
          </table:table-cell>
          <table:table-cell office:value-type="string" calcext:value-type="string">
            <text:p>Menopause and Contraception In Your 40s and 50s | The Lowdown</text:p>
          </table:table-cell>
          <table:table-cell table:formula="of:=IF([.D217] = [.L217]; &quot;TRUE&quot;; &quot;FALSE&quot;)" office:value-type="string" office:string-value="TRUE" calcext:value-type="string">
            <text:p>TRUE</text:p>
          </table:table-cell>
          <table:table-cell office:value-type="string" calcext:value-type="string">
            <text:p>Contraception can be used alongside or as an alternative to hormone replacement therapy (HRT) to help with the symptoms of menopause.</text:p>
          </table:table-cell>
          <table:table-cell table:formula="of:=IF([.E217] = [.N217]; &quot;TRUE&quot;; &quot;FALSE&quot;)" office:value-type="string" office:string-value="TRUE" calcext:value-type="string">
            <text:p>TRUE</text:p>
          </table:table-cell>
          <table:table-cell office:value-type="string" calcext:value-type="string">
            <text:p>https://thelowdown.com/blog/menopause-and-contraception</text:p>
          </table:table-cell>
          <table:table-cell table:formula="of:=IF([.F217] = [.P217]; &quot;TRUE&quot;; &quot;FALSE&quot;)" office:value-type="string" office:string-value="TRUE" calcext:value-type="string">
            <text:p>TRUE</text:p>
          </table:table-cell>
        </table:table-row>
        <table:table-row table:style-name="ro1">
          <table:table-cell office:value-type="string" calcext:value-type="string">
            <text:p>https://blog.thelowdown.com/blog/tag/vaccine</text:p>
          </table:table-cell>
          <table:table-cell office:value-type="string" calcext:value-type="string">
            <text:p>/blog/tag/vaccine</text:p>
          </table:table-cell>
          <table:table-cell office:value-type="string" calcext:value-type="string">
            <text:p>vaccine</text:p>
          </table:table-cell>
          <table:table-cell office:value-type="string" calcext:value-type="string">
            <text:p>vaccine Archives - The Lowdown</text:p>
          </table:table-cell>
          <table:table-cell office:value-type="string" calcext:value-type="string">
            <text:p>N/A</text:p>
          </table:table-cell>
          <table:table-cell office:value-type="string" calcext:value-type="string">
            <text:p>/blog/tag/vaccine</text:p>
          </table:table-cell>
          <table:table-cell office:value-type="string" calcext:value-type="string">
            <text:p>http://localhost/thelowdown/wp/blog/tag/vaccine</text:p>
          </table:table-cell>
          <table:table-cell office:value-type="string" calcext:value-type="string">
            <text:p>/blog/tag/vaccine</text:p>
          </table:table-cell>
          <table:table-cell table:formula="of:=IF([.B218] = [.H218]; &quot;TRUE&quot;; &quot;FALSE&quot;)" office:value-type="string" office:string-value="TRUE" calcext:value-type="string">
            <text:p>TRUE</text:p>
          </table:table-cell>
          <table:table-cell office:value-type="string" calcext:value-type="string">
            <text:p>vaccine</text:p>
          </table:table-cell>
          <table:table-cell table:formula="of:=IF([.C218] = [.J218]; &quot;TRUE&quot;; &quot;FALSE&quot;)" office:value-type="string" office:string-value="TRUE" calcext:value-type="string">
            <text:p>TRUE</text:p>
          </table:table-cell>
          <table:table-cell office:value-type="string" calcext:value-type="string">
            <text:p>vaccine Archives - The Lowdown</text:p>
          </table:table-cell>
          <table:table-cell table:formula="of:=IF([.D218] = [.L218]; &quot;TRUE&quot;; &quot;FALSE&quot;)" office:value-type="string" office:string-value="TRUE" calcext:value-type="string">
            <text:p>TRUE</text:p>
          </table:table-cell>
          <table:table-cell office:value-type="string" calcext:value-type="string">
            <text:p>N/A</text:p>
          </table:table-cell>
          <table:table-cell table:formula="of:=IF([.E218] = [.N218]; &quot;TRUE&quot;; &quot;FALSE&quot;)" office:value-type="string" office:string-value="TRUE" calcext:value-type="string">
            <text:p>TRUE</text:p>
          </table:table-cell>
          <table:table-cell office:value-type="string" calcext:value-type="string">
            <text:p>/blog/tag/vaccine</text:p>
          </table:table-cell>
          <table:table-cell table:formula="of:=IF([.F218] = [.P218]; &quot;TRUE&quot;; &quot;FALSE&quot;)" office:value-type="string" office:string-value="TRUE" calcext:value-type="string">
            <text:p>TRUE</text:p>
          </table:table-cell>
        </table:table-row>
        <table:table-row table:style-name="ro1">
          <table:table-cell office:value-type="string" calcext:value-type="string">
            <text:p>https://blog.thelowdown.com/blog/tag/ius</text:p>
          </table:table-cell>
          <table:table-cell office:value-type="string" calcext:value-type="string">
            <text:p>/blog/tag/ius</text:p>
          </table:table-cell>
          <table:table-cell office:value-type="string" calcext:value-type="string">
            <text:p>ius</text:p>
          </table:table-cell>
          <table:table-cell office:value-type="string" calcext:value-type="string">
            <text:p>IUS Archives - The Lowdown</text:p>
          </table:table-cell>
          <table:table-cell office:value-type="string" calcext:value-type="string">
            <text:p>N/A</text:p>
          </table:table-cell>
          <table:table-cell office:value-type="string" calcext:value-type="string">
            <text:p>/blog/tag/ius</text:p>
          </table:table-cell>
          <table:table-cell office:value-type="string" calcext:value-type="string">
            <text:p>http://localhost/thelowdown/wp/blog/tag/ius</text:p>
          </table:table-cell>
          <table:table-cell office:value-type="string" calcext:value-type="string">
            <text:p>/blog/tag/ius</text:p>
          </table:table-cell>
          <table:table-cell table:formula="of:=IF([.B219] = [.H219]; &quot;TRUE&quot;; &quot;FALSE&quot;)" office:value-type="string" office:string-value="TRUE" calcext:value-type="string">
            <text:p>TRUE</text:p>
          </table:table-cell>
          <table:table-cell office:value-type="string" calcext:value-type="string">
            <text:p>ius</text:p>
          </table:table-cell>
          <table:table-cell table:formula="of:=IF([.C219] = [.J219]; &quot;TRUE&quot;; &quot;FALSE&quot;)" office:value-type="string" office:string-value="TRUE" calcext:value-type="string">
            <text:p>TRUE</text:p>
          </table:table-cell>
          <table:table-cell office:value-type="string" calcext:value-type="string">
            <text:p>IUS Archives - The Lowdown</text:p>
          </table:table-cell>
          <table:table-cell table:formula="of:=IF([.D219] = [.L219]; &quot;TRUE&quot;; &quot;FALSE&quot;)" office:value-type="string" office:string-value="TRUE" calcext:value-type="string">
            <text:p>TRUE</text:p>
          </table:table-cell>
          <table:table-cell office:value-type="string" calcext:value-type="string">
            <text:p>N/A</text:p>
          </table:table-cell>
          <table:table-cell table:formula="of:=IF([.E219] = [.N219]; &quot;TRUE&quot;; &quot;FALSE&quot;)" office:value-type="string" office:string-value="TRUE" calcext:value-type="string">
            <text:p>TRUE</text:p>
          </table:table-cell>
          <table:table-cell office:value-type="string" calcext:value-type="string">
            <text:p>/blog/tag/ius</text:p>
          </table:table-cell>
          <table:table-cell table:formula="of:=IF([.F219] = [.P219]; &quot;TRUE&quot;; &quot;FALSE&quot;)" office:value-type="string" office:string-value="TRUE" calcext:value-type="string">
            <text:p>TRUE</text:p>
          </table:table-cell>
        </table:table-row>
        <table:table-row table:style-name="ro1">
          <table:table-cell office:value-type="string" calcext:value-type="string">
            <text:p>https://blog.thelowdown.com/blog/estradiol-valerate</text:p>
          </table:table-cell>
          <table:table-cell office:value-type="string" calcext:value-type="string">
            <text:p>/blog/estradiol-valerate</text:p>
          </table:table-cell>
          <table:table-cell office:value-type="string" calcext:value-type="string">
            <text:p>estradiol-valerate</text:p>
          </table:table-cell>
          <table:table-cell office:value-type="string" calcext:value-type="string">
            <text:p>What is Estradiol Valerate &amp; How Does It Work? | The Lowdown</text:p>
          </table:table-cell>
          <table:table-cell office:value-type="string" calcext:value-type="string">
            <text:p>Estradiol valerate is a synthetic form of oestrogen (like the hormone oestrogen naturally found in your body, but made in a lab).</text:p>
          </table:table-cell>
          <table:table-cell office:value-type="string" calcext:value-type="string">
            <text:p>https://thelowdown.com/blog/estradiol-valerate</text:p>
          </table:table-cell>
          <table:table-cell office:value-type="string" calcext:value-type="string">
            <text:p>http://localhost/thelowdown/wp/blog/estradiol-valerate</text:p>
          </table:table-cell>
          <table:table-cell office:value-type="string" calcext:value-type="string">
            <text:p>/blog/estradiol-valerate</text:p>
          </table:table-cell>
          <table:table-cell table:formula="of:=IF([.B220] = [.H220]; &quot;TRUE&quot;; &quot;FALSE&quot;)" office:value-type="string" office:string-value="TRUE" calcext:value-type="string">
            <text:p>TRUE</text:p>
          </table:table-cell>
          <table:table-cell office:value-type="string" calcext:value-type="string">
            <text:p>estradiol-valerate</text:p>
          </table:table-cell>
          <table:table-cell table:formula="of:=IF([.C220] = [.J220]; &quot;TRUE&quot;; &quot;FALSE&quot;)" office:value-type="string" office:string-value="TRUE" calcext:value-type="string">
            <text:p>TRUE</text:p>
          </table:table-cell>
          <table:table-cell office:value-type="string" calcext:value-type="string">
            <text:p>What is Estradiol Valerate &amp; How Does It Work? | The Lowdown</text:p>
          </table:table-cell>
          <table:table-cell table:formula="of:=IF([.D220] = [.L220]; &quot;TRUE&quot;; &quot;FALSE&quot;)" office:value-type="string" office:string-value="TRUE" calcext:value-type="string">
            <text:p>TRUE</text:p>
          </table:table-cell>
          <table:table-cell office:value-type="string" calcext:value-type="string">
            <text:p>Estradiol valerate is a synthetic form of oestrogen (like the hormone oestrogen naturally found in your body, but made in a lab).</text:p>
          </table:table-cell>
          <table:table-cell table:formula="of:=IF([.E220] = [.N220]; &quot;TRUE&quot;; &quot;FALSE&quot;)" office:value-type="string" office:string-value="TRUE" calcext:value-type="string">
            <text:p>TRUE</text:p>
          </table:table-cell>
          <table:table-cell office:value-type="string" calcext:value-type="string">
            <text:p>https://thelowdown.com/blog/estradiol-valerate</text:p>
          </table:table-cell>
          <table:table-cell table:formula="of:=IF([.F220] = [.P220]; &quot;TRUE&quot;; &quot;FALSE&quot;)" office:value-type="string" office:string-value="TRUE" calcext:value-type="string">
            <text:p>TRUE</text:p>
          </table:table-cell>
        </table:table-row>
        <table:table-row table:style-name="ro1">
          <table:table-cell office:value-type="string" calcext:value-type="string">
            <text:p>https://blog.thelowdown.com/blog/contraception-after-birth</text:p>
          </table:table-cell>
          <table:table-cell office:value-type="string" calcext:value-type="string">
            <text:p>/blog/contraception-after-birth</text:p>
          </table:table-cell>
          <table:table-cell office:value-type="string" calcext:value-type="string">
            <text:p>contraception-after-birth</text:p>
          </table:table-cell>
          <table:table-cell office:value-type="string" calcext:value-type="string">
            <text:p>Contraception After Birth - What's Best? | The Lowdown</text:p>
          </table:table-cell>
          <table:table-cell office:value-type="string" calcext:value-type="string">
            <text:p>As The Lowdown’s Dr Fran heads off on maternity leave, she spills the T on contraception after birth...</text:p>
          </table:table-cell>
          <table:table-cell office:value-type="string" calcext:value-type="string">
            <text:p>https://thelowdown.com/blog/contraception-after-birth</text:p>
          </table:table-cell>
          <table:table-cell office:value-type="string" calcext:value-type="string">
            <text:p>http://localhost/thelowdown/wp/blog/contraception-after-birth</text:p>
          </table:table-cell>
          <table:table-cell office:value-type="string" calcext:value-type="string">
            <text:p>/blog/contraception-after-birth</text:p>
          </table:table-cell>
          <table:table-cell table:formula="of:=IF([.B221] = [.H221]; &quot;TRUE&quot;; &quot;FALSE&quot;)" office:value-type="string" office:string-value="TRUE" calcext:value-type="string">
            <text:p>TRUE</text:p>
          </table:table-cell>
          <table:table-cell office:value-type="string" calcext:value-type="string">
            <text:p>contraception-after-birth</text:p>
          </table:table-cell>
          <table:table-cell table:formula="of:=IF([.C221] = [.J221]; &quot;TRUE&quot;; &quot;FALSE&quot;)" office:value-type="string" office:string-value="TRUE" calcext:value-type="string">
            <text:p>TRUE</text:p>
          </table:table-cell>
          <table:table-cell office:value-type="string" calcext:value-type="string">
            <text:p>Contraception After Birth - What's Best? | The Lowdown</text:p>
          </table:table-cell>
          <table:table-cell table:formula="of:=IF([.D221] = [.L221]; &quot;TRUE&quot;; &quot;FALSE&quot;)" office:value-type="string" office:string-value="TRUE" calcext:value-type="string">
            <text:p>TRUE</text:p>
          </table:table-cell>
          <table:table-cell office:value-type="string" calcext:value-type="string">
            <text:p>As The Lowdown’s Dr Fran heads off on maternity leave, she spills the T on contraception after birth...</text:p>
          </table:table-cell>
          <table:table-cell table:formula="of:=IF([.E221] = [.N221]; &quot;TRUE&quot;; &quot;FALSE&quot;)" office:value-type="string" office:string-value="TRUE" calcext:value-type="string">
            <text:p>TRUE</text:p>
          </table:table-cell>
          <table:table-cell office:value-type="string" calcext:value-type="string">
            <text:p>https://thelowdown.com/blog/contraception-after-birth</text:p>
          </table:table-cell>
          <table:table-cell table:formula="of:=IF([.F221] = [.P221]; &quot;TRUE&quot;; &quot;FALSE&quot;)" office:value-type="string" office:string-value="TRUE" calcext:value-type="string">
            <text:p>TRUE</text:p>
          </table:table-cell>
        </table:table-row>
        <table:table-row table:style-name="ro1">
          <table:table-cell office:value-type="string" calcext:value-type="string">
            <text:p>https://blog.thelowdown.com/blog/tag/pop</text:p>
          </table:table-cell>
          <table:table-cell office:value-type="string" calcext:value-type="string">
            <text:p>/blog/tag/pop</text:p>
          </table:table-cell>
          <table:table-cell office:value-type="string" calcext:value-type="string">
            <text:p>pop</text:p>
          </table:table-cell>
          <table:table-cell office:value-type="string" calcext:value-type="string">
            <text:p>POP Archives - The Lowdown</text:p>
          </table:table-cell>
          <table:table-cell office:value-type="string" calcext:value-type="string">
            <text:p>N/A</text:p>
          </table:table-cell>
          <table:table-cell office:value-type="string" calcext:value-type="string">
            <text:p>/blog/tag/pop</text:p>
          </table:table-cell>
          <table:table-cell office:value-type="string" calcext:value-type="string">
            <text:p>http://localhost/thelowdown/wp/blog/tag/pop</text:p>
          </table:table-cell>
          <table:table-cell office:value-type="string" calcext:value-type="string">
            <text:p>/blog/tag/pop</text:p>
          </table:table-cell>
          <table:table-cell table:formula="of:=IF([.B222] = [.H222]; &quot;TRUE&quot;; &quot;FALSE&quot;)" office:value-type="string" office:string-value="TRUE" calcext:value-type="string">
            <text:p>TRUE</text:p>
          </table:table-cell>
          <table:table-cell office:value-type="string" calcext:value-type="string">
            <text:p>pop</text:p>
          </table:table-cell>
          <table:table-cell table:formula="of:=IF([.C222] = [.J222]; &quot;TRUE&quot;; &quot;FALSE&quot;)" office:value-type="string" office:string-value="TRUE" calcext:value-type="string">
            <text:p>TRUE</text:p>
          </table:table-cell>
          <table:table-cell office:value-type="string" calcext:value-type="string">
            <text:p>POP Archives - The Lowdown</text:p>
          </table:table-cell>
          <table:table-cell table:formula="of:=IF([.D222] = [.L222]; &quot;TRUE&quot;; &quot;FALSE&quot;)" office:value-type="string" office:string-value="TRUE" calcext:value-type="string">
            <text:p>TRUE</text:p>
          </table:table-cell>
          <table:table-cell office:value-type="string" calcext:value-type="string">
            <text:p>N/A</text:p>
          </table:table-cell>
          <table:table-cell table:formula="of:=IF([.E222] = [.N222]; &quot;TRUE&quot;; &quot;FALSE&quot;)" office:value-type="string" office:string-value="TRUE" calcext:value-type="string">
            <text:p>TRUE</text:p>
          </table:table-cell>
          <table:table-cell office:value-type="string" calcext:value-type="string">
            <text:p>/blog/tag/pop</text:p>
          </table:table-cell>
          <table:table-cell table:formula="of:=IF([.F222] = [.P222]; &quot;TRUE&quot;; &quot;FALSE&quot;)" office:value-type="string" office:string-value="TRUE" calcext:value-type="string">
            <text:p>TRUE</text:p>
          </table:table-cell>
        </table:table-row>
        <table:table-row table:style-name="ro1">
          <table:table-cell office:value-type="string" calcext:value-type="string">
            <text:p>https://blog.thelowdown.com/author/natalie-healey</text:p>
          </table:table-cell>
          <table:table-cell office:value-type="string" calcext:value-type="string">
            <text:p>/author/natalie-healey</text:p>
          </table:table-cell>
          <table:table-cell office:value-type="string" calcext:value-type="string">
            <text:p>natalie-healey</text:p>
          </table:table-cell>
          <table:table-cell office:value-type="string" calcext:value-type="string">
            <text:p>Natalie Healey - The Lowdown</text:p>
          </table:table-cell>
          <table:table-cell office:value-type="string" calcext:value-type="string">
            <text:p>Laura Keyes is a freelance content writer living in Cornwall with a background in pharmacy.</text:p>
          </table:table-cell>
          <table:table-cell office:value-type="string" calcext:value-type="string">
            <text:p>https://thelowdown.com/author/natalie-healey</text:p>
          </table:table-cell>
          <table:table-cell office:value-type="string" calcext:value-type="string">
            <text:p>http://localhost/thelowdown/wp/author/natalie-healey</text:p>
          </table:table-cell>
          <table:table-cell office:value-type="string" calcext:value-type="string">
            <text:p>/author/natalie-healey</text:p>
          </table:table-cell>
          <table:table-cell table:formula="of:=IF([.B223] = [.H223]; &quot;TRUE&quot;; &quot;FALSE&quot;)" office:value-type="string" office:string-value="TRUE" calcext:value-type="string">
            <text:p>TRUE</text:p>
          </table:table-cell>
          <table:table-cell office:value-type="string" calcext:value-type="string">
            <text:p>natalie-healey</text:p>
          </table:table-cell>
          <table:table-cell table:formula="of:=IF([.C223] = [.J223]; &quot;TRUE&quot;; &quot;FALSE&quot;)" office:value-type="string" office:string-value="TRUE" calcext:value-type="string">
            <text:p>TRUE</text:p>
          </table:table-cell>
          <table:table-cell office:value-type="string" calcext:value-type="string">
            <text:p>Natalie Healey - The Lowdown</text:p>
          </table:table-cell>
          <table:table-cell table:formula="of:=IF([.D223] = [.L223]; &quot;TRUE&quot;; &quot;FALSE&quot;)" office:value-type="string" office:string-value="TRUE" calcext:value-type="string">
            <text:p>TRUE</text:p>
          </table:table-cell>
          <table:table-cell office:value-type="string" calcext:value-type="string">
            <text:p>Laura Keyes is a freelance content writer living in Cornwall with a background in pharmacy.</text:p>
          </table:table-cell>
          <table:table-cell table:formula="of:=IF([.E223] = [.N223]; &quot;TRUE&quot;; &quot;FALSE&quot;)" office:value-type="string" office:string-value="TRUE" calcext:value-type="string">
            <text:p>TRUE</text:p>
          </table:table-cell>
          <table:table-cell office:value-type="string" calcext:value-type="string">
            <text:p><text:a xlink:href="https://thelowdown.com/author/natalie-healey" xlink:type="simple">https://thelowdown.com/author/natalie-healey</text:a></text:p>
          </table:table-cell>
          <table:table-cell table:formula="of:=IF([.F223] = [.P223]; &quot;TRUE&quot;; &quot;FALSE&quot;)" office:value-type="string" office:string-value="TRUE" calcext:value-type="string">
            <text:p>TRUE</text:p>
          </table:table-cell>
        </table:table-row>
        <table:table-row table:style-name="ro1">
          <table:table-cell office:value-type="string" calcext:value-type="string">
            <text:p>https://blog.thelowdown.com/blog/how-to-insert-a-vaginal-ring</text:p>
          </table:table-cell>
          <table:table-cell office:value-type="string" calcext:value-type="string">
            <text:p>/blog/how-to-insert-a-vaginal-ring</text:p>
          </table:table-cell>
          <table:table-cell office:value-type="string" calcext:value-type="string">
            <text:p>how-to-insert-a-vaginal-ring</text:p>
          </table:table-cell>
          <table:table-cell office:value-type="string" calcext:value-type="string">
            <text:p>How To Insert A Vaginal Ring (NuvaRing) - The Lowdown</text:p>
          </table:table-cell>
          <table:table-cell office:value-type="string" calcext:value-type="string">
            <text:p>In this video, Dr Becky explains how to insert and remove the vaginal ring correctly</text:p>
          </table:table-cell>
          <table:table-cell office:value-type="string" calcext:value-type="string">
            <text:p>https://thelowdown.com/blog/how-to-insert-a-vaginal-ring</text:p>
          </table:table-cell>
          <table:table-cell office:value-type="string" calcext:value-type="string">
            <text:p>http://localhost/thelowdown/wp/blog/how-to-insert-a-vaginal-ring</text:p>
          </table:table-cell>
          <table:table-cell office:value-type="string" calcext:value-type="string">
            <text:p>/blog/how-to-insert-a-vaginal-ring</text:p>
          </table:table-cell>
          <table:table-cell table:formula="of:=IF([.B224] = [.H224]; &quot;TRUE&quot;; &quot;FALSE&quot;)" office:value-type="string" office:string-value="TRUE" calcext:value-type="string">
            <text:p>TRUE</text:p>
          </table:table-cell>
          <table:table-cell office:value-type="string" calcext:value-type="string">
            <text:p>how-to-insert-a-vaginal-ring</text:p>
          </table:table-cell>
          <table:table-cell table:formula="of:=IF([.C224] = [.J224]; &quot;TRUE&quot;; &quot;FALSE&quot;)" office:value-type="string" office:string-value="TRUE" calcext:value-type="string">
            <text:p>TRUE</text:p>
          </table:table-cell>
          <table:table-cell office:value-type="string" calcext:value-type="string">
            <text:p>How To Insert A Vaginal Ring (NuvaRing) - The Lowdown</text:p>
          </table:table-cell>
          <table:table-cell table:formula="of:=IF([.D224] = [.L224]; &quot;TRUE&quot;; &quot;FALSE&quot;)" office:value-type="string" office:string-value="TRUE" calcext:value-type="string">
            <text:p>TRUE</text:p>
          </table:table-cell>
          <table:table-cell office:value-type="string" calcext:value-type="string">
            <text:p>In this video, Dr Becky explains how to insert and remove the vaginal ring correctly</text:p>
          </table:table-cell>
          <table:table-cell table:formula="of:=IF([.E224] = [.N224]; &quot;TRUE&quot;; &quot;FALSE&quot;)" office:value-type="string" office:string-value="TRUE" calcext:value-type="string">
            <text:p>TRUE</text:p>
          </table:table-cell>
          <table:table-cell office:value-type="string" calcext:value-type="string">
            <text:p>https://thelowdown.com/blog/how-to-insert-a-vaginal-ring</text:p>
          </table:table-cell>
          <table:table-cell table:formula="of:=IF([.F224] = [.P224]; &quot;TRUE&quot;; &quot;FALSE&quot;)" office:value-type="string" office:string-value="TRUE" calcext:value-type="string">
            <text:p>TRUE</text:p>
          </table:table-cell>
        </table:table-row>
        <table:table-row table:style-name="ro1">
          <table:table-cell office:value-type="string" calcext:value-type="string">
            <text:p>https://blog.thelowdown.com/blog/causes-of-thrush</text:p>
          </table:table-cell>
          <table:table-cell office:value-type="string" calcext:value-type="string">
            <text:p>/blog/causes-of-thrush</text:p>
          </table:table-cell>
          <table:table-cell office:value-type="string" calcext:value-type="string">
            <text:p>causes-of-thrush</text:p>
          </table:table-cell>
          <table:table-cell office:value-type="string" calcext:value-type="string">
            <text:p>What are the Causes of Thrush? | The Lowdown</text:p>
          </table:table-cell>
          <table:table-cell office:value-type="string" calcext:value-type="string">
            <text:p>If you are suffering or have suffered from vaginal thrush then it can sometimes be difficult to pinpoint the cause. We look at the causes of thrush here...</text:p>
          </table:table-cell>
          <table:table-cell office:value-type="string" calcext:value-type="string">
            <text:p>https://thelowdown.com/blog/causes-of-thrush</text:p>
          </table:table-cell>
          <table:table-cell office:value-type="string" calcext:value-type="string">
            <text:p>http://localhost/thelowdown/wp/blog/causes-of-thrush</text:p>
          </table:table-cell>
          <table:table-cell office:value-type="string" calcext:value-type="string">
            <text:p>/blog/causes-of-thrush</text:p>
          </table:table-cell>
          <table:table-cell table:formula="of:=IF([.B225] = [.H225]; &quot;TRUE&quot;; &quot;FALSE&quot;)" office:value-type="string" office:string-value="TRUE" calcext:value-type="string">
            <text:p>TRUE</text:p>
          </table:table-cell>
          <table:table-cell office:value-type="string" calcext:value-type="string">
            <text:p>causes-of-thrush</text:p>
          </table:table-cell>
          <table:table-cell table:formula="of:=IF([.C225] = [.J225]; &quot;TRUE&quot;; &quot;FALSE&quot;)" office:value-type="string" office:string-value="TRUE" calcext:value-type="string">
            <text:p>TRUE</text:p>
          </table:table-cell>
          <table:table-cell office:value-type="string" calcext:value-type="string">
            <text:p>What are the Causes of Thrush? | The Lowdown</text:p>
          </table:table-cell>
          <table:table-cell table:formula="of:=IF([.D225] = [.L225]; &quot;TRUE&quot;; &quot;FALSE&quot;)" office:value-type="string" office:string-value="TRUE" calcext:value-type="string">
            <text:p>TRUE</text:p>
          </table:table-cell>
          <table:table-cell office:value-type="string" calcext:value-type="string">
            <text:p>If you are suffering or have suffered from vaginal thrush then it can sometimes be difficult to pinpoint the cause. We look at the causes of thrush here...</text:p>
          </table:table-cell>
          <table:table-cell table:formula="of:=IF([.E225] = [.N225]; &quot;TRUE&quot;; &quot;FALSE&quot;)" office:value-type="string" office:string-value="TRUE" calcext:value-type="string">
            <text:p>TRUE</text:p>
          </table:table-cell>
          <table:table-cell office:value-type="string" calcext:value-type="string">
            <text:p>https://thelowdown.com/blog/causes-of-thrush</text:p>
          </table:table-cell>
          <table:table-cell table:formula="of:=IF([.F225] = [.P225]; &quot;TRUE&quot;; &quot;FALSE&quot;)" office:value-type="string" office:string-value="TRUE" calcext:value-type="string">
            <text:p>TRUE</text:p>
          </table:table-cell>
        </table:table-row>
        <table:table-row table:style-name="ro1">
          <table:table-cell office:value-type="string" calcext:value-type="string">
            <text:p>https://blog.thelowdown.com/blog/my-experience-of-the-injection-and-fertility</text:p>
          </table:table-cell>
          <table:table-cell office:value-type="string" calcext:value-type="string">
            <text:p>/blog/my-experience-of-the-injection-and-fertility</text:p>
          </table:table-cell>
          <table:table-cell office:value-type="string" calcext:value-type="string">
            <text:p>my-experience-of-the-injection-and-fertility</text:p>
          </table:table-cell>
          <table:table-cell office:value-type="string" calcext:value-type="string">
            <text:p>Contraceptive Experience: Injection &amp; Fertility | The Lowdown</text:p>
          </table:table-cell>
          <table:table-cell office:value-type="string" calcext:value-type="string">
            <text:p>Shannon shares her experience of the contraceptive injection, the return to fertility and what she wished she had known beforehand.</text:p>
          </table:table-cell>
          <table:table-cell office:value-type="string" calcext:value-type="string">
            <text:p>https://thelowdown.com/blog/my-experience-of-the-injection-and-fertility</text:p>
          </table:table-cell>
          <table:table-cell office:value-type="string" calcext:value-type="string">
            <text:p>http://localhost/thelowdown/wp/blog/my-experience-of-the-injection-and-fertility</text:p>
          </table:table-cell>
          <table:table-cell office:value-type="string" calcext:value-type="string">
            <text:p>/blog/my-experience-of-the-injection-and-fertility</text:p>
          </table:table-cell>
          <table:table-cell table:formula="of:=IF([.B226] = [.H226]; &quot;TRUE&quot;; &quot;FALSE&quot;)" office:value-type="string" office:string-value="TRUE" calcext:value-type="string">
            <text:p>TRUE</text:p>
          </table:table-cell>
          <table:table-cell office:value-type="string" calcext:value-type="string">
            <text:p>my-experience-of-the-injection-and-fertility</text:p>
          </table:table-cell>
          <table:table-cell table:formula="of:=IF([.C226] = [.J226]; &quot;TRUE&quot;; &quot;FALSE&quot;)" office:value-type="string" office:string-value="TRUE" calcext:value-type="string">
            <text:p>TRUE</text:p>
          </table:table-cell>
          <table:table-cell office:value-type="string" calcext:value-type="string">
            <text:p>Contraceptive Experience: Injection &amp; Fertility | The Lowdown</text:p>
          </table:table-cell>
          <table:table-cell table:formula="of:=IF([.D226] = [.L226]; &quot;TRUE&quot;; &quot;FALSE&quot;)" office:value-type="string" office:string-value="TRUE" calcext:value-type="string">
            <text:p>TRUE</text:p>
          </table:table-cell>
          <table:table-cell office:value-type="string" calcext:value-type="string">
            <text:p>Shannon shares her experience of the contraceptive injection, the return to fertility and what she wished she had known beforehand.</text:p>
          </table:table-cell>
          <table:table-cell table:formula="of:=IF([.E226] = [.N226]; &quot;TRUE&quot;; &quot;FALSE&quot;)" office:value-type="string" office:string-value="TRUE" calcext:value-type="string">
            <text:p>TRUE</text:p>
          </table:table-cell>
          <table:table-cell office:value-type="string" calcext:value-type="string">
            <text:p>https://thelowdown.com/blog/my-experience-of-the-injection-and-fertility</text:p>
          </table:table-cell>
          <table:table-cell table:formula="of:=IF([.F226] = [.P226]; &quot;TRUE&quot;; &quot;FALSE&quot;)" office:value-type="string" office:string-value="TRUE" calcext:value-type="string">
            <text:p>TRUE</text:p>
          </table:table-cell>
        </table:table-row>
        <table:table-row table:style-name="ro1">
          <table:table-cell office:value-type="string" calcext:value-type="string">
            <text:p>https://blog.thelowdown.com/blog/spotting-on-birth-control</text:p>
          </table:table-cell>
          <table:table-cell office:value-type="string" calcext:value-type="string">
            <text:p>/blog/spotting-on-birth-control</text:p>
          </table:table-cell>
          <table:table-cell office:value-type="string" calcext:value-type="string">
            <text:p>spotting-on-birth-control</text:p>
          </table:table-cell>
          <table:table-cell office:value-type="string" calcext:value-type="string">
            <text:p>Spotting On Birth Control - What Does It Mean? | The Lowdown</text:p>
          </table:table-cell>
          <table:table-cell office:value-type="string" calcext:value-type="string">
            <text:p>Spotting is any bleeding (no matter how light or heavy) you may experience between your regular menstrual periods or during pregnancy - and it’s normal.</text:p>
          </table:table-cell>
          <table:table-cell office:value-type="string" calcext:value-type="string">
            <text:p>https://thelowdown.com/blog/spotting-on-birth-control</text:p>
          </table:table-cell>
          <table:table-cell office:value-type="string" calcext:value-type="string">
            <text:p>http://localhost/thelowdown/wp/blog/spotting-on-birth-control</text:p>
          </table:table-cell>
          <table:table-cell office:value-type="string" calcext:value-type="string">
            <text:p>/blog/spotting-on-birth-control</text:p>
          </table:table-cell>
          <table:table-cell table:formula="of:=IF([.B227] = [.H227]; &quot;TRUE&quot;; &quot;FALSE&quot;)" office:value-type="string" office:string-value="TRUE" calcext:value-type="string">
            <text:p>TRUE</text:p>
          </table:table-cell>
          <table:table-cell office:value-type="string" calcext:value-type="string">
            <text:p>spotting-on-birth-control</text:p>
          </table:table-cell>
          <table:table-cell table:formula="of:=IF([.C227] = [.J227]; &quot;TRUE&quot;; &quot;FALSE&quot;)" office:value-type="string" office:string-value="TRUE" calcext:value-type="string">
            <text:p>TRUE</text:p>
          </table:table-cell>
          <table:table-cell office:value-type="string" calcext:value-type="string">
            <text:p>Spotting On Birth Control - What Does It Mean? | The Lowdown</text:p>
          </table:table-cell>
          <table:table-cell table:formula="of:=IF([.D227] = [.L227]; &quot;TRUE&quot;; &quot;FALSE&quot;)" office:value-type="string" office:string-value="TRUE" calcext:value-type="string">
            <text:p>TRUE</text:p>
          </table:table-cell>
          <table:table-cell office:value-type="string" calcext:value-type="string">
            <text:p>Spotting is any bleeding (no matter how light or heavy) you may experience between your regular menstrual periods or during pregnancy - and it’s normal.</text:p>
          </table:table-cell>
          <table:table-cell table:formula="of:=IF([.E227] = [.N227]; &quot;TRUE&quot;; &quot;FALSE&quot;)" office:value-type="string" office:string-value="TRUE" calcext:value-type="string">
            <text:p>TRUE</text:p>
          </table:table-cell>
          <table:table-cell office:value-type="string" calcext:value-type="string">
            <text:p>https://thelowdown.com/blog/spotting-on-birth-control</text:p>
          </table:table-cell>
          <table:table-cell table:formula="of:=IF([.F227] = [.P227]; &quot;TRUE&quot;; &quot;FALSE&quot;)" office:value-type="string" office:string-value="TRUE" calcext:value-type="string">
            <text:p>TRUE</text:p>
          </table:table-cell>
        </table:table-row>
        <table:table-row table:style-name="ro1">
          <table:table-cell office:value-type="string" calcext:value-type="string">
            <text:p>https://blog.thelowdown.com/blog/the-lowdown-on-covid-19-vaccine-periods-fertility-your-questions-answered</text:p>
          </table:table-cell>
          <table:table-cell office:value-type="string" calcext:value-type="string">
            <text:p>/blog/the-lowdown-on-covid-19-vaccine-periods-fertility-your-questions-answered</text:p>
          </table:table-cell>
          <table:table-cell office:value-type="string" calcext:value-type="string">
            <text:p>the-lowdown-on-covid-19-vaccine-periods-fertility-your-questions-answered</text:p>
          </table:table-cell>
          <table:table-cell office:value-type="string" calcext:value-type="string">
            <text:p>The Lowdown on the COVID-19 Vaccine, Periods &amp; Fertility: Your Questions Answered | The Lowdown</text:p>
          </table:table-cell>
          <table:table-cell office:value-type="string" calcext:value-type="string">
            <text:p>Get the lowdown on the latest evidence around the COVID-19 vaccine, fertility and periods.</text:p>
          </table:table-cell>
          <table:table-cell office:value-type="string" calcext:value-type="string">
            <text:p>https://thelowdown.com/blog/the-lowdown-on-covid-19-vaccine-periods-fertility-your-questions-answered</text:p>
          </table:table-cell>
          <table:table-cell office:value-type="string" calcext:value-type="string">
            <text:p>http://localhost/thelowdown/wp/blog/the-lowdown-on-covid-19-vaccine-periods-fertility-your-questions-answered</text:p>
          </table:table-cell>
          <table:table-cell office:value-type="string" calcext:value-type="string">
            <text:p>/blog/the-lowdown-on-covid-19-vaccine-periods-fertility-your-questions-answered</text:p>
          </table:table-cell>
          <table:table-cell table:formula="of:=IF([.B228] = [.H228]; &quot;TRUE&quot;; &quot;FALSE&quot;)" office:value-type="string" office:string-value="TRUE" calcext:value-type="string">
            <text:p>TRUE</text:p>
          </table:table-cell>
          <table:table-cell office:value-type="string" calcext:value-type="string">
            <text:p>the-lowdown-on-covid-19-vaccine-periods-fertility-your-questions-answered</text:p>
          </table:table-cell>
          <table:table-cell table:formula="of:=IF([.C228] = [.J228]; &quot;TRUE&quot;; &quot;FALSE&quot;)" office:value-type="string" office:string-value="TRUE" calcext:value-type="string">
            <text:p>TRUE</text:p>
          </table:table-cell>
          <table:table-cell office:value-type="string" calcext:value-type="string">
            <text:p>The Lowdown on the COVID-19 Vaccine, Periods &amp; Fertility: Your Questions Answered | The Lowdown</text:p>
          </table:table-cell>
          <table:table-cell table:formula="of:=IF([.D228] = [.L228]; &quot;TRUE&quot;; &quot;FALSE&quot;)" office:value-type="string" office:string-value="TRUE" calcext:value-type="string">
            <text:p>TRUE</text:p>
          </table:table-cell>
          <table:table-cell office:value-type="string" calcext:value-type="string">
            <text:p>Get the lowdown on the latest evidence around the COVID-19 vaccine, fertility and periods.</text:p>
          </table:table-cell>
          <table:table-cell table:formula="of:=IF([.E228] = [.N228]; &quot;TRUE&quot;; &quot;FALSE&quot;)" office:value-type="string" office:string-value="TRUE" calcext:value-type="string">
            <text:p>TRUE</text:p>
          </table:table-cell>
          <table:table-cell office:value-type="string" calcext:value-type="string">
            <text:p>https://thelowdown.com/blog/the-lowdown-on-covid-19-vaccine-periods-fertility-your-questions-answered</text:p>
          </table:table-cell>
          <table:table-cell table:formula="of:=IF([.F228] = [.P228]; &quot;TRUE&quot;; &quot;FALSE&quot;)" office:value-type="string" office:string-value="TRUE" calcext:value-type="string">
            <text:p>TRUE</text:p>
          </table:table-cell>
        </table:table-row>
        <table:table-row table:style-name="ro1">
          <table:table-cell office:value-type="string" calcext:value-type="string">
            <text:p>https://blog.thelowdown.com/blog/tag/weed</text:p>
          </table:table-cell>
          <table:table-cell office:value-type="string" calcext:value-type="string">
            <text:p>/blog/tag/weed</text:p>
          </table:table-cell>
          <table:table-cell office:value-type="string" calcext:value-type="string">
            <text:p>weed</text:p>
          </table:table-cell>
          <table:table-cell office:value-type="string" calcext:value-type="string">
            <text:p>weed Archives - The Lowdown</text:p>
          </table:table-cell>
          <table:table-cell office:value-type="string" calcext:value-type="string">
            <text:p>N/A</text:p>
          </table:table-cell>
          <table:table-cell office:value-type="string" calcext:value-type="string">
            <text:p>/blog/tag/weed</text:p>
          </table:table-cell>
          <table:table-cell office:value-type="string" calcext:value-type="string">
            <text:p>http://localhost/thelowdown/wp/blog/tag/weed</text:p>
          </table:table-cell>
          <table:table-cell office:value-type="string" calcext:value-type="string">
            <text:p>/blog/tag/weed</text:p>
          </table:table-cell>
          <table:table-cell table:formula="of:=IF([.B229] = [.H229]; &quot;TRUE&quot;; &quot;FALSE&quot;)" office:value-type="string" office:string-value="TRUE" calcext:value-type="string">
            <text:p>TRUE</text:p>
          </table:table-cell>
          <table:table-cell office:value-type="string" calcext:value-type="string">
            <text:p>weed</text:p>
          </table:table-cell>
          <table:table-cell table:formula="of:=IF([.C229] = [.J229]; &quot;TRUE&quot;; &quot;FALSE&quot;)" office:value-type="string" office:string-value="TRUE" calcext:value-type="string">
            <text:p>TRUE</text:p>
          </table:table-cell>
          <table:table-cell office:value-type="string" calcext:value-type="string">
            <text:p>weed Archives - The Lowdown</text:p>
          </table:table-cell>
          <table:table-cell table:formula="of:=IF([.D229] = [.L229]; &quot;TRUE&quot;; &quot;FALSE&quot;)" office:value-type="string" office:string-value="TRUE" calcext:value-type="string">
            <text:p>TRUE</text:p>
          </table:table-cell>
          <table:table-cell office:value-type="string" calcext:value-type="string">
            <text:p>N/A</text:p>
          </table:table-cell>
          <table:table-cell table:formula="of:=IF([.E229] = [.N229]; &quot;TRUE&quot;; &quot;FALSE&quot;)" office:value-type="string" office:string-value="TRUE" calcext:value-type="string">
            <text:p>TRUE</text:p>
          </table:table-cell>
          <table:table-cell office:value-type="string" calcext:value-type="string">
            <text:p>/blog/tag/weed</text:p>
          </table:table-cell>
          <table:table-cell table:formula="of:=IF([.F229] = [.P229]; &quot;TRUE&quot;; &quot;FALSE&quot;)" office:value-type="string" office:string-value="TRUE" calcext:value-type="string">
            <text:p>TRUE</text:p>
          </table:table-cell>
        </table:table-row>
        <table:table-row table:style-name="ro1">
          <table:table-cell office:value-type="string" calcext:value-type="string">
            <text:p>https://blog.thelowdown.com/blog/desogestrel</text:p>
          </table:table-cell>
          <table:table-cell office:value-type="string" calcext:value-type="string">
            <text:p>/blog/desogestrel</text:p>
          </table:table-cell>
          <table:table-cell office:value-type="string" calcext:value-type="string">
            <text:p>desogestrel</text:p>
          </table:table-cell>
          <table:table-cell office:value-type="string" calcext:value-type="string">
            <text:p>Desogestrel | The Lowdown</text:p>
          </table:table-cell>
          <table:table-cell office:value-type="string" calcext:value-type="string">
            <text:p>Desogestrel is a hormone used in some brands of the combined contraceptive pill, as well as some brands of the progestogen-only pill.</text:p>
          </table:table-cell>
          <table:table-cell office:value-type="string" calcext:value-type="string">
            <text:p>https://thelowdown.com/blog/desogestrel</text:p>
          </table:table-cell>
          <table:table-cell office:value-type="string" calcext:value-type="string">
            <text:p>http://localhost/thelowdown/wp/blog/desogestrel</text:p>
          </table:table-cell>
          <table:table-cell office:value-type="string" calcext:value-type="string">
            <text:p>/blog/desogestrel</text:p>
          </table:table-cell>
          <table:table-cell table:formula="of:=IF([.B230] = [.H230]; &quot;TRUE&quot;; &quot;FALSE&quot;)" office:value-type="string" office:string-value="TRUE" calcext:value-type="string">
            <text:p>TRUE</text:p>
          </table:table-cell>
          <table:table-cell office:value-type="string" calcext:value-type="string">
            <text:p>desogestrel</text:p>
          </table:table-cell>
          <table:table-cell table:formula="of:=IF([.C230] = [.J230]; &quot;TRUE&quot;; &quot;FALSE&quot;)" office:value-type="string" office:string-value="TRUE" calcext:value-type="string">
            <text:p>TRUE</text:p>
          </table:table-cell>
          <table:table-cell office:value-type="string" calcext:value-type="string">
            <text:p>Desogestrel | The Lowdown</text:p>
          </table:table-cell>
          <table:table-cell table:formula="of:=IF([.D230] = [.L230]; &quot;TRUE&quot;; &quot;FALSE&quot;)" office:value-type="string" office:string-value="TRUE" calcext:value-type="string">
            <text:p>TRUE</text:p>
          </table:table-cell>
          <table:table-cell office:value-type="string" calcext:value-type="string">
            <text:p>Desogestrel is a hormone used in some brands of the combined contraceptive pill, as well as some brands of the progestogen-only pill.</text:p>
          </table:table-cell>
          <table:table-cell table:formula="of:=IF([.E230] = [.N230]; &quot;TRUE&quot;; &quot;FALSE&quot;)" office:value-type="string" office:string-value="TRUE" calcext:value-type="string">
            <text:p>TRUE</text:p>
          </table:table-cell>
          <table:table-cell office:value-type="string" calcext:value-type="string">
            <text:p>https://thelowdown.com/blog/desogestrel</text:p>
          </table:table-cell>
          <table:table-cell table:formula="of:=IF([.F230] = [.P230]; &quot;TRUE&quot;; &quot;FALSE&quot;)" office:value-type="string" office:string-value="TRUE" calcext:value-type="string">
            <text:p>TRUE</text:p>
          </table:table-cell>
        </table:table-row>
        <table:table-row table:style-name="ro1">
          <table:table-cell office:value-type="string" calcext:value-type="string">
            <text:p>https://blog.thelowdown.com/blog/tag/ovulation</text:p>
          </table:table-cell>
          <table:table-cell office:value-type="string" calcext:value-type="string">
            <text:p>/blog/tag/ovulation</text:p>
          </table:table-cell>
          <table:table-cell office:value-type="string" calcext:value-type="string">
            <text:p>ovulation</text:p>
          </table:table-cell>
          <table:table-cell office:value-type="string" calcext:value-type="string">
            <text:p>ovulation Archives - The Lowdown</text:p>
          </table:table-cell>
          <table:table-cell office:value-type="string" calcext:value-type="string">
            <text:p>N/A</text:p>
          </table:table-cell>
          <table:table-cell office:value-type="string" calcext:value-type="string">
            <text:p>/blog/tag/ovulation</text:p>
          </table:table-cell>
          <table:table-cell office:value-type="string" calcext:value-type="string">
            <text:p>http://localhost/thelowdown/wp/blog/tag/ovulation</text:p>
          </table:table-cell>
          <table:table-cell office:value-type="string" calcext:value-type="string">
            <text:p>/blog/tag/ovulation</text:p>
          </table:table-cell>
          <table:table-cell table:formula="of:=IF([.B231] = [.H231]; &quot;TRUE&quot;; &quot;FALSE&quot;)" office:value-type="string" office:string-value="TRUE" calcext:value-type="string">
            <text:p>TRUE</text:p>
          </table:table-cell>
          <table:table-cell office:value-type="string" calcext:value-type="string">
            <text:p>ovulation</text:p>
          </table:table-cell>
          <table:table-cell table:formula="of:=IF([.C231] = [.J231]; &quot;TRUE&quot;; &quot;FALSE&quot;)" office:value-type="string" office:string-value="TRUE" calcext:value-type="string">
            <text:p>TRUE</text:p>
          </table:table-cell>
          <table:table-cell office:value-type="string" calcext:value-type="string">
            <text:p>ovulation Archives - The Lowdown</text:p>
          </table:table-cell>
          <table:table-cell table:formula="of:=IF([.D231] = [.L231]; &quot;TRUE&quot;; &quot;FALSE&quot;)" office:value-type="string" office:string-value="TRUE" calcext:value-type="string">
            <text:p>TRUE</text:p>
          </table:table-cell>
          <table:table-cell office:value-type="string" calcext:value-type="string">
            <text:p>N/A</text:p>
          </table:table-cell>
          <table:table-cell table:formula="of:=IF([.E231] = [.N231]; &quot;TRUE&quot;; &quot;FALSE&quot;)" office:value-type="string" office:string-value="TRUE" calcext:value-type="string">
            <text:p>TRUE</text:p>
          </table:table-cell>
          <table:table-cell office:value-type="string" calcext:value-type="string">
            <text:p>/blog/tag/ovulation</text:p>
          </table:table-cell>
          <table:table-cell table:formula="of:=IF([.F231] = [.P231]; &quot;TRUE&quot;; &quot;FALSE&quot;)" office:value-type="string" office:string-value="TRUE" calcext:value-type="string">
            <text:p>TRUE</text:p>
          </table:table-cell>
        </table:table-row>
        <table:table-row table:style-name="ro1">
          <table:table-cell office:value-type="string" calcext:value-type="string">
            <text:p>https://blog.thelowdown.com/blog/microgynon-right-pill-for-you</text:p>
          </table:table-cell>
          <table:table-cell office:value-type="string" calcext:value-type="string">
            <text:p>/blog/microgynon-right-pill-for-you</text:p>
          </table:table-cell>
          <table:table-cell office:value-type="string" calcext:value-type="string">
            <text:p>microgynon-right-pill-for-you</text:p>
          </table:table-cell>
          <table:table-cell office:value-type="string" calcext:value-type="string">
            <text:p>Is Microgynon The Right Pill For You? | The Lowdown</text:p>
          </table:table-cell>
          <table:table-cell office:value-type="string" calcext:value-type="string">
            <text:p>The combined pill Microgynon 30 and ED might be the GP's first contraceptive choice for you, but is it yours?</text:p>
          </table:table-cell>
          <table:table-cell office:value-type="string" calcext:value-type="string">
            <text:p>https://thelowdown.com/blog/microgynon-right-pill-for-you</text:p>
          </table:table-cell>
          <table:table-cell office:value-type="string" calcext:value-type="string">
            <text:p>http://localhost/thelowdown/wp/blog/microgynon-right-pill-for-you</text:p>
          </table:table-cell>
          <table:table-cell office:value-type="string" calcext:value-type="string">
            <text:p>/blog/microgynon-right-pill-for-you</text:p>
          </table:table-cell>
          <table:table-cell table:formula="of:=IF([.B232] = [.H232]; &quot;TRUE&quot;; &quot;FALSE&quot;)" office:value-type="string" office:string-value="TRUE" calcext:value-type="string">
            <text:p>TRUE</text:p>
          </table:table-cell>
          <table:table-cell office:value-type="string" calcext:value-type="string">
            <text:p>microgynon-right-pill-for-you</text:p>
          </table:table-cell>
          <table:table-cell table:formula="of:=IF([.C232] = [.J232]; &quot;TRUE&quot;; &quot;FALSE&quot;)" office:value-type="string" office:string-value="TRUE" calcext:value-type="string">
            <text:p>TRUE</text:p>
          </table:table-cell>
          <table:table-cell office:value-type="string" calcext:value-type="string">
            <text:p>Is Microgynon The Right Pill For You? | The Lowdown</text:p>
          </table:table-cell>
          <table:table-cell table:formula="of:=IF([.D232] = [.L232]; &quot;TRUE&quot;; &quot;FALSE&quot;)" office:value-type="string" office:string-value="TRUE" calcext:value-type="string">
            <text:p>TRUE</text:p>
          </table:table-cell>
          <table:table-cell office:value-type="string" calcext:value-type="string">
            <text:p>The combined pill Microgynon 30 and ED might be the GP's first contraceptive choice for you, but is it yours?</text:p>
          </table:table-cell>
          <table:table-cell table:formula="of:=IF([.E232] = [.N232]; &quot;TRUE&quot;; &quot;FALSE&quot;)" office:value-type="string" office:string-value="TRUE" calcext:value-type="string">
            <text:p>TRUE</text:p>
          </table:table-cell>
          <table:table-cell office:value-type="string" calcext:value-type="string">
            <text:p>https://thelowdown.com/blog/microgynon-right-pill-for-you</text:p>
          </table:table-cell>
          <table:table-cell table:formula="of:=IF([.F232] = [.P232]; &quot;TRUE&quot;; &quot;FALSE&quot;)" office:value-type="string" office:string-value="TRUE" calcext:value-type="string">
            <text:p>TRUE</text:p>
          </table:table-cell>
        </table:table-row>
        <table:table-row table:style-name="ro1">
          <table:table-cell office:value-type="string" calcext:value-type="string">
            <text:p>https://blog.thelowdown.com/blog/how-many-times-can-you-take-morning-after-pill</text:p>
          </table:table-cell>
          <table:table-cell office:value-type="string" calcext:value-type="string">
            <text:p>/blog/how-many-times-can-you-take-morning-after-pill</text:p>
          </table:table-cell>
          <table:table-cell office:value-type="string" calcext:value-type="string">
            <text:p>how-many-times-can-you-take-morning-after-pill</text:p>
          </table:table-cell>
          <table:table-cell office:value-type="string" calcext:value-type="string">
            <text:p>How Many Times Can You Take the Morning After Pill? | The Lowdown</text:p>
          </table:table-cell>
          <table:table-cell office:value-type="string" calcext:value-type="string">
            <text:p>Can you take the morning after pill too often, or only take it a limited number of times? Spoiler alert: no. Here's the lowdown on how many times you can take the morning after pill...</text:p>
          </table:table-cell>
          <table:table-cell office:value-type="string" calcext:value-type="string">
            <text:p>https://thelowdown.com/blog/how-many-times-can-you-take-morning-after-pill</text:p>
          </table:table-cell>
          <table:table-cell office:value-type="string" calcext:value-type="string">
            <text:p>http://localhost/thelowdown/wp/blog/how-many-times-can-you-take-morning-after-pill</text:p>
          </table:table-cell>
          <table:table-cell office:value-type="string" calcext:value-type="string">
            <text:p>/blog/how-many-times-can-you-take-morning-after-pill</text:p>
          </table:table-cell>
          <table:table-cell table:formula="of:=IF([.B233] = [.H233]; &quot;TRUE&quot;; &quot;FALSE&quot;)" office:value-type="string" office:string-value="TRUE" calcext:value-type="string">
            <text:p>TRUE</text:p>
          </table:table-cell>
          <table:table-cell office:value-type="string" calcext:value-type="string">
            <text:p>how-many-times-can-you-take-morning-after-pill</text:p>
          </table:table-cell>
          <table:table-cell table:formula="of:=IF([.C233] = [.J233]; &quot;TRUE&quot;; &quot;FALSE&quot;)" office:value-type="string" office:string-value="TRUE" calcext:value-type="string">
            <text:p>TRUE</text:p>
          </table:table-cell>
          <table:table-cell office:value-type="string" calcext:value-type="string">
            <text:p>How Many Times Can You Take the Morning After Pill? | The Lowdown</text:p>
          </table:table-cell>
          <table:table-cell table:formula="of:=IF([.D233] = [.L233]; &quot;TRUE&quot;; &quot;FALSE&quot;)" office:value-type="string" office:string-value="TRUE" calcext:value-type="string">
            <text:p>TRUE</text:p>
          </table:table-cell>
          <table:table-cell office:value-type="string" calcext:value-type="string">
            <text:p>Can you take the morning after pill too often, or only take it a limited number of times? Spoiler alert: no. Here's the lowdown on how many times you can take the morning after pill...</text:p>
          </table:table-cell>
          <table:table-cell table:formula="of:=IF([.E233] = [.N233]; &quot;TRUE&quot;; &quot;FALSE&quot;)" office:value-type="string" office:string-value="TRUE" calcext:value-type="string">
            <text:p>TRUE</text:p>
          </table:table-cell>
          <table:table-cell office:value-type="string" calcext:value-type="string">
            <text:p>https://thelowdown.com/blog/how-many-times-can-you-take-morning-after-pill</text:p>
          </table:table-cell>
          <table:table-cell table:formula="of:=IF([.F233] = [.P233]; &quot;TRUE&quot;; &quot;FALSE&quot;)" office:value-type="string" office:string-value="TRUE" calcext:value-type="string">
            <text:p>TRUE</text:p>
          </table:table-cell>
        </table:table-row>
        <table:table-row table:style-name="ro1">
          <table:table-cell office:value-type="string" calcext:value-type="string">
            <text:p>https://blog.thelowdown.com/blog/metformin-for-pcos</text:p>
          </table:table-cell>
          <table:table-cell office:value-type="string" calcext:value-type="string">
            <text:p>/blog/metformin-for-pcos</text:p>
          </table:table-cell>
          <table:table-cell office:value-type="string" calcext:value-type="string">
            <text:p>metformin-for-pcos</text:p>
          </table:table-cell>
          <table:table-cell office:value-type="string" calcext:value-type="string">
            <text:p>Metformin for PCOS - The Lowdown</text:p>
          </table:table-cell>
          <table:table-cell office:value-type="string" calcext:value-type="string">
            <text:p>The lowdown on what metformin is and what it is usually prescribed for, as well as the side effects of Metformin and how effective it is for PCOS</text:p>
          </table:table-cell>
          <table:table-cell office:value-type="string" calcext:value-type="string">
            <text:p>https://thelowdown.com/blog/metformin-for-pcos</text:p>
          </table:table-cell>
          <table:table-cell office:value-type="string" calcext:value-type="string">
            <text:p>http://localhost/thelowdown/wp/blog/metformin-for-pcos</text:p>
          </table:table-cell>
          <table:table-cell office:value-type="string" calcext:value-type="string">
            <text:p>/blog/metformin-for-pcos</text:p>
          </table:table-cell>
          <table:table-cell table:formula="of:=IF([.B234] = [.H234]; &quot;TRUE&quot;; &quot;FALSE&quot;)" office:value-type="string" office:string-value="TRUE" calcext:value-type="string">
            <text:p>TRUE</text:p>
          </table:table-cell>
          <table:table-cell office:value-type="string" calcext:value-type="string">
            <text:p>metformin-for-pcos</text:p>
          </table:table-cell>
          <table:table-cell table:formula="of:=IF([.C234] = [.J234]; &quot;TRUE&quot;; &quot;FALSE&quot;)" office:value-type="string" office:string-value="TRUE" calcext:value-type="string">
            <text:p>TRUE</text:p>
          </table:table-cell>
          <table:table-cell office:value-type="string" calcext:value-type="string">
            <text:p>Metformin for PCOS - The Lowdown</text:p>
          </table:table-cell>
          <table:table-cell table:formula="of:=IF([.D234] = [.L234]; &quot;TRUE&quot;; &quot;FALSE&quot;)" office:value-type="string" office:string-value="TRUE" calcext:value-type="string">
            <text:p>TRUE</text:p>
          </table:table-cell>
          <table:table-cell office:value-type="string" calcext:value-type="string">
            <text:p>The lowdown on what metformin is and what it is usually prescribed for, as well as the side effects of Metformin and how effective it is for PCOS</text:p>
          </table:table-cell>
          <table:table-cell table:formula="of:=IF([.E234] = [.N234]; &quot;TRUE&quot;; &quot;FALSE&quot;)" office:value-type="string" office:string-value="TRUE" calcext:value-type="string">
            <text:p>TRUE</text:p>
          </table:table-cell>
          <table:table-cell office:value-type="string" calcext:value-type="string">
            <text:p>https://thelowdown.com/blog/metformin-for-pcos</text:p>
          </table:table-cell>
          <table:table-cell table:formula="of:=IF([.F234] = [.P234]; &quot;TRUE&quot;; &quot;FALSE&quot;)" office:value-type="string" office:string-value="TRUE" calcext:value-type="string">
            <text:p>TRUE</text:p>
          </table:table-cell>
        </table:table-row>
        <table:table-row table:style-name="ro1">
          <table:table-cell office:value-type="string" calcext:value-type="string">
            <text:p>https://blog.thelowdown.com/blog/tag/womens-health</text:p>
          </table:table-cell>
          <table:table-cell office:value-type="string" calcext:value-type="string">
            <text:p>/blog/tag/womens-health</text:p>
          </table:table-cell>
          <table:table-cell office:value-type="string" calcext:value-type="string">
            <text:p>womens-health</text:p>
          </table:table-cell>
          <table:table-cell office:value-type="string" calcext:value-type="string">
            <text:p>women's health Archives - The Lowdown</text:p>
          </table:table-cell>
          <table:table-cell office:value-type="string" calcext:value-type="string">
            <text:p>N/A</text:p>
          </table:table-cell>
          <table:table-cell office:value-type="string" calcext:value-type="string">
            <text:p>/blog/tag/womens-health</text:p>
          </table:table-cell>
          <table:table-cell office:value-type="string" calcext:value-type="string">
            <text:p>http://localhost/thelowdown/wp/blog/tag/womens-health</text:p>
          </table:table-cell>
          <table:table-cell office:value-type="string" calcext:value-type="string">
            <text:p>/blog/tag/womens-health</text:p>
          </table:table-cell>
          <table:table-cell table:formula="of:=IF([.B235] = [.H235]; &quot;TRUE&quot;; &quot;FALSE&quot;)" office:value-type="string" office:string-value="TRUE" calcext:value-type="string">
            <text:p>TRUE</text:p>
          </table:table-cell>
          <table:table-cell office:value-type="string" calcext:value-type="string">
            <text:p>womens-health</text:p>
          </table:table-cell>
          <table:table-cell table:formula="of:=IF([.C235] = [.J235]; &quot;TRUE&quot;; &quot;FALSE&quot;)" office:value-type="string" office:string-value="TRUE" calcext:value-type="string">
            <text:p>TRUE</text:p>
          </table:table-cell>
          <table:table-cell office:value-type="string" calcext:value-type="string">
            <text:p>women's health Archives - The Lowdown</text:p>
          </table:table-cell>
          <table:table-cell table:formula="of:=IF([.D235] = [.L235]; &quot;TRUE&quot;; &quot;FALSE&quot;)" office:value-type="string" office:string-value="TRUE" calcext:value-type="string">
            <text:p>TRUE</text:p>
          </table:table-cell>
          <table:table-cell office:value-type="string" calcext:value-type="string">
            <text:p>N/A</text:p>
          </table:table-cell>
          <table:table-cell table:formula="of:=IF([.E235] = [.N235]; &quot;TRUE&quot;; &quot;FALSE&quot;)" office:value-type="string" office:string-value="TRUE" calcext:value-type="string">
            <text:p>TRUE</text:p>
          </table:table-cell>
          <table:table-cell office:value-type="string" calcext:value-type="string">
            <text:p>/blog/tag/womens-health</text:p>
          </table:table-cell>
          <table:table-cell table:formula="of:=IF([.F235] = [.P235]; &quot;TRUE&quot;; &quot;FALSE&quot;)" office:value-type="string" office:string-value="TRUE" calcext:value-type="string">
            <text:p>TRUE</text:p>
          </table:table-cell>
        </table:table-row>
        <table:table-row table:style-name="ro1">
          <table:table-cell office:value-type="string" calcext:value-type="string">
            <text:p>https://blog.thelowdown.com/blog/microgynon-for-pcos</text:p>
          </table:table-cell>
          <table:table-cell office:value-type="string" calcext:value-type="string">
            <text:p>/blog/microgynon-for-pcos</text:p>
          </table:table-cell>
          <table:table-cell office:value-type="string" calcext:value-type="string">
            <text:p>microgynon-for-pcos</text:p>
          </table:table-cell>
          <table:table-cell office:value-type="string" calcext:value-type="string">
            <text:p>Is Microgynon Good for PCOS? | The Lowdown</text:p>
          </table:table-cell>
          <table:table-cell office:value-type="string" calcext:value-type="string">
            <text:p>Here our doctors share if Microgynon 30 is a good pill to take to help with symptoms of PCOS.</text:p>
          </table:table-cell>
          <table:table-cell office:value-type="string" calcext:value-type="string">
            <text:p>https://thelowdown.com/blog/microgynon-for-pcos</text:p>
          </table:table-cell>
          <table:table-cell office:value-type="string" calcext:value-type="string">
            <text:p>http://localhost/thelowdown/wp/blog/microgynon-for-pcos</text:p>
          </table:table-cell>
          <table:table-cell office:value-type="string" calcext:value-type="string">
            <text:p>/blog/microgynon-for-pcos</text:p>
          </table:table-cell>
          <table:table-cell table:formula="of:=IF([.B236] = [.H236]; &quot;TRUE&quot;; &quot;FALSE&quot;)" office:value-type="string" office:string-value="TRUE" calcext:value-type="string">
            <text:p>TRUE</text:p>
          </table:table-cell>
          <table:table-cell office:value-type="string" calcext:value-type="string">
            <text:p>microgynon-for-pcos</text:p>
          </table:table-cell>
          <table:table-cell table:formula="of:=IF([.C236] = [.J236]; &quot;TRUE&quot;; &quot;FALSE&quot;)" office:value-type="string" office:string-value="TRUE" calcext:value-type="string">
            <text:p>TRUE</text:p>
          </table:table-cell>
          <table:table-cell office:value-type="string" calcext:value-type="string">
            <text:p>Is Microgynon Good for PCOS? | The Lowdown</text:p>
          </table:table-cell>
          <table:table-cell table:formula="of:=IF([.D236] = [.L236]; &quot;TRUE&quot;; &quot;FALSE&quot;)" office:value-type="string" office:string-value="TRUE" calcext:value-type="string">
            <text:p>TRUE</text:p>
          </table:table-cell>
          <table:table-cell office:value-type="string" calcext:value-type="string">
            <text:p>Here our doctors share if Microgynon 30 is a good pill to take to help with symptoms of PCOS.</text:p>
          </table:table-cell>
          <table:table-cell table:formula="of:=IF([.E236] = [.N236]; &quot;TRUE&quot;; &quot;FALSE&quot;)" office:value-type="string" office:string-value="TRUE" calcext:value-type="string">
            <text:p>TRUE</text:p>
          </table:table-cell>
          <table:table-cell office:value-type="string" calcext:value-type="string">
            <text:p>https://thelowdown.com/blog/microgynon-for-pcos</text:p>
          </table:table-cell>
          <table:table-cell table:formula="of:=IF([.F236] = [.P236]; &quot;TRUE&quot;; &quot;FALSE&quot;)" office:value-type="string" office:string-value="TRUE" calcext:value-type="string">
            <text:p>TRUE</text:p>
          </table:table-cell>
        </table:table-row>
        <table:table-row table:style-name="ro1">
          <table:table-cell office:value-type="string" calcext:value-type="string">
            <text:p>https://blog.thelowdown.com/blog/the-lowdown-on-natural-cycles-and-the-oura-ring</text:p>
          </table:table-cell>
          <table:table-cell office:value-type="string" calcext:value-type="string">
            <text:p>/blog/the-lowdown-on-natural-cycles-and-the-oura-ring</text:p>
          </table:table-cell>
          <table:table-cell office:value-type="string" calcext:value-type="string">
            <text:p>the-lowdown-on-natural-cycles-and-the-oura-ring</text:p>
          </table:table-cell>
          <table:table-cell office:value-type="string" calcext:value-type="string">
            <text:p>The lowdown on Natural Cycles and the Oura Ring - The Lowdown</text:p>
          </table:table-cell>
          <table:table-cell office:value-type="string" calcext:value-type="string">
            <text:p>The Lowdown test out Natural Cycles digital contraceptive app and their partnership with smart ring makers Oura Ring I Hormone free contraception</text:p>
          </table:table-cell>
          <table:table-cell office:value-type="string" calcext:value-type="string">
            <text:p>https://thelowdown.com/blog/the-lowdown-on-natural-cycles-and-the-oura-ring</text:p>
          </table:table-cell>
          <table:table-cell office:value-type="string" calcext:value-type="string">
            <text:p>http://localhost/thelowdown/wp/blog/the-lowdown-on-natural-cycles-and-the-oura-ring</text:p>
          </table:table-cell>
          <table:table-cell office:value-type="string" calcext:value-type="string">
            <text:p>/blog/the-lowdown-on-natural-cycles-and-the-oura-ring</text:p>
          </table:table-cell>
          <table:table-cell table:formula="of:=IF([.B237] = [.H237]; &quot;TRUE&quot;; &quot;FALSE&quot;)" office:value-type="string" office:string-value="TRUE" calcext:value-type="string">
            <text:p>TRUE</text:p>
          </table:table-cell>
          <table:table-cell office:value-type="string" calcext:value-type="string">
            <text:p>the-lowdown-on-natural-cycles-and-the-oura-ring</text:p>
          </table:table-cell>
          <table:table-cell table:formula="of:=IF([.C237] = [.J237]; &quot;TRUE&quot;; &quot;FALSE&quot;)" office:value-type="string" office:string-value="TRUE" calcext:value-type="string">
            <text:p>TRUE</text:p>
          </table:table-cell>
          <table:table-cell office:value-type="string" calcext:value-type="string">
            <text:p>The lowdown on Natural Cycles and the Oura Ring - The Lowdown</text:p>
          </table:table-cell>
          <table:table-cell table:formula="of:=IF([.D237] = [.L237]; &quot;TRUE&quot;; &quot;FALSE&quot;)" office:value-type="string" office:string-value="TRUE" calcext:value-type="string">
            <text:p>TRUE</text:p>
          </table:table-cell>
          <table:table-cell office:value-type="string" calcext:value-type="string">
            <text:p>The Lowdown test out Natural Cycles digital contraceptive app and their partnership with smart ring makers Oura Ring I Hormone free contraception</text:p>
          </table:table-cell>
          <table:table-cell table:formula="of:=IF([.E237] = [.N237]; &quot;TRUE&quot;; &quot;FALSE&quot;)" office:value-type="string" office:string-value="TRUE" calcext:value-type="string">
            <text:p>TRUE</text:p>
          </table:table-cell>
          <table:table-cell office:value-type="string" calcext:value-type="string">
            <text:p>https://thelowdown.com/blog/the-lowdown-on-natural-cycles-and-the-oura-ring</text:p>
          </table:table-cell>
          <table:table-cell table:formula="of:=IF([.F237] = [.P237]; &quot;TRUE&quot;; &quot;FALSE&quot;)" office:value-type="string" office:string-value="TRUE" calcext:value-type="string">
            <text:p>TRUE</text:p>
          </table:table-cell>
        </table:table-row>
        <table:table-row table:style-name="ro1">
          <table:table-cell office:value-type="string" calcext:value-type="string">
            <text:p>https://blog.thelowdown.com/blog/fibroids-vs-endometriosis</text:p>
          </table:table-cell>
          <table:table-cell office:value-type="string" calcext:value-type="string">
            <text:p>/blog/fibroids-vs-endometriosis</text:p>
          </table:table-cell>
          <table:table-cell office:value-type="string" calcext:value-type="string">
            <text:p>fibroids-vs-endometriosis</text:p>
          </table:table-cell>
          <table:table-cell office:value-type="string" calcext:value-type="string">
            <text:p>Fibroids vs Endometriosis - The Lowdown</text:p>
          </table:table-cell>
          <table:table-cell office:value-type="string" calcext:value-type="string">
            <text:p>Fibroids and endometriosis are both common gynaecological conditions. Symptoms can often overlap: pelvic pain, heavy bleeding, problems with fertility</text:p>
          </table:table-cell>
          <table:table-cell office:value-type="string" calcext:value-type="string">
            <text:p>https://thelowdown.com/blog/fibroids-vs-endometriosis</text:p>
          </table:table-cell>
          <table:table-cell office:value-type="string" calcext:value-type="string">
            <text:p>http://localhost/thelowdown/wp/blog/fibroids-vs-endometriosis</text:p>
          </table:table-cell>
          <table:table-cell office:value-type="string" calcext:value-type="string">
            <text:p>/blog/fibroids-vs-endometriosis</text:p>
          </table:table-cell>
          <table:table-cell table:formula="of:=IF([.B238] = [.H238]; &quot;TRUE&quot;; &quot;FALSE&quot;)" office:value-type="string" office:string-value="TRUE" calcext:value-type="string">
            <text:p>TRUE</text:p>
          </table:table-cell>
          <table:table-cell office:value-type="string" calcext:value-type="string">
            <text:p>fibroids-vs-endometriosis</text:p>
          </table:table-cell>
          <table:table-cell table:formula="of:=IF([.C238] = [.J238]; &quot;TRUE&quot;; &quot;FALSE&quot;)" office:value-type="string" office:string-value="TRUE" calcext:value-type="string">
            <text:p>TRUE</text:p>
          </table:table-cell>
          <table:table-cell office:value-type="string" calcext:value-type="string">
            <text:p>Fibroids vs Endometriosis - The Lowdown</text:p>
          </table:table-cell>
          <table:table-cell table:formula="of:=IF([.D238] = [.L238]; &quot;TRUE&quot;; &quot;FALSE&quot;)" office:value-type="string" office:string-value="TRUE" calcext:value-type="string">
            <text:p>TRUE</text:p>
          </table:table-cell>
          <table:table-cell office:value-type="string" calcext:value-type="string">
            <text:p>Fibroids and endometriosis are both common gynaecological conditions. Symptoms can often overlap: pelvic pain, heavy bleeding, problems with fertility</text:p>
          </table:table-cell>
          <table:table-cell table:formula="of:=IF([.E238] = [.N238]; &quot;TRUE&quot;; &quot;FALSE&quot;)" office:value-type="string" office:string-value="TRUE" calcext:value-type="string">
            <text:p>TRUE</text:p>
          </table:table-cell>
          <table:table-cell office:value-type="string" calcext:value-type="string">
            <text:p>https://thelowdown.com/blog/fibroids-vs-endometriosis</text:p>
          </table:table-cell>
          <table:table-cell table:formula="of:=IF([.F238] = [.P238]; &quot;TRUE&quot;; &quot;FALSE&quot;)" office:value-type="string" office:string-value="TRUE" calcext:value-type="string">
            <text:p>TRUE</text:p>
          </table:table-cell>
        </table:table-row>
        <table:table-row table:style-name="ro1">
          <table:table-cell office:value-type="string" calcext:value-type="string">
            <text:p>https://blog.thelowdown.com/blog/tag/nuvaring</text:p>
          </table:table-cell>
          <table:table-cell office:value-type="string" calcext:value-type="string">
            <text:p>/blog/tag/nuvaring</text:p>
          </table:table-cell>
          <table:table-cell office:value-type="string" calcext:value-type="string">
            <text:p>nuvaring</text:p>
          </table:table-cell>
          <table:table-cell office:value-type="string" calcext:value-type="string">
            <text:p>Nuvaring Archives - The Lowdown</text:p>
          </table:table-cell>
          <table:table-cell office:value-type="string" calcext:value-type="string">
            <text:p>N/A</text:p>
          </table:table-cell>
          <table:table-cell office:value-type="string" calcext:value-type="string">
            <text:p>/blog/tag/nuvaring</text:p>
          </table:table-cell>
          <table:table-cell office:value-type="string" calcext:value-type="string">
            <text:p>http://localhost/thelowdown/wp/blog/tag/nuvaring</text:p>
          </table:table-cell>
          <table:table-cell office:value-type="string" calcext:value-type="string">
            <text:p>/blog/tag/nuvaring</text:p>
          </table:table-cell>
          <table:table-cell table:formula="of:=IF([.B239] = [.H239]; &quot;TRUE&quot;; &quot;FALSE&quot;)" office:value-type="string" office:string-value="TRUE" calcext:value-type="string">
            <text:p>TRUE</text:p>
          </table:table-cell>
          <table:table-cell office:value-type="string" calcext:value-type="string">
            <text:p>nuvaring</text:p>
          </table:table-cell>
          <table:table-cell table:formula="of:=IF([.C239] = [.J239]; &quot;TRUE&quot;; &quot;FALSE&quot;)" office:value-type="string" office:string-value="TRUE" calcext:value-type="string">
            <text:p>TRUE</text:p>
          </table:table-cell>
          <table:table-cell office:value-type="string" calcext:value-type="string">
            <text:p>Nuvaring Archives - The Lowdown</text:p>
          </table:table-cell>
          <table:table-cell table:formula="of:=IF([.D239] = [.L239]; &quot;TRUE&quot;; &quot;FALSE&quot;)" office:value-type="string" office:string-value="TRUE" calcext:value-type="string">
            <text:p>TRUE</text:p>
          </table:table-cell>
          <table:table-cell office:value-type="string" calcext:value-type="string">
            <text:p>N/A</text:p>
          </table:table-cell>
          <table:table-cell table:formula="of:=IF([.E239] = [.N239]; &quot;TRUE&quot;; &quot;FALSE&quot;)" office:value-type="string" office:string-value="TRUE" calcext:value-type="string">
            <text:p>TRUE</text:p>
          </table:table-cell>
          <table:table-cell office:value-type="string" calcext:value-type="string">
            <text:p>/blog/tag/nuvaring</text:p>
          </table:table-cell>
          <table:table-cell table:formula="of:=IF([.F239] = [.P239]; &quot;TRUE&quot;; &quot;FALSE&quot;)" office:value-type="string" office:string-value="TRUE" calcext:value-type="string">
            <text:p>TRUE</text:p>
          </table:table-cell>
        </table:table-row>
        <table:table-row table:style-name="ro1">
          <table:table-cell office:value-type="string" calcext:value-type="string">
            <text:p>https://blog.thelowdown.com/blog/what-is-adenomyosis</text:p>
          </table:table-cell>
          <table:table-cell office:value-type="string" calcext:value-type="string">
            <text:p>/blog/what-is-adenomyosis</text:p>
          </table:table-cell>
          <table:table-cell office:value-type="string" calcext:value-type="string">
            <text:p>what-is-adenomyosis</text:p>
          </table:table-cell>
          <table:table-cell office:value-type="string" calcext:value-type="string">
            <text:p>Adenomyosis Symptoms, Diagnosis &amp; Treatments - The Lowdown</text:p>
          </table:table-cell>
          <table:table-cell office:value-type="string" calcext:value-type="string">
            <text:p>Get the lowdown on what adenomyosis is, the symptoms, treatments and how it affects conditions like endometriosis</text:p>
          </table:table-cell>
          <table:table-cell office:value-type="string" calcext:value-type="string">
            <text:p>https://thelowdown.com/blog/what-is-adenomyosis</text:p>
          </table:table-cell>
          <table:table-cell office:value-type="string" calcext:value-type="string">
            <text:p>http://localhost/thelowdown/wp/blog/what-is-adenomyosis</text:p>
          </table:table-cell>
          <table:table-cell office:value-type="string" calcext:value-type="string">
            <text:p>/blog/what-is-adenomyosis</text:p>
          </table:table-cell>
          <table:table-cell table:formula="of:=IF([.B240] = [.H240]; &quot;TRUE&quot;; &quot;FALSE&quot;)" office:value-type="string" office:string-value="TRUE" calcext:value-type="string">
            <text:p>TRUE</text:p>
          </table:table-cell>
          <table:table-cell office:value-type="string" calcext:value-type="string">
            <text:p>what-is-adenomyosis</text:p>
          </table:table-cell>
          <table:table-cell table:formula="of:=IF([.C240] = [.J240]; &quot;TRUE&quot;; &quot;FALSE&quot;)" office:value-type="string" office:string-value="TRUE" calcext:value-type="string">
            <text:p>TRUE</text:p>
          </table:table-cell>
          <table:table-cell office:value-type="string" calcext:value-type="string">
            <text:p>Adenomyosis Symptoms, Diagnosis &amp; Treatments - The Lowdown</text:p>
          </table:table-cell>
          <table:table-cell table:formula="of:=IF([.D240] = [.L240]; &quot;TRUE&quot;; &quot;FALSE&quot;)" office:value-type="string" office:string-value="TRUE" calcext:value-type="string">
            <text:p>TRUE</text:p>
          </table:table-cell>
          <table:table-cell office:value-type="string" calcext:value-type="string">
            <text:p>Get the lowdown on what adenomyosis is, the symptoms, treatments and how it affects conditions like endometriosis</text:p>
          </table:table-cell>
          <table:table-cell table:formula="of:=IF([.E240] = [.N240]; &quot;TRUE&quot;; &quot;FALSE&quot;)" office:value-type="string" office:string-value="TRUE" calcext:value-type="string">
            <text:p>TRUE</text:p>
          </table:table-cell>
          <table:table-cell office:value-type="string" calcext:value-type="string">
            <text:p>https://thelowdown.com/blog/what-is-adenomyosis</text:p>
          </table:table-cell>
          <table:table-cell table:formula="of:=IF([.F240] = [.P240]; &quot;TRUE&quot;; &quot;FALSE&quot;)" office:value-type="string" office:string-value="TRUE" calcext:value-type="string">
            <text:p>TRUE</text:p>
          </table:table-cell>
        </table:table-row>
        <table:table-row table:style-name="ro1">
          <table:table-cell office:value-type="string" calcext:value-type="string">
            <text:p>https://blog.thelowdown.com/blog/everything-you-need-to-know-about-natural-cycles</text:p>
          </table:table-cell>
          <table:table-cell office:value-type="string" calcext:value-type="string">
            <text:p>/blog/everything-you-need-to-know-about-natural-cycles</text:p>
          </table:table-cell>
          <table:table-cell office:value-type="string" calcext:value-type="string">
            <text:p>everything-you-need-to-know-about-natural-cycles</text:p>
          </table:table-cell>
          <table:table-cell office:value-type="string" calcext:value-type="string">
            <text:p>The Natural Cycles App - How Does It Work? | The Lowdown</text:p>
          </table:table-cell>
          <table:table-cell office:value-type="string" calcext:value-type="string">
            <text:p>How does Natural Cycles work and how effective is it as contraception? Find out everything you need to know about Natural Cycles.</text:p>
          </table:table-cell>
          <table:table-cell office:value-type="string" calcext:value-type="string">
            <text:p>https://thelowdown.com/blog/everything-you-need-to-know-about-natural-cycles</text:p>
          </table:table-cell>
          <table:table-cell office:value-type="string" calcext:value-type="string">
            <text:p>http://localhost/thelowdown/wp/blog/everything-you-need-to-know-about-natural-cycles</text:p>
          </table:table-cell>
          <table:table-cell office:value-type="string" calcext:value-type="string">
            <text:p>/blog/everything-you-need-to-know-about-natural-cycles</text:p>
          </table:table-cell>
          <table:table-cell table:formula="of:=IF([.B241] = [.H241]; &quot;TRUE&quot;; &quot;FALSE&quot;)" office:value-type="string" office:string-value="TRUE" calcext:value-type="string">
            <text:p>TRUE</text:p>
          </table:table-cell>
          <table:table-cell office:value-type="string" calcext:value-type="string">
            <text:p>everything-you-need-to-know-about-natural-cycles</text:p>
          </table:table-cell>
          <table:table-cell table:formula="of:=IF([.C241] = [.J241]; &quot;TRUE&quot;; &quot;FALSE&quot;)" office:value-type="string" office:string-value="TRUE" calcext:value-type="string">
            <text:p>TRUE</text:p>
          </table:table-cell>
          <table:table-cell office:value-type="string" calcext:value-type="string">
            <text:p>The Natural Cycles App - How Does It Work? | The Lowdown</text:p>
          </table:table-cell>
          <table:table-cell table:formula="of:=IF([.D241] = [.L241]; &quot;TRUE&quot;; &quot;FALSE&quot;)" office:value-type="string" office:string-value="TRUE" calcext:value-type="string">
            <text:p>TRUE</text:p>
          </table:table-cell>
          <table:table-cell office:value-type="string" calcext:value-type="string">
            <text:p>How does Natural Cycles work and how effective is it as contraception? Find out everything you need to know about Natural Cycles.</text:p>
          </table:table-cell>
          <table:table-cell table:formula="of:=IF([.E241] = [.N241]; &quot;TRUE&quot;; &quot;FALSE&quot;)" office:value-type="string" office:string-value="TRUE" calcext:value-type="string">
            <text:p>TRUE</text:p>
          </table:table-cell>
          <table:table-cell office:value-type="string" calcext:value-type="string">
            <text:p>https://thelowdown.com/blog/everything-you-need-to-know-about-natural-cycles</text:p>
          </table:table-cell>
          <table:table-cell table:formula="of:=IF([.F241] = [.P241]; &quot;TRUE&quot;; &quot;FALSE&quot;)" office:value-type="string" office:string-value="TRUE" calcext:value-type="string">
            <text:p>TRUE</text:p>
          </table:table-cell>
        </table:table-row>
        <table:table-row table:style-name="ro1">
          <table:table-cell office:value-type="string" calcext:value-type="string">
            <text:p>https://blog.thelowdown.com/blog/heavy-periods-and-stress</text:p>
          </table:table-cell>
          <table:table-cell office:value-type="string" calcext:value-type="string">
            <text:p>/blog/heavy-periods-and-stress</text:p>
          </table:table-cell>
          <table:table-cell office:value-type="string" calcext:value-type="string">
            <text:p>heavy-periods-and-stress</text:p>
          </table:table-cell>
          <table:table-cell office:value-type="string" calcext:value-type="string">
            <text:p>Can Stress Cause Heavy Periods? | The Lowdown</text:p>
          </table:table-cell>
          <table:table-cell office:value-type="string" calcext:value-type="string">
            <text:p>Is there a link between stress and heavy periods? Get the lowdown on how stress can influence your menstrual cycle and how to reduce heavy periods</text:p>
          </table:table-cell>
          <table:table-cell office:value-type="string" calcext:value-type="string">
            <text:p>https://thelowdown.com/blog/heavy-periods-and-stress</text:p>
          </table:table-cell>
          <table:table-cell office:value-type="string" calcext:value-type="string">
            <text:p>http://localhost/thelowdown/wp/blog/heavy-periods-and-stress</text:p>
          </table:table-cell>
          <table:table-cell office:value-type="string" calcext:value-type="string">
            <text:p>/blog/heavy-periods-and-stress</text:p>
          </table:table-cell>
          <table:table-cell table:formula="of:=IF([.B242] = [.H242]; &quot;TRUE&quot;; &quot;FALSE&quot;)" office:value-type="string" office:string-value="TRUE" calcext:value-type="string">
            <text:p>TRUE</text:p>
          </table:table-cell>
          <table:table-cell office:value-type="string" calcext:value-type="string">
            <text:p>heavy-periods-and-stress</text:p>
          </table:table-cell>
          <table:table-cell table:formula="of:=IF([.C242] = [.J242]; &quot;TRUE&quot;; &quot;FALSE&quot;)" office:value-type="string" office:string-value="TRUE" calcext:value-type="string">
            <text:p>TRUE</text:p>
          </table:table-cell>
          <table:table-cell office:value-type="string" calcext:value-type="string">
            <text:p>Can Stress Cause Heavy Periods? | The Lowdown</text:p>
          </table:table-cell>
          <table:table-cell table:formula="of:=IF([.D242] = [.L242]; &quot;TRUE&quot;; &quot;FALSE&quot;)" office:value-type="string" office:string-value="TRUE" calcext:value-type="string">
            <text:p>TRUE</text:p>
          </table:table-cell>
          <table:table-cell office:value-type="string" calcext:value-type="string">
            <text:p>Is there a link between stress and heavy periods? Get the lowdown on how stress can influence your menstrual cycle and how to reduce heavy periods</text:p>
          </table:table-cell>
          <table:table-cell table:formula="of:=IF([.E242] = [.N242]; &quot;TRUE&quot;; &quot;FALSE&quot;)" office:value-type="string" office:string-value="TRUE" calcext:value-type="string">
            <text:p>TRUE</text:p>
          </table:table-cell>
          <table:table-cell office:value-type="string" calcext:value-type="string">
            <text:p>https://thelowdown.com/blog/heavy-periods-and-stress</text:p>
          </table:table-cell>
          <table:table-cell table:formula="of:=IF([.F242] = [.P242]; &quot;TRUE&quot;; &quot;FALSE&quot;)" office:value-type="string" office:string-value="TRUE" calcext:value-type="string">
            <text:p>TRUE</text:p>
          </table:table-cell>
        </table:table-row>
        <table:table-row table:style-name="ro1">
          <table:table-cell office:value-type="string" calcext:value-type="string">
            <text:p>https://blog.thelowdown.com/blog/tag/anxiety</text:p>
          </table:table-cell>
          <table:table-cell office:value-type="string" calcext:value-type="string">
            <text:p>/blog/tag/anxiety</text:p>
          </table:table-cell>
          <table:table-cell office:value-type="string" calcext:value-type="string">
            <text:p>anxiety</text:p>
          </table:table-cell>
          <table:table-cell office:value-type="string" calcext:value-type="string">
            <text:p>anxiety Archives - The Lowdown</text:p>
          </table:table-cell>
          <table:table-cell office:value-type="string" calcext:value-type="string">
            <text:p>N/A</text:p>
          </table:table-cell>
          <table:table-cell office:value-type="string" calcext:value-type="string">
            <text:p>/blog/tag/anxiety</text:p>
          </table:table-cell>
          <table:table-cell office:value-type="string" calcext:value-type="string">
            <text:p>http://localhost/thelowdown/wp/blog/tag/anxiety</text:p>
          </table:table-cell>
          <table:table-cell office:value-type="string" calcext:value-type="string">
            <text:p>/blog/tag/anxiety</text:p>
          </table:table-cell>
          <table:table-cell table:formula="of:=IF([.B243] = [.H243]; &quot;TRUE&quot;; &quot;FALSE&quot;)" office:value-type="string" office:string-value="TRUE" calcext:value-type="string">
            <text:p>TRUE</text:p>
          </table:table-cell>
          <table:table-cell office:value-type="string" calcext:value-type="string">
            <text:p>anxiety</text:p>
          </table:table-cell>
          <table:table-cell table:formula="of:=IF([.C243] = [.J243]; &quot;TRUE&quot;; &quot;FALSE&quot;)" office:value-type="string" office:string-value="TRUE" calcext:value-type="string">
            <text:p>TRUE</text:p>
          </table:table-cell>
          <table:table-cell office:value-type="string" calcext:value-type="string">
            <text:p>anxiety Archives - The Lowdown</text:p>
          </table:table-cell>
          <table:table-cell table:formula="of:=IF([.D243] = [.L243]; &quot;TRUE&quot;; &quot;FALSE&quot;)" office:value-type="string" office:string-value="TRUE" calcext:value-type="string">
            <text:p>TRUE</text:p>
          </table:table-cell>
          <table:table-cell office:value-type="string" calcext:value-type="string">
            <text:p>N/A</text:p>
          </table:table-cell>
          <table:table-cell table:formula="of:=IF([.E243] = [.N243]; &quot;TRUE&quot;; &quot;FALSE&quot;)" office:value-type="string" office:string-value="TRUE" calcext:value-type="string">
            <text:p>TRUE</text:p>
          </table:table-cell>
          <table:table-cell office:value-type="string" calcext:value-type="string">
            <text:p>/blog/tag/anxiety</text:p>
          </table:table-cell>
          <table:table-cell table:formula="of:=IF([.F243] = [.P243]; &quot;TRUE&quot;; &quot;FALSE&quot;)" office:value-type="string" office:string-value="TRUE" calcext:value-type="string">
            <text:p>TRUE</text:p>
          </table:table-cell>
        </table:table-row>
        <table:table-row table:style-name="ro1">
          <table:table-cell office:value-type="string" calcext:value-type="string">
            <text:p>https://blog.thelowdown.com/blog/the-lowdown-on-pelvic-health</text:p>
          </table:table-cell>
          <table:table-cell office:value-type="string" calcext:value-type="string">
            <text:p>/blog/the-lowdown-on-pelvic-health</text:p>
          </table:table-cell>
          <table:table-cell office:value-type="string" calcext:value-type="string">
            <text:p>the-lowdown-on-pelvic-health</text:p>
          </table:table-cell>
          <table:table-cell office:value-type="string" calcext:value-type="string">
            <text:p>The Lowdown On Pelvic Health | The Lowdown</text:p>
          </table:table-cell>
          <table:table-cell office:value-type="string" calcext:value-type="string">
            <text:p>The Lowdown sits down with pelvic health physiotherapist Kathryn Levy to discuss all things pelvic health all things pelvic health, managing painful periods, painful sex, urinary conditions, endometriosis - and more!</text:p>
          </table:table-cell>
          <table:table-cell office:value-type="string" calcext:value-type="string">
            <text:p>https://thelowdown.com/blog/the-lowdown-on-pelvic-health</text:p>
          </table:table-cell>
          <table:table-cell office:value-type="string" calcext:value-type="string">
            <text:p>http://localhost/thelowdown/wp/blog/the-lowdown-on-pelvic-health</text:p>
          </table:table-cell>
          <table:table-cell office:value-type="string" calcext:value-type="string">
            <text:p>/blog/the-lowdown-on-pelvic-health</text:p>
          </table:table-cell>
          <table:table-cell table:formula="of:=IF([.B244] = [.H244]; &quot;TRUE&quot;; &quot;FALSE&quot;)" office:value-type="string" office:string-value="TRUE" calcext:value-type="string">
            <text:p>TRUE</text:p>
          </table:table-cell>
          <table:table-cell office:value-type="string" calcext:value-type="string">
            <text:p>the-lowdown-on-pelvic-health</text:p>
          </table:table-cell>
          <table:table-cell table:formula="of:=IF([.C244] = [.J244]; &quot;TRUE&quot;; &quot;FALSE&quot;)" office:value-type="string" office:string-value="TRUE" calcext:value-type="string">
            <text:p>TRUE</text:p>
          </table:table-cell>
          <table:table-cell office:value-type="string" calcext:value-type="string">
            <text:p>The Lowdown On Pelvic Health | The Lowdown</text:p>
          </table:table-cell>
          <table:table-cell table:formula="of:=IF([.D244] = [.L244]; &quot;TRUE&quot;; &quot;FALSE&quot;)" office:value-type="string" office:string-value="TRUE" calcext:value-type="string">
            <text:p>TRUE</text:p>
          </table:table-cell>
          <table:table-cell office:value-type="string" calcext:value-type="string">
            <text:p>The Lowdown sits down with pelvic health physiotherapist Kathryn Levy to discuss all things pelvic health all things pelvic health, managing painful periods, painful sex, urinary conditions, endometriosis - and more!</text:p>
          </table:table-cell>
          <table:table-cell table:formula="of:=IF([.E244] = [.N244]; &quot;TRUE&quot;; &quot;FALSE&quot;)" office:value-type="string" office:string-value="TRUE" calcext:value-type="string">
            <text:p>TRUE</text:p>
          </table:table-cell>
          <table:table-cell office:value-type="string" calcext:value-type="string">
            <text:p>https://thelowdown.com/blog/the-lowdown-on-pelvic-health</text:p>
          </table:table-cell>
          <table:table-cell table:formula="of:=IF([.F244] = [.P244]; &quot;TRUE&quot;; &quot;FALSE&quot;)" office:value-type="string" office:string-value="TRUE" calcext:value-type="string">
            <text:p>TRUE</text:p>
          </table:table-cell>
        </table:table-row>
        <table:table-row table:style-name="ro1">
          <table:table-cell office:value-type="string" calcext:value-type="string">
            <text:p>https://blog.thelowdown.com/blog/tag/missed-pill</text:p>
          </table:table-cell>
          <table:table-cell office:value-type="string" calcext:value-type="string">
            <text:p>/blog/tag/missed-pill</text:p>
          </table:table-cell>
          <table:table-cell office:value-type="string" calcext:value-type="string">
            <text:p>missed-pill</text:p>
          </table:table-cell>
          <table:table-cell office:value-type="string" calcext:value-type="string">
            <text:p>missed pill Archives - The Lowdown</text:p>
          </table:table-cell>
          <table:table-cell office:value-type="string" calcext:value-type="string">
            <text:p>N/A</text:p>
          </table:table-cell>
          <table:table-cell office:value-type="string" calcext:value-type="string">
            <text:p>/blog/tag/missed-pill</text:p>
          </table:table-cell>
          <table:table-cell office:value-type="string" calcext:value-type="string">
            <text:p>http://localhost/thelowdown/wp/blog/tag/missed-pill</text:p>
          </table:table-cell>
          <table:table-cell office:value-type="string" calcext:value-type="string">
            <text:p>/blog/tag/missed-pill</text:p>
          </table:table-cell>
          <table:table-cell table:formula="of:=IF([.B245] = [.H245]; &quot;TRUE&quot;; &quot;FALSE&quot;)" office:value-type="string" office:string-value="TRUE" calcext:value-type="string">
            <text:p>TRUE</text:p>
          </table:table-cell>
          <table:table-cell office:value-type="string" calcext:value-type="string">
            <text:p>missed-pill</text:p>
          </table:table-cell>
          <table:table-cell table:formula="of:=IF([.C245] = [.J245]; &quot;TRUE&quot;; &quot;FALSE&quot;)" office:value-type="string" office:string-value="TRUE" calcext:value-type="string">
            <text:p>TRUE</text:p>
          </table:table-cell>
          <table:table-cell office:value-type="string" calcext:value-type="string">
            <text:p>missed pill Archives - The Lowdown</text:p>
          </table:table-cell>
          <table:table-cell table:formula="of:=IF([.D245] = [.L245]; &quot;TRUE&quot;; &quot;FALSE&quot;)" office:value-type="string" office:string-value="TRUE" calcext:value-type="string">
            <text:p>TRUE</text:p>
          </table:table-cell>
          <table:table-cell office:value-type="string" calcext:value-type="string">
            <text:p>N/A</text:p>
          </table:table-cell>
          <table:table-cell table:formula="of:=IF([.E245] = [.N245]; &quot;TRUE&quot;; &quot;FALSE&quot;)" office:value-type="string" office:string-value="TRUE" calcext:value-type="string">
            <text:p>TRUE</text:p>
          </table:table-cell>
          <table:table-cell office:value-type="string" calcext:value-type="string">
            <text:p>/blog/tag/missed-pill</text:p>
          </table:table-cell>
          <table:table-cell table:formula="of:=IF([.F245] = [.P245]; &quot;TRUE&quot;; &quot;FALSE&quot;)" office:value-type="string" office:string-value="TRUE" calcext:value-type="string">
            <text:p>TRUE</text:p>
          </table:table-cell>
        </table:table-row>
        <table:table-row table:style-name="ro1">
          <table:table-cell office:value-type="string" calcext:value-type="string">
            <text:p>https://blog.thelowdown.com/blog/how-long-does-hrt-take-to-work</text:p>
          </table:table-cell>
          <table:table-cell office:value-type="string" calcext:value-type="string">
            <text:p>/blog/how-long-does-hrt-take-to-work</text:p>
          </table:table-cell>
          <table:table-cell office:value-type="string" calcext:value-type="string">
            <text:p>how-long-does-hrt-take-to-work</text:p>
          </table:table-cell>
          <table:table-cell office:value-type="string" calcext:value-type="string">
            <text:p>How Long Does HRT Take to Work? - The Lowdown</text:p>
          </table:table-cell>
          <table:table-cell office:value-type="string" calcext:value-type="string">
            <text:p>It can take up to 3 months for your HRT to work, but within 3 months you should be noticing some improvements to your menopause symptoms</text:p>
          </table:table-cell>
          <table:table-cell office:value-type="string" calcext:value-type="string">
            <text:p>https://thelowdown.com/blog/how-long-does-hrt-take-to-work</text:p>
          </table:table-cell>
          <table:table-cell office:value-type="string" calcext:value-type="string">
            <text:p>http://localhost/thelowdown/wp/blog/how-long-does-hrt-take-to-work</text:p>
          </table:table-cell>
          <table:table-cell office:value-type="string" calcext:value-type="string">
            <text:p>/blog/how-long-does-hrt-take-to-work</text:p>
          </table:table-cell>
          <table:table-cell table:formula="of:=IF([.B246] = [.H246]; &quot;TRUE&quot;; &quot;FALSE&quot;)" office:value-type="string" office:string-value="TRUE" calcext:value-type="string">
            <text:p>TRUE</text:p>
          </table:table-cell>
          <table:table-cell office:value-type="string" calcext:value-type="string">
            <text:p>how-long-does-hrt-take-to-work</text:p>
          </table:table-cell>
          <table:table-cell table:formula="of:=IF([.C246] = [.J246]; &quot;TRUE&quot;; &quot;FALSE&quot;)" office:value-type="string" office:string-value="TRUE" calcext:value-type="string">
            <text:p>TRUE</text:p>
          </table:table-cell>
          <table:table-cell office:value-type="string" calcext:value-type="string">
            <text:p>How Long Does HRT Take to Work? - The Lowdown</text:p>
          </table:table-cell>
          <table:table-cell table:formula="of:=IF([.D246] = [.L246]; &quot;TRUE&quot;; &quot;FALSE&quot;)" office:value-type="string" office:string-value="TRUE" calcext:value-type="string">
            <text:p>TRUE</text:p>
          </table:table-cell>
          <table:table-cell office:value-type="string" calcext:value-type="string">
            <text:p>It can take up to 3 months for your HRT to work, but within 3 months you should be noticing some improvements to your menopause symptoms</text:p>
          </table:table-cell>
          <table:table-cell table:formula="of:=IF([.E246] = [.N246]; &quot;TRUE&quot;; &quot;FALSE&quot;)" office:value-type="string" office:string-value="TRUE" calcext:value-type="string">
            <text:p>TRUE</text:p>
          </table:table-cell>
          <table:table-cell office:value-type="string" calcext:value-type="string">
            <text:p>https://thelowdown.com/blog/how-long-does-hrt-take-to-work</text:p>
          </table:table-cell>
          <table:table-cell table:formula="of:=IF([.F246] = [.P246]; &quot;TRUE&quot;; &quot;FALSE&quot;)" office:value-type="string" office:string-value="TRUE" calcext:value-type="string">
            <text:p>TRUE</text:p>
          </table:table-cell>
        </table:table-row>
        <table:table-row table:style-name="ro1">
          <table:table-cell office:value-type="string" calcext:value-type="string">
            <text:p>https://blog.thelowdown.com/blog/contraception-weight-gain-and-loss</text:p>
          </table:table-cell>
          <table:table-cell office:value-type="string" calcext:value-type="string">
            <text:p>/blog/contraception-weight-gain-and-loss</text:p>
          </table:table-cell>
          <table:table-cell office:value-type="string" calcext:value-type="string">
            <text:p>contraception-weight-gain-and-loss</text:p>
          </table:table-cell>
          <table:table-cell office:value-type="string" calcext:value-type="string">
            <text:p>Weight Gain, Loss &amp; Birth Control | The Lowdown</text:p>
          </table:table-cell>
          <table:table-cell office:value-type="string" calcext:value-type="string">
            <text:p>Does the pill make you gain weight? Can your birth control cause weight loss? Find out in our guide to every method of contraception and its effect on weight.</text:p>
          </table:table-cell>
          <table:table-cell office:value-type="string" calcext:value-type="string">
            <text:p>https://thelowdown.com/blog/contraception-weight-gain-and-loss</text:p>
          </table:table-cell>
          <table:table-cell office:value-type="string" calcext:value-type="string">
            <text:p>http://localhost/thelowdown/wp/blog/contraception-weight-gain-and-loss</text:p>
          </table:table-cell>
          <table:table-cell office:value-type="string" calcext:value-type="string">
            <text:p>/blog/contraception-weight-gain-and-loss</text:p>
          </table:table-cell>
          <table:table-cell table:formula="of:=IF([.B247] = [.H247]; &quot;TRUE&quot;; &quot;FALSE&quot;)" office:value-type="string" office:string-value="TRUE" calcext:value-type="string">
            <text:p>TRUE</text:p>
          </table:table-cell>
          <table:table-cell office:value-type="string" calcext:value-type="string">
            <text:p>contraception-weight-gain-and-loss</text:p>
          </table:table-cell>
          <table:table-cell table:formula="of:=IF([.C247] = [.J247]; &quot;TRUE&quot;; &quot;FALSE&quot;)" office:value-type="string" office:string-value="TRUE" calcext:value-type="string">
            <text:p>TRUE</text:p>
          </table:table-cell>
          <table:table-cell office:value-type="string" calcext:value-type="string">
            <text:p>Weight Gain, Loss &amp; Birth Control | The Lowdown</text:p>
          </table:table-cell>
          <table:table-cell table:formula="of:=IF([.D247] = [.L247]; &quot;TRUE&quot;; &quot;FALSE&quot;)" office:value-type="string" office:string-value="TRUE" calcext:value-type="string">
            <text:p>TRUE</text:p>
          </table:table-cell>
          <table:table-cell office:value-type="string" calcext:value-type="string">
            <text:p>Does the pill make you gain weight? Can your birth control cause weight loss? Find out in our guide to every method of contraception and its effect on weight.</text:p>
          </table:table-cell>
          <table:table-cell table:formula="of:=IF([.E247] = [.N247]; &quot;TRUE&quot;; &quot;FALSE&quot;)" office:value-type="string" office:string-value="TRUE" calcext:value-type="string">
            <text:p>TRUE</text:p>
          </table:table-cell>
          <table:table-cell office:value-type="string" calcext:value-type="string">
            <text:p>https://thelowdown.com/blog/contraception-weight-gain-and-loss</text:p>
          </table:table-cell>
          <table:table-cell table:formula="of:=IF([.F247] = [.P247]; &quot;TRUE&quot;; &quot;FALSE&quot;)" office:value-type="string" office:string-value="TRUE" calcext:value-type="string">
            <text:p>TRUE</text:p>
          </table:table-cell>
        </table:table-row>
        <table:table-row table:style-name="ro1">
          <table:table-cell office:value-type="string" calcext:value-type="string">
            <text:p>https://blog.thelowdown.com/blog/tag/sti</text:p>
          </table:table-cell>
          <table:table-cell office:value-type="string" calcext:value-type="string">
            <text:p>/blog/tag/sti</text:p>
          </table:table-cell>
          <table:table-cell office:value-type="string" calcext:value-type="string">
            <text:p>sti</text:p>
          </table:table-cell>
          <table:table-cell office:value-type="string" calcext:value-type="string">
            <text:p>STI Archives - The Lowdown</text:p>
          </table:table-cell>
          <table:table-cell office:value-type="string" calcext:value-type="string">
            <text:p>N/A</text:p>
          </table:table-cell>
          <table:table-cell office:value-type="string" calcext:value-type="string">
            <text:p>/blog/tag/sti</text:p>
          </table:table-cell>
          <table:table-cell office:value-type="string" calcext:value-type="string">
            <text:p>http://localhost/thelowdown/wp/blog/tag/sti</text:p>
          </table:table-cell>
          <table:table-cell office:value-type="string" calcext:value-type="string">
            <text:p>/blog/tag/sti</text:p>
          </table:table-cell>
          <table:table-cell table:formula="of:=IF([.B248] = [.H248]; &quot;TRUE&quot;; &quot;FALSE&quot;)" office:value-type="string" office:string-value="TRUE" calcext:value-type="string">
            <text:p>TRUE</text:p>
          </table:table-cell>
          <table:table-cell office:value-type="string" calcext:value-type="string">
            <text:p>sti</text:p>
          </table:table-cell>
          <table:table-cell table:formula="of:=IF([.C248] = [.J248]; &quot;TRUE&quot;; &quot;FALSE&quot;)" office:value-type="string" office:string-value="TRUE" calcext:value-type="string">
            <text:p>TRUE</text:p>
          </table:table-cell>
          <table:table-cell office:value-type="string" calcext:value-type="string">
            <text:p>STI Archives - The Lowdown</text:p>
          </table:table-cell>
          <table:table-cell table:formula="of:=IF([.D248] = [.L248]; &quot;TRUE&quot;; &quot;FALSE&quot;)" office:value-type="string" office:string-value="TRUE" calcext:value-type="string">
            <text:p>TRUE</text:p>
          </table:table-cell>
          <table:table-cell office:value-type="string" calcext:value-type="string">
            <text:p>N/A</text:p>
          </table:table-cell>
          <table:table-cell table:formula="of:=IF([.E248] = [.N248]; &quot;TRUE&quot;; &quot;FALSE&quot;)" office:value-type="string" office:string-value="TRUE" calcext:value-type="string">
            <text:p>TRUE</text:p>
          </table:table-cell>
          <table:table-cell office:value-type="string" calcext:value-type="string">
            <text:p>/blog/tag/sti</text:p>
          </table:table-cell>
          <table:table-cell table:formula="of:=IF([.F248] = [.P248]; &quot;TRUE&quot;; &quot;FALSE&quot;)" office:value-type="string" office:string-value="TRUE" calcext:value-type="string">
            <text:p>TRUE</text:p>
          </table:table-cell>
        </table:table-row>
        <table:table-row table:style-name="ro1">
          <table:table-cell office:value-type="string" calcext:value-type="string">
            <text:p>https://blog.thelowdown.com/blog/periods-pill-real-fake</text:p>
          </table:table-cell>
          <table:table-cell office:value-type="string" calcext:value-type="string">
            <text:p>/blog/periods-pill-real-fake</text:p>
          </table:table-cell>
          <table:table-cell office:value-type="string" calcext:value-type="string">
            <text:p>periods-pill-real-fake</text:p>
          </table:table-cell>
          <table:table-cell office:value-type="string" calcext:value-type="string">
            <text:p>Are Periods On The Pill Real Or Fake? | The Lowdown</text:p>
          </table:table-cell>
          <table:table-cell office:value-type="string" calcext:value-type="string">
            <text:p>Bleeding experienced during pill-free breaks on combined contraception such as the pill, patch or ring is called withdrawal bleeding.</text:p>
          </table:table-cell>
          <table:table-cell office:value-type="string" calcext:value-type="string">
            <text:p>https://thelowdown.com/blog/periods-pill-real-fake</text:p>
          </table:table-cell>
          <table:table-cell office:value-type="string" calcext:value-type="string">
            <text:p>http://localhost/thelowdown/wp/blog/periods-pill-real-fake</text:p>
          </table:table-cell>
          <table:table-cell office:value-type="string" calcext:value-type="string">
            <text:p>/blog/periods-pill-real-fake</text:p>
          </table:table-cell>
          <table:table-cell table:formula="of:=IF([.B249] = [.H249]; &quot;TRUE&quot;; &quot;FALSE&quot;)" office:value-type="string" office:string-value="TRUE" calcext:value-type="string">
            <text:p>TRUE</text:p>
          </table:table-cell>
          <table:table-cell office:value-type="string" calcext:value-type="string">
            <text:p>periods-pill-real-fake</text:p>
          </table:table-cell>
          <table:table-cell table:formula="of:=IF([.C249] = [.J249]; &quot;TRUE&quot;; &quot;FALSE&quot;)" office:value-type="string" office:string-value="TRUE" calcext:value-type="string">
            <text:p>TRUE</text:p>
          </table:table-cell>
          <table:table-cell office:value-type="string" calcext:value-type="string">
            <text:p>Are Periods On The Pill Real Or Fake? | The Lowdown</text:p>
          </table:table-cell>
          <table:table-cell table:formula="of:=IF([.D249] = [.L249]; &quot;TRUE&quot;; &quot;FALSE&quot;)" office:value-type="string" office:string-value="TRUE" calcext:value-type="string">
            <text:p>TRUE</text:p>
          </table:table-cell>
          <table:table-cell office:value-type="string" calcext:value-type="string">
            <text:p>Bleeding experienced during pill-free breaks on combined contraception such as the pill, patch or ring is called withdrawal bleeding.</text:p>
          </table:table-cell>
          <table:table-cell table:formula="of:=IF([.E249] = [.N249]; &quot;TRUE&quot;; &quot;FALSE&quot;)" office:value-type="string" office:string-value="TRUE" calcext:value-type="string">
            <text:p>TRUE</text:p>
          </table:table-cell>
          <table:table-cell office:value-type="string" calcext:value-type="string">
            <text:p>https://thelowdown.com/blog/periods-pill-real-fake</text:p>
          </table:table-cell>
          <table:table-cell table:formula="of:=IF([.F249] = [.P249]; &quot;TRUE&quot;; &quot;FALSE&quot;)" office:value-type="string" office:string-value="TRUE" calcext:value-type="string">
            <text:p>TRUE</text:p>
          </table:table-cell>
        </table:table-row>
        <table:table-row table:style-name="ro1">
          <table:table-cell office:value-type="string" calcext:value-type="string">
            <text:p>https://blog.thelowdown.com/blog/endometriosis-bloating</text:p>
          </table:table-cell>
          <table:table-cell office:value-type="string" calcext:value-type="string">
            <text:p>/blog/endometriosis-bloating</text:p>
          </table:table-cell>
          <table:table-cell office:value-type="string" calcext:value-type="string">
            <text:p>endometriosis-bloating</text:p>
          </table:table-cell>
          <table:table-cell office:value-type="string" calcext:value-type="string">
            <text:p>What is 'endo belly'? Endometriosis and bloating - The Lowdown</text:p>
          </table:table-cell>
          <table:table-cell office:value-type="string" calcext:value-type="string">
            <text:p>Get the lowdown from our doctors on endometriosis bloating, symptoms and treatments for 'endo belly' and when you should go to your doctor</text:p>
          </table:table-cell>
          <table:table-cell office:value-type="string" calcext:value-type="string">
            <text:p>https://thelowdown.com/blog/endometriosis-bloating</text:p>
          </table:table-cell>
          <table:table-cell office:value-type="string" calcext:value-type="string">
            <text:p>http://localhost/thelowdown/wp/blog/endometriosis-bloating</text:p>
          </table:table-cell>
          <table:table-cell office:value-type="string" calcext:value-type="string">
            <text:p>/blog/endometriosis-bloating</text:p>
          </table:table-cell>
          <table:table-cell table:formula="of:=IF([.B250] = [.H250]; &quot;TRUE&quot;; &quot;FALSE&quot;)" office:value-type="string" office:string-value="TRUE" calcext:value-type="string">
            <text:p>TRUE</text:p>
          </table:table-cell>
          <table:table-cell office:value-type="string" calcext:value-type="string">
            <text:p>endometriosis-bloating</text:p>
          </table:table-cell>
          <table:table-cell table:formula="of:=IF([.C250] = [.J250]; &quot;TRUE&quot;; &quot;FALSE&quot;)" office:value-type="string" office:string-value="TRUE" calcext:value-type="string">
            <text:p>TRUE</text:p>
          </table:table-cell>
          <table:table-cell office:value-type="string" calcext:value-type="string">
            <text:p>What is 'endo belly'? Endometriosis and bloating - The Lowdown</text:p>
          </table:table-cell>
          <table:table-cell table:formula="of:=IF([.D250] = [.L250]; &quot;TRUE&quot;; &quot;FALSE&quot;)" office:value-type="string" office:string-value="TRUE" calcext:value-type="string">
            <text:p>TRUE</text:p>
          </table:table-cell>
          <table:table-cell office:value-type="string" calcext:value-type="string">
            <text:p>Get the lowdown from our doctors on endometriosis bloating, symptoms and treatments for 'endo belly' and when you should go to your doctor</text:p>
          </table:table-cell>
          <table:table-cell table:formula="of:=IF([.E250] = [.N250]; &quot;TRUE&quot;; &quot;FALSE&quot;)" office:value-type="string" office:string-value="TRUE" calcext:value-type="string">
            <text:p>TRUE</text:p>
          </table:table-cell>
          <table:table-cell office:value-type="string" calcext:value-type="string">
            <text:p>https://thelowdown.com/blog/endometriosis-bloating</text:p>
          </table:table-cell>
          <table:table-cell table:formula="of:=IF([.F250] = [.P250]; &quot;TRUE&quot;; &quot;FALSE&quot;)" office:value-type="string" office:string-value="TRUE" calcext:value-type="string">
            <text:p>TRUE</text:p>
          </table:table-cell>
        </table:table-row>
        <table:table-row table:style-name="ro1">
          <table:table-cell office:value-type="string" calcext:value-type="string">
            <text:p>https://blog.thelowdown.com/blog/what-is-natural-progesterone</text:p>
          </table:table-cell>
          <table:table-cell office:value-type="string" calcext:value-type="string">
            <text:p>/blog/what-is-natural-progesterone</text:p>
          </table:table-cell>
          <table:table-cell office:value-type="string" calcext:value-type="string">
            <text:p>what-is-natural-progesterone</text:p>
          </table:table-cell>
          <table:table-cell office:value-type="string" calcext:value-type="string">
            <text:p>What Is Natural Progesterone? | The Lowdown</text:p>
          </table:table-cell>
          <table:table-cell office:value-type="string" calcext:value-type="string">
            <text:p>Natural progesterone is not actually used in contraceptives; instead, a synthetic, man-made version called a ‘progestin’ is used.</text:p>
          </table:table-cell>
          <table:table-cell office:value-type="string" calcext:value-type="string">
            <text:p>https://thelowdown.com/blog/what-is-natural-progesterone</text:p>
          </table:table-cell>
          <table:table-cell office:value-type="string" calcext:value-type="string">
            <text:p>http://localhost/thelowdown/wp/blog/what-is-natural-progesterone</text:p>
          </table:table-cell>
          <table:table-cell office:value-type="string" calcext:value-type="string">
            <text:p>/blog/what-is-natural-progesterone</text:p>
          </table:table-cell>
          <table:table-cell table:formula="of:=IF([.B251] = [.H251]; &quot;TRUE&quot;; &quot;FALSE&quot;)" office:value-type="string" office:string-value="TRUE" calcext:value-type="string">
            <text:p>TRUE</text:p>
          </table:table-cell>
          <table:table-cell office:value-type="string" calcext:value-type="string">
            <text:p>what-is-natural-progesterone</text:p>
          </table:table-cell>
          <table:table-cell table:formula="of:=IF([.C251] = [.J251]; &quot;TRUE&quot;; &quot;FALSE&quot;)" office:value-type="string" office:string-value="TRUE" calcext:value-type="string">
            <text:p>TRUE</text:p>
          </table:table-cell>
          <table:table-cell office:value-type="string" calcext:value-type="string">
            <text:p>What Is Natural Progesterone? | The Lowdown</text:p>
          </table:table-cell>
          <table:table-cell table:formula="of:=IF([.D251] = [.L251]; &quot;TRUE&quot;; &quot;FALSE&quot;)" office:value-type="string" office:string-value="TRUE" calcext:value-type="string">
            <text:p>TRUE</text:p>
          </table:table-cell>
          <table:table-cell office:value-type="string" calcext:value-type="string">
            <text:p>Natural progesterone is not actually used in contraceptives; instead, a synthetic, man-made version called a ‘progestin’ is used.</text:p>
          </table:table-cell>
          <table:table-cell table:formula="of:=IF([.E251] = [.N251]; &quot;TRUE&quot;; &quot;FALSE&quot;)" office:value-type="string" office:string-value="TRUE" calcext:value-type="string">
            <text:p>TRUE</text:p>
          </table:table-cell>
          <table:table-cell office:value-type="string" calcext:value-type="string">
            <text:p>https://thelowdown.com/blog/what-is-natural-progesterone</text:p>
          </table:table-cell>
          <table:table-cell table:formula="of:=IF([.F251] = [.P251]; &quot;TRUE&quot;; &quot;FALSE&quot;)" office:value-type="string" office:string-value="TRUE" calcext:value-type="string">
            <text:p>TRUE</text:p>
          </table:table-cell>
        </table:table-row>
        <table:table-row table:style-name="ro1">
          <table:table-cell office:value-type="string" calcext:value-type="string">
            <text:p>https://blog.thelowdown.com/blog/tag/faqs</text:p>
          </table:table-cell>
          <table:table-cell office:value-type="string" calcext:value-type="string">
            <text:p>/blog/tag/faqs</text:p>
          </table:table-cell>
          <table:table-cell office:value-type="string" calcext:value-type="string">
            <text:p>faqs</text:p>
          </table:table-cell>
          <table:table-cell office:value-type="string" calcext:value-type="string">
            <text:p>FAQs Archives - The Lowdown</text:p>
          </table:table-cell>
          <table:table-cell office:value-type="string" calcext:value-type="string">
            <text:p>N/A</text:p>
          </table:table-cell>
          <table:table-cell office:value-type="string" calcext:value-type="string">
            <text:p>/blog/tag/faqs</text:p>
          </table:table-cell>
          <table:table-cell office:value-type="string" calcext:value-type="string">
            <text:p>http://localhost/thelowdown/wp/blog/tag/faqs</text:p>
          </table:table-cell>
          <table:table-cell office:value-type="string" calcext:value-type="string">
            <text:p>/blog/tag/faqs</text:p>
          </table:table-cell>
          <table:table-cell table:formula="of:=IF([.B252] = [.H252]; &quot;TRUE&quot;; &quot;FALSE&quot;)" office:value-type="string" office:string-value="TRUE" calcext:value-type="string">
            <text:p>TRUE</text:p>
          </table:table-cell>
          <table:table-cell office:value-type="string" calcext:value-type="string">
            <text:p>faqs</text:p>
          </table:table-cell>
          <table:table-cell table:formula="of:=IF([.C252] = [.J252]; &quot;TRUE&quot;; &quot;FALSE&quot;)" office:value-type="string" office:string-value="TRUE" calcext:value-type="string">
            <text:p>TRUE</text:p>
          </table:table-cell>
          <table:table-cell office:value-type="string" calcext:value-type="string">
            <text:p>FAQs Archives - The Lowdown</text:p>
          </table:table-cell>
          <table:table-cell table:formula="of:=IF([.D252] = [.L252]; &quot;TRUE&quot;; &quot;FALSE&quot;)" office:value-type="string" office:string-value="TRUE" calcext:value-type="string">
            <text:p>TRUE</text:p>
          </table:table-cell>
          <table:table-cell office:value-type="string" calcext:value-type="string">
            <text:p>N/A</text:p>
          </table:table-cell>
          <table:table-cell table:formula="of:=IF([.E252] = [.N252]; &quot;TRUE&quot;; &quot;FALSE&quot;)" office:value-type="string" office:string-value="TRUE" calcext:value-type="string">
            <text:p>TRUE</text:p>
          </table:table-cell>
          <table:table-cell office:value-type="string" calcext:value-type="string">
            <text:p>/blog/tag/faqs</text:p>
          </table:table-cell>
          <table:table-cell table:formula="of:=IF([.F252] = [.P252]; &quot;TRUE&quot;; &quot;FALSE&quot;)" office:value-type="string" office:string-value="TRUE" calcext:value-type="string">
            <text:p>TRUE</text:p>
          </table:table-cell>
        </table:table-row>
        <table:table-row table:style-name="ro1">
          <table:table-cell office:value-type="string" calcext:value-type="string">
            <text:p>https://blog.thelowdown.com/blog/ibs-and-the-pill</text:p>
          </table:table-cell>
          <table:table-cell office:value-type="string" calcext:value-type="string">
            <text:p>/blog/ibs-and-the-pill</text:p>
          </table:table-cell>
          <table:table-cell office:value-type="string" calcext:value-type="string">
            <text:p>ibs-and-the-pill</text:p>
          </table:table-cell>
          <table:table-cell office:value-type="string" calcext:value-type="string">
            <text:p>Birth Control and IBS - The Lowdown</text:p>
          </table:table-cell>
          <table:table-cell office:value-type="string" calcext:value-type="string">
            <text:p>While the pill does not cause IBS or IBD, the hormones may cause nausea or affect digestion in some people. Here's how to minimise the impact.</text:p>
          </table:table-cell>
          <table:table-cell office:value-type="string" calcext:value-type="string">
            <text:p>https://thelowdown.com/blog/ibs-and-the-pill</text:p>
          </table:table-cell>
          <table:table-cell office:value-type="string" calcext:value-type="string">
            <text:p>http://localhost/thelowdown/wp/blog/ibs-and-the-pill</text:p>
          </table:table-cell>
          <table:table-cell office:value-type="string" calcext:value-type="string">
            <text:p>/blog/ibs-and-the-pill</text:p>
          </table:table-cell>
          <table:table-cell table:formula="of:=IF([.B253] = [.H253]; &quot;TRUE&quot;; &quot;FALSE&quot;)" office:value-type="string" office:string-value="TRUE" calcext:value-type="string">
            <text:p>TRUE</text:p>
          </table:table-cell>
          <table:table-cell office:value-type="string" calcext:value-type="string">
            <text:p>ibs-and-the-pill</text:p>
          </table:table-cell>
          <table:table-cell table:formula="of:=IF([.C253] = [.J253]; &quot;TRUE&quot;; &quot;FALSE&quot;)" office:value-type="string" office:string-value="TRUE" calcext:value-type="string">
            <text:p>TRUE</text:p>
          </table:table-cell>
          <table:table-cell office:value-type="string" calcext:value-type="string">
            <text:p>Birth Control and IBS - The Lowdown</text:p>
          </table:table-cell>
          <table:table-cell table:formula="of:=IF([.D253] = [.L253]; &quot;TRUE&quot;; &quot;FALSE&quot;)" office:value-type="string" office:string-value="TRUE" calcext:value-type="string">
            <text:p>TRUE</text:p>
          </table:table-cell>
          <table:table-cell office:value-type="string" calcext:value-type="string">
            <text:p>While the pill does not cause IBS or IBD, the hormones may cause nausea or affect digestion in some people. Here's how to minimise the impact.</text:p>
          </table:table-cell>
          <table:table-cell table:formula="of:=IF([.E253] = [.N253]; &quot;TRUE&quot;; &quot;FALSE&quot;)" office:value-type="string" office:string-value="TRUE" calcext:value-type="string">
            <text:p>TRUE</text:p>
          </table:table-cell>
          <table:table-cell office:value-type="string" calcext:value-type="string">
            <text:p>https://thelowdown.com/blog/ibs-and-the-pill</text:p>
          </table:table-cell>
          <table:table-cell table:formula="of:=IF([.F253] = [.P253]; &quot;TRUE&quot;; &quot;FALSE&quot;)" office:value-type="string" office:string-value="TRUE" calcext:value-type="string">
            <text:p>TRUE</text:p>
          </table:table-cell>
        </table:table-row>
        <table:table-row table:style-name="ro1">
          <table:table-cell office:value-type="string" calcext:value-type="string">
            <text:p>https://blog.thelowdown.com/blog/tag/hormone-free</text:p>
          </table:table-cell>
          <table:table-cell office:value-type="string" calcext:value-type="string">
            <text:p>/blog/tag/hormone-free</text:p>
          </table:table-cell>
          <table:table-cell office:value-type="string" calcext:value-type="string">
            <text:p>hormone-free</text:p>
          </table:table-cell>
          <table:table-cell office:value-type="string" calcext:value-type="string">
            <text:p>hormone free Archives - The Lowdown</text:p>
          </table:table-cell>
          <table:table-cell office:value-type="string" calcext:value-type="string">
            <text:p>N/A</text:p>
          </table:table-cell>
          <table:table-cell office:value-type="string" calcext:value-type="string">
            <text:p>/blog/tag/hormone-free</text:p>
          </table:table-cell>
          <table:table-cell office:value-type="string" calcext:value-type="string">
            <text:p>http://localhost/thelowdown/wp/blog/tag/hormone-free</text:p>
          </table:table-cell>
          <table:table-cell office:value-type="string" calcext:value-type="string">
            <text:p>/blog/tag/hormone-free</text:p>
          </table:table-cell>
          <table:table-cell table:formula="of:=IF([.B254] = [.H254]; &quot;TRUE&quot;; &quot;FALSE&quot;)" office:value-type="string" office:string-value="TRUE" calcext:value-type="string">
            <text:p>TRUE</text:p>
          </table:table-cell>
          <table:table-cell office:value-type="string" calcext:value-type="string">
            <text:p>hormone-free</text:p>
          </table:table-cell>
          <table:table-cell table:formula="of:=IF([.C254] = [.J254]; &quot;TRUE&quot;; &quot;FALSE&quot;)" office:value-type="string" office:string-value="TRUE" calcext:value-type="string">
            <text:p>TRUE</text:p>
          </table:table-cell>
          <table:table-cell office:value-type="string" calcext:value-type="string">
            <text:p>hormone free Archives - The Lowdown</text:p>
          </table:table-cell>
          <table:table-cell table:formula="of:=IF([.D254] = [.L254]; &quot;TRUE&quot;; &quot;FALSE&quot;)" office:value-type="string" office:string-value="TRUE" calcext:value-type="string">
            <text:p>TRUE</text:p>
          </table:table-cell>
          <table:table-cell office:value-type="string" calcext:value-type="string">
            <text:p>N/A</text:p>
          </table:table-cell>
          <table:table-cell table:formula="of:=IF([.E254] = [.N254]; &quot;TRUE&quot;; &quot;FALSE&quot;)" office:value-type="string" office:string-value="TRUE" calcext:value-type="string">
            <text:p>TRUE</text:p>
          </table:table-cell>
          <table:table-cell office:value-type="string" calcext:value-type="string">
            <text:p>/blog/tag/hormone-free</text:p>
          </table:table-cell>
          <table:table-cell table:formula="of:=IF([.F254] = [.P254]; &quot;TRUE&quot;; &quot;FALSE&quot;)" office:value-type="string" office:string-value="TRUE" calcext:value-type="string">
            <text:p>TRUE</text:p>
          </table:table-cell>
        </table:table-row>
        <table:table-row table:style-name="ro1">
          <table:table-cell office:value-type="string" calcext:value-type="string">
            <text:p>https://blog.thelowdown.com/blog/jaydess-v-mirena-coil</text:p>
          </table:table-cell>
          <table:table-cell office:value-type="string" calcext:value-type="string">
            <text:p>/blog/jaydess-v-mirena-coil</text:p>
          </table:table-cell>
          <table:table-cell office:value-type="string" calcext:value-type="string">
            <text:p>jaydess-v-mirena-coil</text:p>
          </table:table-cell>
          <table:table-cell office:value-type="string" calcext:value-type="string">
            <text:p>Differences between Kyleena, Mirena, Jaydess, Levosert &amp; Benelixa coils - The Lowdown</text:p>
          </table:table-cell>
          <table:table-cell office:value-type="string" calcext:value-type="string">
            <text:p>Different brands of hormonal coils can cause different symptoms. Discover how the Jaydess, Mirena, Skyla and Kyleena IUS coils each differ.</text:p>
          </table:table-cell>
          <table:table-cell office:value-type="string" calcext:value-type="string">
            <text:p>https://thelowdown.com/blog/jaydess-v-mirena-coil</text:p>
          </table:table-cell>
          <table:table-cell office:value-type="string" calcext:value-type="string">
            <text:p>http://localhost/thelowdown/wp/blog/jaydess-v-mirena-coil</text:p>
          </table:table-cell>
          <table:table-cell office:value-type="string" calcext:value-type="string">
            <text:p>/blog/jaydess-v-mirena-coil</text:p>
          </table:table-cell>
          <table:table-cell table:formula="of:=IF([.B255] = [.H255]; &quot;TRUE&quot;; &quot;FALSE&quot;)" office:value-type="string" office:string-value="TRUE" calcext:value-type="string">
            <text:p>TRUE</text:p>
          </table:table-cell>
          <table:table-cell office:value-type="string" calcext:value-type="string">
            <text:p>jaydess-v-mirena-coil</text:p>
          </table:table-cell>
          <table:table-cell table:formula="of:=IF([.C255] = [.J255]; &quot;TRUE&quot;; &quot;FALSE&quot;)" office:value-type="string" office:string-value="TRUE" calcext:value-type="string">
            <text:p>TRUE</text:p>
          </table:table-cell>
          <table:table-cell office:value-type="string" calcext:value-type="string">
            <text:p>Differences between Kyleena, Mirena, Jaydess, Levosert &amp; Benelixa coils - The Lowdown</text:p>
          </table:table-cell>
          <table:table-cell table:formula="of:=IF([.D255] = [.L255]; &quot;TRUE&quot;; &quot;FALSE&quot;)" office:value-type="string" office:string-value="TRUE" calcext:value-type="string">
            <text:p>TRUE</text:p>
          </table:table-cell>
          <table:table-cell office:value-type="string" calcext:value-type="string">
            <text:p>Different brands of hormonal coils can cause different symptoms. Discover how the Jaydess, Mirena, Skyla and Kyleena IUS coils each differ.</text:p>
          </table:table-cell>
          <table:table-cell table:formula="of:=IF([.E255] = [.N255]; &quot;TRUE&quot;; &quot;FALSE&quot;)" office:value-type="string" office:string-value="TRUE" calcext:value-type="string">
            <text:p>TRUE</text:p>
          </table:table-cell>
          <table:table-cell office:value-type="string" calcext:value-type="string">
            <text:p>https://thelowdown.com/blog/jaydess-v-mirena-coil</text:p>
          </table:table-cell>
          <table:table-cell table:formula="of:=IF([.F255] = [.P255]; &quot;TRUE&quot;; &quot;FALSE&quot;)" office:value-type="string" office:string-value="TRUE" calcext:value-type="string">
            <text:p>TRUE</text:p>
          </table:table-cell>
        </table:table-row>
        <table:table-row table:style-name="ro1">
          <table:table-cell office:value-type="string" calcext:value-type="string">
            <text:p>https://blog.thelowdown.com/blog/tag/cervical-cancer</text:p>
          </table:table-cell>
          <table:table-cell office:value-type="string" calcext:value-type="string">
            <text:p>/blog/tag/cervical-cancer</text:p>
          </table:table-cell>
          <table:table-cell office:value-type="string" calcext:value-type="string">
            <text:p>cervical-cancer</text:p>
          </table:table-cell>
          <table:table-cell office:value-type="string" calcext:value-type="string">
            <text:p>cervical cancer Archives - The Lowdown</text:p>
          </table:table-cell>
          <table:table-cell office:value-type="string" calcext:value-type="string">
            <text:p>N/A</text:p>
          </table:table-cell>
          <table:table-cell office:value-type="string" calcext:value-type="string">
            <text:p>/blog/tag/cervical-cancer</text:p>
          </table:table-cell>
          <table:table-cell office:value-type="string" calcext:value-type="string">
            <text:p>http://localhost/thelowdown/wp/blog/tag/cervical-cancer</text:p>
          </table:table-cell>
          <table:table-cell office:value-type="string" calcext:value-type="string">
            <text:p>/blog/tag/cervical-cancer</text:p>
          </table:table-cell>
          <table:table-cell table:formula="of:=IF([.B256] = [.H256]; &quot;TRUE&quot;; &quot;FALSE&quot;)" office:value-type="string" office:string-value="TRUE" calcext:value-type="string">
            <text:p>TRUE</text:p>
          </table:table-cell>
          <table:table-cell office:value-type="string" calcext:value-type="string">
            <text:p>cervical-cancer</text:p>
          </table:table-cell>
          <table:table-cell table:formula="of:=IF([.C256] = [.J256]; &quot;TRUE&quot;; &quot;FALSE&quot;)" office:value-type="string" office:string-value="TRUE" calcext:value-type="string">
            <text:p>TRUE</text:p>
          </table:table-cell>
          <table:table-cell office:value-type="string" calcext:value-type="string">
            <text:p>cervical cancer Archives - The Lowdown</text:p>
          </table:table-cell>
          <table:table-cell table:formula="of:=IF([.D256] = [.L256]; &quot;TRUE&quot;; &quot;FALSE&quot;)" office:value-type="string" office:string-value="TRUE" calcext:value-type="string">
            <text:p>TRUE</text:p>
          </table:table-cell>
          <table:table-cell office:value-type="string" calcext:value-type="string">
            <text:p>N/A</text:p>
          </table:table-cell>
          <table:table-cell table:formula="of:=IF([.E256] = [.N256]; &quot;TRUE&quot;; &quot;FALSE&quot;)" office:value-type="string" office:string-value="TRUE" calcext:value-type="string">
            <text:p>TRUE</text:p>
          </table:table-cell>
          <table:table-cell office:value-type="string" calcext:value-type="string">
            <text:p>/blog/tag/cervical-cancer</text:p>
          </table:table-cell>
          <table:table-cell table:formula="of:=IF([.F256] = [.P256]; &quot;TRUE&quot;; &quot;FALSE&quot;)" office:value-type="string" office:string-value="TRUE" calcext:value-type="string">
            <text:p>TRUE</text:p>
          </table:table-cell>
        </table:table-row>
        <table:table-row table:style-name="ro1">
          <table:table-cell office:value-type="string" calcext:value-type="string">
            <text:p>https://blog.thelowdown.com/blog/tag/university</text:p>
          </table:table-cell>
          <table:table-cell office:value-type="string" calcext:value-type="string">
            <text:p>/blog/tag/university</text:p>
          </table:table-cell>
          <table:table-cell office:value-type="string" calcext:value-type="string">
            <text:p>university</text:p>
          </table:table-cell>
          <table:table-cell office:value-type="string" calcext:value-type="string">
            <text:p>university Archives - The Lowdown</text:p>
          </table:table-cell>
          <table:table-cell office:value-type="string" calcext:value-type="string">
            <text:p>N/A</text:p>
          </table:table-cell>
          <table:table-cell office:value-type="string" calcext:value-type="string">
            <text:p>/blog/tag/university</text:p>
          </table:table-cell>
          <table:table-cell office:value-type="string" calcext:value-type="string">
            <text:p>http://localhost/thelowdown/wp/blog/tag/university</text:p>
          </table:table-cell>
          <table:table-cell office:value-type="string" calcext:value-type="string">
            <text:p>/blog/tag/university</text:p>
          </table:table-cell>
          <table:table-cell table:formula="of:=IF([.B257] = [.H257]; &quot;TRUE&quot;; &quot;FALSE&quot;)" office:value-type="string" office:string-value="TRUE" calcext:value-type="string">
            <text:p>TRUE</text:p>
          </table:table-cell>
          <table:table-cell office:value-type="string" calcext:value-type="string">
            <text:p>university</text:p>
          </table:table-cell>
          <table:table-cell table:formula="of:=IF([.C257] = [.J257]; &quot;TRUE&quot;; &quot;FALSE&quot;)" office:value-type="string" office:string-value="TRUE" calcext:value-type="string">
            <text:p>TRUE</text:p>
          </table:table-cell>
          <table:table-cell office:value-type="string" calcext:value-type="string">
            <text:p>university Archives - The Lowdown</text:p>
          </table:table-cell>
          <table:table-cell table:formula="of:=IF([.D257] = [.L257]; &quot;TRUE&quot;; &quot;FALSE&quot;)" office:value-type="string" office:string-value="TRUE" calcext:value-type="string">
            <text:p>TRUE</text:p>
          </table:table-cell>
          <table:table-cell office:value-type="string" calcext:value-type="string">
            <text:p>N/A</text:p>
          </table:table-cell>
          <table:table-cell table:formula="of:=IF([.E257] = [.N257]; &quot;TRUE&quot;; &quot;FALSE&quot;)" office:value-type="string" office:string-value="TRUE" calcext:value-type="string">
            <text:p>TRUE</text:p>
          </table:table-cell>
          <table:table-cell office:value-type="string" calcext:value-type="string">
            <text:p>/blog/tag/university</text:p>
          </table:table-cell>
          <table:table-cell table:formula="of:=IF([.F257] = [.P257]; &quot;TRUE&quot;; &quot;FALSE&quot;)" office:value-type="string" office:string-value="TRUE" calcext:value-type="string">
            <text:p>TRUE</text:p>
          </table:table-cell>
        </table:table-row>
        <table:table-row table:style-name="ro1">
          <table:table-cell office:value-type="string" calcext:value-type="string">
            <text:p>https://blog.thelowdown.com/blog/tag/dr-brenna</text:p>
          </table:table-cell>
          <table:table-cell office:value-type="string" calcext:value-type="string">
            <text:p>/blog/tag/dr-brenna</text:p>
          </table:table-cell>
          <table:table-cell office:value-type="string" calcext:value-type="string">
            <text:p>dr-brenna</text:p>
          </table:table-cell>
          <table:table-cell office:value-type="string" calcext:value-type="string">
            <text:p>Dr Brenna Archives - The Lowdown</text:p>
          </table:table-cell>
          <table:table-cell office:value-type="string" calcext:value-type="string">
            <text:p>N/A</text:p>
          </table:table-cell>
          <table:table-cell office:value-type="string" calcext:value-type="string">
            <text:p>/blog/tag/dr-brenna</text:p>
          </table:table-cell>
          <table:table-cell office:value-type="string" calcext:value-type="string">
            <text:p>http://localhost/thelowdown/wp/blog/tag/dr-brenna</text:p>
          </table:table-cell>
          <table:table-cell office:value-type="string" calcext:value-type="string">
            <text:p>/blog/tag/dr-brenna</text:p>
          </table:table-cell>
          <table:table-cell table:formula="of:=IF([.B258] = [.H258]; &quot;TRUE&quot;; &quot;FALSE&quot;)" office:value-type="string" office:string-value="TRUE" calcext:value-type="string">
            <text:p>TRUE</text:p>
          </table:table-cell>
          <table:table-cell office:value-type="string" calcext:value-type="string">
            <text:p>dr-brenna</text:p>
          </table:table-cell>
          <table:table-cell table:formula="of:=IF([.C258] = [.J258]; &quot;TRUE&quot;; &quot;FALSE&quot;)" office:value-type="string" office:string-value="TRUE" calcext:value-type="string">
            <text:p>TRUE</text:p>
          </table:table-cell>
          <table:table-cell office:value-type="string" calcext:value-type="string">
            <text:p>Dr Brenna Archives - The Lowdown</text:p>
          </table:table-cell>
          <table:table-cell table:formula="of:=IF([.D258] = [.L258]; &quot;TRUE&quot;; &quot;FALSE&quot;)" office:value-type="string" office:string-value="TRUE" calcext:value-type="string">
            <text:p>TRUE</text:p>
          </table:table-cell>
          <table:table-cell office:value-type="string" calcext:value-type="string">
            <text:p>N/A</text:p>
          </table:table-cell>
          <table:table-cell table:formula="of:=IF([.E258] = [.N258]; &quot;TRUE&quot;; &quot;FALSE&quot;)" office:value-type="string" office:string-value="TRUE" calcext:value-type="string">
            <text:p>TRUE</text:p>
          </table:table-cell>
          <table:table-cell office:value-type="string" calcext:value-type="string">
            <text:p>/blog/tag/dr-brenna</text:p>
          </table:table-cell>
          <table:table-cell table:formula="of:=IF([.F258] = [.P258]; &quot;TRUE&quot;; &quot;FALSE&quot;)" office:value-type="string" office:string-value="TRUE" calcext:value-type="string">
            <text:p>TRUE</text:p>
          </table:table-cell>
        </table:table-row>
        <table:table-row table:style-name="ro1">
          <table:table-cell office:value-type="string" calcext:value-type="string">
            <text:p>https://blog.thelowdown.com/blog/hpv-your-questions-answered</text:p>
          </table:table-cell>
          <table:table-cell office:value-type="string" calcext:value-type="string">
            <text:p>/blog/hpv-your-questions-answered</text:p>
          </table:table-cell>
          <table:table-cell office:value-type="string" calcext:value-type="string">
            <text:p>hpv-your-questions-answered</text:p>
          </table:table-cell>
          <table:table-cell office:value-type="string" calcext:value-type="string">
            <text:p>The Lowdown On HPV: Your Questions Answered | The Lowdown</text:p>
          </table:table-cell>
          <table:table-cell office:value-type="string" calcext:value-type="string">
            <text:p>After our online event on HPV with Jo's Cervical Cancer Trust, we created a handy FAQ guide to answer your most common questions.</text:p>
          </table:table-cell>
          <table:table-cell office:value-type="string" calcext:value-type="string">
            <text:p>https://thelowdown.com/blog/hpv-your-questions-answered</text:p>
          </table:table-cell>
          <table:table-cell office:value-type="string" calcext:value-type="string">
            <text:p>http://localhost/thelowdown/wp/blog/hpv-your-questions-answered</text:p>
          </table:table-cell>
          <table:table-cell office:value-type="string" calcext:value-type="string">
            <text:p>/blog/hpv-your-questions-answered</text:p>
          </table:table-cell>
          <table:table-cell table:formula="of:=IF([.B259] = [.H259]; &quot;TRUE&quot;; &quot;FALSE&quot;)" office:value-type="string" office:string-value="TRUE" calcext:value-type="string">
            <text:p>TRUE</text:p>
          </table:table-cell>
          <table:table-cell office:value-type="string" calcext:value-type="string">
            <text:p>hpv-your-questions-answered</text:p>
          </table:table-cell>
          <table:table-cell table:formula="of:=IF([.C259] = [.J259]; &quot;TRUE&quot;; &quot;FALSE&quot;)" office:value-type="string" office:string-value="TRUE" calcext:value-type="string">
            <text:p>TRUE</text:p>
          </table:table-cell>
          <table:table-cell office:value-type="string" calcext:value-type="string">
            <text:p>The Lowdown On HPV: Your Questions Answered | The Lowdown</text:p>
          </table:table-cell>
          <table:table-cell table:formula="of:=IF([.D259] = [.L259]; &quot;TRUE&quot;; &quot;FALSE&quot;)" office:value-type="string" office:string-value="TRUE" calcext:value-type="string">
            <text:p>TRUE</text:p>
          </table:table-cell>
          <table:table-cell office:value-type="string" calcext:value-type="string">
            <text:p>After our online event on HPV with Jo's Cervical Cancer Trust, we created a handy FAQ guide to answer your most common questions.</text:p>
          </table:table-cell>
          <table:table-cell table:formula="of:=IF([.E259] = [.N259]; &quot;TRUE&quot;; &quot;FALSE&quot;)" office:value-type="string" office:string-value="TRUE" calcext:value-type="string">
            <text:p>TRUE</text:p>
          </table:table-cell>
          <table:table-cell office:value-type="string" calcext:value-type="string">
            <text:p>https://thelowdown.com/blog/hpv-your-questions-answered</text:p>
          </table:table-cell>
          <table:table-cell table:formula="of:=IF([.F259] = [.P259]; &quot;TRUE&quot;; &quot;FALSE&quot;)" office:value-type="string" office:string-value="TRUE" calcext:value-type="string">
            <text:p>TRUE</text:p>
          </table:table-cell>
        </table:table-row>
        <table:table-row table:style-name="ro1">
          <table:table-cell office:value-type="string" calcext:value-type="string">
            <text:p>https://blog.thelowdown.com/blog/a-complete-guide-to-non-hormonal-contraception</text:p>
          </table:table-cell>
          <table:table-cell office:value-type="string" calcext:value-type="string">
            <text:p>/blog/a-complete-guide-to-non-hormonal-contraception</text:p>
          </table:table-cell>
          <table:table-cell office:value-type="string" calcext:value-type="string">
            <text:p>a-complete-guide-to-non-hormonal-contraception</text:p>
          </table:table-cell>
          <table:table-cell office:value-type="string" calcext:value-type="string">
            <text:p>A Complete Guide To Non Hormonal Contraception | The Lowdown</text:p>
          </table:table-cell>
          <table:table-cell office:value-type="string" calcext:value-type="string">
            <text:p>From condoms and the copper coil, to fertility awareness methods and Natural Cycles - here's the lowdown on non hormonal contraception.</text:p>
          </table:table-cell>
          <table:table-cell office:value-type="string" calcext:value-type="string">
            <text:p>https://thelowdown.com/blog/a-complete-guide-to-non-hormonal-contraception</text:p>
          </table:table-cell>
          <table:table-cell office:value-type="string" calcext:value-type="string">
            <text:p>http://localhost/thelowdown/wp/blog/a-complete-guide-to-non-hormonal-contraception</text:p>
          </table:table-cell>
          <table:table-cell office:value-type="string" calcext:value-type="string">
            <text:p>/blog/a-complete-guide-to-non-hormonal-contraception</text:p>
          </table:table-cell>
          <table:table-cell table:formula="of:=IF([.B260] = [.H260]; &quot;TRUE&quot;; &quot;FALSE&quot;)" office:value-type="string" office:string-value="TRUE" calcext:value-type="string">
            <text:p>TRUE</text:p>
          </table:table-cell>
          <table:table-cell office:value-type="string" calcext:value-type="string">
            <text:p>a-complete-guide-to-non-hormonal-contraception</text:p>
          </table:table-cell>
          <table:table-cell table:formula="of:=IF([.C260] = [.J260]; &quot;TRUE&quot;; &quot;FALSE&quot;)" office:value-type="string" office:string-value="TRUE" calcext:value-type="string">
            <text:p>TRUE</text:p>
          </table:table-cell>
          <table:table-cell office:value-type="string" calcext:value-type="string">
            <text:p>A Complete Guide To Non Hormonal Contraception | The Lowdown</text:p>
          </table:table-cell>
          <table:table-cell table:formula="of:=IF([.D260] = [.L260]; &quot;TRUE&quot;; &quot;FALSE&quot;)" office:value-type="string" office:string-value="TRUE" calcext:value-type="string">
            <text:p>TRUE</text:p>
          </table:table-cell>
          <table:table-cell office:value-type="string" calcext:value-type="string">
            <text:p>From condoms and the copper coil, to fertility awareness methods and Natural Cycles - here's the lowdown on non hormonal contraception.</text:p>
          </table:table-cell>
          <table:table-cell table:formula="of:=IF([.E260] = [.N260]; &quot;TRUE&quot;; &quot;FALSE&quot;)" office:value-type="string" office:string-value="TRUE" calcext:value-type="string">
            <text:p>TRUE</text:p>
          </table:table-cell>
          <table:table-cell office:value-type="string" calcext:value-type="string">
            <text:p>https://thelowdown.com/blog/a-complete-guide-to-non-hormonal-contraception</text:p>
          </table:table-cell>
          <table:table-cell table:formula="of:=IF([.F260] = [.P260]; &quot;TRUE&quot;; &quot;FALSE&quot;)" office:value-type="string" office:string-value="TRUE" calcext:value-type="string">
            <text:p>TRUE</text:p>
          </table:table-cell>
        </table:table-row>
        <table:table-row table:style-name="ro1">
          <table:table-cell office:value-type="string" calcext:value-type="string">
            <text:p>https://blog.thelowdown.com/blog/tag/utis</text:p>
          </table:table-cell>
          <table:table-cell office:value-type="string" calcext:value-type="string">
            <text:p>/blog/tag/utis</text:p>
          </table:table-cell>
          <table:table-cell office:value-type="string" calcext:value-type="string">
            <text:p>utis</text:p>
          </table:table-cell>
          <table:table-cell office:value-type="string" calcext:value-type="string">
            <text:p>UTIs Archives - The Lowdown</text:p>
          </table:table-cell>
          <table:table-cell office:value-type="string" calcext:value-type="string">
            <text:p>N/A</text:p>
          </table:table-cell>
          <table:table-cell office:value-type="string" calcext:value-type="string">
            <text:p>/blog/tag/utis</text:p>
          </table:table-cell>
          <table:table-cell office:value-type="string" calcext:value-type="string">
            <text:p>http://localhost/thelowdown/wp/blog/tag/utis</text:p>
          </table:table-cell>
          <table:table-cell office:value-type="string" calcext:value-type="string">
            <text:p>/blog/tag/utis</text:p>
          </table:table-cell>
          <table:table-cell table:formula="of:=IF([.B261] = [.H261]; &quot;TRUE&quot;; &quot;FALSE&quot;)" office:value-type="string" office:string-value="TRUE" calcext:value-type="string">
            <text:p>TRUE</text:p>
          </table:table-cell>
          <table:table-cell office:value-type="string" calcext:value-type="string">
            <text:p>utis</text:p>
          </table:table-cell>
          <table:table-cell table:formula="of:=IF([.C261] = [.J261]; &quot;TRUE&quot;; &quot;FALSE&quot;)" office:value-type="string" office:string-value="TRUE" calcext:value-type="string">
            <text:p>TRUE</text:p>
          </table:table-cell>
          <table:table-cell office:value-type="string" calcext:value-type="string">
            <text:p>UTIs Archives - The Lowdown</text:p>
          </table:table-cell>
          <table:table-cell table:formula="of:=IF([.D261] = [.L261]; &quot;TRUE&quot;; &quot;FALSE&quot;)" office:value-type="string" office:string-value="TRUE" calcext:value-type="string">
            <text:p>TRUE</text:p>
          </table:table-cell>
          <table:table-cell office:value-type="string" calcext:value-type="string">
            <text:p>N/A</text:p>
          </table:table-cell>
          <table:table-cell table:formula="of:=IF([.E261] = [.N261]; &quot;TRUE&quot;; &quot;FALSE&quot;)" office:value-type="string" office:string-value="TRUE" calcext:value-type="string">
            <text:p>TRUE</text:p>
          </table:table-cell>
          <table:table-cell office:value-type="string" calcext:value-type="string">
            <text:p>/blog/tag/utis</text:p>
          </table:table-cell>
          <table:table-cell table:formula="of:=IF([.F261] = [.P261]; &quot;TRUE&quot;; &quot;FALSE&quot;)" office:value-type="string" office:string-value="TRUE" calcext:value-type="string">
            <text:p>TRUE</text:p>
          </table:table-cell>
        </table:table-row>
        <table:table-row table:style-name="ro1">
          <table:table-cell office:value-type="string" calcext:value-type="string">
            <text:p>https://blog.thelowdown.com/blog/tag/vagina</text:p>
          </table:table-cell>
          <table:table-cell office:value-type="string" calcext:value-type="string">
            <text:p>/blog/tag/vagina</text:p>
          </table:table-cell>
          <table:table-cell office:value-type="string" calcext:value-type="string">
            <text:p>vagina</text:p>
          </table:table-cell>
          <table:table-cell office:value-type="string" calcext:value-type="string">
            <text:p>vagina Archives - The Lowdown</text:p>
          </table:table-cell>
          <table:table-cell office:value-type="string" calcext:value-type="string">
            <text:p>N/A</text:p>
          </table:table-cell>
          <table:table-cell office:value-type="string" calcext:value-type="string">
            <text:p>/blog/tag/vagina</text:p>
          </table:table-cell>
          <table:table-cell office:value-type="string" calcext:value-type="string">
            <text:p>http://localhost/thelowdown/wp/blog/tag/vagina</text:p>
          </table:table-cell>
          <table:table-cell office:value-type="string" calcext:value-type="string">
            <text:p>/blog/tag/vagina</text:p>
          </table:table-cell>
          <table:table-cell table:formula="of:=IF([.B262] = [.H262]; &quot;TRUE&quot;; &quot;FALSE&quot;)" office:value-type="string" office:string-value="TRUE" calcext:value-type="string">
            <text:p>TRUE</text:p>
          </table:table-cell>
          <table:table-cell office:value-type="string" calcext:value-type="string">
            <text:p>vagina</text:p>
          </table:table-cell>
          <table:table-cell table:formula="of:=IF([.C262] = [.J262]; &quot;TRUE&quot;; &quot;FALSE&quot;)" office:value-type="string" office:string-value="TRUE" calcext:value-type="string">
            <text:p>TRUE</text:p>
          </table:table-cell>
          <table:table-cell office:value-type="string" calcext:value-type="string">
            <text:p>vagina Archives - The Lowdown</text:p>
          </table:table-cell>
          <table:table-cell table:formula="of:=IF([.D262] = [.L262]; &quot;TRUE&quot;; &quot;FALSE&quot;)" office:value-type="string" office:string-value="TRUE" calcext:value-type="string">
            <text:p>TRUE</text:p>
          </table:table-cell>
          <table:table-cell office:value-type="string" calcext:value-type="string">
            <text:p>N/A</text:p>
          </table:table-cell>
          <table:table-cell table:formula="of:=IF([.E262] = [.N262]; &quot;TRUE&quot;; &quot;FALSE&quot;)" office:value-type="string" office:string-value="TRUE" calcext:value-type="string">
            <text:p>TRUE</text:p>
          </table:table-cell>
          <table:table-cell office:value-type="string" calcext:value-type="string">
            <text:p>/blog/tag/vagina</text:p>
          </table:table-cell>
          <table:table-cell table:formula="of:=IF([.F262] = [.P262]; &quot;TRUE&quot;; &quot;FALSE&quot;)" office:value-type="string" office:string-value="TRUE" calcext:value-type="string">
            <text:p>TRUE</text:p>
          </table:table-cell>
        </table:table-row>
        <table:table-row table:style-name="ro1">
          <table:table-cell office:value-type="string" calcext:value-type="string">
            <text:p>https://blog.thelowdown.com/blog/tag/patch</text:p>
          </table:table-cell>
          <table:table-cell office:value-type="string" calcext:value-type="string">
            <text:p>/blog/tag/patch</text:p>
          </table:table-cell>
          <table:table-cell office:value-type="string" calcext:value-type="string">
            <text:p>patch</text:p>
          </table:table-cell>
          <table:table-cell office:value-type="string" calcext:value-type="string">
            <text:p>patch Archives - The Lowdown</text:p>
          </table:table-cell>
          <table:table-cell office:value-type="string" calcext:value-type="string">
            <text:p>N/A</text:p>
          </table:table-cell>
          <table:table-cell office:value-type="string" calcext:value-type="string">
            <text:p>/blog/tag/patch</text:p>
          </table:table-cell>
          <table:table-cell office:value-type="string" calcext:value-type="string">
            <text:p>http://localhost/thelowdown/wp/blog/tag/patch</text:p>
          </table:table-cell>
          <table:table-cell office:value-type="string" calcext:value-type="string">
            <text:p>/blog/tag/patch</text:p>
          </table:table-cell>
          <table:table-cell table:formula="of:=IF([.B263] = [.H263]; &quot;TRUE&quot;; &quot;FALSE&quot;)" office:value-type="string" office:string-value="TRUE" calcext:value-type="string">
            <text:p>TRUE</text:p>
          </table:table-cell>
          <table:table-cell office:value-type="string" calcext:value-type="string">
            <text:p>patch</text:p>
          </table:table-cell>
          <table:table-cell table:formula="of:=IF([.C263] = [.J263]; &quot;TRUE&quot;; &quot;FALSE&quot;)" office:value-type="string" office:string-value="TRUE" calcext:value-type="string">
            <text:p>TRUE</text:p>
          </table:table-cell>
          <table:table-cell office:value-type="string" calcext:value-type="string">
            <text:p>patch Archives - The Lowdown</text:p>
          </table:table-cell>
          <table:table-cell table:formula="of:=IF([.D263] = [.L263]; &quot;TRUE&quot;; &quot;FALSE&quot;)" office:value-type="string" office:string-value="TRUE" calcext:value-type="string">
            <text:p>TRUE</text:p>
          </table:table-cell>
          <table:table-cell office:value-type="string" calcext:value-type="string">
            <text:p>N/A</text:p>
          </table:table-cell>
          <table:table-cell table:formula="of:=IF([.E263] = [.N263]; &quot;TRUE&quot;; &quot;FALSE&quot;)" office:value-type="string" office:string-value="TRUE" calcext:value-type="string">
            <text:p>TRUE</text:p>
          </table:table-cell>
          <table:table-cell office:value-type="string" calcext:value-type="string">
            <text:p>/blog/tag/patch</text:p>
          </table:table-cell>
          <table:table-cell table:formula="of:=IF([.F263] = [.P263]; &quot;TRUE&quot;; &quot;FALSE&quot;)" office:value-type="string" office:string-value="TRUE" calcext:value-type="string">
            <text:p>TRUE</text:p>
          </table:table-cell>
        </table:table-row>
        <table:table-row table:style-name="ro1">
          <table:table-cell office:value-type="string" calcext:value-type="string">
            <text:p>https://blog.thelowdown.com/blog/etonogestrel</text:p>
          </table:table-cell>
          <table:table-cell office:value-type="string" calcext:value-type="string">
            <text:p>/blog/etonogestrel</text:p>
          </table:table-cell>
          <table:table-cell office:value-type="string" calcext:value-type="string">
            <text:p>etonogestrel</text:p>
          </table:table-cell>
          <table:table-cell office:value-type="string" calcext:value-type="string">
            <text:p>Etonogestrel | The Lowdown</text:p>
          </table:table-cell>
          <table:table-cell office:value-type="string" calcext:value-type="string">
            <text:p>Etonogestrel is a third-generation synthetic progestin (a man-made version of progesterone, a hormone found naturally in our bodies).</text:p>
          </table:table-cell>
          <table:table-cell office:value-type="string" calcext:value-type="string">
            <text:p>https://thelowdown.com/blog/etonogestrel</text:p>
          </table:table-cell>
          <table:table-cell office:value-type="string" calcext:value-type="string">
            <text:p>http://localhost/thelowdown/wp/blog/etonogestrel</text:p>
          </table:table-cell>
          <table:table-cell office:value-type="string" calcext:value-type="string">
            <text:p>/blog/etonogestrel</text:p>
          </table:table-cell>
          <table:table-cell table:formula="of:=IF([.B264] = [.H264]; &quot;TRUE&quot;; &quot;FALSE&quot;)" office:value-type="string" office:string-value="TRUE" calcext:value-type="string">
            <text:p>TRUE</text:p>
          </table:table-cell>
          <table:table-cell office:value-type="string" calcext:value-type="string">
            <text:p>etonogestrel</text:p>
          </table:table-cell>
          <table:table-cell table:formula="of:=IF([.C264] = [.J264]; &quot;TRUE&quot;; &quot;FALSE&quot;)" office:value-type="string" office:string-value="TRUE" calcext:value-type="string">
            <text:p>TRUE</text:p>
          </table:table-cell>
          <table:table-cell office:value-type="string" calcext:value-type="string">
            <text:p>Etonogestrel | The Lowdown</text:p>
          </table:table-cell>
          <table:table-cell table:formula="of:=IF([.D264] = [.L264]; &quot;TRUE&quot;; &quot;FALSE&quot;)" office:value-type="string" office:string-value="TRUE" calcext:value-type="string">
            <text:p>TRUE</text:p>
          </table:table-cell>
          <table:table-cell office:value-type="string" calcext:value-type="string">
            <text:p>Etonogestrel is a third-generation synthetic progestin (a man-made version of progesterone, a hormone found naturally in our bodies).</text:p>
          </table:table-cell>
          <table:table-cell table:formula="of:=IF([.E264] = [.N264]; &quot;TRUE&quot;; &quot;FALSE&quot;)" office:value-type="string" office:string-value="TRUE" calcext:value-type="string">
            <text:p>TRUE</text:p>
          </table:table-cell>
          <table:table-cell office:value-type="string" calcext:value-type="string">
            <text:p>https://thelowdown.com/blog/etonogestrel</text:p>
          </table:table-cell>
          <table:table-cell table:formula="of:=IF([.F264] = [.P264]; &quot;TRUE&quot;; &quot;FALSE&quot;)" office:value-type="string" office:string-value="TRUE" calcext:value-type="string">
            <text:p>TRUE</text:p>
          </table:table-cell>
        </table:table-row>
        <table:table-row table:style-name="ro1">
          <table:table-cell office:value-type="string" calcext:value-type="string">
            <text:p>https://blog.thelowdown.com/blog/tag/contraception</text:p>
          </table:table-cell>
          <table:table-cell office:value-type="string" calcext:value-type="string">
            <text:p>/blog/tag/contraception</text:p>
          </table:table-cell>
          <table:table-cell office:value-type="string" calcext:value-type="string">
            <text:p>contraception</text:p>
          </table:table-cell>
          <table:table-cell office:value-type="string" calcext:value-type="string">
            <text:p>contraception Archives - The Lowdown</text:p>
          </table:table-cell>
          <table:table-cell office:value-type="string" calcext:value-type="string">
            <text:p>N/A</text:p>
          </table:table-cell>
          <table:table-cell office:value-type="string" calcext:value-type="string">
            <text:p>/blog/tag/contraception</text:p>
          </table:table-cell>
          <table:table-cell office:value-type="string" calcext:value-type="string">
            <text:p>http://localhost/thelowdown/wp/blog/tag/contraception</text:p>
          </table:table-cell>
          <table:table-cell office:value-type="string" calcext:value-type="string">
            <text:p>/blog/tag/contraception</text:p>
          </table:table-cell>
          <table:table-cell table:formula="of:=IF([.B265] = [.H265]; &quot;TRUE&quot;; &quot;FALSE&quot;)" office:value-type="string" office:string-value="TRUE" calcext:value-type="string">
            <text:p>TRUE</text:p>
          </table:table-cell>
          <table:table-cell office:value-type="string" calcext:value-type="string">
            <text:p>contraception</text:p>
          </table:table-cell>
          <table:table-cell table:formula="of:=IF([.C265] = [.J265]; &quot;TRUE&quot;; &quot;FALSE&quot;)" office:value-type="string" office:string-value="TRUE" calcext:value-type="string">
            <text:p>TRUE</text:p>
          </table:table-cell>
          <table:table-cell office:value-type="string" calcext:value-type="string">
            <text:p>contraception Archives - The Lowdown</text:p>
          </table:table-cell>
          <table:table-cell table:formula="of:=IF([.D265] = [.L265]; &quot;TRUE&quot;; &quot;FALSE&quot;)" office:value-type="string" office:string-value="TRUE" calcext:value-type="string">
            <text:p>TRUE</text:p>
          </table:table-cell>
          <table:table-cell office:value-type="string" calcext:value-type="string">
            <text:p>N/A</text:p>
          </table:table-cell>
          <table:table-cell table:formula="of:=IF([.E265] = [.N265]; &quot;TRUE&quot;; &quot;FALSE&quot;)" office:value-type="string" office:string-value="TRUE" calcext:value-type="string">
            <text:p>TRUE</text:p>
          </table:table-cell>
          <table:table-cell office:value-type="string" calcext:value-type="string">
            <text:p>/blog/tag/contraception</text:p>
          </table:table-cell>
          <table:table-cell table:formula="of:=IF([.F265] = [.P265]; &quot;TRUE&quot;; &quot;FALSE&quot;)" office:value-type="string" office:string-value="TRUE" calcext:value-type="string">
            <text:p>TRUE</text:p>
          </table:table-cell>
        </table:table-row>
        <table:table-row table:style-name="ro1">
          <table:table-cell office:value-type="string" calcext:value-type="string">
            <text:p>https://blog.thelowdown.com/blog/tag/coming-off-the-birth-control-pill</text:p>
          </table:table-cell>
          <table:table-cell office:value-type="string" calcext:value-type="string">
            <text:p>/blog/tag/coming-off-the-birth-control-pill</text:p>
          </table:table-cell>
          <table:table-cell office:value-type="string" calcext:value-type="string">
            <text:p>coming-off-the-birth-control-pill</text:p>
          </table:table-cell>
          <table:table-cell office:value-type="string" calcext:value-type="string">
            <text:p>coming off the birth control pill Archives - The Lowdown</text:p>
          </table:table-cell>
          <table:table-cell office:value-type="string" calcext:value-type="string">
            <text:p>N/A</text:p>
          </table:table-cell>
          <table:table-cell office:value-type="string" calcext:value-type="string">
            <text:p>/blog/tag/coming-off-the-birth-control-pill</text:p>
          </table:table-cell>
          <table:table-cell office:value-type="string" calcext:value-type="string">
            <text:p>http://localhost/thelowdown/wp/blog/tag/coming-off-the-birth-control-pill</text:p>
          </table:table-cell>
          <table:table-cell office:value-type="string" calcext:value-type="string">
            <text:p>/blog/tag/coming-off-the-birth-control-pill</text:p>
          </table:table-cell>
          <table:table-cell table:formula="of:=IF([.B266] = [.H266]; &quot;TRUE&quot;; &quot;FALSE&quot;)" office:value-type="string" office:string-value="TRUE" calcext:value-type="string">
            <text:p>TRUE</text:p>
          </table:table-cell>
          <table:table-cell office:value-type="string" calcext:value-type="string">
            <text:p>coming-off-the-birth-control-pill</text:p>
          </table:table-cell>
          <table:table-cell table:formula="of:=IF([.C266] = [.J266]; &quot;TRUE&quot;; &quot;FALSE&quot;)" office:value-type="string" office:string-value="TRUE" calcext:value-type="string">
            <text:p>TRUE</text:p>
          </table:table-cell>
          <table:table-cell office:value-type="string" calcext:value-type="string">
            <text:p>coming off the birth control pill Archives - The Lowdown</text:p>
          </table:table-cell>
          <table:table-cell table:formula="of:=IF([.D266] = [.L266]; &quot;TRUE&quot;; &quot;FALSE&quot;)" office:value-type="string" office:string-value="TRUE" calcext:value-type="string">
            <text:p>TRUE</text:p>
          </table:table-cell>
          <table:table-cell office:value-type="string" calcext:value-type="string">
            <text:p>N/A</text:p>
          </table:table-cell>
          <table:table-cell table:formula="of:=IF([.E266] = [.N266]; &quot;TRUE&quot;; &quot;FALSE&quot;)" office:value-type="string" office:string-value="TRUE" calcext:value-type="string">
            <text:p>TRUE</text:p>
          </table:table-cell>
          <table:table-cell office:value-type="string" calcext:value-type="string">
            <text:p>/blog/tag/coming-off-the-birth-control-pill</text:p>
          </table:table-cell>
          <table:table-cell table:formula="of:=IF([.F266] = [.P266]; &quot;TRUE&quot;; &quot;FALSE&quot;)" office:value-type="string" office:string-value="TRUE" calcext:value-type="string">
            <text:p>TRUE</text:p>
          </table:table-cell>
        </table:table-row>
        <table:table-row table:style-name="ro1">
          <table:table-cell office:value-type="string" calcext:value-type="string">
            <text:p>https://blog.thelowdown.com/blog/tag/migraines</text:p>
          </table:table-cell>
          <table:table-cell office:value-type="string" calcext:value-type="string">
            <text:p>/blog/tag/migraines</text:p>
          </table:table-cell>
          <table:table-cell office:value-type="string" calcext:value-type="string">
            <text:p>migraines</text:p>
          </table:table-cell>
          <table:table-cell office:value-type="string" calcext:value-type="string">
            <text:p>migraines Archives - The Lowdown</text:p>
          </table:table-cell>
          <table:table-cell office:value-type="string" calcext:value-type="string">
            <text:p>N/A</text:p>
          </table:table-cell>
          <table:table-cell office:value-type="string" calcext:value-type="string">
            <text:p>/blog/tag/migraines</text:p>
          </table:table-cell>
          <table:table-cell office:value-type="string" calcext:value-type="string">
            <text:p>http://localhost/thelowdown/wp/blog/tag/migraines</text:p>
          </table:table-cell>
          <table:table-cell office:value-type="string" calcext:value-type="string">
            <text:p>/blog/tag/migraines</text:p>
          </table:table-cell>
          <table:table-cell table:formula="of:=IF([.B267] = [.H267]; &quot;TRUE&quot;; &quot;FALSE&quot;)" office:value-type="string" office:string-value="TRUE" calcext:value-type="string">
            <text:p>TRUE</text:p>
          </table:table-cell>
          <table:table-cell office:value-type="string" calcext:value-type="string">
            <text:p>migraines</text:p>
          </table:table-cell>
          <table:table-cell table:formula="of:=IF([.C267] = [.J267]; &quot;TRUE&quot;; &quot;FALSE&quot;)" office:value-type="string" office:string-value="TRUE" calcext:value-type="string">
            <text:p>TRUE</text:p>
          </table:table-cell>
          <table:table-cell office:value-type="string" calcext:value-type="string">
            <text:p>migraines Archives - The Lowdown</text:p>
          </table:table-cell>
          <table:table-cell table:formula="of:=IF([.D267] = [.L267]; &quot;TRUE&quot;; &quot;FALSE&quot;)" office:value-type="string" office:string-value="TRUE" calcext:value-type="string">
            <text:p>TRUE</text:p>
          </table:table-cell>
          <table:table-cell office:value-type="string" calcext:value-type="string">
            <text:p>N/A</text:p>
          </table:table-cell>
          <table:table-cell table:formula="of:=IF([.E267] = [.N267]; &quot;TRUE&quot;; &quot;FALSE&quot;)" office:value-type="string" office:string-value="TRUE" calcext:value-type="string">
            <text:p>TRUE</text:p>
          </table:table-cell>
          <table:table-cell office:value-type="string" calcext:value-type="string">
            <text:p>/blog/tag/migraines</text:p>
          </table:table-cell>
          <table:table-cell table:formula="of:=IF([.F267] = [.P267]; &quot;TRUE&quot;; &quot;FALSE&quot;)" office:value-type="string" office:string-value="TRUE" calcext:value-type="string">
            <text:p>TRUE</text:p>
          </table:table-cell>
        </table:table-row>
        <table:table-row table:style-name="ro1">
          <table:table-cell office:value-type="string" calcext:value-type="string">
            <text:p>https://blog.thelowdown.com/blog/do-i-need-to-give-my-body-a-break-from-contraception</text:p>
          </table:table-cell>
          <table:table-cell office:value-type="string" calcext:value-type="string">
            <text:p>/blog/do-i-need-to-give-my-body-a-break-from-contraception</text:p>
          </table:table-cell>
          <table:table-cell office:value-type="string" calcext:value-type="string">
            <text:p>do-i-need-to-give-my-body-a-break-from-contraception</text:p>
          </table:table-cell>
          <table:table-cell office:value-type="string" calcext:value-type="string">
            <text:p>Do I Need To Give My Body A Break From Contraception? | The Lowdown</text:p>
          </table:table-cell>
          <table:table-cell office:value-type="string" calcext:value-type="string">
            <text:p>There are loads of reasons you may want to give yourself a longer break from contraception, but the question is: do you need to?</text:p>
          </table:table-cell>
          <table:table-cell office:value-type="string" calcext:value-type="string">
            <text:p>https://thelowdown.com/blog/do-i-need-to-give-my-body-a-break-from-contraception</text:p>
          </table:table-cell>
          <table:table-cell office:value-type="string" calcext:value-type="string">
            <text:p>http://localhost/thelowdown/wp/blog/do-i-need-to-give-my-body-a-break-from-contraception</text:p>
          </table:table-cell>
          <table:table-cell office:value-type="string" calcext:value-type="string">
            <text:p>/blog/do-i-need-to-give-my-body-a-break-from-contraception</text:p>
          </table:table-cell>
          <table:table-cell table:formula="of:=IF([.B268] = [.H268]; &quot;TRUE&quot;; &quot;FALSE&quot;)" office:value-type="string" office:string-value="TRUE" calcext:value-type="string">
            <text:p>TRUE</text:p>
          </table:table-cell>
          <table:table-cell office:value-type="string" calcext:value-type="string">
            <text:p>do-i-need-to-give-my-body-a-break-from-contraception</text:p>
          </table:table-cell>
          <table:table-cell table:formula="of:=IF([.C268] = [.J268]; &quot;TRUE&quot;; &quot;FALSE&quot;)" office:value-type="string" office:string-value="TRUE" calcext:value-type="string">
            <text:p>TRUE</text:p>
          </table:table-cell>
          <table:table-cell office:value-type="string" calcext:value-type="string">
            <text:p>Do I Need To Give My Body A Break From Contraception? | The Lowdown</text:p>
          </table:table-cell>
          <table:table-cell table:formula="of:=IF([.D268] = [.L268]; &quot;TRUE&quot;; &quot;FALSE&quot;)" office:value-type="string" office:string-value="TRUE" calcext:value-type="string">
            <text:p>TRUE</text:p>
          </table:table-cell>
          <table:table-cell office:value-type="string" calcext:value-type="string">
            <text:p>There are loads of reasons you may want to give yourself a longer break from contraception, but the question is: do you need to?</text:p>
          </table:table-cell>
          <table:table-cell table:formula="of:=IF([.E268] = [.N268]; &quot;TRUE&quot;; &quot;FALSE&quot;)" office:value-type="string" office:string-value="TRUE" calcext:value-type="string">
            <text:p>TRUE</text:p>
          </table:table-cell>
          <table:table-cell office:value-type="string" calcext:value-type="string">
            <text:p>https://thelowdown.com/blog/do-i-need-to-give-my-body-a-break-from-contraception</text:p>
          </table:table-cell>
          <table:table-cell table:formula="of:=IF([.F268] = [.P268]; &quot;TRUE&quot;; &quot;FALSE&quot;)" office:value-type="string" office:string-value="TRUE" calcext:value-type="string">
            <text:p>TRUE</text:p>
          </table:table-cell>
        </table:table-row>
        <table:table-row table:style-name="ro1">
          <table:table-cell office:value-type="string" calcext:value-type="string">
            <text:p>https://blog.thelowdown.com/blog/tag/progestin</text:p>
          </table:table-cell>
          <table:table-cell office:value-type="string" calcext:value-type="string">
            <text:p>/blog/tag/progestin</text:p>
          </table:table-cell>
          <table:table-cell office:value-type="string" calcext:value-type="string">
            <text:p>progestin</text:p>
          </table:table-cell>
          <table:table-cell office:value-type="string" calcext:value-type="string">
            <text:p>progestin Archives - The Lowdown</text:p>
          </table:table-cell>
          <table:table-cell office:value-type="string" calcext:value-type="string">
            <text:p>N/A</text:p>
          </table:table-cell>
          <table:table-cell office:value-type="string" calcext:value-type="string">
            <text:p>/blog/tag/progestin</text:p>
          </table:table-cell>
          <table:table-cell office:value-type="string" calcext:value-type="string">
            <text:p>http://localhost/thelowdown/wp/blog/tag/progestin</text:p>
          </table:table-cell>
          <table:table-cell office:value-type="string" calcext:value-type="string">
            <text:p>/blog/tag/progestin</text:p>
          </table:table-cell>
          <table:table-cell table:formula="of:=IF([.B269] = [.H269]; &quot;TRUE&quot;; &quot;FALSE&quot;)" office:value-type="string" office:string-value="TRUE" calcext:value-type="string">
            <text:p>TRUE</text:p>
          </table:table-cell>
          <table:table-cell office:value-type="string" calcext:value-type="string">
            <text:p>progestin</text:p>
          </table:table-cell>
          <table:table-cell table:formula="of:=IF([.C269] = [.J269]; &quot;TRUE&quot;; &quot;FALSE&quot;)" office:value-type="string" office:string-value="TRUE" calcext:value-type="string">
            <text:p>TRUE</text:p>
          </table:table-cell>
          <table:table-cell office:value-type="string" calcext:value-type="string">
            <text:p>progestin Archives - The Lowdown</text:p>
          </table:table-cell>
          <table:table-cell table:formula="of:=IF([.D269] = [.L269]; &quot;TRUE&quot;; &quot;FALSE&quot;)" office:value-type="string" office:string-value="TRUE" calcext:value-type="string">
            <text:p>TRUE</text:p>
          </table:table-cell>
          <table:table-cell office:value-type="string" calcext:value-type="string">
            <text:p>N/A</text:p>
          </table:table-cell>
          <table:table-cell table:formula="of:=IF([.E269] = [.N269]; &quot;TRUE&quot;; &quot;FALSE&quot;)" office:value-type="string" office:string-value="TRUE" calcext:value-type="string">
            <text:p>TRUE</text:p>
          </table:table-cell>
          <table:table-cell office:value-type="string" calcext:value-type="string">
            <text:p>/blog/tag/progestin</text:p>
          </table:table-cell>
          <table:table-cell table:formula="of:=IF([.F269] = [.P269]; &quot;TRUE&quot;; &quot;FALSE&quot;)" office:value-type="string" office:string-value="TRUE" calcext:value-type="string">
            <text:p>TRUE</text:p>
          </table:table-cell>
        </table:table-row>
        <table:table-row table:style-name="ro1">
          <table:table-cell office:value-type="string" calcext:value-type="string">
            <text:p>https://blog.thelowdown.com/blog/contraception-fertility</text:p>
          </table:table-cell>
          <table:table-cell office:value-type="string" calcext:value-type="string">
            <text:p>/blog/contraception-fertility</text:p>
          </table:table-cell>
          <table:table-cell office:value-type="string" calcext:value-type="string">
            <text:p>contraception-fertility</text:p>
          </table:table-cell>
          <table:table-cell office:value-type="string" calcext:value-type="string">
            <text:p>Contraception and the Return to Fertility | The Lowdown</text:p>
          </table:table-cell>
          <table:table-cell office:value-type="string" calcext:value-type="string">
            <text:p>What happens when you want to come off it when you are actively looking to get pregnant? Is fertility affected by the pill? We give you all the info.</text:p>
          </table:table-cell>
          <table:table-cell office:value-type="string" calcext:value-type="string">
            <text:p>https://thelowdown.com/blog/contraception-fertility</text:p>
          </table:table-cell>
          <table:table-cell office:value-type="string" calcext:value-type="string">
            <text:p>http://localhost/thelowdown/wp/blog/contraception-fertility</text:p>
          </table:table-cell>
          <table:table-cell office:value-type="string" calcext:value-type="string">
            <text:p>/blog/contraception-fertility</text:p>
          </table:table-cell>
          <table:table-cell table:formula="of:=IF([.B270] = [.H270]; &quot;TRUE&quot;; &quot;FALSE&quot;)" office:value-type="string" office:string-value="TRUE" calcext:value-type="string">
            <text:p>TRUE</text:p>
          </table:table-cell>
          <table:table-cell office:value-type="string" calcext:value-type="string">
            <text:p>contraception-fertility</text:p>
          </table:table-cell>
          <table:table-cell table:formula="of:=IF([.C270] = [.J270]; &quot;TRUE&quot;; &quot;FALSE&quot;)" office:value-type="string" office:string-value="TRUE" calcext:value-type="string">
            <text:p>TRUE</text:p>
          </table:table-cell>
          <table:table-cell office:value-type="string" calcext:value-type="string">
            <text:p>Contraception and the Return to Fertility | The Lowdown</text:p>
          </table:table-cell>
          <table:table-cell table:formula="of:=IF([.D270] = [.L270]; &quot;TRUE&quot;; &quot;FALSE&quot;)" office:value-type="string" office:string-value="TRUE" calcext:value-type="string">
            <text:p>TRUE</text:p>
          </table:table-cell>
          <table:table-cell office:value-type="string" calcext:value-type="string">
            <text:p>What happens when you want to come off it when you are actively looking to get pregnant? Is fertility affected by the pill? We give you all the info.</text:p>
          </table:table-cell>
          <table:table-cell table:formula="of:=IF([.E270] = [.N270]; &quot;TRUE&quot;; &quot;FALSE&quot;)" office:value-type="string" office:string-value="TRUE" calcext:value-type="string">
            <text:p>TRUE</text:p>
          </table:table-cell>
          <table:table-cell office:value-type="string" calcext:value-type="string">
            <text:p>https://thelowdown.com/blog/contraception-fertility</text:p>
          </table:table-cell>
          <table:table-cell table:formula="of:=IF([.F270] = [.P270]; &quot;TRUE&quot;; &quot;FALSE&quot;)" office:value-type="string" office:string-value="TRUE" calcext:value-type="string">
            <text:p>TRUE</text:p>
          </table:table-cell>
        </table:table-row>
        <table:table-row table:style-name="ro1">
          <table:table-cell office:value-type="string" calcext:value-type="string">
            <text:p>https://blog.thelowdown.com/blog/tag/menopause</text:p>
          </table:table-cell>
          <table:table-cell office:value-type="string" calcext:value-type="string">
            <text:p>/blog/tag/menopause</text:p>
          </table:table-cell>
          <table:table-cell office:value-type="string" calcext:value-type="string">
            <text:p>menopause</text:p>
          </table:table-cell>
          <table:table-cell office:value-type="string" calcext:value-type="string">
            <text:p>menopause Archives - The Lowdown</text:p>
          </table:table-cell>
          <table:table-cell office:value-type="string" calcext:value-type="string">
            <text:p>N/A</text:p>
          </table:table-cell>
          <table:table-cell office:value-type="string" calcext:value-type="string">
            <text:p>/blog/tag/menopause</text:p>
          </table:table-cell>
          <table:table-cell office:value-type="string" calcext:value-type="string">
            <text:p>http://localhost/thelowdown/wp/blog/tag/menopause</text:p>
          </table:table-cell>
          <table:table-cell office:value-type="string" calcext:value-type="string">
            <text:p>/blog/tag/menopause</text:p>
          </table:table-cell>
          <table:table-cell table:formula="of:=IF([.B271] = [.H271]; &quot;TRUE&quot;; &quot;FALSE&quot;)" office:value-type="string" office:string-value="TRUE" calcext:value-type="string">
            <text:p>TRUE</text:p>
          </table:table-cell>
          <table:table-cell office:value-type="string" calcext:value-type="string">
            <text:p>menopause</text:p>
          </table:table-cell>
          <table:table-cell table:formula="of:=IF([.C271] = [.J271]; &quot;TRUE&quot;; &quot;FALSE&quot;)" office:value-type="string" office:string-value="TRUE" calcext:value-type="string">
            <text:p>TRUE</text:p>
          </table:table-cell>
          <table:table-cell office:value-type="string" calcext:value-type="string">
            <text:p>menopause Archives - The Lowdown</text:p>
          </table:table-cell>
          <table:table-cell table:formula="of:=IF([.D271] = [.L271]; &quot;TRUE&quot;; &quot;FALSE&quot;)" office:value-type="string" office:string-value="TRUE" calcext:value-type="string">
            <text:p>TRUE</text:p>
          </table:table-cell>
          <table:table-cell office:value-type="string" calcext:value-type="string">
            <text:p>N/A</text:p>
          </table:table-cell>
          <table:table-cell table:formula="of:=IF([.E271] = [.N271]; &quot;TRUE&quot;; &quot;FALSE&quot;)" office:value-type="string" office:string-value="TRUE" calcext:value-type="string">
            <text:p>TRUE</text:p>
          </table:table-cell>
          <table:table-cell office:value-type="string" calcext:value-type="string">
            <text:p>/blog/tag/menopause</text:p>
          </table:table-cell>
          <table:table-cell table:formula="of:=IF([.F271] = [.P271]; &quot;TRUE&quot;; &quot;FALSE&quot;)" office:value-type="string" office:string-value="TRUE" calcext:value-type="string">
            <text:p>TRUE</text:p>
          </table:table-cell>
        </table:table-row>
        <table:table-row table:style-name="ro1">
          <table:table-cell office:value-type="string" calcext:value-type="string">
            <text:p>https://blog.thelowdown.com/blog/what-does-endometriosis-feel-like</text:p>
          </table:table-cell>
          <table:table-cell office:value-type="string" calcext:value-type="string">
            <text:p>/blog/what-does-endometriosis-feel-like</text:p>
          </table:table-cell>
          <table:table-cell office:value-type="string" calcext:value-type="string">
            <text:p>what-does-endometriosis-feel-like</text:p>
          </table:table-cell>
          <table:table-cell office:value-type="string" calcext:value-type="string">
            <text:p>What Does Endometriosis Feel Like?</text:p>
          </table:table-cell>
          <table:table-cell office:value-type="string" calcext:value-type="string">
            <text:p>We asked our Instagram audience how they describe their endometriosis pain. Dr Fran Yarlett explains how people with endometriosis can talk to their GP.</text:p>
          </table:table-cell>
          <table:table-cell office:value-type="string" calcext:value-type="string">
            <text:p>https://thelowdown.com/blog/what-does-endometriosis-feel-like</text:p>
          </table:table-cell>
          <table:table-cell office:value-type="string" calcext:value-type="string">
            <text:p>http://localhost/thelowdown/wp/blog/what-does-endometriosis-feel-like</text:p>
          </table:table-cell>
          <table:table-cell office:value-type="string" calcext:value-type="string">
            <text:p>/blog/what-does-endometriosis-feel-like</text:p>
          </table:table-cell>
          <table:table-cell table:formula="of:=IF([.B272] = [.H272]; &quot;TRUE&quot;; &quot;FALSE&quot;)" office:value-type="string" office:string-value="TRUE" calcext:value-type="string">
            <text:p>TRUE</text:p>
          </table:table-cell>
          <table:table-cell office:value-type="string" calcext:value-type="string">
            <text:p>what-does-endometriosis-feel-like</text:p>
          </table:table-cell>
          <table:table-cell table:formula="of:=IF([.C272] = [.J272]; &quot;TRUE&quot;; &quot;FALSE&quot;)" office:value-type="string" office:string-value="TRUE" calcext:value-type="string">
            <text:p>TRUE</text:p>
          </table:table-cell>
          <table:table-cell office:value-type="string" calcext:value-type="string">
            <text:p>What Does Endometriosis Feel Like?</text:p>
          </table:table-cell>
          <table:table-cell table:formula="of:=IF([.D272] = [.L272]; &quot;TRUE&quot;; &quot;FALSE&quot;)" office:value-type="string" office:string-value="TRUE" calcext:value-type="string">
            <text:p>TRUE</text:p>
          </table:table-cell>
          <table:table-cell office:value-type="string" calcext:value-type="string">
            <text:p>We asked our Instagram audience how they describe their endometriosis pain. Dr Fran Yarlett explains how people with endometriosis can talk to their GP.</text:p>
          </table:table-cell>
          <table:table-cell table:formula="of:=IF([.E272] = [.N272]; &quot;TRUE&quot;; &quot;FALSE&quot;)" office:value-type="string" office:string-value="TRUE" calcext:value-type="string">
            <text:p>TRUE</text:p>
          </table:table-cell>
          <table:table-cell office:value-type="string" calcext:value-type="string">
            <text:p>https://thelowdown.com/blog/what-does-endometriosis-feel-like</text:p>
          </table:table-cell>
          <table:table-cell table:formula="of:=IF([.F272] = [.P272]; &quot;TRUE&quot;; &quot;FALSE&quot;)" office:value-type="string" office:string-value="TRUE" calcext:value-type="string">
            <text:p>TRUE</text:p>
          </table:table-cell>
        </table:table-row>
        <table:table-row table:style-name="ro1">
          <table:table-cell office:value-type="string" calcext:value-type="string">
            <text:p>https://blog.thelowdown.com/blog/tag/genital-warts</text:p>
          </table:table-cell>
          <table:table-cell office:value-type="string" calcext:value-type="string">
            <text:p>/blog/tag/genital-warts</text:p>
          </table:table-cell>
          <table:table-cell office:value-type="string" calcext:value-type="string">
            <text:p>genital-warts</text:p>
          </table:table-cell>
          <table:table-cell office:value-type="string" calcext:value-type="string">
            <text:p>genital warts Archives - The Lowdown</text:p>
          </table:table-cell>
          <table:table-cell office:value-type="string" calcext:value-type="string">
            <text:p>N/A</text:p>
          </table:table-cell>
          <table:table-cell office:value-type="string" calcext:value-type="string">
            <text:p>/blog/tag/genital-warts</text:p>
          </table:table-cell>
          <table:table-cell office:value-type="string" calcext:value-type="string">
            <text:p>http://localhost/thelowdown/wp/blog/tag/genital-warts</text:p>
          </table:table-cell>
          <table:table-cell office:value-type="string" calcext:value-type="string">
            <text:p>/blog/tag/genital-warts</text:p>
          </table:table-cell>
          <table:table-cell table:formula="of:=IF([.B273] = [.H273]; &quot;TRUE&quot;; &quot;FALSE&quot;)" office:value-type="string" office:string-value="TRUE" calcext:value-type="string">
            <text:p>TRUE</text:p>
          </table:table-cell>
          <table:table-cell office:value-type="string" calcext:value-type="string">
            <text:p>genital-warts</text:p>
          </table:table-cell>
          <table:table-cell table:formula="of:=IF([.C273] = [.J273]; &quot;TRUE&quot;; &quot;FALSE&quot;)" office:value-type="string" office:string-value="TRUE" calcext:value-type="string">
            <text:p>TRUE</text:p>
          </table:table-cell>
          <table:table-cell office:value-type="string" calcext:value-type="string">
            <text:p>genital warts Archives - The Lowdown</text:p>
          </table:table-cell>
          <table:table-cell table:formula="of:=IF([.D273] = [.L273]; &quot;TRUE&quot;; &quot;FALSE&quot;)" office:value-type="string" office:string-value="TRUE" calcext:value-type="string">
            <text:p>TRUE</text:p>
          </table:table-cell>
          <table:table-cell office:value-type="string" calcext:value-type="string">
            <text:p>N/A</text:p>
          </table:table-cell>
          <table:table-cell table:formula="of:=IF([.E273] = [.N273]; &quot;TRUE&quot;; &quot;FALSE&quot;)" office:value-type="string" office:string-value="TRUE" calcext:value-type="string">
            <text:p>TRUE</text:p>
          </table:table-cell>
          <table:table-cell office:value-type="string" calcext:value-type="string">
            <text:p>/blog/tag/genital-warts</text:p>
          </table:table-cell>
          <table:table-cell table:formula="of:=IF([.F273] = [.P273]; &quot;TRUE&quot;; &quot;FALSE&quot;)" office:value-type="string" office:string-value="TRUE" calcext:value-type="string">
            <text:p>TRUE</text:p>
          </table:table-cell>
        </table:table-row>
        <table:table-row table:style-name="ro1">
          <table:table-cell office:value-type="string" calcext:value-type="string">
            <text:p>https://blog.thelowdown.com/blog/tag/microgynon-ed</text:p>
          </table:table-cell>
          <table:table-cell office:value-type="string" calcext:value-type="string">
            <text:p>/blog/tag/microgynon-ed</text:p>
          </table:table-cell>
          <table:table-cell office:value-type="string" calcext:value-type="string">
            <text:p>microgynon-ed</text:p>
          </table:table-cell>
          <table:table-cell office:value-type="string" calcext:value-type="string">
            <text:p>Microgynon ED Archives - The Lowdown</text:p>
          </table:table-cell>
          <table:table-cell office:value-type="string" calcext:value-type="string">
            <text:p>N/A</text:p>
          </table:table-cell>
          <table:table-cell office:value-type="string" calcext:value-type="string">
            <text:p>/blog/tag/microgynon-ed</text:p>
          </table:table-cell>
          <table:table-cell office:value-type="string" calcext:value-type="string">
            <text:p>http://localhost/thelowdown/wp/blog/tag/microgynon-ed</text:p>
          </table:table-cell>
          <table:table-cell office:value-type="string" calcext:value-type="string">
            <text:p>/blog/tag/microgynon-ed</text:p>
          </table:table-cell>
          <table:table-cell table:formula="of:=IF([.B274] = [.H274]; &quot;TRUE&quot;; &quot;FALSE&quot;)" office:value-type="string" office:string-value="TRUE" calcext:value-type="string">
            <text:p>TRUE</text:p>
          </table:table-cell>
          <table:table-cell office:value-type="string" calcext:value-type="string">
            <text:p>microgynon-ed</text:p>
          </table:table-cell>
          <table:table-cell table:formula="of:=IF([.C274] = [.J274]; &quot;TRUE&quot;; &quot;FALSE&quot;)" office:value-type="string" office:string-value="TRUE" calcext:value-type="string">
            <text:p>TRUE</text:p>
          </table:table-cell>
          <table:table-cell office:value-type="string" calcext:value-type="string">
            <text:p>Microgynon ED Archives - The Lowdown</text:p>
          </table:table-cell>
          <table:table-cell table:formula="of:=IF([.D274] = [.L274]; &quot;TRUE&quot;; &quot;FALSE&quot;)" office:value-type="string" office:string-value="TRUE" calcext:value-type="string">
            <text:p>TRUE</text:p>
          </table:table-cell>
          <table:table-cell office:value-type="string" calcext:value-type="string">
            <text:p>N/A</text:p>
          </table:table-cell>
          <table:table-cell table:formula="of:=IF([.E274] = [.N274]; &quot;TRUE&quot;; &quot;FALSE&quot;)" office:value-type="string" office:string-value="TRUE" calcext:value-type="string">
            <text:p>TRUE</text:p>
          </table:table-cell>
          <table:table-cell office:value-type="string" calcext:value-type="string">
            <text:p>/blog/tag/microgynon-ed</text:p>
          </table:table-cell>
          <table:table-cell table:formula="of:=IF([.F274] = [.P274]; &quot;TRUE&quot;; &quot;FALSE&quot;)" office:value-type="string" office:string-value="TRUE" calcext:value-type="string">
            <text:p>TRUE</text:p>
          </table:table-cell>
        </table:table-row>
        <table:table-row table:style-name="ro1">
          <table:table-cell office:value-type="string" calcext:value-type="string">
            <text:p>https://blog.thelowdown.com/blog/gestodene</text:p>
          </table:table-cell>
          <table:table-cell office:value-type="string" calcext:value-type="string">
            <text:p>/blog/gestodene</text:p>
          </table:table-cell>
          <table:table-cell office:value-type="string" calcext:value-type="string">
            <text:p>gestodene</text:p>
          </table:table-cell>
          <table:table-cell office:value-type="string" calcext:value-type="string">
            <text:p>Gestodene | The Lowdown</text:p>
          </table:table-cell>
          <table:table-cell office:value-type="string" calcext:value-type="string">
            <text:p>Gestodene is a third-generation synthetic progestin and almost always used in the combined pill alongside synthetic oestrogens.</text:p>
          </table:table-cell>
          <table:table-cell office:value-type="string" calcext:value-type="string">
            <text:p>https://thelowdown.com/blog/gestodene</text:p>
          </table:table-cell>
          <table:table-cell office:value-type="string" calcext:value-type="string">
            <text:p>http://localhost/thelowdown/wp/blog/gestodene</text:p>
          </table:table-cell>
          <table:table-cell office:value-type="string" calcext:value-type="string">
            <text:p>/blog/gestodene</text:p>
          </table:table-cell>
          <table:table-cell table:formula="of:=IF([.B275] = [.H275]; &quot;TRUE&quot;; &quot;FALSE&quot;)" office:value-type="string" office:string-value="TRUE" calcext:value-type="string">
            <text:p>TRUE</text:p>
          </table:table-cell>
          <table:table-cell office:value-type="string" calcext:value-type="string">
            <text:p>gestodene</text:p>
          </table:table-cell>
          <table:table-cell table:formula="of:=IF([.C275] = [.J275]; &quot;TRUE&quot;; &quot;FALSE&quot;)" office:value-type="string" office:string-value="TRUE" calcext:value-type="string">
            <text:p>TRUE</text:p>
          </table:table-cell>
          <table:table-cell office:value-type="string" calcext:value-type="string">
            <text:p>Gestodene | The Lowdown</text:p>
          </table:table-cell>
          <table:table-cell table:formula="of:=IF([.D275] = [.L275]; &quot;TRUE&quot;; &quot;FALSE&quot;)" office:value-type="string" office:string-value="TRUE" calcext:value-type="string">
            <text:p>TRUE</text:p>
          </table:table-cell>
          <table:table-cell office:value-type="string" calcext:value-type="string">
            <text:p>Gestodene is a third-generation synthetic progestin and almost always used in the combined pill alongside synthetic oestrogens.</text:p>
          </table:table-cell>
          <table:table-cell table:formula="of:=IF([.E275] = [.N275]; &quot;TRUE&quot;; &quot;FALSE&quot;)" office:value-type="string" office:string-value="TRUE" calcext:value-type="string">
            <text:p>TRUE</text:p>
          </table:table-cell>
          <table:table-cell office:value-type="string" calcext:value-type="string">
            <text:p>https://thelowdown.com/blog/gestodene</text:p>
          </table:table-cell>
          <table:table-cell table:formula="of:=IF([.F275] = [.P275]; &quot;TRUE&quot;; &quot;FALSE&quot;)" office:value-type="string" office:string-value="TRUE" calcext:value-type="string">
            <text:p>TRUE</text:p>
          </table:table-cell>
        </table:table-row>
        <table:table-row table:style-name="ro1">
          <table:table-cell office:value-type="string" calcext:value-type="string">
            <text:p>https://blog.thelowdown.com/blog/tag/bleeding</text:p>
          </table:table-cell>
          <table:table-cell office:value-type="string" calcext:value-type="string">
            <text:p>/blog/tag/bleeding</text:p>
          </table:table-cell>
          <table:table-cell office:value-type="string" calcext:value-type="string">
            <text:p>bleeding</text:p>
          </table:table-cell>
          <table:table-cell office:value-type="string" calcext:value-type="string">
            <text:p>bleeding Archives - The Lowdown</text:p>
          </table:table-cell>
          <table:table-cell office:value-type="string" calcext:value-type="string">
            <text:p>N/A</text:p>
          </table:table-cell>
          <table:table-cell office:value-type="string" calcext:value-type="string">
            <text:p>/blog/tag/bleeding</text:p>
          </table:table-cell>
          <table:table-cell office:value-type="string" calcext:value-type="string">
            <text:p>http://localhost/thelowdown/wp/blog/tag/bleeding</text:p>
          </table:table-cell>
          <table:table-cell office:value-type="string" calcext:value-type="string">
            <text:p>/blog/tag/bleeding</text:p>
          </table:table-cell>
          <table:table-cell table:formula="of:=IF([.B276] = [.H276]; &quot;TRUE&quot;; &quot;FALSE&quot;)" office:value-type="string" office:string-value="TRUE" calcext:value-type="string">
            <text:p>TRUE</text:p>
          </table:table-cell>
          <table:table-cell office:value-type="string" calcext:value-type="string">
            <text:p>bleeding</text:p>
          </table:table-cell>
          <table:table-cell table:formula="of:=IF([.C276] = [.J276]; &quot;TRUE&quot;; &quot;FALSE&quot;)" office:value-type="string" office:string-value="TRUE" calcext:value-type="string">
            <text:p>TRUE</text:p>
          </table:table-cell>
          <table:table-cell office:value-type="string" calcext:value-type="string">
            <text:p>bleeding Archives - The Lowdown</text:p>
          </table:table-cell>
          <table:table-cell table:formula="of:=IF([.D276] = [.L276]; &quot;TRUE&quot;; &quot;FALSE&quot;)" office:value-type="string" office:string-value="TRUE" calcext:value-type="string">
            <text:p>TRUE</text:p>
          </table:table-cell>
          <table:table-cell office:value-type="string" calcext:value-type="string">
            <text:p>N/A</text:p>
          </table:table-cell>
          <table:table-cell table:formula="of:=IF([.E276] = [.N276]; &quot;TRUE&quot;; &quot;FALSE&quot;)" office:value-type="string" office:string-value="TRUE" calcext:value-type="string">
            <text:p>TRUE</text:p>
          </table:table-cell>
          <table:table-cell office:value-type="string" calcext:value-type="string">
            <text:p>/blog/tag/bleeding</text:p>
          </table:table-cell>
          <table:table-cell table:formula="of:=IF([.F276] = [.P276]; &quot;TRUE&quot;; &quot;FALSE&quot;)" office:value-type="string" office:string-value="TRUE" calcext:value-type="string">
            <text:p>TRUE</text:p>
          </table:table-cell>
        </table:table-row>
        <table:table-row table:style-name="ro1">
          <table:table-cell office:value-type="string" calcext:value-type="string">
            <text:p>https://blog.thelowdown.com/blog/menopause-fatigue-tiredness</text:p>
          </table:table-cell>
          <table:table-cell office:value-type="string" calcext:value-type="string">
            <text:p>/blog/menopause-fatigue-tiredness</text:p>
          </table:table-cell>
          <table:table-cell office:value-type="string" calcext:value-type="string">
            <text:p>menopause-fatigue-tiredness</text:p>
          </table:table-cell>
          <table:table-cell office:value-type="string" calcext:value-type="string">
            <text:p>Menopause Fatigue - The Lowdown</text:p>
          </table:table-cell>
          <table:table-cell office:value-type="string" calcext:value-type="string">
            <text:p>Get the lowdown on whether it is menopause or something else causing tiredness, symptoms of menopause and how to track these effectively</text:p>
          </table:table-cell>
          <table:table-cell office:value-type="string" calcext:value-type="string">
            <text:p>https://thelowdown.com/blog/menopause-fatigue-tiredness</text:p>
          </table:table-cell>
          <table:table-cell office:value-type="string" calcext:value-type="string">
            <text:p>http://localhost/thelowdown/wp/blog/menopause-fatigue-tiredness</text:p>
          </table:table-cell>
          <table:table-cell office:value-type="string" calcext:value-type="string">
            <text:p>/blog/menopause-fatigue-tiredness</text:p>
          </table:table-cell>
          <table:table-cell table:formula="of:=IF([.B277] = [.H277]; &quot;TRUE&quot;; &quot;FALSE&quot;)" office:value-type="string" office:string-value="TRUE" calcext:value-type="string">
            <text:p>TRUE</text:p>
          </table:table-cell>
          <table:table-cell office:value-type="string" calcext:value-type="string">
            <text:p>menopause-fatigue-tiredness</text:p>
          </table:table-cell>
          <table:table-cell table:formula="of:=IF([.C277] = [.J277]; &quot;TRUE&quot;; &quot;FALSE&quot;)" office:value-type="string" office:string-value="TRUE" calcext:value-type="string">
            <text:p>TRUE</text:p>
          </table:table-cell>
          <table:table-cell office:value-type="string" calcext:value-type="string">
            <text:p>Menopause Fatigue - The Lowdown</text:p>
          </table:table-cell>
          <table:table-cell table:formula="of:=IF([.D277] = [.L277]; &quot;TRUE&quot;; &quot;FALSE&quot;)" office:value-type="string" office:string-value="TRUE" calcext:value-type="string">
            <text:p>TRUE</text:p>
          </table:table-cell>
          <table:table-cell office:value-type="string" calcext:value-type="string">
            <text:p>Get the lowdown on whether it is menopause or something else causing tiredness, symptoms of menopause and how to track these effectively</text:p>
          </table:table-cell>
          <table:table-cell table:formula="of:=IF([.E277] = [.N277]; &quot;TRUE&quot;; &quot;FALSE&quot;)" office:value-type="string" office:string-value="TRUE" calcext:value-type="string">
            <text:p>TRUE</text:p>
          </table:table-cell>
          <table:table-cell office:value-type="string" calcext:value-type="string">
            <text:p>https://thelowdown.com/blog/menopause-fatigue-tiredness</text:p>
          </table:table-cell>
          <table:table-cell table:formula="of:=IF([.F277] = [.P277]; &quot;TRUE&quot;; &quot;FALSE&quot;)" office:value-type="string" office:string-value="TRUE" calcext:value-type="string">
            <text:p>TRUE</text:p>
          </table:table-cell>
        </table:table-row>
        <table:table-row table:style-name="ro1">
          <table:table-cell office:value-type="string" calcext:value-type="string">
            <text:p>https://blog.thelowdown.com/blog/decidual-cast</text:p>
          </table:table-cell>
          <table:table-cell office:value-type="string" calcext:value-type="string">
            <text:p>/blog/decidual-cast</text:p>
          </table:table-cell>
          <table:table-cell office:value-type="string" calcext:value-type="string">
            <text:p>decidual-cast</text:p>
          </table:table-cell>
          <table:table-cell office:value-type="string" calcext:value-type="string">
            <text:p>What is a Decidual Cast? - The Lowdown</text:p>
          </table:table-cell>
          <table:table-cell office:value-type="string" calcext:value-type="string">
            <text:p>The lowdown on what what a decidual cast is, what causes it, whether it is dangerous and when you should see a doctor</text:p>
          </table:table-cell>
          <table:table-cell office:value-type="string" calcext:value-type="string">
            <text:p>https://thelowdown.com/blog/decidual-cast</text:p>
          </table:table-cell>
          <table:table-cell office:value-type="string" calcext:value-type="string">
            <text:p>http://localhost/thelowdown/wp/blog/decidual-cast</text:p>
          </table:table-cell>
          <table:table-cell office:value-type="string" calcext:value-type="string">
            <text:p>/blog/decidual-cast</text:p>
          </table:table-cell>
          <table:table-cell table:formula="of:=IF([.B278] = [.H278]; &quot;TRUE&quot;; &quot;FALSE&quot;)" office:value-type="string" office:string-value="TRUE" calcext:value-type="string">
            <text:p>TRUE</text:p>
          </table:table-cell>
          <table:table-cell office:value-type="string" calcext:value-type="string">
            <text:p>decidual-cast</text:p>
          </table:table-cell>
          <table:table-cell table:formula="of:=IF([.C278] = [.J278]; &quot;TRUE&quot;; &quot;FALSE&quot;)" office:value-type="string" office:string-value="TRUE" calcext:value-type="string">
            <text:p>TRUE</text:p>
          </table:table-cell>
          <table:table-cell office:value-type="string" calcext:value-type="string">
            <text:p>What is a Decidual Cast? - The Lowdown</text:p>
          </table:table-cell>
          <table:table-cell table:formula="of:=IF([.D278] = [.L278]; &quot;TRUE&quot;; &quot;FALSE&quot;)" office:value-type="string" office:string-value="TRUE" calcext:value-type="string">
            <text:p>TRUE</text:p>
          </table:table-cell>
          <table:table-cell office:value-type="string" calcext:value-type="string">
            <text:p>The lowdown on what what a decidual cast is, what causes it, whether it is dangerous and when you should see a doctor</text:p>
          </table:table-cell>
          <table:table-cell table:formula="of:=IF([.E278] = [.N278]; &quot;TRUE&quot;; &quot;FALSE&quot;)" office:value-type="string" office:string-value="TRUE" calcext:value-type="string">
            <text:p>TRUE</text:p>
          </table:table-cell>
          <table:table-cell office:value-type="string" calcext:value-type="string">
            <text:p>https://thelowdown.com/blog/decidual-cast</text:p>
          </table:table-cell>
          <table:table-cell table:formula="of:=IF([.F278] = [.P278]; &quot;TRUE&quot;; &quot;FALSE&quot;)" office:value-type="string" office:string-value="TRUE" calcext:value-type="string">
            <text:p>TRUE</text:p>
          </table:table-cell>
        </table:table-row>
        <table:table-row table:style-name="ro1">
          <table:table-cell office:value-type="string" calcext:value-type="string">
            <text:p>https://blog.thelowdown.com/blog/tag/vaginal-dryness</text:p>
          </table:table-cell>
          <table:table-cell office:value-type="string" calcext:value-type="string">
            <text:p>/blog/tag/vaginal-dryness</text:p>
          </table:table-cell>
          <table:table-cell office:value-type="string" calcext:value-type="string">
            <text:p>vaginal-dryness</text:p>
          </table:table-cell>
          <table:table-cell office:value-type="string" calcext:value-type="string">
            <text:p>vaginal dryness Archives - The Lowdown</text:p>
          </table:table-cell>
          <table:table-cell office:value-type="string" calcext:value-type="string">
            <text:p>N/A</text:p>
          </table:table-cell>
          <table:table-cell office:value-type="string" calcext:value-type="string">
            <text:p>/blog/tag/vaginal-dryness</text:p>
          </table:table-cell>
          <table:table-cell office:value-type="string" calcext:value-type="string">
            <text:p>http://localhost/thelowdown/wp/blog/tag/vaginal-dryness</text:p>
          </table:table-cell>
          <table:table-cell office:value-type="string" calcext:value-type="string">
            <text:p>/blog/tag/vaginal-dryness</text:p>
          </table:table-cell>
          <table:table-cell table:formula="of:=IF([.B279] = [.H279]; &quot;TRUE&quot;; &quot;FALSE&quot;)" office:value-type="string" office:string-value="TRUE" calcext:value-type="string">
            <text:p>TRUE</text:p>
          </table:table-cell>
          <table:table-cell office:value-type="string" calcext:value-type="string">
            <text:p>vaginal-dryness</text:p>
          </table:table-cell>
          <table:table-cell table:formula="of:=IF([.C279] = [.J279]; &quot;TRUE&quot;; &quot;FALSE&quot;)" office:value-type="string" office:string-value="TRUE" calcext:value-type="string">
            <text:p>TRUE</text:p>
          </table:table-cell>
          <table:table-cell office:value-type="string" calcext:value-type="string">
            <text:p>vaginal dryness Archives - The Lowdown</text:p>
          </table:table-cell>
          <table:table-cell table:formula="of:=IF([.D279] = [.L279]; &quot;TRUE&quot;; &quot;FALSE&quot;)" office:value-type="string" office:string-value="TRUE" calcext:value-type="string">
            <text:p>TRUE</text:p>
          </table:table-cell>
          <table:table-cell office:value-type="string" calcext:value-type="string">
            <text:p>N/A</text:p>
          </table:table-cell>
          <table:table-cell table:formula="of:=IF([.E279] = [.N279]; &quot;TRUE&quot;; &quot;FALSE&quot;)" office:value-type="string" office:string-value="TRUE" calcext:value-type="string">
            <text:p>TRUE</text:p>
          </table:table-cell>
          <table:table-cell office:value-type="string" calcext:value-type="string">
            <text:p>/blog/tag/vaginal-dryness</text:p>
          </table:table-cell>
          <table:table-cell table:formula="of:=IF([.F279] = [.P279]; &quot;TRUE&quot;; &quot;FALSE&quot;)" office:value-type="string" office:string-value="TRUE" calcext:value-type="string">
            <text:p>TRUE</text:p>
          </table:table-cell>
        </table:table-row>
        <table:table-row table:style-name="ro1">
          <table:table-cell office:value-type="string" calcext:value-type="string">
            <text:p>https://blog.thelowdown.com/blog/tag/pms</text:p>
          </table:table-cell>
          <table:table-cell office:value-type="string" calcext:value-type="string">
            <text:p>/blog/tag/pms</text:p>
          </table:table-cell>
          <table:table-cell office:value-type="string" calcext:value-type="string">
            <text:p>pms</text:p>
          </table:table-cell>
          <table:table-cell office:value-type="string" calcext:value-type="string">
            <text:p>PMS Archives - The Lowdown</text:p>
          </table:table-cell>
          <table:table-cell office:value-type="string" calcext:value-type="string">
            <text:p>N/A</text:p>
          </table:table-cell>
          <table:table-cell office:value-type="string" calcext:value-type="string">
            <text:p>/blog/tag/pms</text:p>
          </table:table-cell>
          <table:table-cell office:value-type="string" calcext:value-type="string">
            <text:p>http://localhost/thelowdown/wp/blog/tag/pms</text:p>
          </table:table-cell>
          <table:table-cell office:value-type="string" calcext:value-type="string">
            <text:p>/blog/tag/pms</text:p>
          </table:table-cell>
          <table:table-cell table:formula="of:=IF([.B280] = [.H280]; &quot;TRUE&quot;; &quot;FALSE&quot;)" office:value-type="string" office:string-value="TRUE" calcext:value-type="string">
            <text:p>TRUE</text:p>
          </table:table-cell>
          <table:table-cell office:value-type="string" calcext:value-type="string">
            <text:p>pms</text:p>
          </table:table-cell>
          <table:table-cell table:formula="of:=IF([.C280] = [.J280]; &quot;TRUE&quot;; &quot;FALSE&quot;)" office:value-type="string" office:string-value="TRUE" calcext:value-type="string">
            <text:p>TRUE</text:p>
          </table:table-cell>
          <table:table-cell office:value-type="string" calcext:value-type="string">
            <text:p>PMS Archives - The Lowdown</text:p>
          </table:table-cell>
          <table:table-cell table:formula="of:=IF([.D280] = [.L280]; &quot;TRUE&quot;; &quot;FALSE&quot;)" office:value-type="string" office:string-value="TRUE" calcext:value-type="string">
            <text:p>TRUE</text:p>
          </table:table-cell>
          <table:table-cell office:value-type="string" calcext:value-type="string">
            <text:p>N/A</text:p>
          </table:table-cell>
          <table:table-cell table:formula="of:=IF([.E280] = [.N280]; &quot;TRUE&quot;; &quot;FALSE&quot;)" office:value-type="string" office:string-value="TRUE" calcext:value-type="string">
            <text:p>TRUE</text:p>
          </table:table-cell>
          <table:table-cell office:value-type="string" calcext:value-type="string">
            <text:p>/blog/tag/pms</text:p>
          </table:table-cell>
          <table:table-cell table:formula="of:=IF([.F280] = [.P280]; &quot;TRUE&quot;; &quot;FALSE&quot;)" office:value-type="string" office:string-value="TRUE" calcext:value-type="string">
            <text:p>TRUE</text:p>
          </table:table-cell>
        </table:table-row>
        <table:table-row table:style-name="ro1">
          <table:table-cell office:value-type="string" calcext:value-type="string">
            <text:p>https://blog.thelowdown.com/blog/difference-between-pms-pmdd</text:p>
          </table:table-cell>
          <table:table-cell office:value-type="string" calcext:value-type="string">
            <text:p>/blog/difference-between-pms-pmdd</text:p>
          </table:table-cell>
          <table:table-cell office:value-type="string" calcext:value-type="string">
            <text:p>difference-between-pms-pmdd</text:p>
          </table:table-cell>
          <table:table-cell office:value-type="string" calcext:value-type="string">
            <text:p>What’s the difference between PMS and PMDD? | The Lowdown</text:p>
          </table:table-cell>
          <table:table-cell office:value-type="string" calcext:value-type="string">
            <text:p>Premenstrual dysphoric disorder (PMDD) is a severe form of premenstrual syndrome (PMS) which affects 1 in 20 people who menstruate.</text:p>
          </table:table-cell>
          <table:table-cell office:value-type="string" calcext:value-type="string">
            <text:p>https://thelowdown.com/blog/difference-between-pms-pmdd</text:p>
          </table:table-cell>
          <table:table-cell office:value-type="string" calcext:value-type="string">
            <text:p>http://localhost/thelowdown/wp/blog/difference-between-pms-pmdd</text:p>
          </table:table-cell>
          <table:table-cell office:value-type="string" calcext:value-type="string">
            <text:p>/blog/difference-between-pms-pmdd</text:p>
          </table:table-cell>
          <table:table-cell table:formula="of:=IF([.B281] = [.H281]; &quot;TRUE&quot;; &quot;FALSE&quot;)" office:value-type="string" office:string-value="TRUE" calcext:value-type="string">
            <text:p>TRUE</text:p>
          </table:table-cell>
          <table:table-cell office:value-type="string" calcext:value-type="string">
            <text:p>difference-between-pms-pmdd</text:p>
          </table:table-cell>
          <table:table-cell table:formula="of:=IF([.C281] = [.J281]; &quot;TRUE&quot;; &quot;FALSE&quot;)" office:value-type="string" office:string-value="TRUE" calcext:value-type="string">
            <text:p>TRUE</text:p>
          </table:table-cell>
          <table:table-cell office:value-type="string" calcext:value-type="string">
            <text:p>What’s the difference between PMS and PMDD? | The Lowdown</text:p>
          </table:table-cell>
          <table:table-cell table:formula="of:=IF([.D281] = [.L281]; &quot;TRUE&quot;; &quot;FALSE&quot;)" office:value-type="string" office:string-value="TRUE" calcext:value-type="string">
            <text:p>TRUE</text:p>
          </table:table-cell>
          <table:table-cell office:value-type="string" calcext:value-type="string">
            <text:p>Premenstrual dysphoric disorder (PMDD) is a severe form of premenstrual syndrome (PMS) which affects 1 in 20 people who menstruate.</text:p>
          </table:table-cell>
          <table:table-cell table:formula="of:=IF([.E281] = [.N281]; &quot;TRUE&quot;; &quot;FALSE&quot;)" office:value-type="string" office:string-value="TRUE" calcext:value-type="string">
            <text:p>TRUE</text:p>
          </table:table-cell>
          <table:table-cell office:value-type="string" calcext:value-type="string">
            <text:p>https://thelowdown.com/blog/difference-between-pms-pmdd</text:p>
          </table:table-cell>
          <table:table-cell table:formula="of:=IF([.F281] = [.P281]; &quot;TRUE&quot;; &quot;FALSE&quot;)" office:value-type="string" office:string-value="TRUE" calcext:value-type="string">
            <text:p>TRUE</text:p>
          </table:table-cell>
        </table:table-row>
        <table:table-row table:style-name="ro1">
          <table:table-cell office:value-type="string" calcext:value-type="string">
            <text:p>https://blog.thelowdown.com/blog/tag/emma-scott</text:p>
          </table:table-cell>
          <table:table-cell office:value-type="string" calcext:value-type="string">
            <text:p>/blog/tag/emma-scott</text:p>
          </table:table-cell>
          <table:table-cell office:value-type="string" calcext:value-type="string">
            <text:p>emma-scott</text:p>
          </table:table-cell>
          <table:table-cell office:value-type="string" calcext:value-type="string">
            <text:p>Emma Scott Archives - The Lowdown</text:p>
          </table:table-cell>
          <table:table-cell office:value-type="string" calcext:value-type="string">
            <text:p>N/A</text:p>
          </table:table-cell>
          <table:table-cell office:value-type="string" calcext:value-type="string">
            <text:p>/blog/tag/emma-scott</text:p>
          </table:table-cell>
          <table:table-cell office:value-type="string" calcext:value-type="string">
            <text:p>http://localhost/thelowdown/wp/blog/tag/emma-scott</text:p>
          </table:table-cell>
          <table:table-cell office:value-type="string" calcext:value-type="string">
            <text:p>/blog/tag/emma-scott</text:p>
          </table:table-cell>
          <table:table-cell table:formula="of:=IF([.B282] = [.H282]; &quot;TRUE&quot;; &quot;FALSE&quot;)" office:value-type="string" office:string-value="TRUE" calcext:value-type="string">
            <text:p>TRUE</text:p>
          </table:table-cell>
          <table:table-cell office:value-type="string" calcext:value-type="string">
            <text:p>emma-scott</text:p>
          </table:table-cell>
          <table:table-cell table:formula="of:=IF([.C282] = [.J282]; &quot;TRUE&quot;; &quot;FALSE&quot;)" office:value-type="string" office:string-value="TRUE" calcext:value-type="string">
            <text:p>TRUE</text:p>
          </table:table-cell>
          <table:table-cell office:value-type="string" calcext:value-type="string">
            <text:p>Emma Scott Archives - The Lowdown</text:p>
          </table:table-cell>
          <table:table-cell table:formula="of:=IF([.D282] = [.L282]; &quot;TRUE&quot;; &quot;FALSE&quot;)" office:value-type="string" office:string-value="TRUE" calcext:value-type="string">
            <text:p>TRUE</text:p>
          </table:table-cell>
          <table:table-cell office:value-type="string" calcext:value-type="string">
            <text:p>N/A</text:p>
          </table:table-cell>
          <table:table-cell table:formula="of:=IF([.E282] = [.N282]; &quot;TRUE&quot;; &quot;FALSE&quot;)" office:value-type="string" office:string-value="TRUE" calcext:value-type="string">
            <text:p>TRUE</text:p>
          </table:table-cell>
          <table:table-cell office:value-type="string" calcext:value-type="string">
            <text:p>/blog/tag/emma-scott</text:p>
          </table:table-cell>
          <table:table-cell table:formula="of:=IF([.F282] = [.P282]; &quot;TRUE&quot;; &quot;FALSE&quot;)" office:value-type="string" office:string-value="TRUE" calcext:value-type="string">
            <text:p>TRUE</text:p>
          </table:table-cell>
        </table:table-row>
        <table:table-row table:style-name="ro1">
          <table:table-cell office:value-type="string" calcext:value-type="string">
            <text:p>https://blog.thelowdown.com/blog/tag/hana</text:p>
          </table:table-cell>
          <table:table-cell office:value-type="string" calcext:value-type="string">
            <text:p>/blog/tag/hana</text:p>
          </table:table-cell>
          <table:table-cell office:value-type="string" calcext:value-type="string">
            <text:p>hana</text:p>
          </table:table-cell>
          <table:table-cell office:value-type="string" calcext:value-type="string">
            <text:p>hana Archives - The Lowdown</text:p>
          </table:table-cell>
          <table:table-cell office:value-type="string" calcext:value-type="string">
            <text:p>N/A</text:p>
          </table:table-cell>
          <table:table-cell office:value-type="string" calcext:value-type="string">
            <text:p>/blog/tag/hana</text:p>
          </table:table-cell>
          <table:table-cell office:value-type="string" calcext:value-type="string">
            <text:p>http://localhost/thelowdown/wp/blog/tag/hana</text:p>
          </table:table-cell>
          <table:table-cell office:value-type="string" calcext:value-type="string">
            <text:p>/blog/tag/hana</text:p>
          </table:table-cell>
          <table:table-cell table:formula="of:=IF([.B283] = [.H283]; &quot;TRUE&quot;; &quot;FALSE&quot;)" office:value-type="string" office:string-value="TRUE" calcext:value-type="string">
            <text:p>TRUE</text:p>
          </table:table-cell>
          <table:table-cell office:value-type="string" calcext:value-type="string">
            <text:p>hana</text:p>
          </table:table-cell>
          <table:table-cell table:formula="of:=IF([.C283] = [.J283]; &quot;TRUE&quot;; &quot;FALSE&quot;)" office:value-type="string" office:string-value="TRUE" calcext:value-type="string">
            <text:p>TRUE</text:p>
          </table:table-cell>
          <table:table-cell office:value-type="string" calcext:value-type="string">
            <text:p>hana Archives - The Lowdown</text:p>
          </table:table-cell>
          <table:table-cell table:formula="of:=IF([.D283] = [.L283]; &quot;TRUE&quot;; &quot;FALSE&quot;)" office:value-type="string" office:string-value="TRUE" calcext:value-type="string">
            <text:p>TRUE</text:p>
          </table:table-cell>
          <table:table-cell office:value-type="string" calcext:value-type="string">
            <text:p>N/A</text:p>
          </table:table-cell>
          <table:table-cell table:formula="of:=IF([.E283] = [.N283]; &quot;TRUE&quot;; &quot;FALSE&quot;)" office:value-type="string" office:string-value="TRUE" calcext:value-type="string">
            <text:p>TRUE</text:p>
          </table:table-cell>
          <table:table-cell office:value-type="string" calcext:value-type="string">
            <text:p>/blog/tag/hana</text:p>
          </table:table-cell>
          <table:table-cell table:formula="of:=IF([.F283] = [.P283]; &quot;TRUE&quot;; &quot;FALSE&quot;)" office:value-type="string" office:string-value="TRUE" calcext:value-type="string">
            <text:p>TRUE</text:p>
          </table:table-cell>
        </table:table-row>
        <table:table-row table:style-name="ro1">
          <table:table-cell office:value-type="string" calcext:value-type="string">
            <text:p>https://blog.thelowdown.com/author/lucy-rowett</text:p>
          </table:table-cell>
          <table:table-cell office:value-type="string" calcext:value-type="string">
            <text:p>/author/lucy-rowett</text:p>
          </table:table-cell>
          <table:table-cell office:value-type="string" calcext:value-type="string">
            <text:p>lucy-rowett</text:p>
          </table:table-cell>
          <table:table-cell office:value-type="string" calcext:value-type="string">
            <text:p>Lucy Rowett | Author | The Lowdown</text:p>
          </table:table-cell>
          <table:table-cell office:value-type="string" calcext:value-type="string">
            <text:p>Lucy is a certified sexologist and The Lowdown's resident sex coach. She is passionate about helping women and people with vulvas let go of sexual shame and hangups.</text:p>
          </table:table-cell>
          <table:table-cell office:value-type="string" calcext:value-type="string">
            <text:p>https://thelowdown.com/author/lucy-rowett</text:p>
          </table:table-cell>
          <table:table-cell office:value-type="string" calcext:value-type="string">
            <text:p>http://localhost/thelowdown/wp/author/lucy-rowett</text:p>
          </table:table-cell>
          <table:table-cell office:value-type="string" calcext:value-type="string">
            <text:p>/author/lucy-rowett</text:p>
          </table:table-cell>
          <table:table-cell table:formula="of:=IF([.B284] = [.H284]; &quot;TRUE&quot;; &quot;FALSE&quot;)" office:value-type="string" office:string-value="TRUE" calcext:value-type="string">
            <text:p>TRUE</text:p>
          </table:table-cell>
          <table:table-cell office:value-type="string" calcext:value-type="string">
            <text:p>lucy-rowett</text:p>
          </table:table-cell>
          <table:table-cell table:formula="of:=IF([.C284] = [.J284]; &quot;TRUE&quot;; &quot;FALSE&quot;)" office:value-type="string" office:string-value="TRUE" calcext:value-type="string">
            <text:p>TRUE</text:p>
          </table:table-cell>
          <table:table-cell office:value-type="string" calcext:value-type="string">
            <text:p>Lucy Rowett | Author | The Lowdown</text:p>
          </table:table-cell>
          <table:table-cell table:formula="of:=IF([.D284] = [.L284]; &quot;TRUE&quot;; &quot;FALSE&quot;)" office:value-type="string" office:string-value="TRUE" calcext:value-type="string">
            <text:p>TRUE</text:p>
          </table:table-cell>
          <table:table-cell office:value-type="string" calcext:value-type="string">
            <text:p>Lucy is a certified sexologist and The Lowdown's resident sex coach. She is passionate about helping women and people with vulvas let go of sexual shame and hangups.</text:p>
          </table:table-cell>
          <table:table-cell table:formula="of:=IF([.E284] = [.N284]; &quot;TRUE&quot;; &quot;FALSE&quot;)" office:value-type="string" office:string-value="TRUE" calcext:value-type="string">
            <text:p>TRUE</text:p>
          </table:table-cell>
          <table:table-cell office:value-type="string" calcext:value-type="string">
            <text:p><text:a xlink:href="https://thelowdown.com/author/lucy-rowett" xlink:type="simple">https://thelowdown.com/author/lucy-rowett</text:a></text:p>
          </table:table-cell>
          <table:table-cell table:formula="of:=IF([.F284] = [.P284]; &quot;TRUE&quot;; &quot;FALSE&quot;)" office:value-type="string" office:string-value="TRUE" calcext:value-type="string">
            <text:p>TRUE</text:p>
          </table:table-cell>
        </table:table-row>
        <table:table-row table:style-name="ro1">
          <table:table-cell office:value-type="string" calcext:value-type="string">
            <text:p>https://blog.thelowdown.com/blog/tag/webinar</text:p>
          </table:table-cell>
          <table:table-cell office:value-type="string" calcext:value-type="string">
            <text:p>/blog/tag/webinar</text:p>
          </table:table-cell>
          <table:table-cell office:value-type="string" calcext:value-type="string">
            <text:p>webinar</text:p>
          </table:table-cell>
          <table:table-cell office:value-type="string" calcext:value-type="string">
            <text:p>webinar Archives - The Lowdown</text:p>
          </table:table-cell>
          <table:table-cell office:value-type="string" calcext:value-type="string">
            <text:p>N/A</text:p>
          </table:table-cell>
          <table:table-cell office:value-type="string" calcext:value-type="string">
            <text:p>/blog/tag/webinar</text:p>
          </table:table-cell>
          <table:table-cell office:value-type="string" calcext:value-type="string">
            <text:p>http://localhost/thelowdown/wp/blog/tag/webinar</text:p>
          </table:table-cell>
          <table:table-cell office:value-type="string" calcext:value-type="string">
            <text:p>/blog/tag/webinar</text:p>
          </table:table-cell>
          <table:table-cell table:formula="of:=IF([.B285] = [.H285]; &quot;TRUE&quot;; &quot;FALSE&quot;)" office:value-type="string" office:string-value="TRUE" calcext:value-type="string">
            <text:p>TRUE</text:p>
          </table:table-cell>
          <table:table-cell office:value-type="string" calcext:value-type="string">
            <text:p>webinar</text:p>
          </table:table-cell>
          <table:table-cell table:formula="of:=IF([.C285] = [.J285]; &quot;TRUE&quot;; &quot;FALSE&quot;)" office:value-type="string" office:string-value="TRUE" calcext:value-type="string">
            <text:p>TRUE</text:p>
          </table:table-cell>
          <table:table-cell office:value-type="string" calcext:value-type="string">
            <text:p>webinar Archives - The Lowdown</text:p>
          </table:table-cell>
          <table:table-cell table:formula="of:=IF([.D285] = [.L285]; &quot;TRUE&quot;; &quot;FALSE&quot;)" office:value-type="string" office:string-value="TRUE" calcext:value-type="string">
            <text:p>TRUE</text:p>
          </table:table-cell>
          <table:table-cell office:value-type="string" calcext:value-type="string">
            <text:p>N/A</text:p>
          </table:table-cell>
          <table:table-cell table:formula="of:=IF([.E285] = [.N285]; &quot;TRUE&quot;; &quot;FALSE&quot;)" office:value-type="string" office:string-value="TRUE" calcext:value-type="string">
            <text:p>TRUE</text:p>
          </table:table-cell>
          <table:table-cell office:value-type="string" calcext:value-type="string">
            <text:p>/blog/tag/webinar</text:p>
          </table:table-cell>
          <table:table-cell table:formula="of:=IF([.F285] = [.P285]; &quot;TRUE&quot;; &quot;FALSE&quot;)" office:value-type="string" office:string-value="TRUE" calcext:value-type="string">
            <text:p>TRUE</text:p>
          </table:table-cell>
        </table:table-row>
        <table:table-row table:style-name="ro1">
          <table:table-cell office:value-type="string" calcext:value-type="string">
            <text:p>https://blog.thelowdown.com/blog/my-contraceptive-journey-from-a-miscarriage-to-an-emergency-cystectomy-to-living-with-pcos</text:p>
          </table:table-cell>
          <table:table-cell office:value-type="string" calcext:value-type="string">
            <text:p>/blog/my-contraceptive-journey-from-a-miscarriage-to-an-emergency-cystectomy-to-living-with-pcos</text:p>
          </table:table-cell>
          <table:table-cell office:value-type="string" calcext:value-type="string">
            <text:p>my-contraceptive-journey-from-a-miscarriage-to-an-emergency-cystectomy-to-living-with-pcos</text:p>
          </table:table-cell>
          <table:table-cell office:value-type="string" calcext:value-type="string">
            <text:p>Contraceptive Journey: From Cystectomy to PCOS | The Lowdown</text:p>
          </table:table-cell>
          <table:table-cell office:value-type="string" calcext:value-type="string">
            <text:p>Anita's experience with contraception has been a difficult one and she has faced several medical complications since. Here's her story.</text:p>
          </table:table-cell>
          <table:table-cell office:value-type="string" calcext:value-type="string">
            <text:p>https://thelowdown.com/blog/my-contraceptive-journey-from-a-miscarriage-to-an-emergency-cystectomy-to-living-with-pcos</text:p>
          </table:table-cell>
          <table:table-cell office:value-type="string" calcext:value-type="string">
            <text:p>http://localhost/thelowdown/wp/blog/my-contraceptive-journey-from-a-miscarriage-to-an-emergency-cystectomy-to-living-with-pcos</text:p>
          </table:table-cell>
          <table:table-cell office:value-type="string" calcext:value-type="string">
            <text:p>/blog/my-contraceptive-journey-from-a-miscarriage-to-an-emergency-cystectomy-to-living-with-pcos</text:p>
          </table:table-cell>
          <table:table-cell table:formula="of:=IF([.B286] = [.H286]; &quot;TRUE&quot;; &quot;FALSE&quot;)" office:value-type="string" office:string-value="TRUE" calcext:value-type="string">
            <text:p>TRUE</text:p>
          </table:table-cell>
          <table:table-cell office:value-type="string" calcext:value-type="string">
            <text:p>my-contraceptive-journey-from-a-miscarriage-to-an-emergency-cystectomy-to-living-with-pcos</text:p>
          </table:table-cell>
          <table:table-cell table:formula="of:=IF([.C286] = [.J286]; &quot;TRUE&quot;; &quot;FALSE&quot;)" office:value-type="string" office:string-value="TRUE" calcext:value-type="string">
            <text:p>TRUE</text:p>
          </table:table-cell>
          <table:table-cell office:value-type="string" calcext:value-type="string">
            <text:p>Contraceptive Journey: From Cystectomy to PCOS | The Lowdown</text:p>
          </table:table-cell>
          <table:table-cell table:formula="of:=IF([.D286] = [.L286]; &quot;TRUE&quot;; &quot;FALSE&quot;)" office:value-type="string" office:string-value="TRUE" calcext:value-type="string">
            <text:p>TRUE</text:p>
          </table:table-cell>
          <table:table-cell office:value-type="string" calcext:value-type="string">
            <text:p>Anita's experience with contraception has been a difficult one and she has faced several medical complications since. Here's her story.</text:p>
          </table:table-cell>
          <table:table-cell table:formula="of:=IF([.E286] = [.N286]; &quot;TRUE&quot;; &quot;FALSE&quot;)" office:value-type="string" office:string-value="TRUE" calcext:value-type="string">
            <text:p>TRUE</text:p>
          </table:table-cell>
          <table:table-cell office:value-type="string" calcext:value-type="string">
            <text:p>https://thelowdown.com/blog/my-contraceptive-journey-from-a-miscarriage-to-an-emergency-cystectomy-to-living-with-pcos</text:p>
          </table:table-cell>
          <table:table-cell table:formula="of:=IF([.F286] = [.P286]; &quot;TRUE&quot;; &quot;FALSE&quot;)" office:value-type="string" office:string-value="TRUE" calcext:value-type="string">
            <text:p>TRUE</text:p>
          </table:table-cell>
        </table:table-row>
        <table:table-row table:style-name="ro1">
          <table:table-cell office:value-type="string" calcext:value-type="string">
            <text:p>https://blog.thelowdown.com/blog/the-lowdown-on-painful-sex</text:p>
          </table:table-cell>
          <table:table-cell office:value-type="string" calcext:value-type="string">
            <text:p>/blog/the-lowdown-on-painful-sex</text:p>
          </table:table-cell>
          <table:table-cell office:value-type="string" calcext:value-type="string">
            <text:p>the-lowdown-on-painful-sex</text:p>
          </table:table-cell>
          <table:table-cell office:value-type="string" calcext:value-type="string">
            <text:p>The Lowdown On Painful Sex | The Lowdown</text:p>
          </table:table-cell>
          <table:table-cell office:value-type="string" calcext:value-type="string">
            <text:p>The Lowdown talks to sex coach Lucy Rowett and pelvic health physiotherapist Kathryn Levy to discuss all things painful sex</text:p>
          </table:table-cell>
          <table:table-cell office:value-type="string" calcext:value-type="string">
            <text:p>https://thelowdown.com/blog/the-lowdown-on-painful-sex</text:p>
          </table:table-cell>
          <table:table-cell office:value-type="string" calcext:value-type="string">
            <text:p>http://localhost/thelowdown/wp/blog/the-lowdown-on-painful-sex</text:p>
          </table:table-cell>
          <table:table-cell office:value-type="string" calcext:value-type="string">
            <text:p>/blog/the-lowdown-on-painful-sex</text:p>
          </table:table-cell>
          <table:table-cell table:formula="of:=IF([.B287] = [.H287]; &quot;TRUE&quot;; &quot;FALSE&quot;)" office:value-type="string" office:string-value="TRUE" calcext:value-type="string">
            <text:p>TRUE</text:p>
          </table:table-cell>
          <table:table-cell office:value-type="string" calcext:value-type="string">
            <text:p>the-lowdown-on-painful-sex</text:p>
          </table:table-cell>
          <table:table-cell table:formula="of:=IF([.C287] = [.J287]; &quot;TRUE&quot;; &quot;FALSE&quot;)" office:value-type="string" office:string-value="TRUE" calcext:value-type="string">
            <text:p>TRUE</text:p>
          </table:table-cell>
          <table:table-cell office:value-type="string" calcext:value-type="string">
            <text:p>The Lowdown On Painful Sex | The Lowdown</text:p>
          </table:table-cell>
          <table:table-cell table:formula="of:=IF([.D287] = [.L287]; &quot;TRUE&quot;; &quot;FALSE&quot;)" office:value-type="string" office:string-value="TRUE" calcext:value-type="string">
            <text:p>TRUE</text:p>
          </table:table-cell>
          <table:table-cell office:value-type="string" calcext:value-type="string">
            <text:p>The Lowdown talks to sex coach Lucy Rowett and pelvic health physiotherapist Kathryn Levy to discuss all things painful sex</text:p>
          </table:table-cell>
          <table:table-cell table:formula="of:=IF([.E287] = [.N287]; &quot;TRUE&quot;; &quot;FALSE&quot;)" office:value-type="string" office:string-value="TRUE" calcext:value-type="string">
            <text:p>TRUE</text:p>
          </table:table-cell>
          <table:table-cell office:value-type="string" calcext:value-type="string">
            <text:p>https://thelowdown.com/blog/the-lowdown-on-painful-sex</text:p>
          </table:table-cell>
          <table:table-cell table:formula="of:=IF([.F287] = [.P287]; &quot;TRUE&quot;; &quot;FALSE&quot;)" office:value-type="string" office:string-value="TRUE" calcext:value-type="string">
            <text:p>TRUE</text:p>
          </table:table-cell>
        </table:table-row>
        <table:table-row table:style-name="ro1">
          <table:table-cell office:value-type="string" calcext:value-type="string">
            <text:p>https://blog.thelowdown.com/blog/tag/yasmin</text:p>
          </table:table-cell>
          <table:table-cell office:value-type="string" calcext:value-type="string">
            <text:p>/blog/tag/yasmin</text:p>
          </table:table-cell>
          <table:table-cell office:value-type="string" calcext:value-type="string">
            <text:p>yasmin</text:p>
          </table:table-cell>
          <table:table-cell office:value-type="string" calcext:value-type="string">
            <text:p>Yasmin Archives - The Lowdown</text:p>
          </table:table-cell>
          <table:table-cell office:value-type="string" calcext:value-type="string">
            <text:p>N/A</text:p>
          </table:table-cell>
          <table:table-cell office:value-type="string" calcext:value-type="string">
            <text:p>/blog/tag/yasmin</text:p>
          </table:table-cell>
          <table:table-cell office:value-type="string" calcext:value-type="string">
            <text:p>http://localhost/thelowdown/wp/blog/tag/yasmin</text:p>
          </table:table-cell>
          <table:table-cell office:value-type="string" calcext:value-type="string">
            <text:p>/blog/tag/yasmin</text:p>
          </table:table-cell>
          <table:table-cell table:formula="of:=IF([.B288] = [.H288]; &quot;TRUE&quot;; &quot;FALSE&quot;)" office:value-type="string" office:string-value="TRUE" calcext:value-type="string">
            <text:p>TRUE</text:p>
          </table:table-cell>
          <table:table-cell office:value-type="string" calcext:value-type="string">
            <text:p>yasmin</text:p>
          </table:table-cell>
          <table:table-cell table:formula="of:=IF([.C288] = [.J288]; &quot;TRUE&quot;; &quot;FALSE&quot;)" office:value-type="string" office:string-value="TRUE" calcext:value-type="string">
            <text:p>TRUE</text:p>
          </table:table-cell>
          <table:table-cell office:value-type="string" calcext:value-type="string">
            <text:p>Yasmin Archives - The Lowdown</text:p>
          </table:table-cell>
          <table:table-cell table:formula="of:=IF([.D288] = [.L288]; &quot;TRUE&quot;; &quot;FALSE&quot;)" office:value-type="string" office:string-value="TRUE" calcext:value-type="string">
            <text:p>TRUE</text:p>
          </table:table-cell>
          <table:table-cell office:value-type="string" calcext:value-type="string">
            <text:p>N/A</text:p>
          </table:table-cell>
          <table:table-cell table:formula="of:=IF([.E288] = [.N288]; &quot;TRUE&quot;; &quot;FALSE&quot;)" office:value-type="string" office:string-value="TRUE" calcext:value-type="string">
            <text:p>TRUE</text:p>
          </table:table-cell>
          <table:table-cell office:value-type="string" calcext:value-type="string">
            <text:p>/blog/tag/yasmin</text:p>
          </table:table-cell>
          <table:table-cell table:formula="of:=IF([.F288] = [.P288]; &quot;TRUE&quot;; &quot;FALSE&quot;)" office:value-type="string" office:string-value="TRUE" calcext:value-type="string">
            <text:p>TRUE</text:p>
          </table:table-cell>
        </table:table-row>
        <table:table-row table:style-name="ro1">
          <table:table-cell office:value-type="string" calcext:value-type="string">
            <text:p>https://blog.thelowdown.com/blog/hormonal-imbalance-signs-symptoms</text:p>
          </table:table-cell>
          <table:table-cell office:value-type="string" calcext:value-type="string">
            <text:p>/blog/hormonal-imbalance-signs-symptoms</text:p>
          </table:table-cell>
          <table:table-cell office:value-type="string" calcext:value-type="string">
            <text:p>hormonal-imbalance-signs-symptoms</text:p>
          </table:table-cell>
          <table:table-cell office:value-type="string" calcext:value-type="string">
            <text:p>Hormonal Imbalance | Signs &amp; Symptoms | The Lowdown</text:p>
          </table:table-cell>
          <table:table-cell office:value-type="string" calcext:value-type="string">
            <text:p>Experiencing some unusual symptoms and think it might be due to hormonal imbalance? Get the lowdown on the signs of a hormonal imbalance and how to treat it...</text:p>
          </table:table-cell>
          <table:table-cell office:value-type="string" calcext:value-type="string">
            <text:p>https://thelowdown.com/blog/hormonal-imbalance-signs-symptoms</text:p>
          </table:table-cell>
          <table:table-cell office:value-type="string" calcext:value-type="string">
            <text:p>http://localhost/thelowdown/wp/blog/hormonal-imbalance-signs-symptoms</text:p>
          </table:table-cell>
          <table:table-cell office:value-type="string" calcext:value-type="string">
            <text:p>/blog/hormonal-imbalance-signs-symptoms</text:p>
          </table:table-cell>
          <table:table-cell table:formula="of:=IF([.B289] = [.H289]; &quot;TRUE&quot;; &quot;FALSE&quot;)" office:value-type="string" office:string-value="TRUE" calcext:value-type="string">
            <text:p>TRUE</text:p>
          </table:table-cell>
          <table:table-cell office:value-type="string" calcext:value-type="string">
            <text:p>hormonal-imbalance-signs-symptoms</text:p>
          </table:table-cell>
          <table:table-cell table:formula="of:=IF([.C289] = [.J289]; &quot;TRUE&quot;; &quot;FALSE&quot;)" office:value-type="string" office:string-value="TRUE" calcext:value-type="string">
            <text:p>TRUE</text:p>
          </table:table-cell>
          <table:table-cell office:value-type="string" calcext:value-type="string">
            <text:p>Hormonal Imbalance | Signs &amp; Symptoms | The Lowdown</text:p>
          </table:table-cell>
          <table:table-cell table:formula="of:=IF([.D289] = [.L289]; &quot;TRUE&quot;; &quot;FALSE&quot;)" office:value-type="string" office:string-value="TRUE" calcext:value-type="string">
            <text:p>TRUE</text:p>
          </table:table-cell>
          <table:table-cell office:value-type="string" calcext:value-type="string">
            <text:p>Experiencing some unusual symptoms and think it might be due to hormonal imbalance? Get the lowdown on the signs of a hormonal imbalance and how to treat it...</text:p>
          </table:table-cell>
          <table:table-cell table:formula="of:=IF([.E289] = [.N289]; &quot;TRUE&quot;; &quot;FALSE&quot;)" office:value-type="string" office:string-value="TRUE" calcext:value-type="string">
            <text:p>TRUE</text:p>
          </table:table-cell>
          <table:table-cell office:value-type="string" calcext:value-type="string">
            <text:p>https://thelowdown.com/blog/hormonal-imbalance-signs-symptoms</text:p>
          </table:table-cell>
          <table:table-cell table:formula="of:=IF([.F289] = [.P289]; &quot;TRUE&quot;; &quot;FALSE&quot;)" office:value-type="string" office:string-value="TRUE" calcext:value-type="string">
            <text:p>TRUE</text:p>
          </table:table-cell>
        </table:table-row>
        <table:table-row table:style-name="ro1">
          <table:table-cell office:value-type="string" calcext:value-type="string">
            <text:p>https://blog.thelowdown.com/author/kimberley-malone-crossley</text:p>
          </table:table-cell>
          <table:table-cell office:value-type="string" calcext:value-type="string">
            <text:p>/author/kimberley-malone-crossley</text:p>
          </table:table-cell>
          <table:table-cell office:value-type="string" calcext:value-type="string">
            <text:p>kimberley-malone-crossley</text:p>
          </table:table-cell>
          <table:table-cell office:value-type="string" calcext:value-type="string">
            <text:p>Kimberly Malone Crossley | Author | The Lowdown</text:p>
          </table:table-cell>
          <table:table-cell office:value-type="string" calcext:value-type="string">
            <text:p>Kimberly has a medical bachelor from the University of Groningen, Netherlands, and completed their final year thesis on Sex Education.</text:p>
          </table:table-cell>
          <table:table-cell office:value-type="string" calcext:value-type="string">
            <text:p>https://thelowdown.com/author/kimberley-malone-crossley</text:p>
          </table:table-cell>
          <table:table-cell office:value-type="string" calcext:value-type="string">
            <text:p>http://localhost/thelowdown/wp/author/kimberley-malone-crossley</text:p>
          </table:table-cell>
          <table:table-cell office:value-type="string" calcext:value-type="string">
            <text:p>/author/kimberley-malone-crossley</text:p>
          </table:table-cell>
          <table:table-cell table:formula="of:=IF([.B290] = [.H290]; &quot;TRUE&quot;; &quot;FALSE&quot;)" office:value-type="string" office:string-value="TRUE" calcext:value-type="string">
            <text:p>TRUE</text:p>
          </table:table-cell>
          <table:table-cell office:value-type="string" calcext:value-type="string">
            <text:p>kimberley-malone-crossley</text:p>
          </table:table-cell>
          <table:table-cell table:formula="of:=IF([.C290] = [.J290]; &quot;TRUE&quot;; &quot;FALSE&quot;)" office:value-type="string" office:string-value="TRUE" calcext:value-type="string">
            <text:p>TRUE</text:p>
          </table:table-cell>
          <table:table-cell office:value-type="string" calcext:value-type="string">
            <text:p>Kimberly Malone Crossley | Author | The Lowdown</text:p>
          </table:table-cell>
          <table:table-cell table:formula="of:=IF([.D290] = [.L290]; &quot;TRUE&quot;; &quot;FALSE&quot;)" office:value-type="string" office:string-value="TRUE" calcext:value-type="string">
            <text:p>TRUE</text:p>
          </table:table-cell>
          <table:table-cell office:value-type="string" calcext:value-type="string">
            <text:p>Kimberly has a medical bachelor from the University of Groningen, Netherlands, and completed their final year thesis on Sex Education.</text:p>
          </table:table-cell>
          <table:table-cell table:formula="of:=IF([.E290] = [.N290]; &quot;TRUE&quot;; &quot;FALSE&quot;)" office:value-type="string" office:string-value="TRUE" calcext:value-type="string">
            <text:p>TRUE</text:p>
          </table:table-cell>
          <table:table-cell office:value-type="string" calcext:value-type="string">
            <text:p><text:a xlink:href="https://thelowdown.com/author/kimberley-malone-crossley" xlink:type="simple">https://thelowdown.com/author/kimberley-malone-crossley</text:a></text:p>
          </table:table-cell>
          <table:table-cell table:formula="of:=IF([.F290] = [.P290]; &quot;TRUE&quot;; &quot;FALSE&quot;)" office:value-type="string" office:string-value="TRUE" calcext:value-type="string">
            <text:p>TRUE</text:p>
          </table:table-cell>
        </table:table-row>
        <table:table-row table:style-name="ro1">
          <table:table-cell office:value-type="string" calcext:value-type="string">
            <text:p>https://blog.thelowdown.com/blog/cerelle-missed-pill-guide</text:p>
          </table:table-cell>
          <table:table-cell office:value-type="string" calcext:value-type="string">
            <text:p>/blog/cerelle-missed-pill-guide</text:p>
          </table:table-cell>
          <table:table-cell office:value-type="string" calcext:value-type="string">
            <text:p>cerelle-missed-pill-guide</text:p>
          </table:table-cell>
          <table:table-cell office:value-type="string" calcext:value-type="string">
            <text:p>Cerelle Missed Pill: Forgetting your Pill Guide | The Lowdown</text:p>
          </table:table-cell>
          <table:table-cell office:value-type="string" calcext:value-type="string">
            <text:p>In our Cerelle Missed Pill Guide, our doctors share what to do if you forget one or more Cerelle contraceptive pills. Find out more here…</text:p>
          </table:table-cell>
          <table:table-cell office:value-type="string" calcext:value-type="string">
            <text:p>https://thelowdown.com/blog/cerelle-missed-pill-guide</text:p>
          </table:table-cell>
          <table:table-cell office:value-type="string" calcext:value-type="string">
            <text:p>http://localhost/thelowdown/wp/blog/cerelle-missed-pill-guide</text:p>
          </table:table-cell>
          <table:table-cell office:value-type="string" calcext:value-type="string">
            <text:p>/blog/cerelle-missed-pill-guide</text:p>
          </table:table-cell>
          <table:table-cell table:formula="of:=IF([.B291] = [.H291]; &quot;TRUE&quot;; &quot;FALSE&quot;)" office:value-type="string" office:string-value="TRUE" calcext:value-type="string">
            <text:p>TRUE</text:p>
          </table:table-cell>
          <table:table-cell office:value-type="string" calcext:value-type="string">
            <text:p>cerelle-missed-pill-guide</text:p>
          </table:table-cell>
          <table:table-cell table:formula="of:=IF([.C291] = [.J291]; &quot;TRUE&quot;; &quot;FALSE&quot;)" office:value-type="string" office:string-value="TRUE" calcext:value-type="string">
            <text:p>TRUE</text:p>
          </table:table-cell>
          <table:table-cell office:value-type="string" calcext:value-type="string">
            <text:p>Cerelle Missed Pill: Forgetting your Pill Guide | The Lowdown</text:p>
          </table:table-cell>
          <table:table-cell table:formula="of:=IF([.D291] = [.L291]; &quot;TRUE&quot;; &quot;FALSE&quot;)" office:value-type="string" office:string-value="TRUE" calcext:value-type="string">
            <text:p>TRUE</text:p>
          </table:table-cell>
          <table:table-cell office:value-type="string" calcext:value-type="string">
            <text:p>In our Cerelle Missed Pill Guide, our doctors share what to do if you forget one or more Cerelle contraceptive pills. Find out more here…</text:p>
          </table:table-cell>
          <table:table-cell table:formula="of:=IF([.E291] = [.N291]; &quot;TRUE&quot;; &quot;FALSE&quot;)" office:value-type="string" office:string-value="TRUE" calcext:value-type="string">
            <text:p>TRUE</text:p>
          </table:table-cell>
          <table:table-cell office:value-type="string" calcext:value-type="string">
            <text:p>https://thelowdown.com/blog/cerelle-missed-pill-guide</text:p>
          </table:table-cell>
          <table:table-cell table:formula="of:=IF([.F291] = [.P291]; &quot;TRUE&quot;; &quot;FALSE&quot;)" office:value-type="string" office:string-value="TRUE" calcext:value-type="string">
            <text:p>TRUE</text:p>
          </table:table-cell>
        </table:table-row>
        <table:table-row table:style-name="ro1">
          <table:table-cell office:value-type="string" calcext:value-type="string">
            <text:p>https://blog.thelowdown.com/blog/covid-19-vaccine-and-the-impact-on-fertility-awareness</text:p>
          </table:table-cell>
          <table:table-cell office:value-type="string" calcext:value-type="string">
            <text:p>/blog/covid-19-vaccine-and-the-impact-on-fertility-awareness</text:p>
          </table:table-cell>
          <table:table-cell office:value-type="string" calcext:value-type="string">
            <text:p>covid-19-vaccine-and-the-impact-on-fertility-awareness</text:p>
          </table:table-cell>
          <table:table-cell office:value-type="string" calcext:value-type="string">
            <text:p>COVID-19 Vaccine and The Impact on Fertility | The Lowdown</text:p>
          </table:table-cell>
          <table:table-cell office:value-type="string" calcext:value-type="string">
            <text:p>Fertility awareness practitioner, Sarah Panzetta, shares insights on the impact of the COVID-19 vaccine on the Fertility Awareness Method (FAM) of contraception.</text:p>
          </table:table-cell>
          <table:table-cell office:value-type="string" calcext:value-type="string">
            <text:p>https://thelowdown.com/blog/covid-19-vaccine-and-the-impact-on-fertility-awareness</text:p>
          </table:table-cell>
          <table:table-cell office:value-type="string" calcext:value-type="string">
            <text:p>http://localhost/thelowdown/wp/blog/covid-19-vaccine-and-the-impact-on-fertility-awareness</text:p>
          </table:table-cell>
          <table:table-cell office:value-type="string" calcext:value-type="string">
            <text:p>/blog/covid-19-vaccine-and-the-impact-on-fertility-awareness</text:p>
          </table:table-cell>
          <table:table-cell table:formula="of:=IF([.B292] = [.H292]; &quot;TRUE&quot;; &quot;FALSE&quot;)" office:value-type="string" office:string-value="TRUE" calcext:value-type="string">
            <text:p>TRUE</text:p>
          </table:table-cell>
          <table:table-cell office:value-type="string" calcext:value-type="string">
            <text:p>covid-19-vaccine-and-the-impact-on-fertility-awareness</text:p>
          </table:table-cell>
          <table:table-cell table:formula="of:=IF([.C292] = [.J292]; &quot;TRUE&quot;; &quot;FALSE&quot;)" office:value-type="string" office:string-value="TRUE" calcext:value-type="string">
            <text:p>TRUE</text:p>
          </table:table-cell>
          <table:table-cell office:value-type="string" calcext:value-type="string">
            <text:p>COVID-19 Vaccine and The Impact on Fertility | The Lowdown</text:p>
          </table:table-cell>
          <table:table-cell table:formula="of:=IF([.D292] = [.L292]; &quot;TRUE&quot;; &quot;FALSE&quot;)" office:value-type="string" office:string-value="TRUE" calcext:value-type="string">
            <text:p>TRUE</text:p>
          </table:table-cell>
          <table:table-cell office:value-type="string" calcext:value-type="string">
            <text:p>Fertility awareness practitioner, Sarah Panzetta, shares insights on the impact of the COVID-19 vaccine on the Fertility Awareness Method (FAM) of contraception.</text:p>
          </table:table-cell>
          <table:table-cell table:formula="of:=IF([.E292] = [.N292]; &quot;TRUE&quot;; &quot;FALSE&quot;)" office:value-type="string" office:string-value="TRUE" calcext:value-type="string">
            <text:p>TRUE</text:p>
          </table:table-cell>
          <table:table-cell office:value-type="string" calcext:value-type="string">
            <text:p>https://thelowdown.com/blog/covid-19-vaccine-and-the-impact-on-fertility-awareness</text:p>
          </table:table-cell>
          <table:table-cell table:formula="of:=IF([.F292] = [.P292]; &quot;TRUE&quot;; &quot;FALSE&quot;)" office:value-type="string" office:string-value="TRUE" calcext:value-type="string">
            <text:p>TRUE</text:p>
          </table:table-cell>
        </table:table-row>
        <table:table-row table:style-name="ro1">
          <table:table-cell office:value-type="string" calcext:value-type="string">
            <text:p>https://blog.thelowdown.com/blog/fibroids-pregnancy</text:p>
          </table:table-cell>
          <table:table-cell office:value-type="string" calcext:value-type="string">
            <text:p>/blog/fibroids-pregnancy</text:p>
          </table:table-cell>
          <table:table-cell office:value-type="string" calcext:value-type="string">
            <text:p>fibroids-pregnancy</text:p>
          </table:table-cell>
          <table:table-cell office:value-type="string" calcext:value-type="string">
            <text:p>Fibroids and Pregnancy - The Lowdown</text:p>
          </table:table-cell>
          <table:table-cell office:value-type="string" calcext:value-type="string">
            <text:p>Fibroids are not a definitive barrier to getting pregnant. Infertility is a rare complication of fibroids. Learn more</text:p>
          </table:table-cell>
          <table:table-cell office:value-type="string" calcext:value-type="string">
            <text:p>https://thelowdown.com/blog/fibroids-pregnancy</text:p>
          </table:table-cell>
          <table:table-cell office:value-type="string" calcext:value-type="string">
            <text:p>http://localhost/thelowdown/wp/blog/fibroids-pregnancy</text:p>
          </table:table-cell>
          <table:table-cell office:value-type="string" calcext:value-type="string">
            <text:p>/blog/fibroids-pregnancy</text:p>
          </table:table-cell>
          <table:table-cell table:formula="of:=IF([.B293] = [.H293]; &quot;TRUE&quot;; &quot;FALSE&quot;)" office:value-type="string" office:string-value="TRUE" calcext:value-type="string">
            <text:p>TRUE</text:p>
          </table:table-cell>
          <table:table-cell office:value-type="string" calcext:value-type="string">
            <text:p>fibroids-pregnancy</text:p>
          </table:table-cell>
          <table:table-cell table:formula="of:=IF([.C293] = [.J293]; &quot;TRUE&quot;; &quot;FALSE&quot;)" office:value-type="string" office:string-value="TRUE" calcext:value-type="string">
            <text:p>TRUE</text:p>
          </table:table-cell>
          <table:table-cell office:value-type="string" calcext:value-type="string">
            <text:p>Fibroids and Pregnancy - The Lowdown</text:p>
          </table:table-cell>
          <table:table-cell table:formula="of:=IF([.D293] = [.L293]; &quot;TRUE&quot;; &quot;FALSE&quot;)" office:value-type="string" office:string-value="TRUE" calcext:value-type="string">
            <text:p>TRUE</text:p>
          </table:table-cell>
          <table:table-cell office:value-type="string" calcext:value-type="string">
            <text:p>Fibroids are not a definitive barrier to getting pregnant. Infertility is a rare complication of fibroids. Learn more</text:p>
          </table:table-cell>
          <table:table-cell table:formula="of:=IF([.E293] = [.N293]; &quot;TRUE&quot;; &quot;FALSE&quot;)" office:value-type="string" office:string-value="TRUE" calcext:value-type="string">
            <text:p>TRUE</text:p>
          </table:table-cell>
          <table:table-cell office:value-type="string" calcext:value-type="string">
            <text:p>https://thelowdown.com/blog/fibroids-pregnancy</text:p>
          </table:table-cell>
          <table:table-cell table:formula="of:=IF([.F293] = [.P293]; &quot;TRUE&quot;; &quot;FALSE&quot;)" office:value-type="string" office:string-value="TRUE" calcext:value-type="string">
            <text:p>TRUE</text:p>
          </table:table-cell>
        </table:table-row>
        <table:table-row table:style-name="ro1">
          <table:table-cell office:value-type="string" calcext:value-type="string">
            <text:p>https://blog.thelowdown.com/blog/tag/withdrawal-method</text:p>
          </table:table-cell>
          <table:table-cell office:value-type="string" calcext:value-type="string">
            <text:p>/blog/tag/withdrawal-method</text:p>
          </table:table-cell>
          <table:table-cell office:value-type="string" calcext:value-type="string">
            <text:p>withdrawal-method</text:p>
          </table:table-cell>
          <table:table-cell office:value-type="string" calcext:value-type="string">
            <text:p>withdrawal method Archives - The Lowdown</text:p>
          </table:table-cell>
          <table:table-cell office:value-type="string" calcext:value-type="string">
            <text:p>N/A</text:p>
          </table:table-cell>
          <table:table-cell office:value-type="string" calcext:value-type="string">
            <text:p>/blog/tag/withdrawal-method</text:p>
          </table:table-cell>
          <table:table-cell office:value-type="string" calcext:value-type="string">
            <text:p>http://localhost/thelowdown/wp/blog/tag/withdrawal-method</text:p>
          </table:table-cell>
          <table:table-cell office:value-type="string" calcext:value-type="string">
            <text:p>/blog/tag/withdrawal-method</text:p>
          </table:table-cell>
          <table:table-cell table:formula="of:=IF([.B294] = [.H294]; &quot;TRUE&quot;; &quot;FALSE&quot;)" office:value-type="string" office:string-value="TRUE" calcext:value-type="string">
            <text:p>TRUE</text:p>
          </table:table-cell>
          <table:table-cell office:value-type="string" calcext:value-type="string">
            <text:p>withdrawal-method</text:p>
          </table:table-cell>
          <table:table-cell table:formula="of:=IF([.C294] = [.J294]; &quot;TRUE&quot;; &quot;FALSE&quot;)" office:value-type="string" office:string-value="TRUE" calcext:value-type="string">
            <text:p>TRUE</text:p>
          </table:table-cell>
          <table:table-cell office:value-type="string" calcext:value-type="string">
            <text:p>withdrawal method Archives - The Lowdown</text:p>
          </table:table-cell>
          <table:table-cell table:formula="of:=IF([.D294] = [.L294]; &quot;TRUE&quot;; &quot;FALSE&quot;)" office:value-type="string" office:string-value="TRUE" calcext:value-type="string">
            <text:p>TRUE</text:p>
          </table:table-cell>
          <table:table-cell office:value-type="string" calcext:value-type="string">
            <text:p>N/A</text:p>
          </table:table-cell>
          <table:table-cell table:formula="of:=IF([.E294] = [.N294]; &quot;TRUE&quot;; &quot;FALSE&quot;)" office:value-type="string" office:string-value="TRUE" calcext:value-type="string">
            <text:p>TRUE</text:p>
          </table:table-cell>
          <table:table-cell office:value-type="string" calcext:value-type="string">
            <text:p>/blog/tag/withdrawal-method</text:p>
          </table:table-cell>
          <table:table-cell table:formula="of:=IF([.F294] = [.P294]; &quot;TRUE&quot;; &quot;FALSE&quot;)" office:value-type="string" office:string-value="TRUE" calcext:value-type="string">
            <text:p>TRUE</text:p>
          </table:table-cell>
        </table:table-row>
        <table:table-row table:style-name="ro1">
          <table:table-cell office:value-type="string" calcext:value-type="string">
            <text:p>https://blog.thelowdown.com/blog/tag/fatigue</text:p>
          </table:table-cell>
          <table:table-cell office:value-type="string" calcext:value-type="string">
            <text:p>/blog/tag/fatigue</text:p>
          </table:table-cell>
          <table:table-cell office:value-type="string" calcext:value-type="string">
            <text:p>fatigue</text:p>
          </table:table-cell>
          <table:table-cell office:value-type="string" calcext:value-type="string">
            <text:p>fatigue Archives - The Lowdown</text:p>
          </table:table-cell>
          <table:table-cell office:value-type="string" calcext:value-type="string">
            <text:p>N/A</text:p>
          </table:table-cell>
          <table:table-cell office:value-type="string" calcext:value-type="string">
            <text:p>/blog/tag/fatigue</text:p>
          </table:table-cell>
          <table:table-cell office:value-type="string" calcext:value-type="string">
            <text:p>http://localhost/thelowdown/wp/blog/tag/fatigue</text:p>
          </table:table-cell>
          <table:table-cell office:value-type="string" calcext:value-type="string">
            <text:p>/blog/tag/fatigue</text:p>
          </table:table-cell>
          <table:table-cell table:formula="of:=IF([.B295] = [.H295]; &quot;TRUE&quot;; &quot;FALSE&quot;)" office:value-type="string" office:string-value="TRUE" calcext:value-type="string">
            <text:p>TRUE</text:p>
          </table:table-cell>
          <table:table-cell office:value-type="string" calcext:value-type="string">
            <text:p>fatigue</text:p>
          </table:table-cell>
          <table:table-cell table:formula="of:=IF([.C295] = [.J295]; &quot;TRUE&quot;; &quot;FALSE&quot;)" office:value-type="string" office:string-value="TRUE" calcext:value-type="string">
            <text:p>TRUE</text:p>
          </table:table-cell>
          <table:table-cell office:value-type="string" calcext:value-type="string">
            <text:p>fatigue Archives - The Lowdown</text:p>
          </table:table-cell>
          <table:table-cell table:formula="of:=IF([.D295] = [.L295]; &quot;TRUE&quot;; &quot;FALSE&quot;)" office:value-type="string" office:string-value="TRUE" calcext:value-type="string">
            <text:p>TRUE</text:p>
          </table:table-cell>
          <table:table-cell office:value-type="string" calcext:value-type="string">
            <text:p>N/A</text:p>
          </table:table-cell>
          <table:table-cell table:formula="of:=IF([.E295] = [.N295]; &quot;TRUE&quot;; &quot;FALSE&quot;)" office:value-type="string" office:string-value="TRUE" calcext:value-type="string">
            <text:p>TRUE</text:p>
          </table:table-cell>
          <table:table-cell office:value-type="string" calcext:value-type="string">
            <text:p>/blog/tag/fatigue</text:p>
          </table:table-cell>
          <table:table-cell table:formula="of:=IF([.F295] = [.P295]; &quot;TRUE&quot;; &quot;FALSE&quot;)" office:value-type="string" office:string-value="TRUE" calcext:value-type="string">
            <text:p>TRUE</text:p>
          </table:table-cell>
        </table:table-row>
        <table:table-row table:style-name="ro1">
          <table:table-cell office:value-type="string" calcext:value-type="string">
            <text:p>https://blog.thelowdown.com/blog/eco-friendly-period-products</text:p>
          </table:table-cell>
          <table:table-cell office:value-type="string" calcext:value-type="string">
            <text:p>/blog/eco-friendly-period-products</text:p>
          </table:table-cell>
          <table:table-cell office:value-type="string" calcext:value-type="string">
            <text:p>eco-friendly-period-products</text:p>
          </table:table-cell>
          <table:table-cell office:value-type="string" calcext:value-type="string">
            <text:p>Top 10 Eco Friendly Period Products: Reviews | The Lowdown</text:p>
          </table:table-cell>
          <table:table-cell office:value-type="string" calcext:value-type="string">
            <text:p>The top sustainable period products on the market from period pants to tampon subscription boxes - as chosen by our the readers of The Lowdown.</text:p>
          </table:table-cell>
          <table:table-cell office:value-type="string" calcext:value-type="string">
            <text:p>https://thelowdown.com/blog/eco-friendly-period-products</text:p>
          </table:table-cell>
          <table:table-cell office:value-type="string" calcext:value-type="string">
            <text:p>http://localhost/thelowdown/wp/blog/eco-friendly-period-products</text:p>
          </table:table-cell>
          <table:table-cell office:value-type="string" calcext:value-type="string">
            <text:p>/blog/eco-friendly-period-products</text:p>
          </table:table-cell>
          <table:table-cell table:formula="of:=IF([.B296] = [.H296]; &quot;TRUE&quot;; &quot;FALSE&quot;)" office:value-type="string" office:string-value="TRUE" calcext:value-type="string">
            <text:p>TRUE</text:p>
          </table:table-cell>
          <table:table-cell office:value-type="string" calcext:value-type="string">
            <text:p>eco-friendly-period-products</text:p>
          </table:table-cell>
          <table:table-cell table:formula="of:=IF([.C296] = [.J296]; &quot;TRUE&quot;; &quot;FALSE&quot;)" office:value-type="string" office:string-value="TRUE" calcext:value-type="string">
            <text:p>TRUE</text:p>
          </table:table-cell>
          <table:table-cell office:value-type="string" calcext:value-type="string">
            <text:p>Top 10 Eco Friendly Period Products: Reviews | The Lowdown</text:p>
          </table:table-cell>
          <table:table-cell table:formula="of:=IF([.D296] = [.L296]; &quot;TRUE&quot;; &quot;FALSE&quot;)" office:value-type="string" office:string-value="TRUE" calcext:value-type="string">
            <text:p>TRUE</text:p>
          </table:table-cell>
          <table:table-cell office:value-type="string" calcext:value-type="string">
            <text:p>The top sustainable period products on the market from period pants to tampon subscription boxes - as chosen by our the readers of The Lowdown.</text:p>
          </table:table-cell>
          <table:table-cell table:formula="of:=IF([.E296] = [.N296]; &quot;TRUE&quot;; &quot;FALSE&quot;)" office:value-type="string" office:string-value="TRUE" calcext:value-type="string">
            <text:p>TRUE</text:p>
          </table:table-cell>
          <table:table-cell office:value-type="string" calcext:value-type="string">
            <text:p>https://thelowdown.com/blog/eco-friendly-period-products</text:p>
          </table:table-cell>
          <table:table-cell table:formula="of:=IF([.F296] = [.P296]; &quot;TRUE&quot;; &quot;FALSE&quot;)" office:value-type="string" office:string-value="TRUE" calcext:value-type="string">
            <text:p>TRUE</text:p>
          </table:table-cell>
        </table:table-row>
        <table:table-row table:style-name="ro1">
          <table:table-cell office:value-type="string" calcext:value-type="string">
            <text:p>https://blog.thelowdown.com/blog/menopause-and-anxiety</text:p>
          </table:table-cell>
          <table:table-cell office:value-type="string" calcext:value-type="string">
            <text:p>/blog/menopause-and-anxiety</text:p>
          </table:table-cell>
          <table:table-cell office:value-type="string" calcext:value-type="string">
            <text:p>menopause-and-anxiety</text:p>
          </table:table-cell>
          <table:table-cell office:value-type="string" calcext:value-type="string">
            <text:p>Menopause and Anxiety | Facts and Treatment | The Lowdown</text:p>
          </table:table-cell>
          <table:table-cell office:value-type="string" calcext:value-type="string">
            <text:p>If you’re experiencing anxiety during the menopause, you’re not alone! Get the lowdown on the link between menopause &amp; anxiety and the best ways to tackle it.</text:p>
          </table:table-cell>
          <table:table-cell office:value-type="string" calcext:value-type="string">
            <text:p>https://thelowdown.com/blog/menopause-and-anxiety</text:p>
          </table:table-cell>
          <table:table-cell office:value-type="string" calcext:value-type="string">
            <text:p>http://localhost/thelowdown/wp/blog/menopause-and-anxiety</text:p>
          </table:table-cell>
          <table:table-cell office:value-type="string" calcext:value-type="string">
            <text:p>/blog/menopause-and-anxiety</text:p>
          </table:table-cell>
          <table:table-cell table:formula="of:=IF([.B297] = [.H297]; &quot;TRUE&quot;; &quot;FALSE&quot;)" office:value-type="string" office:string-value="TRUE" calcext:value-type="string">
            <text:p>TRUE</text:p>
          </table:table-cell>
          <table:table-cell office:value-type="string" calcext:value-type="string">
            <text:p>menopause-and-anxiety</text:p>
          </table:table-cell>
          <table:table-cell table:formula="of:=IF([.C297] = [.J297]; &quot;TRUE&quot;; &quot;FALSE&quot;)" office:value-type="string" office:string-value="TRUE" calcext:value-type="string">
            <text:p>TRUE</text:p>
          </table:table-cell>
          <table:table-cell office:value-type="string" calcext:value-type="string">
            <text:p>Menopause and Anxiety | Facts and Treatment | The Lowdown</text:p>
          </table:table-cell>
          <table:table-cell table:formula="of:=IF([.D297] = [.L297]; &quot;TRUE&quot;; &quot;FALSE&quot;)" office:value-type="string" office:string-value="TRUE" calcext:value-type="string">
            <text:p>TRUE</text:p>
          </table:table-cell>
          <table:table-cell office:value-type="string" calcext:value-type="string">
            <text:p>If you’re experiencing anxiety during the menopause, you’re not alone! Get the lowdown on the link between menopause &amp; anxiety and the best ways to tackle it.</text:p>
          </table:table-cell>
          <table:table-cell table:formula="of:=IF([.E297] = [.N297]; &quot;TRUE&quot;; &quot;FALSE&quot;)" office:value-type="string" office:string-value="TRUE" calcext:value-type="string">
            <text:p>TRUE</text:p>
          </table:table-cell>
          <table:table-cell office:value-type="string" calcext:value-type="string">
            <text:p>https://thelowdown.com/blog/menopause-and-anxiety</text:p>
          </table:table-cell>
          <table:table-cell table:formula="of:=IF([.F297] = [.P297]; &quot;TRUE&quot;; &quot;FALSE&quot;)" office:value-type="string" office:string-value="TRUE" calcext:value-type="string">
            <text:p>TRUE</text:p>
          </table:table-cell>
        </table:table-row>
        <table:table-row table:style-name="ro1">
          <table:table-cell office:value-type="string" calcext:value-type="string">
            <text:p>https://blog.thelowdown.com/blog/whats-the-best-contraceptive-pill-for-acne</text:p>
          </table:table-cell>
          <table:table-cell office:value-type="string" calcext:value-type="string">
            <text:p>/blog/whats-the-best-contraceptive-pill-for-acne</text:p>
          </table:table-cell>
          <table:table-cell office:value-type="string" calcext:value-type="string">
            <text:p>whats-the-best-contraceptive-pill-for-acne</text:p>
          </table:table-cell>
          <table:table-cell office:value-type="string" calcext:value-type="string">
            <text:p>What's The Best Contraceptive Pill For Acne? | The Lowdown</text:p>
          </table:table-cell>
          <table:table-cell office:value-type="string" calcext:value-type="string">
            <text:p>The combined pill can improve acne, but the progestogen-only pill can make skin worse. Find out which UK birth control is best if you’re prone to spots.</text:p>
          </table:table-cell>
          <table:table-cell office:value-type="string" calcext:value-type="string">
            <text:p>https://thelowdown.com/blog/whats-the-best-contraceptive-pill-for-acne</text:p>
          </table:table-cell>
          <table:table-cell office:value-type="string" calcext:value-type="string">
            <text:p>http://localhost/thelowdown/wp/blog/whats-the-best-contraceptive-pill-for-acne</text:p>
          </table:table-cell>
          <table:table-cell office:value-type="string" calcext:value-type="string">
            <text:p>/blog/whats-the-best-contraceptive-pill-for-acne</text:p>
          </table:table-cell>
          <table:table-cell table:formula="of:=IF([.B298] = [.H298]; &quot;TRUE&quot;; &quot;FALSE&quot;)" office:value-type="string" office:string-value="TRUE" calcext:value-type="string">
            <text:p>TRUE</text:p>
          </table:table-cell>
          <table:table-cell office:value-type="string" calcext:value-type="string">
            <text:p>whats-the-best-contraceptive-pill-for-acne</text:p>
          </table:table-cell>
          <table:table-cell table:formula="of:=IF([.C298] = [.J298]; &quot;TRUE&quot;; &quot;FALSE&quot;)" office:value-type="string" office:string-value="TRUE" calcext:value-type="string">
            <text:p>TRUE</text:p>
          </table:table-cell>
          <table:table-cell office:value-type="string" calcext:value-type="string">
            <text:p>What's The Best Contraceptive Pill For Acne? | The Lowdown</text:p>
          </table:table-cell>
          <table:table-cell table:formula="of:=IF([.D298] = [.L298]; &quot;TRUE&quot;; &quot;FALSE&quot;)" office:value-type="string" office:string-value="TRUE" calcext:value-type="string">
            <text:p>TRUE</text:p>
          </table:table-cell>
          <table:table-cell office:value-type="string" calcext:value-type="string">
            <text:p>The combined pill can improve acne, but the progestogen-only pill can make skin worse. Find out which UK birth control is best if you’re prone to spots.</text:p>
          </table:table-cell>
          <table:table-cell table:formula="of:=IF([.E298] = [.N298]; &quot;TRUE&quot;; &quot;FALSE&quot;)" office:value-type="string" office:string-value="TRUE" calcext:value-type="string">
            <text:p>TRUE</text:p>
          </table:table-cell>
          <table:table-cell office:value-type="string" calcext:value-type="string">
            <text:p>https://thelowdown.com/blog/whats-the-best-contraceptive-pill-for-acne</text:p>
          </table:table-cell>
          <table:table-cell table:formula="of:=IF([.F298] = [.P298]; &quot;TRUE&quot;; &quot;FALSE&quot;)" office:value-type="string" office:string-value="TRUE" calcext:value-type="string">
            <text:p>TRUE</text:p>
          </table:table-cell>
        </table:table-row>
        <table:table-row table:style-name="ro1">
          <table:table-cell office:value-type="string" calcext:value-type="string">
            <text:p>https://blog.thelowdown.com/blog/strike-updates</text:p>
          </table:table-cell>
          <table:table-cell office:value-type="string" calcext:value-type="string">
            <text:p>/blog/strike-updates</text:p>
          </table:table-cell>
          <table:table-cell office:value-type="string" calcext:value-type="string">
            <text:p>strike-updates</text:p>
          </table:table-cell>
          <table:table-cell office:value-type="string" calcext:value-type="string">
            <text:p>Strike Updates | The Lowdown</text:p>
          </table:table-cell>
          <table:table-cell office:value-type="string" calcext:value-type="string">
            <text:p>Royal Mail are striking 24th and 25th November. Choose DPD delivery to avoid delays - learn more.</text:p>
          </table:table-cell>
          <table:table-cell office:value-type="string" calcext:value-type="string">
            <text:p>https://thelowdown.com/blog/is-the-morning-after-pill-safe</text:p>
          </table:table-cell>
          <table:table-cell office:value-type="string" calcext:value-type="string">
            <text:p>http://localhost/thelowdown/wp/blog/strike-updates</text:p>
          </table:table-cell>
          <table:table-cell office:value-type="string" calcext:value-type="string">
            <text:p>/blog/strike-updates</text:p>
          </table:table-cell>
          <table:table-cell table:formula="of:=IF([.B299] = [.H299]; &quot;TRUE&quot;; &quot;FALSE&quot;)" office:value-type="string" office:string-value="TRUE" calcext:value-type="string">
            <text:p>TRUE</text:p>
          </table:table-cell>
          <table:table-cell office:value-type="string" calcext:value-type="string">
            <text:p>strike-updates</text:p>
          </table:table-cell>
          <table:table-cell table:formula="of:=IF([.C299] = [.J299]; &quot;TRUE&quot;; &quot;FALSE&quot;)" office:value-type="string" office:string-value="TRUE" calcext:value-type="string">
            <text:p>TRUE</text:p>
          </table:table-cell>
          <table:table-cell office:value-type="string" calcext:value-type="string">
            <text:p>Strike Updates | The Lowdown</text:p>
          </table:table-cell>
          <table:table-cell table:formula="of:=IF([.D299] = [.L299]; &quot;TRUE&quot;; &quot;FALSE&quot;)" office:value-type="string" office:string-value="TRUE" calcext:value-type="string">
            <text:p>TRUE</text:p>
          </table:table-cell>
          <table:table-cell office:value-type="string" calcext:value-type="string">
            <text:p>Royal Mail are striking 24th and 25th November. Choose DPD delivery to avoid delays - learn more.</text:p>
          </table:table-cell>
          <table:table-cell table:formula="of:=IF([.E299] = [.N299]; &quot;TRUE&quot;; &quot;FALSE&quot;)" office:value-type="string" office:string-value="TRUE" calcext:value-type="string">
            <text:p>TRUE</text:p>
          </table:table-cell>
          <table:table-cell office:value-type="string" calcext:value-type="string">
            <text:p>https://thelowdown.com/blog/is-the-morning-after-pill-safe</text:p>
          </table:table-cell>
          <table:table-cell table:formula="of:=IF([.F299] = [.P299]; &quot;TRUE&quot;; &quot;FALSE&quot;)" office:value-type="string" office:string-value="TRUE" calcext:value-type="string">
            <text:p>TRUE</text:p>
          </table:table-cell>
        </table:table-row>
        <table:table-row table:style-name="ro1">
          <table:table-cell office:value-type="string" calcext:value-type="string">
            <text:p>https://blog.thelowdown.com/blog/tag/diahala-doucoure</text:p>
          </table:table-cell>
          <table:table-cell office:value-type="string" calcext:value-type="string">
            <text:p>/blog/tag/diahala-doucoure</text:p>
          </table:table-cell>
          <table:table-cell office:value-type="string" calcext:value-type="string">
            <text:p>diahala-doucoure</text:p>
          </table:table-cell>
          <table:table-cell office:value-type="string" calcext:value-type="string">
            <text:p>Diahala Doucouré Archives - The Lowdown</text:p>
          </table:table-cell>
          <table:table-cell office:value-type="string" calcext:value-type="string">
            <text:p>N/A</text:p>
          </table:table-cell>
          <table:table-cell office:value-type="string" calcext:value-type="string">
            <text:p>/blog/tag/diahala-doucoure</text:p>
          </table:table-cell>
          <table:table-cell office:value-type="string" calcext:value-type="string">
            <text:p>http://localhost/thelowdown/wp/blog/tag/diahala-doucoure</text:p>
          </table:table-cell>
          <table:table-cell office:value-type="string" calcext:value-type="string">
            <text:p>/blog/tag/diahala-doucoure</text:p>
          </table:table-cell>
          <table:table-cell table:formula="of:=IF([.B300] = [.H300]; &quot;TRUE&quot;; &quot;FALSE&quot;)" office:value-type="string" office:string-value="TRUE" calcext:value-type="string">
            <text:p>TRUE</text:p>
          </table:table-cell>
          <table:table-cell office:value-type="string" calcext:value-type="string">
            <text:p>diahala-doucoure</text:p>
          </table:table-cell>
          <table:table-cell table:formula="of:=IF([.C300] = [.J300]; &quot;TRUE&quot;; &quot;FALSE&quot;)" office:value-type="string" office:string-value="TRUE" calcext:value-type="string">
            <text:p>TRUE</text:p>
          </table:table-cell>
          <table:table-cell office:value-type="string" calcext:value-type="string">
            <text:p>Diahala Doucouré Archives - The Lowdown</text:p>
          </table:table-cell>
          <table:table-cell table:formula="of:=IF([.D300] = [.L300]; &quot;TRUE&quot;; &quot;FALSE&quot;)" office:value-type="string" office:string-value="TRUE" calcext:value-type="string">
            <text:p>TRUE</text:p>
          </table:table-cell>
          <table:table-cell office:value-type="string" calcext:value-type="string">
            <text:p>N/A</text:p>
          </table:table-cell>
          <table:table-cell table:formula="of:=IF([.E300] = [.N300]; &quot;TRUE&quot;; &quot;FALSE&quot;)" office:value-type="string" office:string-value="TRUE" calcext:value-type="string">
            <text:p>TRUE</text:p>
          </table:table-cell>
          <table:table-cell office:value-type="string" calcext:value-type="string">
            <text:p>/blog/tag/diahala-doucoure</text:p>
          </table:table-cell>
          <table:table-cell table:formula="of:=IF([.F300] = [.P300]; &quot;TRUE&quot;; &quot;FALSE&quot;)" office:value-type="string" office:string-value="TRUE" calcext:value-type="string">
            <text:p>TRUE</text:p>
          </table:table-cell>
        </table:table-row>
        <table:table-row table:style-name="ro1">
          <table:table-cell office:value-type="string" calcext:value-type="string">
            <text:p>https://blog.thelowdown.com/blog/mirena-vs-copper-coil</text:p>
          </table:table-cell>
          <table:table-cell office:value-type="string" calcext:value-type="string">
            <text:p>/blog/mirena-vs-copper-coil</text:p>
          </table:table-cell>
          <table:table-cell office:value-type="string" calcext:value-type="string">
            <text:p>mirena-vs-copper-coil</text:p>
          </table:table-cell>
          <table:table-cell office:value-type="string" calcext:value-type="string">
            <text:p>Copper IUD vs Mirena: Pros &amp; Cons - The Lowdown</text:p>
          </table:table-cell>
          <table:table-cell office:value-type="string" calcext:value-type="string">
            <text:p>Get the lowdown on the differences between the copper IUD and mirena, including side effects &amp; real reviews.</text:p>
          </table:table-cell>
          <table:table-cell office:value-type="string" calcext:value-type="string">
            <text:p>https://thelowdown.com/blog/mirena-vs-copper-coil</text:p>
          </table:table-cell>
          <table:table-cell office:value-type="string" calcext:value-type="string">
            <text:p>http://localhost/thelowdown/wp/blog/mirena-vs-copper-coil</text:p>
          </table:table-cell>
          <table:table-cell office:value-type="string" calcext:value-type="string">
            <text:p>/blog/mirena-vs-copper-coil</text:p>
          </table:table-cell>
          <table:table-cell table:formula="of:=IF([.B301] = [.H301]; &quot;TRUE&quot;; &quot;FALSE&quot;)" office:value-type="string" office:string-value="TRUE" calcext:value-type="string">
            <text:p>TRUE</text:p>
          </table:table-cell>
          <table:table-cell office:value-type="string" calcext:value-type="string">
            <text:p>mirena-vs-copper-coil</text:p>
          </table:table-cell>
          <table:table-cell table:formula="of:=IF([.C301] = [.J301]; &quot;TRUE&quot;; &quot;FALSE&quot;)" office:value-type="string" office:string-value="TRUE" calcext:value-type="string">
            <text:p>TRUE</text:p>
          </table:table-cell>
          <table:table-cell office:value-type="string" calcext:value-type="string">
            <text:p>Copper IUD vs Mirena: Pros &amp; Cons - The Lowdown</text:p>
          </table:table-cell>
          <table:table-cell table:formula="of:=IF([.D301] = [.L301]; &quot;TRUE&quot;; &quot;FALSE&quot;)" office:value-type="string" office:string-value="TRUE" calcext:value-type="string">
            <text:p>TRUE</text:p>
          </table:table-cell>
          <table:table-cell office:value-type="string" calcext:value-type="string">
            <text:p>Get the lowdown on the differences between the copper IUD and mirena, including side effects &amp; real reviews.</text:p>
          </table:table-cell>
          <table:table-cell table:formula="of:=IF([.E301] = [.N301]; &quot;TRUE&quot;; &quot;FALSE&quot;)" office:value-type="string" office:string-value="TRUE" calcext:value-type="string">
            <text:p>TRUE</text:p>
          </table:table-cell>
          <table:table-cell office:value-type="string" calcext:value-type="string">
            <text:p>https://thelowdown.com/blog/mirena-vs-copper-coil</text:p>
          </table:table-cell>
          <table:table-cell table:formula="of:=IF([.F301] = [.P301]; &quot;TRUE&quot;; &quot;FALSE&quot;)" office:value-type="string" office:string-value="TRUE" calcext:value-type="string">
            <text:p>TRUE</text:p>
          </table:table-cell>
        </table:table-row>
        <table:table-row table:style-name="ro1">
          <table:table-cell office:value-type="string" calcext:value-type="string">
            <text:p>https://blog.thelowdown.com/blog/nomegestrol-acetate</text:p>
          </table:table-cell>
          <table:table-cell office:value-type="string" calcext:value-type="string">
            <text:p>/blog/nomegestrol-acetate</text:p>
          </table:table-cell>
          <table:table-cell office:value-type="string" calcext:value-type="string">
            <text:p>nomegestrol-acetate</text:p>
          </table:table-cell>
          <table:table-cell office:value-type="string" calcext:value-type="string">
            <text:p>Nomegestrol Acetate | The Lowdown</text:p>
          </table:table-cell>
          <table:table-cell office:value-type="string" calcext:value-type="string">
            <text:p>Nomegestrol acetate is a synthetic oestrogen used in the combined pill, as well as some hormonal therapies for menopausal women.</text:p>
          </table:table-cell>
          <table:table-cell office:value-type="string" calcext:value-type="string">
            <text:p>https://thelowdown.com/blog/nomegestrol-acetate</text:p>
          </table:table-cell>
          <table:table-cell office:value-type="string" calcext:value-type="string">
            <text:p>http://localhost/thelowdown/wp/blog/nomegestrol-acetate</text:p>
          </table:table-cell>
          <table:table-cell office:value-type="string" calcext:value-type="string">
            <text:p>/blog/nomegestrol-acetate</text:p>
          </table:table-cell>
          <table:table-cell table:formula="of:=IF([.B302] = [.H302]; &quot;TRUE&quot;; &quot;FALSE&quot;)" office:value-type="string" office:string-value="TRUE" calcext:value-type="string">
            <text:p>TRUE</text:p>
          </table:table-cell>
          <table:table-cell office:value-type="string" calcext:value-type="string">
            <text:p>nomegestrol-acetate</text:p>
          </table:table-cell>
          <table:table-cell table:formula="of:=IF([.C302] = [.J302]; &quot;TRUE&quot;; &quot;FALSE&quot;)" office:value-type="string" office:string-value="TRUE" calcext:value-type="string">
            <text:p>TRUE</text:p>
          </table:table-cell>
          <table:table-cell office:value-type="string" calcext:value-type="string">
            <text:p>Nomegestrol Acetate | The Lowdown</text:p>
          </table:table-cell>
          <table:table-cell table:formula="of:=IF([.D302] = [.L302]; &quot;TRUE&quot;; &quot;FALSE&quot;)" office:value-type="string" office:string-value="TRUE" calcext:value-type="string">
            <text:p>TRUE</text:p>
          </table:table-cell>
          <table:table-cell office:value-type="string" calcext:value-type="string">
            <text:p>Nomegestrol acetate is a synthetic oestrogen used in the combined pill, as well as some hormonal therapies for menopausal women.</text:p>
          </table:table-cell>
          <table:table-cell table:formula="of:=IF([.E302] = [.N302]; &quot;TRUE&quot;; &quot;FALSE&quot;)" office:value-type="string" office:string-value="TRUE" calcext:value-type="string">
            <text:p>TRUE</text:p>
          </table:table-cell>
          <table:table-cell office:value-type="string" calcext:value-type="string">
            <text:p>https://thelowdown.com/blog/nomegestrol-acetate</text:p>
          </table:table-cell>
          <table:table-cell table:formula="of:=IF([.F302] = [.P302]; &quot;TRUE&quot;; &quot;FALSE&quot;)" office:value-type="string" office:string-value="TRUE" calcext:value-type="string">
            <text:p>TRUE</text:p>
          </table:table-cell>
        </table:table-row>
        <table:table-row table:style-name="ro1">
          <table:table-cell office:value-type="string" calcext:value-type="string">
            <text:p>https://blog.thelowdown.com/blog/yasmin-pill-breastfeeding</text:p>
          </table:table-cell>
          <table:table-cell office:value-type="string" calcext:value-type="string">
            <text:p>/blog/yasmin-pill-breastfeeding</text:p>
          </table:table-cell>
          <table:table-cell office:value-type="string" calcext:value-type="string">
            <text:p>yasmin-pill-breastfeeding</text:p>
          </table:table-cell>
          <table:table-cell office:value-type="string" calcext:value-type="string">
            <text:p>Yasmin Pill and Breastfeeding - Is It Safe? | The Lowdown</text:p>
          </table:table-cell>
          <table:table-cell office:value-type="string" calcext:value-type="string">
            <text:p>Can you take the Yasmin contraceptive pill while breastfeeding? Here our doctors share if Yasmin is safe to take while breastfeeding.</text:p>
          </table:table-cell>
          <table:table-cell office:value-type="string" calcext:value-type="string">
            <text:p>https://thelowdown.com/blog/yasmin-pill-breastfeeding</text:p>
          </table:table-cell>
          <table:table-cell office:value-type="string" calcext:value-type="string">
            <text:p>http://localhost/thelowdown/wp/blog/yasmin-pill-breastfeeding</text:p>
          </table:table-cell>
          <table:table-cell office:value-type="string" calcext:value-type="string">
            <text:p>/blog/yasmin-pill-breastfeeding</text:p>
          </table:table-cell>
          <table:table-cell table:formula="of:=IF([.B303] = [.H303]; &quot;TRUE&quot;; &quot;FALSE&quot;)" office:value-type="string" office:string-value="TRUE" calcext:value-type="string">
            <text:p>TRUE</text:p>
          </table:table-cell>
          <table:table-cell office:value-type="string" calcext:value-type="string">
            <text:p>yasmin-pill-breastfeeding</text:p>
          </table:table-cell>
          <table:table-cell table:formula="of:=IF([.C303] = [.J303]; &quot;TRUE&quot;; &quot;FALSE&quot;)" office:value-type="string" office:string-value="TRUE" calcext:value-type="string">
            <text:p>TRUE</text:p>
          </table:table-cell>
          <table:table-cell office:value-type="string" calcext:value-type="string">
            <text:p>Yasmin Pill and Breastfeeding - Is It Safe? | The Lowdown</text:p>
          </table:table-cell>
          <table:table-cell table:formula="of:=IF([.D303] = [.L303]; &quot;TRUE&quot;; &quot;FALSE&quot;)" office:value-type="string" office:string-value="TRUE" calcext:value-type="string">
            <text:p>TRUE</text:p>
          </table:table-cell>
          <table:table-cell office:value-type="string" calcext:value-type="string">
            <text:p>Can you take the Yasmin contraceptive pill while breastfeeding? Here our doctors share if Yasmin is safe to take while breastfeeding.</text:p>
          </table:table-cell>
          <table:table-cell table:formula="of:=IF([.E303] = [.N303]; &quot;TRUE&quot;; &quot;FALSE&quot;)" office:value-type="string" office:string-value="TRUE" calcext:value-type="string">
            <text:p>TRUE</text:p>
          </table:table-cell>
          <table:table-cell office:value-type="string" calcext:value-type="string">
            <text:p>https://thelowdown.com/blog/yasmin-pill-breastfeeding</text:p>
          </table:table-cell>
          <table:table-cell table:formula="of:=IF([.F303] = [.P303]; &quot;TRUE&quot;; &quot;FALSE&quot;)" office:value-type="string" office:string-value="TRUE" calcext:value-type="string">
            <text:p>TRUE</text:p>
          </table:table-cell>
        </table:table-row>
        <table:table-row table:style-name="ro1">
          <table:table-cell office:value-type="string" calcext:value-type="string">
            <text:p>https://blog.thelowdown.com/blog/tag/luteal</text:p>
          </table:table-cell>
          <table:table-cell office:value-type="string" calcext:value-type="string">
            <text:p>/blog/tag/luteal</text:p>
          </table:table-cell>
          <table:table-cell office:value-type="string" calcext:value-type="string">
            <text:p>luteal</text:p>
          </table:table-cell>
          <table:table-cell office:value-type="string" calcext:value-type="string">
            <text:p>luteal Archives - The Lowdown</text:p>
          </table:table-cell>
          <table:table-cell office:value-type="string" calcext:value-type="string">
            <text:p>N/A</text:p>
          </table:table-cell>
          <table:table-cell office:value-type="string" calcext:value-type="string">
            <text:p>/blog/tag/luteal</text:p>
          </table:table-cell>
          <table:table-cell office:value-type="string" calcext:value-type="string">
            <text:p>http://localhost/thelowdown/wp/blog/tag/luteal</text:p>
          </table:table-cell>
          <table:table-cell office:value-type="string" calcext:value-type="string">
            <text:p>/blog/tag/luteal</text:p>
          </table:table-cell>
          <table:table-cell table:formula="of:=IF([.B304] = [.H304]; &quot;TRUE&quot;; &quot;FALSE&quot;)" office:value-type="string" office:string-value="TRUE" calcext:value-type="string">
            <text:p>TRUE</text:p>
          </table:table-cell>
          <table:table-cell office:value-type="string" calcext:value-type="string">
            <text:p>luteal</text:p>
          </table:table-cell>
          <table:table-cell table:formula="of:=IF([.C304] = [.J304]; &quot;TRUE&quot;; &quot;FALSE&quot;)" office:value-type="string" office:string-value="TRUE" calcext:value-type="string">
            <text:p>TRUE</text:p>
          </table:table-cell>
          <table:table-cell office:value-type="string" calcext:value-type="string">
            <text:p>luteal Archives - The Lowdown</text:p>
          </table:table-cell>
          <table:table-cell table:formula="of:=IF([.D304] = [.L304]; &quot;TRUE&quot;; &quot;FALSE&quot;)" office:value-type="string" office:string-value="TRUE" calcext:value-type="string">
            <text:p>TRUE</text:p>
          </table:table-cell>
          <table:table-cell office:value-type="string" calcext:value-type="string">
            <text:p>N/A</text:p>
          </table:table-cell>
          <table:table-cell table:formula="of:=IF([.E304] = [.N304]; &quot;TRUE&quot;; &quot;FALSE&quot;)" office:value-type="string" office:string-value="TRUE" calcext:value-type="string">
            <text:p>TRUE</text:p>
          </table:table-cell>
          <table:table-cell office:value-type="string" calcext:value-type="string">
            <text:p>/blog/tag/luteal</text:p>
          </table:table-cell>
          <table:table-cell table:formula="of:=IF([.F304] = [.P304]; &quot;TRUE&quot;; &quot;FALSE&quot;)" office:value-type="string" office:string-value="TRUE" calcext:value-type="string">
            <text:p>TRUE</text:p>
          </table:table-cell>
        </table:table-row>
        <table:table-row table:style-name="ro1">
          <table:table-cell office:value-type="string" calcext:value-type="string">
            <text:p>https://blog.thelowdown.com/blog/perimenopause-trouble-sleeping</text:p>
          </table:table-cell>
          <table:table-cell office:value-type="string" calcext:value-type="string">
            <text:p>/blog/perimenopause-trouble-sleeping</text:p>
          </table:table-cell>
          <table:table-cell office:value-type="string" calcext:value-type="string">
            <text:p>perimenopause-trouble-sleeping</text:p>
          </table:table-cell>
          <table:table-cell office:value-type="string" calcext:value-type="string">
            <text:p>How To Manage Trouble Sleeping in Perimenopause | The Lowdown</text:p>
          </table:table-cell>
          <table:table-cell office:value-type="string" calcext:value-type="string">
            <text:p>One of the most commonly reported perimenopause symptoms on The Lowdown is trouble sleeping. So what can you do to get a better night’s sleep?</text:p>
          </table:table-cell>
          <table:table-cell office:value-type="string" calcext:value-type="string">
            <text:p>https://thelowdown.com/blog/perimenopause-trouble-sleeping</text:p>
          </table:table-cell>
          <table:table-cell office:value-type="string" calcext:value-type="string">
            <text:p>http://localhost/thelowdown/wp/blog/perimenopause-trouble-sleeping</text:p>
          </table:table-cell>
          <table:table-cell office:value-type="string" calcext:value-type="string">
            <text:p>/blog/perimenopause-trouble-sleeping</text:p>
          </table:table-cell>
          <table:table-cell table:formula="of:=IF([.B305] = [.H305]; &quot;TRUE&quot;; &quot;FALSE&quot;)" office:value-type="string" office:string-value="TRUE" calcext:value-type="string">
            <text:p>TRUE</text:p>
          </table:table-cell>
          <table:table-cell office:value-type="string" calcext:value-type="string">
            <text:p>perimenopause-trouble-sleeping</text:p>
          </table:table-cell>
          <table:table-cell table:formula="of:=IF([.C305] = [.J305]; &quot;TRUE&quot;; &quot;FALSE&quot;)" office:value-type="string" office:string-value="TRUE" calcext:value-type="string">
            <text:p>TRUE</text:p>
          </table:table-cell>
          <table:table-cell office:value-type="string" calcext:value-type="string">
            <text:p>How To Manage Trouble Sleeping in Perimenopause | The Lowdown</text:p>
          </table:table-cell>
          <table:table-cell table:formula="of:=IF([.D305] = [.L305]; &quot;TRUE&quot;; &quot;FALSE&quot;)" office:value-type="string" office:string-value="TRUE" calcext:value-type="string">
            <text:p>TRUE</text:p>
          </table:table-cell>
          <table:table-cell office:value-type="string" calcext:value-type="string">
            <text:p>One of the most commonly reported perimenopause symptoms on The Lowdown is trouble sleeping. So what can you do to get a better night’s sleep?</text:p>
          </table:table-cell>
          <table:table-cell table:formula="of:=IF([.E305] = [.N305]; &quot;TRUE&quot;; &quot;FALSE&quot;)" office:value-type="string" office:string-value="TRUE" calcext:value-type="string">
            <text:p>TRUE</text:p>
          </table:table-cell>
          <table:table-cell office:value-type="string" calcext:value-type="string">
            <text:p>https://thelowdown.com/blog/perimenopause-trouble-sleeping</text:p>
          </table:table-cell>
          <table:table-cell table:formula="of:=IF([.F305] = [.P305]; &quot;TRUE&quot;; &quot;FALSE&quot;)" office:value-type="string" office:string-value="TRUE" calcext:value-type="string">
            <text:p>TRUE</text:p>
          </table:table-cell>
        </table:table-row>
        <table:table-row table:style-name="ro1">
          <table:table-cell office:value-type="string" calcext:value-type="string">
            <text:p>https://blog.thelowdown.com/blog/bleeding-after-sex</text:p>
          </table:table-cell>
          <table:table-cell office:value-type="string" calcext:value-type="string">
            <text:p>/blog/bleeding-after-sex</text:p>
          </table:table-cell>
          <table:table-cell office:value-type="string" calcext:value-type="string">
            <text:p>bleeding-after-sex</text:p>
          </table:table-cell>
          <table:table-cell office:value-type="string" calcext:value-type="string">
            <text:p>Bleeding after sex causes &amp; treatments</text:p>
          </table:table-cell>
          <table:table-cell office:value-type="string" calcext:value-type="string">
            <text:p>Bleeding after sex is mostly nothing to worry about however there are some cases when you should see a GP. Find out when to get help in our go-to guide.</text:p>
          </table:table-cell>
          <table:table-cell office:value-type="string" calcext:value-type="string">
            <text:p>https://thelowdown.com/blog/bleeding-after-sex</text:p>
          </table:table-cell>
          <table:table-cell office:value-type="string" calcext:value-type="string">
            <text:p>http://localhost/thelowdown/wp/blog/bleeding-after-sex</text:p>
          </table:table-cell>
          <table:table-cell office:value-type="string" calcext:value-type="string">
            <text:p>/blog/bleeding-after-sex</text:p>
          </table:table-cell>
          <table:table-cell table:formula="of:=IF([.B306] = [.H306]; &quot;TRUE&quot;; &quot;FALSE&quot;)" office:value-type="string" office:string-value="TRUE" calcext:value-type="string">
            <text:p>TRUE</text:p>
          </table:table-cell>
          <table:table-cell office:value-type="string" calcext:value-type="string">
            <text:p>bleeding-after-sex</text:p>
          </table:table-cell>
          <table:table-cell table:formula="of:=IF([.C306] = [.J306]; &quot;TRUE&quot;; &quot;FALSE&quot;)" office:value-type="string" office:string-value="TRUE" calcext:value-type="string">
            <text:p>TRUE</text:p>
          </table:table-cell>
          <table:table-cell office:value-type="string" calcext:value-type="string">
            <text:p>Bleeding after sex causes &amp; treatments</text:p>
          </table:table-cell>
          <table:table-cell table:formula="of:=IF([.D306] = [.L306]; &quot;TRUE&quot;; &quot;FALSE&quot;)" office:value-type="string" office:string-value="TRUE" calcext:value-type="string">
            <text:p>TRUE</text:p>
          </table:table-cell>
          <table:table-cell office:value-type="string" calcext:value-type="string">
            <text:p>Bleeding after sex is mostly nothing to worry about however there are some cases when you should see a GP. Find out when to get help in our go-to guide.</text:p>
          </table:table-cell>
          <table:table-cell table:formula="of:=IF([.E306] = [.N306]; &quot;TRUE&quot;; &quot;FALSE&quot;)" office:value-type="string" office:string-value="TRUE" calcext:value-type="string">
            <text:p>TRUE</text:p>
          </table:table-cell>
          <table:table-cell office:value-type="string" calcext:value-type="string">
            <text:p>https://thelowdown.com/blog/bleeding-after-sex</text:p>
          </table:table-cell>
          <table:table-cell table:formula="of:=IF([.F306] = [.P306]; &quot;TRUE&quot;; &quot;FALSE&quot;)" office:value-type="string" office:string-value="TRUE" calcext:value-type="string">
            <text:p>TRUE</text:p>
          </table:table-cell>
        </table:table-row>
        <table:table-row table:style-name="ro1">
          <table:table-cell office:value-type="string" calcext:value-type="string">
            <text:p>https://blog.thelowdown.com/blog/acne-returning-coming-off-the-pill</text:p>
          </table:table-cell>
          <table:table-cell office:value-type="string" calcext:value-type="string">
            <text:p>/blog/acne-returning-coming-off-the-pill</text:p>
          </table:table-cell>
          <table:table-cell office:value-type="string" calcext:value-type="string">
            <text:p>acne-returning-coming-off-the-pill</text:p>
          </table:table-cell>
          <table:table-cell office:value-type="string" calcext:value-type="string">
            <text:p>Acne Returning When Coming Off The Pill | The Lowdown</text:p>
          </table:table-cell>
          <table:table-cell office:value-type="string" calcext:value-type="string">
            <text:p>Clearer skin can be a benefit of using hormonal contraception, but what can you do about acne returning when coming off the pill?</text:p>
          </table:table-cell>
          <table:table-cell office:value-type="string" calcext:value-type="string">
            <text:p>https://thelowdown.com/blog/acne-returning-coming-off-the-pill</text:p>
          </table:table-cell>
          <table:table-cell office:value-type="string" calcext:value-type="string">
            <text:p>http://localhost/thelowdown/wp/blog/acne-returning-coming-off-the-pill</text:p>
          </table:table-cell>
          <table:table-cell office:value-type="string" calcext:value-type="string">
            <text:p>/blog/acne-returning-coming-off-the-pill</text:p>
          </table:table-cell>
          <table:table-cell table:formula="of:=IF([.B307] = [.H307]; &quot;TRUE&quot;; &quot;FALSE&quot;)" office:value-type="string" office:string-value="TRUE" calcext:value-type="string">
            <text:p>TRUE</text:p>
          </table:table-cell>
          <table:table-cell office:value-type="string" calcext:value-type="string">
            <text:p>acne-returning-coming-off-the-pill</text:p>
          </table:table-cell>
          <table:table-cell table:formula="of:=IF([.C307] = [.J307]; &quot;TRUE&quot;; &quot;FALSE&quot;)" office:value-type="string" office:string-value="TRUE" calcext:value-type="string">
            <text:p>TRUE</text:p>
          </table:table-cell>
          <table:table-cell office:value-type="string" calcext:value-type="string">
            <text:p>Acne Returning When Coming Off The Pill | The Lowdown</text:p>
          </table:table-cell>
          <table:table-cell table:formula="of:=IF([.D307] = [.L307]; &quot;TRUE&quot;; &quot;FALSE&quot;)" office:value-type="string" office:string-value="TRUE" calcext:value-type="string">
            <text:p>TRUE</text:p>
          </table:table-cell>
          <table:table-cell office:value-type="string" calcext:value-type="string">
            <text:p>Clearer skin can be a benefit of using hormonal contraception, but what can you do about acne returning when coming off the pill?</text:p>
          </table:table-cell>
          <table:table-cell table:formula="of:=IF([.E307] = [.N307]; &quot;TRUE&quot;; &quot;FALSE&quot;)" office:value-type="string" office:string-value="TRUE" calcext:value-type="string">
            <text:p>TRUE</text:p>
          </table:table-cell>
          <table:table-cell office:value-type="string" calcext:value-type="string">
            <text:p>https://thelowdown.com/blog/acne-returning-coming-off-the-pill</text:p>
          </table:table-cell>
          <table:table-cell table:formula="of:=IF([.F307] = [.P307]; &quot;TRUE&quot;; &quot;FALSE&quot;)" office:value-type="string" office:string-value="TRUE" calcext:value-type="string">
            <text:p>TRUE</text:p>
          </table:table-cell>
        </table:table-row>
        <table:table-row table:style-name="ro1">
          <table:table-cell office:value-type="string" calcext:value-type="string">
            <text:p>https://blog.thelowdown.com/blog/tag/pill-cause-weight-gain</text:p>
          </table:table-cell>
          <table:table-cell office:value-type="string" calcext:value-type="string">
            <text:p>/blog/tag/pill-cause-weight-gain</text:p>
          </table:table-cell>
          <table:table-cell office:value-type="string" calcext:value-type="string">
            <text:p>pill-cause-weight-gain</text:p>
          </table:table-cell>
          <table:table-cell office:value-type="string" calcext:value-type="string">
            <text:p>pill cause weight gain Archives - The Lowdown</text:p>
          </table:table-cell>
          <table:table-cell office:value-type="string" calcext:value-type="string">
            <text:p>N/A</text:p>
          </table:table-cell>
          <table:table-cell office:value-type="string" calcext:value-type="string">
            <text:p>/blog/tag/pill-cause-weight-gain</text:p>
          </table:table-cell>
          <table:table-cell office:value-type="string" calcext:value-type="string">
            <text:p>http://localhost/thelowdown/wp/blog/tag/pill-cause-weight-gain</text:p>
          </table:table-cell>
          <table:table-cell office:value-type="string" calcext:value-type="string">
            <text:p>/blog/tag/pill-cause-weight-gain</text:p>
          </table:table-cell>
          <table:table-cell table:formula="of:=IF([.B308] = [.H308]; &quot;TRUE&quot;; &quot;FALSE&quot;)" office:value-type="string" office:string-value="TRUE" calcext:value-type="string">
            <text:p>TRUE</text:p>
          </table:table-cell>
          <table:table-cell office:value-type="string" calcext:value-type="string">
            <text:p>pill-cause-weight-gain</text:p>
          </table:table-cell>
          <table:table-cell table:formula="of:=IF([.C308] = [.J308]; &quot;TRUE&quot;; &quot;FALSE&quot;)" office:value-type="string" office:string-value="TRUE" calcext:value-type="string">
            <text:p>TRUE</text:p>
          </table:table-cell>
          <table:table-cell office:value-type="string" calcext:value-type="string">
            <text:p>pill cause weight gain Archives - The Lowdown</text:p>
          </table:table-cell>
          <table:table-cell table:formula="of:=IF([.D308] = [.L308]; &quot;TRUE&quot;; &quot;FALSE&quot;)" office:value-type="string" office:string-value="TRUE" calcext:value-type="string">
            <text:p>TRUE</text:p>
          </table:table-cell>
          <table:table-cell office:value-type="string" calcext:value-type="string">
            <text:p>N/A</text:p>
          </table:table-cell>
          <table:table-cell table:formula="of:=IF([.E308] = [.N308]; &quot;TRUE&quot;; &quot;FALSE&quot;)" office:value-type="string" office:string-value="TRUE" calcext:value-type="string">
            <text:p>TRUE</text:p>
          </table:table-cell>
          <table:table-cell office:value-type="string" calcext:value-type="string">
            <text:p>/blog/tag/pill-cause-weight-gain</text:p>
          </table:table-cell>
          <table:table-cell table:formula="of:=IF([.F308] = [.P308]; &quot;TRUE&quot;; &quot;FALSE&quot;)" office:value-type="string" office:string-value="TRUE" calcext:value-type="string">
            <text:p>TRUE</text:p>
          </table:table-cell>
        </table:table-row>
        <table:table-row table:style-name="ro1">
          <table:table-cell office:value-type="string" calcext:value-type="string">
            <text:p>https://blog.thelowdown.com/blog/tag/dr-mel</text:p>
          </table:table-cell>
          <table:table-cell office:value-type="string" calcext:value-type="string">
            <text:p>/blog/tag/dr-mel</text:p>
          </table:table-cell>
          <table:table-cell office:value-type="string" calcext:value-type="string">
            <text:p>dr-mel</text:p>
          </table:table-cell>
          <table:table-cell office:value-type="string" calcext:value-type="string">
            <text:p>Dr Mel Archives - The Lowdown</text:p>
          </table:table-cell>
          <table:table-cell office:value-type="string" calcext:value-type="string">
            <text:p>N/A</text:p>
          </table:table-cell>
          <table:table-cell office:value-type="string" calcext:value-type="string">
            <text:p>/blog/tag/dr-mel</text:p>
          </table:table-cell>
          <table:table-cell office:value-type="string" calcext:value-type="string">
            <text:p>http://localhost/thelowdown/wp/blog/tag/dr-mel</text:p>
          </table:table-cell>
          <table:table-cell office:value-type="string" calcext:value-type="string">
            <text:p>/blog/tag/dr-mel</text:p>
          </table:table-cell>
          <table:table-cell table:formula="of:=IF([.B309] = [.H309]; &quot;TRUE&quot;; &quot;FALSE&quot;)" office:value-type="string" office:string-value="TRUE" calcext:value-type="string">
            <text:p>TRUE</text:p>
          </table:table-cell>
          <table:table-cell office:value-type="string" calcext:value-type="string">
            <text:p>dr-mel</text:p>
          </table:table-cell>
          <table:table-cell table:formula="of:=IF([.C309] = [.J309]; &quot;TRUE&quot;; &quot;FALSE&quot;)" office:value-type="string" office:string-value="TRUE" calcext:value-type="string">
            <text:p>TRUE</text:p>
          </table:table-cell>
          <table:table-cell office:value-type="string" calcext:value-type="string">
            <text:p>Dr Mel Archives - The Lowdown</text:p>
          </table:table-cell>
          <table:table-cell table:formula="of:=IF([.D309] = [.L309]; &quot;TRUE&quot;; &quot;FALSE&quot;)" office:value-type="string" office:string-value="TRUE" calcext:value-type="string">
            <text:p>TRUE</text:p>
          </table:table-cell>
          <table:table-cell office:value-type="string" calcext:value-type="string">
            <text:p>N/A</text:p>
          </table:table-cell>
          <table:table-cell table:formula="of:=IF([.E309] = [.N309]; &quot;TRUE&quot;; &quot;FALSE&quot;)" office:value-type="string" office:string-value="TRUE" calcext:value-type="string">
            <text:p>TRUE</text:p>
          </table:table-cell>
          <table:table-cell office:value-type="string" calcext:value-type="string">
            <text:p>/blog/tag/dr-mel</text:p>
          </table:table-cell>
          <table:table-cell table:formula="of:=IF([.F309] = [.P309]; &quot;TRUE&quot;; &quot;FALSE&quot;)" office:value-type="string" office:string-value="TRUE" calcext:value-type="string">
            <text:p>TRUE</text:p>
          </table:table-cell>
        </table:table-row>
        <table:table-row table:style-name="ro1">
          <table:table-cell office:value-type="string" calcext:value-type="string">
            <text:p>https://blog.thelowdown.com/author/hatty-wilmoth</text:p>
          </table:table-cell>
          <table:table-cell office:value-type="string" calcext:value-type="string">
            <text:p>/author/hatty-wilmoth</text:p>
          </table:table-cell>
          <table:table-cell office:value-type="string" calcext:value-type="string">
            <text:p>hatty-wilmoth</text:p>
          </table:table-cell>
          <table:table-cell office:value-type="string" calcext:value-type="string">
            <text:p>Hatty Wilmoth - The Lowdown</text:p>
          </table:table-cell>
          <table:table-cell office:value-type="string" calcext:value-type="string">
            <text:p>Hatty is a freelance digital marketing consultant who crafts marketing strategies for homeware, food, events and travel companies.</text:p>
          </table:table-cell>
          <table:table-cell office:value-type="string" calcext:value-type="string">
            <text:p>https://thelowdown.com/author/hatty-wilmoth</text:p>
          </table:table-cell>
          <table:table-cell office:value-type="string" calcext:value-type="string">
            <text:p>http://localhost/thelowdown/wp/author/hatty-wilmoth</text:p>
          </table:table-cell>
          <table:table-cell office:value-type="string" calcext:value-type="string">
            <text:p>/author/hatty-wilmoth</text:p>
          </table:table-cell>
          <table:table-cell table:formula="of:=IF([.B310] = [.H310]; &quot;TRUE&quot;; &quot;FALSE&quot;)" office:value-type="string" office:string-value="TRUE" calcext:value-type="string">
            <text:p>TRUE</text:p>
          </table:table-cell>
          <table:table-cell office:value-type="string" calcext:value-type="string">
            <text:p>hatty-wilmoth</text:p>
          </table:table-cell>
          <table:table-cell table:formula="of:=IF([.C310] = [.J310]; &quot;TRUE&quot;; &quot;FALSE&quot;)" office:value-type="string" office:string-value="TRUE" calcext:value-type="string">
            <text:p>TRUE</text:p>
          </table:table-cell>
          <table:table-cell office:value-type="string" calcext:value-type="string">
            <text:p>Hatty Wilmoth - The Lowdown</text:p>
          </table:table-cell>
          <table:table-cell table:formula="of:=IF([.D310] = [.L310]; &quot;TRUE&quot;; &quot;FALSE&quot;)" office:value-type="string" office:string-value="TRUE" calcext:value-type="string">
            <text:p>TRUE</text:p>
          </table:table-cell>
          <table:table-cell office:value-type="string" calcext:value-type="string">
            <text:p>Hatty is a freelance digital marketing consultant who crafts marketing strategies for homeware, food, events and travel companies.</text:p>
          </table:table-cell>
          <table:table-cell table:formula="of:=IF([.E310] = [.N310]; &quot;TRUE&quot;; &quot;FALSE&quot;)" office:value-type="string" office:string-value="TRUE" calcext:value-type="string">
            <text:p>TRUE</text:p>
          </table:table-cell>
          <table:table-cell office:value-type="string" calcext:value-type="string">
            <text:p><text:a xlink:href="https://thelowdown.com/author/hatty-wilmoth" xlink:type="simple">https://thelowdown.com/author/hatty-wilmoth</text:a></text:p>
          </table:table-cell>
          <table:table-cell table:formula="of:=IF([.F310] = [.P310]; &quot;TRUE&quot;; &quot;FALSE&quot;)" office:value-type="string" office:string-value="TRUE" calcext:value-type="string">
            <text:p>TRUE</text:p>
          </table:table-cell>
        </table:table-row>
        <table:table-row table:style-name="ro1">
          <table:table-cell office:value-type="string" calcext:value-type="string">
            <text:p>https://blog.thelowdown.com/blog/tag/covid</text:p>
          </table:table-cell>
          <table:table-cell office:value-type="string" calcext:value-type="string">
            <text:p>/blog/tag/covid</text:p>
          </table:table-cell>
          <table:table-cell office:value-type="string" calcext:value-type="string">
            <text:p>covid</text:p>
          </table:table-cell>
          <table:table-cell office:value-type="string" calcext:value-type="string">
            <text:p>covid Archives - The Lowdown</text:p>
          </table:table-cell>
          <table:table-cell office:value-type="string" calcext:value-type="string">
            <text:p>N/A</text:p>
          </table:table-cell>
          <table:table-cell office:value-type="string" calcext:value-type="string">
            <text:p>/blog/tag/covid</text:p>
          </table:table-cell>
          <table:table-cell office:value-type="string" calcext:value-type="string">
            <text:p>http://localhost/thelowdown/wp/blog/tag/covid</text:p>
          </table:table-cell>
          <table:table-cell office:value-type="string" calcext:value-type="string">
            <text:p>/blog/tag/covid</text:p>
          </table:table-cell>
          <table:table-cell table:formula="of:=IF([.B311] = [.H311]; &quot;TRUE&quot;; &quot;FALSE&quot;)" office:value-type="string" office:string-value="TRUE" calcext:value-type="string">
            <text:p>TRUE</text:p>
          </table:table-cell>
          <table:table-cell office:value-type="string" calcext:value-type="string">
            <text:p>covid</text:p>
          </table:table-cell>
          <table:table-cell table:formula="of:=IF([.C311] = [.J311]; &quot;TRUE&quot;; &quot;FALSE&quot;)" office:value-type="string" office:string-value="TRUE" calcext:value-type="string">
            <text:p>TRUE</text:p>
          </table:table-cell>
          <table:table-cell office:value-type="string" calcext:value-type="string">
            <text:p>covid Archives - The Lowdown</text:p>
          </table:table-cell>
          <table:table-cell table:formula="of:=IF([.D311] = [.L311]; &quot;TRUE&quot;; &quot;FALSE&quot;)" office:value-type="string" office:string-value="TRUE" calcext:value-type="string">
            <text:p>TRUE</text:p>
          </table:table-cell>
          <table:table-cell office:value-type="string" calcext:value-type="string">
            <text:p>N/A</text:p>
          </table:table-cell>
          <table:table-cell table:formula="of:=IF([.E311] = [.N311]; &quot;TRUE&quot;; &quot;FALSE&quot;)" office:value-type="string" office:string-value="TRUE" calcext:value-type="string">
            <text:p>TRUE</text:p>
          </table:table-cell>
          <table:table-cell office:value-type="string" calcext:value-type="string">
            <text:p>/blog/tag/covid</text:p>
          </table:table-cell>
          <table:table-cell table:formula="of:=IF([.F311] = [.P311]; &quot;TRUE&quot;; &quot;FALSE&quot;)" office:value-type="string" office:string-value="TRUE" calcext:value-type="string">
            <text:p>TRUE</text:p>
          </table:table-cell>
        </table:table-row>
        <table:table-row table:style-name="ro1">
          <table:table-cell office:value-type="string" calcext:value-type="string">
            <text:p>https://blog.thelowdown.com/blog/endometriosis-pain-relief</text:p>
          </table:table-cell>
          <table:table-cell office:value-type="string" calcext:value-type="string">
            <text:p>/blog/endometriosis-pain-relief</text:p>
          </table:table-cell>
          <table:table-cell office:value-type="string" calcext:value-type="string">
            <text:p>endometriosis-pain-relief</text:p>
          </table:table-cell>
          <table:table-cell office:value-type="string" calcext:value-type="string">
            <text:p>Endometriosis pain relief | The Lowdown</text:p>
          </table:table-cell>
          <table:table-cell office:value-type="string" calcext:value-type="string">
            <text:p>Everything you need to know about endometriosis pain relief, including TENs machines and painkillers. Plus, what’s more likely to cause an endometriosis flare up.</text:p>
          </table:table-cell>
          <table:table-cell office:value-type="string" calcext:value-type="string">
            <text:p>https://thelowdown.com/blog/endometriosis-pain-relief</text:p>
          </table:table-cell>
          <table:table-cell office:value-type="string" calcext:value-type="string">
            <text:p>http://localhost/thelowdown/wp/blog/endometriosis-pain-relief</text:p>
          </table:table-cell>
          <table:table-cell office:value-type="string" calcext:value-type="string">
            <text:p>/blog/endometriosis-pain-relief</text:p>
          </table:table-cell>
          <table:table-cell table:formula="of:=IF([.B312] = [.H312]; &quot;TRUE&quot;; &quot;FALSE&quot;)" office:value-type="string" office:string-value="TRUE" calcext:value-type="string">
            <text:p>TRUE</text:p>
          </table:table-cell>
          <table:table-cell office:value-type="string" calcext:value-type="string">
            <text:p>endometriosis-pain-relief</text:p>
          </table:table-cell>
          <table:table-cell table:formula="of:=IF([.C312] = [.J312]; &quot;TRUE&quot;; &quot;FALSE&quot;)" office:value-type="string" office:string-value="TRUE" calcext:value-type="string">
            <text:p>TRUE</text:p>
          </table:table-cell>
          <table:table-cell office:value-type="string" calcext:value-type="string">
            <text:p>Endometriosis pain relief | The Lowdown</text:p>
          </table:table-cell>
          <table:table-cell table:formula="of:=IF([.D312] = [.L312]; &quot;TRUE&quot;; &quot;FALSE&quot;)" office:value-type="string" office:string-value="TRUE" calcext:value-type="string">
            <text:p>TRUE</text:p>
          </table:table-cell>
          <table:table-cell office:value-type="string" calcext:value-type="string">
            <text:p>Everything you need to know about endometriosis pain relief, including TENs machines and painkillers. Plus, what’s more likely to cause an endometriosis flare up.</text:p>
          </table:table-cell>
          <table:table-cell table:formula="of:=IF([.E312] = [.N312]; &quot;TRUE&quot;; &quot;FALSE&quot;)" office:value-type="string" office:string-value="TRUE" calcext:value-type="string">
            <text:p>TRUE</text:p>
          </table:table-cell>
          <table:table-cell office:value-type="string" calcext:value-type="string">
            <text:p>https://thelowdown.com/blog/endometriosis-pain-relief</text:p>
          </table:table-cell>
          <table:table-cell table:formula="of:=IF([.F312] = [.P312]; &quot;TRUE&quot;; &quot;FALSE&quot;)" office:value-type="string" office:string-value="TRUE" calcext:value-type="string">
            <text:p>TRUE</text:p>
          </table:table-cell>
        </table:table-row>
        <table:table-row table:style-name="ro1">
          <table:table-cell office:value-type="string" calcext:value-type="string">
            <text:p>https://blog.thelowdown.com/blog/tag/progesterone</text:p>
          </table:table-cell>
          <table:table-cell office:value-type="string" calcext:value-type="string">
            <text:p>/blog/tag/progesterone</text:p>
          </table:table-cell>
          <table:table-cell office:value-type="string" calcext:value-type="string">
            <text:p>progesterone</text:p>
          </table:table-cell>
          <table:table-cell office:value-type="string" calcext:value-type="string">
            <text:p>progesterone Archives - The Lowdown</text:p>
          </table:table-cell>
          <table:table-cell office:value-type="string" calcext:value-type="string">
            <text:p>N/A</text:p>
          </table:table-cell>
          <table:table-cell office:value-type="string" calcext:value-type="string">
            <text:p>/blog/tag/progesterone</text:p>
          </table:table-cell>
          <table:table-cell office:value-type="string" calcext:value-type="string">
            <text:p>http://localhost/thelowdown/wp/blog/tag/progesterone</text:p>
          </table:table-cell>
          <table:table-cell office:value-type="string" calcext:value-type="string">
            <text:p>/blog/tag/progesterone</text:p>
          </table:table-cell>
          <table:table-cell table:formula="of:=IF([.B313] = [.H313]; &quot;TRUE&quot;; &quot;FALSE&quot;)" office:value-type="string" office:string-value="TRUE" calcext:value-type="string">
            <text:p>TRUE</text:p>
          </table:table-cell>
          <table:table-cell office:value-type="string" calcext:value-type="string">
            <text:p>progesterone</text:p>
          </table:table-cell>
          <table:table-cell table:formula="of:=IF([.C313] = [.J313]; &quot;TRUE&quot;; &quot;FALSE&quot;)" office:value-type="string" office:string-value="TRUE" calcext:value-type="string">
            <text:p>TRUE</text:p>
          </table:table-cell>
          <table:table-cell office:value-type="string" calcext:value-type="string">
            <text:p>progesterone Archives - The Lowdown</text:p>
          </table:table-cell>
          <table:table-cell table:formula="of:=IF([.D313] = [.L313]; &quot;TRUE&quot;; &quot;FALSE&quot;)" office:value-type="string" office:string-value="TRUE" calcext:value-type="string">
            <text:p>TRUE</text:p>
          </table:table-cell>
          <table:table-cell office:value-type="string" calcext:value-type="string">
            <text:p>N/A</text:p>
          </table:table-cell>
          <table:table-cell table:formula="of:=IF([.E313] = [.N313]; &quot;TRUE&quot;; &quot;FALSE&quot;)" office:value-type="string" office:string-value="TRUE" calcext:value-type="string">
            <text:p>TRUE</text:p>
          </table:table-cell>
          <table:table-cell office:value-type="string" calcext:value-type="string">
            <text:p>/blog/tag/progesterone</text:p>
          </table:table-cell>
          <table:table-cell table:formula="of:=IF([.F313] = [.P313]; &quot;TRUE&quot;; &quot;FALSE&quot;)" office:value-type="string" office:string-value="TRUE" calcext:value-type="string">
            <text:p>TRUE</text:p>
          </table:table-cell>
        </table:table-row>
        <table:table-row table:style-name="ro1">
          <table:table-cell office:value-type="string" calcext:value-type="string">
            <text:p>https://blog.thelowdown.com/blog/tag/starflower-oil</text:p>
          </table:table-cell>
          <table:table-cell office:value-type="string" calcext:value-type="string">
            <text:p>/blog/tag/starflower-oil</text:p>
          </table:table-cell>
          <table:table-cell office:value-type="string" calcext:value-type="string">
            <text:p>starflower-oil</text:p>
          </table:table-cell>
          <table:table-cell office:value-type="string" calcext:value-type="string">
            <text:p>starflower oil Archives - The Lowdown</text:p>
          </table:table-cell>
          <table:table-cell office:value-type="string" calcext:value-type="string">
            <text:p>N/A</text:p>
          </table:table-cell>
          <table:table-cell office:value-type="string" calcext:value-type="string">
            <text:p>/blog/tag/starflower-oil</text:p>
          </table:table-cell>
          <table:table-cell office:value-type="string" calcext:value-type="string">
            <text:p>http://localhost/thelowdown/wp/blog/tag/starflower-oil</text:p>
          </table:table-cell>
          <table:table-cell office:value-type="string" calcext:value-type="string">
            <text:p>/blog/tag/starflower-oil</text:p>
          </table:table-cell>
          <table:table-cell table:formula="of:=IF([.B314] = [.H314]; &quot;TRUE&quot;; &quot;FALSE&quot;)" office:value-type="string" office:string-value="TRUE" calcext:value-type="string">
            <text:p>TRUE</text:p>
          </table:table-cell>
          <table:table-cell office:value-type="string" calcext:value-type="string">
            <text:p>starflower-oil</text:p>
          </table:table-cell>
          <table:table-cell table:formula="of:=IF([.C314] = [.J314]; &quot;TRUE&quot;; &quot;FALSE&quot;)" office:value-type="string" office:string-value="TRUE" calcext:value-type="string">
            <text:p>TRUE</text:p>
          </table:table-cell>
          <table:table-cell office:value-type="string" calcext:value-type="string">
            <text:p>starflower oil Archives - The Lowdown</text:p>
          </table:table-cell>
          <table:table-cell table:formula="of:=IF([.D314] = [.L314]; &quot;TRUE&quot;; &quot;FALSE&quot;)" office:value-type="string" office:string-value="TRUE" calcext:value-type="string">
            <text:p>TRUE</text:p>
          </table:table-cell>
          <table:table-cell office:value-type="string" calcext:value-type="string">
            <text:p>N/A</text:p>
          </table:table-cell>
          <table:table-cell table:formula="of:=IF([.E314] = [.N314]; &quot;TRUE&quot;; &quot;FALSE&quot;)" office:value-type="string" office:string-value="TRUE" calcext:value-type="string">
            <text:p>TRUE</text:p>
          </table:table-cell>
          <table:table-cell office:value-type="string" calcext:value-type="string">
            <text:p>/blog/tag/starflower-oil</text:p>
          </table:table-cell>
          <table:table-cell table:formula="of:=IF([.F314] = [.P314]; &quot;TRUE&quot;; &quot;FALSE&quot;)" office:value-type="string" office:string-value="TRUE" calcext:value-type="string">
            <text:p>TRUE</text:p>
          </table:table-cell>
        </table:table-row>
        <table:table-row table:style-name="ro1">
          <table:table-cell office:value-type="string" calcext:value-type="string">
            <text:p>https://blog.thelowdown.com/blog/can-you-get-pregnant-on-your-period</text:p>
          </table:table-cell>
          <table:table-cell office:value-type="string" calcext:value-type="string">
            <text:p>/blog/can-you-get-pregnant-on-your-period</text:p>
          </table:table-cell>
          <table:table-cell office:value-type="string" calcext:value-type="string">
            <text:p>can-you-get-pregnant-on-your-period</text:p>
          </table:table-cell>
          <table:table-cell office:value-type="string" calcext:value-type="string">
            <text:p>Can you get pregnant on your period? | The Lowdown</text:p>
          </table:table-cell>
          <table:table-cell office:value-type="string" calcext:value-type="string">
            <text:p>Are you able to get pregnant on your period? Our doctors explain whether this is true and useful information you need to know. Read more...</text:p>
          </table:table-cell>
          <table:table-cell office:value-type="string" calcext:value-type="string">
            <text:p>https://thelowdown.com/blog/can-you-get-pregnant-on-your-period</text:p>
          </table:table-cell>
          <table:table-cell office:value-type="string" calcext:value-type="string">
            <text:p>http://localhost/thelowdown/wp/blog/can-you-get-pregnant-on-your-period</text:p>
          </table:table-cell>
          <table:table-cell office:value-type="string" calcext:value-type="string">
            <text:p>/blog/can-you-get-pregnant-on-your-period</text:p>
          </table:table-cell>
          <table:table-cell table:formula="of:=IF([.B315] = [.H315]; &quot;TRUE&quot;; &quot;FALSE&quot;)" office:value-type="string" office:string-value="TRUE" calcext:value-type="string">
            <text:p>TRUE</text:p>
          </table:table-cell>
          <table:table-cell office:value-type="string" calcext:value-type="string">
            <text:p>can-you-get-pregnant-on-your-period</text:p>
          </table:table-cell>
          <table:table-cell table:formula="of:=IF([.C315] = [.J315]; &quot;TRUE&quot;; &quot;FALSE&quot;)" office:value-type="string" office:string-value="TRUE" calcext:value-type="string">
            <text:p>TRUE</text:p>
          </table:table-cell>
          <table:table-cell office:value-type="string" calcext:value-type="string">
            <text:p>Can you get pregnant on your period? | The Lowdown</text:p>
          </table:table-cell>
          <table:table-cell table:formula="of:=IF([.D315] = [.L315]; &quot;TRUE&quot;; &quot;FALSE&quot;)" office:value-type="string" office:string-value="TRUE" calcext:value-type="string">
            <text:p>TRUE</text:p>
          </table:table-cell>
          <table:table-cell office:value-type="string" calcext:value-type="string">
            <text:p>Are you able to get pregnant on your period? Our doctors explain whether this is true and useful information you need to know. Read more...</text:p>
          </table:table-cell>
          <table:table-cell table:formula="of:=IF([.E315] = [.N315]; &quot;TRUE&quot;; &quot;FALSE&quot;)" office:value-type="string" office:string-value="TRUE" calcext:value-type="string">
            <text:p>TRUE</text:p>
          </table:table-cell>
          <table:table-cell office:value-type="string" calcext:value-type="string">
            <text:p>https://thelowdown.com/blog/can-you-get-pregnant-on-your-period</text:p>
          </table:table-cell>
          <table:table-cell table:formula="of:=IF([.F315] = [.P315]; &quot;TRUE&quot;; &quot;FALSE&quot;)" office:value-type="string" office:string-value="TRUE" calcext:value-type="string">
            <text:p>TRUE</text:p>
          </table:table-cell>
        </table:table-row>
        <table:table-row table:style-name="ro1">
          <table:table-cell office:value-type="string" calcext:value-type="string">
            <text:p>https://blog.thelowdown.com/blog/tag/gestodene</text:p>
          </table:table-cell>
          <table:table-cell office:value-type="string" calcext:value-type="string">
            <text:p>/blog/tag/gestodene</text:p>
          </table:table-cell>
          <table:table-cell office:value-type="string" calcext:value-type="string">
            <text:p>gestodene</text:p>
          </table:table-cell>
          <table:table-cell office:value-type="string" calcext:value-type="string">
            <text:p>gestodene Archives - The Lowdown</text:p>
          </table:table-cell>
          <table:table-cell office:value-type="string" calcext:value-type="string">
            <text:p>N/A</text:p>
          </table:table-cell>
          <table:table-cell office:value-type="string" calcext:value-type="string">
            <text:p>/blog/tag/gestodene</text:p>
          </table:table-cell>
          <table:table-cell office:value-type="string" calcext:value-type="string">
            <text:p>http://localhost/thelowdown/wp/blog/tag/gestodene</text:p>
          </table:table-cell>
          <table:table-cell office:value-type="string" calcext:value-type="string">
            <text:p>/blog/tag/gestodene</text:p>
          </table:table-cell>
          <table:table-cell table:formula="of:=IF([.B316] = [.H316]; &quot;TRUE&quot;; &quot;FALSE&quot;)" office:value-type="string" office:string-value="TRUE" calcext:value-type="string">
            <text:p>TRUE</text:p>
          </table:table-cell>
          <table:table-cell office:value-type="string" calcext:value-type="string">
            <text:p>gestodene</text:p>
          </table:table-cell>
          <table:table-cell table:formula="of:=IF([.C316] = [.J316]; &quot;TRUE&quot;; &quot;FALSE&quot;)" office:value-type="string" office:string-value="TRUE" calcext:value-type="string">
            <text:p>TRUE</text:p>
          </table:table-cell>
          <table:table-cell office:value-type="string" calcext:value-type="string">
            <text:p>gestodene Archives - The Lowdown</text:p>
          </table:table-cell>
          <table:table-cell table:formula="of:=IF([.D316] = [.L316]; &quot;TRUE&quot;; &quot;FALSE&quot;)" office:value-type="string" office:string-value="TRUE" calcext:value-type="string">
            <text:p>TRUE</text:p>
          </table:table-cell>
          <table:table-cell office:value-type="string" calcext:value-type="string">
            <text:p>N/A</text:p>
          </table:table-cell>
          <table:table-cell table:formula="of:=IF([.E316] = [.N316]; &quot;TRUE&quot;; &quot;FALSE&quot;)" office:value-type="string" office:string-value="TRUE" calcext:value-type="string">
            <text:p>TRUE</text:p>
          </table:table-cell>
          <table:table-cell office:value-type="string" calcext:value-type="string">
            <text:p>/blog/tag/gestodene</text:p>
          </table:table-cell>
          <table:table-cell table:formula="of:=IF([.F316] = [.P316]; &quot;TRUE&quot;; &quot;FALSE&quot;)" office:value-type="string" office:string-value="TRUE" calcext:value-type="string">
            <text:p>TRUE</text:p>
          </table:table-cell>
        </table:table-row>
        <table:table-row table:style-name="ro1">
          <table:table-cell office:value-type="string" calcext:value-type="string">
            <text:p>https://blog.thelowdown.com/blog/what-is-pcos</text:p>
          </table:table-cell>
          <table:table-cell office:value-type="string" calcext:value-type="string">
            <text:p>/blog/what-is-pcos</text:p>
          </table:table-cell>
          <table:table-cell office:value-type="string" calcext:value-type="string">
            <text:p>what-is-pcos</text:p>
          </table:table-cell>
          <table:table-cell office:value-type="string" calcext:value-type="string">
            <text:p>What is PCOS? Symptoms Explained by Doctors - The Lowdown</text:p>
          </table:table-cell>
          <table:table-cell office:value-type="string" calcext:value-type="string">
            <text:p>Get the lowdown on exactly what PCOS is, the main symptoms and key treatments from our qualified doctors and community experiences.</text:p>
          </table:table-cell>
          <table:table-cell office:value-type="string" calcext:value-type="string">
            <text:p>https://thelowdown.com/blog/what-is-pcos</text:p>
          </table:table-cell>
          <table:table-cell office:value-type="string" calcext:value-type="string">
            <text:p>http://localhost/thelowdown/wp/blog/what-is-pcos</text:p>
          </table:table-cell>
          <table:table-cell office:value-type="string" calcext:value-type="string">
            <text:p>/blog/what-is-pcos</text:p>
          </table:table-cell>
          <table:table-cell table:formula="of:=IF([.B317] = [.H317]; &quot;TRUE&quot;; &quot;FALSE&quot;)" office:value-type="string" office:string-value="TRUE" calcext:value-type="string">
            <text:p>TRUE</text:p>
          </table:table-cell>
          <table:table-cell office:value-type="string" calcext:value-type="string">
            <text:p>what-is-pcos</text:p>
          </table:table-cell>
          <table:table-cell table:formula="of:=IF([.C317] = [.J317]; &quot;TRUE&quot;; &quot;FALSE&quot;)" office:value-type="string" office:string-value="TRUE" calcext:value-type="string">
            <text:p>TRUE</text:p>
          </table:table-cell>
          <table:table-cell office:value-type="string" calcext:value-type="string">
            <text:p>What is PCOS? Symptoms Explained by Doctors - The Lowdown</text:p>
          </table:table-cell>
          <table:table-cell table:formula="of:=IF([.D317] = [.L317]; &quot;TRUE&quot;; &quot;FALSE&quot;)" office:value-type="string" office:string-value="TRUE" calcext:value-type="string">
            <text:p>TRUE</text:p>
          </table:table-cell>
          <table:table-cell office:value-type="string" calcext:value-type="string">
            <text:p>Get the lowdown on exactly what PCOS is, the main symptoms and key treatments from our qualified doctors and community experiences.</text:p>
          </table:table-cell>
          <table:table-cell table:formula="of:=IF([.E317] = [.N317]; &quot;TRUE&quot;; &quot;FALSE&quot;)" office:value-type="string" office:string-value="TRUE" calcext:value-type="string">
            <text:p>TRUE</text:p>
          </table:table-cell>
          <table:table-cell office:value-type="string" calcext:value-type="string">
            <text:p>https://thelowdown.com/blog/what-is-pcos</text:p>
          </table:table-cell>
          <table:table-cell table:formula="of:=IF([.F317] = [.P317]; &quot;TRUE&quot;; &quot;FALSE&quot;)" office:value-type="string" office:string-value="TRUE" calcext:value-type="string">
            <text:p>TRUE</text:p>
          </table:table-cell>
        </table:table-row>
        <table:table-row table:style-name="ro1">
          <table:table-cell office:value-type="string" calcext:value-type="string">
            <text:p>https://blog.thelowdown.com/blog/getting-the-snip</text:p>
          </table:table-cell>
          <table:table-cell office:value-type="string" calcext:value-type="string">
            <text:p>/blog/getting-the-snip</text:p>
          </table:table-cell>
          <table:table-cell office:value-type="string" calcext:value-type="string">
            <text:p>getting-the-snip</text:p>
          </table:table-cell>
          <table:table-cell office:value-type="string" calcext:value-type="string">
            <text:p>Getting The Snip on the NHS - Vasectomy FAQs | The Lowdown</text:p>
          </table:table-cell>
          <table:table-cell office:value-type="string" calcext:value-type="string">
            <text:p>How does a vasectomy work? Does it hurt? Does it affect your sex life? All your FAQs answered about getting a snip on the NHS.</text:p>
          </table:table-cell>
          <table:table-cell office:value-type="string" calcext:value-type="string">
            <text:p>https://thelowdown.com/blog/getting-the-snip</text:p>
          </table:table-cell>
          <table:table-cell office:value-type="string" calcext:value-type="string">
            <text:p>http://localhost/thelowdown/wp/blog/getting-the-snip</text:p>
          </table:table-cell>
          <table:table-cell office:value-type="string" calcext:value-type="string">
            <text:p>/blog/getting-the-snip</text:p>
          </table:table-cell>
          <table:table-cell table:formula="of:=IF([.B318] = [.H318]; &quot;TRUE&quot;; &quot;FALSE&quot;)" office:value-type="string" office:string-value="TRUE" calcext:value-type="string">
            <text:p>TRUE</text:p>
          </table:table-cell>
          <table:table-cell office:value-type="string" calcext:value-type="string">
            <text:p>getting-the-snip</text:p>
          </table:table-cell>
          <table:table-cell table:formula="of:=IF([.C318] = [.J318]; &quot;TRUE&quot;; &quot;FALSE&quot;)" office:value-type="string" office:string-value="TRUE" calcext:value-type="string">
            <text:p>TRUE</text:p>
          </table:table-cell>
          <table:table-cell office:value-type="string" calcext:value-type="string">
            <text:p>Getting The Snip on the NHS - Vasectomy FAQs | The Lowdown</text:p>
          </table:table-cell>
          <table:table-cell table:formula="of:=IF([.D318] = [.L318]; &quot;TRUE&quot;; &quot;FALSE&quot;)" office:value-type="string" office:string-value="TRUE" calcext:value-type="string">
            <text:p>TRUE</text:p>
          </table:table-cell>
          <table:table-cell office:value-type="string" calcext:value-type="string">
            <text:p>How does a vasectomy work? Does it hurt? Does it affect your sex life? All your FAQs answered about getting a snip on the NHS.</text:p>
          </table:table-cell>
          <table:table-cell table:formula="of:=IF([.E318] = [.N318]; &quot;TRUE&quot;; &quot;FALSE&quot;)" office:value-type="string" office:string-value="TRUE" calcext:value-type="string">
            <text:p>TRUE</text:p>
          </table:table-cell>
          <table:table-cell office:value-type="string" calcext:value-type="string">
            <text:p>https://thelowdown.com/blog/getting-the-snip</text:p>
          </table:table-cell>
          <table:table-cell table:formula="of:=IF([.F318] = [.P318]; &quot;TRUE&quot;; &quot;FALSE&quot;)" office:value-type="string" office:string-value="TRUE" calcext:value-type="string">
            <text:p>TRUE</text:p>
          </table:table-cell>
        </table:table-row>
        <table:table-row table:style-name="ro1">
          <table:table-cell office:value-type="string" calcext:value-type="string">
            <text:p>https://blog.thelowdown.com/blog/is-your-contraception-making-you-tired</text:p>
          </table:table-cell>
          <table:table-cell office:value-type="string" calcext:value-type="string">
            <text:p>/blog/is-your-contraception-making-you-tired</text:p>
          </table:table-cell>
          <table:table-cell office:value-type="string" calcext:value-type="string">
            <text:p>is-your-contraception-making-you-tired</text:p>
          </table:table-cell>
          <table:table-cell office:value-type="string" calcext:value-type="string">
            <text:p>Is Your Contraception Making You Tired? | The Lowdown</text:p>
          </table:table-cell>
          <table:table-cell office:value-type="string" calcext:value-type="string">
            <text:p>A lesser known side effect listed on hormonal contraception includes tiredness, so we took a closer look at the evidence to find out why.</text:p>
          </table:table-cell>
          <table:table-cell office:value-type="string" calcext:value-type="string">
            <text:p>https://thelowdown.com/blog/is-your-contraception-making-you-tired</text:p>
          </table:table-cell>
          <table:table-cell office:value-type="string" calcext:value-type="string">
            <text:p>http://localhost/thelowdown/wp/blog/is-your-contraception-making-you-tired</text:p>
          </table:table-cell>
          <table:table-cell office:value-type="string" calcext:value-type="string">
            <text:p>/blog/is-your-contraception-making-you-tired</text:p>
          </table:table-cell>
          <table:table-cell table:formula="of:=IF([.B319] = [.H319]; &quot;TRUE&quot;; &quot;FALSE&quot;)" office:value-type="string" office:string-value="TRUE" calcext:value-type="string">
            <text:p>TRUE</text:p>
          </table:table-cell>
          <table:table-cell office:value-type="string" calcext:value-type="string">
            <text:p>is-your-contraception-making-you-tired</text:p>
          </table:table-cell>
          <table:table-cell table:formula="of:=IF([.C319] = [.J319]; &quot;TRUE&quot;; &quot;FALSE&quot;)" office:value-type="string" office:string-value="TRUE" calcext:value-type="string">
            <text:p>TRUE</text:p>
          </table:table-cell>
          <table:table-cell office:value-type="string" calcext:value-type="string">
            <text:p>Is Your Contraception Making You Tired? | The Lowdown</text:p>
          </table:table-cell>
          <table:table-cell table:formula="of:=IF([.D319] = [.L319]; &quot;TRUE&quot;; &quot;FALSE&quot;)" office:value-type="string" office:string-value="TRUE" calcext:value-type="string">
            <text:p>TRUE</text:p>
          </table:table-cell>
          <table:table-cell office:value-type="string" calcext:value-type="string">
            <text:p>A lesser known side effect listed on hormonal contraception includes tiredness, so we took a closer look at the evidence to find out why.</text:p>
          </table:table-cell>
          <table:table-cell table:formula="of:=IF([.E319] = [.N319]; &quot;TRUE&quot;; &quot;FALSE&quot;)" office:value-type="string" office:string-value="TRUE" calcext:value-type="string">
            <text:p>TRUE</text:p>
          </table:table-cell>
          <table:table-cell office:value-type="string" calcext:value-type="string">
            <text:p>https://thelowdown.com/blog/is-your-contraception-making-you-tired</text:p>
          </table:table-cell>
          <table:table-cell table:formula="of:=IF([.F319] = [.P319]; &quot;TRUE&quot;; &quot;FALSE&quot;)" office:value-type="string" office:string-value="TRUE" calcext:value-type="string">
            <text:p>TRUE</text:p>
          </table:table-cell>
        </table:table-row>
        <table:table-row table:style-name="ro1">
          <table:table-cell office:value-type="string" calcext:value-type="string">
            <text:p>https://blog.thelowdown.com/blog/how-to-use-condoms</text:p>
          </table:table-cell>
          <table:table-cell office:value-type="string" calcext:value-type="string">
            <text:p>/blog/how-to-use-condoms</text:p>
          </table:table-cell>
          <table:table-cell office:value-type="string" calcext:value-type="string">
            <text:p>how-to-use-condoms</text:p>
          </table:table-cell>
          <table:table-cell office:value-type="string" calcext:value-type="string">
            <text:p>How to use Condoms - The Lowdown</text:p>
          </table:table-cell>
          <table:table-cell office:value-type="string" calcext:value-type="string">
            <text:p>The humble male condom - how do they work? We give you the lowdown on when to use a condom, how to put one on and what to do if it breaks...</text:p>
          </table:table-cell>
          <table:table-cell office:value-type="string" calcext:value-type="string">
            <text:p>https://thelowdown.com/blog/how-to-use-condoms</text:p>
          </table:table-cell>
          <table:table-cell office:value-type="string" calcext:value-type="string">
            <text:p>http://localhost/thelowdown/wp/blog/how-to-use-condoms</text:p>
          </table:table-cell>
          <table:table-cell office:value-type="string" calcext:value-type="string">
            <text:p>/blog/how-to-use-condoms</text:p>
          </table:table-cell>
          <table:table-cell table:formula="of:=IF([.B320] = [.H320]; &quot;TRUE&quot;; &quot;FALSE&quot;)" office:value-type="string" office:string-value="TRUE" calcext:value-type="string">
            <text:p>TRUE</text:p>
          </table:table-cell>
          <table:table-cell office:value-type="string" calcext:value-type="string">
            <text:p>how-to-use-condoms</text:p>
          </table:table-cell>
          <table:table-cell table:formula="of:=IF([.C320] = [.J320]; &quot;TRUE&quot;; &quot;FALSE&quot;)" office:value-type="string" office:string-value="TRUE" calcext:value-type="string">
            <text:p>TRUE</text:p>
          </table:table-cell>
          <table:table-cell office:value-type="string" calcext:value-type="string">
            <text:p>How to use Condoms - The Lowdown</text:p>
          </table:table-cell>
          <table:table-cell table:formula="of:=IF([.D320] = [.L320]; &quot;TRUE&quot;; &quot;FALSE&quot;)" office:value-type="string" office:string-value="TRUE" calcext:value-type="string">
            <text:p>TRUE</text:p>
          </table:table-cell>
          <table:table-cell office:value-type="string" calcext:value-type="string">
            <text:p>The humble male condom - how do they work? We give you the lowdown on when to use a condom, how to put one on and what to do if it breaks...</text:p>
          </table:table-cell>
          <table:table-cell table:formula="of:=IF([.E320] = [.N320]; &quot;TRUE&quot;; &quot;FALSE&quot;)" office:value-type="string" office:string-value="TRUE" calcext:value-type="string">
            <text:p>TRUE</text:p>
          </table:table-cell>
          <table:table-cell office:value-type="string" calcext:value-type="string">
            <text:p><text:span text:style-name="T1"><text:a xlink:href="https://thelowdown.com/blog/how-to-use-condoms" xlink:type="simple">https://thelowdown.com/blog/how-to-use-condoms</text:a></text:span></text:p>
          </table:table-cell>
          <table:table-cell table:formula="of:=IF([.F320] = [.P320]; &quot;TRUE&quot;; &quot;FALSE&quot;)" office:value-type="string" office:string-value="TRUE" calcext:value-type="string">
            <text:p>TRUE</text:p>
          </table:table-cell>
        </table:table-row>
        <table:table-row table:style-name="ro1">
          <table:table-cell office:value-type="string" calcext:value-type="string">
            <text:p>https://blog.thelowdown.com/blog/tag/male-condom</text:p>
          </table:table-cell>
          <table:table-cell office:value-type="string" calcext:value-type="string">
            <text:p>/blog/tag/male-condom</text:p>
          </table:table-cell>
          <table:table-cell office:value-type="string" calcext:value-type="string">
            <text:p>male-condom</text:p>
          </table:table-cell>
          <table:table-cell office:value-type="string" calcext:value-type="string">
            <text:p>male condom Archives - The Lowdown</text:p>
          </table:table-cell>
          <table:table-cell office:value-type="string" calcext:value-type="string">
            <text:p>N/A</text:p>
          </table:table-cell>
          <table:table-cell office:value-type="string" calcext:value-type="string">
            <text:p>/blog/tag/male-condom</text:p>
          </table:table-cell>
          <table:table-cell office:value-type="string" calcext:value-type="string">
            <text:p>http://localhost/thelowdown/wp/blog/tag/male-condom</text:p>
          </table:table-cell>
          <table:table-cell office:value-type="string" calcext:value-type="string">
            <text:p>/blog/tag/male-condom</text:p>
          </table:table-cell>
          <table:table-cell table:formula="of:=IF([.B321] = [.H321]; &quot;TRUE&quot;; &quot;FALSE&quot;)" office:value-type="string" office:string-value="TRUE" calcext:value-type="string">
            <text:p>TRUE</text:p>
          </table:table-cell>
          <table:table-cell office:value-type="string" calcext:value-type="string">
            <text:p>male-condom</text:p>
          </table:table-cell>
          <table:table-cell table:formula="of:=IF([.C321] = [.J321]; &quot;TRUE&quot;; &quot;FALSE&quot;)" office:value-type="string" office:string-value="TRUE" calcext:value-type="string">
            <text:p>TRUE</text:p>
          </table:table-cell>
          <table:table-cell office:value-type="string" calcext:value-type="string">
            <text:p>male condom Archives - The Lowdown</text:p>
          </table:table-cell>
          <table:table-cell table:formula="of:=IF([.D321] = [.L321]; &quot;TRUE&quot;; &quot;FALSE&quot;)" office:value-type="string" office:string-value="TRUE" calcext:value-type="string">
            <text:p>TRUE</text:p>
          </table:table-cell>
          <table:table-cell office:value-type="string" calcext:value-type="string">
            <text:p>N/A</text:p>
          </table:table-cell>
          <table:table-cell table:formula="of:=IF([.E321] = [.N321]; &quot;TRUE&quot;; &quot;FALSE&quot;)" office:value-type="string" office:string-value="TRUE" calcext:value-type="string">
            <text:p>TRUE</text:p>
          </table:table-cell>
          <table:table-cell office:value-type="string" calcext:value-type="string">
            <text:p>/blog/tag/male-condom</text:p>
          </table:table-cell>
          <table:table-cell table:formula="of:=IF([.F321] = [.P321]; &quot;TRUE&quot;; &quot;FALSE&quot;)" office:value-type="string" office:string-value="TRUE" calcext:value-type="string">
            <text:p>TRUE</text:p>
          </table:table-cell>
        </table:table-row>
        <table:table-row table:style-name="ro1">
          <table:table-cell office:value-type="string" calcext:value-type="string">
            <text:p>https://blog.thelowdown.com/blog/slynd-pop-pill</text:p>
          </table:table-cell>
          <table:table-cell office:value-type="string" calcext:value-type="string">
            <text:p>/blog/slynd-pop-pill</text:p>
          </table:table-cell>
          <table:table-cell office:value-type="string" calcext:value-type="string">
            <text:p>slynd-pop-pill</text:p>
          </table:table-cell>
          <table:table-cell office:value-type="string" calcext:value-type="string">
            <text:p>Everything you need to know about Slynd: The new progestogen-only pill | The Lowdown</text:p>
          </table:table-cell>
          <table:table-cell office:value-type="string" calcext:value-type="string">
            <text:p>Introducing the new POP on the block… Slynd! Now available in the UK, Slynd is the only oestrogen-free pill that has a 24 hour window to take it (she’s not like other mini pills).</text:p>
          </table:table-cell>
          <table:table-cell office:value-type="string" calcext:value-type="string">
            <text:p>https://thelowdown.com/blog/slynd-pop-pill</text:p>
          </table:table-cell>
          <table:table-cell office:value-type="string" calcext:value-type="string">
            <text:p>http://localhost/thelowdown/wp/blog/slynd-pop-pill</text:p>
          </table:table-cell>
          <table:table-cell office:value-type="string" calcext:value-type="string">
            <text:p>/blog/slynd-pop-pill</text:p>
          </table:table-cell>
          <table:table-cell table:formula="of:=IF([.B322] = [.H322]; &quot;TRUE&quot;; &quot;FALSE&quot;)" office:value-type="string" office:string-value="TRUE" calcext:value-type="string">
            <text:p>TRUE</text:p>
          </table:table-cell>
          <table:table-cell office:value-type="string" calcext:value-type="string">
            <text:p>slynd-pop-pill</text:p>
          </table:table-cell>
          <table:table-cell table:formula="of:=IF([.C322] = [.J322]; &quot;TRUE&quot;; &quot;FALSE&quot;)" office:value-type="string" office:string-value="TRUE" calcext:value-type="string">
            <text:p>TRUE</text:p>
          </table:table-cell>
          <table:table-cell office:value-type="string" calcext:value-type="string">
            <text:p>Everything you need to know about Slynd: The new progestogen-only pill | The Lowdown</text:p>
          </table:table-cell>
          <table:table-cell table:formula="of:=IF([.D322] = [.L322]; &quot;TRUE&quot;; &quot;FALSE&quot;)" office:value-type="string" office:string-value="TRUE" calcext:value-type="string">
            <text:p>TRUE</text:p>
          </table:table-cell>
          <table:table-cell office:value-type="string" calcext:value-type="string">
            <text:p>Introducing the new POP on the block… Slynd! Now available in the UK, Slynd is the only oestrogen-free pill that has a 24 hour window to take it (she’s not like other mini pills).</text:p>
          </table:table-cell>
          <table:table-cell table:formula="of:=IF([.E322] = [.N322]; &quot;TRUE&quot;; &quot;FALSE&quot;)" office:value-type="string" office:string-value="TRUE" calcext:value-type="string">
            <text:p>TRUE</text:p>
          </table:table-cell>
          <table:table-cell office:value-type="string" calcext:value-type="string">
            <text:p>https://thelowdown.com/blog/slynd-pop-pill</text:p>
          </table:table-cell>
          <table:table-cell table:formula="of:=IF([.F322] = [.P322]; &quot;TRUE&quot;; &quot;FALSE&quot;)" office:value-type="string" office:string-value="TRUE" calcext:value-type="string">
            <text:p>TRUE</text:p>
          </table:table-cell>
        </table:table-row>
        <table:table-row table:style-name="ro1">
          <table:table-cell office:value-type="string" calcext:value-type="string">
            <text:p>https://blog.thelowdown.com/blog/tag/menstrual-cycle</text:p>
          </table:table-cell>
          <table:table-cell office:value-type="string" calcext:value-type="string">
            <text:p>/blog/tag/menstrual-cycle</text:p>
          </table:table-cell>
          <table:table-cell office:value-type="string" calcext:value-type="string">
            <text:p>menstrual-cycle</text:p>
          </table:table-cell>
          <table:table-cell office:value-type="string" calcext:value-type="string">
            <text:p>menstrual cycle Archives - The Lowdown</text:p>
          </table:table-cell>
          <table:table-cell office:value-type="string" calcext:value-type="string">
            <text:p>N/A</text:p>
          </table:table-cell>
          <table:table-cell office:value-type="string" calcext:value-type="string">
            <text:p>/blog/tag/menstrual-cycle</text:p>
          </table:table-cell>
          <table:table-cell office:value-type="string" calcext:value-type="string">
            <text:p>http://localhost/thelowdown/wp/blog/tag/menstrual-cycle</text:p>
          </table:table-cell>
          <table:table-cell office:value-type="string" calcext:value-type="string">
            <text:p>/blog/tag/menstrual-cycle</text:p>
          </table:table-cell>
          <table:table-cell table:formula="of:=IF([.B323] = [.H323]; &quot;TRUE&quot;; &quot;FALSE&quot;)" office:value-type="string" office:string-value="TRUE" calcext:value-type="string">
            <text:p>TRUE</text:p>
          </table:table-cell>
          <table:table-cell office:value-type="string" calcext:value-type="string">
            <text:p>menstrual-cycle</text:p>
          </table:table-cell>
          <table:table-cell table:formula="of:=IF([.C323] = [.J323]; &quot;TRUE&quot;; &quot;FALSE&quot;)" office:value-type="string" office:string-value="TRUE" calcext:value-type="string">
            <text:p>TRUE</text:p>
          </table:table-cell>
          <table:table-cell office:value-type="string" calcext:value-type="string">
            <text:p>menstrual cycle Archives - The Lowdown</text:p>
          </table:table-cell>
          <table:table-cell table:formula="of:=IF([.D323] = [.L323]; &quot;TRUE&quot;; &quot;FALSE&quot;)" office:value-type="string" office:string-value="TRUE" calcext:value-type="string">
            <text:p>TRUE</text:p>
          </table:table-cell>
          <table:table-cell office:value-type="string" calcext:value-type="string">
            <text:p>N/A</text:p>
          </table:table-cell>
          <table:table-cell table:formula="of:=IF([.E323] = [.N323]; &quot;TRUE&quot;; &quot;FALSE&quot;)" office:value-type="string" office:string-value="TRUE" calcext:value-type="string">
            <text:p>TRUE</text:p>
          </table:table-cell>
          <table:table-cell office:value-type="string" calcext:value-type="string">
            <text:p>/blog/tag/menstrual-cycle</text:p>
          </table:table-cell>
          <table:table-cell table:formula="of:=IF([.F323] = [.P323]; &quot;TRUE&quot;; &quot;FALSE&quot;)" office:value-type="string" office:string-value="TRUE" calcext:value-type="string">
            <text:p>TRUE</text:p>
          </table:table-cell>
        </table:table-row>
        <table:table-row table:style-name="ro1">
          <table:table-cell office:value-type="string" calcext:value-type="string">
            <text:p>https://blog.thelowdown.com/blog/bacterial-vaginosis-pregnancy</text:p>
          </table:table-cell>
          <table:table-cell office:value-type="string" calcext:value-type="string">
            <text:p>/blog/bacterial-vaginosis-pregnancy</text:p>
          </table:table-cell>
          <table:table-cell office:value-type="string" calcext:value-type="string">
            <text:p>bacterial-vaginosis-pregnancy</text:p>
          </table:table-cell>
          <table:table-cell office:value-type="string" calcext:value-type="string">
            <text:p>Bacterial Vaginosis in Pregnancy | Facts &amp; Advice | The Lowdown</text:p>
          </table:table-cell>
          <table:table-cell office:value-type="string" calcext:value-type="string">
            <text:p>Get the lowdown on what to do if you think you're experiencing bacterial vaginosis during pregnancy, including treatment and prevention.</text:p>
          </table:table-cell>
          <table:table-cell office:value-type="string" calcext:value-type="string">
            <text:p>https://thelowdown.com/blog/bacterial-vaginosis-pregnancy</text:p>
          </table:table-cell>
          <table:table-cell office:value-type="string" calcext:value-type="string">
            <text:p>http://localhost/thelowdown/wp/blog/bacterial-vaginosis-pregnancy</text:p>
          </table:table-cell>
          <table:table-cell office:value-type="string" calcext:value-type="string">
            <text:p>/blog/bacterial-vaginosis-pregnancy</text:p>
          </table:table-cell>
          <table:table-cell table:formula="of:=IF([.B324] = [.H324]; &quot;TRUE&quot;; &quot;FALSE&quot;)" office:value-type="string" office:string-value="TRUE" calcext:value-type="string">
            <text:p>TRUE</text:p>
          </table:table-cell>
          <table:table-cell office:value-type="string" calcext:value-type="string">
            <text:p>bacterial-vaginosis-pregnancy</text:p>
          </table:table-cell>
          <table:table-cell table:formula="of:=IF([.C324] = [.J324]; &quot;TRUE&quot;; &quot;FALSE&quot;)" office:value-type="string" office:string-value="TRUE" calcext:value-type="string">
            <text:p>TRUE</text:p>
          </table:table-cell>
          <table:table-cell office:value-type="string" calcext:value-type="string">
            <text:p>Bacterial Vaginosis in Pregnancy | Facts &amp; Advice | The Lowdown</text:p>
          </table:table-cell>
          <table:table-cell table:formula="of:=IF([.D324] = [.L324]; &quot;TRUE&quot;; &quot;FALSE&quot;)" office:value-type="string" office:string-value="TRUE" calcext:value-type="string">
            <text:p>TRUE</text:p>
          </table:table-cell>
          <table:table-cell office:value-type="string" calcext:value-type="string">
            <text:p>Get the lowdown on what to do if you think you're experiencing bacterial vaginosis during pregnancy, including treatment and prevention.</text:p>
          </table:table-cell>
          <table:table-cell table:formula="of:=IF([.E324] = [.N324]; &quot;TRUE&quot;; &quot;FALSE&quot;)" office:value-type="string" office:string-value="TRUE" calcext:value-type="string">
            <text:p>TRUE</text:p>
          </table:table-cell>
          <table:table-cell office:value-type="string" calcext:value-type="string">
            <text:p>https://thelowdown.com/blog/bacterial-vaginosis-pregnancy</text:p>
          </table:table-cell>
          <table:table-cell table:formula="of:=IF([.F324] = [.P324]; &quot;TRUE&quot;; &quot;FALSE&quot;)" office:value-type="string" office:string-value="TRUE" calcext:value-type="string">
            <text:p>TRUE</text:p>
          </table:table-cell>
        </table:table-row>
        <table:table-row table:style-name="ro1">
          <table:table-cell office:value-type="string" calcext:value-type="string">
            <text:p>https://blog.thelowdown.com/blog/tag/eppie-shepherd</text:p>
          </table:table-cell>
          <table:table-cell office:value-type="string" calcext:value-type="string">
            <text:p>/blog/tag/eppie-shepherd</text:p>
          </table:table-cell>
          <table:table-cell office:value-type="string" calcext:value-type="string">
            <text:p>eppie-shepherd</text:p>
          </table:table-cell>
          <table:table-cell office:value-type="string" calcext:value-type="string">
            <text:p>Eppie Shepherd Archives - The Lowdown</text:p>
          </table:table-cell>
          <table:table-cell office:value-type="string" calcext:value-type="string">
            <text:p>N/A</text:p>
          </table:table-cell>
          <table:table-cell office:value-type="string" calcext:value-type="string">
            <text:p>/blog/tag/eppie-shepherd</text:p>
          </table:table-cell>
          <table:table-cell office:value-type="string" calcext:value-type="string">
            <text:p>http://localhost/thelowdown/wp/blog/tag/eppie-shepherd</text:p>
          </table:table-cell>
          <table:table-cell office:value-type="string" calcext:value-type="string">
            <text:p>/blog/tag/eppie-shepherd</text:p>
          </table:table-cell>
          <table:table-cell table:formula="of:=IF([.B325] = [.H325]; &quot;TRUE&quot;; &quot;FALSE&quot;)" office:value-type="string" office:string-value="TRUE" calcext:value-type="string">
            <text:p>TRUE</text:p>
          </table:table-cell>
          <table:table-cell office:value-type="string" calcext:value-type="string">
            <text:p>eppie-shepherd</text:p>
          </table:table-cell>
          <table:table-cell table:formula="of:=IF([.C325] = [.J325]; &quot;TRUE&quot;; &quot;FALSE&quot;)" office:value-type="string" office:string-value="TRUE" calcext:value-type="string">
            <text:p>TRUE</text:p>
          </table:table-cell>
          <table:table-cell office:value-type="string" calcext:value-type="string">
            <text:p>Eppie Shepherd Archives - The Lowdown</text:p>
          </table:table-cell>
          <table:table-cell table:formula="of:=IF([.D325] = [.L325]; &quot;TRUE&quot;; &quot;FALSE&quot;)" office:value-type="string" office:string-value="TRUE" calcext:value-type="string">
            <text:p>TRUE</text:p>
          </table:table-cell>
          <table:table-cell office:value-type="string" calcext:value-type="string">
            <text:p>N/A</text:p>
          </table:table-cell>
          <table:table-cell table:formula="of:=IF([.E325] = [.N325]; &quot;TRUE&quot;; &quot;FALSE&quot;)" office:value-type="string" office:string-value="TRUE" calcext:value-type="string">
            <text:p>TRUE</text:p>
          </table:table-cell>
          <table:table-cell office:value-type="string" calcext:value-type="string">
            <text:p>/blog/tag/eppie-shepherd</text:p>
          </table:table-cell>
          <table:table-cell table:formula="of:=IF([.F325] = [.P325]; &quot;TRUE&quot;; &quot;FALSE&quot;)" office:value-type="string" office:string-value="TRUE" calcext:value-type="string">
            <text:p>TRUE</text:p>
          </table:table-cell>
        </table:table-row>
        <table:table-row table:style-name="ro1">
          <table:table-cell office:value-type="string" calcext:value-type="string">
            <text:p>https://blog.thelowdown.com/blog/endometriosis-stages</text:p>
          </table:table-cell>
          <table:table-cell office:value-type="string" calcext:value-type="string">
            <text:p>/blog/endometriosis-stages</text:p>
          </table:table-cell>
          <table:table-cell office:value-type="string" calcext:value-type="string">
            <text:p>endometriosis-stages</text:p>
          </table:table-cell>
          <table:table-cell office:value-type="string" calcext:value-type="string">
            <text:p>Stages of Endometriosis - The Lowdown</text:p>
          </table:table-cell>
          <table:table-cell office:value-type="string" calcext:value-type="string">
            <text:p>The lowdown on what the stages of endometriosis are and how they are classified, in addition to the side effects, symptoms and treatments for different stages</text:p>
          </table:table-cell>
          <table:table-cell office:value-type="string" calcext:value-type="string">
            <text:p>https://thelowdown.com/blog/endometriosis-stages</text:p>
          </table:table-cell>
          <table:table-cell office:value-type="string" calcext:value-type="string">
            <text:p>http://localhost/thelowdown/wp/blog/endometriosis-stages</text:p>
          </table:table-cell>
          <table:table-cell office:value-type="string" calcext:value-type="string">
            <text:p>/blog/endometriosis-stages</text:p>
          </table:table-cell>
          <table:table-cell table:formula="of:=IF([.B326] = [.H326]; &quot;TRUE&quot;; &quot;FALSE&quot;)" office:value-type="string" office:string-value="TRUE" calcext:value-type="string">
            <text:p>TRUE</text:p>
          </table:table-cell>
          <table:table-cell office:value-type="string" calcext:value-type="string">
            <text:p>endometriosis-stages</text:p>
          </table:table-cell>
          <table:table-cell table:formula="of:=IF([.C326] = [.J326]; &quot;TRUE&quot;; &quot;FALSE&quot;)" office:value-type="string" office:string-value="TRUE" calcext:value-type="string">
            <text:p>TRUE</text:p>
          </table:table-cell>
          <table:table-cell office:value-type="string" calcext:value-type="string">
            <text:p>Stages of Endometriosis - The Lowdown</text:p>
          </table:table-cell>
          <table:table-cell table:formula="of:=IF([.D326] = [.L326]; &quot;TRUE&quot;; &quot;FALSE&quot;)" office:value-type="string" office:string-value="TRUE" calcext:value-type="string">
            <text:p>TRUE</text:p>
          </table:table-cell>
          <table:table-cell office:value-type="string" calcext:value-type="string">
            <text:p>The lowdown on what the stages of endometriosis are and how they are classified, in addition to the side effects, symptoms and treatments for different stages</text:p>
          </table:table-cell>
          <table:table-cell table:formula="of:=IF([.E326] = [.N326]; &quot;TRUE&quot;; &quot;FALSE&quot;)" office:value-type="string" office:string-value="TRUE" calcext:value-type="string">
            <text:p>TRUE</text:p>
          </table:table-cell>
          <table:table-cell office:value-type="string" calcext:value-type="string">
            <text:p>https://thelowdown.com/blog/endometriosis-stages</text:p>
          </table:table-cell>
          <table:table-cell table:formula="of:=IF([.F326] = [.P326]; &quot;TRUE&quot;; &quot;FALSE&quot;)" office:value-type="string" office:string-value="TRUE" calcext:value-type="string">
            <text:p>TRUE</text:p>
          </table:table-cell>
        </table:table-row>
        <table:table-row table:style-name="ro1">
          <table:table-cell office:value-type="string" calcext:value-type="string">
            <text:p>https://blog.thelowdown.com/blog/tag/ibd</text:p>
          </table:table-cell>
          <table:table-cell office:value-type="string" calcext:value-type="string">
            <text:p>/blog/tag/ibd</text:p>
          </table:table-cell>
          <table:table-cell office:value-type="string" calcext:value-type="string">
            <text:p>ibd</text:p>
          </table:table-cell>
          <table:table-cell office:value-type="string" calcext:value-type="string">
            <text:p>IBD Archives - The Lowdown</text:p>
          </table:table-cell>
          <table:table-cell office:value-type="string" calcext:value-type="string">
            <text:p>N/A</text:p>
          </table:table-cell>
          <table:table-cell office:value-type="string" calcext:value-type="string">
            <text:p>/blog/tag/ibd</text:p>
          </table:table-cell>
          <table:table-cell office:value-type="string" calcext:value-type="string">
            <text:p>http://localhost/thelowdown/wp/blog/tag/ibd</text:p>
          </table:table-cell>
          <table:table-cell office:value-type="string" calcext:value-type="string">
            <text:p>/blog/tag/ibd</text:p>
          </table:table-cell>
          <table:table-cell table:formula="of:=IF([.B327] = [.H327]; &quot;TRUE&quot;; &quot;FALSE&quot;)" office:value-type="string" office:string-value="TRUE" calcext:value-type="string">
            <text:p>TRUE</text:p>
          </table:table-cell>
          <table:table-cell office:value-type="string" calcext:value-type="string">
            <text:p>ibd</text:p>
          </table:table-cell>
          <table:table-cell table:formula="of:=IF([.C327] = [.J327]; &quot;TRUE&quot;; &quot;FALSE&quot;)" office:value-type="string" office:string-value="TRUE" calcext:value-type="string">
            <text:p>TRUE</text:p>
          </table:table-cell>
          <table:table-cell office:value-type="string" calcext:value-type="string">
            <text:p>IBD Archives - The Lowdown</text:p>
          </table:table-cell>
          <table:table-cell table:formula="of:=IF([.D327] = [.L327]; &quot;TRUE&quot;; &quot;FALSE&quot;)" office:value-type="string" office:string-value="TRUE" calcext:value-type="string">
            <text:p>TRUE</text:p>
          </table:table-cell>
          <table:table-cell office:value-type="string" calcext:value-type="string">
            <text:p>N/A</text:p>
          </table:table-cell>
          <table:table-cell table:formula="of:=IF([.E327] = [.N327]; &quot;TRUE&quot;; &quot;FALSE&quot;)" office:value-type="string" office:string-value="TRUE" calcext:value-type="string">
            <text:p>TRUE</text:p>
          </table:table-cell>
          <table:table-cell office:value-type="string" calcext:value-type="string">
            <text:p>/blog/tag/ibd</text:p>
          </table:table-cell>
          <table:table-cell table:formula="of:=IF([.F327] = [.P327]; &quot;TRUE&quot;; &quot;FALSE&quot;)" office:value-type="string" office:string-value="TRUE" calcext:value-type="string">
            <text:p>TRUE</text:p>
          </table:table-cell>
        </table:table-row>
        <table:table-row table:style-name="ro1">
          <table:table-cell office:value-type="string" calcext:value-type="string">
            <text:p>https://blog.thelowdown.com/blog/tag/headaches</text:p>
          </table:table-cell>
          <table:table-cell office:value-type="string" calcext:value-type="string">
            <text:p>/blog/tag/headaches</text:p>
          </table:table-cell>
          <table:table-cell office:value-type="string" calcext:value-type="string">
            <text:p>headaches</text:p>
          </table:table-cell>
          <table:table-cell office:value-type="string" calcext:value-type="string">
            <text:p>headaches Archives - The Lowdown</text:p>
          </table:table-cell>
          <table:table-cell office:value-type="string" calcext:value-type="string">
            <text:p>N/A</text:p>
          </table:table-cell>
          <table:table-cell office:value-type="string" calcext:value-type="string">
            <text:p>/blog/tag/headaches</text:p>
          </table:table-cell>
          <table:table-cell office:value-type="string" calcext:value-type="string">
            <text:p>http://localhost/thelowdown/wp/blog/tag/headaches</text:p>
          </table:table-cell>
          <table:table-cell office:value-type="string" calcext:value-type="string">
            <text:p>/blog/tag/headaches</text:p>
          </table:table-cell>
          <table:table-cell table:formula="of:=IF([.B328] = [.H328]; &quot;TRUE&quot;; &quot;FALSE&quot;)" office:value-type="string" office:string-value="TRUE" calcext:value-type="string">
            <text:p>TRUE</text:p>
          </table:table-cell>
          <table:table-cell office:value-type="string" calcext:value-type="string">
            <text:p>headaches</text:p>
          </table:table-cell>
          <table:table-cell table:formula="of:=IF([.C328] = [.J328]; &quot;TRUE&quot;; &quot;FALSE&quot;)" office:value-type="string" office:string-value="TRUE" calcext:value-type="string">
            <text:p>TRUE</text:p>
          </table:table-cell>
          <table:table-cell office:value-type="string" calcext:value-type="string">
            <text:p>headaches Archives - The Lowdown</text:p>
          </table:table-cell>
          <table:table-cell table:formula="of:=IF([.D328] = [.L328]; &quot;TRUE&quot;; &quot;FALSE&quot;)" office:value-type="string" office:string-value="TRUE" calcext:value-type="string">
            <text:p>TRUE</text:p>
          </table:table-cell>
          <table:table-cell office:value-type="string" calcext:value-type="string">
            <text:p>N/A</text:p>
          </table:table-cell>
          <table:table-cell table:formula="of:=IF([.E328] = [.N328]; &quot;TRUE&quot;; &quot;FALSE&quot;)" office:value-type="string" office:string-value="TRUE" calcext:value-type="string">
            <text:p>TRUE</text:p>
          </table:table-cell>
          <table:table-cell office:value-type="string" calcext:value-type="string">
            <text:p>/blog/tag/headaches</text:p>
          </table:table-cell>
          <table:table-cell table:formula="of:=IF([.F328] = [.P328]; &quot;TRUE&quot;; &quot;FALSE&quot;)" office:value-type="string" office:string-value="TRUE" calcext:value-type="string">
            <text:p>TRUE</text:p>
          </table:table-cell>
        </table:table-row>
        <table:table-row table:style-name="ro1">
          <table:table-cell office:value-type="string" calcext:value-type="string">
            <text:p>https://blog.thelowdown.com/blog/6-tips-for-overcoming-orgasm-anxiety</text:p>
          </table:table-cell>
          <table:table-cell office:value-type="string" calcext:value-type="string">
            <text:p>/blog/6-tips-for-overcoming-orgasm-anxiety</text:p>
          </table:table-cell>
          <table:table-cell office:value-type="string" calcext:value-type="string">
            <text:p>6-tips-for-overcoming-orgasm-anxiety</text:p>
          </table:table-cell>
          <table:table-cell office:value-type="string" calcext:value-type="string">
            <text:p>6 Tips for Overcoming Orgasm Anxiety | The Lowdown</text:p>
          </table:table-cell>
          <table:table-cell office:value-type="string" calcext:value-type="string">
            <text:p>Struggling to climax? It could be orgasm anxiety. Get the lowdown on this common problem and how to get your orgasms back on track.</text:p>
          </table:table-cell>
          <table:table-cell office:value-type="string" calcext:value-type="string">
            <text:p>https://thelowdown.com/blog/6-tips-for-overcoming-orgasm-anxiety</text:p>
          </table:table-cell>
          <table:table-cell office:value-type="string" calcext:value-type="string">
            <text:p>http://localhost/thelowdown/wp/blog/6-tips-for-overcoming-orgasm-anxiety</text:p>
          </table:table-cell>
          <table:table-cell office:value-type="string" calcext:value-type="string">
            <text:p>/blog/6-tips-for-overcoming-orgasm-anxiety</text:p>
          </table:table-cell>
          <table:table-cell table:formula="of:=IF([.B329] = [.H329]; &quot;TRUE&quot;; &quot;FALSE&quot;)" office:value-type="string" office:string-value="TRUE" calcext:value-type="string">
            <text:p>TRUE</text:p>
          </table:table-cell>
          <table:table-cell office:value-type="string" calcext:value-type="string">
            <text:p>6-tips-for-overcoming-orgasm-anxiety</text:p>
          </table:table-cell>
          <table:table-cell table:formula="of:=IF([.C329] = [.J329]; &quot;TRUE&quot;; &quot;FALSE&quot;)" office:value-type="string" office:string-value="TRUE" calcext:value-type="string">
            <text:p>TRUE</text:p>
          </table:table-cell>
          <table:table-cell office:value-type="string" calcext:value-type="string">
            <text:p>6 Tips for Overcoming Orgasm Anxiety | The Lowdown</text:p>
          </table:table-cell>
          <table:table-cell table:formula="of:=IF([.D329] = [.L329]; &quot;TRUE&quot;; &quot;FALSE&quot;)" office:value-type="string" office:string-value="TRUE" calcext:value-type="string">
            <text:p>TRUE</text:p>
          </table:table-cell>
          <table:table-cell office:value-type="string" calcext:value-type="string">
            <text:p>Struggling to climax? It could be orgasm anxiety. Get the lowdown on this common problem and how to get your orgasms back on track.</text:p>
          </table:table-cell>
          <table:table-cell table:formula="of:=IF([.E329] = [.N329]; &quot;TRUE&quot;; &quot;FALSE&quot;)" office:value-type="string" office:string-value="TRUE" calcext:value-type="string">
            <text:p>TRUE</text:p>
          </table:table-cell>
          <table:table-cell office:value-type="string" calcext:value-type="string">
            <text:p>https://thelowdown.com/blog/6-tips-for-overcoming-orgasm-anxiety</text:p>
          </table:table-cell>
          <table:table-cell table:formula="of:=IF([.F329] = [.P329]; &quot;TRUE&quot;; &quot;FALSE&quot;)" office:value-type="string" office:string-value="TRUE" calcext:value-type="string">
            <text:p>TRUE</text:p>
          </table:table-cell>
        </table:table-row>
        <table:table-row table:style-name="ro1">
          <table:table-cell office:value-type="string" calcext:value-type="string">
            <text:p>https://blog.thelowdown.com/blog/tag/microgynon</text:p>
          </table:table-cell>
          <table:table-cell office:value-type="string" calcext:value-type="string">
            <text:p>/blog/tag/microgynon</text:p>
          </table:table-cell>
          <table:table-cell office:value-type="string" calcext:value-type="string">
            <text:p>microgynon</text:p>
          </table:table-cell>
          <table:table-cell office:value-type="string" calcext:value-type="string">
            <text:p>microgynon Archives - The Lowdown</text:p>
          </table:table-cell>
          <table:table-cell office:value-type="string" calcext:value-type="string">
            <text:p>N/A</text:p>
          </table:table-cell>
          <table:table-cell office:value-type="string" calcext:value-type="string">
            <text:p>/blog/tag/microgynon</text:p>
          </table:table-cell>
          <table:table-cell office:value-type="string" calcext:value-type="string">
            <text:p>http://localhost/thelowdown/wp/blog/tag/microgynon</text:p>
          </table:table-cell>
          <table:table-cell office:value-type="string" calcext:value-type="string">
            <text:p>/blog/tag/microgynon</text:p>
          </table:table-cell>
          <table:table-cell table:formula="of:=IF([.B330] = [.H330]; &quot;TRUE&quot;; &quot;FALSE&quot;)" office:value-type="string" office:string-value="TRUE" calcext:value-type="string">
            <text:p>TRUE</text:p>
          </table:table-cell>
          <table:table-cell office:value-type="string" calcext:value-type="string">
            <text:p>microgynon</text:p>
          </table:table-cell>
          <table:table-cell table:formula="of:=IF([.C330] = [.J330]; &quot;TRUE&quot;; &quot;FALSE&quot;)" office:value-type="string" office:string-value="TRUE" calcext:value-type="string">
            <text:p>TRUE</text:p>
          </table:table-cell>
          <table:table-cell office:value-type="string" calcext:value-type="string">
            <text:p>microgynon Archives - The Lowdown</text:p>
          </table:table-cell>
          <table:table-cell table:formula="of:=IF([.D330] = [.L330]; &quot;TRUE&quot;; &quot;FALSE&quot;)" office:value-type="string" office:string-value="TRUE" calcext:value-type="string">
            <text:p>TRUE</text:p>
          </table:table-cell>
          <table:table-cell office:value-type="string" calcext:value-type="string">
            <text:p>N/A</text:p>
          </table:table-cell>
          <table:table-cell table:formula="of:=IF([.E330] = [.N330]; &quot;TRUE&quot;; &quot;FALSE&quot;)" office:value-type="string" office:string-value="TRUE" calcext:value-type="string">
            <text:p>TRUE</text:p>
          </table:table-cell>
          <table:table-cell office:value-type="string" calcext:value-type="string">
            <text:p>/blog/tag/microgynon</text:p>
          </table:table-cell>
          <table:table-cell table:formula="of:=IF([.F330] = [.P330]; &quot;TRUE&quot;; &quot;FALSE&quot;)" office:value-type="string" office:string-value="TRUE" calcext:value-type="string">
            <text:p>TRUE</text:p>
          </table:table-cell>
        </table:table-row>
        <table:table-row table:style-name="ro1">
          <table:table-cell office:value-type="string" calcext:value-type="string">
            <text:p>https://blog.thelowdown.com/blog/tag/combined-pill/</text:p>
          </table:table-cell>
          <table:table-cell office:value-type="string" calcext:value-type="string">
            <text:p>/blog/tag/combined-pill/</text:p>
          </table:table-cell>
          <table:table-cell office:value-type="string" calcext:value-type="string">
            <text:p>combined-pill</text:p>
          </table:table-cell>
          <table:table-cell office:value-type="string" calcext:value-type="string">
            <text:p>combined pill Archives - The Lowdown</text:p>
          </table:table-cell>
          <table:table-cell office:value-type="string" calcext:value-type="string">
            <text:p>N/A</text:p>
          </table:table-cell>
          <table:table-cell office:value-type="string" calcext:value-type="string">
            <text:p>/blog/tag/combined-pill</text:p>
          </table:table-cell>
          <table:table-cell office:value-type="string" calcext:value-type="string">
            <text:p>http://localhost/thelowdown/wp/blog/tag/combined-pill/</text:p>
          </table:table-cell>
          <table:table-cell office:value-type="string" calcext:value-type="string">
            <text:p>/blog/tag/combined-pill/</text:p>
          </table:table-cell>
          <table:table-cell table:formula="of:=IF([.B331] = [.H331]; &quot;TRUE&quot;; &quot;FALSE&quot;)" office:value-type="string" office:string-value="TRUE" calcext:value-type="string">
            <text:p>TRUE</text:p>
          </table:table-cell>
          <table:table-cell office:value-type="string" calcext:value-type="string">
            <text:p>combined-pill</text:p>
          </table:table-cell>
          <table:table-cell table:formula="of:=IF([.C331] = [.J331]; &quot;TRUE&quot;; &quot;FALSE&quot;)" office:value-type="string" office:string-value="TRUE" calcext:value-type="string">
            <text:p>TRUE</text:p>
          </table:table-cell>
          <table:table-cell office:value-type="string" calcext:value-type="string">
            <text:p>combined pill Archives - The Lowdown</text:p>
          </table:table-cell>
          <table:table-cell table:formula="of:=IF([.D331] = [.L331]; &quot;TRUE&quot;; &quot;FALSE&quot;)" office:value-type="string" office:string-value="TRUE" calcext:value-type="string">
            <text:p>TRUE</text:p>
          </table:table-cell>
          <table:table-cell office:value-type="string" calcext:value-type="string">
            <text:p>N/A</text:p>
          </table:table-cell>
          <table:table-cell table:formula="of:=IF([.E331] = [.N331]; &quot;TRUE&quot;; &quot;FALSE&quot;)" office:value-type="string" office:string-value="TRUE" calcext:value-type="string">
            <text:p>TRUE</text:p>
          </table:table-cell>
          <table:table-cell office:value-type="string" calcext:value-type="string">
            <text:p>/blog/tag/combined-pill</text:p>
          </table:table-cell>
          <table:table-cell table:formula="of:=IF([.F331] = [.P331]; &quot;TRUE&quot;; &quot;FALSE&quot;)" office:value-type="string" office:string-value="TRUE" calcext:value-type="string">
            <text:p>TRUE</text:p>
          </table:table-cell>
        </table:table-row>
        <table:table-row table:style-name="ro1">
          <table:table-cell office:value-type="string" calcext:value-type="string">
            <text:p>https://blog.thelowdown.com/blog/endometriosis-fatigue</text:p>
          </table:table-cell>
          <table:table-cell office:value-type="string" calcext:value-type="string">
            <text:p>/blog/endometriosis-fatigue</text:p>
          </table:table-cell>
          <table:table-cell office:value-type="string" calcext:value-type="string">
            <text:p>endometriosis-fatigue</text:p>
          </table:table-cell>
          <table:table-cell office:value-type="string" calcext:value-type="string">
            <text:p>Endometriosis Fatigue | The Lowdown</text:p>
          </table:table-cell>
          <table:table-cell office:value-type="string" calcext:value-type="string">
            <text:p>Get the lowdown on endometriosis fatigue, what you can do about it, and what other people say helps them.</text:p>
          </table:table-cell>
          <table:table-cell office:value-type="string" calcext:value-type="string">
            <text:p>https://thelowdown.com/blog/endometriosis-fatigue</text:p>
          </table:table-cell>
          <table:table-cell office:value-type="string" calcext:value-type="string">
            <text:p>http://localhost/thelowdown/wp/blog/endometriosis-fatigue</text:p>
          </table:table-cell>
          <table:table-cell office:value-type="string" calcext:value-type="string">
            <text:p>/blog/endometriosis-fatigue</text:p>
          </table:table-cell>
          <table:table-cell table:formula="of:=IF([.B332] = [.H332]; &quot;TRUE&quot;; &quot;FALSE&quot;)" office:value-type="string" office:string-value="TRUE" calcext:value-type="string">
            <text:p>TRUE</text:p>
          </table:table-cell>
          <table:table-cell office:value-type="string" calcext:value-type="string">
            <text:p>endometriosis-fatigue</text:p>
          </table:table-cell>
          <table:table-cell table:formula="of:=IF([.C332] = [.J332]; &quot;TRUE&quot;; &quot;FALSE&quot;)" office:value-type="string" office:string-value="TRUE" calcext:value-type="string">
            <text:p>TRUE</text:p>
          </table:table-cell>
          <table:table-cell office:value-type="string" calcext:value-type="string">
            <text:p>Endometriosis Fatigue | The Lowdown</text:p>
          </table:table-cell>
          <table:table-cell table:formula="of:=IF([.D332] = [.L332]; &quot;TRUE&quot;; &quot;FALSE&quot;)" office:value-type="string" office:string-value="TRUE" calcext:value-type="string">
            <text:p>TRUE</text:p>
          </table:table-cell>
          <table:table-cell office:value-type="string" calcext:value-type="string">
            <text:p>Get the lowdown on endometriosis fatigue, what you can do about it, and what other people say helps them.</text:p>
          </table:table-cell>
          <table:table-cell table:formula="of:=IF([.E332] = [.N332]; &quot;TRUE&quot;; &quot;FALSE&quot;)" office:value-type="string" office:string-value="TRUE" calcext:value-type="string">
            <text:p>TRUE</text:p>
          </table:table-cell>
          <table:table-cell office:value-type="string" calcext:value-type="string">
            <text:p>https://thelowdown.com/blog/endometriosis-fatigue</text:p>
          </table:table-cell>
          <table:table-cell table:formula="of:=IF([.F332] = [.P332]; &quot;TRUE&quot;; &quot;FALSE&quot;)" office:value-type="string" office:string-value="TRUE" calcext:value-type="string">
            <text:p>TRUE</text:p>
          </table:table-cell>
        </table:table-row>
        <table:table-row table:style-name="ro1">
          <table:table-cell office:value-type="string" calcext:value-type="string">
            <text:p>https://blog.thelowdown.com/blog/diahala-doucoure</text:p>
          </table:table-cell>
          <table:table-cell office:value-type="string" calcext:value-type="string">
            <text:p>/blog/diahala-doucoure</text:p>
          </table:table-cell>
          <table:table-cell office:value-type="string" calcext:value-type="string">
            <text:p>diahala-doucoure</text:p>
          </table:table-cell>
          <table:table-cell office:value-type="string" calcext:value-type="string">
            <text:p>Diahala Doucouré | The Lowdown</text:p>
          </table:table-cell>
          <table:table-cell office:value-type="string" calcext:value-type="string">
            <text:p>Diahala Doucouré is a content writer for The Lowdown, who is passionate about female and sexual health</text:p>
          </table:table-cell>
          <table:table-cell office:value-type="string" calcext:value-type="string">
            <text:p>https://thelowdown.com/author/diahala-doucoure</text:p>
          </table:table-cell>
          <table:table-cell office:value-type="string" calcext:value-type="string">
            <text:p>http://localhost/thelowdown/wp/blog/diahala-doucoure</text:p>
          </table:table-cell>
          <table:table-cell office:value-type="string" calcext:value-type="string">
            <text:p>/blog/diahala-doucoure</text:p>
          </table:table-cell>
          <table:table-cell table:formula="of:=IF([.B333] = [.H333]; &quot;TRUE&quot;; &quot;FALSE&quot;)" office:value-type="string" office:string-value="TRUE" calcext:value-type="string">
            <text:p>TRUE</text:p>
          </table:table-cell>
          <table:table-cell office:value-type="string" calcext:value-type="string">
            <text:p>diahala-doucoure</text:p>
          </table:table-cell>
          <table:table-cell table:formula="of:=IF([.C333] = [.J333]; &quot;TRUE&quot;; &quot;FALSE&quot;)" office:value-type="string" office:string-value="TRUE" calcext:value-type="string">
            <text:p>TRUE</text:p>
          </table:table-cell>
          <table:table-cell office:value-type="string" calcext:value-type="string">
            <text:p>Diahala Doucouré | The Lowdown</text:p>
          </table:table-cell>
          <table:table-cell table:formula="of:=IF([.D333] = [.L333]; &quot;TRUE&quot;; &quot;FALSE&quot;)" office:value-type="string" office:string-value="TRUE" calcext:value-type="string">
            <text:p>TRUE</text:p>
          </table:table-cell>
          <table:table-cell office:value-type="string" calcext:value-type="string">
            <text:p>Diahala Doucouré is a content writer for The Lowdown, who is passionate about female and sexual health</text:p>
          </table:table-cell>
          <table:table-cell table:formula="of:=IF([.E333] = [.N333]; &quot;TRUE&quot;; &quot;FALSE&quot;)" office:value-type="string" office:string-value="TRUE" calcext:value-type="string">
            <text:p>TRUE</text:p>
          </table:table-cell>
          <table:table-cell office:value-type="string" calcext:value-type="string">
            <text:p><text:a xlink:href="https://thelowdown.com/author/diahala-doucoure" xlink:type="simple">https://thelowdown.com/author/diahala-doucoure</text:a></text:p>
          </table:table-cell>
          <table:table-cell table:formula="of:=IF([.F333] = [.P333]; &quot;TRUE&quot;; &quot;FALSE&quot;)" office:value-type="string" office:string-value="TRUE" calcext:value-type="string">
            <text:p>TRUE</text:p>
          </table:table-cell>
        </table:table-row>
        <table:table-row table:style-name="ro1">
          <table:table-cell office:value-type="string" calcext:value-type="string">
            <text:p>https://blog.thelowdown.com/blog/tag/ethinylestradiol</text:p>
          </table:table-cell>
          <table:table-cell office:value-type="string" calcext:value-type="string">
            <text:p>/blog/tag/ethinylestradiol</text:p>
          </table:table-cell>
          <table:table-cell office:value-type="string" calcext:value-type="string">
            <text:p>ethinylestradiol</text:p>
          </table:table-cell>
          <table:table-cell office:value-type="string" calcext:value-type="string">
            <text:p>ethinylestradiol Archives - The Lowdown</text:p>
          </table:table-cell>
          <table:table-cell office:value-type="string" calcext:value-type="string">
            <text:p>N/A</text:p>
          </table:table-cell>
          <table:table-cell office:value-type="string" calcext:value-type="string">
            <text:p>/blog/tag/ethinylestradiol</text:p>
          </table:table-cell>
          <table:table-cell office:value-type="string" calcext:value-type="string">
            <text:p>http://localhost/thelowdown/wp/blog/tag/ethinylestradiol</text:p>
          </table:table-cell>
          <table:table-cell office:value-type="string" calcext:value-type="string">
            <text:p>/blog/tag/ethinylestradiol</text:p>
          </table:table-cell>
          <table:table-cell table:formula="of:=IF([.B334] = [.H334]; &quot;TRUE&quot;; &quot;FALSE&quot;)" office:value-type="string" office:string-value="TRUE" calcext:value-type="string">
            <text:p>TRUE</text:p>
          </table:table-cell>
          <table:table-cell office:value-type="string" calcext:value-type="string">
            <text:p>ethinylestradiol</text:p>
          </table:table-cell>
          <table:table-cell table:formula="of:=IF([.C334] = [.J334]; &quot;TRUE&quot;; &quot;FALSE&quot;)" office:value-type="string" office:string-value="TRUE" calcext:value-type="string">
            <text:p>TRUE</text:p>
          </table:table-cell>
          <table:table-cell office:value-type="string" calcext:value-type="string">
            <text:p>ethinylestradiol Archives - The Lowdown</text:p>
          </table:table-cell>
          <table:table-cell table:formula="of:=IF([.D334] = [.L334]; &quot;TRUE&quot;; &quot;FALSE&quot;)" office:value-type="string" office:string-value="TRUE" calcext:value-type="string">
            <text:p>TRUE</text:p>
          </table:table-cell>
          <table:table-cell office:value-type="string" calcext:value-type="string">
            <text:p>N/A</text:p>
          </table:table-cell>
          <table:table-cell table:formula="of:=IF([.E334] = [.N334]; &quot;TRUE&quot;; &quot;FALSE&quot;)" office:value-type="string" office:string-value="TRUE" calcext:value-type="string">
            <text:p>TRUE</text:p>
          </table:table-cell>
          <table:table-cell office:value-type="string" calcext:value-type="string">
            <text:p>/blog/tag/ethinylestradiol</text:p>
          </table:table-cell>
          <table:table-cell table:formula="of:=IF([.F334] = [.P334]; &quot;TRUE&quot;; &quot;FALSE&quot;)" office:value-type="string" office:string-value="TRUE" calcext:value-type="string">
            <text:p>TRUE</text:p>
          </table:table-cell>
        </table:table-row>
        <table:table-row table:style-name="ro1">
          <table:table-cell office:value-type="string" calcext:value-type="string">
            <text:p>https://blog.thelowdown.com/blog/my-experience-primary-ovarian-insufficiency</text:p>
          </table:table-cell>
          <table:table-cell office:value-type="string" calcext:value-type="string">
            <text:p>/blog/my-experience-primary-ovarian-insufficiency</text:p>
          </table:table-cell>
          <table:table-cell office:value-type="string" calcext:value-type="string">
            <text:p>my-experience-primary-ovarian-insufficiency</text:p>
          </table:table-cell>
          <table:table-cell office:value-type="string" calcext:value-type="string">
            <text:p>I’m a Women’s Health GP with Primary Ovarian Insufficiency | The Lowdown</text:p>
          </table:table-cell>
          <table:table-cell office:value-type="string" calcext:value-type="string">
            <text:p>Dr Nikki Ramskill, women’s health GP and clinical lead at The Lowdown, shares her personal experience with primacy ovarian insufficiency</text:p>
          </table:table-cell>
          <table:table-cell office:value-type="string" calcext:value-type="string">
            <text:p>https://thelowdown.com/blog/my-experience-primary-ovarian-insufficiency</text:p>
          </table:table-cell>
          <table:table-cell office:value-type="string" calcext:value-type="string">
            <text:p>http://localhost/thelowdown/wp/blog/my-experience-primary-ovarian-insufficiency</text:p>
          </table:table-cell>
          <table:table-cell office:value-type="string" calcext:value-type="string">
            <text:p>/blog/my-experience-primary-ovarian-insufficiency</text:p>
          </table:table-cell>
          <table:table-cell table:formula="of:=IF([.B335] = [.H335]; &quot;TRUE&quot;; &quot;FALSE&quot;)" office:value-type="string" office:string-value="TRUE" calcext:value-type="string">
            <text:p>TRUE</text:p>
          </table:table-cell>
          <table:table-cell office:value-type="string" calcext:value-type="string">
            <text:p>my-experience-primary-ovarian-insufficiency</text:p>
          </table:table-cell>
          <table:table-cell table:formula="of:=IF([.C335] = [.J335]; &quot;TRUE&quot;; &quot;FALSE&quot;)" office:value-type="string" office:string-value="TRUE" calcext:value-type="string">
            <text:p>TRUE</text:p>
          </table:table-cell>
          <table:table-cell office:value-type="string" calcext:value-type="string">
            <text:p>I’m a Women’s Health GP with Primary Ovarian Insufficiency | The Lowdown</text:p>
          </table:table-cell>
          <table:table-cell table:formula="of:=IF([.D335] = [.L335]; &quot;TRUE&quot;; &quot;FALSE&quot;)" office:value-type="string" office:string-value="TRUE" calcext:value-type="string">
            <text:p>TRUE</text:p>
          </table:table-cell>
          <table:table-cell office:value-type="string" calcext:value-type="string">
            <text:p>Dr Nikki Ramskill, women’s health GP and clinical lead at The Lowdown, shares her personal experience with primacy ovarian insufficiency</text:p>
          </table:table-cell>
          <table:table-cell table:formula="of:=IF([.E335] = [.N335]; &quot;TRUE&quot;; &quot;FALSE&quot;)" office:value-type="string" office:string-value="TRUE" calcext:value-type="string">
            <text:p>TRUE</text:p>
          </table:table-cell>
          <table:table-cell office:value-type="string" calcext:value-type="string">
            <text:p>https://thelowdown.com/blog/my-experience-primary-ovarian-insufficiency</text:p>
          </table:table-cell>
          <table:table-cell table:formula="of:=IF([.F335] = [.P335]; &quot;TRUE&quot;; &quot;FALSE&quot;)" office:value-type="string" office:string-value="TRUE" calcext:value-type="string">
            <text:p>TRUE</text:p>
          </table:table-cell>
        </table:table-row>
        <table:table-row table:style-name="ro1">
          <table:table-cell office:value-type="string" calcext:value-type="string">
            <text:p>https://blog.thelowdown.com/blog/pcos-belly-bloating</text:p>
          </table:table-cell>
          <table:table-cell office:value-type="string" calcext:value-type="string">
            <text:p>/blog/pcos-belly-bloating</text:p>
          </table:table-cell>
          <table:table-cell office:value-type="string" calcext:value-type="string">
            <text:p>pcos-belly-bloating</text:p>
          </table:table-cell>
          <table:table-cell office:value-type="string" calcext:value-type="string">
            <text:p>What is PCOS belly? PCOS and bloating | The Lowdown</text:p>
          </table:table-cell>
          <table:table-cell office:value-type="string" calcext:value-type="string">
            <text:p>Get the lowdown on the specific symptoms of PCOS bloating, how PCOS affects weight, and other digestion symptoms of PCOS like abdominal pain</text:p>
          </table:table-cell>
          <table:table-cell office:value-type="string" calcext:value-type="string">
            <text:p>https://thelowdown.com/blog/pcos-belly-bloating</text:p>
          </table:table-cell>
          <table:table-cell office:value-type="string" calcext:value-type="string">
            <text:p>http://localhost/thelowdown/wp/blog/pcos-belly-bloating</text:p>
          </table:table-cell>
          <table:table-cell office:value-type="string" calcext:value-type="string">
            <text:p>/blog/pcos-belly-bloating</text:p>
          </table:table-cell>
          <table:table-cell table:formula="of:=IF([.B336] = [.H336]; &quot;TRUE&quot;; &quot;FALSE&quot;)" office:value-type="string" office:string-value="TRUE" calcext:value-type="string">
            <text:p>TRUE</text:p>
          </table:table-cell>
          <table:table-cell office:value-type="string" calcext:value-type="string">
            <text:p>pcos-belly-bloating</text:p>
          </table:table-cell>
          <table:table-cell table:formula="of:=IF([.C336] = [.J336]; &quot;TRUE&quot;; &quot;FALSE&quot;)" office:value-type="string" office:string-value="TRUE" calcext:value-type="string">
            <text:p>TRUE</text:p>
          </table:table-cell>
          <table:table-cell office:value-type="string" calcext:value-type="string">
            <text:p>What is PCOS belly? PCOS and bloating | The Lowdown</text:p>
          </table:table-cell>
          <table:table-cell table:formula="of:=IF([.D336] = [.L336]; &quot;TRUE&quot;; &quot;FALSE&quot;)" office:value-type="string" office:string-value="TRUE" calcext:value-type="string">
            <text:p>TRUE</text:p>
          </table:table-cell>
          <table:table-cell office:value-type="string" calcext:value-type="string">
            <text:p>Get the lowdown on the specific symptoms of PCOS bloating, how PCOS affects weight, and other digestion symptoms of PCOS like abdominal pain</text:p>
          </table:table-cell>
          <table:table-cell table:formula="of:=IF([.E336] = [.N336]; &quot;TRUE&quot;; &quot;FALSE&quot;)" office:value-type="string" office:string-value="TRUE" calcext:value-type="string">
            <text:p>TRUE</text:p>
          </table:table-cell>
          <table:table-cell office:value-type="string" calcext:value-type="string">
            <text:p>https://thelowdown.com/blog/pcos-belly-bloating</text:p>
          </table:table-cell>
          <table:table-cell table:formula="of:=IF([.F336] = [.P336]; &quot;TRUE&quot;; &quot;FALSE&quot;)" office:value-type="string" office:string-value="TRUE" calcext:value-type="string">
            <text:p>TRUE</text:p>
          </table:table-cell>
        </table:table-row>
        <table:table-row table:style-name="ro1">
          <table:table-cell office:value-type="string" calcext:value-type="string">
            <text:p>https://blog.thelowdown.com/blog/when-to-seek-medical-review-of-pill-or-patch</text:p>
          </table:table-cell>
          <table:table-cell office:value-type="string" calcext:value-type="string">
            <text:p>/blog/when-to-seek-medical-review-of-pill-or-patch</text:p>
          </table:table-cell>
          <table:table-cell office:value-type="string" calcext:value-type="string">
            <text:p>when-to-seek-medical-review-of-pill-or-patch</text:p>
          </table:table-cell>
          <table:table-cell office:value-type="string" calcext:value-type="string">
            <text:p>Getting a Medical Review For Your Contraception | The Lowdown</text:p>
          </table:table-cell>
          <table:table-cell office:value-type="string" calcext:value-type="string">
            <text:p>When should you seek out a medical review to check your contraception is still safe and suitable for you to use?</text:p>
          </table:table-cell>
          <table:table-cell office:value-type="string" calcext:value-type="string">
            <text:p>https://thelowdown.com/blog/when-to-seek-medical-review-of-pill-or-patch</text:p>
          </table:table-cell>
          <table:table-cell office:value-type="string" calcext:value-type="string">
            <text:p>http://localhost/thelowdown/wp/blog/when-to-seek-medical-review-of-pill-or-patch</text:p>
          </table:table-cell>
          <table:table-cell office:value-type="string" calcext:value-type="string">
            <text:p>/blog/when-to-seek-medical-review-of-pill-or-patch</text:p>
          </table:table-cell>
          <table:table-cell table:formula="of:=IF([.B337] = [.H337]; &quot;TRUE&quot;; &quot;FALSE&quot;)" office:value-type="string" office:string-value="TRUE" calcext:value-type="string">
            <text:p>TRUE</text:p>
          </table:table-cell>
          <table:table-cell office:value-type="string" calcext:value-type="string">
            <text:p>when-to-seek-medical-review-of-pill-or-patch</text:p>
          </table:table-cell>
          <table:table-cell table:formula="of:=IF([.C337] = [.J337]; &quot;TRUE&quot;; &quot;FALSE&quot;)" office:value-type="string" office:string-value="TRUE" calcext:value-type="string">
            <text:p>TRUE</text:p>
          </table:table-cell>
          <table:table-cell office:value-type="string" calcext:value-type="string">
            <text:p>Getting a Medical Review For Your Contraception | The Lowdown</text:p>
          </table:table-cell>
          <table:table-cell table:formula="of:=IF([.D337] = [.L337]; &quot;TRUE&quot;; &quot;FALSE&quot;)" office:value-type="string" office:string-value="TRUE" calcext:value-type="string">
            <text:p>TRUE</text:p>
          </table:table-cell>
          <table:table-cell office:value-type="string" calcext:value-type="string">
            <text:p>When should you seek out a medical review to check your contraception is still safe and suitable for you to use?</text:p>
          </table:table-cell>
          <table:table-cell table:formula="of:=IF([.E337] = [.N337]; &quot;TRUE&quot;; &quot;FALSE&quot;)" office:value-type="string" office:string-value="TRUE" calcext:value-type="string">
            <text:p>TRUE</text:p>
          </table:table-cell>
          <table:table-cell office:value-type="string" calcext:value-type="string">
            <text:p>https://thelowdown.com/blog/when-to-seek-medical-review-of-pill-or-patch</text:p>
          </table:table-cell>
          <table:table-cell table:formula="of:=IF([.F337] = [.P337]; &quot;TRUE&quot;; &quot;FALSE&quot;)" office:value-type="string" office:string-value="TRUE" calcext:value-type="string">
            <text:p>TRUE</text:p>
          </table:table-cell>
        </table:table-row>
        <table:table-row table:style-name="ro1">
          <table:table-cell office:value-type="string" calcext:value-type="string">
            <text:p>https://blog.thelowdown.com/blog/tag/lucette</text:p>
          </table:table-cell>
          <table:table-cell office:value-type="string" calcext:value-type="string">
            <text:p>/blog/tag/lucette</text:p>
          </table:table-cell>
          <table:table-cell office:value-type="string" calcext:value-type="string">
            <text:p>lucette</text:p>
          </table:table-cell>
          <table:table-cell office:value-type="string" calcext:value-type="string">
            <text:p>lucette Archives - The Lowdown</text:p>
          </table:table-cell>
          <table:table-cell office:value-type="string" calcext:value-type="string">
            <text:p>N/A</text:p>
          </table:table-cell>
          <table:table-cell office:value-type="string" calcext:value-type="string">
            <text:p>/blog/tag/lucette</text:p>
          </table:table-cell>
          <table:table-cell office:value-type="string" calcext:value-type="string">
            <text:p>http://localhost/thelowdown/wp/blog/tag/lucette</text:p>
          </table:table-cell>
          <table:table-cell office:value-type="string" calcext:value-type="string">
            <text:p>/blog/tag/lucette</text:p>
          </table:table-cell>
          <table:table-cell table:formula="of:=IF([.B338] = [.H338]; &quot;TRUE&quot;; &quot;FALSE&quot;)" office:value-type="string" office:string-value="TRUE" calcext:value-type="string">
            <text:p>TRUE</text:p>
          </table:table-cell>
          <table:table-cell office:value-type="string" calcext:value-type="string">
            <text:p>lucette</text:p>
          </table:table-cell>
          <table:table-cell table:formula="of:=IF([.C338] = [.J338]; &quot;TRUE&quot;; &quot;FALSE&quot;)" office:value-type="string" office:string-value="TRUE" calcext:value-type="string">
            <text:p>TRUE</text:p>
          </table:table-cell>
          <table:table-cell office:value-type="string" calcext:value-type="string">
            <text:p>lucette Archives - The Lowdown</text:p>
          </table:table-cell>
          <table:table-cell table:formula="of:=IF([.D338] = [.L338]; &quot;TRUE&quot;; &quot;FALSE&quot;)" office:value-type="string" office:string-value="TRUE" calcext:value-type="string">
            <text:p>TRUE</text:p>
          </table:table-cell>
          <table:table-cell office:value-type="string" calcext:value-type="string">
            <text:p>N/A</text:p>
          </table:table-cell>
          <table:table-cell table:formula="of:=IF([.E338] = [.N338]; &quot;TRUE&quot;; &quot;FALSE&quot;)" office:value-type="string" office:string-value="TRUE" calcext:value-type="string">
            <text:p>TRUE</text:p>
          </table:table-cell>
          <table:table-cell office:value-type="string" calcext:value-type="string">
            <text:p>/blog/tag/lucette</text:p>
          </table:table-cell>
          <table:table-cell table:formula="of:=IF([.F338] = [.P338]; &quot;TRUE&quot;; &quot;FALSE&quot;)" office:value-type="string" office:string-value="TRUE" calcext:value-type="string">
            <text:p>TRUE</text:p>
          </table:table-cell>
        </table:table-row>
        <table:table-row table:style-name="ro1">
          <table:table-cell office:value-type="string" calcext:value-type="string">
            <text:p>https://blog.thelowdown.com/blog/recurring-uti</text:p>
          </table:table-cell>
          <table:table-cell office:value-type="string" calcext:value-type="string">
            <text:p>/blog/recurring-uti</text:p>
          </table:table-cell>
          <table:table-cell office:value-type="string" calcext:value-type="string">
            <text:p>recurring-uti</text:p>
          </table:table-cell>
          <table:table-cell office:value-type="string" calcext:value-type="string">
            <text:p>Why do I keep getting UTIs? | Recurrent UTI advice | The Lowdown</text:p>
          </table:table-cell>
          <table:table-cell office:value-type="string" calcext:value-type="string">
            <text:p>Are UTIs a common occurrence in your life? We take a look at why this could be and what you can do to prevent it from happening. Find out more here...</text:p>
          </table:table-cell>
          <table:table-cell office:value-type="string" calcext:value-type="string">
            <text:p>https://thelowdown.com/blog/recurring-uti</text:p>
          </table:table-cell>
          <table:table-cell office:value-type="string" calcext:value-type="string">
            <text:p>http://localhost/thelowdown/wp/blog/recurring-uti</text:p>
          </table:table-cell>
          <table:table-cell office:value-type="string" calcext:value-type="string">
            <text:p>/blog/recurring-uti</text:p>
          </table:table-cell>
          <table:table-cell table:formula="of:=IF([.B339] = [.H339]; &quot;TRUE&quot;; &quot;FALSE&quot;)" office:value-type="string" office:string-value="TRUE" calcext:value-type="string">
            <text:p>TRUE</text:p>
          </table:table-cell>
          <table:table-cell office:value-type="string" calcext:value-type="string">
            <text:p>recurring-uti</text:p>
          </table:table-cell>
          <table:table-cell table:formula="of:=IF([.C339] = [.J339]; &quot;TRUE&quot;; &quot;FALSE&quot;)" office:value-type="string" office:string-value="TRUE" calcext:value-type="string">
            <text:p>TRUE</text:p>
          </table:table-cell>
          <table:table-cell office:value-type="string" calcext:value-type="string">
            <text:p>Why do I keep getting UTIs? | Recurrent UTI advice | The Lowdown</text:p>
          </table:table-cell>
          <table:table-cell table:formula="of:=IF([.D339] = [.L339]; &quot;TRUE&quot;; &quot;FALSE&quot;)" office:value-type="string" office:string-value="TRUE" calcext:value-type="string">
            <text:p>TRUE</text:p>
          </table:table-cell>
          <table:table-cell office:value-type="string" calcext:value-type="string">
            <text:p>Are UTIs a common occurrence in your life? We take a look at why this could be and what you can do to prevent it from happening. Find out more here...</text:p>
          </table:table-cell>
          <table:table-cell table:formula="of:=IF([.E339] = [.N339]; &quot;TRUE&quot;; &quot;FALSE&quot;)" office:value-type="string" office:string-value="TRUE" calcext:value-type="string">
            <text:p>TRUE</text:p>
          </table:table-cell>
          <table:table-cell office:value-type="string" calcext:value-type="string">
            <text:p>https://thelowdown.com/blog/recurring-uti</text:p>
          </table:table-cell>
          <table:table-cell table:formula="of:=IF([.F339] = [.P339]; &quot;TRUE&quot;; &quot;FALSE&quot;)" office:value-type="string" office:string-value="TRUE" calcext:value-type="string">
            <text:p>TRUE</text:p>
          </table:table-cell>
        </table:table-row>
        <table:table-row table:style-name="ro1">
          <table:table-cell office:value-type="string" calcext:value-type="string">
            <text:p>https://blog.thelowdown.com/blog/tag/perimenopause</text:p>
          </table:table-cell>
          <table:table-cell office:value-type="string" calcext:value-type="string">
            <text:p>/blog/tag/perimenopause</text:p>
          </table:table-cell>
          <table:table-cell office:value-type="string" calcext:value-type="string">
            <text:p>perimenopause</text:p>
          </table:table-cell>
          <table:table-cell office:value-type="string" calcext:value-type="string">
            <text:p>perimenopause Archives - The Lowdown</text:p>
          </table:table-cell>
          <table:table-cell office:value-type="string" calcext:value-type="string">
            <text:p>N/A</text:p>
          </table:table-cell>
          <table:table-cell office:value-type="string" calcext:value-type="string">
            <text:p>/blog/tag/perimenopause</text:p>
          </table:table-cell>
          <table:table-cell office:value-type="string" calcext:value-type="string">
            <text:p>http://localhost/thelowdown/wp/blog/tag/perimenopause</text:p>
          </table:table-cell>
          <table:table-cell office:value-type="string" calcext:value-type="string">
            <text:p>/blog/tag/perimenopause</text:p>
          </table:table-cell>
          <table:table-cell table:formula="of:=IF([.B340] = [.H340]; &quot;TRUE&quot;; &quot;FALSE&quot;)" office:value-type="string" office:string-value="TRUE" calcext:value-type="string">
            <text:p>TRUE</text:p>
          </table:table-cell>
          <table:table-cell office:value-type="string" calcext:value-type="string">
            <text:p>perimenopause</text:p>
          </table:table-cell>
          <table:table-cell table:formula="of:=IF([.C340] = [.J340]; &quot;TRUE&quot;; &quot;FALSE&quot;)" office:value-type="string" office:string-value="TRUE" calcext:value-type="string">
            <text:p>TRUE</text:p>
          </table:table-cell>
          <table:table-cell office:value-type="string" calcext:value-type="string">
            <text:p>perimenopause Archives - The Lowdown</text:p>
          </table:table-cell>
          <table:table-cell table:formula="of:=IF([.D340] = [.L340]; &quot;TRUE&quot;; &quot;FALSE&quot;)" office:value-type="string" office:string-value="TRUE" calcext:value-type="string">
            <text:p>TRUE</text:p>
          </table:table-cell>
          <table:table-cell office:value-type="string" calcext:value-type="string">
            <text:p>N/A</text:p>
          </table:table-cell>
          <table:table-cell table:formula="of:=IF([.E340] = [.N340]; &quot;TRUE&quot;; &quot;FALSE&quot;)" office:value-type="string" office:string-value="TRUE" calcext:value-type="string">
            <text:p>TRUE</text:p>
          </table:table-cell>
          <table:table-cell office:value-type="string" calcext:value-type="string">
            <text:p>/blog/tag/perimenopause</text:p>
          </table:table-cell>
          <table:table-cell table:formula="of:=IF([.F340] = [.P340]; &quot;TRUE&quot;; &quot;FALSE&quot;)" office:value-type="string" office:string-value="TRUE" calcext:value-type="string">
            <text:p>TRUE</text:p>
          </table:table-cell>
        </table:table-row>
        <table:table-row table:style-name="ro1">
          <table:table-cell office:value-type="string" calcext:value-type="string">
            <text:p>https://blog.thelowdown.com/blog/perimenopause-symptom-checker</text:p>
          </table:table-cell>
          <table:table-cell office:value-type="string" calcext:value-type="string">
            <text:p>/blog/perimenopause-symptom-checker</text:p>
          </table:table-cell>
          <table:table-cell office:value-type="string" calcext:value-type="string">
            <text:p>perimenopause-symptom-checker</text:p>
          </table:table-cell>
          <table:table-cell office:value-type="string" calcext:value-type="string">
            <text:p>Perimenopause Symptom Tracker - The Lowdown</text:p>
          </table:table-cell>
          <table:table-cell office:value-type="string" calcext:value-type="string">
            <text:p>What's the lowdown on common symptoms of perimenopause, when can you expect them, why tracking symptoms can be helpful and how to use the symptom tracker</text:p>
          </table:table-cell>
          <table:table-cell office:value-type="string" calcext:value-type="string">
            <text:p>https://thelowdown.com/blog/perimenopause-symptom-checker</text:p>
          </table:table-cell>
          <table:table-cell office:value-type="string" calcext:value-type="string">
            <text:p>http://localhost/thelowdown/wp/blog/perimenopause-symptom-checker</text:p>
          </table:table-cell>
          <table:table-cell office:value-type="string" calcext:value-type="string">
            <text:p>/blog/perimenopause-symptom-checker</text:p>
          </table:table-cell>
          <table:table-cell table:formula="of:=IF([.B341] = [.H341]; &quot;TRUE&quot;; &quot;FALSE&quot;)" office:value-type="string" office:string-value="TRUE" calcext:value-type="string">
            <text:p>TRUE</text:p>
          </table:table-cell>
          <table:table-cell office:value-type="string" calcext:value-type="string">
            <text:p>perimenopause-symptom-checker</text:p>
          </table:table-cell>
          <table:table-cell table:formula="of:=IF([.C341] = [.J341]; &quot;TRUE&quot;; &quot;FALSE&quot;)" office:value-type="string" office:string-value="TRUE" calcext:value-type="string">
            <text:p>TRUE</text:p>
          </table:table-cell>
          <table:table-cell office:value-type="string" calcext:value-type="string">
            <text:p>Perimenopause Symptom Tracker - The Lowdown</text:p>
          </table:table-cell>
          <table:table-cell table:formula="of:=IF([.D341] = [.L341]; &quot;TRUE&quot;; &quot;FALSE&quot;)" office:value-type="string" office:string-value="TRUE" calcext:value-type="string">
            <text:p>TRUE</text:p>
          </table:table-cell>
          <table:table-cell office:value-type="string" calcext:value-type="string">
            <text:p>What's the lowdown on common symptoms of perimenopause, when can you expect them, why tracking symptoms can be helpful and how to use the symptom tracker</text:p>
          </table:table-cell>
          <table:table-cell table:formula="of:=IF([.E341] = [.N341]; &quot;TRUE&quot;; &quot;FALSE&quot;)" office:value-type="string" office:string-value="TRUE" calcext:value-type="string">
            <text:p>TRUE</text:p>
          </table:table-cell>
          <table:table-cell office:value-type="string" calcext:value-type="string">
            <text:p>https://thelowdown.com/blog/perimenopause-symptom-checker</text:p>
          </table:table-cell>
          <table:table-cell table:formula="of:=IF([.F341] = [.P341]; &quot;TRUE&quot;; &quot;FALSE&quot;)" office:value-type="string" office:string-value="TRUE" calcext:value-type="string">
            <text:p>TRUE</text:p>
          </table:table-cell>
        </table:table-row>
        <table:table-row table:style-name="ro1">
          <table:table-cell office:value-type="string" calcext:value-type="string">
            <text:p>https://blog.thelowdown.com/author/angela-wipperman</text:p>
          </table:table-cell>
          <table:table-cell office:value-type="string" calcext:value-type="string">
            <text:p>/author/angela-wipperman</text:p>
          </table:table-cell>
          <table:table-cell office:value-type="string" calcext:value-type="string">
            <text:p>angela-wipperman</text:p>
          </table:table-cell>
          <table:table-cell office:value-type="string" calcext:value-type="string">
            <text:p>Angela Wipperman - The Lowdown</text:p>
          </table:table-cell>
          <table:table-cell office:value-type="string" calcext:value-type="string">
            <text:p>Whether it’s science research, charitable work, or community initiatives, Angela Wipperman loves the challenge of making the inaccessible accessible.</text:p>
          </table:table-cell>
          <table:table-cell office:value-type="string" calcext:value-type="string">
            <text:p>https://thelowdown.com/author/angela-wipperman</text:p>
          </table:table-cell>
          <table:table-cell office:value-type="string" calcext:value-type="string">
            <text:p>http://localhost/thelowdown/wp/author/angela-wipperman</text:p>
          </table:table-cell>
          <table:table-cell office:value-type="string" calcext:value-type="string">
            <text:p>/author/angela-wipperman</text:p>
          </table:table-cell>
          <table:table-cell table:formula="of:=IF([.B342] = [.H342]; &quot;TRUE&quot;; &quot;FALSE&quot;)" office:value-type="string" office:string-value="TRUE" calcext:value-type="string">
            <text:p>TRUE</text:p>
          </table:table-cell>
          <table:table-cell office:value-type="string" calcext:value-type="string">
            <text:p>angela-wipperman</text:p>
          </table:table-cell>
          <table:table-cell table:formula="of:=IF([.C342] = [.J342]; &quot;TRUE&quot;; &quot;FALSE&quot;)" office:value-type="string" office:string-value="TRUE" calcext:value-type="string">
            <text:p>TRUE</text:p>
          </table:table-cell>
          <table:table-cell office:value-type="string" calcext:value-type="string">
            <text:p>Angela Wipperman - The Lowdown</text:p>
          </table:table-cell>
          <table:table-cell table:formula="of:=IF([.D342] = [.L342]; &quot;TRUE&quot;; &quot;FALSE&quot;)" office:value-type="string" office:string-value="TRUE" calcext:value-type="string">
            <text:p>TRUE</text:p>
          </table:table-cell>
          <table:table-cell office:value-type="string" calcext:value-type="string">
            <text:p>Whether it’s science research, charitable work, or community initiatives, Angela Wipperman loves the challenge of making the inaccessible accessible.</text:p>
          </table:table-cell>
          <table:table-cell table:formula="of:=IF([.E342] = [.N342]; &quot;TRUE&quot;; &quot;FALSE&quot;)" office:value-type="string" office:string-value="TRUE" calcext:value-type="string">
            <text:p>TRUE</text:p>
          </table:table-cell>
          <table:table-cell office:value-type="string" calcext:value-type="string">
            <text:p><text:a xlink:href="https://thelowdown.com/author/angela-wipperman" xlink:type="simple">https://thelowdown.com/author/angela-wipperman</text:a></text:p>
          </table:table-cell>
          <table:table-cell table:formula="of:=IF([.F342] = [.P342]; &quot;TRUE&quot;; &quot;FALSE&quot;)" office:value-type="string" office:string-value="TRUE" calcext:value-type="string">
            <text:p>TRUE</text:p>
          </table:table-cell>
        </table:table-row>
        <table:table-row table:style-name="ro1">
          <table:table-cell office:value-type="string" calcext:value-type="string">
            <text:p>https://blog.thelowdown.com/author/becky-mawson</text:p>
          </table:table-cell>
          <table:table-cell office:value-type="string" calcext:value-type="string">
            <text:p>/author/becky-mawson</text:p>
          </table:table-cell>
          <table:table-cell office:value-type="string" calcext:value-type="string">
            <text:p>becky-mawson</text:p>
          </table:table-cell>
          <table:table-cell office:value-type="string" calcext:value-type="string">
            <text:p>Dr Becky Mawson | The Lowdown</text:p>
          </table:table-cell>
          <table:table-cell office:value-type="string" calcext:value-type="string">
            <text:p>Dr Becky works as a GP in Sheffield where she fits and removes coils and implants, and has previously worked in sexual health clinics.</text:p>
          </table:table-cell>
          <table:table-cell office:value-type="string" calcext:value-type="string">
            <text:p>https://thelowdown.com/author/becky-mawson</text:p>
          </table:table-cell>
          <table:table-cell office:value-type="string" calcext:value-type="string">
            <text:p>http://localhost/thelowdown/wp/author/becky-mawson</text:p>
          </table:table-cell>
          <table:table-cell office:value-type="string" calcext:value-type="string">
            <text:p>/author/becky-mawson</text:p>
          </table:table-cell>
          <table:table-cell table:formula="of:=IF([.B343] = [.H343]; &quot;TRUE&quot;; &quot;FALSE&quot;)" office:value-type="string" office:string-value="TRUE" calcext:value-type="string">
            <text:p>TRUE</text:p>
          </table:table-cell>
          <table:table-cell office:value-type="string" calcext:value-type="string">
            <text:p>becky-mawson</text:p>
          </table:table-cell>
          <table:table-cell table:formula="of:=IF([.C343] = [.J343]; &quot;TRUE&quot;; &quot;FALSE&quot;)" office:value-type="string" office:string-value="TRUE" calcext:value-type="string">
            <text:p>TRUE</text:p>
          </table:table-cell>
          <table:table-cell office:value-type="string" calcext:value-type="string">
            <text:p>Dr Becky Mawson | The Lowdown</text:p>
          </table:table-cell>
          <table:table-cell table:formula="of:=IF([.D343] = [.L343]; &quot;TRUE&quot;; &quot;FALSE&quot;)" office:value-type="string" office:string-value="TRUE" calcext:value-type="string">
            <text:p>TRUE</text:p>
          </table:table-cell>
          <table:table-cell office:value-type="string" calcext:value-type="string">
            <text:p>Dr Becky works as a GP in Sheffield where she fits and removes coils and implants, and has previously worked in sexual health clinics.</text:p>
          </table:table-cell>
          <table:table-cell table:formula="of:=IF([.E343] = [.N343]; &quot;TRUE&quot;; &quot;FALSE&quot;)" office:value-type="string" office:string-value="TRUE" calcext:value-type="string">
            <text:p>TRUE</text:p>
          </table:table-cell>
          <table:table-cell office:value-type="string" calcext:value-type="string">
            <text:p><text:a xlink:href="https://thelowdown.com/author/becky-mawson" xlink:type="simple">https://thelowdown.com/author/becky-mawson</text:a></text:p>
          </table:table-cell>
          <table:table-cell table:formula="of:=IF([.F343] = [.P343]; &quot;TRUE&quot;; &quot;FALSE&quot;)" office:value-type="string" office:string-value="TRUE" calcext:value-type="string">
            <text:p>TRUE</text:p>
          </table:table-cell>
        </table:table-row>
        <table:table-row table:style-name="ro1">
          <table:table-cell office:value-type="string" calcext:value-type="string">
            <text:p>https://blog.thelowdown.com/blog/flu-like-symptoms-before-period</text:p>
          </table:table-cell>
          <table:table-cell office:value-type="string" calcext:value-type="string">
            <text:p>/blog/flu-like-symptoms-before-period</text:p>
          </table:table-cell>
          <table:table-cell office:value-type="string" calcext:value-type="string">
            <text:p>flu-like-symptoms-before-period</text:p>
          </table:table-cell>
          <table:table-cell office:value-type="string" calcext:value-type="string">
            <text:p>Flu-like Symptoms Before Your Period | The Lowdown</text:p>
          </table:table-cell>
          <table:table-cell office:value-type="string" calcext:value-type="string">
            <text:p>Is 'period flu' a real thing? While not a diagnosis on its own, there are actually many flu-like symptoms associated with PMS and PMDD.</text:p>
          </table:table-cell>
          <table:table-cell office:value-type="string" calcext:value-type="string">
            <text:p>https://thelowdown.com/blog/flu-like-symptoms-before-period</text:p>
          </table:table-cell>
          <table:table-cell office:value-type="string" calcext:value-type="string">
            <text:p>http://localhost/thelowdown/wp/blog/flu-like-symptoms-before-period</text:p>
          </table:table-cell>
          <table:table-cell office:value-type="string" calcext:value-type="string">
            <text:p>/blog/flu-like-symptoms-before-period</text:p>
          </table:table-cell>
          <table:table-cell table:formula="of:=IF([.B344] = [.H344]; &quot;TRUE&quot;; &quot;FALSE&quot;)" office:value-type="string" office:string-value="TRUE" calcext:value-type="string">
            <text:p>TRUE</text:p>
          </table:table-cell>
          <table:table-cell office:value-type="string" calcext:value-type="string">
            <text:p>flu-like-symptoms-before-period</text:p>
          </table:table-cell>
          <table:table-cell table:formula="of:=IF([.C344] = [.J344]; &quot;TRUE&quot;; &quot;FALSE&quot;)" office:value-type="string" office:string-value="TRUE" calcext:value-type="string">
            <text:p>TRUE</text:p>
          </table:table-cell>
          <table:table-cell office:value-type="string" calcext:value-type="string">
            <text:p>Flu-like Symptoms Before Your Period | The Lowdown</text:p>
          </table:table-cell>
          <table:table-cell table:formula="of:=IF([.D344] = [.L344]; &quot;TRUE&quot;; &quot;FALSE&quot;)" office:value-type="string" office:string-value="TRUE" calcext:value-type="string">
            <text:p>TRUE</text:p>
          </table:table-cell>
          <table:table-cell office:value-type="string" calcext:value-type="string">
            <text:p>Is 'period flu' a real thing? While not a diagnosis on its own, there are actually many flu-like symptoms associated with PMS and PMDD.</text:p>
          </table:table-cell>
          <table:table-cell table:formula="of:=IF([.E344] = [.N344]; &quot;TRUE&quot;; &quot;FALSE&quot;)" office:value-type="string" office:string-value="TRUE" calcext:value-type="string">
            <text:p>TRUE</text:p>
          </table:table-cell>
          <table:table-cell office:value-type="string" calcext:value-type="string">
            <text:p>https://thelowdown.com/blog/flu-like-symptoms-before-period</text:p>
          </table:table-cell>
          <table:table-cell table:formula="of:=IF([.F344] = [.P344]; &quot;TRUE&quot;; &quot;FALSE&quot;)" office:value-type="string" office:string-value="TRUE" calcext:value-type="string">
            <text:p>TRUE</text:p>
          </table:table-cell>
        </table:table-row>
        <table:table-row table:style-name="ro1">
          <table:table-cell office:value-type="string" calcext:value-type="string">
            <text:p>https://blog.thelowdown.com/blog/burrell-street-clinic</text:p>
          </table:table-cell>
          <table:table-cell office:value-type="string" calcext:value-type="string">
            <text:p>/blog/burrell-street-clinic</text:p>
          </table:table-cell>
          <table:table-cell office:value-type="string" calcext:value-type="string">
            <text:p>burrell-street-clinic</text:p>
          </table:table-cell>
          <table:table-cell office:value-type="string" calcext:value-type="string">
            <text:p>Burrell Street Clinic Review | The Lowdown</text:p>
          </table:table-cell>
          <table:table-cell office:value-type="string" calcext:value-type="string">
            <text:p>Get the lowdown on Burrell Street Clinic - what's the vibe, what services do they offer and would we go back there?</text:p>
          </table:table-cell>
          <table:table-cell office:value-type="string" calcext:value-type="string">
            <text:p>https://thelowdown.com/blog/burrell-street-clinic</text:p>
          </table:table-cell>
          <table:table-cell office:value-type="string" calcext:value-type="string">
            <text:p>http://localhost/thelowdown/wp/blog/burrell-street-clinic</text:p>
          </table:table-cell>
          <table:table-cell office:value-type="string" calcext:value-type="string">
            <text:p>/blog/burrell-street-clinic</text:p>
          </table:table-cell>
          <table:table-cell table:formula="of:=IF([.B345] = [.H345]; &quot;TRUE&quot;; &quot;FALSE&quot;)" office:value-type="string" office:string-value="TRUE" calcext:value-type="string">
            <text:p>TRUE</text:p>
          </table:table-cell>
          <table:table-cell office:value-type="string" calcext:value-type="string">
            <text:p>burrell-street-clinic</text:p>
          </table:table-cell>
          <table:table-cell table:formula="of:=IF([.C345] = [.J345]; &quot;TRUE&quot;; &quot;FALSE&quot;)" office:value-type="string" office:string-value="TRUE" calcext:value-type="string">
            <text:p>TRUE</text:p>
          </table:table-cell>
          <table:table-cell office:value-type="string" calcext:value-type="string">
            <text:p>Burrell Street Clinic Review | The Lowdown</text:p>
          </table:table-cell>
          <table:table-cell table:formula="of:=IF([.D345] = [.L345]; &quot;TRUE&quot;; &quot;FALSE&quot;)" office:value-type="string" office:string-value="TRUE" calcext:value-type="string">
            <text:p>TRUE</text:p>
          </table:table-cell>
          <table:table-cell office:value-type="string" calcext:value-type="string">
            <text:p>Get the lowdown on Burrell Street Clinic - what's the vibe, what services do they offer and would we go back there?</text:p>
          </table:table-cell>
          <table:table-cell table:formula="of:=IF([.E345] = [.N345]; &quot;TRUE&quot;; &quot;FALSE&quot;)" office:value-type="string" office:string-value="TRUE" calcext:value-type="string">
            <text:p>TRUE</text:p>
          </table:table-cell>
          <table:table-cell office:value-type="string" calcext:value-type="string">
            <text:p>https://thelowdown.com/blog/burrell-street-clinic</text:p>
          </table:table-cell>
          <table:table-cell table:formula="of:=IF([.F345] = [.P345]; &quot;TRUE&quot;; &quot;FALSE&quot;)" office:value-type="string" office:string-value="TRUE" calcext:value-type="string">
            <text:p>TRUE</text:p>
          </table:table-cell>
        </table:table-row>
        <table:table-row table:style-name="ro1">
          <table:table-cell office:value-type="string" calcext:value-type="string">
            <text:p>https://blog.thelowdown.com/blog/signs-your-boyfriend-doesnt-want-you-sexually</text:p>
          </table:table-cell>
          <table:table-cell office:value-type="string" calcext:value-type="string">
            <text:p>/blog/signs-your-boyfriend-doesnt-want-you-sexually</text:p>
          </table:table-cell>
          <table:table-cell office:value-type="string" calcext:value-type="string">
            <text:p>signs-your-boyfriend-doesnt-want-you-sexually</text:p>
          </table:table-cell>
          <table:table-cell office:value-type="string" calcext:value-type="string">
            <text:p>12 Signs He Doesn’t Want You Sexually - The Lowdown</text:p>
          </table:table-cell>
          <table:table-cell office:value-type="string" calcext:value-type="string">
            <text:p>There could be a number of reasons your boyfriend isn’t up for sex. Our clinical sexologist shares the most common reasons - and how you can both overcome it.</text:p>
          </table:table-cell>
          <table:table-cell office:value-type="string" calcext:value-type="string">
            <text:p>https://thelowdown.com/blog/signs-your-boyfriend-doesnt-want-you-sexually</text:p>
          </table:table-cell>
          <table:table-cell office:value-type="string" calcext:value-type="string">
            <text:p>http://localhost/thelowdown/wp/blog/signs-your-boyfriend-doesnt-want-you-sexually</text:p>
          </table:table-cell>
          <table:table-cell office:value-type="string" calcext:value-type="string">
            <text:p>/blog/signs-your-boyfriend-doesnt-want-you-sexually</text:p>
          </table:table-cell>
          <table:table-cell table:formula="of:=IF([.B346] = [.H346]; &quot;TRUE&quot;; &quot;FALSE&quot;)" office:value-type="string" office:string-value="TRUE" calcext:value-type="string">
            <text:p>TRUE</text:p>
          </table:table-cell>
          <table:table-cell office:value-type="string" calcext:value-type="string">
            <text:p>signs-your-boyfriend-doesnt-want-you-sexually</text:p>
          </table:table-cell>
          <table:table-cell table:formula="of:=IF([.C346] = [.J346]; &quot;TRUE&quot;; &quot;FALSE&quot;)" office:value-type="string" office:string-value="TRUE" calcext:value-type="string">
            <text:p>TRUE</text:p>
          </table:table-cell>
          <table:table-cell office:value-type="string" calcext:value-type="string">
            <text:p>12 Signs He Doesn’t Want You Sexually - The Lowdown</text:p>
          </table:table-cell>
          <table:table-cell table:formula="of:=IF([.D346] = [.L346]; &quot;TRUE&quot;; &quot;FALSE&quot;)" office:value-type="string" office:string-value="TRUE" calcext:value-type="string">
            <text:p>TRUE</text:p>
          </table:table-cell>
          <table:table-cell office:value-type="string" calcext:value-type="string">
            <text:p>There could be a number of reasons your boyfriend isn’t up for sex. Our clinical sexologist shares the most common reasons - and how you can both overcome it.</text:p>
          </table:table-cell>
          <table:table-cell table:formula="of:=IF([.E346] = [.N346]; &quot;TRUE&quot;; &quot;FALSE&quot;)" office:value-type="string" office:string-value="TRUE" calcext:value-type="string">
            <text:p>TRUE</text:p>
          </table:table-cell>
          <table:table-cell office:value-type="string" calcext:value-type="string">
            <text:p>https://thelowdown.com/blog/signs-your-boyfriend-doesnt-want-you-sexually</text:p>
          </table:table-cell>
          <table:table-cell table:formula="of:=IF([.F346] = [.P346]; &quot;TRUE&quot;; &quot;FALSE&quot;)" office:value-type="string" office:string-value="TRUE" calcext:value-type="string">
            <text:p>TRUE</text:p>
          </table:table-cell>
        </table:table-row>
        <table:table-row table:style-name="ro1">
          <table:table-cell office:value-type="string" calcext:value-type="string">
            <text:p>https://blog.thelowdown.com/blog/tag/barrier-method</text:p>
          </table:table-cell>
          <table:table-cell office:value-type="string" calcext:value-type="string">
            <text:p>/blog/tag/barrier-method</text:p>
          </table:table-cell>
          <table:table-cell office:value-type="string" calcext:value-type="string">
            <text:p>barrier-method</text:p>
          </table:table-cell>
          <table:table-cell office:value-type="string" calcext:value-type="string">
            <text:p>barrier method Archives - The Lowdown</text:p>
          </table:table-cell>
          <table:table-cell office:value-type="string" calcext:value-type="string">
            <text:p>N/A</text:p>
          </table:table-cell>
          <table:table-cell office:value-type="string" calcext:value-type="string">
            <text:p>/blog/tag/barrier-method</text:p>
          </table:table-cell>
          <table:table-cell office:value-type="string" calcext:value-type="string">
            <text:p>http://localhost/thelowdown/wp/blog/tag/barrier-method</text:p>
          </table:table-cell>
          <table:table-cell office:value-type="string" calcext:value-type="string">
            <text:p>/blog/tag/barrier-method</text:p>
          </table:table-cell>
          <table:table-cell table:formula="of:=IF([.B347] = [.H347]; &quot;TRUE&quot;; &quot;FALSE&quot;)" office:value-type="string" office:string-value="TRUE" calcext:value-type="string">
            <text:p>TRUE</text:p>
          </table:table-cell>
          <table:table-cell office:value-type="string" calcext:value-type="string">
            <text:p>barrier-method</text:p>
          </table:table-cell>
          <table:table-cell table:formula="of:=IF([.C347] = [.J347]; &quot;TRUE&quot;; &quot;FALSE&quot;)" office:value-type="string" office:string-value="TRUE" calcext:value-type="string">
            <text:p>TRUE</text:p>
          </table:table-cell>
          <table:table-cell office:value-type="string" calcext:value-type="string">
            <text:p>barrier method Archives - The Lowdown</text:p>
          </table:table-cell>
          <table:table-cell table:formula="of:=IF([.D347] = [.L347]; &quot;TRUE&quot;; &quot;FALSE&quot;)" office:value-type="string" office:string-value="TRUE" calcext:value-type="string">
            <text:p>TRUE</text:p>
          </table:table-cell>
          <table:table-cell office:value-type="string" calcext:value-type="string">
            <text:p>N/A</text:p>
          </table:table-cell>
          <table:table-cell table:formula="of:=IF([.E347] = [.N347]; &quot;TRUE&quot;; &quot;FALSE&quot;)" office:value-type="string" office:string-value="TRUE" calcext:value-type="string">
            <text:p>TRUE</text:p>
          </table:table-cell>
          <table:table-cell office:value-type="string" calcext:value-type="string">
            <text:p>/blog/tag/barrier-method</text:p>
          </table:table-cell>
          <table:table-cell table:formula="of:=IF([.F347] = [.P347]; &quot;TRUE&quot;; &quot;FALSE&quot;)" office:value-type="string" office:string-value="TRUE" calcext:value-type="string">
            <text:p>TRUE</text:p>
          </table:table-cell>
        </table:table-row>
        <table:table-row table:style-name="ro1">
          <table:table-cell office:value-type="string" calcext:value-type="string">
            <text:p>https://blog.thelowdown.com/blog/remove-iud-at-home</text:p>
          </table:table-cell>
          <table:table-cell office:value-type="string" calcext:value-type="string">
            <text:p>/blog/remove-iud-at-home</text:p>
          </table:table-cell>
          <table:table-cell office:value-type="string" calcext:value-type="string">
            <text:p>remove-iud-at-home</text:p>
          </table:table-cell>
          <table:table-cell office:value-type="string" calcext:value-type="string">
            <text:p>Can I remove my IUD at home? | The Lowdown</text:p>
          </table:table-cell>
          <table:table-cell office:value-type="string" calcext:value-type="string">
            <text:p>Here's everything you need to know about removing your IUD, the risks of removing it at home, where to get it removed, how long it takes, and what to expect afterwards.</text:p>
          </table:table-cell>
          <table:table-cell office:value-type="string" calcext:value-type="string">
            <text:p>https://thelowdown.com/blog/remove-iud-at-home</text:p>
          </table:table-cell>
          <table:table-cell office:value-type="string" calcext:value-type="string">
            <text:p>http://localhost/thelowdown/wp/blog/remove-iud-at-home</text:p>
          </table:table-cell>
          <table:table-cell office:value-type="string" calcext:value-type="string">
            <text:p>/blog/remove-iud-at-home</text:p>
          </table:table-cell>
          <table:table-cell table:formula="of:=IF([.B348] = [.H348]; &quot;TRUE&quot;; &quot;FALSE&quot;)" office:value-type="string" office:string-value="TRUE" calcext:value-type="string">
            <text:p>TRUE</text:p>
          </table:table-cell>
          <table:table-cell office:value-type="string" calcext:value-type="string">
            <text:p>remove-iud-at-home</text:p>
          </table:table-cell>
          <table:table-cell table:formula="of:=IF([.C348] = [.J348]; &quot;TRUE&quot;; &quot;FALSE&quot;)" office:value-type="string" office:string-value="TRUE" calcext:value-type="string">
            <text:p>TRUE</text:p>
          </table:table-cell>
          <table:table-cell office:value-type="string" calcext:value-type="string">
            <text:p>Can I remove my IUD at home? | The Lowdown</text:p>
          </table:table-cell>
          <table:table-cell table:formula="of:=IF([.D348] = [.L348]; &quot;TRUE&quot;; &quot;FALSE&quot;)" office:value-type="string" office:string-value="TRUE" calcext:value-type="string">
            <text:p>TRUE</text:p>
          </table:table-cell>
          <table:table-cell office:value-type="string" calcext:value-type="string">
            <text:p>Here's everything you need to know about removing your IUD, the risks of removing it at home, where to get it removed, how long it takes, and what to expect afterwards.</text:p>
          </table:table-cell>
          <table:table-cell table:formula="of:=IF([.E348] = [.N348]; &quot;TRUE&quot;; &quot;FALSE&quot;)" office:value-type="string" office:string-value="TRUE" calcext:value-type="string">
            <text:p>TRUE</text:p>
          </table:table-cell>
          <table:table-cell office:value-type="string" calcext:value-type="string">
            <text:p>https://thelowdown.com/blog/remove-iud-at-home</text:p>
          </table:table-cell>
          <table:table-cell table:formula="of:=IF([.F348] = [.P348]; &quot;TRUE&quot;; &quot;FALSE&quot;)" office:value-type="string" office:string-value="TRUE" calcext:value-type="string">
            <text:p>TRUE</text:p>
          </table:table-cell>
        </table:table-row>
        <table:table-row table:style-name="ro1">
          <table:table-cell office:value-type="string" calcext:value-type="string">
            <text:p>https://blog.thelowdown.com/blog/what-are-the-different-types-of-lubricant</text:p>
          </table:table-cell>
          <table:table-cell office:value-type="string" calcext:value-type="string">
            <text:p>/blog/what-are-the-different-types-of-lubricant</text:p>
          </table:table-cell>
          <table:table-cell office:value-type="string" calcext:value-type="string">
            <text:p>what-are-the-different-types-of-lubricant</text:p>
          </table:table-cell>
          <table:table-cell office:value-type="string" calcext:value-type="string">
            <text:p>What Are The Different Types of Lubricant? | The Lowdown</text:p>
          </table:table-cell>
          <table:table-cell office:value-type="string" calcext:value-type="string">
            <text:p>Get the lowdown on the different types of lubricants for women and people with vulvas, including the benefits, limitations and when to use them.</text:p>
          </table:table-cell>
          <table:table-cell office:value-type="string" calcext:value-type="string">
            <text:p>https://thelowdown.com/blog/what-are-the-different-types-of-lubricant</text:p>
          </table:table-cell>
          <table:table-cell office:value-type="string" calcext:value-type="string">
            <text:p>http://localhost/thelowdown/wp/blog/what-are-the-different-types-of-lubricant</text:p>
          </table:table-cell>
          <table:table-cell office:value-type="string" calcext:value-type="string">
            <text:p>/blog/what-are-the-different-types-of-lubricant</text:p>
          </table:table-cell>
          <table:table-cell table:formula="of:=IF([.B349] = [.H349]; &quot;TRUE&quot;; &quot;FALSE&quot;)" office:value-type="string" office:string-value="TRUE" calcext:value-type="string">
            <text:p>TRUE</text:p>
          </table:table-cell>
          <table:table-cell office:value-type="string" calcext:value-type="string">
            <text:p>what-are-the-different-types-of-lubricant</text:p>
          </table:table-cell>
          <table:table-cell table:formula="of:=IF([.C349] = [.J349]; &quot;TRUE&quot;; &quot;FALSE&quot;)" office:value-type="string" office:string-value="TRUE" calcext:value-type="string">
            <text:p>TRUE</text:p>
          </table:table-cell>
          <table:table-cell office:value-type="string" calcext:value-type="string">
            <text:p>What Are The Different Types of Lubricant? | The Lowdown</text:p>
          </table:table-cell>
          <table:table-cell table:formula="of:=IF([.D349] = [.L349]; &quot;TRUE&quot;; &quot;FALSE&quot;)" office:value-type="string" office:string-value="TRUE" calcext:value-type="string">
            <text:p>TRUE</text:p>
          </table:table-cell>
          <table:table-cell office:value-type="string" calcext:value-type="string">
            <text:p>Get the lowdown on the different types of lubricants for women and people with vulvas, including the benefits, limitations and when to use them.</text:p>
          </table:table-cell>
          <table:table-cell table:formula="of:=IF([.E349] = [.N349]; &quot;TRUE&quot;; &quot;FALSE&quot;)" office:value-type="string" office:string-value="TRUE" calcext:value-type="string">
            <text:p>TRUE</text:p>
          </table:table-cell>
          <table:table-cell office:value-type="string" calcext:value-type="string">
            <text:p>https://thelowdown.com/blog/what-are-the-different-types-of-lubricant</text:p>
          </table:table-cell>
          <table:table-cell table:formula="of:=IF([.F349] = [.P349]; &quot;TRUE&quot;; &quot;FALSE&quot;)" office:value-type="string" office:string-value="TRUE" calcext:value-type="string">
            <text:p>TRUE</text:p>
          </table:table-cell>
        </table:table-row>
        <table:table-row table:style-name="ro1">
          <table:table-cell office:value-type="string" calcext:value-type="string">
            <text:p>https://blog.thelowdown.com/blog/tag/georgia-gallant</text:p>
          </table:table-cell>
          <table:table-cell office:value-type="string" calcext:value-type="string">
            <text:p>/blog/tag/georgia-gallant</text:p>
          </table:table-cell>
          <table:table-cell office:value-type="string" calcext:value-type="string">
            <text:p>georgia-gallant</text:p>
          </table:table-cell>
          <table:table-cell office:value-type="string" calcext:value-type="string">
            <text:p>Georgia Gallant Archives - The Lowdown</text:p>
          </table:table-cell>
          <table:table-cell office:value-type="string" calcext:value-type="string">
            <text:p>N/A</text:p>
          </table:table-cell>
          <table:table-cell office:value-type="string" calcext:value-type="string">
            <text:p>/blog/tag/georgia-gallant</text:p>
          </table:table-cell>
          <table:table-cell office:value-type="string" calcext:value-type="string">
            <text:p>http://localhost/thelowdown/wp/blog/tag/georgia-gallant</text:p>
          </table:table-cell>
          <table:table-cell office:value-type="string" calcext:value-type="string">
            <text:p>/blog/tag/georgia-gallant</text:p>
          </table:table-cell>
          <table:table-cell table:formula="of:=IF([.B350] = [.H350]; &quot;TRUE&quot;; &quot;FALSE&quot;)" office:value-type="string" office:string-value="TRUE" calcext:value-type="string">
            <text:p>TRUE</text:p>
          </table:table-cell>
          <table:table-cell office:value-type="string" calcext:value-type="string">
            <text:p>georgia-gallant</text:p>
          </table:table-cell>
          <table:table-cell table:formula="of:=IF([.C350] = [.J350]; &quot;TRUE&quot;; &quot;FALSE&quot;)" office:value-type="string" office:string-value="TRUE" calcext:value-type="string">
            <text:p>TRUE</text:p>
          </table:table-cell>
          <table:table-cell office:value-type="string" calcext:value-type="string">
            <text:p>Georgia Gallant Archives - The Lowdown</text:p>
          </table:table-cell>
          <table:table-cell table:formula="of:=IF([.D350] = [.L350]; &quot;TRUE&quot;; &quot;FALSE&quot;)" office:value-type="string" office:string-value="TRUE" calcext:value-type="string">
            <text:p>TRUE</text:p>
          </table:table-cell>
          <table:table-cell office:value-type="string" calcext:value-type="string">
            <text:p>N/A</text:p>
          </table:table-cell>
          <table:table-cell table:formula="of:=IF([.E350] = [.N350]; &quot;TRUE&quot;; &quot;FALSE&quot;)" office:value-type="string" office:string-value="TRUE" calcext:value-type="string">
            <text:p>TRUE</text:p>
          </table:table-cell>
          <table:table-cell office:value-type="string" calcext:value-type="string">
            <text:p>/blog/tag/georgia-gallant</text:p>
          </table:table-cell>
          <table:table-cell table:formula="of:=IF([.F350] = [.P350]; &quot;TRUE&quot;; &quot;FALSE&quot;)" office:value-type="string" office:string-value="TRUE" calcext:value-type="string">
            <text:p>TRUE</text:p>
          </table:table-cell>
        </table:table-row>
        <table:table-row table:style-name="ro1">
          <table:table-cell office:value-type="string" calcext:value-type="string">
            <text:p>https://blog.thelowdown.com/blog/tag/switching-contraception</text:p>
          </table:table-cell>
          <table:table-cell office:value-type="string" calcext:value-type="string">
            <text:p>/blog/tag/switching-contraception</text:p>
          </table:table-cell>
          <table:table-cell office:value-type="string" calcext:value-type="string">
            <text:p>switching-contraception</text:p>
          </table:table-cell>
          <table:table-cell office:value-type="string" calcext:value-type="string">
            <text:p>switching contraception Archives - The Lowdown</text:p>
          </table:table-cell>
          <table:table-cell office:value-type="string" calcext:value-type="string">
            <text:p>N/A</text:p>
          </table:table-cell>
          <table:table-cell office:value-type="string" calcext:value-type="string">
            <text:p>/blog/tag/switching-contraception</text:p>
          </table:table-cell>
          <table:table-cell office:value-type="string" calcext:value-type="string">
            <text:p>http://localhost/thelowdown/wp/blog/tag/switching-contraception</text:p>
          </table:table-cell>
          <table:table-cell office:value-type="string" calcext:value-type="string">
            <text:p>/blog/tag/switching-contraception</text:p>
          </table:table-cell>
          <table:table-cell table:formula="of:=IF([.B351] = [.H351]; &quot;TRUE&quot;; &quot;FALSE&quot;)" office:value-type="string" office:string-value="TRUE" calcext:value-type="string">
            <text:p>TRUE</text:p>
          </table:table-cell>
          <table:table-cell office:value-type="string" calcext:value-type="string">
            <text:p>switching-contraception</text:p>
          </table:table-cell>
          <table:table-cell table:formula="of:=IF([.C351] = [.J351]; &quot;TRUE&quot;; &quot;FALSE&quot;)" office:value-type="string" office:string-value="TRUE" calcext:value-type="string">
            <text:p>TRUE</text:p>
          </table:table-cell>
          <table:table-cell office:value-type="string" calcext:value-type="string">
            <text:p>switching contraception Archives - The Lowdown</text:p>
          </table:table-cell>
          <table:table-cell table:formula="of:=IF([.D351] = [.L351]; &quot;TRUE&quot;; &quot;FALSE&quot;)" office:value-type="string" office:string-value="TRUE" calcext:value-type="string">
            <text:p>TRUE</text:p>
          </table:table-cell>
          <table:table-cell office:value-type="string" calcext:value-type="string">
            <text:p>N/A</text:p>
          </table:table-cell>
          <table:table-cell table:formula="of:=IF([.E351] = [.N351]; &quot;TRUE&quot;; &quot;FALSE&quot;)" office:value-type="string" office:string-value="TRUE" calcext:value-type="string">
            <text:p>TRUE</text:p>
          </table:table-cell>
          <table:table-cell office:value-type="string" calcext:value-type="string">
            <text:p>/blog/tag/switching-contraception</text:p>
          </table:table-cell>
          <table:table-cell table:formula="of:=IF([.F351] = [.P351]; &quot;TRUE&quot;; &quot;FALSE&quot;)" office:value-type="string" office:string-value="TRUE" calcext:value-type="string">
            <text:p>TRUE</text:p>
          </table:table-cell>
        </table:table-row>
        <table:table-row table:style-name="ro1">
          <table:table-cell office:value-type="string" calcext:value-type="string">
            <text:p>https://blog.thelowdown.com/blog/tag/sexually-transmitted-infection</text:p>
          </table:table-cell>
          <table:table-cell office:value-type="string" calcext:value-type="string">
            <text:p>/blog/tag/sexually-transmitted-infection</text:p>
          </table:table-cell>
          <table:table-cell office:value-type="string" calcext:value-type="string">
            <text:p>sexually-transmitted-infection</text:p>
          </table:table-cell>
          <table:table-cell office:value-type="string" calcext:value-type="string">
            <text:p>sexually transmitted infection Archives - The Lowdown</text:p>
          </table:table-cell>
          <table:table-cell office:value-type="string" calcext:value-type="string">
            <text:p>N/A</text:p>
          </table:table-cell>
          <table:table-cell office:value-type="string" calcext:value-type="string">
            <text:p>/blog/tag/sexually-transmitted-infection</text:p>
          </table:table-cell>
          <table:table-cell office:value-type="string" calcext:value-type="string">
            <text:p>http://localhost/thelowdown/wp/blog/tag/sexually-transmitted-infection</text:p>
          </table:table-cell>
          <table:table-cell office:value-type="string" calcext:value-type="string">
            <text:p>/blog/tag/sexually-transmitted-infection</text:p>
          </table:table-cell>
          <table:table-cell table:formula="of:=IF([.B352] = [.H352]; &quot;TRUE&quot;; &quot;FALSE&quot;)" office:value-type="string" office:string-value="TRUE" calcext:value-type="string">
            <text:p>TRUE</text:p>
          </table:table-cell>
          <table:table-cell office:value-type="string" calcext:value-type="string">
            <text:p>sexually-transmitted-infection</text:p>
          </table:table-cell>
          <table:table-cell table:formula="of:=IF([.C352] = [.J352]; &quot;TRUE&quot;; &quot;FALSE&quot;)" office:value-type="string" office:string-value="TRUE" calcext:value-type="string">
            <text:p>TRUE</text:p>
          </table:table-cell>
          <table:table-cell office:value-type="string" calcext:value-type="string">
            <text:p>sexually transmitted infection Archives - The Lowdown</text:p>
          </table:table-cell>
          <table:table-cell table:formula="of:=IF([.D352] = [.L352]; &quot;TRUE&quot;; &quot;FALSE&quot;)" office:value-type="string" office:string-value="TRUE" calcext:value-type="string">
            <text:p>TRUE</text:p>
          </table:table-cell>
          <table:table-cell office:value-type="string" calcext:value-type="string">
            <text:p>N/A</text:p>
          </table:table-cell>
          <table:table-cell table:formula="of:=IF([.E352] = [.N352]; &quot;TRUE&quot;; &quot;FALSE&quot;)" office:value-type="string" office:string-value="TRUE" calcext:value-type="string">
            <text:p>TRUE</text:p>
          </table:table-cell>
          <table:table-cell office:value-type="string" calcext:value-type="string">
            <text:p>/blog/tag/sexually-transmitted-infection</text:p>
          </table:table-cell>
          <table:table-cell table:formula="of:=IF([.F352] = [.P352]; &quot;TRUE&quot;; &quot;FALSE&quot;)" office:value-type="string" office:string-value="TRUE" calcext:value-type="string">
            <text:p>TRUE</text:p>
          </table:table-cell>
        </table:table-row>
        <table:table-row table:style-name="ro1">
          <table:table-cell office:value-type="string" calcext:value-type="string">
            <text:p>https://blog.thelowdown.com/blog/tag/the-lowdown</text:p>
          </table:table-cell>
          <table:table-cell office:value-type="string" calcext:value-type="string">
            <text:p>/blog/tag/the-lowdown</text:p>
          </table:table-cell>
          <table:table-cell office:value-type="string" calcext:value-type="string">
            <text:p>the-lowdown</text:p>
          </table:table-cell>
          <table:table-cell office:value-type="string" calcext:value-type="string">
            <text:p>The Lowdown Archives - The Lowdown</text:p>
          </table:table-cell>
          <table:table-cell office:value-type="string" calcext:value-type="string">
            <text:p>N/A</text:p>
          </table:table-cell>
          <table:table-cell office:value-type="string" calcext:value-type="string">
            <text:p>/blog/tag/the-lowdown</text:p>
          </table:table-cell>
          <table:table-cell office:value-type="string" calcext:value-type="string">
            <text:p>http://localhost/thelowdown/wp/blog/tag/the-lowdown</text:p>
          </table:table-cell>
          <table:table-cell office:value-type="string" calcext:value-type="string">
            <text:p>/blog/tag/the-lowdown</text:p>
          </table:table-cell>
          <table:table-cell table:formula="of:=IF([.B353] = [.H353]; &quot;TRUE&quot;; &quot;FALSE&quot;)" office:value-type="string" office:string-value="TRUE" calcext:value-type="string">
            <text:p>TRUE</text:p>
          </table:table-cell>
          <table:table-cell office:value-type="string" calcext:value-type="string">
            <text:p>the-lowdown</text:p>
          </table:table-cell>
          <table:table-cell table:formula="of:=IF([.C353] = [.J353]; &quot;TRUE&quot;; &quot;FALSE&quot;)" office:value-type="string" office:string-value="TRUE" calcext:value-type="string">
            <text:p>TRUE</text:p>
          </table:table-cell>
          <table:table-cell office:value-type="string" calcext:value-type="string">
            <text:p>The Lowdown Archives - The Lowdown</text:p>
          </table:table-cell>
          <table:table-cell table:formula="of:=IF([.D353] = [.L353]; &quot;TRUE&quot;; &quot;FALSE&quot;)" office:value-type="string" office:string-value="TRUE" calcext:value-type="string">
            <text:p>TRUE</text:p>
          </table:table-cell>
          <table:table-cell office:value-type="string" calcext:value-type="string">
            <text:p>N/A</text:p>
          </table:table-cell>
          <table:table-cell table:formula="of:=IF([.E353] = [.N353]; &quot;TRUE&quot;; &quot;FALSE&quot;)" office:value-type="string" office:string-value="TRUE" calcext:value-type="string">
            <text:p>TRUE</text:p>
          </table:table-cell>
          <table:table-cell office:value-type="string" calcext:value-type="string">
            <text:p>/blog/tag/the-lowdown</text:p>
          </table:table-cell>
          <table:table-cell table:formula="of:=IF([.F353] = [.P353]; &quot;TRUE&quot;; &quot;FALSE&quot;)" office:value-type="string" office:string-value="TRUE" calcext:value-type="string">
            <text:p>TRUE</text:p>
          </table:table-cell>
        </table:table-row>
        <table:table-row table:style-name="ro1">
          <table:table-cell office:value-type="string" calcext:value-type="string">
            <text:p>https://blog.thelowdown.com/blog/tag/sexual-health</text:p>
          </table:table-cell>
          <table:table-cell office:value-type="string" calcext:value-type="string">
            <text:p>/blog/tag/sexual-health</text:p>
          </table:table-cell>
          <table:table-cell office:value-type="string" calcext:value-type="string">
            <text:p>sexual-health</text:p>
          </table:table-cell>
          <table:table-cell office:value-type="string" calcext:value-type="string">
            <text:p>sexual health Archives - The Lowdown</text:p>
          </table:table-cell>
          <table:table-cell office:value-type="string" calcext:value-type="string">
            <text:p>N/A</text:p>
          </table:table-cell>
          <table:table-cell office:value-type="string" calcext:value-type="string">
            <text:p>/blog/tag/sexual-health</text:p>
          </table:table-cell>
          <table:table-cell office:value-type="string" calcext:value-type="string">
            <text:p>http://localhost/thelowdown/wp/blog/tag/sexual-health</text:p>
          </table:table-cell>
          <table:table-cell office:value-type="string" calcext:value-type="string">
            <text:p>/blog/tag/sexual-health</text:p>
          </table:table-cell>
          <table:table-cell table:formula="of:=IF([.B354] = [.H354]; &quot;TRUE&quot;; &quot;FALSE&quot;)" office:value-type="string" office:string-value="TRUE" calcext:value-type="string">
            <text:p>TRUE</text:p>
          </table:table-cell>
          <table:table-cell office:value-type="string" calcext:value-type="string">
            <text:p>sexual-health</text:p>
          </table:table-cell>
          <table:table-cell table:formula="of:=IF([.C354] = [.J354]; &quot;TRUE&quot;; &quot;FALSE&quot;)" office:value-type="string" office:string-value="TRUE" calcext:value-type="string">
            <text:p>TRUE</text:p>
          </table:table-cell>
          <table:table-cell office:value-type="string" calcext:value-type="string">
            <text:p>sexual health Archives - The Lowdown</text:p>
          </table:table-cell>
          <table:table-cell table:formula="of:=IF([.D354] = [.L354]; &quot;TRUE&quot;; &quot;FALSE&quot;)" office:value-type="string" office:string-value="TRUE" calcext:value-type="string">
            <text:p>TRUE</text:p>
          </table:table-cell>
          <table:table-cell office:value-type="string" calcext:value-type="string">
            <text:p>N/A</text:p>
          </table:table-cell>
          <table:table-cell table:formula="of:=IF([.E354] = [.N354]; &quot;TRUE&quot;; &quot;FALSE&quot;)" office:value-type="string" office:string-value="TRUE" calcext:value-type="string">
            <text:p>TRUE</text:p>
          </table:table-cell>
          <table:table-cell office:value-type="string" calcext:value-type="string">
            <text:p>/blog/tag/sexual-health</text:p>
          </table:table-cell>
          <table:table-cell table:formula="of:=IF([.F354] = [.P354]; &quot;TRUE&quot;; &quot;FALSE&quot;)" office:value-type="string" office:string-value="TRUE" calcext:value-type="string">
            <text:p>TRUE</text:p>
          </table:table-cell>
        </table:table-row>
        <table:table-row table:style-name="ro1">
          <table:table-cell office:value-type="string" calcext:value-type="string">
            <text:p>https://blog.thelowdown.com/author/fran-yarlett</text:p>
          </table:table-cell>
          <table:table-cell office:value-type="string" calcext:value-type="string">
            <text:p>/author/fran-yarlett</text:p>
          </table:table-cell>
          <table:table-cell office:value-type="string" calcext:value-type="string">
            <text:p>fran-yarlett</text:p>
          </table:table-cell>
          <table:table-cell office:value-type="string" calcext:value-type="string">
            <text:p>Dr Fran Yarlett | The Lowdown</text:p>
          </table:table-cell>
          <table:table-cell office:value-type="string" calcext:value-type="string">
            <text:p>Dr Fran is a northern based new mum and contraception fanatic. She works as a GP in Sheffield and is interested in complex medical patients.</text:p>
          </table:table-cell>
          <table:table-cell office:value-type="string" calcext:value-type="string">
            <text:p>https://thelowdown.com/author/fran-yarlett</text:p>
          </table:table-cell>
          <table:table-cell office:value-type="string" calcext:value-type="string">
            <text:p>http://localhost/thelowdown/wp/author/fran-yarlett</text:p>
          </table:table-cell>
          <table:table-cell office:value-type="string" calcext:value-type="string">
            <text:p>/author/fran-yarlett</text:p>
          </table:table-cell>
          <table:table-cell table:formula="of:=IF([.B355] = [.H355]; &quot;TRUE&quot;; &quot;FALSE&quot;)" office:value-type="string" office:string-value="TRUE" calcext:value-type="string">
            <text:p>TRUE</text:p>
          </table:table-cell>
          <table:table-cell office:value-type="string" calcext:value-type="string">
            <text:p>fran-yarlett</text:p>
          </table:table-cell>
          <table:table-cell table:formula="of:=IF([.C355] = [.J355]; &quot;TRUE&quot;; &quot;FALSE&quot;)" office:value-type="string" office:string-value="TRUE" calcext:value-type="string">
            <text:p>TRUE</text:p>
          </table:table-cell>
          <table:table-cell office:value-type="string" calcext:value-type="string">
            <text:p>Dr Fran Yarlett | The Lowdown</text:p>
          </table:table-cell>
          <table:table-cell table:formula="of:=IF([.D355] = [.L355]; &quot;TRUE&quot;; &quot;FALSE&quot;)" office:value-type="string" office:string-value="TRUE" calcext:value-type="string">
            <text:p>TRUE</text:p>
          </table:table-cell>
          <table:table-cell office:value-type="string" calcext:value-type="string">
            <text:p>Dr Fran is a northern based new mum and contraception fanatic. She works as a GP in Sheffield and is interested in complex medical patients.</text:p>
          </table:table-cell>
          <table:table-cell table:formula="of:=IF([.E355] = [.N355]; &quot;TRUE&quot;; &quot;FALSE&quot;)" office:value-type="string" office:string-value="TRUE" calcext:value-type="string">
            <text:p>TRUE</text:p>
          </table:table-cell>
          <table:table-cell office:value-type="string" calcext:value-type="string">
            <text:p><text:a xlink:href="https://thelowdown.com/author/fran-yarlett" xlink:type="simple">https://thelowdown.com/author/fran-yarlett</text:a></text:p>
          </table:table-cell>
          <table:table-cell table:formula="of:=IF([.F355] = [.P355]; &quot;TRUE&quot;; &quot;FALSE&quot;)" office:value-type="string" office:string-value="TRUE" calcext:value-type="string">
            <text:p>TRUE</text:p>
          </table:table-cell>
        </table:table-row>
        <table:table-row table:style-name="ro1">
          <table:table-cell office:value-type="string" calcext:value-type="string">
            <text:p>https://blog.thelowdown.com/blog/tag/bloating</text:p>
          </table:table-cell>
          <table:table-cell office:value-type="string" calcext:value-type="string">
            <text:p>/blog/tag/bloating</text:p>
          </table:table-cell>
          <table:table-cell office:value-type="string" calcext:value-type="string">
            <text:p>bloating</text:p>
          </table:table-cell>
          <table:table-cell office:value-type="string" calcext:value-type="string">
            <text:p>bloating Archives - The Lowdown</text:p>
          </table:table-cell>
          <table:table-cell office:value-type="string" calcext:value-type="string">
            <text:p>N/A</text:p>
          </table:table-cell>
          <table:table-cell office:value-type="string" calcext:value-type="string">
            <text:p>/blog/tag/bloating</text:p>
          </table:table-cell>
          <table:table-cell office:value-type="string" calcext:value-type="string">
            <text:p>http://localhost/thelowdown/wp/blog/tag/bloating</text:p>
          </table:table-cell>
          <table:table-cell office:value-type="string" calcext:value-type="string">
            <text:p>/blog/tag/bloating</text:p>
          </table:table-cell>
          <table:table-cell table:formula="of:=IF([.B356] = [.H356]; &quot;TRUE&quot;; &quot;FALSE&quot;)" office:value-type="string" office:string-value="TRUE" calcext:value-type="string">
            <text:p>TRUE</text:p>
          </table:table-cell>
          <table:table-cell office:value-type="string" calcext:value-type="string">
            <text:p>bloating</text:p>
          </table:table-cell>
          <table:table-cell table:formula="of:=IF([.C356] = [.J356]; &quot;TRUE&quot;; &quot;FALSE&quot;)" office:value-type="string" office:string-value="TRUE" calcext:value-type="string">
            <text:p>TRUE</text:p>
          </table:table-cell>
          <table:table-cell office:value-type="string" calcext:value-type="string">
            <text:p>bloating Archives - The Lowdown</text:p>
          </table:table-cell>
          <table:table-cell table:formula="of:=IF([.D356] = [.L356]; &quot;TRUE&quot;; &quot;FALSE&quot;)" office:value-type="string" office:string-value="TRUE" calcext:value-type="string">
            <text:p>TRUE</text:p>
          </table:table-cell>
          <table:table-cell office:value-type="string" calcext:value-type="string">
            <text:p>N/A</text:p>
          </table:table-cell>
          <table:table-cell table:formula="of:=IF([.E356] = [.N356]; &quot;TRUE&quot;; &quot;FALSE&quot;)" office:value-type="string" office:string-value="TRUE" calcext:value-type="string">
            <text:p>TRUE</text:p>
          </table:table-cell>
          <table:table-cell office:value-type="string" calcext:value-type="string">
            <text:p>/blog/tag/bloating</text:p>
          </table:table-cell>
          <table:table-cell table:formula="of:=IF([.F356] = [.P356]; &quot;TRUE&quot;; &quot;FALSE&quot;)" office:value-type="string" office:string-value="TRUE" calcext:value-type="string">
            <text:p>TRUE</text:p>
          </table:table-cell>
        </table:table-row>
        <table:table-row table:style-name="ro1">
          <table:table-cell office:value-type="string" calcext:value-type="string">
            <text:p>https://blog.thelowdown.com/blog/antibiotics-and-the-pill</text:p>
          </table:table-cell>
          <table:table-cell office:value-type="string" calcext:value-type="string">
            <text:p>/blog/antibiotics-and-the-pill</text:p>
          </table:table-cell>
          <table:table-cell office:value-type="string" calcext:value-type="string">
            <text:p>antibiotics-and-the-pill</text:p>
          </table:table-cell>
          <table:table-cell office:value-type="string" calcext:value-type="string">
            <text:p>Do Antibiotics Affect Birth Control?: The Truth | The Lowdown</text:p>
          </table:table-cell>
          <table:table-cell office:value-type="string" calcext:value-type="string">
            <text:p>It is probable that at some point in your life you will be prescribed antibiotics while on the pill. But will they affect your contraception? Find out here.</text:p>
          </table:table-cell>
          <table:table-cell office:value-type="string" calcext:value-type="string">
            <text:p>/blog/antibiotics-and-the-pill</text:p>
          </table:table-cell>
          <table:table-cell office:value-type="string" calcext:value-type="string">
            <text:p>http://localhost/thelowdown/wp/blog/antibiotics-and-the-pill</text:p>
          </table:table-cell>
          <table:table-cell office:value-type="string" calcext:value-type="string">
            <text:p>/blog/antibiotics-and-the-pill</text:p>
          </table:table-cell>
          <table:table-cell table:formula="of:=IF([.B357] = [.H357]; &quot;TRUE&quot;; &quot;FALSE&quot;)" office:value-type="string" office:string-value="TRUE" calcext:value-type="string">
            <text:p>TRUE</text:p>
          </table:table-cell>
          <table:table-cell office:value-type="string" calcext:value-type="string">
            <text:p>antibiotics-and-the-pill</text:p>
          </table:table-cell>
          <table:table-cell table:formula="of:=IF([.C357] = [.J357]; &quot;TRUE&quot;; &quot;FALSE&quot;)" office:value-type="string" office:string-value="TRUE" calcext:value-type="string">
            <text:p>TRUE</text:p>
          </table:table-cell>
          <table:table-cell office:value-type="string" calcext:value-type="string">
            <text:p>Do Antibiotics Affect Birth Control?: The Truth | The Lowdown</text:p>
          </table:table-cell>
          <table:table-cell table:formula="of:=IF([.D357] = [.L357]; &quot;TRUE&quot;; &quot;FALSE&quot;)" office:value-type="string" office:string-value="TRUE" calcext:value-type="string">
            <text:p>TRUE</text:p>
          </table:table-cell>
          <table:table-cell office:value-type="string" calcext:value-type="string">
            <text:p>It is probable that at some point in your life you will be prescribed antibiotics while on the pill. But will they affect your contraception? Find out here.</text:p>
          </table:table-cell>
          <table:table-cell table:formula="of:=IF([.E357] = [.N357]; &quot;TRUE&quot;; &quot;FALSE&quot;)" office:value-type="string" office:string-value="TRUE" calcext:value-type="string">
            <text:p>TRUE</text:p>
          </table:table-cell>
          <table:table-cell office:value-type="string" calcext:value-type="string">
            <text:p>/blog/antibiotics-and-the-pill</text:p>
          </table:table-cell>
          <table:table-cell table:formula="of:=IF([.F357] = [.P357]; &quot;TRUE&quot;; &quot;FALSE&quot;)" office:value-type="string" office:string-value="TRUE" calcext:value-type="string">
            <text:p>TRUE</text:p>
          </table:table-cell>
        </table:table-row>
        <table:table-row table:style-name="ro1">
          <table:table-cell office:value-type="string" calcext:value-type="string">
            <text:p>https://blog.thelowdown.com/blog/what-is-vaginal-atrophy</text:p>
          </table:table-cell>
          <table:table-cell office:value-type="string" calcext:value-type="string">
            <text:p>/blog/what-is-vaginal-atrophy</text:p>
          </table:table-cell>
          <table:table-cell office:value-type="string" calcext:value-type="string">
            <text:p>what-is-vaginal-atrophy</text:p>
          </table:table-cell>
          <table:table-cell office:value-type="string" calcext:value-type="string">
            <text:p>What is Vaginal Atrophy? | Signs &amp; Treatment | The Lowdown</text:p>
          </table:table-cell>
          <table:table-cell office:value-type="string" calcext:value-type="string">
            <text:p>Get the lowdown on vaginal atrophy in our expert guide - what is it, do you have it and what can be done to treat it?</text:p>
          </table:table-cell>
          <table:table-cell office:value-type="string" calcext:value-type="string">
            <text:p>https://thelowdown.com/blog/what-is-vaginal-atrophy</text:p>
          </table:table-cell>
          <table:table-cell office:value-type="string" calcext:value-type="string">
            <text:p>http://localhost/thelowdown/wp/blog/what-is-vaginal-atrophy</text:p>
          </table:table-cell>
          <table:table-cell office:value-type="string" calcext:value-type="string">
            <text:p>/blog/what-is-vaginal-atrophy</text:p>
          </table:table-cell>
          <table:table-cell table:formula="of:=IF([.B358] = [.H358]; &quot;TRUE&quot;; &quot;FALSE&quot;)" office:value-type="string" office:string-value="TRUE" calcext:value-type="string">
            <text:p>TRUE</text:p>
          </table:table-cell>
          <table:table-cell office:value-type="string" calcext:value-type="string">
            <text:p>what-is-vaginal-atrophy</text:p>
          </table:table-cell>
          <table:table-cell table:formula="of:=IF([.C358] = [.J358]; &quot;TRUE&quot;; &quot;FALSE&quot;)" office:value-type="string" office:string-value="TRUE" calcext:value-type="string">
            <text:p>TRUE</text:p>
          </table:table-cell>
          <table:table-cell office:value-type="string" calcext:value-type="string">
            <text:p>What is Vaginal Atrophy? | Signs &amp; Treatment | The Lowdown</text:p>
          </table:table-cell>
          <table:table-cell table:formula="of:=IF([.D358] = [.L358]; &quot;TRUE&quot;; &quot;FALSE&quot;)" office:value-type="string" office:string-value="TRUE" calcext:value-type="string">
            <text:p>TRUE</text:p>
          </table:table-cell>
          <table:table-cell office:value-type="string" calcext:value-type="string">
            <text:p>Get the lowdown on vaginal atrophy in our expert guide - what is it, do you have it and what can be done to treat it?</text:p>
          </table:table-cell>
          <table:table-cell table:formula="of:=IF([.E358] = [.N358]; &quot;TRUE&quot;; &quot;FALSE&quot;)" office:value-type="string" office:string-value="TRUE" calcext:value-type="string">
            <text:p>TRUE</text:p>
          </table:table-cell>
          <table:table-cell office:value-type="string" calcext:value-type="string">
            <text:p>https://thelowdown.com/blog/what-is-vaginal-atrophy</text:p>
          </table:table-cell>
          <table:table-cell table:formula="of:=IF([.F358] = [.P358]; &quot;TRUE&quot;; &quot;FALSE&quot;)" office:value-type="string" office:string-value="TRUE" calcext:value-type="string">
            <text:p>TRUE</text:p>
          </table:table-cell>
        </table:table-row>
        <table:table-row table:style-name="ro1">
          <table:table-cell office:value-type="string" calcext:value-type="string">
            <text:p>https://blog.thelowdown.com/blog/tag/hormonal-contraception</text:p>
          </table:table-cell>
          <table:table-cell office:value-type="string" calcext:value-type="string">
            <text:p>/blog/tag/hormonal-contraception</text:p>
          </table:table-cell>
          <table:table-cell office:value-type="string" calcext:value-type="string">
            <text:p>hormonal-contraception</text:p>
          </table:table-cell>
          <table:table-cell office:value-type="string" calcext:value-type="string">
            <text:p>hormonal contraception Archives - The Lowdown</text:p>
          </table:table-cell>
          <table:table-cell office:value-type="string" calcext:value-type="string">
            <text:p>N/A</text:p>
          </table:table-cell>
          <table:table-cell office:value-type="string" calcext:value-type="string">
            <text:p>/blog/tag/hormonal-contraception</text:p>
          </table:table-cell>
          <table:table-cell office:value-type="string" calcext:value-type="string">
            <text:p>http://localhost/thelowdown/wp/blog/tag/hormonal-contraception</text:p>
          </table:table-cell>
          <table:table-cell office:value-type="string" calcext:value-type="string">
            <text:p>/blog/tag/hormonal-contraception</text:p>
          </table:table-cell>
          <table:table-cell table:formula="of:=IF([.B359] = [.H359]; &quot;TRUE&quot;; &quot;FALSE&quot;)" office:value-type="string" office:string-value="TRUE" calcext:value-type="string">
            <text:p>TRUE</text:p>
          </table:table-cell>
          <table:table-cell office:value-type="string" calcext:value-type="string">
            <text:p>hormonal-contraception</text:p>
          </table:table-cell>
          <table:table-cell table:formula="of:=IF([.C359] = [.J359]; &quot;TRUE&quot;; &quot;FALSE&quot;)" office:value-type="string" office:string-value="TRUE" calcext:value-type="string">
            <text:p>TRUE</text:p>
          </table:table-cell>
          <table:table-cell office:value-type="string" calcext:value-type="string">
            <text:p>hormonal contraception Archives - The Lowdown</text:p>
          </table:table-cell>
          <table:table-cell table:formula="of:=IF([.D359] = [.L359]; &quot;TRUE&quot;; &quot;FALSE&quot;)" office:value-type="string" office:string-value="TRUE" calcext:value-type="string">
            <text:p>TRUE</text:p>
          </table:table-cell>
          <table:table-cell office:value-type="string" calcext:value-type="string">
            <text:p>N/A</text:p>
          </table:table-cell>
          <table:table-cell table:formula="of:=IF([.E359] = [.N359]; &quot;TRUE&quot;; &quot;FALSE&quot;)" office:value-type="string" office:string-value="TRUE" calcext:value-type="string">
            <text:p>TRUE</text:p>
          </table:table-cell>
          <table:table-cell office:value-type="string" calcext:value-type="string">
            <text:p>/blog/tag/hormonal-contraception</text:p>
          </table:table-cell>
          <table:table-cell table:formula="of:=IF([.F359] = [.P359]; &quot;TRUE&quot;; &quot;FALSE&quot;)" office:value-type="string" office:string-value="TRUE" calcext:value-type="string">
            <text:p>TRUE</text:p>
          </table:table-cell>
        </table:table-row>
        <table:table-row table:style-name="ro1">
          <table:table-cell office:value-type="string" calcext:value-type="string">
            <text:p>https://blog.thelowdown.com/blog/tag/ovulation-bleeding</text:p>
          </table:table-cell>
          <table:table-cell office:value-type="string" calcext:value-type="string">
            <text:p>/blog/tag/ovulation-bleeding</text:p>
          </table:table-cell>
          <table:table-cell office:value-type="string" calcext:value-type="string">
            <text:p>ovulation-bleeding</text:p>
          </table:table-cell>
          <table:table-cell office:value-type="string" calcext:value-type="string">
            <text:p>ovulation bleeding Archives - The Lowdown</text:p>
          </table:table-cell>
          <table:table-cell office:value-type="string" calcext:value-type="string">
            <text:p>N/A</text:p>
          </table:table-cell>
          <table:table-cell office:value-type="string" calcext:value-type="string">
            <text:p>/blog/tag/ovulation-bleeding</text:p>
          </table:table-cell>
          <table:table-cell office:value-type="string" calcext:value-type="string">
            <text:p>http://localhost/thelowdown/wp/blog/tag/ovulation-bleeding</text:p>
          </table:table-cell>
          <table:table-cell office:value-type="string" calcext:value-type="string">
            <text:p>/blog/tag/ovulation-bleeding</text:p>
          </table:table-cell>
          <table:table-cell table:formula="of:=IF([.B360] = [.H360]; &quot;TRUE&quot;; &quot;FALSE&quot;)" office:value-type="string" office:string-value="TRUE" calcext:value-type="string">
            <text:p>TRUE</text:p>
          </table:table-cell>
          <table:table-cell office:value-type="string" calcext:value-type="string">
            <text:p>ovulation-bleeding</text:p>
          </table:table-cell>
          <table:table-cell table:formula="of:=IF([.C360] = [.J360]; &quot;TRUE&quot;; &quot;FALSE&quot;)" office:value-type="string" office:string-value="TRUE" calcext:value-type="string">
            <text:p>TRUE</text:p>
          </table:table-cell>
          <table:table-cell office:value-type="string" calcext:value-type="string">
            <text:p>ovulation bleeding Archives - The Lowdown</text:p>
          </table:table-cell>
          <table:table-cell table:formula="of:=IF([.D360] = [.L360]; &quot;TRUE&quot;; &quot;FALSE&quot;)" office:value-type="string" office:string-value="TRUE" calcext:value-type="string">
            <text:p>TRUE</text:p>
          </table:table-cell>
          <table:table-cell office:value-type="string" calcext:value-type="string">
            <text:p>N/A</text:p>
          </table:table-cell>
          <table:table-cell table:formula="of:=IF([.E360] = [.N360]; &quot;TRUE&quot;; &quot;FALSE&quot;)" office:value-type="string" office:string-value="TRUE" calcext:value-type="string">
            <text:p>TRUE</text:p>
          </table:table-cell>
          <table:table-cell office:value-type="string" calcext:value-type="string">
            <text:p>/blog/tag/ovulation-bleeding</text:p>
          </table:table-cell>
          <table:table-cell table:formula="of:=IF([.F360] = [.P360]; &quot;TRUE&quot;; &quot;FALSE&quot;)" office:value-type="string" office:string-value="TRUE" calcext:value-type="string">
            <text:p>TRUE</text:p>
          </table:table-cell>
        </table:table-row>
        <table:table-row table:style-name="ro1">
          <table:table-cell office:value-type="string" calcext:value-type="string">
            <text:p>https://blog.thelowdown.com/blog/tag/drospirenone</text:p>
          </table:table-cell>
          <table:table-cell office:value-type="string" calcext:value-type="string">
            <text:p>/blog/tag/drospirenone</text:p>
          </table:table-cell>
          <table:table-cell office:value-type="string" calcext:value-type="string">
            <text:p>drospirenone</text:p>
          </table:table-cell>
          <table:table-cell office:value-type="string" calcext:value-type="string">
            <text:p>drospirenone Archives - The Lowdown</text:p>
          </table:table-cell>
          <table:table-cell office:value-type="string" calcext:value-type="string">
            <text:p>N/A</text:p>
          </table:table-cell>
          <table:table-cell office:value-type="string" calcext:value-type="string">
            <text:p>/blog/tag/drospirenone</text:p>
          </table:table-cell>
          <table:table-cell office:value-type="string" calcext:value-type="string">
            <text:p>http://localhost/thelowdown/wp/blog/tag/drospirenone</text:p>
          </table:table-cell>
          <table:table-cell office:value-type="string" calcext:value-type="string">
            <text:p>/blog/tag/drospirenone</text:p>
          </table:table-cell>
          <table:table-cell table:formula="of:=IF([.B361] = [.H361]; &quot;TRUE&quot;; &quot;FALSE&quot;)" office:value-type="string" office:string-value="TRUE" calcext:value-type="string">
            <text:p>TRUE</text:p>
          </table:table-cell>
          <table:table-cell office:value-type="string" calcext:value-type="string">
            <text:p>drospirenone</text:p>
          </table:table-cell>
          <table:table-cell table:formula="of:=IF([.C361] = [.J361]; &quot;TRUE&quot;; &quot;FALSE&quot;)" office:value-type="string" office:string-value="TRUE" calcext:value-type="string">
            <text:p>TRUE</text:p>
          </table:table-cell>
          <table:table-cell office:value-type="string" calcext:value-type="string">
            <text:p>drospirenone Archives - The Lowdown</text:p>
          </table:table-cell>
          <table:table-cell table:formula="of:=IF([.D361] = [.L361]; &quot;TRUE&quot;; &quot;FALSE&quot;)" office:value-type="string" office:string-value="TRUE" calcext:value-type="string">
            <text:p>TRUE</text:p>
          </table:table-cell>
          <table:table-cell office:value-type="string" calcext:value-type="string">
            <text:p>N/A</text:p>
          </table:table-cell>
          <table:table-cell table:formula="of:=IF([.E361] = [.N361]; &quot;TRUE&quot;; &quot;FALSE&quot;)" office:value-type="string" office:string-value="TRUE" calcext:value-type="string">
            <text:p>TRUE</text:p>
          </table:table-cell>
          <table:table-cell office:value-type="string" calcext:value-type="string">
            <text:p>/blog/tag/drospirenone</text:p>
          </table:table-cell>
          <table:table-cell table:formula="of:=IF([.F361] = [.P361]; &quot;TRUE&quot;; &quot;FALSE&quot;)" office:value-type="string" office:string-value="TRUE" calcext:value-type="string">
            <text:p>TRUE</text:p>
          </table:table-cell>
        </table:table-row>
        <table:table-row table:style-name="ro1">
          <table:table-cell office:value-type="string" calcext:value-type="string">
            <text:p>https://blog.thelowdown.com/blog/endometriosis-contraception</text:p>
          </table:table-cell>
          <table:table-cell office:value-type="string" calcext:value-type="string">
            <text:p>/blog/endometriosis-contraception</text:p>
          </table:table-cell>
          <table:table-cell office:value-type="string" calcext:value-type="string">
            <text:p>endometriosis-contraception</text:p>
          </table:table-cell>
          <table:table-cell office:value-type="string" calcext:value-type="string">
            <text:p>The Best Contraception for Endometriosis | The Lowdown</text:p>
          </table:table-cell>
          <table:table-cell office:value-type="string" calcext:value-type="string">
            <text:p>Endometriosis affects 1 in 10 women. Research has shown that hormonal contraceptives can be used as treatment and are effective at improving symptoms.</text:p>
          </table:table-cell>
          <table:table-cell office:value-type="string" calcext:value-type="string">
            <text:p>/blog/endometriosis-contraception</text:p>
          </table:table-cell>
          <table:table-cell office:value-type="string" calcext:value-type="string">
            <text:p>http://localhost/thelowdown/wp/blog/endometriosis-contraception</text:p>
          </table:table-cell>
          <table:table-cell office:value-type="string" calcext:value-type="string">
            <text:p>/blog/endometriosis-contraception</text:p>
          </table:table-cell>
          <table:table-cell table:formula="of:=IF([.B362] = [.H362]; &quot;TRUE&quot;; &quot;FALSE&quot;)" office:value-type="string" office:string-value="TRUE" calcext:value-type="string">
            <text:p>TRUE</text:p>
          </table:table-cell>
          <table:table-cell office:value-type="string" calcext:value-type="string">
            <text:p>endometriosis-contraception</text:p>
          </table:table-cell>
          <table:table-cell table:formula="of:=IF([.C362] = [.J362]; &quot;TRUE&quot;; &quot;FALSE&quot;)" office:value-type="string" office:string-value="TRUE" calcext:value-type="string">
            <text:p>TRUE</text:p>
          </table:table-cell>
          <table:table-cell office:value-type="string" calcext:value-type="string">
            <text:p>The Best Contraception for Endometriosis | The Lowdown</text:p>
          </table:table-cell>
          <table:table-cell table:formula="of:=IF([.D362] = [.L362]; &quot;TRUE&quot;; &quot;FALSE&quot;)" office:value-type="string" office:string-value="TRUE" calcext:value-type="string">
            <text:p>TRUE</text:p>
          </table:table-cell>
          <table:table-cell office:value-type="string" calcext:value-type="string">
            <text:p>Endometriosis affects 1 in 10 women. Research has shown that hormonal contraceptives can be used as treatment and are effective at improving symptoms.</text:p>
          </table:table-cell>
          <table:table-cell table:formula="of:=IF([.E362] = [.N362]; &quot;TRUE&quot;; &quot;FALSE&quot;)" office:value-type="string" office:string-value="TRUE" calcext:value-type="string">
            <text:p>TRUE</text:p>
          </table:table-cell>
          <table:table-cell office:value-type="string" calcext:value-type="string">
            <text:p>/blog/endometriosis-contraception</text:p>
          </table:table-cell>
          <table:table-cell table:formula="of:=IF([.F362] = [.P362]; &quot;TRUE&quot;; &quot;FALSE&quot;)" office:value-type="string" office:string-value="TRUE" calcext:value-type="string">
            <text:p>TRUE</text:p>
          </table:table-cell>
        </table:table-row>
        <table:table-row table:style-name="ro1">
          <table:table-cell office:value-type="string" calcext:value-type="string">
            <text:p>https://blog.thelowdown.com/blog/tag/newsletter</text:p>
          </table:table-cell>
          <table:table-cell office:value-type="string" calcext:value-type="string">
            <text:p>/blog/tag/newsletter</text:p>
          </table:table-cell>
          <table:table-cell office:value-type="string" calcext:value-type="string">
            <text:p>newsletter</text:p>
          </table:table-cell>
          <table:table-cell office:value-type="string" calcext:value-type="string">
            <text:p>newsletter Archives - The Lowdown</text:p>
          </table:table-cell>
          <table:table-cell office:value-type="string" calcext:value-type="string">
            <text:p>N/A</text:p>
          </table:table-cell>
          <table:table-cell office:value-type="string" calcext:value-type="string">
            <text:p>/blog/tag/newsletter</text:p>
          </table:table-cell>
          <table:table-cell office:value-type="string" calcext:value-type="string">
            <text:p>http://localhost/thelowdown/wp/blog/tag/newsletter</text:p>
          </table:table-cell>
          <table:table-cell office:value-type="string" calcext:value-type="string">
            <text:p>/blog/tag/newsletter</text:p>
          </table:table-cell>
          <table:table-cell table:formula="of:=IF([.B363] = [.H363]; &quot;TRUE&quot;; &quot;FALSE&quot;)" office:value-type="string" office:string-value="TRUE" calcext:value-type="string">
            <text:p>TRUE</text:p>
          </table:table-cell>
          <table:table-cell office:value-type="string" calcext:value-type="string">
            <text:p>newsletter</text:p>
          </table:table-cell>
          <table:table-cell table:formula="of:=IF([.C363] = [.J363]; &quot;TRUE&quot;; &quot;FALSE&quot;)" office:value-type="string" office:string-value="TRUE" calcext:value-type="string">
            <text:p>TRUE</text:p>
          </table:table-cell>
          <table:table-cell office:value-type="string" calcext:value-type="string">
            <text:p>newsletter Archives - The Lowdown</text:p>
          </table:table-cell>
          <table:table-cell table:formula="of:=IF([.D363] = [.L363]; &quot;TRUE&quot;; &quot;FALSE&quot;)" office:value-type="string" office:string-value="TRUE" calcext:value-type="string">
            <text:p>TRUE</text:p>
          </table:table-cell>
          <table:table-cell office:value-type="string" calcext:value-type="string">
            <text:p>N/A</text:p>
          </table:table-cell>
          <table:table-cell table:formula="of:=IF([.E363] = [.N363]; &quot;TRUE&quot;; &quot;FALSE&quot;)" office:value-type="string" office:string-value="TRUE" calcext:value-type="string">
            <text:p>TRUE</text:p>
          </table:table-cell>
          <table:table-cell office:value-type="string" calcext:value-type="string">
            <text:p>/blog/tag/newsletter</text:p>
          </table:table-cell>
          <table:table-cell table:formula="of:=IF([.F363] = [.P363]; &quot;TRUE&quot;; &quot;FALSE&quot;)" office:value-type="string" office:string-value="TRUE" calcext:value-type="string">
            <text:p>TRUE</text:p>
          </table:table-cell>
        </table:table-row>
        <table:table-row table:style-name="ro1">
          <table:table-cell office:value-type="string" calcext:value-type="string">
            <text:p>https://blog.thelowdown.com/blog/tag/pill</text:p>
          </table:table-cell>
          <table:table-cell office:value-type="string" calcext:value-type="string">
            <text:p>/blog/tag/pill</text:p>
          </table:table-cell>
          <table:table-cell office:value-type="string" calcext:value-type="string">
            <text:p>pill</text:p>
          </table:table-cell>
          <table:table-cell office:value-type="string" calcext:value-type="string">
            <text:p>pill Archives - The Lowdown</text:p>
          </table:table-cell>
          <table:table-cell office:value-type="string" calcext:value-type="string">
            <text:p>N/A</text:p>
          </table:table-cell>
          <table:table-cell office:value-type="string" calcext:value-type="string">
            <text:p>/blog/tag/pill</text:p>
          </table:table-cell>
          <table:table-cell office:value-type="string" calcext:value-type="string">
            <text:p>http://localhost/thelowdown/wp/blog/tag/pill</text:p>
          </table:table-cell>
          <table:table-cell office:value-type="string" calcext:value-type="string">
            <text:p>/blog/tag/pill</text:p>
          </table:table-cell>
          <table:table-cell table:formula="of:=IF([.B364] = [.H364]; &quot;TRUE&quot;; &quot;FALSE&quot;)" office:value-type="string" office:string-value="TRUE" calcext:value-type="string">
            <text:p>TRUE</text:p>
          </table:table-cell>
          <table:table-cell office:value-type="string" calcext:value-type="string">
            <text:p>pill</text:p>
          </table:table-cell>
          <table:table-cell table:formula="of:=IF([.C364] = [.J364]; &quot;TRUE&quot;; &quot;FALSE&quot;)" office:value-type="string" office:string-value="TRUE" calcext:value-type="string">
            <text:p>TRUE</text:p>
          </table:table-cell>
          <table:table-cell office:value-type="string" calcext:value-type="string">
            <text:p>pill Archives - The Lowdown</text:p>
          </table:table-cell>
          <table:table-cell table:formula="of:=IF([.D364] = [.L364]; &quot;TRUE&quot;; &quot;FALSE&quot;)" office:value-type="string" office:string-value="TRUE" calcext:value-type="string">
            <text:p>TRUE</text:p>
          </table:table-cell>
          <table:table-cell office:value-type="string" calcext:value-type="string">
            <text:p>N/A</text:p>
          </table:table-cell>
          <table:table-cell table:formula="of:=IF([.E364] = [.N364]; &quot;TRUE&quot;; &quot;FALSE&quot;)" office:value-type="string" office:string-value="TRUE" calcext:value-type="string">
            <text:p>TRUE</text:p>
          </table:table-cell>
          <table:table-cell office:value-type="string" calcext:value-type="string">
            <text:p>/blog/tag/pill</text:p>
          </table:table-cell>
          <table:table-cell table:formula="of:=IF([.F364] = [.P364]; &quot;TRUE&quot;; &quot;FALSE&quot;)" office:value-type="string" office:string-value="TRUE" calcext:value-type="string">
            <text:p>TRUE</text:p>
          </table:table-cell>
        </table:table-row>
        <table:table-row table:style-name="ro1">
          <table:table-cell office:value-type="string" calcext:value-type="string">
            <text:p>https://blog.thelowdown.com/blog/pregnancy-and-the-covid-vaccine</text:p>
          </table:table-cell>
          <table:table-cell office:value-type="string" calcext:value-type="string">
            <text:p>/blog/pregnancy-and-the-covid-vaccine</text:p>
          </table:table-cell>
          <table:table-cell office:value-type="string" calcext:value-type="string">
            <text:p>pregnancy-and-the-covid-vaccine</text:p>
          </table:table-cell>
          <table:table-cell office:value-type="string" calcext:value-type="string">
            <text:p>Pregnancy &amp; The COVID-19 Vaccine | The Lowdown</text:p>
          </table:table-cell>
          <table:table-cell office:value-type="string" calcext:value-type="string">
            <text:p>There is no evidence so far to suggest that COVID-19 vaccines in England are unsafe for pregnant women, or that they will cause any fertility issues in future.</text:p>
          </table:table-cell>
          <table:table-cell office:value-type="string" calcext:value-type="string">
            <text:p>https://thelowdown.com/blog/pregnancy-and-the-covid-vaccine</text:p>
          </table:table-cell>
          <table:table-cell office:value-type="string" calcext:value-type="string">
            <text:p>http://localhost/thelowdown/wp/blog/pregnancy-and-the-covid-vaccine</text:p>
          </table:table-cell>
          <table:table-cell office:value-type="string" calcext:value-type="string">
            <text:p>/blog/pregnancy-and-the-covid-vaccine</text:p>
          </table:table-cell>
          <table:table-cell table:formula="of:=IF([.B365] = [.H365]; &quot;TRUE&quot;; &quot;FALSE&quot;)" office:value-type="string" office:string-value="TRUE" calcext:value-type="string">
            <text:p>TRUE</text:p>
          </table:table-cell>
          <table:table-cell office:value-type="string" calcext:value-type="string">
            <text:p>pregnancy-and-the-covid-vaccine</text:p>
          </table:table-cell>
          <table:table-cell table:formula="of:=IF([.C365] = [.J365]; &quot;TRUE&quot;; &quot;FALSE&quot;)" office:value-type="string" office:string-value="TRUE" calcext:value-type="string">
            <text:p>TRUE</text:p>
          </table:table-cell>
          <table:table-cell office:value-type="string" calcext:value-type="string">
            <text:p>Pregnancy &amp; The COVID-19 Vaccine | The Lowdown</text:p>
          </table:table-cell>
          <table:table-cell table:formula="of:=IF([.D365] = [.L365]; &quot;TRUE&quot;; &quot;FALSE&quot;)" office:value-type="string" office:string-value="TRUE" calcext:value-type="string">
            <text:p>TRUE</text:p>
          </table:table-cell>
          <table:table-cell office:value-type="string" calcext:value-type="string">
            <text:p>There is no evidence so far to suggest that COVID-19 vaccines in England are unsafe for pregnant women, or that they will cause any fertility issues in future.</text:p>
          </table:table-cell>
          <table:table-cell table:formula="of:=IF([.E365] = [.N365]; &quot;TRUE&quot;; &quot;FALSE&quot;)" office:value-type="string" office:string-value="TRUE" calcext:value-type="string">
            <text:p>TRUE</text:p>
          </table:table-cell>
          <table:table-cell office:value-type="string" calcext:value-type="string">
            <text:p>https://thelowdown.com/blog/pregnancy-and-the-covid-vaccine</text:p>
          </table:table-cell>
          <table:table-cell table:formula="of:=IF([.F365] = [.P365]; &quot;TRUE&quot;; &quot;FALSE&quot;)" office:value-type="string" office:string-value="TRUE" calcext:value-type="string">
            <text:p>TRUE</text:p>
          </table:table-cell>
        </table:table-row>
        <table:table-row table:style-name="ro1">
          <table:table-cell office:value-type="string" calcext:value-type="string">
            <text:p>https://blog.thelowdown.com/blog/microgynon-and-pcos</text:p>
          </table:table-cell>
          <table:table-cell office:value-type="string" calcext:value-type="string">
            <text:p>/blog/microgynon-and-pcos</text:p>
          </table:table-cell>
          <table:table-cell office:value-type="string" calcext:value-type="string">
            <text:p>microgynon-and-pcos</text:p>
          </table:table-cell>
          <table:table-cell office:value-type="string" calcext:value-type="string">
            <text:p>Microgynon and PCOS - can it alleviate symptoms? - The Lowdown</text:p>
          </table:table-cell>
          <table:table-cell office:value-type="string" calcext:value-type="string">
            <text:p>Learn about how Microgynon affect the most common symptoms of polycystic ovary syndrome (PCOS), including acne and hair loss.</text:p>
          </table:table-cell>
          <table:table-cell office:value-type="string" calcext:value-type="string">
            <text:p>https://thelowdown.com/blog/microgynon-and-PCOS-can-it-alleviate-symptoms</text:p>
          </table:table-cell>
          <table:table-cell office:value-type="string" calcext:value-type="string">
            <text:p>http://localhost/thelowdown/wp/blog/microgynon-and-pcos</text:p>
          </table:table-cell>
          <table:table-cell office:value-type="string" calcext:value-type="string">
            <text:p>/blog/microgynon-and-pcos</text:p>
          </table:table-cell>
          <table:table-cell table:formula="of:=IF([.B366] = [.H366]; &quot;TRUE&quot;; &quot;FALSE&quot;)" office:value-type="string" office:string-value="TRUE" calcext:value-type="string">
            <text:p>TRUE</text:p>
          </table:table-cell>
          <table:table-cell office:value-type="string" calcext:value-type="string">
            <text:p>microgynon-and-pcos</text:p>
          </table:table-cell>
          <table:table-cell table:formula="of:=IF([.C366] = [.J366]; &quot;TRUE&quot;; &quot;FALSE&quot;)" office:value-type="string" office:string-value="TRUE" calcext:value-type="string">
            <text:p>TRUE</text:p>
          </table:table-cell>
          <table:table-cell office:value-type="string" calcext:value-type="string">
            <text:p>Microgynon and PCOS - can it alleviate symptoms? - The Lowdown</text:p>
          </table:table-cell>
          <table:table-cell table:formula="of:=IF([.D366] = [.L366]; &quot;TRUE&quot;; &quot;FALSE&quot;)" office:value-type="string" office:string-value="TRUE" calcext:value-type="string">
            <text:p>TRUE</text:p>
          </table:table-cell>
          <table:table-cell office:value-type="string" calcext:value-type="string">
            <text:p>Learn about how Microgynon affect the most common symptoms of polycystic ovary syndrome (PCOS), including acne and hair loss.</text:p>
          </table:table-cell>
          <table:table-cell table:formula="of:=IF([.E366] = [.N366]; &quot;TRUE&quot;; &quot;FALSE&quot;)" office:value-type="string" office:string-value="TRUE" calcext:value-type="string">
            <text:p>TRUE</text:p>
          </table:table-cell>
          <table:table-cell office:value-type="string" calcext:value-type="string">
            <text:p>https://thelowdown.com/blog/microgynon-and-PCOS-can-it-alleviate-symptoms</text:p>
          </table:table-cell>
          <table:table-cell table:formula="of:=IF([.F366] = [.P366]; &quot;TRUE&quot;; &quot;FALSE&quot;)" office:value-type="string" office:string-value="TRUE" calcext:value-type="string">
            <text:p>TRUE</text:p>
          </table:table-cell>
        </table:table-row>
        <table:table-row table:style-name="ro2">
          <table:table-cell office:value-type="string" calcext:value-type="string">
            <text:p>https://blog.thelowdown.com/blog/period-poo-the-ins-and-the-outs</text:p>
          </table:table-cell>
          <table:table-cell office:value-type="string" calcext:value-type="string">
            <text:p>/blog/period-poo-the-ins-and-the-outs</text:p>
          </table:table-cell>
          <table:table-cell office:value-type="string" calcext:value-type="string">
            <text:p>period-poo-the-ins-and-the-outs</text:p>
          </table:table-cell>
          <table:table-cell office:value-type="string" calcext:value-type="string">
            <text:p>Period Poo - The Ins and Outs| ﻿The Lowdown</text:p>
          </table:table-cell>
          <table:table-cell office:value-type="string" calcext:value-type="string">
            <text:p>Our complete no frills guide to period poo and why you might be pooping more than normal at this point in your menstrual cycle.</text:p>
          </table:table-cell>
          <table:table-cell office:value-type="string" calcext:value-type="string">
            <text:p>https://thelowdown.com/blog/period-poo-the-ins-and-the-outs</text:p>
          </table:table-cell>
          <table:table-cell office:value-type="string" calcext:value-type="string">
            <text:p>http://localhost/thelowdown/wp/blog/period-poo-the-ins-and-the-outs</text:p>
          </table:table-cell>
          <table:table-cell office:value-type="string" calcext:value-type="string">
            <text:p>/blog/period-poo-the-ins-and-the-outs</text:p>
          </table:table-cell>
          <table:table-cell table:formula="of:=IF([.B367] = [.H367]; &quot;TRUE&quot;; &quot;FALSE&quot;)" office:value-type="string" office:string-value="TRUE" calcext:value-type="string">
            <text:p>TRUE</text:p>
          </table:table-cell>
          <table:table-cell office:value-type="string" calcext:value-type="string">
            <text:p>period-poo-the-ins-and-the-outs</text:p>
          </table:table-cell>
          <table:table-cell table:formula="of:=IF([.C367] = [.J367]; &quot;TRUE&quot;; &quot;FALSE&quot;)" office:value-type="string" office:string-value="TRUE" calcext:value-type="string">
            <text:p>TRUE</text:p>
          </table:table-cell>
          <table:table-cell office:value-type="string" calcext:value-type="string">
            <text:p>Period Poo - The Ins and Outs| ﻿The Lowdown</text:p>
          </table:table-cell>
          <table:table-cell table:formula="of:=IF([.D367] = [.L367]; &quot;TRUE&quot;; &quot;FALSE&quot;)" office:value-type="string" office:string-value="TRUE" calcext:value-type="string">
            <text:p>TRUE</text:p>
          </table:table-cell>
          <table:table-cell office:value-type="string" calcext:value-type="string">
            <text:p>Our complete no frills guide to period poo and why you might be pooping more than normal at this point in your menstrual cycle.</text:p>
          </table:table-cell>
          <table:table-cell table:formula="of:=IF([.E367] = [.N367]; &quot;TRUE&quot;; &quot;FALSE&quot;)" office:value-type="string" office:string-value="TRUE" calcext:value-type="string">
            <text:p>TRUE</text:p>
          </table:table-cell>
          <table:table-cell office:value-type="string" calcext:value-type="string">
            <text:p>https://thelowdown.com/blog/period-poo-the-ins-and-the-outs</text:p>
          </table:table-cell>
          <table:table-cell table:formula="of:=IF([.F367] = [.P367]; &quot;TRUE&quot;; &quot;FALSE&quot;)" office:value-type="string" office:string-value="TRUE" calcext:value-type="string">
            <text:p>TRUE</text:p>
          </table:table-cell>
        </table:table-row>
        <table:table-row table:style-name="ro1">
          <table:table-cell office:value-type="string" calcext:value-type="string">
            <text:p>https://blog.thelowdown.com/author/alice-pelton</text:p>
          </table:table-cell>
          <table:table-cell office:value-type="string" calcext:value-type="string">
            <text:p>/author/alice-pelton</text:p>
          </table:table-cell>
          <table:table-cell office:value-type="string" calcext:value-type="string">
            <text:p>alice-pelton</text:p>
          </table:table-cell>
          <table:table-cell office:value-type="string" calcext:value-type="string">
            <text:p>Alice Pelton | The Lowdown</text:p>
          </table:table-cell>
          <table:table-cell office:value-type="string" calcext:value-type="string">
            <text:p>Alice set up The Lowdown in 2019 with a mission to help transform the minefield that is contraception.</text:p>
          </table:table-cell>
          <table:table-cell office:value-type="string" calcext:value-type="string">
            <text:p>https://thelowdown.com/author/alice-pelton</text:p>
          </table:table-cell>
          <table:table-cell office:value-type="string" calcext:value-type="string">
            <text:p>http://localhost/thelowdown/wp/author/alice-pelton</text:p>
          </table:table-cell>
          <table:table-cell office:value-type="string" calcext:value-type="string">
            <text:p>/author/alice-pelton</text:p>
          </table:table-cell>
          <table:table-cell table:formula="of:=IF([.B368] = [.H368]; &quot;TRUE&quot;; &quot;FALSE&quot;)" office:value-type="string" office:string-value="TRUE" calcext:value-type="string">
            <text:p>TRUE</text:p>
          </table:table-cell>
          <table:table-cell office:value-type="string" calcext:value-type="string">
            <text:p>alice-pelton</text:p>
          </table:table-cell>
          <table:table-cell table:formula="of:=IF([.C368] = [.J368]; &quot;TRUE&quot;; &quot;FALSE&quot;)" office:value-type="string" office:string-value="TRUE" calcext:value-type="string">
            <text:p>TRUE</text:p>
          </table:table-cell>
          <table:table-cell office:value-type="string" calcext:value-type="string">
            <text:p>Alice Pelton | The Lowdown</text:p>
          </table:table-cell>
          <table:table-cell table:formula="of:=IF([.D368] = [.L368]; &quot;TRUE&quot;; &quot;FALSE&quot;)" office:value-type="string" office:string-value="TRUE" calcext:value-type="string">
            <text:p>TRUE</text:p>
          </table:table-cell>
          <table:table-cell office:value-type="string" calcext:value-type="string">
            <text:p>Alice set up The Lowdown in 2019 with a mission to help transform the minefield that is contraception.</text:p>
          </table:table-cell>
          <table:table-cell table:formula="of:=IF([.E368] = [.N368]; &quot;TRUE&quot;; &quot;FALSE&quot;)" office:value-type="string" office:string-value="TRUE" calcext:value-type="string">
            <text:p>TRUE</text:p>
          </table:table-cell>
          <table:table-cell office:value-type="string" calcext:value-type="string">
            <text:p><text:a xlink:href="https://thelowdown.com/author/alice-pelton" xlink:type="simple">https://thelowdown.com/author/alice-pelton</text:a></text:p>
          </table:table-cell>
          <table:table-cell table:formula="of:=IF([.F368] = [.P368]; &quot;TRUE&quot;; &quot;FALSE&quot;)" office:value-type="string" office:string-value="TRUE" calcext:value-type="string">
            <text:p>TRUE</text:p>
          </table:table-cell>
        </table:table-row>
        <table:table-row table:style-name="ro1">
          <table:table-cell office:value-type="string" calcext:value-type="string">
            <text:p>https://blog.thelowdown.com/blog/contraceptive-injection</text:p>
          </table:table-cell>
          <table:table-cell office:value-type="string" calcext:value-type="string">
            <text:p>/blog/contraceptive-injection</text:p>
          </table:table-cell>
          <table:table-cell office:value-type="string" calcext:value-type="string">
            <text:p>contraceptive-injection</text:p>
          </table:table-cell>
          <table:table-cell office:value-type="string" calcext:value-type="string">
            <text:p>A Guide To The Contraceptive Injection | The Lowdown</text:p>
          </table:table-cell>
          <table:table-cell office:value-type="string" calcext:value-type="string">
            <text:p>The contraceptive injection is a liquid contraception containing progestogen that is injected into your body every 2-3 months.</text:p>
          </table:table-cell>
          <table:table-cell office:value-type="string" calcext:value-type="string">
            <text:p>https://thelowdown.com/blog/contraceptive-injection</text:p>
          </table:table-cell>
          <table:table-cell office:value-type="string" calcext:value-type="string">
            <text:p>http://localhost/thelowdown/wp/blog/contraceptive-injection</text:p>
          </table:table-cell>
          <table:table-cell office:value-type="string" calcext:value-type="string">
            <text:p>/blog/contraceptive-injection</text:p>
          </table:table-cell>
          <table:table-cell table:formula="of:=IF([.B369] = [.H369]; &quot;TRUE&quot;; &quot;FALSE&quot;)" office:value-type="string" office:string-value="TRUE" calcext:value-type="string">
            <text:p>TRUE</text:p>
          </table:table-cell>
          <table:table-cell office:value-type="string" calcext:value-type="string">
            <text:p>contraceptive-injection</text:p>
          </table:table-cell>
          <table:table-cell table:formula="of:=IF([.C369] = [.J369]; &quot;TRUE&quot;; &quot;FALSE&quot;)" office:value-type="string" office:string-value="TRUE" calcext:value-type="string">
            <text:p>TRUE</text:p>
          </table:table-cell>
          <table:table-cell office:value-type="string" calcext:value-type="string">
            <text:p>A Guide To The Contraceptive Injection | The Lowdown</text:p>
          </table:table-cell>
          <table:table-cell table:formula="of:=IF([.D369] = [.L369]; &quot;TRUE&quot;; &quot;FALSE&quot;)" office:value-type="string" office:string-value="TRUE" calcext:value-type="string">
            <text:p>TRUE</text:p>
          </table:table-cell>
          <table:table-cell office:value-type="string" calcext:value-type="string">
            <text:p>The contraceptive injection is a liquid contraception containing progestogen that is injected into your body every 2-3 months.</text:p>
          </table:table-cell>
          <table:table-cell table:formula="of:=IF([.E369] = [.N369]; &quot;TRUE&quot;; &quot;FALSE&quot;)" office:value-type="string" office:string-value="TRUE" calcext:value-type="string">
            <text:p>TRUE</text:p>
          </table:table-cell>
          <table:table-cell office:value-type="string" calcext:value-type="string">
            <text:p>https://thelowdown.com/blog/contraceptive-injection</text:p>
          </table:table-cell>
          <table:table-cell table:formula="of:=IF([.F369] = [.P369]; &quot;TRUE&quot;; &quot;FALSE&quot;)" office:value-type="string" office:string-value="TRUE" calcext:value-type="string">
            <text:p>TRUE</text:p>
          </table:table-cell>
        </table:table-row>
        <table:table-row table:style-name="ro1">
          <table:table-cell office:value-type="string" calcext:value-type="string">
            <text:p>https://blog.thelowdown.com/blog/tag/emergency-contraception</text:p>
          </table:table-cell>
          <table:table-cell office:value-type="string" calcext:value-type="string">
            <text:p>/blog/tag/emergency-contraception</text:p>
          </table:table-cell>
          <table:table-cell office:value-type="string" calcext:value-type="string">
            <text:p>emergency-contraception</text:p>
          </table:table-cell>
          <table:table-cell office:value-type="string" calcext:value-type="string">
            <text:p>emergency contraception Archives - The Lowdown</text:p>
          </table:table-cell>
          <table:table-cell office:value-type="string" calcext:value-type="string">
            <text:p>N/A</text:p>
          </table:table-cell>
          <table:table-cell office:value-type="string" calcext:value-type="string">
            <text:p>/blog/tag/emergency-contraception</text:p>
          </table:table-cell>
          <table:table-cell office:value-type="string" calcext:value-type="string">
            <text:p>http://localhost/thelowdown/wp/blog/tag/emergency-contraception</text:p>
          </table:table-cell>
          <table:table-cell office:value-type="string" calcext:value-type="string">
            <text:p>/blog/tag/emergency-contraception</text:p>
          </table:table-cell>
          <table:table-cell table:formula="of:=IF([.B370] = [.H370]; &quot;TRUE&quot;; &quot;FALSE&quot;)" office:value-type="string" office:string-value="TRUE" calcext:value-type="string">
            <text:p>TRUE</text:p>
          </table:table-cell>
          <table:table-cell office:value-type="string" calcext:value-type="string">
            <text:p>emergency-contraception</text:p>
          </table:table-cell>
          <table:table-cell table:formula="of:=IF([.C370] = [.J370]; &quot;TRUE&quot;; &quot;FALSE&quot;)" office:value-type="string" office:string-value="TRUE" calcext:value-type="string">
            <text:p>TRUE</text:p>
          </table:table-cell>
          <table:table-cell office:value-type="string" calcext:value-type="string">
            <text:p>emergency contraception Archives - The Lowdown</text:p>
          </table:table-cell>
          <table:table-cell table:formula="of:=IF([.D370] = [.L370]; &quot;TRUE&quot;; &quot;FALSE&quot;)" office:value-type="string" office:string-value="TRUE" calcext:value-type="string">
            <text:p>TRUE</text:p>
          </table:table-cell>
          <table:table-cell office:value-type="string" calcext:value-type="string">
            <text:p>N/A</text:p>
          </table:table-cell>
          <table:table-cell table:formula="of:=IF([.E370] = [.N370]; &quot;TRUE&quot;; &quot;FALSE&quot;)" office:value-type="string" office:string-value="TRUE" calcext:value-type="string">
            <text:p>TRUE</text:p>
          </table:table-cell>
          <table:table-cell office:value-type="string" calcext:value-type="string">
            <text:p>/blog/tag/emergency-contraception</text:p>
          </table:table-cell>
          <table:table-cell table:formula="of:=IF([.F370] = [.P370]; &quot;TRUE&quot;; &quot;FALSE&quot;)" office:value-type="string" office:string-value="TRUE" calcext:value-type="string">
            <text:p>TRUE</text:p>
          </table:table-cell>
        </table:table-row>
        <table:table-row table:style-name="ro1">
          <table:table-cell office:value-type="string" calcext:value-type="string">
            <text:p>https://blog.thelowdown.com/author/eppie-shepherd</text:p>
          </table:table-cell>
          <table:table-cell office:value-type="string" calcext:value-type="string">
            <text:p>/author/eppie-shepherd</text:p>
          </table:table-cell>
          <table:table-cell office:value-type="string" calcext:value-type="string">
            <text:p>eppie-shepherd</text:p>
          </table:table-cell>
          <table:table-cell office:value-type="string" calcext:value-type="string">
            <text:p>Eppie Shepherd | The Lowdown</text:p>
          </table:table-cell>
          <table:table-cell office:value-type="string" calcext:value-type="string">
            <text:p>Eppie is a content queen and The Lowdown’s SEO Lead, she loves writing about the latest trends in FemCare and sexual health.</text:p>
          </table:table-cell>
          <table:table-cell office:value-type="string" calcext:value-type="string">
            <text:p>https://thelowdown.com/author/eppie-shepherd</text:p>
          </table:table-cell>
          <table:table-cell office:value-type="string" calcext:value-type="string">
            <text:p>http://localhost/thelowdown/wp/author/eppie-shepherd</text:p>
          </table:table-cell>
          <table:table-cell office:value-type="string" calcext:value-type="string">
            <text:p>/author/eppie-shepherd</text:p>
          </table:table-cell>
          <table:table-cell table:formula="of:=IF([.B371] = [.H371]; &quot;TRUE&quot;; &quot;FALSE&quot;)" office:value-type="string" office:string-value="TRUE" calcext:value-type="string">
            <text:p>TRUE</text:p>
          </table:table-cell>
          <table:table-cell office:value-type="string" calcext:value-type="string">
            <text:p>eppie-shepherd</text:p>
          </table:table-cell>
          <table:table-cell table:formula="of:=IF([.C371] = [.J371]; &quot;TRUE&quot;; &quot;FALSE&quot;)" office:value-type="string" office:string-value="TRUE" calcext:value-type="string">
            <text:p>TRUE</text:p>
          </table:table-cell>
          <table:table-cell office:value-type="string" calcext:value-type="string">
            <text:p>Eppie Shepherd | The Lowdown</text:p>
          </table:table-cell>
          <table:table-cell table:formula="of:=IF([.D371] = [.L371]; &quot;TRUE&quot;; &quot;FALSE&quot;)" office:value-type="string" office:string-value="TRUE" calcext:value-type="string">
            <text:p>TRUE</text:p>
          </table:table-cell>
          <table:table-cell office:value-type="string" calcext:value-type="string">
            <text:p>Eppie is a content queen and The Lowdown’s SEO Lead, she loves writing about the latest trends in FemCare and sexual health.</text:p>
          </table:table-cell>
          <table:table-cell table:formula="of:=IF([.E371] = [.N371]; &quot;TRUE&quot;; &quot;FALSE&quot;)" office:value-type="string" office:string-value="TRUE" calcext:value-type="string">
            <text:p>TRUE</text:p>
          </table:table-cell>
          <table:table-cell office:value-type="string" calcext:value-type="string">
            <text:p><text:a xlink:href="https://thelowdown.com/author/eppie-shepherd" xlink:type="simple">https://thelowdown.com/author/eppie-shepherd</text:a></text:p>
          </table:table-cell>
          <table:table-cell table:formula="of:=IF([.F371] = [.P371]; &quot;TRUE&quot;; &quot;FALSE&quot;)" office:value-type="string" office:string-value="TRUE" calcext:value-type="string">
            <text:p>TRUE</text:p>
          </table:table-cell>
        </table:table-row>
        <table:table-row table:style-name="ro1">
          <table:table-cell office:value-type="string" calcext:value-type="string">
            <text:p>https://blog.thelowdown.com/blog/tag/hormone</text:p>
          </table:table-cell>
          <table:table-cell office:value-type="string" calcext:value-type="string">
            <text:p>/blog/tag/hormone</text:p>
          </table:table-cell>
          <table:table-cell office:value-type="string" calcext:value-type="string">
            <text:p>hormone</text:p>
          </table:table-cell>
          <table:table-cell office:value-type="string" calcext:value-type="string">
            <text:p>hormone Archives - The Lowdown</text:p>
          </table:table-cell>
          <table:table-cell office:value-type="string" calcext:value-type="string">
            <text:p>N/A</text:p>
          </table:table-cell>
          <table:table-cell office:value-type="string" calcext:value-type="string">
            <text:p>/blog/tag/hormone</text:p>
          </table:table-cell>
          <table:table-cell office:value-type="string" calcext:value-type="string">
            <text:p>http://localhost/thelowdown/wp/blog/tag/hormone</text:p>
          </table:table-cell>
          <table:table-cell office:value-type="string" calcext:value-type="string">
            <text:p>/blog/tag/hormone</text:p>
          </table:table-cell>
          <table:table-cell table:formula="of:=IF([.B372] = [.H372]; &quot;TRUE&quot;; &quot;FALSE&quot;)" office:value-type="string" office:string-value="TRUE" calcext:value-type="string">
            <text:p>TRUE</text:p>
          </table:table-cell>
          <table:table-cell office:value-type="string" calcext:value-type="string">
            <text:p>hormone</text:p>
          </table:table-cell>
          <table:table-cell table:formula="of:=IF([.C372] = [.J372]; &quot;TRUE&quot;; &quot;FALSE&quot;)" office:value-type="string" office:string-value="TRUE" calcext:value-type="string">
            <text:p>TRUE</text:p>
          </table:table-cell>
          <table:table-cell office:value-type="string" calcext:value-type="string">
            <text:p>hormone Archives - The Lowdown</text:p>
          </table:table-cell>
          <table:table-cell table:formula="of:=IF([.D372] = [.L372]; &quot;TRUE&quot;; &quot;FALSE&quot;)" office:value-type="string" office:string-value="TRUE" calcext:value-type="string">
            <text:p>TRUE</text:p>
          </table:table-cell>
          <table:table-cell office:value-type="string" calcext:value-type="string">
            <text:p>N/A</text:p>
          </table:table-cell>
          <table:table-cell table:formula="of:=IF([.E372] = [.N372]; &quot;TRUE&quot;; &quot;FALSE&quot;)" office:value-type="string" office:string-value="TRUE" calcext:value-type="string">
            <text:p>TRUE</text:p>
          </table:table-cell>
          <table:table-cell office:value-type="string" calcext:value-type="string">
            <text:p>/blog/tag/hormone</text:p>
          </table:table-cell>
          <table:table-cell table:formula="of:=IF([.F372] = [.P372]; &quot;TRUE&quot;; &quot;FALSE&quot;)" office:value-type="string" office:string-value="TRUE" calcext:value-type="string">
            <text:p>TRUE</text:p>
          </table:table-cell>
        </table:table-row>
        <table:table-row table:style-name="ro1">
          <table:table-cell office:value-type="string" calcext:value-type="string">
            <text:p>https://blog.thelowdown.com/blog/tag/weight-gain</text:p>
          </table:table-cell>
          <table:table-cell office:value-type="string" calcext:value-type="string">
            <text:p>/blog/tag/weight-gain</text:p>
          </table:table-cell>
          <table:table-cell office:value-type="string" calcext:value-type="string">
            <text:p>weight-gain</text:p>
          </table:table-cell>
          <table:table-cell office:value-type="string" calcext:value-type="string">
            <text:p>weight gain Archives - The Lowdown</text:p>
          </table:table-cell>
          <table:table-cell office:value-type="string" calcext:value-type="string">
            <text:p>N/A</text:p>
          </table:table-cell>
          <table:table-cell office:value-type="string" calcext:value-type="string">
            <text:p>/blog/tag/weight-gain</text:p>
          </table:table-cell>
          <table:table-cell office:value-type="string" calcext:value-type="string">
            <text:p>http://localhost/thelowdown/wp/blog/tag/weight-gain</text:p>
          </table:table-cell>
          <table:table-cell office:value-type="string" calcext:value-type="string">
            <text:p>/blog/tag/weight-gain</text:p>
          </table:table-cell>
          <table:table-cell table:formula="of:=IF([.B373] = [.H373]; &quot;TRUE&quot;; &quot;FALSE&quot;)" office:value-type="string" office:string-value="TRUE" calcext:value-type="string">
            <text:p>TRUE</text:p>
          </table:table-cell>
          <table:table-cell office:value-type="string" calcext:value-type="string">
            <text:p>weight-gain</text:p>
          </table:table-cell>
          <table:table-cell table:formula="of:=IF([.C373] = [.J373]; &quot;TRUE&quot;; &quot;FALSE&quot;)" office:value-type="string" office:string-value="TRUE" calcext:value-type="string">
            <text:p>TRUE</text:p>
          </table:table-cell>
          <table:table-cell office:value-type="string" calcext:value-type="string">
            <text:p>weight gain Archives - The Lowdown</text:p>
          </table:table-cell>
          <table:table-cell table:formula="of:=IF([.D373] = [.L373]; &quot;TRUE&quot;; &quot;FALSE&quot;)" office:value-type="string" office:string-value="TRUE" calcext:value-type="string">
            <text:p>TRUE</text:p>
          </table:table-cell>
          <table:table-cell office:value-type="string" calcext:value-type="string">
            <text:p>N/A</text:p>
          </table:table-cell>
          <table:table-cell table:formula="of:=IF([.E373] = [.N373]; &quot;TRUE&quot;; &quot;FALSE&quot;)" office:value-type="string" office:string-value="TRUE" calcext:value-type="string">
            <text:p>TRUE</text:p>
          </table:table-cell>
          <table:table-cell office:value-type="string" calcext:value-type="string">
            <text:p>/blog/tag/weight-gain</text:p>
          </table:table-cell>
          <table:table-cell table:formula="of:=IF([.F373] = [.P373]; &quot;TRUE&quot;; &quot;FALSE&quot;)" office:value-type="string" office:string-value="TRUE" calcext:value-type="string">
            <text:p>TRUE</text:p>
          </table:table-cell>
        </table:table-row>
        <table:table-row table:style-name="ro1">
          <table:table-cell office:value-type="string" calcext:value-type="string">
            <text:p>https://blog.thelowdown.com/blog/tag/pre-cum</text:p>
          </table:table-cell>
          <table:table-cell office:value-type="string" calcext:value-type="string">
            <text:p>/blog/tag/pre-cum</text:p>
          </table:table-cell>
          <table:table-cell office:value-type="string" calcext:value-type="string">
            <text:p>pre-cum</text:p>
          </table:table-cell>
          <table:table-cell office:value-type="string" calcext:value-type="string">
            <text:p>Pre-cum Archives - The Lowdown</text:p>
          </table:table-cell>
          <table:table-cell office:value-type="string" calcext:value-type="string">
            <text:p>N/A</text:p>
          </table:table-cell>
          <table:table-cell office:value-type="string" calcext:value-type="string">
            <text:p>/blog/tag/pre-cum</text:p>
          </table:table-cell>
          <table:table-cell office:value-type="string" calcext:value-type="string">
            <text:p>http://localhost/thelowdown/wp/blog/tag/pre-cum</text:p>
          </table:table-cell>
          <table:table-cell office:value-type="string" calcext:value-type="string">
            <text:p>/blog/tag/pre-cum</text:p>
          </table:table-cell>
          <table:table-cell table:formula="of:=IF([.B374] = [.H374]; &quot;TRUE&quot;; &quot;FALSE&quot;)" office:value-type="string" office:string-value="TRUE" calcext:value-type="string">
            <text:p>TRUE</text:p>
          </table:table-cell>
          <table:table-cell office:value-type="string" calcext:value-type="string">
            <text:p>pre-cum</text:p>
          </table:table-cell>
          <table:table-cell table:formula="of:=IF([.C374] = [.J374]; &quot;TRUE&quot;; &quot;FALSE&quot;)" office:value-type="string" office:string-value="TRUE" calcext:value-type="string">
            <text:p>TRUE</text:p>
          </table:table-cell>
          <table:table-cell office:value-type="string" calcext:value-type="string">
            <text:p>Pre-cum Archives - The Lowdown</text:p>
          </table:table-cell>
          <table:table-cell table:formula="of:=IF([.D374] = [.L374]; &quot;TRUE&quot;; &quot;FALSE&quot;)" office:value-type="string" office:string-value="TRUE" calcext:value-type="string">
            <text:p>TRUE</text:p>
          </table:table-cell>
          <table:table-cell office:value-type="string" calcext:value-type="string">
            <text:p>N/A</text:p>
          </table:table-cell>
          <table:table-cell table:formula="of:=IF([.E374] = [.N374]; &quot;TRUE&quot;; &quot;FALSE&quot;)" office:value-type="string" office:string-value="TRUE" calcext:value-type="string">
            <text:p>TRUE</text:p>
          </table:table-cell>
          <table:table-cell office:value-type="string" calcext:value-type="string">
            <text:p>/blog/tag/pre-cum</text:p>
          </table:table-cell>
          <table:table-cell table:formula="of:=IF([.F374] = [.P374]; &quot;TRUE&quot;; &quot;FALSE&quot;)" office:value-type="string" office:string-value="TRUE" calcext:value-type="string">
            <text:p>TRUE</text:p>
          </table:table-cell>
        </table:table-row>
        <table:table-row table:style-name="ro1">
          <table:table-cell office:value-type="string" calcext:value-type="string">
            <text:p>https://blog.thelowdown.com/blog/tag/sterilisation</text:p>
          </table:table-cell>
          <table:table-cell office:value-type="string" calcext:value-type="string">
            <text:p>/blog/tag/sterilisation</text:p>
          </table:table-cell>
          <table:table-cell office:value-type="string" calcext:value-type="string">
            <text:p>sterilisation</text:p>
          </table:table-cell>
          <table:table-cell office:value-type="string" calcext:value-type="string">
            <text:p>sterilisation Archives - The Lowdown</text:p>
          </table:table-cell>
          <table:table-cell office:value-type="string" calcext:value-type="string">
            <text:p>N/A</text:p>
          </table:table-cell>
          <table:table-cell office:value-type="string" calcext:value-type="string">
            <text:p>/blog/tag/sterilisation</text:p>
          </table:table-cell>
          <table:table-cell office:value-type="string" calcext:value-type="string">
            <text:p>http://localhost/thelowdown/wp/blog/tag/sterilisation</text:p>
          </table:table-cell>
          <table:table-cell office:value-type="string" calcext:value-type="string">
            <text:p>/blog/tag/sterilisation</text:p>
          </table:table-cell>
          <table:table-cell table:formula="of:=IF([.B375] = [.H375]; &quot;TRUE&quot;; &quot;FALSE&quot;)" office:value-type="string" office:string-value="TRUE" calcext:value-type="string">
            <text:p>TRUE</text:p>
          </table:table-cell>
          <table:table-cell office:value-type="string" calcext:value-type="string">
            <text:p>sterilisation</text:p>
          </table:table-cell>
          <table:table-cell table:formula="of:=IF([.C375] = [.J375]; &quot;TRUE&quot;; &quot;FALSE&quot;)" office:value-type="string" office:string-value="TRUE" calcext:value-type="string">
            <text:p>TRUE</text:p>
          </table:table-cell>
          <table:table-cell office:value-type="string" calcext:value-type="string">
            <text:p>sterilisation Archives - The Lowdown</text:p>
          </table:table-cell>
          <table:table-cell table:formula="of:=IF([.D375] = [.L375]; &quot;TRUE&quot;; &quot;FALSE&quot;)" office:value-type="string" office:string-value="TRUE" calcext:value-type="string">
            <text:p>TRUE</text:p>
          </table:table-cell>
          <table:table-cell office:value-type="string" calcext:value-type="string">
            <text:p>N/A</text:p>
          </table:table-cell>
          <table:table-cell table:formula="of:=IF([.E375] = [.N375]; &quot;TRUE&quot;; &quot;FALSE&quot;)" office:value-type="string" office:string-value="TRUE" calcext:value-type="string">
            <text:p>TRUE</text:p>
          </table:table-cell>
          <table:table-cell office:value-type="string" calcext:value-type="string">
            <text:p>/blog/tag/sterilisation</text:p>
          </table:table-cell>
          <table:table-cell table:formula="of:=IF([.F375] = [.P375]; &quot;TRUE&quot;; &quot;FALSE&quot;)" office:value-type="string" office:string-value="TRUE" calcext:value-type="string">
            <text:p>TRUE</text:p>
          </table:table-cell>
        </table:table-row>
        <table:table-row table:style-name="ro1">
          <table:table-cell office:value-type="string" calcext:value-type="string">
            <text:p>https://blog.thelowdown.com/blog/mirena-coil-removal</text:p>
          </table:table-cell>
          <table:table-cell office:value-type="string" calcext:value-type="string">
            <text:p>/blog/mirena-coil-removal</text:p>
          </table:table-cell>
          <table:table-cell office:value-type="string" calcext:value-type="string">
            <text:p>mirena-coil-removal</text:p>
          </table:table-cell>
          <table:table-cell office:value-type="string" calcext:value-type="string">
            <text:p>Mirena Coil Removal - Symptoms &amp; Side Effects | The Lowdown</text:p>
          </table:table-cell>
          <table:table-cell office:value-type="string" calcext:value-type="string">
            <text:p>Does the Mirena coil wear off after 5 years? Are there any symptoms? Here our contraceptive experts answer your top questions about Mirena coil removal.</text:p>
          </table:table-cell>
          <table:table-cell office:value-type="string" calcext:value-type="string">
            <text:p>https://thelowdown.com/blog/mirena-coil-removal</text:p>
          </table:table-cell>
          <table:table-cell office:value-type="string" calcext:value-type="string">
            <text:p>http://localhost/thelowdown/wp/blog/mirena-coil-removal</text:p>
          </table:table-cell>
          <table:table-cell office:value-type="string" calcext:value-type="string">
            <text:p>/blog/mirena-coil-removal</text:p>
          </table:table-cell>
          <table:table-cell table:formula="of:=IF([.B376] = [.H376]; &quot;TRUE&quot;; &quot;FALSE&quot;)" office:value-type="string" office:string-value="TRUE" calcext:value-type="string">
            <text:p>TRUE</text:p>
          </table:table-cell>
          <table:table-cell office:value-type="string" calcext:value-type="string">
            <text:p>mirena-coil-removal</text:p>
          </table:table-cell>
          <table:table-cell table:formula="of:=IF([.C376] = [.J376]; &quot;TRUE&quot;; &quot;FALSE&quot;)" office:value-type="string" office:string-value="TRUE" calcext:value-type="string">
            <text:p>TRUE</text:p>
          </table:table-cell>
          <table:table-cell office:value-type="string" calcext:value-type="string">
            <text:p>Mirena Coil Removal - Symptoms &amp; Side Effects | The Lowdown</text:p>
          </table:table-cell>
          <table:table-cell table:formula="of:=IF([.D376] = [.L376]; &quot;TRUE&quot;; &quot;FALSE&quot;)" office:value-type="string" office:string-value="TRUE" calcext:value-type="string">
            <text:p>TRUE</text:p>
          </table:table-cell>
          <table:table-cell office:value-type="string" calcext:value-type="string">
            <text:p>Does the Mirena coil wear off after 5 years? Are there any symptoms? Here our contraceptive experts answer your top questions about Mirena coil removal.</text:p>
          </table:table-cell>
          <table:table-cell table:formula="of:=IF([.E376] = [.N376]; &quot;TRUE&quot;; &quot;FALSE&quot;)" office:value-type="string" office:string-value="TRUE" calcext:value-type="string">
            <text:p>TRUE</text:p>
          </table:table-cell>
          <table:table-cell office:value-type="string" calcext:value-type="string">
            <text:p>https://thelowdown.com/blog/mirena-coil-removal</text:p>
          </table:table-cell>
          <table:table-cell table:formula="of:=IF([.F376] = [.P376]; &quot;TRUE&quot;; &quot;FALSE&quot;)" office:value-type="string" office:string-value="TRUE" calcext:value-type="string">
            <text:p>TRUE</text:p>
          </table:table-cell>
        </table:table-row>
        <table:table-row table:style-name="ro1">
          <table:table-cell office:value-type="string" calcext:value-type="string">
            <text:p>https://blog.thelowdown.com/blog/changing-time-taking-pill</text:p>
          </table:table-cell>
          <table:table-cell office:value-type="string" calcext:value-type="string">
            <text:p>/blog/changing-time-taking-pill</text:p>
          </table:table-cell>
          <table:table-cell office:value-type="string" calcext:value-type="string">
            <text:p>changing-time-taking-pill</text:p>
          </table:table-cell>
          <table:table-cell office:value-type="string" calcext:value-type="string">
            <text:p>Can I Change The Time I Take My Birth Control Pill? | The Lowdown</text:p>
          </table:table-cell>
          <table:table-cell office:value-type="string" calcext:value-type="string">
            <text:p>Get the lowdown on 'safe windows' and keeping yourself protected when changing the time you take your pill.</text:p>
          </table:table-cell>
          <table:table-cell office:value-type="string" calcext:value-type="string">
            <text:p>https://thelowdown.com/blog/changing-time-taking-pill</text:p>
          </table:table-cell>
          <table:table-cell office:value-type="string" calcext:value-type="string">
            <text:p>http://localhost/thelowdown/wp/blog/changing-time-taking-pill</text:p>
          </table:table-cell>
          <table:table-cell office:value-type="string" calcext:value-type="string">
            <text:p>/blog/changing-time-taking-pill</text:p>
          </table:table-cell>
          <table:table-cell table:formula="of:=IF([.B377] = [.H377]; &quot;TRUE&quot;; &quot;FALSE&quot;)" office:value-type="string" office:string-value="TRUE" calcext:value-type="string">
            <text:p>TRUE</text:p>
          </table:table-cell>
          <table:table-cell office:value-type="string" calcext:value-type="string">
            <text:p>changing-time-taking-pill</text:p>
          </table:table-cell>
          <table:table-cell table:formula="of:=IF([.C377] = [.J377]; &quot;TRUE&quot;; &quot;FALSE&quot;)" office:value-type="string" office:string-value="TRUE" calcext:value-type="string">
            <text:p>TRUE</text:p>
          </table:table-cell>
          <table:table-cell office:value-type="string" calcext:value-type="string">
            <text:p>Can I Change The Time I Take My Birth Control Pill? | The Lowdown</text:p>
          </table:table-cell>
          <table:table-cell table:formula="of:=IF([.D377] = [.L377]; &quot;TRUE&quot;; &quot;FALSE&quot;)" office:value-type="string" office:string-value="TRUE" calcext:value-type="string">
            <text:p>TRUE</text:p>
          </table:table-cell>
          <table:table-cell office:value-type="string" calcext:value-type="string">
            <text:p>Get the lowdown on 'safe windows' and keeping yourself protected when changing the time you take your pill.</text:p>
          </table:table-cell>
          <table:table-cell table:formula="of:=IF([.E377] = [.N377]; &quot;TRUE&quot;; &quot;FALSE&quot;)" office:value-type="string" office:string-value="TRUE" calcext:value-type="string">
            <text:p>TRUE</text:p>
          </table:table-cell>
          <table:table-cell office:value-type="string" calcext:value-type="string">
            <text:p>https://thelowdown.com/blog/changing-time-taking-pill</text:p>
          </table:table-cell>
          <table:table-cell table:formula="of:=IF([.F377] = [.P377]; &quot;TRUE&quot;; &quot;FALSE&quot;)" office:value-type="string" office:string-value="TRUE" calcext:value-type="string">
            <text:p>TRUE</text:p>
          </table:table-cell>
        </table:table-row>
        <table:table-row table:style-name="ro1">
          <table:table-cell office:value-type="string" calcext:value-type="string">
            <text:p>https://blog.thelowdown.com/blog/heavy-periods-at-work</text:p>
          </table:table-cell>
          <table:table-cell office:value-type="string" calcext:value-type="string">
            <text:p>/blog/heavy-periods-at-work</text:p>
          </table:table-cell>
          <table:table-cell office:value-type="string" calcext:value-type="string">
            <text:p>heavy-periods-at-work</text:p>
          </table:table-cell>
          <table:table-cell office:value-type="string" calcext:value-type="string">
            <text:p>Coping with Heavy Periods at Work | The Lowdown</text:p>
          </table:table-cell>
          <table:table-cell office:value-type="string" calcext:value-type="string">
            <text:p>Heavy periods can be stressful, distracting and downright difficult to deal with - get the lowdown on these tips to help you cope with heavy periods at work</text:p>
          </table:table-cell>
          <table:table-cell office:value-type="string" calcext:value-type="string">
            <text:p>https://thelowdown.com/blog/heavy-periods-at-work</text:p>
          </table:table-cell>
          <table:table-cell office:value-type="string" calcext:value-type="string">
            <text:p>http://localhost/thelowdown/wp/blog/heavy-periods-at-work</text:p>
          </table:table-cell>
          <table:table-cell office:value-type="string" calcext:value-type="string">
            <text:p>/blog/heavy-periods-at-work</text:p>
          </table:table-cell>
          <table:table-cell table:formula="of:=IF([.B378] = [.H378]; &quot;TRUE&quot;; &quot;FALSE&quot;)" office:value-type="string" office:string-value="TRUE" calcext:value-type="string">
            <text:p>TRUE</text:p>
          </table:table-cell>
          <table:table-cell office:value-type="string" calcext:value-type="string">
            <text:p>heavy-periods-at-work</text:p>
          </table:table-cell>
          <table:table-cell table:formula="of:=IF([.C378] = [.J378]; &quot;TRUE&quot;; &quot;FALSE&quot;)" office:value-type="string" office:string-value="TRUE" calcext:value-type="string">
            <text:p>TRUE</text:p>
          </table:table-cell>
          <table:table-cell office:value-type="string" calcext:value-type="string">
            <text:p>Coping with Heavy Periods at Work | The Lowdown</text:p>
          </table:table-cell>
          <table:table-cell table:formula="of:=IF([.D378] = [.L378]; &quot;TRUE&quot;; &quot;FALSE&quot;)" office:value-type="string" office:string-value="TRUE" calcext:value-type="string">
            <text:p>TRUE</text:p>
          </table:table-cell>
          <table:table-cell office:value-type="string" calcext:value-type="string">
            <text:p>Heavy periods can be stressful, distracting and downright difficult to deal with - get the lowdown on these tips to help you cope with heavy periods at work</text:p>
          </table:table-cell>
          <table:table-cell table:formula="of:=IF([.E378] = [.N378]; &quot;TRUE&quot;; &quot;FALSE&quot;)" office:value-type="string" office:string-value="TRUE" calcext:value-type="string">
            <text:p>TRUE</text:p>
          </table:table-cell>
          <table:table-cell office:value-type="string" calcext:value-type="string">
            <text:p>https://thelowdown.com/blog/heavy-periods-at-work</text:p>
          </table:table-cell>
          <table:table-cell table:formula="of:=IF([.F378] = [.P378]; &quot;TRUE&quot;; &quot;FALSE&quot;)" office:value-type="string" office:string-value="TRUE" calcext:value-type="string">
            <text:p>TRUE</text:p>
          </table:table-cell>
        </table:table-row>
        <table:table-row table:style-name="ro1">
          <table:table-cell office:value-type="string" calcext:value-type="string">
            <text:p>https://blog.thelowdown.com/blog/tag/fitting</text:p>
          </table:table-cell>
          <table:table-cell office:value-type="string" calcext:value-type="string">
            <text:p>/blog/tag/fitting</text:p>
          </table:table-cell>
          <table:table-cell office:value-type="string" calcext:value-type="string">
            <text:p>fitting</text:p>
          </table:table-cell>
          <table:table-cell office:value-type="string" calcext:value-type="string">
            <text:p>fitting Archives - The Lowdown</text:p>
          </table:table-cell>
          <table:table-cell office:value-type="string" calcext:value-type="string">
            <text:p>N/A</text:p>
          </table:table-cell>
          <table:table-cell office:value-type="string" calcext:value-type="string">
            <text:p>/blog/tag/fitting</text:p>
          </table:table-cell>
          <table:table-cell office:value-type="string" calcext:value-type="string">
            <text:p>http://localhost/thelowdown/wp/blog/tag/fitting</text:p>
          </table:table-cell>
          <table:table-cell office:value-type="string" calcext:value-type="string">
            <text:p>/blog/tag/fitting</text:p>
          </table:table-cell>
          <table:table-cell table:formula="of:=IF([.B379] = [.H379]; &quot;TRUE&quot;; &quot;FALSE&quot;)" office:value-type="string" office:string-value="TRUE" calcext:value-type="string">
            <text:p>TRUE</text:p>
          </table:table-cell>
          <table:table-cell office:value-type="string" calcext:value-type="string">
            <text:p>fitting</text:p>
          </table:table-cell>
          <table:table-cell table:formula="of:=IF([.C379] = [.J379]; &quot;TRUE&quot;; &quot;FALSE&quot;)" office:value-type="string" office:string-value="TRUE" calcext:value-type="string">
            <text:p>TRUE</text:p>
          </table:table-cell>
          <table:table-cell office:value-type="string" calcext:value-type="string">
            <text:p>fitting Archives - The Lowdown</text:p>
          </table:table-cell>
          <table:table-cell table:formula="of:=IF([.D379] = [.L379]; &quot;TRUE&quot;; &quot;FALSE&quot;)" office:value-type="string" office:string-value="TRUE" calcext:value-type="string">
            <text:p>TRUE</text:p>
          </table:table-cell>
          <table:table-cell office:value-type="string" calcext:value-type="string">
            <text:p>N/A</text:p>
          </table:table-cell>
          <table:table-cell table:formula="of:=IF([.E379] = [.N379]; &quot;TRUE&quot;; &quot;FALSE&quot;)" office:value-type="string" office:string-value="TRUE" calcext:value-type="string">
            <text:p>TRUE</text:p>
          </table:table-cell>
          <table:table-cell office:value-type="string" calcext:value-type="string">
            <text:p>/blog/tag/fitting</text:p>
          </table:table-cell>
          <table:table-cell table:formula="of:=IF([.F379] = [.P379]; &quot;TRUE&quot;; &quot;FALSE&quot;)" office:value-type="string" office:string-value="TRUE" calcext:value-type="string">
            <text:p>TRUE</text:p>
          </table:table-cell>
        </table:table-row>
        <table:table-row table:style-name="ro1">
          <table:table-cell office:value-type="string" calcext:value-type="string">
            <text:p>https://blog.thelowdown.com/blog/combined-pill-vs-mini-pill</text:p>
          </table:table-cell>
          <table:table-cell office:value-type="string" calcext:value-type="string">
            <text:p>/blog/combined-pill-vs-mini-pill</text:p>
          </table:table-cell>
          <table:table-cell office:value-type="string" calcext:value-type="string">
            <text:p>combined-pill-vs-mini-pill</text:p>
          </table:table-cell>
          <table:table-cell office:value-type="string" calcext:value-type="string">
            <text:p>Combined Pill vs Mini Pill - The Difference | The Lowdown</text:p>
          </table:table-cell>
          <table:table-cell office:value-type="string" calcext:value-type="string">
            <text:p>The two types of contraceptive pills, the combined pill and the mini pill (also known as the progestogen only pill or POP) are a popular form of contraception amongst many women.</text:p>
          </table:table-cell>
          <table:table-cell office:value-type="string" calcext:value-type="string">
            <text:p>https://thelowdown.com/blog/combined-pill-vs-mini-pill</text:p>
          </table:table-cell>
          <table:table-cell office:value-type="string" calcext:value-type="string">
            <text:p>http://localhost/thelowdown/wp/blog/combined-pill-vs-mini-pill</text:p>
          </table:table-cell>
          <table:table-cell office:value-type="string" calcext:value-type="string">
            <text:p>/blog/combined-pill-vs-mini-pill</text:p>
          </table:table-cell>
          <table:table-cell table:formula="of:=IF([.B380] = [.H380]; &quot;TRUE&quot;; &quot;FALSE&quot;)" office:value-type="string" office:string-value="TRUE" calcext:value-type="string">
            <text:p>TRUE</text:p>
          </table:table-cell>
          <table:table-cell office:value-type="string" calcext:value-type="string">
            <text:p>combined-pill-vs-mini-pill</text:p>
          </table:table-cell>
          <table:table-cell table:formula="of:=IF([.C380] = [.J380]; &quot;TRUE&quot;; &quot;FALSE&quot;)" office:value-type="string" office:string-value="TRUE" calcext:value-type="string">
            <text:p>TRUE</text:p>
          </table:table-cell>
          <table:table-cell office:value-type="string" calcext:value-type="string">
            <text:p>Combined Pill vs Mini Pill - The Difference | The Lowdown</text:p>
          </table:table-cell>
          <table:table-cell table:formula="of:=IF([.D380] = [.L380]; &quot;TRUE&quot;; &quot;FALSE&quot;)" office:value-type="string" office:string-value="TRUE" calcext:value-type="string">
            <text:p>TRUE</text:p>
          </table:table-cell>
          <table:table-cell office:value-type="string" calcext:value-type="string">
            <text:p>The two types of contraceptive pills, the combined pill and the mini pill (also known as the progestogen only pill or POP) are a popular form of contraception amongst many women.</text:p>
          </table:table-cell>
          <table:table-cell table:formula="of:=IF([.E380] = [.N380]; &quot;TRUE&quot;; &quot;FALSE&quot;)" office:value-type="string" office:string-value="TRUE" calcext:value-type="string">
            <text:p>TRUE</text:p>
          </table:table-cell>
          <table:table-cell office:value-type="string" calcext:value-type="string">
            <text:p>https://thelowdown.com/blog/combined-pill-vs-mini-pill</text:p>
          </table:table-cell>
          <table:table-cell table:formula="of:=IF([.F380] = [.P380]; &quot;TRUE&quot;; &quot;FALSE&quot;)" office:value-type="string" office:string-value="TRUE" calcext:value-type="string">
            <text:p>TRUE</text:p>
          </table:table-cell>
        </table:table-row>
        <table:table-row table:style-name="ro1">
          <table:table-cell office:value-type="string" calcext:value-type="string">
            <text:p>https://blog.thelowdown.com/blog/intrauterine-device-iud-everything-you-need-to-know</text:p>
          </table:table-cell>
          <table:table-cell office:value-type="string" calcext:value-type="string">
            <text:p>/blog/intrauterine-device-iud-everything-you-need-to-know</text:p>
          </table:table-cell>
          <table:table-cell office:value-type="string" calcext:value-type="string">
            <text:p>intrauterine-device-iud-everything-you-need-to-know</text:p>
          </table:table-cell>
          <table:table-cell office:value-type="string" calcext:value-type="string">
            <text:p>Intrauterine Device (IUD) - A Complete Guide | The Lowdown</text:p>
          </table:table-cell>
          <table:table-cell office:value-type="string" calcext:value-type="string">
            <text:p>Everything you need to know about the Intrauterine device (IUD) as brought to you by contraceptive experts, The Lowdown.</text:p>
          </table:table-cell>
          <table:table-cell office:value-type="string" calcext:value-type="string">
            <text:p>https://thelowdown.com/blog/intrauterine-device-iud-everything-you-need-to-know</text:p>
          </table:table-cell>
          <table:table-cell office:value-type="string" calcext:value-type="string">
            <text:p>http://localhost/thelowdown/wp/blog/intrauterine-device-iud-everything-you-need-to-know</text:p>
          </table:table-cell>
          <table:table-cell office:value-type="string" calcext:value-type="string">
            <text:p>/blog/intrauterine-device-iud-everything-you-need-to-know</text:p>
          </table:table-cell>
          <table:table-cell table:formula="of:=IF([.B381] = [.H381]; &quot;TRUE&quot;; &quot;FALSE&quot;)" office:value-type="string" office:string-value="TRUE" calcext:value-type="string">
            <text:p>TRUE</text:p>
          </table:table-cell>
          <table:table-cell office:value-type="string" calcext:value-type="string">
            <text:p>intrauterine-device-iud-everything-you-need-to-know</text:p>
          </table:table-cell>
          <table:table-cell table:formula="of:=IF([.C381] = [.J381]; &quot;TRUE&quot;; &quot;FALSE&quot;)" office:value-type="string" office:string-value="TRUE" calcext:value-type="string">
            <text:p>TRUE</text:p>
          </table:table-cell>
          <table:table-cell office:value-type="string" calcext:value-type="string">
            <text:p>Intrauterine Device (IUD) - A Complete Guide | The Lowdown</text:p>
          </table:table-cell>
          <table:table-cell table:formula="of:=IF([.D381] = [.L381]; &quot;TRUE&quot;; &quot;FALSE&quot;)" office:value-type="string" office:string-value="TRUE" calcext:value-type="string">
            <text:p>TRUE</text:p>
          </table:table-cell>
          <table:table-cell office:value-type="string" calcext:value-type="string">
            <text:p>Everything you need to know about the Intrauterine device (IUD) as brought to you by contraceptive experts, The Lowdown.</text:p>
          </table:table-cell>
          <table:table-cell table:formula="of:=IF([.E381] = [.N381]; &quot;TRUE&quot;; &quot;FALSE&quot;)" office:value-type="string" office:string-value="TRUE" calcext:value-type="string">
            <text:p>TRUE</text:p>
          </table:table-cell>
          <table:table-cell office:value-type="string" calcext:value-type="string">
            <text:p>https://thelowdown.com/blog/intrauterine-device-iud-everything-you-need-to-know</text:p>
          </table:table-cell>
          <table:table-cell table:formula="of:=IF([.F381] = [.P381]; &quot;TRUE&quot;; &quot;FALSE&quot;)" office:value-type="string" office:string-value="TRUE" calcext:value-type="string">
            <text:p>TRUE</text:p>
          </table:table-cell>
        </table:table-row>
        <table:table-row table:style-name="ro1">
          <table:table-cell office:value-type="string" calcext:value-type="string">
            <text:p>https://blog.thelowdown.com/blog/best-contraception-for-pcos</text:p>
          </table:table-cell>
          <table:table-cell office:value-type="string" calcext:value-type="string">
            <text:p>/blog/best-contraception-for-pcos</text:p>
          </table:table-cell>
          <table:table-cell office:value-type="string" calcext:value-type="string">
            <text:p>best-contraception-for-pcos</text:p>
          </table:table-cell>
          <table:table-cell office:value-type="string" calcext:value-type="string">
            <text:p>Best Contraception for PCOS - The Pill &amp; More | The Lowdown</text:p>
          </table:table-cell>
          <table:table-cell office:value-type="string" calcext:value-type="string">
            <text:p>Learn which types of birth control are best for treating symptoms of PCOS. Including the combined pill, vaginal ring and contraceptive patch.</text:p>
          </table:table-cell>
          <table:table-cell office:value-type="string" calcext:value-type="string">
            <text:p>https://thelowdown.com/blog/best-contraception-for-pcos</text:p>
          </table:table-cell>
          <table:table-cell office:value-type="string" calcext:value-type="string">
            <text:p>http://localhost/thelowdown/wp/blog/best-contraception-for-pcos</text:p>
          </table:table-cell>
          <table:table-cell office:value-type="string" calcext:value-type="string">
            <text:p>/blog/best-contraception-for-pcos</text:p>
          </table:table-cell>
          <table:table-cell table:formula="of:=IF([.B382] = [.H382]; &quot;TRUE&quot;; &quot;FALSE&quot;)" office:value-type="string" office:string-value="TRUE" calcext:value-type="string">
            <text:p>TRUE</text:p>
          </table:table-cell>
          <table:table-cell office:value-type="string" calcext:value-type="string">
            <text:p>best-contraception-for-pcos</text:p>
          </table:table-cell>
          <table:table-cell table:formula="of:=IF([.C382] = [.J382]; &quot;TRUE&quot;; &quot;FALSE&quot;)" office:value-type="string" office:string-value="TRUE" calcext:value-type="string">
            <text:p>TRUE</text:p>
          </table:table-cell>
          <table:table-cell office:value-type="string" calcext:value-type="string">
            <text:p>Best Contraception for PCOS - The Pill &amp; More | The Lowdown</text:p>
          </table:table-cell>
          <table:table-cell table:formula="of:=IF([.D382] = [.L382]; &quot;TRUE&quot;; &quot;FALSE&quot;)" office:value-type="string" office:string-value="TRUE" calcext:value-type="string">
            <text:p>TRUE</text:p>
          </table:table-cell>
          <table:table-cell office:value-type="string" calcext:value-type="string">
            <text:p>Learn which types of birth control are best for treating symptoms of PCOS. Including the combined pill, vaginal ring and contraceptive patch.</text:p>
          </table:table-cell>
          <table:table-cell table:formula="of:=IF([.E382] = [.N382]; &quot;TRUE&quot;; &quot;FALSE&quot;)" office:value-type="string" office:string-value="TRUE" calcext:value-type="string">
            <text:p>TRUE</text:p>
          </table:table-cell>
          <table:table-cell office:value-type="string" calcext:value-type="string">
            <text:p>https://thelowdown.com/blog/best-contraception-for-pcos</text:p>
          </table:table-cell>
          <table:table-cell table:formula="of:=IF([.F382] = [.P382]; &quot;TRUE&quot;; &quot;FALSE&quot;)" office:value-type="string" office:string-value="TRUE" calcext:value-type="string">
            <text:p>TRUE</text:p>
          </table:table-cell>
        </table:table-row>
        <table:table-row table:style-name="ro1">
          <table:table-cell office:value-type="string" calcext:value-type="string">
            <text:p>https://blog.thelowdown.com/blog/progesterone-only-pill-brands</text:p>
          </table:table-cell>
          <table:table-cell office:value-type="string" calcext:value-type="string">
            <text:p>/blog/progesterone-only-pill-brands</text:p>
          </table:table-cell>
          <table:table-cell office:value-type="string" calcext:value-type="string">
            <text:p>progesterone-only-pill-brands</text:p>
          </table:table-cell>
          <table:table-cell office:value-type="string" calcext:value-type="string">
            <text:p>Mini Pill Brands Explained (Progestogen-Only) - The Lowdown</text:p>
          </table:table-cell>
          <table:table-cell office:value-type="string" calcext:value-type="string">
            <text:p>Cerelle, Cerazette, Norgeston... What are the differences between these mini pill brands (progestogen-only birth control) and which is the best for you?</text:p>
          </table:table-cell>
          <table:table-cell office:value-type="string" calcext:value-type="string">
            <text:p>https://thelowdown.com/blog/progesterone-only-pill-brands</text:p>
          </table:table-cell>
          <table:table-cell office:value-type="string" calcext:value-type="string">
            <text:p>http://localhost/thelowdown/wp/blog/progesterone-only-pill-brands</text:p>
          </table:table-cell>
          <table:table-cell office:value-type="string" calcext:value-type="string">
            <text:p>/blog/progesterone-only-pill-brands</text:p>
          </table:table-cell>
          <table:table-cell table:formula="of:=IF([.B383] = [.H383]; &quot;TRUE&quot;; &quot;FALSE&quot;)" office:value-type="string" office:string-value="TRUE" calcext:value-type="string">
            <text:p>TRUE</text:p>
          </table:table-cell>
          <table:table-cell office:value-type="string" calcext:value-type="string">
            <text:p>progesterone-only-pill-brands</text:p>
          </table:table-cell>
          <table:table-cell table:formula="of:=IF([.C383] = [.J383]; &quot;TRUE&quot;; &quot;FALSE&quot;)" office:value-type="string" office:string-value="TRUE" calcext:value-type="string">
            <text:p>TRUE</text:p>
          </table:table-cell>
          <table:table-cell office:value-type="string" calcext:value-type="string">
            <text:p>Mini Pill Brands Explained (Progestogen-Only) - The Lowdown</text:p>
          </table:table-cell>
          <table:table-cell table:formula="of:=IF([.D383] = [.L383]; &quot;TRUE&quot;; &quot;FALSE&quot;)" office:value-type="string" office:string-value="TRUE" calcext:value-type="string">
            <text:p>TRUE</text:p>
          </table:table-cell>
          <table:table-cell office:value-type="string" calcext:value-type="string">
            <text:p>Cerelle, Cerazette, Norgeston... What are the differences between these mini pill brands (progestogen-only birth control) and which is the best for you?</text:p>
          </table:table-cell>
          <table:table-cell table:formula="of:=IF([.E383] = [.N383]; &quot;TRUE&quot;; &quot;FALSE&quot;)" office:value-type="string" office:string-value="TRUE" calcext:value-type="string">
            <text:p>TRUE</text:p>
          </table:table-cell>
          <table:table-cell office:value-type="string" calcext:value-type="string">
            <text:p>https://thelowdown.com/blog/progesterone-only-pill-brands</text:p>
          </table:table-cell>
          <table:table-cell table:formula="of:=IF([.F383] = [.P383]; &quot;TRUE&quot;; &quot;FALSE&quot;)" office:value-type="string" office:string-value="TRUE" calcext:value-type="string">
            <text:p>TRUE</text:p>
          </table:table-cell>
        </table:table-row>
        <table:table-row table:style-name="ro1">
          <table:table-cell office:value-type="string" calcext:value-type="string">
            <text:p>https://blog.thelowdown.com/blog/tag/discharge</text:p>
          </table:table-cell>
          <table:table-cell office:value-type="string" calcext:value-type="string">
            <text:p>/blog/tag/discharge</text:p>
          </table:table-cell>
          <table:table-cell office:value-type="string" calcext:value-type="string">
            <text:p>discharge</text:p>
          </table:table-cell>
          <table:table-cell office:value-type="string" calcext:value-type="string">
            <text:p>discharge Archives - The Lowdown</text:p>
          </table:table-cell>
          <table:table-cell office:value-type="string" calcext:value-type="string">
            <text:p>N/A</text:p>
          </table:table-cell>
          <table:table-cell office:value-type="string" calcext:value-type="string">
            <text:p>/blog/tag/discharge</text:p>
          </table:table-cell>
          <table:table-cell office:value-type="string" calcext:value-type="string">
            <text:p>http://localhost/thelowdown/wp/blog/tag/discharge</text:p>
          </table:table-cell>
          <table:table-cell office:value-type="string" calcext:value-type="string">
            <text:p>/blog/tag/discharge</text:p>
          </table:table-cell>
          <table:table-cell table:formula="of:=IF([.B384] = [.H384]; &quot;TRUE&quot;; &quot;FALSE&quot;)" office:value-type="string" office:string-value="TRUE" calcext:value-type="string">
            <text:p>TRUE</text:p>
          </table:table-cell>
          <table:table-cell office:value-type="string" calcext:value-type="string">
            <text:p>discharge</text:p>
          </table:table-cell>
          <table:table-cell table:formula="of:=IF([.C384] = [.J384]; &quot;TRUE&quot;; &quot;FALSE&quot;)" office:value-type="string" office:string-value="TRUE" calcext:value-type="string">
            <text:p>TRUE</text:p>
          </table:table-cell>
          <table:table-cell office:value-type="string" calcext:value-type="string">
            <text:p>discharge Archives - The Lowdown</text:p>
          </table:table-cell>
          <table:table-cell table:formula="of:=IF([.D384] = [.L384]; &quot;TRUE&quot;; &quot;FALSE&quot;)" office:value-type="string" office:string-value="TRUE" calcext:value-type="string">
            <text:p>TRUE</text:p>
          </table:table-cell>
          <table:table-cell office:value-type="string" calcext:value-type="string">
            <text:p>N/A</text:p>
          </table:table-cell>
          <table:table-cell table:formula="of:=IF([.E384] = [.N384]; &quot;TRUE&quot;; &quot;FALSE&quot;)" office:value-type="string" office:string-value="TRUE" calcext:value-type="string">
            <text:p>TRUE</text:p>
          </table:table-cell>
          <table:table-cell office:value-type="string" calcext:value-type="string">
            <text:p>/blog/tag/discharge</text:p>
          </table:table-cell>
          <table:table-cell table:formula="of:=IF([.F384] = [.P384]; &quot;TRUE&quot;; &quot;FALSE&quot;)" office:value-type="string" office:string-value="TRUE" calcext:value-type="string">
            <text:p>TRUE</text:p>
          </table:table-cell>
        </table:table-row>
        <table:table-row table:style-name="ro1">
          <table:table-cell office:value-type="string" calcext:value-type="string">
            <text:p>https://blog.thelowdown.com/blog/tag/fatema-mustansir-dawoodbhoy/</text:p>
          </table:table-cell>
          <table:table-cell office:value-type="string" calcext:value-type="string">
            <text:p>/blog/tag/fatema-mustansir-dawoodbhoy/</text:p>
          </table:table-cell>
          <table:table-cell office:value-type="string" calcext:value-type="string">
            <text:p>fatema-mustansir-dawoodbhoy</text:p>
          </table:table-cell>
          <table:table-cell office:value-type="string" calcext:value-type="string">
            <text:p>Fatema Mustansir Dawoodbhoy Archives - The Lowdown</text:p>
          </table:table-cell>
          <table:table-cell office:value-type="string" calcext:value-type="string">
            <text:p>N/A</text:p>
          </table:table-cell>
          <table:table-cell office:value-type="string" calcext:value-type="string">
            <text:p>/blog/tag/fatema-mustansir-dawoodbhoy</text:p>
          </table:table-cell>
          <table:table-cell office:value-type="string" calcext:value-type="string">
            <text:p>http://localhost/thelowdown/wp/blog/tag/fatema-mustansir-dawoodbhoy/</text:p>
          </table:table-cell>
          <table:table-cell office:value-type="string" calcext:value-type="string">
            <text:p>/blog/tag/fatema-mustansir-dawoodbhoy/</text:p>
          </table:table-cell>
          <table:table-cell table:formula="of:=IF([.B385] = [.H385]; &quot;TRUE&quot;; &quot;FALSE&quot;)" office:value-type="string" office:string-value="TRUE" calcext:value-type="string">
            <text:p>TRUE</text:p>
          </table:table-cell>
          <table:table-cell office:value-type="string" calcext:value-type="string">
            <text:p>fatema-mustansir-dawoodbhoy</text:p>
          </table:table-cell>
          <table:table-cell table:formula="of:=IF([.C385] = [.J385]; &quot;TRUE&quot;; &quot;FALSE&quot;)" office:value-type="string" office:string-value="TRUE" calcext:value-type="string">
            <text:p>TRUE</text:p>
          </table:table-cell>
          <table:table-cell office:value-type="string" calcext:value-type="string">
            <text:p>Fatema Mustansir Dawoodbhoy Archives - The Lowdown</text:p>
          </table:table-cell>
          <table:table-cell table:formula="of:=IF([.D385] = [.L385]; &quot;TRUE&quot;; &quot;FALSE&quot;)" office:value-type="string" office:string-value="TRUE" calcext:value-type="string">
            <text:p>TRUE</text:p>
          </table:table-cell>
          <table:table-cell office:value-type="string" calcext:value-type="string">
            <text:p>N/A</text:p>
          </table:table-cell>
          <table:table-cell table:formula="of:=IF([.E385] = [.N385]; &quot;TRUE&quot;; &quot;FALSE&quot;)" office:value-type="string" office:string-value="TRUE" calcext:value-type="string">
            <text:p>TRUE</text:p>
          </table:table-cell>
          <table:table-cell office:value-type="string" calcext:value-type="string">
            <text:p>/blog/tag/fatema-mustansir-dawoodbhoy</text:p>
          </table:table-cell>
          <table:table-cell table:formula="of:=IF([.F385] = [.P385]; &quot;TRUE&quot;; &quot;FALSE&quot;)" office:value-type="string" office:string-value="TRUE" calcext:value-type="string">
            <text:p>TRUE</text:p>
          </table:table-cell>
        </table:table-row>
        <table:table-row table:style-name="ro1">
          <table:table-cell office:value-type="string" calcext:value-type="string">
            <text:p>https://blog.thelowdown.com/blog/tag/male-contraception</text:p>
          </table:table-cell>
          <table:table-cell office:value-type="string" calcext:value-type="string">
            <text:p>/blog/tag/male-contraception</text:p>
          </table:table-cell>
          <table:table-cell office:value-type="string" calcext:value-type="string">
            <text:p>male-contraception</text:p>
          </table:table-cell>
          <table:table-cell office:value-type="string" calcext:value-type="string">
            <text:p>male contraception Archives - The Lowdown</text:p>
          </table:table-cell>
          <table:table-cell office:value-type="string" calcext:value-type="string">
            <text:p>N/A</text:p>
          </table:table-cell>
          <table:table-cell office:value-type="string" calcext:value-type="string">
            <text:p>/blog/tag/male-contraception</text:p>
          </table:table-cell>
          <table:table-cell office:value-type="string" calcext:value-type="string">
            <text:p>http://localhost/thelowdown/wp/blog/tag/male-contraception</text:p>
          </table:table-cell>
          <table:table-cell office:value-type="string" calcext:value-type="string">
            <text:p>/blog/tag/male-contraception</text:p>
          </table:table-cell>
          <table:table-cell table:formula="of:=IF([.B386] = [.H386]; &quot;TRUE&quot;; &quot;FALSE&quot;)" office:value-type="string" office:string-value="TRUE" calcext:value-type="string">
            <text:p>TRUE</text:p>
          </table:table-cell>
          <table:table-cell office:value-type="string" calcext:value-type="string">
            <text:p>male-contraception</text:p>
          </table:table-cell>
          <table:table-cell table:formula="of:=IF([.C386] = [.J386]; &quot;TRUE&quot;; &quot;FALSE&quot;)" office:value-type="string" office:string-value="TRUE" calcext:value-type="string">
            <text:p>TRUE</text:p>
          </table:table-cell>
          <table:table-cell office:value-type="string" calcext:value-type="string">
            <text:p>male contraception Archives - The Lowdown</text:p>
          </table:table-cell>
          <table:table-cell table:formula="of:=IF([.D386] = [.L386]; &quot;TRUE&quot;; &quot;FALSE&quot;)" office:value-type="string" office:string-value="TRUE" calcext:value-type="string">
            <text:p>TRUE</text:p>
          </table:table-cell>
          <table:table-cell office:value-type="string" calcext:value-type="string">
            <text:p>N/A</text:p>
          </table:table-cell>
          <table:table-cell table:formula="of:=IF([.E386] = [.N386]; &quot;TRUE&quot;; &quot;FALSE&quot;)" office:value-type="string" office:string-value="TRUE" calcext:value-type="string">
            <text:p>TRUE</text:p>
          </table:table-cell>
          <table:table-cell office:value-type="string" calcext:value-type="string">
            <text:p>/blog/tag/male-contraception</text:p>
          </table:table-cell>
          <table:table-cell table:formula="of:=IF([.F386] = [.P386]; &quot;TRUE&quot;; &quot;FALSE&quot;)" office:value-type="string" office:string-value="TRUE" calcext:value-type="string">
            <text:p>TRUE</text:p>
          </table:table-cell>
        </table:table-row>
        <table:table-row table:style-name="ro1">
          <table:table-cell office:value-type="string" calcext:value-type="string">
            <text:p>https://blog.thelowdown.com/blog/the-lowdown-on-periods</text:p>
          </table:table-cell>
          <table:table-cell office:value-type="string" calcext:value-type="string">
            <text:p>/blog/the-lowdown-on-periods</text:p>
          </table:table-cell>
          <table:table-cell office:value-type="string" calcext:value-type="string">
            <text:p>the-lowdown-on-periods</text:p>
          </table:table-cell>
          <table:table-cell office:value-type="string" calcext:value-type="string">
            <text:p>The Lowdown On Periods | The Lowdown</text:p>
          </table:table-cell>
          <table:table-cell office:value-type="string" calcext:value-type="string">
            <text:p>Dr Jerilynn Prior, one of the world’s leading experts on the menstrual cycle and women’s hormones talks to The Lowdown about periods.</text:p>
          </table:table-cell>
          <table:table-cell office:value-type="string" calcext:value-type="string">
            <text:p>https://thelowdown.com/blog/the-lowdown-on-periods</text:p>
          </table:table-cell>
          <table:table-cell office:value-type="string" calcext:value-type="string">
            <text:p>http://localhost/thelowdown/wp/blog/the-lowdown-on-periods</text:p>
          </table:table-cell>
          <table:table-cell office:value-type="string" calcext:value-type="string">
            <text:p>/blog/the-lowdown-on-periods</text:p>
          </table:table-cell>
          <table:table-cell table:formula="of:=IF([.B387] = [.H387]; &quot;TRUE&quot;; &quot;FALSE&quot;)" office:value-type="string" office:string-value="TRUE" calcext:value-type="string">
            <text:p>TRUE</text:p>
          </table:table-cell>
          <table:table-cell office:value-type="string" calcext:value-type="string">
            <text:p>the-lowdown-on-periods</text:p>
          </table:table-cell>
          <table:table-cell table:formula="of:=IF([.C387] = [.J387]; &quot;TRUE&quot;; &quot;FALSE&quot;)" office:value-type="string" office:string-value="TRUE" calcext:value-type="string">
            <text:p>TRUE</text:p>
          </table:table-cell>
          <table:table-cell office:value-type="string" calcext:value-type="string">
            <text:p>The Lowdown On Periods | The Lowdown</text:p>
          </table:table-cell>
          <table:table-cell table:formula="of:=IF([.D387] = [.L387]; &quot;TRUE&quot;; &quot;FALSE&quot;)" office:value-type="string" office:string-value="TRUE" calcext:value-type="string">
            <text:p>TRUE</text:p>
          </table:table-cell>
          <table:table-cell office:value-type="string" calcext:value-type="string">
            <text:p>Dr Jerilynn Prior, one of the world’s leading experts on the menstrual cycle and women’s hormones talks to The Lowdown about periods.</text:p>
          </table:table-cell>
          <table:table-cell table:formula="of:=IF([.E387] = [.N387]; &quot;TRUE&quot;; &quot;FALSE&quot;)" office:value-type="string" office:string-value="TRUE" calcext:value-type="string">
            <text:p>TRUE</text:p>
          </table:table-cell>
          <table:table-cell office:value-type="string" calcext:value-type="string">
            <text:p>https://thelowdown.com/blog/the-lowdown-on-periods</text:p>
          </table:table-cell>
          <table:table-cell table:formula="of:=IF([.F387] = [.P387]; &quot;TRUE&quot;; &quot;FALSE&quot;)" office:value-type="string" office:string-value="TRUE" calcext:value-type="string">
            <text:p>TRUE</text:p>
          </table:table-cell>
        </table:table-row>
        <table:table-row table:style-name="ro1">
          <table:table-cell office:value-type="string" calcext:value-type="string">
            <text:p>https://blog.thelowdown.com/blog/ius-vs-iud</text:p>
          </table:table-cell>
          <table:table-cell office:value-type="string" calcext:value-type="string">
            <text:p>/blog/ius-vs-iud</text:p>
          </table:table-cell>
          <table:table-cell office:value-type="string" calcext:value-type="string">
            <text:p>ius-vs-iud</text:p>
          </table:table-cell>
          <table:table-cell office:value-type="string" calcext:value-type="string">
            <text:p>IUS vs IUD - Which Coil Is Right For You? | The Lowdown</text:p>
          </table:table-cell>
          <table:table-cell office:value-type="string" calcext:value-type="string">
            <text:p>Hormonal coil, non-hormonal coil - what even is the difference?! From how it works to benefits and side effects, get the gossip on the IUS vs IUD.</text:p>
          </table:table-cell>
          <table:table-cell office:value-type="string" calcext:value-type="string">
            <text:p>https://thelowdown.com/blog/ius-vs-iud</text:p>
          </table:table-cell>
          <table:table-cell office:value-type="string" calcext:value-type="string">
            <text:p>http://localhost/thelowdown/wp/blog/ius-vs-iud</text:p>
          </table:table-cell>
          <table:table-cell office:value-type="string" calcext:value-type="string">
            <text:p>/blog/ius-vs-iud</text:p>
          </table:table-cell>
          <table:table-cell table:formula="of:=IF([.B388] = [.H388]; &quot;TRUE&quot;; &quot;FALSE&quot;)" office:value-type="string" office:string-value="TRUE" calcext:value-type="string">
            <text:p>TRUE</text:p>
          </table:table-cell>
          <table:table-cell office:value-type="string" calcext:value-type="string">
            <text:p>ius-vs-iud</text:p>
          </table:table-cell>
          <table:table-cell table:formula="of:=IF([.C388] = [.J388]; &quot;TRUE&quot;; &quot;FALSE&quot;)" office:value-type="string" office:string-value="TRUE" calcext:value-type="string">
            <text:p>TRUE</text:p>
          </table:table-cell>
          <table:table-cell office:value-type="string" calcext:value-type="string">
            <text:p>IUS vs IUD - Which Coil Is Right For You? | The Lowdown</text:p>
          </table:table-cell>
          <table:table-cell table:formula="of:=IF([.D388] = [.L388]; &quot;TRUE&quot;; &quot;FALSE&quot;)" office:value-type="string" office:string-value="TRUE" calcext:value-type="string">
            <text:p>TRUE</text:p>
          </table:table-cell>
          <table:table-cell office:value-type="string" calcext:value-type="string">
            <text:p>Hormonal coil, non-hormonal coil - what even is the difference?! From how it works to benefits and side effects, get the gossip on the IUS vs IUD.</text:p>
          </table:table-cell>
          <table:table-cell table:formula="of:=IF([.E388] = [.N388]; &quot;TRUE&quot;; &quot;FALSE&quot;)" office:value-type="string" office:string-value="TRUE" calcext:value-type="string">
            <text:p>TRUE</text:p>
          </table:table-cell>
          <table:table-cell office:value-type="string" calcext:value-type="string">
            <text:p>https://thelowdown.com/blog/ius-vs-iud</text:p>
          </table:table-cell>
          <table:table-cell table:formula="of:=IF([.F388] = [.P388]; &quot;TRUE&quot;; &quot;FALSE&quot;)" office:value-type="string" office:string-value="TRUE" calcext:value-type="string">
            <text:p>TRUE</text:p>
          </table:table-cell>
        </table:table-row>
        <table:table-row table:style-name="ro1">
          <table:table-cell office:value-type="string" calcext:value-type="string">
            <text:p>https://blog.thelowdown.com/blog/cervical-ectropion</text:p>
          </table:table-cell>
          <table:table-cell office:value-type="string" calcext:value-type="string">
            <text:p>/blog/cervical-ectropion</text:p>
          </table:table-cell>
          <table:table-cell office:value-type="string" calcext:value-type="string">
            <text:p>cervical-ectropion</text:p>
          </table:table-cell>
          <table:table-cell office:value-type="string" calcext:value-type="string">
            <text:p>Cervical Ectropion Symptoms, Causes &amp; Treatment - The Lowdown</text:p>
          </table:table-cell>
          <table:table-cell office:value-type="string" calcext:value-type="string">
            <text:p>What is a cervical ectropion and why might it cause bleeding after sex and other annoying symptoms? Dr Fran gives us the lowdown.</text:p>
          </table:table-cell>
          <table:table-cell office:value-type="string" calcext:value-type="string">
            <text:p>https://thelowdown.com/blog/cervical-ectropion</text:p>
          </table:table-cell>
          <table:table-cell office:value-type="string" calcext:value-type="string">
            <text:p>http://localhost/thelowdown/wp/blog/cervical-ectropion</text:p>
          </table:table-cell>
          <table:table-cell office:value-type="string" calcext:value-type="string">
            <text:p>/blog/cervical-ectropion</text:p>
          </table:table-cell>
          <table:table-cell table:formula="of:=IF([.B389] = [.H389]; &quot;TRUE&quot;; &quot;FALSE&quot;)" office:value-type="string" office:string-value="TRUE" calcext:value-type="string">
            <text:p>TRUE</text:p>
          </table:table-cell>
          <table:table-cell office:value-type="string" calcext:value-type="string">
            <text:p>cervical-ectropion</text:p>
          </table:table-cell>
          <table:table-cell table:formula="of:=IF([.C389] = [.J389]; &quot;TRUE&quot;; &quot;FALSE&quot;)" office:value-type="string" office:string-value="TRUE" calcext:value-type="string">
            <text:p>TRUE</text:p>
          </table:table-cell>
          <table:table-cell office:value-type="string" calcext:value-type="string">
            <text:p>Cervical Ectropion Symptoms, Causes &amp; Treatment - The Lowdown</text:p>
          </table:table-cell>
          <table:table-cell table:formula="of:=IF([.D389] = [.L389]; &quot;TRUE&quot;; &quot;FALSE&quot;)" office:value-type="string" office:string-value="TRUE" calcext:value-type="string">
            <text:p>TRUE</text:p>
          </table:table-cell>
          <table:table-cell office:value-type="string" calcext:value-type="string">
            <text:p>What is a cervical ectropion and why might it cause bleeding after sex and other annoying symptoms? Dr Fran gives us the lowdown.</text:p>
          </table:table-cell>
          <table:table-cell table:formula="of:=IF([.E389] = [.N389]; &quot;TRUE&quot;; &quot;FALSE&quot;)" office:value-type="string" office:string-value="TRUE" calcext:value-type="string">
            <text:p>TRUE</text:p>
          </table:table-cell>
          <table:table-cell office:value-type="string" calcext:value-type="string">
            <text:p>https://thelowdown.com/blog/cervical-ectropion</text:p>
          </table:table-cell>
          <table:table-cell table:formula="of:=IF([.F389] = [.P389]; &quot;TRUE&quot;; &quot;FALSE&quot;)" office:value-type="string" office:string-value="TRUE" calcext:value-type="string">
            <text:p>TRUE</text:p>
          </table:table-cell>
        </table:table-row>
        <table:table-row table:style-name="ro1">
          <table:table-cell office:value-type="string" calcext:value-type="string">
            <text:p>https://blog.thelowdown.com/blog/androgens</text:p>
          </table:table-cell>
          <table:table-cell office:value-type="string" calcext:value-type="string">
            <text:p>/blog/androgens</text:p>
          </table:table-cell>
          <table:table-cell office:value-type="string" calcext:value-type="string">
            <text:p>androgens</text:p>
          </table:table-cell>
          <table:table-cell office:value-type="string" calcext:value-type="string">
            <text:p>What Are Androgens In Contraception? | The Lowdown</text:p>
          </table:table-cell>
          <table:table-cell office:value-type="string" calcext:value-type="string">
            <text:p>Androgens are a group of sex hormones generally associated with men, although some are also found in women’s bodies in lower concentrations. Read more.</text:p>
          </table:table-cell>
          <table:table-cell office:value-type="string" calcext:value-type="string">
            <text:p>https://thelowdown.com/blog/androgens</text:p>
          </table:table-cell>
          <table:table-cell office:value-type="string" calcext:value-type="string">
            <text:p>http://localhost/thelowdown/wp/blog/androgens</text:p>
          </table:table-cell>
          <table:table-cell office:value-type="string" calcext:value-type="string">
            <text:p>/blog/androgens</text:p>
          </table:table-cell>
          <table:table-cell table:formula="of:=IF([.B390] = [.H390]; &quot;TRUE&quot;; &quot;FALSE&quot;)" office:value-type="string" office:string-value="TRUE" calcext:value-type="string">
            <text:p>TRUE</text:p>
          </table:table-cell>
          <table:table-cell office:value-type="string" calcext:value-type="string">
            <text:p>androgens</text:p>
          </table:table-cell>
          <table:table-cell table:formula="of:=IF([.C390] = [.J390]; &quot;TRUE&quot;; &quot;FALSE&quot;)" office:value-type="string" office:string-value="TRUE" calcext:value-type="string">
            <text:p>TRUE</text:p>
          </table:table-cell>
          <table:table-cell office:value-type="string" calcext:value-type="string">
            <text:p>What Are Androgens In Contraception? | The Lowdown</text:p>
          </table:table-cell>
          <table:table-cell table:formula="of:=IF([.D390] = [.L390]; &quot;TRUE&quot;; &quot;FALSE&quot;)" office:value-type="string" office:string-value="TRUE" calcext:value-type="string">
            <text:p>TRUE</text:p>
          </table:table-cell>
          <table:table-cell office:value-type="string" calcext:value-type="string">
            <text:p>Androgens are a group of sex hormones generally associated with men, although some are also found in women’s bodies in lower concentrations. Read more.</text:p>
          </table:table-cell>
          <table:table-cell table:formula="of:=IF([.E390] = [.N390]; &quot;TRUE&quot;; &quot;FALSE&quot;)" office:value-type="string" office:string-value="TRUE" calcext:value-type="string">
            <text:p>TRUE</text:p>
          </table:table-cell>
          <table:table-cell office:value-type="string" calcext:value-type="string">
            <text:p>https://thelowdown.com/blog/androgens</text:p>
          </table:table-cell>
          <table:table-cell table:formula="of:=IF([.F390] = [.P390]; &quot;TRUE&quot;; &quot;FALSE&quot;)" office:value-type="string" office:string-value="TRUE" calcext:value-type="string">
            <text:p>TRUE</text:p>
          </table:table-cell>
        </table:table-row>
        <table:table-row table:style-name="ro1">
          <table:table-cell office:value-type="string" calcext:value-type="string">
            <text:p>https://blog.thelowdown.com/author/milly-evans</text:p>
          </table:table-cell>
          <table:table-cell office:value-type="string" calcext:value-type="string">
            <text:p>/author/milly-evans</text:p>
          </table:table-cell>
          <table:table-cell office:value-type="string" calcext:value-type="string">
            <text:p>milly-evans</text:p>
          </table:table-cell>
          <table:table-cell office:value-type="string" calcext:value-type="string">
            <text:p>Milly Evans | Author | The Lowdown</text:p>
          </table:table-cell>
          <table:table-cell office:value-type="string" calcext:value-type="string">
            <text:p>Milly Evans is a freelance journalist, content creator and sex educator with a special interest in sexual and reproductive health.</text:p>
          </table:table-cell>
          <table:table-cell office:value-type="string" calcext:value-type="string">
            <text:p>https://thelowdown.com/author/milly-evans</text:p>
          </table:table-cell>
          <table:table-cell office:value-type="string" calcext:value-type="string">
            <text:p>http://localhost/thelowdown/wp/author/milly-evans</text:p>
          </table:table-cell>
          <table:table-cell office:value-type="string" calcext:value-type="string">
            <text:p>/author/milly-evans</text:p>
          </table:table-cell>
          <table:table-cell table:formula="of:=IF([.B391] = [.H391]; &quot;TRUE&quot;; &quot;FALSE&quot;)" office:value-type="string" office:string-value="TRUE" calcext:value-type="string">
            <text:p>TRUE</text:p>
          </table:table-cell>
          <table:table-cell office:value-type="string" calcext:value-type="string">
            <text:p>milly-evans</text:p>
          </table:table-cell>
          <table:table-cell table:formula="of:=IF([.C391] = [.J391]; &quot;TRUE&quot;; &quot;FALSE&quot;)" office:value-type="string" office:string-value="TRUE" calcext:value-type="string">
            <text:p>TRUE</text:p>
          </table:table-cell>
          <table:table-cell office:value-type="string" calcext:value-type="string">
            <text:p>Milly Evans | Author | The Lowdown</text:p>
          </table:table-cell>
          <table:table-cell table:formula="of:=IF([.D391] = [.L391]; &quot;TRUE&quot;; &quot;FALSE&quot;)" office:value-type="string" office:string-value="TRUE" calcext:value-type="string">
            <text:p>TRUE</text:p>
          </table:table-cell>
          <table:table-cell office:value-type="string" calcext:value-type="string">
            <text:p>Milly Evans is a freelance journalist, content creator and sex educator with a special interest in sexual and reproductive health.</text:p>
          </table:table-cell>
          <table:table-cell table:formula="of:=IF([.E391] = [.N391]; &quot;TRUE&quot;; &quot;FALSE&quot;)" office:value-type="string" office:string-value="TRUE" calcext:value-type="string">
            <text:p>TRUE</text:p>
          </table:table-cell>
          <table:table-cell office:value-type="string" calcext:value-type="string">
            <text:p><text:a xlink:href="https://thelowdown.com/author/milly-evans" xlink:type="simple">https://thelowdown.com/author/milly-evans</text:a></text:p>
          </table:table-cell>
          <table:table-cell table:formula="of:=IF([.F391] = [.P391]; &quot;TRUE&quot;; &quot;FALSE&quot;)" office:value-type="string" office:string-value="TRUE" calcext:value-type="string">
            <text:p>TRUE</text:p>
          </table:table-cell>
        </table:table-row>
        <table:table-row table:style-name="ro1">
          <table:table-cell office:value-type="string" calcext:value-type="string">
            <text:p>https://blog.thelowdown.com/blog/tag/imogen-spector-hill</text:p>
          </table:table-cell>
          <table:table-cell office:value-type="string" calcext:value-type="string">
            <text:p>/blog/tag/imogen-spector-hill</text:p>
          </table:table-cell>
          <table:table-cell office:value-type="string" calcext:value-type="string">
            <text:p>imogen-spector-hill</text:p>
          </table:table-cell>
          <table:table-cell office:value-type="string" calcext:value-type="string">
            <text:p>Imogen Spector-Hill Archives - The Lowdown</text:p>
          </table:table-cell>
          <table:table-cell office:value-type="string" calcext:value-type="string">
            <text:p>N/A</text:p>
          </table:table-cell>
          <table:table-cell office:value-type="string" calcext:value-type="string">
            <text:p>/blog/tag/imogen-spector-hill</text:p>
          </table:table-cell>
          <table:table-cell office:value-type="string" calcext:value-type="string">
            <text:p>http://localhost/thelowdown/wp/blog/tag/imogen-spector-hill</text:p>
          </table:table-cell>
          <table:table-cell office:value-type="string" calcext:value-type="string">
            <text:p>/blog/tag/imogen-spector-hill</text:p>
          </table:table-cell>
          <table:table-cell table:formula="of:=IF([.B392] = [.H392]; &quot;TRUE&quot;; &quot;FALSE&quot;)" office:value-type="string" office:string-value="TRUE" calcext:value-type="string">
            <text:p>TRUE</text:p>
          </table:table-cell>
          <table:table-cell office:value-type="string" calcext:value-type="string">
            <text:p>imogen-spector-hill</text:p>
          </table:table-cell>
          <table:table-cell table:formula="of:=IF([.C392] = [.J392]; &quot;TRUE&quot;; &quot;FALSE&quot;)" office:value-type="string" office:string-value="TRUE" calcext:value-type="string">
            <text:p>TRUE</text:p>
          </table:table-cell>
          <table:table-cell office:value-type="string" calcext:value-type="string">
            <text:p>Imogen Spector-Hill Archives - The Lowdown</text:p>
          </table:table-cell>
          <table:table-cell table:formula="of:=IF([.D392] = [.L392]; &quot;TRUE&quot;; &quot;FALSE&quot;)" office:value-type="string" office:string-value="TRUE" calcext:value-type="string">
            <text:p>TRUE</text:p>
          </table:table-cell>
          <table:table-cell office:value-type="string" calcext:value-type="string">
            <text:p>N/A</text:p>
          </table:table-cell>
          <table:table-cell table:formula="of:=IF([.E392] = [.N392]; &quot;TRUE&quot;; &quot;FALSE&quot;)" office:value-type="string" office:string-value="TRUE" calcext:value-type="string">
            <text:p>TRUE</text:p>
          </table:table-cell>
          <table:table-cell office:value-type="string" calcext:value-type="string">
            <text:p>/blog/tag/imogen-spector-hill</text:p>
          </table:table-cell>
          <table:table-cell table:formula="of:=IF([.F392] = [.P392]; &quot;TRUE&quot;; &quot;FALSE&quot;)" office:value-type="string" office:string-value="TRUE" calcext:value-type="string">
            <text:p>TRUE</text:p>
          </table:table-cell>
        </table:table-row>
        <table:table-row table:style-name="ro1">
          <table:table-cell office:value-type="string" calcext:value-type="string">
            <text:p>https://blog.thelowdown.com/blog/vaginal-dryness</text:p>
          </table:table-cell>
          <table:table-cell office:value-type="string" calcext:value-type="string">
            <text:p>/blog/vaginal-dryness</text:p>
          </table:table-cell>
          <table:table-cell office:value-type="string" calcext:value-type="string">
            <text:p>vaginal-dryness</text:p>
          </table:table-cell>
          <table:table-cell office:value-type="string" calcext:value-type="string">
            <text:p>Vaginal Dryness - Why Is My Vagina Dry? | The Lowdown</text:p>
          </table:table-cell>
          <table:table-cell office:value-type="string" calcext:value-type="string">
            <text:p>Vaginal dryness can have a number of different causes. We take a look at the reasons for vaginal dryness and ways this can be treated. Read more here...</text:p>
          </table:table-cell>
          <table:table-cell office:value-type="string" calcext:value-type="string">
            <text:p>https://thelowdown.com/blog/vaginal-dryness</text:p>
          </table:table-cell>
          <table:table-cell office:value-type="string" calcext:value-type="string">
            <text:p>http://localhost/thelowdown/wp/blog/vaginal-dryness</text:p>
          </table:table-cell>
          <table:table-cell office:value-type="string" calcext:value-type="string">
            <text:p>/blog/vaginal-dryness</text:p>
          </table:table-cell>
          <table:table-cell table:formula="of:=IF([.B393] = [.H393]; &quot;TRUE&quot;; &quot;FALSE&quot;)" office:value-type="string" office:string-value="TRUE" calcext:value-type="string">
            <text:p>TRUE</text:p>
          </table:table-cell>
          <table:table-cell office:value-type="string" calcext:value-type="string">
            <text:p>vaginal-dryness</text:p>
          </table:table-cell>
          <table:table-cell table:formula="of:=IF([.C393] = [.J393]; &quot;TRUE&quot;; &quot;FALSE&quot;)" office:value-type="string" office:string-value="TRUE" calcext:value-type="string">
            <text:p>TRUE</text:p>
          </table:table-cell>
          <table:table-cell office:value-type="string" calcext:value-type="string">
            <text:p>Vaginal Dryness - Why Is My Vagina Dry? | The Lowdown</text:p>
          </table:table-cell>
          <table:table-cell table:formula="of:=IF([.D393] = [.L393]; &quot;TRUE&quot;; &quot;FALSE&quot;)" office:value-type="string" office:string-value="TRUE" calcext:value-type="string">
            <text:p>TRUE</text:p>
          </table:table-cell>
          <table:table-cell office:value-type="string" calcext:value-type="string">
            <text:p>Vaginal dryness can have a number of different causes. We take a look at the reasons for vaginal dryness and ways this can be treated. Read more here...</text:p>
          </table:table-cell>
          <table:table-cell table:formula="of:=IF([.E393] = [.N393]; &quot;TRUE&quot;; &quot;FALSE&quot;)" office:value-type="string" office:string-value="TRUE" calcext:value-type="string">
            <text:p>TRUE</text:p>
          </table:table-cell>
          <table:table-cell office:value-type="string" calcext:value-type="string">
            <text:p>https://thelowdown.com/blog/vaginal-dryness</text:p>
          </table:table-cell>
          <table:table-cell table:formula="of:=IF([.F393] = [.P393]; &quot;TRUE&quot;; &quot;FALSE&quot;)" office:value-type="string" office:string-value="TRUE" calcext:value-type="string">
            <text:p>TRUE</text:p>
          </table:table-cell>
        </table:table-row>
        <table:table-row table:style-name="ro1">
          <table:table-cell office:value-type="string" calcext:value-type="string">
            <text:p>https://blog.thelowdown.com/blog/why-is-my-period-late</text:p>
          </table:table-cell>
          <table:table-cell office:value-type="string" calcext:value-type="string">
            <text:p>/blog/why-is-my-period-late</text:p>
          </table:table-cell>
          <table:table-cell office:value-type="string" calcext:value-type="string">
            <text:p>why-is-my-period-late</text:p>
          </table:table-cell>
          <table:table-cell office:value-type="string" calcext:value-type="string">
            <text:p>Missed or late period with copper coil/IUD?</text:p>
          </table:table-cell>
          <table:table-cell office:value-type="string" calcext:value-type="string">
            <text:p>Learn more about changes to your period whilst using the copper IUD.</text:p>
          </table:table-cell>
          <table:table-cell office:value-type="string" calcext:value-type="string">
            <text:p>https://thelowdown.com/blog/why-is-my-period-late</text:p>
          </table:table-cell>
          <table:table-cell office:value-type="string" calcext:value-type="string">
            <text:p>http://localhost/thelowdown/wp/blog/why-is-my-period-late</text:p>
          </table:table-cell>
          <table:table-cell office:value-type="string" calcext:value-type="string">
            <text:p>/blog/why-is-my-period-late</text:p>
          </table:table-cell>
          <table:table-cell table:formula="of:=IF([.B394] = [.H394]; &quot;TRUE&quot;; &quot;FALSE&quot;)" office:value-type="string" office:string-value="TRUE" calcext:value-type="string">
            <text:p>TRUE</text:p>
          </table:table-cell>
          <table:table-cell office:value-type="string" calcext:value-type="string">
            <text:p>why-is-my-period-late</text:p>
          </table:table-cell>
          <table:table-cell table:formula="of:=IF([.C394] = [.J394]; &quot;TRUE&quot;; &quot;FALSE&quot;)" office:value-type="string" office:string-value="TRUE" calcext:value-type="string">
            <text:p>TRUE</text:p>
          </table:table-cell>
          <table:table-cell office:value-type="string" calcext:value-type="string">
            <text:p>Missed or late period with copper coil/IUD?</text:p>
          </table:table-cell>
          <table:table-cell table:formula="of:=IF([.D394] = [.L394]; &quot;TRUE&quot;; &quot;FALSE&quot;)" office:value-type="string" office:string-value="TRUE" calcext:value-type="string">
            <text:p>TRUE</text:p>
          </table:table-cell>
          <table:table-cell office:value-type="string" calcext:value-type="string">
            <text:p>Learn more about changes to your period whilst using the copper IUD.</text:p>
          </table:table-cell>
          <table:table-cell table:formula="of:=IF([.E394] = [.N394]; &quot;TRUE&quot;; &quot;FALSE&quot;)" office:value-type="string" office:string-value="TRUE" calcext:value-type="string">
            <text:p>TRUE</text:p>
          </table:table-cell>
          <table:table-cell office:value-type="string" calcext:value-type="string">
            <text:p>https://thelowdown.com/blog/why-is-my-period-late</text:p>
          </table:table-cell>
          <table:table-cell table:formula="of:=IF([.F394] = [.P394]; &quot;TRUE&quot;; &quot;FALSE&quot;)" office:value-type="string" office:string-value="TRUE" calcext:value-type="string">
            <text:p>TRUE</text:p>
          </table:table-cell>
        </table:table-row>
        <table:table-row table:style-name="ro1">
          <table:table-cell office:value-type="string" calcext:value-type="string">
            <text:p>https://blog.thelowdown.com/blog/tag/sex-in-pregnancy</text:p>
          </table:table-cell>
          <table:table-cell office:value-type="string" calcext:value-type="string">
            <text:p>/blog/tag/sex-in-pregnancy</text:p>
          </table:table-cell>
          <table:table-cell office:value-type="string" calcext:value-type="string">
            <text:p>sex-in-pregnancy</text:p>
          </table:table-cell>
          <table:table-cell office:value-type="string" calcext:value-type="string">
            <text:p>Sex in pregnancy Archives - The Lowdown</text:p>
          </table:table-cell>
          <table:table-cell office:value-type="string" calcext:value-type="string">
            <text:p>N/A</text:p>
          </table:table-cell>
          <table:table-cell office:value-type="string" calcext:value-type="string">
            <text:p>/blog/tag/sex-in-pregnancy</text:p>
          </table:table-cell>
          <table:table-cell office:value-type="string" calcext:value-type="string">
            <text:p>http://localhost/thelowdown/wp/blog/tag/sex-in-pregnancy</text:p>
          </table:table-cell>
          <table:table-cell office:value-type="string" calcext:value-type="string">
            <text:p>/blog/tag/sex-in-pregnancy</text:p>
          </table:table-cell>
          <table:table-cell table:formula="of:=IF([.B395] = [.H395]; &quot;TRUE&quot;; &quot;FALSE&quot;)" office:value-type="string" office:string-value="TRUE" calcext:value-type="string">
            <text:p>TRUE</text:p>
          </table:table-cell>
          <table:table-cell office:value-type="string" calcext:value-type="string">
            <text:p>sex-in-pregnancy</text:p>
          </table:table-cell>
          <table:table-cell table:formula="of:=IF([.C395] = [.J395]; &quot;TRUE&quot;; &quot;FALSE&quot;)" office:value-type="string" office:string-value="TRUE" calcext:value-type="string">
            <text:p>TRUE</text:p>
          </table:table-cell>
          <table:table-cell office:value-type="string" calcext:value-type="string">
            <text:p>Sex in pregnancy Archives - The Lowdown</text:p>
          </table:table-cell>
          <table:table-cell table:formula="of:=IF([.D395] = [.L395]; &quot;TRUE&quot;; &quot;FALSE&quot;)" office:value-type="string" office:string-value="TRUE" calcext:value-type="string">
            <text:p>TRUE</text:p>
          </table:table-cell>
          <table:table-cell office:value-type="string" calcext:value-type="string">
            <text:p>N/A</text:p>
          </table:table-cell>
          <table:table-cell table:formula="of:=IF([.E395] = [.N395]; &quot;TRUE&quot;; &quot;FALSE&quot;)" office:value-type="string" office:string-value="TRUE" calcext:value-type="string">
            <text:p>TRUE</text:p>
          </table:table-cell>
          <table:table-cell office:value-type="string" calcext:value-type="string">
            <text:p>/blog/tag/sex-in-pregnancy</text:p>
          </table:table-cell>
          <table:table-cell table:formula="of:=IF([.F395] = [.P395]; &quot;TRUE&quot;; &quot;FALSE&quot;)" office:value-type="string" office:string-value="TRUE" calcext:value-type="string">
            <text:p>TRUE</text:p>
          </table:table-cell>
        </table:table-row>
        <table:table-row table:style-name="ro1">
          <table:table-cell office:value-type="string" calcext:value-type="string">
            <text:p>https://blog.thelowdown.com/blog/which-morning-after-pill-is-best</text:p>
          </table:table-cell>
          <table:table-cell office:value-type="string" calcext:value-type="string">
            <text:p>/blog/which-morning-after-pill-is-best</text:p>
          </table:table-cell>
          <table:table-cell office:value-type="string" calcext:value-type="string">
            <text:p>which-morning-after-pill-is-best</text:p>
          </table:table-cell>
          <table:table-cell office:value-type="string" calcext:value-type="string">
            <text:p>Which Morning After Pill Is Best For Me? | The Lowdown</text:p>
          </table:table-cell>
          <table:table-cell office:value-type="string" calcext:value-type="string">
            <text:p>Is there a better morning after pill? Get the lowdown on the effectiveness of different morning after pills, and which one may be best suited to you.</text:p>
          </table:table-cell>
          <table:table-cell office:value-type="string" calcext:value-type="string">
            <text:p>https://thelowdown.com/blog/which-morning-after-pill-is-best</text:p>
          </table:table-cell>
          <table:table-cell office:value-type="string" calcext:value-type="string">
            <text:p>http://localhost/thelowdown/wp/blog/which-morning-after-pill-is-best</text:p>
          </table:table-cell>
          <table:table-cell office:value-type="string" calcext:value-type="string">
            <text:p>/blog/which-morning-after-pill-is-best</text:p>
          </table:table-cell>
          <table:table-cell table:formula="of:=IF([.B396] = [.H396]; &quot;TRUE&quot;; &quot;FALSE&quot;)" office:value-type="string" office:string-value="TRUE" calcext:value-type="string">
            <text:p>TRUE</text:p>
          </table:table-cell>
          <table:table-cell office:value-type="string" calcext:value-type="string">
            <text:p>which-morning-after-pill-is-best</text:p>
          </table:table-cell>
          <table:table-cell table:formula="of:=IF([.C396] = [.J396]; &quot;TRUE&quot;; &quot;FALSE&quot;)" office:value-type="string" office:string-value="TRUE" calcext:value-type="string">
            <text:p>TRUE</text:p>
          </table:table-cell>
          <table:table-cell office:value-type="string" calcext:value-type="string">
            <text:p>Which Morning After Pill Is Best For Me? | The Lowdown</text:p>
          </table:table-cell>
          <table:table-cell table:formula="of:=IF([.D396] = [.L396]; &quot;TRUE&quot;; &quot;FALSE&quot;)" office:value-type="string" office:string-value="TRUE" calcext:value-type="string">
            <text:p>TRUE</text:p>
          </table:table-cell>
          <table:table-cell office:value-type="string" calcext:value-type="string">
            <text:p>Is there a better morning after pill? Get the lowdown on the effectiveness of different morning after pills, and which one may be best suited to you.</text:p>
          </table:table-cell>
          <table:table-cell table:formula="of:=IF([.E396] = [.N396]; &quot;TRUE&quot;; &quot;FALSE&quot;)" office:value-type="string" office:string-value="TRUE" calcext:value-type="string">
            <text:p>TRUE</text:p>
          </table:table-cell>
          <table:table-cell office:value-type="string" calcext:value-type="string">
            <text:p>https://thelowdown.com/blog/which-morning-after-pill-is-best</text:p>
          </table:table-cell>
          <table:table-cell table:formula="of:=IF([.F396] = [.P396]; &quot;TRUE&quot;; &quot;FALSE&quot;)" office:value-type="string" office:string-value="TRUE" calcext:value-type="string">
            <text:p>TRUE</text:p>
          </table:table-cell>
        </table:table-row>
        <table:table-row table:style-name="ro1">
          <table:table-cell office:value-type="string" calcext:value-type="string">
            <text:p>https://blog.thelowdown.com/blog/my-contraceptive-journey-how-the-wrong-pill-affected-everything</text:p>
          </table:table-cell>
          <table:table-cell office:value-type="string" calcext:value-type="string">
            <text:p>/blog/my-contraceptive-journey-how-the-wrong-pill-affected-everything</text:p>
          </table:table-cell>
          <table:table-cell office:value-type="string" calcext:value-type="string">
            <text:p>my-contraceptive-journey-how-the-wrong-pill-affected-everything</text:p>
          </table:table-cell>
          <table:table-cell office:value-type="string" calcext:value-type="string">
            <text:p>From Cerazette to Microgynon: My Journey | The Lowdown</text:p>
          </table:table-cell>
          <table:table-cell office:value-type="string" calcext:value-type="string">
            <text:p>The wrong contraceptive pill can affect everything from mental wellbeing, physical wellbeing, relationships and lifestyle.</text:p>
          </table:table-cell>
          <table:table-cell office:value-type="string" calcext:value-type="string">
            <text:p>https://thelowdown.com/blog/my-contraceptive-journey-how-the-wrong-pill-affected-everything</text:p>
          </table:table-cell>
          <table:table-cell office:value-type="string" calcext:value-type="string">
            <text:p>http://localhost/thelowdown/wp/blog/my-contraceptive-journey-how-the-wrong-pill-affected-everything</text:p>
          </table:table-cell>
          <table:table-cell office:value-type="string" calcext:value-type="string">
            <text:p>/blog/my-contraceptive-journey-how-the-wrong-pill-affected-everything</text:p>
          </table:table-cell>
          <table:table-cell table:formula="of:=IF([.B397] = [.H397]; &quot;TRUE&quot;; &quot;FALSE&quot;)" office:value-type="string" office:string-value="TRUE" calcext:value-type="string">
            <text:p>TRUE</text:p>
          </table:table-cell>
          <table:table-cell office:value-type="string" calcext:value-type="string">
            <text:p>my-contraceptive-journey-how-the-wrong-pill-affected-everything</text:p>
          </table:table-cell>
          <table:table-cell table:formula="of:=IF([.C397] = [.J397]; &quot;TRUE&quot;; &quot;FALSE&quot;)" office:value-type="string" office:string-value="TRUE" calcext:value-type="string">
            <text:p>TRUE</text:p>
          </table:table-cell>
          <table:table-cell office:value-type="string" calcext:value-type="string">
            <text:p>From Cerazette to Microgynon: My Journey | The Lowdown</text:p>
          </table:table-cell>
          <table:table-cell table:formula="of:=IF([.D397] = [.L397]; &quot;TRUE&quot;; &quot;FALSE&quot;)" office:value-type="string" office:string-value="TRUE" calcext:value-type="string">
            <text:p>TRUE</text:p>
          </table:table-cell>
          <table:table-cell office:value-type="string" calcext:value-type="string">
            <text:p>The wrong contraceptive pill can affect everything from mental wellbeing, physical wellbeing, relationships and lifestyle.</text:p>
          </table:table-cell>
          <table:table-cell table:formula="of:=IF([.E397] = [.N397]; &quot;TRUE&quot;; &quot;FALSE&quot;)" office:value-type="string" office:string-value="TRUE" calcext:value-type="string">
            <text:p>TRUE</text:p>
          </table:table-cell>
          <table:table-cell office:value-type="string" calcext:value-type="string">
            <text:p>https://thelowdown.com/blog/my-contraceptive-journey-how-the-wrong-pill-affected-everything</text:p>
          </table:table-cell>
          <table:table-cell table:formula="of:=IF([.F397] = [.P397]; &quot;TRUE&quot;; &quot;FALSE&quot;)" office:value-type="string" office:string-value="TRUE" calcext:value-type="string">
            <text:p>TRUE</text:p>
          </table:table-cell>
        </table:table-row>
        <table:table-row table:style-name="ro1">
          <table:table-cell office:value-type="string" calcext:value-type="string">
            <text:p>https://blog.thelowdown.com/blog/low-medium-and-high-oestrogen-pills-explained</text:p>
          </table:table-cell>
          <table:table-cell office:value-type="string" calcext:value-type="string">
            <text:p>/blog/low-medium-and-high-oestrogen-pills-explained</text:p>
          </table:table-cell>
          <table:table-cell office:value-type="string" calcext:value-type="string">
            <text:p>low-medium-and-high-oestrogen-pills-explained</text:p>
          </table:table-cell>
          <table:table-cell office:value-type="string" calcext:value-type="string">
            <text:p>The Lowdown Pill 'Groups’ Explained | The Lowdown</text:p>
          </table:table-cell>
          <table:table-cell office:value-type="string" calcext:value-type="string">
            <text:p>Many contraceptive pill brands contain exactly the same hormonal ingredients as each other, but are simply branded with a different name.</text:p>
          </table:table-cell>
          <table:table-cell office:value-type="string" calcext:value-type="string">
            <text:p>https://thelowdown.com/blog/low-medium-and-high-oestrogen-pills-explained</text:p>
          </table:table-cell>
          <table:table-cell office:value-type="string" calcext:value-type="string">
            <text:p>http://localhost/thelowdown/wp/blog/low-medium-and-high-oestrogen-pills-explained</text:p>
          </table:table-cell>
          <table:table-cell office:value-type="string" calcext:value-type="string">
            <text:p>/blog/low-medium-and-high-oestrogen-pills-explained</text:p>
          </table:table-cell>
          <table:table-cell table:formula="of:=IF([.B398] = [.H398]; &quot;TRUE&quot;; &quot;FALSE&quot;)" office:value-type="string" office:string-value="TRUE" calcext:value-type="string">
            <text:p>TRUE</text:p>
          </table:table-cell>
          <table:table-cell office:value-type="string" calcext:value-type="string">
            <text:p>low-medium-and-high-oestrogen-pills-explained</text:p>
          </table:table-cell>
          <table:table-cell table:formula="of:=IF([.C398] = [.J398]; &quot;TRUE&quot;; &quot;FALSE&quot;)" office:value-type="string" office:string-value="TRUE" calcext:value-type="string">
            <text:p>TRUE</text:p>
          </table:table-cell>
          <table:table-cell office:value-type="string" calcext:value-type="string">
            <text:p>The Lowdown Pill 'Groups’ Explained | The Lowdown</text:p>
          </table:table-cell>
          <table:table-cell table:formula="of:=IF([.D398] = [.L398]; &quot;TRUE&quot;; &quot;FALSE&quot;)" office:value-type="string" office:string-value="TRUE" calcext:value-type="string">
            <text:p>TRUE</text:p>
          </table:table-cell>
          <table:table-cell office:value-type="string" calcext:value-type="string">
            <text:p>Many contraceptive pill brands contain exactly the same hormonal ingredients as each other, but are simply branded with a different name.</text:p>
          </table:table-cell>
          <table:table-cell table:formula="of:=IF([.E398] = [.N398]; &quot;TRUE&quot;; &quot;FALSE&quot;)" office:value-type="string" office:string-value="TRUE" calcext:value-type="string">
            <text:p>TRUE</text:p>
          </table:table-cell>
          <table:table-cell office:value-type="string" calcext:value-type="string">
            <text:p>https://thelowdown.com/blog/low-medium-and-high-oestrogen-pills-explained</text:p>
          </table:table-cell>
          <table:table-cell table:formula="of:=IF([.F398] = [.P398]; &quot;TRUE&quot;; &quot;FALSE&quot;)" office:value-type="string" office:string-value="TRUE" calcext:value-type="string">
            <text:p>TRUE</text:p>
          </table:table-cell>
        </table:table-row>
        <table:table-row table:style-name="ro1">
          <table:table-cell office:value-type="string" calcext:value-type="string">
            <text:p>https://blog.thelowdown.com/blog/tag/hrt</text:p>
          </table:table-cell>
          <table:table-cell office:value-type="string" calcext:value-type="string">
            <text:p>/blog/tag/hrt</text:p>
          </table:table-cell>
          <table:table-cell office:value-type="string" calcext:value-type="string">
            <text:p>hrt</text:p>
          </table:table-cell>
          <table:table-cell office:value-type="string" calcext:value-type="string">
            <text:p>hrt Archives - The Lowdown</text:p>
          </table:table-cell>
          <table:table-cell office:value-type="string" calcext:value-type="string">
            <text:p>N/A</text:p>
          </table:table-cell>
          <table:table-cell office:value-type="string" calcext:value-type="string">
            <text:p>/blog/tag/hrt</text:p>
          </table:table-cell>
          <table:table-cell office:value-type="string" calcext:value-type="string">
            <text:p>http://localhost/thelowdown/wp/blog/tag/hrt</text:p>
          </table:table-cell>
          <table:table-cell office:value-type="string" calcext:value-type="string">
            <text:p>/blog/tag/hrt</text:p>
          </table:table-cell>
          <table:table-cell table:formula="of:=IF([.B399] = [.H399]; &quot;TRUE&quot;; &quot;FALSE&quot;)" office:value-type="string" office:string-value="TRUE" calcext:value-type="string">
            <text:p>TRUE</text:p>
          </table:table-cell>
          <table:table-cell office:value-type="string" calcext:value-type="string">
            <text:p>hrt</text:p>
          </table:table-cell>
          <table:table-cell table:formula="of:=IF([.C399] = [.J399]; &quot;TRUE&quot;; &quot;FALSE&quot;)" office:value-type="string" office:string-value="TRUE" calcext:value-type="string">
            <text:p>TRUE</text:p>
          </table:table-cell>
          <table:table-cell office:value-type="string" calcext:value-type="string">
            <text:p>hrt Archives - The Lowdown</text:p>
          </table:table-cell>
          <table:table-cell table:formula="of:=IF([.D399] = [.L399]; &quot;TRUE&quot;; &quot;FALSE&quot;)" office:value-type="string" office:string-value="TRUE" calcext:value-type="string">
            <text:p>TRUE</text:p>
          </table:table-cell>
          <table:table-cell office:value-type="string" calcext:value-type="string">
            <text:p>N/A</text:p>
          </table:table-cell>
          <table:table-cell table:formula="of:=IF([.E399] = [.N399]; &quot;TRUE&quot;; &quot;FALSE&quot;)" office:value-type="string" office:string-value="TRUE" calcext:value-type="string">
            <text:p>TRUE</text:p>
          </table:table-cell>
          <table:table-cell office:value-type="string" calcext:value-type="string">
            <text:p>/blog/tag/hrt</text:p>
          </table:table-cell>
          <table:table-cell table:formula="of:=IF([.F399] = [.P399]; &quot;TRUE&quot;; &quot;FALSE&quot;)" office:value-type="string" office:string-value="TRUE" calcext:value-type="string">
            <text:p>TRUE</text:p>
          </table:table-cell>
        </table:table-row>
        <table:table-row table:style-name="ro1">
          <table:table-cell office:value-type="string" calcext:value-type="string">
            <text:p>https://blog.thelowdown.com/blog/world-contraception-day-2021-what-we-have-learnt</text:p>
          </table:table-cell>
          <table:table-cell office:value-type="string" calcext:value-type="string">
            <text:p>/blog/world-contraception-day-2021-what-we-have-learnt</text:p>
          </table:table-cell>
          <table:table-cell office:value-type="string" calcext:value-type="string">
            <text:p>world-contraception-day-2021-what-we-have-learnt</text:p>
          </table:table-cell>
          <table:table-cell office:value-type="string" calcext:value-type="string">
            <text:p>What We’ve Learnt About Contraception in 2021 | The Lowdown</text:p>
          </table:table-cell>
          <table:table-cell office:value-type="string" calcext:value-type="string">
            <text:p>From the latest medical research to painful coil fittings and weird periods, Dr Mel shares what we learnt at The Lowdown in 2021.</text:p>
          </table:table-cell>
          <table:table-cell office:value-type="string" calcext:value-type="string">
            <text:p>https://thelowdown.com/blog/world-contraception-day-2021-what-we-have-learnt</text:p>
          </table:table-cell>
          <table:table-cell office:value-type="string" calcext:value-type="string">
            <text:p>http://localhost/thelowdown/wp/blog/world-contraception-day-2021-what-we-have-learnt</text:p>
          </table:table-cell>
          <table:table-cell office:value-type="string" calcext:value-type="string">
            <text:p>/blog/world-contraception-day-2021-what-we-have-learnt</text:p>
          </table:table-cell>
          <table:table-cell table:formula="of:=IF([.B400] = [.H400]; &quot;TRUE&quot;; &quot;FALSE&quot;)" office:value-type="string" office:string-value="TRUE" calcext:value-type="string">
            <text:p>TRUE</text:p>
          </table:table-cell>
          <table:table-cell office:value-type="string" calcext:value-type="string">
            <text:p>world-contraception-day-2021-what-we-have-learnt</text:p>
          </table:table-cell>
          <table:table-cell table:formula="of:=IF([.C400] = [.J400]; &quot;TRUE&quot;; &quot;FALSE&quot;)" office:value-type="string" office:string-value="TRUE" calcext:value-type="string">
            <text:p>TRUE</text:p>
          </table:table-cell>
          <table:table-cell office:value-type="string" calcext:value-type="string">
            <text:p>What We’ve Learnt About Contraception in 2021 | The Lowdown</text:p>
          </table:table-cell>
          <table:table-cell table:formula="of:=IF([.D400] = [.L400]; &quot;TRUE&quot;; &quot;FALSE&quot;)" office:value-type="string" office:string-value="TRUE" calcext:value-type="string">
            <text:p>TRUE</text:p>
          </table:table-cell>
          <table:table-cell office:value-type="string" calcext:value-type="string">
            <text:p>From the latest medical research to painful coil fittings and weird periods, Dr Mel shares what we learnt at The Lowdown in 2021.</text:p>
          </table:table-cell>
          <table:table-cell table:formula="of:=IF([.E400] = [.N400]; &quot;TRUE&quot;; &quot;FALSE&quot;)" office:value-type="string" office:string-value="TRUE" calcext:value-type="string">
            <text:p>TRUE</text:p>
          </table:table-cell>
          <table:table-cell office:value-type="string" calcext:value-type="string">
            <text:p>https://thelowdown.com/blog/world-contraception-day-2021-what-we-have-learnt</text:p>
          </table:table-cell>
          <table:table-cell table:formula="of:=IF([.F400] = [.P400]; &quot;TRUE&quot;; &quot;FALSE&quot;)" office:value-type="string" office:string-value="TRUE" calcext:value-type="string">
            <text:p>TRUE</text:p>
          </table:table-cell>
        </table:table-row>
        <table:table-row table:style-name="ro2">
          <table:table-cell office:value-type="string" calcext:value-type="string">
            <text:p>https://blog.thelowdown.com/blog/im-pregnant-now-what</text:p>
          </table:table-cell>
          <table:table-cell office:value-type="string" calcext:value-type="string">
            <text:p>/blog/im-pregnant-now-what</text:p>
          </table:table-cell>
          <table:table-cell office:value-type="string" calcext:value-type="string">
            <text:p>im-pregnant-now-what</text:p>
          </table:table-cell>
          <table:table-cell office:value-type="string" calcext:value-type="string">
            <text:p>I'm Pregnant! Now What? Here's What To Do Next | The Lowdown</text:p>
          </table:table-cell>
          <table:table-cell office:value-type="string" calcext:value-type="string">
            <text:p>What are your options when contraception fails? Get the lowdown on unplanned pregnancy, including everything you need to know about abortion.﻿﻿</text:p>
          </table:table-cell>
          <table:table-cell office:value-type="string" calcext:value-type="string">
            <text:p>https://thelowdown.com/blog/im-pregnant-now-what</text:p>
          </table:table-cell>
          <table:table-cell office:value-type="string" calcext:value-type="string">
            <text:p>http://localhost/thelowdown/wp/blog/im-pregnant-now-what</text:p>
          </table:table-cell>
          <table:table-cell office:value-type="string" calcext:value-type="string">
            <text:p>/blog/im-pregnant-now-what</text:p>
          </table:table-cell>
          <table:table-cell table:formula="of:=IF([.B401] = [.H401]; &quot;TRUE&quot;; &quot;FALSE&quot;)" office:value-type="string" office:string-value="TRUE" calcext:value-type="string">
            <text:p>TRUE</text:p>
          </table:table-cell>
          <table:table-cell office:value-type="string" calcext:value-type="string">
            <text:p>im-pregnant-now-what</text:p>
          </table:table-cell>
          <table:table-cell table:formula="of:=IF([.C401] = [.J401]; &quot;TRUE&quot;; &quot;FALSE&quot;)" office:value-type="string" office:string-value="TRUE" calcext:value-type="string">
            <text:p>TRUE</text:p>
          </table:table-cell>
          <table:table-cell office:value-type="string" calcext:value-type="string">
            <text:p>I'm Pregnant! Now What? Here's What To Do Next | The Lowdown</text:p>
          </table:table-cell>
          <table:table-cell table:formula="of:=IF([.D401] = [.L401]; &quot;TRUE&quot;; &quot;FALSE&quot;)" office:value-type="string" office:string-value="TRUE" calcext:value-type="string">
            <text:p>TRUE</text:p>
          </table:table-cell>
          <table:table-cell office:value-type="string" calcext:value-type="string">
            <text:p>What are your options when contraception fails? Get the lowdown on unplanned pregnancy, including everything you need to know about abortion.﻿﻿</text:p>
          </table:table-cell>
          <table:table-cell table:formula="of:=IF([.E401] = [.N401]; &quot;TRUE&quot;; &quot;FALSE&quot;)" office:value-type="string" office:string-value="TRUE" calcext:value-type="string">
            <text:p>TRUE</text:p>
          </table:table-cell>
          <table:table-cell office:value-type="string" calcext:value-type="string">
            <text:p>https://thelowdown.com/blog/im-pregnant-now-what</text:p>
          </table:table-cell>
          <table:table-cell table:formula="of:=IF([.F401] = [.P401]; &quot;TRUE&quot;; &quot;FALSE&quot;)" office:value-type="string" office:string-value="TRUE" calcext:value-type="string">
            <text:p>TRUE</text:p>
          </table:table-cell>
        </table:table-row>
        <table:table-row table:style-name="ro1">
          <table:table-cell office:value-type="string" calcext:value-type="string">
            <text:p>https://blog.thelowdown.com/blog/tag/blood-pressure</text:p>
          </table:table-cell>
          <table:table-cell office:value-type="string" calcext:value-type="string">
            <text:p>/blog/tag/blood-pressure</text:p>
          </table:table-cell>
          <table:table-cell office:value-type="string" calcext:value-type="string">
            <text:p>blood-pressure</text:p>
          </table:table-cell>
          <table:table-cell office:value-type="string" calcext:value-type="string">
            <text:p>blood pressure Archives - The Lowdown</text:p>
          </table:table-cell>
          <table:table-cell office:value-type="string" calcext:value-type="string">
            <text:p>N/A</text:p>
          </table:table-cell>
          <table:table-cell office:value-type="string" calcext:value-type="string">
            <text:p>/blog/tag/blood-pressure</text:p>
          </table:table-cell>
          <table:table-cell office:value-type="string" calcext:value-type="string">
            <text:p>http://localhost/thelowdown/wp/blog/tag/blood-pressure</text:p>
          </table:table-cell>
          <table:table-cell office:value-type="string" calcext:value-type="string">
            <text:p>/blog/tag/blood-pressure</text:p>
          </table:table-cell>
          <table:table-cell table:formula="of:=IF([.B402] = [.H402]; &quot;TRUE&quot;; &quot;FALSE&quot;)" office:value-type="string" office:string-value="TRUE" calcext:value-type="string">
            <text:p>TRUE</text:p>
          </table:table-cell>
          <table:table-cell office:value-type="string" calcext:value-type="string">
            <text:p>blood-pressure</text:p>
          </table:table-cell>
          <table:table-cell table:formula="of:=IF([.C402] = [.J402]; &quot;TRUE&quot;; &quot;FALSE&quot;)" office:value-type="string" office:string-value="TRUE" calcext:value-type="string">
            <text:p>TRUE</text:p>
          </table:table-cell>
          <table:table-cell office:value-type="string" calcext:value-type="string">
            <text:p>blood pressure Archives - The Lowdown</text:p>
          </table:table-cell>
          <table:table-cell table:formula="of:=IF([.D402] = [.L402]; &quot;TRUE&quot;; &quot;FALSE&quot;)" office:value-type="string" office:string-value="TRUE" calcext:value-type="string">
            <text:p>TRUE</text:p>
          </table:table-cell>
          <table:table-cell office:value-type="string" calcext:value-type="string">
            <text:p>N/A</text:p>
          </table:table-cell>
          <table:table-cell table:formula="of:=IF([.E402] = [.N402]; &quot;TRUE&quot;; &quot;FALSE&quot;)" office:value-type="string" office:string-value="TRUE" calcext:value-type="string">
            <text:p>TRUE</text:p>
          </table:table-cell>
          <table:table-cell office:value-type="string" calcext:value-type="string">
            <text:p>/blog/tag/blood-pressure</text:p>
          </table:table-cell>
          <table:table-cell table:formula="of:=IF([.F402] = [.P402]; &quot;TRUE&quot;; &quot;FALSE&quot;)" office:value-type="string" office:string-value="TRUE" calcext:value-type="string">
            <text:p>TRUE</text:p>
          </table:table-cell>
        </table:table-row>
        <table:table-row table:style-name="ro1">
          <table:table-cell office:value-type="string" calcext:value-type="string">
            <text:p>https://blog.thelowdown.com/blog/anything-but-the-pull-out</text:p>
          </table:table-cell>
          <table:table-cell office:value-type="string" calcext:value-type="string">
            <text:p>/blog/anything-but-the-pull-out</text:p>
          </table:table-cell>
          <table:table-cell office:value-type="string" calcext:value-type="string">
            <text:p>anything-but-the-pull-out</text:p>
          </table:table-cell>
          <table:table-cell office:value-type="string" calcext:value-type="string">
            <text:p>My Contraceptive Journey: The Pull Out Method | The Lowdown</text:p>
          </table:table-cell>
          <table:table-cell office:value-type="string" calcext:value-type="string">
            <text:p>Despite coming off the pill, Nicola struggled with her mental health and she wondered if her contraception had anything to do with it.</text:p>
          </table:table-cell>
          <table:table-cell office:value-type="string" calcext:value-type="string">
            <text:p>https://thelowdown.com/blog/anything-but-the-pull-out</text:p>
          </table:table-cell>
          <table:table-cell office:value-type="string" calcext:value-type="string">
            <text:p>http://localhost/thelowdown/wp/blog/anything-but-the-pull-out</text:p>
          </table:table-cell>
          <table:table-cell office:value-type="string" calcext:value-type="string">
            <text:p>/blog/anything-but-the-pull-out</text:p>
          </table:table-cell>
          <table:table-cell table:formula="of:=IF([.B403] = [.H403]; &quot;TRUE&quot;; &quot;FALSE&quot;)" office:value-type="string" office:string-value="TRUE" calcext:value-type="string">
            <text:p>TRUE</text:p>
          </table:table-cell>
          <table:table-cell office:value-type="string" calcext:value-type="string">
            <text:p>anything-but-the-pull-out</text:p>
          </table:table-cell>
          <table:table-cell table:formula="of:=IF([.C403] = [.J403]; &quot;TRUE&quot;; &quot;FALSE&quot;)" office:value-type="string" office:string-value="TRUE" calcext:value-type="string">
            <text:p>TRUE</text:p>
          </table:table-cell>
          <table:table-cell office:value-type="string" calcext:value-type="string">
            <text:p>My Contraceptive Journey: The Pull Out Method | The Lowdown</text:p>
          </table:table-cell>
          <table:table-cell table:formula="of:=IF([.D403] = [.L403]; &quot;TRUE&quot;; &quot;FALSE&quot;)" office:value-type="string" office:string-value="TRUE" calcext:value-type="string">
            <text:p>TRUE</text:p>
          </table:table-cell>
          <table:table-cell office:value-type="string" calcext:value-type="string">
            <text:p>Despite coming off the pill, Nicola struggled with her mental health and she wondered if her contraception had anything to do with it.</text:p>
          </table:table-cell>
          <table:table-cell table:formula="of:=IF([.E403] = [.N403]; &quot;TRUE&quot;; &quot;FALSE&quot;)" office:value-type="string" office:string-value="TRUE" calcext:value-type="string">
            <text:p>TRUE</text:p>
          </table:table-cell>
          <table:table-cell office:value-type="string" calcext:value-type="string">
            <text:p>https://thelowdown.com/blog/anything-but-the-pull-out</text:p>
          </table:table-cell>
          <table:table-cell table:formula="of:=IF([.F403] = [.P403]; &quot;TRUE&quot;; &quot;FALSE&quot;)" office:value-type="string" office:string-value="TRUE" calcext:value-type="string">
            <text:p>TRUE</text:p>
          </table:table-cell>
        </table:table-row>
        <table:table-row table:style-name="ro1">
          <table:table-cell office:value-type="string" calcext:value-type="string">
            <text:p>https://blog.thelowdown.com/blog/period-pain-mefenamic-acid</text:p>
          </table:table-cell>
          <table:table-cell office:value-type="string" calcext:value-type="string">
            <text:p>/blog/period-pain-mefenamic-acid</text:p>
          </table:table-cell>
          <table:table-cell office:value-type="string" calcext:value-type="string">
            <text:p>period-pain-mefenamic-acid</text:p>
          </table:table-cell>
          <table:table-cell office:value-type="string" calcext:value-type="string">
            <text:p>Mefenamic Acid for Period Pain - The Lowdown</text:p>
          </table:table-cell>
          <table:table-cell office:value-type="string" calcext:value-type="string">
            <text:p>Doctors explain why mefenamic acid can be used for period pain, along with other alternatives to ease pain during menstruation.</text:p>
          </table:table-cell>
          <table:table-cell office:value-type="string" calcext:value-type="string">
            <text:p>https://thelowdown.com/blog/period-pain-mefenamic-acid</text:p>
          </table:table-cell>
          <table:table-cell office:value-type="string" calcext:value-type="string">
            <text:p>http://localhost/thelowdown/wp/blog/period-pain-mefenamic-acid</text:p>
          </table:table-cell>
          <table:table-cell office:value-type="string" calcext:value-type="string">
            <text:p>/blog/period-pain-mefenamic-acid</text:p>
          </table:table-cell>
          <table:table-cell table:formula="of:=IF([.B404] = [.H404]; &quot;TRUE&quot;; &quot;FALSE&quot;)" office:value-type="string" office:string-value="TRUE" calcext:value-type="string">
            <text:p>TRUE</text:p>
          </table:table-cell>
          <table:table-cell office:value-type="string" calcext:value-type="string">
            <text:p>period-pain-mefenamic-acid</text:p>
          </table:table-cell>
          <table:table-cell table:formula="of:=IF([.C404] = [.J404]; &quot;TRUE&quot;; &quot;FALSE&quot;)" office:value-type="string" office:string-value="TRUE" calcext:value-type="string">
            <text:p>TRUE</text:p>
          </table:table-cell>
          <table:table-cell office:value-type="string" calcext:value-type="string">
            <text:p>Mefenamic Acid for Period Pain - The Lowdown</text:p>
          </table:table-cell>
          <table:table-cell table:formula="of:=IF([.D404] = [.L404]; &quot;TRUE&quot;; &quot;FALSE&quot;)" office:value-type="string" office:string-value="TRUE" calcext:value-type="string">
            <text:p>TRUE</text:p>
          </table:table-cell>
          <table:table-cell office:value-type="string" calcext:value-type="string">
            <text:p>Doctors explain why mefenamic acid can be used for period pain, along with other alternatives to ease pain during menstruation.</text:p>
          </table:table-cell>
          <table:table-cell table:formula="of:=IF([.E404] = [.N404]; &quot;TRUE&quot;; &quot;FALSE&quot;)" office:value-type="string" office:string-value="TRUE" calcext:value-type="string">
            <text:p>TRUE</text:p>
          </table:table-cell>
          <table:table-cell office:value-type="string" calcext:value-type="string">
            <text:p>https://thelowdown.com/blog/period-pain-mefenamic-acid</text:p>
          </table:table-cell>
          <table:table-cell table:formula="of:=IF([.F404] = [.P404]; &quot;TRUE&quot;; &quot;FALSE&quot;)" office:value-type="string" office:string-value="TRUE" calcext:value-type="string">
            <text:p>TRUE</text:p>
          </table:table-cell>
        </table:table-row>
        <table:table-row table:style-name="ro1">
          <table:table-cell office:value-type="string" calcext:value-type="string">
            <text:p>https://blog.thelowdown.com/blog/tag/estradiol-valerate</text:p>
          </table:table-cell>
          <table:table-cell office:value-type="string" calcext:value-type="string">
            <text:p>/blog/tag/estradiol-valerate</text:p>
          </table:table-cell>
          <table:table-cell office:value-type="string" calcext:value-type="string">
            <text:p>estradiol-valerate</text:p>
          </table:table-cell>
          <table:table-cell office:value-type="string" calcext:value-type="string">
            <text:p>Estradiol valerate Archives - The Lowdown</text:p>
          </table:table-cell>
          <table:table-cell office:value-type="string" calcext:value-type="string">
            <text:p>N/A</text:p>
          </table:table-cell>
          <table:table-cell office:value-type="string" calcext:value-type="string">
            <text:p>/blog/tag/estradiol-valerate</text:p>
          </table:table-cell>
          <table:table-cell office:value-type="string" calcext:value-type="string">
            <text:p>http://localhost/thelowdown/wp/blog/tag/estradiol-valerate</text:p>
          </table:table-cell>
          <table:table-cell office:value-type="string" calcext:value-type="string">
            <text:p>/blog/tag/estradiol-valerate</text:p>
          </table:table-cell>
          <table:table-cell table:formula="of:=IF([.B405] = [.H405]; &quot;TRUE&quot;; &quot;FALSE&quot;)" office:value-type="string" office:string-value="TRUE" calcext:value-type="string">
            <text:p>TRUE</text:p>
          </table:table-cell>
          <table:table-cell office:value-type="string" calcext:value-type="string">
            <text:p>estradiol-valerate</text:p>
          </table:table-cell>
          <table:table-cell table:formula="of:=IF([.C405] = [.J405]; &quot;TRUE&quot;; &quot;FALSE&quot;)" office:value-type="string" office:string-value="TRUE" calcext:value-type="string">
            <text:p>TRUE</text:p>
          </table:table-cell>
          <table:table-cell office:value-type="string" calcext:value-type="string">
            <text:p>Estradiol valerate Archives - The Lowdown</text:p>
          </table:table-cell>
          <table:table-cell table:formula="of:=IF([.D405] = [.L405]; &quot;TRUE&quot;; &quot;FALSE&quot;)" office:value-type="string" office:string-value="TRUE" calcext:value-type="string">
            <text:p>TRUE</text:p>
          </table:table-cell>
          <table:table-cell office:value-type="string" calcext:value-type="string">
            <text:p>N/A</text:p>
          </table:table-cell>
          <table:table-cell table:formula="of:=IF([.E405] = [.N405]; &quot;TRUE&quot;; &quot;FALSE&quot;)" office:value-type="string" office:string-value="TRUE" calcext:value-type="string">
            <text:p>TRUE</text:p>
          </table:table-cell>
          <table:table-cell office:value-type="string" calcext:value-type="string">
            <text:p>/blog/tag/estradiol-valerate</text:p>
          </table:table-cell>
          <table:table-cell table:formula="of:=IF([.F405] = [.P405]; &quot;TRUE&quot;; &quot;FALSE&quot;)" office:value-type="string" office:string-value="TRUE" calcext:value-type="string">
            <text:p>TRUE</text:p>
          </table:table-cell>
        </table:table-row>
        <table:table-row table:style-name="ro1">
          <table:table-cell office:value-type="string" calcext:value-type="string">
            <text:p>https://blog.thelowdown.com/blog/tag/jaydess</text:p>
          </table:table-cell>
          <table:table-cell office:value-type="string" calcext:value-type="string">
            <text:p>/blog/tag/jaydess</text:p>
          </table:table-cell>
          <table:table-cell office:value-type="string" calcext:value-type="string">
            <text:p>jaydess</text:p>
          </table:table-cell>
          <table:table-cell office:value-type="string" calcext:value-type="string">
            <text:p>jaydess Archives - The Lowdown</text:p>
          </table:table-cell>
          <table:table-cell office:value-type="string" calcext:value-type="string">
            <text:p>N/A</text:p>
          </table:table-cell>
          <table:table-cell office:value-type="string" calcext:value-type="string">
            <text:p>/blog/tag/jaydess</text:p>
          </table:table-cell>
          <table:table-cell office:value-type="string" calcext:value-type="string">
            <text:p>http://localhost/thelowdown/wp/blog/tag/jaydess</text:p>
          </table:table-cell>
          <table:table-cell office:value-type="string" calcext:value-type="string">
            <text:p>/blog/tag/jaydess</text:p>
          </table:table-cell>
          <table:table-cell table:formula="of:=IF([.B406] = [.H406]; &quot;TRUE&quot;; &quot;FALSE&quot;)" office:value-type="string" office:string-value="TRUE" calcext:value-type="string">
            <text:p>TRUE</text:p>
          </table:table-cell>
          <table:table-cell office:value-type="string" calcext:value-type="string">
            <text:p>jaydess</text:p>
          </table:table-cell>
          <table:table-cell table:formula="of:=IF([.C406] = [.J406]; &quot;TRUE&quot;; &quot;FALSE&quot;)" office:value-type="string" office:string-value="TRUE" calcext:value-type="string">
            <text:p>TRUE</text:p>
          </table:table-cell>
          <table:table-cell office:value-type="string" calcext:value-type="string">
            <text:p>jaydess Archives - The Lowdown</text:p>
          </table:table-cell>
          <table:table-cell table:formula="of:=IF([.D406] = [.L406]; &quot;TRUE&quot;; &quot;FALSE&quot;)" office:value-type="string" office:string-value="TRUE" calcext:value-type="string">
            <text:p>TRUE</text:p>
          </table:table-cell>
          <table:table-cell office:value-type="string" calcext:value-type="string">
            <text:p>N/A</text:p>
          </table:table-cell>
          <table:table-cell table:formula="of:=IF([.E406] = [.N406]; &quot;TRUE&quot;; &quot;FALSE&quot;)" office:value-type="string" office:string-value="TRUE" calcext:value-type="string">
            <text:p>TRUE</text:p>
          </table:table-cell>
          <table:table-cell office:value-type="string" calcext:value-type="string">
            <text:p>/blog/tag/jaydess</text:p>
          </table:table-cell>
          <table:table-cell table:formula="of:=IF([.F406] = [.P406]; &quot;TRUE&quot;; &quot;FALSE&quot;)" office:value-type="string" office:string-value="TRUE" calcext:value-type="string">
            <text:p>TRUE</text:p>
          </table:table-cell>
        </table:table-row>
        <table:table-row table:style-name="ro1">
          <table:table-cell office:value-type="string" calcext:value-type="string">
            <text:p>https://blog.thelowdown.com/blog/sex-is-uncomfortable-but-not-painful</text:p>
          </table:table-cell>
          <table:table-cell office:value-type="string" calcext:value-type="string">
            <text:p>/blog/sex-is-uncomfortable-but-not-painful</text:p>
          </table:table-cell>
          <table:table-cell office:value-type="string" calcext:value-type="string">
            <text:p>sex-is-uncomfortable-but-not-painful</text:p>
          </table:table-cell>
          <table:table-cell office:value-type="string" calcext:value-type="string">
            <text:p>Is Sex Uncomfortable But Not Painful? Here’s Why | The Lowdown</text:p>
          </table:table-cell>
          <table:table-cell office:value-type="string" calcext:value-type="string">
            <text:p>Get the lowdown on 8 reasons why you might be experiencing discomfort during sex - including top tips to help and where to get treatment.</text:p>
          </table:table-cell>
          <table:table-cell office:value-type="string" calcext:value-type="string">
            <text:p>https://thelowdown.com/blog/sex-is-uncomfortable-but-not-painful</text:p>
          </table:table-cell>
          <table:table-cell office:value-type="string" calcext:value-type="string">
            <text:p>http://localhost/thelowdown/wp/blog/sex-is-uncomfortable-but-not-painful</text:p>
          </table:table-cell>
          <table:table-cell office:value-type="string" calcext:value-type="string">
            <text:p>/blog/sex-is-uncomfortable-but-not-painful</text:p>
          </table:table-cell>
          <table:table-cell table:formula="of:=IF([.B407] = [.H407]; &quot;TRUE&quot;; &quot;FALSE&quot;)" office:value-type="string" office:string-value="TRUE" calcext:value-type="string">
            <text:p>TRUE</text:p>
          </table:table-cell>
          <table:table-cell office:value-type="string" calcext:value-type="string">
            <text:p>sex-is-uncomfortable-but-not-painful</text:p>
          </table:table-cell>
          <table:table-cell table:formula="of:=IF([.C407] = [.J407]; &quot;TRUE&quot;; &quot;FALSE&quot;)" office:value-type="string" office:string-value="TRUE" calcext:value-type="string">
            <text:p>TRUE</text:p>
          </table:table-cell>
          <table:table-cell office:value-type="string" calcext:value-type="string">
            <text:p>Is Sex Uncomfortable But Not Painful? Here’s Why | The Lowdown</text:p>
          </table:table-cell>
          <table:table-cell table:formula="of:=IF([.D407] = [.L407]; &quot;TRUE&quot;; &quot;FALSE&quot;)" office:value-type="string" office:string-value="TRUE" calcext:value-type="string">
            <text:p>TRUE</text:p>
          </table:table-cell>
          <table:table-cell office:value-type="string" calcext:value-type="string">
            <text:p>Get the lowdown on 8 reasons why you might be experiencing discomfort during sex - including top tips to help and where to get treatment.</text:p>
          </table:table-cell>
          <table:table-cell table:formula="of:=IF([.E407] = [.N407]; &quot;TRUE&quot;; &quot;FALSE&quot;)" office:value-type="string" office:string-value="TRUE" calcext:value-type="string">
            <text:p>TRUE</text:p>
          </table:table-cell>
          <table:table-cell office:value-type="string" calcext:value-type="string">
            <text:p>https://thelowdown.com/blog/sex-is-uncomfortable-but-not-painful</text:p>
          </table:table-cell>
          <table:table-cell table:formula="of:=IF([.F407] = [.P407]; &quot;TRUE&quot;; &quot;FALSE&quot;)" office:value-type="string" office:string-value="TRUE" calcext:value-type="string">
            <text:p>TRUE</text:p>
          </table:table-cell>
        </table:table-row>
        <table:table-row table:style-name="ro1">
          <table:table-cell office:value-type="string" calcext:value-type="string">
            <text:p>https://blog.thelowdown.com/blog/tag/bv</text:p>
          </table:table-cell>
          <table:table-cell office:value-type="string" calcext:value-type="string">
            <text:p>/blog/tag/bv</text:p>
          </table:table-cell>
          <table:table-cell office:value-type="string" calcext:value-type="string">
            <text:p>bv</text:p>
          </table:table-cell>
          <table:table-cell office:value-type="string" calcext:value-type="string">
            <text:p>BV Archives - The Lowdown</text:p>
          </table:table-cell>
          <table:table-cell office:value-type="string" calcext:value-type="string">
            <text:p>N/A</text:p>
          </table:table-cell>
          <table:table-cell office:value-type="string" calcext:value-type="string">
            <text:p>/blog/tag/bv</text:p>
          </table:table-cell>
          <table:table-cell office:value-type="string" calcext:value-type="string">
            <text:p>http://localhost/thelowdown/wp/blog/tag/bv</text:p>
          </table:table-cell>
          <table:table-cell office:value-type="string" calcext:value-type="string">
            <text:p>/blog/tag/bv</text:p>
          </table:table-cell>
          <table:table-cell table:formula="of:=IF([.B408] = [.H408]; &quot;TRUE&quot;; &quot;FALSE&quot;)" office:value-type="string" office:string-value="TRUE" calcext:value-type="string">
            <text:p>TRUE</text:p>
          </table:table-cell>
          <table:table-cell office:value-type="string" calcext:value-type="string">
            <text:p>bv</text:p>
          </table:table-cell>
          <table:table-cell table:formula="of:=IF([.C408] = [.J408]; &quot;TRUE&quot;; &quot;FALSE&quot;)" office:value-type="string" office:string-value="TRUE" calcext:value-type="string">
            <text:p>TRUE</text:p>
          </table:table-cell>
          <table:table-cell office:value-type="string" calcext:value-type="string">
            <text:p>BV Archives - The Lowdown</text:p>
          </table:table-cell>
          <table:table-cell table:formula="of:=IF([.D408] = [.L408]; &quot;TRUE&quot;; &quot;FALSE&quot;)" office:value-type="string" office:string-value="TRUE" calcext:value-type="string">
            <text:p>TRUE</text:p>
          </table:table-cell>
          <table:table-cell office:value-type="string" calcext:value-type="string">
            <text:p>N/A</text:p>
          </table:table-cell>
          <table:table-cell table:formula="of:=IF([.E408] = [.N408]; &quot;TRUE&quot;; &quot;FALSE&quot;)" office:value-type="string" office:string-value="TRUE" calcext:value-type="string">
            <text:p>TRUE</text:p>
          </table:table-cell>
          <table:table-cell office:value-type="string" calcext:value-type="string">
            <text:p>/blog/tag/bv</text:p>
          </table:table-cell>
          <table:table-cell table:formula="of:=IF([.F408] = [.P408]; &quot;TRUE&quot;; &quot;FALSE&quot;)" office:value-type="string" office:string-value="TRUE" calcext:value-type="string">
            <text:p>TRUE</text:p>
          </table:table-cell>
        </table:table-row>
        <table:table-row table:style-name="ro1">
          <table:table-cell office:value-type="string" calcext:value-type="string">
            <text:p>https://blog.thelowdown.com/blog/how-long-does-it-actually-take-to-get-pregnant</text:p>
          </table:table-cell>
          <table:table-cell office:value-type="string" calcext:value-type="string">
            <text:p>/blog/how-long-does-it-actually-take-to-get-pregnant</text:p>
          </table:table-cell>
          <table:table-cell office:value-type="string" calcext:value-type="string">
            <text:p>how-long-does-it-actually-take-to-get-pregnant</text:p>
          </table:table-cell>
          <table:table-cell office:value-type="string" calcext:value-type="string">
            <text:p>How Long Does it Take to Get Pregnant? - The Lowdown</text:p>
          </table:table-cell>
          <table:table-cell office:value-type="string" calcext:value-type="string">
            <text:p>Get the lowdown from our fertility specialist and doctors on how long on average it can take to get pregnant.</text:p>
          </table:table-cell>
          <table:table-cell office:value-type="string" calcext:value-type="string">
            <text:p>https://thelowdown.com/blog/how-long-does-it-actually-take-to-get-pregnant</text:p>
          </table:table-cell>
          <table:table-cell office:value-type="string" calcext:value-type="string">
            <text:p>http://localhost/thelowdown/wp/blog/how-long-does-it-actually-take-to-get-pregnant</text:p>
          </table:table-cell>
          <table:table-cell office:value-type="string" calcext:value-type="string">
            <text:p>/blog/how-long-does-it-actually-take-to-get-pregnant</text:p>
          </table:table-cell>
          <table:table-cell table:formula="of:=IF([.B409] = [.H409]; &quot;TRUE&quot;; &quot;FALSE&quot;)" office:value-type="string" office:string-value="TRUE" calcext:value-type="string">
            <text:p>TRUE</text:p>
          </table:table-cell>
          <table:table-cell office:value-type="string" calcext:value-type="string">
            <text:p>how-long-does-it-actually-take-to-get-pregnant</text:p>
          </table:table-cell>
          <table:table-cell table:formula="of:=IF([.C409] = [.J409]; &quot;TRUE&quot;; &quot;FALSE&quot;)" office:value-type="string" office:string-value="TRUE" calcext:value-type="string">
            <text:p>TRUE</text:p>
          </table:table-cell>
          <table:table-cell office:value-type="string" calcext:value-type="string">
            <text:p>How Long Does it Take to Get Pregnant? - The Lowdown</text:p>
          </table:table-cell>
          <table:table-cell table:formula="of:=IF([.D409] = [.L409]; &quot;TRUE&quot;; &quot;FALSE&quot;)" office:value-type="string" office:string-value="TRUE" calcext:value-type="string">
            <text:p>TRUE</text:p>
          </table:table-cell>
          <table:table-cell office:value-type="string" calcext:value-type="string">
            <text:p>Get the lowdown from our fertility specialist and doctors on how long on average it can take to get pregnant.</text:p>
          </table:table-cell>
          <table:table-cell table:formula="of:=IF([.E409] = [.N409]; &quot;TRUE&quot;; &quot;FALSE&quot;)" office:value-type="string" office:string-value="TRUE" calcext:value-type="string">
            <text:p>TRUE</text:p>
          </table:table-cell>
          <table:table-cell office:value-type="string" calcext:value-type="string">
            <text:p>https://thelowdown.com/blog/how-long-does-it-actually-take-to-get-pregnant</text:p>
          </table:table-cell>
          <table:table-cell table:formula="of:=IF([.F409] = [.P409]; &quot;TRUE&quot;; &quot;FALSE&quot;)" office:value-type="string" office:string-value="TRUE" calcext:value-type="string">
            <text:p>TRUE</text:p>
          </table:table-cell>
        </table:table-row>
        <table:table-row table:style-name="ro1">
          <table:table-cell office:value-type="string" calcext:value-type="string">
            <text:p>https://blog.thelowdown.com/blog/tag/moods</text:p>
          </table:table-cell>
          <table:table-cell office:value-type="string" calcext:value-type="string">
            <text:p>/blog/tag/moods</text:p>
          </table:table-cell>
          <table:table-cell office:value-type="string" calcext:value-type="string">
            <text:p>moods</text:p>
          </table:table-cell>
          <table:table-cell office:value-type="string" calcext:value-type="string">
            <text:p>moods Archives - The Lowdown</text:p>
          </table:table-cell>
          <table:table-cell office:value-type="string" calcext:value-type="string">
            <text:p>N/A</text:p>
          </table:table-cell>
          <table:table-cell office:value-type="string" calcext:value-type="string">
            <text:p>/blog/tag/moods</text:p>
          </table:table-cell>
          <table:table-cell office:value-type="string" calcext:value-type="string">
            <text:p>http://localhost/thelowdown/wp/blog/tag/moods</text:p>
          </table:table-cell>
          <table:table-cell office:value-type="string" calcext:value-type="string">
            <text:p>/blog/tag/moods</text:p>
          </table:table-cell>
          <table:table-cell table:formula="of:=IF([.B410] = [.H410]; &quot;TRUE&quot;; &quot;FALSE&quot;)" office:value-type="string" office:string-value="TRUE" calcext:value-type="string">
            <text:p>TRUE</text:p>
          </table:table-cell>
          <table:table-cell office:value-type="string" calcext:value-type="string">
            <text:p>moods</text:p>
          </table:table-cell>
          <table:table-cell table:formula="of:=IF([.C410] = [.J410]; &quot;TRUE&quot;; &quot;FALSE&quot;)" office:value-type="string" office:string-value="TRUE" calcext:value-type="string">
            <text:p>TRUE</text:p>
          </table:table-cell>
          <table:table-cell office:value-type="string" calcext:value-type="string">
            <text:p>moods Archives - The Lowdown</text:p>
          </table:table-cell>
          <table:table-cell table:formula="of:=IF([.D410] = [.L410]; &quot;TRUE&quot;; &quot;FALSE&quot;)" office:value-type="string" office:string-value="TRUE" calcext:value-type="string">
            <text:p>TRUE</text:p>
          </table:table-cell>
          <table:table-cell office:value-type="string" calcext:value-type="string">
            <text:p>N/A</text:p>
          </table:table-cell>
          <table:table-cell table:formula="of:=IF([.E410] = [.N410]; &quot;TRUE&quot;; &quot;FALSE&quot;)" office:value-type="string" office:string-value="TRUE" calcext:value-type="string">
            <text:p>TRUE</text:p>
          </table:table-cell>
          <table:table-cell office:value-type="string" calcext:value-type="string">
            <text:p>/blog/tag/moods</text:p>
          </table:table-cell>
          <table:table-cell table:formula="of:=IF([.F410] = [.P410]; &quot;TRUE&quot;; &quot;FALSE&quot;)" office:value-type="string" office:string-value="TRUE" calcext:value-type="string">
            <text:p>TRUE</text:p>
          </table:table-cell>
        </table:table-row>
        <table:table-row table:style-name="ro1">
          <table:table-cell office:value-type="string" calcext:value-type="string">
            <text:p>https://blog.thelowdown.com/blog/tag/jos-cervical-cancer-trust</text:p>
          </table:table-cell>
          <table:table-cell office:value-type="string" calcext:value-type="string">
            <text:p>/blog/tag/jos-cervical-cancer-trust</text:p>
          </table:table-cell>
          <table:table-cell office:value-type="string" calcext:value-type="string">
            <text:p>jos-cervical-cancer-trust</text:p>
          </table:table-cell>
          <table:table-cell office:value-type="string" calcext:value-type="string">
            <text:p>Jo's Cervical Cancer Trust Archives - The Lowdown</text:p>
          </table:table-cell>
          <table:table-cell office:value-type="string" calcext:value-type="string">
            <text:p>N/A</text:p>
          </table:table-cell>
          <table:table-cell office:value-type="string" calcext:value-type="string">
            <text:p>/blog/tag/jos-cervical-cancer-trust</text:p>
          </table:table-cell>
          <table:table-cell office:value-type="string" calcext:value-type="string">
            <text:p>http://localhost/thelowdown/wp/blog/tag/jos-cervical-cancer-trust</text:p>
          </table:table-cell>
          <table:table-cell office:value-type="string" calcext:value-type="string">
            <text:p>/blog/tag/jos-cervical-cancer-trust</text:p>
          </table:table-cell>
          <table:table-cell table:formula="of:=IF([.B411] = [.H411]; &quot;TRUE&quot;; &quot;FALSE&quot;)" office:value-type="string" office:string-value="TRUE" calcext:value-type="string">
            <text:p>TRUE</text:p>
          </table:table-cell>
          <table:table-cell office:value-type="string" calcext:value-type="string">
            <text:p>jos-cervical-cancer-trust</text:p>
          </table:table-cell>
          <table:table-cell table:formula="of:=IF([.C411] = [.J411]; &quot;TRUE&quot;; &quot;FALSE&quot;)" office:value-type="string" office:string-value="TRUE" calcext:value-type="string">
            <text:p>TRUE</text:p>
          </table:table-cell>
          <table:table-cell office:value-type="string" calcext:value-type="string">
            <text:p>Jo's Cervical Cancer Trust Archives - The Lowdown</text:p>
          </table:table-cell>
          <table:table-cell table:formula="of:=IF([.D411] = [.L411]; &quot;TRUE&quot;; &quot;FALSE&quot;)" office:value-type="string" office:string-value="TRUE" calcext:value-type="string">
            <text:p>TRUE</text:p>
          </table:table-cell>
          <table:table-cell office:value-type="string" calcext:value-type="string">
            <text:p>N/A</text:p>
          </table:table-cell>
          <table:table-cell table:formula="of:=IF([.E411] = [.N411]; &quot;TRUE&quot;; &quot;FALSE&quot;)" office:value-type="string" office:string-value="TRUE" calcext:value-type="string">
            <text:p>TRUE</text:p>
          </table:table-cell>
          <table:table-cell office:value-type="string" calcext:value-type="string">
            <text:p>/blog/tag/jos-cervical-cancer-trust</text:p>
          </table:table-cell>
          <table:table-cell table:formula="of:=IF([.F411] = [.P411]; &quot;TRUE&quot;; &quot;FALSE&quot;)" office:value-type="string" office:string-value="TRUE" calcext:value-type="string">
            <text:p>TRUE</text:p>
          </table:table-cell>
        </table:table-row>
        <table:table-row table:style-name="ro1">
          <table:table-cell office:value-type="string" calcext:value-type="string">
            <text:p>https://blog.thelowdown.com/blog/tag/dani-conlon</text:p>
          </table:table-cell>
          <table:table-cell office:value-type="string" calcext:value-type="string">
            <text:p>/blog/tag/dani-conlon</text:p>
          </table:table-cell>
          <table:table-cell office:value-type="string" calcext:value-type="string">
            <text:p>dani-conlon</text:p>
          </table:table-cell>
          <table:table-cell office:value-type="string" calcext:value-type="string">
            <text:p>Dani Conlon Archives - The Lowdown</text:p>
          </table:table-cell>
          <table:table-cell office:value-type="string" calcext:value-type="string">
            <text:p>N/A</text:p>
          </table:table-cell>
          <table:table-cell office:value-type="string" calcext:value-type="string">
            <text:p>/blog/tag/dani-conlon</text:p>
          </table:table-cell>
          <table:table-cell office:value-type="string" calcext:value-type="string">
            <text:p>http://localhost/thelowdown/wp/blog/tag/dani-conlon</text:p>
          </table:table-cell>
          <table:table-cell office:value-type="string" calcext:value-type="string">
            <text:p>/blog/tag/dani-conlon</text:p>
          </table:table-cell>
          <table:table-cell table:formula="of:=IF([.B412] = [.H412]; &quot;TRUE&quot;; &quot;FALSE&quot;)" office:value-type="string" office:string-value="TRUE" calcext:value-type="string">
            <text:p>TRUE</text:p>
          </table:table-cell>
          <table:table-cell office:value-type="string" calcext:value-type="string">
            <text:p>dani-conlon</text:p>
          </table:table-cell>
          <table:table-cell table:formula="of:=IF([.C412] = [.J412]; &quot;TRUE&quot;; &quot;FALSE&quot;)" office:value-type="string" office:string-value="TRUE" calcext:value-type="string">
            <text:p>TRUE</text:p>
          </table:table-cell>
          <table:table-cell office:value-type="string" calcext:value-type="string">
            <text:p>Dani Conlon Archives - The Lowdown</text:p>
          </table:table-cell>
          <table:table-cell table:formula="of:=IF([.D412] = [.L412]; &quot;TRUE&quot;; &quot;FALSE&quot;)" office:value-type="string" office:string-value="TRUE" calcext:value-type="string">
            <text:p>TRUE</text:p>
          </table:table-cell>
          <table:table-cell office:value-type="string" calcext:value-type="string">
            <text:p>N/A</text:p>
          </table:table-cell>
          <table:table-cell table:formula="of:=IF([.E412] = [.N412]; &quot;TRUE&quot;; &quot;FALSE&quot;)" office:value-type="string" office:string-value="TRUE" calcext:value-type="string">
            <text:p>TRUE</text:p>
          </table:table-cell>
          <table:table-cell office:value-type="string" calcext:value-type="string">
            <text:p>/blog/tag/dani-conlon</text:p>
          </table:table-cell>
          <table:table-cell table:formula="of:=IF([.F412] = [.P412]; &quot;TRUE&quot;; &quot;FALSE&quot;)" office:value-type="string" office:string-value="TRUE" calcext:value-type="string">
            <text:p>TRUE</text:p>
          </table:table-cell>
        </table:table-row>
        <table:table-row table:style-name="ro1">
          <table:table-cell office:value-type="string" calcext:value-type="string">
            <text:p>https://blog.thelowdown.com/blog/tag/birthcontrol</text:p>
          </table:table-cell>
          <table:table-cell office:value-type="string" calcext:value-type="string">
            <text:p>/blog/tag/birthcontrol</text:p>
          </table:table-cell>
          <table:table-cell office:value-type="string" calcext:value-type="string">
            <text:p>birthcontrol</text:p>
          </table:table-cell>
          <table:table-cell office:value-type="string" calcext:value-type="string">
            <text:p>birthcontrol Archives - The Lowdown</text:p>
          </table:table-cell>
          <table:table-cell office:value-type="string" calcext:value-type="string">
            <text:p>N/A</text:p>
          </table:table-cell>
          <table:table-cell office:value-type="string" calcext:value-type="string">
            <text:p>/blog/tag/birthcontrol</text:p>
          </table:table-cell>
          <table:table-cell office:value-type="string" calcext:value-type="string">
            <text:p>http://localhost/thelowdown/wp/blog/tag/birthcontrol</text:p>
          </table:table-cell>
          <table:table-cell office:value-type="string" calcext:value-type="string">
            <text:p>/blog/tag/birthcontrol</text:p>
          </table:table-cell>
          <table:table-cell table:formula="of:=IF([.B413] = [.H413]; &quot;TRUE&quot;; &quot;FALSE&quot;)" office:value-type="string" office:string-value="TRUE" calcext:value-type="string">
            <text:p>TRUE</text:p>
          </table:table-cell>
          <table:table-cell office:value-type="string" calcext:value-type="string">
            <text:p>birthcontrol</text:p>
          </table:table-cell>
          <table:table-cell table:formula="of:=IF([.C413] = [.J413]; &quot;TRUE&quot;; &quot;FALSE&quot;)" office:value-type="string" office:string-value="TRUE" calcext:value-type="string">
            <text:p>TRUE</text:p>
          </table:table-cell>
          <table:table-cell office:value-type="string" calcext:value-type="string">
            <text:p>birthcontrol Archives - The Lowdown</text:p>
          </table:table-cell>
          <table:table-cell table:formula="of:=IF([.D413] = [.L413]; &quot;TRUE&quot;; &quot;FALSE&quot;)" office:value-type="string" office:string-value="TRUE" calcext:value-type="string">
            <text:p>TRUE</text:p>
          </table:table-cell>
          <table:table-cell office:value-type="string" calcext:value-type="string">
            <text:p>N/A</text:p>
          </table:table-cell>
          <table:table-cell table:formula="of:=IF([.E413] = [.N413]; &quot;TRUE&quot;; &quot;FALSE&quot;)" office:value-type="string" office:string-value="TRUE" calcext:value-type="string">
            <text:p>TRUE</text:p>
          </table:table-cell>
          <table:table-cell office:value-type="string" calcext:value-type="string">
            <text:p>/blog/tag/birthcontrol</text:p>
          </table:table-cell>
          <table:table-cell table:formula="of:=IF([.F413] = [.P413]; &quot;TRUE&quot;; &quot;FALSE&quot;)" office:value-type="string" office:string-value="TRUE" calcext:value-type="string">
            <text:p>TRUE</text:p>
          </table:table-cell>
        </table:table-row>
        <table:table-row table:style-name="ro1">
          <table:table-cell office:value-type="string" calcext:value-type="string">
            <text:p>https://blog.thelowdown.com/blog/the-lowdown-on-sex-libido-orgasms</text:p>
          </table:table-cell>
          <table:table-cell office:value-type="string" calcext:value-type="string">
            <text:p>/blog/the-lowdown-on-sex-libido-orgasms</text:p>
          </table:table-cell>
          <table:table-cell office:value-type="string" calcext:value-type="string">
            <text:p>the-lowdown-on-sex-libido-orgasms</text:p>
          </table:table-cell>
          <table:table-cell office:value-type="string" calcext:value-type="string">
            <text:p>The Lowdown On Sex, Libido and Orgasms | The Lowdown</text:p>
          </table:table-cell>
          <table:table-cell office:value-type="string" calcext:value-type="string">
            <text:p>The Lowdown sits down with certified sex coaches Georgia and Lucy to demystify all things sex, libido and orgasms</text:p>
          </table:table-cell>
          <table:table-cell office:value-type="string" calcext:value-type="string">
            <text:p>https://thelowdown.com/blog/the-lowdown-on-sex-libido-orgasms</text:p>
          </table:table-cell>
          <table:table-cell office:value-type="string" calcext:value-type="string">
            <text:p>http://localhost/thelowdown/wp/blog/the-lowdown-on-sex-libido-orgasms</text:p>
          </table:table-cell>
          <table:table-cell office:value-type="string" calcext:value-type="string">
            <text:p>/blog/the-lowdown-on-sex-libido-orgasms</text:p>
          </table:table-cell>
          <table:table-cell table:formula="of:=IF([.B414] = [.H414]; &quot;TRUE&quot;; &quot;FALSE&quot;)" office:value-type="string" office:string-value="TRUE" calcext:value-type="string">
            <text:p>TRUE</text:p>
          </table:table-cell>
          <table:table-cell office:value-type="string" calcext:value-type="string">
            <text:p>the-lowdown-on-sex-libido-orgasms</text:p>
          </table:table-cell>
          <table:table-cell table:formula="of:=IF([.C414] = [.J414]; &quot;TRUE&quot;; &quot;FALSE&quot;)" office:value-type="string" office:string-value="TRUE" calcext:value-type="string">
            <text:p>TRUE</text:p>
          </table:table-cell>
          <table:table-cell office:value-type="string" calcext:value-type="string">
            <text:p>The Lowdown On Sex, Libido and Orgasms | The Lowdown</text:p>
          </table:table-cell>
          <table:table-cell table:formula="of:=IF([.D414] = [.L414]; &quot;TRUE&quot;; &quot;FALSE&quot;)" office:value-type="string" office:string-value="TRUE" calcext:value-type="string">
            <text:p>TRUE</text:p>
          </table:table-cell>
          <table:table-cell office:value-type="string" calcext:value-type="string">
            <text:p>The Lowdown sits down with certified sex coaches Georgia and Lucy to demystify all things sex, libido and orgasms</text:p>
          </table:table-cell>
          <table:table-cell table:formula="of:=IF([.E414] = [.N414]; &quot;TRUE&quot;; &quot;FALSE&quot;)" office:value-type="string" office:string-value="TRUE" calcext:value-type="string">
            <text:p>TRUE</text:p>
          </table:table-cell>
          <table:table-cell office:value-type="string" calcext:value-type="string">
            <text:p>https://thelowdown.com/blog/the-lowdown-on-sex-libido-orgasms</text:p>
          </table:table-cell>
          <table:table-cell table:formula="of:=IF([.F414] = [.P414]; &quot;TRUE&quot;; &quot;FALSE&quot;)" office:value-type="string" office:string-value="TRUE" calcext:value-type="string">
            <text:p>TRUE</text:p>
          </table:table-cell>
        </table:table-row>
        <table:table-row table:style-name="ro1">
          <table:table-cell office:value-type="string" calcext:value-type="string">
            <text:p>https://blog.thelowdown.com/blog/microgynon-emergency-contraception</text:p>
          </table:table-cell>
          <table:table-cell office:value-type="string" calcext:value-type="string">
            <text:p>/blog/microgynon-emergency-contraception</text:p>
          </table:table-cell>
          <table:table-cell office:value-type="string" calcext:value-type="string">
            <text:p>microgynon-emergency-contraception</text:p>
          </table:table-cell>
          <table:table-cell office:value-type="string" calcext:value-type="string">
            <text:p>Can You Use Microgynon as an Emergency Pill? | The Lowdown</text:p>
          </table:table-cell>
          <table:table-cell office:value-type="string" calcext:value-type="string">
            <text:p>Can the Microgynon pill be used as emergency contraception? Here our doctors answer this commonly asked question.</text:p>
          </table:table-cell>
          <table:table-cell office:value-type="string" calcext:value-type="string">
            <text:p>https://thelowdown.com/blog/microgynon-emergency-contraception</text:p>
          </table:table-cell>
          <table:table-cell office:value-type="string" calcext:value-type="string">
            <text:p>http://localhost/thelowdown/wp/blog/microgynon-emergency-contraception</text:p>
          </table:table-cell>
          <table:table-cell office:value-type="string" calcext:value-type="string">
            <text:p>/blog/microgynon-emergency-contraception</text:p>
          </table:table-cell>
          <table:table-cell table:formula="of:=IF([.B415] = [.H415]; &quot;TRUE&quot;; &quot;FALSE&quot;)" office:value-type="string" office:string-value="TRUE" calcext:value-type="string">
            <text:p>TRUE</text:p>
          </table:table-cell>
          <table:table-cell office:value-type="string" calcext:value-type="string">
            <text:p>microgynon-emergency-contraception</text:p>
          </table:table-cell>
          <table:table-cell table:formula="of:=IF([.C415] = [.J415]; &quot;TRUE&quot;; &quot;FALSE&quot;)" office:value-type="string" office:string-value="TRUE" calcext:value-type="string">
            <text:p>TRUE</text:p>
          </table:table-cell>
          <table:table-cell office:value-type="string" calcext:value-type="string">
            <text:p>Can You Use Microgynon as an Emergency Pill? | The Lowdown</text:p>
          </table:table-cell>
          <table:table-cell table:formula="of:=IF([.D415] = [.L415]; &quot;TRUE&quot;; &quot;FALSE&quot;)" office:value-type="string" office:string-value="TRUE" calcext:value-type="string">
            <text:p>TRUE</text:p>
          </table:table-cell>
          <table:table-cell office:value-type="string" calcext:value-type="string">
            <text:p>Can the Microgynon pill be used as emergency contraception? Here our doctors answer this commonly asked question.</text:p>
          </table:table-cell>
          <table:table-cell table:formula="of:=IF([.E415] = [.N415]; &quot;TRUE&quot;; &quot;FALSE&quot;)" office:value-type="string" office:string-value="TRUE" calcext:value-type="string">
            <text:p>TRUE</text:p>
          </table:table-cell>
          <table:table-cell office:value-type="string" calcext:value-type="string">
            <text:p>https://thelowdown.com/blog/microgynon-emergency-contraception</text:p>
          </table:table-cell>
          <table:table-cell table:formula="of:=IF([.F415] = [.P415]; &quot;TRUE&quot;; &quot;FALSE&quot;)" office:value-type="string" office:string-value="TRUE" calcext:value-type="string">
            <text:p>TRUE</text:p>
          </table:table-cell>
        </table:table-row>
        <table:table-row table:style-name="ro1">
          <table:table-cell office:value-type="string" calcext:value-type="string">
            <text:p>https://blog.thelowdown.com/blog/is-cotton-good-for-your-vagina</text:p>
          </table:table-cell>
          <table:table-cell office:value-type="string" calcext:value-type="string">
            <text:p>/blog/is-cotton-good-for-your-vagina</text:p>
          </table:table-cell>
          <table:table-cell office:value-type="string" calcext:value-type="string">
            <text:p>is-cotton-good-for-your-vagina</text:p>
          </table:table-cell>
          <table:table-cell office:value-type="string" calcext:value-type="string">
            <text:p>Is Cotton Really Good For Your Vagina? In Short, Yes | The Lowdown</text:p>
          </table:table-cell>
          <table:table-cell office:value-type="string" calcext:value-type="string">
            <text:p>The chances are, if you’ve got a vagina, at some point along the way your mum, doctor, or gynaecologist has told you to wear cotton underwear. But why?</text:p>
          </table:table-cell>
          <table:table-cell office:value-type="string" calcext:value-type="string">
            <text:p>https://thelowdown.com/blog/is-cotton-good-for-your-vagina</text:p>
          </table:table-cell>
          <table:table-cell office:value-type="string" calcext:value-type="string">
            <text:p>http://localhost/thelowdown/wp/blog/is-cotton-good-for-your-vagina</text:p>
          </table:table-cell>
          <table:table-cell office:value-type="string" calcext:value-type="string">
            <text:p>/blog/is-cotton-good-for-your-vagina</text:p>
          </table:table-cell>
          <table:table-cell table:formula="of:=IF([.B416] = [.H416]; &quot;TRUE&quot;; &quot;FALSE&quot;)" office:value-type="string" office:string-value="TRUE" calcext:value-type="string">
            <text:p>TRUE</text:p>
          </table:table-cell>
          <table:table-cell office:value-type="string" calcext:value-type="string">
            <text:p>is-cotton-good-for-your-vagina</text:p>
          </table:table-cell>
          <table:table-cell table:formula="of:=IF([.C416] = [.J416]; &quot;TRUE&quot;; &quot;FALSE&quot;)" office:value-type="string" office:string-value="TRUE" calcext:value-type="string">
            <text:p>TRUE</text:p>
          </table:table-cell>
          <table:table-cell office:value-type="string" calcext:value-type="string">
            <text:p>Is Cotton Really Good For Your Vagina? In Short, Yes | The Lowdown</text:p>
          </table:table-cell>
          <table:table-cell table:formula="of:=IF([.D416] = [.L416]; &quot;TRUE&quot;; &quot;FALSE&quot;)" office:value-type="string" office:string-value="TRUE" calcext:value-type="string">
            <text:p>TRUE</text:p>
          </table:table-cell>
          <table:table-cell office:value-type="string" calcext:value-type="string">
            <text:p>The chances are, if you’ve got a vagina, at some point along the way your mum, doctor, or gynaecologist has told you to wear cotton underwear. But why?</text:p>
          </table:table-cell>
          <table:table-cell table:formula="of:=IF([.E416] = [.N416]; &quot;TRUE&quot;; &quot;FALSE&quot;)" office:value-type="string" office:string-value="TRUE" calcext:value-type="string">
            <text:p>TRUE</text:p>
          </table:table-cell>
          <table:table-cell office:value-type="string" calcext:value-type="string">
            <text:p>https://thelowdown.com/blog/is-cotton-good-for-your-vagina</text:p>
          </table:table-cell>
          <table:table-cell table:formula="of:=IF([.F416] = [.P416]; &quot;TRUE&quot;; &quot;FALSE&quot;)" office:value-type="string" office:string-value="TRUE" calcext:value-type="string">
            <text:p>TRUE</text:p>
          </table:table-cell>
        </table:table-row>
        <table:table-row table:style-name="ro1">
          <table:table-cell office:value-type="string" calcext:value-type="string">
            <text:p>https://blog.thelowdown.com/blog/tag/iud-brands</text:p>
          </table:table-cell>
          <table:table-cell office:value-type="string" calcext:value-type="string">
            <text:p>/blog/tag/iud-brands</text:p>
          </table:table-cell>
          <table:table-cell office:value-type="string" calcext:value-type="string">
            <text:p>iud-brands</text:p>
          </table:table-cell>
          <table:table-cell office:value-type="string" calcext:value-type="string">
            <text:p>iud brands Archives - The Lowdown</text:p>
          </table:table-cell>
          <table:table-cell office:value-type="string" calcext:value-type="string">
            <text:p>N/A</text:p>
          </table:table-cell>
          <table:table-cell office:value-type="string" calcext:value-type="string">
            <text:p>/blog/tag/iud-brands</text:p>
          </table:table-cell>
          <table:table-cell office:value-type="string" calcext:value-type="string">
            <text:p>http://localhost/thelowdown/wp/blog/tag/iud-brands</text:p>
          </table:table-cell>
          <table:table-cell office:value-type="string" calcext:value-type="string">
            <text:p>/blog/tag/iud-brands</text:p>
          </table:table-cell>
          <table:table-cell table:formula="of:=IF([.B417] = [.H417]; &quot;TRUE&quot;; &quot;FALSE&quot;)" office:value-type="string" office:string-value="TRUE" calcext:value-type="string">
            <text:p>TRUE</text:p>
          </table:table-cell>
          <table:table-cell office:value-type="string" calcext:value-type="string">
            <text:p>iud-brands</text:p>
          </table:table-cell>
          <table:table-cell table:formula="of:=IF([.C417] = [.J417]; &quot;TRUE&quot;; &quot;FALSE&quot;)" office:value-type="string" office:string-value="TRUE" calcext:value-type="string">
            <text:p>TRUE</text:p>
          </table:table-cell>
          <table:table-cell office:value-type="string" calcext:value-type="string">
            <text:p>iud brands Archives - The Lowdown</text:p>
          </table:table-cell>
          <table:table-cell table:formula="of:=IF([.D417] = [.L417]; &quot;TRUE&quot;; &quot;FALSE&quot;)" office:value-type="string" office:string-value="TRUE" calcext:value-type="string">
            <text:p>TRUE</text:p>
          </table:table-cell>
          <table:table-cell office:value-type="string" calcext:value-type="string">
            <text:p>N/A</text:p>
          </table:table-cell>
          <table:table-cell table:formula="of:=IF([.E417] = [.N417]; &quot;TRUE&quot;; &quot;FALSE&quot;)" office:value-type="string" office:string-value="TRUE" calcext:value-type="string">
            <text:p>TRUE</text:p>
          </table:table-cell>
          <table:table-cell office:value-type="string" calcext:value-type="string">
            <text:p>/blog/tag/iud-brands</text:p>
          </table:table-cell>
          <table:table-cell table:formula="of:=IF([.F417] = [.P417]; &quot;TRUE&quot;; &quot;FALSE&quot;)" office:value-type="string" office:string-value="TRUE" calcext:value-type="string">
            <text:p>TRUE</text:p>
          </table:table-cell>
        </table:table-row>
        <table:table-row table:style-name="ro1">
          <table:table-cell office:value-type="string" calcext:value-type="string">
            <text:p>https://blog.thelowdown.com/blog/taking-the-pill-back-to-back</text:p>
          </table:table-cell>
          <table:table-cell office:value-type="string" calcext:value-type="string">
            <text:p>/blog/taking-the-pill-back-to-back</text:p>
          </table:table-cell>
          <table:table-cell office:value-type="string" calcext:value-type="string">
            <text:p>taking-the-pill-back-to-back</text:p>
          </table:table-cell>
          <table:table-cell office:value-type="string" calcext:value-type="string">
            <text:p>Taking The Pill Back To Back (Continuous Pill Taking) | The Lowdown</text:p>
          </table:table-cell>
          <table:table-cell office:value-type="string" calcext:value-type="string">
            <text:p>Taking your pill back to back may improve its effectiveness without side effects. Find out more in this complete guide to continuous pill taking.</text:p>
          </table:table-cell>
          <table:table-cell office:value-type="string" calcext:value-type="string">
            <text:p>https://thelowdown.com/blog/taking-the-pill-back-to-back</text:p>
          </table:table-cell>
          <table:table-cell office:value-type="string" calcext:value-type="string">
            <text:p>http://localhost/thelowdown/wp/blog/taking-the-pill-back-to-back</text:p>
          </table:table-cell>
          <table:table-cell office:value-type="string" calcext:value-type="string">
            <text:p>/blog/taking-the-pill-back-to-back</text:p>
          </table:table-cell>
          <table:table-cell table:formula="of:=IF([.B418] = [.H418]; &quot;TRUE&quot;; &quot;FALSE&quot;)" office:value-type="string" office:string-value="TRUE" calcext:value-type="string">
            <text:p>TRUE</text:p>
          </table:table-cell>
          <table:table-cell office:value-type="string" calcext:value-type="string">
            <text:p>taking-the-pill-back-to-back</text:p>
          </table:table-cell>
          <table:table-cell table:formula="of:=IF([.C418] = [.J418]; &quot;TRUE&quot;; &quot;FALSE&quot;)" office:value-type="string" office:string-value="TRUE" calcext:value-type="string">
            <text:p>TRUE</text:p>
          </table:table-cell>
          <table:table-cell office:value-type="string" calcext:value-type="string">
            <text:p>Taking The Pill Back To Back (Continuous Pill Taking) | The Lowdown</text:p>
          </table:table-cell>
          <table:table-cell table:formula="of:=IF([.D418] = [.L418]; &quot;TRUE&quot;; &quot;FALSE&quot;)" office:value-type="string" office:string-value="TRUE" calcext:value-type="string">
            <text:p>TRUE</text:p>
          </table:table-cell>
          <table:table-cell office:value-type="string" calcext:value-type="string">
            <text:p>Taking your pill back to back may improve its effectiveness without side effects. Find out more in this complete guide to continuous pill taking.</text:p>
          </table:table-cell>
          <table:table-cell table:formula="of:=IF([.E418] = [.N418]; &quot;TRUE&quot;; &quot;FALSE&quot;)" office:value-type="string" office:string-value="TRUE" calcext:value-type="string">
            <text:p>TRUE</text:p>
          </table:table-cell>
          <table:table-cell office:value-type="string" calcext:value-type="string">
            <text:p>https://thelowdown.com/blog/taking-the-pill-back-to-back</text:p>
          </table:table-cell>
          <table:table-cell table:formula="of:=IF([.F418] = [.P418]; &quot;TRUE&quot;; &quot;FALSE&quot;)" office:value-type="string" office:string-value="TRUE" calcext:value-type="string">
            <text:p>TRUE</text:p>
          </table:table-cell>
        </table:table-row>
        <table:table-row table:style-name="ro1">
          <table:table-cell office:value-type="string" calcext:value-type="string">
            <text:p>https://blog.thelowdown.com/blog/tag/hormonal-coil</text:p>
          </table:table-cell>
          <table:table-cell office:value-type="string" calcext:value-type="string">
            <text:p>/blog/tag/hormonal-coil</text:p>
          </table:table-cell>
          <table:table-cell office:value-type="string" calcext:value-type="string">
            <text:p>hormonal-coil</text:p>
          </table:table-cell>
          <table:table-cell office:value-type="string" calcext:value-type="string">
            <text:p>hormonal coil Archives - The Lowdown</text:p>
          </table:table-cell>
          <table:table-cell office:value-type="string" calcext:value-type="string">
            <text:p>N/A</text:p>
          </table:table-cell>
          <table:table-cell office:value-type="string" calcext:value-type="string">
            <text:p>/blog/tag/hormonal-coil</text:p>
          </table:table-cell>
          <table:table-cell office:value-type="string" calcext:value-type="string">
            <text:p>http://localhost/thelowdown/wp/blog/tag/hormonal-coil</text:p>
          </table:table-cell>
          <table:table-cell office:value-type="string" calcext:value-type="string">
            <text:p>/blog/tag/hormonal-coil</text:p>
          </table:table-cell>
          <table:table-cell table:formula="of:=IF([.B419] = [.H419]; &quot;TRUE&quot;; &quot;FALSE&quot;)" office:value-type="string" office:string-value="TRUE" calcext:value-type="string">
            <text:p>TRUE</text:p>
          </table:table-cell>
          <table:table-cell office:value-type="string" calcext:value-type="string">
            <text:p>hormonal-coil</text:p>
          </table:table-cell>
          <table:table-cell table:formula="of:=IF([.C419] = [.J419]; &quot;TRUE&quot;; &quot;FALSE&quot;)" office:value-type="string" office:string-value="TRUE" calcext:value-type="string">
            <text:p>TRUE</text:p>
          </table:table-cell>
          <table:table-cell office:value-type="string" calcext:value-type="string">
            <text:p>hormonal coil Archives - The Lowdown</text:p>
          </table:table-cell>
          <table:table-cell table:formula="of:=IF([.D419] = [.L419]; &quot;TRUE&quot;; &quot;FALSE&quot;)" office:value-type="string" office:string-value="TRUE" calcext:value-type="string">
            <text:p>TRUE</text:p>
          </table:table-cell>
          <table:table-cell office:value-type="string" calcext:value-type="string">
            <text:p>N/A</text:p>
          </table:table-cell>
          <table:table-cell table:formula="of:=IF([.E419] = [.N419]; &quot;TRUE&quot;; &quot;FALSE&quot;)" office:value-type="string" office:string-value="TRUE" calcext:value-type="string">
            <text:p>TRUE</text:p>
          </table:table-cell>
          <table:table-cell office:value-type="string" calcext:value-type="string">
            <text:p>/blog/tag/hormonal-coil</text:p>
          </table:table-cell>
          <table:table-cell table:formula="of:=IF([.F419] = [.P419]; &quot;TRUE&quot;; &quot;FALSE&quot;)" office:value-type="string" office:string-value="TRUE" calcext:value-type="string">
            <text:p>TRUE</text:p>
          </table:table-cell>
        </table:table-row>
        <table:table-row table:style-name="ro1">
          <table:table-cell office:value-type="string" calcext:value-type="string">
            <text:p>https://blog.thelowdown.com/blog/tag/vaginal-ring</text:p>
          </table:table-cell>
          <table:table-cell office:value-type="string" calcext:value-type="string">
            <text:p>/blog/tag/vaginal-ring</text:p>
          </table:table-cell>
          <table:table-cell office:value-type="string" calcext:value-type="string">
            <text:p>vaginal-ring</text:p>
          </table:table-cell>
          <table:table-cell office:value-type="string" calcext:value-type="string">
            <text:p>vaginal ring Archives - The Lowdown</text:p>
          </table:table-cell>
          <table:table-cell office:value-type="string" calcext:value-type="string">
            <text:p>N/A</text:p>
          </table:table-cell>
          <table:table-cell office:value-type="string" calcext:value-type="string">
            <text:p>/blog/tag/vaginal-ring</text:p>
          </table:table-cell>
          <table:table-cell office:value-type="string" calcext:value-type="string">
            <text:p>http://localhost/thelowdown/wp/blog/tag/vaginal-ring</text:p>
          </table:table-cell>
          <table:table-cell office:value-type="string" calcext:value-type="string">
            <text:p>/blog/tag/vaginal-ring</text:p>
          </table:table-cell>
          <table:table-cell table:formula="of:=IF([.B420] = [.H420]; &quot;TRUE&quot;; &quot;FALSE&quot;)" office:value-type="string" office:string-value="TRUE" calcext:value-type="string">
            <text:p>TRUE</text:p>
          </table:table-cell>
          <table:table-cell office:value-type="string" calcext:value-type="string">
            <text:p>vaginal-ring</text:p>
          </table:table-cell>
          <table:table-cell table:formula="of:=IF([.C420] = [.J420]; &quot;TRUE&quot;; &quot;FALSE&quot;)" office:value-type="string" office:string-value="TRUE" calcext:value-type="string">
            <text:p>TRUE</text:p>
          </table:table-cell>
          <table:table-cell office:value-type="string" calcext:value-type="string">
            <text:p>vaginal ring Archives - The Lowdown</text:p>
          </table:table-cell>
          <table:table-cell table:formula="of:=IF([.D420] = [.L420]; &quot;TRUE&quot;; &quot;FALSE&quot;)" office:value-type="string" office:string-value="TRUE" calcext:value-type="string">
            <text:p>TRUE</text:p>
          </table:table-cell>
          <table:table-cell office:value-type="string" calcext:value-type="string">
            <text:p>N/A</text:p>
          </table:table-cell>
          <table:table-cell table:formula="of:=IF([.E420] = [.N420]; &quot;TRUE&quot;; &quot;FALSE&quot;)" office:value-type="string" office:string-value="TRUE" calcext:value-type="string">
            <text:p>TRUE</text:p>
          </table:table-cell>
          <table:table-cell office:value-type="string" calcext:value-type="string">
            <text:p>/blog/tag/vaginal-ring</text:p>
          </table:table-cell>
          <table:table-cell table:formula="of:=IF([.F420] = [.P420]; &quot;TRUE&quot;; &quot;FALSE&quot;)" office:value-type="string" office:string-value="TRUE" calcext:value-type="string">
            <text:p>TRUE</text:p>
          </table:table-cell>
        </table:table-row>
        <table:table-row table:style-name="ro1">
          <table:table-cell office:value-type="string" calcext:value-type="string">
            <text:p>https://blog.thelowdown.com/author/mary-hargreaves</text:p>
          </table:table-cell>
          <table:table-cell office:value-type="string" calcext:value-type="string">
            <text:p>/author/mary-hargreaves</text:p>
          </table:table-cell>
          <table:table-cell office:value-type="string" calcext:value-type="string">
            <text:p>mary-hargreaves</text:p>
          </table:table-cell>
          <table:table-cell office:value-type="string" calcext:value-type="string">
            <text:p>Mary Hargreaves - The Lowdown</text:p>
          </table:table-cell>
          <table:table-cell office:value-type="string" calcext:value-type="string">
            <text:p>Mary Hargreaves is a writer and author with a passion for women’s reproductive health.</text:p>
          </table:table-cell>
          <table:table-cell office:value-type="string" calcext:value-type="string">
            <text:p>https://thelowdown.com/author/mary-hargreaves</text:p>
          </table:table-cell>
          <table:table-cell office:value-type="string" calcext:value-type="string">
            <text:p>http://localhost/thelowdown/wp/author/mary-hargreaves</text:p>
          </table:table-cell>
          <table:table-cell office:value-type="string" calcext:value-type="string">
            <text:p>/author/mary-hargreaves</text:p>
          </table:table-cell>
          <table:table-cell table:formula="of:=IF([.B421] = [.H421]; &quot;TRUE&quot;; &quot;FALSE&quot;)" office:value-type="string" office:string-value="TRUE" calcext:value-type="string">
            <text:p>TRUE</text:p>
          </table:table-cell>
          <table:table-cell office:value-type="string" calcext:value-type="string">
            <text:p>mary-hargreaves</text:p>
          </table:table-cell>
          <table:table-cell table:formula="of:=IF([.C421] = [.J421]; &quot;TRUE&quot;; &quot;FALSE&quot;)" office:value-type="string" office:string-value="TRUE" calcext:value-type="string">
            <text:p>TRUE</text:p>
          </table:table-cell>
          <table:table-cell office:value-type="string" calcext:value-type="string">
            <text:p>Mary Hargreaves - The Lowdown</text:p>
          </table:table-cell>
          <table:table-cell table:formula="of:=IF([.D421] = [.L421]; &quot;TRUE&quot;; &quot;FALSE&quot;)" office:value-type="string" office:string-value="TRUE" calcext:value-type="string">
            <text:p>TRUE</text:p>
          </table:table-cell>
          <table:table-cell office:value-type="string" calcext:value-type="string">
            <text:p>Mary Hargreaves is a writer and author with a passion for women’s reproductive health.</text:p>
          </table:table-cell>
          <table:table-cell table:formula="of:=IF([.E421] = [.N421]; &quot;TRUE&quot;; &quot;FALSE&quot;)" office:value-type="string" office:string-value="TRUE" calcext:value-type="string">
            <text:p>TRUE</text:p>
          </table:table-cell>
          <table:table-cell office:value-type="string" calcext:value-type="string">
            <text:p><text:a xlink:href="https://thelowdown.com/author/mary-hargreaves" xlink:type="simple">https://thelowdown.com/author/mary-hargreaves</text:a></text:p>
          </table:table-cell>
          <table:table-cell table:formula="of:=IF([.F421] = [.P421]; &quot;TRUE&quot;; &quot;FALSE&quot;)" office:value-type="string" office:string-value="TRUE" calcext:value-type="string">
            <text:p>TRUE</text:p>
          </table:table-cell>
        </table:table-row>
        <table:table-row table:style-name="ro1">
          <table:table-cell office:value-type="string" calcext:value-type="string">
            <text:p>https://blog.thelowdown.com/blog/tag/cervical-ectropion</text:p>
          </table:table-cell>
          <table:table-cell office:value-type="string" calcext:value-type="string">
            <text:p>/blog/tag/cervical-ectropion</text:p>
          </table:table-cell>
          <table:table-cell office:value-type="string" calcext:value-type="string">
            <text:p>cervical-ectropion</text:p>
          </table:table-cell>
          <table:table-cell office:value-type="string" calcext:value-type="string">
            <text:p>cervical ectropion Archives - The Lowdown</text:p>
          </table:table-cell>
          <table:table-cell office:value-type="string" calcext:value-type="string">
            <text:p>N/A</text:p>
          </table:table-cell>
          <table:table-cell office:value-type="string" calcext:value-type="string">
            <text:p>/blog/tag/cervical-ectropion</text:p>
          </table:table-cell>
          <table:table-cell office:value-type="string" calcext:value-type="string">
            <text:p>http://localhost/thelowdown/wp/blog/tag/cervical-ectropion</text:p>
          </table:table-cell>
          <table:table-cell office:value-type="string" calcext:value-type="string">
            <text:p>/blog/tag/cervical-ectropion</text:p>
          </table:table-cell>
          <table:table-cell table:formula="of:=IF([.B422] = [.H422]; &quot;TRUE&quot;; &quot;FALSE&quot;)" office:value-type="string" office:string-value="TRUE" calcext:value-type="string">
            <text:p>TRUE</text:p>
          </table:table-cell>
          <table:table-cell office:value-type="string" calcext:value-type="string">
            <text:p>cervical-ectropion</text:p>
          </table:table-cell>
          <table:table-cell table:formula="of:=IF([.C422] = [.J422]; &quot;TRUE&quot;; &quot;FALSE&quot;)" office:value-type="string" office:string-value="TRUE" calcext:value-type="string">
            <text:p>TRUE</text:p>
          </table:table-cell>
          <table:table-cell office:value-type="string" calcext:value-type="string">
            <text:p>cervical ectropion Archives - The Lowdown</text:p>
          </table:table-cell>
          <table:table-cell table:formula="of:=IF([.D422] = [.L422]; &quot;TRUE&quot;; &quot;FALSE&quot;)" office:value-type="string" office:string-value="TRUE" calcext:value-type="string">
            <text:p>TRUE</text:p>
          </table:table-cell>
          <table:table-cell office:value-type="string" calcext:value-type="string">
            <text:p>N/A</text:p>
          </table:table-cell>
          <table:table-cell table:formula="of:=IF([.E422] = [.N422]; &quot;TRUE&quot;; &quot;FALSE&quot;)" office:value-type="string" office:string-value="TRUE" calcext:value-type="string">
            <text:p>TRUE</text:p>
          </table:table-cell>
          <table:table-cell office:value-type="string" calcext:value-type="string">
            <text:p>/blog/tag/cervical-ectropion</text:p>
          </table:table-cell>
          <table:table-cell table:formula="of:=IF([.F422] = [.P422]; &quot;TRUE&quot;; &quot;FALSE&quot;)" office:value-type="string" office:string-value="TRUE" calcext:value-type="string">
            <text:p>TRUE</text:p>
          </table:table-cell>
        </table:table-row>
        <table:table-row table:style-name="ro1">
          <table:table-cell office:value-type="string" calcext:value-type="string">
            <text:p>https://blog.thelowdown.com/blog/lichen-sclerosus</text:p>
          </table:table-cell>
          <table:table-cell office:value-type="string" calcext:value-type="string">
            <text:p>/blog/lichen-sclerosus</text:p>
          </table:table-cell>
          <table:table-cell office:value-type="string" calcext:value-type="string">
            <text:p>lichen-sclerosus</text:p>
          </table:table-cell>
          <table:table-cell office:value-type="string" calcext:value-type="string">
            <text:p>My Contraceptive Journey: Let's Talk About Lichen Sclerosus</text:p>
          </table:table-cell>
          <table:table-cell office:value-type="string" calcext:value-type="string">
            <text:p>What's Lichen Sclerosus and what can be done about it? Here's Lena's story of her diagnosis and the treatment for this itchy condition.</text:p>
          </table:table-cell>
          <table:table-cell office:value-type="string" calcext:value-type="string">
            <text:p>https://thelowdown.com/blog/lichen-sclerosus</text:p>
          </table:table-cell>
          <table:table-cell office:value-type="string" calcext:value-type="string">
            <text:p>http://localhost/thelowdown/wp/blog/lichen-sclerosus</text:p>
          </table:table-cell>
          <table:table-cell office:value-type="string" calcext:value-type="string">
            <text:p>/blog/lichen-sclerosus</text:p>
          </table:table-cell>
          <table:table-cell table:formula="of:=IF([.B423] = [.H423]; &quot;TRUE&quot;; &quot;FALSE&quot;)" office:value-type="string" office:string-value="TRUE" calcext:value-type="string">
            <text:p>TRUE</text:p>
          </table:table-cell>
          <table:table-cell office:value-type="string" calcext:value-type="string">
            <text:p>lichen-sclerosus</text:p>
          </table:table-cell>
          <table:table-cell table:formula="of:=IF([.C423] = [.J423]; &quot;TRUE&quot;; &quot;FALSE&quot;)" office:value-type="string" office:string-value="TRUE" calcext:value-type="string">
            <text:p>TRUE</text:p>
          </table:table-cell>
          <table:table-cell office:value-type="string" calcext:value-type="string">
            <text:p>My Contraceptive Journey: Let's Talk About Lichen Sclerosus</text:p>
          </table:table-cell>
          <table:table-cell table:formula="of:=IF([.D423] = [.L423]; &quot;TRUE&quot;; &quot;FALSE&quot;)" office:value-type="string" office:string-value="TRUE" calcext:value-type="string">
            <text:p>TRUE</text:p>
          </table:table-cell>
          <table:table-cell office:value-type="string" calcext:value-type="string">
            <text:p>What's Lichen Sclerosus and what can be done about it? Here's Lena's story of her diagnosis and the treatment for this itchy condition.</text:p>
          </table:table-cell>
          <table:table-cell table:formula="of:=IF([.E423] = [.N423]; &quot;TRUE&quot;; &quot;FALSE&quot;)" office:value-type="string" office:string-value="TRUE" calcext:value-type="string">
            <text:p>TRUE</text:p>
          </table:table-cell>
          <table:table-cell office:value-type="string" calcext:value-type="string">
            <text:p>https://thelowdown.com/blog/lichen-sclerosus</text:p>
          </table:table-cell>
          <table:table-cell table:formula="of:=IF([.F423] = [.P423]; &quot;TRUE&quot;; &quot;FALSE&quot;)" office:value-type="string" office:string-value="TRUE" calcext:value-type="string">
            <text:p>TRUE</text:p>
          </table:table-cell>
        </table:table-row>
        <table:table-row table:style-name="ro1">
          <table:table-cell office:value-type="string" calcext:value-type="string">
            <text:p>https://blog.thelowdown.com/blog/tag/follicular</text:p>
          </table:table-cell>
          <table:table-cell office:value-type="string" calcext:value-type="string">
            <text:p>/blog/tag/follicular</text:p>
          </table:table-cell>
          <table:table-cell office:value-type="string" calcext:value-type="string">
            <text:p>follicular</text:p>
          </table:table-cell>
          <table:table-cell office:value-type="string" calcext:value-type="string">
            <text:p>follicular Archives - The Lowdown</text:p>
          </table:table-cell>
          <table:table-cell office:value-type="string" calcext:value-type="string">
            <text:p>N/A</text:p>
          </table:table-cell>
          <table:table-cell office:value-type="string" calcext:value-type="string">
            <text:p>/blog/tag/follicular</text:p>
          </table:table-cell>
          <table:table-cell office:value-type="string" calcext:value-type="string">
            <text:p>http://localhost/thelowdown/wp/blog/tag/follicular</text:p>
          </table:table-cell>
          <table:table-cell office:value-type="string" calcext:value-type="string">
            <text:p>/blog/tag/follicular</text:p>
          </table:table-cell>
          <table:table-cell table:formula="of:=IF([.B424] = [.H424]; &quot;TRUE&quot;; &quot;FALSE&quot;)" office:value-type="string" office:string-value="TRUE" calcext:value-type="string">
            <text:p>TRUE</text:p>
          </table:table-cell>
          <table:table-cell office:value-type="string" calcext:value-type="string">
            <text:p>follicular</text:p>
          </table:table-cell>
          <table:table-cell table:formula="of:=IF([.C424] = [.J424]; &quot;TRUE&quot;; &quot;FALSE&quot;)" office:value-type="string" office:string-value="TRUE" calcext:value-type="string">
            <text:p>TRUE</text:p>
          </table:table-cell>
          <table:table-cell office:value-type="string" calcext:value-type="string">
            <text:p>follicular Archives - The Lowdown</text:p>
          </table:table-cell>
          <table:table-cell table:formula="of:=IF([.D424] = [.L424]; &quot;TRUE&quot;; &quot;FALSE&quot;)" office:value-type="string" office:string-value="TRUE" calcext:value-type="string">
            <text:p>TRUE</text:p>
          </table:table-cell>
          <table:table-cell office:value-type="string" calcext:value-type="string">
            <text:p>N/A</text:p>
          </table:table-cell>
          <table:table-cell table:formula="of:=IF([.E424] = [.N424]; &quot;TRUE&quot;; &quot;FALSE&quot;)" office:value-type="string" office:string-value="TRUE" calcext:value-type="string">
            <text:p>TRUE</text:p>
          </table:table-cell>
          <table:table-cell office:value-type="string" calcext:value-type="string">
            <text:p>/blog/tag/follicular</text:p>
          </table:table-cell>
          <table:table-cell table:formula="of:=IF([.F424] = [.P424]; &quot;TRUE&quot;; &quot;FALSE&quot;)" office:value-type="string" office:string-value="TRUE" calcext:value-type="string">
            <text:p>TRUE</text:p>
          </table:table-cell>
        </table:table-row>
        <table:table-row table:style-name="ro1">
          <table:table-cell office:value-type="string" calcext:value-type="string">
            <text:p>https://blog.thelowdown.com/blog/tag/d-mannose</text:p>
          </table:table-cell>
          <table:table-cell office:value-type="string" calcext:value-type="string">
            <text:p>/blog/tag/d-mannose</text:p>
          </table:table-cell>
          <table:table-cell office:value-type="string" calcext:value-type="string">
            <text:p>d-mannose</text:p>
          </table:table-cell>
          <table:table-cell office:value-type="string" calcext:value-type="string">
            <text:p>D-mannose Archives - The Lowdown</text:p>
          </table:table-cell>
          <table:table-cell office:value-type="string" calcext:value-type="string">
            <text:p>N/A</text:p>
          </table:table-cell>
          <table:table-cell office:value-type="string" calcext:value-type="string">
            <text:p>/blog/tag/d-mannose</text:p>
          </table:table-cell>
          <table:table-cell office:value-type="string" calcext:value-type="string">
            <text:p>http://localhost/thelowdown/wp/blog/tag/d-mannose</text:p>
          </table:table-cell>
          <table:table-cell office:value-type="string" calcext:value-type="string">
            <text:p>/blog/tag/d-mannose</text:p>
          </table:table-cell>
          <table:table-cell table:formula="of:=IF([.B425] = [.H425]; &quot;TRUE&quot;; &quot;FALSE&quot;)" office:value-type="string" office:string-value="TRUE" calcext:value-type="string">
            <text:p>TRUE</text:p>
          </table:table-cell>
          <table:table-cell office:value-type="string" calcext:value-type="string">
            <text:p>d-mannose</text:p>
          </table:table-cell>
          <table:table-cell table:formula="of:=IF([.C425] = [.J425]; &quot;TRUE&quot;; &quot;FALSE&quot;)" office:value-type="string" office:string-value="TRUE" calcext:value-type="string">
            <text:p>TRUE</text:p>
          </table:table-cell>
          <table:table-cell office:value-type="string" calcext:value-type="string">
            <text:p>D-mannose Archives - The Lowdown</text:p>
          </table:table-cell>
          <table:table-cell table:formula="of:=IF([.D425] = [.L425]; &quot;TRUE&quot;; &quot;FALSE&quot;)" office:value-type="string" office:string-value="TRUE" calcext:value-type="string">
            <text:p>TRUE</text:p>
          </table:table-cell>
          <table:table-cell office:value-type="string" calcext:value-type="string">
            <text:p>N/A</text:p>
          </table:table-cell>
          <table:table-cell table:formula="of:=IF([.E425] = [.N425]; &quot;TRUE&quot;; &quot;FALSE&quot;)" office:value-type="string" office:string-value="TRUE" calcext:value-type="string">
            <text:p>TRUE</text:p>
          </table:table-cell>
          <table:table-cell office:value-type="string" calcext:value-type="string">
            <text:p>/blog/tag/d-mannose</text:p>
          </table:table-cell>
          <table:table-cell table:formula="of:=IF([.F425] = [.P425]; &quot;TRUE&quot;; &quot;FALSE&quot;)" office:value-type="string" office:string-value="TRUE" calcext:value-type="string">
            <text:p>TRUE</text:p>
          </table:table-cell>
        </table:table-row>
        <table:table-row table:style-name="ro1">
          <table:table-cell office:value-type="string" calcext:value-type="string">
            <text:p>https://blog.thelowdown.com/author/emma-scott</text:p>
          </table:table-cell>
          <table:table-cell office:value-type="string" calcext:value-type="string">
            <text:p>/author/emma-scott</text:p>
          </table:table-cell>
          <table:table-cell office:value-type="string" calcext:value-type="string">
            <text:p>emma-scott</text:p>
          </table:table-cell>
          <table:table-cell office:value-type="string" calcext:value-type="string">
            <text:p>Emma Scott - The Lowdown</text:p>
          </table:table-cell>
          <table:table-cell office:value-type="string" calcext:value-type="string">
            <text:p>Emma Scott is a Pharmacology &amp; Physiology graduate with a huge passion for women’s health.</text:p>
          </table:table-cell>
          <table:table-cell office:value-type="string" calcext:value-type="string">
            <text:p>https://thelowdown.com/author/emma-scott</text:p>
          </table:table-cell>
          <table:table-cell office:value-type="string" calcext:value-type="string">
            <text:p>http://localhost/thelowdown/wp/author/emma-scott</text:p>
          </table:table-cell>
          <table:table-cell office:value-type="string" calcext:value-type="string">
            <text:p>/author/emma-scott</text:p>
          </table:table-cell>
          <table:table-cell table:formula="of:=IF([.B426] = [.H426]; &quot;TRUE&quot;; &quot;FALSE&quot;)" office:value-type="string" office:string-value="TRUE" calcext:value-type="string">
            <text:p>TRUE</text:p>
          </table:table-cell>
          <table:table-cell office:value-type="string" calcext:value-type="string">
            <text:p>emma-scott</text:p>
          </table:table-cell>
          <table:table-cell table:formula="of:=IF([.C426] = [.J426]; &quot;TRUE&quot;; &quot;FALSE&quot;)" office:value-type="string" office:string-value="TRUE" calcext:value-type="string">
            <text:p>TRUE</text:p>
          </table:table-cell>
          <table:table-cell office:value-type="string" calcext:value-type="string">
            <text:p>Emma Scott - The Lowdown</text:p>
          </table:table-cell>
          <table:table-cell table:formula="of:=IF([.D426] = [.L426]; &quot;TRUE&quot;; &quot;FALSE&quot;)" office:value-type="string" office:string-value="TRUE" calcext:value-type="string">
            <text:p>TRUE</text:p>
          </table:table-cell>
          <table:table-cell office:value-type="string" calcext:value-type="string">
            <text:p>Emma Scott is a Pharmacology &amp; Physiology graduate with a huge passion for women’s health.</text:p>
          </table:table-cell>
          <table:table-cell table:formula="of:=IF([.E426] = [.N426]; &quot;TRUE&quot;; &quot;FALSE&quot;)" office:value-type="string" office:string-value="TRUE" calcext:value-type="string">
            <text:p>TRUE</text:p>
          </table:table-cell>
          <table:table-cell office:value-type="string" calcext:value-type="string">
            <text:p><text:a xlink:href="https://thelowdown.com/author/emma-scott" xlink:type="simple">https://thelowdown.com/author/emma-scott</text:a></text:p>
          </table:table-cell>
          <table:table-cell table:formula="of:=IF([.F426] = [.P426]; &quot;TRUE&quot;; &quot;FALSE&quot;)" office:value-type="string" office:string-value="TRUE" calcext:value-type="string">
            <text:p>TRUE</text:p>
          </table:table-cell>
        </table:table-row>
        <table:table-row table:style-name="ro1">
          <table:table-cell office:value-type="string" calcext:value-type="string">
            <text:p>https://blog.thelowdown.com/blog/tag/cancer</text:p>
          </table:table-cell>
          <table:table-cell office:value-type="string" calcext:value-type="string">
            <text:p>/blog/tag/cancer</text:p>
          </table:table-cell>
          <table:table-cell office:value-type="string" calcext:value-type="string">
            <text:p>cancer</text:p>
          </table:table-cell>
          <table:table-cell office:value-type="string" calcext:value-type="string">
            <text:p>cancer Archives - The Lowdown</text:p>
          </table:table-cell>
          <table:table-cell office:value-type="string" calcext:value-type="string">
            <text:p>N/A</text:p>
          </table:table-cell>
          <table:table-cell office:value-type="string" calcext:value-type="string">
            <text:p>/blog/tag/cancer</text:p>
          </table:table-cell>
          <table:table-cell office:value-type="string" calcext:value-type="string">
            <text:p>http://localhost/thelowdown/wp/blog/tag/cancer</text:p>
          </table:table-cell>
          <table:table-cell office:value-type="string" calcext:value-type="string">
            <text:p>/blog/tag/cancer</text:p>
          </table:table-cell>
          <table:table-cell table:formula="of:=IF([.B427] = [.H427]; &quot;TRUE&quot;; &quot;FALSE&quot;)" office:value-type="string" office:string-value="TRUE" calcext:value-type="string">
            <text:p>TRUE</text:p>
          </table:table-cell>
          <table:table-cell office:value-type="string" calcext:value-type="string">
            <text:p>cancer</text:p>
          </table:table-cell>
          <table:table-cell table:formula="of:=IF([.C427] = [.J427]; &quot;TRUE&quot;; &quot;FALSE&quot;)" office:value-type="string" office:string-value="TRUE" calcext:value-type="string">
            <text:p>TRUE</text:p>
          </table:table-cell>
          <table:table-cell office:value-type="string" calcext:value-type="string">
            <text:p>cancer Archives - The Lowdown</text:p>
          </table:table-cell>
          <table:table-cell table:formula="of:=IF([.D427] = [.L427]; &quot;TRUE&quot;; &quot;FALSE&quot;)" office:value-type="string" office:string-value="TRUE" calcext:value-type="string">
            <text:p>TRUE</text:p>
          </table:table-cell>
          <table:table-cell office:value-type="string" calcext:value-type="string">
            <text:p>N/A</text:p>
          </table:table-cell>
          <table:table-cell table:formula="of:=IF([.E427] = [.N427]; &quot;TRUE&quot;; &quot;FALSE&quot;)" office:value-type="string" office:string-value="TRUE" calcext:value-type="string">
            <text:p>TRUE</text:p>
          </table:table-cell>
          <table:table-cell office:value-type="string" calcext:value-type="string">
            <text:p>/blog/tag/cancer</text:p>
          </table:table-cell>
          <table:table-cell table:formula="of:=IF([.F427] = [.P427]; &quot;TRUE&quot;; &quot;FALSE&quot;)" office:value-type="string" office:string-value="TRUE" calcext:value-type="string">
            <text:p>TRUE</text:p>
          </table:table-cell>
        </table:table-row>
        <table:table-row table:style-name="ro1">
          <table:table-cell office:value-type="string" calcext:value-type="string">
            <text:p>https://blog.thelowdown.com/blog/tag/cerazette</text:p>
          </table:table-cell>
          <table:table-cell office:value-type="string" calcext:value-type="string">
            <text:p>/blog/tag/cerazette</text:p>
          </table:table-cell>
          <table:table-cell office:value-type="string" calcext:value-type="string">
            <text:p>cerazette</text:p>
          </table:table-cell>
          <table:table-cell office:value-type="string" calcext:value-type="string">
            <text:p>Cerazette Archives - The Lowdown</text:p>
          </table:table-cell>
          <table:table-cell office:value-type="string" calcext:value-type="string">
            <text:p>N/A</text:p>
          </table:table-cell>
          <table:table-cell office:value-type="string" calcext:value-type="string">
            <text:p>/blog/tag/cerazette</text:p>
          </table:table-cell>
          <table:table-cell office:value-type="string" calcext:value-type="string">
            <text:p>http://localhost/thelowdown/wp/blog/tag/cerazette</text:p>
          </table:table-cell>
          <table:table-cell office:value-type="string" calcext:value-type="string">
            <text:p>/blog/tag/cerazette</text:p>
          </table:table-cell>
          <table:table-cell table:formula="of:=IF([.B428] = [.H428]; &quot;TRUE&quot;; &quot;FALSE&quot;)" office:value-type="string" office:string-value="TRUE" calcext:value-type="string">
            <text:p>TRUE</text:p>
          </table:table-cell>
          <table:table-cell office:value-type="string" calcext:value-type="string">
            <text:p>cerazette</text:p>
          </table:table-cell>
          <table:table-cell table:formula="of:=IF([.C428] = [.J428]; &quot;TRUE&quot;; &quot;FALSE&quot;)" office:value-type="string" office:string-value="TRUE" calcext:value-type="string">
            <text:p>TRUE</text:p>
          </table:table-cell>
          <table:table-cell office:value-type="string" calcext:value-type="string">
            <text:p>Cerazette Archives - The Lowdown</text:p>
          </table:table-cell>
          <table:table-cell table:formula="of:=IF([.D428] = [.L428]; &quot;TRUE&quot;; &quot;FALSE&quot;)" office:value-type="string" office:string-value="TRUE" calcext:value-type="string">
            <text:p>TRUE</text:p>
          </table:table-cell>
          <table:table-cell office:value-type="string" calcext:value-type="string">
            <text:p>N/A</text:p>
          </table:table-cell>
          <table:table-cell table:formula="of:=IF([.E428] = [.N428]; &quot;TRUE&quot;; &quot;FALSE&quot;)" office:value-type="string" office:string-value="TRUE" calcext:value-type="string">
            <text:p>TRUE</text:p>
          </table:table-cell>
          <table:table-cell office:value-type="string" calcext:value-type="string">
            <text:p>/blog/tag/cerazette</text:p>
          </table:table-cell>
          <table:table-cell table:formula="of:=IF([.F428] = [.P428]; &quot;TRUE&quot;; &quot;FALSE&quot;)" office:value-type="string" office:string-value="TRUE" calcext:value-type="string">
            <text:p>TRUE</text:p>
          </table:table-cell>
        </table:table-row>
        <table:table-row table:style-name="ro1">
          <table:table-cell office:value-type="string" calcext:value-type="string">
            <text:p>https://blog.thelowdown.com/blog/tag/lube</text:p>
          </table:table-cell>
          <table:table-cell office:value-type="string" calcext:value-type="string">
            <text:p>/blog/tag/lube</text:p>
          </table:table-cell>
          <table:table-cell office:value-type="string" calcext:value-type="string">
            <text:p>lube</text:p>
          </table:table-cell>
          <table:table-cell office:value-type="string" calcext:value-type="string">
            <text:p>lube Archives - The Lowdown</text:p>
          </table:table-cell>
          <table:table-cell office:value-type="string" calcext:value-type="string">
            <text:p>N/A</text:p>
          </table:table-cell>
          <table:table-cell office:value-type="string" calcext:value-type="string">
            <text:p>/blog/tag/lube</text:p>
          </table:table-cell>
          <table:table-cell office:value-type="string" calcext:value-type="string">
            <text:p>http://localhost/thelowdown/wp/blog/tag/lube</text:p>
          </table:table-cell>
          <table:table-cell office:value-type="string" calcext:value-type="string">
            <text:p>/blog/tag/lube</text:p>
          </table:table-cell>
          <table:table-cell table:formula="of:=IF([.B429] = [.H429]; &quot;TRUE&quot;; &quot;FALSE&quot;)" office:value-type="string" office:string-value="TRUE" calcext:value-type="string">
            <text:p>TRUE</text:p>
          </table:table-cell>
          <table:table-cell office:value-type="string" calcext:value-type="string">
            <text:p>lube</text:p>
          </table:table-cell>
          <table:table-cell table:formula="of:=IF([.C429] = [.J429]; &quot;TRUE&quot;; &quot;FALSE&quot;)" office:value-type="string" office:string-value="TRUE" calcext:value-type="string">
            <text:p>TRUE</text:p>
          </table:table-cell>
          <table:table-cell office:value-type="string" calcext:value-type="string">
            <text:p>lube Archives - The Lowdown</text:p>
          </table:table-cell>
          <table:table-cell table:formula="of:=IF([.D429] = [.L429]; &quot;TRUE&quot;; &quot;FALSE&quot;)" office:value-type="string" office:string-value="TRUE" calcext:value-type="string">
            <text:p>TRUE</text:p>
          </table:table-cell>
          <table:table-cell office:value-type="string" calcext:value-type="string">
            <text:p>N/A</text:p>
          </table:table-cell>
          <table:table-cell table:formula="of:=IF([.E429] = [.N429]; &quot;TRUE&quot;; &quot;FALSE&quot;)" office:value-type="string" office:string-value="TRUE" calcext:value-type="string">
            <text:p>TRUE</text:p>
          </table:table-cell>
          <table:table-cell office:value-type="string" calcext:value-type="string">
            <text:p>/blog/tag/lube</text:p>
          </table:table-cell>
          <table:table-cell table:formula="of:=IF([.F429] = [.P429]; &quot;TRUE&quot;; &quot;FALSE&quot;)" office:value-type="string" office:string-value="TRUE" calcext:value-type="string">
            <text:p>TRUE</text:p>
          </table:table-cell>
        </table:table-row>
        <table:table-row table:style-name="ro1">
          <table:table-cell office:value-type="string" calcext:value-type="string">
            <text:p>https://blog.thelowdown.com/blog/tag/thrush</text:p>
          </table:table-cell>
          <table:table-cell office:value-type="string" calcext:value-type="string">
            <text:p>/blog/tag/thrush</text:p>
          </table:table-cell>
          <table:table-cell office:value-type="string" calcext:value-type="string">
            <text:p>thrush</text:p>
          </table:table-cell>
          <table:table-cell office:value-type="string" calcext:value-type="string">
            <text:p>thrush Archives - The Lowdown</text:p>
          </table:table-cell>
          <table:table-cell office:value-type="string" calcext:value-type="string">
            <text:p>N/A</text:p>
          </table:table-cell>
          <table:table-cell office:value-type="string" calcext:value-type="string">
            <text:p>/blog/tag/thrush</text:p>
          </table:table-cell>
          <table:table-cell office:value-type="string" calcext:value-type="string">
            <text:p>http://localhost/thelowdown/wp/blog/tag/thrush</text:p>
          </table:table-cell>
          <table:table-cell office:value-type="string" calcext:value-type="string">
            <text:p>/blog/tag/thrush</text:p>
          </table:table-cell>
          <table:table-cell table:formula="of:=IF([.B430] = [.H430]; &quot;TRUE&quot;; &quot;FALSE&quot;)" office:value-type="string" office:string-value="TRUE" calcext:value-type="string">
            <text:p>TRUE</text:p>
          </table:table-cell>
          <table:table-cell office:value-type="string" calcext:value-type="string">
            <text:p>thrush</text:p>
          </table:table-cell>
          <table:table-cell table:formula="of:=IF([.C430] = [.J430]; &quot;TRUE&quot;; &quot;FALSE&quot;)" office:value-type="string" office:string-value="TRUE" calcext:value-type="string">
            <text:p>TRUE</text:p>
          </table:table-cell>
          <table:table-cell office:value-type="string" calcext:value-type="string">
            <text:p>thrush Archives - The Lowdown</text:p>
          </table:table-cell>
          <table:table-cell table:formula="of:=IF([.D430] = [.L430]; &quot;TRUE&quot;; &quot;FALSE&quot;)" office:value-type="string" office:string-value="TRUE" calcext:value-type="string">
            <text:p>TRUE</text:p>
          </table:table-cell>
          <table:table-cell office:value-type="string" calcext:value-type="string">
            <text:p>N/A</text:p>
          </table:table-cell>
          <table:table-cell table:formula="of:=IF([.E430] = [.N430]; &quot;TRUE&quot;; &quot;FALSE&quot;)" office:value-type="string" office:string-value="TRUE" calcext:value-type="string">
            <text:p>TRUE</text:p>
          </table:table-cell>
          <table:table-cell office:value-type="string" calcext:value-type="string">
            <text:p>/blog/tag/thrush</text:p>
          </table:table-cell>
          <table:table-cell table:formula="of:=IF([.F430] = [.P430]; &quot;TRUE&quot;; &quot;FALSE&quot;)" office:value-type="string" office:string-value="TRUE" calcext:value-type="string">
            <text:p>TRUE</text:p>
          </table:table-cell>
        </table:table-row>
        <table:table-row table:style-name="ro1">
          <table:table-cell office:value-type="string" calcext:value-type="string">
            <text:p>https://blog.thelowdown.com/blog/ius-iud-coil-fitting</text:p>
          </table:table-cell>
          <table:table-cell office:value-type="string" calcext:value-type="string">
            <text:p>/blog/ius-iud-coil-fitting</text:p>
          </table:table-cell>
          <table:table-cell office:value-type="string" calcext:value-type="string">
            <text:p>ius-iud-coil-fitting</text:p>
          </table:table-cell>
          <table:table-cell office:value-type="string" calcext:value-type="string">
            <text:p>IUS/IUD Coil Fitting &amp; Pain Relief FAQs | The Lowdown</text:p>
          </table:table-cell>
          <table:table-cell office:value-type="string" calcext:value-type="string">
            <text:p>A complete guide to IUD and IUS coil fitting - what to expect, how to prepare and how to ask for pain relief!</text:p>
          </table:table-cell>
          <table:table-cell office:value-type="string" calcext:value-type="string">
            <text:p>https://thelowdown.com/blog/ius-iud-coil-fitting</text:p>
          </table:table-cell>
          <table:table-cell office:value-type="string" calcext:value-type="string">
            <text:p>http://localhost/thelowdown/wp/blog/ius-iud-coil-fitting</text:p>
          </table:table-cell>
          <table:table-cell office:value-type="string" calcext:value-type="string">
            <text:p>/blog/ius-iud-coil-fitting</text:p>
          </table:table-cell>
          <table:table-cell table:formula="of:=IF([.B431] = [.H431]; &quot;TRUE&quot;; &quot;FALSE&quot;)" office:value-type="string" office:string-value="TRUE" calcext:value-type="string">
            <text:p>TRUE</text:p>
          </table:table-cell>
          <table:table-cell office:value-type="string" calcext:value-type="string">
            <text:p>ius-iud-coil-fitting</text:p>
          </table:table-cell>
          <table:table-cell table:formula="of:=IF([.C431] = [.J431]; &quot;TRUE&quot;; &quot;FALSE&quot;)" office:value-type="string" office:string-value="TRUE" calcext:value-type="string">
            <text:p>TRUE</text:p>
          </table:table-cell>
          <table:table-cell office:value-type="string" calcext:value-type="string">
            <text:p>IUS/IUD Coil Fitting &amp; Pain Relief FAQs | The Lowdown</text:p>
          </table:table-cell>
          <table:table-cell table:formula="of:=IF([.D431] = [.L431]; &quot;TRUE&quot;; &quot;FALSE&quot;)" office:value-type="string" office:string-value="TRUE" calcext:value-type="string">
            <text:p>TRUE</text:p>
          </table:table-cell>
          <table:table-cell office:value-type="string" calcext:value-type="string">
            <text:p>A complete guide to IUD and IUS coil fitting - what to expect, how to prepare and how to ask for pain relief!</text:p>
          </table:table-cell>
          <table:table-cell table:formula="of:=IF([.E431] = [.N431]; &quot;TRUE&quot;; &quot;FALSE&quot;)" office:value-type="string" office:string-value="TRUE" calcext:value-type="string">
            <text:p>TRUE</text:p>
          </table:table-cell>
          <table:table-cell office:value-type="string" calcext:value-type="string">
            <text:p>https://thelowdown.com/blog/ius-iud-coil-fitting</text:p>
          </table:table-cell>
          <table:table-cell table:formula="of:=IF([.F431] = [.P431]; &quot;TRUE&quot;; &quot;FALSE&quot;)" office:value-type="string" office:string-value="TRUE" calcext:value-type="string">
            <text:p>TRUE</text:p>
          </table:table-cell>
        </table:table-row>
        <table:table-row table:style-name="ro1">
          <table:table-cell office:value-type="string" calcext:value-type="string">
            <text:p>https://blog.thelowdown.com/blog/tag/hpv</text:p>
          </table:table-cell>
          <table:table-cell office:value-type="string" calcext:value-type="string">
            <text:p>/blog/tag/hpv</text:p>
          </table:table-cell>
          <table:table-cell office:value-type="string" calcext:value-type="string">
            <text:p>hpv</text:p>
          </table:table-cell>
          <table:table-cell office:value-type="string" calcext:value-type="string">
            <text:p>HPV Archives - The Lowdown</text:p>
          </table:table-cell>
          <table:table-cell office:value-type="string" calcext:value-type="string">
            <text:p>N/A</text:p>
          </table:table-cell>
          <table:table-cell office:value-type="string" calcext:value-type="string">
            <text:p>/blog/tag/hpv</text:p>
          </table:table-cell>
          <table:table-cell office:value-type="string" calcext:value-type="string">
            <text:p>http://localhost/thelowdown/wp/blog/tag/hpv</text:p>
          </table:table-cell>
          <table:table-cell office:value-type="string" calcext:value-type="string">
            <text:p>/blog/tag/hpv</text:p>
          </table:table-cell>
          <table:table-cell table:formula="of:=IF([.B432] = [.H432]; &quot;TRUE&quot;; &quot;FALSE&quot;)" office:value-type="string" office:string-value="TRUE" calcext:value-type="string">
            <text:p>TRUE</text:p>
          </table:table-cell>
          <table:table-cell office:value-type="string" calcext:value-type="string">
            <text:p>hpv</text:p>
          </table:table-cell>
          <table:table-cell table:formula="of:=IF([.C432] = [.J432]; &quot;TRUE&quot;; &quot;FALSE&quot;)" office:value-type="string" office:string-value="TRUE" calcext:value-type="string">
            <text:p>TRUE</text:p>
          </table:table-cell>
          <table:table-cell office:value-type="string" calcext:value-type="string">
            <text:p>HPV Archives - The Lowdown</text:p>
          </table:table-cell>
          <table:table-cell table:formula="of:=IF([.D432] = [.L432]; &quot;TRUE&quot;; &quot;FALSE&quot;)" office:value-type="string" office:string-value="TRUE" calcext:value-type="string">
            <text:p>TRUE</text:p>
          </table:table-cell>
          <table:table-cell office:value-type="string" calcext:value-type="string">
            <text:p>N/A</text:p>
          </table:table-cell>
          <table:table-cell table:formula="of:=IF([.E432] = [.N432]; &quot;TRUE&quot;; &quot;FALSE&quot;)" office:value-type="string" office:string-value="TRUE" calcext:value-type="string">
            <text:p>TRUE</text:p>
          </table:table-cell>
          <table:table-cell office:value-type="string" calcext:value-type="string">
            <text:p>/blog/tag/hpv</text:p>
          </table:table-cell>
          <table:table-cell table:formula="of:=IF([.F432] = [.P432]; &quot;TRUE&quot;; &quot;FALSE&quot;)" office:value-type="string" office:string-value="TRUE" calcext:value-type="string">
            <text:p>TRUE</text:p>
          </table:table-cell>
        </table:table-row>
        <table:table-row table:style-name="ro1">
          <table:table-cell office:value-type="string" calcext:value-type="string">
            <text:p>https://blog.thelowdown.com/blog/tag/fibroids</text:p>
          </table:table-cell>
          <table:table-cell office:value-type="string" calcext:value-type="string">
            <text:p>/blog/tag/fibroids</text:p>
          </table:table-cell>
          <table:table-cell office:value-type="string" calcext:value-type="string">
            <text:p>fibroids</text:p>
          </table:table-cell>
          <table:table-cell office:value-type="string" calcext:value-type="string">
            <text:p>fibroids Archives - The Lowdown</text:p>
          </table:table-cell>
          <table:table-cell office:value-type="string" calcext:value-type="string">
            <text:p>N/A</text:p>
          </table:table-cell>
          <table:table-cell office:value-type="string" calcext:value-type="string">
            <text:p>/blog/tag/fibroids</text:p>
          </table:table-cell>
          <table:table-cell office:value-type="string" calcext:value-type="string">
            <text:p>http://localhost/thelowdown/wp/blog/tag/fibroids</text:p>
          </table:table-cell>
          <table:table-cell office:value-type="string" calcext:value-type="string">
            <text:p>/blog/tag/fibroids</text:p>
          </table:table-cell>
          <table:table-cell table:formula="of:=IF([.B433] = [.H433]; &quot;TRUE&quot;; &quot;FALSE&quot;)" office:value-type="string" office:string-value="TRUE" calcext:value-type="string">
            <text:p>TRUE</text:p>
          </table:table-cell>
          <table:table-cell office:value-type="string" calcext:value-type="string">
            <text:p>fibroids</text:p>
          </table:table-cell>
          <table:table-cell table:formula="of:=IF([.C433] = [.J433]; &quot;TRUE&quot;; &quot;FALSE&quot;)" office:value-type="string" office:string-value="TRUE" calcext:value-type="string">
            <text:p>TRUE</text:p>
          </table:table-cell>
          <table:table-cell office:value-type="string" calcext:value-type="string">
            <text:p>fibroids Archives - The Lowdown</text:p>
          </table:table-cell>
          <table:table-cell table:formula="of:=IF([.D433] = [.L433]; &quot;TRUE&quot;; &quot;FALSE&quot;)" office:value-type="string" office:string-value="TRUE" calcext:value-type="string">
            <text:p>TRUE</text:p>
          </table:table-cell>
          <table:table-cell office:value-type="string" calcext:value-type="string">
            <text:p>N/A</text:p>
          </table:table-cell>
          <table:table-cell table:formula="of:=IF([.E433] = [.N433]; &quot;TRUE&quot;; &quot;FALSE&quot;)" office:value-type="string" office:string-value="TRUE" calcext:value-type="string">
            <text:p>TRUE</text:p>
          </table:table-cell>
          <table:table-cell office:value-type="string" calcext:value-type="string">
            <text:p>/blog/tag/fibroids</text:p>
          </table:table-cell>
          <table:table-cell table:formula="of:=IF([.F433] = [.P433]; &quot;TRUE&quot;; &quot;FALSE&quot;)" office:value-type="string" office:string-value="TRUE" calcext:value-type="string">
            <text:p>TRUE</text:p>
          </table:table-cell>
        </table:table-row>
        <table:table-row table:style-name="ro1">
          <table:table-cell office:value-type="string" calcext:value-type="string">
            <text:p>https://blog.thelowdown.com/blog/tag/lam</text:p>
          </table:table-cell>
          <table:table-cell office:value-type="string" calcext:value-type="string">
            <text:p>/blog/tag/lam</text:p>
          </table:table-cell>
          <table:table-cell office:value-type="string" calcext:value-type="string">
            <text:p>lam</text:p>
          </table:table-cell>
          <table:table-cell office:value-type="string" calcext:value-type="string">
            <text:p>LAM Archives - The Lowdown</text:p>
          </table:table-cell>
          <table:table-cell office:value-type="string" calcext:value-type="string">
            <text:p>N/A</text:p>
          </table:table-cell>
          <table:table-cell office:value-type="string" calcext:value-type="string">
            <text:p>/blog/tag/lam</text:p>
          </table:table-cell>
          <table:table-cell office:value-type="string" calcext:value-type="string">
            <text:p>http://localhost/thelowdown/wp/blog/tag/lam</text:p>
          </table:table-cell>
          <table:table-cell office:value-type="string" calcext:value-type="string">
            <text:p>/blog/tag/lam</text:p>
          </table:table-cell>
          <table:table-cell table:formula="of:=IF([.B434] = [.H434]; &quot;TRUE&quot;; &quot;FALSE&quot;)" office:value-type="string" office:string-value="TRUE" calcext:value-type="string">
            <text:p>TRUE</text:p>
          </table:table-cell>
          <table:table-cell office:value-type="string" calcext:value-type="string">
            <text:p>lam</text:p>
          </table:table-cell>
          <table:table-cell table:formula="of:=IF([.C434] = [.J434]; &quot;TRUE&quot;; &quot;FALSE&quot;)" office:value-type="string" office:string-value="TRUE" calcext:value-type="string">
            <text:p>TRUE</text:p>
          </table:table-cell>
          <table:table-cell office:value-type="string" calcext:value-type="string">
            <text:p>LAM Archives - The Lowdown</text:p>
          </table:table-cell>
          <table:table-cell table:formula="of:=IF([.D434] = [.L434]; &quot;TRUE&quot;; &quot;FALSE&quot;)" office:value-type="string" office:string-value="TRUE" calcext:value-type="string">
            <text:p>TRUE</text:p>
          </table:table-cell>
          <table:table-cell office:value-type="string" calcext:value-type="string">
            <text:p>N/A</text:p>
          </table:table-cell>
          <table:table-cell table:formula="of:=IF([.E434] = [.N434]; &quot;TRUE&quot;; &quot;FALSE&quot;)" office:value-type="string" office:string-value="TRUE" calcext:value-type="string">
            <text:p>TRUE</text:p>
          </table:table-cell>
          <table:table-cell office:value-type="string" calcext:value-type="string">
            <text:p>/blog/tag/lam</text:p>
          </table:table-cell>
          <table:table-cell table:formula="of:=IF([.F434] = [.P434]; &quot;TRUE&quot;; &quot;FALSE&quot;)" office:value-type="string" office:string-value="TRUE" calcext:value-type="string">
            <text:p>TRUE</text:p>
          </table:table-cell>
        </table:table-row>
        <table:table-row table:style-name="ro1">
          <table:table-cell office:value-type="string" calcext:value-type="string">
            <text:p>https://blog.thelowdown.com/blog/estradiol-hemihydrate</text:p>
          </table:table-cell>
          <table:table-cell office:value-type="string" calcext:value-type="string">
            <text:p>/blog/estradiol-hemihydrate</text:p>
          </table:table-cell>
          <table:table-cell office:value-type="string" calcext:value-type="string">
            <text:p>estradiol-hemihydrate</text:p>
          </table:table-cell>
          <table:table-cell office:value-type="string" calcext:value-type="string">
            <text:p>Estradiol Hemihydrate | The Lowdown</text:p>
          </table:table-cell>
          <table:table-cell office:value-type="string" calcext:value-type="string">
            <text:p>Estradiol hemihydrate is a synthetic form of oestrogen (like the hormone oestrogen naturally found in your body but made in a lab).</text:p>
          </table:table-cell>
          <table:table-cell office:value-type="string" calcext:value-type="string">
            <text:p>https://thelowdown.com/blog/estradiol-hemihydrate</text:p>
          </table:table-cell>
          <table:table-cell office:value-type="string" calcext:value-type="string">
            <text:p>http://localhost/thelowdown/wp/blog/estradiol-hemihydrate</text:p>
          </table:table-cell>
          <table:table-cell office:value-type="string" calcext:value-type="string">
            <text:p>/blog/estradiol-hemihydrate</text:p>
          </table:table-cell>
          <table:table-cell table:formula="of:=IF([.B435] = [.H435]; &quot;TRUE&quot;; &quot;FALSE&quot;)" office:value-type="string" office:string-value="TRUE" calcext:value-type="string">
            <text:p>TRUE</text:p>
          </table:table-cell>
          <table:table-cell office:value-type="string" calcext:value-type="string">
            <text:p>estradiol-hemihydrate</text:p>
          </table:table-cell>
          <table:table-cell table:formula="of:=IF([.C435] = [.J435]; &quot;TRUE&quot;; &quot;FALSE&quot;)" office:value-type="string" office:string-value="TRUE" calcext:value-type="string">
            <text:p>TRUE</text:p>
          </table:table-cell>
          <table:table-cell office:value-type="string" calcext:value-type="string">
            <text:p>Estradiol Hemihydrate | The Lowdown</text:p>
          </table:table-cell>
          <table:table-cell table:formula="of:=IF([.D435] = [.L435]; &quot;TRUE&quot;; &quot;FALSE&quot;)" office:value-type="string" office:string-value="TRUE" calcext:value-type="string">
            <text:p>TRUE</text:p>
          </table:table-cell>
          <table:table-cell office:value-type="string" calcext:value-type="string">
            <text:p>Estradiol hemihydrate is a synthetic form of oestrogen (like the hormone oestrogen naturally found in your body but made in a lab).</text:p>
          </table:table-cell>
          <table:table-cell table:formula="of:=IF([.E435] = [.N435]; &quot;TRUE&quot;; &quot;FALSE&quot;)" office:value-type="string" office:string-value="TRUE" calcext:value-type="string">
            <text:p>TRUE</text:p>
          </table:table-cell>
          <table:table-cell office:value-type="string" calcext:value-type="string">
            <text:p>https://thelowdown.com/blog/estradiol-hemihydrate</text:p>
          </table:table-cell>
          <table:table-cell table:formula="of:=IF([.F435] = [.P435]; &quot;TRUE&quot;; &quot;FALSE&quot;)" office:value-type="string" office:string-value="TRUE" calcext:value-type="string">
            <text:p>TRUE</text:p>
          </table:table-cell>
        </table:table-row>
        <table:table-row table:style-name="ro1">
          <table:table-cell office:value-type="string" calcext:value-type="string">
            <text:p>https://blog.thelowdown.com/blog/the-lowdown-launches-perimenopause-hrt-reviews</text:p>
          </table:table-cell>
          <table:table-cell office:value-type="string" calcext:value-type="string">
            <text:p>/blog/the-lowdown-launches-perimenopause-hrt-reviews</text:p>
          </table:table-cell>
          <table:table-cell office:value-type="string" calcext:value-type="string">
            <text:p>the-lowdown-launches-perimenopause-hrt-reviews</text:p>
          </table:table-cell>
          <table:table-cell office:value-type="string" calcext:value-type="string">
            <text:p>The Lowdown Launches Perimenopause &amp; HRT Reviews | The Lowdown</text:p>
          </table:table-cell>
          <table:table-cell office:value-type="string" calcext:value-type="string">
            <text:p>You can now share your perimenopause experience and/or leave an HRT review on The Lowdown! Here's why it's so important we understand perimenopause earlier in life.</text:p>
          </table:table-cell>
          <table:table-cell office:value-type="string" calcext:value-type="string">
            <text:p>https://thelowdown.com/blog/the-lowdown-launches-perimenopause-hrt-reviews</text:p>
          </table:table-cell>
          <table:table-cell office:value-type="string" calcext:value-type="string">
            <text:p>http://localhost/thelowdown/wp/blog/the-lowdown-launches-perimenopause-hrt-reviews</text:p>
          </table:table-cell>
          <table:table-cell office:value-type="string" calcext:value-type="string">
            <text:p>/blog/the-lowdown-launches-perimenopause-hrt-reviews</text:p>
          </table:table-cell>
          <table:table-cell table:formula="of:=IF([.B436] = [.H436]; &quot;TRUE&quot;; &quot;FALSE&quot;)" office:value-type="string" office:string-value="TRUE" calcext:value-type="string">
            <text:p>TRUE</text:p>
          </table:table-cell>
          <table:table-cell office:value-type="string" calcext:value-type="string">
            <text:p>the-lowdown-launches-perimenopause-hrt-reviews</text:p>
          </table:table-cell>
          <table:table-cell table:formula="of:=IF([.C436] = [.J436]; &quot;TRUE&quot;; &quot;FALSE&quot;)" office:value-type="string" office:string-value="TRUE" calcext:value-type="string">
            <text:p>TRUE</text:p>
          </table:table-cell>
          <table:table-cell office:value-type="string" calcext:value-type="string">
            <text:p>The Lowdown Launches Perimenopause &amp; HRT Reviews | The Lowdown</text:p>
          </table:table-cell>
          <table:table-cell table:formula="of:=IF([.D436] = [.L436]; &quot;TRUE&quot;; &quot;FALSE&quot;)" office:value-type="string" office:string-value="TRUE" calcext:value-type="string">
            <text:p>TRUE</text:p>
          </table:table-cell>
          <table:table-cell office:value-type="string" calcext:value-type="string">
            <text:p>You can now share your perimenopause experience and/or leave an HRT review on The Lowdown! Here's why it's so important we understand perimenopause earlier in life.</text:p>
          </table:table-cell>
          <table:table-cell table:formula="of:=IF([.E436] = [.N436]; &quot;TRUE&quot;; &quot;FALSE&quot;)" office:value-type="string" office:string-value="TRUE" calcext:value-type="string">
            <text:p>TRUE</text:p>
          </table:table-cell>
          <table:table-cell office:value-type="string" calcext:value-type="string">
            <text:p>https://thelowdown.com/blog/the-lowdown-launches-perimenopause-hrt-reviews</text:p>
          </table:table-cell>
          <table:table-cell table:formula="of:=IF([.F436] = [.P436]; &quot;TRUE&quot;; &quot;FALSE&quot;)" office:value-type="string" office:string-value="TRUE" calcext:value-type="string">
            <text:p>TRUE</text:p>
          </table:table-cell>
        </table:table-row>
        <table:table-row table:style-name="ro1">
          <table:table-cell office:value-type="string" calcext:value-type="string">
            <text:p>https://blog.thelowdown.com/blog/tag/eating-disorder</text:p>
          </table:table-cell>
          <table:table-cell office:value-type="string" calcext:value-type="string">
            <text:p>/blog/tag/eating-disorder</text:p>
          </table:table-cell>
          <table:table-cell office:value-type="string" calcext:value-type="string">
            <text:p>eating-disorder</text:p>
          </table:table-cell>
          <table:table-cell office:value-type="string" calcext:value-type="string">
            <text:p>eating disorder Archives - The Lowdown</text:p>
          </table:table-cell>
          <table:table-cell office:value-type="string" calcext:value-type="string">
            <text:p>N/A</text:p>
          </table:table-cell>
          <table:table-cell office:value-type="string" calcext:value-type="string">
            <text:p>/blog/tag/eating-disorder</text:p>
          </table:table-cell>
          <table:table-cell office:value-type="string" calcext:value-type="string">
            <text:p>http://localhost/thelowdown/wp/blog/tag/eating-disorder</text:p>
          </table:table-cell>
          <table:table-cell office:value-type="string" calcext:value-type="string">
            <text:p>/blog/tag/eating-disorder</text:p>
          </table:table-cell>
          <table:table-cell table:formula="of:=IF([.B437] = [.H437]; &quot;TRUE&quot;; &quot;FALSE&quot;)" office:value-type="string" office:string-value="TRUE" calcext:value-type="string">
            <text:p>TRUE</text:p>
          </table:table-cell>
          <table:table-cell office:value-type="string" calcext:value-type="string">
            <text:p>eating-disorder</text:p>
          </table:table-cell>
          <table:table-cell table:formula="of:=IF([.C437] = [.J437]; &quot;TRUE&quot;; &quot;FALSE&quot;)" office:value-type="string" office:string-value="TRUE" calcext:value-type="string">
            <text:p>TRUE</text:p>
          </table:table-cell>
          <table:table-cell office:value-type="string" calcext:value-type="string">
            <text:p>eating disorder Archives - The Lowdown</text:p>
          </table:table-cell>
          <table:table-cell table:formula="of:=IF([.D437] = [.L437]; &quot;TRUE&quot;; &quot;FALSE&quot;)" office:value-type="string" office:string-value="TRUE" calcext:value-type="string">
            <text:p>TRUE</text:p>
          </table:table-cell>
          <table:table-cell office:value-type="string" calcext:value-type="string">
            <text:p>N/A</text:p>
          </table:table-cell>
          <table:table-cell table:formula="of:=IF([.E437] = [.N437]; &quot;TRUE&quot;; &quot;FALSE&quot;)" office:value-type="string" office:string-value="TRUE" calcext:value-type="string">
            <text:p>TRUE</text:p>
          </table:table-cell>
          <table:table-cell office:value-type="string" calcext:value-type="string">
            <text:p>/blog/tag/eating-disorder</text:p>
          </table:table-cell>
          <table:table-cell table:formula="of:=IF([.F437] = [.P437]; &quot;TRUE&quot;; &quot;FALSE&quot;)" office:value-type="string" office:string-value="TRUE" calcext:value-type="string">
            <text:p>TRUE</text:p>
          </table:table-cell>
        </table:table-row>
        <table:table-row table:style-name="ro1">
          <table:table-cell office:value-type="string" calcext:value-type="string">
            <text:p>https://blog.thelowdown.com/blog/tag/progestogen</text:p>
          </table:table-cell>
          <table:table-cell office:value-type="string" calcext:value-type="string">
            <text:p>/blog/tag/progestogen</text:p>
          </table:table-cell>
          <table:table-cell office:value-type="string" calcext:value-type="string">
            <text:p>progestogen</text:p>
          </table:table-cell>
          <table:table-cell office:value-type="string" calcext:value-type="string">
            <text:p>progestogen Archives - The Lowdown</text:p>
          </table:table-cell>
          <table:table-cell office:value-type="string" calcext:value-type="string">
            <text:p>N/A</text:p>
          </table:table-cell>
          <table:table-cell office:value-type="string" calcext:value-type="string">
            <text:p>/blog/tag/progestogen</text:p>
          </table:table-cell>
          <table:table-cell office:value-type="string" calcext:value-type="string">
            <text:p>http://localhost/thelowdown/wp/blog/tag/progestogen</text:p>
          </table:table-cell>
          <table:table-cell office:value-type="string" calcext:value-type="string">
            <text:p>/blog/tag/progestogen</text:p>
          </table:table-cell>
          <table:table-cell table:formula="of:=IF([.B438] = [.H438]; &quot;TRUE&quot;; &quot;FALSE&quot;)" office:value-type="string" office:string-value="TRUE" calcext:value-type="string">
            <text:p>TRUE</text:p>
          </table:table-cell>
          <table:table-cell office:value-type="string" calcext:value-type="string">
            <text:p>progestogen</text:p>
          </table:table-cell>
          <table:table-cell table:formula="of:=IF([.C438] = [.J438]; &quot;TRUE&quot;; &quot;FALSE&quot;)" office:value-type="string" office:string-value="TRUE" calcext:value-type="string">
            <text:p>TRUE</text:p>
          </table:table-cell>
          <table:table-cell office:value-type="string" calcext:value-type="string">
            <text:p>progestogen Archives - The Lowdown</text:p>
          </table:table-cell>
          <table:table-cell table:formula="of:=IF([.D438] = [.L438]; &quot;TRUE&quot;; &quot;FALSE&quot;)" office:value-type="string" office:string-value="TRUE" calcext:value-type="string">
            <text:p>TRUE</text:p>
          </table:table-cell>
          <table:table-cell office:value-type="string" calcext:value-type="string">
            <text:p>N/A</text:p>
          </table:table-cell>
          <table:table-cell table:formula="of:=IF([.E438] = [.N438]; &quot;TRUE&quot;; &quot;FALSE&quot;)" office:value-type="string" office:string-value="TRUE" calcext:value-type="string">
            <text:p>TRUE</text:p>
          </table:table-cell>
          <table:table-cell office:value-type="string" calcext:value-type="string">
            <text:p>/blog/tag/progestogen</text:p>
          </table:table-cell>
          <table:table-cell table:formula="of:=IF([.F438] = [.P438]; &quot;TRUE&quot;; &quot;FALSE&quot;)" office:value-type="string" office:string-value="TRUE" calcext:value-type="string">
            <text:p>TRUE</text:p>
          </table:table-cell>
        </table:table-row>
        <table:table-row table:style-name="ro1">
          <table:table-cell office:value-type="string" calcext:value-type="string">
            <text:p>https://blog.thelowdown.com/blog/dean-street-clinic</text:p>
          </table:table-cell>
          <table:table-cell office:value-type="string" calcext:value-type="string">
            <text:p>/blog/dean-street-clinic</text:p>
          </table:table-cell>
          <table:table-cell office:value-type="string" calcext:value-type="string">
            <text:p>dean-street-clinic</text:p>
          </table:table-cell>
          <table:table-cell office:value-type="string" calcext:value-type="string">
            <text:p>Dean Street Clinic Review | The Lowdown</text:p>
          </table:table-cell>
          <table:table-cell office:value-type="string" calcext:value-type="string">
            <text:p>Get the lowdown on Dean Street Clinic - what's the vibe, what services do they offer and would we go back there?</text:p>
          </table:table-cell>
          <table:table-cell office:value-type="string" calcext:value-type="string">
            <text:p>https://thelowdown.com/blog/dean-street-clinic</text:p>
          </table:table-cell>
          <table:table-cell office:value-type="string" calcext:value-type="string">
            <text:p>http://localhost/thelowdown/wp/blog/dean-street-clinic</text:p>
          </table:table-cell>
          <table:table-cell office:value-type="string" calcext:value-type="string">
            <text:p>/blog/dean-street-clinic</text:p>
          </table:table-cell>
          <table:table-cell table:formula="of:=IF([.B439] = [.H439]; &quot;TRUE&quot;; &quot;FALSE&quot;)" office:value-type="string" office:string-value="TRUE" calcext:value-type="string">
            <text:p>TRUE</text:p>
          </table:table-cell>
          <table:table-cell office:value-type="string" calcext:value-type="string">
            <text:p>dean-street-clinic</text:p>
          </table:table-cell>
          <table:table-cell table:formula="of:=IF([.C439] = [.J439]; &quot;TRUE&quot;; &quot;FALSE&quot;)" office:value-type="string" office:string-value="TRUE" calcext:value-type="string">
            <text:p>TRUE</text:p>
          </table:table-cell>
          <table:table-cell office:value-type="string" calcext:value-type="string">
            <text:p>Dean Street Clinic Review | The Lowdown</text:p>
          </table:table-cell>
          <table:table-cell table:formula="of:=IF([.D439] = [.L439]; &quot;TRUE&quot;; &quot;FALSE&quot;)" office:value-type="string" office:string-value="TRUE" calcext:value-type="string">
            <text:p>TRUE</text:p>
          </table:table-cell>
          <table:table-cell office:value-type="string" calcext:value-type="string">
            <text:p>Get the lowdown on Dean Street Clinic - what's the vibe, what services do they offer and would we go back there?</text:p>
          </table:table-cell>
          <table:table-cell table:formula="of:=IF([.E439] = [.N439]; &quot;TRUE&quot;; &quot;FALSE&quot;)" office:value-type="string" office:string-value="TRUE" calcext:value-type="string">
            <text:p>TRUE</text:p>
          </table:table-cell>
          <table:table-cell office:value-type="string" calcext:value-type="string">
            <text:p>https://thelowdown.com/blog/dean-street-clinic</text:p>
          </table:table-cell>
          <table:table-cell table:formula="of:=IF([.F439] = [.P439]; &quot;TRUE&quot;; &quot;FALSE&quot;)" office:value-type="string" office:string-value="TRUE" calcext:value-type="string">
            <text:p>TRUE</text:p>
          </table:table-cell>
        </table:table-row>
        <table:table-row table:style-name="ro1">
          <table:table-cell office:value-type="string" calcext:value-type="string">
            <text:p>https://blog.thelowdown.com/blog/microgynon-missed-pill-guide</text:p>
          </table:table-cell>
          <table:table-cell office:value-type="string" calcext:value-type="string">
            <text:p>/blog/microgynon-missed-pill-guide</text:p>
          </table:table-cell>
          <table:table-cell office:value-type="string" calcext:value-type="string">
            <text:p>microgynon-missed-pill-guide</text:p>
          </table:table-cell>
          <table:table-cell office:value-type="string" calcext:value-type="string">
            <text:p>Missed Pill Guide: Microgynon 30 &amp; Microgynon ED | The Lowdown</text:p>
          </table:table-cell>
          <table:table-cell office:value-type="string" calcext:value-type="string">
            <text:p>In our Microgynon Missed Pill Guide, our doctors share what to do if you forget one or more Microgynon 30 or Microgynon ED contraceptive pills.</text:p>
          </table:table-cell>
          <table:table-cell office:value-type="string" calcext:value-type="string">
            <text:p>https://thelowdown.com/microgynon-missed-pill-guide</text:p>
          </table:table-cell>
          <table:table-cell office:value-type="string" calcext:value-type="string">
            <text:p>http://localhost/thelowdown/wp/blog/microgynon-missed-pill-guide</text:p>
          </table:table-cell>
          <table:table-cell office:value-type="string" calcext:value-type="string">
            <text:p>/blog/microgynon-missed-pill-guide</text:p>
          </table:table-cell>
          <table:table-cell table:formula="of:=IF([.B440] = [.H440]; &quot;TRUE&quot;; &quot;FALSE&quot;)" office:value-type="string" office:string-value="TRUE" calcext:value-type="string">
            <text:p>TRUE</text:p>
          </table:table-cell>
          <table:table-cell office:value-type="string" calcext:value-type="string">
            <text:p>microgynon-missed-pill-guide</text:p>
          </table:table-cell>
          <table:table-cell table:formula="of:=IF([.C440] = [.J440]; &quot;TRUE&quot;; &quot;FALSE&quot;)" office:value-type="string" office:string-value="TRUE" calcext:value-type="string">
            <text:p>TRUE</text:p>
          </table:table-cell>
          <table:table-cell office:value-type="string" calcext:value-type="string">
            <text:p>Missed Pill Guide: Microgynon 30 &amp; Microgynon ED | The Lowdown</text:p>
          </table:table-cell>
          <table:table-cell table:formula="of:=IF([.D440] = [.L440]; &quot;TRUE&quot;; &quot;FALSE&quot;)" office:value-type="string" office:string-value="TRUE" calcext:value-type="string">
            <text:p>TRUE</text:p>
          </table:table-cell>
          <table:table-cell office:value-type="string" calcext:value-type="string">
            <text:p>In our Microgynon Missed Pill Guide, our doctors share what to do if you forget one or more Microgynon 30 or Microgynon ED contraceptive pills.</text:p>
          </table:table-cell>
          <table:table-cell table:formula="of:=IF([.E440] = [.N440]; &quot;TRUE&quot;; &quot;FALSE&quot;)" office:value-type="string" office:string-value="TRUE" calcext:value-type="string">
            <text:p>TRUE</text:p>
          </table:table-cell>
          <table:table-cell office:value-type="string" calcext:value-type="string">
            <text:p>https://thelowdown.com/microgynon-missed-pill-guide</text:p>
          </table:table-cell>
          <table:table-cell table:formula="of:=IF([.F440] = [.P440]; &quot;TRUE&quot;; &quot;FALSE&quot;)" office:value-type="string" office:string-value="TRUE" calcext:value-type="string">
            <text:p>TRUE</text:p>
          </table:table-cell>
        </table:table-row>
        <table:table-row table:style-name="ro1">
          <table:table-cell office:value-type="string" calcext:value-type="string">
            <text:p>https://blog.thelowdown.com/blog/tag/removal</text:p>
          </table:table-cell>
          <table:table-cell office:value-type="string" calcext:value-type="string">
            <text:p>/blog/tag/removal</text:p>
          </table:table-cell>
          <table:table-cell office:value-type="string" calcext:value-type="string">
            <text:p>removal</text:p>
          </table:table-cell>
          <table:table-cell office:value-type="string" calcext:value-type="string">
            <text:p>removal Archives - The Lowdown</text:p>
          </table:table-cell>
          <table:table-cell office:value-type="string" calcext:value-type="string">
            <text:p>N/A</text:p>
          </table:table-cell>
          <table:table-cell office:value-type="string" calcext:value-type="string">
            <text:p>/blog/tag/removal</text:p>
          </table:table-cell>
          <table:table-cell office:value-type="string" calcext:value-type="string">
            <text:p>http://localhost/thelowdown/wp/blog/tag/removal</text:p>
          </table:table-cell>
          <table:table-cell office:value-type="string" calcext:value-type="string">
            <text:p>/blog/tag/removal</text:p>
          </table:table-cell>
          <table:table-cell table:formula="of:=IF([.B441] = [.H441]; &quot;TRUE&quot;; &quot;FALSE&quot;)" office:value-type="string" office:string-value="TRUE" calcext:value-type="string">
            <text:p>TRUE</text:p>
          </table:table-cell>
          <table:table-cell office:value-type="string" calcext:value-type="string">
            <text:p>removal</text:p>
          </table:table-cell>
          <table:table-cell table:formula="of:=IF([.C441] = [.J441]; &quot;TRUE&quot;; &quot;FALSE&quot;)" office:value-type="string" office:string-value="TRUE" calcext:value-type="string">
            <text:p>TRUE</text:p>
          </table:table-cell>
          <table:table-cell office:value-type="string" calcext:value-type="string">
            <text:p>removal Archives - The Lowdown</text:p>
          </table:table-cell>
          <table:table-cell table:formula="of:=IF([.D441] = [.L441]; &quot;TRUE&quot;; &quot;FALSE&quot;)" office:value-type="string" office:string-value="TRUE" calcext:value-type="string">
            <text:p>TRUE</text:p>
          </table:table-cell>
          <table:table-cell office:value-type="string" calcext:value-type="string">
            <text:p>N/A</text:p>
          </table:table-cell>
          <table:table-cell table:formula="of:=IF([.E441] = [.N441]; &quot;TRUE&quot;; &quot;FALSE&quot;)" office:value-type="string" office:string-value="TRUE" calcext:value-type="string">
            <text:p>TRUE</text:p>
          </table:table-cell>
          <table:table-cell office:value-type="string" calcext:value-type="string">
            <text:p>/blog/tag/removal</text:p>
          </table:table-cell>
          <table:table-cell table:formula="of:=IF([.F441] = [.P441]; &quot;TRUE&quot;; &quot;FALSE&quot;)" office:value-type="string" office:string-value="TRUE" calcext:value-type="string">
            <text:p>TRUE</text:p>
          </table:table-cell>
        </table:table-row>
        <table:table-row table:style-name="ro1">
          <table:table-cell office:value-type="string" calcext:value-type="string">
            <text:p>https://blog.thelowdown.com/blog/everything-you-need-to-know-progesterone-only-pill</text:p>
          </table:table-cell>
          <table:table-cell office:value-type="string" calcext:value-type="string">
            <text:p>/blog/everything-you-need-to-know-progesterone-only-pill</text:p>
          </table:table-cell>
          <table:table-cell office:value-type="string" calcext:value-type="string">
            <text:p>everything-you-need-to-know-progesterone-only-pill</text:p>
          </table:table-cell>
          <table:table-cell office:value-type="string" calcext:value-type="string">
            <text:p>Progesterone Only Pill - A Complete Guide | The Lowdown</text:p>
          </table:table-cell>
          <table:table-cell office:value-type="string" calcext:value-type="string">
            <text:p>Everything you need to know about the progesterone only pill as brought to you by contraceptive experts, The Lowdown.</text:p>
          </table:table-cell>
          <table:table-cell office:value-type="string" calcext:value-type="string">
            <text:p>https://thelowdown.com/blog/everything-you-need-to-know-progesterone-only-pill</text:p>
          </table:table-cell>
          <table:table-cell office:value-type="string" calcext:value-type="string">
            <text:p>http://localhost/thelowdown/wp/blog/everything-you-need-to-know-progesterone-only-pill</text:p>
          </table:table-cell>
          <table:table-cell office:value-type="string" calcext:value-type="string">
            <text:p>/blog/everything-you-need-to-know-progesterone-only-pill</text:p>
          </table:table-cell>
          <table:table-cell table:formula="of:=IF([.B442] = [.H442]; &quot;TRUE&quot;; &quot;FALSE&quot;)" office:value-type="string" office:string-value="TRUE" calcext:value-type="string">
            <text:p>TRUE</text:p>
          </table:table-cell>
          <table:table-cell office:value-type="string" calcext:value-type="string">
            <text:p>everything-you-need-to-know-progesterone-only-pill</text:p>
          </table:table-cell>
          <table:table-cell table:formula="of:=IF([.C442] = [.J442]; &quot;TRUE&quot;; &quot;FALSE&quot;)" office:value-type="string" office:string-value="TRUE" calcext:value-type="string">
            <text:p>TRUE</text:p>
          </table:table-cell>
          <table:table-cell office:value-type="string" calcext:value-type="string">
            <text:p>Progesterone Only Pill - A Complete Guide | The Lowdown</text:p>
          </table:table-cell>
          <table:table-cell table:formula="of:=IF([.D442] = [.L442]; &quot;TRUE&quot;; &quot;FALSE&quot;)" office:value-type="string" office:string-value="TRUE" calcext:value-type="string">
            <text:p>TRUE</text:p>
          </table:table-cell>
          <table:table-cell office:value-type="string" calcext:value-type="string">
            <text:p>Everything you need to know about the progesterone only pill as brought to you by contraceptive experts, The Lowdown.</text:p>
          </table:table-cell>
          <table:table-cell table:formula="of:=IF([.E442] = [.N442]; &quot;TRUE&quot;; &quot;FALSE&quot;)" office:value-type="string" office:string-value="TRUE" calcext:value-type="string">
            <text:p>TRUE</text:p>
          </table:table-cell>
          <table:table-cell office:value-type="string" calcext:value-type="string">
            <text:p>https://thelowdown.com/blog/everything-you-need-to-know-progesterone-only-pill</text:p>
          </table:table-cell>
          <table:table-cell table:formula="of:=IF([.F442] = [.P442]; &quot;TRUE&quot;; &quot;FALSE&quot;)" office:value-type="string" office:string-value="TRUE" calcext:value-type="string">
            <text:p>TRUE</text:p>
          </table:table-cell>
        </table:table-row>
        <table:table-row table:style-name="ro1">
          <table:table-cell office:value-type="string" calcext:value-type="string">
            <text:p>https://blog.thelowdown.com/blog/contraception-heavy-periods</text:p>
          </table:table-cell>
          <table:table-cell office:value-type="string" calcext:value-type="string">
            <text:p>/blog/contraception-heavy-periods</text:p>
          </table:table-cell>
          <table:table-cell office:value-type="string" calcext:value-type="string">
            <text:p>contraception-heavy-periods</text:p>
          </table:table-cell>
          <table:table-cell office:value-type="string" calcext:value-type="string">
            <text:p>How Contraception Helps Heavy &amp; Painful Periods | The Lowdown</text:p>
          </table:table-cell>
          <table:table-cell office:value-type="string" calcext:value-type="string">
            <text:p>Some contraceptives can stop heavy periods and reduce pain. Here are the best contraceptives for the job and methods you may wish to avoid.</text:p>
          </table:table-cell>
          <table:table-cell office:value-type="string" calcext:value-type="string">
            <text:p>https://thelowdown.com/blog/contraception-heavy-periods</text:p>
          </table:table-cell>
          <table:table-cell office:value-type="string" calcext:value-type="string">
            <text:p>http://localhost/thelowdown/wp/blog/contraception-heavy-periods</text:p>
          </table:table-cell>
          <table:table-cell office:value-type="string" calcext:value-type="string">
            <text:p>/blog/contraception-heavy-periods</text:p>
          </table:table-cell>
          <table:table-cell table:formula="of:=IF([.B443] = [.H443]; &quot;TRUE&quot;; &quot;FALSE&quot;)" office:value-type="string" office:string-value="TRUE" calcext:value-type="string">
            <text:p>TRUE</text:p>
          </table:table-cell>
          <table:table-cell office:value-type="string" calcext:value-type="string">
            <text:p>contraception-heavy-periods</text:p>
          </table:table-cell>
          <table:table-cell table:formula="of:=IF([.C443] = [.J443]; &quot;TRUE&quot;; &quot;FALSE&quot;)" office:value-type="string" office:string-value="TRUE" calcext:value-type="string">
            <text:p>TRUE</text:p>
          </table:table-cell>
          <table:table-cell office:value-type="string" calcext:value-type="string">
            <text:p>How Contraception Helps Heavy &amp; Painful Periods | The Lowdown</text:p>
          </table:table-cell>
          <table:table-cell table:formula="of:=IF([.D443] = [.L443]; &quot;TRUE&quot;; &quot;FALSE&quot;)" office:value-type="string" office:string-value="TRUE" calcext:value-type="string">
            <text:p>TRUE</text:p>
          </table:table-cell>
          <table:table-cell office:value-type="string" calcext:value-type="string">
            <text:p>Some contraceptives can stop heavy periods and reduce pain. Here are the best contraceptives for the job and methods you may wish to avoid.</text:p>
          </table:table-cell>
          <table:table-cell table:formula="of:=IF([.E443] = [.N443]; &quot;TRUE&quot;; &quot;FALSE&quot;)" office:value-type="string" office:string-value="TRUE" calcext:value-type="string">
            <text:p>TRUE</text:p>
          </table:table-cell>
          <table:table-cell office:value-type="string" calcext:value-type="string">
            <text:p>https://thelowdown.com/blog/contraception-heavy-periods</text:p>
          </table:table-cell>
          <table:table-cell table:formula="of:=IF([.F443] = [.P443]; &quot;TRUE&quot;; &quot;FALSE&quot;)" office:value-type="string" office:string-value="TRUE" calcext:value-type="string">
            <text:p>TRUE</text:p>
          </table:table-cell>
        </table:table-row>
        <table:table-row table:style-name="ro1">
          <table:table-cell office:value-type="string" calcext:value-type="string">
            <text:p>https://blog.thelowdown.com/blog/can-microgynon-stop-periods</text:p>
          </table:table-cell>
          <table:table-cell office:value-type="string" calcext:value-type="string">
            <text:p>/blog/can-microgynon-stop-periods</text:p>
          </table:table-cell>
          <table:table-cell office:value-type="string" calcext:value-type="string">
            <text:p>can-microgynon-stop-periods</text:p>
          </table:table-cell>
          <table:table-cell office:value-type="string" calcext:value-type="string">
            <text:p>Can Microgynon Stop or Delay Periods? | The Lowdown</text:p>
          </table:table-cell>
          <table:table-cell office:value-type="string" calcext:value-type="string">
            <text:p>Our doctors explain if Microgynon can stop or delay periods as well as how to take the pill continuously to avoid a withdrawal bleed...</text:p>
          </table:table-cell>
          <table:table-cell office:value-type="string" calcext:value-type="string">
            <text:p>https://thelowdown.com/blog/can-microgynon-stop-periods</text:p>
          </table:table-cell>
          <table:table-cell office:value-type="string" calcext:value-type="string">
            <text:p>http://localhost/thelowdown/wp/blog/can-microgynon-stop-periods</text:p>
          </table:table-cell>
          <table:table-cell office:value-type="string" calcext:value-type="string">
            <text:p>/blog/can-microgynon-stop-periods</text:p>
          </table:table-cell>
          <table:table-cell table:formula="of:=IF([.B444] = [.H444]; &quot;TRUE&quot;; &quot;FALSE&quot;)" office:value-type="string" office:string-value="TRUE" calcext:value-type="string">
            <text:p>TRUE</text:p>
          </table:table-cell>
          <table:table-cell office:value-type="string" calcext:value-type="string">
            <text:p>can-microgynon-stop-periods</text:p>
          </table:table-cell>
          <table:table-cell table:formula="of:=IF([.C444] = [.J444]; &quot;TRUE&quot;; &quot;FALSE&quot;)" office:value-type="string" office:string-value="TRUE" calcext:value-type="string">
            <text:p>TRUE</text:p>
          </table:table-cell>
          <table:table-cell office:value-type="string" calcext:value-type="string">
            <text:p>Can Microgynon Stop or Delay Periods? | The Lowdown</text:p>
          </table:table-cell>
          <table:table-cell table:formula="of:=IF([.D444] = [.L444]; &quot;TRUE&quot;; &quot;FALSE&quot;)" office:value-type="string" office:string-value="TRUE" calcext:value-type="string">
            <text:p>TRUE</text:p>
          </table:table-cell>
          <table:table-cell office:value-type="string" calcext:value-type="string">
            <text:p>Our doctors explain if Microgynon can stop or delay periods as well as how to take the pill continuously to avoid a withdrawal bleed...</text:p>
          </table:table-cell>
          <table:table-cell table:formula="of:=IF([.E444] = [.N444]; &quot;TRUE&quot;; &quot;FALSE&quot;)" office:value-type="string" office:string-value="TRUE" calcext:value-type="string">
            <text:p>TRUE</text:p>
          </table:table-cell>
          <table:table-cell office:value-type="string" calcext:value-type="string">
            <text:p>https://thelowdown.com/blog/can-microgynon-stop-periods</text:p>
          </table:table-cell>
          <table:table-cell table:formula="of:=IF([.F444] = [.P444]; &quot;TRUE&quot;; &quot;FALSE&quot;)" office:value-type="string" office:string-value="TRUE" calcext:value-type="string">
            <text:p>TRUE</text:p>
          </table:table-cell>
        </table:table-row>
        <table:table-row table:style-name="ro1">
          <table:table-cell office:value-type="string" calcext:value-type="string">
            <text:p>https://blog.thelowdown.com/blog/endo-contraceptives-emily-heath</text:p>
          </table:table-cell>
          <table:table-cell office:value-type="string" calcext:value-type="string">
            <text:p>/blog/endo-contraceptives-emily-heath</text:p>
          </table:table-cell>
          <table:table-cell office:value-type="string" calcext:value-type="string">
            <text:p>endo-contraceptives-emily-heath</text:p>
          </table:table-cell>
          <table:table-cell office:value-type="string" calcext:value-type="string">
            <text:p>My Journey With Endometriosis &amp; Contraception | The Lowdown</text:p>
          </table:table-cell>
          <table:table-cell office:value-type="string" calcext:value-type="string">
            <text:p>Lowdown contributor Emily Heath shares her experiences - both good and bad - with endometriosis and hormonal contraception.</text:p>
          </table:table-cell>
          <table:table-cell office:value-type="string" calcext:value-type="string">
            <text:p>https://thelowdown.com/blog/endo-contraceptives-emily-heath</text:p>
          </table:table-cell>
          <table:table-cell office:value-type="string" calcext:value-type="string">
            <text:p>http://localhost/thelowdown/wp/blog/endo-contraceptives-emily-heath</text:p>
          </table:table-cell>
          <table:table-cell office:value-type="string" calcext:value-type="string">
            <text:p>/blog/endo-contraceptives-emily-heath</text:p>
          </table:table-cell>
          <table:table-cell table:formula="of:=IF([.B445] = [.H445]; &quot;TRUE&quot;; &quot;FALSE&quot;)" office:value-type="string" office:string-value="TRUE" calcext:value-type="string">
            <text:p>TRUE</text:p>
          </table:table-cell>
          <table:table-cell office:value-type="string" calcext:value-type="string">
            <text:p>endo-contraceptives-emily-heath</text:p>
          </table:table-cell>
          <table:table-cell table:formula="of:=IF([.C445] = [.J445]; &quot;TRUE&quot;; &quot;FALSE&quot;)" office:value-type="string" office:string-value="TRUE" calcext:value-type="string">
            <text:p>TRUE</text:p>
          </table:table-cell>
          <table:table-cell office:value-type="string" calcext:value-type="string">
            <text:p>My Journey With Endometriosis &amp; Contraception | The Lowdown</text:p>
          </table:table-cell>
          <table:table-cell table:formula="of:=IF([.D445] = [.L445]; &quot;TRUE&quot;; &quot;FALSE&quot;)" office:value-type="string" office:string-value="TRUE" calcext:value-type="string">
            <text:p>TRUE</text:p>
          </table:table-cell>
          <table:table-cell office:value-type="string" calcext:value-type="string">
            <text:p>Lowdown contributor Emily Heath shares her experiences - both good and bad - with endometriosis and hormonal contraception.</text:p>
          </table:table-cell>
          <table:table-cell table:formula="of:=IF([.E445] = [.N445]; &quot;TRUE&quot;; &quot;FALSE&quot;)" office:value-type="string" office:string-value="TRUE" calcext:value-type="string">
            <text:p>TRUE</text:p>
          </table:table-cell>
          <table:table-cell office:value-type="string" calcext:value-type="string">
            <text:p>https://thelowdown.com/blog/endo-contraceptives-emily-heath</text:p>
          </table:table-cell>
          <table:table-cell table:formula="of:=IF([.F445] = [.P445]; &quot;TRUE&quot;; &quot;FALSE&quot;)" office:value-type="string" office:string-value="TRUE" calcext:value-type="string">
            <text:p>TRUE</text:p>
          </table:table-cell>
        </table:table-row>
        <table:table-row table:style-name="ro1">
          <table:table-cell office:value-type="string" calcext:value-type="string">
            <text:p>https://blog.thelowdown.com/blog/tag/oura-ring</text:p>
          </table:table-cell>
          <table:table-cell office:value-type="string" calcext:value-type="string">
            <text:p>/blog/tag/oura-ring</text:p>
          </table:table-cell>
          <table:table-cell office:value-type="string" calcext:value-type="string">
            <text:p>oura-ring</text:p>
          </table:table-cell>
          <table:table-cell office:value-type="string" calcext:value-type="string">
            <text:p>Oura ring Archives - The Lowdown</text:p>
          </table:table-cell>
          <table:table-cell office:value-type="string" calcext:value-type="string">
            <text:p>N/A</text:p>
          </table:table-cell>
          <table:table-cell office:value-type="string" calcext:value-type="string">
            <text:p>/blog/tag/oura-ring</text:p>
          </table:table-cell>
          <table:table-cell office:value-type="string" calcext:value-type="string">
            <text:p>http://localhost/thelowdown/wp/blog/tag/oura-ring</text:p>
          </table:table-cell>
          <table:table-cell office:value-type="string" calcext:value-type="string">
            <text:p>/blog/tag/oura-ring</text:p>
          </table:table-cell>
          <table:table-cell table:formula="of:=IF([.B446] = [.H446]; &quot;TRUE&quot;; &quot;FALSE&quot;)" office:value-type="string" office:string-value="TRUE" calcext:value-type="string">
            <text:p>TRUE</text:p>
          </table:table-cell>
          <table:table-cell office:value-type="string" calcext:value-type="string">
            <text:p>oura-ring</text:p>
          </table:table-cell>
          <table:table-cell table:formula="of:=IF([.C446] = [.J446]; &quot;TRUE&quot;; &quot;FALSE&quot;)" office:value-type="string" office:string-value="TRUE" calcext:value-type="string">
            <text:p>TRUE</text:p>
          </table:table-cell>
          <table:table-cell office:value-type="string" calcext:value-type="string">
            <text:p>Oura ring Archives - The Lowdown</text:p>
          </table:table-cell>
          <table:table-cell table:formula="of:=IF([.D446] = [.L446]; &quot;TRUE&quot;; &quot;FALSE&quot;)" office:value-type="string" office:string-value="TRUE" calcext:value-type="string">
            <text:p>TRUE</text:p>
          </table:table-cell>
          <table:table-cell office:value-type="string" calcext:value-type="string">
            <text:p>N/A</text:p>
          </table:table-cell>
          <table:table-cell table:formula="of:=IF([.E446] = [.N446]; &quot;TRUE&quot;; &quot;FALSE&quot;)" office:value-type="string" office:string-value="TRUE" calcext:value-type="string">
            <text:p>TRUE</text:p>
          </table:table-cell>
          <table:table-cell office:value-type="string" calcext:value-type="string">
            <text:p>/blog/tag/oura-ring</text:p>
          </table:table-cell>
          <table:table-cell table:formula="of:=IF([.F446] = [.P446]; &quot;TRUE&quot;; &quot;FALSE&quot;)" office:value-type="string" office:string-value="TRUE" calcext:value-type="string">
            <text:p>TRUE</text:p>
          </table:table-cell>
        </table:table-row>
        <table:table-row table:style-name="ro1">
          <table:table-cell office:value-type="string" calcext:value-type="string">
            <text:p>https://blog.thelowdown.com/blog/tag/copper-coil</text:p>
          </table:table-cell>
          <table:table-cell office:value-type="string" calcext:value-type="string">
            <text:p>/blog/tag/copper-coil</text:p>
          </table:table-cell>
          <table:table-cell office:value-type="string" calcext:value-type="string">
            <text:p>copper-coil</text:p>
          </table:table-cell>
          <table:table-cell office:value-type="string" calcext:value-type="string">
            <text:p>copper coil Archives - The Lowdown</text:p>
          </table:table-cell>
          <table:table-cell office:value-type="string" calcext:value-type="string">
            <text:p>N/A</text:p>
          </table:table-cell>
          <table:table-cell office:value-type="string" calcext:value-type="string">
            <text:p>/blog/tag/copper-coil</text:p>
          </table:table-cell>
          <table:table-cell office:value-type="string" calcext:value-type="string">
            <text:p>http://localhost/thelowdown/wp/blog/tag/copper-coil</text:p>
          </table:table-cell>
          <table:table-cell office:value-type="string" calcext:value-type="string">
            <text:p>/blog/tag/copper-coil</text:p>
          </table:table-cell>
          <table:table-cell table:formula="of:=IF([.B447] = [.H447]; &quot;TRUE&quot;; &quot;FALSE&quot;)" office:value-type="string" office:string-value="TRUE" calcext:value-type="string">
            <text:p>TRUE</text:p>
          </table:table-cell>
          <table:table-cell office:value-type="string" calcext:value-type="string">
            <text:p>copper-coil</text:p>
          </table:table-cell>
          <table:table-cell table:formula="of:=IF([.C447] = [.J447]; &quot;TRUE&quot;; &quot;FALSE&quot;)" office:value-type="string" office:string-value="TRUE" calcext:value-type="string">
            <text:p>TRUE</text:p>
          </table:table-cell>
          <table:table-cell office:value-type="string" calcext:value-type="string">
            <text:p>copper coil Archives - The Lowdown</text:p>
          </table:table-cell>
          <table:table-cell table:formula="of:=IF([.D447] = [.L447]; &quot;TRUE&quot;; &quot;FALSE&quot;)" office:value-type="string" office:string-value="TRUE" calcext:value-type="string">
            <text:p>TRUE</text:p>
          </table:table-cell>
          <table:table-cell office:value-type="string" calcext:value-type="string">
            <text:p>N/A</text:p>
          </table:table-cell>
          <table:table-cell table:formula="of:=IF([.E447] = [.N447]; &quot;TRUE&quot;; &quot;FALSE&quot;)" office:value-type="string" office:string-value="TRUE" calcext:value-type="string">
            <text:p>TRUE</text:p>
          </table:table-cell>
          <table:table-cell office:value-type="string" calcext:value-type="string">
            <text:p>/blog/tag/copper-coil</text:p>
          </table:table-cell>
          <table:table-cell table:formula="of:=IF([.F447] = [.P447]; &quot;TRUE&quot;; &quot;FALSE&quot;)" office:value-type="string" office:string-value="TRUE" calcext:value-type="string">
            <text:p>TRUE</text:p>
          </table:table-cell>
        </table:table-row>
        <table:table-row table:style-name="ro1">
          <table:table-cell office:value-type="string" calcext:value-type="string">
            <text:p>https://blog.thelowdown.com/blog/my-contraceptive-journey-one-injection-please</text:p>
          </table:table-cell>
          <table:table-cell office:value-type="string" calcext:value-type="string">
            <text:p>/blog/my-contraceptive-journey-one-injection-please</text:p>
          </table:table-cell>
          <table:table-cell office:value-type="string" calcext:value-type="string">
            <text:p>my-contraceptive-journey-one-injection-please</text:p>
          </table:table-cell>
          <table:table-cell office:value-type="string" calcext:value-type="string">
            <text:p>My Contraceptive Journey: One Injection, Please | The Lowdown</text:p>
          </table:table-cell>
          <table:table-cell office:value-type="string" calcext:value-type="string">
            <text:p>All Lili wanted was to go onto the injection, but the nurse insisted she try different birth control pills first, despite it not agreeing with her.</text:p>
          </table:table-cell>
          <table:table-cell office:value-type="string" calcext:value-type="string">
            <text:p>https://thelowdown.com/blog/my-contraceptive-journey-one-injection-please</text:p>
          </table:table-cell>
          <table:table-cell office:value-type="string" calcext:value-type="string">
            <text:p>http://localhost/thelowdown/wp/blog/my-contraceptive-journey-one-injection-please</text:p>
          </table:table-cell>
          <table:table-cell office:value-type="string" calcext:value-type="string">
            <text:p>/blog/my-contraceptive-journey-one-injection-please</text:p>
          </table:table-cell>
          <table:table-cell table:formula="of:=IF([.B448] = [.H448]; &quot;TRUE&quot;; &quot;FALSE&quot;)" office:value-type="string" office:string-value="TRUE" calcext:value-type="string">
            <text:p>TRUE</text:p>
          </table:table-cell>
          <table:table-cell office:value-type="string" calcext:value-type="string">
            <text:p>my-contraceptive-journey-one-injection-please</text:p>
          </table:table-cell>
          <table:table-cell table:formula="of:=IF([.C448] = [.J448]; &quot;TRUE&quot;; &quot;FALSE&quot;)" office:value-type="string" office:string-value="TRUE" calcext:value-type="string">
            <text:p>TRUE</text:p>
          </table:table-cell>
          <table:table-cell office:value-type="string" calcext:value-type="string">
            <text:p>My Contraceptive Journey: One Injection, Please | The Lowdown</text:p>
          </table:table-cell>
          <table:table-cell table:formula="of:=IF([.D448] = [.L448]; &quot;TRUE&quot;; &quot;FALSE&quot;)" office:value-type="string" office:string-value="TRUE" calcext:value-type="string">
            <text:p>TRUE</text:p>
          </table:table-cell>
          <table:table-cell office:value-type="string" calcext:value-type="string">
            <text:p>All Lili wanted was to go onto the injection, but the nurse insisted she try different birth control pills first, despite it not agreeing with her.</text:p>
          </table:table-cell>
          <table:table-cell table:formula="of:=IF([.E448] = [.N448]; &quot;TRUE&quot;; &quot;FALSE&quot;)" office:value-type="string" office:string-value="TRUE" calcext:value-type="string">
            <text:p>TRUE</text:p>
          </table:table-cell>
          <table:table-cell office:value-type="string" calcext:value-type="string">
            <text:p>https://thelowdown.com/blog/my-contraceptive-journey-one-injection-please</text:p>
          </table:table-cell>
          <table:table-cell table:formula="of:=IF([.F448] = [.P448]; &quot;TRUE&quot;; &quot;FALSE&quot;)" office:value-type="string" office:string-value="TRUE" calcext:value-type="string">
            <text:p>TRUE</text:p>
          </table:table-cell>
        </table:table-row>
        <table:table-row table:style-name="ro1">
          <table:table-cell office:value-type="string" calcext:value-type="string">
            <text:p>https://blog.thelowdown.com/blog/what-does-endometriosis-feel-like#respond</text:p>
          </table:table-cell>
          <table:table-cell office:value-type="string" calcext:value-type="string">
            <text:p>/blog/what-does-endometriosis-feel-like</text:p>
          </table:table-cell>
          <table:table-cell office:value-type="string" calcext:value-type="string">
            <text:p>what-does-endometriosis-feel-like</text:p>
          </table:table-cell>
          <table:table-cell office:value-type="string" calcext:value-type="string">
            <text:p>What Does Endometriosis Feel Like?</text:p>
          </table:table-cell>
          <table:table-cell office:value-type="string" calcext:value-type="string">
            <text:p>We asked our Instagram audience how they describe their endometriosis pain. Dr Fran Yarlett explains how people with endometriosis can talk to their GP.</text:p>
          </table:table-cell>
          <table:table-cell office:value-type="string" calcext:value-type="string">
            <text:p>https://thelowdown.com/blog/what-does-endometriosis-feel-like</text:p>
          </table:table-cell>
          <table:table-cell office:value-type="string" calcext:value-type="string">
            <text:p>http://localhost/thelowdown/wp/blog/what-does-endometriosis-feel-like</text:p>
          </table:table-cell>
          <table:table-cell office:value-type="string" calcext:value-type="string">
            <text:p>/blog/what-does-endometriosis-feel-like</text:p>
          </table:table-cell>
          <table:table-cell table:formula="of:=IF([.B449] = [.H449]; &quot;TRUE&quot;; &quot;FALSE&quot;)" office:value-type="string" office:string-value="TRUE" calcext:value-type="string">
            <text:p>TRUE</text:p>
          </table:table-cell>
          <table:table-cell office:value-type="string" calcext:value-type="string">
            <text:p>what-does-endometriosis-feel-like</text:p>
          </table:table-cell>
          <table:table-cell table:formula="of:=IF([.C449] = [.J449]; &quot;TRUE&quot;; &quot;FALSE&quot;)" office:value-type="string" office:string-value="TRUE" calcext:value-type="string">
            <text:p>TRUE</text:p>
          </table:table-cell>
          <table:table-cell office:value-type="string" calcext:value-type="string">
            <text:p>What Does Endometriosis Feel Like?</text:p>
          </table:table-cell>
          <table:table-cell table:formula="of:=IF([.D449] = [.L449]; &quot;TRUE&quot;; &quot;FALSE&quot;)" office:value-type="string" office:string-value="TRUE" calcext:value-type="string">
            <text:p>TRUE</text:p>
          </table:table-cell>
          <table:table-cell office:value-type="string" calcext:value-type="string">
            <text:p>We asked our Instagram audience how they describe their endometriosis pain. Dr Fran Yarlett explains how people with endometriosis can talk to their GP.</text:p>
          </table:table-cell>
          <table:table-cell table:formula="of:=IF([.E449] = [.N449]; &quot;TRUE&quot;; &quot;FALSE&quot;)" office:value-type="string" office:string-value="TRUE" calcext:value-type="string">
            <text:p>TRUE</text:p>
          </table:table-cell>
          <table:table-cell office:value-type="string" calcext:value-type="string">
            <text:p>https://thelowdown.com/blog/what-does-endometriosis-feel-like</text:p>
          </table:table-cell>
          <table:table-cell table:formula="of:=IF([.F449] = [.P449]; &quot;TRUE&quot;; &quot;FALSE&quot;)" office:value-type="string" office:string-value="TRUE" calcext:value-type="string">
            <text:p>TRUE</text:p>
          </table:table-cell>
        </table:table-row>
        <table:table-row table:style-name="ro2">
          <table:table-cell office:value-type="string" calcext:value-type="string">
            <text:p>https://blog.thelowdown.com/blog/does-dmannose-work-for-utis</text:p>
          </table:table-cell>
          <table:table-cell office:value-type="string" calcext:value-type="string">
            <text:p>/blog/does-dmannose-work-for-utis</text:p>
          </table:table-cell>
          <table:table-cell office:value-type="string" calcext:value-type="string">
            <text:p>does-dmannose-work-for-utis</text:p>
          </table:table-cell>
          <table:table-cell office:value-type="string" calcext:value-type="string">
            <text:p>Does D-Mannose Work For UTIs? | ﻿The Lowdown</text:p>
          </table:table-cell>
          <table:table-cell office:value-type="string" calcext:value-type="string">
            <text:p>Despite limited studies, some people have found that taking D-mannose daily has helped to prevent and sometimes treat UTIs</text:p>
          </table:table-cell>
          <table:table-cell office:value-type="string" calcext:value-type="string">
            <text:p>https://thelowdown.com/blog/does-dmannose-work-for-utis</text:p>
          </table:table-cell>
          <table:table-cell office:value-type="string" calcext:value-type="string">
            <text:p>http://localhost/thelowdown/wp/blog/does-dmannose-work-for-utis</text:p>
          </table:table-cell>
          <table:table-cell office:value-type="string" calcext:value-type="string">
            <text:p>/blog/does-dmannose-work-for-utis</text:p>
          </table:table-cell>
          <table:table-cell table:formula="of:=IF([.B450] = [.H450]; &quot;TRUE&quot;; &quot;FALSE&quot;)" office:value-type="string" office:string-value="TRUE" calcext:value-type="string">
            <text:p>TRUE</text:p>
          </table:table-cell>
          <table:table-cell office:value-type="string" calcext:value-type="string">
            <text:p>does-dmannose-work-for-utis</text:p>
          </table:table-cell>
          <table:table-cell table:formula="of:=IF([.C450] = [.J450]; &quot;TRUE&quot;; &quot;FALSE&quot;)" office:value-type="string" office:string-value="TRUE" calcext:value-type="string">
            <text:p>TRUE</text:p>
          </table:table-cell>
          <table:table-cell office:value-type="string" calcext:value-type="string">
            <text:p>Does D-Mannose Work For UTIs? | ﻿The Lowdown</text:p>
          </table:table-cell>
          <table:table-cell table:formula="of:=IF([.D450] = [.L450]; &quot;TRUE&quot;; &quot;FALSE&quot;)" office:value-type="string" office:string-value="TRUE" calcext:value-type="string">
            <text:p>TRUE</text:p>
          </table:table-cell>
          <table:table-cell office:value-type="string" calcext:value-type="string">
            <text:p>Despite limited studies, some people have found that taking D-mannose daily has helped to prevent and sometimes treat UTIs</text:p>
          </table:table-cell>
          <table:table-cell table:formula="of:=IF([.E450] = [.N450]; &quot;TRUE&quot;; &quot;FALSE&quot;)" office:value-type="string" office:string-value="TRUE" calcext:value-type="string">
            <text:p>TRUE</text:p>
          </table:table-cell>
          <table:table-cell office:value-type="string" calcext:value-type="string">
            <text:p>https://thelowdown.com/blog/does-dmannose-work-for-utis</text:p>
          </table:table-cell>
          <table:table-cell table:formula="of:=IF([.F450] = [.P450]; &quot;TRUE&quot;; &quot;FALSE&quot;)" office:value-type="string" office:string-value="TRUE" calcext:value-type="string">
            <text:p>TRUE</text:p>
          </table:table-cell>
        </table:table-row>
        <table:table-row table:style-name="ro1">
          <table:table-cell office:value-type="string" calcext:value-type="string">
            <text:p>https://blog.thelowdown.com/blog/tag/boobs</text:p>
          </table:table-cell>
          <table:table-cell office:value-type="string" calcext:value-type="string">
            <text:p>/blog/tag/boobs</text:p>
          </table:table-cell>
          <table:table-cell office:value-type="string" calcext:value-type="string">
            <text:p>boobs</text:p>
          </table:table-cell>
          <table:table-cell office:value-type="string" calcext:value-type="string">
            <text:p>boobs Archives - The Lowdown</text:p>
          </table:table-cell>
          <table:table-cell office:value-type="string" calcext:value-type="string">
            <text:p>N/A</text:p>
          </table:table-cell>
          <table:table-cell office:value-type="string" calcext:value-type="string">
            <text:p>/blog/tag/boobs</text:p>
          </table:table-cell>
          <table:table-cell office:value-type="string" calcext:value-type="string">
            <text:p>http://localhost/thelowdown/wp/blog/tag/boobs</text:p>
          </table:table-cell>
          <table:table-cell office:value-type="string" calcext:value-type="string">
            <text:p>/blog/tag/boobs</text:p>
          </table:table-cell>
          <table:table-cell table:formula="of:=IF([.B451] = [.H451]; &quot;TRUE&quot;; &quot;FALSE&quot;)" office:value-type="string" office:string-value="TRUE" calcext:value-type="string">
            <text:p>TRUE</text:p>
          </table:table-cell>
          <table:table-cell office:value-type="string" calcext:value-type="string">
            <text:p>boobs</text:p>
          </table:table-cell>
          <table:table-cell table:formula="of:=IF([.C451] = [.J451]; &quot;TRUE&quot;; &quot;FALSE&quot;)" office:value-type="string" office:string-value="TRUE" calcext:value-type="string">
            <text:p>TRUE</text:p>
          </table:table-cell>
          <table:table-cell office:value-type="string" calcext:value-type="string">
            <text:p>boobs Archives - The Lowdown</text:p>
          </table:table-cell>
          <table:table-cell table:formula="of:=IF([.D451] = [.L451]; &quot;TRUE&quot;; &quot;FALSE&quot;)" office:value-type="string" office:string-value="TRUE" calcext:value-type="string">
            <text:p>TRUE</text:p>
          </table:table-cell>
          <table:table-cell office:value-type="string" calcext:value-type="string">
            <text:p>N/A</text:p>
          </table:table-cell>
          <table:table-cell table:formula="of:=IF([.E451] = [.N451]; &quot;TRUE&quot;; &quot;FALSE&quot;)" office:value-type="string" office:string-value="TRUE" calcext:value-type="string">
            <text:p>TRUE</text:p>
          </table:table-cell>
          <table:table-cell office:value-type="string" calcext:value-type="string">
            <text:p>/blog/tag/boobs</text:p>
          </table:table-cell>
          <table:table-cell table:formula="of:=IF([.F451] = [.P451]; &quot;TRUE&quot;; &quot;FALSE&quot;)" office:value-type="string" office:string-value="TRUE" calcext:value-type="string">
            <text:p>TRUE</text:p>
          </table:table-cell>
        </table:table-row>
        <table:table-row table:style-name="ro1">
          <table:table-cell office:value-type="string" calcext:value-type="string">
            <text:p>https://blog.thelowdown.com/blog/tag/iud</text:p>
          </table:table-cell>
          <table:table-cell office:value-type="string" calcext:value-type="string">
            <text:p>/blog/tag/iud</text:p>
          </table:table-cell>
          <table:table-cell office:value-type="string" calcext:value-type="string">
            <text:p>iud</text:p>
          </table:table-cell>
          <table:table-cell office:value-type="string" calcext:value-type="string">
            <text:p>IUD Archives - The Lowdown</text:p>
          </table:table-cell>
          <table:table-cell office:value-type="string" calcext:value-type="string">
            <text:p>N/A</text:p>
          </table:table-cell>
          <table:table-cell office:value-type="string" calcext:value-type="string">
            <text:p>/blog/tag/iud</text:p>
          </table:table-cell>
          <table:table-cell office:value-type="string" calcext:value-type="string">
            <text:p>http://localhost/thelowdown/wp/blog/tag/iud</text:p>
          </table:table-cell>
          <table:table-cell office:value-type="string" calcext:value-type="string">
            <text:p>/blog/tag/iud</text:p>
          </table:table-cell>
          <table:table-cell table:formula="of:=IF([.B452] = [.H452]; &quot;TRUE&quot;; &quot;FALSE&quot;)" office:value-type="string" office:string-value="TRUE" calcext:value-type="string">
            <text:p>TRUE</text:p>
          </table:table-cell>
          <table:table-cell office:value-type="string" calcext:value-type="string">
            <text:p>iud</text:p>
          </table:table-cell>
          <table:table-cell table:formula="of:=IF([.C452] = [.J452]; &quot;TRUE&quot;; &quot;FALSE&quot;)" office:value-type="string" office:string-value="TRUE" calcext:value-type="string">
            <text:p>TRUE</text:p>
          </table:table-cell>
          <table:table-cell office:value-type="string" calcext:value-type="string">
            <text:p>IUD Archives - The Lowdown</text:p>
          </table:table-cell>
          <table:table-cell table:formula="of:=IF([.D452] = [.L452]; &quot;TRUE&quot;; &quot;FALSE&quot;)" office:value-type="string" office:string-value="TRUE" calcext:value-type="string">
            <text:p>TRUE</text:p>
          </table:table-cell>
          <table:table-cell office:value-type="string" calcext:value-type="string">
            <text:p>N/A</text:p>
          </table:table-cell>
          <table:table-cell table:formula="of:=IF([.E452] = [.N452]; &quot;TRUE&quot;; &quot;FALSE&quot;)" office:value-type="string" office:string-value="TRUE" calcext:value-type="string">
            <text:p>TRUE</text:p>
          </table:table-cell>
          <table:table-cell office:value-type="string" calcext:value-type="string">
            <text:p>/blog/tag/iud</text:p>
          </table:table-cell>
          <table:table-cell table:formula="of:=IF([.F452] = [.P452]; &quot;TRUE&quot;; &quot;FALSE&quot;)" office:value-type="string" office:string-value="TRUE" calcext:value-type="string">
            <text:p>TRUE</text:p>
          </table:table-cell>
        </table:table-row>
        <table:table-row table:style-name="ro1">
          <table:table-cell office:value-type="string" calcext:value-type="string">
            <text:p>https://blog.thelowdown.com/blog/tag/gonorrhoea</text:p>
          </table:table-cell>
          <table:table-cell office:value-type="string" calcext:value-type="string">
            <text:p>/blog/tag/gonorrhoea</text:p>
          </table:table-cell>
          <table:table-cell office:value-type="string" calcext:value-type="string">
            <text:p>gonorrhoea</text:p>
          </table:table-cell>
          <table:table-cell office:value-type="string" calcext:value-type="string">
            <text:p>gonorrhoea Archives - The Lowdown</text:p>
          </table:table-cell>
          <table:table-cell office:value-type="string" calcext:value-type="string">
            <text:p>N/A</text:p>
          </table:table-cell>
          <table:table-cell office:value-type="string" calcext:value-type="string">
            <text:p>/blog/tag/gonorrhoea</text:p>
          </table:table-cell>
          <table:table-cell office:value-type="string" calcext:value-type="string">
            <text:p>http://localhost/thelowdown/wp/blog/tag/gonorrhoea</text:p>
          </table:table-cell>
          <table:table-cell office:value-type="string" calcext:value-type="string">
            <text:p>/blog/tag/gonorrhoea</text:p>
          </table:table-cell>
          <table:table-cell table:formula="of:=IF([.B453] = [.H453]; &quot;TRUE&quot;; &quot;FALSE&quot;)" office:value-type="string" office:string-value="TRUE" calcext:value-type="string">
            <text:p>TRUE</text:p>
          </table:table-cell>
          <table:table-cell office:value-type="string" calcext:value-type="string">
            <text:p>gonorrhoea</text:p>
          </table:table-cell>
          <table:table-cell table:formula="of:=IF([.C453] = [.J453]; &quot;TRUE&quot;; &quot;FALSE&quot;)" office:value-type="string" office:string-value="TRUE" calcext:value-type="string">
            <text:p>TRUE</text:p>
          </table:table-cell>
          <table:table-cell office:value-type="string" calcext:value-type="string">
            <text:p>gonorrhoea Archives - The Lowdown</text:p>
          </table:table-cell>
          <table:table-cell table:formula="of:=IF([.D453] = [.L453]; &quot;TRUE&quot;; &quot;FALSE&quot;)" office:value-type="string" office:string-value="TRUE" calcext:value-type="string">
            <text:p>TRUE</text:p>
          </table:table-cell>
          <table:table-cell office:value-type="string" calcext:value-type="string">
            <text:p>N/A</text:p>
          </table:table-cell>
          <table:table-cell table:formula="of:=IF([.E453] = [.N453]; &quot;TRUE&quot;; &quot;FALSE&quot;)" office:value-type="string" office:string-value="TRUE" calcext:value-type="string">
            <text:p>TRUE</text:p>
          </table:table-cell>
          <table:table-cell office:value-type="string" calcext:value-type="string">
            <text:p>/blog/tag/gonorrhoea</text:p>
          </table:table-cell>
          <table:table-cell table:formula="of:=IF([.F453] = [.P453]; &quot;TRUE&quot;; &quot;FALSE&quot;)" office:value-type="string" office:string-value="TRUE" calcext:value-type="string">
            <text:p>TRUE</text:p>
          </table:table-cell>
        </table:table-row>
        <table:table-row table:style-name="ro1">
          <table:table-cell office:value-type="string" calcext:value-type="string">
            <text:p>https://blog.thelowdown.com/blog/tag/slynd</text:p>
          </table:table-cell>
          <table:table-cell office:value-type="string" calcext:value-type="string">
            <text:p>/blog/tag/slynd</text:p>
          </table:table-cell>
          <table:table-cell office:value-type="string" calcext:value-type="string">
            <text:p>slynd</text:p>
          </table:table-cell>
          <table:table-cell office:value-type="string" calcext:value-type="string">
            <text:p>slynd Archives - The Lowdown</text:p>
          </table:table-cell>
          <table:table-cell office:value-type="string" calcext:value-type="string">
            <text:p>N/A</text:p>
          </table:table-cell>
          <table:table-cell office:value-type="string" calcext:value-type="string">
            <text:p>/blog/tag/slynd</text:p>
          </table:table-cell>
          <table:table-cell office:value-type="string" calcext:value-type="string">
            <text:p>http://localhost/thelowdown/wp/blog/tag/slynd</text:p>
          </table:table-cell>
          <table:table-cell office:value-type="string" calcext:value-type="string">
            <text:p>/blog/tag/slynd</text:p>
          </table:table-cell>
          <table:table-cell table:formula="of:=IF([.B454] = [.H454]; &quot;TRUE&quot;; &quot;FALSE&quot;)" office:value-type="string" office:string-value="TRUE" calcext:value-type="string">
            <text:p>TRUE</text:p>
          </table:table-cell>
          <table:table-cell office:value-type="string" calcext:value-type="string">
            <text:p>slynd</text:p>
          </table:table-cell>
          <table:table-cell table:formula="of:=IF([.C454] = [.J454]; &quot;TRUE&quot;; &quot;FALSE&quot;)" office:value-type="string" office:string-value="TRUE" calcext:value-type="string">
            <text:p>TRUE</text:p>
          </table:table-cell>
          <table:table-cell office:value-type="string" calcext:value-type="string">
            <text:p>slynd Archives - The Lowdown</text:p>
          </table:table-cell>
          <table:table-cell table:formula="of:=IF([.D454] = [.L454]; &quot;TRUE&quot;; &quot;FALSE&quot;)" office:value-type="string" office:string-value="TRUE" calcext:value-type="string">
            <text:p>TRUE</text:p>
          </table:table-cell>
          <table:table-cell office:value-type="string" calcext:value-type="string">
            <text:p>N/A</text:p>
          </table:table-cell>
          <table:table-cell table:formula="of:=IF([.E454] = [.N454]; &quot;TRUE&quot;; &quot;FALSE&quot;)" office:value-type="string" office:string-value="TRUE" calcext:value-type="string">
            <text:p>TRUE</text:p>
          </table:table-cell>
          <table:table-cell office:value-type="string" calcext:value-type="string">
            <text:p>/blog/tag/slynd</text:p>
          </table:table-cell>
          <table:table-cell table:formula="of:=IF([.F454] = [.P454]; &quot;TRUE&quot;; &quot;FALSE&quot;)" office:value-type="string" office:string-value="TRUE" calcext:value-type="string">
            <text:p>TRUE</text:p>
          </table:table-cell>
        </table:table-row>
        <table:table-row table:style-name="ro1">
          <table:table-cell office:value-type="string" calcext:value-type="string">
            <text:p>https://blog.thelowdown.com/blog/tag/mestranol</text:p>
          </table:table-cell>
          <table:table-cell office:value-type="string" calcext:value-type="string">
            <text:p>/blog/tag/mestranol</text:p>
          </table:table-cell>
          <table:table-cell office:value-type="string" calcext:value-type="string">
            <text:p>mestranol</text:p>
          </table:table-cell>
          <table:table-cell office:value-type="string" calcext:value-type="string">
            <text:p>Mestranol Archives - The Lowdown</text:p>
          </table:table-cell>
          <table:table-cell office:value-type="string" calcext:value-type="string">
            <text:p>N/A</text:p>
          </table:table-cell>
          <table:table-cell office:value-type="string" calcext:value-type="string">
            <text:p>/blog/tag/mestranol</text:p>
          </table:table-cell>
          <table:table-cell office:value-type="string" calcext:value-type="string">
            <text:p>http://localhost/thelowdown/wp/blog/tag/mestranol</text:p>
          </table:table-cell>
          <table:table-cell office:value-type="string" calcext:value-type="string">
            <text:p>/blog/tag/mestranol</text:p>
          </table:table-cell>
          <table:table-cell table:formula="of:=IF([.B455] = [.H455]; &quot;TRUE&quot;; &quot;FALSE&quot;)" office:value-type="string" office:string-value="TRUE" calcext:value-type="string">
            <text:p>TRUE</text:p>
          </table:table-cell>
          <table:table-cell office:value-type="string" calcext:value-type="string">
            <text:p>mestranol</text:p>
          </table:table-cell>
          <table:table-cell table:formula="of:=IF([.C455] = [.J455]; &quot;TRUE&quot;; &quot;FALSE&quot;)" office:value-type="string" office:string-value="TRUE" calcext:value-type="string">
            <text:p>TRUE</text:p>
          </table:table-cell>
          <table:table-cell office:value-type="string" calcext:value-type="string">
            <text:p>Mestranol Archives - The Lowdown</text:p>
          </table:table-cell>
          <table:table-cell table:formula="of:=IF([.D455] = [.L455]; &quot;TRUE&quot;; &quot;FALSE&quot;)" office:value-type="string" office:string-value="TRUE" calcext:value-type="string">
            <text:p>TRUE</text:p>
          </table:table-cell>
          <table:table-cell office:value-type="string" calcext:value-type="string">
            <text:p>N/A</text:p>
          </table:table-cell>
          <table:table-cell table:formula="of:=IF([.E455] = [.N455]; &quot;TRUE&quot;; &quot;FALSE&quot;)" office:value-type="string" office:string-value="TRUE" calcext:value-type="string">
            <text:p>TRUE</text:p>
          </table:table-cell>
          <table:table-cell office:value-type="string" calcext:value-type="string">
            <text:p>/blog/tag/mestranol</text:p>
          </table:table-cell>
          <table:table-cell table:formula="of:=IF([.F455] = [.P455]; &quot;TRUE&quot;; &quot;FALSE&quot;)" office:value-type="string" office:string-value="TRUE" calcext:value-type="string">
            <text:p>TRUE</text:p>
          </table:table-cell>
        </table:table-row>
        <table:table-row table:style-name="ro1">
          <table:table-cell office:value-type="string" calcext:value-type="string">
            <text:p>https://blog.thelowdown.com/blog/tag/natalie-healey</text:p>
          </table:table-cell>
          <table:table-cell office:value-type="string" calcext:value-type="string">
            <text:p>/blog/tag/natalie-healey</text:p>
          </table:table-cell>
          <table:table-cell office:value-type="string" calcext:value-type="string">
            <text:p>natalie-healey</text:p>
          </table:table-cell>
          <table:table-cell office:value-type="string" calcext:value-type="string">
            <text:p>Natalie Healey Archives - The Lowdown</text:p>
          </table:table-cell>
          <table:table-cell office:value-type="string" calcext:value-type="string">
            <text:p>N/A</text:p>
          </table:table-cell>
          <table:table-cell office:value-type="string" calcext:value-type="string">
            <text:p>/blog/tag/natalie-healey</text:p>
          </table:table-cell>
          <table:table-cell office:value-type="string" calcext:value-type="string">
            <text:p>http://localhost/thelowdown/wp/blog/tag/natalie-healey</text:p>
          </table:table-cell>
          <table:table-cell office:value-type="string" calcext:value-type="string">
            <text:p>/blog/tag/natalie-healey</text:p>
          </table:table-cell>
          <table:table-cell table:formula="of:=IF([.B456] = [.H456]; &quot;TRUE&quot;; &quot;FALSE&quot;)" office:value-type="string" office:string-value="TRUE" calcext:value-type="string">
            <text:p>TRUE</text:p>
          </table:table-cell>
          <table:table-cell office:value-type="string" calcext:value-type="string">
            <text:p>natalie-healey</text:p>
          </table:table-cell>
          <table:table-cell table:formula="of:=IF([.C456] = [.J456]; &quot;TRUE&quot;; &quot;FALSE&quot;)" office:value-type="string" office:string-value="TRUE" calcext:value-type="string">
            <text:p>TRUE</text:p>
          </table:table-cell>
          <table:table-cell office:value-type="string" calcext:value-type="string">
            <text:p>Natalie Healey Archives - The Lowdown</text:p>
          </table:table-cell>
          <table:table-cell table:formula="of:=IF([.D456] = [.L456]; &quot;TRUE&quot;; &quot;FALSE&quot;)" office:value-type="string" office:string-value="TRUE" calcext:value-type="string">
            <text:p>TRUE</text:p>
          </table:table-cell>
          <table:table-cell office:value-type="string" calcext:value-type="string">
            <text:p>N/A</text:p>
          </table:table-cell>
          <table:table-cell table:formula="of:=IF([.E456] = [.N456]; &quot;TRUE&quot;; &quot;FALSE&quot;)" office:value-type="string" office:string-value="TRUE" calcext:value-type="string">
            <text:p>TRUE</text:p>
          </table:table-cell>
          <table:table-cell office:value-type="string" calcext:value-type="string">
            <text:p>/blog/tag/natalie-healey</text:p>
          </table:table-cell>
          <table:table-cell table:formula="of:=IF([.F456] = [.P456]; &quot;TRUE&quot;; &quot;FALSE&quot;)" office:value-type="string" office:string-value="TRUE" calcext:value-type="string">
            <text:p>TRUE</text:p>
          </table:table-cell>
        </table:table-row>
        <table:table-row table:style-name="ro1">
          <table:table-cell office:value-type="string" calcext:value-type="string">
            <text:p>https://blog.thelowdown.com/blog/tag/fertile-window</text:p>
          </table:table-cell>
          <table:table-cell office:value-type="string" calcext:value-type="string">
            <text:p>/blog/tag/fertile-window</text:p>
          </table:table-cell>
          <table:table-cell office:value-type="string" calcext:value-type="string">
            <text:p>fertile-window</text:p>
          </table:table-cell>
          <table:table-cell office:value-type="string" calcext:value-type="string">
            <text:p>fertile window Archives - The Lowdown</text:p>
          </table:table-cell>
          <table:table-cell office:value-type="string" calcext:value-type="string">
            <text:p>N/A</text:p>
          </table:table-cell>
          <table:table-cell office:value-type="string" calcext:value-type="string">
            <text:p>/blog/tag/fertile-window</text:p>
          </table:table-cell>
          <table:table-cell office:value-type="string" calcext:value-type="string">
            <text:p>http://localhost/thelowdown/wp/blog/tag/fertile-window</text:p>
          </table:table-cell>
          <table:table-cell office:value-type="string" calcext:value-type="string">
            <text:p>/blog/tag/fertile-window</text:p>
          </table:table-cell>
          <table:table-cell table:formula="of:=IF([.B457] = [.H457]; &quot;TRUE&quot;; &quot;FALSE&quot;)" office:value-type="string" office:string-value="TRUE" calcext:value-type="string">
            <text:p>TRUE</text:p>
          </table:table-cell>
          <table:table-cell office:value-type="string" calcext:value-type="string">
            <text:p>fertile-window</text:p>
          </table:table-cell>
          <table:table-cell table:formula="of:=IF([.C457] = [.J457]; &quot;TRUE&quot;; &quot;FALSE&quot;)" office:value-type="string" office:string-value="TRUE" calcext:value-type="string">
            <text:p>TRUE</text:p>
          </table:table-cell>
          <table:table-cell office:value-type="string" calcext:value-type="string">
            <text:p>fertile window Archives - The Lowdown</text:p>
          </table:table-cell>
          <table:table-cell table:formula="of:=IF([.D457] = [.L457]; &quot;TRUE&quot;; &quot;FALSE&quot;)" office:value-type="string" office:string-value="TRUE" calcext:value-type="string">
            <text:p>TRUE</text:p>
          </table:table-cell>
          <table:table-cell office:value-type="string" calcext:value-type="string">
            <text:p>N/A</text:p>
          </table:table-cell>
          <table:table-cell table:formula="of:=IF([.E457] = [.N457]; &quot;TRUE&quot;; &quot;FALSE&quot;)" office:value-type="string" office:string-value="TRUE" calcext:value-type="string">
            <text:p>TRUE</text:p>
          </table:table-cell>
          <table:table-cell office:value-type="string" calcext:value-type="string">
            <text:p>/blog/tag/fertile-window</text:p>
          </table:table-cell>
          <table:table-cell table:formula="of:=IF([.F457] = [.P457]; &quot;TRUE&quot;; &quot;FALSE&quot;)" office:value-type="string" office:string-value="TRUE" calcext:value-type="string">
            <text:p>TRUE</text:p>
          </table:table-cell>
        </table:table-row>
        <table:table-row table:style-name="ro1">
          <table:table-cell office:value-type="string" calcext:value-type="string">
            <text:p>https://blog.thelowdown.com/blog/tag/condoms</text:p>
          </table:table-cell>
          <table:table-cell office:value-type="string" calcext:value-type="string">
            <text:p>/blog/tag/condoms</text:p>
          </table:table-cell>
          <table:table-cell office:value-type="string" calcext:value-type="string">
            <text:p>condoms</text:p>
          </table:table-cell>
          <table:table-cell office:value-type="string" calcext:value-type="string">
            <text:p>condoms Archives - The Lowdown</text:p>
          </table:table-cell>
          <table:table-cell office:value-type="string" calcext:value-type="string">
            <text:p>N/A</text:p>
          </table:table-cell>
          <table:table-cell office:value-type="string" calcext:value-type="string">
            <text:p>/blog/tag/condoms</text:p>
          </table:table-cell>
          <table:table-cell office:value-type="string" calcext:value-type="string">
            <text:p>http://localhost/thelowdown/wp/blog/tag/condoms</text:p>
          </table:table-cell>
          <table:table-cell office:value-type="string" calcext:value-type="string">
            <text:p>/blog/tag/condoms</text:p>
          </table:table-cell>
          <table:table-cell table:formula="of:=IF([.B458] = [.H458]; &quot;TRUE&quot;; &quot;FALSE&quot;)" office:value-type="string" office:string-value="TRUE" calcext:value-type="string">
            <text:p>TRUE</text:p>
          </table:table-cell>
          <table:table-cell office:value-type="string" calcext:value-type="string">
            <text:p>condoms</text:p>
          </table:table-cell>
          <table:table-cell table:formula="of:=IF([.C458] = [.J458]; &quot;TRUE&quot;; &quot;FALSE&quot;)" office:value-type="string" office:string-value="TRUE" calcext:value-type="string">
            <text:p>TRUE</text:p>
          </table:table-cell>
          <table:table-cell office:value-type="string" calcext:value-type="string">
            <text:p>condoms Archives - The Lowdown</text:p>
          </table:table-cell>
          <table:table-cell table:formula="of:=IF([.D458] = [.L458]; &quot;TRUE&quot;; &quot;FALSE&quot;)" office:value-type="string" office:string-value="TRUE" calcext:value-type="string">
            <text:p>TRUE</text:p>
          </table:table-cell>
          <table:table-cell office:value-type="string" calcext:value-type="string">
            <text:p>N/A</text:p>
          </table:table-cell>
          <table:table-cell table:formula="of:=IF([.E458] = [.N458]; &quot;TRUE&quot;; &quot;FALSE&quot;)" office:value-type="string" office:string-value="TRUE" calcext:value-type="string">
            <text:p>TRUE</text:p>
          </table:table-cell>
          <table:table-cell office:value-type="string" calcext:value-type="string">
            <text:p>/blog/tag/condoms</text:p>
          </table:table-cell>
          <table:table-cell table:formula="of:=IF([.F458] = [.P458]; &quot;TRUE&quot;; &quot;FALSE&quot;)" office:value-type="string" office:string-value="TRUE" calcext:value-type="string">
            <text:p>TRUE</text:p>
          </table:table-cell>
        </table:table-row>
        <table:table-row table:style-name="ro1">
          <table:table-cell office:value-type="string" calcext:value-type="string">
            <text:p>https://blog.thelowdown.com/blog/tag/changing-contraception</text:p>
          </table:table-cell>
          <table:table-cell office:value-type="string" calcext:value-type="string">
            <text:p>/blog/tag/changing-contraception</text:p>
          </table:table-cell>
          <table:table-cell office:value-type="string" calcext:value-type="string">
            <text:p>changing-contraception</text:p>
          </table:table-cell>
          <table:table-cell office:value-type="string" calcext:value-type="string">
            <text:p>changing contraception Archives - The Lowdown</text:p>
          </table:table-cell>
          <table:table-cell office:value-type="string" calcext:value-type="string">
            <text:p>N/A</text:p>
          </table:table-cell>
          <table:table-cell office:value-type="string" calcext:value-type="string">
            <text:p>/blog/tag/changing-contraception</text:p>
          </table:table-cell>
          <table:table-cell office:value-type="string" calcext:value-type="string">
            <text:p>http://localhost/thelowdown/wp/blog/tag/changing-contraception</text:p>
          </table:table-cell>
          <table:table-cell office:value-type="string" calcext:value-type="string">
            <text:p>/blog/tag/changing-contraception</text:p>
          </table:table-cell>
          <table:table-cell table:formula="of:=IF([.B459] = [.H459]; &quot;TRUE&quot;; &quot;FALSE&quot;)" office:value-type="string" office:string-value="TRUE" calcext:value-type="string">
            <text:p>TRUE</text:p>
          </table:table-cell>
          <table:table-cell office:value-type="string" calcext:value-type="string">
            <text:p>changing-contraception</text:p>
          </table:table-cell>
          <table:table-cell table:formula="of:=IF([.C459] = [.J459]; &quot;TRUE&quot;; &quot;FALSE&quot;)" office:value-type="string" office:string-value="TRUE" calcext:value-type="string">
            <text:p>TRUE</text:p>
          </table:table-cell>
          <table:table-cell office:value-type="string" calcext:value-type="string">
            <text:p>changing contraception Archives - The Lowdown</text:p>
          </table:table-cell>
          <table:table-cell table:formula="of:=IF([.D459] = [.L459]; &quot;TRUE&quot;; &quot;FALSE&quot;)" office:value-type="string" office:string-value="TRUE" calcext:value-type="string">
            <text:p>TRUE</text:p>
          </table:table-cell>
          <table:table-cell office:value-type="string" calcext:value-type="string">
            <text:p>N/A</text:p>
          </table:table-cell>
          <table:table-cell table:formula="of:=IF([.E459] = [.N459]; &quot;TRUE&quot;; &quot;FALSE&quot;)" office:value-type="string" office:string-value="TRUE" calcext:value-type="string">
            <text:p>TRUE</text:p>
          </table:table-cell>
          <table:table-cell office:value-type="string" calcext:value-type="string">
            <text:p>/blog/tag/changing-contraception</text:p>
          </table:table-cell>
          <table:table-cell table:formula="of:=IF([.F459] = [.P459]; &quot;TRUE&quot;; &quot;FALSE&quot;)" office:value-type="string" office:string-value="TRUE" calcext:value-type="string">
            <text:p>TRUE</text:p>
          </table:table-cell>
        </table:table-row>
        <table:table-row table:style-name="ro1">
          <table:table-cell office:value-type="string" calcext:value-type="string">
            <text:p>https://blog.thelowdown.com/blog/tag/period-pain</text:p>
          </table:table-cell>
          <table:table-cell office:value-type="string" calcext:value-type="string">
            <text:p>/blog/tag/period-pain</text:p>
          </table:table-cell>
          <table:table-cell office:value-type="string" calcext:value-type="string">
            <text:p>period-pain</text:p>
          </table:table-cell>
          <table:table-cell office:value-type="string" calcext:value-type="string">
            <text:p>period pain Archives - The Lowdown</text:p>
          </table:table-cell>
          <table:table-cell office:value-type="string" calcext:value-type="string">
            <text:p>N/A</text:p>
          </table:table-cell>
          <table:table-cell office:value-type="string" calcext:value-type="string">
            <text:p>/blog/tag/period-pain</text:p>
          </table:table-cell>
          <table:table-cell office:value-type="string" calcext:value-type="string">
            <text:p>http://localhost/thelowdown/wp/blog/tag/period-pain</text:p>
          </table:table-cell>
          <table:table-cell office:value-type="string" calcext:value-type="string">
            <text:p>/blog/tag/period-pain</text:p>
          </table:table-cell>
          <table:table-cell table:formula="of:=IF([.B460] = [.H460]; &quot;TRUE&quot;; &quot;FALSE&quot;)" office:value-type="string" office:string-value="TRUE" calcext:value-type="string">
            <text:p>TRUE</text:p>
          </table:table-cell>
          <table:table-cell office:value-type="string" calcext:value-type="string">
            <text:p>period-pain</text:p>
          </table:table-cell>
          <table:table-cell table:formula="of:=IF([.C460] = [.J460]; &quot;TRUE&quot;; &quot;FALSE&quot;)" office:value-type="string" office:string-value="TRUE" calcext:value-type="string">
            <text:p>TRUE</text:p>
          </table:table-cell>
          <table:table-cell office:value-type="string" calcext:value-type="string">
            <text:p>period pain Archives - The Lowdown</text:p>
          </table:table-cell>
          <table:table-cell table:formula="of:=IF([.D460] = [.L460]; &quot;TRUE&quot;; &quot;FALSE&quot;)" office:value-type="string" office:string-value="TRUE" calcext:value-type="string">
            <text:p>TRUE</text:p>
          </table:table-cell>
          <table:table-cell office:value-type="string" calcext:value-type="string">
            <text:p>N/A</text:p>
          </table:table-cell>
          <table:table-cell table:formula="of:=IF([.E460] = [.N460]; &quot;TRUE&quot;; &quot;FALSE&quot;)" office:value-type="string" office:string-value="TRUE" calcext:value-type="string">
            <text:p>TRUE</text:p>
          </table:table-cell>
          <table:table-cell office:value-type="string" calcext:value-type="string">
            <text:p>/blog/tag/period-pain</text:p>
          </table:table-cell>
          <table:table-cell table:formula="of:=IF([.F460] = [.P460]; &quot;TRUE&quot;; &quot;FALSE&quot;)" office:value-type="string" office:string-value="TRUE" calcext:value-type="string">
            <text:p>TRUE</text:p>
          </table:table-cell>
        </table:table-row>
        <table:table-row table:style-name="ro1">
          <table:table-cell office:value-type="string" calcext:value-type="string">
            <text:p>https://blog.thelowdown.com/blog/tag/premenstrual-syndrome</text:p>
          </table:table-cell>
          <table:table-cell office:value-type="string" calcext:value-type="string">
            <text:p>/blog/tag/premenstrual-syndrome</text:p>
          </table:table-cell>
          <table:table-cell office:value-type="string" calcext:value-type="string">
            <text:p>premenstrual-syndrome</text:p>
          </table:table-cell>
          <table:table-cell office:value-type="string" calcext:value-type="string">
            <text:p>premenstrual syndrome Archives - The Lowdown</text:p>
          </table:table-cell>
          <table:table-cell office:value-type="string" calcext:value-type="string">
            <text:p>N/A</text:p>
          </table:table-cell>
          <table:table-cell office:value-type="string" calcext:value-type="string">
            <text:p>/blog/tag/premenstrual-syndrome</text:p>
          </table:table-cell>
          <table:table-cell office:value-type="string" calcext:value-type="string">
            <text:p>http://localhost/thelowdown/wp/blog/tag/premenstrual-syndrome</text:p>
          </table:table-cell>
          <table:table-cell office:value-type="string" calcext:value-type="string">
            <text:p>/blog/tag/premenstrual-syndrome</text:p>
          </table:table-cell>
          <table:table-cell table:formula="of:=IF([.B461] = [.H461]; &quot;TRUE&quot;; &quot;FALSE&quot;)" office:value-type="string" office:string-value="TRUE" calcext:value-type="string">
            <text:p>TRUE</text:p>
          </table:table-cell>
          <table:table-cell office:value-type="string" calcext:value-type="string">
            <text:p>premenstrual-syndrome</text:p>
          </table:table-cell>
          <table:table-cell table:formula="of:=IF([.C461] = [.J461]; &quot;TRUE&quot;; &quot;FALSE&quot;)" office:value-type="string" office:string-value="TRUE" calcext:value-type="string">
            <text:p>TRUE</text:p>
          </table:table-cell>
          <table:table-cell office:value-type="string" calcext:value-type="string">
            <text:p>premenstrual syndrome Archives - The Lowdown</text:p>
          </table:table-cell>
          <table:table-cell table:formula="of:=IF([.D461] = [.L461]; &quot;TRUE&quot;; &quot;FALSE&quot;)" office:value-type="string" office:string-value="TRUE" calcext:value-type="string">
            <text:p>TRUE</text:p>
          </table:table-cell>
          <table:table-cell office:value-type="string" calcext:value-type="string">
            <text:p>N/A</text:p>
          </table:table-cell>
          <table:table-cell table:formula="of:=IF([.E461] = [.N461]; &quot;TRUE&quot;; &quot;FALSE&quot;)" office:value-type="string" office:string-value="TRUE" calcext:value-type="string">
            <text:p>TRUE</text:p>
          </table:table-cell>
          <table:table-cell office:value-type="string" calcext:value-type="string">
            <text:p>/blog/tag/premenstrual-syndrome</text:p>
          </table:table-cell>
          <table:table-cell table:formula="of:=IF([.F461] = [.P461]; &quot;TRUE&quot;; &quot;FALSE&quot;)" office:value-type="string" office:string-value="TRUE" calcext:value-type="string">
            <text:p>TRUE</text:p>
          </table:table-cell>
        </table:table-row>
        <table:table-row table:style-name="ro1">
          <table:table-cell office:value-type="string" calcext:value-type="string">
            <text:p>https://blog.thelowdown.com/blog/tag/poo</text:p>
          </table:table-cell>
          <table:table-cell office:value-type="string" calcext:value-type="string">
            <text:p>/blog/tag/poo</text:p>
          </table:table-cell>
          <table:table-cell office:value-type="string" calcext:value-type="string">
            <text:p>poo</text:p>
          </table:table-cell>
          <table:table-cell office:value-type="string" calcext:value-type="string">
            <text:p>poo Archives - The Lowdown</text:p>
          </table:table-cell>
          <table:table-cell office:value-type="string" calcext:value-type="string">
            <text:p>N/A</text:p>
          </table:table-cell>
          <table:table-cell office:value-type="string" calcext:value-type="string">
            <text:p>/blog/tag/poo</text:p>
          </table:table-cell>
          <table:table-cell office:value-type="string" calcext:value-type="string">
            <text:p>http://localhost/thelowdown/wp/blog/tag/poo</text:p>
          </table:table-cell>
          <table:table-cell office:value-type="string" calcext:value-type="string">
            <text:p>/blog/tag/poo</text:p>
          </table:table-cell>
          <table:table-cell table:formula="of:=IF([.B462] = [.H462]; &quot;TRUE&quot;; &quot;FALSE&quot;)" office:value-type="string" office:string-value="TRUE" calcext:value-type="string">
            <text:p>TRUE</text:p>
          </table:table-cell>
          <table:table-cell office:value-type="string" calcext:value-type="string">
            <text:p>poo</text:p>
          </table:table-cell>
          <table:table-cell table:formula="of:=IF([.C462] = [.J462]; &quot;TRUE&quot;; &quot;FALSE&quot;)" office:value-type="string" office:string-value="TRUE" calcext:value-type="string">
            <text:p>TRUE</text:p>
          </table:table-cell>
          <table:table-cell office:value-type="string" calcext:value-type="string">
            <text:p>poo Archives - The Lowdown</text:p>
          </table:table-cell>
          <table:table-cell table:formula="of:=IF([.D462] = [.L462]; &quot;TRUE&quot;; &quot;FALSE&quot;)" office:value-type="string" office:string-value="TRUE" calcext:value-type="string">
            <text:p>TRUE</text:p>
          </table:table-cell>
          <table:table-cell office:value-type="string" calcext:value-type="string">
            <text:p>N/A</text:p>
          </table:table-cell>
          <table:table-cell table:formula="of:=IF([.E462] = [.N462]; &quot;TRUE&quot;; &quot;FALSE&quot;)" office:value-type="string" office:string-value="TRUE" calcext:value-type="string">
            <text:p>TRUE</text:p>
          </table:table-cell>
          <table:table-cell office:value-type="string" calcext:value-type="string">
            <text:p>/blog/tag/poo</text:p>
          </table:table-cell>
          <table:table-cell table:formula="of:=IF([.F462] = [.P462]; &quot;TRUE&quot;; &quot;FALSE&quot;)" office:value-type="string" office:string-value="TRUE" calcext:value-type="string">
            <text:p>TRUE</text:p>
          </table:table-cell>
        </table:table-row>
        <table:table-row table:style-name="ro1">
          <table:table-cell office:value-type="string" calcext:value-type="string">
            <text:p>https://blog.thelowdown.com/blog/cerelle-pill-menopause</text:p>
          </table:table-cell>
          <table:table-cell office:value-type="string" calcext:value-type="string">
            <text:p>/blog/cerelle-pill-menopause</text:p>
          </table:table-cell>
          <table:table-cell office:value-type="string" calcext:value-type="string">
            <text:p>cerelle-pill-menopause</text:p>
          </table:table-cell>
          <table:table-cell office:value-type="string" calcext:value-type="string">
            <text:p>Cerelle and the Menopause: Can the Pill Help? | The Lowdown</text:p>
          </table:table-cell>
          <table:table-cell office:value-type="string" calcext:value-type="string">
            <text:p>In this guide our doctors share everything you need to know about the Cerelle pill and the menopause including if it can help with symptoms.</text:p>
          </table:table-cell>
          <table:table-cell office:value-type="string" calcext:value-type="string">
            <text:p>https://thelowdown.com/blog/cerelle-pill-menopause</text:p>
          </table:table-cell>
          <table:table-cell office:value-type="string" calcext:value-type="string">
            <text:p>http://localhost/thelowdown/wp/blog/cerelle-pill-menopause</text:p>
          </table:table-cell>
          <table:table-cell office:value-type="string" calcext:value-type="string">
            <text:p>/blog/cerelle-pill-menopause</text:p>
          </table:table-cell>
          <table:table-cell table:formula="of:=IF([.B463] = [.H463]; &quot;TRUE&quot;; &quot;FALSE&quot;)" office:value-type="string" office:string-value="TRUE" calcext:value-type="string">
            <text:p>TRUE</text:p>
          </table:table-cell>
          <table:table-cell office:value-type="string" calcext:value-type="string">
            <text:p>cerelle-pill-menopause</text:p>
          </table:table-cell>
          <table:table-cell table:formula="of:=IF([.C463] = [.J463]; &quot;TRUE&quot;; &quot;FALSE&quot;)" office:value-type="string" office:string-value="TRUE" calcext:value-type="string">
            <text:p>TRUE</text:p>
          </table:table-cell>
          <table:table-cell office:value-type="string" calcext:value-type="string">
            <text:p>Cerelle and the Menopause: Can the Pill Help? | The Lowdown</text:p>
          </table:table-cell>
          <table:table-cell table:formula="of:=IF([.D463] = [.L463]; &quot;TRUE&quot;; &quot;FALSE&quot;)" office:value-type="string" office:string-value="TRUE" calcext:value-type="string">
            <text:p>TRUE</text:p>
          </table:table-cell>
          <table:table-cell office:value-type="string" calcext:value-type="string">
            <text:p>In this guide our doctors share everything you need to know about the Cerelle pill and the menopause including if it can help with symptoms.</text:p>
          </table:table-cell>
          <table:table-cell table:formula="of:=IF([.E463] = [.N463]; &quot;TRUE&quot;; &quot;FALSE&quot;)" office:value-type="string" office:string-value="TRUE" calcext:value-type="string">
            <text:p>TRUE</text:p>
          </table:table-cell>
          <table:table-cell office:value-type="string" calcext:value-type="string">
            <text:p>https://thelowdown.com/blog/cerelle-pill-menopause</text:p>
          </table:table-cell>
          <table:table-cell table:formula="of:=IF([.F463] = [.P463]; &quot;TRUE&quot;; &quot;FALSE&quot;)" office:value-type="string" office:string-value="TRUE" calcext:value-type="string">
            <text:p>TRUE</text:p>
          </table:table-cell>
        </table:table-row>
        <table:table-row table:style-name="ro1">
          <table:table-cell office:value-type="string" calcext:value-type="string">
            <text:p>https://blog.thelowdown.com/blog/tag/online-doctor</text:p>
          </table:table-cell>
          <table:table-cell office:value-type="string" calcext:value-type="string">
            <text:p>/blog/tag/online-doctor</text:p>
          </table:table-cell>
          <table:table-cell office:value-type="string" calcext:value-type="string">
            <text:p>online-doctor</text:p>
          </table:table-cell>
          <table:table-cell office:value-type="string" calcext:value-type="string">
            <text:p>online doctor Archives - The Lowdown</text:p>
          </table:table-cell>
          <table:table-cell office:value-type="string" calcext:value-type="string">
            <text:p>N/A</text:p>
          </table:table-cell>
          <table:table-cell office:value-type="string" calcext:value-type="string">
            <text:p>/blog/tag/online-doctor</text:p>
          </table:table-cell>
          <table:table-cell office:value-type="string" calcext:value-type="string">
            <text:p>http://localhost/thelowdown/wp/blog/tag/online-doctor</text:p>
          </table:table-cell>
          <table:table-cell office:value-type="string" calcext:value-type="string">
            <text:p>/blog/tag/online-doctor</text:p>
          </table:table-cell>
          <table:table-cell table:formula="of:=IF([.B464] = [.H464]; &quot;TRUE&quot;; &quot;FALSE&quot;)" office:value-type="string" office:string-value="TRUE" calcext:value-type="string">
            <text:p>TRUE</text:p>
          </table:table-cell>
          <table:table-cell office:value-type="string" calcext:value-type="string">
            <text:p>online-doctor</text:p>
          </table:table-cell>
          <table:table-cell table:formula="of:=IF([.C464] = [.J464]; &quot;TRUE&quot;; &quot;FALSE&quot;)" office:value-type="string" office:string-value="TRUE" calcext:value-type="string">
            <text:p>TRUE</text:p>
          </table:table-cell>
          <table:table-cell office:value-type="string" calcext:value-type="string">
            <text:p>online doctor Archives - The Lowdown</text:p>
          </table:table-cell>
          <table:table-cell table:formula="of:=IF([.D464] = [.L464]; &quot;TRUE&quot;; &quot;FALSE&quot;)" office:value-type="string" office:string-value="TRUE" calcext:value-type="string">
            <text:p>TRUE</text:p>
          </table:table-cell>
          <table:table-cell office:value-type="string" calcext:value-type="string">
            <text:p>N/A</text:p>
          </table:table-cell>
          <table:table-cell table:formula="of:=IF([.E464] = [.N464]; &quot;TRUE&quot;; &quot;FALSE&quot;)" office:value-type="string" office:string-value="TRUE" calcext:value-type="string">
            <text:p>TRUE</text:p>
          </table:table-cell>
          <table:table-cell office:value-type="string" calcext:value-type="string">
            <text:p>/blog/tag/online-doctor</text:p>
          </table:table-cell>
          <table:table-cell table:formula="of:=IF([.F464] = [.P464]; &quot;TRUE&quot;; &quot;FALSE&quot;)" office:value-type="string" office:string-value="TRUE" calcext:value-type="string">
            <text:p>TRUE</text:p>
          </table:table-cell>
        </table:table-row>
        <table:table-row table:style-name="ro1">
          <table:table-cell office:value-type="string" calcext:value-type="string">
            <text:p>https://blog.thelowdown.com/blog/tag/ovarian-insufficiency</text:p>
          </table:table-cell>
          <table:table-cell office:value-type="string" calcext:value-type="string">
            <text:p>/blog/tag/ovarian-insufficiency</text:p>
          </table:table-cell>
          <table:table-cell office:value-type="string" calcext:value-type="string">
            <text:p>ovarian-insufficiency</text:p>
          </table:table-cell>
          <table:table-cell office:value-type="string" calcext:value-type="string">
            <text:p>ovarian insufficiency Archives - The Lowdown</text:p>
          </table:table-cell>
          <table:table-cell office:value-type="string" calcext:value-type="string">
            <text:p>N/A</text:p>
          </table:table-cell>
          <table:table-cell office:value-type="string" calcext:value-type="string">
            <text:p>/blog/tag/ovarian-insufficiency</text:p>
          </table:table-cell>
          <table:table-cell office:value-type="string" calcext:value-type="string">
            <text:p>http://localhost/thelowdown/wp/blog/tag/ovarian-insufficiency</text:p>
          </table:table-cell>
          <table:table-cell office:value-type="string" calcext:value-type="string">
            <text:p>/blog/tag/ovarian-insufficiency</text:p>
          </table:table-cell>
          <table:table-cell table:formula="of:=IF([.B465] = [.H465]; &quot;TRUE&quot;; &quot;FALSE&quot;)" office:value-type="string" office:string-value="TRUE" calcext:value-type="string">
            <text:p>TRUE</text:p>
          </table:table-cell>
          <table:table-cell office:value-type="string" calcext:value-type="string">
            <text:p>ovarian-insufficiency</text:p>
          </table:table-cell>
          <table:table-cell table:formula="of:=IF([.C465] = [.J465]; &quot;TRUE&quot;; &quot;FALSE&quot;)" office:value-type="string" office:string-value="TRUE" calcext:value-type="string">
            <text:p>TRUE</text:p>
          </table:table-cell>
          <table:table-cell office:value-type="string" calcext:value-type="string">
            <text:p>ovarian insufficiency Archives - The Lowdown</text:p>
          </table:table-cell>
          <table:table-cell table:formula="of:=IF([.D465] = [.L465]; &quot;TRUE&quot;; &quot;FALSE&quot;)" office:value-type="string" office:string-value="TRUE" calcext:value-type="string">
            <text:p>TRUE</text:p>
          </table:table-cell>
          <table:table-cell office:value-type="string" calcext:value-type="string">
            <text:p>N/A</text:p>
          </table:table-cell>
          <table:table-cell table:formula="of:=IF([.E465] = [.N465]; &quot;TRUE&quot;; &quot;FALSE&quot;)" office:value-type="string" office:string-value="TRUE" calcext:value-type="string">
            <text:p>TRUE</text:p>
          </table:table-cell>
          <table:table-cell office:value-type="string" calcext:value-type="string">
            <text:p>/blog/tag/ovarian-insufficiency</text:p>
          </table:table-cell>
          <table:table-cell table:formula="of:=IF([.F465] = [.P465]; &quot;TRUE&quot;; &quot;FALSE&quot;)" office:value-type="string" office:string-value="TRUE" calcext:value-type="string">
            <text:p>TRUE</text:p>
          </table:table-cell>
        </table:table-row>
        <table:table-row table:style-name="ro1">
          <table:table-cell office:value-type="string" calcext:value-type="string">
            <text:p>https://blog.thelowdown.com/blog/tag/herpes</text:p>
          </table:table-cell>
          <table:table-cell office:value-type="string" calcext:value-type="string">
            <text:p>/blog/tag/herpes</text:p>
          </table:table-cell>
          <table:table-cell office:value-type="string" calcext:value-type="string">
            <text:p>herpes</text:p>
          </table:table-cell>
          <table:table-cell office:value-type="string" calcext:value-type="string">
            <text:p>herpes Archives - The Lowdown</text:p>
          </table:table-cell>
          <table:table-cell office:value-type="string" calcext:value-type="string">
            <text:p>N/A</text:p>
          </table:table-cell>
          <table:table-cell office:value-type="string" calcext:value-type="string">
            <text:p>/blog/tag/herpes</text:p>
          </table:table-cell>
          <table:table-cell office:value-type="string" calcext:value-type="string">
            <text:p>http://localhost/thelowdown/wp/blog/tag/herpes</text:p>
          </table:table-cell>
          <table:table-cell office:value-type="string" calcext:value-type="string">
            <text:p>/blog/tag/herpes</text:p>
          </table:table-cell>
          <table:table-cell table:formula="of:=IF([.B466] = [.H466]; &quot;TRUE&quot;; &quot;FALSE&quot;)" office:value-type="string" office:string-value="TRUE" calcext:value-type="string">
            <text:p>TRUE</text:p>
          </table:table-cell>
          <table:table-cell office:value-type="string" calcext:value-type="string">
            <text:p>herpes</text:p>
          </table:table-cell>
          <table:table-cell table:formula="of:=IF([.C466] = [.J466]; &quot;TRUE&quot;; &quot;FALSE&quot;)" office:value-type="string" office:string-value="TRUE" calcext:value-type="string">
            <text:p>TRUE</text:p>
          </table:table-cell>
          <table:table-cell office:value-type="string" calcext:value-type="string">
            <text:p>herpes Archives - The Lowdown</text:p>
          </table:table-cell>
          <table:table-cell table:formula="of:=IF([.D466] = [.L466]; &quot;TRUE&quot;; &quot;FALSE&quot;)" office:value-type="string" office:string-value="TRUE" calcext:value-type="string">
            <text:p>TRUE</text:p>
          </table:table-cell>
          <table:table-cell office:value-type="string" calcext:value-type="string">
            <text:p>N/A</text:p>
          </table:table-cell>
          <table:table-cell table:formula="of:=IF([.E466] = [.N466]; &quot;TRUE&quot;; &quot;FALSE&quot;)" office:value-type="string" office:string-value="TRUE" calcext:value-type="string">
            <text:p>TRUE</text:p>
          </table:table-cell>
          <table:table-cell office:value-type="string" calcext:value-type="string">
            <text:p>/blog/tag/herpes</text:p>
          </table:table-cell>
          <table:table-cell table:formula="of:=IF([.F466] = [.P466]; &quot;TRUE&quot;; &quot;FALSE&quot;)" office:value-type="string" office:string-value="TRUE" calcext:value-type="string">
            <text:p>TRUE</text:p>
          </table:table-cell>
        </table:table-row>
        <table:table-row table:style-name="ro1">
          <table:table-cell office:value-type="string" calcext:value-type="string">
            <text:p>https://blog.thelowdown.com/blog/tag/norgestimate</text:p>
          </table:table-cell>
          <table:table-cell office:value-type="string" calcext:value-type="string">
            <text:p>/blog/tag/norgestimate</text:p>
          </table:table-cell>
          <table:table-cell office:value-type="string" calcext:value-type="string">
            <text:p>norgestimate</text:p>
          </table:table-cell>
          <table:table-cell office:value-type="string" calcext:value-type="string">
            <text:p>norgestimate Archives - The Lowdown</text:p>
          </table:table-cell>
          <table:table-cell office:value-type="string" calcext:value-type="string">
            <text:p>N/A</text:p>
          </table:table-cell>
          <table:table-cell office:value-type="string" calcext:value-type="string">
            <text:p>/blog/tag/norgestimate</text:p>
          </table:table-cell>
          <table:table-cell office:value-type="string" calcext:value-type="string">
            <text:p>http://localhost/thelowdown/wp/blog/tag/norgestimate</text:p>
          </table:table-cell>
          <table:table-cell office:value-type="string" calcext:value-type="string">
            <text:p>/blog/tag/norgestimate</text:p>
          </table:table-cell>
          <table:table-cell table:formula="of:=IF([.B467] = [.H467]; &quot;TRUE&quot;; &quot;FALSE&quot;)" office:value-type="string" office:string-value="TRUE" calcext:value-type="string">
            <text:p>TRUE</text:p>
          </table:table-cell>
          <table:table-cell office:value-type="string" calcext:value-type="string">
            <text:p>norgestimate</text:p>
          </table:table-cell>
          <table:table-cell table:formula="of:=IF([.C467] = [.J467]; &quot;TRUE&quot;; &quot;FALSE&quot;)" office:value-type="string" office:string-value="TRUE" calcext:value-type="string">
            <text:p>TRUE</text:p>
          </table:table-cell>
          <table:table-cell office:value-type="string" calcext:value-type="string">
            <text:p>norgestimate Archives - The Lowdown</text:p>
          </table:table-cell>
          <table:table-cell table:formula="of:=IF([.D467] = [.L467]; &quot;TRUE&quot;; &quot;FALSE&quot;)" office:value-type="string" office:string-value="TRUE" calcext:value-type="string">
            <text:p>TRUE</text:p>
          </table:table-cell>
          <table:table-cell office:value-type="string" calcext:value-type="string">
            <text:p>N/A</text:p>
          </table:table-cell>
          <table:table-cell table:formula="of:=IF([.E467] = [.N467]; &quot;TRUE&quot;; &quot;FALSE&quot;)" office:value-type="string" office:string-value="TRUE" calcext:value-type="string">
            <text:p>TRUE</text:p>
          </table:table-cell>
          <table:table-cell office:value-type="string" calcext:value-type="string">
            <text:p>/blog/tag/norgestimate</text:p>
          </table:table-cell>
          <table:table-cell table:formula="of:=IF([.F467] = [.P467]; &quot;TRUE&quot;; &quot;FALSE&quot;)" office:value-type="string" office:string-value="TRUE" calcext:value-type="string">
            <text:p>TRUE</text:p>
          </table:table-cell>
        </table:table-row>
        <table:table-row table:style-name="ro1">
          <table:table-cell office:value-type="string" calcext:value-type="string">
            <text:p>https://blog.thelowdown.com/blog/tag/fran-conti-ramsden</text:p>
          </table:table-cell>
          <table:table-cell office:value-type="string" calcext:value-type="string">
            <text:p>/blog/tag/fran-conti-ramsden</text:p>
          </table:table-cell>
          <table:table-cell office:value-type="string" calcext:value-type="string">
            <text:p>fran-conti-ramsden</text:p>
          </table:table-cell>
          <table:table-cell office:value-type="string" calcext:value-type="string">
            <text:p>Fran Conti-Ramsden Archives - The Lowdown</text:p>
          </table:table-cell>
          <table:table-cell office:value-type="string" calcext:value-type="string">
            <text:p>N/A</text:p>
          </table:table-cell>
          <table:table-cell office:value-type="string" calcext:value-type="string">
            <text:p>/blog/tag/fran-conti-ramsden</text:p>
          </table:table-cell>
          <table:table-cell office:value-type="string" calcext:value-type="string">
            <text:p>http://localhost/thelowdown/wp/blog/tag/fran-conti-ramsden</text:p>
          </table:table-cell>
          <table:table-cell office:value-type="string" calcext:value-type="string">
            <text:p>/blog/tag/fran-conti-ramsden</text:p>
          </table:table-cell>
          <table:table-cell table:formula="of:=IF([.B468] = [.H468]; &quot;TRUE&quot;; &quot;FALSE&quot;)" office:value-type="string" office:string-value="TRUE" calcext:value-type="string">
            <text:p>TRUE</text:p>
          </table:table-cell>
          <table:table-cell office:value-type="string" calcext:value-type="string">
            <text:p>fran-conti-ramsden</text:p>
          </table:table-cell>
          <table:table-cell table:formula="of:=IF([.C468] = [.J468]; &quot;TRUE&quot;; &quot;FALSE&quot;)" office:value-type="string" office:string-value="TRUE" calcext:value-type="string">
            <text:p>TRUE</text:p>
          </table:table-cell>
          <table:table-cell office:value-type="string" calcext:value-type="string">
            <text:p>Fran Conti-Ramsden Archives - The Lowdown</text:p>
          </table:table-cell>
          <table:table-cell table:formula="of:=IF([.D468] = [.L468]; &quot;TRUE&quot;; &quot;FALSE&quot;)" office:value-type="string" office:string-value="TRUE" calcext:value-type="string">
            <text:p>TRUE</text:p>
          </table:table-cell>
          <table:table-cell office:value-type="string" calcext:value-type="string">
            <text:p>N/A</text:p>
          </table:table-cell>
          <table:table-cell table:formula="of:=IF([.E468] = [.N468]; &quot;TRUE&quot;; &quot;FALSE&quot;)" office:value-type="string" office:string-value="TRUE" calcext:value-type="string">
            <text:p>TRUE</text:p>
          </table:table-cell>
          <table:table-cell office:value-type="string" calcext:value-type="string">
            <text:p>/blog/tag/fran-conti-ramsden</text:p>
          </table:table-cell>
          <table:table-cell table:formula="of:=IF([.F468] = [.P468]; &quot;TRUE&quot;; &quot;FALSE&quot;)" office:value-type="string" office:string-value="TRUE" calcext:value-type="string">
            <text:p>TRUE</text:p>
          </table:table-cell>
        </table:table-row>
        <table:table-row table:style-name="ro1">
          <table:table-cell office:value-type="string" calcext:value-type="string">
            <text:p>https://blog.thelowdown.com/blog/uti-when-pregnant</text:p>
          </table:table-cell>
          <table:table-cell office:value-type="string" calcext:value-type="string">
            <text:p>/blog/uti-when-pregnant</text:p>
          </table:table-cell>
          <table:table-cell office:value-type="string" calcext:value-type="string">
            <text:p>uti-when-pregnant</text:p>
          </table:table-cell>
          <table:table-cell office:value-type="string" calcext:value-type="string">
            <text:p>UTI When Pregnant: How to Treat - The Lowdown</text:p>
          </table:table-cell>
          <table:table-cell office:value-type="string" calcext:value-type="string">
            <text:p>UTIs during pregnancy are common, but how can you treat the symptoms and prevent further infection?</text:p>
          </table:table-cell>
          <table:table-cell office:value-type="string" calcext:value-type="string">
            <text:p>https://thelowdown.com/blog/uti-when-pregnant</text:p>
          </table:table-cell>
          <table:table-cell office:value-type="string" calcext:value-type="string">
            <text:p>http://localhost/thelowdown/wp/blog/uti-when-pregnant</text:p>
          </table:table-cell>
          <table:table-cell office:value-type="string" calcext:value-type="string">
            <text:p>/blog/uti-when-pregnant</text:p>
          </table:table-cell>
          <table:table-cell table:formula="of:=IF([.B469] = [.H469]; &quot;TRUE&quot;; &quot;FALSE&quot;)" office:value-type="string" office:string-value="TRUE" calcext:value-type="string">
            <text:p>TRUE</text:p>
          </table:table-cell>
          <table:table-cell office:value-type="string" calcext:value-type="string">
            <text:p>uti-when-pregnant</text:p>
          </table:table-cell>
          <table:table-cell table:formula="of:=IF([.C469] = [.J469]; &quot;TRUE&quot;; &quot;FALSE&quot;)" office:value-type="string" office:string-value="TRUE" calcext:value-type="string">
            <text:p>TRUE</text:p>
          </table:table-cell>
          <table:table-cell office:value-type="string" calcext:value-type="string">
            <text:p>UTI When Pregnant: How to Treat - The Lowdown</text:p>
          </table:table-cell>
          <table:table-cell table:formula="of:=IF([.D469] = [.L469]; &quot;TRUE&quot;; &quot;FALSE&quot;)" office:value-type="string" office:string-value="TRUE" calcext:value-type="string">
            <text:p>TRUE</text:p>
          </table:table-cell>
          <table:table-cell office:value-type="string" calcext:value-type="string">
            <text:p>UTIs during pregnancy are common, but how can you treat the symptoms and prevent further infection?</text:p>
          </table:table-cell>
          <table:table-cell table:formula="of:=IF([.E469] = [.N469]; &quot;TRUE&quot;; &quot;FALSE&quot;)" office:value-type="string" office:string-value="TRUE" calcext:value-type="string">
            <text:p>TRUE</text:p>
          </table:table-cell>
          <table:table-cell office:value-type="string" calcext:value-type="string">
            <text:p>https://thelowdown.com/blog/uti-when-pregnant</text:p>
          </table:table-cell>
          <table:table-cell table:formula="of:=IF([.F469] = [.P469]; &quot;TRUE&quot;; &quot;FALSE&quot;)" office:value-type="string" office:string-value="TRUE" calcext:value-type="string">
            <text:p>TRUE</text:p>
          </table:table-cell>
        </table:table-row>
        <table:table-row table:style-name="ro1">
          <table:table-cell office:value-type="string" calcext:value-type="string">
            <text:p>https://blog.thelowdown.com/blog/tag/symptoms</text:p>
          </table:table-cell>
          <table:table-cell office:value-type="string" calcext:value-type="string">
            <text:p>/blog/tag/symptoms</text:p>
          </table:table-cell>
          <table:table-cell office:value-type="string" calcext:value-type="string">
            <text:p>symptoms</text:p>
          </table:table-cell>
          <table:table-cell office:value-type="string" calcext:value-type="string">
            <text:p>symptoms Archives - The Lowdown</text:p>
          </table:table-cell>
          <table:table-cell office:value-type="string" calcext:value-type="string">
            <text:p>N/A</text:p>
          </table:table-cell>
          <table:table-cell office:value-type="string" calcext:value-type="string">
            <text:p>/blog/tag/symptoms</text:p>
          </table:table-cell>
          <table:table-cell office:value-type="string" calcext:value-type="string">
            <text:p>http://localhost/thelowdown/wp/blog/tag/symptoms</text:p>
          </table:table-cell>
          <table:table-cell office:value-type="string" calcext:value-type="string">
            <text:p>/blog/tag/symptoms</text:p>
          </table:table-cell>
          <table:table-cell table:formula="of:=IF([.B470] = [.H470]; &quot;TRUE&quot;; &quot;FALSE&quot;)" office:value-type="string" office:string-value="TRUE" calcext:value-type="string">
            <text:p>TRUE</text:p>
          </table:table-cell>
          <table:table-cell office:value-type="string" calcext:value-type="string">
            <text:p>symptoms</text:p>
          </table:table-cell>
          <table:table-cell table:formula="of:=IF([.C470] = [.J470]; &quot;TRUE&quot;; &quot;FALSE&quot;)" office:value-type="string" office:string-value="TRUE" calcext:value-type="string">
            <text:p>TRUE</text:p>
          </table:table-cell>
          <table:table-cell office:value-type="string" calcext:value-type="string">
            <text:p>symptoms Archives - The Lowdown</text:p>
          </table:table-cell>
          <table:table-cell table:formula="of:=IF([.D470] = [.L470]; &quot;TRUE&quot;; &quot;FALSE&quot;)" office:value-type="string" office:string-value="TRUE" calcext:value-type="string">
            <text:p>TRUE</text:p>
          </table:table-cell>
          <table:table-cell office:value-type="string" calcext:value-type="string">
            <text:p>N/A</text:p>
          </table:table-cell>
          <table:table-cell table:formula="of:=IF([.E470] = [.N470]; &quot;TRUE&quot;; &quot;FALSE&quot;)" office:value-type="string" office:string-value="TRUE" calcext:value-type="string">
            <text:p>TRUE</text:p>
          </table:table-cell>
          <table:table-cell office:value-type="string" calcext:value-type="string">
            <text:p>/blog/tag/symptoms</text:p>
          </table:table-cell>
          <table:table-cell table:formula="of:=IF([.F470] = [.P470]; &quot;TRUE&quot;; &quot;FALSE&quot;)" office:value-type="string" office:string-value="TRUE" calcext:value-type="string">
            <text:p>TRUE</text:p>
          </table:table-cell>
        </table:table-row>
        <table:table-row table:style-name="ro1">
          <table:table-cell office:value-type="string" calcext:value-type="string">
            <text:p>https://blog.thelowdown.com/blog/tag/implant</text:p>
          </table:table-cell>
          <table:table-cell office:value-type="string" calcext:value-type="string">
            <text:p>/blog/tag/implant</text:p>
          </table:table-cell>
          <table:table-cell office:value-type="string" calcext:value-type="string">
            <text:p>implant</text:p>
          </table:table-cell>
          <table:table-cell office:value-type="string" calcext:value-type="string">
            <text:p>Implant Archives - The Lowdown</text:p>
          </table:table-cell>
          <table:table-cell office:value-type="string" calcext:value-type="string">
            <text:p>N/A</text:p>
          </table:table-cell>
          <table:table-cell office:value-type="string" calcext:value-type="string">
            <text:p>/blog/tag/implant</text:p>
          </table:table-cell>
          <table:table-cell office:value-type="string" calcext:value-type="string">
            <text:p>http://localhost/thelowdown/wp/blog/tag/implant</text:p>
          </table:table-cell>
          <table:table-cell office:value-type="string" calcext:value-type="string">
            <text:p>/blog/tag/implant</text:p>
          </table:table-cell>
          <table:table-cell table:formula="of:=IF([.B471] = [.H471]; &quot;TRUE&quot;; &quot;FALSE&quot;)" office:value-type="string" office:string-value="TRUE" calcext:value-type="string">
            <text:p>TRUE</text:p>
          </table:table-cell>
          <table:table-cell office:value-type="string" calcext:value-type="string">
            <text:p>implant</text:p>
          </table:table-cell>
          <table:table-cell table:formula="of:=IF([.C471] = [.J471]; &quot;TRUE&quot;; &quot;FALSE&quot;)" office:value-type="string" office:string-value="TRUE" calcext:value-type="string">
            <text:p>TRUE</text:p>
          </table:table-cell>
          <table:table-cell office:value-type="string" calcext:value-type="string">
            <text:p>Implant Archives - The Lowdown</text:p>
          </table:table-cell>
          <table:table-cell table:formula="of:=IF([.D471] = [.L471]; &quot;TRUE&quot;; &quot;FALSE&quot;)" office:value-type="string" office:string-value="TRUE" calcext:value-type="string">
            <text:p>TRUE</text:p>
          </table:table-cell>
          <table:table-cell office:value-type="string" calcext:value-type="string">
            <text:p>N/A</text:p>
          </table:table-cell>
          <table:table-cell table:formula="of:=IF([.E471] = [.N471]; &quot;TRUE&quot;; &quot;FALSE&quot;)" office:value-type="string" office:string-value="TRUE" calcext:value-type="string">
            <text:p>TRUE</text:p>
          </table:table-cell>
          <table:table-cell office:value-type="string" calcext:value-type="string">
            <text:p>/blog/tag/implant</text:p>
          </table:table-cell>
          <table:table-cell table:formula="of:=IF([.F471] = [.P471]; &quot;TRUE&quot;; &quot;FALSE&quot;)" office:value-type="string" office:string-value="TRUE" calcext:value-type="string">
            <text:p>TRUE</text:p>
          </table:table-cell>
        </table:table-row>
        <table:table-row table:style-name="ro1">
          <table:table-cell office:value-type="string" calcext:value-type="string">
            <text:p>https://blog.thelowdown.com/author/silvia-anie-akwetey</text:p>
          </table:table-cell>
          <table:table-cell office:value-type="string" calcext:value-type="string">
            <text:p>/author/silvia-anie-akwetey</text:p>
          </table:table-cell>
          <table:table-cell office:value-type="string" calcext:value-type="string">
            <text:p>silvia-anie-akwetey</text:p>
          </table:table-cell>
          <table:table-cell office:value-type="string" calcext:value-type="string">
            <text:p>Dr Silvia Anie-Akwetey | The Lowdown</text:p>
          </table:table-cell>
          <table:table-cell office:value-type="string" calcext:value-type="string">
            <text:p>Dr Silvia Anie-Akwetey is a writer, artist and GP-in-training with previous experience in Emergency Medicine.</text:p>
          </table:table-cell>
          <table:table-cell office:value-type="string" calcext:value-type="string">
            <text:p>https://thelowdown.com/author/silvia-anie-akwetey</text:p>
          </table:table-cell>
          <table:table-cell office:value-type="string" calcext:value-type="string">
            <text:p>http://localhost/thelowdown/wp/author/silvia-anie-akwetey</text:p>
          </table:table-cell>
          <table:table-cell office:value-type="string" calcext:value-type="string">
            <text:p>/author/silvia-anie-akwetey</text:p>
          </table:table-cell>
          <table:table-cell table:formula="of:=IF([.B472] = [.H472]; &quot;TRUE&quot;; &quot;FALSE&quot;)" office:value-type="string" office:string-value="TRUE" calcext:value-type="string">
            <text:p>TRUE</text:p>
          </table:table-cell>
          <table:table-cell office:value-type="string" calcext:value-type="string">
            <text:p>silvia-anie-akwetey</text:p>
          </table:table-cell>
          <table:table-cell table:formula="of:=IF([.C472] = [.J472]; &quot;TRUE&quot;; &quot;FALSE&quot;)" office:value-type="string" office:string-value="TRUE" calcext:value-type="string">
            <text:p>TRUE</text:p>
          </table:table-cell>
          <table:table-cell office:value-type="string" calcext:value-type="string">
            <text:p>Dr Silvia Anie-Akwetey | The Lowdown</text:p>
          </table:table-cell>
          <table:table-cell table:formula="of:=IF([.D472] = [.L472]; &quot;TRUE&quot;; &quot;FALSE&quot;)" office:value-type="string" office:string-value="TRUE" calcext:value-type="string">
            <text:p>TRUE</text:p>
          </table:table-cell>
          <table:table-cell office:value-type="string" calcext:value-type="string">
            <text:p>Dr Silvia Anie-Akwetey is a writer, artist and GP-in-training with previous experience in Emergency Medicine.</text:p>
          </table:table-cell>
          <table:table-cell table:formula="of:=IF([.E472] = [.N472]; &quot;TRUE&quot;; &quot;FALSE&quot;)" office:value-type="string" office:string-value="TRUE" calcext:value-type="string">
            <text:p>TRUE</text:p>
          </table:table-cell>
          <table:table-cell office:value-type="string" calcext:value-type="string">
            <text:p><text:a xlink:href="https://thelowdown.com/author/silvia-anie-akwetey" xlink:type="simple">https://thelowdown.com/author/silvia-anie-akwetey</text:a></text:p>
          </table:table-cell>
          <table:table-cell table:formula="of:=IF([.F472] = [.P472]; &quot;TRUE&quot;; &quot;FALSE&quot;)" office:value-type="string" office:string-value="TRUE" calcext:value-type="string">
            <text:p>TRUE</text:p>
          </table:table-cell>
        </table:table-row>
        <table:table-row table:style-name="ro1">
          <table:table-cell office:value-type="string" calcext:value-type="string">
            <text:p>https://blog.thelowdown.com/blog/tag/pill-and-weight-gain</text:p>
          </table:table-cell>
          <table:table-cell office:value-type="string" calcext:value-type="string">
            <text:p>/blog/tag/pill-and-weight-gain</text:p>
          </table:table-cell>
          <table:table-cell office:value-type="string" calcext:value-type="string">
            <text:p>pill-and-weight-gain</text:p>
          </table:table-cell>
          <table:table-cell office:value-type="string" calcext:value-type="string">
            <text:p>pill and weight gain Archives - The Lowdown</text:p>
          </table:table-cell>
          <table:table-cell office:value-type="string" calcext:value-type="string">
            <text:p>N/A</text:p>
          </table:table-cell>
          <table:table-cell office:value-type="string" calcext:value-type="string">
            <text:p>/blog/tag/pill-and-weight-gain</text:p>
          </table:table-cell>
          <table:table-cell office:value-type="string" calcext:value-type="string">
            <text:p>http://localhost/thelowdown/wp/blog/tag/pill-and-weight-gain</text:p>
          </table:table-cell>
          <table:table-cell office:value-type="string" calcext:value-type="string">
            <text:p>/blog/tag/pill-and-weight-gain</text:p>
          </table:table-cell>
          <table:table-cell table:formula="of:=IF([.B473] = [.H473]; &quot;TRUE&quot;; &quot;FALSE&quot;)" office:value-type="string" office:string-value="TRUE" calcext:value-type="string">
            <text:p>TRUE</text:p>
          </table:table-cell>
          <table:table-cell office:value-type="string" calcext:value-type="string">
            <text:p>pill-and-weight-gain</text:p>
          </table:table-cell>
          <table:table-cell table:formula="of:=IF([.C473] = [.J473]; &quot;TRUE&quot;; &quot;FALSE&quot;)" office:value-type="string" office:string-value="TRUE" calcext:value-type="string">
            <text:p>TRUE</text:p>
          </table:table-cell>
          <table:table-cell office:value-type="string" calcext:value-type="string">
            <text:p>pill and weight gain Archives - The Lowdown</text:p>
          </table:table-cell>
          <table:table-cell table:formula="of:=IF([.D473] = [.L473]; &quot;TRUE&quot;; &quot;FALSE&quot;)" office:value-type="string" office:string-value="TRUE" calcext:value-type="string">
            <text:p>TRUE</text:p>
          </table:table-cell>
          <table:table-cell office:value-type="string" calcext:value-type="string">
            <text:p>N/A</text:p>
          </table:table-cell>
          <table:table-cell table:formula="of:=IF([.E473] = [.N473]; &quot;TRUE&quot;; &quot;FALSE&quot;)" office:value-type="string" office:string-value="TRUE" calcext:value-type="string">
            <text:p>TRUE</text:p>
          </table:table-cell>
          <table:table-cell office:value-type="string" calcext:value-type="string">
            <text:p>/blog/tag/pill-and-weight-gain</text:p>
          </table:table-cell>
          <table:table-cell table:formula="of:=IF([.F473] = [.P473]; &quot;TRUE&quot;; &quot;FALSE&quot;)" office:value-type="string" office:string-value="TRUE" calcext:value-type="string">
            <text:p>TRUE</text:p>
          </table:table-cell>
        </table:table-row>
        <table:table-row table:style-name="ro1">
          <table:table-cell office:value-type="string" calcext:value-type="string">
            <text:p>https://blog.thelowdown.com/blog/tag/dr-silvia</text:p>
          </table:table-cell>
          <table:table-cell office:value-type="string" calcext:value-type="string">
            <text:p>/blog/tag/dr-silvia</text:p>
          </table:table-cell>
          <table:table-cell office:value-type="string" calcext:value-type="string">
            <text:p>dr-silvia</text:p>
          </table:table-cell>
          <table:table-cell office:value-type="string" calcext:value-type="string">
            <text:p>Dr Silvia Archives - The Lowdown</text:p>
          </table:table-cell>
          <table:table-cell office:value-type="string" calcext:value-type="string">
            <text:p>N/A</text:p>
          </table:table-cell>
          <table:table-cell office:value-type="string" calcext:value-type="string">
            <text:p>/blog/tag/dr-silvia</text:p>
          </table:table-cell>
          <table:table-cell office:value-type="string" calcext:value-type="string">
            <text:p>http://localhost/thelowdown/wp/blog/tag/dr-silvia</text:p>
          </table:table-cell>
          <table:table-cell office:value-type="string" calcext:value-type="string">
            <text:p>/blog/tag/dr-silvia</text:p>
          </table:table-cell>
          <table:table-cell table:formula="of:=IF([.B474] = [.H474]; &quot;TRUE&quot;; &quot;FALSE&quot;)" office:value-type="string" office:string-value="TRUE" calcext:value-type="string">
            <text:p>TRUE</text:p>
          </table:table-cell>
          <table:table-cell office:value-type="string" calcext:value-type="string">
            <text:p>dr-silvia</text:p>
          </table:table-cell>
          <table:table-cell table:formula="of:=IF([.C474] = [.J474]; &quot;TRUE&quot;; &quot;FALSE&quot;)" office:value-type="string" office:string-value="TRUE" calcext:value-type="string">
            <text:p>TRUE</text:p>
          </table:table-cell>
          <table:table-cell office:value-type="string" calcext:value-type="string">
            <text:p>Dr Silvia Archives - The Lowdown</text:p>
          </table:table-cell>
          <table:table-cell table:formula="of:=IF([.D474] = [.L474]; &quot;TRUE&quot;; &quot;FALSE&quot;)" office:value-type="string" office:string-value="TRUE" calcext:value-type="string">
            <text:p>TRUE</text:p>
          </table:table-cell>
          <table:table-cell office:value-type="string" calcext:value-type="string">
            <text:p>N/A</text:p>
          </table:table-cell>
          <table:table-cell table:formula="of:=IF([.E474] = [.N474]; &quot;TRUE&quot;; &quot;FALSE&quot;)" office:value-type="string" office:string-value="TRUE" calcext:value-type="string">
            <text:p>TRUE</text:p>
          </table:table-cell>
          <table:table-cell office:value-type="string" calcext:value-type="string">
            <text:p>/blog/tag/dr-silvia</text:p>
          </table:table-cell>
          <table:table-cell table:formula="of:=IF([.F474] = [.P474]; &quot;TRUE&quot;; &quot;FALSE&quot;)" office:value-type="string" office:string-value="TRUE" calcext:value-type="string">
            <text:p>TRUE</text:p>
          </table:table-cell>
        </table:table-row>
        <table:table-row table:style-name="ro1">
          <table:table-cell office:value-type="string" calcext:value-type="string">
            <text:p>https://blog.thelowdown.com/blog/tag/pregnancy</text:p>
          </table:table-cell>
          <table:table-cell office:value-type="string" calcext:value-type="string">
            <text:p>/blog/tag/pregnancy</text:p>
          </table:table-cell>
          <table:table-cell office:value-type="string" calcext:value-type="string">
            <text:p>pregnancy</text:p>
          </table:table-cell>
          <table:table-cell office:value-type="string" calcext:value-type="string">
            <text:p>pregnancy Archives - The Lowdown</text:p>
          </table:table-cell>
          <table:table-cell office:value-type="string" calcext:value-type="string">
            <text:p>N/A</text:p>
          </table:table-cell>
          <table:table-cell office:value-type="string" calcext:value-type="string">
            <text:p>/blog/tag/pregnancy</text:p>
          </table:table-cell>
          <table:table-cell office:value-type="string" calcext:value-type="string">
            <text:p>http://localhost/thelowdown/wp/blog/tag/pregnancy</text:p>
          </table:table-cell>
          <table:table-cell office:value-type="string" calcext:value-type="string">
            <text:p>/blog/tag/pregnancy</text:p>
          </table:table-cell>
          <table:table-cell table:formula="of:=IF([.B475] = [.H475]; &quot;TRUE&quot;; &quot;FALSE&quot;)" office:value-type="string" office:string-value="TRUE" calcext:value-type="string">
            <text:p>TRUE</text:p>
          </table:table-cell>
          <table:table-cell office:value-type="string" calcext:value-type="string">
            <text:p>pregnancy</text:p>
          </table:table-cell>
          <table:table-cell table:formula="of:=IF([.C475] = [.J475]; &quot;TRUE&quot;; &quot;FALSE&quot;)" office:value-type="string" office:string-value="TRUE" calcext:value-type="string">
            <text:p>TRUE</text:p>
          </table:table-cell>
          <table:table-cell office:value-type="string" calcext:value-type="string">
            <text:p>pregnancy Archives - The Lowdown</text:p>
          </table:table-cell>
          <table:table-cell table:formula="of:=IF([.D475] = [.L475]; &quot;TRUE&quot;; &quot;FALSE&quot;)" office:value-type="string" office:string-value="TRUE" calcext:value-type="string">
            <text:p>TRUE</text:p>
          </table:table-cell>
          <table:table-cell office:value-type="string" calcext:value-type="string">
            <text:p>N/A</text:p>
          </table:table-cell>
          <table:table-cell table:formula="of:=IF([.E475] = [.N475]; &quot;TRUE&quot;; &quot;FALSE&quot;)" office:value-type="string" office:string-value="TRUE" calcext:value-type="string">
            <text:p>TRUE</text:p>
          </table:table-cell>
          <table:table-cell office:value-type="string" calcext:value-type="string">
            <text:p>/blog/tag/pregnancy</text:p>
          </table:table-cell>
          <table:table-cell table:formula="of:=IF([.F475] = [.P475]; &quot;TRUE&quot;; &quot;FALSE&quot;)" office:value-type="string" office:string-value="TRUE" calcext:value-type="string">
            <text:p>TRUE</text:p>
          </table:table-cell>
        </table:table-row>
        <table:table-row table:style-name="ro1">
          <table:table-cell office:value-type="string" calcext:value-type="string">
            <text:p>https://blog.thelowdown.com/blog/tag/fertiltiy</text:p>
          </table:table-cell>
          <table:table-cell office:value-type="string" calcext:value-type="string">
            <text:p>/blog/tag/fertiltiy</text:p>
          </table:table-cell>
          <table:table-cell office:value-type="string" calcext:value-type="string">
            <text:p>fertiltiy</text:p>
          </table:table-cell>
          <table:table-cell office:value-type="string" calcext:value-type="string">
            <text:p>fertiltiy Archives - The Lowdown</text:p>
          </table:table-cell>
          <table:table-cell office:value-type="string" calcext:value-type="string">
            <text:p>N/A</text:p>
          </table:table-cell>
          <table:table-cell office:value-type="string" calcext:value-type="string">
            <text:p>/blog/tag/fertiltiy</text:p>
          </table:table-cell>
          <table:table-cell office:value-type="string" calcext:value-type="string">
            <text:p>http://localhost/thelowdown/wp/blog/tag/fertiltiy</text:p>
          </table:table-cell>
          <table:table-cell office:value-type="string" calcext:value-type="string">
            <text:p>/blog/tag/fertiltiy</text:p>
          </table:table-cell>
          <table:table-cell table:formula="of:=IF([.B476] = [.H476]; &quot;TRUE&quot;; &quot;FALSE&quot;)" office:value-type="string" office:string-value="TRUE" calcext:value-type="string">
            <text:p>TRUE</text:p>
          </table:table-cell>
          <table:table-cell office:value-type="string" calcext:value-type="string">
            <text:p>fertiltiy</text:p>
          </table:table-cell>
          <table:table-cell table:formula="of:=IF([.C476] = [.J476]; &quot;TRUE&quot;; &quot;FALSE&quot;)" office:value-type="string" office:string-value="TRUE" calcext:value-type="string">
            <text:p>TRUE</text:p>
          </table:table-cell>
          <table:table-cell office:value-type="string" calcext:value-type="string">
            <text:p>fertiltiy Archives - The Lowdown</text:p>
          </table:table-cell>
          <table:table-cell table:formula="of:=IF([.D476] = [.L476]; &quot;TRUE&quot;; &quot;FALSE&quot;)" office:value-type="string" office:string-value="TRUE" calcext:value-type="string">
            <text:p>TRUE</text:p>
          </table:table-cell>
          <table:table-cell office:value-type="string" calcext:value-type="string">
            <text:p>N/A</text:p>
          </table:table-cell>
          <table:table-cell table:formula="of:=IF([.E476] = [.N476]; &quot;TRUE&quot;; &quot;FALSE&quot;)" office:value-type="string" office:string-value="TRUE" calcext:value-type="string">
            <text:p>TRUE</text:p>
          </table:table-cell>
          <table:table-cell office:value-type="string" calcext:value-type="string">
            <text:p>/blog/tag/fertiltiy</text:p>
          </table:table-cell>
          <table:table-cell table:formula="of:=IF([.F476] = [.P476]; &quot;TRUE&quot;; &quot;FALSE&quot;)" office:value-type="string" office:string-value="TRUE" calcext:value-type="string">
            <text:p>TRUE</text:p>
          </table:table-cell>
        </table:table-row>
        <table:table-row table:style-name="ro1">
          <table:table-cell office:value-type="string" calcext:value-type="string">
            <text:p>https://blog.thelowdown.com/blog/how-long-does-menopause-last</text:p>
          </table:table-cell>
          <table:table-cell office:value-type="string" calcext:value-type="string">
            <text:p>/blog/how-long-does-menopause-last</text:p>
          </table:table-cell>
          <table:table-cell office:value-type="string" calcext:value-type="string">
            <text:p>how-long-does-menopause-last</text:p>
          </table:table-cell>
          <table:table-cell office:value-type="string" calcext:value-type="string">
            <text:p>How Long Does the Menopause Last? - The Lowdown</text:p>
          </table:table-cell>
          <table:table-cell office:value-type="string" calcext:value-type="string">
            <text:p>Most people want to know how long menopausal symptoms will last, but there's no simple answer to this one - sorry! Every person's menopause is different .</text:p>
          </table:table-cell>
          <table:table-cell office:value-type="string" calcext:value-type="string">
            <text:p>https://thelowdown.com/blog/how-long-does-menopause-last</text:p>
          </table:table-cell>
          <table:table-cell office:value-type="string" calcext:value-type="string">
            <text:p>http://localhost/thelowdown/wp/blog/how-long-does-menopause-last</text:p>
          </table:table-cell>
          <table:table-cell office:value-type="string" calcext:value-type="string">
            <text:p>/blog/how-long-does-menopause-last</text:p>
          </table:table-cell>
          <table:table-cell table:formula="of:=IF([.B477] = [.H477]; &quot;TRUE&quot;; &quot;FALSE&quot;)" office:value-type="string" office:string-value="TRUE" calcext:value-type="string">
            <text:p>TRUE</text:p>
          </table:table-cell>
          <table:table-cell office:value-type="string" calcext:value-type="string">
            <text:p>how-long-does-menopause-last</text:p>
          </table:table-cell>
          <table:table-cell table:formula="of:=IF([.C477] = [.J477]; &quot;TRUE&quot;; &quot;FALSE&quot;)" office:value-type="string" office:string-value="TRUE" calcext:value-type="string">
            <text:p>TRUE</text:p>
          </table:table-cell>
          <table:table-cell office:value-type="string" calcext:value-type="string">
            <text:p>How Long Does the Menopause Last? - The Lowdown</text:p>
          </table:table-cell>
          <table:table-cell table:formula="of:=IF([.D477] = [.L477]; &quot;TRUE&quot;; &quot;FALSE&quot;)" office:value-type="string" office:string-value="TRUE" calcext:value-type="string">
            <text:p>TRUE</text:p>
          </table:table-cell>
          <table:table-cell office:value-type="string" calcext:value-type="string">
            <text:p>Most people want to know how long menopausal symptoms will last, but there's no simple answer to this one - sorry! Every person's menopause is different .</text:p>
          </table:table-cell>
          <table:table-cell table:formula="of:=IF([.E477] = [.N477]; &quot;TRUE&quot;; &quot;FALSE&quot;)" office:value-type="string" office:string-value="TRUE" calcext:value-type="string">
            <text:p>TRUE</text:p>
          </table:table-cell>
          <table:table-cell office:value-type="string" calcext:value-type="string">
            <text:p>https://thelowdown.com/blog/how-long-does-menopause-last</text:p>
          </table:table-cell>
          <table:table-cell table:formula="of:=IF([.F477] = [.P477]; &quot;TRUE&quot;; &quot;FALSE&quot;)" office:value-type="string" office:string-value="TRUE" calcext:value-type="string">
            <text:p>TRUE</text:p>
          </table:table-cell>
        </table:table-row>
        <table:table-row table:style-name="ro1">
          <table:table-cell office:value-type="string" calcext:value-type="string">
            <text:p>https://blog.thelowdown.com/blog/tag/pill-prescription</text:p>
          </table:table-cell>
          <table:table-cell office:value-type="string" calcext:value-type="string">
            <text:p>/blog/tag/pill-prescription</text:p>
          </table:table-cell>
          <table:table-cell office:value-type="string" calcext:value-type="string">
            <text:p>pill-prescription</text:p>
          </table:table-cell>
          <table:table-cell office:value-type="string" calcext:value-type="string">
            <text:p>pill prescription Archives - The Lowdown</text:p>
          </table:table-cell>
          <table:table-cell office:value-type="string" calcext:value-type="string">
            <text:p>N/A</text:p>
          </table:table-cell>
          <table:table-cell office:value-type="string" calcext:value-type="string">
            <text:p>/blog/tag/pill-prescription</text:p>
          </table:table-cell>
          <table:table-cell office:value-type="string" calcext:value-type="string">
            <text:p>http://localhost/thelowdown/wp/blog/tag/pill-prescription</text:p>
          </table:table-cell>
          <table:table-cell office:value-type="string" calcext:value-type="string">
            <text:p>/blog/tag/pill-prescription</text:p>
          </table:table-cell>
          <table:table-cell table:formula="of:=IF([.B478] = [.H478]; &quot;TRUE&quot;; &quot;FALSE&quot;)" office:value-type="string" office:string-value="TRUE" calcext:value-type="string">
            <text:p>TRUE</text:p>
          </table:table-cell>
          <table:table-cell office:value-type="string" calcext:value-type="string">
            <text:p>pill-prescription</text:p>
          </table:table-cell>
          <table:table-cell table:formula="of:=IF([.C478] = [.J478]; &quot;TRUE&quot;; &quot;FALSE&quot;)" office:value-type="string" office:string-value="TRUE" calcext:value-type="string">
            <text:p>TRUE</text:p>
          </table:table-cell>
          <table:table-cell office:value-type="string" calcext:value-type="string">
            <text:p>pill prescription Archives - The Lowdown</text:p>
          </table:table-cell>
          <table:table-cell table:formula="of:=IF([.D478] = [.L478]; &quot;TRUE&quot;; &quot;FALSE&quot;)" office:value-type="string" office:string-value="TRUE" calcext:value-type="string">
            <text:p>TRUE</text:p>
          </table:table-cell>
          <table:table-cell office:value-type="string" calcext:value-type="string">
            <text:p>N/A</text:p>
          </table:table-cell>
          <table:table-cell table:formula="of:=IF([.E478] = [.N478]; &quot;TRUE&quot;; &quot;FALSE&quot;)" office:value-type="string" office:string-value="TRUE" calcext:value-type="string">
            <text:p>TRUE</text:p>
          </table:table-cell>
          <table:table-cell office:value-type="string" calcext:value-type="string">
            <text:p>/blog/tag/pill-prescription</text:p>
          </table:table-cell>
          <table:table-cell table:formula="of:=IF([.F478] = [.P478]; &quot;TRUE&quot;; &quot;FALSE&quot;)" office:value-type="string" office:string-value="TRUE" calcext:value-type="string">
            <text:p>TRUE</text:p>
          </table:table-cell>
        </table:table-row>
        <table:table-row table:style-name="ro1">
          <table:table-cell office:value-type="string" calcext:value-type="string">
            <text:p>https://blog.thelowdown.com/blog/tag/ballerine</text:p>
          </table:table-cell>
          <table:table-cell office:value-type="string" calcext:value-type="string">
            <text:p>/blog/tag/ballerine</text:p>
          </table:table-cell>
          <table:table-cell office:value-type="string" calcext:value-type="string">
            <text:p>ballerine</text:p>
          </table:table-cell>
          <table:table-cell office:value-type="string" calcext:value-type="string">
            <text:p>Ballerine Archives - The Lowdown</text:p>
          </table:table-cell>
          <table:table-cell office:value-type="string" calcext:value-type="string">
            <text:p>N/A</text:p>
          </table:table-cell>
          <table:table-cell office:value-type="string" calcext:value-type="string">
            <text:p>/blog/tag/ballerine</text:p>
          </table:table-cell>
          <table:table-cell office:value-type="string" calcext:value-type="string">
            <text:p>http://localhost/thelowdown/wp/blog/tag/ballerine</text:p>
          </table:table-cell>
          <table:table-cell office:value-type="string" calcext:value-type="string">
            <text:p>/blog/tag/ballerine</text:p>
          </table:table-cell>
          <table:table-cell table:formula="of:=IF([.B479] = [.H479]; &quot;TRUE&quot;; &quot;FALSE&quot;)" office:value-type="string" office:string-value="TRUE" calcext:value-type="string">
            <text:p>TRUE</text:p>
          </table:table-cell>
          <table:table-cell office:value-type="string" calcext:value-type="string">
            <text:p>ballerine</text:p>
          </table:table-cell>
          <table:table-cell table:formula="of:=IF([.C479] = [.J479]; &quot;TRUE&quot;; &quot;FALSE&quot;)" office:value-type="string" office:string-value="TRUE" calcext:value-type="string">
            <text:p>TRUE</text:p>
          </table:table-cell>
          <table:table-cell office:value-type="string" calcext:value-type="string">
            <text:p>Ballerine Archives - The Lowdown</text:p>
          </table:table-cell>
          <table:table-cell table:formula="of:=IF([.D479] = [.L479]; &quot;TRUE&quot;; &quot;FALSE&quot;)" office:value-type="string" office:string-value="TRUE" calcext:value-type="string">
            <text:p>TRUE</text:p>
          </table:table-cell>
          <table:table-cell office:value-type="string" calcext:value-type="string">
            <text:p>N/A</text:p>
          </table:table-cell>
          <table:table-cell table:formula="of:=IF([.E479] = [.N479]; &quot;TRUE&quot;; &quot;FALSE&quot;)" office:value-type="string" office:string-value="TRUE" calcext:value-type="string">
            <text:p>TRUE</text:p>
          </table:table-cell>
          <table:table-cell office:value-type="string" calcext:value-type="string">
            <text:p>/blog/tag/ballerine</text:p>
          </table:table-cell>
          <table:table-cell table:formula="of:=IF([.F479] = [.P479]; &quot;TRUE&quot;; &quot;FALSE&quot;)" office:value-type="string" office:string-value="TRUE" calcext:value-type="string">
            <text:p>TRUE</text:p>
          </table:table-cell>
        </table:table-row>
        <table:table-row table:style-name="ro1">
          <table:table-cell office:value-type="string" calcext:value-type="string">
            <text:p>https://blog.thelowdown.com/blog/a-doctors-experience-of-sexual-health-rural-south-african-communities</text:p>
          </table:table-cell>
          <table:table-cell office:value-type="string" calcext:value-type="string">
            <text:p>/blog/a-doctors-experience-of-sexual-health-rural-south-african-communities</text:p>
          </table:table-cell>
          <table:table-cell office:value-type="string" calcext:value-type="string">
            <text:p>a-doctors-experience-of-sexual-health-rural-south-african-communities</text:p>
          </table:table-cell>
          <table:table-cell office:value-type="string" calcext:value-type="string">
            <text:p>A Doctor’s Experience of Sexual Health in Rural South African communities | The Lowdown</text:p>
          </table:table-cell>
          <table:table-cell office:value-type="string" calcext:value-type="string">
            <text:p>Dr Brenna Weaver shares her experience of working in under-resourced, rural communities in South Africa, and why we shouldn't take access to contraception for granted.</text:p>
          </table:table-cell>
          <table:table-cell office:value-type="string" calcext:value-type="string">
            <text:p>https://thelowdown.com/blog/a-doctors-experience-of-sexual-health-rural-south-african-communities</text:p>
          </table:table-cell>
          <table:table-cell office:value-type="string" calcext:value-type="string">
            <text:p>http://localhost/thelowdown/wp/blog/a-doctors-experience-of-sexual-health-rural-south-african-communities</text:p>
          </table:table-cell>
          <table:table-cell office:value-type="string" calcext:value-type="string">
            <text:p>/blog/a-doctors-experience-of-sexual-health-rural-south-african-communities</text:p>
          </table:table-cell>
          <table:table-cell table:formula="of:=IF([.B480] = [.H480]; &quot;TRUE&quot;; &quot;FALSE&quot;)" office:value-type="string" office:string-value="TRUE" calcext:value-type="string">
            <text:p>TRUE</text:p>
          </table:table-cell>
          <table:table-cell office:value-type="string" calcext:value-type="string">
            <text:p>a-doctors-experience-of-sexual-health-rural-south-african-communities</text:p>
          </table:table-cell>
          <table:table-cell table:formula="of:=IF([.C480] = [.J480]; &quot;TRUE&quot;; &quot;FALSE&quot;)" office:value-type="string" office:string-value="TRUE" calcext:value-type="string">
            <text:p>TRUE</text:p>
          </table:table-cell>
          <table:table-cell office:value-type="string" calcext:value-type="string">
            <text:p>A Doctor’s Experience of Sexual Health in Rural South African communities | The Lowdown</text:p>
          </table:table-cell>
          <table:table-cell table:formula="of:=IF([.D480] = [.L480]; &quot;TRUE&quot;; &quot;FALSE&quot;)" office:value-type="string" office:string-value="TRUE" calcext:value-type="string">
            <text:p>TRUE</text:p>
          </table:table-cell>
          <table:table-cell office:value-type="string" calcext:value-type="string">
            <text:p>Dr Brenna Weaver shares her experience of working in under-resourced, rural communities in South Africa, and why we shouldn't take access to contraception for granted.</text:p>
          </table:table-cell>
          <table:table-cell table:formula="of:=IF([.E480] = [.N480]; &quot;TRUE&quot;; &quot;FALSE&quot;)" office:value-type="string" office:string-value="TRUE" calcext:value-type="string">
            <text:p>TRUE</text:p>
          </table:table-cell>
          <table:table-cell office:value-type="string" calcext:value-type="string">
            <text:p>https://thelowdown.com/blog/a-doctors-experience-of-sexual-health-rural-south-african-communities</text:p>
          </table:table-cell>
          <table:table-cell table:formula="of:=IF([.F480] = [.P480]; &quot;TRUE&quot;; &quot;FALSE&quot;)" office:value-type="string" office:string-value="TRUE" calcext:value-type="string">
            <text:p>TRUE</text:p>
          </table:table-cell>
        </table:table-row>
        <table:table-row table:style-name="ro1">
          <table:table-cell office:value-type="string" calcext:value-type="string">
            <text:p>https://blog.thelowdown.com/blog/fibroids-treatments</text:p>
          </table:table-cell>
          <table:table-cell office:value-type="string" calcext:value-type="string">
            <text:p>/blog/fibroids-treatments</text:p>
          </table:table-cell>
          <table:table-cell office:value-type="string" calcext:value-type="string">
            <text:p>fibroids-treatments</text:p>
          </table:table-cell>
          <table:table-cell office:value-type="string" calcext:value-type="string">
            <text:p>Fibroids Treatments Explained by a Doctor - The Lowdown</text:p>
          </table:table-cell>
          <table:table-cell office:value-type="string" calcext:value-type="string">
            <text:p>Learn about medical, surgical and alternative treatments for fibroids.</text:p>
          </table:table-cell>
          <table:table-cell office:value-type="string" calcext:value-type="string">
            <text:p>https://thelowdown.com/blog/fibroids-treatment</text:p>
          </table:table-cell>
          <table:table-cell office:value-type="string" calcext:value-type="string">
            <text:p>http://localhost/thelowdown/wp/blog/fibroids-treatments</text:p>
          </table:table-cell>
          <table:table-cell office:value-type="string" calcext:value-type="string">
            <text:p>/blog/fibroids-treatments</text:p>
          </table:table-cell>
          <table:table-cell table:formula="of:=IF([.B481] = [.H481]; &quot;TRUE&quot;; &quot;FALSE&quot;)" office:value-type="string" office:string-value="TRUE" calcext:value-type="string">
            <text:p>TRUE</text:p>
          </table:table-cell>
          <table:table-cell office:value-type="string" calcext:value-type="string">
            <text:p>fibroids-treatments</text:p>
          </table:table-cell>
          <table:table-cell table:formula="of:=IF([.C481] = [.J481]; &quot;TRUE&quot;; &quot;FALSE&quot;)" office:value-type="string" office:string-value="TRUE" calcext:value-type="string">
            <text:p>TRUE</text:p>
          </table:table-cell>
          <table:table-cell office:value-type="string" calcext:value-type="string">
            <text:p>Fibroids Treatments Explained by a Doctor - The Lowdown</text:p>
          </table:table-cell>
          <table:table-cell table:formula="of:=IF([.D481] = [.L481]; &quot;TRUE&quot;; &quot;FALSE&quot;)" office:value-type="string" office:string-value="TRUE" calcext:value-type="string">
            <text:p>TRUE</text:p>
          </table:table-cell>
          <table:table-cell office:value-type="string" calcext:value-type="string">
            <text:p>Learn about medical, surgical and alternative treatments for fibroids.</text:p>
          </table:table-cell>
          <table:table-cell table:formula="of:=IF([.E481] = [.N481]; &quot;TRUE&quot;; &quot;FALSE&quot;)" office:value-type="string" office:string-value="TRUE" calcext:value-type="string">
            <text:p>TRUE</text:p>
          </table:table-cell>
          <table:table-cell office:value-type="string" calcext:value-type="string">
            <text:p>https://thelowdown.com/blog/fibroids-treatment</text:p>
          </table:table-cell>
          <table:table-cell table:formula="of:=IF([.F481] = [.P481]; &quot;TRUE&quot;; &quot;FALSE&quot;)" office:value-type="string" office:string-value="TRUE" calcext:value-type="string">
            <text:p>TRUE</text:p>
          </table:table-cell>
        </table:table-row>
        <table:table-row table:style-name="ro1">
          <table:table-cell office:value-type="string" calcext:value-type="string">
            <text:p>https://blog.thelowdown.com/blog/signs-hrt-not-working</text:p>
          </table:table-cell>
          <table:table-cell office:value-type="string" calcext:value-type="string">
            <text:p>/blog/signs-hrt-not-working</text:p>
          </table:table-cell>
          <table:table-cell office:value-type="string" calcext:value-type="string">
            <text:p>signs-hrt-not-working</text:p>
          </table:table-cell>
          <table:table-cell office:value-type="string" calcext:value-type="string">
            <text:p>Signs your HRT is not working - The Lowdown</text:p>
          </table:table-cell>
          <table:table-cell office:value-type="string" calcext:value-type="string">
            <text:p>What's the lowdown on what the main signs that HRT isn’t working are, whether HRT can suddenly stop working and how to tell if your dose is too high or low</text:p>
          </table:table-cell>
          <table:table-cell office:value-type="string" calcext:value-type="string">
            <text:p>https://thelowdown.com/blog/signs-hrt-not-working</text:p>
          </table:table-cell>
          <table:table-cell office:value-type="string" calcext:value-type="string">
            <text:p>http://localhost/thelowdown/wp/blog/signs-hrt-not-working</text:p>
          </table:table-cell>
          <table:table-cell office:value-type="string" calcext:value-type="string">
            <text:p>/blog/signs-hrt-not-working</text:p>
          </table:table-cell>
          <table:table-cell table:formula="of:=IF([.B482] = [.H482]; &quot;TRUE&quot;; &quot;FALSE&quot;)" office:value-type="string" office:string-value="TRUE" calcext:value-type="string">
            <text:p>TRUE</text:p>
          </table:table-cell>
          <table:table-cell office:value-type="string" calcext:value-type="string">
            <text:p>signs-hrt-not-working</text:p>
          </table:table-cell>
          <table:table-cell table:formula="of:=IF([.C482] = [.J482]; &quot;TRUE&quot;; &quot;FALSE&quot;)" office:value-type="string" office:string-value="TRUE" calcext:value-type="string">
            <text:p>TRUE</text:p>
          </table:table-cell>
          <table:table-cell office:value-type="string" calcext:value-type="string">
            <text:p>Signs your HRT is not working - The Lowdown</text:p>
          </table:table-cell>
          <table:table-cell table:formula="of:=IF([.D482] = [.L482]; &quot;TRUE&quot;; &quot;FALSE&quot;)" office:value-type="string" office:string-value="TRUE" calcext:value-type="string">
            <text:p>TRUE</text:p>
          </table:table-cell>
          <table:table-cell office:value-type="string" calcext:value-type="string">
            <text:p>What's the lowdown on what the main signs that HRT isn’t working are, whether HRT can suddenly stop working and how to tell if your dose is too high or low</text:p>
          </table:table-cell>
          <table:table-cell table:formula="of:=IF([.E482] = [.N482]; &quot;TRUE&quot;; &quot;FALSE&quot;)" office:value-type="string" office:string-value="TRUE" calcext:value-type="string">
            <text:p>TRUE</text:p>
          </table:table-cell>
          <table:table-cell office:value-type="string" calcext:value-type="string">
            <text:p>https://thelowdown.com/blog/signs-hrt-not-working</text:p>
          </table:table-cell>
          <table:table-cell table:formula="of:=IF([.F482] = [.P482]; &quot;TRUE&quot;; &quot;FALSE&quot;)" office:value-type="string" office:string-value="TRUE" calcext:value-type="string">
            <text:p>TRUE</text:p>
          </table:table-cell>
        </table:table-row>
        <table:table-row table:style-name="ro1">
          <table:table-cell office:value-type="string" calcext:value-type="string">
            <text:p>https://blog.thelowdown.com/blog/tag/antibiotics</text:p>
          </table:table-cell>
          <table:table-cell office:value-type="string" calcext:value-type="string">
            <text:p>/blog/tag/antibiotics</text:p>
          </table:table-cell>
          <table:table-cell office:value-type="string" calcext:value-type="string">
            <text:p>antibiotics</text:p>
          </table:table-cell>
          <table:table-cell office:value-type="string" calcext:value-type="string">
            <text:p>antibiotics Archives - The Lowdown</text:p>
          </table:table-cell>
          <table:table-cell office:value-type="string" calcext:value-type="string">
            <text:p>N/A</text:p>
          </table:table-cell>
          <table:table-cell office:value-type="string" calcext:value-type="string">
            <text:p>/blog/tag/antibiotics</text:p>
          </table:table-cell>
          <table:table-cell office:value-type="string" calcext:value-type="string">
            <text:p>http://localhost/thelowdown/wp/blog/tag/antibiotics</text:p>
          </table:table-cell>
          <table:table-cell office:value-type="string" calcext:value-type="string">
            <text:p>/blog/tag/antibiotics</text:p>
          </table:table-cell>
          <table:table-cell table:formula="of:=IF([.B483] = [.H483]; &quot;TRUE&quot;; &quot;FALSE&quot;)" office:value-type="string" office:string-value="TRUE" calcext:value-type="string">
            <text:p>TRUE</text:p>
          </table:table-cell>
          <table:table-cell office:value-type="string" calcext:value-type="string">
            <text:p>antibiotics</text:p>
          </table:table-cell>
          <table:table-cell table:formula="of:=IF([.C483] = [.J483]; &quot;TRUE&quot;; &quot;FALSE&quot;)" office:value-type="string" office:string-value="TRUE" calcext:value-type="string">
            <text:p>TRUE</text:p>
          </table:table-cell>
          <table:table-cell office:value-type="string" calcext:value-type="string">
            <text:p>antibiotics Archives - The Lowdown</text:p>
          </table:table-cell>
          <table:table-cell table:formula="of:=IF([.D483] = [.L483]; &quot;TRUE&quot;; &quot;FALSE&quot;)" office:value-type="string" office:string-value="TRUE" calcext:value-type="string">
            <text:p>TRUE</text:p>
          </table:table-cell>
          <table:table-cell office:value-type="string" calcext:value-type="string">
            <text:p>N/A</text:p>
          </table:table-cell>
          <table:table-cell table:formula="of:=IF([.E483] = [.N483]; &quot;TRUE&quot;; &quot;FALSE&quot;)" office:value-type="string" office:string-value="TRUE" calcext:value-type="string">
            <text:p>TRUE</text:p>
          </table:table-cell>
          <table:table-cell office:value-type="string" calcext:value-type="string">
            <text:p>/blog/tag/antibiotics</text:p>
          </table:table-cell>
          <table:table-cell table:formula="of:=IF([.F483] = [.P483]; &quot;TRUE&quot;; &quot;FALSE&quot;)" office:value-type="string" office:string-value="TRUE" calcext:value-type="string">
            <text:p>TRUE</text:p>
          </table:table-cell>
        </table:table-row>
        <table:table-row table:style-name="ro1">
          <table:table-cell office:value-type="string" calcext:value-type="string">
            <text:p>https://blog.thelowdown.com/blog/pay-it-forward-waitlist</text:p>
          </table:table-cell>
          <table:table-cell office:value-type="string" calcext:value-type="string">
            <text:p>/blog/pay-it-forward-waitlist</text:p>
          </table:table-cell>
          <table:table-cell office:value-type="string" calcext:value-type="string">
            <text:p>pay-it-forward-waitlist</text:p>
          </table:table-cell>
          <table:table-cell office:value-type="string" calcext:value-type="string">
            <text:p>Join our Waitlist for a Free Contraception Consultation | The Lowdown</text:p>
          </table:table-cell>
          <table:table-cell office:value-type="string" calcext:value-type="string">
            <text:p>Getting specialist contraception and women's health advice can be hard for some to access, so we've launched a pay it forward scheme for those who need our help.</text:p>
          </table:table-cell>
          <table:table-cell office:value-type="string" calcext:value-type="string">
            <text:p>https://thelowdown.com/blog/pay-it-forward-waitlist</text:p>
          </table:table-cell>
          <table:table-cell office:value-type="string" calcext:value-type="string">
            <text:p>http://localhost/thelowdown/wp/blog/pay-it-forward-waitlist</text:p>
          </table:table-cell>
          <table:table-cell office:value-type="string" calcext:value-type="string">
            <text:p>/blog/pay-it-forward-waitlist</text:p>
          </table:table-cell>
          <table:table-cell table:formula="of:=IF([.B484] = [.H484]; &quot;TRUE&quot;; &quot;FALSE&quot;)" office:value-type="string" office:string-value="TRUE" calcext:value-type="string">
            <text:p>TRUE</text:p>
          </table:table-cell>
          <table:table-cell office:value-type="string" calcext:value-type="string">
            <text:p>pay-it-forward-waitlist</text:p>
          </table:table-cell>
          <table:table-cell table:formula="of:=IF([.C484] = [.J484]; &quot;TRUE&quot;; &quot;FALSE&quot;)" office:value-type="string" office:string-value="TRUE" calcext:value-type="string">
            <text:p>TRUE</text:p>
          </table:table-cell>
          <table:table-cell office:value-type="string" calcext:value-type="string">
            <text:p>Join our Waitlist for a Free Contraception Consultation | The Lowdown</text:p>
          </table:table-cell>
          <table:table-cell table:formula="of:=IF([.D484] = [.L484]; &quot;TRUE&quot;; &quot;FALSE&quot;)" office:value-type="string" office:string-value="TRUE" calcext:value-type="string">
            <text:p>TRUE</text:p>
          </table:table-cell>
          <table:table-cell office:value-type="string" calcext:value-type="string">
            <text:p>Getting specialist contraception and women's health advice can be hard for some to access, so we've launched a pay it forward scheme for those who need our help.</text:p>
          </table:table-cell>
          <table:table-cell table:formula="of:=IF([.E484] = [.N484]; &quot;TRUE&quot;; &quot;FALSE&quot;)" office:value-type="string" office:string-value="TRUE" calcext:value-type="string">
            <text:p>TRUE</text:p>
          </table:table-cell>
          <table:table-cell office:value-type="string" calcext:value-type="string">
            <text:p>https://thelowdown.com/blog/pay-it-forward-waitlist</text:p>
          </table:table-cell>
          <table:table-cell table:formula="of:=IF([.F484] = [.P484]; &quot;TRUE&quot;; &quot;FALSE&quot;)" office:value-type="string" office:string-value="TRUE" calcext:value-type="string">
            <text:p>TRUE</text:p>
          </table:table-cell>
        </table:table-row>
        <table:table-row table:style-name="ro1">
          <table:table-cell office:value-type="string" calcext:value-type="string">
            <text:p>https://blog.thelowdown.com/blog/tag/skin</text:p>
          </table:table-cell>
          <table:table-cell office:value-type="string" calcext:value-type="string">
            <text:p>/blog/tag/skin</text:p>
          </table:table-cell>
          <table:table-cell office:value-type="string" calcext:value-type="string">
            <text:p>skin</text:p>
          </table:table-cell>
          <table:table-cell office:value-type="string" calcext:value-type="string">
            <text:p>skin Archives - The Lowdown</text:p>
          </table:table-cell>
          <table:table-cell office:value-type="string" calcext:value-type="string">
            <text:p>N/A</text:p>
          </table:table-cell>
          <table:table-cell office:value-type="string" calcext:value-type="string">
            <text:p>/blog/tag/skin</text:p>
          </table:table-cell>
          <table:table-cell office:value-type="string" calcext:value-type="string">
            <text:p>http://localhost/thelowdown/wp/blog/tag/skin</text:p>
          </table:table-cell>
          <table:table-cell office:value-type="string" calcext:value-type="string">
            <text:p>/blog/tag/skin</text:p>
          </table:table-cell>
          <table:table-cell table:formula="of:=IF([.B485] = [.H485]; &quot;TRUE&quot;; &quot;FALSE&quot;)" office:value-type="string" office:string-value="TRUE" calcext:value-type="string">
            <text:p>TRUE</text:p>
          </table:table-cell>
          <table:table-cell office:value-type="string" calcext:value-type="string">
            <text:p>skin</text:p>
          </table:table-cell>
          <table:table-cell table:formula="of:=IF([.C485] = [.J485]; &quot;TRUE&quot;; &quot;FALSE&quot;)" office:value-type="string" office:string-value="TRUE" calcext:value-type="string">
            <text:p>TRUE</text:p>
          </table:table-cell>
          <table:table-cell office:value-type="string" calcext:value-type="string">
            <text:p>skin Archives - The Lowdown</text:p>
          </table:table-cell>
          <table:table-cell table:formula="of:=IF([.D485] = [.L485]; &quot;TRUE&quot;; &quot;FALSE&quot;)" office:value-type="string" office:string-value="TRUE" calcext:value-type="string">
            <text:p>TRUE</text:p>
          </table:table-cell>
          <table:table-cell office:value-type="string" calcext:value-type="string">
            <text:p>N/A</text:p>
          </table:table-cell>
          <table:table-cell table:formula="of:=IF([.E485] = [.N485]; &quot;TRUE&quot;; &quot;FALSE&quot;)" office:value-type="string" office:string-value="TRUE" calcext:value-type="string">
            <text:p>TRUE</text:p>
          </table:table-cell>
          <table:table-cell office:value-type="string" calcext:value-type="string">
            <text:p>/blog/tag/skin</text:p>
          </table:table-cell>
          <table:table-cell table:formula="of:=IF([.F485] = [.P485]; &quot;TRUE&quot;; &quot;FALSE&quot;)" office:value-type="string" office:string-value="TRUE" calcext:value-type="string">
            <text:p>TRUE</text:p>
          </table:table-cell>
        </table:table-row>
        <table:table-row table:style-name="ro1">
          <table:table-cell office:value-type="string" calcext:value-type="string">
            <text:p>https://blog.thelowdown.com/blog/tag/hormones/</text:p>
          </table:table-cell>
          <table:table-cell office:value-type="string" calcext:value-type="string">
            <text:p>/blog/tag/hormones/</text:p>
          </table:table-cell>
          <table:table-cell office:value-type="string" calcext:value-type="string">
            <text:p>hormones</text:p>
          </table:table-cell>
          <table:table-cell office:value-type="string" calcext:value-type="string">
            <text:p>Hormones Archives - The Lowdown</text:p>
          </table:table-cell>
          <table:table-cell office:value-type="string" calcext:value-type="string">
            <text:p>N/A</text:p>
          </table:table-cell>
          <table:table-cell office:value-type="string" calcext:value-type="string">
            <text:p>/blog/tag/hormones</text:p>
          </table:table-cell>
          <table:table-cell office:value-type="string" calcext:value-type="string">
            <text:p>http://localhost/thelowdown/wp/blog/tag/hormones/</text:p>
          </table:table-cell>
          <table:table-cell office:value-type="string" calcext:value-type="string">
            <text:p>/blog/tag/hormones/</text:p>
          </table:table-cell>
          <table:table-cell table:formula="of:=IF([.B486] = [.H486]; &quot;TRUE&quot;; &quot;FALSE&quot;)" office:value-type="string" office:string-value="TRUE" calcext:value-type="string">
            <text:p>TRUE</text:p>
          </table:table-cell>
          <table:table-cell office:value-type="string" calcext:value-type="string">
            <text:p>hormones</text:p>
          </table:table-cell>
          <table:table-cell table:formula="of:=IF([.C486] = [.J486]; &quot;TRUE&quot;; &quot;FALSE&quot;)" office:value-type="string" office:string-value="TRUE" calcext:value-type="string">
            <text:p>TRUE</text:p>
          </table:table-cell>
          <table:table-cell office:value-type="string" calcext:value-type="string">
            <text:p>Hormones Archives - The Lowdown</text:p>
          </table:table-cell>
          <table:table-cell table:formula="of:=IF([.D486] = [.L486]; &quot;TRUE&quot;; &quot;FALSE&quot;)" office:value-type="string" office:string-value="TRUE" calcext:value-type="string">
            <text:p>TRUE</text:p>
          </table:table-cell>
          <table:table-cell office:value-type="string" calcext:value-type="string">
            <text:p>N/A</text:p>
          </table:table-cell>
          <table:table-cell table:formula="of:=IF([.E486] = [.N486]; &quot;TRUE&quot;; &quot;FALSE&quot;)" office:value-type="string" office:string-value="TRUE" calcext:value-type="string">
            <text:p>TRUE</text:p>
          </table:table-cell>
          <table:table-cell office:value-type="string" calcext:value-type="string">
            <text:p>/blog/tag/hormones</text:p>
          </table:table-cell>
          <table:table-cell table:formula="of:=IF([.F486] = [.P486]; &quot;TRUE&quot;; &quot;FALSE&quot;)" office:value-type="string" office:string-value="TRUE" calcext:value-type="string">
            <text:p>TRUE</text:p>
          </table:table-cell>
        </table:table-row>
        <table:table-row table:style-name="ro1">
          <table:table-cell office:value-type="string" calcext:value-type="string">
            <text:p>https://blog.thelowdown.com/blog/tag/femtech</text:p>
          </table:table-cell>
          <table:table-cell office:value-type="string" calcext:value-type="string">
            <text:p>/blog/tag/femtech</text:p>
          </table:table-cell>
          <table:table-cell office:value-type="string" calcext:value-type="string">
            <text:p>femtech</text:p>
          </table:table-cell>
          <table:table-cell office:value-type="string" calcext:value-type="string">
            <text:p>femtech Archives - The Lowdown</text:p>
          </table:table-cell>
          <table:table-cell office:value-type="string" calcext:value-type="string">
            <text:p>N/A</text:p>
          </table:table-cell>
          <table:table-cell office:value-type="string" calcext:value-type="string">
            <text:p>/blog/tag/femtech</text:p>
          </table:table-cell>
          <table:table-cell office:value-type="string" calcext:value-type="string">
            <text:p>http://localhost/thelowdown/wp/blog/tag/femtech</text:p>
          </table:table-cell>
          <table:table-cell office:value-type="string" calcext:value-type="string">
            <text:p>/blog/tag/femtech</text:p>
          </table:table-cell>
          <table:table-cell table:formula="of:=IF([.B487] = [.H487]; &quot;TRUE&quot;; &quot;FALSE&quot;)" office:value-type="string" office:string-value="TRUE" calcext:value-type="string">
            <text:p>TRUE</text:p>
          </table:table-cell>
          <table:table-cell office:value-type="string" calcext:value-type="string">
            <text:p>femtech</text:p>
          </table:table-cell>
          <table:table-cell table:formula="of:=IF([.C487] = [.J487]; &quot;TRUE&quot;; &quot;FALSE&quot;)" office:value-type="string" office:string-value="TRUE" calcext:value-type="string">
            <text:p>TRUE</text:p>
          </table:table-cell>
          <table:table-cell office:value-type="string" calcext:value-type="string">
            <text:p>femtech Archives - The Lowdown</text:p>
          </table:table-cell>
          <table:table-cell table:formula="of:=IF([.D487] = [.L487]; &quot;TRUE&quot;; &quot;FALSE&quot;)" office:value-type="string" office:string-value="TRUE" calcext:value-type="string">
            <text:p>TRUE</text:p>
          </table:table-cell>
          <table:table-cell office:value-type="string" calcext:value-type="string">
            <text:p>N/A</text:p>
          </table:table-cell>
          <table:table-cell table:formula="of:=IF([.E487] = [.N487]; &quot;TRUE&quot;; &quot;FALSE&quot;)" office:value-type="string" office:string-value="TRUE" calcext:value-type="string">
            <text:p>TRUE</text:p>
          </table:table-cell>
          <table:table-cell office:value-type="string" calcext:value-type="string">
            <text:p>/blog/tag/femtech</text:p>
          </table:table-cell>
          <table:table-cell table:formula="of:=IF([.F487] = [.P487]; &quot;TRUE&quot;; &quot;FALSE&quot;)" office:value-type="string" office:string-value="TRUE" calcext:value-type="string">
            <text:p>TRUE</text:p>
          </table:table-cell>
        </table:table-row>
        <table:table-row table:style-name="ro1">
          <table:table-cell office:value-type="string" calcext:value-type="string">
            <text:p>https://blog.thelowdown.com/blog/tag/fertility-awareness</text:p>
          </table:table-cell>
          <table:table-cell office:value-type="string" calcext:value-type="string">
            <text:p>/blog/tag/fertility-awareness</text:p>
          </table:table-cell>
          <table:table-cell office:value-type="string" calcext:value-type="string">
            <text:p>fertility-awareness</text:p>
          </table:table-cell>
          <table:table-cell office:value-type="string" calcext:value-type="string">
            <text:p>Fertility awareness Archives - The Lowdown</text:p>
          </table:table-cell>
          <table:table-cell office:value-type="string" calcext:value-type="string">
            <text:p>N/A</text:p>
          </table:table-cell>
          <table:table-cell office:value-type="string" calcext:value-type="string">
            <text:p>/blog/tag/fertility-awareness</text:p>
          </table:table-cell>
          <table:table-cell office:value-type="string" calcext:value-type="string">
            <text:p>http://localhost/thelowdown/wp/blog/tag/fertility-awareness</text:p>
          </table:table-cell>
          <table:table-cell office:value-type="string" calcext:value-type="string">
            <text:p>/blog/tag/fertility-awareness</text:p>
          </table:table-cell>
          <table:table-cell table:formula="of:=IF([.B488] = [.H488]; &quot;TRUE&quot;; &quot;FALSE&quot;)" office:value-type="string" office:string-value="TRUE" calcext:value-type="string">
            <text:p>TRUE</text:p>
          </table:table-cell>
          <table:table-cell office:value-type="string" calcext:value-type="string">
            <text:p>fertility-awareness</text:p>
          </table:table-cell>
          <table:table-cell table:formula="of:=IF([.C488] = [.J488]; &quot;TRUE&quot;; &quot;FALSE&quot;)" office:value-type="string" office:string-value="TRUE" calcext:value-type="string">
            <text:p>TRUE</text:p>
          </table:table-cell>
          <table:table-cell office:value-type="string" calcext:value-type="string">
            <text:p>Fertility awareness Archives - The Lowdown</text:p>
          </table:table-cell>
          <table:table-cell table:formula="of:=IF([.D488] = [.L488]; &quot;TRUE&quot;; &quot;FALSE&quot;)" office:value-type="string" office:string-value="TRUE" calcext:value-type="string">
            <text:p>TRUE</text:p>
          </table:table-cell>
          <table:table-cell office:value-type="string" calcext:value-type="string">
            <text:p>N/A</text:p>
          </table:table-cell>
          <table:table-cell table:formula="of:=IF([.E488] = [.N488]; &quot;TRUE&quot;; &quot;FALSE&quot;)" office:value-type="string" office:string-value="TRUE" calcext:value-type="string">
            <text:p>TRUE</text:p>
          </table:table-cell>
          <table:table-cell office:value-type="string" calcext:value-type="string">
            <text:p>/blog/tag/fertility-awareness</text:p>
          </table:table-cell>
          <table:table-cell table:formula="of:=IF([.F488] = [.P488]; &quot;TRUE&quot;; &quot;FALSE&quot;)" office:value-type="string" office:string-value="TRUE" calcext:value-type="string">
            <text:p>TRUE</text:p>
          </table:table-cell>
        </table:table-row>
        <table:table-row table:style-name="ro1">
          <table:table-cell office:value-type="string" calcext:value-type="string">
            <text:p>https://blog.thelowdown.com/blog/tag/female-condom</text:p>
          </table:table-cell>
          <table:table-cell office:value-type="string" calcext:value-type="string">
            <text:p>/blog/tag/female-condom</text:p>
          </table:table-cell>
          <table:table-cell office:value-type="string" calcext:value-type="string">
            <text:p>female-condom</text:p>
          </table:table-cell>
          <table:table-cell office:value-type="string" calcext:value-type="string">
            <text:p>female condom Archives - The Lowdown</text:p>
          </table:table-cell>
          <table:table-cell office:value-type="string" calcext:value-type="string">
            <text:p>N/A</text:p>
          </table:table-cell>
          <table:table-cell office:value-type="string" calcext:value-type="string">
            <text:p>/blog/tag/female-condom</text:p>
          </table:table-cell>
          <table:table-cell office:value-type="string" calcext:value-type="string">
            <text:p>http://localhost/thelowdown/wp/blog/tag/female-condom</text:p>
          </table:table-cell>
          <table:table-cell office:value-type="string" calcext:value-type="string">
            <text:p>/blog/tag/female-condom</text:p>
          </table:table-cell>
          <table:table-cell table:formula="of:=IF([.B489] = [.H489]; &quot;TRUE&quot;; &quot;FALSE&quot;)" office:value-type="string" office:string-value="TRUE" calcext:value-type="string">
            <text:p>TRUE</text:p>
          </table:table-cell>
          <table:table-cell office:value-type="string" calcext:value-type="string">
            <text:p>female-condom</text:p>
          </table:table-cell>
          <table:table-cell table:formula="of:=IF([.C489] = [.J489]; &quot;TRUE&quot;; &quot;FALSE&quot;)" office:value-type="string" office:string-value="TRUE" calcext:value-type="string">
            <text:p>TRUE</text:p>
          </table:table-cell>
          <table:table-cell office:value-type="string" calcext:value-type="string">
            <text:p>female condom Archives - The Lowdown</text:p>
          </table:table-cell>
          <table:table-cell table:formula="of:=IF([.D489] = [.L489]; &quot;TRUE&quot;; &quot;FALSE&quot;)" office:value-type="string" office:string-value="TRUE" calcext:value-type="string">
            <text:p>TRUE</text:p>
          </table:table-cell>
          <table:table-cell office:value-type="string" calcext:value-type="string">
            <text:p>N/A</text:p>
          </table:table-cell>
          <table:table-cell table:formula="of:=IF([.E489] = [.N489]; &quot;TRUE&quot;; &quot;FALSE&quot;)" office:value-type="string" office:string-value="TRUE" calcext:value-type="string">
            <text:p>TRUE</text:p>
          </table:table-cell>
          <table:table-cell office:value-type="string" calcext:value-type="string">
            <text:p>/blog/tag/female-condom</text:p>
          </table:table-cell>
          <table:table-cell table:formula="of:=IF([.F489] = [.P489]; &quot;TRUE&quot;; &quot;FALSE&quot;)" office:value-type="string" office:string-value="TRUE" calcext:value-type="string">
            <text:p>TRUE</text:p>
          </table:table-cell>
        </table:table-row>
        <table:table-row table:style-name="ro1">
          <table:table-cell office:value-type="string" calcext:value-type="string">
            <text:p>https://blog.thelowdown.com/blog/tag/microgynon-30</text:p>
          </table:table-cell>
          <table:table-cell office:value-type="string" calcext:value-type="string">
            <text:p>/blog/tag/microgynon-30</text:p>
          </table:table-cell>
          <table:table-cell office:value-type="string" calcext:value-type="string">
            <text:p>microgynon-30</text:p>
          </table:table-cell>
          <table:table-cell office:value-type="string" calcext:value-type="string">
            <text:p>Microgynon 30 Archives - The Lowdown</text:p>
          </table:table-cell>
          <table:table-cell office:value-type="string" calcext:value-type="string">
            <text:p>N/A</text:p>
          </table:table-cell>
          <table:table-cell office:value-type="string" calcext:value-type="string">
            <text:p>/blog/tag/microgynon-30</text:p>
          </table:table-cell>
          <table:table-cell office:value-type="string" calcext:value-type="string">
            <text:p>http://localhost/thelowdown/wp/blog/tag/microgynon-30</text:p>
          </table:table-cell>
          <table:table-cell office:value-type="string" calcext:value-type="string">
            <text:p>/blog/tag/microgynon-30</text:p>
          </table:table-cell>
          <table:table-cell table:formula="of:=IF([.B490] = [.H490]; &quot;TRUE&quot;; &quot;FALSE&quot;)" office:value-type="string" office:string-value="TRUE" calcext:value-type="string">
            <text:p>TRUE</text:p>
          </table:table-cell>
          <table:table-cell office:value-type="string" calcext:value-type="string">
            <text:p>microgynon-30</text:p>
          </table:table-cell>
          <table:table-cell table:formula="of:=IF([.C490] = [.J490]; &quot;TRUE&quot;; &quot;FALSE&quot;)" office:value-type="string" office:string-value="TRUE" calcext:value-type="string">
            <text:p>TRUE</text:p>
          </table:table-cell>
          <table:table-cell office:value-type="string" calcext:value-type="string">
            <text:p>Microgynon 30 Archives - The Lowdown</text:p>
          </table:table-cell>
          <table:table-cell table:formula="of:=IF([.D490] = [.L490]; &quot;TRUE&quot;; &quot;FALSE&quot;)" office:value-type="string" office:string-value="TRUE" calcext:value-type="string">
            <text:p>TRUE</text:p>
          </table:table-cell>
          <table:table-cell office:value-type="string" calcext:value-type="string">
            <text:p>N/A</text:p>
          </table:table-cell>
          <table:table-cell table:formula="of:=IF([.E490] = [.N490]; &quot;TRUE&quot;; &quot;FALSE&quot;)" office:value-type="string" office:string-value="TRUE" calcext:value-type="string">
            <text:p>TRUE</text:p>
          </table:table-cell>
          <table:table-cell office:value-type="string" calcext:value-type="string">
            <text:p>/blog/tag/microgynon-30</text:p>
          </table:table-cell>
          <table:table-cell table:formula="of:=IF([.F490] = [.P490]; &quot;TRUE&quot;; &quot;FALSE&quot;)" office:value-type="string" office:string-value="TRUE" calcext:value-type="string">
            <text:p>TRUE</text:p>
          </table:table-cell>
        </table:table-row>
        <table:table-row table:style-name="ro1">
          <table:table-cell office:value-type="string" calcext:value-type="string">
            <text:p>https://blog.thelowdown.com/blog/tag/perimenopause/</text:p>
          </table:table-cell>
          <table:table-cell office:value-type="string" calcext:value-type="string">
            <text:p>/blog/tag/perimenopause/</text:p>
          </table:table-cell>
          <table:table-cell office:value-type="string" calcext:value-type="string">
            <text:p>perimenopause</text:p>
          </table:table-cell>
          <table:table-cell office:value-type="string" calcext:value-type="string">
            <text:p>perimenopause Archives - The Lowdown</text:p>
          </table:table-cell>
          <table:table-cell office:value-type="string" calcext:value-type="string">
            <text:p>N/A</text:p>
          </table:table-cell>
          <table:table-cell office:value-type="string" calcext:value-type="string">
            <text:p>/blog/tag/perimenopause</text:p>
          </table:table-cell>
          <table:table-cell office:value-type="string" calcext:value-type="string">
            <text:p>http://localhost/thelowdown/wp/blog/tag/perimenopause/</text:p>
          </table:table-cell>
          <table:table-cell office:value-type="string" calcext:value-type="string">
            <text:p>/blog/tag/perimenopause/</text:p>
          </table:table-cell>
          <table:table-cell table:formula="of:=IF([.B491] = [.H491]; &quot;TRUE&quot;; &quot;FALSE&quot;)" office:value-type="string" office:string-value="TRUE" calcext:value-type="string">
            <text:p>TRUE</text:p>
          </table:table-cell>
          <table:table-cell office:value-type="string" calcext:value-type="string">
            <text:p>perimenopause</text:p>
          </table:table-cell>
          <table:table-cell table:formula="of:=IF([.C491] = [.J491]; &quot;TRUE&quot;; &quot;FALSE&quot;)" office:value-type="string" office:string-value="TRUE" calcext:value-type="string">
            <text:p>TRUE</text:p>
          </table:table-cell>
          <table:table-cell office:value-type="string" calcext:value-type="string">
            <text:p>perimenopause Archives - The Lowdown</text:p>
          </table:table-cell>
          <table:table-cell table:formula="of:=IF([.D491] = [.L491]; &quot;TRUE&quot;; &quot;FALSE&quot;)" office:value-type="string" office:string-value="TRUE" calcext:value-type="string">
            <text:p>TRUE</text:p>
          </table:table-cell>
          <table:table-cell office:value-type="string" calcext:value-type="string">
            <text:p>N/A</text:p>
          </table:table-cell>
          <table:table-cell table:formula="of:=IF([.E491] = [.N491]; &quot;TRUE&quot;; &quot;FALSE&quot;)" office:value-type="string" office:string-value="TRUE" calcext:value-type="string">
            <text:p>TRUE</text:p>
          </table:table-cell>
          <table:table-cell office:value-type="string" calcext:value-type="string">
            <text:p>/blog/tag/perimenopause</text:p>
          </table:table-cell>
          <table:table-cell table:formula="of:=IF([.F491] = [.P491]; &quot;TRUE&quot;; &quot;FALSE&quot;)" office:value-type="string" office:string-value="TRUE" calcext:value-type="string">
            <text:p>TRUE</text:p>
          </table:table-cell>
        </table:table-row>
        <table:table-row table:style-name="ro1">
          <table:table-cell office:value-type="string" calcext:value-type="string">
            <text:p>https://blog.thelowdown.com/blog/tag/noriday</text:p>
          </table:table-cell>
          <table:table-cell office:value-type="string" calcext:value-type="string">
            <text:p>/blog/tag/noriday</text:p>
          </table:table-cell>
          <table:table-cell office:value-type="string" calcext:value-type="string">
            <text:p>noriday</text:p>
          </table:table-cell>
          <table:table-cell office:value-type="string" calcext:value-type="string">
            <text:p>noriday Archives - The Lowdown</text:p>
          </table:table-cell>
          <table:table-cell office:value-type="string" calcext:value-type="string">
            <text:p>N/A</text:p>
          </table:table-cell>
          <table:table-cell office:value-type="string" calcext:value-type="string">
            <text:p>/blog/tag/noriday</text:p>
          </table:table-cell>
          <table:table-cell office:value-type="string" calcext:value-type="string">
            <text:p>http://localhost/thelowdown/wp/blog/tag/noriday</text:p>
          </table:table-cell>
          <table:table-cell office:value-type="string" calcext:value-type="string">
            <text:p>/blog/tag/noriday</text:p>
          </table:table-cell>
          <table:table-cell table:formula="of:=IF([.B492] = [.H492]; &quot;TRUE&quot;; &quot;FALSE&quot;)" office:value-type="string" office:string-value="TRUE" calcext:value-type="string">
            <text:p>TRUE</text:p>
          </table:table-cell>
          <table:table-cell office:value-type="string" calcext:value-type="string">
            <text:p>noriday</text:p>
          </table:table-cell>
          <table:table-cell table:formula="of:=IF([.C492] = [.J492]; &quot;TRUE&quot;; &quot;FALSE&quot;)" office:value-type="string" office:string-value="TRUE" calcext:value-type="string">
            <text:p>TRUE</text:p>
          </table:table-cell>
          <table:table-cell office:value-type="string" calcext:value-type="string">
            <text:p>noriday Archives - The Lowdown</text:p>
          </table:table-cell>
          <table:table-cell table:formula="of:=IF([.D492] = [.L492]; &quot;TRUE&quot;; &quot;FALSE&quot;)" office:value-type="string" office:string-value="TRUE" calcext:value-type="string">
            <text:p>TRUE</text:p>
          </table:table-cell>
          <table:table-cell office:value-type="string" calcext:value-type="string">
            <text:p>N/A</text:p>
          </table:table-cell>
          <table:table-cell table:formula="of:=IF([.E492] = [.N492]; &quot;TRUE&quot;; &quot;FALSE&quot;)" office:value-type="string" office:string-value="TRUE" calcext:value-type="string">
            <text:p>TRUE</text:p>
          </table:table-cell>
          <table:table-cell office:value-type="string" calcext:value-type="string">
            <text:p>/blog/tag/noriday</text:p>
          </table:table-cell>
          <table:table-cell table:formula="of:=IF([.F492] = [.P492]; &quot;TRUE&quot;; &quot;FALSE&quot;)" office:value-type="string" office:string-value="TRUE" calcext:value-type="string">
            <text:p>TRUE</text:p>
          </table:table-cell>
        </table:table-row>
        <table:table-row table:style-name="ro1">
          <table:table-cell office:value-type="string" calcext:value-type="string">
            <text:p>https://blog.thelowdown.com/blog/tag/birth-control</text:p>
          </table:table-cell>
          <table:table-cell office:value-type="string" calcext:value-type="string">
            <text:p>/blog/tag/birth-control</text:p>
          </table:table-cell>
          <table:table-cell office:value-type="string" calcext:value-type="string">
            <text:p>birth-control</text:p>
          </table:table-cell>
          <table:table-cell office:value-type="string" calcext:value-type="string">
            <text:p>birth control Archives - The Lowdown</text:p>
          </table:table-cell>
          <table:table-cell office:value-type="string" calcext:value-type="string">
            <text:p>N/A</text:p>
          </table:table-cell>
          <table:table-cell office:value-type="string" calcext:value-type="string">
            <text:p>/blog/tag/birth-control</text:p>
          </table:table-cell>
          <table:table-cell office:value-type="string" calcext:value-type="string">
            <text:p>http://localhost/thelowdown/wp/blog/tag/birth-control</text:p>
          </table:table-cell>
          <table:table-cell office:value-type="string" calcext:value-type="string">
            <text:p>/blog/tag/birth-control</text:p>
          </table:table-cell>
          <table:table-cell table:formula="of:=IF([.B493] = [.H493]; &quot;TRUE&quot;; &quot;FALSE&quot;)" office:value-type="string" office:string-value="TRUE" calcext:value-type="string">
            <text:p>TRUE</text:p>
          </table:table-cell>
          <table:table-cell office:value-type="string" calcext:value-type="string">
            <text:p>birth-control</text:p>
          </table:table-cell>
          <table:table-cell table:formula="of:=IF([.C493] = [.J493]; &quot;TRUE&quot;; &quot;FALSE&quot;)" office:value-type="string" office:string-value="TRUE" calcext:value-type="string">
            <text:p>TRUE</text:p>
          </table:table-cell>
          <table:table-cell office:value-type="string" calcext:value-type="string">
            <text:p>birth control Archives - The Lowdown</text:p>
          </table:table-cell>
          <table:table-cell table:formula="of:=IF([.D493] = [.L493]; &quot;TRUE&quot;; &quot;FALSE&quot;)" office:value-type="string" office:string-value="TRUE" calcext:value-type="string">
            <text:p>TRUE</text:p>
          </table:table-cell>
          <table:table-cell office:value-type="string" calcext:value-type="string">
            <text:p>N/A</text:p>
          </table:table-cell>
          <table:table-cell table:formula="of:=IF([.E493] = [.N493]; &quot;TRUE&quot;; &quot;FALSE&quot;)" office:value-type="string" office:string-value="TRUE" calcext:value-type="string">
            <text:p>TRUE</text:p>
          </table:table-cell>
          <table:table-cell office:value-type="string" calcext:value-type="string">
            <text:p>/blog/tag/birth-control</text:p>
          </table:table-cell>
          <table:table-cell table:formula="of:=IF([.F493] = [.P493]; &quot;TRUE&quot;; &quot;FALSE&quot;)" office:value-type="string" office:string-value="TRUE" calcext:value-type="string">
            <text:p>TRUE</text:p>
          </table:table-cell>
        </table:table-row>
        <table:table-row table:style-name="ro1">
          <table:table-cell office:value-type="string" calcext:value-type="string">
            <text:p>https://blog.thelowdown.com/author/erin-damico</text:p>
          </table:table-cell>
          <table:table-cell office:value-type="string" calcext:value-type="string">
            <text:p>/author/erin-damico</text:p>
          </table:table-cell>
          <table:table-cell office:value-type="string" calcext:value-type="string">
            <text:p>erin-damico</text:p>
          </table:table-cell>
          <table:table-cell office:value-type="string" calcext:value-type="string">
            <text:p>Erin Damico - The Lowdown</text:p>
          </table:table-cell>
          <table:table-cell office:value-type="string" calcext:value-type="string">
            <text:p>Erin is an Associate Account Executive at BGB Group in New York City. She studied in London and gained an MSc in Clinical and Public Health Nutrition from UCL.</text:p>
          </table:table-cell>
          <table:table-cell office:value-type="string" calcext:value-type="string">
            <text:p>https://thelowdown.com/author/erin-damico</text:p>
          </table:table-cell>
          <table:table-cell office:value-type="string" calcext:value-type="string">
            <text:p>http://localhost/thelowdown/wp/author/erin-damico</text:p>
          </table:table-cell>
          <table:table-cell office:value-type="string" calcext:value-type="string">
            <text:p>/author/erin-damico</text:p>
          </table:table-cell>
          <table:table-cell table:formula="of:=IF([.B494] = [.H494]; &quot;TRUE&quot;; &quot;FALSE&quot;)" office:value-type="string" office:string-value="TRUE" calcext:value-type="string">
            <text:p>TRUE</text:p>
          </table:table-cell>
          <table:table-cell office:value-type="string" calcext:value-type="string">
            <text:p>erin-damico</text:p>
          </table:table-cell>
          <table:table-cell table:formula="of:=IF([.C494] = [.J494]; &quot;TRUE&quot;; &quot;FALSE&quot;)" office:value-type="string" office:string-value="TRUE" calcext:value-type="string">
            <text:p>TRUE</text:p>
          </table:table-cell>
          <table:table-cell office:value-type="string" calcext:value-type="string">
            <text:p>Erin Damico - The Lowdown</text:p>
          </table:table-cell>
          <table:table-cell table:formula="of:=IF([.D494] = [.L494]; &quot;TRUE&quot;; &quot;FALSE&quot;)" office:value-type="string" office:string-value="TRUE" calcext:value-type="string">
            <text:p>TRUE</text:p>
          </table:table-cell>
          <table:table-cell office:value-type="string" calcext:value-type="string">
            <text:p>Erin is an Associate Account Executive at BGB Group in New York City. She studied in London and gained an MSc in Clinical and Public Health Nutrition from UCL.</text:p>
          </table:table-cell>
          <table:table-cell table:formula="of:=IF([.E494] = [.N494]; &quot;TRUE&quot;; &quot;FALSE&quot;)" office:value-type="string" office:string-value="TRUE" calcext:value-type="string">
            <text:p>TRUE</text:p>
          </table:table-cell>
          <table:table-cell office:value-type="string" calcext:value-type="string">
            <text:p><text:a xlink:href="https://thelowdown.com/author/erin-damico" xlink:type="simple">https://thelowdown.com/author/erin-damico</text:a></text:p>
          </table:table-cell>
          <table:table-cell table:formula="of:=IF([.F494] = [.P494]; &quot;TRUE&quot;; &quot;FALSE&quot;)" office:value-type="string" office:string-value="TRUE" calcext:value-type="string">
            <text:p>TRUE</text:p>
          </table:table-cell>
        </table:table-row>
        <table:table-row table:style-name="ro1">
          <table:table-cell office:value-type="string" calcext:value-type="string">
            <text:p>https://blog.thelowdown.com/blog/tag/norethisterone</text:p>
          </table:table-cell>
          <table:table-cell office:value-type="string" calcext:value-type="string">
            <text:p>/blog/tag/norethisterone</text:p>
          </table:table-cell>
          <table:table-cell office:value-type="string" calcext:value-type="string">
            <text:p>norethisterone</text:p>
          </table:table-cell>
          <table:table-cell office:value-type="string" calcext:value-type="string">
            <text:p>norethisterone Archives - The Lowdown</text:p>
          </table:table-cell>
          <table:table-cell office:value-type="string" calcext:value-type="string">
            <text:p>N/A</text:p>
          </table:table-cell>
          <table:table-cell office:value-type="string" calcext:value-type="string">
            <text:p>/blog/tag/norethisterone</text:p>
          </table:table-cell>
          <table:table-cell office:value-type="string" calcext:value-type="string">
            <text:p>http://localhost/thelowdown/wp/blog/tag/norethisterone</text:p>
          </table:table-cell>
          <table:table-cell office:value-type="string" calcext:value-type="string">
            <text:p>/blog/tag/norethisterone</text:p>
          </table:table-cell>
          <table:table-cell table:formula="of:=IF([.B495] = [.H495]; &quot;TRUE&quot;; &quot;FALSE&quot;)" office:value-type="string" office:string-value="TRUE" calcext:value-type="string">
            <text:p>TRUE</text:p>
          </table:table-cell>
          <table:table-cell office:value-type="string" calcext:value-type="string">
            <text:p>norethisterone</text:p>
          </table:table-cell>
          <table:table-cell table:formula="of:=IF([.C495] = [.J495]; &quot;TRUE&quot;; &quot;FALSE&quot;)" office:value-type="string" office:string-value="TRUE" calcext:value-type="string">
            <text:p>TRUE</text:p>
          </table:table-cell>
          <table:table-cell office:value-type="string" calcext:value-type="string">
            <text:p>norethisterone Archives - The Lowdown</text:p>
          </table:table-cell>
          <table:table-cell table:formula="of:=IF([.D495] = [.L495]; &quot;TRUE&quot;; &quot;FALSE&quot;)" office:value-type="string" office:string-value="TRUE" calcext:value-type="string">
            <text:p>TRUE</text:p>
          </table:table-cell>
          <table:table-cell office:value-type="string" calcext:value-type="string">
            <text:p>N/A</text:p>
          </table:table-cell>
          <table:table-cell table:formula="of:=IF([.E495] = [.N495]; &quot;TRUE&quot;; &quot;FALSE&quot;)" office:value-type="string" office:string-value="TRUE" calcext:value-type="string">
            <text:p>TRUE</text:p>
          </table:table-cell>
          <table:table-cell office:value-type="string" calcext:value-type="string">
            <text:p>/blog/tag/norethisterone</text:p>
          </table:table-cell>
          <table:table-cell table:formula="of:=IF([.F495] = [.P495]; &quot;TRUE&quot;; &quot;FALSE&quot;)" office:value-type="string" office:string-value="TRUE" calcext:value-type="string">
            <text:p>TRUE</text:p>
          </table:table-cell>
        </table:table-row>
        <table:table-row table:style-name="ro1">
          <table:table-cell office:value-type="string" calcext:value-type="string">
            <text:p>https://blog.thelowdown.com/blog/tag/concerning-contraception</text:p>
          </table:table-cell>
          <table:table-cell office:value-type="string" calcext:value-type="string">
            <text:p>/blog/tag/concerning-contraception</text:p>
          </table:table-cell>
          <table:table-cell office:value-type="string" calcext:value-type="string">
            <text:p>concerning-contraception</text:p>
          </table:table-cell>
          <table:table-cell office:value-type="string" calcext:value-type="string">
            <text:p>concerning contraception Archives - The Lowdown</text:p>
          </table:table-cell>
          <table:table-cell office:value-type="string" calcext:value-type="string">
            <text:p>N/A</text:p>
          </table:table-cell>
          <table:table-cell office:value-type="string" calcext:value-type="string">
            <text:p>/blog/tag/concerning-contraception</text:p>
          </table:table-cell>
          <table:table-cell office:value-type="string" calcext:value-type="string">
            <text:p>http://localhost/thelowdown/wp/blog/tag/concerning-contraception</text:p>
          </table:table-cell>
          <table:table-cell office:value-type="string" calcext:value-type="string">
            <text:p>/blog/tag/concerning-contraception</text:p>
          </table:table-cell>
          <table:table-cell table:formula="of:=IF([.B496] = [.H496]; &quot;TRUE&quot;; &quot;FALSE&quot;)" office:value-type="string" office:string-value="TRUE" calcext:value-type="string">
            <text:p>TRUE</text:p>
          </table:table-cell>
          <table:table-cell office:value-type="string" calcext:value-type="string">
            <text:p>concerning-contraception</text:p>
          </table:table-cell>
          <table:table-cell table:formula="of:=IF([.C496] = [.J496]; &quot;TRUE&quot;; &quot;FALSE&quot;)" office:value-type="string" office:string-value="TRUE" calcext:value-type="string">
            <text:p>TRUE</text:p>
          </table:table-cell>
          <table:table-cell office:value-type="string" calcext:value-type="string">
            <text:p>concerning contraception Archives - The Lowdown</text:p>
          </table:table-cell>
          <table:table-cell table:formula="of:=IF([.D496] = [.L496]; &quot;TRUE&quot;; &quot;FALSE&quot;)" office:value-type="string" office:string-value="TRUE" calcext:value-type="string">
            <text:p>TRUE</text:p>
          </table:table-cell>
          <table:table-cell office:value-type="string" calcext:value-type="string">
            <text:p>N/A</text:p>
          </table:table-cell>
          <table:table-cell table:formula="of:=IF([.E496] = [.N496]; &quot;TRUE&quot;; &quot;FALSE&quot;)" office:value-type="string" office:string-value="TRUE" calcext:value-type="string">
            <text:p>TRUE</text:p>
          </table:table-cell>
          <table:table-cell office:value-type="string" calcext:value-type="string">
            <text:p>/blog/tag/concerning-contraception</text:p>
          </table:table-cell>
          <table:table-cell table:formula="of:=IF([.F496] = [.P496]; &quot;TRUE&quot;; &quot;FALSE&quot;)" office:value-type="string" office:string-value="TRUE" calcext:value-type="string">
            <text:p>TRUE</text:p>
          </table:table-cell>
        </table:table-row>
        <table:table-row table:style-name="ro1">
          <table:table-cell office:value-type="string" calcext:value-type="string">
            <text:p>https://blog.thelowdown.com/blog/tag/sexual-health-clinic</text:p>
          </table:table-cell>
          <table:table-cell office:value-type="string" calcext:value-type="string">
            <text:p>/blog/tag/sexual-health-clinic</text:p>
          </table:table-cell>
          <table:table-cell office:value-type="string" calcext:value-type="string">
            <text:p>sexual-health-clinic</text:p>
          </table:table-cell>
          <table:table-cell office:value-type="string" calcext:value-type="string">
            <text:p>sexual health clinic Archives - The Lowdown</text:p>
          </table:table-cell>
          <table:table-cell office:value-type="string" calcext:value-type="string">
            <text:p>N/A</text:p>
          </table:table-cell>
          <table:table-cell office:value-type="string" calcext:value-type="string">
            <text:p>/blog/tag/sexual-health-clinic</text:p>
          </table:table-cell>
          <table:table-cell office:value-type="string" calcext:value-type="string">
            <text:p>http://localhost/thelowdown/wp/blog/tag/sexual-health-clinic</text:p>
          </table:table-cell>
          <table:table-cell office:value-type="string" calcext:value-type="string">
            <text:p>/blog/tag/sexual-health-clinic</text:p>
          </table:table-cell>
          <table:table-cell table:formula="of:=IF([.B497] = [.H497]; &quot;TRUE&quot;; &quot;FALSE&quot;)" office:value-type="string" office:string-value="TRUE" calcext:value-type="string">
            <text:p>TRUE</text:p>
          </table:table-cell>
          <table:table-cell office:value-type="string" calcext:value-type="string">
            <text:p>sexual-health-clinic</text:p>
          </table:table-cell>
          <table:table-cell table:formula="of:=IF([.C497] = [.J497]; &quot;TRUE&quot;; &quot;FALSE&quot;)" office:value-type="string" office:string-value="TRUE" calcext:value-type="string">
            <text:p>TRUE</text:p>
          </table:table-cell>
          <table:table-cell office:value-type="string" calcext:value-type="string">
            <text:p>sexual health clinic Archives - The Lowdown</text:p>
          </table:table-cell>
          <table:table-cell table:formula="of:=IF([.D497] = [.L497]; &quot;TRUE&quot;; &quot;FALSE&quot;)" office:value-type="string" office:string-value="TRUE" calcext:value-type="string">
            <text:p>TRUE</text:p>
          </table:table-cell>
          <table:table-cell office:value-type="string" calcext:value-type="string">
            <text:p>N/A</text:p>
          </table:table-cell>
          <table:table-cell table:formula="of:=IF([.E497] = [.N497]; &quot;TRUE&quot;; &quot;FALSE&quot;)" office:value-type="string" office:string-value="TRUE" calcext:value-type="string">
            <text:p>TRUE</text:p>
          </table:table-cell>
          <table:table-cell office:value-type="string" calcext:value-type="string">
            <text:p>/blog/tag/sexual-health-clinic</text:p>
          </table:table-cell>
          <table:table-cell table:formula="of:=IF([.F497] = [.P497]; &quot;TRUE&quot;; &quot;FALSE&quot;)" office:value-type="string" office:string-value="TRUE" calcext:value-type="string">
            <text:p>TRUE</text:p>
          </table:table-cell>
        </table:table-row>
        <table:table-row table:style-name="ro1">
          <table:table-cell office:value-type="string" calcext:value-type="string">
            <text:p>https://blog.thelowdown.com/blog/tag/personal-story/</text:p>
          </table:table-cell>
          <table:table-cell office:value-type="string" calcext:value-type="string">
            <text:p>/blog/tag/personal-story/</text:p>
          </table:table-cell>
          <table:table-cell office:value-type="string" calcext:value-type="string">
            <text:p>personal-story</text:p>
          </table:table-cell>
          <table:table-cell office:value-type="string" calcext:value-type="string">
            <text:p>personal story Archives - The Lowdown</text:p>
          </table:table-cell>
          <table:table-cell office:value-type="string" calcext:value-type="string">
            <text:p>N/A</text:p>
          </table:table-cell>
          <table:table-cell office:value-type="string" calcext:value-type="string">
            <text:p>/blog/tag/personal-story</text:p>
          </table:table-cell>
          <table:table-cell office:value-type="string" calcext:value-type="string">
            <text:p>http://localhost/thelowdown/wp/blog/tag/personal-story/</text:p>
          </table:table-cell>
          <table:table-cell office:value-type="string" calcext:value-type="string">
            <text:p>/blog/tag/personal-story/</text:p>
          </table:table-cell>
          <table:table-cell table:formula="of:=IF([.B498] = [.H498]; &quot;TRUE&quot;; &quot;FALSE&quot;)" office:value-type="string" office:string-value="TRUE" calcext:value-type="string">
            <text:p>TRUE</text:p>
          </table:table-cell>
          <table:table-cell office:value-type="string" calcext:value-type="string">
            <text:p>personal-story</text:p>
          </table:table-cell>
          <table:table-cell table:formula="of:=IF([.C498] = [.J498]; &quot;TRUE&quot;; &quot;FALSE&quot;)" office:value-type="string" office:string-value="TRUE" calcext:value-type="string">
            <text:p>TRUE</text:p>
          </table:table-cell>
          <table:table-cell office:value-type="string" calcext:value-type="string">
            <text:p>personal story Archives - The Lowdown</text:p>
          </table:table-cell>
          <table:table-cell table:formula="of:=IF([.D498] = [.L498]; &quot;TRUE&quot;; &quot;FALSE&quot;)" office:value-type="string" office:string-value="TRUE" calcext:value-type="string">
            <text:p>TRUE</text:p>
          </table:table-cell>
          <table:table-cell office:value-type="string" calcext:value-type="string">
            <text:p>N/A</text:p>
          </table:table-cell>
          <table:table-cell table:formula="of:=IF([.E498] = [.N498]; &quot;TRUE&quot;; &quot;FALSE&quot;)" office:value-type="string" office:string-value="TRUE" calcext:value-type="string">
            <text:p>TRUE</text:p>
          </table:table-cell>
          <table:table-cell office:value-type="string" calcext:value-type="string">
            <text:p>/blog/tag/personal-story</text:p>
          </table:table-cell>
          <table:table-cell table:formula="of:=IF([.F498] = [.P498]; &quot;TRUE&quot;; &quot;FALSE&quot;)" office:value-type="string" office:string-value="TRUE" calcext:value-type="string">
            <text:p>TRUE</text:p>
          </table:table-cell>
        </table:table-row>
        <table:table-row table:style-name="ro1">
          <table:table-cell office:value-type="string" calcext:value-type="string">
            <text:p>https://blog.thelowdown.com/blog/tag/antibiotics-and-the-pill</text:p>
          </table:table-cell>
          <table:table-cell office:value-type="string" calcext:value-type="string">
            <text:p>/blog/tag/antibiotics-and-the-pill</text:p>
          </table:table-cell>
          <table:table-cell office:value-type="string" calcext:value-type="string">
            <text:p>antibiotics-and-the-pill</text:p>
          </table:table-cell>
          <table:table-cell office:value-type="string" calcext:value-type="string">
            <text:p>antibiotics and the pill Archives - The Lowdown</text:p>
          </table:table-cell>
          <table:table-cell office:value-type="string" calcext:value-type="string">
            <text:p>N/A</text:p>
          </table:table-cell>
          <table:table-cell office:value-type="string" calcext:value-type="string">
            <text:p>/blog/tag/antibiotics-and-the-pill</text:p>
          </table:table-cell>
          <table:table-cell office:value-type="string" calcext:value-type="string">
            <text:p>http://localhost/thelowdown/wp/blog/tag/antibiotics-and-the-pill</text:p>
          </table:table-cell>
          <table:table-cell office:value-type="string" calcext:value-type="string">
            <text:p>/blog/tag/antibiotics-and-the-pill</text:p>
          </table:table-cell>
          <table:table-cell table:formula="of:=IF([.B499] = [.H499]; &quot;TRUE&quot;; &quot;FALSE&quot;)" office:value-type="string" office:string-value="TRUE" calcext:value-type="string">
            <text:p>TRUE</text:p>
          </table:table-cell>
          <table:table-cell office:value-type="string" calcext:value-type="string">
            <text:p>antibiotics-and-the-pill</text:p>
          </table:table-cell>
          <table:table-cell table:formula="of:=IF([.C499] = [.J499]; &quot;TRUE&quot;; &quot;FALSE&quot;)" office:value-type="string" office:string-value="TRUE" calcext:value-type="string">
            <text:p>TRUE</text:p>
          </table:table-cell>
          <table:table-cell office:value-type="string" calcext:value-type="string">
            <text:p>antibiotics and the pill Archives - The Lowdown</text:p>
          </table:table-cell>
          <table:table-cell table:formula="of:=IF([.D499] = [.L499]; &quot;TRUE&quot;; &quot;FALSE&quot;)" office:value-type="string" office:string-value="TRUE" calcext:value-type="string">
            <text:p>TRUE</text:p>
          </table:table-cell>
          <table:table-cell office:value-type="string" calcext:value-type="string">
            <text:p>N/A</text:p>
          </table:table-cell>
          <table:table-cell table:formula="of:=IF([.E499] = [.N499]; &quot;TRUE&quot;; &quot;FALSE&quot;)" office:value-type="string" office:string-value="TRUE" calcext:value-type="string">
            <text:p>TRUE</text:p>
          </table:table-cell>
          <table:table-cell office:value-type="string" calcext:value-type="string">
            <text:p>/blog/tag/antibiotics-and-the-pill</text:p>
          </table:table-cell>
          <table:table-cell table:formula="of:=IF([.F499] = [.P499]; &quot;TRUE&quot;; &quot;FALSE&quot;)" office:value-type="string" office:string-value="TRUE" calcext:value-type="string">
            <text:p>TRUE</text:p>
          </table:table-cell>
        </table:table-row>
        <table:table-row table:style-name="ro1">
          <table:table-cell office:value-type="string" calcext:value-type="string">
            <text:p>https://blog.thelowdown.com/blog/buy-morning-after-pill-guide</text:p>
          </table:table-cell>
          <table:table-cell office:value-type="string" calcext:value-type="string">
            <text:p>/blog/buy-morning-after-pill-guide</text:p>
          </table:table-cell>
          <table:table-cell office:value-type="string" calcext:value-type="string">
            <text:p>buy-morning-after-pill-guide</text:p>
          </table:table-cell>
          <table:table-cell office:value-type="string" calcext:value-type="string">
            <text:p>Buying The Morning After Pill: A Complete Guide | The Lowdown</text:p>
          </table:table-cell>
          <table:table-cell office:value-type="string" calcext:value-type="string">
            <text:p>If you're not sure where to buy the morning after pill, who can buy it or even just how to ask for it, get the lowdown in our complete guide to getting the morning after pill.</text:p>
          </table:table-cell>
          <table:table-cell office:value-type="string" calcext:value-type="string">
            <text:p>https://thelowdown.com/blog/buy-morning-after-pill-guide</text:p>
          </table:table-cell>
          <table:table-cell office:value-type="string" calcext:value-type="string">
            <text:p>http://localhost/thelowdown/wp/blog/buy-morning-after-pill-guide</text:p>
          </table:table-cell>
          <table:table-cell office:value-type="string" calcext:value-type="string">
            <text:p>/blog/buy-morning-after-pill-guide</text:p>
          </table:table-cell>
          <table:table-cell table:formula="of:=IF([.B500] = [.H500]; &quot;TRUE&quot;; &quot;FALSE&quot;)" office:value-type="string" office:string-value="TRUE" calcext:value-type="string">
            <text:p>TRUE</text:p>
          </table:table-cell>
          <table:table-cell office:value-type="string" calcext:value-type="string">
            <text:p>buy-morning-after-pill-guide</text:p>
          </table:table-cell>
          <table:table-cell table:formula="of:=IF([.C500] = [.J500]; &quot;TRUE&quot;; &quot;FALSE&quot;)" office:value-type="string" office:string-value="TRUE" calcext:value-type="string">
            <text:p>TRUE</text:p>
          </table:table-cell>
          <table:table-cell office:value-type="string" calcext:value-type="string">
            <text:p>Buying The Morning After Pill: A Complete Guide | The Lowdown</text:p>
          </table:table-cell>
          <table:table-cell table:formula="of:=IF([.D500] = [.L500]; &quot;TRUE&quot;; &quot;FALSE&quot;)" office:value-type="string" office:string-value="TRUE" calcext:value-type="string">
            <text:p>TRUE</text:p>
          </table:table-cell>
          <table:table-cell office:value-type="string" calcext:value-type="string">
            <text:p>If you're not sure where to buy the morning after pill, who can buy it or even just how to ask for it, get the lowdown in our complete guide to getting the morning after pill.</text:p>
          </table:table-cell>
          <table:table-cell table:formula="of:=IF([.E500] = [.N500]; &quot;TRUE&quot;; &quot;FALSE&quot;)" office:value-type="string" office:string-value="TRUE" calcext:value-type="string">
            <text:p>TRUE</text:p>
          </table:table-cell>
          <table:table-cell office:value-type="string" calcext:value-type="string">
            <text:p>https://thelowdown.com/blog/buy-morning-after-pill-guide</text:p>
          </table:table-cell>
          <table:table-cell table:formula="of:=IF([.F500] = [.P500]; &quot;TRUE&quot;; &quot;FALSE&quot;)" office:value-type="string" office:string-value="TRUE" calcext:value-type="string">
            <text:p>TRUE</text:p>
          </table:table-cell>
        </table:table-row>
        <table:table-row table:style-name="ro1">
          <table:table-cell office:value-type="string" calcext:value-type="string">
            <text:p>https://blog.thelowdown.com/blog/tag/vasectomy</text:p>
          </table:table-cell>
          <table:table-cell office:value-type="string" calcext:value-type="string">
            <text:p>/blog/tag/vasectomy</text:p>
          </table:table-cell>
          <table:table-cell office:value-type="string" calcext:value-type="string">
            <text:p>vasectomy</text:p>
          </table:table-cell>
          <table:table-cell office:value-type="string" calcext:value-type="string">
            <text:p>vasectomy Archives - The Lowdown</text:p>
          </table:table-cell>
          <table:table-cell office:value-type="string" calcext:value-type="string">
            <text:p>N/A</text:p>
          </table:table-cell>
          <table:table-cell office:value-type="string" calcext:value-type="string">
            <text:p>/blog/tag/vasectomy</text:p>
          </table:table-cell>
          <table:table-cell office:value-type="string" calcext:value-type="string">
            <text:p>http://localhost/thelowdown/wp/blog/tag/vasectomy</text:p>
          </table:table-cell>
          <table:table-cell office:value-type="string" calcext:value-type="string">
            <text:p>/blog/tag/vasectomy</text:p>
          </table:table-cell>
          <table:table-cell table:formula="of:=IF([.B501] = [.H501]; &quot;TRUE&quot;; &quot;FALSE&quot;)" office:value-type="string" office:string-value="TRUE" calcext:value-type="string">
            <text:p>TRUE</text:p>
          </table:table-cell>
          <table:table-cell office:value-type="string" calcext:value-type="string">
            <text:p>vasectomy</text:p>
          </table:table-cell>
          <table:table-cell table:formula="of:=IF([.C501] = [.J501]; &quot;TRUE&quot;; &quot;FALSE&quot;)" office:value-type="string" office:string-value="TRUE" calcext:value-type="string">
            <text:p>TRUE</text:p>
          </table:table-cell>
          <table:table-cell office:value-type="string" calcext:value-type="string">
            <text:p>vasectomy Archives - The Lowdown</text:p>
          </table:table-cell>
          <table:table-cell table:formula="of:=IF([.D501] = [.L501]; &quot;TRUE&quot;; &quot;FALSE&quot;)" office:value-type="string" office:string-value="TRUE" calcext:value-type="string">
            <text:p>TRUE</text:p>
          </table:table-cell>
          <table:table-cell office:value-type="string" calcext:value-type="string">
            <text:p>N/A</text:p>
          </table:table-cell>
          <table:table-cell table:formula="of:=IF([.E501] = [.N501]; &quot;TRUE&quot;; &quot;FALSE&quot;)" office:value-type="string" office:string-value="TRUE" calcext:value-type="string">
            <text:p>TRUE</text:p>
          </table:table-cell>
          <table:table-cell office:value-type="string" calcext:value-type="string">
            <text:p>/blog/tag/vasectomy</text:p>
          </table:table-cell>
          <table:table-cell table:formula="of:=IF([.F501] = [.P501]; &quot;TRUE&quot;; &quot;FALSE&quot;)" office:value-type="string" office:string-value="TRUE" calcext:value-type="string">
            <text:p>TRUE</text:p>
          </table:table-cell>
        </table:table-row>
        <table:table-row table:style-name="ro1">
          <table:table-cell office:value-type="string" calcext:value-type="string">
            <text:p>https://blog.thelowdown.com/blog/tag/adenomyosis</text:p>
          </table:table-cell>
          <table:table-cell office:value-type="string" calcext:value-type="string">
            <text:p>/blog/tag/adenomyosis</text:p>
          </table:table-cell>
          <table:table-cell office:value-type="string" calcext:value-type="string">
            <text:p>adenomyosis</text:p>
          </table:table-cell>
          <table:table-cell office:value-type="string" calcext:value-type="string">
            <text:p>Adenomyosis Archives - The Lowdown</text:p>
          </table:table-cell>
          <table:table-cell office:value-type="string" calcext:value-type="string">
            <text:p>N/A</text:p>
          </table:table-cell>
          <table:table-cell office:value-type="string" calcext:value-type="string">
            <text:p>/blog/tag/adenomyosis</text:p>
          </table:table-cell>
          <table:table-cell office:value-type="string" calcext:value-type="string">
            <text:p>http://localhost/thelowdown/wp/blog/tag/adenomyosis</text:p>
          </table:table-cell>
          <table:table-cell office:value-type="string" calcext:value-type="string">
            <text:p>/blog/tag/adenomyosis</text:p>
          </table:table-cell>
          <table:table-cell table:formula="of:=IF([.B502] = [.H502]; &quot;TRUE&quot;; &quot;FALSE&quot;)" office:value-type="string" office:string-value="TRUE" calcext:value-type="string">
            <text:p>TRUE</text:p>
          </table:table-cell>
          <table:table-cell office:value-type="string" calcext:value-type="string">
            <text:p>adenomyosis</text:p>
          </table:table-cell>
          <table:table-cell table:formula="of:=IF([.C502] = [.J502]; &quot;TRUE&quot;; &quot;FALSE&quot;)" office:value-type="string" office:string-value="TRUE" calcext:value-type="string">
            <text:p>TRUE</text:p>
          </table:table-cell>
          <table:table-cell office:value-type="string" calcext:value-type="string">
            <text:p>Adenomyosis Archives - The Lowdown</text:p>
          </table:table-cell>
          <table:table-cell table:formula="of:=IF([.D502] = [.L502]; &quot;TRUE&quot;; &quot;FALSE&quot;)" office:value-type="string" office:string-value="TRUE" calcext:value-type="string">
            <text:p>TRUE</text:p>
          </table:table-cell>
          <table:table-cell office:value-type="string" calcext:value-type="string">
            <text:p>N/A</text:p>
          </table:table-cell>
          <table:table-cell table:formula="of:=IF([.E502] = [.N502]; &quot;TRUE&quot;; &quot;FALSE&quot;)" office:value-type="string" office:string-value="TRUE" calcext:value-type="string">
            <text:p>TRUE</text:p>
          </table:table-cell>
          <table:table-cell office:value-type="string" calcext:value-type="string">
            <text:p>/blog/tag/adenomyosis</text:p>
          </table:table-cell>
          <table:table-cell table:formula="of:=IF([.F502] = [.P502]; &quot;TRUE&quot;; &quot;FALSE&quot;)" office:value-type="string" office:string-value="TRUE" calcext:value-type="string">
            <text:p>TRUE</text:p>
          </table:table-cell>
        </table:table-row>
        <table:table-row table:style-name="ro1">
          <table:table-cell office:value-type="string" calcext:value-type="string">
            <text:p>https://blog.thelowdown.com/blog/tag/hayley-johnson</text:p>
          </table:table-cell>
          <table:table-cell office:value-type="string" calcext:value-type="string">
            <text:p>/blog/tag/hayley-johnson</text:p>
          </table:table-cell>
          <table:table-cell office:value-type="string" calcext:value-type="string">
            <text:p>hayley-johnson</text:p>
          </table:table-cell>
          <table:table-cell office:value-type="string" calcext:value-type="string">
            <text:p>Hayley Johnson Archives - The Lowdown</text:p>
          </table:table-cell>
          <table:table-cell office:value-type="string" calcext:value-type="string">
            <text:p>N/A</text:p>
          </table:table-cell>
          <table:table-cell office:value-type="string" calcext:value-type="string">
            <text:p>/blog/tag/hayley-johnson</text:p>
          </table:table-cell>
          <table:table-cell office:value-type="string" calcext:value-type="string">
            <text:p>http://localhost/thelowdown/wp/blog/tag/hayley-johnson</text:p>
          </table:table-cell>
          <table:table-cell office:value-type="string" calcext:value-type="string">
            <text:p>/blog/tag/hayley-johnson</text:p>
          </table:table-cell>
          <table:table-cell table:formula="of:=IF([.B503] = [.H503]; &quot;TRUE&quot;; &quot;FALSE&quot;)" office:value-type="string" office:string-value="TRUE" calcext:value-type="string">
            <text:p>TRUE</text:p>
          </table:table-cell>
          <table:table-cell office:value-type="string" calcext:value-type="string">
            <text:p>hayley-johnson</text:p>
          </table:table-cell>
          <table:table-cell table:formula="of:=IF([.C503] = [.J503]; &quot;TRUE&quot;; &quot;FALSE&quot;)" office:value-type="string" office:string-value="TRUE" calcext:value-type="string">
            <text:p>TRUE</text:p>
          </table:table-cell>
          <table:table-cell office:value-type="string" calcext:value-type="string">
            <text:p>Hayley Johnson Archives - The Lowdown</text:p>
          </table:table-cell>
          <table:table-cell table:formula="of:=IF([.D503] = [.L503]; &quot;TRUE&quot;; &quot;FALSE&quot;)" office:value-type="string" office:string-value="TRUE" calcext:value-type="string">
            <text:p>TRUE</text:p>
          </table:table-cell>
          <table:table-cell office:value-type="string" calcext:value-type="string">
            <text:p>N/A</text:p>
          </table:table-cell>
          <table:table-cell table:formula="of:=IF([.E503] = [.N503]; &quot;TRUE&quot;; &quot;FALSE&quot;)" office:value-type="string" office:string-value="TRUE" calcext:value-type="string">
            <text:p>TRUE</text:p>
          </table:table-cell>
          <table:table-cell office:value-type="string" calcext:value-type="string">
            <text:p>/blog/tag/hayley-johnson</text:p>
          </table:table-cell>
          <table:table-cell table:formula="of:=IF([.F503] = [.P503]; &quot;TRUE&quot;; &quot;FALSE&quot;)" office:value-type="string" office:string-value="TRUE" calcext:value-type="string">
            <text:p>TRUE</text:p>
          </table:table-cell>
        </table:table-row>
        <table:table-row table:style-name="ro1">
          <table:table-cell office:value-type="string" calcext:value-type="string">
            <text:p>https://blog.thelowdown.com/blog/tag/hiv</text:p>
          </table:table-cell>
          <table:table-cell office:value-type="string" calcext:value-type="string">
            <text:p>/blog/tag/hiv</text:p>
          </table:table-cell>
          <table:table-cell office:value-type="string" calcext:value-type="string">
            <text:p>hiv</text:p>
          </table:table-cell>
          <table:table-cell office:value-type="string" calcext:value-type="string">
            <text:p>HIV Archives - The Lowdown</text:p>
          </table:table-cell>
          <table:table-cell office:value-type="string" calcext:value-type="string">
            <text:p>N/A</text:p>
          </table:table-cell>
          <table:table-cell office:value-type="string" calcext:value-type="string">
            <text:p>/blog/tag/hiv</text:p>
          </table:table-cell>
          <table:table-cell office:value-type="string" calcext:value-type="string">
            <text:p>http://localhost/thelowdown/wp/blog/tag/hiv</text:p>
          </table:table-cell>
          <table:table-cell office:value-type="string" calcext:value-type="string">
            <text:p>/blog/tag/hiv</text:p>
          </table:table-cell>
          <table:table-cell table:formula="of:=IF([.B504] = [.H504]; &quot;TRUE&quot;; &quot;FALSE&quot;)" office:value-type="string" office:string-value="TRUE" calcext:value-type="string">
            <text:p>TRUE</text:p>
          </table:table-cell>
          <table:table-cell office:value-type="string" calcext:value-type="string">
            <text:p>hiv</text:p>
          </table:table-cell>
          <table:table-cell table:formula="of:=IF([.C504] = [.J504]; &quot;TRUE&quot;; &quot;FALSE&quot;)" office:value-type="string" office:string-value="TRUE" calcext:value-type="string">
            <text:p>TRUE</text:p>
          </table:table-cell>
          <table:table-cell office:value-type="string" calcext:value-type="string">
            <text:p>HIV Archives - The Lowdown</text:p>
          </table:table-cell>
          <table:table-cell table:formula="of:=IF([.D504] = [.L504]; &quot;TRUE&quot;; &quot;FALSE&quot;)" office:value-type="string" office:string-value="TRUE" calcext:value-type="string">
            <text:p>TRUE</text:p>
          </table:table-cell>
          <table:table-cell office:value-type="string" calcext:value-type="string">
            <text:p>N/A</text:p>
          </table:table-cell>
          <table:table-cell table:formula="of:=IF([.E504] = [.N504]; &quot;TRUE&quot;; &quot;FALSE&quot;)" office:value-type="string" office:string-value="TRUE" calcext:value-type="string">
            <text:p>TRUE</text:p>
          </table:table-cell>
          <table:table-cell office:value-type="string" calcext:value-type="string">
            <text:p>/blog/tag/hiv</text:p>
          </table:table-cell>
          <table:table-cell table:formula="of:=IF([.F504] = [.P504]; &quot;TRUE&quot;; &quot;FALSE&quot;)" office:value-type="string" office:string-value="TRUE" calcext:value-type="string">
            <text:p>TRUE</text:p>
          </table:table-cell>
        </table:table-row>
        <table:table-row table:style-name="ro1">
          <table:table-cell office:value-type="string" calcext:value-type="string">
            <text:p>https://blog.thelowdown.com/blog/tag/spotting</text:p>
          </table:table-cell>
          <table:table-cell office:value-type="string" calcext:value-type="string">
            <text:p>/blog/tag/spotting</text:p>
          </table:table-cell>
          <table:table-cell office:value-type="string" calcext:value-type="string">
            <text:p>spotting</text:p>
          </table:table-cell>
          <table:table-cell office:value-type="string" calcext:value-type="string">
            <text:p>spotting Archives - The Lowdown</text:p>
          </table:table-cell>
          <table:table-cell office:value-type="string" calcext:value-type="string">
            <text:p>N/A</text:p>
          </table:table-cell>
          <table:table-cell office:value-type="string" calcext:value-type="string">
            <text:p>/blog/tag/spotting</text:p>
          </table:table-cell>
          <table:table-cell office:value-type="string" calcext:value-type="string">
            <text:p>http://localhost/thelowdown/wp/blog/tag/spotting</text:p>
          </table:table-cell>
          <table:table-cell office:value-type="string" calcext:value-type="string">
            <text:p>/blog/tag/spotting</text:p>
          </table:table-cell>
          <table:table-cell table:formula="of:=IF([.B505] = [.H505]; &quot;TRUE&quot;; &quot;FALSE&quot;)" office:value-type="string" office:string-value="TRUE" calcext:value-type="string">
            <text:p>TRUE</text:p>
          </table:table-cell>
          <table:table-cell office:value-type="string" calcext:value-type="string">
            <text:p>spotting</text:p>
          </table:table-cell>
          <table:table-cell table:formula="of:=IF([.C505] = [.J505]; &quot;TRUE&quot;; &quot;FALSE&quot;)" office:value-type="string" office:string-value="TRUE" calcext:value-type="string">
            <text:p>TRUE</text:p>
          </table:table-cell>
          <table:table-cell office:value-type="string" calcext:value-type="string">
            <text:p>spotting Archives - The Lowdown</text:p>
          </table:table-cell>
          <table:table-cell table:formula="of:=IF([.D505] = [.L505]; &quot;TRUE&quot;; &quot;FALSE&quot;)" office:value-type="string" office:string-value="TRUE" calcext:value-type="string">
            <text:p>TRUE</text:p>
          </table:table-cell>
          <table:table-cell office:value-type="string" calcext:value-type="string">
            <text:p>N/A</text:p>
          </table:table-cell>
          <table:table-cell table:formula="of:=IF([.E505] = [.N505]; &quot;TRUE&quot;; &quot;FALSE&quot;)" office:value-type="string" office:string-value="TRUE" calcext:value-type="string">
            <text:p>TRUE</text:p>
          </table:table-cell>
          <table:table-cell office:value-type="string" calcext:value-type="string">
            <text:p>/blog/tag/spotting</text:p>
          </table:table-cell>
          <table:table-cell table:formula="of:=IF([.F505] = [.P505]; &quot;TRUE&quot;; &quot;FALSE&quot;)" office:value-type="string" office:string-value="TRUE" calcext:value-type="string">
            <text:p>TRUE</text:p>
          </table:table-cell>
        </table:table-row>
        <table:table-row table:style-name="ro1">
          <table:table-cell office:value-type="string" calcext:value-type="string">
            <text:p>https://blog.thelowdown.com/blog/tag/androgenic</text:p>
          </table:table-cell>
          <table:table-cell office:value-type="string" calcext:value-type="string">
            <text:p>/blog/tag/androgenic</text:p>
          </table:table-cell>
          <table:table-cell office:value-type="string" calcext:value-type="string">
            <text:p>androgenic</text:p>
          </table:table-cell>
          <table:table-cell office:value-type="string" calcext:value-type="string">
            <text:p>androgenic Archives - The Lowdown</text:p>
          </table:table-cell>
          <table:table-cell office:value-type="string" calcext:value-type="string">
            <text:p>N/A</text:p>
          </table:table-cell>
          <table:table-cell office:value-type="string" calcext:value-type="string">
            <text:p>/blog/tag/androgenic</text:p>
          </table:table-cell>
          <table:table-cell office:value-type="string" calcext:value-type="string">
            <text:p>http://localhost/thelowdown/wp/blog/tag/androgenic</text:p>
          </table:table-cell>
          <table:table-cell office:value-type="string" calcext:value-type="string">
            <text:p>/blog/tag/androgenic</text:p>
          </table:table-cell>
          <table:table-cell table:formula="of:=IF([.B506] = [.H506]; &quot;TRUE&quot;; &quot;FALSE&quot;)" office:value-type="string" office:string-value="TRUE" calcext:value-type="string">
            <text:p>TRUE</text:p>
          </table:table-cell>
          <table:table-cell office:value-type="string" calcext:value-type="string">
            <text:p>androgenic</text:p>
          </table:table-cell>
          <table:table-cell table:formula="of:=IF([.C506] = [.J506]; &quot;TRUE&quot;; &quot;FALSE&quot;)" office:value-type="string" office:string-value="TRUE" calcext:value-type="string">
            <text:p>TRUE</text:p>
          </table:table-cell>
          <table:table-cell office:value-type="string" calcext:value-type="string">
            <text:p>androgenic Archives - The Lowdown</text:p>
          </table:table-cell>
          <table:table-cell table:formula="of:=IF([.D506] = [.L506]; &quot;TRUE&quot;; &quot;FALSE&quot;)" office:value-type="string" office:string-value="TRUE" calcext:value-type="string">
            <text:p>TRUE</text:p>
          </table:table-cell>
          <table:table-cell office:value-type="string" calcext:value-type="string">
            <text:p>N/A</text:p>
          </table:table-cell>
          <table:table-cell table:formula="of:=IF([.E506] = [.N506]; &quot;TRUE&quot;; &quot;FALSE&quot;)" office:value-type="string" office:string-value="TRUE" calcext:value-type="string">
            <text:p>TRUE</text:p>
          </table:table-cell>
          <table:table-cell office:value-type="string" calcext:value-type="string">
            <text:p>/blog/tag/androgenic</text:p>
          </table:table-cell>
          <table:table-cell table:formula="of:=IF([.F506] = [.P506]; &quot;TRUE&quot;; &quot;FALSE&quot;)" office:value-type="string" office:string-value="TRUE" calcext:value-type="string">
            <text:p>TRUE</text:p>
          </table:table-cell>
        </table:table-row>
        <table:table-row table:style-name="ro1">
          <table:table-cell office:value-type="string" calcext:value-type="string">
            <text:p>https://blog.thelowdown.com/blog/tag/eloine</text:p>
          </table:table-cell>
          <table:table-cell office:value-type="string" calcext:value-type="string">
            <text:p>/blog/tag/eloine</text:p>
          </table:table-cell>
          <table:table-cell office:value-type="string" calcext:value-type="string">
            <text:p>eloine</text:p>
          </table:table-cell>
          <table:table-cell office:value-type="string" calcext:value-type="string">
            <text:p>eloine Archives - The Lowdown</text:p>
          </table:table-cell>
          <table:table-cell office:value-type="string" calcext:value-type="string">
            <text:p>N/A</text:p>
          </table:table-cell>
          <table:table-cell office:value-type="string" calcext:value-type="string">
            <text:p>/blog/tag/eloine</text:p>
          </table:table-cell>
          <table:table-cell office:value-type="string" calcext:value-type="string">
            <text:p>http://localhost/thelowdown/wp/blog/tag/eloine</text:p>
          </table:table-cell>
          <table:table-cell office:value-type="string" calcext:value-type="string">
            <text:p>/blog/tag/eloine</text:p>
          </table:table-cell>
          <table:table-cell table:formula="of:=IF([.B507] = [.H507]; &quot;TRUE&quot;; &quot;FALSE&quot;)" office:value-type="string" office:string-value="TRUE" calcext:value-type="string">
            <text:p>TRUE</text:p>
          </table:table-cell>
          <table:table-cell office:value-type="string" calcext:value-type="string">
            <text:p>eloine</text:p>
          </table:table-cell>
          <table:table-cell table:formula="of:=IF([.C507] = [.J507]; &quot;TRUE&quot;; &quot;FALSE&quot;)" office:value-type="string" office:string-value="TRUE" calcext:value-type="string">
            <text:p>TRUE</text:p>
          </table:table-cell>
          <table:table-cell office:value-type="string" calcext:value-type="string">
            <text:p>eloine Archives - The Lowdown</text:p>
          </table:table-cell>
          <table:table-cell table:formula="of:=IF([.D507] = [.L507]; &quot;TRUE&quot;; &quot;FALSE&quot;)" office:value-type="string" office:string-value="TRUE" calcext:value-type="string">
            <text:p>TRUE</text:p>
          </table:table-cell>
          <table:table-cell office:value-type="string" calcext:value-type="string">
            <text:p>N/A</text:p>
          </table:table-cell>
          <table:table-cell table:formula="of:=IF([.E507] = [.N507]; &quot;TRUE&quot;; &quot;FALSE&quot;)" office:value-type="string" office:string-value="TRUE" calcext:value-type="string">
            <text:p>TRUE</text:p>
          </table:table-cell>
          <table:table-cell office:value-type="string" calcext:value-type="string">
            <text:p>/blog/tag/eloine</text:p>
          </table:table-cell>
          <table:table-cell table:formula="of:=IF([.F507] = [.P507]; &quot;TRUE&quot;; &quot;FALSE&quot;)" office:value-type="string" office:string-value="TRUE" calcext:value-type="string">
            <text:p>TRUE</text:p>
          </table:table-cell>
        </table:table-row>
        <table:table-row table:style-name="ro1">
          <table:table-cell office:value-type="string" calcext:value-type="string">
            <text:p>https://blog.thelowdown.com/blog/tag/desogestrel</text:p>
          </table:table-cell>
          <table:table-cell office:value-type="string" calcext:value-type="string">
            <text:p>/blog/tag/desogestrel</text:p>
          </table:table-cell>
          <table:table-cell office:value-type="string" calcext:value-type="string">
            <text:p>desogestrel</text:p>
          </table:table-cell>
          <table:table-cell office:value-type="string" calcext:value-type="string">
            <text:p>desogestrel Archives - The Lowdown</text:p>
          </table:table-cell>
          <table:table-cell office:value-type="string" calcext:value-type="string">
            <text:p>N/A</text:p>
          </table:table-cell>
          <table:table-cell office:value-type="string" calcext:value-type="string">
            <text:p>/blog/tag/desogestrel</text:p>
          </table:table-cell>
          <table:table-cell office:value-type="string" calcext:value-type="string">
            <text:p>http://localhost/thelowdown/wp/blog/tag/desogestrel</text:p>
          </table:table-cell>
          <table:table-cell office:value-type="string" calcext:value-type="string">
            <text:p>/blog/tag/desogestrel</text:p>
          </table:table-cell>
          <table:table-cell table:formula="of:=IF([.B508] = [.H508]; &quot;TRUE&quot;; &quot;FALSE&quot;)" office:value-type="string" office:string-value="TRUE" calcext:value-type="string">
            <text:p>TRUE</text:p>
          </table:table-cell>
          <table:table-cell office:value-type="string" calcext:value-type="string">
            <text:p>desogestrel</text:p>
          </table:table-cell>
          <table:table-cell table:formula="of:=IF([.C508] = [.J508]; &quot;TRUE&quot;; &quot;FALSE&quot;)" office:value-type="string" office:string-value="TRUE" calcext:value-type="string">
            <text:p>TRUE</text:p>
          </table:table-cell>
          <table:table-cell office:value-type="string" calcext:value-type="string">
            <text:p>desogestrel Archives - The Lowdown</text:p>
          </table:table-cell>
          <table:table-cell table:formula="of:=IF([.D508] = [.L508]; &quot;TRUE&quot;; &quot;FALSE&quot;)" office:value-type="string" office:string-value="TRUE" calcext:value-type="string">
            <text:p>TRUE</text:p>
          </table:table-cell>
          <table:table-cell office:value-type="string" calcext:value-type="string">
            <text:p>N/A</text:p>
          </table:table-cell>
          <table:table-cell table:formula="of:=IF([.E508] = [.N508]; &quot;TRUE&quot;; &quot;FALSE&quot;)" office:value-type="string" office:string-value="TRUE" calcext:value-type="string">
            <text:p>TRUE</text:p>
          </table:table-cell>
          <table:table-cell office:value-type="string" calcext:value-type="string">
            <text:p>/blog/tag/desogestrel</text:p>
          </table:table-cell>
          <table:table-cell table:formula="of:=IF([.F508] = [.P508]; &quot;TRUE&quot;; &quot;FALSE&quot;)" office:value-type="string" office:string-value="TRUE" calcext:value-type="string">
            <text:p>TRUE</text:p>
          </table:table-cell>
        </table:table-row>
        <table:table-row table:style-name="ro1">
          <table:table-cell office:value-type="string" calcext:value-type="string">
            <text:p>https://blog.thelowdown.com/blog/tag/hair-loss</text:p>
          </table:table-cell>
          <table:table-cell office:value-type="string" calcext:value-type="string">
            <text:p>/blog/tag/hair-loss</text:p>
          </table:table-cell>
          <table:table-cell office:value-type="string" calcext:value-type="string">
            <text:p>hair-loss</text:p>
          </table:table-cell>
          <table:table-cell office:value-type="string" calcext:value-type="string">
            <text:p>hair loss Archives - The Lowdown</text:p>
          </table:table-cell>
          <table:table-cell office:value-type="string" calcext:value-type="string">
            <text:p>N/A</text:p>
          </table:table-cell>
          <table:table-cell office:value-type="string" calcext:value-type="string">
            <text:p>/blog/tag/hair-loss</text:p>
          </table:table-cell>
          <table:table-cell office:value-type="string" calcext:value-type="string">
            <text:p>http://localhost/thelowdown/wp/blog/tag/hair-loss</text:p>
          </table:table-cell>
          <table:table-cell office:value-type="string" calcext:value-type="string">
            <text:p>/blog/tag/hair-loss</text:p>
          </table:table-cell>
          <table:table-cell table:formula="of:=IF([.B509] = [.H509]; &quot;TRUE&quot;; &quot;FALSE&quot;)" office:value-type="string" office:string-value="TRUE" calcext:value-type="string">
            <text:p>TRUE</text:p>
          </table:table-cell>
          <table:table-cell office:value-type="string" calcext:value-type="string">
            <text:p>hair-loss</text:p>
          </table:table-cell>
          <table:table-cell table:formula="of:=IF([.C509] = [.J509]; &quot;TRUE&quot;; &quot;FALSE&quot;)" office:value-type="string" office:string-value="TRUE" calcext:value-type="string">
            <text:p>TRUE</text:p>
          </table:table-cell>
          <table:table-cell office:value-type="string" calcext:value-type="string">
            <text:p>hair loss Archives - The Lowdown</text:p>
          </table:table-cell>
          <table:table-cell table:formula="of:=IF([.D509] = [.L509]; &quot;TRUE&quot;; &quot;FALSE&quot;)" office:value-type="string" office:string-value="TRUE" calcext:value-type="string">
            <text:p>TRUE</text:p>
          </table:table-cell>
          <table:table-cell office:value-type="string" calcext:value-type="string">
            <text:p>N/A</text:p>
          </table:table-cell>
          <table:table-cell table:formula="of:=IF([.E509] = [.N509]; &quot;TRUE&quot;; &quot;FALSE&quot;)" office:value-type="string" office:string-value="TRUE" calcext:value-type="string">
            <text:p>TRUE</text:p>
          </table:table-cell>
          <table:table-cell office:value-type="string" calcext:value-type="string">
            <text:p>/blog/tag/hair-loss</text:p>
          </table:table-cell>
          <table:table-cell table:formula="of:=IF([.F509] = [.P509]; &quot;TRUE&quot;; &quot;FALSE&quot;)" office:value-type="string" office:string-value="TRUE" calcext:value-type="string">
            <text:p>TRUE</text:p>
          </table:table-cell>
        </table:table-row>
        <table:table-row table:style-name="ro1">
          <table:table-cell office:value-type="string" calcext:value-type="string">
            <text:p>https://blog.thelowdown.com/blog/share-your-coil-fitting-experience-survey</text:p>
          </table:table-cell>
          <table:table-cell office:value-type="string" calcext:value-type="string">
            <text:p>/blog/share-your-coil-fitting-experience-survey</text:p>
          </table:table-cell>
          <table:table-cell office:value-type="string" calcext:value-type="string">
            <text:p>share-your-coil-fitting-experience-survey</text:p>
          </table:table-cell>
          <table:table-cell office:value-type="string" calcext:value-type="string">
            <text:p>Share Your Coil Fitting Experience In Our Survey | The Lowdown</text:p>
          </table:table-cell>
          <table:table-cell office:value-type="string" calcext:value-type="string">
            <text:p>The Lowdown are conducting a survey gathering experiences of people who have had either a hormonal or copper coil fitted.</text:p>
          </table:table-cell>
          <table:table-cell office:value-type="string" calcext:value-type="string">
            <text:p>https://thelowdown.com/blog/share-your-coil-fitting-experience-survey</text:p>
          </table:table-cell>
          <table:table-cell office:value-type="string" calcext:value-type="string">
            <text:p>http://localhost/thelowdown/wp/blog/share-your-coil-fitting-experience-survey</text:p>
          </table:table-cell>
          <table:table-cell office:value-type="string" calcext:value-type="string">
            <text:p>/blog/share-your-coil-fitting-experience-survey</text:p>
          </table:table-cell>
          <table:table-cell table:formula="of:=IF([.B510] = [.H510]; &quot;TRUE&quot;; &quot;FALSE&quot;)" office:value-type="string" office:string-value="TRUE" calcext:value-type="string">
            <text:p>TRUE</text:p>
          </table:table-cell>
          <table:table-cell office:value-type="string" calcext:value-type="string">
            <text:p>share-your-coil-fitting-experience-survey</text:p>
          </table:table-cell>
          <table:table-cell table:formula="of:=IF([.C510] = [.J510]; &quot;TRUE&quot;; &quot;FALSE&quot;)" office:value-type="string" office:string-value="TRUE" calcext:value-type="string">
            <text:p>TRUE</text:p>
          </table:table-cell>
          <table:table-cell office:value-type="string" calcext:value-type="string">
            <text:p>Share Your Coil Fitting Experience In Our Survey | The Lowdown</text:p>
          </table:table-cell>
          <table:table-cell table:formula="of:=IF([.D510] = [.L510]; &quot;TRUE&quot;; &quot;FALSE&quot;)" office:value-type="string" office:string-value="TRUE" calcext:value-type="string">
            <text:p>TRUE</text:p>
          </table:table-cell>
          <table:table-cell office:value-type="string" calcext:value-type="string">
            <text:p>The Lowdown are conducting a survey gathering experiences of people who have had either a hormonal or copper coil fitted.</text:p>
          </table:table-cell>
          <table:table-cell table:formula="of:=IF([.E510] = [.N510]; &quot;TRUE&quot;; &quot;FALSE&quot;)" office:value-type="string" office:string-value="TRUE" calcext:value-type="string">
            <text:p>TRUE</text:p>
          </table:table-cell>
          <table:table-cell office:value-type="string" calcext:value-type="string">
            <text:p>https://thelowdown.com/blog/share-your-coil-fitting-experience-survey</text:p>
          </table:table-cell>
          <table:table-cell table:formula="of:=IF([.F510] = [.P510]; &quot;TRUE&quot;; &quot;FALSE&quot;)" office:value-type="string" office:string-value="TRUE" calcext:value-type="string">
            <text:p>TRUE</text:p>
          </table:table-cell>
        </table:table-row>
        <table:table-row table:style-name="ro1">
          <table:table-cell office:value-type="string" calcext:value-type="string">
            <text:p>https://blog.thelowdown.com/blog/tag/everything-you-need-to-know-about-slynd-the-new-progestogen-only-pill</text:p>
          </table:table-cell>
          <table:table-cell office:value-type="string" calcext:value-type="string">
            <text:p>/blog/tag/everything-you-need-to-know-about-slynd-the-new-progestogen-only-pill</text:p>
          </table:table-cell>
          <table:table-cell office:value-type="string" calcext:value-type="string">
            <text:p>everything-you-need-to-know-about-slynd-the-new-progestogen-only-pill</text:p>
          </table:table-cell>
          <table:table-cell office:value-type="string" calcext:value-type="string">
            <text:p>Everything you need to know about Slynd: The new progestogen-only pill Archives - The Lowdown</text:p>
          </table:table-cell>
          <table:table-cell office:value-type="string" calcext:value-type="string">
            <text:p>N/A</text:p>
          </table:table-cell>
          <table:table-cell office:value-type="string" calcext:value-type="string">
            <text:p>/blog/tag/everything-you-need-to-know-about-slynd-the-new-progestogen-only-pill</text:p>
          </table:table-cell>
          <table:table-cell office:value-type="string" calcext:value-type="string">
            <text:p>http://localhost/thelowdown/wp/blog/tag/everything-you-need-to-know-about-slynd-the-new-progestogen-only-pill</text:p>
          </table:table-cell>
          <table:table-cell office:value-type="string" calcext:value-type="string">
            <text:p>/blog/tag/everything-you-need-to-know-about-slynd-the-new-progestogen-only-pill</text:p>
          </table:table-cell>
          <table:table-cell table:formula="of:=IF([.B511] = [.H511]; &quot;TRUE&quot;; &quot;FALSE&quot;)" office:value-type="string" office:string-value="TRUE" calcext:value-type="string">
            <text:p>TRUE</text:p>
          </table:table-cell>
          <table:table-cell office:value-type="string" calcext:value-type="string">
            <text:p>everything-you-need-to-know-about-slynd-the-new-progestogen-only-pill</text:p>
          </table:table-cell>
          <table:table-cell table:formula="of:=IF([.C511] = [.J511]; &quot;TRUE&quot;; &quot;FALSE&quot;)" office:value-type="string" office:string-value="TRUE" calcext:value-type="string">
            <text:p>TRUE</text:p>
          </table:table-cell>
          <table:table-cell office:value-type="string" calcext:value-type="string">
            <text:p>Everything you need to know about Slynd: The new progestogen-only pill Archives - The Lowdown</text:p>
          </table:table-cell>
          <table:table-cell table:formula="of:=IF([.D511] = [.L511]; &quot;TRUE&quot;; &quot;FALSE&quot;)" office:value-type="string" office:string-value="TRUE" calcext:value-type="string">
            <text:p>TRUE</text:p>
          </table:table-cell>
          <table:table-cell office:value-type="string" calcext:value-type="string">
            <text:p>N/A</text:p>
          </table:table-cell>
          <table:table-cell table:formula="of:=IF([.E511] = [.N511]; &quot;TRUE&quot;; &quot;FALSE&quot;)" office:value-type="string" office:string-value="TRUE" calcext:value-type="string">
            <text:p>TRUE</text:p>
          </table:table-cell>
          <table:table-cell office:value-type="string" calcext:value-type="string">
            <text:p>/blog/tag/everything-you-need-to-know-about-slynd-the-new-progestogen-only-pill</text:p>
          </table:table-cell>
          <table:table-cell table:formula="of:=IF([.F511] = [.P511]; &quot;TRUE&quot;; &quot;FALSE&quot;)" office:value-type="string" office:string-value="TRUE" calcext:value-type="string">
            <text:p>TRUE</text:p>
          </table:table-cell>
        </table:table-row>
        <table:table-row table:style-name="ro1">
          <table:table-cell office:value-type="string" calcext:value-type="string">
            <text:p>https://blog.thelowdown.com/blog/tag/dr-fran-yarlett</text:p>
          </table:table-cell>
          <table:table-cell office:value-type="string" calcext:value-type="string">
            <text:p>/blog/tag/dr-fran-yarlett</text:p>
          </table:table-cell>
          <table:table-cell office:value-type="string" calcext:value-type="string">
            <text:p>dr-fran-yarlett</text:p>
          </table:table-cell>
          <table:table-cell office:value-type="string" calcext:value-type="string">
            <text:p>Dr Fran Yarlett Archives - The Lowdown</text:p>
          </table:table-cell>
          <table:table-cell office:value-type="string" calcext:value-type="string">
            <text:p>N/A</text:p>
          </table:table-cell>
          <table:table-cell office:value-type="string" calcext:value-type="string">
            <text:p>/blog/tag/dr-fran-yarlett</text:p>
          </table:table-cell>
          <table:table-cell office:value-type="string" calcext:value-type="string">
            <text:p>http://localhost/thelowdown/wp/blog/tag/dr-fran-yarlett</text:p>
          </table:table-cell>
          <table:table-cell office:value-type="string" calcext:value-type="string">
            <text:p>/blog/tag/dr-fran-yarlett</text:p>
          </table:table-cell>
          <table:table-cell table:formula="of:=IF([.B512] = [.H512]; &quot;TRUE&quot;; &quot;FALSE&quot;)" office:value-type="string" office:string-value="TRUE" calcext:value-type="string">
            <text:p>TRUE</text:p>
          </table:table-cell>
          <table:table-cell office:value-type="string" calcext:value-type="string">
            <text:p>dr-fran-yarlett</text:p>
          </table:table-cell>
          <table:table-cell table:formula="of:=IF([.C512] = [.J512]; &quot;TRUE&quot;; &quot;FALSE&quot;)" office:value-type="string" office:string-value="TRUE" calcext:value-type="string">
            <text:p>TRUE</text:p>
          </table:table-cell>
          <table:table-cell office:value-type="string" calcext:value-type="string">
            <text:p>Dr Fran Yarlett Archives - The Lowdown</text:p>
          </table:table-cell>
          <table:table-cell table:formula="of:=IF([.D512] = [.L512]; &quot;TRUE&quot;; &quot;FALSE&quot;)" office:value-type="string" office:string-value="TRUE" calcext:value-type="string">
            <text:p>TRUE</text:p>
          </table:table-cell>
          <table:table-cell office:value-type="string" calcext:value-type="string">
            <text:p>N/A</text:p>
          </table:table-cell>
          <table:table-cell table:formula="of:=IF([.E512] = [.N512]; &quot;TRUE&quot;; &quot;FALSE&quot;)" office:value-type="string" office:string-value="TRUE" calcext:value-type="string">
            <text:p>TRUE</text:p>
          </table:table-cell>
          <table:table-cell office:value-type="string" calcext:value-type="string">
            <text:p>/blog/tag/dr-fran-yarlett</text:p>
          </table:table-cell>
          <table:table-cell table:formula="of:=IF([.F512] = [.P512]; &quot;TRUE&quot;; &quot;FALSE&quot;)" office:value-type="string" office:string-value="TRUE" calcext:value-type="string">
            <text:p>TRUE</text:p>
          </table:table-cell>
        </table:table-row>
        <table:table-row table:style-name="ro1">
          <table:table-cell office:value-type="string" calcext:value-type="string">
            <text:p>https://blog.thelowdown.com/blog/tag/cerelle</text:p>
          </table:table-cell>
          <table:table-cell office:value-type="string" calcext:value-type="string">
            <text:p>/blog/tag/cerelle</text:p>
          </table:table-cell>
          <table:table-cell office:value-type="string" calcext:value-type="string">
            <text:p>cerelle</text:p>
          </table:table-cell>
          <table:table-cell office:value-type="string" calcext:value-type="string">
            <text:p>cerelle Archives - The Lowdown</text:p>
          </table:table-cell>
          <table:table-cell office:value-type="string" calcext:value-type="string">
            <text:p>N/A</text:p>
          </table:table-cell>
          <table:table-cell office:value-type="string" calcext:value-type="string">
            <text:p>/blog/tag/cerelle</text:p>
          </table:table-cell>
          <table:table-cell office:value-type="string" calcext:value-type="string">
            <text:p>http://localhost/thelowdown/wp/blog/tag/cerelle</text:p>
          </table:table-cell>
          <table:table-cell office:value-type="string" calcext:value-type="string">
            <text:p>/blog/tag/cerelle</text:p>
          </table:table-cell>
          <table:table-cell table:formula="of:=IF([.B513] = [.H513]; &quot;TRUE&quot;; &quot;FALSE&quot;)" office:value-type="string" office:string-value="TRUE" calcext:value-type="string">
            <text:p>TRUE</text:p>
          </table:table-cell>
          <table:table-cell office:value-type="string" calcext:value-type="string">
            <text:p>cerelle</text:p>
          </table:table-cell>
          <table:table-cell table:formula="of:=IF([.C513] = [.J513]; &quot;TRUE&quot;; &quot;FALSE&quot;)" office:value-type="string" office:string-value="TRUE" calcext:value-type="string">
            <text:p>TRUE</text:p>
          </table:table-cell>
          <table:table-cell office:value-type="string" calcext:value-type="string">
            <text:p>cerelle Archives - The Lowdown</text:p>
          </table:table-cell>
          <table:table-cell table:formula="of:=IF([.D513] = [.L513]; &quot;TRUE&quot;; &quot;FALSE&quot;)" office:value-type="string" office:string-value="TRUE" calcext:value-type="string">
            <text:p>TRUE</text:p>
          </table:table-cell>
          <table:table-cell office:value-type="string" calcext:value-type="string">
            <text:p>N/A</text:p>
          </table:table-cell>
          <table:table-cell table:formula="of:=IF([.E513] = [.N513]; &quot;TRUE&quot;; &quot;FALSE&quot;)" office:value-type="string" office:string-value="TRUE" calcext:value-type="string">
            <text:p>TRUE</text:p>
          </table:table-cell>
          <table:table-cell office:value-type="string" calcext:value-type="string">
            <text:p>/blog/tag/cerelle</text:p>
          </table:table-cell>
          <table:table-cell table:formula="of:=IF([.F513] = [.P513]; &quot;TRUE&quot;; &quot;FALSE&quot;)" office:value-type="string" office:string-value="TRUE" calcext:value-type="string">
            <text:p>TRUE</text:p>
          </table:table-cell>
        </table:table-row>
        <table:table-row table:style-name="ro1">
          <table:table-cell office:value-type="string" calcext:value-type="string">
            <text:p>https://blog.thelowdown.com/blog/tag/birth-control-pill</text:p>
          </table:table-cell>
          <table:table-cell office:value-type="string" calcext:value-type="string">
            <text:p>/blog/tag/birth-control-pill</text:p>
          </table:table-cell>
          <table:table-cell office:value-type="string" calcext:value-type="string">
            <text:p>birth-control-pill</text:p>
          </table:table-cell>
          <table:table-cell office:value-type="string" calcext:value-type="string">
            <text:p>birth control pill Archives - The Lowdown</text:p>
          </table:table-cell>
          <table:table-cell office:value-type="string" calcext:value-type="string">
            <text:p>N/A</text:p>
          </table:table-cell>
          <table:table-cell office:value-type="string" calcext:value-type="string">
            <text:p>/blog/tag/birth-control-pill</text:p>
          </table:table-cell>
          <table:table-cell office:value-type="string" calcext:value-type="string">
            <text:p>http://localhost/thelowdown/wp/blog/tag/birth-control-pill</text:p>
          </table:table-cell>
          <table:table-cell office:value-type="string" calcext:value-type="string">
            <text:p>/blog/tag/birth-control-pill</text:p>
          </table:table-cell>
          <table:table-cell table:formula="of:=IF([.B514] = [.H514]; &quot;TRUE&quot;; &quot;FALSE&quot;)" office:value-type="string" office:string-value="TRUE" calcext:value-type="string">
            <text:p>TRUE</text:p>
          </table:table-cell>
          <table:table-cell office:value-type="string" calcext:value-type="string">
            <text:p>birth-control-pill</text:p>
          </table:table-cell>
          <table:table-cell table:formula="of:=IF([.C514] = [.J514]; &quot;TRUE&quot;; &quot;FALSE&quot;)" office:value-type="string" office:string-value="TRUE" calcext:value-type="string">
            <text:p>TRUE</text:p>
          </table:table-cell>
          <table:table-cell office:value-type="string" calcext:value-type="string">
            <text:p>birth control pill Archives - The Lowdown</text:p>
          </table:table-cell>
          <table:table-cell table:formula="of:=IF([.D514] = [.L514]; &quot;TRUE&quot;; &quot;FALSE&quot;)" office:value-type="string" office:string-value="TRUE" calcext:value-type="string">
            <text:p>TRUE</text:p>
          </table:table-cell>
          <table:table-cell office:value-type="string" calcext:value-type="string">
            <text:p>N/A</text:p>
          </table:table-cell>
          <table:table-cell table:formula="of:=IF([.E514] = [.N514]; &quot;TRUE&quot;; &quot;FALSE&quot;)" office:value-type="string" office:string-value="TRUE" calcext:value-type="string">
            <text:p>TRUE</text:p>
          </table:table-cell>
          <table:table-cell office:value-type="string" calcext:value-type="string">
            <text:p>/blog/tag/birth-control-pill</text:p>
          </table:table-cell>
          <table:table-cell table:formula="of:=IF([.F514] = [.P514]; &quot;TRUE&quot;; &quot;FALSE&quot;)" office:value-type="string" office:string-value="TRUE" calcext:value-type="string">
            <text:p>TRUE</text:p>
          </table:table-cell>
        </table:table-row>
        <table:table-row table:style-name="ro1">
          <table:table-cell office:value-type="string" calcext:value-type="string">
            <text:p>https://blog.thelowdown.com/blog/progesterone-and-hrt</text:p>
          </table:table-cell>
          <table:table-cell office:value-type="string" calcext:value-type="string">
            <text:p>/blog/progesterone-and-hrt</text:p>
          </table:table-cell>
          <table:table-cell office:value-type="string" calcext:value-type="string">
            <text:p>progesterone-and-hrt</text:p>
          </table:table-cell>
          <table:table-cell office:value-type="string" calcext:value-type="string">
            <text:p>Progesterone and HRT : The facts | The Lowdown</text:p>
          </table:table-cell>
          <table:table-cell office:value-type="string" calcext:value-type="string">
            <text:p>Get the lowdown on what HRT is, how progesterone works as a form of HRT and the side effects of using progesterone to help menopausal symptoms</text:p>
          </table:table-cell>
          <table:table-cell office:value-type="string" calcext:value-type="string">
            <text:p>https://thelowdown.com/blog/progesterone-and-hrt</text:p>
          </table:table-cell>
          <table:table-cell office:value-type="string" calcext:value-type="string">
            <text:p>http://localhost/thelowdown/wp/blog/progesterone-and-hrt</text:p>
          </table:table-cell>
          <table:table-cell office:value-type="string" calcext:value-type="string">
            <text:p>/blog/progesterone-and-hrt</text:p>
          </table:table-cell>
          <table:table-cell table:formula="of:=IF([.B515] = [.H515]; &quot;TRUE&quot;; &quot;FALSE&quot;)" office:value-type="string" office:string-value="TRUE" calcext:value-type="string">
            <text:p>TRUE</text:p>
          </table:table-cell>
          <table:table-cell office:value-type="string" calcext:value-type="string">
            <text:p>progesterone-and-hrt</text:p>
          </table:table-cell>
          <table:table-cell table:formula="of:=IF([.C515] = [.J515]; &quot;TRUE&quot;; &quot;FALSE&quot;)" office:value-type="string" office:string-value="TRUE" calcext:value-type="string">
            <text:p>TRUE</text:p>
          </table:table-cell>
          <table:table-cell office:value-type="string" calcext:value-type="string">
            <text:p>Progesterone and HRT : The facts | The Lowdown</text:p>
          </table:table-cell>
          <table:table-cell table:formula="of:=IF([.D515] = [.L515]; &quot;TRUE&quot;; &quot;FALSE&quot;)" office:value-type="string" office:string-value="TRUE" calcext:value-type="string">
            <text:p>TRUE</text:p>
          </table:table-cell>
          <table:table-cell office:value-type="string" calcext:value-type="string">
            <text:p>Get the lowdown on what HRT is, how progesterone works as a form of HRT and the side effects of using progesterone to help menopausal symptoms</text:p>
          </table:table-cell>
          <table:table-cell table:formula="of:=IF([.E515] = [.N515]; &quot;TRUE&quot;; &quot;FALSE&quot;)" office:value-type="string" office:string-value="TRUE" calcext:value-type="string">
            <text:p>TRUE</text:p>
          </table:table-cell>
          <table:table-cell office:value-type="string" calcext:value-type="string">
            <text:p>https://thelowdown.com/blog/progesterone-and-hrt</text:p>
          </table:table-cell>
          <table:table-cell table:formula="of:=IF([.F515] = [.P515]; &quot;TRUE&quot;; &quot;FALSE&quot;)" office:value-type="string" office:string-value="TRUE" calcext:value-type="string">
            <text:p>TRUE</text:p>
          </table:table-cell>
        </table:table-row>
        <table:table-row table:style-name="ro1">
          <table:table-cell office:value-type="string" calcext:value-type="string">
            <text:p>https://blog.thelowdown.com/blog/tag/li-sa-choo</text:p>
          </table:table-cell>
          <table:table-cell office:value-type="string" calcext:value-type="string">
            <text:p>/blog/tag/li-sa-choo</text:p>
          </table:table-cell>
          <table:table-cell office:value-type="string" calcext:value-type="string">
            <text:p>li-sa-choo</text:p>
          </table:table-cell>
          <table:table-cell office:value-type="string" calcext:value-type="string">
            <text:p>Li Sa Choo Archives - The Lowdown</text:p>
          </table:table-cell>
          <table:table-cell office:value-type="string" calcext:value-type="string">
            <text:p>N/A</text:p>
          </table:table-cell>
          <table:table-cell office:value-type="string" calcext:value-type="string">
            <text:p>/blog/tag/li-sa-choo</text:p>
          </table:table-cell>
          <table:table-cell office:value-type="string" calcext:value-type="string">
            <text:p>http://localhost/thelowdown/wp/blog/tag/li-sa-choo</text:p>
          </table:table-cell>
          <table:table-cell office:value-type="string" calcext:value-type="string">
            <text:p>/blog/tag/li-sa-choo</text:p>
          </table:table-cell>
          <table:table-cell table:formula="of:=IF([.B516] = [.H516]; &quot;TRUE&quot;; &quot;FALSE&quot;)" office:value-type="string" office:string-value="TRUE" calcext:value-type="string">
            <text:p>TRUE</text:p>
          </table:table-cell>
          <table:table-cell office:value-type="string" calcext:value-type="string">
            <text:p>li-sa-choo</text:p>
          </table:table-cell>
          <table:table-cell table:formula="of:=IF([.C516] = [.J516]; &quot;TRUE&quot;; &quot;FALSE&quot;)" office:value-type="string" office:string-value="TRUE" calcext:value-type="string">
            <text:p>TRUE</text:p>
          </table:table-cell>
          <table:table-cell office:value-type="string" calcext:value-type="string">
            <text:p>Li Sa Choo Archives - The Lowdown</text:p>
          </table:table-cell>
          <table:table-cell table:formula="of:=IF([.D516] = [.L516]; &quot;TRUE&quot;; &quot;FALSE&quot;)" office:value-type="string" office:string-value="TRUE" calcext:value-type="string">
            <text:p>TRUE</text:p>
          </table:table-cell>
          <table:table-cell office:value-type="string" calcext:value-type="string">
            <text:p>N/A</text:p>
          </table:table-cell>
          <table:table-cell table:formula="of:=IF([.E516] = [.N516]; &quot;TRUE&quot;; &quot;FALSE&quot;)" office:value-type="string" office:string-value="TRUE" calcext:value-type="string">
            <text:p>TRUE</text:p>
          </table:table-cell>
          <table:table-cell office:value-type="string" calcext:value-type="string">
            <text:p>/blog/tag/li-sa-choo</text:p>
          </table:table-cell>
          <table:table-cell table:formula="of:=IF([.F516] = [.P516]; &quot;TRUE&quot;; &quot;FALSE&quot;)" office:value-type="string" office:string-value="TRUE" calcext:value-type="string">
            <text:p>TRUE</text:p>
          </table:table-cell>
        </table:table-row>
        <table:table-row table:style-name="ro1">
          <table:table-cell office:value-type="string" calcext:value-type="string">
            <text:p>https://blog.thelowdown.com/blog/pcos-treatments</text:p>
          </table:table-cell>
          <table:table-cell office:value-type="string" calcext:value-type="string">
            <text:p>/blog/pcos-treatments</text:p>
          </table:table-cell>
          <table:table-cell office:value-type="string" calcext:value-type="string">
            <text:p>pcos-treatments</text:p>
          </table:table-cell>
          <table:table-cell office:value-type="string" calcext:value-type="string">
            <text:p>PCOS Treatments Explained by Doctors - The Lowdown</text:p>
          </table:table-cell>
          <table:table-cell office:value-type="string" calcext:value-type="string">
            <text:p>Get the lowdown on the best pcos treatments, with expert medical advice from our doctors and self-reported data from our PCOS community.</text:p>
          </table:table-cell>
          <table:table-cell office:value-type="string" calcext:value-type="string">
            <text:p>https://thelowdown.com/blog/pcos-treatments</text:p>
          </table:table-cell>
          <table:table-cell office:value-type="string" calcext:value-type="string">
            <text:p>http://localhost/thelowdown/wp/blog/pcos-treatments</text:p>
          </table:table-cell>
          <table:table-cell office:value-type="string" calcext:value-type="string">
            <text:p>/blog/pcos-treatments</text:p>
          </table:table-cell>
          <table:table-cell table:formula="of:=IF([.B517] = [.H517]; &quot;TRUE&quot;; &quot;FALSE&quot;)" office:value-type="string" office:string-value="TRUE" calcext:value-type="string">
            <text:p>TRUE</text:p>
          </table:table-cell>
          <table:table-cell office:value-type="string" calcext:value-type="string">
            <text:p>pcos-treatments</text:p>
          </table:table-cell>
          <table:table-cell table:formula="of:=IF([.C517] = [.J517]; &quot;TRUE&quot;; &quot;FALSE&quot;)" office:value-type="string" office:string-value="TRUE" calcext:value-type="string">
            <text:p>TRUE</text:p>
          </table:table-cell>
          <table:table-cell office:value-type="string" calcext:value-type="string">
            <text:p>PCOS Treatments Explained by Doctors - The Lowdown</text:p>
          </table:table-cell>
          <table:table-cell table:formula="of:=IF([.D517] = [.L517]; &quot;TRUE&quot;; &quot;FALSE&quot;)" office:value-type="string" office:string-value="TRUE" calcext:value-type="string">
            <text:p>TRUE</text:p>
          </table:table-cell>
          <table:table-cell office:value-type="string" calcext:value-type="string">
            <text:p>Get the lowdown on the best pcos treatments, with expert medical advice from our doctors and self-reported data from our PCOS community.</text:p>
          </table:table-cell>
          <table:table-cell table:formula="of:=IF([.E517] = [.N517]; &quot;TRUE&quot;; &quot;FALSE&quot;)" office:value-type="string" office:string-value="TRUE" calcext:value-type="string">
            <text:p>TRUE</text:p>
          </table:table-cell>
          <table:table-cell office:value-type="string" calcext:value-type="string">
            <text:p>https://thelowdown.com/blog/pcos-treatments</text:p>
          </table:table-cell>
          <table:table-cell table:formula="of:=IF([.F517] = [.P517]; &quot;TRUE&quot;; &quot;FALSE&quot;)" office:value-type="string" office:string-value="TRUE" calcext:value-type="string">
            <text:p>TRUE</text:p>
          </table:table-cell>
        </table:table-row>
        <table:table-row table:style-name="ro1">
          <table:table-cell office:value-type="string" calcext:value-type="string">
            <text:p>https://blog.thelowdown.com/blog/tag/jess-catchpole</text:p>
          </table:table-cell>
          <table:table-cell office:value-type="string" calcext:value-type="string">
            <text:p>/blog/tag/jess-catchpole</text:p>
          </table:table-cell>
          <table:table-cell office:value-type="string" calcext:value-type="string">
            <text:p>jess-catchpole</text:p>
          </table:table-cell>
          <table:table-cell office:value-type="string" calcext:value-type="string">
            <text:p>Jess Catchpole Archives - The Lowdown</text:p>
          </table:table-cell>
          <table:table-cell office:value-type="string" calcext:value-type="string">
            <text:p>N/A</text:p>
          </table:table-cell>
          <table:table-cell office:value-type="string" calcext:value-type="string">
            <text:p>/blog/tag/jess-catchpole</text:p>
          </table:table-cell>
          <table:table-cell office:value-type="string" calcext:value-type="string">
            <text:p>http://localhost/thelowdown/wp/blog/tag/jess-catchpole</text:p>
          </table:table-cell>
          <table:table-cell office:value-type="string" calcext:value-type="string">
            <text:p>/blog/tag/jess-catchpole</text:p>
          </table:table-cell>
          <table:table-cell table:formula="of:=IF([.B518] = [.H518]; &quot;TRUE&quot;; &quot;FALSE&quot;)" office:value-type="string" office:string-value="TRUE" calcext:value-type="string">
            <text:p>TRUE</text:p>
          </table:table-cell>
          <table:table-cell office:value-type="string" calcext:value-type="string">
            <text:p>jess-catchpole</text:p>
          </table:table-cell>
          <table:table-cell table:formula="of:=IF([.C518] = [.J518]; &quot;TRUE&quot;; &quot;FALSE&quot;)" office:value-type="string" office:string-value="TRUE" calcext:value-type="string">
            <text:p>TRUE</text:p>
          </table:table-cell>
          <table:table-cell office:value-type="string" calcext:value-type="string">
            <text:p>Jess Catchpole Archives - The Lowdown</text:p>
          </table:table-cell>
          <table:table-cell table:formula="of:=IF([.D518] = [.L518]; &quot;TRUE&quot;; &quot;FALSE&quot;)" office:value-type="string" office:string-value="TRUE" calcext:value-type="string">
            <text:p>TRUE</text:p>
          </table:table-cell>
          <table:table-cell office:value-type="string" calcext:value-type="string">
            <text:p>N/A</text:p>
          </table:table-cell>
          <table:table-cell table:formula="of:=IF([.E518] = [.N518]; &quot;TRUE&quot;; &quot;FALSE&quot;)" office:value-type="string" office:string-value="TRUE" calcext:value-type="string">
            <text:p>TRUE</text:p>
          </table:table-cell>
          <table:table-cell office:value-type="string" calcext:value-type="string">
            <text:p>/blog/tag/jess-catchpole</text:p>
          </table:table-cell>
          <table:table-cell table:formula="of:=IF([.F518] = [.P518]; &quot;TRUE&quot;; &quot;FALSE&quot;)" office:value-type="string" office:string-value="TRUE" calcext:value-type="string">
            <text:p>TRUE</text:p>
          </table:table-cell>
        </table:table-row>
        <table:table-row table:style-name="ro1">
          <table:table-cell office:value-type="string" calcext:value-type="string">
            <text:p>https://blog.thelowdown.com/blog/tag/mirena-coil</text:p>
          </table:table-cell>
          <table:table-cell office:value-type="string" calcext:value-type="string">
            <text:p>/blog/tag/mirena-coil</text:p>
          </table:table-cell>
          <table:table-cell office:value-type="string" calcext:value-type="string">
            <text:p>mirena-coil</text:p>
          </table:table-cell>
          <table:table-cell office:value-type="string" calcext:value-type="string">
            <text:p>Mirena coil Archives - The Lowdown</text:p>
          </table:table-cell>
          <table:table-cell office:value-type="string" calcext:value-type="string">
            <text:p>N/A</text:p>
          </table:table-cell>
          <table:table-cell office:value-type="string" calcext:value-type="string">
            <text:p>/blog/tag/mirena-coil</text:p>
          </table:table-cell>
          <table:table-cell office:value-type="string" calcext:value-type="string">
            <text:p>http://localhost/thelowdown/wp/blog/tag/mirena-coil</text:p>
          </table:table-cell>
          <table:table-cell office:value-type="string" calcext:value-type="string">
            <text:p>/blog/tag/mirena-coil</text:p>
          </table:table-cell>
          <table:table-cell table:formula="of:=IF([.B519] = [.H519]; &quot;TRUE&quot;; &quot;FALSE&quot;)" office:value-type="string" office:string-value="TRUE" calcext:value-type="string">
            <text:p>TRUE</text:p>
          </table:table-cell>
          <table:table-cell office:value-type="string" calcext:value-type="string">
            <text:p>mirena-coil</text:p>
          </table:table-cell>
          <table:table-cell table:formula="of:=IF([.C519] = [.J519]; &quot;TRUE&quot;; &quot;FALSE&quot;)" office:value-type="string" office:string-value="TRUE" calcext:value-type="string">
            <text:p>TRUE</text:p>
          </table:table-cell>
          <table:table-cell office:value-type="string" calcext:value-type="string">
            <text:p>Mirena coil Archives - The Lowdown</text:p>
          </table:table-cell>
          <table:table-cell table:formula="of:=IF([.D519] = [.L519]; &quot;TRUE&quot;; &quot;FALSE&quot;)" office:value-type="string" office:string-value="TRUE" calcext:value-type="string">
            <text:p>TRUE</text:p>
          </table:table-cell>
          <table:table-cell office:value-type="string" calcext:value-type="string">
            <text:p>N/A</text:p>
          </table:table-cell>
          <table:table-cell table:formula="of:=IF([.E519] = [.N519]; &quot;TRUE&quot;; &quot;FALSE&quot;)" office:value-type="string" office:string-value="TRUE" calcext:value-type="string">
            <text:p>TRUE</text:p>
          </table:table-cell>
          <table:table-cell office:value-type="string" calcext:value-type="string">
            <text:p>/blog/tag/mirena-coil</text:p>
          </table:table-cell>
          <table:table-cell table:formula="of:=IF([.F519] = [.P519]; &quot;TRUE&quot;; &quot;FALSE&quot;)" office:value-type="string" office:string-value="TRUE" calcext:value-type="string">
            <text:p>TRUE</text:p>
          </table:table-cell>
        </table:table-row>
        <table:table-row table:style-name="ro1">
          <table:table-cell office:value-type="string" calcext:value-type="string">
            <text:p>https://blog.thelowdown.com/blog/tag/sex</text:p>
          </table:table-cell>
          <table:table-cell office:value-type="string" calcext:value-type="string">
            <text:p>/blog/tag/sex</text:p>
          </table:table-cell>
          <table:table-cell office:value-type="string" calcext:value-type="string">
            <text:p>sex</text:p>
          </table:table-cell>
          <table:table-cell office:value-type="string" calcext:value-type="string">
            <text:p>sex Archives - The Lowdown</text:p>
          </table:table-cell>
          <table:table-cell office:value-type="string" calcext:value-type="string">
            <text:p>N/A</text:p>
          </table:table-cell>
          <table:table-cell office:value-type="string" calcext:value-type="string">
            <text:p>/blog/tag/sex</text:p>
          </table:table-cell>
          <table:table-cell office:value-type="string" calcext:value-type="string">
            <text:p>http://localhost/thelowdown/wp/blog/tag/sex</text:p>
          </table:table-cell>
          <table:table-cell office:value-type="string" calcext:value-type="string">
            <text:p>/blog/tag/sex</text:p>
          </table:table-cell>
          <table:table-cell table:formula="of:=IF([.B520] = [.H520]; &quot;TRUE&quot;; &quot;FALSE&quot;)" office:value-type="string" office:string-value="TRUE" calcext:value-type="string">
            <text:p>TRUE</text:p>
          </table:table-cell>
          <table:table-cell office:value-type="string" calcext:value-type="string">
            <text:p>sex</text:p>
          </table:table-cell>
          <table:table-cell table:formula="of:=IF([.C520] = [.J520]; &quot;TRUE&quot;; &quot;FALSE&quot;)" office:value-type="string" office:string-value="TRUE" calcext:value-type="string">
            <text:p>TRUE</text:p>
          </table:table-cell>
          <table:table-cell office:value-type="string" calcext:value-type="string">
            <text:p>sex Archives - The Lowdown</text:p>
          </table:table-cell>
          <table:table-cell table:formula="of:=IF([.D520] = [.L520]; &quot;TRUE&quot;; &quot;FALSE&quot;)" office:value-type="string" office:string-value="TRUE" calcext:value-type="string">
            <text:p>TRUE</text:p>
          </table:table-cell>
          <table:table-cell office:value-type="string" calcext:value-type="string">
            <text:p>N/A</text:p>
          </table:table-cell>
          <table:table-cell table:formula="of:=IF([.E520] = [.N520]; &quot;TRUE&quot;; &quot;FALSE&quot;)" office:value-type="string" office:string-value="TRUE" calcext:value-type="string">
            <text:p>TRUE</text:p>
          </table:table-cell>
          <table:table-cell office:value-type="string" calcext:value-type="string">
            <text:p>/blog/tag/sex</text:p>
          </table:table-cell>
          <table:table-cell table:formula="of:=IF([.F520] = [.P520]; &quot;TRUE&quot;; &quot;FALSE&quot;)" office:value-type="string" office:string-value="TRUE" calcext:value-type="string">
            <text:p>TRUE</text:p>
          </table:table-cell>
        </table:table-row>
        <table:table-row table:style-name="ro1">
          <table:table-cell office:value-type="string" calcext:value-type="string">
            <text:p>https://blog.thelowdown.com/blog/tag/fran-yarlett/</text:p>
          </table:table-cell>
          <table:table-cell office:value-type="string" calcext:value-type="string">
            <text:p>/blog/tag/fran-yarlett/</text:p>
          </table:table-cell>
          <table:table-cell office:value-type="string" calcext:value-type="string">
            <text:p>fran-yarlett</text:p>
          </table:table-cell>
          <table:table-cell office:value-type="string" calcext:value-type="string">
            <text:p>Fran Yarlett Archives - The Lowdown</text:p>
          </table:table-cell>
          <table:table-cell office:value-type="string" calcext:value-type="string">
            <text:p>N/A</text:p>
          </table:table-cell>
          <table:table-cell office:value-type="string" calcext:value-type="string">
            <text:p>/blog/tag/fran-yarlett</text:p>
          </table:table-cell>
          <table:table-cell office:value-type="string" calcext:value-type="string">
            <text:p>http://localhost/thelowdown/wp/blog/tag/fran-yarlett/</text:p>
          </table:table-cell>
          <table:table-cell office:value-type="string" calcext:value-type="string">
            <text:p>/blog/tag/fran-yarlett/</text:p>
          </table:table-cell>
          <table:table-cell table:formula="of:=IF([.B521] = [.H521]; &quot;TRUE&quot;; &quot;FALSE&quot;)" office:value-type="string" office:string-value="TRUE" calcext:value-type="string">
            <text:p>TRUE</text:p>
          </table:table-cell>
          <table:table-cell office:value-type="string" calcext:value-type="string">
            <text:p>fran-yarlett</text:p>
          </table:table-cell>
          <table:table-cell table:formula="of:=IF([.C521] = [.J521]; &quot;TRUE&quot;; &quot;FALSE&quot;)" office:value-type="string" office:string-value="TRUE" calcext:value-type="string">
            <text:p>TRUE</text:p>
          </table:table-cell>
          <table:table-cell office:value-type="string" calcext:value-type="string">
            <text:p>Fran Yarlett Archives - The Lowdown</text:p>
          </table:table-cell>
          <table:table-cell table:formula="of:=IF([.D521] = [.L521]; &quot;TRUE&quot;; &quot;FALSE&quot;)" office:value-type="string" office:string-value="TRUE" calcext:value-type="string">
            <text:p>TRUE</text:p>
          </table:table-cell>
          <table:table-cell office:value-type="string" calcext:value-type="string">
            <text:p>N/A</text:p>
          </table:table-cell>
          <table:table-cell table:formula="of:=IF([.E521] = [.N521]; &quot;TRUE&quot;; &quot;FALSE&quot;)" office:value-type="string" office:string-value="TRUE" calcext:value-type="string">
            <text:p>TRUE</text:p>
          </table:table-cell>
          <table:table-cell office:value-type="string" calcext:value-type="string">
            <text:p>/blog/tag/fran-yarlett</text:p>
          </table:table-cell>
          <table:table-cell table:formula="of:=IF([.F521] = [.P521]; &quot;TRUE&quot;; &quot;FALSE&quot;)" office:value-type="string" office:string-value="TRUE" calcext:value-type="string">
            <text:p>TRUE</text:p>
          </table:table-cell>
        </table:table-row>
        <table:table-row table:style-name="ro1">
          <table:table-cell office:value-type="string" calcext:value-type="string">
            <text:p>https://blog.thelowdown.com/blog/tag/grace-jessop</text:p>
          </table:table-cell>
          <table:table-cell office:value-type="string" calcext:value-type="string">
            <text:p>/blog/tag/grace-jessop</text:p>
          </table:table-cell>
          <table:table-cell office:value-type="string" calcext:value-type="string">
            <text:p>grace-jessop</text:p>
          </table:table-cell>
          <table:table-cell office:value-type="string" calcext:value-type="string">
            <text:p>Grace Jessop Archives - The Lowdown</text:p>
          </table:table-cell>
          <table:table-cell office:value-type="string" calcext:value-type="string">
            <text:p>N/A</text:p>
          </table:table-cell>
          <table:table-cell office:value-type="string" calcext:value-type="string">
            <text:p>/blog/tag/grace-jessop</text:p>
          </table:table-cell>
          <table:table-cell office:value-type="string" calcext:value-type="string">
            <text:p>http://localhost/thelowdown/wp/blog/tag/grace-jessop</text:p>
          </table:table-cell>
          <table:table-cell office:value-type="string" calcext:value-type="string">
            <text:p>/blog/tag/grace-jessop</text:p>
          </table:table-cell>
          <table:table-cell table:formula="of:=IF([.B522] = [.H522]; &quot;TRUE&quot;; &quot;FALSE&quot;)" office:value-type="string" office:string-value="TRUE" calcext:value-type="string">
            <text:p>TRUE</text:p>
          </table:table-cell>
          <table:table-cell office:value-type="string" calcext:value-type="string">
            <text:p>grace-jessop</text:p>
          </table:table-cell>
          <table:table-cell table:formula="of:=IF([.C522] = [.J522]; &quot;TRUE&quot;; &quot;FALSE&quot;)" office:value-type="string" office:string-value="TRUE" calcext:value-type="string">
            <text:p>TRUE</text:p>
          </table:table-cell>
          <table:table-cell office:value-type="string" calcext:value-type="string">
            <text:p>Grace Jessop Archives - The Lowdown</text:p>
          </table:table-cell>
          <table:table-cell table:formula="of:=IF([.D522] = [.L522]; &quot;TRUE&quot;; &quot;FALSE&quot;)" office:value-type="string" office:string-value="TRUE" calcext:value-type="string">
            <text:p>TRUE</text:p>
          </table:table-cell>
          <table:table-cell office:value-type="string" calcext:value-type="string">
            <text:p>N/A</text:p>
          </table:table-cell>
          <table:table-cell table:formula="of:=IF([.E522] = [.N522]; &quot;TRUE&quot;; &quot;FALSE&quot;)" office:value-type="string" office:string-value="TRUE" calcext:value-type="string">
            <text:p>TRUE</text:p>
          </table:table-cell>
          <table:table-cell office:value-type="string" calcext:value-type="string">
            <text:p>/blog/tag/grace-jessop</text:p>
          </table:table-cell>
          <table:table-cell table:formula="of:=IF([.F522] = [.P522]; &quot;TRUE&quot;; &quot;FALSE&quot;)" office:value-type="string" office:string-value="TRUE" calcext:value-type="string">
            <text:p>TRUE</text:p>
          </table:table-cell>
        </table:table-row>
        <table:table-row table:style-name="ro1">
          <table:table-cell office:value-type="string" calcext:value-type="string">
            <text:p>https://blog.thelowdown.com/blog/bacterial-vaginosis-causes-treatment</text:p>
          </table:table-cell>
          <table:table-cell office:value-type="string" calcext:value-type="string">
            <text:p>/blog/bacterial-vaginosis-causes-treatment</text:p>
          </table:table-cell>
          <table:table-cell office:value-type="string" calcext:value-type="string">
            <text:p>bacterial-vaginosis-causes-treatment</text:p>
          </table:table-cell>
          <table:table-cell office:value-type="string" calcext:value-type="string">
            <text:p>What are the Causes of Bacterial Vaginosis? | The Lowdown</text:p>
          </table:table-cell>
          <table:table-cell office:value-type="string" calcext:value-type="string">
            <text:p>Bacterial vaginosis can be unpleasant and embarrassing. But with the right treatment, it will soon be a distant memory. Get the lowdown on the causes and treatment of bacterial vaginosis to help prevent it returning.</text:p>
          </table:table-cell>
          <table:table-cell office:value-type="string" calcext:value-type="string">
            <text:p>https://thelowdown.com/blog/bacterial-vaginosis-causes-treatment</text:p>
          </table:table-cell>
          <table:table-cell office:value-type="string" calcext:value-type="string">
            <text:p>http://localhost/thelowdown/wp/blog/bacterial-vaginosis-causes-treatment</text:p>
          </table:table-cell>
          <table:table-cell office:value-type="string" calcext:value-type="string">
            <text:p>/blog/bacterial-vaginosis-causes-treatment</text:p>
          </table:table-cell>
          <table:table-cell table:formula="of:=IF([.B523] = [.H523]; &quot;TRUE&quot;; &quot;FALSE&quot;)" office:value-type="string" office:string-value="TRUE" calcext:value-type="string">
            <text:p>TRUE</text:p>
          </table:table-cell>
          <table:table-cell office:value-type="string" calcext:value-type="string">
            <text:p>bacterial-vaginosis-causes-treatment</text:p>
          </table:table-cell>
          <table:table-cell table:formula="of:=IF([.C523] = [.J523]; &quot;TRUE&quot;; &quot;FALSE&quot;)" office:value-type="string" office:string-value="TRUE" calcext:value-type="string">
            <text:p>TRUE</text:p>
          </table:table-cell>
          <table:table-cell office:value-type="string" calcext:value-type="string">
            <text:p>What are the Causes of Bacterial Vaginosis? | The Lowdown</text:p>
          </table:table-cell>
          <table:table-cell table:formula="of:=IF([.D523] = [.L523]; &quot;TRUE&quot;; &quot;FALSE&quot;)" office:value-type="string" office:string-value="TRUE" calcext:value-type="string">
            <text:p>TRUE</text:p>
          </table:table-cell>
          <table:table-cell office:value-type="string" calcext:value-type="string">
            <text:p>Bacterial vaginosis can be unpleasant and embarrassing. But with the right treatment, it will soon be a distant memory. Get the lowdown on the causes and treatment of bacterial vaginosis to help prevent it returning.</text:p>
          </table:table-cell>
          <table:table-cell table:formula="of:=IF([.E523] = [.N523]; &quot;TRUE&quot;; &quot;FALSE&quot;)" office:value-type="string" office:string-value="TRUE" calcext:value-type="string">
            <text:p>TRUE</text:p>
          </table:table-cell>
          <table:table-cell office:value-type="string" calcext:value-type="string">
            <text:p>https://thelowdown.com/blog/bacterial-vaginosis-causes-treatment</text:p>
          </table:table-cell>
          <table:table-cell table:formula="of:=IF([.F523] = [.P523]; &quot;TRUE&quot;; &quot;FALSE&quot;)" office:value-type="string" office:string-value="TRUE" calcext:value-type="string">
            <text:p>TRUE</text:p>
          </table:table-cell>
        </table:table-row>
        <table:table-row table:style-name="ro1">
          <table:table-cell office:value-type="string" calcext:value-type="string">
            <text:p>https://blog.thelowdown.com/blog/perimenopause-faqs</text:p>
          </table:table-cell>
          <table:table-cell office:value-type="string" calcext:value-type="string">
            <text:p>/blog/perimenopause-faqs</text:p>
          </table:table-cell>
          <table:table-cell office:value-type="string" calcext:value-type="string">
            <text:p>perimenopause-faqs</text:p>
          </table:table-cell>
          <table:table-cell office:value-type="string" calcext:value-type="string">
            <text:p>Everything You Need to Know About Perimenopause | FAQs | The Lowdown</text:p>
          </table:table-cell>
          <table:table-cell office:value-type="string" calcext:value-type="string">
            <text:p>You asked, Dr Fran answered! Everything you need to know about perimenopause. From the basics to different symptoms and treatment options.</text:p>
          </table:table-cell>
          <table:table-cell office:value-type="string" calcext:value-type="string">
            <text:p>https://thelowdown.com/blog/perimenopause-faqs</text:p>
          </table:table-cell>
          <table:table-cell office:value-type="string" calcext:value-type="string">
            <text:p>http://localhost/thelowdown/wp/blog/perimenopause-faqs</text:p>
          </table:table-cell>
          <table:table-cell office:value-type="string" calcext:value-type="string">
            <text:p>/blog/perimenopause-faqs</text:p>
          </table:table-cell>
          <table:table-cell table:formula="of:=IF([.B524] = [.H524]; &quot;TRUE&quot;; &quot;FALSE&quot;)" office:value-type="string" office:string-value="TRUE" calcext:value-type="string">
            <text:p>TRUE</text:p>
          </table:table-cell>
          <table:table-cell office:value-type="string" calcext:value-type="string">
            <text:p>perimenopause-faqs</text:p>
          </table:table-cell>
          <table:table-cell table:formula="of:=IF([.C524] = [.J524]; &quot;TRUE&quot;; &quot;FALSE&quot;)" office:value-type="string" office:string-value="TRUE" calcext:value-type="string">
            <text:p>TRUE</text:p>
          </table:table-cell>
          <table:table-cell office:value-type="string" calcext:value-type="string">
            <text:p>Everything You Need to Know About Perimenopause | FAQs | The Lowdown</text:p>
          </table:table-cell>
          <table:table-cell table:formula="of:=IF([.D524] = [.L524]; &quot;TRUE&quot;; &quot;FALSE&quot;)" office:value-type="string" office:string-value="TRUE" calcext:value-type="string">
            <text:p>TRUE</text:p>
          </table:table-cell>
          <table:table-cell office:value-type="string" calcext:value-type="string">
            <text:p>You asked, Dr Fran answered! Everything you need to know about perimenopause. From the basics to different symptoms and treatment options.</text:p>
          </table:table-cell>
          <table:table-cell table:formula="of:=IF([.E524] = [.N524]; &quot;TRUE&quot;; &quot;FALSE&quot;)" office:value-type="string" office:string-value="TRUE" calcext:value-type="string">
            <text:p>TRUE</text:p>
          </table:table-cell>
          <table:table-cell office:value-type="string" calcext:value-type="string">
            <text:p>https://thelowdown.com/blog/perimenopause-faqs</text:p>
          </table:table-cell>
          <table:table-cell table:formula="of:=IF([.F524] = [.P524]; &quot;TRUE&quot;; &quot;FALSE&quot;)" office:value-type="string" office:string-value="TRUE" calcext:value-type="string">
            <text:p>TRUE</text:p>
          </table:table-cell>
        </table:table-row>
        <table:table-row table:style-name="ro1">
          <table:table-cell office:value-type="string" calcext:value-type="string">
            <text:p>https://blog.thelowdown.com/blog/tag/sexual-health-cuts</text:p>
          </table:table-cell>
          <table:table-cell office:value-type="string" calcext:value-type="string">
            <text:p>/blog/tag/sexual-health-cuts</text:p>
          </table:table-cell>
          <table:table-cell office:value-type="string" calcext:value-type="string">
            <text:p>sexual-health-cuts</text:p>
          </table:table-cell>
          <table:table-cell office:value-type="string" calcext:value-type="string">
            <text:p>sexual health cuts Archives - The Lowdown</text:p>
          </table:table-cell>
          <table:table-cell office:value-type="string" calcext:value-type="string">
            <text:p>N/A</text:p>
          </table:table-cell>
          <table:table-cell office:value-type="string" calcext:value-type="string">
            <text:p>/blog/tag/sexual-health-cuts</text:p>
          </table:table-cell>
          <table:table-cell office:value-type="string" calcext:value-type="string">
            <text:p>http://localhost/thelowdown/wp/blog/tag/sexual-health-cuts</text:p>
          </table:table-cell>
          <table:table-cell office:value-type="string" calcext:value-type="string">
            <text:p>/blog/tag/sexual-health-cuts</text:p>
          </table:table-cell>
          <table:table-cell table:formula="of:=IF([.B525] = [.H525]; &quot;TRUE&quot;; &quot;FALSE&quot;)" office:value-type="string" office:string-value="TRUE" calcext:value-type="string">
            <text:p>TRUE</text:p>
          </table:table-cell>
          <table:table-cell office:value-type="string" calcext:value-type="string">
            <text:p>sexual-health-cuts</text:p>
          </table:table-cell>
          <table:table-cell table:formula="of:=IF([.C525] = [.J525]; &quot;TRUE&quot;; &quot;FALSE&quot;)" office:value-type="string" office:string-value="TRUE" calcext:value-type="string">
            <text:p>TRUE</text:p>
          </table:table-cell>
          <table:table-cell office:value-type="string" calcext:value-type="string">
            <text:p>sexual health cuts Archives - The Lowdown</text:p>
          </table:table-cell>
          <table:table-cell table:formula="of:=IF([.D525] = [.L525]; &quot;TRUE&quot;; &quot;FALSE&quot;)" office:value-type="string" office:string-value="TRUE" calcext:value-type="string">
            <text:p>TRUE</text:p>
          </table:table-cell>
          <table:table-cell office:value-type="string" calcext:value-type="string">
            <text:p>N/A</text:p>
          </table:table-cell>
          <table:table-cell table:formula="of:=IF([.E525] = [.N525]; &quot;TRUE&quot;; &quot;FALSE&quot;)" office:value-type="string" office:string-value="TRUE" calcext:value-type="string">
            <text:p>TRUE</text:p>
          </table:table-cell>
          <table:table-cell office:value-type="string" calcext:value-type="string">
            <text:p>/blog/tag/sexual-health-cuts</text:p>
          </table:table-cell>
          <table:table-cell table:formula="of:=IF([.F525] = [.P525]; &quot;TRUE&quot;; &quot;FALSE&quot;)" office:value-type="string" office:string-value="TRUE" calcext:value-type="string">
            <text:p>TRUE</text:p>
          </table:table-cell>
        </table:table-row>
        <table:table-row table:style-name="ro1">
          <table:table-cell office:value-type="string" calcext:value-type="string">
            <text:p>https://blog.thelowdown.com/blog/perimenopause-hrt</text:p>
          </table:table-cell>
          <table:table-cell office:value-type="string" calcext:value-type="string">
            <text:p>/blog/perimenopause-hrt</text:p>
          </table:table-cell>
          <table:table-cell office:value-type="string" calcext:value-type="string">
            <text:p>perimenopause-hrt</text:p>
          </table:table-cell>
          <table:table-cell office:value-type="string" calcext:value-type="string">
            <text:p>Perimenopause and HRT | The Lowdown</text:p>
          </table:table-cell>
          <table:table-cell office:value-type="string" calcext:value-type="string">
            <text:p>HRT stands for hormone replacement therapy. It’s basically putting the hormones back in your body that are changing and reducing throughout perimenopause. The aim of HRT in perimenopause is to manage your symptoms and make you feel better.</text:p>
          </table:table-cell>
          <table:table-cell office:value-type="string" calcext:value-type="string">
            <text:p>https://thelowdown.com/blog/perimenopause-hrt</text:p>
          </table:table-cell>
          <table:table-cell office:value-type="string" calcext:value-type="string">
            <text:p>http://localhost/thelowdown/wp/blog/perimenopause-hrt</text:p>
          </table:table-cell>
          <table:table-cell office:value-type="string" calcext:value-type="string">
            <text:p>/blog/perimenopause-hrt</text:p>
          </table:table-cell>
          <table:table-cell table:formula="of:=IF([.B526] = [.H526]; &quot;TRUE&quot;; &quot;FALSE&quot;)" office:value-type="string" office:string-value="TRUE" calcext:value-type="string">
            <text:p>TRUE</text:p>
          </table:table-cell>
          <table:table-cell office:value-type="string" calcext:value-type="string">
            <text:p>perimenopause-hrt</text:p>
          </table:table-cell>
          <table:table-cell table:formula="of:=IF([.C526] = [.J526]; &quot;TRUE&quot;; &quot;FALSE&quot;)" office:value-type="string" office:string-value="TRUE" calcext:value-type="string">
            <text:p>TRUE</text:p>
          </table:table-cell>
          <table:table-cell office:value-type="string" calcext:value-type="string">
            <text:p>Perimenopause and HRT | The Lowdown</text:p>
          </table:table-cell>
          <table:table-cell table:formula="of:=IF([.D526] = [.L526]; &quot;TRUE&quot;; &quot;FALSE&quot;)" office:value-type="string" office:string-value="TRUE" calcext:value-type="string">
            <text:p>TRUE</text:p>
          </table:table-cell>
          <table:table-cell office:value-type="string" calcext:value-type="string">
            <text:p>HRT stands for hormone replacement therapy. It’s basically putting the hormones back in your body that are changing and reducing throughout perimenopause. The aim of HRT in perimenopause is to manage your symptoms and make you feel better.</text:p>
          </table:table-cell>
          <table:table-cell table:formula="of:=IF([.E526] = [.N526]; &quot;TRUE&quot;; &quot;FALSE&quot;)" office:value-type="string" office:string-value="TRUE" calcext:value-type="string">
            <text:p>TRUE</text:p>
          </table:table-cell>
          <table:table-cell office:value-type="string" calcext:value-type="string">
            <text:p>https://thelowdown.com/blog/perimenopause-hrt</text:p>
          </table:table-cell>
          <table:table-cell table:formula="of:=IF([.F526] = [.P526]; &quot;TRUE&quot;; &quot;FALSE&quot;)" office:value-type="string" office:string-value="TRUE" calcext:value-type="string">
            <text:p>TRUE</text:p>
          </table:table-cell>
        </table:table-row>
        <table:table-row table:style-name="ro1">
          <table:table-cell office:value-type="string" calcext:value-type="string">
            <text:p>https://blog.thelowdown.com/blog/tag/brenna-weaver</text:p>
          </table:table-cell>
          <table:table-cell office:value-type="string" calcext:value-type="string">
            <text:p>/blog/tag/brenna-weaver</text:p>
          </table:table-cell>
          <table:table-cell office:value-type="string" calcext:value-type="string">
            <text:p>brenna-weaver</text:p>
          </table:table-cell>
          <table:table-cell office:value-type="string" calcext:value-type="string">
            <text:p>Brenna Weaver Archives - The Lowdown</text:p>
          </table:table-cell>
          <table:table-cell office:value-type="string" calcext:value-type="string">
            <text:p>N/A</text:p>
          </table:table-cell>
          <table:table-cell office:value-type="string" calcext:value-type="string">
            <text:p>/blog/tag/brenna-weaver</text:p>
          </table:table-cell>
          <table:table-cell office:value-type="string" calcext:value-type="string">
            <text:p>http://localhost/thelowdown/wp/blog/tag/brenna-weaver</text:p>
          </table:table-cell>
          <table:table-cell office:value-type="string" calcext:value-type="string">
            <text:p>/blog/tag/brenna-weaver</text:p>
          </table:table-cell>
          <table:table-cell table:formula="of:=IF([.B527] = [.H527]; &quot;TRUE&quot;; &quot;FALSE&quot;)" office:value-type="string" office:string-value="TRUE" calcext:value-type="string">
            <text:p>TRUE</text:p>
          </table:table-cell>
          <table:table-cell office:value-type="string" calcext:value-type="string">
            <text:p>brenna-weaver</text:p>
          </table:table-cell>
          <table:table-cell table:formula="of:=IF([.C527] = [.J527]; &quot;TRUE&quot;; &quot;FALSE&quot;)" office:value-type="string" office:string-value="TRUE" calcext:value-type="string">
            <text:p>TRUE</text:p>
          </table:table-cell>
          <table:table-cell office:value-type="string" calcext:value-type="string">
            <text:p>Brenna Weaver Archives - The Lowdown</text:p>
          </table:table-cell>
          <table:table-cell table:formula="of:=IF([.D527] = [.L527]; &quot;TRUE&quot;; &quot;FALSE&quot;)" office:value-type="string" office:string-value="TRUE" calcext:value-type="string">
            <text:p>TRUE</text:p>
          </table:table-cell>
          <table:table-cell office:value-type="string" calcext:value-type="string">
            <text:p>N/A</text:p>
          </table:table-cell>
          <table:table-cell table:formula="of:=IF([.E527] = [.N527]; &quot;TRUE&quot;; &quot;FALSE&quot;)" office:value-type="string" office:string-value="TRUE" calcext:value-type="string">
            <text:p>TRUE</text:p>
          </table:table-cell>
          <table:table-cell office:value-type="string" calcext:value-type="string">
            <text:p>/blog/tag/brenna-weaver</text:p>
          </table:table-cell>
          <table:table-cell table:formula="of:=IF([.F527] = [.P527]; &quot;TRUE&quot;; &quot;FALSE&quot;)" office:value-type="string" office:string-value="TRUE" calcext:value-type="string">
            <text:p>TRUE</text:p>
          </table:table-cell>
        </table:table-row>
        <table:table-row table:style-name="ro1">
          <table:table-cell office:value-type="string" calcext:value-type="string">
            <text:p>https://blog.thelowdown.com/author/brenna-weaver</text:p>
          </table:table-cell>
          <table:table-cell office:value-type="string" calcext:value-type="string">
            <text:p>/author/brenna-weaver</text:p>
          </table:table-cell>
          <table:table-cell office:value-type="string" calcext:value-type="string">
            <text:p>brenna-weaver</text:p>
          </table:table-cell>
          <table:table-cell office:value-type="string" calcext:value-type="string">
            <text:p>Dr Brenna Weaver | The Lowdown</text:p>
          </table:table-cell>
          <table:table-cell office:value-type="string" calcext:value-type="string">
            <text:p>Dr Brenna Weaver will be working with The Lowdown as an advisor, bringing a different perspective to the team, and checking our medical content</text:p>
          </table:table-cell>
          <table:table-cell office:value-type="string" calcext:value-type="string">
            <text:p>https://thelowdown.com/author/brenna-weaver</text:p>
          </table:table-cell>
          <table:table-cell office:value-type="string" calcext:value-type="string">
            <text:p>http://localhost/thelowdown/wp/author/brenna-weaver</text:p>
          </table:table-cell>
          <table:table-cell office:value-type="string" calcext:value-type="string">
            <text:p>/author/brenna-weaver</text:p>
          </table:table-cell>
          <table:table-cell table:formula="of:=IF([.B528] = [.H528]; &quot;TRUE&quot;; &quot;FALSE&quot;)" office:value-type="string" office:string-value="TRUE" calcext:value-type="string">
            <text:p>TRUE</text:p>
          </table:table-cell>
          <table:table-cell office:value-type="string" calcext:value-type="string">
            <text:p>brenna-weaver</text:p>
          </table:table-cell>
          <table:table-cell table:formula="of:=IF([.C528] = [.J528]; &quot;TRUE&quot;; &quot;FALSE&quot;)" office:value-type="string" office:string-value="TRUE" calcext:value-type="string">
            <text:p>TRUE</text:p>
          </table:table-cell>
          <table:table-cell office:value-type="string" calcext:value-type="string">
            <text:p>Dr Brenna Weaver | The Lowdown</text:p>
          </table:table-cell>
          <table:table-cell table:formula="of:=IF([.D528] = [.L528]; &quot;TRUE&quot;; &quot;FALSE&quot;)" office:value-type="string" office:string-value="TRUE" calcext:value-type="string">
            <text:p>TRUE</text:p>
          </table:table-cell>
          <table:table-cell office:value-type="string" calcext:value-type="string">
            <text:p>Dr Brenna Weaver will be working with The Lowdown as an advisor, bringing a different perspective to the team, and checking our medical content</text:p>
          </table:table-cell>
          <table:table-cell table:formula="of:=IF([.E528] = [.N528]; &quot;TRUE&quot;; &quot;FALSE&quot;)" office:value-type="string" office:string-value="TRUE" calcext:value-type="string">
            <text:p>TRUE</text:p>
          </table:table-cell>
          <table:table-cell office:value-type="string" calcext:value-type="string">
            <text:p><text:a xlink:href="https://thelowdown.com/author/brenna-weaver" xlink:type="simple">https://thelowdown.com/author/brenna-weaver</text:a></text:p>
          </table:table-cell>
          <table:table-cell table:formula="of:=IF([.F528] = [.P528]; &quot;TRUE&quot;; &quot;FALSE&quot;)" office:value-type="string" office:string-value="TRUE" calcext:value-type="string">
            <text:p>TRUE</text:p>
          </table:table-cell>
        </table:table-row>
        <table:table-row table:style-name="ro1">
          <table:table-cell office:value-type="string" calcext:value-type="string">
            <text:p>https://blog.thelowdown.com/blog/tag/pre-ejaculation</text:p>
          </table:table-cell>
          <table:table-cell office:value-type="string" calcext:value-type="string">
            <text:p>/blog/tag/pre-ejaculation</text:p>
          </table:table-cell>
          <table:table-cell office:value-type="string" calcext:value-type="string">
            <text:p>pre-ejaculation</text:p>
          </table:table-cell>
          <table:table-cell office:value-type="string" calcext:value-type="string">
            <text:p>pre-ejaculation Archives - The Lowdown</text:p>
          </table:table-cell>
          <table:table-cell office:value-type="string" calcext:value-type="string">
            <text:p>N/A</text:p>
          </table:table-cell>
          <table:table-cell office:value-type="string" calcext:value-type="string">
            <text:p>/blog/tag/pre-ejaculation</text:p>
          </table:table-cell>
          <table:table-cell office:value-type="string" calcext:value-type="string">
            <text:p>http://localhost/thelowdown/wp/blog/tag/pre-ejaculation</text:p>
          </table:table-cell>
          <table:table-cell office:value-type="string" calcext:value-type="string">
            <text:p>/blog/tag/pre-ejaculation</text:p>
          </table:table-cell>
          <table:table-cell table:formula="of:=IF([.B529] = [.H529]; &quot;TRUE&quot;; &quot;FALSE&quot;)" office:value-type="string" office:string-value="TRUE" calcext:value-type="string">
            <text:p>TRUE</text:p>
          </table:table-cell>
          <table:table-cell office:value-type="string" calcext:value-type="string">
            <text:p>pre-ejaculation</text:p>
          </table:table-cell>
          <table:table-cell table:formula="of:=IF([.C529] = [.J529]; &quot;TRUE&quot;; &quot;FALSE&quot;)" office:value-type="string" office:string-value="TRUE" calcext:value-type="string">
            <text:p>TRUE</text:p>
          </table:table-cell>
          <table:table-cell office:value-type="string" calcext:value-type="string">
            <text:p>pre-ejaculation Archives - The Lowdown</text:p>
          </table:table-cell>
          <table:table-cell table:formula="of:=IF([.D529] = [.L529]; &quot;TRUE&quot;; &quot;FALSE&quot;)" office:value-type="string" office:string-value="TRUE" calcext:value-type="string">
            <text:p>TRUE</text:p>
          </table:table-cell>
          <table:table-cell office:value-type="string" calcext:value-type="string">
            <text:p>N/A</text:p>
          </table:table-cell>
          <table:table-cell table:formula="of:=IF([.E529] = [.N529]; &quot;TRUE&quot;; &quot;FALSE&quot;)" office:value-type="string" office:string-value="TRUE" calcext:value-type="string">
            <text:p>TRUE</text:p>
          </table:table-cell>
          <table:table-cell office:value-type="string" calcext:value-type="string">
            <text:p>/blog/tag/pre-ejaculation</text:p>
          </table:table-cell>
          <table:table-cell table:formula="of:=IF([.F529] = [.P529]; &quot;TRUE&quot;; &quot;FALSE&quot;)" office:value-type="string" office:string-value="TRUE" calcext:value-type="string">
            <text:p>TRUE</text:p>
          </table:table-cell>
        </table:table-row>
        <table:table-row table:style-name="ro1">
          <table:table-cell office:value-type="string" calcext:value-type="string">
            <text:p>https://blog.thelowdown.com/author/dani-conlon</text:p>
          </table:table-cell>
          <table:table-cell office:value-type="string" calcext:value-type="string">
            <text:p>/author/dani-conlon</text:p>
          </table:table-cell>
          <table:table-cell office:value-type="string" calcext:value-type="string">
            <text:p>dani-conlon</text:p>
          </table:table-cell>
          <table:table-cell office:value-type="string" calcext:value-type="string">
            <text:p>Dani Conlon | Author | The Lowdown</text:p>
          </table:table-cell>
          <table:table-cell office:value-type="string" calcext:value-type="string">
            <text:p>Dani handles all things community and customer support at The Lowdown, and has a background in travel, dating and food writing.</text:p>
          </table:table-cell>
          <table:table-cell office:value-type="string" calcext:value-type="string">
            <text:p>https://thelowdown.com/author/dani-conlon</text:p>
          </table:table-cell>
          <table:table-cell office:value-type="string" calcext:value-type="string">
            <text:p>http://localhost/thelowdown/wp/author/dani-conlon</text:p>
          </table:table-cell>
          <table:table-cell office:value-type="string" calcext:value-type="string">
            <text:p>/author/dani-conlon</text:p>
          </table:table-cell>
          <table:table-cell table:formula="of:=IF([.B530] = [.H530]; &quot;TRUE&quot;; &quot;FALSE&quot;)" office:value-type="string" office:string-value="TRUE" calcext:value-type="string">
            <text:p>TRUE</text:p>
          </table:table-cell>
          <table:table-cell office:value-type="string" calcext:value-type="string">
            <text:p>dani-conlon</text:p>
          </table:table-cell>
          <table:table-cell table:formula="of:=IF([.C530] = [.J530]; &quot;TRUE&quot;; &quot;FALSE&quot;)" office:value-type="string" office:string-value="TRUE" calcext:value-type="string">
            <text:p>TRUE</text:p>
          </table:table-cell>
          <table:table-cell office:value-type="string" calcext:value-type="string">
            <text:p>Dani Conlon | Author | The Lowdown</text:p>
          </table:table-cell>
          <table:table-cell table:formula="of:=IF([.D530] = [.L530]; &quot;TRUE&quot;; &quot;FALSE&quot;)" office:value-type="string" office:string-value="TRUE" calcext:value-type="string">
            <text:p>TRUE</text:p>
          </table:table-cell>
          <table:table-cell office:value-type="string" calcext:value-type="string">
            <text:p>Dani handles all things community and customer support at The Lowdown, and has a background in travel, dating and food writing.</text:p>
          </table:table-cell>
          <table:table-cell table:formula="of:=IF([.E530] = [.N530]; &quot;TRUE&quot;; &quot;FALSE&quot;)" office:value-type="string" office:string-value="TRUE" calcext:value-type="string">
            <text:p>TRUE</text:p>
          </table:table-cell>
          <table:table-cell office:value-type="string" calcext:value-type="string">
            <text:p><text:a xlink:href="https://thelowdown.com/author/dani-conlon" xlink:type="simple">https://thelowdown.com/author/dani-conlon</text:a></text:p>
          </table:table-cell>
          <table:table-cell table:formula="of:=IF([.F530] = [.P530]; &quot;TRUE&quot;; &quot;FALSE&quot;)" office:value-type="string" office:string-value="TRUE" calcext:value-type="string">
            <text:p>TRUE</text:p>
          </table:table-cell>
        </table:table-row>
        <table:table-row table:style-name="ro1">
          <table:table-cell office:value-type="string" calcext:value-type="string">
            <text:p>https://blog.thelowdown.com/blog/tag/zoely</text:p>
          </table:table-cell>
          <table:table-cell office:value-type="string" calcext:value-type="string">
            <text:p>/blog/tag/zoely</text:p>
          </table:table-cell>
          <table:table-cell office:value-type="string" calcext:value-type="string">
            <text:p>zoely</text:p>
          </table:table-cell>
          <table:table-cell office:value-type="string" calcext:value-type="string">
            <text:p>zoely Archives - The Lowdown</text:p>
          </table:table-cell>
          <table:table-cell office:value-type="string" calcext:value-type="string">
            <text:p>N/A</text:p>
          </table:table-cell>
          <table:table-cell office:value-type="string" calcext:value-type="string">
            <text:p>/blog/tag/zoely</text:p>
          </table:table-cell>
          <table:table-cell office:value-type="string" calcext:value-type="string">
            <text:p>http://localhost/thelowdown/wp/blog/tag/zoely</text:p>
          </table:table-cell>
          <table:table-cell office:value-type="string" calcext:value-type="string">
            <text:p>/blog/tag/zoely</text:p>
          </table:table-cell>
          <table:table-cell table:formula="of:=IF([.B531] = [.H531]; &quot;TRUE&quot;; &quot;FALSE&quot;)" office:value-type="string" office:string-value="TRUE" calcext:value-type="string">
            <text:p>TRUE</text:p>
          </table:table-cell>
          <table:table-cell office:value-type="string" calcext:value-type="string">
            <text:p>zoely</text:p>
          </table:table-cell>
          <table:table-cell table:formula="of:=IF([.C531] = [.J531]; &quot;TRUE&quot;; &quot;FALSE&quot;)" office:value-type="string" office:string-value="TRUE" calcext:value-type="string">
            <text:p>TRUE</text:p>
          </table:table-cell>
          <table:table-cell office:value-type="string" calcext:value-type="string">
            <text:p>zoely Archives - The Lowdown</text:p>
          </table:table-cell>
          <table:table-cell table:formula="of:=IF([.D531] = [.L531]; &quot;TRUE&quot;; &quot;FALSE&quot;)" office:value-type="string" office:string-value="TRUE" calcext:value-type="string">
            <text:p>TRUE</text:p>
          </table:table-cell>
          <table:table-cell office:value-type="string" calcext:value-type="string">
            <text:p>N/A</text:p>
          </table:table-cell>
          <table:table-cell table:formula="of:=IF([.E531] = [.N531]; &quot;TRUE&quot;; &quot;FALSE&quot;)" office:value-type="string" office:string-value="TRUE" calcext:value-type="string">
            <text:p>TRUE</text:p>
          </table:table-cell>
          <table:table-cell office:value-type="string" calcext:value-type="string">
            <text:p>/blog/tag/zoely</text:p>
          </table:table-cell>
          <table:table-cell table:formula="of:=IF([.F531] = [.P531]; &quot;TRUE&quot;; &quot;FALSE&quot;)" office:value-type="string" office:string-value="TRUE" calcext:value-type="string">
            <text:p>TRUE</text:p>
          </table:table-cell>
        </table:table-row>
        <table:table-row table:style-name="ro1">
          <table:table-cell office:value-type="string" calcext:value-type="string">
            <text:p>https://blog.thelowdown.com/blog/tag/pull-out-method-2</text:p>
          </table:table-cell>
          <table:table-cell office:value-type="string" calcext:value-type="string">
            <text:p>/blog/tag/pull-out-method-2</text:p>
          </table:table-cell>
          <table:table-cell office:value-type="string" calcext:value-type="string">
            <text:p>pull-out-method-2</text:p>
          </table:table-cell>
          <table:table-cell office:value-type="string" calcext:value-type="string">
            <text:p>pull-out method Archives - The Lowdown</text:p>
          </table:table-cell>
          <table:table-cell office:value-type="string" calcext:value-type="string">
            <text:p>N/A</text:p>
          </table:table-cell>
          <table:table-cell office:value-type="string" calcext:value-type="string">
            <text:p>/blog/tag/pull-out-method-2</text:p>
          </table:table-cell>
          <table:table-cell office:value-type="string" calcext:value-type="string">
            <text:p>http://localhost/thelowdown/wp/blog/tag/pull-out-method-2</text:p>
          </table:table-cell>
          <table:table-cell office:value-type="string" calcext:value-type="string">
            <text:p>/blog/tag/pull-out-method-2</text:p>
          </table:table-cell>
          <table:table-cell table:formula="of:=IF([.B532] = [.H532]; &quot;TRUE&quot;; &quot;FALSE&quot;)" office:value-type="string" office:string-value="TRUE" calcext:value-type="string">
            <text:p>TRUE</text:p>
          </table:table-cell>
          <table:table-cell office:value-type="string" calcext:value-type="string">
            <text:p>pull-out-method-2</text:p>
          </table:table-cell>
          <table:table-cell table:formula="of:=IF([.C532] = [.J532]; &quot;TRUE&quot;; &quot;FALSE&quot;)" office:value-type="string" office:string-value="TRUE" calcext:value-type="string">
            <text:p>TRUE</text:p>
          </table:table-cell>
          <table:table-cell office:value-type="string" calcext:value-type="string">
            <text:p>pull-out method Archives - The Lowdown</text:p>
          </table:table-cell>
          <table:table-cell table:formula="of:=IF([.D532] = [.L532]; &quot;TRUE&quot;; &quot;FALSE&quot;)" office:value-type="string" office:string-value="TRUE" calcext:value-type="string">
            <text:p>TRUE</text:p>
          </table:table-cell>
          <table:table-cell office:value-type="string" calcext:value-type="string">
            <text:p>N/A</text:p>
          </table:table-cell>
          <table:table-cell table:formula="of:=IF([.E532] = [.N532]; &quot;TRUE&quot;; &quot;FALSE&quot;)" office:value-type="string" office:string-value="TRUE" calcext:value-type="string">
            <text:p>TRUE</text:p>
          </table:table-cell>
          <table:table-cell office:value-type="string" calcext:value-type="string">
            <text:p>/blog/tag/pull-out-method-2</text:p>
          </table:table-cell>
          <table:table-cell table:formula="of:=IF([.F532] = [.P532]; &quot;TRUE&quot;; &quot;FALSE&quot;)" office:value-type="string" office:string-value="TRUE" calcext:value-type="string">
            <text:p>TRUE</text:p>
          </table:table-cell>
        </table:table-row>
        <table:table-row table:style-name="ro1">
          <table:table-cell office:value-type="string" calcext:value-type="string">
            <text:p>https://blog.thelowdown.com/blog/tag/norelgestromin</text:p>
          </table:table-cell>
          <table:table-cell office:value-type="string" calcext:value-type="string">
            <text:p>/blog/tag/norelgestromin</text:p>
          </table:table-cell>
          <table:table-cell office:value-type="string" calcext:value-type="string">
            <text:p>norelgestromin</text:p>
          </table:table-cell>
          <table:table-cell office:value-type="string" calcext:value-type="string">
            <text:p>Norelgestromin Archives - The Lowdown</text:p>
          </table:table-cell>
          <table:table-cell office:value-type="string" calcext:value-type="string">
            <text:p>N/A</text:p>
          </table:table-cell>
          <table:table-cell office:value-type="string" calcext:value-type="string">
            <text:p>/blog/tag/norelgestromin</text:p>
          </table:table-cell>
          <table:table-cell office:value-type="string" calcext:value-type="string">
            <text:p>http://localhost/thelowdown/wp/blog/tag/norelgestromin</text:p>
          </table:table-cell>
          <table:table-cell office:value-type="string" calcext:value-type="string">
            <text:p>/blog/tag/norelgestromin</text:p>
          </table:table-cell>
          <table:table-cell table:formula="of:=IF([.B533] = [.H533]; &quot;TRUE&quot;; &quot;FALSE&quot;)" office:value-type="string" office:string-value="TRUE" calcext:value-type="string">
            <text:p>TRUE</text:p>
          </table:table-cell>
          <table:table-cell office:value-type="string" calcext:value-type="string">
            <text:p>norelgestromin</text:p>
          </table:table-cell>
          <table:table-cell table:formula="of:=IF([.C533] = [.J533]; &quot;TRUE&quot;; &quot;FALSE&quot;)" office:value-type="string" office:string-value="TRUE" calcext:value-type="string">
            <text:p>TRUE</text:p>
          </table:table-cell>
          <table:table-cell office:value-type="string" calcext:value-type="string">
            <text:p>Norelgestromin Archives - The Lowdown</text:p>
          </table:table-cell>
          <table:table-cell table:formula="of:=IF([.D533] = [.L533]; &quot;TRUE&quot;; &quot;FALSE&quot;)" office:value-type="string" office:string-value="TRUE" calcext:value-type="string">
            <text:p>TRUE</text:p>
          </table:table-cell>
          <table:table-cell office:value-type="string" calcext:value-type="string">
            <text:p>N/A</text:p>
          </table:table-cell>
          <table:table-cell table:formula="of:=IF([.E533] = [.N533]; &quot;TRUE&quot;; &quot;FALSE&quot;)" office:value-type="string" office:string-value="TRUE" calcext:value-type="string">
            <text:p>TRUE</text:p>
          </table:table-cell>
          <table:table-cell office:value-type="string" calcext:value-type="string">
            <text:p>/blog/tag/norelgestromin</text:p>
          </table:table-cell>
          <table:table-cell table:formula="of:=IF([.F533] = [.P533]; &quot;TRUE&quot;; &quot;FALSE&quot;)" office:value-type="string" office:string-value="TRUE" calcext:value-type="string">
            <text:p>TRUE</text:p>
          </table:table-cell>
        </table:table-row>
        <table:table-row table:style-name="ro1">
          <table:table-cell office:value-type="string" calcext:value-type="string">
            <text:p>https://blog.thelowdown.com/blog/tag/covid-vaccine</text:p>
          </table:table-cell>
          <table:table-cell office:value-type="string" calcext:value-type="string">
            <text:p>/blog/tag/covid-vaccine</text:p>
          </table:table-cell>
          <table:table-cell office:value-type="string" calcext:value-type="string">
            <text:p>covid-vaccine</text:p>
          </table:table-cell>
          <table:table-cell office:value-type="string" calcext:value-type="string">
            <text:p>covid vaccine Archives - The Lowdown</text:p>
          </table:table-cell>
          <table:table-cell office:value-type="string" calcext:value-type="string">
            <text:p>N/A</text:p>
          </table:table-cell>
          <table:table-cell office:value-type="string" calcext:value-type="string">
            <text:p>/blog/tag/covid-vaccine</text:p>
          </table:table-cell>
          <table:table-cell office:value-type="string" calcext:value-type="string">
            <text:p>http://localhost/thelowdown/wp/blog/tag/covid-vaccine</text:p>
          </table:table-cell>
          <table:table-cell office:value-type="string" calcext:value-type="string">
            <text:p>/blog/tag/covid-vaccine</text:p>
          </table:table-cell>
          <table:table-cell table:formula="of:=IF([.B534] = [.H534]; &quot;TRUE&quot;; &quot;FALSE&quot;)" office:value-type="string" office:string-value="TRUE" calcext:value-type="string">
            <text:p>TRUE</text:p>
          </table:table-cell>
          <table:table-cell office:value-type="string" calcext:value-type="string">
            <text:p>covid-vaccine</text:p>
          </table:table-cell>
          <table:table-cell table:formula="of:=IF([.C534] = [.J534]; &quot;TRUE&quot;; &quot;FALSE&quot;)" office:value-type="string" office:string-value="TRUE" calcext:value-type="string">
            <text:p>TRUE</text:p>
          </table:table-cell>
          <table:table-cell office:value-type="string" calcext:value-type="string">
            <text:p>covid vaccine Archives - The Lowdown</text:p>
          </table:table-cell>
          <table:table-cell table:formula="of:=IF([.D534] = [.L534]; &quot;TRUE&quot;; &quot;FALSE&quot;)" office:value-type="string" office:string-value="TRUE" calcext:value-type="string">
            <text:p>TRUE</text:p>
          </table:table-cell>
          <table:table-cell office:value-type="string" calcext:value-type="string">
            <text:p>N/A</text:p>
          </table:table-cell>
          <table:table-cell table:formula="of:=IF([.E534] = [.N534]; &quot;TRUE&quot;; &quot;FALSE&quot;)" office:value-type="string" office:string-value="TRUE" calcext:value-type="string">
            <text:p>TRUE</text:p>
          </table:table-cell>
          <table:table-cell office:value-type="string" calcext:value-type="string">
            <text:p>/blog/tag/covid-vaccine</text:p>
          </table:table-cell>
          <table:table-cell table:formula="of:=IF([.F534] = [.P534]; &quot;TRUE&quot;; &quot;FALSE&quot;)" office:value-type="string" office:string-value="TRUE" calcext:value-type="string">
            <text:p>TRUE</text:p>
          </table:table-cell>
        </table:table-row>
        <table:table-row table:style-name="ro1">
          <table:table-cell office:value-type="string" calcext:value-type="string">
            <text:p>https://blog.thelowdown.com/blog/tag/samantha-ike</text:p>
          </table:table-cell>
          <table:table-cell office:value-type="string" calcext:value-type="string">
            <text:p>/blog/tag/samantha-ike</text:p>
          </table:table-cell>
          <table:table-cell office:value-type="string" calcext:value-type="string">
            <text:p>samantha-ike</text:p>
          </table:table-cell>
          <table:table-cell office:value-type="string" calcext:value-type="string">
            <text:p>Samantha Ike Archives - The Lowdown</text:p>
          </table:table-cell>
          <table:table-cell office:value-type="string" calcext:value-type="string">
            <text:p>N/A</text:p>
          </table:table-cell>
          <table:table-cell office:value-type="string" calcext:value-type="string">
            <text:p>/blog/tag/samantha-ike</text:p>
          </table:table-cell>
          <table:table-cell office:value-type="string" calcext:value-type="string">
            <text:p>http://localhost/thelowdown/wp/blog/tag/samantha-ike</text:p>
          </table:table-cell>
          <table:table-cell office:value-type="string" calcext:value-type="string">
            <text:p>/blog/tag/samantha-ike</text:p>
          </table:table-cell>
          <table:table-cell table:formula="of:=IF([.B535] = [.H535]; &quot;TRUE&quot;; &quot;FALSE&quot;)" office:value-type="string" office:string-value="TRUE" calcext:value-type="string">
            <text:p>TRUE</text:p>
          </table:table-cell>
          <table:table-cell office:value-type="string" calcext:value-type="string">
            <text:p>samantha-ike</text:p>
          </table:table-cell>
          <table:table-cell table:formula="of:=IF([.C535] = [.J535]; &quot;TRUE&quot;; &quot;FALSE&quot;)" office:value-type="string" office:string-value="TRUE" calcext:value-type="string">
            <text:p>TRUE</text:p>
          </table:table-cell>
          <table:table-cell office:value-type="string" calcext:value-type="string">
            <text:p>Samantha Ike Archives - The Lowdown</text:p>
          </table:table-cell>
          <table:table-cell table:formula="of:=IF([.D535] = [.L535]; &quot;TRUE&quot;; &quot;FALSE&quot;)" office:value-type="string" office:string-value="TRUE" calcext:value-type="string">
            <text:p>TRUE</text:p>
          </table:table-cell>
          <table:table-cell office:value-type="string" calcext:value-type="string">
            <text:p>N/A</text:p>
          </table:table-cell>
          <table:table-cell table:formula="of:=IF([.E535] = [.N535]; &quot;TRUE&quot;; &quot;FALSE&quot;)" office:value-type="string" office:string-value="TRUE" calcext:value-type="string">
            <text:p>TRUE</text:p>
          </table:table-cell>
          <table:table-cell office:value-type="string" calcext:value-type="string">
            <text:p>/blog/tag/samantha-ike</text:p>
          </table:table-cell>
          <table:table-cell table:formula="of:=IF([.F535] = [.P535]; &quot;TRUE&quot;; &quot;FALSE&quot;)" office:value-type="string" office:string-value="TRUE" calcext:value-type="string">
            <text:p>TRUE</text:p>
          </table:table-cell>
        </table:table-row>
        <table:table-row table:style-name="ro1">
          <table:table-cell office:value-type="string" calcext:value-type="string">
            <text:p>https://blog.thelowdown.com/blog/samantha-ike</text:p>
          </table:table-cell>
          <table:table-cell office:value-type="string" calcext:value-type="string">
            <text:p>/blog/samantha-ike</text:p>
          </table:table-cell>
          <table:table-cell office:value-type="string" calcext:value-type="string">
            <text:p>samantha-ike</text:p>
          </table:table-cell>
          <table:table-cell office:value-type="string" calcext:value-type="string">
            <text:p>Dr Samantha Ike | The Lowdown</text:p>
          </table:table-cell>
          <table:table-cell office:value-type="string" calcext:value-type="string">
            <text:p>Samantha Ike is a GP trainee based in the East of England passionate about improving women's health, education and wellbeing</text:p>
          </table:table-cell>
          <table:table-cell office:value-type="string" calcext:value-type="string">
            <text:p>https://thelowdown.com/author/samantha-ike</text:p>
          </table:table-cell>
          <table:table-cell office:value-type="string" calcext:value-type="string">
            <text:p>http://localhost/thelowdown/wp/blog/samantha-ike</text:p>
          </table:table-cell>
          <table:table-cell office:value-type="string" calcext:value-type="string">
            <text:p>/blog/samantha-ike</text:p>
          </table:table-cell>
          <table:table-cell table:formula="of:=IF([.B536] = [.H536]; &quot;TRUE&quot;; &quot;FALSE&quot;)" office:value-type="string" office:string-value="TRUE" calcext:value-type="string">
            <text:p>TRUE</text:p>
          </table:table-cell>
          <table:table-cell office:value-type="string" calcext:value-type="string">
            <text:p>samantha-ike</text:p>
          </table:table-cell>
          <table:table-cell table:formula="of:=IF([.C536] = [.J536]; &quot;TRUE&quot;; &quot;FALSE&quot;)" office:value-type="string" office:string-value="TRUE" calcext:value-type="string">
            <text:p>TRUE</text:p>
          </table:table-cell>
          <table:table-cell office:value-type="string" calcext:value-type="string">
            <text:p>Dr Samantha Ike | The Lowdown</text:p>
          </table:table-cell>
          <table:table-cell table:formula="of:=IF([.D536] = [.L536]; &quot;TRUE&quot;; &quot;FALSE&quot;)" office:value-type="string" office:string-value="TRUE" calcext:value-type="string">
            <text:p>TRUE</text:p>
          </table:table-cell>
          <table:table-cell office:value-type="string" calcext:value-type="string">
            <text:p>Samantha Ike is a GP trainee based in the East of England passionate about improving women's health, education and wellbeing</text:p>
          </table:table-cell>
          <table:table-cell table:formula="of:=IF([.E536] = [.N536]; &quot;TRUE&quot;; &quot;FALSE&quot;)" office:value-type="string" office:string-value="TRUE" calcext:value-type="string">
            <text:p>TRUE</text:p>
          </table:table-cell>
          <table:table-cell office:value-type="string" calcext:value-type="string">
            <text:p><text:a xlink:href="https://thelowdown.com/author/samantha-ike" xlink:type="simple">https://thelowdown.com/author/samantha-ike</text:a></text:p>
          </table:table-cell>
          <table:table-cell table:formula="of:=IF([.F536] = [.P536]; &quot;TRUE&quot;; &quot;FALSE&quot;)" office:value-type="string" office:string-value="TRUE" calcext:value-type="string">
            <text:p>TRUE</text:p>
          </table:table-cell>
        </table:table-row>
        <table:table-row table:style-name="ro1">
          <table:table-cell office:value-type="string" calcext:value-type="string">
            <text:p>https://blog.thelowdown.com/blog/fatema-mustansir-dawoodbhoy</text:p>
          </table:table-cell>
          <table:table-cell office:value-type="string" calcext:value-type="string">
            <text:p>/blog/fatema-mustansir-dawoodbhoy</text:p>
          </table:table-cell>
          <table:table-cell office:value-type="string" calcext:value-type="string">
            <text:p>fatema-mustansir-dawoodbhoy</text:p>
          </table:table-cell>
          <table:table-cell office:value-type="string" calcext:value-type="string">
            <text:p>Fatema Dawoodbhoy | The Lowdown</text:p>
          </table:table-cell>
          <table:table-cell office:value-type="string" calcext:value-type="string">
            <text:p>Fatema Dawoodbhoy is a content writer, who is passionate about championing women to understand their bodies better and prioritise their health</text:p>
          </table:table-cell>
          <table:table-cell office:value-type="string" calcext:value-type="string">
            <text:p>https://thelowdown.com/author/fatema-mustansir-dawoodbhoy</text:p>
          </table:table-cell>
          <table:table-cell office:value-type="string" calcext:value-type="string">
            <text:p>http://localhost/thelowdown/wp/blog/fatema-mustansir-dawoodbhoy</text:p>
          </table:table-cell>
          <table:table-cell office:value-type="string" calcext:value-type="string">
            <text:p>/blog/fatema-mustansir-dawoodbhoy</text:p>
          </table:table-cell>
          <table:table-cell table:formula="of:=IF([.B537] = [.H537]; &quot;TRUE&quot;; &quot;FALSE&quot;)" office:value-type="string" office:string-value="TRUE" calcext:value-type="string">
            <text:p>TRUE</text:p>
          </table:table-cell>
          <table:table-cell office:value-type="string" calcext:value-type="string">
            <text:p>fatema-mustansir-dawoodbhoy</text:p>
          </table:table-cell>
          <table:table-cell table:formula="of:=IF([.C537] = [.J537]; &quot;TRUE&quot;; &quot;FALSE&quot;)" office:value-type="string" office:string-value="TRUE" calcext:value-type="string">
            <text:p>TRUE</text:p>
          </table:table-cell>
          <table:table-cell office:value-type="string" calcext:value-type="string">
            <text:p>Fatema Dawoodbhoy | The Lowdown</text:p>
          </table:table-cell>
          <table:table-cell table:formula="of:=IF([.D537] = [.L537]; &quot;TRUE&quot;; &quot;FALSE&quot;)" office:value-type="string" office:string-value="TRUE" calcext:value-type="string">
            <text:p>TRUE</text:p>
          </table:table-cell>
          <table:table-cell office:value-type="string" calcext:value-type="string">
            <text:p>Fatema Dawoodbhoy is a content writer, who is passionate about championing women to understand their bodies better and prioritise their health</text:p>
          </table:table-cell>
          <table:table-cell table:formula="of:=IF([.E537] = [.N537]; &quot;TRUE&quot;; &quot;FALSE&quot;)" office:value-type="string" office:string-value="TRUE" calcext:value-type="string">
            <text:p>TRUE</text:p>
          </table:table-cell>
          <table:table-cell office:value-type="string" calcext:value-type="string">
            <text:p><text:a xlink:href="https://thelowdown.com/author/fatema-mustansir-dawoodbhoy" xlink:type="simple">https://thelowdown.com/author/fatema-mustansir-dawoodbhoy</text:a></text:p>
          </table:table-cell>
          <table:table-cell table:formula="of:=IF([.F537] = [.P537]; &quot;TRUE&quot;; &quot;FALSE&quot;)" office:value-type="string" office:string-value="TRUE" calcext:value-type="string">
            <text:p>TRUE</text:p>
          </table:table-cell>
        </table:table-row>
        <table:table-row table:style-name="ro1">
          <table:table-cell office:value-type="string" calcext:value-type="string">
            <text:p>https://blog.thelowdown.com/blog/tag/the-patch</text:p>
          </table:table-cell>
          <table:table-cell office:value-type="string" calcext:value-type="string">
            <text:p>/blog/tag/the-patch</text:p>
          </table:table-cell>
          <table:table-cell office:value-type="string" calcext:value-type="string">
            <text:p>the-patch</text:p>
          </table:table-cell>
          <table:table-cell office:value-type="string" calcext:value-type="string">
            <text:p>the patch Archives - The Lowdown</text:p>
          </table:table-cell>
          <table:table-cell office:value-type="string" calcext:value-type="string">
            <text:p>N/A</text:p>
          </table:table-cell>
          <table:table-cell office:value-type="string" calcext:value-type="string">
            <text:p>/blog/tag/the-patch</text:p>
          </table:table-cell>
          <table:table-cell office:value-type="string" calcext:value-type="string">
            <text:p>http://localhost/thelowdown/wp/blog/tag/the-patch</text:p>
          </table:table-cell>
          <table:table-cell office:value-type="string" calcext:value-type="string">
            <text:p>/blog/tag/the-patch</text:p>
          </table:table-cell>
          <table:table-cell table:formula="of:=IF([.B538] = [.H538]; &quot;TRUE&quot;; &quot;FALSE&quot;)" office:value-type="string" office:string-value="TRUE" calcext:value-type="string">
            <text:p>TRUE</text:p>
          </table:table-cell>
          <table:table-cell office:value-type="string" calcext:value-type="string">
            <text:p>the-patch</text:p>
          </table:table-cell>
          <table:table-cell table:formula="of:=IF([.C538] = [.J538]; &quot;TRUE&quot;; &quot;FALSE&quot;)" office:value-type="string" office:string-value="TRUE" calcext:value-type="string">
            <text:p>TRUE</text:p>
          </table:table-cell>
          <table:table-cell office:value-type="string" calcext:value-type="string">
            <text:p>the patch Archives - The Lowdown</text:p>
          </table:table-cell>
          <table:table-cell table:formula="of:=IF([.D538] = [.L538]; &quot;TRUE&quot;; &quot;FALSE&quot;)" office:value-type="string" office:string-value="TRUE" calcext:value-type="string">
            <text:p>TRUE</text:p>
          </table:table-cell>
          <table:table-cell office:value-type="string" calcext:value-type="string">
            <text:p>N/A</text:p>
          </table:table-cell>
          <table:table-cell table:formula="of:=IF([.E538] = [.N538]; &quot;TRUE&quot;; &quot;FALSE&quot;)" office:value-type="string" office:string-value="TRUE" calcext:value-type="string">
            <text:p>TRUE</text:p>
          </table:table-cell>
          <table:table-cell office:value-type="string" calcext:value-type="string">
            <text:p>/blog/tag/the-patch</text:p>
          </table:table-cell>
          <table:table-cell table:formula="of:=IF([.F538] = [.P538]; &quot;TRUE&quot;; &quot;FALSE&quot;)" office:value-type="string" office:string-value="TRUE" calcext:value-type="string">
            <text:p>TRUE</text:p>
          </table:table-cell>
        </table:table-row>
        <table:table-row table:style-name="ro1">
          <table:table-cell office:value-type="string" calcext:value-type="string">
            <text:p>https://blog.thelowdown.com/blog/tag/iub</text:p>
          </table:table-cell>
          <table:table-cell office:value-type="string" calcext:value-type="string">
            <text:p>/blog/tag/iub</text:p>
          </table:table-cell>
          <table:table-cell office:value-type="string" calcext:value-type="string">
            <text:p>iub</text:p>
          </table:table-cell>
          <table:table-cell office:value-type="string" calcext:value-type="string">
            <text:p>IUB Archives - The Lowdown</text:p>
          </table:table-cell>
          <table:table-cell office:value-type="string" calcext:value-type="string">
            <text:p>N/A</text:p>
          </table:table-cell>
          <table:table-cell office:value-type="string" calcext:value-type="string">
            <text:p>/blog/tag/iub</text:p>
          </table:table-cell>
          <table:table-cell office:value-type="string" calcext:value-type="string">
            <text:p>http://localhost/thelowdown/wp/blog/tag/iub</text:p>
          </table:table-cell>
          <table:table-cell office:value-type="string" calcext:value-type="string">
            <text:p>/blog/tag/iub</text:p>
          </table:table-cell>
          <table:table-cell table:formula="of:=IF([.B539] = [.H539]; &quot;TRUE&quot;; &quot;FALSE&quot;)" office:value-type="string" office:string-value="TRUE" calcext:value-type="string">
            <text:p>TRUE</text:p>
          </table:table-cell>
          <table:table-cell office:value-type="string" calcext:value-type="string">
            <text:p>iub</text:p>
          </table:table-cell>
          <table:table-cell table:formula="of:=IF([.C539] = [.J539]; &quot;TRUE&quot;; &quot;FALSE&quot;)" office:value-type="string" office:string-value="TRUE" calcext:value-type="string">
            <text:p>TRUE</text:p>
          </table:table-cell>
          <table:table-cell office:value-type="string" calcext:value-type="string">
            <text:p>IUB Archives - The Lowdown</text:p>
          </table:table-cell>
          <table:table-cell table:formula="of:=IF([.D539] = [.L539]; &quot;TRUE&quot;; &quot;FALSE&quot;)" office:value-type="string" office:string-value="TRUE" calcext:value-type="string">
            <text:p>TRUE</text:p>
          </table:table-cell>
          <table:table-cell office:value-type="string" calcext:value-type="string">
            <text:p>N/A</text:p>
          </table:table-cell>
          <table:table-cell table:formula="of:=IF([.E539] = [.N539]; &quot;TRUE&quot;; &quot;FALSE&quot;)" office:value-type="string" office:string-value="TRUE" calcext:value-type="string">
            <text:p>TRUE</text:p>
          </table:table-cell>
          <table:table-cell office:value-type="string" calcext:value-type="string">
            <text:p>/blog/tag/iub</text:p>
          </table:table-cell>
          <table:table-cell table:formula="of:=IF([.F539] = [.P539]; &quot;TRUE&quot;; &quot;FALSE&quot;)" office:value-type="string" office:string-value="TRUE" calcext:value-type="string">
            <text:p>TRUE</text:p>
          </table:table-cell>
        </table:table-row>
        <table:table-row table:style-name="ro1">
          <table:table-cell office:value-type="string" calcext:value-type="string">
            <text:p>https://blog.thelowdown.com/author/grace-jessop</text:p>
          </table:table-cell>
          <table:table-cell office:value-type="string" calcext:value-type="string">
            <text:p>/author/grace-jessop</text:p>
          </table:table-cell>
          <table:table-cell office:value-type="string" calcext:value-type="string">
            <text:p>grace-jessop</text:p>
          </table:table-cell>
          <table:table-cell office:value-type="string" calcext:value-type="string">
            <text:p>Grace Jessop | Author | The Lowdown</text:p>
          </table:table-cell>
          <table:table-cell office:value-type="string" calcext:value-type="string">
            <text:p>Grace recently graduated from Durham University with a degree in Anthropology. For her dissertation, she studied women's experiences of contraception.</text:p>
          </table:table-cell>
          <table:table-cell office:value-type="string" calcext:value-type="string">
            <text:p>https://thelowdown.com/author/grace-jessop</text:p>
          </table:table-cell>
          <table:table-cell office:value-type="string" calcext:value-type="string">
            <text:p>http://localhost/thelowdown/wp/author/grace-jessop</text:p>
          </table:table-cell>
          <table:table-cell office:value-type="string" calcext:value-type="string">
            <text:p>/author/grace-jessop</text:p>
          </table:table-cell>
          <table:table-cell table:formula="of:=IF([.B540] = [.H540]; &quot;TRUE&quot;; &quot;FALSE&quot;)" office:value-type="string" office:string-value="TRUE" calcext:value-type="string">
            <text:p>TRUE</text:p>
          </table:table-cell>
          <table:table-cell office:value-type="string" calcext:value-type="string">
            <text:p>grace-jessop</text:p>
          </table:table-cell>
          <table:table-cell table:formula="of:=IF([.C540] = [.J540]; &quot;TRUE&quot;; &quot;FALSE&quot;)" office:value-type="string" office:string-value="TRUE" calcext:value-type="string">
            <text:p>TRUE</text:p>
          </table:table-cell>
          <table:table-cell office:value-type="string" calcext:value-type="string">
            <text:p>Grace Jessop | Author | The Lowdown</text:p>
          </table:table-cell>
          <table:table-cell table:formula="of:=IF([.D540] = [.L540]; &quot;TRUE&quot;; &quot;FALSE&quot;)" office:value-type="string" office:string-value="TRUE" calcext:value-type="string">
            <text:p>TRUE</text:p>
          </table:table-cell>
          <table:table-cell office:value-type="string" calcext:value-type="string">
            <text:p>Grace recently graduated from Durham University with a degree in Anthropology. For her dissertation, she studied women's experiences of contraception.</text:p>
          </table:table-cell>
          <table:table-cell table:formula="of:=IF([.E540] = [.N540]; &quot;TRUE&quot;; &quot;FALSE&quot;)" office:value-type="string" office:string-value="TRUE" calcext:value-type="string">
            <text:p>TRUE</text:p>
          </table:table-cell>
          <table:table-cell office:value-type="string" calcext:value-type="string">
            <text:p><text:a xlink:href="https://thelowdown.com/author/grace-jessop" xlink:type="simple">https://thelowdown.com/author/grace-jessop</text:a></text:p>
          </table:table-cell>
          <table:table-cell table:formula="of:=IF([.F540] = [.P540]; &quot;TRUE&quot;; &quot;FALSE&quot;)" office:value-type="string" office:string-value="TRUE" calcext:value-type="string">
            <text:p>TRUE</text:p>
          </table:table-cell>
        </table:table-row>
        <table:table-row table:style-name="ro1">
          <table:table-cell office:value-type="string" calcext:value-type="string">
            <text:p>https://blog.thelowdown.com/blog/untreated-bacterial-vaginosis</text:p>
          </table:table-cell>
          <table:table-cell office:value-type="string" calcext:value-type="string">
            <text:p>/blog/untreated-bacterial-vaginosis</text:p>
          </table:table-cell>
          <table:table-cell office:value-type="string" calcext:value-type="string">
            <text:p>untreated-bacterial-vaginosis</text:p>
          </table:table-cell>
          <table:table-cell office:value-type="string" calcext:value-type="string">
            <text:p>Untreated Bacterial Vaginosis | Facts &amp; Advice | The Lowdown</text:p>
          </table:table-cell>
          <table:table-cell office:value-type="string" calcext:value-type="string">
            <text:p>Will bacterial vaginosis go away on its own and what happens if it is left untreated? We asked a doctor for the lowdown...</text:p>
          </table:table-cell>
          <table:table-cell office:value-type="string" calcext:value-type="string">
            <text:p>https://thelowdown.com/blog/untreated-bacterial-vaginosis</text:p>
          </table:table-cell>
          <table:table-cell office:value-type="string" calcext:value-type="string">
            <text:p>http://localhost/thelowdown/wp/blog/untreated-bacterial-vaginosis</text:p>
          </table:table-cell>
          <table:table-cell office:value-type="string" calcext:value-type="string">
            <text:p>/blog/untreated-bacterial-vaginosis</text:p>
          </table:table-cell>
          <table:table-cell table:formula="of:=IF([.B541] = [.H541]; &quot;TRUE&quot;; &quot;FALSE&quot;)" office:value-type="string" office:string-value="TRUE" calcext:value-type="string">
            <text:p>TRUE</text:p>
          </table:table-cell>
          <table:table-cell office:value-type="string" calcext:value-type="string">
            <text:p>untreated-bacterial-vaginosis</text:p>
          </table:table-cell>
          <table:table-cell table:formula="of:=IF([.C541] = [.J541]; &quot;TRUE&quot;; &quot;FALSE&quot;)" office:value-type="string" office:string-value="TRUE" calcext:value-type="string">
            <text:p>TRUE</text:p>
          </table:table-cell>
          <table:table-cell office:value-type="string" calcext:value-type="string">
            <text:p>Untreated Bacterial Vaginosis | Facts &amp; Advice | The Lowdown</text:p>
          </table:table-cell>
          <table:table-cell table:formula="of:=IF([.D541] = [.L541]; &quot;TRUE&quot;; &quot;FALSE&quot;)" office:value-type="string" office:string-value="TRUE" calcext:value-type="string">
            <text:p>TRUE</text:p>
          </table:table-cell>
          <table:table-cell office:value-type="string" calcext:value-type="string">
            <text:p>Will bacterial vaginosis go away on its own and what happens if it is left untreated? We asked a doctor for the lowdown...</text:p>
          </table:table-cell>
          <table:table-cell table:formula="of:=IF([.E541] = [.N541]; &quot;TRUE&quot;; &quot;FALSE&quot;)" office:value-type="string" office:string-value="TRUE" calcext:value-type="string">
            <text:p>TRUE</text:p>
          </table:table-cell>
          <table:table-cell office:value-type="string" calcext:value-type="string">
            <text:p>https://thelowdown.com/blog/untreated-bacterial-vaginosis</text:p>
          </table:table-cell>
          <table:table-cell table:formula="of:=IF([.F541] = [.P541]; &quot;TRUE&quot;; &quot;FALSE&quot;)" office:value-type="string" office:string-value="TRUE" calcext:value-type="string">
            <text:p>TRUE</text:p>
          </table:table-cell>
        </table:table-row>
        <table:table-row table:style-name="ro1">
          <table:table-cell office:value-type="string" calcext:value-type="string">
            <text:p>https://blog.thelowdown.com/blog/tag/premenstrual-dysphoric-disorder</text:p>
          </table:table-cell>
          <table:table-cell office:value-type="string" calcext:value-type="string">
            <text:p>/blog/tag/premenstrual-dysphoric-disorder</text:p>
          </table:table-cell>
          <table:table-cell office:value-type="string" calcext:value-type="string">
            <text:p>premenstrual-dysphoric-disorder</text:p>
          </table:table-cell>
          <table:table-cell office:value-type="string" calcext:value-type="string">
            <text:p>premenstrual dysphoric disorder Archives - The Lowdown</text:p>
          </table:table-cell>
          <table:table-cell office:value-type="string" calcext:value-type="string">
            <text:p>N/A</text:p>
          </table:table-cell>
          <table:table-cell office:value-type="string" calcext:value-type="string">
            <text:p>/blog/tag/premenstrual-dysphoric-disorder</text:p>
          </table:table-cell>
          <table:table-cell office:value-type="string" calcext:value-type="string">
            <text:p>http://localhost/thelowdown/wp/blog/tag/premenstrual-dysphoric-disorder</text:p>
          </table:table-cell>
          <table:table-cell office:value-type="string" calcext:value-type="string">
            <text:p>/blog/tag/premenstrual-dysphoric-disorder</text:p>
          </table:table-cell>
          <table:table-cell table:formula="of:=IF([.B542] = [.H542]; &quot;TRUE&quot;; &quot;FALSE&quot;)" office:value-type="string" office:string-value="TRUE" calcext:value-type="string">
            <text:p>TRUE</text:p>
          </table:table-cell>
          <table:table-cell office:value-type="string" calcext:value-type="string">
            <text:p>premenstrual-dysphoric-disorder</text:p>
          </table:table-cell>
          <table:table-cell table:formula="of:=IF([.C542] = [.J542]; &quot;TRUE&quot;; &quot;FALSE&quot;)" office:value-type="string" office:string-value="TRUE" calcext:value-type="string">
            <text:p>TRUE</text:p>
          </table:table-cell>
          <table:table-cell office:value-type="string" calcext:value-type="string">
            <text:p>premenstrual dysphoric disorder Archives - The Lowdown</text:p>
          </table:table-cell>
          <table:table-cell table:formula="of:=IF([.D542] = [.L542]; &quot;TRUE&quot;; &quot;FALSE&quot;)" office:value-type="string" office:string-value="TRUE" calcext:value-type="string">
            <text:p>TRUE</text:p>
          </table:table-cell>
          <table:table-cell office:value-type="string" calcext:value-type="string">
            <text:p>N/A</text:p>
          </table:table-cell>
          <table:table-cell table:formula="of:=IF([.E542] = [.N542]; &quot;TRUE&quot;; &quot;FALSE&quot;)" office:value-type="string" office:string-value="TRUE" calcext:value-type="string">
            <text:p>TRUE</text:p>
          </table:table-cell>
          <table:table-cell office:value-type="string" calcext:value-type="string">
            <text:p>/blog/tag/premenstrual-dysphoric-disorder</text:p>
          </table:table-cell>
          <table:table-cell table:formula="of:=IF([.F542] = [.P542]; &quot;TRUE&quot;; &quot;FALSE&quot;)" office:value-type="string" office:string-value="TRUE" calcext:value-type="string">
            <text:p>TRUE</text:p>
          </table:table-cell>
        </table:table-row>
        <table:table-row table:style-name="ro1">
          <table:table-cell office:value-type="string" calcext:value-type="string">
            <text:p>https://blog.thelowdown.com/blog/tag/dr-nikki-ramskill</text:p>
          </table:table-cell>
          <table:table-cell office:value-type="string" calcext:value-type="string">
            <text:p>/blog/tag/dr-nikki-ramskill</text:p>
          </table:table-cell>
          <table:table-cell office:value-type="string" calcext:value-type="string">
            <text:p>dr-nikki-ramskill</text:p>
          </table:table-cell>
          <table:table-cell office:value-type="string" calcext:value-type="string">
            <text:p>Dr Nikki Ramskill Archives - The Lowdown</text:p>
          </table:table-cell>
          <table:table-cell office:value-type="string" calcext:value-type="string">
            <text:p>N/A</text:p>
          </table:table-cell>
          <table:table-cell office:value-type="string" calcext:value-type="string">
            <text:p>/blog/tag/dr-nikki-ramskill</text:p>
          </table:table-cell>
          <table:table-cell office:value-type="string" calcext:value-type="string">
            <text:p>http://localhost/thelowdown/wp/blog/tag/dr-nikki-ramskill</text:p>
          </table:table-cell>
          <table:table-cell office:value-type="string" calcext:value-type="string">
            <text:p>/blog/tag/dr-nikki-ramskill</text:p>
          </table:table-cell>
          <table:table-cell table:formula="of:=IF([.B543] = [.H543]; &quot;TRUE&quot;; &quot;FALSE&quot;)" office:value-type="string" office:string-value="TRUE" calcext:value-type="string">
            <text:p>TRUE</text:p>
          </table:table-cell>
          <table:table-cell office:value-type="string" calcext:value-type="string">
            <text:p>dr-nikki-ramskill</text:p>
          </table:table-cell>
          <table:table-cell table:formula="of:=IF([.C543] = [.J543]; &quot;TRUE&quot;; &quot;FALSE&quot;)" office:value-type="string" office:string-value="TRUE" calcext:value-type="string">
            <text:p>TRUE</text:p>
          </table:table-cell>
          <table:table-cell office:value-type="string" calcext:value-type="string">
            <text:p>Dr Nikki Ramskill Archives - The Lowdown</text:p>
          </table:table-cell>
          <table:table-cell table:formula="of:=IF([.D543] = [.L543]; &quot;TRUE&quot;; &quot;FALSE&quot;)" office:value-type="string" office:string-value="TRUE" calcext:value-type="string">
            <text:p>TRUE</text:p>
          </table:table-cell>
          <table:table-cell office:value-type="string" calcext:value-type="string">
            <text:p>N/A</text:p>
          </table:table-cell>
          <table:table-cell table:formula="of:=IF([.E543] = [.N543]; &quot;TRUE&quot;; &quot;FALSE&quot;)" office:value-type="string" office:string-value="TRUE" calcext:value-type="string">
            <text:p>TRUE</text:p>
          </table:table-cell>
          <table:table-cell office:value-type="string" calcext:value-type="string">
            <text:p>/blog/tag/dr-nikki-ramskill</text:p>
          </table:table-cell>
          <table:table-cell table:formula="of:=IF([.F543] = [.P543]; &quot;TRUE&quot;; &quot;FALSE&quot;)" office:value-type="string" office:string-value="TRUE" calcext:value-type="string">
            <text:p>TRUE</text:p>
          </table:table-cell>
        </table:table-row>
        <table:table-row table:style-name="ro1">
          <table:table-cell office:value-type="string" calcext:value-type="string">
            <text:p>https://blog.thelowdown.com/blog/tag/pmdd</text:p>
          </table:table-cell>
          <table:table-cell office:value-type="string" calcext:value-type="string">
            <text:p>/blog/tag/pmdd</text:p>
          </table:table-cell>
          <table:table-cell office:value-type="string" calcext:value-type="string">
            <text:p>pmdd</text:p>
          </table:table-cell>
          <table:table-cell office:value-type="string" calcext:value-type="string">
            <text:p>PMDD Archives - The Lowdown</text:p>
          </table:table-cell>
          <table:table-cell office:value-type="string" calcext:value-type="string">
            <text:p>N/A</text:p>
          </table:table-cell>
          <table:table-cell office:value-type="string" calcext:value-type="string">
            <text:p>/blog/tag/pmdd</text:p>
          </table:table-cell>
          <table:table-cell office:value-type="string" calcext:value-type="string">
            <text:p>http://localhost/thelowdown/wp/blog/tag/pmdd</text:p>
          </table:table-cell>
          <table:table-cell office:value-type="string" calcext:value-type="string">
            <text:p>/blog/tag/pmdd</text:p>
          </table:table-cell>
          <table:table-cell table:formula="of:=IF([.B544] = [.H544]; &quot;TRUE&quot;; &quot;FALSE&quot;)" office:value-type="string" office:string-value="TRUE" calcext:value-type="string">
            <text:p>TRUE</text:p>
          </table:table-cell>
          <table:table-cell office:value-type="string" calcext:value-type="string">
            <text:p>pmdd</text:p>
          </table:table-cell>
          <table:table-cell table:formula="of:=IF([.C544] = [.J544]; &quot;TRUE&quot;; &quot;FALSE&quot;)" office:value-type="string" office:string-value="TRUE" calcext:value-type="string">
            <text:p>TRUE</text:p>
          </table:table-cell>
          <table:table-cell office:value-type="string" calcext:value-type="string">
            <text:p>PMDD Archives - The Lowdown</text:p>
          </table:table-cell>
          <table:table-cell table:formula="of:=IF([.D544] = [.L544]; &quot;TRUE&quot;; &quot;FALSE&quot;)" office:value-type="string" office:string-value="TRUE" calcext:value-type="string">
            <text:p>TRUE</text:p>
          </table:table-cell>
          <table:table-cell office:value-type="string" calcext:value-type="string">
            <text:p>N/A</text:p>
          </table:table-cell>
          <table:table-cell table:formula="of:=IF([.E544] = [.N544]; &quot;TRUE&quot;; &quot;FALSE&quot;)" office:value-type="string" office:string-value="TRUE" calcext:value-type="string">
            <text:p>TRUE</text:p>
          </table:table-cell>
          <table:table-cell office:value-type="string" calcext:value-type="string">
            <text:p>/blog/tag/pmdd</text:p>
          </table:table-cell>
          <table:table-cell table:formula="of:=IF([.F544] = [.P544]; &quot;TRUE&quot;; &quot;FALSE&quot;)" office:value-type="string" office:string-value="TRUE" calcext:value-type="string">
            <text:p>TRUE</text:p>
          </table:table-cell>
        </table:table-row>
        <table:table-row table:style-name="ro1">
          <table:table-cell office:value-type="string" calcext:value-type="string">
            <text:p>https://blog.thelowdown.com/blog/tag/childbirth</text:p>
          </table:table-cell>
          <table:table-cell office:value-type="string" calcext:value-type="string">
            <text:p>/blog/tag/childbirth</text:p>
          </table:table-cell>
          <table:table-cell office:value-type="string" calcext:value-type="string">
            <text:p>childbirth</text:p>
          </table:table-cell>
          <table:table-cell office:value-type="string" calcext:value-type="string">
            <text:p>childbirth Archives - The Lowdown</text:p>
          </table:table-cell>
          <table:table-cell office:value-type="string" calcext:value-type="string">
            <text:p>N/A</text:p>
          </table:table-cell>
          <table:table-cell office:value-type="string" calcext:value-type="string">
            <text:p>/blog/tag/childbirth</text:p>
          </table:table-cell>
          <table:table-cell office:value-type="string" calcext:value-type="string">
            <text:p>http://localhost/thelowdown/wp/blog/tag/childbirth</text:p>
          </table:table-cell>
          <table:table-cell office:value-type="string" calcext:value-type="string">
            <text:p>/blog/tag/childbirth</text:p>
          </table:table-cell>
          <table:table-cell table:formula="of:=IF([.B545] = [.H545]; &quot;TRUE&quot;; &quot;FALSE&quot;)" office:value-type="string" office:string-value="TRUE" calcext:value-type="string">
            <text:p>TRUE</text:p>
          </table:table-cell>
          <table:table-cell office:value-type="string" calcext:value-type="string">
            <text:p>childbirth</text:p>
          </table:table-cell>
          <table:table-cell table:formula="of:=IF([.C545] = [.J545]; &quot;TRUE&quot;; &quot;FALSE&quot;)" office:value-type="string" office:string-value="TRUE" calcext:value-type="string">
            <text:p>TRUE</text:p>
          </table:table-cell>
          <table:table-cell office:value-type="string" calcext:value-type="string">
            <text:p>childbirth Archives - The Lowdown</text:p>
          </table:table-cell>
          <table:table-cell table:formula="of:=IF([.D545] = [.L545]; &quot;TRUE&quot;; &quot;FALSE&quot;)" office:value-type="string" office:string-value="TRUE" calcext:value-type="string">
            <text:p>TRUE</text:p>
          </table:table-cell>
          <table:table-cell office:value-type="string" calcext:value-type="string">
            <text:p>N/A</text:p>
          </table:table-cell>
          <table:table-cell table:formula="of:=IF([.E545] = [.N545]; &quot;TRUE&quot;; &quot;FALSE&quot;)" office:value-type="string" office:string-value="TRUE" calcext:value-type="string">
            <text:p>TRUE</text:p>
          </table:table-cell>
          <table:table-cell office:value-type="string" calcext:value-type="string">
            <text:p>/blog/tag/childbirth</text:p>
          </table:table-cell>
          <table:table-cell table:formula="of:=IF([.F545] = [.P545]; &quot;TRUE&quot;; &quot;FALSE&quot;)" office:value-type="string" office:string-value="TRUE" calcext:value-type="string">
            <text:p>TRUE</text:p>
          </table:table-cell>
        </table:table-row>
        <table:table-row table:style-name="ro1">
          <table:table-cell office:value-type="string" calcext:value-type="string">
            <text:p>https://blog.thelowdown.com/blog/tag/cbd</text:p>
          </table:table-cell>
          <table:table-cell office:value-type="string" calcext:value-type="string">
            <text:p>/blog/tag/cbd</text:p>
          </table:table-cell>
          <table:table-cell office:value-type="string" calcext:value-type="string">
            <text:p>cbd</text:p>
          </table:table-cell>
          <table:table-cell office:value-type="string" calcext:value-type="string">
            <text:p>CBD Archives - The Lowdown</text:p>
          </table:table-cell>
          <table:table-cell office:value-type="string" calcext:value-type="string">
            <text:p>N/A</text:p>
          </table:table-cell>
          <table:table-cell office:value-type="string" calcext:value-type="string">
            <text:p>/blog/tag/cbd</text:p>
          </table:table-cell>
          <table:table-cell office:value-type="string" calcext:value-type="string">
            <text:p>http://localhost/thelowdown/wp/blog/tag/cbd</text:p>
          </table:table-cell>
          <table:table-cell office:value-type="string" calcext:value-type="string">
            <text:p>/blog/tag/cbd</text:p>
          </table:table-cell>
          <table:table-cell table:formula="of:=IF([.B546] = [.H546]; &quot;TRUE&quot;; &quot;FALSE&quot;)" office:value-type="string" office:string-value="TRUE" calcext:value-type="string">
            <text:p>TRUE</text:p>
          </table:table-cell>
          <table:table-cell office:value-type="string" calcext:value-type="string">
            <text:p>cbd</text:p>
          </table:table-cell>
          <table:table-cell table:formula="of:=IF([.C546] = [.J546]; &quot;TRUE&quot;; &quot;FALSE&quot;)" office:value-type="string" office:string-value="TRUE" calcext:value-type="string">
            <text:p>TRUE</text:p>
          </table:table-cell>
          <table:table-cell office:value-type="string" calcext:value-type="string">
            <text:p>CBD Archives - The Lowdown</text:p>
          </table:table-cell>
          <table:table-cell table:formula="of:=IF([.D546] = [.L546]; &quot;TRUE&quot;; &quot;FALSE&quot;)" office:value-type="string" office:string-value="TRUE" calcext:value-type="string">
            <text:p>TRUE</text:p>
          </table:table-cell>
          <table:table-cell office:value-type="string" calcext:value-type="string">
            <text:p>N/A</text:p>
          </table:table-cell>
          <table:table-cell table:formula="of:=IF([.E546] = [.N546]; &quot;TRUE&quot;; &quot;FALSE&quot;)" office:value-type="string" office:string-value="TRUE" calcext:value-type="string">
            <text:p>TRUE</text:p>
          </table:table-cell>
          <table:table-cell office:value-type="string" calcext:value-type="string">
            <text:p>/blog/tag/cbd</text:p>
          </table:table-cell>
          <table:table-cell table:formula="of:=IF([.F546] = [.P546]; &quot;TRUE&quot;; &quot;FALSE&quot;)" office:value-type="string" office:string-value="TRUE" calcext:value-type="string">
            <text:p>TRUE</text:p>
          </table:table-cell>
        </table:table-row>
        <table:table-row table:style-name="ro1">
          <table:table-cell office:value-type="string" calcext:value-type="string">
            <text:p>https://blog.thelowdown.com/blog/cerelle-endometriosis</text:p>
          </table:table-cell>
          <table:table-cell office:value-type="string" calcext:value-type="string">
            <text:p>/blog/cerelle-endometriosis</text:p>
          </table:table-cell>
          <table:table-cell office:value-type="string" calcext:value-type="string">
            <text:p>cerelle-endometriosis</text:p>
          </table:table-cell>
          <table:table-cell office:value-type="string" calcext:value-type="string">
            <text:p>Is Cerelle Good for Endometriosis? | The Lowdown</text:p>
          </table:table-cell>
          <table:table-cell office:value-type="string" calcext:value-type="string">
            <text:p>Here our doctors share if the Cerelle mini pill is a good pill to take to help with symptoms of endometriosis.</text:p>
          </table:table-cell>
          <table:table-cell office:value-type="string" calcext:value-type="string">
            <text:p>https://thelowdown.com/blog/cerelle-endometriosis</text:p>
          </table:table-cell>
          <table:table-cell office:value-type="string" calcext:value-type="string">
            <text:p>http://localhost/thelowdown/wp/blog/cerelle-endometriosis</text:p>
          </table:table-cell>
          <table:table-cell office:value-type="string" calcext:value-type="string">
            <text:p>/blog/cerelle-endometriosis</text:p>
          </table:table-cell>
          <table:table-cell table:formula="of:=IF([.B547] = [.H547]; &quot;TRUE&quot;; &quot;FALSE&quot;)" office:value-type="string" office:string-value="TRUE" calcext:value-type="string">
            <text:p>TRUE</text:p>
          </table:table-cell>
          <table:table-cell office:value-type="string" calcext:value-type="string">
            <text:p>cerelle-endometriosis</text:p>
          </table:table-cell>
          <table:table-cell table:formula="of:=IF([.C547] = [.J547]; &quot;TRUE&quot;; &quot;FALSE&quot;)" office:value-type="string" office:string-value="TRUE" calcext:value-type="string">
            <text:p>TRUE</text:p>
          </table:table-cell>
          <table:table-cell office:value-type="string" calcext:value-type="string">
            <text:p>Is Cerelle Good for Endometriosis? | The Lowdown</text:p>
          </table:table-cell>
          <table:table-cell table:formula="of:=IF([.D547] = [.L547]; &quot;TRUE&quot;; &quot;FALSE&quot;)" office:value-type="string" office:string-value="TRUE" calcext:value-type="string">
            <text:p>TRUE</text:p>
          </table:table-cell>
          <table:table-cell office:value-type="string" calcext:value-type="string">
            <text:p>Here our doctors share if the Cerelle mini pill is a good pill to take to help with symptoms of endometriosis.</text:p>
          </table:table-cell>
          <table:table-cell table:formula="of:=IF([.E547] = [.N547]; &quot;TRUE&quot;; &quot;FALSE&quot;)" office:value-type="string" office:string-value="TRUE" calcext:value-type="string">
            <text:p>TRUE</text:p>
          </table:table-cell>
          <table:table-cell office:value-type="string" calcext:value-type="string">
            <text:p>https://thelowdown.com/blog/cerelle-endometriosis</text:p>
          </table:table-cell>
          <table:table-cell table:formula="of:=IF([.F547] = [.P547]; &quot;TRUE&quot;; &quot;FALSE&quot;)" office:value-type="string" office:string-value="TRUE" calcext:value-type="string">
            <text:p>TRUE</text:p>
          </table:table-cell>
        </table:table-row>
        <table:table-row table:style-name="ro1">
          <table:table-cell office:value-type="string" calcext:value-type="string">
            <text:p>https://blog.thelowdown.com/blog/tag/sex-coaching</text:p>
          </table:table-cell>
          <table:table-cell office:value-type="string" calcext:value-type="string">
            <text:p>/blog/tag/sex-coaching</text:p>
          </table:table-cell>
          <table:table-cell office:value-type="string" calcext:value-type="string">
            <text:p>sex-coaching</text:p>
          </table:table-cell>
          <table:table-cell office:value-type="string" calcext:value-type="string">
            <text:p>sex coaching Archives - The Lowdown</text:p>
          </table:table-cell>
          <table:table-cell office:value-type="string" calcext:value-type="string">
            <text:p>N/A</text:p>
          </table:table-cell>
          <table:table-cell office:value-type="string" calcext:value-type="string">
            <text:p>/blog/tag/sex-coaching</text:p>
          </table:table-cell>
          <table:table-cell office:value-type="string" calcext:value-type="string">
            <text:p>http://localhost/thelowdown/wp/blog/tag/sex-coaching</text:p>
          </table:table-cell>
          <table:table-cell office:value-type="string" calcext:value-type="string">
            <text:p>/blog/tag/sex-coaching</text:p>
          </table:table-cell>
          <table:table-cell table:formula="of:=IF([.B548] = [.H548]; &quot;TRUE&quot;; &quot;FALSE&quot;)" office:value-type="string" office:string-value="TRUE" calcext:value-type="string">
            <text:p>TRUE</text:p>
          </table:table-cell>
          <table:table-cell office:value-type="string" calcext:value-type="string">
            <text:p>sex-coaching</text:p>
          </table:table-cell>
          <table:table-cell table:formula="of:=IF([.C548] = [.J548]; &quot;TRUE&quot;; &quot;FALSE&quot;)" office:value-type="string" office:string-value="TRUE" calcext:value-type="string">
            <text:p>TRUE</text:p>
          </table:table-cell>
          <table:table-cell office:value-type="string" calcext:value-type="string">
            <text:p>sex coaching Archives - The Lowdown</text:p>
          </table:table-cell>
          <table:table-cell table:formula="of:=IF([.D548] = [.L548]; &quot;TRUE&quot;; &quot;FALSE&quot;)" office:value-type="string" office:string-value="TRUE" calcext:value-type="string">
            <text:p>TRUE</text:p>
          </table:table-cell>
          <table:table-cell office:value-type="string" calcext:value-type="string">
            <text:p>N/A</text:p>
          </table:table-cell>
          <table:table-cell table:formula="of:=IF([.E548] = [.N548]; &quot;TRUE&quot;; &quot;FALSE&quot;)" office:value-type="string" office:string-value="TRUE" calcext:value-type="string">
            <text:p>TRUE</text:p>
          </table:table-cell>
          <table:table-cell office:value-type="string" calcext:value-type="string">
            <text:p>/blog/tag/sex-coaching</text:p>
          </table:table-cell>
          <table:table-cell table:formula="of:=IF([.F548] = [.P548]; &quot;TRUE&quot;; &quot;FALSE&quot;)" office:value-type="string" office:string-value="TRUE" calcext:value-type="string">
            <text:p>TRUE</text:p>
          </table:table-cell>
        </table:table-row>
        <table:table-row table:style-name="ro1">
          <table:table-cell office:value-type="string" calcext:value-type="string">
            <text:p>https://blog.thelowdown.com/blog/tag/orgasm-anxiety</text:p>
          </table:table-cell>
          <table:table-cell office:value-type="string" calcext:value-type="string">
            <text:p>/blog/tag/orgasm-anxiety</text:p>
          </table:table-cell>
          <table:table-cell office:value-type="string" calcext:value-type="string">
            <text:p>orgasm-anxiety</text:p>
          </table:table-cell>
          <table:table-cell office:value-type="string" calcext:value-type="string">
            <text:p>orgasm anxiety Archives - The Lowdown</text:p>
          </table:table-cell>
          <table:table-cell office:value-type="string" calcext:value-type="string">
            <text:p>N/A</text:p>
          </table:table-cell>
          <table:table-cell office:value-type="string" calcext:value-type="string">
            <text:p>/blog/tag/orgasm-anxiety</text:p>
          </table:table-cell>
          <table:table-cell office:value-type="string" calcext:value-type="string">
            <text:p>http://localhost/thelowdown/wp/blog/tag/orgasm-anxiety</text:p>
          </table:table-cell>
          <table:table-cell office:value-type="string" calcext:value-type="string">
            <text:p>/blog/tag/orgasm-anxiety</text:p>
          </table:table-cell>
          <table:table-cell table:formula="of:=IF([.B549] = [.H549]; &quot;TRUE&quot;; &quot;FALSE&quot;)" office:value-type="string" office:string-value="TRUE" calcext:value-type="string">
            <text:p>TRUE</text:p>
          </table:table-cell>
          <table:table-cell office:value-type="string" calcext:value-type="string">
            <text:p>orgasm-anxiety</text:p>
          </table:table-cell>
          <table:table-cell table:formula="of:=IF([.C549] = [.J549]; &quot;TRUE&quot;; &quot;FALSE&quot;)" office:value-type="string" office:string-value="TRUE" calcext:value-type="string">
            <text:p>TRUE</text:p>
          </table:table-cell>
          <table:table-cell office:value-type="string" calcext:value-type="string">
            <text:p>orgasm anxiety Archives - The Lowdown</text:p>
          </table:table-cell>
          <table:table-cell table:formula="of:=IF([.D549] = [.L549]; &quot;TRUE&quot;; &quot;FALSE&quot;)" office:value-type="string" office:string-value="TRUE" calcext:value-type="string">
            <text:p>TRUE</text:p>
          </table:table-cell>
          <table:table-cell office:value-type="string" calcext:value-type="string">
            <text:p>N/A</text:p>
          </table:table-cell>
          <table:table-cell table:formula="of:=IF([.E549] = [.N549]; &quot;TRUE&quot;; &quot;FALSE&quot;)" office:value-type="string" office:string-value="TRUE" calcext:value-type="string">
            <text:p>TRUE</text:p>
          </table:table-cell>
          <table:table-cell office:value-type="string" calcext:value-type="string">
            <text:p>/blog/tag/orgasm-anxiety</text:p>
          </table:table-cell>
          <table:table-cell table:formula="of:=IF([.F549] = [.P549]; &quot;TRUE&quot;; &quot;FALSE&quot;)" office:value-type="string" office:string-value="TRUE" calcext:value-type="string">
            <text:p>TRUE</text:p>
          </table:table-cell>
        </table:table-row>
        <table:table-row table:style-name="ro1">
          <table:table-cell office:value-type="string" calcext:value-type="string">
            <text:p>https://blog.thelowdown.com/blog/tag/antibiotics-and-contraception</text:p>
          </table:table-cell>
          <table:table-cell office:value-type="string" calcext:value-type="string">
            <text:p>/blog/tag/antibiotics-and-contraception</text:p>
          </table:table-cell>
          <table:table-cell office:value-type="string" calcext:value-type="string">
            <text:p>antibiotics-and-contraception</text:p>
          </table:table-cell>
          <table:table-cell office:value-type="string" calcext:value-type="string">
            <text:p>antibiotics and contraception Archives - The Lowdown</text:p>
          </table:table-cell>
          <table:table-cell office:value-type="string" calcext:value-type="string">
            <text:p>N/A</text:p>
          </table:table-cell>
          <table:table-cell office:value-type="string" calcext:value-type="string">
            <text:p>/blog/tag/antibiotics-and-contraception</text:p>
          </table:table-cell>
          <table:table-cell office:value-type="string" calcext:value-type="string">
            <text:p>http://localhost/thelowdown/wp/blog/tag/antibiotics-and-contraception</text:p>
          </table:table-cell>
          <table:table-cell office:value-type="string" calcext:value-type="string">
            <text:p>/blog/tag/antibiotics-and-contraception</text:p>
          </table:table-cell>
          <table:table-cell table:formula="of:=IF([.B550] = [.H550]; &quot;TRUE&quot;; &quot;FALSE&quot;)" office:value-type="string" office:string-value="TRUE" calcext:value-type="string">
            <text:p>TRUE</text:p>
          </table:table-cell>
          <table:table-cell office:value-type="string" calcext:value-type="string">
            <text:p>antibiotics-and-contraception</text:p>
          </table:table-cell>
          <table:table-cell table:formula="of:=IF([.C550] = [.J550]; &quot;TRUE&quot;; &quot;FALSE&quot;)" office:value-type="string" office:string-value="TRUE" calcext:value-type="string">
            <text:p>TRUE</text:p>
          </table:table-cell>
          <table:table-cell office:value-type="string" calcext:value-type="string">
            <text:p>antibiotics and contraception Archives - The Lowdown</text:p>
          </table:table-cell>
          <table:table-cell table:formula="of:=IF([.D550] = [.L550]; &quot;TRUE&quot;; &quot;FALSE&quot;)" office:value-type="string" office:string-value="TRUE" calcext:value-type="string">
            <text:p>TRUE</text:p>
          </table:table-cell>
          <table:table-cell office:value-type="string" calcext:value-type="string">
            <text:p>N/A</text:p>
          </table:table-cell>
          <table:table-cell table:formula="of:=IF([.E550] = [.N550]; &quot;TRUE&quot;; &quot;FALSE&quot;)" office:value-type="string" office:string-value="TRUE" calcext:value-type="string">
            <text:p>TRUE</text:p>
          </table:table-cell>
          <table:table-cell office:value-type="string" calcext:value-type="string">
            <text:p>/blog/tag/antibiotics-and-contraception</text:p>
          </table:table-cell>
          <table:table-cell table:formula="of:=IF([.F550] = [.P550]; &quot;TRUE&quot;; &quot;FALSE&quot;)" office:value-type="string" office:string-value="TRUE" calcext:value-type="string">
            <text:p>TRUE</text:p>
          </table:table-cell>
        </table:table-row>
        <table:table-row table:style-name="ro1">
          <table:table-cell office:value-type="string" calcext:value-type="string">
            <text:p>https://blog.thelowdown.com/blog/tag/cramps</text:p>
          </table:table-cell>
          <table:table-cell office:value-type="string" calcext:value-type="string">
            <text:p>/blog/tag/cramps</text:p>
          </table:table-cell>
          <table:table-cell office:value-type="string" calcext:value-type="string">
            <text:p>cramps</text:p>
          </table:table-cell>
          <table:table-cell office:value-type="string" calcext:value-type="string">
            <text:p>cramps Archives - The Lowdown</text:p>
          </table:table-cell>
          <table:table-cell office:value-type="string" calcext:value-type="string">
            <text:p>N/A</text:p>
          </table:table-cell>
          <table:table-cell office:value-type="string" calcext:value-type="string">
            <text:p>/blog/tag/cramps</text:p>
          </table:table-cell>
          <table:table-cell office:value-type="string" calcext:value-type="string">
            <text:p>http://localhost/thelowdown/wp/blog/tag/cramps</text:p>
          </table:table-cell>
          <table:table-cell office:value-type="string" calcext:value-type="string">
            <text:p>/blog/tag/cramps</text:p>
          </table:table-cell>
          <table:table-cell table:formula="of:=IF([.B551] = [.H551]; &quot;TRUE&quot;; &quot;FALSE&quot;)" office:value-type="string" office:string-value="TRUE" calcext:value-type="string">
            <text:p>TRUE</text:p>
          </table:table-cell>
          <table:table-cell office:value-type="string" calcext:value-type="string">
            <text:p>cramps</text:p>
          </table:table-cell>
          <table:table-cell table:formula="of:=IF([.C551] = [.J551]; &quot;TRUE&quot;; &quot;FALSE&quot;)" office:value-type="string" office:string-value="TRUE" calcext:value-type="string">
            <text:p>TRUE</text:p>
          </table:table-cell>
          <table:table-cell office:value-type="string" calcext:value-type="string">
            <text:p>cramps Archives - The Lowdown</text:p>
          </table:table-cell>
          <table:table-cell table:formula="of:=IF([.D551] = [.L551]; &quot;TRUE&quot;; &quot;FALSE&quot;)" office:value-type="string" office:string-value="TRUE" calcext:value-type="string">
            <text:p>TRUE</text:p>
          </table:table-cell>
          <table:table-cell office:value-type="string" calcext:value-type="string">
            <text:p>N/A</text:p>
          </table:table-cell>
          <table:table-cell table:formula="of:=IF([.E551] = [.N551]; &quot;TRUE&quot;; &quot;FALSE&quot;)" office:value-type="string" office:string-value="TRUE" calcext:value-type="string">
            <text:p>TRUE</text:p>
          </table:table-cell>
          <table:table-cell office:value-type="string" calcext:value-type="string">
            <text:p>/blog/tag/cramps</text:p>
          </table:table-cell>
          <table:table-cell table:formula="of:=IF([.F551] = [.P551]; &quot;TRUE&quot;; &quot;FALSE&quot;)" office:value-type="string" office:string-value="TRUE" calcext:value-type="string">
            <text:p>TRUE</text:p>
          </table:table-cell>
        </table:table-row>
        <table:table-row table:style-name="ro1">
          <table:table-cell office:value-type="string" calcext:value-type="string">
            <text:p>https://blog.thelowdown.com/blog/tag/yasmin-pill</text:p>
          </table:table-cell>
          <table:table-cell office:value-type="string" calcext:value-type="string">
            <text:p>/blog/tag/yasmin-pill</text:p>
          </table:table-cell>
          <table:table-cell office:value-type="string" calcext:value-type="string">
            <text:p>yasmin-pill</text:p>
          </table:table-cell>
          <table:table-cell office:value-type="string" calcext:value-type="string">
            <text:p>Yasmin pill Archives - The Lowdown</text:p>
          </table:table-cell>
          <table:table-cell office:value-type="string" calcext:value-type="string">
            <text:p>N/A</text:p>
          </table:table-cell>
          <table:table-cell office:value-type="string" calcext:value-type="string">
            <text:p>/blog/tag/yasmin-pill</text:p>
          </table:table-cell>
          <table:table-cell office:value-type="string" calcext:value-type="string">
            <text:p>http://localhost/thelowdown/wp/blog/tag/yasmin-pill</text:p>
          </table:table-cell>
          <table:table-cell office:value-type="string" calcext:value-type="string">
            <text:p>/blog/tag/yasmin-pill</text:p>
          </table:table-cell>
          <table:table-cell table:formula="of:=IF([.B552] = [.H552]; &quot;TRUE&quot;; &quot;FALSE&quot;)" office:value-type="string" office:string-value="TRUE" calcext:value-type="string">
            <text:p>TRUE</text:p>
          </table:table-cell>
          <table:table-cell office:value-type="string" calcext:value-type="string">
            <text:p>yasmin-pill</text:p>
          </table:table-cell>
          <table:table-cell table:formula="of:=IF([.C552] = [.J552]; &quot;TRUE&quot;; &quot;FALSE&quot;)" office:value-type="string" office:string-value="TRUE" calcext:value-type="string">
            <text:p>TRUE</text:p>
          </table:table-cell>
          <table:table-cell office:value-type="string" calcext:value-type="string">
            <text:p>Yasmin pill Archives - The Lowdown</text:p>
          </table:table-cell>
          <table:table-cell table:formula="of:=IF([.D552] = [.L552]; &quot;TRUE&quot;; &quot;FALSE&quot;)" office:value-type="string" office:string-value="TRUE" calcext:value-type="string">
            <text:p>TRUE</text:p>
          </table:table-cell>
          <table:table-cell office:value-type="string" calcext:value-type="string">
            <text:p>N/A</text:p>
          </table:table-cell>
          <table:table-cell table:formula="of:=IF([.E552] = [.N552]; &quot;TRUE&quot;; &quot;FALSE&quot;)" office:value-type="string" office:string-value="TRUE" calcext:value-type="string">
            <text:p>TRUE</text:p>
          </table:table-cell>
          <table:table-cell office:value-type="string" calcext:value-type="string">
            <text:p>/blog/tag/yasmin-pill</text:p>
          </table:table-cell>
          <table:table-cell table:formula="of:=IF([.F552] = [.P552]; &quot;TRUE&quot;; &quot;FALSE&quot;)" office:value-type="string" office:string-value="TRUE" calcext:value-type="string">
            <text:p>TRUE</text:p>
          </table:table-cell>
        </table:table-row>
        <table:table-row table:style-name="ro1">
          <table:table-cell office:value-type="string" calcext:value-type="string">
            <text:p>https://blog.thelowdown.com/blog/tag/decidual-cast</text:p>
          </table:table-cell>
          <table:table-cell office:value-type="string" calcext:value-type="string">
            <text:p>/blog/tag/decidual-cast</text:p>
          </table:table-cell>
          <table:table-cell office:value-type="string" calcext:value-type="string">
            <text:p>decidual-cast</text:p>
          </table:table-cell>
          <table:table-cell office:value-type="string" calcext:value-type="string">
            <text:p>decidual cast Archives - The Lowdown</text:p>
          </table:table-cell>
          <table:table-cell office:value-type="string" calcext:value-type="string">
            <text:p>N/A</text:p>
          </table:table-cell>
          <table:table-cell office:value-type="string" calcext:value-type="string">
            <text:p>/blog/tag/decidual-cast</text:p>
          </table:table-cell>
          <table:table-cell office:value-type="string" calcext:value-type="string">
            <text:p>http://localhost/thelowdown/wp/blog/tag/decidual-cast</text:p>
          </table:table-cell>
          <table:table-cell office:value-type="string" calcext:value-type="string">
            <text:p>/blog/tag/decidual-cast</text:p>
          </table:table-cell>
          <table:table-cell table:formula="of:=IF([.B553] = [.H553]; &quot;TRUE&quot;; &quot;FALSE&quot;)" office:value-type="string" office:string-value="TRUE" calcext:value-type="string">
            <text:p>TRUE</text:p>
          </table:table-cell>
          <table:table-cell office:value-type="string" calcext:value-type="string">
            <text:p>decidual-cast</text:p>
          </table:table-cell>
          <table:table-cell table:formula="of:=IF([.C553] = [.J553]; &quot;TRUE&quot;; &quot;FALSE&quot;)" office:value-type="string" office:string-value="TRUE" calcext:value-type="string">
            <text:p>TRUE</text:p>
          </table:table-cell>
          <table:table-cell office:value-type="string" calcext:value-type="string">
            <text:p>decidual cast Archives - The Lowdown</text:p>
          </table:table-cell>
          <table:table-cell table:formula="of:=IF([.D553] = [.L553]; &quot;TRUE&quot;; &quot;FALSE&quot;)" office:value-type="string" office:string-value="TRUE" calcext:value-type="string">
            <text:p>TRUE</text:p>
          </table:table-cell>
          <table:table-cell office:value-type="string" calcext:value-type="string">
            <text:p>N/A</text:p>
          </table:table-cell>
          <table:table-cell table:formula="of:=IF([.E553] = [.N553]; &quot;TRUE&quot;; &quot;FALSE&quot;)" office:value-type="string" office:string-value="TRUE" calcext:value-type="string">
            <text:p>TRUE</text:p>
          </table:table-cell>
          <table:table-cell office:value-type="string" calcext:value-type="string">
            <text:p>/blog/tag/decidual-cast</text:p>
          </table:table-cell>
          <table:table-cell table:formula="of:=IF([.F553] = [.P553]; &quot;TRUE&quot;; &quot;FALSE&quot;)" office:value-type="string" office:string-value="TRUE" calcext:value-type="string">
            <text:p>TRUE</text:p>
          </table:table-cell>
        </table:table-row>
        <table:table-row table:style-name="ro1">
          <table:table-cell office:value-type="string" calcext:value-type="string">
            <text:p>https://blog.thelowdown.com/blog/tag/eco-friendly</text:p>
          </table:table-cell>
          <table:table-cell office:value-type="string" calcext:value-type="string">
            <text:p>/blog/tag/eco-friendly</text:p>
          </table:table-cell>
          <table:table-cell office:value-type="string" calcext:value-type="string">
            <text:p>eco-friendly</text:p>
          </table:table-cell>
          <table:table-cell office:value-type="string" calcext:value-type="string">
            <text:p>eco-friendly Archives - The Lowdown</text:p>
          </table:table-cell>
          <table:table-cell office:value-type="string" calcext:value-type="string">
            <text:p>N/A</text:p>
          </table:table-cell>
          <table:table-cell office:value-type="string" calcext:value-type="string">
            <text:p>/blog/tag/eco-friendly</text:p>
          </table:table-cell>
          <table:table-cell office:value-type="string" calcext:value-type="string">
            <text:p>http://localhost/thelowdown/wp/blog/tag/eco-friendly</text:p>
          </table:table-cell>
          <table:table-cell office:value-type="string" calcext:value-type="string">
            <text:p>/blog/tag/eco-friendly</text:p>
          </table:table-cell>
          <table:table-cell table:formula="of:=IF([.B554] = [.H554]; &quot;TRUE&quot;; &quot;FALSE&quot;)" office:value-type="string" office:string-value="TRUE" calcext:value-type="string">
            <text:p>TRUE</text:p>
          </table:table-cell>
          <table:table-cell office:value-type="string" calcext:value-type="string">
            <text:p>eco-friendly</text:p>
          </table:table-cell>
          <table:table-cell table:formula="of:=IF([.C554] = [.J554]; &quot;TRUE&quot;; &quot;FALSE&quot;)" office:value-type="string" office:string-value="TRUE" calcext:value-type="string">
            <text:p>TRUE</text:p>
          </table:table-cell>
          <table:table-cell office:value-type="string" calcext:value-type="string">
            <text:p>eco-friendly Archives - The Lowdown</text:p>
          </table:table-cell>
          <table:table-cell table:formula="of:=IF([.D554] = [.L554]; &quot;TRUE&quot;; &quot;FALSE&quot;)" office:value-type="string" office:string-value="TRUE" calcext:value-type="string">
            <text:p>TRUE</text:p>
          </table:table-cell>
          <table:table-cell office:value-type="string" calcext:value-type="string">
            <text:p>N/A</text:p>
          </table:table-cell>
          <table:table-cell table:formula="of:=IF([.E554] = [.N554]; &quot;TRUE&quot;; &quot;FALSE&quot;)" office:value-type="string" office:string-value="TRUE" calcext:value-type="string">
            <text:p>TRUE</text:p>
          </table:table-cell>
          <table:table-cell office:value-type="string" calcext:value-type="string">
            <text:p>/blog/tag/eco-friendly</text:p>
          </table:table-cell>
          <table:table-cell table:formula="of:=IF([.F554] = [.P554]; &quot;TRUE&quot;; &quot;FALSE&quot;)" office:value-type="string" office:string-value="TRUE" calcext:value-type="string">
            <text:p>TRUE</text:p>
          </table:table-cell>
        </table:table-row>
        <table:table-row table:style-name="ro1">
          <table:table-cell office:value-type="string" calcext:value-type="string">
            <text:p>https://blog.thelowdown.com/blog/tag/vaginal-atrophy</text:p>
          </table:table-cell>
          <table:table-cell office:value-type="string" calcext:value-type="string">
            <text:p>/blog/tag/vaginal-atrophy</text:p>
          </table:table-cell>
          <table:table-cell office:value-type="string" calcext:value-type="string">
            <text:p>vaginal-atrophy</text:p>
          </table:table-cell>
          <table:table-cell office:value-type="string" calcext:value-type="string">
            <text:p>vaginal atrophy Archives - The Lowdown</text:p>
          </table:table-cell>
          <table:table-cell office:value-type="string" calcext:value-type="string">
            <text:p>N/A</text:p>
          </table:table-cell>
          <table:table-cell office:value-type="string" calcext:value-type="string">
            <text:p>/blog/tag/vaginal-atrophy</text:p>
          </table:table-cell>
          <table:table-cell office:value-type="string" calcext:value-type="string">
            <text:p>http://localhost/thelowdown/wp/blog/tag/vaginal-atrophy</text:p>
          </table:table-cell>
          <table:table-cell office:value-type="string" calcext:value-type="string">
            <text:p>/blog/tag/vaginal-atrophy</text:p>
          </table:table-cell>
          <table:table-cell table:formula="of:=IF([.B555] = [.H555]; &quot;TRUE&quot;; &quot;FALSE&quot;)" office:value-type="string" office:string-value="TRUE" calcext:value-type="string">
            <text:p>TRUE</text:p>
          </table:table-cell>
          <table:table-cell office:value-type="string" calcext:value-type="string">
            <text:p>vaginal-atrophy</text:p>
          </table:table-cell>
          <table:table-cell table:formula="of:=IF([.C555] = [.J555]; &quot;TRUE&quot;; &quot;FALSE&quot;)" office:value-type="string" office:string-value="TRUE" calcext:value-type="string">
            <text:p>TRUE</text:p>
          </table:table-cell>
          <table:table-cell office:value-type="string" calcext:value-type="string">
            <text:p>vaginal atrophy Archives - The Lowdown</text:p>
          </table:table-cell>
          <table:table-cell table:formula="of:=IF([.D555] = [.L555]; &quot;TRUE&quot;; &quot;FALSE&quot;)" office:value-type="string" office:string-value="TRUE" calcext:value-type="string">
            <text:p>TRUE</text:p>
          </table:table-cell>
          <table:table-cell office:value-type="string" calcext:value-type="string">
            <text:p>N/A</text:p>
          </table:table-cell>
          <table:table-cell table:formula="of:=IF([.E555] = [.N555]; &quot;TRUE&quot;; &quot;FALSE&quot;)" office:value-type="string" office:string-value="TRUE" calcext:value-type="string">
            <text:p>TRUE</text:p>
          </table:table-cell>
          <table:table-cell office:value-type="string" calcext:value-type="string">
            <text:p>/blog/tag/vaginal-atrophy</text:p>
          </table:table-cell>
          <table:table-cell table:formula="of:=IF([.F555] = [.P555]; &quot;TRUE&quot;; &quot;FALSE&quot;)" office:value-type="string" office:string-value="TRUE" calcext:value-type="string">
            <text:p>TRUE</text:p>
          </table:table-cell>
        </table:table-row>
        <table:table-row table:style-name="ro1">
          <table:table-cell office:value-type="string" calcext:value-type="string">
            <text:p>https://blog.thelowdown.com/blog/tag/can-you-use-microgynon-as-emergency-contraception</text:p>
          </table:table-cell>
          <table:table-cell office:value-type="string" calcext:value-type="string">
            <text:p>/blog/tag/can-you-use-microgynon-as-emergency-contraception</text:p>
          </table:table-cell>
          <table:table-cell office:value-type="string" calcext:value-type="string">
            <text:p>can-you-use-microgynon-as-emergency-contraception</text:p>
          </table:table-cell>
          <table:table-cell office:value-type="string" calcext:value-type="string">
            <text:p>Can you use Microgynon as emergency contraception? Archives - The Lowdown</text:p>
          </table:table-cell>
          <table:table-cell office:value-type="string" calcext:value-type="string">
            <text:p>N/A</text:p>
          </table:table-cell>
          <table:table-cell office:value-type="string" calcext:value-type="string">
            <text:p>/blog/tag/can-you-use-microgynon-as-emergency-contraception</text:p>
          </table:table-cell>
          <table:table-cell office:value-type="string" calcext:value-type="string">
            <text:p>http://localhost/thelowdown/wp/blog/tag/can-you-use-microgynon-as-emergency-contraception</text:p>
          </table:table-cell>
          <table:table-cell office:value-type="string" calcext:value-type="string">
            <text:p>/blog/tag/can-you-use-microgynon-as-emergency-contraception</text:p>
          </table:table-cell>
          <table:table-cell table:formula="of:=IF([.B556] = [.H556]; &quot;TRUE&quot;; &quot;FALSE&quot;)" office:value-type="string" office:string-value="TRUE" calcext:value-type="string">
            <text:p>TRUE</text:p>
          </table:table-cell>
          <table:table-cell office:value-type="string" calcext:value-type="string">
            <text:p>can-you-use-microgynon-as-emergency-contraception</text:p>
          </table:table-cell>
          <table:table-cell table:formula="of:=IF([.C556] = [.J556]; &quot;TRUE&quot;; &quot;FALSE&quot;)" office:value-type="string" office:string-value="TRUE" calcext:value-type="string">
            <text:p>TRUE</text:p>
          </table:table-cell>
          <table:table-cell office:value-type="string" calcext:value-type="string">
            <text:p>Can you use Microgynon as emergency contraception? Archives - The Lowdown</text:p>
          </table:table-cell>
          <table:table-cell table:formula="of:=IF([.D556] = [.L556]; &quot;TRUE&quot;; &quot;FALSE&quot;)" office:value-type="string" office:string-value="TRUE" calcext:value-type="string">
            <text:p>TRUE</text:p>
          </table:table-cell>
          <table:table-cell office:value-type="string" calcext:value-type="string">
            <text:p>N/A</text:p>
          </table:table-cell>
          <table:table-cell table:formula="of:=IF([.E556] = [.N556]; &quot;TRUE&quot;; &quot;FALSE&quot;)" office:value-type="string" office:string-value="TRUE" calcext:value-type="string">
            <text:p>TRUE</text:p>
          </table:table-cell>
          <table:table-cell office:value-type="string" calcext:value-type="string">
            <text:p>/blog/tag/can-you-use-microgynon-as-emergency-contraception</text:p>
          </table:table-cell>
          <table:table-cell table:formula="of:=IF([.F556] = [.P556]; &quot;TRUE&quot;; &quot;FALSE&quot;)" office:value-type="string" office:string-value="TRUE" calcext:value-type="string">
            <text:p>TRUE</text:p>
          </table:table-cell>
        </table:table-row>
        <table:table-row table:style-name="ro1">
          <table:table-cell office:value-type="string" calcext:value-type="string">
            <text:p>https://blog.thelowdown.com/blog/tag/womens-health/page/2</text:p>
          </table:table-cell>
          <table:table-cell office:value-type="string" calcext:value-type="string">
            <text:p>/blog/tag/womens-health/page/2</text:p>
          </table:table-cell>
          <table:table-cell office:value-type="float" office:value="2" calcext:value-type="float">
            <text:p>2</text:p>
          </table:table-cell>
          <table:table-cell office:value-type="string" calcext:value-type="string">
            <text:p>women's health Archives - Page 2 of 2 - The Lowdown</text:p>
          </table:table-cell>
          <table:table-cell office:value-type="string" calcext:value-type="string">
            <text:p>N/A</text:p>
          </table:table-cell>
          <table:table-cell office:value-type="string" calcext:value-type="string">
            <text:p>/blog/tag/womens-health/page/2</text:p>
          </table:table-cell>
          <table:table-cell office:value-type="string" calcext:value-type="string">
            <text:p>http://localhost/thelowdown/wp/blog/tag/womens-health/page/2</text:p>
          </table:table-cell>
          <table:table-cell office:value-type="string" calcext:value-type="string">
            <text:p>/blog/tag/womens-health/page/2</text:p>
          </table:table-cell>
          <table:table-cell table:formula="of:=IF([.B557] = [.H557]; &quot;TRUE&quot;; &quot;FALSE&quot;)" office:value-type="string" office:string-value="TRUE" calcext:value-type="string">
            <text:p>TRUE</text:p>
          </table:table-cell>
          <table:table-cell office:value-type="float" office:value="2" calcext:value-type="float">
            <text:p>2</text:p>
          </table:table-cell>
          <table:table-cell table:formula="of:=IF([.C557] = [.J557]; &quot;TRUE&quot;; &quot;FALSE&quot;)" office:value-type="string" office:string-value="TRUE" calcext:value-type="string">
            <text:p>TRUE</text:p>
          </table:table-cell>
          <table:table-cell office:value-type="string" calcext:value-type="string">
            <text:p>women's health Archives - Page 2 of 2 - The Lowdown</text:p>
          </table:table-cell>
          <table:table-cell table:formula="of:=IF([.D557] = [.L557]; &quot;TRUE&quot;; &quot;FALSE&quot;)" office:value-type="string" office:string-value="TRUE" calcext:value-type="string">
            <text:p>TRUE</text:p>
          </table:table-cell>
          <table:table-cell office:value-type="string" calcext:value-type="string">
            <text:p>N/A</text:p>
          </table:table-cell>
          <table:table-cell table:formula="of:=IF([.E557] = [.N557]; &quot;TRUE&quot;; &quot;FALSE&quot;)" office:value-type="string" office:string-value="TRUE" calcext:value-type="string">
            <text:p>TRUE</text:p>
          </table:table-cell>
          <table:table-cell office:value-type="string" calcext:value-type="string">
            <text:p>/blog/tag/womens-health/page/2</text:p>
          </table:table-cell>
          <table:table-cell table:formula="of:=IF([.F557] = [.P557]; &quot;TRUE&quot;; &quot;FALSE&quot;)" office:value-type="string" office:string-value="TRUE" calcext:value-type="string">
            <text:p>TRUE</text:p>
          </table:table-cell>
        </table:table-row>
        <table:table-row table:style-name="ro1">
          <table:table-cell office:value-type="string" calcext:value-type="string">
            <text:p>https://blog.thelowdown.com/blog/tag/the-pill/</text:p>
          </table:table-cell>
          <table:table-cell office:value-type="string" calcext:value-type="string">
            <text:p>/blog/tag/the-pill/</text:p>
          </table:table-cell>
          <table:table-cell office:value-type="string" calcext:value-type="string">
            <text:p>the-pill</text:p>
          </table:table-cell>
          <table:table-cell office:value-type="string" calcext:value-type="string">
            <text:p>the pill Archives - The Lowdown</text:p>
          </table:table-cell>
          <table:table-cell office:value-type="string" calcext:value-type="string">
            <text:p>N/A</text:p>
          </table:table-cell>
          <table:table-cell office:value-type="string" calcext:value-type="string">
            <text:p>/blog/tag/the-pill</text:p>
          </table:table-cell>
          <table:table-cell office:value-type="string" calcext:value-type="string">
            <text:p>http://localhost/thelowdown/wp/blog/tag/the-pill/</text:p>
          </table:table-cell>
          <table:table-cell office:value-type="string" calcext:value-type="string">
            <text:p>/blog/tag/the-pill/</text:p>
          </table:table-cell>
          <table:table-cell table:formula="of:=IF([.B558] = [.H558]; &quot;TRUE&quot;; &quot;FALSE&quot;)" office:value-type="string" office:string-value="TRUE" calcext:value-type="string">
            <text:p>TRUE</text:p>
          </table:table-cell>
          <table:table-cell office:value-type="string" calcext:value-type="string">
            <text:p>the-pill</text:p>
          </table:table-cell>
          <table:table-cell table:formula="of:=IF([.C558] = [.J558]; &quot;TRUE&quot;; &quot;FALSE&quot;)" office:value-type="string" office:string-value="TRUE" calcext:value-type="string">
            <text:p>TRUE</text:p>
          </table:table-cell>
          <table:table-cell office:value-type="string" calcext:value-type="string">
            <text:p>the pill Archives - The Lowdown</text:p>
          </table:table-cell>
          <table:table-cell table:formula="of:=IF([.D558] = [.L558]; &quot;TRUE&quot;; &quot;FALSE&quot;)" office:value-type="string" office:string-value="TRUE" calcext:value-type="string">
            <text:p>TRUE</text:p>
          </table:table-cell>
          <table:table-cell office:value-type="string" calcext:value-type="string">
            <text:p>N/A</text:p>
          </table:table-cell>
          <table:table-cell table:formula="of:=IF([.E558] = [.N558]; &quot;TRUE&quot;; &quot;FALSE&quot;)" office:value-type="string" office:string-value="TRUE" calcext:value-type="string">
            <text:p>TRUE</text:p>
          </table:table-cell>
          <table:table-cell office:value-type="string" calcext:value-type="string">
            <text:p>/blog/tag/the-pill</text:p>
          </table:table-cell>
          <table:table-cell table:formula="of:=IF([.F558] = [.P558]; &quot;TRUE&quot;; &quot;FALSE&quot;)" office:value-type="string" office:string-value="TRUE" calcext:value-type="string">
            <text:p>TRUE</text:p>
          </table:table-cell>
        </table:table-row>
        <table:table-row table:style-name="ro1">
          <table:table-cell office:value-type="string" calcext:value-type="string">
            <text:p>https://blog.thelowdown.com/blog/tag/female-sterilisation</text:p>
          </table:table-cell>
          <table:table-cell office:value-type="string" calcext:value-type="string">
            <text:p>/blog/tag/female-sterilisation</text:p>
          </table:table-cell>
          <table:table-cell office:value-type="string" calcext:value-type="string">
            <text:p>female-sterilisation</text:p>
          </table:table-cell>
          <table:table-cell office:value-type="string" calcext:value-type="string">
            <text:p>female sterilisation Archives - The Lowdown</text:p>
          </table:table-cell>
          <table:table-cell office:value-type="string" calcext:value-type="string">
            <text:p>N/A</text:p>
          </table:table-cell>
          <table:table-cell office:value-type="string" calcext:value-type="string">
            <text:p>/blog/tag/female-sterilisation</text:p>
          </table:table-cell>
          <table:table-cell office:value-type="string" calcext:value-type="string">
            <text:p>http://localhost/thelowdown/wp/blog/tag/female-sterilisation</text:p>
          </table:table-cell>
          <table:table-cell office:value-type="string" calcext:value-type="string">
            <text:p>/blog/tag/female-sterilisation</text:p>
          </table:table-cell>
          <table:table-cell table:formula="of:=IF([.B559] = [.H559]; &quot;TRUE&quot;; &quot;FALSE&quot;)" office:value-type="string" office:string-value="TRUE" calcext:value-type="string">
            <text:p>TRUE</text:p>
          </table:table-cell>
          <table:table-cell office:value-type="string" calcext:value-type="string">
            <text:p>female-sterilisation</text:p>
          </table:table-cell>
          <table:table-cell table:formula="of:=IF([.C559] = [.J559]; &quot;TRUE&quot;; &quot;FALSE&quot;)" office:value-type="string" office:string-value="TRUE" calcext:value-type="string">
            <text:p>TRUE</text:p>
          </table:table-cell>
          <table:table-cell office:value-type="string" calcext:value-type="string">
            <text:p>female sterilisation Archives - The Lowdown</text:p>
          </table:table-cell>
          <table:table-cell table:formula="of:=IF([.D559] = [.L559]; &quot;TRUE&quot;; &quot;FALSE&quot;)" office:value-type="string" office:string-value="TRUE" calcext:value-type="string">
            <text:p>TRUE</text:p>
          </table:table-cell>
          <table:table-cell office:value-type="string" calcext:value-type="string">
            <text:p>N/A</text:p>
          </table:table-cell>
          <table:table-cell table:formula="of:=IF([.E559] = [.N559]; &quot;TRUE&quot;; &quot;FALSE&quot;)" office:value-type="string" office:string-value="TRUE" calcext:value-type="string">
            <text:p>TRUE</text:p>
          </table:table-cell>
          <table:table-cell office:value-type="string" calcext:value-type="string">
            <text:p>/blog/tag/female-sterilisation</text:p>
          </table:table-cell>
          <table:table-cell table:formula="of:=IF([.F559] = [.P559]; &quot;TRUE&quot;; &quot;FALSE&quot;)" office:value-type="string" office:string-value="TRUE" calcext:value-type="string">
            <text:p>TRUE</text:p>
          </table:table-cell>
        </table:table-row>
        <table:table-row table:style-name="ro1">
          <table:table-cell office:value-type="string" calcext:value-type="string">
            <text:p>https://blog.thelowdown.com/author/hayley-johnson</text:p>
          </table:table-cell>
          <table:table-cell office:value-type="string" calcext:value-type="string">
            <text:p>/author/hayley-johnson</text:p>
          </table:table-cell>
          <table:table-cell office:value-type="string" calcext:value-type="string">
            <text:p>hayley-johnson</text:p>
          </table:table-cell>
          <table:table-cell office:value-type="string" calcext:value-type="string">
            <text:p>Dr Hayley Johnson | Author | The Lowdown</text:p>
          </table:table-cell>
          <table:table-cell office:value-type="string" calcext:value-type="string">
            <text:p>Hayley Johnson is a junior doctor passionate about improving education and empowering women to make informed decisions their own contraception.</text:p>
          </table:table-cell>
          <table:table-cell office:value-type="string" calcext:value-type="string">
            <text:p>https://thelowdown.com/author/hayley-johnson</text:p>
          </table:table-cell>
          <table:table-cell office:value-type="string" calcext:value-type="string">
            <text:p>http://localhost/thelowdown/wp/author/hayley-johnson</text:p>
          </table:table-cell>
          <table:table-cell office:value-type="string" calcext:value-type="string">
            <text:p>/author/hayley-johnson</text:p>
          </table:table-cell>
          <table:table-cell table:formula="of:=IF([.B560] = [.H560]; &quot;TRUE&quot;; &quot;FALSE&quot;)" office:value-type="string" office:string-value="TRUE" calcext:value-type="string">
            <text:p>TRUE</text:p>
          </table:table-cell>
          <table:table-cell office:value-type="string" calcext:value-type="string">
            <text:p>hayley-johnson</text:p>
          </table:table-cell>
          <table:table-cell table:formula="of:=IF([.C560] = [.J560]; &quot;TRUE&quot;; &quot;FALSE&quot;)" office:value-type="string" office:string-value="TRUE" calcext:value-type="string">
            <text:p>TRUE</text:p>
          </table:table-cell>
          <table:table-cell office:value-type="string" calcext:value-type="string">
            <text:p>Dr Hayley Johnson | Author | The Lowdown</text:p>
          </table:table-cell>
          <table:table-cell table:formula="of:=IF([.D560] = [.L560]; &quot;TRUE&quot;; &quot;FALSE&quot;)" office:value-type="string" office:string-value="TRUE" calcext:value-type="string">
            <text:p>TRUE</text:p>
          </table:table-cell>
          <table:table-cell office:value-type="string" calcext:value-type="string">
            <text:p>Hayley Johnson is a junior doctor passionate about improving education and empowering women to make informed decisions their own contraception.</text:p>
          </table:table-cell>
          <table:table-cell table:formula="of:=IF([.E560] = [.N560]; &quot;TRUE&quot;; &quot;FALSE&quot;)" office:value-type="string" office:string-value="TRUE" calcext:value-type="string">
            <text:p>TRUE</text:p>
          </table:table-cell>
          <table:table-cell office:value-type="string" calcext:value-type="string">
            <text:p><text:a xlink:href="https://thelowdown.com/author/hayley-johnson" xlink:type="simple">https://thelowdown.com/author/hayley-johnson</text:a></text:p>
          </table:table-cell>
          <table:table-cell table:formula="of:=IF([.F560] = [.P560]; &quot;TRUE&quot;; &quot;FALSE&quot;)" office:value-type="string" office:string-value="TRUE" calcext:value-type="string">
            <text:p>TRUE</text:p>
          </table:table-cell>
        </table:table-row>
        <table:table-row table:style-name="ro1">
          <table:table-cell office:value-type="string" calcext:value-type="string">
            <text:p>https://blog.thelowdown.com/blog/tag/dr-zaakira</text:p>
          </table:table-cell>
          <table:table-cell office:value-type="string" calcext:value-type="string">
            <text:p>/blog/tag/dr-zaakira</text:p>
          </table:table-cell>
          <table:table-cell office:value-type="string" calcext:value-type="string">
            <text:p>dr-zaakira</text:p>
          </table:table-cell>
          <table:table-cell office:value-type="string" calcext:value-type="string">
            <text:p>Dr Zaakira Archives - The Lowdown</text:p>
          </table:table-cell>
          <table:table-cell office:value-type="string" calcext:value-type="string">
            <text:p>N/A</text:p>
          </table:table-cell>
          <table:table-cell office:value-type="string" calcext:value-type="string">
            <text:p>/blog/tag/dr-zaakira</text:p>
          </table:table-cell>
          <table:table-cell office:value-type="string" calcext:value-type="string">
            <text:p>http://localhost/thelowdown/wp/blog/tag/dr-zaakira</text:p>
          </table:table-cell>
          <table:table-cell office:value-type="string" calcext:value-type="string">
            <text:p>/blog/tag/dr-zaakira</text:p>
          </table:table-cell>
          <table:table-cell table:formula="of:=IF([.B561] = [.H561]; &quot;TRUE&quot;; &quot;FALSE&quot;)" office:value-type="string" office:string-value="TRUE" calcext:value-type="string">
            <text:p>TRUE</text:p>
          </table:table-cell>
          <table:table-cell office:value-type="string" calcext:value-type="string">
            <text:p>dr-zaakira</text:p>
          </table:table-cell>
          <table:table-cell table:formula="of:=IF([.C561] = [.J561]; &quot;TRUE&quot;; &quot;FALSE&quot;)" office:value-type="string" office:string-value="TRUE" calcext:value-type="string">
            <text:p>TRUE</text:p>
          </table:table-cell>
          <table:table-cell office:value-type="string" calcext:value-type="string">
            <text:p>Dr Zaakira Archives - The Lowdown</text:p>
          </table:table-cell>
          <table:table-cell table:formula="of:=IF([.D561] = [.L561]; &quot;TRUE&quot;; &quot;FALSE&quot;)" office:value-type="string" office:string-value="TRUE" calcext:value-type="string">
            <text:p>TRUE</text:p>
          </table:table-cell>
          <table:table-cell office:value-type="string" calcext:value-type="string">
            <text:p>N/A</text:p>
          </table:table-cell>
          <table:table-cell table:formula="of:=IF([.E561] = [.N561]; &quot;TRUE&quot;; &quot;FALSE&quot;)" office:value-type="string" office:string-value="TRUE" calcext:value-type="string">
            <text:p>TRUE</text:p>
          </table:table-cell>
          <table:table-cell office:value-type="string" calcext:value-type="string">
            <text:p>/blog/tag/dr-zaakira</text:p>
          </table:table-cell>
          <table:table-cell table:formula="of:=IF([.F561] = [.P561]; &quot;TRUE&quot;; &quot;FALSE&quot;)" office:value-type="string" office:string-value="TRUE" calcext:value-type="string">
            <text:p>TRUE</text:p>
          </table:table-cell>
        </table:table-row>
        <table:table-row table:style-name="ro1">
          <table:table-cell office:value-type="string" calcext:value-type="string">
            <text:p>https://blog.thelowdown.com/blog/tag/metformin</text:p>
          </table:table-cell>
          <table:table-cell office:value-type="string" calcext:value-type="string">
            <text:p>/blog/tag/metformin</text:p>
          </table:table-cell>
          <table:table-cell office:value-type="string" calcext:value-type="string">
            <text:p>metformin</text:p>
          </table:table-cell>
          <table:table-cell office:value-type="string" calcext:value-type="string">
            <text:p>metformin Archives - The Lowdown</text:p>
          </table:table-cell>
          <table:table-cell office:value-type="string" calcext:value-type="string">
            <text:p>N/A</text:p>
          </table:table-cell>
          <table:table-cell office:value-type="string" calcext:value-type="string">
            <text:p>/blog/tag/metformin</text:p>
          </table:table-cell>
          <table:table-cell office:value-type="string" calcext:value-type="string">
            <text:p>http://localhost/thelowdown/wp/blog/tag/metformin</text:p>
          </table:table-cell>
          <table:table-cell office:value-type="string" calcext:value-type="string">
            <text:p>/blog/tag/metformin</text:p>
          </table:table-cell>
          <table:table-cell table:formula="of:=IF([.B562] = [.H562]; &quot;TRUE&quot;; &quot;FALSE&quot;)" office:value-type="string" office:string-value="TRUE" calcext:value-type="string">
            <text:p>TRUE</text:p>
          </table:table-cell>
          <table:table-cell office:value-type="string" calcext:value-type="string">
            <text:p>metformin</text:p>
          </table:table-cell>
          <table:table-cell table:formula="of:=IF([.C562] = [.J562]; &quot;TRUE&quot;; &quot;FALSE&quot;)" office:value-type="string" office:string-value="TRUE" calcext:value-type="string">
            <text:p>TRUE</text:p>
          </table:table-cell>
          <table:table-cell office:value-type="string" calcext:value-type="string">
            <text:p>metformin Archives - The Lowdown</text:p>
          </table:table-cell>
          <table:table-cell table:formula="of:=IF([.D562] = [.L562]; &quot;TRUE&quot;; &quot;FALSE&quot;)" office:value-type="string" office:string-value="TRUE" calcext:value-type="string">
            <text:p>TRUE</text:p>
          </table:table-cell>
          <table:table-cell office:value-type="string" calcext:value-type="string">
            <text:p>N/A</text:p>
          </table:table-cell>
          <table:table-cell table:formula="of:=IF([.E562] = [.N562]; &quot;TRUE&quot;; &quot;FALSE&quot;)" office:value-type="string" office:string-value="TRUE" calcext:value-type="string">
            <text:p>TRUE</text:p>
          </table:table-cell>
          <table:table-cell office:value-type="string" calcext:value-type="string">
            <text:p>/blog/tag/metformin</text:p>
          </table:table-cell>
          <table:table-cell table:formula="of:=IF([.F562] = [.P562]; &quot;TRUE&quot;; &quot;FALSE&quot;)" office:value-type="string" office:string-value="TRUE" calcext:value-type="string">
            <text:p>TRUE</text:p>
          </table:table-cell>
        </table:table-row>
        <table:table-row table:style-name="ro1">
          <table:table-cell office:value-type="string" calcext:value-type="string">
            <text:p>https://blog.thelowdown.com/blog/tag/syreniring</text:p>
          </table:table-cell>
          <table:table-cell office:value-type="string" calcext:value-type="string">
            <text:p>/blog/tag/syreniring</text:p>
          </table:table-cell>
          <table:table-cell office:value-type="string" calcext:value-type="string">
            <text:p>syreniring</text:p>
          </table:table-cell>
          <table:table-cell office:value-type="string" calcext:value-type="string">
            <text:p>syreniring Archives - The Lowdown</text:p>
          </table:table-cell>
          <table:table-cell office:value-type="string" calcext:value-type="string">
            <text:p>N/A</text:p>
          </table:table-cell>
          <table:table-cell office:value-type="string" calcext:value-type="string">
            <text:p>/blog/tag/syreniring</text:p>
          </table:table-cell>
          <table:table-cell office:value-type="string" calcext:value-type="string">
            <text:p>http://localhost/thelowdown/wp/blog/tag/syreniring</text:p>
          </table:table-cell>
          <table:table-cell office:value-type="string" calcext:value-type="string">
            <text:p>/blog/tag/syreniring</text:p>
          </table:table-cell>
          <table:table-cell table:formula="of:=IF([.B563] = [.H563]; &quot;TRUE&quot;; &quot;FALSE&quot;)" office:value-type="string" office:string-value="TRUE" calcext:value-type="string">
            <text:p>TRUE</text:p>
          </table:table-cell>
          <table:table-cell office:value-type="string" calcext:value-type="string">
            <text:p>syreniring</text:p>
          </table:table-cell>
          <table:table-cell table:formula="of:=IF([.C563] = [.J563]; &quot;TRUE&quot;; &quot;FALSE&quot;)" office:value-type="string" office:string-value="TRUE" calcext:value-type="string">
            <text:p>TRUE</text:p>
          </table:table-cell>
          <table:table-cell office:value-type="string" calcext:value-type="string">
            <text:p>syreniring Archives - The Lowdown</text:p>
          </table:table-cell>
          <table:table-cell table:formula="of:=IF([.D563] = [.L563]; &quot;TRUE&quot;; &quot;FALSE&quot;)" office:value-type="string" office:string-value="TRUE" calcext:value-type="string">
            <text:p>TRUE</text:p>
          </table:table-cell>
          <table:table-cell office:value-type="string" calcext:value-type="string">
            <text:p>N/A</text:p>
          </table:table-cell>
          <table:table-cell table:formula="of:=IF([.E563] = [.N563]; &quot;TRUE&quot;; &quot;FALSE&quot;)" office:value-type="string" office:string-value="TRUE" calcext:value-type="string">
            <text:p>TRUE</text:p>
          </table:table-cell>
          <table:table-cell office:value-type="string" calcext:value-type="string">
            <text:p>/blog/tag/syreniring</text:p>
          </table:table-cell>
          <table:table-cell table:formula="of:=IF([.F563] = [.P563]; &quot;TRUE&quot;; &quot;FALSE&quot;)" office:value-type="string" office:string-value="TRUE" calcext:value-type="string">
            <text:p>TRUE</text:p>
          </table:table-cell>
        </table:table-row>
        <table:table-row table:style-name="ro1">
          <table:table-cell office:value-type="string" calcext:value-type="string">
            <text:p>https://blog.thelowdown.com/blog/how-to-increase-fertility</text:p>
          </table:table-cell>
          <table:table-cell office:value-type="string" calcext:value-type="string">
            <text:p>/blog/how-to-increase-fertility</text:p>
          </table:table-cell>
          <table:table-cell office:value-type="string" calcext:value-type="string">
            <text:p>how-to-increase-fertility</text:p>
          </table:table-cell>
          <table:table-cell office:value-type="string" calcext:value-type="string">
            <text:p>How to Increase Fertility: Trying to Conceive Tips - The Lowdown</text:p>
          </table:table-cell>
          <table:table-cell office:value-type="string" calcext:value-type="string">
            <text:p>Get the lowdown from our doctors and fertility specialist on how to increase your fertility for trying to conceive.</text:p>
          </table:table-cell>
          <table:table-cell office:value-type="string" calcext:value-type="string">
            <text:p>https://thelowdown.com/blog/how-to-increase-fertility</text:p>
          </table:table-cell>
          <table:table-cell office:value-type="string" calcext:value-type="string">
            <text:p>http://localhost/thelowdown/wp/blog/how-to-increase-fertility</text:p>
          </table:table-cell>
          <table:table-cell office:value-type="string" calcext:value-type="string">
            <text:p>/blog/how-to-increase-fertility</text:p>
          </table:table-cell>
          <table:table-cell table:formula="of:=IF([.B564] = [.H564]; &quot;TRUE&quot;; &quot;FALSE&quot;)" office:value-type="string" office:string-value="TRUE" calcext:value-type="string">
            <text:p>TRUE</text:p>
          </table:table-cell>
          <table:table-cell office:value-type="string" calcext:value-type="string">
            <text:p>how-to-increase-fertility</text:p>
          </table:table-cell>
          <table:table-cell table:formula="of:=IF([.C564] = [.J564]; &quot;TRUE&quot;; &quot;FALSE&quot;)" office:value-type="string" office:string-value="TRUE" calcext:value-type="string">
            <text:p>TRUE</text:p>
          </table:table-cell>
          <table:table-cell office:value-type="string" calcext:value-type="string">
            <text:p>How to Increase Fertility: Trying to Conceive Tips - The Lowdown</text:p>
          </table:table-cell>
          <table:table-cell table:formula="of:=IF([.D564] = [.L564]; &quot;TRUE&quot;; &quot;FALSE&quot;)" office:value-type="string" office:string-value="TRUE" calcext:value-type="string">
            <text:p>TRUE</text:p>
          </table:table-cell>
          <table:table-cell office:value-type="string" calcext:value-type="string">
            <text:p>Get the lowdown from our doctors and fertility specialist on how to increase your fertility for trying to conceive.</text:p>
          </table:table-cell>
          <table:table-cell table:formula="of:=IF([.E564] = [.N564]; &quot;TRUE&quot;; &quot;FALSE&quot;)" office:value-type="string" office:string-value="TRUE" calcext:value-type="string">
            <text:p>TRUE</text:p>
          </table:table-cell>
          <table:table-cell office:value-type="string" calcext:value-type="string">
            <text:p>https://thelowdown.com/blog/how-to-increase-fertility</text:p>
          </table:table-cell>
          <table:table-cell table:formula="of:=IF([.F564] = [.P564]; &quot;TRUE&quot;; &quot;FALSE&quot;)" office:value-type="string" office:string-value="TRUE" calcext:value-type="string">
            <text:p>TRUE</text:p>
          </table:table-cell>
        </table:table-row>
        <table:table-row table:style-name="ro1">
          <table:table-cell office:value-type="string" calcext:value-type="string">
            <text:p>https://blog.thelowdown.com/blog/how-to-switch-your-contraceptive</text:p>
          </table:table-cell>
          <table:table-cell office:value-type="string" calcext:value-type="string">
            <text:p>/blog/how-to-switch-your-contraceptive</text:p>
          </table:table-cell>
          <table:table-cell office:value-type="string" calcext:value-type="string">
            <text:p>how-to-switch-your-contraceptive</text:p>
          </table:table-cell>
          <table:table-cell office:value-type="string" calcext:value-type="string">
            <text:p>How To Switch Your Contraceptive | The Lowdown</text:p>
          </table:table-cell>
          <table:table-cell office:value-type="string" calcext:value-type="string">
            <text:p>Get the lowdown on how to safely start or switch to a different contraceptive method, based on FSRH Guidance.</text:p>
          </table:table-cell>
          <table:table-cell office:value-type="string" calcext:value-type="string">
            <text:p>https://thelowdown.com/blog/how-to-switch-your-contraceptive</text:p>
          </table:table-cell>
          <table:table-cell office:value-type="string" calcext:value-type="string">
            <text:p>http://localhost/thelowdown/wp/blog/how-to-switch-your-contraceptive</text:p>
          </table:table-cell>
          <table:table-cell office:value-type="string" calcext:value-type="string">
            <text:p>/blog/how-to-switch-your-contraceptive</text:p>
          </table:table-cell>
          <table:table-cell table:formula="of:=IF([.B565] = [.H565]; &quot;TRUE&quot;; &quot;FALSE&quot;)" office:value-type="string" office:string-value="TRUE" calcext:value-type="string">
            <text:p>TRUE</text:p>
          </table:table-cell>
          <table:table-cell office:value-type="string" calcext:value-type="string">
            <text:p>how-to-switch-your-contraceptive</text:p>
          </table:table-cell>
          <table:table-cell table:formula="of:=IF([.C565] = [.J565]; &quot;TRUE&quot;; &quot;FALSE&quot;)" office:value-type="string" office:string-value="TRUE" calcext:value-type="string">
            <text:p>TRUE</text:p>
          </table:table-cell>
          <table:table-cell office:value-type="string" calcext:value-type="string">
            <text:p>How To Switch Your Contraceptive | The Lowdown</text:p>
          </table:table-cell>
          <table:table-cell table:formula="of:=IF([.D565] = [.L565]; &quot;TRUE&quot;; &quot;FALSE&quot;)" office:value-type="string" office:string-value="TRUE" calcext:value-type="string">
            <text:p>TRUE</text:p>
          </table:table-cell>
          <table:table-cell office:value-type="string" calcext:value-type="string">
            <text:p>Get the lowdown on how to safely start or switch to a different contraceptive method, based on FSRH Guidance.</text:p>
          </table:table-cell>
          <table:table-cell table:formula="of:=IF([.E565] = [.N565]; &quot;TRUE&quot;; &quot;FALSE&quot;)" office:value-type="string" office:string-value="TRUE" calcext:value-type="string">
            <text:p>TRUE</text:p>
          </table:table-cell>
          <table:table-cell office:value-type="string" calcext:value-type="string">
            <text:p>https://thelowdown.com/blog/how-to-switch-your-contraceptive</text:p>
          </table:table-cell>
          <table:table-cell table:formula="of:=IF([.F565] = [.P565]; &quot;TRUE&quot;; &quot;FALSE&quot;)" office:value-type="string" office:string-value="TRUE" calcext:value-type="string">
            <text:p>TRUE</text:p>
          </table:table-cell>
        </table:table-row>
        <table:table-row table:style-name="ro1">
          <table:table-cell office:value-type="string" calcext:value-type="string">
            <text:p>https://blog.thelowdown.com/blog/pcos-inositol</text:p>
          </table:table-cell>
          <table:table-cell office:value-type="string" calcext:value-type="string">
            <text:p>/blog/pcos-inositol</text:p>
          </table:table-cell>
          <table:table-cell office:value-type="string" calcext:value-type="string">
            <text:p>pcos-inositol</text:p>
          </table:table-cell>
          <table:table-cell office:value-type="string" calcext:value-type="string">
            <text:p>Should I take Inositol for PCOS? | The Lowdown</text:p>
          </table:table-cell>
          <table:table-cell office:value-type="string" calcext:value-type="string">
            <text:p>Get the lowdown on what inositol is and how it can help dealing with PCOS, as well as checking out our PCOS experience page and sharing your story</text:p>
          </table:table-cell>
          <table:table-cell office:value-type="string" calcext:value-type="string">
            <text:p>https://thelowdown.com/blog/pcos-inositol</text:p>
          </table:table-cell>
          <table:table-cell office:value-type="string" calcext:value-type="string">
            <text:p>http://localhost/thelowdown/wp/blog/pcos-inositol</text:p>
          </table:table-cell>
          <table:table-cell office:value-type="string" calcext:value-type="string">
            <text:p>/blog/pcos-inositol</text:p>
          </table:table-cell>
          <table:table-cell table:formula="of:=IF([.B566] = [.H566]; &quot;TRUE&quot;; &quot;FALSE&quot;)" office:value-type="string" office:string-value="TRUE" calcext:value-type="string">
            <text:p>TRUE</text:p>
          </table:table-cell>
          <table:table-cell office:value-type="string" calcext:value-type="string">
            <text:p>pcos-inositol</text:p>
          </table:table-cell>
          <table:table-cell table:formula="of:=IF([.C566] = [.J566]; &quot;TRUE&quot;; &quot;FALSE&quot;)" office:value-type="string" office:string-value="TRUE" calcext:value-type="string">
            <text:p>TRUE</text:p>
          </table:table-cell>
          <table:table-cell office:value-type="string" calcext:value-type="string">
            <text:p>Should I take Inositol for PCOS? | The Lowdown</text:p>
          </table:table-cell>
          <table:table-cell table:formula="of:=IF([.D566] = [.L566]; &quot;TRUE&quot;; &quot;FALSE&quot;)" office:value-type="string" office:string-value="TRUE" calcext:value-type="string">
            <text:p>TRUE</text:p>
          </table:table-cell>
          <table:table-cell office:value-type="string" calcext:value-type="string">
            <text:p>Get the lowdown on what inositol is and how it can help dealing with PCOS, as well as checking out our PCOS experience page and sharing your story</text:p>
          </table:table-cell>
          <table:table-cell table:formula="of:=IF([.E566] = [.N566]; &quot;TRUE&quot;; &quot;FALSE&quot;)" office:value-type="string" office:string-value="TRUE" calcext:value-type="string">
            <text:p>TRUE</text:p>
          </table:table-cell>
          <table:table-cell office:value-type="string" calcext:value-type="string">
            <text:p>https://thelowdown.com/blog/pcos-inositol</text:p>
          </table:table-cell>
          <table:table-cell table:formula="of:=IF([.F566] = [.P566]; &quot;TRUE&quot;; &quot;FALSE&quot;)" office:value-type="string" office:string-value="TRUE" calcext:value-type="string">
            <text:p>TRUE</text:p>
          </table:table-cell>
        </table:table-row>
        <table:table-row table:style-name="ro1">
          <table:table-cell office:value-type="string" calcext:value-type="string">
            <text:p>https://blog.thelowdown.com/blog/pcos-acne-treatment</text:p>
          </table:table-cell>
          <table:table-cell office:value-type="string" calcext:value-type="string">
            <text:p>/blog/pcos-acne-treatment</text:p>
          </table:table-cell>
          <table:table-cell office:value-type="string" calcext:value-type="string">
            <text:p>pcos-acne-treatment</text:p>
          </table:table-cell>
          <table:table-cell office:value-type="string" calcext:value-type="string">
            <text:p>PCOS acne treatments - The Lowdown</text:p>
          </table:table-cell>
          <table:table-cell office:value-type="string" calcext:value-type="string">
            <text:p>Get the lowdown on the causes of PCOS acne, how to tell the difference between hormonal acne and PCOS acne and the best treatments for it</text:p>
          </table:table-cell>
          <table:table-cell office:value-type="string" calcext:value-type="string">
            <text:p>https://thelowdown.com/blog/pcos-acne-treatment</text:p>
          </table:table-cell>
          <table:table-cell office:value-type="string" calcext:value-type="string">
            <text:p>http://localhost/thelowdown/wp/blog/pcos-acne-treatment</text:p>
          </table:table-cell>
          <table:table-cell office:value-type="string" calcext:value-type="string">
            <text:p>/blog/pcos-acne-treatment</text:p>
          </table:table-cell>
          <table:table-cell table:formula="of:=IF([.B567] = [.H567]; &quot;TRUE&quot;; &quot;FALSE&quot;)" office:value-type="string" office:string-value="TRUE" calcext:value-type="string">
            <text:p>TRUE</text:p>
          </table:table-cell>
          <table:table-cell office:value-type="string" calcext:value-type="string">
            <text:p>pcos-acne-treatment</text:p>
          </table:table-cell>
          <table:table-cell table:formula="of:=IF([.C567] = [.J567]; &quot;TRUE&quot;; &quot;FALSE&quot;)" office:value-type="string" office:string-value="TRUE" calcext:value-type="string">
            <text:p>TRUE</text:p>
          </table:table-cell>
          <table:table-cell office:value-type="string" calcext:value-type="string">
            <text:p>PCOS acne treatments - The Lowdown</text:p>
          </table:table-cell>
          <table:table-cell table:formula="of:=IF([.D567] = [.L567]; &quot;TRUE&quot;; &quot;FALSE&quot;)" office:value-type="string" office:string-value="TRUE" calcext:value-type="string">
            <text:p>TRUE</text:p>
          </table:table-cell>
          <table:table-cell office:value-type="string" calcext:value-type="string">
            <text:p>Get the lowdown on the causes of PCOS acne, how to tell the difference between hormonal acne and PCOS acne and the best treatments for it</text:p>
          </table:table-cell>
          <table:table-cell table:formula="of:=IF([.E567] = [.N567]; &quot;TRUE&quot;; &quot;FALSE&quot;)" office:value-type="string" office:string-value="TRUE" calcext:value-type="string">
            <text:p>TRUE</text:p>
          </table:table-cell>
          <table:table-cell office:value-type="string" calcext:value-type="string">
            <text:p>https://thelowdown.com/blog/pcos-acne-treatment</text:p>
          </table:table-cell>
          <table:table-cell table:formula="of:=IF([.F567] = [.P567]; &quot;TRUE&quot;; &quot;FALSE&quot;)" office:value-type="string" office:string-value="TRUE" calcext:value-type="string">
            <text:p>TRUE</text:p>
          </table:table-cell>
        </table:table-row>
        <table:table-row table:style-name="ro1">
          <table:table-cell office:value-type="string" calcext:value-type="string">
            <text:p>https://blog.thelowdown.com/blog/tag/pcos/</text:p>
          </table:table-cell>
          <table:table-cell office:value-type="string" calcext:value-type="string">
            <text:p>/blog/tag/pcos/</text:p>
          </table:table-cell>
          <table:table-cell office:value-type="string" calcext:value-type="string">
            <text:p>pcos</text:p>
          </table:table-cell>
          <table:table-cell office:value-type="string" calcext:value-type="string">
            <text:p>PCOS Archives - The Lowdown</text:p>
          </table:table-cell>
          <table:table-cell office:value-type="string" calcext:value-type="string">
            <text:p>N/A</text:p>
          </table:table-cell>
          <table:table-cell office:value-type="string" calcext:value-type="string">
            <text:p>/blog/tag/pcos</text:p>
          </table:table-cell>
          <table:table-cell office:value-type="string" calcext:value-type="string">
            <text:p>http://localhost/thelowdown/wp/blog/tag/pcos/</text:p>
          </table:table-cell>
          <table:table-cell office:value-type="string" calcext:value-type="string">
            <text:p>/blog/tag/pcos/</text:p>
          </table:table-cell>
          <table:table-cell table:formula="of:=IF([.B568] = [.H568]; &quot;TRUE&quot;; &quot;FALSE&quot;)" office:value-type="string" office:string-value="TRUE" calcext:value-type="string">
            <text:p>TRUE</text:p>
          </table:table-cell>
          <table:table-cell office:value-type="string" calcext:value-type="string">
            <text:p>pcos</text:p>
          </table:table-cell>
          <table:table-cell table:formula="of:=IF([.C568] = [.J568]; &quot;TRUE&quot;; &quot;FALSE&quot;)" office:value-type="string" office:string-value="TRUE" calcext:value-type="string">
            <text:p>TRUE</text:p>
          </table:table-cell>
          <table:table-cell office:value-type="string" calcext:value-type="string">
            <text:p>PCOS Archives - The Lowdown</text:p>
          </table:table-cell>
          <table:table-cell table:formula="of:=IF([.D568] = [.L568]; &quot;TRUE&quot;; &quot;FALSE&quot;)" office:value-type="string" office:string-value="TRUE" calcext:value-type="string">
            <text:p>TRUE</text:p>
          </table:table-cell>
          <table:table-cell office:value-type="string" calcext:value-type="string">
            <text:p>N/A</text:p>
          </table:table-cell>
          <table:table-cell table:formula="of:=IF([.E568] = [.N568]; &quot;TRUE&quot;; &quot;FALSE&quot;)" office:value-type="string" office:string-value="TRUE" calcext:value-type="string">
            <text:p>TRUE</text:p>
          </table:table-cell>
          <table:table-cell office:value-type="string" calcext:value-type="string">
            <text:p>/blog/tag/pcos</text:p>
          </table:table-cell>
          <table:table-cell table:formula="of:=IF([.F568] = [.P568]; &quot;TRUE&quot;; &quot;FALSE&quot;)" office:value-type="string" office:string-value="TRUE" calcext:value-type="string">
            <text:p>TRUE</text:p>
          </table:table-cell>
        </table:table-row>
        <table:table-row table:style-name="ro1">
          <table:table-cell office:value-type="string" calcext:value-type="string">
            <text:p>https://blog.thelowdown.com/blog/the-lowdowns-march-newsletter</text:p>
          </table:table-cell>
          <table:table-cell office:value-type="string" calcext:value-type="string">
            <text:p>/blog/the-lowdowns-march-newsletter</text:p>
          </table:table-cell>
          <table:table-cell office:value-type="string" calcext:value-type="string">
            <text:p>the-lowdowns-march-newsletter</text:p>
          </table:table-cell>
          <table:table-cell office:value-type="string" calcext:value-type="string">
            <text:p>The Lowdown's March newsletter - The Lowdown</text:p>
          </table:table-cell>
          <table:table-cell office:value-type="string" calcext:value-type="string">
            <text:p>Sign up to the best women’s health newsletter on the internet to get insights such as the Lovima pill and decriminalising abortion in England and Wales</text:p>
          </table:table-cell>
          <table:table-cell office:value-type="string" calcext:value-type="string">
            <text:p>https://thelowdown.com/blog/the-lowdowns-march-newsletter</text:p>
          </table:table-cell>
          <table:table-cell office:value-type="string" calcext:value-type="string">
            <text:p>http://localhost/thelowdown/wp/blog/the-lowdowns-march-newsletter</text:p>
          </table:table-cell>
          <table:table-cell office:value-type="string" calcext:value-type="string">
            <text:p>/blog/the-lowdowns-march-newsletter</text:p>
          </table:table-cell>
          <table:table-cell table:formula="of:=IF([.B569] = [.H569]; &quot;TRUE&quot;; &quot;FALSE&quot;)" office:value-type="string" office:string-value="TRUE" calcext:value-type="string">
            <text:p>TRUE</text:p>
          </table:table-cell>
          <table:table-cell office:value-type="string" calcext:value-type="string">
            <text:p>the-lowdowns-march-newsletter</text:p>
          </table:table-cell>
          <table:table-cell table:formula="of:=IF([.C569] = [.J569]; &quot;TRUE&quot;; &quot;FALSE&quot;)" office:value-type="string" office:string-value="TRUE" calcext:value-type="string">
            <text:p>TRUE</text:p>
          </table:table-cell>
          <table:table-cell office:value-type="string" calcext:value-type="string">
            <text:p>The Lowdown's March newsletter - The Lowdown</text:p>
          </table:table-cell>
          <table:table-cell table:formula="of:=IF([.D569] = [.L569]; &quot;TRUE&quot;; &quot;FALSE&quot;)" office:value-type="string" office:string-value="TRUE" calcext:value-type="string">
            <text:p>TRUE</text:p>
          </table:table-cell>
          <table:table-cell office:value-type="string" calcext:value-type="string">
            <text:p>Sign up to the best women’s health newsletter on the internet to get insights such as the Lovima pill and decriminalising abortion in England and Wales</text:p>
          </table:table-cell>
          <table:table-cell table:formula="of:=IF([.E569] = [.N569]; &quot;TRUE&quot;; &quot;FALSE&quot;)" office:value-type="string" office:string-value="TRUE" calcext:value-type="string">
            <text:p>TRUE</text:p>
          </table:table-cell>
          <table:table-cell office:value-type="string" calcext:value-type="string">
            <text:p>https://thelowdown.com/blog/the-lowdowns-march-newsletter</text:p>
          </table:table-cell>
          <table:table-cell table:formula="of:=IF([.F569] = [.P569]; &quot;TRUE&quot;; &quot;FALSE&quot;)" office:value-type="string" office:string-value="TRUE" calcext:value-type="string">
            <text:p>TRUE</text:p>
          </table:table-cell>
        </table:table-row>
        <table:table-row table:style-name="ro1">
          <table:table-cell office:value-type="string" calcext:value-type="string">
            <text:p>https://blog.thelowdown.com/blog/tag/nomegestrol-acetate</text:p>
          </table:table-cell>
          <table:table-cell office:value-type="string" calcext:value-type="string">
            <text:p>/blog/tag/nomegestrol-acetate</text:p>
          </table:table-cell>
          <table:table-cell office:value-type="string" calcext:value-type="string">
            <text:p>nomegestrol-acetate</text:p>
          </table:table-cell>
          <table:table-cell office:value-type="string" calcext:value-type="string">
            <text:p>nomegestrol acetate Archives - The Lowdown</text:p>
          </table:table-cell>
          <table:table-cell office:value-type="string" calcext:value-type="string">
            <text:p>N/A</text:p>
          </table:table-cell>
          <table:table-cell office:value-type="string" calcext:value-type="string">
            <text:p>/blog/tag/nomegestrol-acetate</text:p>
          </table:table-cell>
          <table:table-cell office:value-type="string" calcext:value-type="string">
            <text:p>http://localhost/thelowdown/wp/blog/tag/nomegestrol-acetate</text:p>
          </table:table-cell>
          <table:table-cell office:value-type="string" calcext:value-type="string">
            <text:p>/blog/tag/nomegestrol-acetate</text:p>
          </table:table-cell>
          <table:table-cell table:formula="of:=IF([.B570] = [.H570]; &quot;TRUE&quot;; &quot;FALSE&quot;)" office:value-type="string" office:string-value="TRUE" calcext:value-type="string">
            <text:p>TRUE</text:p>
          </table:table-cell>
          <table:table-cell office:value-type="string" calcext:value-type="string">
            <text:p>nomegestrol-acetate</text:p>
          </table:table-cell>
          <table:table-cell table:formula="of:=IF([.C570] = [.J570]; &quot;TRUE&quot;; &quot;FALSE&quot;)" office:value-type="string" office:string-value="TRUE" calcext:value-type="string">
            <text:p>TRUE</text:p>
          </table:table-cell>
          <table:table-cell office:value-type="string" calcext:value-type="string">
            <text:p>nomegestrol acetate Archives - The Lowdown</text:p>
          </table:table-cell>
          <table:table-cell table:formula="of:=IF([.D570] = [.L570]; &quot;TRUE&quot;; &quot;FALSE&quot;)" office:value-type="string" office:string-value="TRUE" calcext:value-type="string">
            <text:p>TRUE</text:p>
          </table:table-cell>
          <table:table-cell office:value-type="string" calcext:value-type="string">
            <text:p>N/A</text:p>
          </table:table-cell>
          <table:table-cell table:formula="of:=IF([.E570] = [.N570]; &quot;TRUE&quot;; &quot;FALSE&quot;)" office:value-type="string" office:string-value="TRUE" calcext:value-type="string">
            <text:p>TRUE</text:p>
          </table:table-cell>
          <table:table-cell office:value-type="string" calcext:value-type="string">
            <text:p>/blog/tag/nomegestrol-acetate</text:p>
          </table:table-cell>
          <table:table-cell table:formula="of:=IF([.F570] = [.P570]; &quot;TRUE&quot;; &quot;FALSE&quot;)" office:value-type="string" office:string-value="TRUE" calcext:value-type="string">
            <text:p>TRUE</text:p>
          </table:table-cell>
        </table:table-row>
        <table:table-row table:style-name="ro1">
          <table:table-cell office:value-type="string" calcext:value-type="string">
            <text:p>https://blog.thelowdown.com/blog/preparing-for-first-perimenopause-appointment</text:p>
          </table:table-cell>
          <table:table-cell office:value-type="string" calcext:value-type="string">
            <text:p>/blog/preparing-for-first-perimenopause-appointment</text:p>
          </table:table-cell>
          <table:table-cell office:value-type="string" calcext:value-type="string">
            <text:p>preparing-for-first-perimenopause-appointment</text:p>
          </table:table-cell>
          <table:table-cell office:value-type="string" calcext:value-type="string">
            <text:p>How to prepare for your first perimenopause appointment | The Lowdown</text:p>
          </table:table-cell>
          <table:table-cell office:value-type="string" calcext:value-type="string">
            <text:p>Seeing a healthcare professional can be really daunting, especially for perimenopause. Here, we will help guide you in preparing for this important first appointment so you can get the most out of it.</text:p>
          </table:table-cell>
          <table:table-cell office:value-type="string" calcext:value-type="string">
            <text:p>https://thelowdown.com/blog/preparing-for-first-perimenopause-appointment</text:p>
          </table:table-cell>
          <table:table-cell office:value-type="string" calcext:value-type="string">
            <text:p>http://localhost/thelowdown/wp/blog/preparing-for-first-perimenopause-appointment</text:p>
          </table:table-cell>
          <table:table-cell office:value-type="string" calcext:value-type="string">
            <text:p>/blog/preparing-for-first-perimenopause-appointment</text:p>
          </table:table-cell>
          <table:table-cell table:formula="of:=IF([.B571] = [.H571]; &quot;TRUE&quot;; &quot;FALSE&quot;)" office:value-type="string" office:string-value="TRUE" calcext:value-type="string">
            <text:p>TRUE</text:p>
          </table:table-cell>
          <table:table-cell office:value-type="string" calcext:value-type="string">
            <text:p>preparing-for-first-perimenopause-appointment</text:p>
          </table:table-cell>
          <table:table-cell table:formula="of:=IF([.C571] = [.J571]; &quot;TRUE&quot;; &quot;FALSE&quot;)" office:value-type="string" office:string-value="TRUE" calcext:value-type="string">
            <text:p>TRUE</text:p>
          </table:table-cell>
          <table:table-cell office:value-type="string" calcext:value-type="string">
            <text:p>How to prepare for your first perimenopause appointment | The Lowdown</text:p>
          </table:table-cell>
          <table:table-cell table:formula="of:=IF([.D571] = [.L571]; &quot;TRUE&quot;; &quot;FALSE&quot;)" office:value-type="string" office:string-value="TRUE" calcext:value-type="string">
            <text:p>TRUE</text:p>
          </table:table-cell>
          <table:table-cell office:value-type="string" calcext:value-type="string">
            <text:p>Seeing a healthcare professional can be really daunting, especially for perimenopause. Here, we will help guide you in preparing for this important first appointment so you can get the most out of it.</text:p>
          </table:table-cell>
          <table:table-cell table:formula="of:=IF([.E571] = [.N571]; &quot;TRUE&quot;; &quot;FALSE&quot;)" office:value-type="string" office:string-value="TRUE" calcext:value-type="string">
            <text:p>TRUE</text:p>
          </table:table-cell>
          <table:table-cell office:value-type="string" calcext:value-type="string">
            <text:p>https://thelowdown.com/blog/preparing-for-first-perimenopause-appointment</text:p>
          </table:table-cell>
          <table:table-cell table:formula="of:=IF([.F571] = [.P571]; &quot;TRUE&quot;; &quot;FALSE&quot;)" office:value-type="string" office:string-value="TRUE" calcext:value-type="string">
            <text:p>TRUE</text:p>
          </table:table-cell>
        </table:table-row>
        <table:table-row table:style-name="ro1">
          <table:table-cell office:value-type="string" calcext:value-type="string">
            <text:p>https://blog.thelowdown.com/blog/tag/sustainable</text:p>
          </table:table-cell>
          <table:table-cell office:value-type="string" calcext:value-type="string">
            <text:p>/blog/tag/sustainable</text:p>
          </table:table-cell>
          <table:table-cell office:value-type="string" calcext:value-type="string">
            <text:p>sustainable</text:p>
          </table:table-cell>
          <table:table-cell office:value-type="string" calcext:value-type="string">
            <text:p>sustainable Archives - The Lowdown</text:p>
          </table:table-cell>
          <table:table-cell office:value-type="string" calcext:value-type="string">
            <text:p>N/A</text:p>
          </table:table-cell>
          <table:table-cell office:value-type="string" calcext:value-type="string">
            <text:p>/blog/tag/sustainable</text:p>
          </table:table-cell>
          <table:table-cell office:value-type="string" calcext:value-type="string">
            <text:p>http://localhost/thelowdown/wp/blog/tag/sustainable</text:p>
          </table:table-cell>
          <table:table-cell office:value-type="string" calcext:value-type="string">
            <text:p>/blog/tag/sustainable</text:p>
          </table:table-cell>
          <table:table-cell table:formula="of:=IF([.B572] = [.H572]; &quot;TRUE&quot;; &quot;FALSE&quot;)" office:value-type="string" office:string-value="TRUE" calcext:value-type="string">
            <text:p>TRUE</text:p>
          </table:table-cell>
          <table:table-cell office:value-type="string" calcext:value-type="string">
            <text:p>sustainable</text:p>
          </table:table-cell>
          <table:table-cell table:formula="of:=IF([.C572] = [.J572]; &quot;TRUE&quot;; &quot;FALSE&quot;)" office:value-type="string" office:string-value="TRUE" calcext:value-type="string">
            <text:p>TRUE</text:p>
          </table:table-cell>
          <table:table-cell office:value-type="string" calcext:value-type="string">
            <text:p>sustainable Archives - The Lowdown</text:p>
          </table:table-cell>
          <table:table-cell table:formula="of:=IF([.D572] = [.L572]; &quot;TRUE&quot;; &quot;FALSE&quot;)" office:value-type="string" office:string-value="TRUE" calcext:value-type="string">
            <text:p>TRUE</text:p>
          </table:table-cell>
          <table:table-cell office:value-type="string" calcext:value-type="string">
            <text:p>N/A</text:p>
          </table:table-cell>
          <table:table-cell table:formula="of:=IF([.E572] = [.N572]; &quot;TRUE&quot;; &quot;FALSE&quot;)" office:value-type="string" office:string-value="TRUE" calcext:value-type="string">
            <text:p>TRUE</text:p>
          </table:table-cell>
          <table:table-cell office:value-type="string" calcext:value-type="string">
            <text:p>/blog/tag/sustainable</text:p>
          </table:table-cell>
          <table:table-cell table:formula="of:=IF([.F572] = [.P572]; &quot;TRUE&quot;; &quot;FALSE&quot;)" office:value-type="string" office:string-value="TRUE" calcext:value-type="string">
            <text:p>TRUE</text:p>
          </table:table-cell>
        </table:table-row>
        <table:table-row table:style-name="ro1">
          <table:table-cell office:value-type="string" calcext:value-type="string">
            <text:p>https://blog.thelowdown.com/blog/tag/iud-removal</text:p>
          </table:table-cell>
          <table:table-cell office:value-type="string" calcext:value-type="string">
            <text:p>/blog/tag/iud-removal</text:p>
          </table:table-cell>
          <table:table-cell office:value-type="string" calcext:value-type="string">
            <text:p>iud-removal</text:p>
          </table:table-cell>
          <table:table-cell office:value-type="string" calcext:value-type="string">
            <text:p>iud removal Archives - The Lowdown</text:p>
          </table:table-cell>
          <table:table-cell office:value-type="string" calcext:value-type="string">
            <text:p>N/A</text:p>
          </table:table-cell>
          <table:table-cell office:value-type="string" calcext:value-type="string">
            <text:p>/blog/tag/iud-removal</text:p>
          </table:table-cell>
          <table:table-cell office:value-type="string" calcext:value-type="string">
            <text:p>http://localhost/thelowdown/wp/blog/tag/iud-removal</text:p>
          </table:table-cell>
          <table:table-cell office:value-type="string" calcext:value-type="string">
            <text:p>/blog/tag/iud-removal</text:p>
          </table:table-cell>
          <table:table-cell table:formula="of:=IF([.B573] = [.H573]; &quot;TRUE&quot;; &quot;FALSE&quot;)" office:value-type="string" office:string-value="TRUE" calcext:value-type="string">
            <text:p>TRUE</text:p>
          </table:table-cell>
          <table:table-cell office:value-type="string" calcext:value-type="string">
            <text:p>iud-removal</text:p>
          </table:table-cell>
          <table:table-cell table:formula="of:=IF([.C573] = [.J573]; &quot;TRUE&quot;; &quot;FALSE&quot;)" office:value-type="string" office:string-value="TRUE" calcext:value-type="string">
            <text:p>TRUE</text:p>
          </table:table-cell>
          <table:table-cell office:value-type="string" calcext:value-type="string">
            <text:p>iud removal Archives - The Lowdown</text:p>
          </table:table-cell>
          <table:table-cell table:formula="of:=IF([.D573] = [.L573]; &quot;TRUE&quot;; &quot;FALSE&quot;)" office:value-type="string" office:string-value="TRUE" calcext:value-type="string">
            <text:p>TRUE</text:p>
          </table:table-cell>
          <table:table-cell office:value-type="string" calcext:value-type="string">
            <text:p>N/A</text:p>
          </table:table-cell>
          <table:table-cell table:formula="of:=IF([.E573] = [.N573]; &quot;TRUE&quot;; &quot;FALSE&quot;)" office:value-type="string" office:string-value="TRUE" calcext:value-type="string">
            <text:p>TRUE</text:p>
          </table:table-cell>
          <table:table-cell office:value-type="string" calcext:value-type="string">
            <text:p>/blog/tag/iud-removal</text:p>
          </table:table-cell>
          <table:table-cell table:formula="of:=IF([.F573] = [.P573]; &quot;TRUE&quot;; &quot;FALSE&quot;)" office:value-type="string" office:string-value="TRUE" calcext:value-type="string">
            <text:p>TRUE</text:p>
          </table:table-cell>
        </table:table-row>
        <table:table-row table:style-name="ro1">
          <table:table-cell office:value-type="string" calcext:value-type="string">
            <text:p>https://blog.thelowdown.com/blog/tag/iud-pain-relief</text:p>
          </table:table-cell>
          <table:table-cell office:value-type="string" calcext:value-type="string">
            <text:p>/blog/tag/iud-pain-relief</text:p>
          </table:table-cell>
          <table:table-cell office:value-type="string" calcext:value-type="string">
            <text:p>iud-pain-relief</text:p>
          </table:table-cell>
          <table:table-cell office:value-type="string" calcext:value-type="string">
            <text:p>iud pain relief Archives - The Lowdown</text:p>
          </table:table-cell>
          <table:table-cell office:value-type="string" calcext:value-type="string">
            <text:p>N/A</text:p>
          </table:table-cell>
          <table:table-cell office:value-type="string" calcext:value-type="string">
            <text:p>/blog/tag/iud-pain-relief</text:p>
          </table:table-cell>
          <table:table-cell office:value-type="string" calcext:value-type="string">
            <text:p>http://localhost/thelowdown/wp/blog/tag/iud-pain-relief</text:p>
          </table:table-cell>
          <table:table-cell office:value-type="string" calcext:value-type="string">
            <text:p>/blog/tag/iud-pain-relief</text:p>
          </table:table-cell>
          <table:table-cell table:formula="of:=IF([.B574] = [.H574]; &quot;TRUE&quot;; &quot;FALSE&quot;)" office:value-type="string" office:string-value="TRUE" calcext:value-type="string">
            <text:p>TRUE</text:p>
          </table:table-cell>
          <table:table-cell office:value-type="string" calcext:value-type="string">
            <text:p>iud-pain-relief</text:p>
          </table:table-cell>
          <table:table-cell table:formula="of:=IF([.C574] = [.J574]; &quot;TRUE&quot;; &quot;FALSE&quot;)" office:value-type="string" office:string-value="TRUE" calcext:value-type="string">
            <text:p>TRUE</text:p>
          </table:table-cell>
          <table:table-cell office:value-type="string" calcext:value-type="string">
            <text:p>iud pain relief Archives - The Lowdown</text:p>
          </table:table-cell>
          <table:table-cell table:formula="of:=IF([.D574] = [.L574]; &quot;TRUE&quot;; &quot;FALSE&quot;)" office:value-type="string" office:string-value="TRUE" calcext:value-type="string">
            <text:p>TRUE</text:p>
          </table:table-cell>
          <table:table-cell office:value-type="string" calcext:value-type="string">
            <text:p>N/A</text:p>
          </table:table-cell>
          <table:table-cell table:formula="of:=IF([.E574] = [.N574]; &quot;TRUE&quot;; &quot;FALSE&quot;)" office:value-type="string" office:string-value="TRUE" calcext:value-type="string">
            <text:p>TRUE</text:p>
          </table:table-cell>
          <table:table-cell office:value-type="string" calcext:value-type="string">
            <text:p>/blog/tag/iud-pain-relief</text:p>
          </table:table-cell>
          <table:table-cell table:formula="of:=IF([.F574] = [.P574]; &quot;TRUE&quot;; &quot;FALSE&quot;)" office:value-type="string" office:string-value="TRUE" calcext:value-type="string">
            <text:p>TRUE</text:p>
          </table:table-cell>
        </table:table-row>
        <table:table-row table:style-name="ro1">
          <table:table-cell office:value-type="string" calcext:value-type="string">
            <text:p>https://blog.thelowdown.com/blog/tag/smear-test</text:p>
          </table:table-cell>
          <table:table-cell office:value-type="string" calcext:value-type="string">
            <text:p>/blog/tag/smear-test</text:p>
          </table:table-cell>
          <table:table-cell office:value-type="string" calcext:value-type="string">
            <text:p>smear-test</text:p>
          </table:table-cell>
          <table:table-cell office:value-type="string" calcext:value-type="string">
            <text:p>smear test Archives - The Lowdown</text:p>
          </table:table-cell>
          <table:table-cell office:value-type="string" calcext:value-type="string">
            <text:p>N/A</text:p>
          </table:table-cell>
          <table:table-cell office:value-type="string" calcext:value-type="string">
            <text:p>/blog/tag/smear-test</text:p>
          </table:table-cell>
          <table:table-cell office:value-type="string" calcext:value-type="string">
            <text:p>http://localhost/thelowdown/wp/blog/tag/smear-test</text:p>
          </table:table-cell>
          <table:table-cell office:value-type="string" calcext:value-type="string">
            <text:p>/blog/tag/smear-test</text:p>
          </table:table-cell>
          <table:table-cell table:formula="of:=IF([.B575] = [.H575]; &quot;TRUE&quot;; &quot;FALSE&quot;)" office:value-type="string" office:string-value="TRUE" calcext:value-type="string">
            <text:p>TRUE</text:p>
          </table:table-cell>
          <table:table-cell office:value-type="string" calcext:value-type="string">
            <text:p>smear-test</text:p>
          </table:table-cell>
          <table:table-cell table:formula="of:=IF([.C575] = [.J575]; &quot;TRUE&quot;; &quot;FALSE&quot;)" office:value-type="string" office:string-value="TRUE" calcext:value-type="string">
            <text:p>TRUE</text:p>
          </table:table-cell>
          <table:table-cell office:value-type="string" calcext:value-type="string">
            <text:p>smear test Archives - The Lowdown</text:p>
          </table:table-cell>
          <table:table-cell table:formula="of:=IF([.D575] = [.L575]; &quot;TRUE&quot;; &quot;FALSE&quot;)" office:value-type="string" office:string-value="TRUE" calcext:value-type="string">
            <text:p>TRUE</text:p>
          </table:table-cell>
          <table:table-cell office:value-type="string" calcext:value-type="string">
            <text:p>N/A</text:p>
          </table:table-cell>
          <table:table-cell table:formula="of:=IF([.E575] = [.N575]; &quot;TRUE&quot;; &quot;FALSE&quot;)" office:value-type="string" office:string-value="TRUE" calcext:value-type="string">
            <text:p>TRUE</text:p>
          </table:table-cell>
          <table:table-cell office:value-type="string" calcext:value-type="string">
            <text:p>/blog/tag/smear-test</text:p>
          </table:table-cell>
          <table:table-cell table:formula="of:=IF([.F575] = [.P575]; &quot;TRUE&quot;; &quot;FALSE&quot;)" office:value-type="string" office:string-value="TRUE" calcext:value-type="string">
            <text:p>TRUE</text:p>
          </table:table-cell>
        </table:table-row>
        <table:table-row table:style-name="ro1">
          <table:table-cell office:value-type="string" calcext:value-type="string">
            <text:p>https://blog.thelowdown.com/blog/tag/laura-keyes/</text:p>
          </table:table-cell>
          <table:table-cell office:value-type="string" calcext:value-type="string">
            <text:p>/blog/tag/laura-keyes/</text:p>
          </table:table-cell>
          <table:table-cell office:value-type="string" calcext:value-type="string">
            <text:p>laura-keyes</text:p>
          </table:table-cell>
          <table:table-cell office:value-type="string" calcext:value-type="string">
            <text:p>Laura Keyes Archives - The Lowdown</text:p>
          </table:table-cell>
          <table:table-cell office:value-type="string" calcext:value-type="string">
            <text:p>N/A</text:p>
          </table:table-cell>
          <table:table-cell office:value-type="string" calcext:value-type="string">
            <text:p>/blog/tag/laura-keyes</text:p>
          </table:table-cell>
          <table:table-cell office:value-type="string" calcext:value-type="string">
            <text:p>http://localhost/thelowdown/wp/blog/tag/laura-keyes/</text:p>
          </table:table-cell>
          <table:table-cell office:value-type="string" calcext:value-type="string">
            <text:p>/blog/tag/laura-keyes/</text:p>
          </table:table-cell>
          <table:table-cell table:formula="of:=IF([.B576] = [.H576]; &quot;TRUE&quot;; &quot;FALSE&quot;)" office:value-type="string" office:string-value="TRUE" calcext:value-type="string">
            <text:p>TRUE</text:p>
          </table:table-cell>
          <table:table-cell office:value-type="string" calcext:value-type="string">
            <text:p>laura-keyes</text:p>
          </table:table-cell>
          <table:table-cell table:formula="of:=IF([.C576] = [.J576]; &quot;TRUE&quot;; &quot;FALSE&quot;)" office:value-type="string" office:string-value="TRUE" calcext:value-type="string">
            <text:p>TRUE</text:p>
          </table:table-cell>
          <table:table-cell office:value-type="string" calcext:value-type="string">
            <text:p>Laura Keyes Archives - The Lowdown</text:p>
          </table:table-cell>
          <table:table-cell table:formula="of:=IF([.D576] = [.L576]; &quot;TRUE&quot;; &quot;FALSE&quot;)" office:value-type="string" office:string-value="TRUE" calcext:value-type="string">
            <text:p>TRUE</text:p>
          </table:table-cell>
          <table:table-cell office:value-type="string" calcext:value-type="string">
            <text:p>N/A</text:p>
          </table:table-cell>
          <table:table-cell table:formula="of:=IF([.E576] = [.N576]; &quot;TRUE&quot;; &quot;FALSE&quot;)" office:value-type="string" office:string-value="TRUE" calcext:value-type="string">
            <text:p>TRUE</text:p>
          </table:table-cell>
          <table:table-cell office:value-type="string" calcext:value-type="string">
            <text:p>/blog/tag/laura-keyes</text:p>
          </table:table-cell>
          <table:table-cell table:formula="of:=IF([.F576] = [.P576]; &quot;TRUE&quot;; &quot;FALSE&quot;)" office:value-type="string" office:string-value="TRUE" calcext:value-type="string">
            <text:p>TRUE</text:p>
          </table:table-cell>
        </table:table-row>
        <table:table-row table:style-name="ro1">
          <table:table-cell office:value-type="string" calcext:value-type="string">
            <text:p>https://blog.thelowdown.com/blog/tag/kimberly-malone-crossley</text:p>
          </table:table-cell>
          <table:table-cell office:value-type="string" calcext:value-type="string">
            <text:p>/blog/tag/kimberly-malone-crossley</text:p>
          </table:table-cell>
          <table:table-cell office:value-type="string" calcext:value-type="string">
            <text:p>kimberly-malone-crossley</text:p>
          </table:table-cell>
          <table:table-cell office:value-type="string" calcext:value-type="string">
            <text:p>Kimberly Malone Crossley Archives - The Lowdown</text:p>
          </table:table-cell>
          <table:table-cell office:value-type="string" calcext:value-type="string">
            <text:p>N/A</text:p>
          </table:table-cell>
          <table:table-cell office:value-type="string" calcext:value-type="string">
            <text:p>/blog/tag/kimberly-malone-crossley</text:p>
          </table:table-cell>
          <table:table-cell office:value-type="string" calcext:value-type="string">
            <text:p>http://localhost/thelowdown/wp/blog/tag/kimberly-malone-crossley</text:p>
          </table:table-cell>
          <table:table-cell office:value-type="string" calcext:value-type="string">
            <text:p>/blog/tag/kimberly-malone-crossley</text:p>
          </table:table-cell>
          <table:table-cell table:formula="of:=IF([.B577] = [.H577]; &quot;TRUE&quot;; &quot;FALSE&quot;)" office:value-type="string" office:string-value="TRUE" calcext:value-type="string">
            <text:p>TRUE</text:p>
          </table:table-cell>
          <table:table-cell office:value-type="string" calcext:value-type="string">
            <text:p>kimberly-malone-crossley</text:p>
          </table:table-cell>
          <table:table-cell table:formula="of:=IF([.C577] = [.J577]; &quot;TRUE&quot;; &quot;FALSE&quot;)" office:value-type="string" office:string-value="TRUE" calcext:value-type="string">
            <text:p>TRUE</text:p>
          </table:table-cell>
          <table:table-cell office:value-type="string" calcext:value-type="string">
            <text:p>Kimberly Malone Crossley Archives - The Lowdown</text:p>
          </table:table-cell>
          <table:table-cell table:formula="of:=IF([.D577] = [.L577]; &quot;TRUE&quot;; &quot;FALSE&quot;)" office:value-type="string" office:string-value="TRUE" calcext:value-type="string">
            <text:p>TRUE</text:p>
          </table:table-cell>
          <table:table-cell office:value-type="string" calcext:value-type="string">
            <text:p>N/A</text:p>
          </table:table-cell>
          <table:table-cell table:formula="of:=IF([.E577] = [.N577]; &quot;TRUE&quot;; &quot;FALSE&quot;)" office:value-type="string" office:string-value="TRUE" calcext:value-type="string">
            <text:p>TRUE</text:p>
          </table:table-cell>
          <table:table-cell office:value-type="string" calcext:value-type="string">
            <text:p>/blog/tag/kimberly-malone-crossley</text:p>
          </table:table-cell>
          <table:table-cell table:formula="of:=IF([.F577] = [.P577]; &quot;TRUE&quot;; &quot;FALSE&quot;)" office:value-type="string" office:string-value="TRUE" calcext:value-type="string">
            <text:p>TRUE</text:p>
          </table:table-cell>
        </table:table-row>
        <table:table-row table:style-name="ro1">
          <table:table-cell office:value-type="string" calcext:value-type="string">
            <text:p>https://blog.thelowdown.com/blog/hammersmith-broadway-clinic</text:p>
          </table:table-cell>
          <table:table-cell office:value-type="string" calcext:value-type="string">
            <text:p>/blog/hammersmith-broadway-clinic</text:p>
          </table:table-cell>
          <table:table-cell office:value-type="string" calcext:value-type="string">
            <text:p>hammersmith-broadway-clinic</text:p>
          </table:table-cell>
          <table:table-cell office:value-type="string" calcext:value-type="string">
            <text:p>Hammersmith Broadway Sexual Health Clinic | Review | The Lowdown</text:p>
          </table:table-cell>
          <table:table-cell office:value-type="string" calcext:value-type="string">
            <text:p>Get the lowdown on 10 Hammersmith Broadway - what's the vibe, what services do they offer and would we go back there?</text:p>
          </table:table-cell>
          <table:table-cell office:value-type="string" calcext:value-type="string">
            <text:p>https://thelowdown.com/blog/hammersmith-broadway-clinic</text:p>
          </table:table-cell>
          <table:table-cell office:value-type="string" calcext:value-type="string">
            <text:p>http://localhost/thelowdown/wp/blog/hammersmith-broadway-clinic</text:p>
          </table:table-cell>
          <table:table-cell office:value-type="string" calcext:value-type="string">
            <text:p>/blog/hammersmith-broadway-clinic</text:p>
          </table:table-cell>
          <table:table-cell table:formula="of:=IF([.B578] = [.H578]; &quot;TRUE&quot;; &quot;FALSE&quot;)" office:value-type="string" office:string-value="TRUE" calcext:value-type="string">
            <text:p>TRUE</text:p>
          </table:table-cell>
          <table:table-cell office:value-type="string" calcext:value-type="string">
            <text:p>hammersmith-broadway-clinic</text:p>
          </table:table-cell>
          <table:table-cell table:formula="of:=IF([.C578] = [.J578]; &quot;TRUE&quot;; &quot;FALSE&quot;)" office:value-type="string" office:string-value="TRUE" calcext:value-type="string">
            <text:p>TRUE</text:p>
          </table:table-cell>
          <table:table-cell office:value-type="string" calcext:value-type="string">
            <text:p>Hammersmith Broadway Sexual Health Clinic | Review | The Lowdown</text:p>
          </table:table-cell>
          <table:table-cell table:formula="of:=IF([.D578] = [.L578]; &quot;TRUE&quot;; &quot;FALSE&quot;)" office:value-type="string" office:string-value="TRUE" calcext:value-type="string">
            <text:p>TRUE</text:p>
          </table:table-cell>
          <table:table-cell office:value-type="string" calcext:value-type="string">
            <text:p>Get the lowdown on 10 Hammersmith Broadway - what's the vibe, what services do they offer and would we go back there?</text:p>
          </table:table-cell>
          <table:table-cell table:formula="of:=IF([.E578] = [.N578]; &quot;TRUE&quot;; &quot;FALSE&quot;)" office:value-type="string" office:string-value="TRUE" calcext:value-type="string">
            <text:p>TRUE</text:p>
          </table:table-cell>
          <table:table-cell office:value-type="string" calcext:value-type="string">
            <text:p>https://thelowdown.com/blog/hammersmith-broadway-clinic</text:p>
          </table:table-cell>
          <table:table-cell table:formula="of:=IF([.F578] = [.P578]; &quot;TRUE&quot;; &quot;FALSE&quot;)" office:value-type="string" office:string-value="TRUE" calcext:value-type="string">
            <text:p>TRUE</text:p>
          </table:table-cell>
        </table:table-row>
        <table:table-row table:style-name="ro1">
          <table:table-cell office:value-type="string" calcext:value-type="string">
            <text:p>https://blog.thelowdown.com/blog/tag/switching</text:p>
          </table:table-cell>
          <table:table-cell office:value-type="string" calcext:value-type="string">
            <text:p>/blog/tag/switching</text:p>
          </table:table-cell>
          <table:table-cell office:value-type="string" calcext:value-type="string">
            <text:p>switching</text:p>
          </table:table-cell>
          <table:table-cell office:value-type="string" calcext:value-type="string">
            <text:p>switching Archives - The Lowdown</text:p>
          </table:table-cell>
          <table:table-cell office:value-type="string" calcext:value-type="string">
            <text:p>N/A</text:p>
          </table:table-cell>
          <table:table-cell office:value-type="string" calcext:value-type="string">
            <text:p>/blog/tag/switching</text:p>
          </table:table-cell>
          <table:table-cell office:value-type="string" calcext:value-type="string">
            <text:p>http://localhost/thelowdown/wp/blog/tag/switching</text:p>
          </table:table-cell>
          <table:table-cell office:value-type="string" calcext:value-type="string">
            <text:p>/blog/tag/switching</text:p>
          </table:table-cell>
          <table:table-cell table:formula="of:=IF([.B579] = [.H579]; &quot;TRUE&quot;; &quot;FALSE&quot;)" office:value-type="string" office:string-value="TRUE" calcext:value-type="string">
            <text:p>TRUE</text:p>
          </table:table-cell>
          <table:table-cell office:value-type="string" calcext:value-type="string">
            <text:p>switching</text:p>
          </table:table-cell>
          <table:table-cell table:formula="of:=IF([.C579] = [.J579]; &quot;TRUE&quot;; &quot;FALSE&quot;)" office:value-type="string" office:string-value="TRUE" calcext:value-type="string">
            <text:p>TRUE</text:p>
          </table:table-cell>
          <table:table-cell office:value-type="string" calcext:value-type="string">
            <text:p>switching Archives - The Lowdown</text:p>
          </table:table-cell>
          <table:table-cell table:formula="of:=IF([.D579] = [.L579]; &quot;TRUE&quot;; &quot;FALSE&quot;)" office:value-type="string" office:string-value="TRUE" calcext:value-type="string">
            <text:p>TRUE</text:p>
          </table:table-cell>
          <table:table-cell office:value-type="string" calcext:value-type="string">
            <text:p>N/A</text:p>
          </table:table-cell>
          <table:table-cell table:formula="of:=IF([.E579] = [.N579]; &quot;TRUE&quot;; &quot;FALSE&quot;)" office:value-type="string" office:string-value="TRUE" calcext:value-type="string">
            <text:p>TRUE</text:p>
          </table:table-cell>
          <table:table-cell office:value-type="string" calcext:value-type="string">
            <text:p>/blog/tag/switching</text:p>
          </table:table-cell>
          <table:table-cell table:formula="of:=IF([.F579] = [.P579]; &quot;TRUE&quot;; &quot;FALSE&quot;)" office:value-type="string" office:string-value="TRUE" calcext:value-type="string">
            <text:p>TRUE</text:p>
          </table:table-cell>
        </table:table-row>
        <table:table-row table:style-name="ro1">
          <table:table-cell office:value-type="string" calcext:value-type="string">
            <text:p>https://blog.thelowdown.com/blog/tag/etonogestrel</text:p>
          </table:table-cell>
          <table:table-cell office:value-type="string" calcext:value-type="string">
            <text:p>/blog/tag/etonogestrel</text:p>
          </table:table-cell>
          <table:table-cell office:value-type="string" calcext:value-type="string">
            <text:p>etonogestrel</text:p>
          </table:table-cell>
          <table:table-cell office:value-type="string" calcext:value-type="string">
            <text:p>Etonogestrel Archives - The Lowdown</text:p>
          </table:table-cell>
          <table:table-cell office:value-type="string" calcext:value-type="string">
            <text:p>N/A</text:p>
          </table:table-cell>
          <table:table-cell office:value-type="string" calcext:value-type="string">
            <text:p>/blog/tag/etonogestrel</text:p>
          </table:table-cell>
          <table:table-cell office:value-type="string" calcext:value-type="string">
            <text:p>http://localhost/thelowdown/wp/blog/tag/etonogestrel</text:p>
          </table:table-cell>
          <table:table-cell office:value-type="string" calcext:value-type="string">
            <text:p>/blog/tag/etonogestrel</text:p>
          </table:table-cell>
          <table:table-cell table:formula="of:=IF([.B580] = [.H580]; &quot;TRUE&quot;; &quot;FALSE&quot;)" office:value-type="string" office:string-value="TRUE" calcext:value-type="string">
            <text:p>TRUE</text:p>
          </table:table-cell>
          <table:table-cell office:value-type="string" calcext:value-type="string">
            <text:p>etonogestrel</text:p>
          </table:table-cell>
          <table:table-cell table:formula="of:=IF([.C580] = [.J580]; &quot;TRUE&quot;; &quot;FALSE&quot;)" office:value-type="string" office:string-value="TRUE" calcext:value-type="string">
            <text:p>TRUE</text:p>
          </table:table-cell>
          <table:table-cell office:value-type="string" calcext:value-type="string">
            <text:p>Etonogestrel Archives - The Lowdown</text:p>
          </table:table-cell>
          <table:table-cell table:formula="of:=IF([.D580] = [.L580]; &quot;TRUE&quot;; &quot;FALSE&quot;)" office:value-type="string" office:string-value="TRUE" calcext:value-type="string">
            <text:p>TRUE</text:p>
          </table:table-cell>
          <table:table-cell office:value-type="string" calcext:value-type="string">
            <text:p>N/A</text:p>
          </table:table-cell>
          <table:table-cell table:formula="of:=IF([.E580] = [.N580]; &quot;TRUE&quot;; &quot;FALSE&quot;)" office:value-type="string" office:string-value="TRUE" calcext:value-type="string">
            <text:p>TRUE</text:p>
          </table:table-cell>
          <table:table-cell office:value-type="string" calcext:value-type="string">
            <text:p>/blog/tag/etonogestrel</text:p>
          </table:table-cell>
          <table:table-cell table:formula="of:=IF([.F580] = [.P580]; &quot;TRUE&quot;; &quot;FALSE&quot;)" office:value-type="string" office:string-value="TRUE" calcext:value-type="string">
            <text:p>TRUE</text:p>
          </table:table-cell>
        </table:table-row>
        <table:table-row table:style-name="ro1">
          <table:table-cell office:value-type="string" calcext:value-type="string">
            <text:p>https://blog.thelowdown.com/blog/tag/abortion</text:p>
          </table:table-cell>
          <table:table-cell office:value-type="string" calcext:value-type="string">
            <text:p>/blog/tag/abortion</text:p>
          </table:table-cell>
          <table:table-cell office:value-type="string" calcext:value-type="string">
            <text:p>abortion</text:p>
          </table:table-cell>
          <table:table-cell office:value-type="string" calcext:value-type="string">
            <text:p>abortion Archives - The Lowdown</text:p>
          </table:table-cell>
          <table:table-cell office:value-type="string" calcext:value-type="string">
            <text:p>N/A</text:p>
          </table:table-cell>
          <table:table-cell office:value-type="string" calcext:value-type="string">
            <text:p>/blog/tag/abortion</text:p>
          </table:table-cell>
          <table:table-cell office:value-type="string" calcext:value-type="string">
            <text:p>http://localhost/thelowdown/wp/blog/tag/abortion</text:p>
          </table:table-cell>
          <table:table-cell office:value-type="string" calcext:value-type="string">
            <text:p>/blog/tag/abortion</text:p>
          </table:table-cell>
          <table:table-cell table:formula="of:=IF([.B581] = [.H581]; &quot;TRUE&quot;; &quot;FALSE&quot;)" office:value-type="string" office:string-value="TRUE" calcext:value-type="string">
            <text:p>TRUE</text:p>
          </table:table-cell>
          <table:table-cell office:value-type="string" calcext:value-type="string">
            <text:p>abortion</text:p>
          </table:table-cell>
          <table:table-cell table:formula="of:=IF([.C581] = [.J581]; &quot;TRUE&quot;; &quot;FALSE&quot;)" office:value-type="string" office:string-value="TRUE" calcext:value-type="string">
            <text:p>TRUE</text:p>
          </table:table-cell>
          <table:table-cell office:value-type="string" calcext:value-type="string">
            <text:p>abortion Archives - The Lowdown</text:p>
          </table:table-cell>
          <table:table-cell table:formula="of:=IF([.D581] = [.L581]; &quot;TRUE&quot;; &quot;FALSE&quot;)" office:value-type="string" office:string-value="TRUE" calcext:value-type="string">
            <text:p>TRUE</text:p>
          </table:table-cell>
          <table:table-cell office:value-type="string" calcext:value-type="string">
            <text:p>N/A</text:p>
          </table:table-cell>
          <table:table-cell table:formula="of:=IF([.E581] = [.N581]; &quot;TRUE&quot;; &quot;FALSE&quot;)" office:value-type="string" office:string-value="TRUE" calcext:value-type="string">
            <text:p>TRUE</text:p>
          </table:table-cell>
          <table:table-cell office:value-type="string" calcext:value-type="string">
            <text:p>/blog/tag/abortion</text:p>
          </table:table-cell>
          <table:table-cell table:formula="of:=IF([.F581] = [.P581]; &quot;TRUE&quot;; &quot;FALSE&quot;)" office:value-type="string" office:string-value="TRUE" calcext:value-type="string">
            <text:p>TRUE</text:p>
          </table:table-cell>
        </table:table-row>
        <table:table-row table:style-name="ro1">
          <table:table-cell office:value-type="string" calcext:value-type="string">
            <text:p>https://blog.thelowdown.com/blog/tag/bacterial-vaginosis</text:p>
          </table:table-cell>
          <table:table-cell office:value-type="string" calcext:value-type="string">
            <text:p>/blog/tag/bacterial-vaginosis</text:p>
          </table:table-cell>
          <table:table-cell office:value-type="string" calcext:value-type="string">
            <text:p>bacterial-vaginosis</text:p>
          </table:table-cell>
          <table:table-cell office:value-type="string" calcext:value-type="string">
            <text:p>bacterial vaginosis Archives - The Lowdown</text:p>
          </table:table-cell>
          <table:table-cell office:value-type="string" calcext:value-type="string">
            <text:p>N/A</text:p>
          </table:table-cell>
          <table:table-cell office:value-type="string" calcext:value-type="string">
            <text:p>/blog/tag/bacterial-vaginosis</text:p>
          </table:table-cell>
          <table:table-cell office:value-type="string" calcext:value-type="string">
            <text:p>http://localhost/thelowdown/wp/blog/tag/bacterial-vaginosis</text:p>
          </table:table-cell>
          <table:table-cell office:value-type="string" calcext:value-type="string">
            <text:p>/blog/tag/bacterial-vaginosis</text:p>
          </table:table-cell>
          <table:table-cell table:formula="of:=IF([.B582] = [.H582]; &quot;TRUE&quot;; &quot;FALSE&quot;)" office:value-type="string" office:string-value="TRUE" calcext:value-type="string">
            <text:p>TRUE</text:p>
          </table:table-cell>
          <table:table-cell office:value-type="string" calcext:value-type="string">
            <text:p>bacterial-vaginosis</text:p>
          </table:table-cell>
          <table:table-cell table:formula="of:=IF([.C582] = [.J582]; &quot;TRUE&quot;; &quot;FALSE&quot;)" office:value-type="string" office:string-value="TRUE" calcext:value-type="string">
            <text:p>TRUE</text:p>
          </table:table-cell>
          <table:table-cell office:value-type="string" calcext:value-type="string">
            <text:p>bacterial vaginosis Archives - The Lowdown</text:p>
          </table:table-cell>
          <table:table-cell table:formula="of:=IF([.D582] = [.L582]; &quot;TRUE&quot;; &quot;FALSE&quot;)" office:value-type="string" office:string-value="TRUE" calcext:value-type="string">
            <text:p>TRUE</text:p>
          </table:table-cell>
          <table:table-cell office:value-type="string" calcext:value-type="string">
            <text:p>N/A</text:p>
          </table:table-cell>
          <table:table-cell table:formula="of:=IF([.E582] = [.N582]; &quot;TRUE&quot;; &quot;FALSE&quot;)" office:value-type="string" office:string-value="TRUE" calcext:value-type="string">
            <text:p>TRUE</text:p>
          </table:table-cell>
          <table:table-cell office:value-type="string" calcext:value-type="string">
            <text:p>/blog/tag/bacterial-vaginosis</text:p>
          </table:table-cell>
          <table:table-cell table:formula="of:=IF([.F582] = [.P582]; &quot;TRUE&quot;; &quot;FALSE&quot;)" office:value-type="string" office:string-value="TRUE" calcext:value-type="string">
            <text:p>TRUE</text:p>
          </table:table-cell>
        </table:table-row>
        <table:table-row table:style-name="ro1">
          <table:table-cell office:value-type="string" calcext:value-type="string">
            <text:p>https://blog.thelowdown.com/blog/tag/antibiotics-and-birth-control</text:p>
          </table:table-cell>
          <table:table-cell office:value-type="string" calcext:value-type="string">
            <text:p>/blog/tag/antibiotics-and-birth-control</text:p>
          </table:table-cell>
          <table:table-cell office:value-type="string" calcext:value-type="string">
            <text:p>antibiotics-and-birth-control</text:p>
          </table:table-cell>
          <table:table-cell office:value-type="string" calcext:value-type="string">
            <text:p>antibiotics and birth control Archives - The Lowdown</text:p>
          </table:table-cell>
          <table:table-cell office:value-type="string" calcext:value-type="string">
            <text:p>N/A</text:p>
          </table:table-cell>
          <table:table-cell office:value-type="string" calcext:value-type="string">
            <text:p>/blog/tag/antibiotics-and-birth-control</text:p>
          </table:table-cell>
          <table:table-cell office:value-type="string" calcext:value-type="string">
            <text:p>http://localhost/thelowdown/wp/blog/tag/antibiotics-and-birth-control</text:p>
          </table:table-cell>
          <table:table-cell office:value-type="string" calcext:value-type="string">
            <text:p>/blog/tag/antibiotics-and-birth-control</text:p>
          </table:table-cell>
          <table:table-cell table:formula="of:=IF([.B583] = [.H583]; &quot;TRUE&quot;; &quot;FALSE&quot;)" office:value-type="string" office:string-value="TRUE" calcext:value-type="string">
            <text:p>TRUE</text:p>
          </table:table-cell>
          <table:table-cell office:value-type="string" calcext:value-type="string">
            <text:p>antibiotics-and-birth-control</text:p>
          </table:table-cell>
          <table:table-cell table:formula="of:=IF([.C583] = [.J583]; &quot;TRUE&quot;; &quot;FALSE&quot;)" office:value-type="string" office:string-value="TRUE" calcext:value-type="string">
            <text:p>TRUE</text:p>
          </table:table-cell>
          <table:table-cell office:value-type="string" calcext:value-type="string">
            <text:p>antibiotics and birth control Archives - The Lowdown</text:p>
          </table:table-cell>
          <table:table-cell table:formula="of:=IF([.D583] = [.L583]; &quot;TRUE&quot;; &quot;FALSE&quot;)" office:value-type="string" office:string-value="TRUE" calcext:value-type="string">
            <text:p>TRUE</text:p>
          </table:table-cell>
          <table:table-cell office:value-type="string" calcext:value-type="string">
            <text:p>N/A</text:p>
          </table:table-cell>
          <table:table-cell table:formula="of:=IF([.E583] = [.N583]; &quot;TRUE&quot;; &quot;FALSE&quot;)" office:value-type="string" office:string-value="TRUE" calcext:value-type="string">
            <text:p>TRUE</text:p>
          </table:table-cell>
          <table:table-cell office:value-type="string" calcext:value-type="string">
            <text:p>/blog/tag/antibiotics-and-birth-control</text:p>
          </table:table-cell>
          <table:table-cell table:formula="of:=IF([.F583] = [.P583]; &quot;TRUE&quot;; &quot;FALSE&quot;)" office:value-type="string" office:string-value="TRUE" calcext:value-type="string">
            <text:p>TRUE</text:p>
          </table:table-cell>
        </table:table-row>
        <table:table-row table:style-name="ro1">
          <table:table-cell office:value-type="string" calcext:value-type="string">
            <text:p>https://blog.thelowdown.com/blog/tag/mycrogynon</text:p>
          </table:table-cell>
          <table:table-cell office:value-type="string" calcext:value-type="string">
            <text:p>/blog/tag/mycrogynon</text:p>
          </table:table-cell>
          <table:table-cell office:value-type="string" calcext:value-type="string">
            <text:p>mycrogynon</text:p>
          </table:table-cell>
          <table:table-cell office:value-type="string" calcext:value-type="string">
            <text:p>Mycrogynon Archives - The Lowdown</text:p>
          </table:table-cell>
          <table:table-cell office:value-type="string" calcext:value-type="string">
            <text:p>N/A</text:p>
          </table:table-cell>
          <table:table-cell office:value-type="string" calcext:value-type="string">
            <text:p>/blog/tag/mycrogynon</text:p>
          </table:table-cell>
          <table:table-cell office:value-type="string" calcext:value-type="string">
            <text:p>http://localhost/thelowdown/wp/blog/tag/mycrogynon</text:p>
          </table:table-cell>
          <table:table-cell office:value-type="string" calcext:value-type="string">
            <text:p>/blog/tag/mycrogynon</text:p>
          </table:table-cell>
          <table:table-cell table:formula="of:=IF([.B584] = [.H584]; &quot;TRUE&quot;; &quot;FALSE&quot;)" office:value-type="string" office:string-value="TRUE" calcext:value-type="string">
            <text:p>TRUE</text:p>
          </table:table-cell>
          <table:table-cell office:value-type="string" calcext:value-type="string">
            <text:p>mycrogynon</text:p>
          </table:table-cell>
          <table:table-cell table:formula="of:=IF([.C584] = [.J584]; &quot;TRUE&quot;; &quot;FALSE&quot;)" office:value-type="string" office:string-value="TRUE" calcext:value-type="string">
            <text:p>TRUE</text:p>
          </table:table-cell>
          <table:table-cell office:value-type="string" calcext:value-type="string">
            <text:p>Mycrogynon Archives - The Lowdown</text:p>
          </table:table-cell>
          <table:table-cell table:formula="of:=IF([.D584] = [.L584]; &quot;TRUE&quot;; &quot;FALSE&quot;)" office:value-type="string" office:string-value="TRUE" calcext:value-type="string">
            <text:p>TRUE</text:p>
          </table:table-cell>
          <table:table-cell office:value-type="string" calcext:value-type="string">
            <text:p>N/A</text:p>
          </table:table-cell>
          <table:table-cell table:formula="of:=IF([.E584] = [.N584]; &quot;TRUE&quot;; &quot;FALSE&quot;)" office:value-type="string" office:string-value="TRUE" calcext:value-type="string">
            <text:p>TRUE</text:p>
          </table:table-cell>
          <table:table-cell office:value-type="string" calcext:value-type="string">
            <text:p>/blog/tag/mycrogynon</text:p>
          </table:table-cell>
          <table:table-cell table:formula="of:=IF([.F584] = [.P584]; &quot;TRUE&quot;; &quot;FALSE&quot;)" office:value-type="string" office:string-value="TRUE" calcext:value-type="string">
            <text:p>TRUE</text:p>
          </table:table-cell>
        </table:table-row>
        <table:table-row table:style-name="ro1">
          <table:table-cell office:value-type="string" calcext:value-type="string">
            <text:p>https://blog.thelowdown.com/blog/tag/side-effects/</text:p>
          </table:table-cell>
          <table:table-cell office:value-type="string" calcext:value-type="string">
            <text:p>/blog/tag/side-effects/</text:p>
          </table:table-cell>
          <table:table-cell office:value-type="string" calcext:value-type="string">
            <text:p>side-effects</text:p>
          </table:table-cell>
          <table:table-cell office:value-type="string" calcext:value-type="string">
            <text:p>side effects Archives - The Lowdown</text:p>
          </table:table-cell>
          <table:table-cell office:value-type="string" calcext:value-type="string">
            <text:p>N/A</text:p>
          </table:table-cell>
          <table:table-cell office:value-type="string" calcext:value-type="string">
            <text:p>/blog/tag/side-effects</text:p>
          </table:table-cell>
          <table:table-cell office:value-type="string" calcext:value-type="string">
            <text:p>http://localhost/thelowdown/wp/blog/tag/side-effects/</text:p>
          </table:table-cell>
          <table:table-cell office:value-type="string" calcext:value-type="string">
            <text:p>/blog/tag/side-effects/</text:p>
          </table:table-cell>
          <table:table-cell table:formula="of:=IF([.B585] = [.H585]; &quot;TRUE&quot;; &quot;FALSE&quot;)" office:value-type="string" office:string-value="TRUE" calcext:value-type="string">
            <text:p>TRUE</text:p>
          </table:table-cell>
          <table:table-cell office:value-type="string" calcext:value-type="string">
            <text:p>side-effects</text:p>
          </table:table-cell>
          <table:table-cell table:formula="of:=IF([.C585] = [.J585]; &quot;TRUE&quot;; &quot;FALSE&quot;)" office:value-type="string" office:string-value="TRUE" calcext:value-type="string">
            <text:p>TRUE</text:p>
          </table:table-cell>
          <table:table-cell office:value-type="string" calcext:value-type="string">
            <text:p>side effects Archives - The Lowdown</text:p>
          </table:table-cell>
          <table:table-cell table:formula="of:=IF([.D585] = [.L585]; &quot;TRUE&quot;; &quot;FALSE&quot;)" office:value-type="string" office:string-value="TRUE" calcext:value-type="string">
            <text:p>TRUE</text:p>
          </table:table-cell>
          <table:table-cell office:value-type="string" calcext:value-type="string">
            <text:p>N/A</text:p>
          </table:table-cell>
          <table:table-cell table:formula="of:=IF([.E585] = [.N585]; &quot;TRUE&quot;; &quot;FALSE&quot;)" office:value-type="string" office:string-value="TRUE" calcext:value-type="string">
            <text:p>TRUE</text:p>
          </table:table-cell>
          <table:table-cell office:value-type="string" calcext:value-type="string">
            <text:p>/blog/tag/side-effects</text:p>
          </table:table-cell>
          <table:table-cell table:formula="of:=IF([.F585] = [.P585]; &quot;TRUE&quot;; &quot;FALSE&quot;)" office:value-type="string" office:string-value="TRUE" calcext:value-type="string">
            <text:p>TRUE</text:p>
          </table:table-cell>
        </table:table-row>
        <table:table-row table:style-name="ro1">
          <table:table-cell office:value-type="string" calcext:value-type="string">
            <text:p>https://blog.thelowdown.com/blog/tag/ius/</text:p>
          </table:table-cell>
          <table:table-cell office:value-type="string" calcext:value-type="string">
            <text:p>/blog/tag/ius/</text:p>
          </table:table-cell>
          <table:table-cell office:value-type="string" calcext:value-type="string">
            <text:p>ius</text:p>
          </table:table-cell>
          <table:table-cell office:value-type="string" calcext:value-type="string">
            <text:p>IUS Archives - The Lowdown</text:p>
          </table:table-cell>
          <table:table-cell office:value-type="string" calcext:value-type="string">
            <text:p>N/A</text:p>
          </table:table-cell>
          <table:table-cell office:value-type="string" calcext:value-type="string">
            <text:p>/blog/tag/ius</text:p>
          </table:table-cell>
          <table:table-cell office:value-type="string" calcext:value-type="string">
            <text:p>http://localhost/thelowdown/wp/blog/tag/ius/</text:p>
          </table:table-cell>
          <table:table-cell office:value-type="string" calcext:value-type="string">
            <text:p>/blog/tag/ius/</text:p>
          </table:table-cell>
          <table:table-cell table:formula="of:=IF([.B586] = [.H586]; &quot;TRUE&quot;; &quot;FALSE&quot;)" office:value-type="string" office:string-value="TRUE" calcext:value-type="string">
            <text:p>TRUE</text:p>
          </table:table-cell>
          <table:table-cell office:value-type="string" calcext:value-type="string">
            <text:p>ius</text:p>
          </table:table-cell>
          <table:table-cell table:formula="of:=IF([.C586] = [.J586]; &quot;TRUE&quot;; &quot;FALSE&quot;)" office:value-type="string" office:string-value="TRUE" calcext:value-type="string">
            <text:p>TRUE</text:p>
          </table:table-cell>
          <table:table-cell office:value-type="string" calcext:value-type="string">
            <text:p>IUS Archives - The Lowdown</text:p>
          </table:table-cell>
          <table:table-cell table:formula="of:=IF([.D586] = [.L586]; &quot;TRUE&quot;; &quot;FALSE&quot;)" office:value-type="string" office:string-value="TRUE" calcext:value-type="string">
            <text:p>TRUE</text:p>
          </table:table-cell>
          <table:table-cell office:value-type="string" calcext:value-type="string">
            <text:p>N/A</text:p>
          </table:table-cell>
          <table:table-cell table:formula="of:=IF([.E586] = [.N586]; &quot;TRUE&quot;; &quot;FALSE&quot;)" office:value-type="string" office:string-value="TRUE" calcext:value-type="string">
            <text:p>TRUE</text:p>
          </table:table-cell>
          <table:table-cell office:value-type="string" calcext:value-type="string">
            <text:p>/blog/tag/ius</text:p>
          </table:table-cell>
          <table:table-cell table:formula="of:=IF([.F586] = [.P586]; &quot;TRUE&quot;; &quot;FALSE&quot;)" office:value-type="string" office:string-value="TRUE" calcext:value-type="string">
            <text:p>TRUE</text:p>
          </table:table-cell>
        </table:table-row>
        <table:table-row table:style-name="ro1">
          <table:table-cell office:value-type="string" calcext:value-type="string">
            <text:p>https://blog.thelowdown.com/blog/imogen-spector-hill</text:p>
          </table:table-cell>
          <table:table-cell office:value-type="string" calcext:value-type="string">
            <text:p>/blog/imogen-spector-hill</text:p>
          </table:table-cell>
          <table:table-cell office:value-type="string" calcext:value-type="string">
            <text:p>imogen-spector-hill</text:p>
          </table:table-cell>
          <table:table-cell office:value-type="string" calcext:value-type="string">
            <text:p>Imogen Spector-Hill | The Lowdown</text:p>
          </table:table-cell>
          <table:table-cell office:value-type="string" calcext:value-type="string">
            <text:p>Imogen Spector-Hil is a GP, who is passionate about improving women's health with specialties in menopause care and contraception</text:p>
          </table:table-cell>
          <table:table-cell office:value-type="string" calcext:value-type="string">
            <text:p>https://thelowdown.com/author/imogen-spector-hill</text:p>
          </table:table-cell>
          <table:table-cell office:value-type="string" calcext:value-type="string">
            <text:p>http://localhost/thelowdown/wp/blog/imogen-spector-hill</text:p>
          </table:table-cell>
          <table:table-cell office:value-type="string" calcext:value-type="string">
            <text:p>/blog/imogen-spector-hill</text:p>
          </table:table-cell>
          <table:table-cell table:formula="of:=IF([.B587] = [.H587]; &quot;TRUE&quot;; &quot;FALSE&quot;)" office:value-type="string" office:string-value="TRUE" calcext:value-type="string">
            <text:p>TRUE</text:p>
          </table:table-cell>
          <table:table-cell office:value-type="string" calcext:value-type="string">
            <text:p>imogen-spector-hill</text:p>
          </table:table-cell>
          <table:table-cell table:formula="of:=IF([.C587] = [.J587]; &quot;TRUE&quot;; &quot;FALSE&quot;)" office:value-type="string" office:string-value="TRUE" calcext:value-type="string">
            <text:p>TRUE</text:p>
          </table:table-cell>
          <table:table-cell office:value-type="string" calcext:value-type="string">
            <text:p>Imogen Spector-Hill | The Lowdown</text:p>
          </table:table-cell>
          <table:table-cell table:formula="of:=IF([.D587] = [.L587]; &quot;TRUE&quot;; &quot;FALSE&quot;)" office:value-type="string" office:string-value="TRUE" calcext:value-type="string">
            <text:p>TRUE</text:p>
          </table:table-cell>
          <table:table-cell office:value-type="string" calcext:value-type="string">
            <text:p>Imogen Spector-Hil is a GP, who is passionate about improving women's health with specialties in menopause care and contraception</text:p>
          </table:table-cell>
          <table:table-cell table:formula="of:=IF([.E587] = [.N587]; &quot;TRUE&quot;; &quot;FALSE&quot;)" office:value-type="string" office:string-value="TRUE" calcext:value-type="string">
            <text:p>TRUE</text:p>
          </table:table-cell>
          <table:table-cell office:value-type="string" calcext:value-type="string">
            <text:p><text:a xlink:href="https://thelowdown.com/author/imogen-spector-hill" xlink:type="simple">https://thelowdown.com/author/imogen-spector-hill</text:a></text:p>
          </table:table-cell>
          <table:table-cell table:formula="of:=IF([.F587] = [.P587]; &quot;TRUE&quot;; &quot;FALSE&quot;)" office:value-type="string" office:string-value="TRUE" calcext:value-type="string">
            <text:p>TRUE</text:p>
          </table:table-cell>
        </table:table-row>
        <table:table-row table:style-name="ro1">
          <table:table-cell office:value-type="string" calcext:value-type="string">
            <text:p>https://blog.thelowdown.com/blog/tag/vaginal-health</text:p>
          </table:table-cell>
          <table:table-cell office:value-type="string" calcext:value-type="string">
            <text:p>/blog/tag/vaginal-health</text:p>
          </table:table-cell>
          <table:table-cell office:value-type="string" calcext:value-type="string">
            <text:p>vaginal-health</text:p>
          </table:table-cell>
          <table:table-cell office:value-type="string" calcext:value-type="string">
            <text:p>vaginal health Archives - The Lowdown</text:p>
          </table:table-cell>
          <table:table-cell office:value-type="string" calcext:value-type="string">
            <text:p>N/A</text:p>
          </table:table-cell>
          <table:table-cell office:value-type="string" calcext:value-type="string">
            <text:p>/blog/tag/vaginal-health</text:p>
          </table:table-cell>
          <table:table-cell office:value-type="string" calcext:value-type="string">
            <text:p>http://localhost/thelowdown/wp/blog/tag/vaginal-health</text:p>
          </table:table-cell>
          <table:table-cell office:value-type="string" calcext:value-type="string">
            <text:p>/blog/tag/vaginal-health</text:p>
          </table:table-cell>
          <table:table-cell table:formula="of:=IF([.B588] = [.H588]; &quot;TRUE&quot;; &quot;FALSE&quot;)" office:value-type="string" office:string-value="TRUE" calcext:value-type="string">
            <text:p>TRUE</text:p>
          </table:table-cell>
          <table:table-cell office:value-type="string" calcext:value-type="string">
            <text:p>vaginal-health</text:p>
          </table:table-cell>
          <table:table-cell table:formula="of:=IF([.C588] = [.J588]; &quot;TRUE&quot;; &quot;FALSE&quot;)" office:value-type="string" office:string-value="TRUE" calcext:value-type="string">
            <text:p>TRUE</text:p>
          </table:table-cell>
          <table:table-cell office:value-type="string" calcext:value-type="string">
            <text:p>vaginal health Archives - The Lowdown</text:p>
          </table:table-cell>
          <table:table-cell table:formula="of:=IF([.D588] = [.L588]; &quot;TRUE&quot;; &quot;FALSE&quot;)" office:value-type="string" office:string-value="TRUE" calcext:value-type="string">
            <text:p>TRUE</text:p>
          </table:table-cell>
          <table:table-cell office:value-type="string" calcext:value-type="string">
            <text:p>N/A</text:p>
          </table:table-cell>
          <table:table-cell table:formula="of:=IF([.E588] = [.N588]; &quot;TRUE&quot;; &quot;FALSE&quot;)" office:value-type="string" office:string-value="TRUE" calcext:value-type="string">
            <text:p>TRUE</text:p>
          </table:table-cell>
          <table:table-cell office:value-type="string" calcext:value-type="string">
            <text:p>/blog/tag/vaginal-health</text:p>
          </table:table-cell>
          <table:table-cell table:formula="of:=IF([.F588] = [.P588]; &quot;TRUE&quot;; &quot;FALSE&quot;)" office:value-type="string" office:string-value="TRUE" calcext:value-type="string">
            <text:p>TRUE</text:p>
          </table:table-cell>
        </table:table-row>
        <table:table-row table:style-name="ro1">
          <table:table-cell office:value-type="string" calcext:value-type="string">
            <text:p>https://blog.thelowdown.com/blog/tag/coil-fitting</text:p>
          </table:table-cell>
          <table:table-cell office:value-type="string" calcext:value-type="string">
            <text:p>/blog/tag/coil-fitting</text:p>
          </table:table-cell>
          <table:table-cell office:value-type="string" calcext:value-type="string">
            <text:p>coil-fitting</text:p>
          </table:table-cell>
          <table:table-cell office:value-type="string" calcext:value-type="string">
            <text:p>coil fitting Archives - The Lowdown</text:p>
          </table:table-cell>
          <table:table-cell office:value-type="string" calcext:value-type="string">
            <text:p>N/A</text:p>
          </table:table-cell>
          <table:table-cell office:value-type="string" calcext:value-type="string">
            <text:p>/blog/tag/coil-fitting</text:p>
          </table:table-cell>
          <table:table-cell office:value-type="string" calcext:value-type="string">
            <text:p>http://localhost/thelowdown/wp/blog/tag/coil-fitting</text:p>
          </table:table-cell>
          <table:table-cell office:value-type="string" calcext:value-type="string">
            <text:p>/blog/tag/coil-fitting</text:p>
          </table:table-cell>
          <table:table-cell table:formula="of:=IF([.B589] = [.H589]; &quot;TRUE&quot;; &quot;FALSE&quot;)" office:value-type="string" office:string-value="TRUE" calcext:value-type="string">
            <text:p>TRUE</text:p>
          </table:table-cell>
          <table:table-cell office:value-type="string" calcext:value-type="string">
            <text:p>coil-fitting</text:p>
          </table:table-cell>
          <table:table-cell table:formula="of:=IF([.C589] = [.J589]; &quot;TRUE&quot;; &quot;FALSE&quot;)" office:value-type="string" office:string-value="TRUE" calcext:value-type="string">
            <text:p>TRUE</text:p>
          </table:table-cell>
          <table:table-cell office:value-type="string" calcext:value-type="string">
            <text:p>coil fitting Archives - The Lowdown</text:p>
          </table:table-cell>
          <table:table-cell table:formula="of:=IF([.D589] = [.L589]; &quot;TRUE&quot;; &quot;FALSE&quot;)" office:value-type="string" office:string-value="TRUE" calcext:value-type="string">
            <text:p>TRUE</text:p>
          </table:table-cell>
          <table:table-cell office:value-type="string" calcext:value-type="string">
            <text:p>N/A</text:p>
          </table:table-cell>
          <table:table-cell table:formula="of:=IF([.E589] = [.N589]; &quot;TRUE&quot;; &quot;FALSE&quot;)" office:value-type="string" office:string-value="TRUE" calcext:value-type="string">
            <text:p>TRUE</text:p>
          </table:table-cell>
          <table:table-cell office:value-type="string" calcext:value-type="string">
            <text:p>/blog/tag/coil-fitting</text:p>
          </table:table-cell>
          <table:table-cell table:formula="of:=IF([.F589] = [.P589]; &quot;TRUE&quot;; &quot;FALSE&quot;)" office:value-type="string" office:string-value="TRUE" calcext:value-type="string">
            <text:p>TRUE</text:p>
          </table:table-cell>
        </table:table-row>
        <table:table-row table:style-name="ro1">
          <table:table-cell office:value-type="string" calcext:value-type="string">
            <text:p>https://blog.thelowdown.com/blog/tag/jessica-frost</text:p>
          </table:table-cell>
          <table:table-cell office:value-type="string" calcext:value-type="string">
            <text:p>/blog/tag/jessica-frost</text:p>
          </table:table-cell>
          <table:table-cell office:value-type="string" calcext:value-type="string">
            <text:p>jessica-frost</text:p>
          </table:table-cell>
          <table:table-cell office:value-type="string" calcext:value-type="string">
            <text:p>Jessica Frost Archives - The Lowdown</text:p>
          </table:table-cell>
          <table:table-cell office:value-type="string" calcext:value-type="string">
            <text:p>N/A</text:p>
          </table:table-cell>
          <table:table-cell office:value-type="string" calcext:value-type="string">
            <text:p>/blog/tag/jessica-frost</text:p>
          </table:table-cell>
          <table:table-cell office:value-type="string" calcext:value-type="string">
            <text:p>http://localhost/thelowdown/wp/blog/tag/jessica-frost</text:p>
          </table:table-cell>
          <table:table-cell office:value-type="string" calcext:value-type="string">
            <text:p>/blog/tag/jessica-frost</text:p>
          </table:table-cell>
          <table:table-cell table:formula="of:=IF([.B590] = [.H590]; &quot;TRUE&quot;; &quot;FALSE&quot;)" office:value-type="string" office:string-value="TRUE" calcext:value-type="string">
            <text:p>TRUE</text:p>
          </table:table-cell>
          <table:table-cell office:value-type="string" calcext:value-type="string">
            <text:p>jessica-frost</text:p>
          </table:table-cell>
          <table:table-cell table:formula="of:=IF([.C590] = [.J590]; &quot;TRUE&quot;; &quot;FALSE&quot;)" office:value-type="string" office:string-value="TRUE" calcext:value-type="string">
            <text:p>TRUE</text:p>
          </table:table-cell>
          <table:table-cell office:value-type="string" calcext:value-type="string">
            <text:p>Jessica Frost Archives - The Lowdown</text:p>
          </table:table-cell>
          <table:table-cell table:formula="of:=IF([.D590] = [.L590]; &quot;TRUE&quot;; &quot;FALSE&quot;)" office:value-type="string" office:string-value="TRUE" calcext:value-type="string">
            <text:p>TRUE</text:p>
          </table:table-cell>
          <table:table-cell office:value-type="string" calcext:value-type="string">
            <text:p>N/A</text:p>
          </table:table-cell>
          <table:table-cell table:formula="of:=IF([.E590] = [.N590]; &quot;TRUE&quot;; &quot;FALSE&quot;)" office:value-type="string" office:string-value="TRUE" calcext:value-type="string">
            <text:p>TRUE</text:p>
          </table:table-cell>
          <table:table-cell office:value-type="string" calcext:value-type="string">
            <text:p>/blog/tag/jessica-frost</text:p>
          </table:table-cell>
          <table:table-cell table:formula="of:=IF([.F590] = [.P590]; &quot;TRUE&quot;; &quot;FALSE&quot;)" office:value-type="string" office:string-value="TRUE" calcext:value-type="string">
            <text:p>TRUE</text:p>
          </table:table-cell>
        </table:table-row>
        <table:table-row table:style-name="ro1">
          <table:table-cell office:value-type="string" calcext:value-type="string">
            <text:p>https://blog.thelowdown.com/blog/tag/melanie-davis-hall</text:p>
          </table:table-cell>
          <table:table-cell office:value-type="string" calcext:value-type="string">
            <text:p>/blog/tag/melanie-davis-hall</text:p>
          </table:table-cell>
          <table:table-cell office:value-type="string" calcext:value-type="string">
            <text:p>melanie-davis-hall</text:p>
          </table:table-cell>
          <table:table-cell office:value-type="string" calcext:value-type="string">
            <text:p>Melanie Davis Hall Archives - The Lowdown</text:p>
          </table:table-cell>
          <table:table-cell office:value-type="string" calcext:value-type="string">
            <text:p>N/A</text:p>
          </table:table-cell>
          <table:table-cell office:value-type="string" calcext:value-type="string">
            <text:p>/blog/tag/melanie-davis-hall</text:p>
          </table:table-cell>
          <table:table-cell office:value-type="string" calcext:value-type="string">
            <text:p>http://localhost/thelowdown/wp/blog/tag/melanie-davis-hall</text:p>
          </table:table-cell>
          <table:table-cell office:value-type="string" calcext:value-type="string">
            <text:p>/blog/tag/melanie-davis-hall</text:p>
          </table:table-cell>
          <table:table-cell table:formula="of:=IF([.B591] = [.H591]; &quot;TRUE&quot;; &quot;FALSE&quot;)" office:value-type="string" office:string-value="TRUE" calcext:value-type="string">
            <text:p>TRUE</text:p>
          </table:table-cell>
          <table:table-cell office:value-type="string" calcext:value-type="string">
            <text:p>melanie-davis-hall</text:p>
          </table:table-cell>
          <table:table-cell table:formula="of:=IF([.C591] = [.J591]; &quot;TRUE&quot;; &quot;FALSE&quot;)" office:value-type="string" office:string-value="TRUE" calcext:value-type="string">
            <text:p>TRUE</text:p>
          </table:table-cell>
          <table:table-cell office:value-type="string" calcext:value-type="string">
            <text:p>Melanie Davis Hall Archives - The Lowdown</text:p>
          </table:table-cell>
          <table:table-cell table:formula="of:=IF([.D591] = [.L591]; &quot;TRUE&quot;; &quot;FALSE&quot;)" office:value-type="string" office:string-value="TRUE" calcext:value-type="string">
            <text:p>TRUE</text:p>
          </table:table-cell>
          <table:table-cell office:value-type="string" calcext:value-type="string">
            <text:p>N/A</text:p>
          </table:table-cell>
          <table:table-cell table:formula="of:=IF([.E591] = [.N591]; &quot;TRUE&quot;; &quot;FALSE&quot;)" office:value-type="string" office:string-value="TRUE" calcext:value-type="string">
            <text:p>TRUE</text:p>
          </table:table-cell>
          <table:table-cell office:value-type="string" calcext:value-type="string">
            <text:p>/blog/tag/melanie-davis-hall</text:p>
          </table:table-cell>
          <table:table-cell table:formula="of:=IF([.F591] = [.P591]; &quot;TRUE&quot;; &quot;FALSE&quot;)" office:value-type="string" office:string-value="TRUE" calcext:value-type="string">
            <text:p>TRUE</text:p>
          </table:table-cell>
        </table:table-row>
        <table:table-row table:style-name="ro1">
          <table:table-cell office:value-type="string" calcext:value-type="string">
            <text:p>https://blog.thelowdown.com/blog/tag/the-lowdown/</text:p>
          </table:table-cell>
          <table:table-cell office:value-type="string" calcext:value-type="string">
            <text:p>/blog/tag/the-lowdown/</text:p>
          </table:table-cell>
          <table:table-cell office:value-type="string" calcext:value-type="string">
            <text:p>the-lowdown</text:p>
          </table:table-cell>
          <table:table-cell office:value-type="string" calcext:value-type="string">
            <text:p>The Lowdown Archives - The Lowdown</text:p>
          </table:table-cell>
          <table:table-cell office:value-type="string" calcext:value-type="string">
            <text:p>N/A</text:p>
          </table:table-cell>
          <table:table-cell office:value-type="string" calcext:value-type="string">
            <text:p>/blog/tag/the-lowdown</text:p>
          </table:table-cell>
          <table:table-cell office:value-type="string" calcext:value-type="string">
            <text:p>http://localhost/thelowdown/wp/blog/tag/the-lowdown/</text:p>
          </table:table-cell>
          <table:table-cell office:value-type="string" calcext:value-type="string">
            <text:p>/blog/tag/the-lowdown/</text:p>
          </table:table-cell>
          <table:table-cell table:formula="of:=IF([.B592] = [.H592]; &quot;TRUE&quot;; &quot;FALSE&quot;)" office:value-type="string" office:string-value="TRUE" calcext:value-type="string">
            <text:p>TRUE</text:p>
          </table:table-cell>
          <table:table-cell office:value-type="string" calcext:value-type="string">
            <text:p>the-lowdown</text:p>
          </table:table-cell>
          <table:table-cell table:formula="of:=IF([.C592] = [.J592]; &quot;TRUE&quot;; &quot;FALSE&quot;)" office:value-type="string" office:string-value="TRUE" calcext:value-type="string">
            <text:p>TRUE</text:p>
          </table:table-cell>
          <table:table-cell office:value-type="string" calcext:value-type="string">
            <text:p>The Lowdown Archives - The Lowdown</text:p>
          </table:table-cell>
          <table:table-cell table:formula="of:=IF([.D592] = [.L592]; &quot;TRUE&quot;; &quot;FALSE&quot;)" office:value-type="string" office:string-value="TRUE" calcext:value-type="string">
            <text:p>TRUE</text:p>
          </table:table-cell>
          <table:table-cell office:value-type="string" calcext:value-type="string">
            <text:p>N/A</text:p>
          </table:table-cell>
          <table:table-cell table:formula="of:=IF([.E592] = [.N592]; &quot;TRUE&quot;; &quot;FALSE&quot;)" office:value-type="string" office:string-value="TRUE" calcext:value-type="string">
            <text:p>TRUE</text:p>
          </table:table-cell>
          <table:table-cell office:value-type="string" calcext:value-type="string">
            <text:p>/blog/tag/the-lowdown</text:p>
          </table:table-cell>
          <table:table-cell table:formula="of:=IF([.F592] = [.P592]; &quot;TRUE&quot;; &quot;FALSE&quot;)" office:value-type="string" office:string-value="TRUE" calcext:value-type="string">
            <text:p>TRUE</text:p>
          </table:table-cell>
        </table:table-row>
        <table:table-row table:style-name="ro1">
          <table:table-cell office:value-type="string" calcext:value-type="string">
            <text:p>https://blog.thelowdown.com/blog/tag/pain-relief</text:p>
          </table:table-cell>
          <table:table-cell office:value-type="string" calcext:value-type="string">
            <text:p>/blog/tag/pain-relief</text:p>
          </table:table-cell>
          <table:table-cell office:value-type="string" calcext:value-type="string">
            <text:p>pain-relief</text:p>
          </table:table-cell>
          <table:table-cell office:value-type="string" calcext:value-type="string">
            <text:p>pain relief Archives - The Lowdown</text:p>
          </table:table-cell>
          <table:table-cell office:value-type="string" calcext:value-type="string">
            <text:p>N/A</text:p>
          </table:table-cell>
          <table:table-cell office:value-type="string" calcext:value-type="string">
            <text:p>/blog/tag/pain-relief</text:p>
          </table:table-cell>
          <table:table-cell office:value-type="string" calcext:value-type="string">
            <text:p>http://localhost/thelowdown/wp/blog/tag/pain-relief</text:p>
          </table:table-cell>
          <table:table-cell office:value-type="string" calcext:value-type="string">
            <text:p>/blog/tag/pain-relief</text:p>
          </table:table-cell>
          <table:table-cell table:formula="of:=IF([.B593] = [.H593]; &quot;TRUE&quot;; &quot;FALSE&quot;)" office:value-type="string" office:string-value="TRUE" calcext:value-type="string">
            <text:p>TRUE</text:p>
          </table:table-cell>
          <table:table-cell office:value-type="string" calcext:value-type="string">
            <text:p>pain-relief</text:p>
          </table:table-cell>
          <table:table-cell table:formula="of:=IF([.C593] = [.J593]; &quot;TRUE&quot;; &quot;FALSE&quot;)" office:value-type="string" office:string-value="TRUE" calcext:value-type="string">
            <text:p>TRUE</text:p>
          </table:table-cell>
          <table:table-cell office:value-type="string" calcext:value-type="string">
            <text:p>pain relief Archives - The Lowdown</text:p>
          </table:table-cell>
          <table:table-cell table:formula="of:=IF([.D593] = [.L593]; &quot;TRUE&quot;; &quot;FALSE&quot;)" office:value-type="string" office:string-value="TRUE" calcext:value-type="string">
            <text:p>TRUE</text:p>
          </table:table-cell>
          <table:table-cell office:value-type="string" calcext:value-type="string">
            <text:p>N/A</text:p>
          </table:table-cell>
          <table:table-cell table:formula="of:=IF([.E593] = [.N593]; &quot;TRUE&quot;; &quot;FALSE&quot;)" office:value-type="string" office:string-value="TRUE" calcext:value-type="string">
            <text:p>TRUE</text:p>
          </table:table-cell>
          <table:table-cell office:value-type="string" calcext:value-type="string">
            <text:p>/blog/tag/pain-relief</text:p>
          </table:table-cell>
          <table:table-cell table:formula="of:=IF([.F593] = [.P593]; &quot;TRUE&quot;; &quot;FALSE&quot;)" office:value-type="string" office:string-value="TRUE" calcext:value-type="string">
            <text:p>TRUE</text:p>
          </table:table-cell>
        </table:table-row>
        <table:table-row table:style-name="ro1">
          <table:table-cell office:value-type="string" calcext:value-type="string">
            <text:p>https://blog.thelowdown.com/blog/tag/rigevidon</text:p>
          </table:table-cell>
          <table:table-cell office:value-type="string" calcext:value-type="string">
            <text:p>/blog/tag/rigevidon</text:p>
          </table:table-cell>
          <table:table-cell office:value-type="string" calcext:value-type="string">
            <text:p>rigevidon</text:p>
          </table:table-cell>
          <table:table-cell office:value-type="string" calcext:value-type="string">
            <text:p>Rigevidon Archives - The Lowdown</text:p>
          </table:table-cell>
          <table:table-cell office:value-type="string" calcext:value-type="string">
            <text:p>N/A</text:p>
          </table:table-cell>
          <table:table-cell office:value-type="string" calcext:value-type="string">
            <text:p>/blog/tag/rigevidon</text:p>
          </table:table-cell>
          <table:table-cell office:value-type="string" calcext:value-type="string">
            <text:p>http://localhost/thelowdown/wp/blog/tag/rigevidon</text:p>
          </table:table-cell>
          <table:table-cell office:value-type="string" calcext:value-type="string">
            <text:p>/blog/tag/rigevidon</text:p>
          </table:table-cell>
          <table:table-cell table:formula="of:=IF([.B594] = [.H594]; &quot;TRUE&quot;; &quot;FALSE&quot;)" office:value-type="string" office:string-value="TRUE" calcext:value-type="string">
            <text:p>TRUE</text:p>
          </table:table-cell>
          <table:table-cell office:value-type="string" calcext:value-type="string">
            <text:p>rigevidon</text:p>
          </table:table-cell>
          <table:table-cell table:formula="of:=IF([.C594] = [.J594]; &quot;TRUE&quot;; &quot;FALSE&quot;)" office:value-type="string" office:string-value="TRUE" calcext:value-type="string">
            <text:p>TRUE</text:p>
          </table:table-cell>
          <table:table-cell office:value-type="string" calcext:value-type="string">
            <text:p>Rigevidon Archives - The Lowdown</text:p>
          </table:table-cell>
          <table:table-cell table:formula="of:=IF([.D594] = [.L594]; &quot;TRUE&quot;; &quot;FALSE&quot;)" office:value-type="string" office:string-value="TRUE" calcext:value-type="string">
            <text:p>TRUE</text:p>
          </table:table-cell>
          <table:table-cell office:value-type="string" calcext:value-type="string">
            <text:p>N/A</text:p>
          </table:table-cell>
          <table:table-cell table:formula="of:=IF([.E594] = [.N594]; &quot;TRUE&quot;; &quot;FALSE&quot;)" office:value-type="string" office:string-value="TRUE" calcext:value-type="string">
            <text:p>TRUE</text:p>
          </table:table-cell>
          <table:table-cell office:value-type="string" calcext:value-type="string">
            <text:p>/blog/tag/rigevidon</text:p>
          </table:table-cell>
          <table:table-cell table:formula="of:=IF([.F594] = [.P594]; &quot;TRUE&quot;; &quot;FALSE&quot;)" office:value-type="string" office:string-value="TRUE" calcext:value-type="string">
            <text:p>TRUE</text:p>
          </table:table-cell>
        </table:table-row>
        <table:table-row table:style-name="ro1">
          <table:table-cell office:value-type="string" calcext:value-type="string">
            <text:p>https://blog.thelowdown.com/author/li-sa-choo</text:p>
          </table:table-cell>
          <table:table-cell office:value-type="string" calcext:value-type="string">
            <text:p>/author/li-sa-choo</text:p>
          </table:table-cell>
          <table:table-cell office:value-type="string" calcext:value-type="string">
            <text:p>li-sa-choo</text:p>
          </table:table-cell>
          <table:table-cell office:value-type="string" calcext:value-type="string">
            <text:p>Li Sa Choo | Author | The Lowdown</text:p>
          </table:table-cell>
          <table:table-cell office:value-type="string" calcext:value-type="string">
            <text:p>Li Sa is a clinical scientist with the NHS and has a degree in Microbiology.</text:p>
          </table:table-cell>
          <table:table-cell office:value-type="string" calcext:value-type="string">
            <text:p>https://thelowdown.com/author/li-sa-choo</text:p>
          </table:table-cell>
          <table:table-cell office:value-type="string" calcext:value-type="string">
            <text:p>http://localhost/thelowdown/wp/author/li-sa-choo</text:p>
          </table:table-cell>
          <table:table-cell office:value-type="string" calcext:value-type="string">
            <text:p>/author/li-sa-choo</text:p>
          </table:table-cell>
          <table:table-cell table:formula="of:=IF([.B595] = [.H595]; &quot;TRUE&quot;; &quot;FALSE&quot;)" office:value-type="string" office:string-value="TRUE" calcext:value-type="string">
            <text:p>TRUE</text:p>
          </table:table-cell>
          <table:table-cell office:value-type="string" calcext:value-type="string">
            <text:p>li-sa-choo</text:p>
          </table:table-cell>
          <table:table-cell table:formula="of:=IF([.C595] = [.J595]; &quot;TRUE&quot;; &quot;FALSE&quot;)" office:value-type="string" office:string-value="TRUE" calcext:value-type="string">
            <text:p>TRUE</text:p>
          </table:table-cell>
          <table:table-cell office:value-type="string" calcext:value-type="string">
            <text:p>Li Sa Choo | Author | The Lowdown</text:p>
          </table:table-cell>
          <table:table-cell table:formula="of:=IF([.D595] = [.L595]; &quot;TRUE&quot;; &quot;FALSE&quot;)" office:value-type="string" office:string-value="TRUE" calcext:value-type="string">
            <text:p>TRUE</text:p>
          </table:table-cell>
          <table:table-cell office:value-type="string" calcext:value-type="string">
            <text:p>Li Sa is a clinical scientist with the NHS and has a degree in Microbiology.</text:p>
          </table:table-cell>
          <table:table-cell table:formula="of:=IF([.E595] = [.N595]; &quot;TRUE&quot;; &quot;FALSE&quot;)" office:value-type="string" office:string-value="TRUE" calcext:value-type="string">
            <text:p>TRUE</text:p>
          </table:table-cell>
          <table:table-cell office:value-type="string" calcext:value-type="string">
            <text:p>https://thelowdown.com/author/li-sa-choo</text:p>
          </table:table-cell>
          <table:table-cell table:formula="of:=IF([.F595] = [.P595]; &quot;TRUE&quot;; &quot;FALSE&quot;)" office:value-type="string" office:string-value="TRUE" calcext:value-type="string">
            <text:p>TRUE</text:p>
          </table:table-cell>
        </table:table-row>
        <table:table-row table:style-name="ro1">
          <table:table-cell office:value-type="string" calcext:value-type="string">
            <text:p>https://blog.thelowdown.com/blog/nikki-ramskill</text:p>
          </table:table-cell>
          <table:table-cell office:value-type="string" calcext:value-type="string">
            <text:p>/blog/nikki-ramskill</text:p>
          </table:table-cell>
          <table:table-cell office:value-type="string" calcext:value-type="string">
            <text:p>nikki-ramskill</text:p>
          </table:table-cell>
          <table:table-cell office:value-type="string" calcext:value-type="string">
            <text:p>Dr Nikki Ramskill | The Lowdown</text:p>
          </table:table-cell>
          <table:table-cell office:value-type="string" calcext:value-type="string">
            <text:p>Dr Nikki Ramskill is one of our doctors here at The Lowdown, who has POI and loved talking all things menopause</text:p>
          </table:table-cell>
          <table:table-cell office:value-type="string" calcext:value-type="string">
            <text:p>https://thelowdown.com/author/nikki-ramskill</text:p>
          </table:table-cell>
          <table:table-cell office:value-type="string" calcext:value-type="string">
            <text:p>http://localhost/thelowdown/wp/blog/nikki-ramskill</text:p>
          </table:table-cell>
          <table:table-cell office:value-type="string" calcext:value-type="string">
            <text:p>/blog/nikki-ramskill</text:p>
          </table:table-cell>
          <table:table-cell table:formula="of:=IF([.B596] = [.H596]; &quot;TRUE&quot;; &quot;FALSE&quot;)" office:value-type="string" office:string-value="TRUE" calcext:value-type="string">
            <text:p>TRUE</text:p>
          </table:table-cell>
          <table:table-cell office:value-type="string" calcext:value-type="string">
            <text:p>nikki-ramskill</text:p>
          </table:table-cell>
          <table:table-cell table:formula="of:=IF([.C596] = [.J596]; &quot;TRUE&quot;; &quot;FALSE&quot;)" office:value-type="string" office:string-value="TRUE" calcext:value-type="string">
            <text:p>TRUE</text:p>
          </table:table-cell>
          <table:table-cell office:value-type="string" calcext:value-type="string">
            <text:p>Dr Nikki Ramskill | The Lowdown</text:p>
          </table:table-cell>
          <table:table-cell table:formula="of:=IF([.D596] = [.L596]; &quot;TRUE&quot;; &quot;FALSE&quot;)" office:value-type="string" office:string-value="TRUE" calcext:value-type="string">
            <text:p>TRUE</text:p>
          </table:table-cell>
          <table:table-cell office:value-type="string" calcext:value-type="string">
            <text:p>Dr Nikki Ramskill is one of our doctors here at The Lowdown, who has POI and loved talking all things menopause</text:p>
          </table:table-cell>
          <table:table-cell table:formula="of:=IF([.E596] = [.N596]; &quot;TRUE&quot;; &quot;FALSE&quot;)" office:value-type="string" office:string-value="TRUE" calcext:value-type="string">
            <text:p>TRUE</text:p>
          </table:table-cell>
          <table:table-cell office:value-type="string" calcext:value-type="string">
            <text:p><text:a xlink:href="https://thelowdown.com/author/nikki-ramskill" xlink:type="simple">https://thelowdown.com/author/nikki-ramskill</text:a></text:p>
          </table:table-cell>
          <table:table-cell table:formula="of:=IF([.F596] = [.P596]; &quot;TRUE&quot;; &quot;FALSE&quot;)" office:value-type="string" office:string-value="TRUE" calcext:value-type="string">
            <text:p>TRUE</text:p>
          </table:table-cell>
        </table:table-row>
        <table:table-row table:style-name="ro1">
          <table:table-cell office:value-type="string" calcext:value-type="string">
            <text:p>https://blog.thelowdown.com/blog/tag/relationship</text:p>
          </table:table-cell>
          <table:table-cell office:value-type="string" calcext:value-type="string">
            <text:p>/blog/tag/relationship</text:p>
          </table:table-cell>
          <table:table-cell office:value-type="string" calcext:value-type="string">
            <text:p>relationship</text:p>
          </table:table-cell>
          <table:table-cell office:value-type="string" calcext:value-type="string">
            <text:p>relationship Archives - The Lowdown</text:p>
          </table:table-cell>
          <table:table-cell office:value-type="string" calcext:value-type="string">
            <text:p>N/A</text:p>
          </table:table-cell>
          <table:table-cell office:value-type="string" calcext:value-type="string">
            <text:p>/blog/tag/relationship</text:p>
          </table:table-cell>
          <table:table-cell office:value-type="string" calcext:value-type="string">
            <text:p>http://localhost/thelowdown/wp/blog/tag/relationship</text:p>
          </table:table-cell>
          <table:table-cell office:value-type="string" calcext:value-type="string">
            <text:p>/blog/tag/relationship</text:p>
          </table:table-cell>
          <table:table-cell table:formula="of:=IF([.B597] = [.H597]; &quot;TRUE&quot;; &quot;FALSE&quot;)" office:value-type="string" office:string-value="TRUE" calcext:value-type="string">
            <text:p>TRUE</text:p>
          </table:table-cell>
          <table:table-cell office:value-type="string" calcext:value-type="string">
            <text:p>relationship</text:p>
          </table:table-cell>
          <table:table-cell table:formula="of:=IF([.C597] = [.J597]; &quot;TRUE&quot;; &quot;FALSE&quot;)" office:value-type="string" office:string-value="TRUE" calcext:value-type="string">
            <text:p>TRUE</text:p>
          </table:table-cell>
          <table:table-cell office:value-type="string" calcext:value-type="string">
            <text:p>relationship Archives - The Lowdown</text:p>
          </table:table-cell>
          <table:table-cell table:formula="of:=IF([.D597] = [.L597]; &quot;TRUE&quot;; &quot;FALSE&quot;)" office:value-type="string" office:string-value="TRUE" calcext:value-type="string">
            <text:p>TRUE</text:p>
          </table:table-cell>
          <table:table-cell office:value-type="string" calcext:value-type="string">
            <text:p>N/A</text:p>
          </table:table-cell>
          <table:table-cell table:formula="of:=IF([.E597] = [.N597]; &quot;TRUE&quot;; &quot;FALSE&quot;)" office:value-type="string" office:string-value="TRUE" calcext:value-type="string">
            <text:p>TRUE</text:p>
          </table:table-cell>
          <table:table-cell office:value-type="string" calcext:value-type="string">
            <text:p>/blog/tag/relationship</text:p>
          </table:table-cell>
          <table:table-cell table:formula="of:=IF([.F597] = [.P597]; &quot;TRUE&quot;; &quot;FALSE&quot;)" office:value-type="string" office:string-value="TRUE" calcext:value-type="string">
            <text:p>TRUE</text:p>
          </table:table-cell>
        </table:table-row>
        <table:table-row table:style-name="ro1">
          <table:table-cell office:value-type="string" calcext:value-type="string">
            <text:p>https://blog.thelowdown.com/blog/tag/emma-scott/</text:p>
          </table:table-cell>
          <table:table-cell office:value-type="string" calcext:value-type="string">
            <text:p>/blog/tag/emma-scott/</text:p>
          </table:table-cell>
          <table:table-cell office:value-type="string" calcext:value-type="string">
            <text:p>emma-scott</text:p>
          </table:table-cell>
          <table:table-cell office:value-type="string" calcext:value-type="string">
            <text:p>Emma Scott Archives - The Lowdown</text:p>
          </table:table-cell>
          <table:table-cell office:value-type="string" calcext:value-type="string">
            <text:p>N/A</text:p>
          </table:table-cell>
          <table:table-cell office:value-type="string" calcext:value-type="string">
            <text:p>/blog/tag/emma-scott</text:p>
          </table:table-cell>
          <table:table-cell office:value-type="string" calcext:value-type="string">
            <text:p>http://localhost/thelowdown/wp/blog/tag/emma-scott/</text:p>
          </table:table-cell>
          <table:table-cell office:value-type="string" calcext:value-type="string">
            <text:p>/blog/tag/emma-scott/</text:p>
          </table:table-cell>
          <table:table-cell table:formula="of:=IF([.B598] = [.H598]; &quot;TRUE&quot;; &quot;FALSE&quot;)" office:value-type="string" office:string-value="TRUE" calcext:value-type="string">
            <text:p>TRUE</text:p>
          </table:table-cell>
          <table:table-cell office:value-type="string" calcext:value-type="string">
            <text:p>emma-scott</text:p>
          </table:table-cell>
          <table:table-cell table:formula="of:=IF([.C598] = [.J598]; &quot;TRUE&quot;; &quot;FALSE&quot;)" office:value-type="string" office:string-value="TRUE" calcext:value-type="string">
            <text:p>TRUE</text:p>
          </table:table-cell>
          <table:table-cell office:value-type="string" calcext:value-type="string">
            <text:p>Emma Scott Archives - The Lowdown</text:p>
          </table:table-cell>
          <table:table-cell table:formula="of:=IF([.D598] = [.L598]; &quot;TRUE&quot;; &quot;FALSE&quot;)" office:value-type="string" office:string-value="TRUE" calcext:value-type="string">
            <text:p>TRUE</text:p>
          </table:table-cell>
          <table:table-cell office:value-type="string" calcext:value-type="string">
            <text:p>N/A</text:p>
          </table:table-cell>
          <table:table-cell table:formula="of:=IF([.E598] = [.N598]; &quot;TRUE&quot;; &quot;FALSE&quot;)" office:value-type="string" office:string-value="TRUE" calcext:value-type="string">
            <text:p>TRUE</text:p>
          </table:table-cell>
          <table:table-cell office:value-type="string" calcext:value-type="string">
            <text:p>/blog/tag/emma-scott</text:p>
          </table:table-cell>
          <table:table-cell table:formula="of:=IF([.F598] = [.P598]; &quot;TRUE&quot;; &quot;FALSE&quot;)" office:value-type="string" office:string-value="TRUE" calcext:value-type="string">
            <text:p>TRUE</text:p>
          </table:table-cell>
        </table:table-row>
        <table:table-row table:style-name="ro1">
          <table:table-cell office:value-type="string" calcext:value-type="string">
            <text:p>https://blog.thelowdown.com/blog/jessica-frost</text:p>
          </table:table-cell>
          <table:table-cell office:value-type="string" calcext:value-type="string">
            <text:p>/blog/jessica-frost</text:p>
          </table:table-cell>
          <table:table-cell office:value-type="string" calcext:value-type="string">
            <text:p>jessica-frost</text:p>
          </table:table-cell>
          <table:table-cell office:value-type="string" calcext:value-type="string">
            <text:p>Dr Jessica Frost | The Lowdown</text:p>
          </table:table-cell>
          <table:table-cell office:value-type="string" calcext:value-type="string">
            <text:p>Jessica Frost is an Oxfordshire-based GP with a special interest in women's health and lifestyle medicine</text:p>
          </table:table-cell>
          <table:table-cell office:value-type="string" calcext:value-type="string">
            <text:p>https://thelowdown.com/author/jessica-frost</text:p>
          </table:table-cell>
          <table:table-cell office:value-type="string" calcext:value-type="string">
            <text:p>http://localhost/thelowdown/wp/blog/jessica-frost</text:p>
          </table:table-cell>
          <table:table-cell office:value-type="string" calcext:value-type="string">
            <text:p>/blog/jessica-frost</text:p>
          </table:table-cell>
          <table:table-cell table:formula="of:=IF([.B599] = [.H599]; &quot;TRUE&quot;; &quot;FALSE&quot;)" office:value-type="string" office:string-value="TRUE" calcext:value-type="string">
            <text:p>TRUE</text:p>
          </table:table-cell>
          <table:table-cell office:value-type="string" calcext:value-type="string">
            <text:p>jessica-frost</text:p>
          </table:table-cell>
          <table:table-cell table:formula="of:=IF([.C599] = [.J599]; &quot;TRUE&quot;; &quot;FALSE&quot;)" office:value-type="string" office:string-value="TRUE" calcext:value-type="string">
            <text:p>TRUE</text:p>
          </table:table-cell>
          <table:table-cell office:value-type="string" calcext:value-type="string">
            <text:p>Dr Jessica Frost | The Lowdown</text:p>
          </table:table-cell>
          <table:table-cell table:formula="of:=IF([.D599] = [.L599]; &quot;TRUE&quot;; &quot;FALSE&quot;)" office:value-type="string" office:string-value="TRUE" calcext:value-type="string">
            <text:p>TRUE</text:p>
          </table:table-cell>
          <table:table-cell office:value-type="string" calcext:value-type="string">
            <text:p>Jessica Frost is an Oxfordshire-based GP with a special interest in women's health and lifestyle medicine</text:p>
          </table:table-cell>
          <table:table-cell table:formula="of:=IF([.E599] = [.N599]; &quot;TRUE&quot;; &quot;FALSE&quot;)" office:value-type="string" office:string-value="TRUE" calcext:value-type="string">
            <text:p>TRUE</text:p>
          </table:table-cell>
          <table:table-cell office:value-type="string" calcext:value-type="string">
            <text:p><text:a xlink:href="https://thelowdown.com/author/jessica-frost" xlink:type="simple">https://thelowdown.com/author/jessica-frost</text:a></text:p>
          </table:table-cell>
          <table:table-cell table:formula="of:=IF([.F599] = [.P599]; &quot;TRUE&quot;; &quot;FALSE&quot;)" office:value-type="string" office:string-value="TRUE" calcext:value-type="string">
            <text:p>TRUE</text:p>
          </table:table-cell>
        </table:table-row>
        <table:table-row table:style-name="ro1">
          <table:table-cell office:value-type="string" calcext:value-type="string">
            <text:p>https://blog.thelowdown.com/blog/tag/relactagel</text:p>
          </table:table-cell>
          <table:table-cell office:value-type="string" calcext:value-type="string">
            <text:p>/blog/tag/relactagel</text:p>
          </table:table-cell>
          <table:table-cell office:value-type="string" calcext:value-type="string">
            <text:p>relactagel</text:p>
          </table:table-cell>
          <table:table-cell office:value-type="string" calcext:value-type="string">
            <text:p>relactagel Archives - The Lowdown</text:p>
          </table:table-cell>
          <table:table-cell office:value-type="string" calcext:value-type="string">
            <text:p>N/A</text:p>
          </table:table-cell>
          <table:table-cell office:value-type="string" calcext:value-type="string">
            <text:p>/blog/tag/relactagel</text:p>
          </table:table-cell>
          <table:table-cell office:value-type="string" calcext:value-type="string">
            <text:p>http://localhost/thelowdown/wp/blog/tag/relactagel</text:p>
          </table:table-cell>
          <table:table-cell office:value-type="string" calcext:value-type="string">
            <text:p>/blog/tag/relactagel</text:p>
          </table:table-cell>
          <table:table-cell table:formula="of:=IF([.B600] = [.H600]; &quot;TRUE&quot;; &quot;FALSE&quot;)" office:value-type="string" office:string-value="TRUE" calcext:value-type="string">
            <text:p>TRUE</text:p>
          </table:table-cell>
          <table:table-cell office:value-type="string" calcext:value-type="string">
            <text:p>relactagel</text:p>
          </table:table-cell>
          <table:table-cell table:formula="of:=IF([.C600] = [.J600]; &quot;TRUE&quot;; &quot;FALSE&quot;)" office:value-type="string" office:string-value="TRUE" calcext:value-type="string">
            <text:p>TRUE</text:p>
          </table:table-cell>
          <table:table-cell office:value-type="string" calcext:value-type="string">
            <text:p>relactagel Archives - The Lowdown</text:p>
          </table:table-cell>
          <table:table-cell table:formula="of:=IF([.D600] = [.L600]; &quot;TRUE&quot;; &quot;FALSE&quot;)" office:value-type="string" office:string-value="TRUE" calcext:value-type="string">
            <text:p>TRUE</text:p>
          </table:table-cell>
          <table:table-cell office:value-type="string" calcext:value-type="string">
            <text:p>N/A</text:p>
          </table:table-cell>
          <table:table-cell table:formula="of:=IF([.E600] = [.N600]; &quot;TRUE&quot;; &quot;FALSE&quot;)" office:value-type="string" office:string-value="TRUE" calcext:value-type="string">
            <text:p>TRUE</text:p>
          </table:table-cell>
          <table:table-cell office:value-type="string" calcext:value-type="string">
            <text:p>/blog/tag/relactagel</text:p>
          </table:table-cell>
          <table:table-cell table:formula="of:=IF([.F600] = [.P600]; &quot;TRUE&quot;; &quot;FALSE&quot;)" office:value-type="string" office:string-value="TRUE" calcext:value-type="string">
            <text:p>TRUE</text:p>
          </table:table-cell>
        </table:table-row>
        <table:table-row table:style-name="ro1">
          <table:table-cell office:value-type="string" calcext:value-type="string">
            <text:p>https://blog.thelowdown.com/blog/tag/uti</text:p>
          </table:table-cell>
          <table:table-cell office:value-type="string" calcext:value-type="string">
            <text:p>/blog/tag/uti</text:p>
          </table:table-cell>
          <table:table-cell office:value-type="string" calcext:value-type="string">
            <text:p>uti</text:p>
          </table:table-cell>
          <table:table-cell office:value-type="string" calcext:value-type="string">
            <text:p>UTI Archives - The Lowdown</text:p>
          </table:table-cell>
          <table:table-cell office:value-type="string" calcext:value-type="string">
            <text:p>N/A</text:p>
          </table:table-cell>
          <table:table-cell office:value-type="string" calcext:value-type="string">
            <text:p>/blog/tag/uti</text:p>
          </table:table-cell>
          <table:table-cell office:value-type="string" calcext:value-type="string">
            <text:p>http://localhost/thelowdown/wp/blog/tag/uti</text:p>
          </table:table-cell>
          <table:table-cell office:value-type="string" calcext:value-type="string">
            <text:p>/blog/tag/uti</text:p>
          </table:table-cell>
          <table:table-cell table:formula="of:=IF([.B601] = [.H601]; &quot;TRUE&quot;; &quot;FALSE&quot;)" office:value-type="string" office:string-value="TRUE" calcext:value-type="string">
            <text:p>TRUE</text:p>
          </table:table-cell>
          <table:table-cell office:value-type="string" calcext:value-type="string">
            <text:p>uti</text:p>
          </table:table-cell>
          <table:table-cell table:formula="of:=IF([.C601] = [.J601]; &quot;TRUE&quot;; &quot;FALSE&quot;)" office:value-type="string" office:string-value="TRUE" calcext:value-type="string">
            <text:p>TRUE</text:p>
          </table:table-cell>
          <table:table-cell office:value-type="string" calcext:value-type="string">
            <text:p>UTI Archives - The Lowdown</text:p>
          </table:table-cell>
          <table:table-cell table:formula="of:=IF([.D601] = [.L601]; &quot;TRUE&quot;; &quot;FALSE&quot;)" office:value-type="string" office:string-value="TRUE" calcext:value-type="string">
            <text:p>TRUE</text:p>
          </table:table-cell>
          <table:table-cell office:value-type="string" calcext:value-type="string">
            <text:p>N/A</text:p>
          </table:table-cell>
          <table:table-cell table:formula="of:=IF([.E601] = [.N601]; &quot;TRUE&quot;; &quot;FALSE&quot;)" office:value-type="string" office:string-value="TRUE" calcext:value-type="string">
            <text:p>TRUE</text:p>
          </table:table-cell>
          <table:table-cell office:value-type="string" calcext:value-type="string">
            <text:p>/blog/tag/uti</text:p>
          </table:table-cell>
          <table:table-cell table:formula="of:=IF([.F601] = [.P601]; &quot;TRUE&quot;; &quot;FALSE&quot;)" office:value-type="string" office:string-value="TRUE" calcext:value-type="string">
            <text:p>TRUE</text:p>
          </table:table-cell>
        </table:table-row>
        <table:table-row table:style-name="ro1">
          <table:table-cell office:value-type="string" calcext:value-type="string">
            <text:p>https://blog.thelowdown.com/blog/tag/womens-health/</text:p>
          </table:table-cell>
          <table:table-cell office:value-type="string" calcext:value-type="string">
            <text:p>/blog/tag/womens-health/</text:p>
          </table:table-cell>
          <table:table-cell office:value-type="string" calcext:value-type="string">
            <text:p>womens-health</text:p>
          </table:table-cell>
          <table:table-cell office:value-type="string" calcext:value-type="string">
            <text:p>women's health Archives - The Lowdown</text:p>
          </table:table-cell>
          <table:table-cell office:value-type="string" calcext:value-type="string">
            <text:p>N/A</text:p>
          </table:table-cell>
          <table:table-cell office:value-type="string" calcext:value-type="string">
            <text:p>/blog/tag/womens-health</text:p>
          </table:table-cell>
          <table:table-cell office:value-type="string" calcext:value-type="string">
            <text:p>http://localhost/thelowdown/wp/blog/tag/womens-health/</text:p>
          </table:table-cell>
          <table:table-cell office:value-type="string" calcext:value-type="string">
            <text:p>/blog/tag/womens-health/</text:p>
          </table:table-cell>
          <table:table-cell table:formula="of:=IF([.B602] = [.H602]; &quot;TRUE&quot;; &quot;FALSE&quot;)" office:value-type="string" office:string-value="TRUE" calcext:value-type="string">
            <text:p>TRUE</text:p>
          </table:table-cell>
          <table:table-cell office:value-type="string" calcext:value-type="string">
            <text:p>womens-health</text:p>
          </table:table-cell>
          <table:table-cell table:formula="of:=IF([.C602] = [.J602]; &quot;TRUE&quot;; &quot;FALSE&quot;)" office:value-type="string" office:string-value="TRUE" calcext:value-type="string">
            <text:p>TRUE</text:p>
          </table:table-cell>
          <table:table-cell office:value-type="string" calcext:value-type="string">
            <text:p>women's health Archives - The Lowdown</text:p>
          </table:table-cell>
          <table:table-cell table:formula="of:=IF([.D602] = [.L602]; &quot;TRUE&quot;; &quot;FALSE&quot;)" office:value-type="string" office:string-value="TRUE" calcext:value-type="string">
            <text:p>TRUE</text:p>
          </table:table-cell>
          <table:table-cell office:value-type="string" calcext:value-type="string">
            <text:p>N/A</text:p>
          </table:table-cell>
          <table:table-cell table:formula="of:=IF([.E602] = [.N602]; &quot;TRUE&quot;; &quot;FALSE&quot;)" office:value-type="string" office:string-value="TRUE" calcext:value-type="string">
            <text:p>TRUE</text:p>
          </table:table-cell>
          <table:table-cell office:value-type="string" calcext:value-type="string">
            <text:p>/blog/tag/womens-health</text:p>
          </table:table-cell>
          <table:table-cell table:formula="of:=IF([.F602] = [.P602]; &quot;TRUE&quot;; &quot;FALSE&quot;)" office:value-type="string" office:string-value="TRUE" calcext:value-type="string">
            <text:p>TRUE</text:p>
          </table:table-cell>
        </table:table-row>
        <table:table-row table:style-name="ro1">
          <table:table-cell office:value-type="string" calcext:value-type="string">
            <text:p>https://blog.thelowdown.com/blog/tag/dr-fran/</text:p>
          </table:table-cell>
          <table:table-cell office:value-type="string" calcext:value-type="string">
            <text:p>/blog/tag/dr-fran/</text:p>
          </table:table-cell>
          <table:table-cell office:value-type="string" calcext:value-type="string">
            <text:p>dr-fran</text:p>
          </table:table-cell>
          <table:table-cell office:value-type="string" calcext:value-type="string">
            <text:p>Dr Fran Archives - The Lowdown</text:p>
          </table:table-cell>
          <table:table-cell office:value-type="string" calcext:value-type="string">
            <text:p>N/A</text:p>
          </table:table-cell>
          <table:table-cell office:value-type="string" calcext:value-type="string">
            <text:p>/blog/tag/dr-fran</text:p>
          </table:table-cell>
          <table:table-cell office:value-type="string" calcext:value-type="string">
            <text:p>http://localhost/thelowdown/wp/blog/tag/dr-fran/</text:p>
          </table:table-cell>
          <table:table-cell office:value-type="string" calcext:value-type="string">
            <text:p>/blog/tag/dr-fran/</text:p>
          </table:table-cell>
          <table:table-cell table:formula="of:=IF([.B603] = [.H603]; &quot;TRUE&quot;; &quot;FALSE&quot;)" office:value-type="string" office:string-value="TRUE" calcext:value-type="string">
            <text:p>TRUE</text:p>
          </table:table-cell>
          <table:table-cell office:value-type="string" calcext:value-type="string">
            <text:p>dr-fran</text:p>
          </table:table-cell>
          <table:table-cell table:formula="of:=IF([.C603] = [.J603]; &quot;TRUE&quot;; &quot;FALSE&quot;)" office:value-type="string" office:string-value="TRUE" calcext:value-type="string">
            <text:p>TRUE</text:p>
          </table:table-cell>
          <table:table-cell office:value-type="string" calcext:value-type="string">
            <text:p>Dr Fran Archives - The Lowdown</text:p>
          </table:table-cell>
          <table:table-cell table:formula="of:=IF([.D603] = [.L603]; &quot;TRUE&quot;; &quot;FALSE&quot;)" office:value-type="string" office:string-value="TRUE" calcext:value-type="string">
            <text:p>TRUE</text:p>
          </table:table-cell>
          <table:table-cell office:value-type="string" calcext:value-type="string">
            <text:p>N/A</text:p>
          </table:table-cell>
          <table:table-cell table:formula="of:=IF([.E603] = [.N603]; &quot;TRUE&quot;; &quot;FALSE&quot;)" office:value-type="string" office:string-value="TRUE" calcext:value-type="string">
            <text:p>TRUE</text:p>
          </table:table-cell>
          <table:table-cell office:value-type="string" calcext:value-type="string">
            <text:p>/blog/tag/dr-fran</text:p>
          </table:table-cell>
          <table:table-cell table:formula="of:=IF([.F603] = [.P603]; &quot;TRUE&quot;; &quot;FALSE&quot;)" office:value-type="string" office:string-value="TRUE" calcext:value-type="string">
            <text:p>TRUE</text:p>
          </table:table-cell>
        </table:table-row>
        <table:table-row table:style-name="ro1">
          <table:table-cell office:value-type="string" calcext:value-type="string">
            <text:p>https://blog.thelowdown.com/author/georgia-gallant</text:p>
          </table:table-cell>
          <table:table-cell office:value-type="string" calcext:value-type="string">
            <text:p>/author/georgia-gallant</text:p>
          </table:table-cell>
          <table:table-cell office:value-type="string" calcext:value-type="string">
            <text:p>georgia-gallant</text:p>
          </table:table-cell>
          <table:table-cell office:value-type="string" calcext:value-type="string">
            <text:p>Georgia Gallant | Author | The Lowdown</text:p>
          </table:table-cell>
          <table:table-cell office:value-type="string" calcext:value-type="string">
            <text:p>Georgia has worked across editorial, social, PR and comms roles for the last four years, and leads The Lowdown in growing our online presence.</text:p>
          </table:table-cell>
          <table:table-cell office:value-type="string" calcext:value-type="string">
            <text:p>https://thelowdown.com/author/georgia-gallant</text:p>
          </table:table-cell>
          <table:table-cell office:value-type="string" calcext:value-type="string">
            <text:p>http://localhost/thelowdown/wp/author/georgia-gallant</text:p>
          </table:table-cell>
          <table:table-cell office:value-type="string" calcext:value-type="string">
            <text:p>/author/georgia-gallant</text:p>
          </table:table-cell>
          <table:table-cell table:formula="of:=IF([.B604] = [.H604]; &quot;TRUE&quot;; &quot;FALSE&quot;)" office:value-type="string" office:string-value="TRUE" calcext:value-type="string">
            <text:p>TRUE</text:p>
          </table:table-cell>
          <table:table-cell office:value-type="string" calcext:value-type="string">
            <text:p>georgia-gallant</text:p>
          </table:table-cell>
          <table:table-cell table:formula="of:=IF([.C604] = [.J604]; &quot;TRUE&quot;; &quot;FALSE&quot;)" office:value-type="string" office:string-value="TRUE" calcext:value-type="string">
            <text:p>TRUE</text:p>
          </table:table-cell>
          <table:table-cell office:value-type="string" calcext:value-type="string">
            <text:p>Georgia Gallant | Author | The Lowdown</text:p>
          </table:table-cell>
          <table:table-cell table:formula="of:=IF([.D604] = [.L604]; &quot;TRUE&quot;; &quot;FALSE&quot;)" office:value-type="string" office:string-value="TRUE" calcext:value-type="string">
            <text:p>TRUE</text:p>
          </table:table-cell>
          <table:table-cell office:value-type="string" calcext:value-type="string">
            <text:p>Georgia has worked across editorial, social, PR and comms roles for the last four years, and leads The Lowdown in growing our online presence.</text:p>
          </table:table-cell>
          <table:table-cell table:formula="of:=IF([.E604] = [.N604]; &quot;TRUE&quot;; &quot;FALSE&quot;)" office:value-type="string" office:string-value="TRUE" calcext:value-type="string">
            <text:p>TRUE</text:p>
          </table:table-cell>
          <table:table-cell office:value-type="string" calcext:value-type="string">
            <text:p><text:a xlink:href="https://thelowdown.com/author/georgia-gallant" xlink:type="simple">https://thelowdown.com/author/georgia-gallant</text:a></text:p>
          </table:table-cell>
          <table:table-cell table:formula="of:=IF([.F604] = [.P604]; &quot;TRUE&quot;; &quot;FALSE&quot;)" office:value-type="string" office:string-value="TRUE" calcext:value-type="string">
            <text:p>TRUE</text:p>
          </table:table-cell>
        </table:table-row>
        <table:table-row table:style-name="ro1">
          <table:table-cell office:value-type="string" calcext:value-type="string">
            <text:p>https://blog.thelowdown.com/blog/tag/coil-pain-relief</text:p>
          </table:table-cell>
          <table:table-cell office:value-type="string" calcext:value-type="string">
            <text:p>/blog/tag/coil-pain-relief</text:p>
          </table:table-cell>
          <table:table-cell office:value-type="string" calcext:value-type="string">
            <text:p>coil-pain-relief</text:p>
          </table:table-cell>
          <table:table-cell office:value-type="string" calcext:value-type="string">
            <text:p>coil pain relief Archives - The Lowdown</text:p>
          </table:table-cell>
          <table:table-cell office:value-type="string" calcext:value-type="string">
            <text:p>N/A</text:p>
          </table:table-cell>
          <table:table-cell office:value-type="string" calcext:value-type="string">
            <text:p>/blog/tag/coil-pain-relief</text:p>
          </table:table-cell>
          <table:table-cell office:value-type="string" calcext:value-type="string">
            <text:p>http://localhost/thelowdown/wp/blog/tag/coil-pain-relief</text:p>
          </table:table-cell>
          <table:table-cell office:value-type="string" calcext:value-type="string">
            <text:p>/blog/tag/coil-pain-relief</text:p>
          </table:table-cell>
          <table:table-cell table:formula="of:=IF([.B605] = [.H605]; &quot;TRUE&quot;; &quot;FALSE&quot;)" office:value-type="string" office:string-value="TRUE" calcext:value-type="string">
            <text:p>TRUE</text:p>
          </table:table-cell>
          <table:table-cell office:value-type="string" calcext:value-type="string">
            <text:p>coil-pain-relief</text:p>
          </table:table-cell>
          <table:table-cell table:formula="of:=IF([.C605] = [.J605]; &quot;TRUE&quot;; &quot;FALSE&quot;)" office:value-type="string" office:string-value="TRUE" calcext:value-type="string">
            <text:p>TRUE</text:p>
          </table:table-cell>
          <table:table-cell office:value-type="string" calcext:value-type="string">
            <text:p>coil pain relief Archives - The Lowdown</text:p>
          </table:table-cell>
          <table:table-cell table:formula="of:=IF([.D605] = [.L605]; &quot;TRUE&quot;; &quot;FALSE&quot;)" office:value-type="string" office:string-value="TRUE" calcext:value-type="string">
            <text:p>TRUE</text:p>
          </table:table-cell>
          <table:table-cell office:value-type="string" calcext:value-type="string">
            <text:p>N/A</text:p>
          </table:table-cell>
          <table:table-cell table:formula="of:=IF([.E605] = [.N605]; &quot;TRUE&quot;; &quot;FALSE&quot;)" office:value-type="string" office:string-value="TRUE" calcext:value-type="string">
            <text:p>TRUE</text:p>
          </table:table-cell>
          <table:table-cell office:value-type="string" calcext:value-type="string">
            <text:p>/blog/tag/coil-pain-relief</text:p>
          </table:table-cell>
          <table:table-cell table:formula="of:=IF([.F605] = [.P605]; &quot;TRUE&quot;; &quot;FALSE&quot;)" office:value-type="string" office:string-value="TRUE" calcext:value-type="string">
            <text:p>TRUE</text:p>
          </table:table-cell>
        </table:table-row>
        <table:table-row table:style-name="ro1">
          <table:table-cell office:value-type="string" calcext:value-type="string">
            <text:p>https://blog.thelowdown.com/blog/tag/georgia-gallant/</text:p>
          </table:table-cell>
          <table:table-cell office:value-type="string" calcext:value-type="string">
            <text:p>/blog/tag/georgia-gallant/</text:p>
          </table:table-cell>
          <table:table-cell office:value-type="string" calcext:value-type="string">
            <text:p>georgia-gallant</text:p>
          </table:table-cell>
          <table:table-cell office:value-type="string" calcext:value-type="string">
            <text:p>Georgia Gallant Archives - The Lowdown</text:p>
          </table:table-cell>
          <table:table-cell office:value-type="string" calcext:value-type="string">
            <text:p>N/A</text:p>
          </table:table-cell>
          <table:table-cell office:value-type="string" calcext:value-type="string">
            <text:p>/blog/tag/georgia-gallant</text:p>
          </table:table-cell>
          <table:table-cell office:value-type="string" calcext:value-type="string">
            <text:p>http://localhost/thelowdown/wp/blog/tag/georgia-gallant/</text:p>
          </table:table-cell>
          <table:table-cell office:value-type="string" calcext:value-type="string">
            <text:p>/blog/tag/georgia-gallant/</text:p>
          </table:table-cell>
          <table:table-cell table:formula="of:=IF([.B606] = [.H606]; &quot;TRUE&quot;; &quot;FALSE&quot;)" office:value-type="string" office:string-value="TRUE" calcext:value-type="string">
            <text:p>TRUE</text:p>
          </table:table-cell>
          <table:table-cell office:value-type="string" calcext:value-type="string">
            <text:p>georgia-gallant</text:p>
          </table:table-cell>
          <table:table-cell table:formula="of:=IF([.C606] = [.J606]; &quot;TRUE&quot;; &quot;FALSE&quot;)" office:value-type="string" office:string-value="TRUE" calcext:value-type="string">
            <text:p>TRUE</text:p>
          </table:table-cell>
          <table:table-cell office:value-type="string" calcext:value-type="string">
            <text:p>Georgia Gallant Archives - The Lowdown</text:p>
          </table:table-cell>
          <table:table-cell table:formula="of:=IF([.D606] = [.L606]; &quot;TRUE&quot;; &quot;FALSE&quot;)" office:value-type="string" office:string-value="TRUE" calcext:value-type="string">
            <text:p>TRUE</text:p>
          </table:table-cell>
          <table:table-cell office:value-type="string" calcext:value-type="string">
            <text:p>N/A</text:p>
          </table:table-cell>
          <table:table-cell table:formula="of:=IF([.E606] = [.N606]; &quot;TRUE&quot;; &quot;FALSE&quot;)" office:value-type="string" office:string-value="TRUE" calcext:value-type="string">
            <text:p>TRUE</text:p>
          </table:table-cell>
          <table:table-cell office:value-type="string" calcext:value-type="string">
            <text:p>/blog/tag/georgia-gallant</text:p>
          </table:table-cell>
          <table:table-cell table:formula="of:=IF([.F606] = [.P606]; &quot;TRUE&quot;; &quot;FALSE&quot;)" office:value-type="string" office:string-value="TRUE" calcext:value-type="string">
            <text:p>TRUE</text:p>
          </table:table-cell>
        </table:table-row>
        <table:table-row table:style-name="ro1">
          <table:table-cell office:value-type="string" calcext:value-type="string">
            <text:p>https://blog.thelowdown.com/blog/jess-catchpole</text:p>
          </table:table-cell>
          <table:table-cell office:value-type="string" calcext:value-type="string">
            <text:p>/blog/jess-catchpole</text:p>
          </table:table-cell>
          <table:table-cell office:value-type="string" calcext:value-type="string">
            <text:p>jess-catchpole</text:p>
          </table:table-cell>
          <table:table-cell office:value-type="string" calcext:value-type="string">
            <text:p>Dr Jess Catchpole | The Lowdown</text:p>
          </table:table-cell>
          <table:table-cell office:value-type="string" calcext:value-type="string">
            <text:p>Jess Catchpole is a junior doctor in the North-West of England with a strong interest in women’s health and medical research</text:p>
          </table:table-cell>
          <table:table-cell office:value-type="string" calcext:value-type="string">
            <text:p>https://thelowdown.com/author/jess-catchpole</text:p>
          </table:table-cell>
          <table:table-cell office:value-type="string" calcext:value-type="string">
            <text:p>http://localhost/thelowdown/wp/blog/jess-catchpole</text:p>
          </table:table-cell>
          <table:table-cell office:value-type="string" calcext:value-type="string">
            <text:p>/blog/jess-catchpole</text:p>
          </table:table-cell>
          <table:table-cell table:formula="of:=IF([.B607] = [.H607]; &quot;TRUE&quot;; &quot;FALSE&quot;)" office:value-type="string" office:string-value="TRUE" calcext:value-type="string">
            <text:p>TRUE</text:p>
          </table:table-cell>
          <table:table-cell office:value-type="string" calcext:value-type="string">
            <text:p>jess-catchpole</text:p>
          </table:table-cell>
          <table:table-cell table:formula="of:=IF([.C607] = [.J607]; &quot;TRUE&quot;; &quot;FALSE&quot;)" office:value-type="string" office:string-value="TRUE" calcext:value-type="string">
            <text:p>TRUE</text:p>
          </table:table-cell>
          <table:table-cell office:value-type="string" calcext:value-type="string">
            <text:p>Dr Jess Catchpole | The Lowdown</text:p>
          </table:table-cell>
          <table:table-cell table:formula="of:=IF([.D607] = [.L607]; &quot;TRUE&quot;; &quot;FALSE&quot;)" office:value-type="string" office:string-value="TRUE" calcext:value-type="string">
            <text:p>TRUE</text:p>
          </table:table-cell>
          <table:table-cell office:value-type="string" calcext:value-type="string">
            <text:p>Jess Catchpole is a junior doctor in the North-West of England with a strong interest in women’s health and medical research</text:p>
          </table:table-cell>
          <table:table-cell table:formula="of:=IF([.E607] = [.N607]; &quot;TRUE&quot;; &quot;FALSE&quot;)" office:value-type="string" office:string-value="TRUE" calcext:value-type="string">
            <text:p>TRUE</text:p>
          </table:table-cell>
          <table:table-cell office:value-type="string" calcext:value-type="string">
            <text:p><text:a xlink:href="https://thelowdown.com/author/jess-catchpole" xlink:type="simple">https://thelowdown.com/author/jess-catchpole</text:a></text:p>
          </table:table-cell>
          <table:table-cell table:formula="of:=IF([.F607] = [.P607]; &quot;TRUE&quot;; &quot;FALSE&quot;)" office:value-type="string" office:string-value="TRUE" calcext:value-type="string">
            <text:p>TRUE</text:p>
          </table:table-cell>
        </table:table-row>
        <table:table-row table:style-name="ro1">
          <table:table-cell office:value-type="string" calcext:value-type="string">
            <text:p>https://blog.thelowdown.com/blog/tag/mary-hargreaves/</text:p>
          </table:table-cell>
          <table:table-cell office:value-type="string" calcext:value-type="string">
            <text:p>/blog/tag/mary-hargreaves/</text:p>
          </table:table-cell>
          <table:table-cell office:value-type="string" calcext:value-type="string">
            <text:p>mary-hargreaves</text:p>
          </table:table-cell>
          <table:table-cell office:value-type="string" calcext:value-type="string">
            <text:p>Mary Hargreaves Archives - The Lowdown</text:p>
          </table:table-cell>
          <table:table-cell office:value-type="string" calcext:value-type="string">
            <text:p>N/A</text:p>
          </table:table-cell>
          <table:table-cell office:value-type="string" calcext:value-type="string">
            <text:p>/blog/tag/mary-hargreaves</text:p>
          </table:table-cell>
          <table:table-cell office:value-type="string" calcext:value-type="string">
            <text:p>http://localhost/thelowdown/wp/blog/tag/mary-hargreaves/</text:p>
          </table:table-cell>
          <table:table-cell office:value-type="string" calcext:value-type="string">
            <text:p>/blog/tag/mary-hargreaves/</text:p>
          </table:table-cell>
          <table:table-cell table:formula="of:=IF([.B608] = [.H608]; &quot;TRUE&quot;; &quot;FALSE&quot;)" office:value-type="string" office:string-value="TRUE" calcext:value-type="string">
            <text:p>TRUE</text:p>
          </table:table-cell>
          <table:table-cell office:value-type="string" calcext:value-type="string">
            <text:p>mary-hargreaves</text:p>
          </table:table-cell>
          <table:table-cell table:formula="of:=IF([.C608] = [.J608]; &quot;TRUE&quot;; &quot;FALSE&quot;)" office:value-type="string" office:string-value="TRUE" calcext:value-type="string">
            <text:p>TRUE</text:p>
          </table:table-cell>
          <table:table-cell office:value-type="string" calcext:value-type="string">
            <text:p>Mary Hargreaves Archives - The Lowdown</text:p>
          </table:table-cell>
          <table:table-cell table:formula="of:=IF([.D608] = [.L608]; &quot;TRUE&quot;; &quot;FALSE&quot;)" office:value-type="string" office:string-value="TRUE" calcext:value-type="string">
            <text:p>TRUE</text:p>
          </table:table-cell>
          <table:table-cell office:value-type="string" calcext:value-type="string">
            <text:p>N/A</text:p>
          </table:table-cell>
          <table:table-cell table:formula="of:=IF([.E608] = [.N608]; &quot;TRUE&quot;; &quot;FALSE&quot;)" office:value-type="string" office:string-value="TRUE" calcext:value-type="string">
            <text:p>TRUE</text:p>
          </table:table-cell>
          <table:table-cell office:value-type="string" calcext:value-type="string">
            <text:p>/blog/tag/mary-hargreaves</text:p>
          </table:table-cell>
          <table:table-cell table:formula="of:=IF([.F608] = [.P608]; &quot;TRUE&quot;; &quot;FALSE&quot;)" office:value-type="string" office:string-value="TRUE" calcext:value-type="string">
            <text:p>TRUE</text:p>
          </table:table-cell>
        </table:table-row>
        <table:table-row table:style-name="ro1">
          <table:table-cell office:value-type="string" calcext:value-type="string">
            <text:p>https://blog.thelowdown.com/blog/tag/iud/</text:p>
          </table:table-cell>
          <table:table-cell office:value-type="string" calcext:value-type="string">
            <text:p>/blog/tag/iud/</text:p>
          </table:table-cell>
          <table:table-cell office:value-type="string" calcext:value-type="string">
            <text:p>iud</text:p>
          </table:table-cell>
          <table:table-cell office:value-type="string" calcext:value-type="string">
            <text:p>IUD Archives - The Lowdown</text:p>
          </table:table-cell>
          <table:table-cell office:value-type="string" calcext:value-type="string">
            <text:p>N/A</text:p>
          </table:table-cell>
          <table:table-cell office:value-type="string" calcext:value-type="string">
            <text:p>/blog/tag/iud</text:p>
          </table:table-cell>
          <table:table-cell office:value-type="string" calcext:value-type="string">
            <text:p>http://localhost/thelowdown/wp/blog/tag/iud/</text:p>
          </table:table-cell>
          <table:table-cell office:value-type="string" calcext:value-type="string">
            <text:p>/blog/tag/iud/</text:p>
          </table:table-cell>
          <table:table-cell table:formula="of:=IF([.B609] = [.H609]; &quot;TRUE&quot;; &quot;FALSE&quot;)" office:value-type="string" office:string-value="TRUE" calcext:value-type="string">
            <text:p>TRUE</text:p>
          </table:table-cell>
          <table:table-cell office:value-type="string" calcext:value-type="string">
            <text:p>iud</text:p>
          </table:table-cell>
          <table:table-cell table:formula="of:=IF([.C609] = [.J609]; &quot;TRUE&quot;; &quot;FALSE&quot;)" office:value-type="string" office:string-value="TRUE" calcext:value-type="string">
            <text:p>TRUE</text:p>
          </table:table-cell>
          <table:table-cell office:value-type="string" calcext:value-type="string">
            <text:p>IUD Archives - The Lowdown</text:p>
          </table:table-cell>
          <table:table-cell table:formula="of:=IF([.D609] = [.L609]; &quot;TRUE&quot;; &quot;FALSE&quot;)" office:value-type="string" office:string-value="TRUE" calcext:value-type="string">
            <text:p>TRUE</text:p>
          </table:table-cell>
          <table:table-cell office:value-type="string" calcext:value-type="string">
            <text:p>N/A</text:p>
          </table:table-cell>
          <table:table-cell table:formula="of:=IF([.E609] = [.N609]; &quot;TRUE&quot;; &quot;FALSE&quot;)" office:value-type="string" office:string-value="TRUE" calcext:value-type="string">
            <text:p>TRUE</text:p>
          </table:table-cell>
          <table:table-cell office:value-type="string" calcext:value-type="string">
            <text:p>/blog/tag/iud</text:p>
          </table:table-cell>
          <table:table-cell table:formula="of:=IF([.F609] = [.P609]; &quot;TRUE&quot;; &quot;FALSE&quot;)" office:value-type="string" office:string-value="TRUE" calcext:value-type="string">
            <text:p>TRUE</text:p>
          </table:table-cell>
        </table:table-row>
        <table:table-row table:style-name="ro1">
          <table:table-cell office:value-type="string" calcext:value-type="string">
            <text:p>https://blog.thelowdown.com/blog/tag/helen-walker</text:p>
          </table:table-cell>
          <table:table-cell office:value-type="string" calcext:value-type="string">
            <text:p>/blog/tag/helen-walker</text:p>
          </table:table-cell>
          <table:table-cell office:value-type="string" calcext:value-type="string">
            <text:p>helen-walker</text:p>
          </table:table-cell>
          <table:table-cell office:value-type="string" calcext:value-type="string">
            <text:p>Helen Walker Archives - The Lowdown</text:p>
          </table:table-cell>
          <table:table-cell office:value-type="string" calcext:value-type="string">
            <text:p>N/A</text:p>
          </table:table-cell>
          <table:table-cell office:value-type="string" calcext:value-type="string">
            <text:p>/blog/tag/helen-walker</text:p>
          </table:table-cell>
          <table:table-cell office:value-type="string" calcext:value-type="string">
            <text:p>http://localhost/thelowdown/wp/blog/tag/helen-walker</text:p>
          </table:table-cell>
          <table:table-cell office:value-type="string" calcext:value-type="string">
            <text:p>/blog/tag/helen-walker</text:p>
          </table:table-cell>
          <table:table-cell table:formula="of:=IF([.B610] = [.H610]; &quot;TRUE&quot;; &quot;FALSE&quot;)" office:value-type="string" office:string-value="TRUE" calcext:value-type="string">
            <text:p>TRUE</text:p>
          </table:table-cell>
          <table:table-cell office:value-type="string" calcext:value-type="string">
            <text:p>helen-walker</text:p>
          </table:table-cell>
          <table:table-cell table:formula="of:=IF([.C610] = [.J610]; &quot;TRUE&quot;; &quot;FALSE&quot;)" office:value-type="string" office:string-value="TRUE" calcext:value-type="string">
            <text:p>TRUE</text:p>
          </table:table-cell>
          <table:table-cell office:value-type="string" calcext:value-type="string">
            <text:p>Helen Walker Archives - The Lowdown</text:p>
          </table:table-cell>
          <table:table-cell table:formula="of:=IF([.D610] = [.L610]; &quot;TRUE&quot;; &quot;FALSE&quot;)" office:value-type="string" office:string-value="TRUE" calcext:value-type="string">
            <text:p>TRUE</text:p>
          </table:table-cell>
          <table:table-cell office:value-type="string" calcext:value-type="string">
            <text:p>N/A</text:p>
          </table:table-cell>
          <table:table-cell table:formula="of:=IF([.E610] = [.N610]; &quot;TRUE&quot;; &quot;FALSE&quot;)" office:value-type="string" office:string-value="TRUE" calcext:value-type="string">
            <text:p>TRUE</text:p>
          </table:table-cell>
          <table:table-cell office:value-type="string" calcext:value-type="string">
            <text:p>/blog/tag/helen-walker</text:p>
          </table:table-cell>
          <table:table-cell table:formula="of:=IF([.F610] = [.P610]; &quot;TRUE&quot;; &quot;FALSE&quot;)" office:value-type="string" office:string-value="TRUE" calcext:value-type="string">
            <text:p>TRUE</text:p>
          </table:table-cell>
        </table:table-row>
        <table:table-row table:style-name="ro1">
          <table:table-cell office:value-type="string" calcext:value-type="string">
            <text:p>https://blog.thelowdown.com/blog/anxiety-exhaustion-perimenopause</text:p>
          </table:table-cell>
          <table:table-cell office:value-type="string" calcext:value-type="string">
            <text:p>/blog/anxiety-exhaustion-perimenopause</text:p>
          </table:table-cell>
          <table:table-cell office:value-type="string" calcext:value-type="string">
            <text:p>anxiety-exhaustion-perimenopause</text:p>
          </table:table-cell>
          <table:table-cell office:value-type="string" calcext:value-type="string">
            <text:p>Anxious, exhausted and struggling to focus? It could be perimenopause.</text:p>
          </table:table-cell>
          <table:table-cell office:value-type="string" calcext:value-type="string">
            <text:p>Get the lowdown on why anxiety, exhaustion and struggling to focus could be signs of perimenopause</text:p>
          </table:table-cell>
          <table:table-cell office:value-type="string" calcext:value-type="string">
            <text:p>https://thelowdown.com/blog/anxiety-exhaustion-perimenopause</text:p>
          </table:table-cell>
          <table:table-cell office:value-type="string" calcext:value-type="string">
            <text:p>http://localhost/thelowdown/wp/blog/anxiety-exhaustion-perimenopause</text:p>
          </table:table-cell>
          <table:table-cell office:value-type="string" calcext:value-type="string">
            <text:p>/blog/anxiety-exhaustion-perimenopause</text:p>
          </table:table-cell>
          <table:table-cell table:formula="of:=IF([.B611] = [.H611]; &quot;TRUE&quot;; &quot;FALSE&quot;)" office:value-type="string" office:string-value="TRUE" calcext:value-type="string">
            <text:p>TRUE</text:p>
          </table:table-cell>
          <table:table-cell office:value-type="string" calcext:value-type="string">
            <text:p>anxiety-exhaustion-perimenopause</text:p>
          </table:table-cell>
          <table:table-cell table:formula="of:=IF([.C611] = [.J611]; &quot;TRUE&quot;; &quot;FALSE&quot;)" office:value-type="string" office:string-value="TRUE" calcext:value-type="string">
            <text:p>TRUE</text:p>
          </table:table-cell>
          <table:table-cell office:value-type="string" calcext:value-type="string">
            <text:p>Anxious, exhausted and struggling to focus? It could be perimenopause.</text:p>
          </table:table-cell>
          <table:table-cell table:formula="of:=IF([.D611] = [.L611]; &quot;TRUE&quot;; &quot;FALSE&quot;)" office:value-type="string" office:string-value="TRUE" calcext:value-type="string">
            <text:p>TRUE</text:p>
          </table:table-cell>
          <table:table-cell office:value-type="string" calcext:value-type="string">
            <text:p>Get the lowdown on why anxiety, exhaustion and struggling to focus could be signs of perimenopause</text:p>
          </table:table-cell>
          <table:table-cell table:formula="of:=IF([.E611] = [.N611]; &quot;TRUE&quot;; &quot;FALSE&quot;)" office:value-type="string" office:string-value="TRUE" calcext:value-type="string">
            <text:p>TRUE</text:p>
          </table:table-cell>
          <table:table-cell office:value-type="string" calcext:value-type="string">
            <text:p>https://thelowdown.com/blog/anxiety-exhaustion-perimenopause</text:p>
          </table:table-cell>
          <table:table-cell table:formula="of:=IF([.F611] = [.P611]; &quot;TRUE&quot;; &quot;FALSE&quot;)" office:value-type="string" office:string-value="TRUE" calcext:value-type="string">
            <text:p>TRUE</text:p>
          </table:table-cell>
        </table:table-row>
        <table:table-row table:style-name="ro1">
          <table:table-cell office:value-type="string" calcext:value-type="string">
            <text:p>https://blog.thelowdown.com/author/the-lowdown</text:p>
          </table:table-cell>
          <table:table-cell office:value-type="string" calcext:value-type="string">
            <text:p>/author/the-lowdown</text:p>
          </table:table-cell>
          <table:table-cell office:value-type="string" calcext:value-type="string">
            <text:p>the-lowdown</text:p>
          </table:table-cell>
          <table:table-cell office:value-type="string" calcext:value-type="string">
            <text:p>The Lowdown - The Lowdown</text:p>
          </table:table-cell>
          <table:table-cell office:value-type="string" calcext:value-type="string">
            <text:p>Say hello 👋 hello@thelowdown.com</text:p>
          </table:table-cell>
          <table:table-cell office:value-type="string" calcext:value-type="string">
            <text:p>https://thelowdown.com/author/the-lowdown</text:p>
          </table:table-cell>
          <table:table-cell office:value-type="string" calcext:value-type="string">
            <text:p>http://localhost/thelowdown/wp/author/the-lowdown</text:p>
          </table:table-cell>
          <table:table-cell office:value-type="string" calcext:value-type="string">
            <text:p>/author/the-lowdown</text:p>
          </table:table-cell>
          <table:table-cell table:formula="of:=IF([.B612] = [.H612]; &quot;TRUE&quot;; &quot;FALSE&quot;)" office:value-type="string" office:string-value="TRUE" calcext:value-type="string">
            <text:p>TRUE</text:p>
          </table:table-cell>
          <table:table-cell office:value-type="string" calcext:value-type="string">
            <text:p>the-lowdown</text:p>
          </table:table-cell>
          <table:table-cell table:formula="of:=IF([.C612] = [.J612]; &quot;TRUE&quot;; &quot;FALSE&quot;)" office:value-type="string" office:string-value="TRUE" calcext:value-type="string">
            <text:p>TRUE</text:p>
          </table:table-cell>
          <table:table-cell office:value-type="string" calcext:value-type="string">
            <text:p>The Lowdown - The Lowdown</text:p>
          </table:table-cell>
          <table:table-cell table:formula="of:=IF([.D612] = [.L612]; &quot;TRUE&quot;; &quot;FALSE&quot;)" office:value-type="string" office:string-value="TRUE" calcext:value-type="string">
            <text:p>TRUE</text:p>
          </table:table-cell>
          <table:table-cell office:value-type="string" calcext:value-type="string">
            <text:p>Say hello 👋 hello@thelowdown.com</text:p>
          </table:table-cell>
          <table:table-cell table:formula="of:=IF([.E612] = [.N612]; &quot;TRUE&quot;; &quot;FALSE&quot;)" office:value-type="string" office:string-value="TRUE" calcext:value-type="string">
            <text:p>TRUE</text:p>
          </table:table-cell>
          <table:table-cell office:value-type="string" calcext:value-type="string">
            <text:p><text:a xlink:href="https://thelowdown.com/author/the-lowdown" xlink:type="simple">https://thelowdown.com/author/the-lowdown</text:a></text:p>
          </table:table-cell>
          <table:table-cell table:formula="of:=IF([.F612] = [.P612]; &quot;TRUE&quot;; &quot;FALSE&quot;)" office:value-type="string" office:string-value="TRUE" calcext:value-type="string">
            <text:p>TRUE</text:p>
          </table:table-cell>
        </table:table-row>
        <table:table-row table:style-name="ro1">
          <table:table-cell office:value-type="string" calcext:value-type="string">
            <text:p>https://blog.thelowdown.com/blog/tag/hatty-wilmoth/</text:p>
          </table:table-cell>
          <table:table-cell office:value-type="string" calcext:value-type="string">
            <text:p>/blog/tag/hatty-wilmoth/</text:p>
          </table:table-cell>
          <table:table-cell office:value-type="string" calcext:value-type="string">
            <text:p>hatty-wilmoth</text:p>
          </table:table-cell>
          <table:table-cell office:value-type="string" calcext:value-type="string">
            <text:p>Hatty Wilmoth Archives - The Lowdown</text:p>
          </table:table-cell>
          <table:table-cell office:value-type="string" calcext:value-type="string">
            <text:p>N/A</text:p>
          </table:table-cell>
          <table:table-cell office:value-type="string" calcext:value-type="string">
            <text:p>/blog/tag/hatty-wilmoth</text:p>
          </table:table-cell>
          <table:table-cell office:value-type="string" calcext:value-type="string">
            <text:p>http://localhost/thelowdown/wp/blog/tag/hatty-wilmoth/</text:p>
          </table:table-cell>
          <table:table-cell office:value-type="string" calcext:value-type="string">
            <text:p>/blog/tag/hatty-wilmoth/</text:p>
          </table:table-cell>
          <table:table-cell table:formula="of:=IF([.B613] = [.H613]; &quot;TRUE&quot;; &quot;FALSE&quot;)" office:value-type="string" office:string-value="TRUE" calcext:value-type="string">
            <text:p>TRUE</text:p>
          </table:table-cell>
          <table:table-cell office:value-type="string" calcext:value-type="string">
            <text:p>hatty-wilmoth</text:p>
          </table:table-cell>
          <table:table-cell table:formula="of:=IF([.C613] = [.J613]; &quot;TRUE&quot;; &quot;FALSE&quot;)" office:value-type="string" office:string-value="TRUE" calcext:value-type="string">
            <text:p>TRUE</text:p>
          </table:table-cell>
          <table:table-cell office:value-type="string" calcext:value-type="string">
            <text:p>Hatty Wilmoth Archives - The Lowdown</text:p>
          </table:table-cell>
          <table:table-cell table:formula="of:=IF([.D613] = [.L613]; &quot;TRUE&quot;; &quot;FALSE&quot;)" office:value-type="string" office:string-value="TRUE" calcext:value-type="string">
            <text:p>TRUE</text:p>
          </table:table-cell>
          <table:table-cell office:value-type="string" calcext:value-type="string">
            <text:p>N/A</text:p>
          </table:table-cell>
          <table:table-cell table:formula="of:=IF([.E613] = [.N613]; &quot;TRUE&quot;; &quot;FALSE&quot;)" office:value-type="string" office:string-value="TRUE" calcext:value-type="string">
            <text:p>TRUE</text:p>
          </table:table-cell>
          <table:table-cell office:value-type="string" calcext:value-type="string">
            <text:p>/blog/tag/hatty-wilmoth</text:p>
          </table:table-cell>
          <table:table-cell table:formula="of:=IF([.F613] = [.P613]; &quot;TRUE&quot;; &quot;FALSE&quot;)" office:value-type="string" office:string-value="TRUE" calcext:value-type="string">
            <text:p>TRUE</text:p>
          </table:table-cell>
        </table:table-row>
        <table:table-row table:style-name="ro1">
          <table:table-cell office:value-type="string" calcext:value-type="string">
            <text:p>https://blog.thelowdown.com/author/zaakira-mahomed</text:p>
          </table:table-cell>
          <table:table-cell office:value-type="string" calcext:value-type="string">
            <text:p>/author/zaakira-mahomed</text:p>
          </table:table-cell>
          <table:table-cell office:value-type="string" calcext:value-type="string">
            <text:p>zaakira-mahomed</text:p>
          </table:table-cell>
          <table:table-cell office:value-type="string" calcext:value-type="string">
            <text:p>Dr Zaakira Mahomed | The Lowdown</text:p>
          </table:table-cell>
          <table:table-cell office:value-type="string" calcext:value-type="string">
            <text:p>Dr Zaakira is one of The Lowdown's Medical Leads. She works as a GP in Blackburn and fits coils.</text:p>
          </table:table-cell>
          <table:table-cell office:value-type="string" calcext:value-type="string">
            <text:p>https://thelowdown.com/author/zaakira-mahomed</text:p>
          </table:table-cell>
          <table:table-cell office:value-type="string" calcext:value-type="string">
            <text:p>http://localhost/thelowdown/wp/author/zaakira-mahomed</text:p>
          </table:table-cell>
          <table:table-cell office:value-type="string" calcext:value-type="string">
            <text:p>/author/zaakira-mahomed</text:p>
          </table:table-cell>
          <table:table-cell table:formula="of:=IF([.B614] = [.H614]; &quot;TRUE&quot;; &quot;FALSE&quot;)" office:value-type="string" office:string-value="TRUE" calcext:value-type="string">
            <text:p>TRUE</text:p>
          </table:table-cell>
          <table:table-cell office:value-type="string" calcext:value-type="string">
            <text:p>zaakira-mahomed</text:p>
          </table:table-cell>
          <table:table-cell table:formula="of:=IF([.C614] = [.J614]; &quot;TRUE&quot;; &quot;FALSE&quot;)" office:value-type="string" office:string-value="TRUE" calcext:value-type="string">
            <text:p>TRUE</text:p>
          </table:table-cell>
          <table:table-cell office:value-type="string" calcext:value-type="string">
            <text:p>Dr Zaakira Mahomed | The Lowdown</text:p>
          </table:table-cell>
          <table:table-cell table:formula="of:=IF([.D614] = [.L614]; &quot;TRUE&quot;; &quot;FALSE&quot;)" office:value-type="string" office:string-value="TRUE" calcext:value-type="string">
            <text:p>TRUE</text:p>
          </table:table-cell>
          <table:table-cell office:value-type="string" calcext:value-type="string">
            <text:p>Dr Zaakira is one of The Lowdown's Medical Leads. She works as a GP in Blackburn and fits coils.</text:p>
          </table:table-cell>
          <table:table-cell table:formula="of:=IF([.E614] = [.N614]; &quot;TRUE&quot;; &quot;FALSE&quot;)" office:value-type="string" office:string-value="TRUE" calcext:value-type="string">
            <text:p>TRUE</text:p>
          </table:table-cell>
          <table:table-cell office:value-type="string" calcext:value-type="string">
            <text:p><text:a xlink:href="https://thelowdown.com/author/zaakira-mahomed" xlink:type="simple">https://thelowdown.com/author/zaakira-mahomed</text:a></text:p>
          </table:table-cell>
          <table:table-cell table:formula="of:=IF([.F614] = [.P614]; &quot;TRUE&quot;; &quot;FALSE&quot;)" office:value-type="string" office:string-value="TRUE" calcext:value-type="string">
            <text:p>TRUE</text:p>
          </table:table-cell>
        </table:table-row>
        <table:table-row table:style-name="ro1">
          <table:table-cell office:value-type="string" calcext:value-type="string">
            <text:p>https://blog.thelowdown.com/blog/helen-walker</text:p>
          </table:table-cell>
          <table:table-cell office:value-type="string" calcext:value-type="string">
            <text:p>/blog/helen-walker</text:p>
          </table:table-cell>
          <table:table-cell office:value-type="string" calcext:value-type="string">
            <text:p>helen-walker</text:p>
          </table:table-cell>
          <table:table-cell office:value-type="string" calcext:value-type="string">
            <text:p>Dr Helen Walker | The Lowdown</text:p>
          </table:table-cell>
          <table:table-cell office:value-type="string" calcext:value-type="string">
            <text:p>Helen Walker is a GP, who has an interest in HIV research, transplants and women's health</text:p>
          </table:table-cell>
          <table:table-cell office:value-type="string" calcext:value-type="string">
            <text:p>https://thelowdown.com/author/helen-walker</text:p>
          </table:table-cell>
          <table:table-cell office:value-type="string" calcext:value-type="string">
            <text:p>http://localhost/thelowdown/wp/blog/helen-walker</text:p>
          </table:table-cell>
          <table:table-cell office:value-type="string" calcext:value-type="string">
            <text:p>/blog/helen-walker</text:p>
          </table:table-cell>
          <table:table-cell table:formula="of:=IF([.B615] = [.H615]; &quot;TRUE&quot;; &quot;FALSE&quot;)" office:value-type="string" office:string-value="TRUE" calcext:value-type="string">
            <text:p>TRUE</text:p>
          </table:table-cell>
          <table:table-cell office:value-type="string" calcext:value-type="string">
            <text:p>helen-walker</text:p>
          </table:table-cell>
          <table:table-cell table:formula="of:=IF([.C615] = [.J615]; &quot;TRUE&quot;; &quot;FALSE&quot;)" office:value-type="string" office:string-value="TRUE" calcext:value-type="string">
            <text:p>TRUE</text:p>
          </table:table-cell>
          <table:table-cell office:value-type="string" calcext:value-type="string">
            <text:p>Dr Helen Walker | The Lowdown</text:p>
          </table:table-cell>
          <table:table-cell table:formula="of:=IF([.D615] = [.L615]; &quot;TRUE&quot;; &quot;FALSE&quot;)" office:value-type="string" office:string-value="TRUE" calcext:value-type="string">
            <text:p>TRUE</text:p>
          </table:table-cell>
          <table:table-cell office:value-type="string" calcext:value-type="string">
            <text:p>Helen Walker is a GP, who has an interest in HIV research, transplants and women's health</text:p>
          </table:table-cell>
          <table:table-cell table:formula="of:=IF([.E615] = [.N615]; &quot;TRUE&quot;; &quot;FALSE&quot;)" office:value-type="string" office:string-value="TRUE" calcext:value-type="string">
            <text:p>TRUE</text:p>
          </table:table-cell>
          <table:table-cell office:value-type="string" calcext:value-type="string">
            <text:p><text:a xlink:href="https://thelowdown.com/author/helen-walker" xlink:type="simple">https://thelowdown.com/author/helen-walker</text:a></text:p>
          </table:table-cell>
          <table:table-cell table:formula="of:=IF([.F615] = [.P615]; &quot;TRUE&quot;; &quot;FALSE&quot;)" office:value-type="string" office:string-value="TRUE" calcext:value-type="string">
            <text:p>TRUE</text:p>
          </table:table-cell>
        </table:table-row>
        <table:table-row table:style-name="ro1">
          <table:table-cell office:value-type="string" calcext:value-type="string">
            <text:p>https://blog.thelowdown.com/blog/the-lowdown-bags-800000-pre-seed-investment</text:p>
          </table:table-cell>
          <table:table-cell office:value-type="string" calcext:value-type="string">
            <text:p>/blog/the-lowdown-bags-800000-pre-seed-investment</text:p>
          </table:table-cell>
          <table:table-cell office:value-type="string" calcext:value-type="string">
            <text:p>the-lowdown-bags-800000-pre-seed-investment</text:p>
          </table:table-cell>
          <table:table-cell office:value-type="string" calcext:value-type="string">
            <text:p>The Lowdown Bags $800,000 Pre Seed Investment | The Lowdown</text:p>
          </table:table-cell>
          <table:table-cell office:value-type="string" calcext:value-type="string">
            <text:p>The Lowdown raises a $800,000 pre seed investment to build out our community based contraception and women’s health platform.</text:p>
          </table:table-cell>
          <table:table-cell office:value-type="string" calcext:value-type="string">
            <text:p>https://thelowdown.com/blog/the-lowdown-bags-800000-pre-seed-investment</text:p>
          </table:table-cell>
          <table:table-cell office:value-type="string" calcext:value-type="string">
            <text:p>http://localhost/thelowdown/wp/blog/the-lowdown-bags-800000-pre-seed-investment</text:p>
          </table:table-cell>
          <table:table-cell office:value-type="string" calcext:value-type="string">
            <text:p>/blog/the-lowdown-bags-800000-pre-seed-investment</text:p>
          </table:table-cell>
          <table:table-cell table:formula="of:=IF([.B616] = [.H616]; &quot;TRUE&quot;; &quot;FALSE&quot;)" office:value-type="string" office:string-value="TRUE" calcext:value-type="string">
            <text:p>TRUE</text:p>
          </table:table-cell>
          <table:table-cell office:value-type="string" calcext:value-type="string">
            <text:p>the-lowdown-bags-800000-pre-seed-investment</text:p>
          </table:table-cell>
          <table:table-cell table:formula="of:=IF([.C616] = [.J616]; &quot;TRUE&quot;; &quot;FALSE&quot;)" office:value-type="string" office:string-value="TRUE" calcext:value-type="string">
            <text:p>TRUE</text:p>
          </table:table-cell>
          <table:table-cell office:value-type="string" calcext:value-type="string">
            <text:p>The Lowdown Bags $800,000 Pre Seed Investment | The Lowdown</text:p>
          </table:table-cell>
          <table:table-cell table:formula="of:=IF([.D616] = [.L616]; &quot;TRUE&quot;; &quot;FALSE&quot;)" office:value-type="string" office:string-value="TRUE" calcext:value-type="string">
            <text:p>TRUE</text:p>
          </table:table-cell>
          <table:table-cell office:value-type="string" calcext:value-type="string">
            <text:p>The Lowdown raises a $800,000 pre seed investment to build out our community based contraception and women’s health platform.</text:p>
          </table:table-cell>
          <table:table-cell table:formula="of:=IF([.E616] = [.N616]; &quot;TRUE&quot;; &quot;FALSE&quot;)" office:value-type="string" office:string-value="TRUE" calcext:value-type="string">
            <text:p>TRUE</text:p>
          </table:table-cell>
          <table:table-cell office:value-type="string" calcext:value-type="string">
            <text:p>https://thelowdown.com/blog/the-lowdown-bags-800000-pre-seed-investment</text:p>
          </table:table-cell>
          <table:table-cell table:formula="of:=IF([.F616] = [.P616]; &quot;TRUE&quot;; &quot;FALSE&quot;)" office:value-type="string" office:string-value="TRUE" calcext:value-type="string">
            <text:p>TRUE</text:p>
          </table:table-cell>
        </table:table-row>
        <table:table-row table:style-name="ro1">
          <table:table-cell office:value-type="string" calcext:value-type="string">
            <text:p>https://blog.thelowdown.com/blog/tag/contraception/</text:p>
          </table:table-cell>
          <table:table-cell office:value-type="string" calcext:value-type="string">
            <text:p>/blog/tag/contraception/</text:p>
          </table:table-cell>
          <table:table-cell office:value-type="string" calcext:value-type="string">
            <text:p>contraception</text:p>
          </table:table-cell>
          <table:table-cell office:value-type="string" calcext:value-type="string">
            <text:p>contraception Archives - The Lowdown</text:p>
          </table:table-cell>
          <table:table-cell office:value-type="string" calcext:value-type="string">
            <text:p>N/A</text:p>
          </table:table-cell>
          <table:table-cell office:value-type="string" calcext:value-type="string">
            <text:p>/blog/tag/contraception</text:p>
          </table:table-cell>
          <table:table-cell office:value-type="string" calcext:value-type="string">
            <text:p>http://localhost/thelowdown/wp/blog/tag/contraception/</text:p>
          </table:table-cell>
          <table:table-cell office:value-type="string" calcext:value-type="string">
            <text:p>/blog/tag/contraception/</text:p>
          </table:table-cell>
          <table:table-cell table:formula="of:=IF([.B617] = [.H617]; &quot;TRUE&quot;; &quot;FALSE&quot;)" office:value-type="string" office:string-value="TRUE" calcext:value-type="string">
            <text:p>TRUE</text:p>
          </table:table-cell>
          <table:table-cell office:value-type="string" calcext:value-type="string">
            <text:p>contraception</text:p>
          </table:table-cell>
          <table:table-cell table:formula="of:=IF([.C617] = [.J617]; &quot;TRUE&quot;; &quot;FALSE&quot;)" office:value-type="string" office:string-value="TRUE" calcext:value-type="string">
            <text:p>TRUE</text:p>
          </table:table-cell>
          <table:table-cell office:value-type="string" calcext:value-type="string">
            <text:p>contraception Archives - The Lowdown</text:p>
          </table:table-cell>
          <table:table-cell table:formula="of:=IF([.D617] = [.L617]; &quot;TRUE&quot;; &quot;FALSE&quot;)" office:value-type="string" office:string-value="TRUE" calcext:value-type="string">
            <text:p>TRUE</text:p>
          </table:table-cell>
          <table:table-cell office:value-type="string" calcext:value-type="string">
            <text:p>N/A</text:p>
          </table:table-cell>
          <table:table-cell table:formula="of:=IF([.E617] = [.N617]; &quot;TRUE&quot;; &quot;FALSE&quot;)" office:value-type="string" office:string-value="TRUE" calcext:value-type="string">
            <text:p>TRUE</text:p>
          </table:table-cell>
          <table:table-cell office:value-type="string" calcext:value-type="string">
            <text:p>/blog/tag/contraception</text:p>
          </table:table-cell>
          <table:table-cell table:formula="of:=IF([.F617] = [.P617]; &quot;TRUE&quot;; &quot;FALSE&quot;)" office:value-type="string" office:string-value="TRUE" calcext:value-type="string">
            <text:p>TRUE</text:p>
          </table:table-cell>
        </table:table-row>
        <table:table-row table:style-name="ro1">
          <table:table-cell office:value-type="string" calcext:value-type="string">
            <text:p>https://blog.thelowdown.com/blog/tag/menopause/</text:p>
          </table:table-cell>
          <table:table-cell office:value-type="string" calcext:value-type="string">
            <text:p>/blog/tag/menopause/</text:p>
          </table:table-cell>
          <table:table-cell office:value-type="string" calcext:value-type="string">
            <text:p>menopause</text:p>
          </table:table-cell>
          <table:table-cell office:value-type="string" calcext:value-type="string">
            <text:p>menopause Archives - The Lowdown</text:p>
          </table:table-cell>
          <table:table-cell office:value-type="string" calcext:value-type="string">
            <text:p>N/A</text:p>
          </table:table-cell>
          <table:table-cell office:value-type="string" calcext:value-type="string">
            <text:p>/blog/tag/menopause</text:p>
          </table:table-cell>
          <table:table-cell office:value-type="string" calcext:value-type="string">
            <text:p>http://localhost/thelowdown/wp/blog/tag/menopause/</text:p>
          </table:table-cell>
          <table:table-cell office:value-type="string" calcext:value-type="string">
            <text:p>/blog/tag/menopause/</text:p>
          </table:table-cell>
          <table:table-cell table:formula="of:=IF([.B618] = [.H618]; &quot;TRUE&quot;; &quot;FALSE&quot;)" office:value-type="string" office:string-value="TRUE" calcext:value-type="string">
            <text:p>TRUE</text:p>
          </table:table-cell>
          <table:table-cell office:value-type="string" calcext:value-type="string">
            <text:p>menopause</text:p>
          </table:table-cell>
          <table:table-cell table:formula="of:=IF([.C618] = [.J618]; &quot;TRUE&quot;; &quot;FALSE&quot;)" office:value-type="string" office:string-value="TRUE" calcext:value-type="string">
            <text:p>TRUE</text:p>
          </table:table-cell>
          <table:table-cell office:value-type="string" calcext:value-type="string">
            <text:p>menopause Archives - The Lowdown</text:p>
          </table:table-cell>
          <table:table-cell table:formula="of:=IF([.D618] = [.L618]; &quot;TRUE&quot;; &quot;FALSE&quot;)" office:value-type="string" office:string-value="TRUE" calcext:value-type="string">
            <text:p>TRUE</text:p>
          </table:table-cell>
          <table:table-cell office:value-type="string" calcext:value-type="string">
            <text:p>N/A</text:p>
          </table:table-cell>
          <table:table-cell table:formula="of:=IF([.E618] = [.N618]; &quot;TRUE&quot;; &quot;FALSE&quot;)" office:value-type="string" office:string-value="TRUE" calcext:value-type="string">
            <text:p>TRUE</text:p>
          </table:table-cell>
          <table:table-cell office:value-type="string" calcext:value-type="string">
            <text:p>/blog/tag/menopause</text:p>
          </table:table-cell>
          <table:table-cell table:formula="of:=IF([.F618] = [.P618]; &quot;TRUE&quot;; &quot;FALSE&quot;)" office:value-type="string" office:string-value="TRUE" calcext:value-type="string">
            <text:p>TRU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3T17:22:57.919356734</dc:date>
    <meta:editing-duration>PT16M32S</meta:editing-duration>
    <meta:editing-cycles>3</meta:editing-cycles>
    <meta:generator>LibreOffice/7.3.7.2$Linux_X86_64 LibreOffice_project/30$Build-2</meta:generator>
    <meta:document-statistic meta:table-count="1" meta:cell-count="10504" meta:object-count="0"/>
  </office:meta>
</office:document-meta>
</file>